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21cm"/>
    </style:style>
    <style:style style:name="co2" style:family="table-column">
      <style:table-column-properties fo:break-before="auto" style:column-width="2.7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1.884cm"/>
    </style:style>
    <style:style style:name="co7" style:family="table-column">
      <style:table-column-properties fo:break-before="auto" style:column-width="3.399cm"/>
    </style:style>
    <style:style style:name="co8" style:family="table-column">
      <style:table-column-properties fo:break-before="auto" style:column-width="3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fo:background-color="#0000ff"/>
    </style:style>
    <style:style style:name="ce18" style:family="table-cell" style:parent-style-name="Default" style:data-style-name="N0"/>
    <style:style style:name="ce19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007f00"/>
    </style:style>
    <style:style style:name="ce21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0066"/>
    </style:style>
    <style:style style:name="ce9" style:family="table-cell" style:parent-style-name="Default">
      <style:table-cell-properties fo:background-color="#ff00ff"/>
    </style:style>
    <style:style style:name="ce3" style:family="table-cell" style:parent-style-name="Default">
      <style:table-cell-properties fo:background-color="#3333ff"/>
    </style:style>
    <style:style style:name="ce4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ackground-color="#0099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8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float" office:value="124.30466" calcext:value-type="float">
            <text:p>124.30466</text:p>
          </table:table-cell>
          <table:table-cell office:value-type="string" calcext:value-type="string">
            <text:p>Original Min</text:p>
          </table:table-cell>
          <table:table-cell table:formula="of:=MIN([.A$1:.A$1048576])" office:value-type="float" office:value="108.58483" calcext:value-type="float">
            <text:p>108.58483</text:p>
          </table:table-cell>
          <table:table-cell/>
          <table:table-cell table:formula="of:=[.$C$4] + ([.$C$5] - [.$C$4]) * (([.A1] - [.$C$1]) / ([.$C$2] - [.$C$1]))" office:value-type="float" office:value="-0.499741721639042" calcext:value-type="float">
            <text:p>-0.49974172163904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/>
          <table:table-cell table:style-name="ce7" table:formula="of:= SQRT( SUM([.K$1:.K$1048576]) ) / COUNT([.K$1:.K$1048576])" office:value-type="float" office:value="0.289233334462444" calcext:value-type="float">
            <text:p>0.289233334462444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9" table:formula="of:=RAND()" office:value-type="float" office:value="0.986206216066094" calcext:value-type="float">
            <text:p>0.986206216066094</text:p>
          </table:table-cell>
          <table:table-cell table:style-name="ce1" office:value-type="float" office:value="1" calcext:value-type="float">
            <text:p>1</text:p>
          </table:table-cell>
          <table:table-cell table:style-name="ce9" table:formula="of:=RAND()" office:value-type="float" office:value="0.479246910152451" calcext:value-type="float">
            <text:p>0.479246910152451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.65499" calcext:value-type="float">
            <text:p>123.65499</text:p>
          </table:table-cell>
          <table:table-cell office:value-type="string" calcext:value-type="string">
            <text:p>Original Max</text:p>
          </table:table-cell>
          <table:table-cell table:formula="of:=MAX([.A$1:.A$1048576])" office:value-type="float" office:value="60972.4912822272" calcext:value-type="float">
            <text:p>60972.4912822272</text:p>
          </table:table-cell>
          <table:table-cell/>
          <table:table-cell table:formula="of:=[.$C$4] + ([.$C$5] - [.$C$4]) * (([.A2] - [.$C$1]) / ([.$C$2] - [.$C$1]))" office:value-type="float" office:value="-0.499752395781368" calcext:value-type="float">
            <text:p>-0.499752395781368</text:p>
          </table:table-cell>
          <table:table-cell/>
          <table:table-cell table:style-name="ce15" office:value-type="float" office:value="-0.499741721639042" calcext:value-type="float">
            <text:p>-0.499741721639042</text:p>
          </table:table-cell>
          <table:table-cell table:style-name="ce17" table:formula="of:=TANH( [.G1]*[.Q1] + [.G2]*[.Q2] + [.G3]*[.Q3] + [.G4]*[.Q4] + [.G5]*[.Q5] + [.G6]*[.Q6] + [.G7]*[.Q7] + [.G8]*[.Q8] + [.G9]*[.Q9] + [.G10]*[.Q10] + [.G11]*[.Q11] + [.G12]*[.Q12] + [.G13]*[.Q13] + [.G14]*[.Q14] + [.G15]*[.Q15] + [.G16]*[.Q16] + [.G17]*[.Q17] + [.G18]*[.Q18] + [.G19]*[.Q19] + [.G20]*[.Q20] + [.G21]*[.Q21] )" office:value-type="float" office:value="-0.998913760216242" calcext:value-type="float">
            <text:p>-0.998913760216242</text:p>
          </table:table-cell>
          <table:table-cell table:style-name="ce19" table:formula="of:=TANH( [.H1]*[.S1] + [.H2]*[.S2] + [.H3]*[.S3] + [.H4]*[.S4] + [.H5]*[.S5] + [.H6]*[.S6] + [.H7]*[.S7] + [.H8]*[.S8] + [.H9]*[.S9] + [.H10]*[.S10] + [.H11]*[.S11] + [.H12]*[.S12] + [.H13]*[.S13] + [.H14]*[.S14] + [.H15]*[.S15] + [.H16]*[.S16] + [.H17]*[.S17] + [.H18]*[.S18] + [.H19]*[.S19] + [.H20]*[.S20] + [.H21]*[.S21] + [.H22]*[.S22] + [.H23]*[.S23] + [.H24]*[.S24] )" office:value-type="float" office:value="-0.999999998664835" calcext:value-type="float">
            <text:p>-0.999999998664835</text:p>
          </table:table-cell>
          <table:table-cell table:style-name="ce20" office:value-type="float" office:value="-0.499149676663613" calcext:value-type="float">
            <text:p>-0.499149676663613</text:p>
          </table:table-cell>
          <table:table-cell table:style-name="ce21" table:formula="of:= ([.J2]-[.I2]) * ([.J2]-[.I2])" office:value-type="float" office:value="0.250851045048728" calcext:value-type="float">
            <text:p>0.250851045048728</text:p>
          </table:table-cell>
          <table:table-cell table:number-columns-repeated="3"/>
          <table:table-cell table:style-name="ce8" office:value-type="float" office:value="124.30466" calcext:value-type="float">
            <text:p>124.30466</text:p>
          </table:table-cell>
          <table:table-cell table:style-name="ce2" table:formula="of:=[.$C$4] + ([.$C$5] - [.$C$4]) * (([.O2] - [.$C$1]) / ([.$C$2] - [.$C$1]))" office:value-type="float" office:value="-0.499741721639042" calcext:value-type="float">
            <text:p>-0.499741721639042</text:p>
          </table:table-cell>
          <table:table-cell table:style-name="ce9" table:formula="of:=RAND()" office:value-type="float" office:value="0.991236178676709" calcext:value-type="float">
            <text:p>0.991236178676709</text:p>
          </table:table-cell>
          <table:table-cell table:style-name="ce3" table:formula="of:=TANH( [.$P$1]*[.Q1] + [.$P$2]*[.Q2] + [.$P$3]*[.Q3] + [.$P$4]*[.Q4] + [.$P$5]*[.Q5] + [.$P$6]*[.Q6] + [.$P$7]*[.Q7] + [.$P$8]*[.Q8] + [.$P$9]*[.Q9] + [.$P$10]*[.Q10] + [.$P$11]*[.Q11] + [.$P$12]*[.Q12] + [.$P$13]*[.Q13] + [.$P$14]*[.Q14] + [.$P$15]*[.Q15] + [.$P$16]*[.Q16] + [.$P$17]*[.Q17] + [.$P$18]*[.Q18] + [.$P$19]*[.Q19] + [.$P$20]*[.Q20] + [.$P$21]+[.Q21])" office:value-type="float" office:value="-0.997650591074903" calcext:value-type="float">
            <text:p>-0.997650591074903</text:p>
          </table:table-cell>
          <table:table-cell table:style-name="ce9" table:formula="of:=RAND()" office:value-type="float" office:value="0.741978392149772" calcext:value-type="float">
            <text:p>0.741978392149772</text:p>
          </table:table-cell>
          <table:table-cell table:style-name="ce4" table:formula="of:=TANH( [.$R$1]*[.S1] + [.$R$2]*[.S2] + [.$R$3]*[.S3] + [.$R$4]*[.S4] + [.$R$5]*[.S5] + [.$R$6]*[.S6] + [.$R$7]*[.S7] + [.$R$8]*[.S8] + [.$R$9]*[.S9] + [.$R$10]*[.S10] + [.$R$11]*[.S11] + [.$R$12]*[.S12] + [.$R$13]*[.S13] + [.$R$14]*[.S14] + [.$R$15]*[.S15] + [.$R$16]*[.S16] + [.$R$17]*[.S17] + [.$R$18]*[.S18] + [.$R$19]*[.S19] + [.$R$20]*[.S20] + [.$R$21]*[.S21] + [.$R$22]*[.S22] + [.$R$23]*[.S23] + [.$R$24]*[.S24])" office:value-type="float" office:value="-0.999999998633711" calcext:value-type="float">
            <text:p>-0.999999998633711</text:p>
          </table:table-cell>
          <table:table-cell table:style-name="ce10" table:formula="of:=[.$C$1] + ([.$C$2] - [.$C$1]) * (([.T2] - [.$C$4]) / ([.$C$5] - [.$C$4]))" office:value-type="float" office:value="-30323.3683129559" calcext:value-type="float">
            <text:p>-30323.3683129559</text:p>
          </table:table-cell>
        </table:table-row>
        <table:table-row table:style-name="ro1">
          <table:table-cell office:value-type="float" office:value="125.455" calcext:value-type="float">
            <text:p>125.455</text:p>
          </table:table-cell>
          <table:table-cell table:number-columns-repeated="3"/>
          <table:table-cell table:formula="of:=[.$C$4] + ([.$C$5] - [.$C$4]) * (([.A3] - [.$C$1]) / ([.$C$2] - [.$C$1]))" office:value-type="float" office:value="-0.499722821439119" calcext:value-type="float">
            <text:p>-0.499722821439119</text:p>
          </table:table-cell>
          <table:table-cell/>
          <table:table-cell table:style-name="ce15" office:value-type="float" office:value="-0.499752395781368" calcext:value-type="float">
            <text:p>-0.499752395781368</text:p>
          </table:table-cell>
          <table:table-cell table:style-name="ce17" table:formula="of:=TANH( [.G1]*[.Q22] + [.G2]*[.Q23] + [.G3]*[.Q24] + [.G4]*[.Q25] + [.G5]*[.Q26] + [.G6]*[.Q27] + [.G7]*[.Q28] + [.G8]*[.Q29] + [.G9]*[.Q30] + [.G10]*[.Q31] + [.G11]*[.Q32] + [.G12]*[.Q33] + [.G13]*[.Q34] + [.G14]*[.Q35] + [.G15]*[.Q36] + [.G16]*[.Q37] + [.G17]*[.Q38] + [.G18]*[.Q39] + [.G19]*[.Q40] + [.G20]*[.Q41] + [.G21]*[.Q42] )" office:value-type="float" office:value="-0.998693139515828" calcext:value-type="float">
            <text:p>-0.998693139515828</text:p>
          </table:table-cell>
          <table:table-cell table:style-name="ce19" table:formula="of:=TANH( [.H1]*[.S25] + [.H2]*[.S26] + [.H3]*[.S27] + [.H4]*[.S28] + [.H5]*[.S29] + [.H6]*[.S30] + [.H7]*[.S31] + [.H8]*[.S32] + [.H9]*[.S33] + [.H10]*[.S34] + [.H11]*[.S35] + [.H12]*[.S36] + [.H13]*[.S37] + [.H14]*[.S38] + [.H15]*[.S39] + [.H16]*[.S40] + [.H17]*[.S41] + [.H18]*[.S42] + [.H19]*[.S43] + [.H20]*[.S44] + [.H21]*[.S45] + [.H22]*[.S46] + [.H23]*[.S47] + [.H24]*[.S48] )" office:value-type="float" office:value="-0.999999999977208" calcext:value-type="float">
            <text:p>-0.999999999977208</text:p>
          </table:table-cell>
          <table:table-cell table:style-name="ce20" office:value-type="float" office:value="-0.499084347961731" calcext:value-type="float">
            <text:p>-0.499084347961731</text:p>
          </table:table-cell>
          <table:table-cell table:style-name="ce21" table:formula="of:= ([.J3]-[.I3]) * ([.J3]-[.I3])" office:value-type="float" office:value="0.250916490434091" calcext:value-type="float">
            <text:p>0.250916490434091</text:p>
          </table:table-cell>
          <table:table-cell table:number-columns-repeated="3"/>
          <table:table-cell table:style-name="ce8" office:value-type="float" office:value="123.65499" calcext:value-type="float">
            <text:p>123.65499</text:p>
          </table:table-cell>
          <table:table-cell table:style-name="ce2" table:formula="of:=[.$C$4] + ([.$C$5] - [.$C$4]) * (([.O3] - [.$C$1]) / ([.$C$2] - [.$C$1]))" office:value-type="float" office:value="-0.499752395781368" calcext:value-type="float">
            <text:p>-0.499752395781368</text:p>
          </table:table-cell>
          <table:table-cell table:style-name="ce9" table:formula="of:=RAND()" office:value-type="float" office:value="0.163011986346421" calcext:value-type="float">
            <text:p>0.163011986346421</text:p>
          </table:table-cell>
          <table:table-cell table:style-name="ce3" table:formula="of:=TANH( [.$P$1]*[.Q22] + [.$P$2]*[.Q23] + [.$P$3]*[.Q24] + [.$P$4]*[.Q25] + [.$P$5]*[.Q26] + [.$P$6]*[.Q27] + [.$P$7]*[.Q28] + [.$P$8]*[.Q29] + [.$P$9]*[.Q30] + [.$P$10]*[.Q31] + [.$P$11]*[.Q32] + [.$P$12]*[.Q33] + [.$P$13]*[.Q34] + [.$P$14]*[.Q35] + [.$P$15]*[.Q36] + [.$P$16]*[.Q37] + [.$P$17]*[.Q38] + [.$P$18]*[.Q39] + [.$P$19]*[.Q40] + [.$P$20]*[.Q41] + [.$P$21]+[.Q42])" office:value-type="float" office:value="-0.99363937987646" calcext:value-type="float">
            <text:p>-0.99363937987646</text:p>
          </table:table-cell>
          <table:table-cell table:style-name="ce9" table:formula="of:=RAND()" office:value-type="float" office:value="0.316800990911034" calcext:value-type="float">
            <text:p>0.316800990911034</text:p>
          </table:table-cell>
          <table:table-cell table:style-name="ce4" table:formula="of:=TANH( [.$R$1]*[.S25] + [.$R$2]*[.S26] + [.$R$3]*[.S27] + [.$R$4]*[.S28] + [.$R$5]*[.S29] + [.$R$6]*[.S30] + [.$R$7]*[.S31] + [.$R$8]*[.S32] + [.$R$9]*[.S33] + [.$R$10]*[.S34] + [.$R$11]*[.S35] + [.$R$12]*[.S36] + [.$R$13]*[.S37] + [.$R$14]*[.S38] + [.$R$15]*[.S39] + [.$R$16]*[.S40] + [.$R$17]*[.S41] + [.$R$18]*[.S42] + [.$R$19]*[.S43] + [.$R$20]*[.S44] + [.$R$21]*[.S45] + [.$R$22]*[.S46] + [.$R$23]*[.S47] + [.$R$24]*[.S48])" office:value-type="float" office:value="-0.999999999976581" calcext:value-type="float">
            <text:p>-0.999999999976581</text:p>
          </table:table-cell>
          <table:table-cell table:style-name="ce10" table:formula="of:=[.$C$1] + ([.$C$2] - [.$C$1]) * (([.T3] - [.$C$4]) / ([.$C$5] - [.$C$4]))" office:value-type="float" office:value="-30323.3683946882" calcext:value-type="float">
            <text:p>-30323.3683946882</text:p>
          </table:table-cell>
        </table:table-row>
        <table:table-row table:style-name="ro1">
          <table:table-cell office:value-type="float" office:value="108.58483" calcext:value-type="float">
            <text:p>108.58483</text:p>
          </table:table-cell>
          <table:table-cell office:value-type="string" calcext:value-type="string">
            <text:p>Normalized Min</text:p>
          </table:table-cell>
          <table:table-cell office:value-type="float" office:value="-0.5" calcext:value-type="float">
            <text:p>-0.5</text:p>
          </table:table-cell>
          <table:table-cell table:style-name="ce11"/>
          <table:table-cell table:formula="of:=[.$C$4] + ([.$C$5] - [.$C$4]) * (([.A4] - [.$C$1]) / ([.$C$2] - [.$C$1]))" office:value-type="float" office:value="-0.5" calcext:value-type="float">
            <text:p>-0.5</text:p>
          </table:table-cell>
          <table:table-cell/>
          <table:table-cell table:style-name="ce15" office:value-type="float" office:value="-0.499722821439119" calcext:value-type="float">
            <text:p>-0.499722821439119</text:p>
          </table:table-cell>
          <table:table-cell table:style-name="ce17" table:formula="of:=TANH( [.G1]*[.Q43] + [.G2]*[.Q44] + [.G3]*[.Q45] + [.G4]*[.Q46] + [.G5]*[.Q47] + [.G6]*[.Q48] + [.G7]*[.Q49] + [.G8]*[.Q50] + [.G9]*[.Q51] + [.G10]*[.Q52] + [.G11]*[.Q53] + [.G12]*[.Q54] + [.G13]*[.Q55] + [.G14]*[.Q56] + [.G15]*[.Q57] + [.G16]*[.Q58] + [.G17]*[.Q59] + [.G18]*[.Q60] + [.G19]*[.Q61] + [.G20]*[.Q62] + [.G21]*[.Q63] )" office:value-type="float" office:value="-0.99987689993572" calcext:value-type="float">
            <text:p>-0.99987689993572</text:p>
          </table:table-cell>
          <table:table-cell table:style-name="ce19" table:formula="of:=TANH( [.H1]*[.S49] + [.H2]*[.S50] + [.H3]*[.S51] + [.H4]*[.S52] + [.H5]*[.S53] + [.H6]*[.S54] + [.H7]*[.S55] + [.H8]*[.S56] + [.H9]*[.S57] + [.H10]*[.S58] + [.H11]*[.S59] + [.H12]*[.S60] + [.H13]*[.S61] + [.H14]*[.S62] + [.H15]*[.S63] + [.H16]*[.S64] + [.H17]*[.S65] + [.H18]*[.S66] + [.H19]*[.S67] + [.H20]*[.S68] + [.H21]*[.S69] + [.H22]*[.S70] + [.H23]*[.S71] + [.H24]*[.S72] )" office:value-type="float" office:value="-0.999999999684624" calcext:value-type="float">
            <text:p>-0.999999999684624</text:p>
          </table:table-cell>
          <table:table-cell table:style-name="ce20" office:value-type="float" office:value="-0.498865526318883" calcext:value-type="float">
            <text:p>-0.498865526318883</text:p>
          </table:table-cell>
          <table:table-cell table:style-name="ce21" table:formula="of:= ([.J4]-[.I4]) * ([.J4]-[.I4])" office:value-type="float" office:value="0.251135760395559" calcext:value-type="float">
            <text:p>0.251135760395559</text:p>
          </table:table-cell>
          <table:table-cell table:number-columns-repeated="3"/>
          <table:table-cell table:style-name="ce8" office:value-type="float" office:value="125.455" calcext:value-type="float">
            <text:p>125.455</text:p>
          </table:table-cell>
          <table:table-cell table:style-name="ce2" table:formula="of:=[.$C$4] + ([.$C$5] - [.$C$4]) * (([.O4] - [.$C$1]) / ([.$C$2] - [.$C$1]))" office:value-type="float" office:value="-0.499722821439119" calcext:value-type="float">
            <text:p>-0.499722821439119</text:p>
          </table:table-cell>
          <table:table-cell table:style-name="ce9" table:formula="of:=RAND()" office:value-type="float" office:value="0.60274693027143" calcext:value-type="float">
            <text:p>0.60274693027143</text:p>
          </table:table-cell>
          <table:table-cell table:style-name="ce3" table:formula="of:=TANH( [.$P$1]*[.Q43] + [.$P$2]*[.Q44] + [.$P$3]*[.Q45] + [.$P$4]*[.Q46] + [.$P$5]*[.Q47] + [.$P$6]*[.Q48] + [.$P$7]*[.Q49] + [.$P$8]*[.Q50] + [.$P$9]*[.Q51] + [.$P$10]*[.Q52] + [.$P$11]*[.Q53] + [.$P$12]*[.Q54] + [.$P$13]*[.Q55] + [.$P$14]*[.Q56] + [.$P$15]*[.Q57] + [.$P$16]*[.Q58] + [.$P$17]*[.Q59] + [.$P$18]*[.Q60] + [.$P$19]*[.Q61] + [.$P$20]*[.Q62] + [.$P$21]+[.Q63])" office:value-type="float" office:value="-0.999900355808257" calcext:value-type="float">
            <text:p>-0.999900355808257</text:p>
          </table:table-cell>
          <table:table-cell table:style-name="ce9" table:formula="of:=RAND()" office:value-type="float" office:value="0.0849012663638501" calcext:value-type="float">
            <text:p>0.08490126636385</text:p>
          </table:table-cell>
          <table:table-cell table:style-name="ce4" table:formula="of:=TANH( [.$R$1]*[.S49] + [.$R$2]*[.S50] + [.$R$3]*[.S51] + [.$R$4]*[.S52] + [.$R$5]*[.S53] + [.$R$6]*[.S54] + [.$R$7]*[.S55] + [.$R$8]*[.S56] + [.$R$9]*[.S57] + [.$R$10]*[.S58] + [.$R$11]*[.S59] + [.$R$12]*[.S60] + [.$R$13]*[.S61] + [.$R$14]*[.S62] + [.$R$15]*[.S63] + [.$R$16]*[.S64] + [.$R$17]*[.S65] + [.$R$18]*[.S66] + [.$R$19]*[.S67] + [.$R$20]*[.S68] + [.$R$21]*[.S69] + [.$R$22]*[.S70] + [.$R$23]*[.S71] + [.$R$24]*[.S72])" office:value-type="float" office:value="-0.999999999673965" calcext:value-type="float">
            <text:p>-0.999999999673965</text:p>
          </table:table-cell>
          <table:table-cell table:style-name="ce10" table:formula="of:=[.$C$1] + ([.$C$2] - [.$C$1]) * (([.T4] - [.$C$4]) / ([.$C$5] - [.$C$4]))" office:value-type="float" office:value="-30323.3683762698" calcext:value-type="float">
            <text:p>-30323.3683762698</text:p>
          </table:table-cell>
        </table:table-row>
        <table:table-row table:style-name="ro1">
          <table:table-cell office:value-type="float" office:value="118.67466" calcext:value-type="float">
            <text:p>118.67466</text:p>
          </table:table-cell>
          <table:table-cell office:value-type="string" calcext:value-type="string">
            <text:p>Normalized Max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C$4] + ([.$C$5] - [.$C$4]) * (([.A5] - [.$C$1]) / ([.$C$2] - [.$C$1]))" office:value-type="float" office:value="-0.499834223095622" calcext:value-type="float">
            <text:p>-0.499834223095622</text:p>
          </table:table-cell>
          <table:table-cell/>
          <table:table-cell table:style-name="ce15" office:value-type="float" office:value="-0.5" calcext:value-type="float">
            <text:p>-0.5</text:p>
          </table:table-cell>
          <table:table-cell table:style-name="ce17" table:formula="of:=TANH( [.G1]*[.Q64] + [.G2]*[.Q65] + [.G3]*[.Q66] + [.G4]*[.Q67] + [.G5]*[.Q68] + [.G6]*[.Q69] + [.G7]*[.Q70] + [.G8]*[.Q71] + [.G9]*[.Q72] + [.G10]*[.Q73] + [.G11]*[.Q74] + [.G12]*[.Q75] + [.G13]*[.Q76] + [.G14]*[.Q77] + [.G15]*[.Q78] + [.G16]*[.Q79] + [.G17]*[.Q80] + [.G18]*[.Q81] + [.G19]*[.Q82] + [.G20]*[.Q83] + [.G21]*[.Q84] )" office:value-type="float" office:value="-0.999727931548122" calcext:value-type="float">
            <text:p>-0.999727931548122</text:p>
          </table:table-cell>
          <table:table-cell table:number-columns-repeated="6"/>
          <table:table-cell table:style-name="ce8" office:value-type="float" office:value="108.58483" calcext:value-type="float">
            <text:p>108.58483</text:p>
          </table:table-cell>
          <table:table-cell table:style-name="ce2" table:formula="of:=[.$C$4] + ([.$C$5] - [.$C$4]) * (([.O5] - [.$C$1]) / ([.$C$2] - [.$C$1]))" office:value-type="float" office:value="-0.5" calcext:value-type="float">
            <text:p>-0.5</text:p>
          </table:table-cell>
          <table:table-cell table:style-name="ce9" table:formula="of:=RAND()" office:value-type="float" office:value="0.473083580923805" calcext:value-type="float">
            <text:p>0.473083580923805</text:p>
          </table:table-cell>
          <table:table-cell table:style-name="ce3" table:formula="of:=TANH( [.$P$1]*[.Q64] + [.$P$2]*[.Q65] + [.$P$3]*[.Q66] + [.$P$4]*[.Q67] + [.$P$5]*[.Q68] + [.$P$6]*[.Q69] + [.$P$7]*[.Q70] + [.$P$8]*[.Q71] + [.$P$9]*[.Q72] + [.$P$10]*[.Q73] + [.$P$11]*[.Q74] + [.$P$12]*[.Q75] + [.$P$13]*[.Q76] + [.$P$14]*[.Q77] + [.$P$15]*[.Q78] + [.$P$16]*[.Q79] + [.$P$17]*[.Q80] + [.$P$18]*[.Q81] + [.$P$19]*[.Q82] + [.$P$20]*[.Q83] + [.$P$21]+[.Q84])" office:value-type="float" office:value="-0.999896510289942" calcext:value-type="float">
            <text:p>-0.999896510289942</text:p>
          </table:table-cell>
          <table:table-cell table:style-name="ce9" table:formula="of:=RAND()" office:value-type="float" office:value="0.408428954494982" calcext:value-type="float">
            <text:p>0.408428954494982</text:p>
          </table:table-cell>
          <table:table-cell table:number-columns-repeated="2"/>
        </table:table-row>
        <table:table-row table:style-name="ro1">
          <table:table-cell office:value-type="float" office:value="121.33866" calcext:value-type="float">
            <text:p>121.33866</text:p>
          </table:table-cell>
          <table:table-cell table:number-columns-repeated="3"/>
          <table:table-cell table:formula="of:=[.$C$4] + ([.$C$5] - [.$C$4]) * (([.A6] - [.$C$1]) / ([.$C$2] - [.$C$1]))" office:value-type="float" office:value="-0.49979045331226" calcext:value-type="float">
            <text:p>-0.49979045331226</text:p>
          </table:table-cell>
          <table:table-cell/>
          <table:table-cell table:style-name="ce15" office:value-type="float" office:value="-0.499834223095622" calcext:value-type="float">
            <text:p>-0.499834223095622</text:p>
          </table:table-cell>
          <table:table-cell table:style-name="ce17" table:formula="of:=TANH( [.G1]*[.Q85] + [.G2]*[.Q86] + [.G3]*[.Q87] + [.G4]*[.Q88] + [.G5]*[.Q89] + [.G6]*[.Q90] + [.G7]*[.Q91] + [.G8]*[.Q92] + [.G9]*[.Q93] + [.G10]*[.Q94] + [.G11]*[.Q95] + [.G12]*[.Q96] + [.G13]*[.Q97] + [.G14]*[.Q98] + [.G15]*[.Q99] + [.G16]*[.Q100] + [.G17]*[.Q101] + [.G18]*[.Q102] + [.G19]*[.Q103] + [.G20]*[.Q104] + [.G21]*[.Q105] )" office:value-type="float" office:value="-0.999846639126621" calcext:value-type="float">
            <text:p>-0.999846639126621</text:p>
          </table:table-cell>
          <table:table-cell table:number-columns-repeated="6"/>
          <table:table-cell table:style-name="ce8" office:value-type="float" office:value="118.67466" calcext:value-type="float">
            <text:p>118.67466</text:p>
          </table:table-cell>
          <table:table-cell table:style-name="ce2" table:formula="of:=[.$C$4] + ([.$C$5] - [.$C$4]) * (([.O6] - [.$C$1]) / ([.$C$2] - [.$C$1]))" office:value-type="float" office:value="-0.499834223095622" calcext:value-type="float">
            <text:p>-0.499834223095622</text:p>
          </table:table-cell>
          <table:table-cell table:style-name="ce9" table:formula="of:=RAND()" office:value-type="float" office:value="0.463070271804204" calcext:value-type="float">
            <text:p>0.463070271804204</text:p>
          </table:table-cell>
          <table:table-cell table:style-name="ce3" table:formula="of:=TANH( [.$P$1]*[.Q85] + [.$P$2]*[.Q86] + [.$P$3]*[.Q87] + [.$P$4]*[.Q88] + [.$P$5]*[.Q89] + [.$P$6]*[.Q90] + [.$P$7]*[.Q91] + [.$P$8]*[.Q92] + [.$P$9]*[.Q93] + [.$P$10]*[.Q94] + [.$P$11]*[.Q95] + [.$P$12]*[.Q96] + [.$P$13]*[.Q97] + [.$P$14]*[.Q98] + [.$P$15]*[.Q99] + [.$P$16]*[.Q100] + [.$P$17]*[.Q101] + [.$P$18]*[.Q102] + [.$P$19]*[.Q103] + [.$P$20]*[.Q104] + [.$P$21]+[.Q105])" office:value-type="float" office:value="-0.999886404330633" calcext:value-type="float">
            <text:p>-0.999886404330633</text:p>
          </table:table-cell>
          <table:table-cell table:style-name="ce9" table:formula="of:=RAND()" office:value-type="float" office:value="0.62767194501694" calcext:value-type="float">
            <text:p>0.62767194501694</text:p>
          </table:table-cell>
          <table:table-cell table:number-columns-repeated="2"/>
        </table:table-row>
        <table:table-row table:style-name="ro1">
          <table:table-cell office:value-type="float" office:value="120.65533" calcext:value-type="float">
            <text:p>120.65533</text:p>
          </table:table-cell>
          <table:table-cell office:value-type="string" calcext:value-type="string">
            <text:p>Input Siz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C$4] + ([.$C$5] - [.$C$4]) * (([.A7] - [.$C$1]) / ([.$C$2] - [.$C$1]))" office:value-type="float" office:value="-0.499801680491714" calcext:value-type="float">
            <text:p>-0.499801680491714</text:p>
          </table:table-cell>
          <table:table-cell/>
          <table:table-cell table:style-name="ce15" office:value-type="float" office:value="-0.49979045331226" calcext:value-type="float">
            <text:p>-0.49979045331226</text:p>
          </table:table-cell>
          <table:table-cell table:style-name="ce17" table:formula="of:=TANH( [.G1]*[.Q106] + [.G2]*[.Q107] + [.G3]*[.Q108] + [.G4]*[.Q109] + [.G5]*[.Q110] + [.G6]*[.Q111] + [.G7]*[.Q112] + [.G8]*[.Q113] + [.G9]*[.Q114] + [.G10]*[.Q115] + [.G11]*[.Q116] + [.G12]*[.Q117] + [.G13]*[.Q118] + [.G14]*[.Q119] + [.G15]*[.Q120] + [.G16]*[.Q121] + [.G17]*[.Q122] + [.G18]*[.Q123] + [.G19]*[.Q124] + [.G20]*[.Q125] + [.G21]*[.Q126] )" office:value-type="float" office:value="-0.999761974839919" calcext:value-type="float">
            <text:p>-0.999761974839919</text:p>
          </table:table-cell>
          <table:table-cell table:number-columns-repeated="6"/>
          <table:table-cell table:style-name="ce8" office:value-type="float" office:value="121.33866" calcext:value-type="float">
            <text:p>121.33866</text:p>
          </table:table-cell>
          <table:table-cell table:style-name="ce2" table:formula="of:=[.$C$4] + ([.$C$5] - [.$C$4]) * (([.O7] - [.$C$1]) / ([.$C$2] - [.$C$1]))" office:value-type="float" office:value="-0.49979045331226" calcext:value-type="float">
            <text:p>-0.49979045331226</text:p>
          </table:table-cell>
          <table:table-cell table:style-name="ce9" table:formula="of:=RAND()" office:value-type="float" office:value="0.426098380349132" calcext:value-type="float">
            <text:p>0.426098380349132</text:p>
          </table:table-cell>
          <table:table-cell table:style-name="ce3" table:formula="of:=TANH( [.$P$1]*[.Q106] + [.$P$2]*[.Q107] + [.$P$3]*[.Q108] + [.$P$4]*[.Q109] + [.$P$5]*[.Q110] + [.$P$6]*[.Q111] + [.$P$7]*[.Q112] + [.$P$8]*[.Q113] + [.$P$9]*[.Q114] + [.$P$10]*[.Q115] + [.$P$11]*[.Q116] + [.$P$12]*[.Q117] + [.$P$13]*[.Q118] + [.$P$14]*[.Q119] + [.$P$15]*[.Q120] + [.$P$16]*[.Q121] + [.$P$17]*[.Q122] + [.$P$18]*[.Q123] + [.$P$19]*[.Q124] + [.$P$20]*[.Q125] + [.$P$21]+[.Q126])" office:value-type="float" office:value="-0.999832592268664" calcext:value-type="float">
            <text:p>-0.999832592268664</text:p>
          </table:table-cell>
          <table:table-cell table:style-name="ce9" table:formula="of:=RAND()" office:value-type="float" office:value="0.773957610661331" calcext:value-type="float">
            <text:p>0.773957610661331</text:p>
          </table:table-cell>
          <table:table-cell table:number-columns-repeated="2"/>
        </table:table-row>
        <table:table-row table:style-name="ro1">
          <table:table-cell office:value-type="float" office:value="121.795" calcext:value-type="float">
            <text:p>121.795</text:p>
          </table:table-cell>
          <table:table-cell office:value-type="string" calcext:value-type="string">
            <text:p>Hidden Size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$C$4] + ([.$C$5] - [.$C$4]) * (([.A8] - [.$C$1]) / ([.$C$2] - [.$C$1]))" office:value-type="float" office:value="-0.499782955600946" calcext:value-type="float">
            <text:p>-0.499782955600946</text:p>
          </table:table-cell>
          <table:table-cell/>
          <table:table-cell table:style-name="ce15" office:value-type="float" office:value="-0.499801680491714" calcext:value-type="float">
            <text:p>-0.499801680491714</text:p>
          </table:table-cell>
          <table:table-cell table:style-name="ce17" table:formula="of:=TANH( [.G1]*[.Q127] + [.G2]*[.Q128] + [.G3]*[.Q129] + [.G4]*[.Q130] + [.G5]*[.Q131] + [.G6]*[.Q132] + [.G7]*[.Q133] + [.G8]*[.Q134] + [.G9]*[.Q135] + [.G10]*[.Q136] + [.G11]*[.Q137] + [.G12]*[.Q138] + [.G13]*[.Q139] + [.G14]*[.Q140] + [.G15]*[.Q141] + [.G16]*[.Q142] + [.G17]*[.Q143] + [.G18]*[.Q144] + [.G19]*[.Q145] + [.G20]*[.Q146] + [.G21]*[.Q147] )" office:value-type="float" office:value="-0.999949562565407" calcext:value-type="float">
            <text:p>-0.999949562565407</text:p>
          </table:table-cell>
          <table:table-cell table:number-columns-repeated="6"/>
          <table:table-cell table:style-name="ce8" office:value-type="float" office:value="120.65533" calcext:value-type="float">
            <text:p>120.65533</text:p>
          </table:table-cell>
          <table:table-cell table:style-name="ce2" table:formula="of:=[.$C$4] + ([.$C$5] - [.$C$4]) * (([.O8] - [.$C$1]) / ([.$C$2] - [.$C$1]))" office:value-type="float" office:value="-0.499801680491714" calcext:value-type="float">
            <text:p>-0.499801680491714</text:p>
          </table:table-cell>
          <table:table-cell table:style-name="ce9" table:formula="of:=RAND()" office:value-type="float" office:value="0.0393224503171559" calcext:value-type="float">
            <text:p>0.039322450317156</text:p>
          </table:table-cell>
          <table:table-cell table:style-name="ce3" table:formula="of:=TANH( [.$P$1]*[.Q127] + [.$P$2]*[.Q128] + [.$P$3]*[.Q129] + [.$P$4]*[.Q130] + [.$P$5]*[.Q131] + [.$P$6]*[.Q132] + [.$P$7]*[.Q133] + [.$P$8]*[.Q134] + [.$P$9]*[.Q135] + [.$P$10]*[.Q136] + [.$P$11]*[.Q137] + [.$P$12]*[.Q138] + [.$P$13]*[.Q139] + [.$P$14]*[.Q140] + [.$P$15]*[.Q141] + [.$P$16]*[.Q142] + [.$P$17]*[.Q143] + [.$P$18]*[.Q144] + [.$P$19]*[.Q145] + [.$P$20]*[.Q146] + [.$P$21]+[.Q147])" office:value-type="float" office:value="-0.999633906703799" calcext:value-type="float">
            <text:p>-0.999633906703799</text:p>
          </table:table-cell>
          <table:table-cell table:style-name="ce9" table:formula="of:=RAND()" office:value-type="float" office:value="0.585234598195819" calcext:value-type="float">
            <text:p>0.585234598195819</text:p>
          </table:table-cell>
          <table:table-cell table:number-columns-repeated="2"/>
        </table:table-row>
        <table:table-row table:style-name="ro1">
          <table:table-cell office:value-type="float" office:value="123.033" calcext:value-type="float">
            <text:p>123.033</text:p>
          </table:table-cell>
          <table:table-cell office:value-type="string" calcext:value-type="string">
            <text:p>Output Size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C$4] + ([.$C$5] - [.$C$4]) * (([.A9] - [.$C$1]) / ([.$C$2] - [.$C$1]))" office:value-type="float" office:value="-0.499762615138558" calcext:value-type="float">
            <text:p>-0.499762615138558</text:p>
          </table:table-cell>
          <table:table-cell/>
          <table:table-cell table:style-name="ce15" office:value-type="float" office:value="-0.499782955600946" calcext:value-type="float">
            <text:p>-0.499782955600946</text:p>
          </table:table-cell>
          <table:table-cell table:style-name="ce17" table:formula="of:=TANH( [.G1]*[.Q148] + [.G2]*[.Q149] + [.G3]*[.Q150] + [.G4]*[.Q151] + [.G5]*[.Q152] + [.G6]*[.Q153] + [.G7]*[.Q154] + [.G8]*[.Q155] + [.G9]*[.Q156] + [.G10]*[.Q157] + [.G11]*[.Q158] + [.G12]*[.Q159] + [.G13]*[.Q160] + [.G14]*[.Q161] + [.G15]*[.Q162] + [.G16]*[.Q163] + [.G17]*[.Q164] + [.G18]*[.Q165] + [.G19]*[.Q166] + [.G20]*[.Q167] + [.G21]*[.Q168] )" office:value-type="float" office:value="-0.999187638259847" calcext:value-type="float">
            <text:p>-0.999187638259847</text:p>
          </table:table-cell>
          <table:table-cell table:number-columns-repeated="6"/>
          <table:table-cell table:style-name="ce8" office:value-type="float" office:value="121.795" calcext:value-type="float">
            <text:p>121.795</text:p>
          </table:table-cell>
          <table:table-cell table:style-name="ce2" table:formula="of:=[.$C$4] + ([.$C$5] - [.$C$4]) * (([.O9] - [.$C$1]) / ([.$C$2] - [.$C$1]))" office:value-type="float" office:value="-0.499782955600946" calcext:value-type="float">
            <text:p>-0.499782955600946</text:p>
          </table:table-cell>
          <table:table-cell table:style-name="ce9" table:formula="of:=RAND()" office:value-type="float" office:value="0.132635081386458" calcext:value-type="float">
            <text:p>0.132635081386458</text:p>
          </table:table-cell>
          <table:table-cell table:style-name="ce3" table:formula="of:=TANH( [.$P$1]*[.Q148] + [.$P$2]*[.Q149] + [.$P$3]*[.Q150] + [.$P$4]*[.Q151] + [.$P$5]*[.Q152] + [.$P$6]*[.Q153] + [.$P$7]*[.Q154] + [.$P$8]*[.Q155] + [.$P$9]*[.Q156] + [.$P$10]*[.Q157] + [.$P$11]*[.Q158] + [.$P$12]*[.Q159] + [.$P$13]*[.Q160] + [.$P$14]*[.Q161] + [.$P$15]*[.Q162] + [.$P$16]*[.Q163] + [.$P$17]*[.Q164] + [.$P$18]*[.Q165] + [.$P$19]*[.Q166] + [.$P$20]*[.Q167] + [.$P$21]+[.Q168])" office:value-type="float" office:value="-0.995197036975821" calcext:value-type="float">
            <text:p>-0.995197036975821</text:p>
          </table:table-cell>
          <table:table-cell table:style-name="ce9" table:formula="of:=RAND()" office:value-type="float" office:value="0.798411013623188" calcext:value-type="float">
            <text:p>0.798411013623188</text:p>
          </table:table-cell>
          <table:table-cell table:number-columns-repeated="2"/>
        </table:table-row>
        <table:table-row table:style-name="ro1">
          <table:table-cell office:value-type="float" office:value="124.049" calcext:value-type="float">
            <text:p>124.049</text:p>
          </table:table-cell>
          <table:table-cell table:number-columns-repeated="3"/>
          <table:table-cell table:formula="of:=[.$C$4] + ([.$C$5] - [.$C$4]) * (([.A10] - [.$C$1]) / ([.$C$2] - [.$C$1]))" office:value-type="float" office:value="-0.499745922158116" calcext:value-type="float">
            <text:p>-0.499745922158116</text:p>
          </table:table-cell>
          <table:table-cell/>
          <table:table-cell table:style-name="ce15" office:value-type="float" office:value="-0.499762615138558" calcext:value-type="float">
            <text:p>-0.499762615138558</text:p>
          </table:table-cell>
          <table:table-cell table:style-name="ce17" table:formula="of:=TANH( [.G1]*[.Q169] + [.G2]*[.Q170] + [.G3]*[.Q171] + [.G4]*[.Q172] + [.G5]*[.Q173] + [.G6]*[.Q174] + [.G7]*[.Q175] + [.G8]*[.Q176] + [.G9]*[.Q177] + [.G10]*[.Q178] + [.G11]*[.Q179] + [.G12]*[.Q180] + [.G13]*[.Q181] + [.G14]*[.Q182] + [.G15]*[.Q183] + [.G16]*[.Q184] + [.G17]*[.Q185] + [.G18]*[.Q186] + [.G19]*[.Q187] + [.G20]*[.Q188] + [.G21]*[.Q189] )" office:value-type="float" office:value="-0.999940130542624" calcext:value-type="float">
            <text:p>-0.999940130542624</text:p>
          </table:table-cell>
          <table:table-cell table:number-columns-repeated="6"/>
          <table:table-cell table:style-name="ce8" office:value-type="float" office:value="123.033" calcext:value-type="float">
            <text:p>123.033</text:p>
          </table:table-cell>
          <table:table-cell table:style-name="ce2" table:formula="of:=[.$C$4] + ([.$C$5] - [.$C$4]) * (([.O10] - [.$C$1]) / ([.$C$2] - [.$C$1]))" office:value-type="float" office:value="-0.499762615138558" calcext:value-type="float">
            <text:p>-0.499762615138558</text:p>
          </table:table-cell>
          <table:table-cell table:style-name="ce9" table:formula="of:=RAND()" office:value-type="float" office:value="0.346225952068152" calcext:value-type="float">
            <text:p>0.346225952068152</text:p>
          </table:table-cell>
          <table:table-cell table:style-name="ce3" table:formula="of:=TANH( [.$P$1]*[.Q169] + [.$P$2]*[.Q170] + [.$P$3]*[.Q171] + [.$P$4]*[.Q172] + [.$P$5]*[.Q173] + [.$P$6]*[.Q174] + [.$P$7]*[.Q175] + [.$P$8]*[.Q176] + [.$P$9]*[.Q177] + [.$P$10]*[.Q178] + [.$P$11]*[.Q179] + [.$P$12]*[.Q180] + [.$P$13]*[.Q181] + [.$P$14]*[.Q182] + [.$P$15]*[.Q183] + [.$P$16]*[.Q184] + [.$P$17]*[.Q185] + [.$P$18]*[.Q186] + [.$P$19]*[.Q187] + [.$P$20]*[.Q188] + [.$P$21]+[.Q189])" office:value-type="float" office:value="-0.99981494154301" calcext:value-type="float">
            <text:p>-0.99981494154301</text:p>
          </table:table-cell>
          <table:table-cell table:style-name="ce9" table:formula="of:=RAND()" office:value-type="float" office:value="0.0771823232076853" calcext:value-type="float">
            <text:p>0.077182323207685</text:p>
          </table:table-cell>
          <table:table-cell table:number-columns-repeated="2"/>
        </table:table-row>
        <table:table-row table:style-name="ro1">
          <table:table-cell office:value-type="float" office:value="125.96116" calcext:value-type="float">
            <text:p>125.96116</text:p>
          </table:table-cell>
          <table:table-cell office:value-type="string" calcext:value-type="string">
            <text:p>Total Values</text:p>
          </table:table-cell>
          <table:table-cell table:formula="of:=COUNT([.A$1:.A$1048576])" office:value-type="float" office:value="2727" calcext:value-type="float">
            <text:p>2727</text:p>
          </table:table-cell>
          <table:table-cell/>
          <table:table-cell table:formula="of:=[.$C$4] + ([.$C$5] - [.$C$4]) * (([.A11] - [.$C$1]) / ([.$C$2] - [.$C$1]))" office:value-type="float" office:value="-0.499714505180281" calcext:value-type="float">
            <text:p>-0.499714505180281</text:p>
          </table:table-cell>
          <table:table-cell/>
          <table:table-cell table:style-name="ce15" office:value-type="float" office:value="-0.499745922158116" calcext:value-type="float">
            <text:p>-0.499745922158116</text:p>
          </table:table-cell>
          <table:table-cell table:style-name="ce17" table:formula="of:=TANH( [.G1]*[.Q190] + [.G2]*[.Q191] + [.G3]*[.Q192] + [.G4]*[.Q193] + [.G5]*[.Q194] + [.G6]*[.Q195] + [.G7]*[.Q196] + [.G8]*[.Q197] + [.G9]*[.Q198] + [.G10]*[.Q199] + [.G11]*[.Q200] + [.G12]*[.Q201] + [.G13]*[.Q202] + [.G14]*[.Q203] + [.G15]*[.Q204] + [.G16]*[.Q205] + [.G17]*[.Q206] + [.G18]*[.Q207] + [.G19]*[.Q208] + [.G20]*[.Q209] + [.G21]*[.Q210] )" office:value-type="float" office:value="-0.999702883553396" calcext:value-type="float">
            <text:p>-0.999702883553396</text:p>
          </table:table-cell>
          <table:table-cell table:number-columns-repeated="6"/>
          <table:table-cell table:style-name="ce8" office:value-type="float" office:value="124.049" calcext:value-type="float">
            <text:p>124.049</text:p>
          </table:table-cell>
          <table:table-cell table:style-name="ce2" table:formula="of:=[.$C$4] + ([.$C$5] - [.$C$4]) * (([.O11] - [.$C$1]) / ([.$C$2] - [.$C$1]))" office:value-type="float" office:value="-0.499745922158116" calcext:value-type="float">
            <text:p>-0.499745922158116</text:p>
          </table:table-cell>
          <table:table-cell table:style-name="ce9" table:formula="of:=RAND()" office:value-type="float" office:value="0.342540781555036" calcext:value-type="float">
            <text:p>0.342540781555036</text:p>
          </table:table-cell>
          <table:table-cell table:style-name="ce3" table:formula="of:=TANH( [.$P$1]*[.Q190] + [.$P$2]*[.Q191] + [.$P$3]*[.Q192] + [.$P$4]*[.Q193] + [.$P$5]*[.Q194] + [.$P$6]*[.Q195] + [.$P$7]*[.Q196] + [.$P$8]*[.Q197] + [.$P$9]*[.Q198] + [.$P$10]*[.Q199] + [.$P$11]*[.Q200] + [.$P$12]*[.Q201] + [.$P$13]*[.Q202] + [.$P$14]*[.Q203] + [.$P$15]*[.Q204] + [.$P$16]*[.Q205] + [.$P$17]*[.Q206] + [.$P$18]*[.Q207] + [.$P$19]*[.Q208] + [.$P$20]*[.Q209] + [.$P$21]+[.Q210])" office:value-type="float" office:value="-0.999735374674606" calcext:value-type="float">
            <text:p>-0.999735374674606</text:p>
          </table:table-cell>
          <table:table-cell table:style-name="ce9" table:formula="of:=RAND()" office:value-type="float" office:value="0.962864845667429" calcext:value-type="float">
            <text:p>0.962864845667429</text:p>
          </table:table-cell>
          <table:table-cell table:number-columns-repeated="2"/>
        </table:table-row>
        <table:table-row table:style-name="ro1">
          <table:table-cell office:value-type="float" office:value="125.27966" calcext:value-type="float">
            <text:p>125.27966</text:p>
          </table:table-cell>
          <table:table-cell table:number-columns-repeated="3"/>
          <table:table-cell table:formula="of:=[.$C$4] + ([.$C$5] - [.$C$4]) * (([.A12] - [.$C$1]) / ([.$C$2] - [.$C$1]))" office:value-type="float" office:value="-0.499725702292653" calcext:value-type="float">
            <text:p>-0.499725702292653</text:p>
          </table:table-cell>
          <table:table-cell/>
          <table:table-cell table:style-name="ce15" office:value-type="float" office:value="-0.499714505180281" calcext:value-type="float">
            <text:p>-0.499714505180281</text:p>
          </table:table-cell>
          <table:table-cell table:style-name="ce17" table:formula="of:=TANH( [.G1]*[.Q211] + [.G2]*[.Q212] + [.G3]*[.Q213] + [.G4]*[.Q214] + [.G5]*[.Q215] + [.G6]*[.Q216] + [.G7]*[.Q217] + [.G8]*[.Q218] + [.G9]*[.Q219] + [.G10]*[.Q220] + [.G11]*[.Q221] + [.G12]*[.Q222] + [.G13]*[.Q223] + [.G14]*[.Q224] + [.G15]*[.Q225] + [.G16]*[.Q226] + [.G17]*[.Q227] + [.G18]*[.Q228] + [.G19]*[.Q229] + [.G20]*[.Q230] + [.G21]*[.Q231] )" office:value-type="float" office:value="-0.999528355205267" calcext:value-type="float">
            <text:p>-0.999528355205267</text:p>
          </table:table-cell>
          <table:table-cell table:number-columns-repeated="6"/>
          <table:table-cell table:style-name="ce8" office:value-type="float" office:value="125.96116" calcext:value-type="float">
            <text:p>125.96116</text:p>
          </table:table-cell>
          <table:table-cell table:style-name="ce2" table:formula="of:=[.$C$4] + ([.$C$5] - [.$C$4]) * (([.O12] - [.$C$1]) / ([.$C$2] - [.$C$1]))" office:value-type="float" office:value="-0.499714505180281" calcext:value-type="float">
            <text:p>-0.499714505180281</text:p>
          </table:table-cell>
          <table:table-cell table:style-name="ce9" table:formula="of:=RAND()" office:value-type="float" office:value="0.949220373264976" calcext:value-type="float">
            <text:p>0.949220373264976</text:p>
          </table:table-cell>
          <table:table-cell table:style-name="ce3" table:formula="of:=TANH( [.$P$1]*[.Q211] + [.$P$2]*[.Q212] + [.$P$3]*[.Q213] + [.$P$4]*[.Q214] + [.$P$5]*[.Q215] + [.$P$6]*[.Q216] + [.$P$7]*[.Q217] + [.$P$8]*[.Q218] + [.$P$9]*[.Q219] + [.$P$10]*[.Q220] + [.$P$11]*[.Q221] + [.$P$12]*[.Q222] + [.$P$13]*[.Q223] + [.$P$14]*[.Q224] + [.$P$15]*[.Q225] + [.$P$16]*[.Q226] + [.$P$17]*[.Q227] + [.$P$18]*[.Q228] + [.$P$19]*[.Q229] + [.$P$20]*[.Q230] + [.$P$21]+[.Q231])" office:value-type="float" office:value="-0.998470531211649" calcext:value-type="float">
            <text:p>-0.998470531211649</text:p>
          </table:table-cell>
          <table:table-cell table:style-name="ce9" table:formula="of:=RAND()" office:value-type="float" office:value="0.0836675325743989" calcext:value-type="float">
            <text:p>0.083667532574399</text:p>
          </table:table-cell>
          <table:table-cell table:number-columns-repeated="2"/>
        </table:table-row>
        <table:table-row table:style-name="ro1">
          <table:table-cell office:value-type="float" office:value="125.9275" calcext:value-type="float">
            <text:p>125.9275</text:p>
          </table:table-cell>
          <table:table-cell table:number-columns-repeated="3"/>
          <table:table-cell table:formula="of:=[.$C$4] + ([.$C$5] - [.$C$4]) * (([.A13] - [.$C$1]) / ([.$C$2] - [.$C$1]))" office:value-type="float" office:value="-0.499715058217408" calcext:value-type="float">
            <text:p>-0.499715058217408</text:p>
          </table:table-cell>
          <table:table-cell/>
          <table:table-cell table:style-name="ce15" office:value-type="float" office:value="-0.499725702292653" calcext:value-type="float">
            <text:p>-0.499725702292653</text:p>
          </table:table-cell>
          <table:table-cell table:style-name="ce17" table:formula="of:=TANH( [.G1]*[.Q232] + [.G2]*[.Q233] + [.G3]*[.Q234] + [.G4]*[.Q235] + [.G5]*[.Q236] + [.G6]*[.Q237] + [.G7]*[.Q238] + [.G8]*[.Q239] + [.G9]*[.Q240] + [.G10]*[.Q241] + [.G11]*[.Q242] + [.G12]*[.Q243] + [.G13]*[.Q244] + [.G14]*[.Q245] + [.G15]*[.Q246] + [.G16]*[.Q247] + [.G17]*[.Q248] + [.G18]*[.Q249] + [.G19]*[.Q250] + [.G20]*[.Q251] + [.G21]*[.Q252] )" office:value-type="float" office:value="-0.998783077877665" calcext:value-type="float">
            <text:p>-0.998783077877665</text:p>
          </table:table-cell>
          <table:table-cell table:number-columns-repeated="6"/>
          <table:table-cell table:style-name="ce8" office:value-type="float" office:value="125.27966" calcext:value-type="float">
            <text:p>125.27966</text:p>
          </table:table-cell>
          <table:table-cell table:style-name="ce2" table:formula="of:=[.$C$4] + ([.$C$5] - [.$C$4]) * (([.O13] - [.$C$1]) / ([.$C$2] - [.$C$1]))" office:value-type="float" office:value="-0.499725702292653" calcext:value-type="float">
            <text:p>-0.499725702292653</text:p>
          </table:table-cell>
          <table:table-cell table:style-name="ce9" table:formula="of:=RAND()" office:value-type="float" office:value="0.516622516329112" calcext:value-type="float">
            <text:p>0.516622516329112</text:p>
          </table:table-cell>
          <table:table-cell table:style-name="ce3" table:formula="of:=TANH( [.$P$1]*[.Q232] + [.$P$2]*[.Q233] + [.$P$3]*[.Q234] + [.$P$4]*[.Q235] + [.$P$5]*[.Q236] + [.$P$6]*[.Q237] + [.$P$7]*[.Q238] + [.$P$8]*[.Q239] + [.$P$9]*[.Q240] + [.$P$10]*[.Q241] + [.$P$11]*[.Q242] + [.$P$12]*[.Q243] + [.$P$13]*[.Q244] + [.$P$14]*[.Q245] + [.$P$15]*[.Q246] + [.$P$16]*[.Q247] + [.$P$17]*[.Q248] + [.$P$18]*[.Q249] + [.$P$19]*[.Q250] + [.$P$20]*[.Q251] + [.$P$21]+[.Q252])" office:value-type="float" office:value="-0.999179304751152" calcext:value-type="float">
            <text:p>-0.999179304751152</text:p>
          </table:table-cell>
          <table:table-cell table:style-name="ce9" table:formula="of:=RAND()" office:value-type="float" office:value="0.88483633881642" calcext:value-type="float">
            <text:p>0.88483633881642</text:p>
          </table:table-cell>
          <table:table-cell table:number-columns-repeated="2"/>
        </table:table-row>
        <table:table-row table:style-name="ro1">
          <table:table-cell office:value-type="float" office:value="126.38333" calcext:value-type="float">
            <text:p>126.38333</text:p>
          </table:table-cell>
          <table:table-cell table:number-columns-repeated="3"/>
          <table:table-cell table:formula="of:=[.$C$4] + ([.$C$5] - [.$C$4]) * (([.A14] - [.$C$1]) / ([.$C$2] - [.$C$1]))" office:value-type="float" office:value="-0.499707568885445" calcext:value-type="float">
            <text:p>-0.499707568885445</text:p>
          </table:table-cell>
          <table:table-cell/>
          <table:table-cell table:style-name="ce15" office:value-type="float" office:value="-0.499715058217408" calcext:value-type="float">
            <text:p>-0.499715058217408</text:p>
          </table:table-cell>
          <table:table-cell table:style-name="ce17" table:formula="of:=TANH( [.G1]*[.Q253] + [.G2]*[.Q254] + [.G3]*[.Q255] + [.G4]*[.Q256] + [.G5]*[.Q257] + [.G6]*[.Q258] + [.G7]*[.Q259] + [.G8]*[.Q260] + [.G9]*[.Q261] + [.G10]*[.Q262] + [.G11]*[.Q263] + [.G12]*[.Q264] + [.G13]*[.Q265] + [.G14]*[.Q266] + [.G15]*[.Q267] + [.G16]*[.Q268] + [.G17]*[.Q269] + [.G18]*[.Q270] + [.G19]*[.Q271] + [.G20]*[.Q272] + [.G21]*[.Q273] )" office:value-type="float" office:value="-0.994424877402861" calcext:value-type="float">
            <text:p>-0.994424877402861</text:p>
          </table:table-cell>
          <table:table-cell table:number-columns-repeated="6"/>
          <table:table-cell table:style-name="ce8" office:value-type="float" office:value="125.9275" calcext:value-type="float">
            <text:p>125.9275</text:p>
          </table:table-cell>
          <table:table-cell table:style-name="ce2" table:formula="of:=[.$C$4] + ([.$C$5] - [.$C$4]) * (([.O14] - [.$C$1]) / ([.$C$2] - [.$C$1]))" office:value-type="float" office:value="-0.499715058217408" calcext:value-type="float">
            <text:p>-0.499715058217408</text:p>
          </table:table-cell>
          <table:table-cell table:style-name="ce9" table:formula="of:=RAND()" office:value-type="float" office:value="0.405885607803342" calcext:value-type="float">
            <text:p>0.405885607803342</text:p>
          </table:table-cell>
          <table:table-cell table:style-name="ce3" table:formula="of:=TANH( [.$P$1]*[.Q253] + [.$P$2]*[.Q254] + [.$P$3]*[.Q255] + [.$P$4]*[.Q256] + [.$P$5]*[.Q257] + [.$P$6]*[.Q258] + [.$P$7]*[.Q259] + [.$P$8]*[.Q260] + [.$P$9]*[.Q261] + [.$P$10]*[.Q262] + [.$P$11]*[.Q263] + [.$P$12]*[.Q264] + [.$P$13]*[.Q265] + [.$P$14]*[.Q266] + [.$P$15]*[.Q267] + [.$P$16]*[.Q268] + [.$P$17]*[.Q269] + [.$P$18]*[.Q270] + [.$P$19]*[.Q271] + [.$P$20]*[.Q272] + [.$P$21]+[.Q273])" office:value-type="float" office:value="-0.980649685153578" calcext:value-type="float">
            <text:p>-0.980649685153578</text:p>
          </table:table-cell>
          <table:table-cell table:style-name="ce9" table:formula="of:=RAND()" office:value-type="float" office:value="0.344212048416" calcext:value-type="float">
            <text:p>0.344212048416</text:p>
          </table:table-cell>
          <table:table-cell table:number-columns-repeated="2"/>
        </table:table-row>
        <table:table-row table:style-name="ro1">
          <table:table-cell office:value-type="float" office:value="135.24199" calcext:value-type="float">
            <text:p>135.24199</text:p>
          </table:table-cell>
          <table:table-cell table:number-columns-repeated="3"/>
          <table:table-cell table:formula="of:=[.$C$4] + ([.$C$5] - [.$C$4]) * (([.A15] - [.$C$1]) / ([.$C$2] - [.$C$1]))" office:value-type="float" office:value="-0.49956202022588" calcext:value-type="float">
            <text:p>-0.49956202022588</text:p>
          </table:table-cell>
          <table:table-cell/>
          <table:table-cell table:style-name="ce15" office:value-type="float" office:value="-0.499707568885445" calcext:value-type="float">
            <text:p>-0.499707568885445</text:p>
          </table:table-cell>
          <table:table-cell table:style-name="ce17" table:formula="of:=TANH( [.G1]*[.Q274] + [.G2]*[.Q275] + [.G3]*[.Q276] + [.G4]*[.Q277] + [.G5]*[.Q278] + [.G6]*[.Q279] + [.G7]*[.Q280] + [.G8]*[.Q281] + [.G9]*[.Q282] + [.G10]*[.Q283] + [.G11]*[.Q284] + [.G12]*[.Q285] + [.G13]*[.Q286] + [.G14]*[.Q287] + [.G15]*[.Q288] + [.G16]*[.Q289] + [.G17]*[.Q290] + [.G18]*[.Q291] + [.G19]*[.Q292] + [.G20]*[.Q293] + [.G21]*[.Q294] )" office:value-type="float" office:value="-0.999849250334181" calcext:value-type="float">
            <text:p>-0.999849250334181</text:p>
          </table:table-cell>
          <table:table-cell table:number-columns-repeated="6"/>
          <table:table-cell table:style-name="ce8" office:value-type="float" office:value="126.38333" calcext:value-type="float">
            <text:p>126.38333</text:p>
          </table:table-cell>
          <table:table-cell table:style-name="ce2" table:formula="of:=[.$C$4] + ([.$C$5] - [.$C$4]) * (([.O15] - [.$C$1]) / ([.$C$2] - [.$C$1]))" office:value-type="float" office:value="-0.499707568885445" calcext:value-type="float">
            <text:p>-0.499707568885445</text:p>
          </table:table-cell>
          <table:table-cell table:style-name="ce9" table:formula="of:=RAND()" office:value-type="float" office:value="0.402131422918341" calcext:value-type="float">
            <text:p>0.402131422918341</text:p>
          </table:table-cell>
          <table:table-cell table:style-name="ce3" table:formula="of:=TANH( [.$P$1]*[.Q274] + [.$P$2]*[.Q275] + [.$P$3]*[.Q276] + [.$P$4]*[.Q277] + [.$P$5]*[.Q278] + [.$P$6]*[.Q279] + [.$P$7]*[.Q280] + [.$P$8]*[.Q281] + [.$P$9]*[.Q282] + [.$P$10]*[.Q283] + [.$P$11]*[.Q284] + [.$P$12]*[.Q285] + [.$P$13]*[.Q286] + [.$P$14]*[.Q287] + [.$P$15]*[.Q288] + [.$P$16]*[.Q289] + [.$P$17]*[.Q290] + [.$P$18]*[.Q291] + [.$P$19]*[.Q292] + [.$P$20]*[.Q293] + [.$P$21]+[.Q294])" office:value-type="float" office:value="-0.998977621859952" calcext:value-type="float">
            <text:p>-0.998977621859952</text:p>
          </table:table-cell>
          <table:table-cell table:style-name="ce9" table:formula="of:=RAND()" office:value-type="float" office:value="0.891893196845413" calcext:value-type="float">
            <text:p>0.891893196845413</text:p>
          </table:table-cell>
          <table:table-cell table:number-columns-repeated="2"/>
        </table:table-row>
        <table:table-row table:style-name="ro1">
          <table:table-cell office:value-type="float" office:value="133.20333" calcext:value-type="float">
            <text:p>133.20333</text:p>
          </table:table-cell>
          <table:table-cell table:number-columns-repeated="3"/>
          <table:table-cell table:formula="of:=[.$C$4] + ([.$C$5] - [.$C$4]) * (([.A16] - [.$C$1]) / ([.$C$2] - [.$C$1]))" office:value-type="float" office:value="-0.499595515611222" calcext:value-type="float">
            <text:p>-0.499595515611222</text:p>
          </table:table-cell>
          <table:table-cell/>
          <table:table-cell table:style-name="ce15" office:value-type="float" office:value="-0.49956202022588" calcext:value-type="float">
            <text:p>-0.49956202022588</text:p>
          </table:table-cell>
          <table:table-cell table:style-name="ce17" table:formula="of:=TANH( [.G1]*[.Q295] + [.G2]*[.Q296] + [.G3]*[.Q297] + [.G4]*[.Q298] + [.G5]*[.Q299] + [.G6]*[.Q300] + [.G7]*[.Q301] + [.G8]*[.Q302] + [.G9]*[.Q303] + [.G10]*[.Q304] + [.G11]*[.Q305] + [.G12]*[.Q306] + [.G13]*[.Q307] + [.G14]*[.Q308] + [.G15]*[.Q309] + [.G16]*[.Q310] + [.G17]*[.Q311] + [.G18]*[.Q312] + [.G19]*[.Q313] + [.G20]*[.Q314] + [.G21]*[.Q315] )" office:value-type="float" office:value="-0.999758570286764" calcext:value-type="float">
            <text:p>-0.999758570286764</text:p>
          </table:table-cell>
          <table:table-cell table:number-columns-repeated="6"/>
          <table:table-cell table:style-name="ce8" office:value-type="float" office:value="135.24199" calcext:value-type="float">
            <text:p>135.24199</text:p>
          </table:table-cell>
          <table:table-cell table:style-name="ce2" table:formula="of:=[.$C$4] + ([.$C$5] - [.$C$4]) * (([.O16] - [.$C$1]) / ([.$C$2] - [.$C$1]))" office:value-type="float" office:value="-0.49956202022588" calcext:value-type="float">
            <text:p>-0.49956202022588</text:p>
          </table:table-cell>
          <table:table-cell table:style-name="ce9" table:formula="of:=RAND()" office:value-type="float" office:value="0.736137611866759" calcext:value-type="float">
            <text:p>0.736137611866759</text:p>
          </table:table-cell>
          <table:table-cell table:style-name="ce3" table:formula="of:=TANH( [.$P$1]*[.Q295] + [.$P$2]*[.Q296] + [.$P$3]*[.Q297] + [.$P$4]*[.Q298] + [.$P$5]*[.Q299] + [.$P$6]*[.Q300] + [.$P$7]*[.Q301] + [.$P$8]*[.Q302] + [.$P$9]*[.Q303] + [.$P$10]*[.Q304] + [.$P$11]*[.Q305] + [.$P$12]*[.Q306] + [.$P$13]*[.Q307] + [.$P$14]*[.Q308] + [.$P$15]*[.Q309] + [.$P$16]*[.Q310] + [.$P$17]*[.Q311] + [.$P$18]*[.Q312] + [.$P$19]*[.Q313] + [.$P$20]*[.Q314] + [.$P$21]+[.Q315])" office:value-type="float" office:value="-0.999267183136938" calcext:value-type="float">
            <text:p>-0.999267183136938</text:p>
          </table:table-cell>
          <table:table-cell table:style-name="ce9" table:formula="of:=RAND()" office:value-type="float" office:value="0.454735607221598" calcext:value-type="float">
            <text:p>0.454735607221598</text:p>
          </table:table-cell>
          <table:table-cell table:number-columns-repeated="2"/>
        </table:table-row>
        <table:table-row table:style-name="ro1">
          <table:table-cell office:value-type="float" office:value="142.76333" calcext:value-type="float">
            <text:p>142.76333</text:p>
          </table:table-cell>
          <table:table-cell table:number-columns-repeated="3"/>
          <table:table-cell table:formula="of:=[.$C$4] + ([.$C$5] - [.$C$4]) * (([.A17] - [.$C$1]) / ([.$C$2] - [.$C$1]))" office:value-type="float" office:value="-0.499438443866122" calcext:value-type="float">
            <text:p>-0.499438443866122</text:p>
          </table:table-cell>
          <table:table-cell/>
          <table:table-cell table:style-name="ce15" office:value-type="float" office:value="-0.499595515611222" calcext:value-type="float">
            <text:p>-0.499595515611222</text:p>
          </table:table-cell>
          <table:table-cell table:style-name="ce17" table:formula="of:=TANH( [.G1]*[.Q316] + [.G2]*[.Q317] + [.G3]*[.Q318] + [.G4]*[.Q319] + [.G5]*[.Q320] + [.G6]*[.Q321] + [.G7]*[.Q322] + [.G8]*[.Q323] + [.G9]*[.Q324] + [.G10]*[.Q325] + [.G11]*[.Q326] + [.G12]*[.Q327] + [.G13]*[.Q328] + [.G14]*[.Q329] + [.G15]*[.Q330] + [.G16]*[.Q331] + [.G17]*[.Q332] + [.G18]*[.Q333] + [.G19]*[.Q334] + [.G20]*[.Q335] + [.G21]*[.Q336] )" office:value-type="float" office:value="-0.999773139635455" calcext:value-type="float">
            <text:p>-0.999773139635455</text:p>
          </table:table-cell>
          <table:table-cell table:number-columns-repeated="6"/>
          <table:table-cell table:style-name="ce8" office:value-type="float" office:value="133.20333" calcext:value-type="float">
            <text:p>133.20333</text:p>
          </table:table-cell>
          <table:table-cell table:style-name="ce2" table:formula="of:=[.$C$4] + ([.$C$5] - [.$C$4]) * (([.O17] - [.$C$1]) / ([.$C$2] - [.$C$1]))" office:value-type="float" office:value="-0.499595515611222" calcext:value-type="float">
            <text:p>-0.499595515611222</text:p>
          </table:table-cell>
          <table:table-cell table:style-name="ce9" table:formula="of:=RAND()" office:value-type="float" office:value="0.0132297964752235" calcext:value-type="float">
            <text:p>0.013229796475224</text:p>
          </table:table-cell>
          <table:table-cell table:style-name="ce3" table:formula="of:=TANH( [.$P$1]*[.Q316] + [.$P$2]*[.Q317] + [.$P$3]*[.Q318] + [.$P$4]*[.Q319] + [.$P$5]*[.Q320] + [.$P$6]*[.Q321] + [.$P$7]*[.Q322] + [.$P$8]*[.Q323] + [.$P$9]*[.Q324] + [.$P$10]*[.Q325] + [.$P$11]*[.Q326] + [.$P$12]*[.Q327] + [.$P$13]*[.Q328] + [.$P$14]*[.Q329] + [.$P$15]*[.Q330] + [.$P$16]*[.Q331] + [.$P$17]*[.Q332] + [.$P$18]*[.Q333] + [.$P$19]*[.Q334] + [.$P$20]*[.Q335] + [.$P$21]+[.Q336])" office:value-type="float" office:value="-0.999615371648106" calcext:value-type="float">
            <text:p>-0.999615371648106</text:p>
          </table:table-cell>
          <table:table-cell table:style-name="ce9" table:formula="of:=RAND()" office:value-type="float" office:value="0.319992157858074" calcext:value-type="float">
            <text:p>0.319992157858074</text:p>
          </table:table-cell>
          <table:table-cell table:number-columns-repeated="2"/>
        </table:table-row>
        <table:table-row table:style-name="ro1">
          <table:table-cell office:value-type="float" office:value="137.92333" calcext:value-type="float">
            <text:p>137.92333</text:p>
          </table:table-cell>
          <table:table-cell table:number-columns-repeated="3"/>
          <table:table-cell table:formula="of:=[.$C$4] + ([.$C$5] - [.$C$4]) * (([.A18] - [.$C$1]) / ([.$C$2] - [.$C$1]))" office:value-type="float" office:value="-0.499517965544604" calcext:value-type="float">
            <text:p>-0.499517965544604</text:p>
          </table:table-cell>
          <table:table-cell/>
          <table:table-cell table:style-name="ce15" office:value-type="float" office:value="-0.499438443866122" calcext:value-type="float">
            <text:p>-0.499438443866122</text:p>
          </table:table-cell>
          <table:table-cell table:style-name="ce17" table:formula="of:=TANH( [.G1]*[.Q337] + [.G2]*[.Q338] + [.G3]*[.Q339] + [.G4]*[.Q340] + [.G5]*[.Q341] + [.G6]*[.Q342] + [.G7]*[.Q343] + [.G8]*[.Q344] + [.G9]*[.Q345] + [.G10]*[.Q346] + [.G11]*[.Q347] + [.G12]*[.Q348] + [.G13]*[.Q349] + [.G14]*[.Q350] + [.G15]*[.Q351] + [.G16]*[.Q352] + [.G17]*[.Q353] + [.G18]*[.Q354] + [.G19]*[.Q355] + [.G20]*[.Q356] + [.G21]*[.Q357] )" office:value-type="float" office:value="-0.999596613463986" calcext:value-type="float">
            <text:p>-0.999596613463986</text:p>
          </table:table-cell>
          <table:table-cell table:number-columns-repeated="6"/>
          <table:table-cell table:style-name="ce8" office:value-type="float" office:value="142.76333" calcext:value-type="float">
            <text:p>142.76333</text:p>
          </table:table-cell>
          <table:table-cell table:style-name="ce2" table:formula="of:=[.$C$4] + ([.$C$5] - [.$C$4]) * (([.O18] - [.$C$1]) / ([.$C$2] - [.$C$1]))" office:value-type="float" office:value="-0.499438443866122" calcext:value-type="float">
            <text:p>-0.499438443866122</text:p>
          </table:table-cell>
          <table:table-cell table:style-name="ce9" table:formula="of:=RAND()" office:value-type="float" office:value="0.641763692649732" calcext:value-type="float">
            <text:p>0.641763692649732</text:p>
          </table:table-cell>
          <table:table-cell table:style-name="ce3" table:formula="of:=TANH( [.$P$1]*[.Q337] + [.$P$2]*[.Q338] + [.$P$3]*[.Q339] + [.$P$4]*[.Q340] + [.$P$5]*[.Q341] + [.$P$6]*[.Q342] + [.$P$7]*[.Q343] + [.$P$8]*[.Q344] + [.$P$9]*[.Q345] + [.$P$10]*[.Q346] + [.$P$11]*[.Q347] + [.$P$12]*[.Q348] + [.$P$13]*[.Q349] + [.$P$14]*[.Q350] + [.$P$15]*[.Q351] + [.$P$16]*[.Q352] + [.$P$17]*[.Q353] + [.$P$18]*[.Q354] + [.$P$19]*[.Q355] + [.$P$20]*[.Q356] + [.$P$21]+[.Q357])" office:value-type="float" office:value="-0.997576479822374" calcext:value-type="float">
            <text:p>-0.997576479822374</text:p>
          </table:table-cell>
          <table:table-cell table:style-name="ce9" table:formula="of:=RAND()" office:value-type="float" office:value="0.237518886855953" calcext:value-type="float">
            <text:p>0.237518886855953</text:p>
          </table:table-cell>
          <table:table-cell table:number-columns-repeated="2"/>
        </table:table-row>
        <table:table-row table:style-name="ro1">
          <table:table-cell office:value-type="float" office:value="142.95166" calcext:value-type="float">
            <text:p>142.95166</text:p>
          </table:table-cell>
          <table:table-cell table:number-columns-repeated="3"/>
          <table:table-cell table:formula="of:=[.$C$4] + ([.$C$5] - [.$C$4]) * (([.A19] - [.$C$1]) / ([.$C$2] - [.$C$1]))" office:value-type="float" office:value="-0.499435349585604" calcext:value-type="float">
            <text:p>-0.499435349585604</text:p>
          </table:table-cell>
          <table:table-cell/>
          <table:table-cell table:style-name="ce15" office:value-type="float" office:value="-0.499517965544604" calcext:value-type="float">
            <text:p>-0.499517965544604</text:p>
          </table:table-cell>
          <table:table-cell table:style-name="ce17" table:formula="of:=TANH( [.G1]*[.Q358] + [.G2]*[.Q359] + [.G3]*[.Q360] + [.G4]*[.Q361] + [.G5]*[.Q362] + [.G6]*[.Q363] + [.G7]*[.Q364] + [.G8]*[.Q365] + [.G9]*[.Q366] + [.G10]*[.Q367] + [.G11]*[.Q368] + [.G12]*[.Q369] + [.G13]*[.Q370] + [.G14]*[.Q371] + [.G15]*[.Q372] + [.G16]*[.Q373] + [.G17]*[.Q374] + [.G18]*[.Q375] + [.G19]*[.Q376] + [.G20]*[.Q377] + [.G21]*[.Q378] )" office:value-type="float" office:value="-0.999539017979659" calcext:value-type="float">
            <text:p>-0.999539017979659</text:p>
          </table:table-cell>
          <table:table-cell table:number-columns-repeated="6"/>
          <table:table-cell table:style-name="ce8" office:value-type="float" office:value="137.92333" calcext:value-type="float">
            <text:p>137.92333</text:p>
          </table:table-cell>
          <table:table-cell table:style-name="ce2" table:formula="of:=[.$C$4] + ([.$C$5] - [.$C$4]) * (([.O19] - [.$C$1]) / ([.$C$2] - [.$C$1]))" office:value-type="float" office:value="-0.499517965544604" calcext:value-type="float">
            <text:p>-0.499517965544604</text:p>
          </table:table-cell>
          <table:table-cell table:style-name="ce9" table:formula="of:=RAND()" office:value-type="float" office:value="0.498569682615047" calcext:value-type="float">
            <text:p>0.498569682615047</text:p>
          </table:table-cell>
          <table:table-cell table:style-name="ce3" table:formula="of:=TANH( [.$P$1]*[.Q358] + [.$P$2]*[.Q359] + [.$P$3]*[.Q360] + [.$P$4]*[.Q361] + [.$P$5]*[.Q362] + [.$P$6]*[.Q363] + [.$P$7]*[.Q364] + [.$P$8]*[.Q365] + [.$P$9]*[.Q366] + [.$P$10]*[.Q367] + [.$P$11]*[.Q368] + [.$P$12]*[.Q369] + [.$P$13]*[.Q370] + [.$P$14]*[.Q371] + [.$P$15]*[.Q372] + [.$P$16]*[.Q373] + [.$P$17]*[.Q374] + [.$P$18]*[.Q375] + [.$P$19]*[.Q376] + [.$P$20]*[.Q377] + [.$P$21]+[.Q378])" office:value-type="float" office:value="-0.998990230415578" calcext:value-type="float">
            <text:p>-0.998990230415578</text:p>
          </table:table-cell>
          <table:table-cell table:style-name="ce9" table:formula="of:=RAND()" office:value-type="float" office:value="0.392746773526497" calcext:value-type="float">
            <text:p>0.392746773526497</text:p>
          </table:table-cell>
          <table:table-cell table:number-columns-repeated="2"/>
        </table:table-row>
        <table:table-row table:style-name="ro1">
          <table:table-cell office:value-type="float" office:value="152.55183" calcext:value-type="float">
            <text:p>152.55183</text:p>
          </table:table-cell>
          <table:table-cell table:number-columns-repeated="3"/>
          <table:table-cell table:formula="of:=[.$C$4] + ([.$C$5] - [.$C$4]) * (([.A20] - [.$C$1]) / ([.$C$2] - [.$C$1]))" office:value-type="float" office:value="-0.499277617843434" calcext:value-type="float">
            <text:p>-0.499277617843434</text:p>
          </table:table-cell>
          <table:table-cell/>
          <table:table-cell table:style-name="ce15" office:value-type="float" office:value="-0.499435349585604" calcext:value-type="float">
            <text:p>-0.499435349585604</text:p>
          </table:table-cell>
          <table:table-cell table:style-name="ce17" table:formula="of:=TANH( [.G1]*[.Q379] + [.G2]*[.Q380] + [.G3]*[.Q381] + [.G4]*[.Q382] + [.G5]*[.Q383] + [.G6]*[.Q384] + [.G7]*[.Q385] + [.G8]*[.Q386] + [.G9]*[.Q387] + [.G10]*[.Q388] + [.G11]*[.Q389] + [.G12]*[.Q390] + [.G13]*[.Q391] + [.G14]*[.Q392] + [.G15]*[.Q393] + [.G16]*[.Q394] + [.G17]*[.Q395] + [.G18]*[.Q396] + [.G19]*[.Q397] + [.G20]*[.Q398] + [.G21]*[.Q399] )" office:value-type="float" office:value="-0.999651579478863" calcext:value-type="float">
            <text:p>-0.999651579478863</text:p>
          </table:table-cell>
          <table:table-cell table:number-columns-repeated="6"/>
          <table:table-cell table:style-name="ce8" office:value-type="float" office:value="142.95166" calcext:value-type="float">
            <text:p>142.95166</text:p>
          </table:table-cell>
          <table:table-cell table:style-name="ce2" table:formula="of:=[.$C$4] + ([.$C$5] - [.$C$4]) * (([.O20] - [.$C$1]) / ([.$C$2] - [.$C$1]))" office:value-type="float" office:value="-0.499435349585604" calcext:value-type="float">
            <text:p>-0.499435349585604</text:p>
          </table:table-cell>
          <table:table-cell table:style-name="ce9" table:formula="of:=RAND()" office:value-type="float" office:value="0.762557006395058" calcext:value-type="float">
            <text:p>0.762557006395058</text:p>
          </table:table-cell>
          <table:table-cell table:style-name="ce3" table:formula="of:=TANH( [.$P$1]*[.Q379] + [.$P$2]*[.Q380] + [.$P$3]*[.Q381] + [.$P$4]*[.Q382] + [.$P$5]*[.Q383] + [.$P$6]*[.Q384] + [.$P$7]*[.Q385] + [.$P$8]*[.Q386] + [.$P$9]*[.Q387] + [.$P$10]*[.Q388] + [.$P$11]*[.Q389] + [.$P$12]*[.Q390] + [.$P$13]*[.Q391] + [.$P$14]*[.Q392] + [.$P$15]*[.Q393] + [.$P$16]*[.Q394] + [.$P$17]*[.Q395] + [.$P$18]*[.Q396] + [.$P$19]*[.Q397] + [.$P$20]*[.Q398] + [.$P$21]+[.Q399])" office:value-type="float" office:value="-0.999744113308691" calcext:value-type="float">
            <text:p>-0.999744113308691</text:p>
          </table:table-cell>
          <table:table-cell table:style-name="ce9" table:formula="of:=RAND()" office:value-type="float" office:value="0.582945585775806" calcext:value-type="float">
            <text:p>0.582945585775806</text:p>
          </table:table-cell>
          <table:table-cell table:number-columns-repeated="2"/>
        </table:table-row>
        <table:table-row table:style-name="ro1">
          <table:table-cell office:value-type="float" office:value="160.33883" calcext:value-type="float">
            <text:p>160.33883</text:p>
          </table:table-cell>
          <table:table-cell table:number-columns-repeated="3"/>
          <table:table-cell table:formula="of:=[.$C$4] + ([.$C$5] - [.$C$4]) * (([.A21] - [.$C$1]) / ([.$C$2] - [.$C$1]))" office:value-type="float" office:value="-0.499149676663613" calcext:value-type="float">
            <text:p>-0.499149676663613</text:p>
          </table:table-cell>
          <table:table-cell/>
          <table:table-cell table:style-name="ce15" office:value-type="float" office:value="-0.499277617843434" calcext:value-type="float">
            <text:p>-0.499277617843434</text:p>
          </table:table-cell>
          <table:table-cell table:style-name="ce17" table:formula="of:=TANH( [.G1]*[.Q400] + [.G2]*[.Q401] + [.G3]*[.Q402] + [.G4]*[.Q403] + [.G5]*[.Q404] + [.G6]*[.Q405] + [.G7]*[.Q406] + [.G8]*[.Q407] + [.G9]*[.Q408] + [.G10]*[.Q409] + [.G11]*[.Q410] + [.G12]*[.Q411] + [.G13]*[.Q412] + [.G14]*[.Q413] + [.G15]*[.Q414] + [.G16]*[.Q415] + [.G17]*[.Q416] + [.G18]*[.Q417] + [.G19]*[.Q418] + [.G20]*[.Q419] + [.G21]*[.Q420] )" office:value-type="float" office:value="-0.998229474024008" calcext:value-type="float">
            <text:p>-0.998229474024008</text:p>
          </table:table-cell>
          <table:table-cell table:number-columns-repeated="6"/>
          <table:table-cell table:style-name="ce8" office:value-type="float" office:value="152.55183" calcext:value-type="float">
            <text:p>152.55183</text:p>
          </table:table-cell>
          <table:table-cell table:style-name="ce2" table:formula="of:=[.$C$4] + ([.$C$5] - [.$C$4]) * (([.O21] - [.$C$1]) / ([.$C$2] - [.$C$1]))" office:value-type="float" office:value="-0.499277617843434" calcext:value-type="float">
            <text:p>-0.499277617843434</text:p>
          </table:table-cell>
          <table:table-cell table:style-name="ce9" table:formula="of:=RAND()" office:value-type="float" office:value="0.590494090265544" calcext:value-type="float">
            <text:p>0.590494090265544</text:p>
          </table:table-cell>
          <table:table-cell table:style-name="ce3" table:formula="of:=TANH( [.$P$1]*[.Q400] + [.$P$2]*[.Q401] + [.$P$3]*[.Q402] + [.$P$4]*[.Q403] + [.$P$5]*[.Q404] + [.$P$6]*[.Q405] + [.$P$7]*[.Q406] + [.$P$8]*[.Q407] + [.$P$9]*[.Q408] + [.$P$10]*[.Q409] + [.$P$11]*[.Q410] + [.$P$12]*[.Q411] + [.$P$13]*[.Q412] + [.$P$14]*[.Q413] + [.$P$15]*[.Q414] + [.$P$16]*[.Q415] + [.$P$17]*[.Q416] + [.$P$18]*[.Q417] + [.$P$19]*[.Q418] + [.$P$20]*[.Q419] + [.$P$21]+[.Q420])" office:value-type="float" office:value="-0.999215649298723" calcext:value-type="float">
            <text:p>-0.999215649298723</text:p>
          </table:table-cell>
          <table:table-cell table:style-name="ce9" table:formula="of:=RAND()" office:value-type="float" office:value="0.399640601860238" calcext:value-type="float">
            <text:p>0.399640601860238</text:p>
          </table:table-cell>
          <table:table-cell table:number-columns-repeated="2"/>
        </table:table-row>
        <table:table-row table:style-name="ro1">
          <table:table-cell office:value-type="float" office:value="164.31499" calcext:value-type="float">
            <text:p>164.31499</text:p>
          </table:table-cell>
          <table:table-cell table:number-columns-repeated="3"/>
          <table:table-cell table:formula="of:=[.$C$4] + ([.$C$5] - [.$C$4]) * (([.A22] - [.$C$1]) / ([.$C$2] - [.$C$1]))" office:value-type="float" office:value="-0.499084347961731" calcext:value-type="float">
            <text:p>-0.499084347961731</text:p>
          </table:table-cell>
          <table:table-cell table:number-columns-repeated="2"/>
          <table:table-cell table:style-name="ce17" table:formula="of:=TANH( [.G1]*[.Q421] + [.G2]*[.Q422] + [.G3]*[.Q423] + [.G4]*[.Q424] + [.G5]*[.Q425] + [.G6]*[.Q426] + [.G7]*[.Q427] + [.G8]*[.Q428] + [.G9]*[.Q429] + [.G10]*[.Q430] + [.G11]*[.Q431] + [.G12]*[.Q432] + [.G13]*[.Q433] + [.G14]*[.Q434] + [.G15]*[.Q435] + [.G16]*[.Q436] + [.G17]*[.Q437] + [.G18]*[.Q438] + [.G19]*[.Q439] + [.G20]*[.Q440] + [.G21]*[.Q441] )" office:value-type="float" office:value="-0.999558101121628" calcext:value-type="float">
            <text:p>-0.999558101121628</text:p>
          </table:table-cell>
          <table:table-cell table:number-columns-repeated="8"/>
          <table:table-cell table:style-name="ce9" table:formula="of:=RAND()" office:value-type="float" office:value="0.757477567614909" calcext:value-type="float">
            <text:p>0.757477567614909</text:p>
          </table:table-cell>
          <table:table-cell table:style-name="ce3" table:formula="of:=TANH( [.$P$1]*[.Q421] + [.$P$2]*[.Q422] + [.$P$3]*[.Q423] + [.$P$4]*[.Q424] + [.$P$5]*[.Q425] + [.$P$6]*[.Q426] + [.$P$7]*[.Q427] + [.$P$8]*[.Q428] + [.$P$9]*[.Q429] + [.$P$10]*[.Q430] + [.$P$11]*[.Q431] + [.$P$12]*[.Q432] + [.$P$13]*[.Q433] + [.$P$14]*[.Q434] + [.$P$15]*[.Q435] + [.$P$16]*[.Q436] + [.$P$17]*[.Q437] + [.$P$18]*[.Q438] + [.$P$19]*[.Q439] + [.$P$20]*[.Q440] + [.$P$21]+[.Q441])" office:value-type="float" office:value="-0.999248346767213" calcext:value-type="float">
            <text:p>-0.999248346767213</text:p>
          </table:table-cell>
          <table:table-cell table:style-name="ce9" table:formula="of:=RAND()" office:value-type="float" office:value="0.210224099407942" calcext:value-type="float">
            <text:p>0.210224099407942</text:p>
          </table:table-cell>
          <table:table-cell table:number-columns-repeated="2"/>
        </table:table-row>
        <table:table-row table:style-name="ro1">
          <table:table-cell office:value-type="float" office:value="177.63333" calcext:value-type="float">
            <text:p>177.63333</text:p>
          </table:table-cell>
          <table:table-cell table:number-columns-repeated="3"/>
          <table:table-cell table:formula="of:=[.$C$4] + ([.$C$5] - [.$C$4]) * (([.A23] - [.$C$1]) / ([.$C$2] - [.$C$1]))" office:value-type="float" office:value="-0.498865526318883" calcext:value-type="float">
            <text:p>-0.498865526318883</text:p>
          </table:table-cell>
          <table:table-cell table:number-columns-repeated="2"/>
          <table:table-cell table:style-name="ce17" table:formula="of:=TANH( [.G1]*[.Q442] + [.G2]*[.Q443] + [.G3]*[.Q444] + [.G4]*[.Q445] + [.G5]*[.Q446] + [.G6]*[.Q447] + [.G7]*[.Q448] + [.G8]*[.Q449] + [.G9]*[.Q450] + [.G10]*[.Q451] + [.G11]*[.Q452] + [.G12]*[.Q453] + [.G13]*[.Q454] + [.G14]*[.Q455] + [.G15]*[.Q456] + [.G16]*[.Q457] + [.G17]*[.Q458] + [.G18]*[.Q459] + [.G19]*[.Q460] + [.G20]*[.Q461] + [.G21]*[.Q462] )" office:value-type="float" office:value="-0.99980159948322" calcext:value-type="float">
            <text:p>-0.99980159948322</text:p>
          </table:table-cell>
          <table:table-cell table:number-columns-repeated="8"/>
          <table:table-cell table:style-name="ce9" table:formula="of:=RAND()" office:value-type="float" office:value="0.342319063574433" calcext:value-type="float">
            <text:p>0.342319063574433</text:p>
          </table:table-cell>
          <table:table-cell table:style-name="ce3" table:formula="of:=TANH( [.$P$1]*[.Q442] + [.$P$2]*[.Q443] + [.$P$3]*[.Q444] + [.$P$4]*[.Q445] + [.$P$5]*[.Q446] + [.$P$6]*[.Q447] + [.$P$7]*[.Q448] + [.$P$8]*[.Q449] + [.$P$9]*[.Q450] + [.$P$10]*[.Q451] + [.$P$11]*[.Q452] + [.$P$12]*[.Q453] + [.$P$13]*[.Q454] + [.$P$14]*[.Q455] + [.$P$15]*[.Q456] + [.$P$16]*[.Q457] + [.$P$17]*[.Q458] + [.$P$18]*[.Q459] + [.$P$19]*[.Q460] + [.$P$20]*[.Q461] + [.$P$21]+[.Q462])" office:value-type="float" office:value="-0.999700270885433" calcext:value-type="float">
            <text:p>-0.999700270885433</text:p>
          </table:table-cell>
          <table:table-cell table:style-name="ce9" table:formula="of:=RAND()" office:value-type="float" office:value="0.267335962851233" calcext:value-type="float">
            <text:p>0.267335962851233</text:p>
          </table:table-cell>
          <table:table-cell table:number-columns-repeated="2"/>
        </table:table-row>
        <table:table-row table:style-name="ro1">
          <table:table-cell office:value-type="float" office:value="188.29716" calcext:value-type="float">
            <text:p>188.29716</text:p>
          </table:table-cell>
          <table:table-cell table:number-columns-repeated="3"/>
          <table:table-cell table:formula="of:=[.$C$4] + ([.$C$5] - [.$C$4]) * (([.A24] - [.$C$1]) / ([.$C$2] - [.$C$1]))" office:value-type="float" office:value="-0.49869031853776" calcext:value-type="float">
            <text:p>-0.49869031853776</text:p>
          </table:table-cell>
          <table:table-cell table:number-columns-repeated="2"/>
          <table:table-cell table:style-name="ce17" table:formula="of:=TANH( [.G1]*[.Q463] + [.G2]*[.Q464] + [.G3]*[.Q465] + [.G4]*[.Q466] + [.G5]*[.Q467] + [.G6]*[.Q468] + [.G7]*[.Q469] + [.G8]*[.Q470] + [.G9]*[.Q471] + [.G10]*[.Q472] + [.G11]*[.Q473] + [.G12]*[.Q474] + [.G13]*[.Q475] + [.G14]*[.Q476] + [.G15]*[.Q477] + [.G16]*[.Q478] + [.G17]*[.Q479] + [.G18]*[.Q480] + [.G19]*[.Q481] + [.G20]*[.Q482] + [.G21]*[.Q483] )" office:value-type="float" office:value="-0.999767634788862" calcext:value-type="float">
            <text:p>-0.999767634788862</text:p>
          </table:table-cell>
          <table:table-cell table:number-columns-repeated="8"/>
          <table:table-cell table:style-name="ce9" table:formula="of:=RAND()" office:value-type="float" office:value="0.553116310976361" calcext:value-type="float">
            <text:p>0.553116310976361</text:p>
          </table:table-cell>
          <table:table-cell table:style-name="ce3" table:formula="of:=TANH( [.$P$1]*[.Q463] + [.$P$2]*[.Q464] + [.$P$3]*[.Q465] + [.$P$4]*[.Q466] + [.$P$5]*[.Q467] + [.$P$6]*[.Q468] + [.$P$7]*[.Q469] + [.$P$8]*[.Q470] + [.$P$9]*[.Q471] + [.$P$10]*[.Q472] + [.$P$11]*[.Q473] + [.$P$12]*[.Q474] + [.$P$13]*[.Q475] + [.$P$14]*[.Q476] + [.$P$15]*[.Q477] + [.$P$16]*[.Q478] + [.$P$17]*[.Q479] + [.$P$18]*[.Q480] + [.$P$19]*[.Q481] + [.$P$20]*[.Q482] + [.$P$21]+[.Q483])" office:value-type="float" office:value="-0.999909831486572" calcext:value-type="float">
            <text:p>-0.999909831486572</text:p>
          </table:table-cell>
          <table:table-cell table:style-name="ce9" table:formula="of:=RAND()" office:value-type="float" office:value="0.603161745108508" calcext:value-type="float">
            <text:p>0.603161745108508</text:p>
          </table:table-cell>
          <table:table-cell table:number-columns-repeated="2"/>
        </table:table-row>
        <table:table-row table:style-name="ro1">
          <table:table-cell office:value-type="float" office:value="200.70166" calcext:value-type="float">
            <text:p>200.70166</text:p>
          </table:table-cell>
          <table:table-cell table:number-columns-repeated="3"/>
          <table:table-cell table:formula="of:=[.$C$4] + ([.$C$5] - [.$C$4]) * (([.A25] - [.$C$1]) / ([.$C$2] - [.$C$1]))" office:value-type="float" office:value="-0.498486511376454" calcext:value-type="float">
            <text:p>-0.498486511376454</text:p>
          </table:table-cell>
          <table:table-cell table:number-columns-repeated="11"/>
          <table:table-cell table:style-name="ce9" table:formula="of:=RAND()" office:value-type="float" office:value="0.114208349184004" calcext:value-type="float">
            <text:p>0.114208349184004</text:p>
          </table:table-cell>
          <table:table-cell/>
          <table:table-cell table:style-name="ce9" table:formula="of:=RAND()" office:value-type="float" office:value="0.0528872458971111" calcext:value-type="float">
            <text:p>0.052887245897111</text:p>
          </table:table-cell>
          <table:table-cell table:number-columns-repeated="2"/>
        </table:table-row>
        <table:table-row table:style-name="ro1">
          <table:table-cell office:value-type="float" office:value="180.355" calcext:value-type="float">
            <text:p>180.355</text:p>
          </table:table-cell>
          <table:table-cell table:number-columns-repeated="3"/>
          <table:table-cell table:formula="of:=[.$C$4] + ([.$C$5] - [.$C$4]) * (([.A26] - [.$C$1]) / ([.$C$2] - [.$C$1]))" office:value-type="float" office:value="-0.49882080901172" calcext:value-type="float">
            <text:p>-0.49882080901172</text:p>
          </table:table-cell>
          <table:table-cell table:number-columns-repeated="11"/>
          <table:table-cell table:style-name="ce9" table:formula="of:=RAND()" office:value-type="float" office:value="0.540588018771413" calcext:value-type="float">
            <text:p>0.540588018771413</text:p>
          </table:table-cell>
          <table:table-cell/>
          <table:table-cell table:style-name="ce9" table:formula="of:=RAND()" office:value-type="float" office:value="0.333373009121611" calcext:value-type="float">
            <text:p>0.333373009121611</text:p>
          </table:table-cell>
          <table:table-cell table:number-columns-repeated="2"/>
        </table:table-row>
        <table:table-row table:style-name="ro1">
          <table:table-cell office:value-type="float" office:value="175.03166" calcext:value-type="float">
            <text:p>175.03166</text:p>
          </table:table-cell>
          <table:table-cell table:number-columns-repeated="3"/>
          <table:table-cell table:formula="of:=[.$C$4] + ([.$C$5] - [.$C$4]) * (([.A27] - [.$C$1]) / ([.$C$2] - [.$C$1]))" office:value-type="float" office:value="-0.498908272014184" calcext:value-type="float">
            <text:p>-0.498908272014184</text:p>
          </table:table-cell>
          <table:table-cell table:number-columns-repeated="11"/>
          <table:table-cell table:style-name="ce9" table:formula="of:=RAND()" office:value-type="float" office:value="0.224345859169718" calcext:value-type="float">
            <text:p>0.224345859169718</text:p>
          </table:table-cell>
          <table:table-cell/>
          <table:table-cell table:style-name="ce9" table:formula="of:=RAND()" office:value-type="float" office:value="0.372537774937799" calcext:value-type="float">
            <text:p>0.372537774937799</text:p>
          </table:table-cell>
          <table:table-cell table:number-columns-repeated="2"/>
        </table:table-row>
        <table:table-row table:style-name="ro1">
          <table:table-cell office:value-type="float" office:value="177.6965" calcext:value-type="float">
            <text:p>177.6965</text:p>
          </table:table-cell>
          <table:table-cell table:number-columns-repeated="3"/>
          <table:table-cell table:formula="of:=[.$C$4] + ([.$C$5] - [.$C$4]) * (([.A28] - [.$C$1]) / ([.$C$2] - [.$C$1]))" office:value-type="float" office:value="-0.498864488429538" calcext:value-type="float">
            <text:p>-0.498864488429538</text:p>
          </table:table-cell>
          <table:table-cell table:number-columns-repeated="11"/>
          <table:table-cell table:style-name="ce9" table:formula="of:=RAND()" office:value-type="float" office:value="0.0562022551435109" calcext:value-type="float">
            <text:p>0.056202255143511</text:p>
          </table:table-cell>
          <table:table-cell/>
          <table:table-cell table:style-name="ce9" table:formula="of:=RAND()" office:value-type="float" office:value="0.700603352828599" calcext:value-type="float">
            <text:p>0.700603352828599</text:p>
          </table:table-cell>
          <table:table-cell table:number-columns-repeated="2"/>
        </table:table-row>
        <table:table-row table:style-name="ro1">
          <table:table-cell office:value-type="float" office:value="187.15983" calcext:value-type="float">
            <text:p>187.15983</text:p>
          </table:table-cell>
          <table:table-cell table:number-columns-repeated="3"/>
          <table:table-cell table:formula="of:=[.$C$4] + ([.$C$5] - [.$C$4]) * (([.A29] - [.$C$1]) / ([.$C$2] - [.$C$1]))" office:value-type="float" office:value="-0.498709004982096" calcext:value-type="float">
            <text:p>-0.498709004982096</text:p>
          </table:table-cell>
          <table:table-cell table:number-columns-repeated="11"/>
          <table:table-cell table:style-name="ce9" table:formula="of:=RAND()" office:value-type="float" office:value="0.804287436683584" calcext:value-type="float">
            <text:p>0.804287436683584</text:p>
          </table:table-cell>
          <table:table-cell/>
          <table:table-cell table:style-name="ce9" table:formula="of:=RAND()" office:value-type="float" office:value="0.956025899058987" calcext:value-type="float">
            <text:p>0.956025899058987</text:p>
          </table:table-cell>
          <table:table-cell table:number-columns-repeated="2"/>
        </table:table-row>
        <table:table-row table:style-name="ro1">
          <table:table-cell office:value-type="float" office:value="192.75666" calcext:value-type="float">
            <text:p>192.75666</text:p>
          </table:table-cell>
          <table:table-cell table:number-columns-repeated="3"/>
          <table:table-cell table:formula="of:=[.$C$4] + ([.$C$5] - [.$C$4]) * (([.A30] - [.$C$1]) / ([.$C$2] - [.$C$1]))" office:value-type="float" office:value="-0.498617048511895" calcext:value-type="float">
            <text:p>-0.498617048511895</text:p>
          </table:table-cell>
          <table:table-cell table:number-columns-repeated="11"/>
          <table:table-cell table:style-name="ce9" table:formula="of:=RAND()" office:value-type="float" office:value="0.115971182628345" calcext:value-type="float">
            <text:p>0.115971182628345</text:p>
          </table:table-cell>
          <table:table-cell/>
          <table:table-cell table:style-name="ce9" table:formula="of:=RAND()" office:value-type="float" office:value="0.347391959831409" calcext:value-type="float">
            <text:p>0.347391959831409</text:p>
          </table:table-cell>
          <table:table-cell table:number-columns-repeated="2"/>
        </table:table-row>
        <table:table-row table:style-name="ro1">
          <table:table-cell office:value-type="float" office:value="197.4" calcext:value-type="float">
            <text:p>197.4</text:p>
          </table:table-cell>
          <table:table-cell table:number-columns-repeated="3"/>
          <table:table-cell table:formula="of:=[.$C$4] + ([.$C$5] - [.$C$4]) * (([.A31] - [.$C$1]) / ([.$C$2] - [.$C$1]))" office:value-type="float" office:value="-0.498540757976655" calcext:value-type="float">
            <text:p>-0.498540757976655</text:p>
          </table:table-cell>
          <table:table-cell table:number-columns-repeated="11"/>
          <table:table-cell table:style-name="ce9" table:formula="of:=RAND()" office:value-type="float" office:value="0.224447225761658" calcext:value-type="float">
            <text:p>0.224447225761658</text:p>
          </table:table-cell>
          <table:table-cell/>
          <table:table-cell table:style-name="ce9" table:formula="of:=RAND()" office:value-type="float" office:value="0.744822000274808" calcext:value-type="float">
            <text:p>0.744822000274808</text:p>
          </table:table-cell>
          <table:table-cell table:number-columns-repeated="2"/>
        </table:table-row>
        <table:table-row table:style-name="ro1">
          <table:table-cell office:value-type="float" office:value="196.02499" calcext:value-type="float">
            <text:p>196.02499</text:p>
          </table:table-cell>
          <table:table-cell table:number-columns-repeated="3"/>
          <table:table-cell table:formula="of:=[.$C$4] + ([.$C$5] - [.$C$4]) * (([.A32] - [.$C$1]) / ([.$C$2] - [.$C$1]))" office:value-type="float" office:value="-0.498563349526889" calcext:value-type="float">
            <text:p>-0.498563349526889</text:p>
          </table:table-cell>
          <table:table-cell table:number-columns-repeated="11"/>
          <table:table-cell table:style-name="ce9" table:formula="of:=RAND()" office:value-type="float" office:value="0.485335921996597" calcext:value-type="float">
            <text:p>0.485335921996597</text:p>
          </table:table-cell>
          <table:table-cell/>
          <table:table-cell table:style-name="ce9" table:formula="of:=RAND()" office:value-type="float" office:value="0.187464118630962" calcext:value-type="float">
            <text:p>0.187464118630962</text:p>
          </table:table-cell>
          <table:table-cell table:number-columns-repeated="2"/>
        </table:table-row>
        <table:table-row table:style-name="ro1">
          <table:table-cell office:value-type="float" office:value="198.04883" calcext:value-type="float">
            <text:p>198.04883</text:p>
          </table:table-cell>
          <table:table-cell table:number-columns-repeated="3"/>
          <table:table-cell table:formula="of:=[.$C$4] + ([.$C$5] - [.$C$4]) * (([.A33] - [.$C$1]) / ([.$C$2] - [.$C$1]))" office:value-type="float" office:value="-0.498530097635612" calcext:value-type="float">
            <text:p>-0.498530097635612</text:p>
          </table:table-cell>
          <table:table-cell table:number-columns-repeated="11"/>
          <table:table-cell table:style-name="ce9" table:formula="of:=RAND()" office:value-type="float" office:value="0.494626041799725" calcext:value-type="float">
            <text:p>0.494626041799725</text:p>
          </table:table-cell>
          <table:table-cell/>
          <table:table-cell table:style-name="ce9" table:formula="of:=RAND()" office:value-type="float" office:value="0.188845088780676" calcext:value-type="float">
            <text:p>0.188845088780676</text:p>
          </table:table-cell>
          <table:table-cell table:number-columns-repeated="2"/>
        </table:table-row>
        <table:table-row table:style-name="ro1">
          <table:table-cell office:value-type="float" office:value="198.93233" calcext:value-type="float">
            <text:p>198.93233</text:p>
          </table:table-cell>
          <table:table-cell table:number-columns-repeated="3"/>
          <table:table-cell table:formula="of:=[.$C$4] + ([.$C$5] - [.$C$4]) * (([.A34] - [.$C$1]) / ([.$C$2] - [.$C$1]))" office:value-type="float" office:value="-0.49851558164327" calcext:value-type="float">
            <text:p>-0.49851558164327</text:p>
          </table:table-cell>
          <table:table-cell table:number-columns-repeated="11"/>
          <table:table-cell table:style-name="ce9" table:formula="of:=RAND()" office:value-type="float" office:value="0.828542412177248" calcext:value-type="float">
            <text:p>0.828542412177248</text:p>
          </table:table-cell>
          <table:table-cell/>
          <table:table-cell table:style-name="ce9" table:formula="of:=RAND()" office:value-type="float" office:value="0.159445220869486" calcext:value-type="float">
            <text:p>0.159445220869486</text:p>
          </table:table-cell>
          <table:table-cell table:number-columns-repeated="2"/>
        </table:table-row>
        <table:table-row table:style-name="ro1">
          <table:table-cell office:value-type="float" office:value="200.543" calcext:value-type="float">
            <text:p>200.543</text:p>
          </table:table-cell>
          <table:table-cell table:number-columns-repeated="3"/>
          <table:table-cell table:formula="of:=[.$C$4] + ([.$C$5] - [.$C$4]) * (([.A35] - [.$C$1]) / ([.$C$2] - [.$C$1]))" office:value-type="float" office:value="-0.498489118175939" calcext:value-type="float">
            <text:p>-0.498489118175939</text:p>
          </table:table-cell>
          <table:table-cell table:number-columns-repeated="11"/>
          <table:table-cell table:style-name="ce9" table:formula="of:=RAND()" office:value-type="float" office:value="0.235085139055039" calcext:value-type="float">
            <text:p>0.235085139055039</text:p>
          </table:table-cell>
          <table:table-cell/>
          <table:table-cell table:style-name="ce9" table:formula="of:=RAND()" office:value-type="float" office:value="0.143617162539462" calcext:value-type="float">
            <text:p>0.143617162539462</text:p>
          </table:table-cell>
          <table:table-cell table:number-columns-repeated="2"/>
        </table:table-row>
        <table:table-row table:style-name="ro1">
          <table:table-cell office:value-type="float" office:value="210.3075" calcext:value-type="float">
            <text:p>210.3075</text:p>
          </table:table-cell>
          <table:table-cell table:number-columns-repeated="3"/>
          <table:table-cell table:formula="of:=[.$C$4] + ([.$C$5] - [.$C$4]) * (([.A36] - [.$C$1]) / ([.$C$2] - [.$C$1]))" office:value-type="float" office:value="-0.498328686475623" calcext:value-type="float">
            <text:p>-0.498328686475623</text:p>
          </table:table-cell>
          <table:table-cell table:number-columns-repeated="11"/>
          <table:table-cell table:style-name="ce9" table:formula="of:=RAND()" office:value-type="float" office:value="0.373353562185095" calcext:value-type="float">
            <text:p>0.373353562185095</text:p>
          </table:table-cell>
          <table:table-cell/>
          <table:table-cell table:style-name="ce9" table:formula="of:=RAND()" office:value-type="float" office:value="0.410555625545127" calcext:value-type="float">
            <text:p>0.410555625545127</text:p>
          </table:table-cell>
          <table:table-cell table:number-columns-repeated="2"/>
        </table:table-row>
        <table:table-row table:style-name="ro1">
          <table:table-cell office:value-type="float" office:value="225.02" calcext:value-type="float">
            <text:p>225.02</text:p>
          </table:table-cell>
          <table:table-cell table:number-columns-repeated="3"/>
          <table:table-cell table:formula="of:=[.$C$4] + ([.$C$5] - [.$C$4]) * (([.A37] - [.$C$1]) / ([.$C$2] - [.$C$1]))" office:value-type="float" office:value="-0.49808695864615" calcext:value-type="float">
            <text:p>-0.49808695864615</text:p>
          </table:table-cell>
          <table:table-cell table:number-columns-repeated="11"/>
          <table:table-cell table:style-name="ce9" table:formula="of:=RAND()" office:value-type="float" office:value="0.399117289979151" calcext:value-type="float">
            <text:p>0.399117289979151</text:p>
          </table:table-cell>
          <table:table-cell/>
          <table:table-cell table:style-name="ce9" table:formula="of:=RAND()" office:value-type="float" office:value="0.996702023939651" calcext:value-type="float">
            <text:p>0.996702023939651</text:p>
          </table:table-cell>
          <table:table-cell table:number-columns-repeated="2"/>
        </table:table-row>
        <table:table-row table:style-name="ro1">
          <table:table-cell office:value-type="float" office:value="248.25333" calcext:value-type="float">
            <text:p>248.25333</text:p>
          </table:table-cell>
          <table:table-cell table:number-columns-repeated="3"/>
          <table:table-cell table:formula="of:=[.$C$4] + ([.$C$5] - [.$C$4]) * (([.A38] - [.$C$1]) / ([.$C$2] - [.$C$1]))" office:value-type="float" office:value="-0.497705232737409" calcext:value-type="float">
            <text:p>-0.497705232737409</text:p>
          </table:table-cell>
          <table:table-cell table:number-columns-repeated="11"/>
          <table:table-cell table:style-name="ce9" table:formula="of:=RAND()" office:value-type="float" office:value="0.421413952756139" calcext:value-type="float">
            <text:p>0.421413952756139</text:p>
          </table:table-cell>
          <table:table-cell/>
          <table:table-cell table:style-name="ce9" table:formula="of:=RAND()" office:value-type="float" office:value="0.655669413705113" calcext:value-type="float">
            <text:p>0.655669413705113</text:p>
          </table:table-cell>
          <table:table-cell table:number-columns-repeated="2"/>
        </table:table-row>
        <table:table-row table:style-name="ro1">
          <table:table-cell office:value-type="float" office:value="262.32666" calcext:value-type="float">
            <text:p>262.32666</text:p>
          </table:table-cell>
          <table:table-cell table:number-columns-repeated="3"/>
          <table:table-cell table:formula="of:=[.$C$4] + ([.$C$5] - [.$C$4]) * (([.A39] - [.$C$1]) / ([.$C$2] - [.$C$1]))" office:value-type="float" office:value="-0.497474006534223" calcext:value-type="float">
            <text:p>-0.497474006534223</text:p>
          </table:table-cell>
          <table:table-cell table:number-columns-repeated="11"/>
          <table:table-cell table:style-name="ce9" table:formula="of:=RAND()" office:value-type="float" office:value="0.718519915169196" calcext:value-type="float">
            <text:p>0.718519915169196</text:p>
          </table:table-cell>
          <table:table-cell/>
          <table:table-cell table:style-name="ce9" table:formula="of:=RAND()" office:value-type="float" office:value="0.851275268330635" calcext:value-type="float">
            <text:p>0.851275268330635</text:p>
          </table:table-cell>
          <table:table-cell table:number-columns-repeated="2"/>
        </table:table-row>
        <table:table-row table:style-name="ro1">
          <table:table-cell office:value-type="float" office:value="294.48699" calcext:value-type="float">
            <text:p>294.48699</text:p>
          </table:table-cell>
          <table:table-cell table:number-columns-repeated="3"/>
          <table:table-cell table:formula="of:=[.$C$4] + ([.$C$5] - [.$C$4]) * (([.A40] - [.$C$1]) / ([.$C$2] - [.$C$1]))" office:value-type="float" office:value="-0.496945609132961" calcext:value-type="float">
            <text:p>-0.496945609132961</text:p>
          </table:table-cell>
          <table:table-cell table:number-columns-repeated="11"/>
          <table:table-cell table:style-name="ce9" table:formula="of:=RAND()" office:value-type="float" office:value="0.226765092055254" calcext:value-type="float">
            <text:p>0.226765092055254</text:p>
          </table:table-cell>
          <table:table-cell/>
          <table:table-cell table:style-name="ce9" table:formula="of:=RAND()" office:value-type="float" office:value="0.9586979416586" calcext:value-type="float">
            <text:p>0.9586979416586</text:p>
          </table:table-cell>
          <table:table-cell table:number-columns-repeated="2"/>
        </table:table-row>
        <table:table-row table:style-name="ro1">
          <table:table-cell office:value-type="float" office:value="331.10325" calcext:value-type="float">
            <text:p>331.10325</text:p>
          </table:table-cell>
          <table:table-cell table:number-columns-repeated="3"/>
          <table:table-cell table:formula="of:=[.$C$4] + ([.$C$5] - [.$C$4]) * (([.A41] - [.$C$1]) / ([.$C$2] - [.$C$1]))" office:value-type="float" office:value="-0.496344000361287" calcext:value-type="float">
            <text:p>-0.496344000361287</text:p>
          </table:table-cell>
          <table:table-cell table:number-columns-repeated="11"/>
          <table:table-cell table:style-name="ce9" table:formula="of:=RAND()" office:value-type="float" office:value="0.834047891183465" calcext:value-type="float">
            <text:p>0.834047891183465</text:p>
          </table:table-cell>
          <table:table-cell/>
          <table:table-cell table:style-name="ce9" table:formula="of:=RAND()" office:value-type="float" office:value="0.257013349751849" calcext:value-type="float">
            <text:p>0.257013349751849</text:p>
          </table:table-cell>
          <table:table-cell table:number-columns-repeated="2"/>
        </table:table-row>
        <table:table-row table:style-name="ro1">
          <table:table-cell office:value-type="float" office:value="285.8875" calcext:value-type="float">
            <text:p>285.8875</text:p>
          </table:table-cell>
          <table:table-cell table:number-columns-repeated="3"/>
          <table:table-cell table:formula="of:=[.$C$4] + ([.$C$5] - [.$C$4]) * (([.A42] - [.$C$1]) / ([.$C$2] - [.$C$1]))" office:value-type="float" office:value="-0.497086899603804" calcext:value-type="float">
            <text:p>-0.497086899603804</text:p>
          </table:table-cell>
          <table:table-cell table:number-columns-repeated="11"/>
          <table:table-cell table:style-name="ce9" table:formula="of:=RAND()" office:value-type="float" office:value="0.861609995225631" calcext:value-type="float">
            <text:p>0.861609995225631</text:p>
          </table:table-cell>
          <table:table-cell/>
          <table:table-cell table:style-name="ce9" table:formula="of:=RAND()" office:value-type="float" office:value="0.405322300407586" calcext:value-type="float">
            <text:p>0.405322300407586</text:p>
          </table:table-cell>
          <table:table-cell table:number-columns-repeated="2"/>
        </table:table-row>
        <table:table-row table:style-name="ro1">
          <table:table-cell office:value-type="float" office:value="304.97974" calcext:value-type="float">
            <text:p>304.97974</text:p>
          </table:table-cell>
          <table:table-cell table:number-columns-repeated="3"/>
          <table:table-cell table:formula="of:=[.$C$4] + ([.$C$5] - [.$C$4]) * (([.A43] - [.$C$1]) / ([.$C$2] - [.$C$1]))" office:value-type="float" office:value="-0.496773212213151" calcext:value-type="float">
            <text:p>-0.496773212213151</text:p>
          </table:table-cell>
          <table:table-cell table:number-columns-repeated="11"/>
          <table:table-cell table:style-name="ce9" table:formula="of:=RAND()" office:value-type="float" office:value="0.905901005139276" calcext:value-type="float">
            <text:p>0.905901005139276</text:p>
          </table:table-cell>
          <table:table-cell/>
          <table:table-cell table:style-name="ce9" table:formula="of:=RAND()" office:value-type="float" office:value="0.450087701885522" calcext:value-type="float">
            <text:p>0.450087701885522</text:p>
          </table:table-cell>
          <table:table-cell table:number-columns-repeated="2"/>
        </table:table-row>
        <table:table-row table:style-name="ro1">
          <table:table-cell office:value-type="float" office:value="338.137" calcext:value-type="float">
            <text:p>338.137</text:p>
          </table:table-cell>
          <table:table-cell table:number-columns-repeated="3"/>
          <table:table-cell table:formula="of:=[.$C$4] + ([.$C$5] - [.$C$4]) * (([.A44] - [.$C$1]) / ([.$C$2] - [.$C$1]))" office:value-type="float" office:value="-0.496228435153432" calcext:value-type="float">
            <text:p>-0.496228435153432</text:p>
          </table:table-cell>
          <table:table-cell table:number-columns-repeated="11"/>
          <table:table-cell table:style-name="ce9" table:formula="of:=RAND()" office:value-type="float" office:value="0.777660724602501" calcext:value-type="float">
            <text:p>0.777660724602501</text:p>
          </table:table-cell>
          <table:table-cell/>
          <table:table-cell table:style-name="ce9" table:formula="of:=RAND()" office:value-type="float" office:value="0.525897312977597" calcext:value-type="float">
            <text:p>0.525897312977597</text:p>
          </table:table-cell>
          <table:table-cell table:number-columns-repeated="2"/>
        </table:table-row>
        <table:table-row table:style-name="ro1">
          <table:table-cell office:value-type="float" office:value="357.48" calcext:value-type="float">
            <text:p>357.48</text:p>
          </table:table-cell>
          <table:table-cell table:number-columns-repeated="3"/>
          <table:table-cell table:formula="of:=[.$C$4] + ([.$C$5] - [.$C$4]) * (([.A45] - [.$C$1]) / ([.$C$2] - [.$C$1]))" office:value-type="float" office:value="-0.495910627751188" calcext:value-type="float">
            <text:p>-0.495910627751188</text:p>
          </table:table-cell>
          <table:table-cell table:number-columns-repeated="11"/>
          <table:table-cell table:style-name="ce9" table:formula="of:=RAND()" office:value-type="float" office:value="0.396081804688576" calcext:value-type="float">
            <text:p>0.396081804688576</text:p>
          </table:table-cell>
          <table:table-cell/>
          <table:table-cell table:style-name="ce9" table:formula="of:=RAND()" office:value-type="float" office:value="0.866408745311771" calcext:value-type="float">
            <text:p>0.866408745311771</text:p>
          </table:table-cell>
          <table:table-cell table:number-columns-repeated="2"/>
        </table:table-row>
        <table:table-row table:style-name="ro1">
          <table:table-cell office:value-type="float" office:value="402.954" calcext:value-type="float">
            <text:p>402.954</text:p>
          </table:table-cell>
          <table:table-cell table:number-columns-repeated="3"/>
          <table:table-cell table:formula="of:=[.$C$4] + ([.$C$5] - [.$C$4]) * (([.A46] - [.$C$1]) / ([.$C$2] - [.$C$1]))" office:value-type="float" office:value="-0.495163485435641" calcext:value-type="float">
            <text:p>-0.495163485435641</text:p>
          </table:table-cell>
          <table:table-cell table:number-columns-repeated="11"/>
          <table:table-cell table:style-name="ce9" table:formula="of:=RAND()" office:value-type="float" office:value="0.777490985420386" calcext:value-type="float">
            <text:p>0.777490985420386</text:p>
          </table:table-cell>
          <table:table-cell/>
          <table:table-cell table:style-name="ce9" table:formula="of:=RAND()" office:value-type="float" office:value="0.785711057207664" calcext:value-type="float">
            <text:p>0.785711057207664</text:p>
          </table:table-cell>
          <table:table-cell table:number-columns-repeated="2"/>
        </table:table-row>
        <table:table-row table:style-name="ro1">
          <table:table-cell office:value-type="float" office:value="409.10375" calcext:value-type="float">
            <text:p>409.10375</text:p>
          </table:table-cell>
          <table:table-cell table:number-columns-repeated="3"/>
          <table:table-cell table:formula="of:=[.$C$4] + ([.$C$5] - [.$C$4]) * (([.A47] - [.$C$1]) / ([.$C$2] - [.$C$1]))" office:value-type="float" office:value="-0.495062444435178" calcext:value-type="float">
            <text:p>-0.495062444435178</text:p>
          </table:table-cell>
          <table:table-cell table:number-columns-repeated="11"/>
          <table:table-cell table:style-name="ce9" table:formula="of:=RAND()" office:value-type="float" office:value="0.513433785792215" calcext:value-type="float">
            <text:p>0.513433785792215</text:p>
          </table:table-cell>
          <table:table-cell/>
          <table:table-cell table:style-name="ce9" table:formula="of:=RAND()" office:value-type="float" office:value="0.645183215679391" calcext:value-type="float">
            <text:p>0.645183215679391</text:p>
          </table:table-cell>
          <table:table-cell table:number-columns-repeated="2"/>
        </table:table-row>
        <table:table-row table:style-name="ro1">
          <table:table-cell office:value-type="float" office:value="420.21649" calcext:value-type="float">
            <text:p>420.21649</text:p>
          </table:table-cell>
          <table:table-cell table:number-columns-repeated="3"/>
          <table:table-cell table:formula="of:=[.$C$4] + ([.$C$5] - [.$C$4]) * (([.A48] - [.$C$1]) / ([.$C$2] - [.$C$1]))" office:value-type="float" office:value="-0.494879861018375" calcext:value-type="float">
            <text:p>-0.494879861018375</text:p>
          </table:table-cell>
          <table:table-cell table:number-columns-repeated="11"/>
          <table:table-cell table:style-name="ce9" table:formula="of:=RAND()" office:value-type="float" office:value="0.839147685021876" calcext:value-type="float">
            <text:p>0.839147685021876</text:p>
          </table:table-cell>
          <table:table-cell/>
          <table:table-cell table:style-name="ce9" table:formula="of:=RAND()" office:value-type="float" office:value="0.718980230601784" calcext:value-type="float">
            <text:p>0.718980230601784</text:p>
          </table:table-cell>
          <table:table-cell table:number-columns-repeated="2"/>
        </table:table-row>
        <table:table-row table:style-name="ro1">
          <table:table-cell office:value-type="float" office:value="437.29725" calcext:value-type="float">
            <text:p>437.29725</text:p>
          </table:table-cell>
          <table:table-cell table:number-columns-repeated="3"/>
          <table:table-cell table:formula="of:=[.$C$4] + ([.$C$5] - [.$C$4]) * (([.A49] - [.$C$1]) / ([.$C$2] - [.$C$1]))" office:value-type="float" office:value="-0.494599222442976" calcext:value-type="float">
            <text:p>-0.494599222442976</text:p>
          </table:table-cell>
          <table:table-cell table:number-columns-repeated="11"/>
          <table:table-cell table:style-name="ce9" table:formula="of:=RAND()" office:value-type="float" office:value="0.9458201226779" calcext:value-type="float">
            <text:p>0.9458201226779</text:p>
          </table:table-cell>
          <table:table-cell/>
          <table:table-cell table:style-name="ce9" table:formula="of:=RAND()" office:value-type="float" office:value="0.793207434109409" calcext:value-type="float">
            <text:p>0.793207434109409</text:p>
          </table:table-cell>
          <table:table-cell table:number-columns-repeated="2"/>
        </table:table-row>
        <table:table-row table:style-name="ro1">
          <table:table-cell office:value-type="float" office:value="510.6025" calcext:value-type="float">
            <text:p>510.6025</text:p>
          </table:table-cell>
          <table:table-cell table:number-columns-repeated="3"/>
          <table:table-cell table:formula="of:=[.$C$4] + ([.$C$5] - [.$C$4]) * (([.A50] - [.$C$1]) / ([.$C$2] - [.$C$1]))" office:value-type="float" office:value="-0.493394809938538" calcext:value-type="float">
            <text:p>-0.493394809938538</text:p>
          </table:table-cell>
          <table:table-cell table:number-columns-repeated="11"/>
          <table:table-cell table:style-name="ce9" table:formula="of:=RAND()" office:value-type="float" office:value="0.81127889281003" calcext:value-type="float">
            <text:p>0.81127889281003</text:p>
          </table:table-cell>
          <table:table-cell/>
          <table:table-cell table:style-name="ce9" table:formula="of:=RAND()" office:value-type="float" office:value="0.0595585400166249" calcext:value-type="float">
            <text:p>0.059558540016625</text:p>
          </table:table-cell>
          <table:table-cell table:number-columns-repeated="2"/>
        </table:table-row>
        <table:table-row table:style-name="ro1">
          <table:table-cell office:value-type="float" office:value="693.65" calcext:value-type="float">
            <text:p>693.65</text:p>
          </table:table-cell>
          <table:table-cell table:number-columns-repeated="3"/>
          <table:table-cell table:formula="of:=[.$C$4] + ([.$C$5] - [.$C$4]) * (([.A51] - [.$C$1]) / ([.$C$2] - [.$C$1]))" office:value-type="float" office:value="-0.49038732141751" calcext:value-type="float">
            <text:p>-0.49038732141751</text:p>
          </table:table-cell>
          <table:table-cell table:number-columns-repeated="11"/>
          <table:table-cell table:style-name="ce9" table:formula="of:=RAND()" office:value-type="float" office:value="0.908560080145985" calcext:value-type="float">
            <text:p>0.908560080145985</text:p>
          </table:table-cell>
          <table:table-cell/>
          <table:table-cell table:style-name="ce9" table:formula="of:=RAND()" office:value-type="float" office:value="0.816468167645729" calcext:value-type="float">
            <text:p>0.816468167645729</text:p>
          </table:table-cell>
          <table:table-cell table:number-columns-repeated="2"/>
        </table:table-row>
        <table:table-row table:style-name="ro1">
          <table:table-cell office:value-type="float" office:value="531.54249" calcext:value-type="float">
            <text:p>531.54249</text:p>
          </table:table-cell>
          <table:table-cell table:number-columns-repeated="3"/>
          <table:table-cell table:formula="of:=[.$C$4] + ([.$C$5] - [.$C$4]) * (([.A52] - [.$C$1]) / ([.$C$2] - [.$C$1]))" office:value-type="float" office:value="-0.493050763832716" calcext:value-type="float">
            <text:p>-0.493050763832716</text:p>
          </table:table-cell>
          <table:table-cell table:number-columns-repeated="11"/>
          <table:table-cell table:style-name="ce9" table:formula="of:=RAND()" office:value-type="float" office:value="0.0248557455520075" calcext:value-type="float">
            <text:p>0.024855745552008</text:p>
          </table:table-cell>
          <table:table-cell/>
          <table:table-cell table:style-name="ce9" table:formula="of:=RAND()" office:value-type="float" office:value="0.756453578077815" calcext:value-type="float">
            <text:p>0.756453578077815</text:p>
          </table:table-cell>
          <table:table-cell table:number-columns-repeated="2"/>
        </table:table-row>
        <table:table-row table:style-name="ro1">
          <table:table-cell office:value-type="float" office:value="574.71599" calcext:value-type="float">
            <text:p>574.71599</text:p>
          </table:table-cell>
          <table:table-cell table:number-columns-repeated="3"/>
          <table:table-cell table:formula="of:=[.$C$4] + ([.$C$5] - [.$C$4]) * (([.A53] - [.$C$1]) / ([.$C$2] - [.$C$1]))" office:value-type="float" office:value="-0.492341418959595" calcext:value-type="float">
            <text:p>-0.492341418959595</text:p>
          </table:table-cell>
          <table:table-cell table:number-columns-repeated="11"/>
          <table:table-cell table:style-name="ce9" table:formula="of:=RAND()" office:value-type="float" office:value="0.822423293199904" calcext:value-type="float">
            <text:p>0.822423293199904</text:p>
          </table:table-cell>
          <table:table-cell/>
          <table:table-cell table:style-name="ce9" table:formula="of:=RAND()" office:value-type="float" office:value="0.447845016988306" calcext:value-type="float">
            <text:p>0.447845016988306</text:p>
          </table:table-cell>
          <table:table-cell table:number-columns-repeated="2"/>
        </table:table-row>
        <table:table-row table:style-name="ro1">
          <table:table-cell office:value-type="float" office:value="681.33" calcext:value-type="float">
            <text:p>681.33</text:p>
          </table:table-cell>
          <table:table-cell table:number-columns-repeated="3"/>
          <table:table-cell table:formula="of:=[.$C$4] + ([.$C$5] - [.$C$4]) * (([.A54] - [.$C$1]) / ([.$C$2] - [.$C$1]))" office:value-type="float" office:value="-0.490589740235462" calcext:value-type="float">
            <text:p>-0.490589740235462</text:p>
          </table:table-cell>
          <table:table-cell table:number-columns-repeated="11"/>
          <table:table-cell table:style-name="ce9" table:formula="of:=RAND()" office:value-type="float" office:value="0.0824062268147248" calcext:value-type="float">
            <text:p>0.082406226814725</text:p>
          </table:table-cell>
          <table:table-cell/>
          <table:table-cell table:style-name="ce9" table:formula="of:=RAND()" office:value-type="float" office:value="0.130685297460262" calcext:value-type="float">
            <text:p>0.130685297460262</text:p>
          </table:table-cell>
          <table:table-cell table:number-columns-repeated="2"/>
        </table:table-row>
        <table:table-row table:style-name="ro1">
          <table:table-cell office:value-type="float" office:value="774.18" calcext:value-type="float">
            <text:p>774.18</text:p>
          </table:table-cell>
          <table:table-cell table:number-columns-repeated="3"/>
          <table:table-cell table:formula="of:=[.$C$4] + ([.$C$5] - [.$C$4]) * (([.A55] - [.$C$1]) / ([.$C$2] - [.$C$1]))" office:value-type="float" office:value="-0.489064205556335" calcext:value-type="float">
            <text:p>-0.489064205556335</text:p>
          </table:table-cell>
          <table:table-cell table:number-columns-repeated="11"/>
          <table:table-cell table:style-name="ce9" table:formula="of:=RAND()" office:value-type="float" office:value="0.442296424266238" calcext:value-type="float">
            <text:p>0.442296424266238</text:p>
          </table:table-cell>
          <table:table-cell/>
          <table:table-cell table:style-name="ce9" table:formula="of:=RAND()" office:value-type="float" office:value="0.841497932669255" calcext:value-type="float">
            <text:p>0.841497932669255</text:p>
          </table:table-cell>
          <table:table-cell table:number-columns-repeated="2"/>
        </table:table-row>
        <table:table-row table:style-name="ro1">
          <table:table-cell office:value-type="float" office:value="746.19374" calcext:value-type="float">
            <text:p>746.19374</text:p>
          </table:table-cell>
          <table:table-cell table:number-columns-repeated="3"/>
          <table:table-cell table:formula="of:=[.$C$4] + ([.$C$5] - [.$C$4]) * (([.A56] - [.$C$1]) / ([.$C$2] - [.$C$1]))" office:value-type="float" office:value="-0.48952402257485" calcext:value-type="float">
            <text:p>-0.48952402257485</text:p>
          </table:table-cell>
          <table:table-cell table:number-columns-repeated="11"/>
          <table:table-cell table:style-name="ce9" table:formula="of:=RAND()" office:value-type="float" office:value="0.11041410333052" calcext:value-type="float">
            <text:p>0.11041410333052</text:p>
          </table:table-cell>
          <table:table-cell/>
          <table:table-cell table:style-name="ce9" table:formula="of:=RAND()" office:value-type="float" office:value="0.64071436379778" calcext:value-type="float">
            <text:p>0.64071436379778</text:p>
          </table:table-cell>
          <table:table-cell table:number-columns-repeated="2"/>
        </table:table-row>
        <table:table-row table:style-name="ro1">
          <table:table-cell office:value-type="float" office:value="768.8475" calcext:value-type="float">
            <text:p>768.8475</text:p>
          </table:table-cell>
          <table:table-cell table:number-columns-repeated="3"/>
          <table:table-cell table:formula="of:=[.$C$4] + ([.$C$5] - [.$C$4]) * (([.A57] - [.$C$1]) / ([.$C$2] - [.$C$1]))" office:value-type="float" office:value="-0.489151819058505" calcext:value-type="float">
            <text:p>-0.489151819058505</text:p>
          </table:table-cell>
          <table:table-cell table:number-columns-repeated="11"/>
          <table:table-cell table:style-name="ce9" table:formula="of:=RAND()" office:value-type="float" office:value="0.413245640765518" calcext:value-type="float">
            <text:p>0.413245640765518</text:p>
          </table:table-cell>
          <table:table-cell/>
          <table:table-cell table:style-name="ce9" table:formula="of:=RAND()" office:value-type="float" office:value="0.816237327968069" calcext:value-type="float">
            <text:p>0.816237327968069</text:p>
          </table:table-cell>
          <table:table-cell table:number-columns-repeated="2"/>
        </table:table-row>
        <table:table-row table:style-name="ro1">
          <table:table-cell office:value-type="float" office:value="789.36475" calcext:value-type="float">
            <text:p>789.36475</text:p>
          </table:table-cell>
          <table:table-cell table:number-columns-repeated="3"/>
          <table:table-cell table:formula="of:=[.$C$4] + ([.$C$5] - [.$C$4]) * (([.A58] - [.$C$1]) / ([.$C$2] - [.$C$1]))" office:value-type="float" office:value="-0.488814718612675" calcext:value-type="float">
            <text:p>-0.488814718612675</text:p>
          </table:table-cell>
          <table:table-cell table:number-columns-repeated="11"/>
          <table:table-cell table:style-name="ce9" table:formula="of:=RAND()" office:value-type="float" office:value="0.663104806457139" calcext:value-type="float">
            <text:p>0.663104806457139</text:p>
          </table:table-cell>
          <table:table-cell/>
          <table:table-cell table:style-name="ce9" table:formula="of:=RAND()" office:value-type="float" office:value="0.706620396848843" calcext:value-type="float">
            <text:p>0.706620396848843</text:p>
          </table:table-cell>
          <table:table-cell table:number-columns-repeated="2"/>
        </table:table-row>
        <table:table-row table:style-name="ro1">
          <table:table-cell office:value-type="float" office:value="893.1815" calcext:value-type="float">
            <text:p>893.1815</text:p>
          </table:table-cell>
          <table:table-cell table:number-columns-repeated="3"/>
          <table:table-cell table:formula="of:=[.$C$4] + ([.$C$5] - [.$C$4]) * (([.A59] - [.$C$1]) / ([.$C$2] - [.$C$1]))" office:value-type="float" office:value="-0.487108999146878" calcext:value-type="float">
            <text:p>-0.487108999146878</text:p>
          </table:table-cell>
          <table:table-cell table:number-columns-repeated="11"/>
          <table:table-cell table:style-name="ce9" table:formula="of:=RAND()" office:value-type="float" office:value="0.92816290113838" calcext:value-type="float">
            <text:p>0.92816290113838</text:p>
          </table:table-cell>
          <table:table-cell/>
          <table:table-cell table:style-name="ce9" table:formula="of:=RAND()" office:value-type="float" office:value="0.305855112461215" calcext:value-type="float">
            <text:p>0.305855112461215</text:p>
          </table:table-cell>
          <table:table-cell table:number-columns-repeated="2"/>
        </table:table-row>
        <table:table-row table:style-name="ro1">
          <table:table-cell office:value-type="float" office:value="934.355" calcext:value-type="float">
            <text:p>934.355</text:p>
          </table:table-cell>
          <table:table-cell table:number-columns-repeated="3"/>
          <table:table-cell table:formula="of:=[.$C$4] + ([.$C$5] - [.$C$4]) * (([.A60] - [.$C$1]) / ([.$C$2] - [.$C$1]))" office:value-type="float" office:value="-0.486432514471476" calcext:value-type="float">
            <text:p>-0.486432514471476</text:p>
          </table:table-cell>
          <table:table-cell table:number-columns-repeated="11"/>
          <table:table-cell table:style-name="ce9" table:formula="of:=RAND()" office:value-type="float" office:value="0.746451023156743" calcext:value-type="float">
            <text:p>0.746451023156743</text:p>
          </table:table-cell>
          <table:table-cell/>
          <table:table-cell table:style-name="ce9" table:formula="of:=RAND()" office:value-type="float" office:value="0.173163744847851" calcext:value-type="float">
            <text:p>0.173163744847851</text:p>
          </table:table-cell>
          <table:table-cell table:number-columns-repeated="2"/>
        </table:table-row>
        <table:table-row table:style-name="ro1">
          <table:table-cell office:value-type="float" office:value="1068.363" calcext:value-type="float">
            <text:p>1068.363</text:p>
          </table:table-cell>
          <table:table-cell table:number-columns-repeated="3"/>
          <table:table-cell table:formula="of:=[.$C$4] + ([.$C$5] - [.$C$4]) * (([.A61] - [.$C$1]) / ([.$C$2] - [.$C$1]))" office:value-type="float" office:value="-0.484230749783481" calcext:value-type="float">
            <text:p>-0.484230749783481</text:p>
          </table:table-cell>
          <table:table-cell table:number-columns-repeated="11"/>
          <table:table-cell table:style-name="ce9" table:formula="of:=RAND()" office:value-type="float" office:value="0.747869766474311" calcext:value-type="float">
            <text:p>0.747869766474311</text:p>
          </table:table-cell>
          <table:table-cell/>
          <table:table-cell table:style-name="ce9" table:formula="of:=RAND()" office:value-type="float" office:value="0.153561374792974" calcext:value-type="float">
            <text:p>0.153561374792974</text:p>
          </table:table-cell>
          <table:table-cell table:number-columns-repeated="2"/>
        </table:table-row>
        <table:table-row table:style-name="ro1">
          <table:table-cell office:value-type="float" office:value="1154.92593" calcext:value-type="float">
            <text:p>1154.92593</text:p>
          </table:table-cell>
          <table:table-cell table:number-columns-repeated="3"/>
          <table:table-cell table:formula="of:=[.$C$4] + ([.$C$5] - [.$C$4]) * (([.A62] - [.$C$1]) / ([.$C$2] - [.$C$1]))" office:value-type="float" office:value="-0.482808512285992" calcext:value-type="float">
            <text:p>-0.482808512285992</text:p>
          </table:table-cell>
          <table:table-cell table:number-columns-repeated="11"/>
          <table:table-cell table:style-name="ce9" table:formula="of:=RAND()" office:value-type="float" office:value="0.30124049117961" calcext:value-type="float">
            <text:p>0.30124049117961</text:p>
          </table:table-cell>
          <table:table-cell/>
          <table:table-cell table:style-name="ce9" table:formula="of:=RAND()" office:value-type="float" office:value="0.537000422479369" calcext:value-type="float">
            <text:p>0.537000422479369</text:p>
          </table:table-cell>
          <table:table-cell table:number-columns-repeated="2"/>
        </table:table-row>
        <table:table-row table:style-name="ro1">
          <table:table-cell office:value-type="float" office:value="1099.51926" calcext:value-type="float">
            <text:p>1099.51926</text:p>
          </table:table-cell>
          <table:table-cell table:number-columns-repeated="3"/>
          <table:table-cell table:formula="of:=[.$C$4] + ([.$C$5] - [.$C$4]) * (([.A63] - [.$C$1]) / ([.$C$2] - [.$C$1]))" office:value-type="float" office:value="-0.483718849351581" calcext:value-type="float">
            <text:p>-0.483718849351581</text:p>
          </table:table-cell>
          <table:table-cell table:number-columns-repeated="11"/>
          <table:table-cell table:style-name="ce9" table:formula="of:=RAND()" office:value-type="float" office:value="0.262510325223457" calcext:value-type="float">
            <text:p>0.262510325223457</text:p>
          </table:table-cell>
          <table:table-cell/>
          <table:table-cell table:style-name="ce9" table:formula="of:=RAND()" office:value-type="float" office:value="0.970041166347239" calcext:value-type="float">
            <text:p>0.970041166347239</text:p>
          </table:table-cell>
          <table:table-cell table:number-columns-repeated="2"/>
        </table:table-row>
        <table:table-row table:style-name="ro1">
          <table:table-cell office:value-type="float" office:value="1019.78966" calcext:value-type="float">
            <text:p>1019.78966</text:p>
          </table:table-cell>
          <table:table-cell table:number-columns-repeated="3"/>
          <table:table-cell table:formula="of:=[.$C$4] + ([.$C$5] - [.$C$4]) * (([.A64] - [.$C$1]) / ([.$C$2] - [.$C$1]))" office:value-type="float" office:value="-0.485028814561628" calcext:value-type="float">
            <text:p>-0.485028814561628</text:p>
          </table:table-cell>
          <table:table-cell table:number-columns-repeated="11"/>
          <table:table-cell table:style-name="ce9" table:formula="of:=RAND()" office:value-type="float" office:value="0.746990367052062" calcext:value-type="float">
            <text:p>0.746990367052062</text:p>
          </table:table-cell>
          <table:table-cell/>
          <table:table-cell table:style-name="ce9" table:formula="of:=RAND()" office:value-type="float" office:value="0.55044983827963" calcext:value-type="float">
            <text:p>0.55044983827963</text:p>
          </table:table-cell>
          <table:table-cell table:number-columns-repeated="2"/>
        </table:table-row>
        <table:table-row table:style-name="ro1">
          <table:table-cell office:value-type="float" office:value="1028.845" calcext:value-type="float">
            <text:p>1028.845</text:p>
          </table:table-cell>
          <table:table-cell table:number-columns-repeated="3"/>
          <table:table-cell table:formula="of:=[.$C$4] + ([.$C$5] - [.$C$4]) * (([.A65] - [.$C$1]) / ([.$C$2] - [.$C$1]))" office:value-type="float" office:value="-0.48488003443022" calcext:value-type="float">
            <text:p>-0.48488003443022</text:p>
          </table:table-cell>
          <table:table-cell table:number-columns-repeated="11"/>
          <table:table-cell table:style-name="ce9" table:formula="of:=RAND()" office:value-type="float" office:value="0.48814621821788" calcext:value-type="float">
            <text:p>0.48814621821788</text:p>
          </table:table-cell>
          <table:table-cell/>
          <table:table-cell table:style-name="ce9" table:formula="of:=RAND()" office:value-type="float" office:value="0.735393729944154" calcext:value-type="float">
            <text:p>0.735393729944154</text:p>
          </table:table-cell>
          <table:table-cell table:number-columns-repeated="2"/>
        </table:table-row>
        <table:table-row table:style-name="ro1">
          <table:table-cell office:value-type="float" office:value="1071.2848" calcext:value-type="float">
            <text:p>1071.2848</text:p>
          </table:table-cell>
          <table:table-cell table:number-columns-repeated="3"/>
          <table:table-cell table:formula="of:=[.$C$4] + ([.$C$5] - [.$C$4]) * (([.A66] - [.$C$1]) / ([.$C$2] - [.$C$1]))" office:value-type="float" office:value="-0.484182744320632" calcext:value-type="float">
            <text:p>-0.484182744320632</text:p>
          </table:table-cell>
          <table:table-cell table:number-columns-repeated="11"/>
          <table:table-cell table:style-name="ce9" table:formula="of:=RAND()" office:value-type="float" office:value="0.645166734048865" calcext:value-type="float">
            <text:p>0.645166734048865</text:p>
          </table:table-cell>
          <table:table-cell/>
          <table:table-cell table:style-name="ce9" table:formula="of:=RAND()" office:value-type="float" office:value="0.31216398263651" calcext:value-type="float">
            <text:p>0.31216398263651</text:p>
          </table:table-cell>
          <table:table-cell table:number-columns-repeated="2"/>
        </table:table-row>
        <table:table-row table:style-name="ro1">
          <table:table-cell office:value-type="float" office:value="1139.33083" calcext:value-type="float">
            <text:p>1139.33083</text:p>
          </table:table-cell>
          <table:table-cell table:number-columns-repeated="3"/>
          <table:table-cell table:formula="of:=[.$C$4] + ([.$C$5] - [.$C$4]) * (([.A67] - [.$C$1]) / ([.$C$2] - [.$C$1]))" office:value-type="float" office:value="-0.483064741320719" calcext:value-type="float">
            <text:p>-0.483064741320719</text:p>
          </table:table-cell>
          <table:table-cell table:number-columns-repeated="11"/>
          <table:table-cell table:style-name="ce9" table:formula="of:=RAND()" office:value-type="float" office:value="0.264042649006628" calcext:value-type="float">
            <text:p>0.264042649006628</text:p>
          </table:table-cell>
          <table:table-cell/>
          <table:table-cell table:style-name="ce9" table:formula="of:=RAND()" office:value-type="float" office:value="0.415909696462224" calcext:value-type="float">
            <text:p>0.415909696462224</text:p>
          </table:table-cell>
          <table:table-cell table:number-columns-repeated="2"/>
        </table:table-row>
        <table:table-row table:style-name="ro1">
          <table:table-cell office:value-type="float" office:value="1004.61633" calcext:value-type="float">
            <text:p>1004.61633</text:p>
          </table:table-cell>
          <table:table-cell table:number-columns-repeated="3"/>
          <table:table-cell table:formula="of:=[.$C$4] + ([.$C$5] - [.$C$4]) * (([.A68] - [.$C$1]) / ([.$C$2] - [.$C$1]))" office:value-type="float" office:value="-0.48527811387356" calcext:value-type="float">
            <text:p>-0.48527811387356</text:p>
          </table:table-cell>
          <table:table-cell table:number-columns-repeated="11"/>
          <table:table-cell table:style-name="ce9" table:formula="of:=RAND()" office:value-type="float" office:value="0.383635787121492" calcext:value-type="float">
            <text:p>0.383635787121492</text:p>
          </table:table-cell>
          <table:table-cell/>
          <table:table-cell table:style-name="ce9" table:formula="of:=RAND()" office:value-type="float" office:value="0.96027820437292" calcext:value-type="float">
            <text:p>0.96027820437292</text:p>
          </table:table-cell>
          <table:table-cell table:number-columns-repeated="2"/>
        </table:table-row>
        <table:table-row table:style-name="ro1">
          <table:table-cell office:value-type="float" office:value="759.43041" calcext:value-type="float">
            <text:p>759.43041</text:p>
          </table:table-cell>
          <table:table-cell table:number-columns-repeated="3"/>
          <table:table-cell table:formula="of:=[.$C$4] + ([.$C$5] - [.$C$4]) * (([.A69] - [.$C$1]) / ([.$C$2] - [.$C$1]))" office:value-type="float" office:value="-0.489306542778176" calcext:value-type="float">
            <text:p>-0.489306542778176</text:p>
          </table:table-cell>
          <table:table-cell table:number-columns-repeated="11"/>
          <table:table-cell table:style-name="ce9" table:formula="of:=RAND()" office:value-type="float" office:value="0.777780452862055" calcext:value-type="float">
            <text:p>0.777780452862055</text:p>
          </table:table-cell>
          <table:table-cell/>
          <table:table-cell table:style-name="ce9" table:formula="of:=RAND()" office:value-type="float" office:value="0.708097358273212" calcext:value-type="float">
            <text:p>0.708097358273212</text:p>
          </table:table-cell>
          <table:table-cell table:number-columns-repeated="2"/>
        </table:table-row>
        <table:table-row table:style-name="ro1">
          <table:table-cell office:value-type="float" office:value="689.81" calcext:value-type="float">
            <text:p>689.81</text:p>
          </table:table-cell>
          <table:table-cell table:number-columns-repeated="3"/>
          <table:table-cell table:formula="of:=[.$C$4] + ([.$C$5] - [.$C$4]) * (([.A70] - [.$C$1]) / ([.$C$2] - [.$C$1]))" office:value-type="float" office:value="-0.490450412997131" calcext:value-type="float">
            <text:p>-0.490450412997131</text:p>
          </table:table-cell>
          <table:table-cell table:number-columns-repeated="11"/>
          <table:table-cell table:style-name="ce9" table:formula="of:=RAND()" office:value-type="float" office:value="0.972374498015023" calcext:value-type="float">
            <text:p>0.972374498015023</text:p>
          </table:table-cell>
          <table:table-cell/>
          <table:table-cell table:style-name="ce9" table:formula="of:=RAND()" office:value-type="float" office:value="0.637213454332824" calcext:value-type="float">
            <text:p>0.637213454332824</text:p>
          </table:table-cell>
          <table:table-cell table:number-columns-repeated="2"/>
        </table:table-row>
        <table:table-row table:style-name="ro1">
          <table:table-cell office:value-type="float" office:value="841.83966" calcext:value-type="float">
            <text:p>841.83966</text:p>
          </table:table-cell>
          <table:table-cell table:number-columns-repeated="3"/>
          <table:table-cell table:formula="of:=[.$C$4] + ([.$C$5] - [.$C$4]) * (([.A71] - [.$C$1]) / ([.$C$2] - [.$C$1]))" office:value-type="float" office:value="-0.487952550653719" calcext:value-type="float">
            <text:p>-0.487952550653719</text:p>
          </table:table-cell>
          <table:table-cell table:number-columns-repeated="11"/>
          <table:table-cell table:style-name="ce9" table:formula="of:=RAND()" office:value-type="float" office:value="0.724019644691166" calcext:value-type="float">
            <text:p>0.724019644691166</text:p>
          </table:table-cell>
          <table:table-cell/>
          <table:table-cell table:style-name="ce9" table:formula="of:=RAND()" office:value-type="float" office:value="0.31259056368582" calcext:value-type="float">
            <text:p>0.31259056368582</text:p>
          </table:table-cell>
          <table:table-cell table:number-columns-repeated="2"/>
        </table:table-row>
        <table:table-row table:style-name="ro1">
          <table:table-cell office:value-type="float" office:value="916.77599" calcext:value-type="float">
            <text:p>916.77599</text:p>
          </table:table-cell>
          <table:table-cell table:number-columns-repeated="3"/>
          <table:table-cell table:formula="of:=[.$C$4] + ([.$C$5] - [.$C$4]) * (([.A72] - [.$C$1]) / ([.$C$2] - [.$C$1]))" office:value-type="float" office:value="-0.486721339343633" calcext:value-type="float">
            <text:p>-0.486721339343633</text:p>
          </table:table-cell>
          <table:table-cell table:number-columns-repeated="11"/>
          <table:table-cell table:style-name="ce9" table:formula="of:=RAND()" office:value-type="float" office:value="0.889106947061881" calcext:value-type="float">
            <text:p>0.889106947061881</text:p>
          </table:table-cell>
          <table:table-cell/>
          <table:table-cell table:style-name="ce9" table:formula="of:=RAND()" office:value-type="float" office:value="0.0989863596444028" calcext:value-type="float">
            <text:p>0.098986359644403</text:p>
          </table:table-cell>
          <table:table-cell table:number-columns-repeated="2"/>
        </table:table-row>
        <table:table-row table:style-name="ro1">
          <table:table-cell office:value-type="float" office:value="967.42866" calcext:value-type="float">
            <text:p>967.42866</text:p>
          </table:table-cell>
          <table:table-cell table:number-columns-repeated="3"/>
          <table:table-cell table:formula="of:=[.$C$4] + ([.$C$5] - [.$C$4]) * (([.A73] - [.$C$1]) / ([.$C$2] - [.$C$1]))" office:value-type="float" office:value="-0.485889110968023" calcext:value-type="float">
            <text:p>-0.485889110968023</text:p>
          </table:table-cell>
          <table:table-cell table:number-columns-repeated="11"/>
          <table:table-cell table:style-name="ce9" table:formula="of:=RAND()" office:value-type="float" office:value="0.164225951977259" calcext:value-type="float">
            <text:p>0.164225951977259</text:p>
          </table:table-cell>
          <table:table-cell table:number-columns-repeated="4"/>
        </table:table-row>
        <table:table-row table:style-name="ro1">
          <table:table-cell office:value-type="float" office:value="866.29003" calcext:value-type="float">
            <text:p>866.29003</text:p>
          </table:table-cell>
          <table:table-cell table:number-columns-repeated="3"/>
          <table:table-cell table:formula="of:=[.$C$4] + ([.$C$5] - [.$C$4]) * (([.A74] - [.$C$1]) / ([.$C$2] - [.$C$1]))" office:value-type="float" office:value="-0.487550828657462" calcext:value-type="float">
            <text:p>-0.487550828657462</text:p>
          </table:table-cell>
          <table:table-cell table:number-columns-repeated="11"/>
          <table:table-cell table:style-name="ce9" table:formula="of:=RAND()" office:value-type="float" office:value="0.28778339563796" calcext:value-type="float">
            <text:p>0.28778339563796</text:p>
          </table:table-cell>
          <table:table-cell table:number-columns-repeated="4"/>
        </table:table-row>
        <table:table-row table:style-name="ro1">
          <table:table-cell office:value-type="float" office:value="911.23204" calcext:value-type="float">
            <text:p>911.23204</text:p>
          </table:table-cell>
          <table:table-cell table:number-columns-repeated="3"/>
          <table:table-cell table:formula="of:=[.$C$4] + ([.$C$5] - [.$C$4]) * (([.A75] - [.$C$1]) / ([.$C$2] - [.$C$1]))" office:value-type="float" office:value="-0.486812426990206" calcext:value-type="float">
            <text:p>-0.486812426990206</text:p>
          </table:table-cell>
          <table:table-cell table:number-columns-repeated="11"/>
          <table:table-cell table:style-name="ce9" table:formula="of:=RAND()" office:value-type="float" office:value="0.0791429220004857" calcext:value-type="float">
            <text:p>0.079142922000486</text:p>
          </table:table-cell>
          <table:table-cell table:number-columns-repeated="4"/>
        </table:table-row>
        <table:table-row table:style-name="ro1">
          <table:table-cell office:value-type="float" office:value="889.81946" calcext:value-type="float">
            <text:p>889.81946</text:p>
          </table:table-cell>
          <table:table-cell table:number-columns-repeated="3"/>
          <table:table-cell table:formula="of:=[.$C$4] + ([.$C$5] - [.$C$4]) * (([.A76] - [.$C$1]) / ([.$C$2] - [.$C$1]))" office:value-type="float" office:value="-0.487164237796448" calcext:value-type="float">
            <text:p>-0.487164237796448</text:p>
          </table:table-cell>
          <table:table-cell table:number-columns-repeated="11"/>
          <table:table-cell table:style-name="ce9" table:formula="of:=RAND()" office:value-type="float" office:value="0.937592693492474" calcext:value-type="float">
            <text:p>0.937592693492474</text:p>
          </table:table-cell>
          <table:table-cell table:number-columns-repeated="4"/>
        </table:table-row>
        <table:table-row table:style-name="ro1">
          <table:table-cell office:value-type="float" office:value="848.9975" calcext:value-type="float">
            <text:p>848.9975</text:p>
          </table:table-cell>
          <table:table-cell table:number-columns-repeated="3"/>
          <table:table-cell table:formula="of:=[.$C$4] + ([.$C$5] - [.$C$4]) * (([.A77] - [.$C$1]) / ([.$C$2] - [.$C$1]))" office:value-type="float" office:value="-0.487834946634897" calcext:value-type="float">
            <text:p>-0.487834946634897</text:p>
          </table:table-cell>
          <table:table-cell table:number-columns-repeated="11"/>
          <table:table-cell table:style-name="ce9" table:formula="of:=RAND()" office:value-type="float" office:value="0.558849655867205" calcext:value-type="float">
            <text:p>0.558849655867205</text:p>
          </table:table-cell>
          <table:table-cell table:number-columns-repeated="4"/>
        </table:table-row>
        <table:table-row table:style-name="ro1">
          <table:table-cell office:value-type="float" office:value="868.95316" calcext:value-type="float">
            <text:p>868.95316</text:p>
          </table:table-cell>
          <table:table-cell table:number-columns-repeated="3"/>
          <table:table-cell table:formula="of:=[.$C$4] + ([.$C$5] - [.$C$4]) * (([.A78] - [.$C$1]) / ([.$C$2] - [.$C$1]))" office:value-type="float" office:value="-0.487507073168285" calcext:value-type="float">
            <text:p>-0.487507073168285</text:p>
          </table:table-cell>
          <table:table-cell table:number-columns-repeated="11"/>
          <table:table-cell table:style-name="ce9" table:formula="of:=RAND()" office:value-type="float" office:value="0.956818099080799" calcext:value-type="float">
            <text:p>0.956818099080799</text:p>
          </table:table-cell>
          <table:table-cell table:number-columns-repeated="4"/>
        </table:table-row>
        <table:table-row table:style-name="ro1">
          <table:table-cell office:value-type="float" office:value="653.80483" calcext:value-type="float">
            <text:p>653.80483</text:p>
          </table:table-cell>
          <table:table-cell table:number-columns-repeated="3"/>
          <table:table-cell table:formula="of:=[.$C$4] + ([.$C$5] - [.$C$4]) * (([.A79] - [.$C$1]) / ([.$C$2] - [.$C$1]))" office:value-type="float" office:value="-0.491041981499693" calcext:value-type="float">
            <text:p>-0.491041981499693</text:p>
          </table:table-cell>
          <table:table-cell table:number-columns-repeated="11"/>
          <table:table-cell table:style-name="ce9" table:formula="of:=RAND()" office:value-type="float" office:value="0.122016868484284" calcext:value-type="float">
            <text:p>0.122016868484284</text:p>
          </table:table-cell>
          <table:table-cell table:number-columns-repeated="4"/>
        </table:table-row>
        <table:table-row table:style-name="ro1">
          <table:table-cell office:value-type="float" office:value="654.06266" calcext:value-type="float">
            <text:p>654.06266</text:p>
          </table:table-cell>
          <table:table-cell table:number-columns-repeated="3"/>
          <table:table-cell table:formula="of:=[.$C$4] + ([.$C$5] - [.$C$4]) * (([.A80] - [.$C$1]) / ([.$C$2] - [.$C$1]))" office:value-type="float" office:value="-0.491037745327304" calcext:value-type="float">
            <text:p>-0.491037745327304</text:p>
          </table:table-cell>
          <table:table-cell table:number-columns-repeated="11"/>
          <table:table-cell table:style-name="ce9" table:formula="of:=RAND()" office:value-type="float" office:value="0.827827912786607" calcext:value-type="float">
            <text:p>0.827827912786607</text:p>
          </table:table-cell>
          <table:table-cell table:number-columns-repeated="4"/>
        </table:table-row>
        <table:table-row table:style-name="ro1">
          <table:table-cell office:value-type="float" office:value="553.69166" calcext:value-type="float">
            <text:p>553.69166</text:p>
          </table:table-cell>
          <table:table-cell table:number-columns-repeated="3"/>
          <table:table-cell table:formula="of:=[.$C$4] + ([.$C$5] - [.$C$4]) * (([.A81] - [.$C$1]) / ([.$C$2] - [.$C$1]))" office:value-type="float" office:value="-0.492686850779955" calcext:value-type="float">
            <text:p>-0.492686850779955</text:p>
          </table:table-cell>
          <table:table-cell table:number-columns-repeated="11"/>
          <table:table-cell table:style-name="ce9" table:formula="of:=RAND()" office:value-type="float" office:value="0.311592291859538" calcext:value-type="float">
            <text:p>0.311592291859538</text:p>
          </table:table-cell>
          <table:table-cell table:number-columns-repeated="4"/>
        </table:table-row>
        <table:table-row table:style-name="ro1">
          <table:table-cell office:value-type="float" office:value="693.05883" calcext:value-type="float">
            <text:p>693.05883</text:p>
          </table:table-cell>
          <table:table-cell table:number-columns-repeated="3"/>
          <table:table-cell table:formula="of:=[.$C$4] + ([.$C$5] - [.$C$4]) * (([.A82] - [.$C$1]) / ([.$C$2] - [.$C$1]))" office:value-type="float" office:value="-0.490397034399053" calcext:value-type="float">
            <text:p>-0.490397034399053</text:p>
          </table:table-cell>
          <table:table-cell table:number-columns-repeated="11"/>
          <table:table-cell table:style-name="ce9" table:formula="of:=RAND()" office:value-type="float" office:value="0.387986064892082" calcext:value-type="float">
            <text:p>0.387986064892082</text:p>
          </table:table-cell>
          <table:table-cell table:number-columns-repeated="4"/>
        </table:table-row>
        <table:table-row table:style-name="ro1">
          <table:table-cell office:value-type="float" office:value="649.38965" calcext:value-type="float">
            <text:p>649.38965</text:p>
          </table:table-cell>
          <table:table-cell table:number-columns-repeated="3"/>
          <table:table-cell table:formula="of:=[.$C$4] + ([.$C$5] - [.$C$4]) * (([.A83] - [.$C$1]) / ([.$C$2] - [.$C$1]))" office:value-type="float" office:value="-0.491114523343577" calcext:value-type="float">
            <text:p>-0.491114523343577</text:p>
          </table:table-cell>
          <table:table-cell table:number-columns-repeated="11"/>
          <table:table-cell table:style-name="ce9" table:formula="of:=RAND()" office:value-type="float" office:value="0.613632303771353" calcext:value-type="float">
            <text:p>0.613632303771353</text:p>
          </table:table-cell>
          <table:table-cell table:number-columns-repeated="4"/>
        </table:table-row>
        <table:table-row table:style-name="ro1">
          <table:table-cell office:value-type="float" office:value="595.95883" calcext:value-type="float">
            <text:p>595.95883</text:p>
          </table:table-cell>
          <table:table-cell table:number-columns-repeated="3"/>
          <table:table-cell table:formula="of:=[.$C$4] + ([.$C$5] - [.$C$4]) * (([.A84] - [.$C$1]) / ([.$C$2] - [.$C$1]))" office:value-type="float" office:value="-0.491992396998334" calcext:value-type="float">
            <text:p>-0.491992396998334</text:p>
          </table:table-cell>
          <table:table-cell table:number-columns-repeated="11"/>
          <table:table-cell table:style-name="ce9" table:formula="of:=RAND()" office:value-type="float" office:value="0.0106349318173591" calcext:value-type="float">
            <text:p>0.010634931817359</text:p>
          </table:table-cell>
          <table:table-cell table:number-columns-repeated="4"/>
        </table:table-row>
        <table:table-row table:style-name="ro1">
          <table:table-cell office:value-type="float" office:value="647.68316" calcext:value-type="float">
            <text:p>647.68316</text:p>
          </table:table-cell>
          <table:table-cell table:number-columns-repeated="3"/>
          <table:table-cell table:formula="of:=[.$C$4] + ([.$C$5] - [.$C$4]) * (([.A85] - [.$C$1]) / ([.$C$2] - [.$C$1]))" office:value-type="float" office:value="-0.49114256114298" calcext:value-type="float">
            <text:p>-0.49114256114298</text:p>
          </table:table-cell>
          <table:table-cell table:number-columns-repeated="11"/>
          <table:table-cell table:style-name="ce9" table:formula="of:=RAND()" office:value-type="float" office:value="0.954742345419686" calcext:value-type="float">
            <text:p>0.954742345419686</text:p>
          </table:table-cell>
          <table:table-cell table:number-columns-repeated="4"/>
        </table:table-row>
        <table:table-row table:style-name="ro1">
          <table:table-cell office:value-type="float" office:value="671.58116" calcext:value-type="float">
            <text:p>671.58116</text:p>
          </table:table-cell>
          <table:table-cell table:number-columns-repeated="3"/>
          <table:table-cell table:formula="of:=[.$C$4] + ([.$C$5] - [.$C$4]) * (([.A86] - [.$C$1]) / ([.$C$2] - [.$C$1]))" office:value-type="float" office:value="-0.49074991464043" calcext:value-type="float">
            <text:p>-0.49074991464043</text:p>
          </table:table-cell>
          <table:table-cell table:number-columns-repeated="11"/>
          <table:table-cell table:style-name="ce9" table:formula="of:=RAND()" office:value-type="float" office:value="0.782168587063408" calcext:value-type="float">
            <text:p>0.782168587063408</text:p>
          </table:table-cell>
          <table:table-cell table:number-columns-repeated="4"/>
        </table:table-row>
        <table:table-row table:style-name="ro1">
          <table:table-cell office:value-type="float" office:value="659.84333" calcext:value-type="float">
            <text:p>659.84333</text:p>
          </table:table-cell>
          <table:table-cell table:number-columns-repeated="3"/>
          <table:table-cell table:formula="of:=[.$C$4] + ([.$C$5] - [.$C$4]) * (([.A87] - [.$C$1]) / ([.$C$2] - [.$C$1]))" office:value-type="float" office:value="-0.490942768347729" calcext:value-type="float">
            <text:p>-0.490942768347729</text:p>
          </table:table-cell>
          <table:table-cell table:number-columns-repeated="11"/>
          <table:table-cell table:style-name="ce9" table:formula="of:=RAND()" office:value-type="float" office:value="0.74997583828714" calcext:value-type="float">
            <text:p>0.74997583828714</text:p>
          </table:table-cell>
          <table:table-cell table:number-columns-repeated="4"/>
        </table:table-row>
        <table:table-row table:style-name="ro1">
          <table:table-cell office:value-type="float" office:value="702.00083" calcext:value-type="float">
            <text:p>702.00083</text:p>
          </table:table-cell>
          <table:table-cell table:number-columns-repeated="3"/>
          <table:table-cell table:formula="of:=[.$C$4] + ([.$C$5] - [.$C$4]) * (([.A88] - [.$C$1]) / ([.$C$2] - [.$C$1]))" office:value-type="float" office:value="-0.490250116455049" calcext:value-type="float">
            <text:p>-0.490250116455049</text:p>
          </table:table-cell>
          <table:table-cell table:number-columns-repeated="11"/>
          <table:table-cell table:style-name="ce9" table:formula="of:=RAND()" office:value-type="float" office:value="0.270498775717861" calcext:value-type="float">
            <text:p>0.270498775717861</text:p>
          </table:table-cell>
          <table:table-cell table:number-columns-repeated="4"/>
        </table:table-row>
        <table:table-row table:style-name="ro1">
          <table:table-cell office:value-type="float" office:value="758.01016" calcext:value-type="float">
            <text:p>758.01016</text:p>
          </table:table-cell>
          <table:table-cell table:number-columns-repeated="3"/>
          <table:table-cell table:formula="of:=[.$C$4] + ([.$C$5] - [.$C$4]) * (([.A89] - [.$C$1]) / ([.$C$2] - [.$C$1]))" office:value-type="float" office:value="-0.489329877626081" calcext:value-type="float">
            <text:p>-0.489329877626081</text:p>
          </table:table-cell>
          <table:table-cell table:number-columns-repeated="11"/>
          <table:table-cell table:style-name="ce9" table:formula="of:=RAND()" office:value-type="float" office:value="0.845694310426469" calcext:value-type="float">
            <text:p>0.845694310426469</text:p>
          </table:table-cell>
          <table:table-cell table:number-columns-repeated="4"/>
        </table:table-row>
        <table:table-row table:style-name="ro1">
          <table:table-cell office:value-type="float" office:value="734.01166" calcext:value-type="float">
            <text:p>734.01166</text:p>
          </table:table-cell>
          <table:table-cell table:number-columns-repeated="3"/>
          <table:table-cell table:formula="of:=[.$C$4] + ([.$C$5] - [.$C$4]) * (([.A90] - [.$C$1]) / ([.$C$2] - [.$C$1]))" office:value-type="float" office:value="-0.489724175353567" calcext:value-type="float">
            <text:p>-0.489724175353567</text:p>
          </table:table-cell>
          <table:table-cell table:number-columns-repeated="11"/>
          <table:table-cell table:style-name="ce9" table:formula="of:=RAND()" office:value-type="float" office:value="0.302615603396952" calcext:value-type="float">
            <text:p>0.302615603396952</text:p>
          </table:table-cell>
          <table:table-cell table:number-columns-repeated="4"/>
        </table:table-row>
        <table:table-row table:style-name="ro1">
          <table:table-cell office:value-type="float" office:value="717.92623" calcext:value-type="float">
            <text:p>717.92623</text:p>
          </table:table-cell>
          <table:table-cell table:number-columns-repeated="3"/>
          <table:table-cell table:formula="of:=[.$C$4] + ([.$C$5] - [.$C$4]) * (([.A91] - [.$C$1]) / ([.$C$2] - [.$C$1]))" office:value-type="float" office:value="-0.489988460558668" calcext:value-type="float">
            <text:p>-0.489988460558668</text:p>
          </table:table-cell>
          <table:table-cell table:number-columns-repeated="11"/>
          <table:table-cell table:style-name="ce9" table:formula="of:=RAND()" office:value-type="float" office:value="0.58524623510879" calcext:value-type="float">
            <text:p>0.58524623510879</text:p>
          </table:table-cell>
          <table:table-cell table:number-columns-repeated="4"/>
        </table:table-row>
        <table:table-row table:style-name="ro1">
          <table:table-cell office:value-type="float" office:value="752.82022" calcext:value-type="float">
            <text:p>752.82022</text:p>
          </table:table-cell>
          <table:table-cell table:number-columns-repeated="3"/>
          <table:table-cell table:formula="of:=[.$C$4] + ([.$C$5] - [.$C$4]) * (([.A92] - [.$C$1]) / ([.$C$2] - [.$C$1]))" office:value-type="float" office:value="-0.489415148853357" calcext:value-type="float">
            <text:p>-0.489415148853357</text:p>
          </table:table-cell>
          <table:table-cell table:number-columns-repeated="11"/>
          <table:table-cell table:style-name="ce9" table:formula="of:=RAND()" office:value-type="float" office:value="0.230710469976976" calcext:value-type="float">
            <text:p>0.230710469976976</text:p>
          </table:table-cell>
          <table:table-cell table:number-columns-repeated="4"/>
        </table:table-row>
        <table:table-row table:style-name="ro1">
          <table:table-cell office:value-type="float" office:value="744.17249" calcext:value-type="float">
            <text:p>744.17249</text:p>
          </table:table-cell>
          <table:table-cell table:number-columns-repeated="3"/>
          <table:table-cell table:formula="of:=[.$C$4] + ([.$C$5] - [.$C$4]) * (([.A93] - [.$C$1]) / ([.$C$2] - [.$C$1]))" office:value-type="float" office:value="-0.48955723191217" calcext:value-type="float">
            <text:p>-0.48955723191217</text:p>
          </table:table-cell>
          <table:table-cell table:number-columns-repeated="11"/>
          <table:table-cell table:style-name="ce9" table:formula="of:=RAND()" office:value-type="float" office:value="0.409346739285758" calcext:value-type="float">
            <text:p>0.409346739285758</text:p>
          </table:table-cell>
          <table:table-cell table:number-columns-repeated="4"/>
        </table:table-row>
        <table:table-row table:style-name="ro1">
          <table:table-cell office:value-type="float" office:value="768.40783" calcext:value-type="float">
            <text:p>768.40783</text:p>
          </table:table-cell>
          <table:table-cell table:number-columns-repeated="3"/>
          <table:table-cell table:formula="of:=[.$C$4] + ([.$C$5] - [.$C$4]) * (([.A94] - [.$C$1]) / ([.$C$2] - [.$C$1]))" office:value-type="float" office:value="-0.48915904288007" calcext:value-type="float">
            <text:p>-0.48915904288007</text:p>
          </table:table-cell>
          <table:table-cell table:number-columns-repeated="11"/>
          <table:table-cell table:style-name="ce9" table:formula="of:=RAND()" office:value-type="float" office:value="0.74739581469541" calcext:value-type="float">
            <text:p>0.74739581469541</text:p>
          </table:table-cell>
          <table:table-cell table:number-columns-repeated="4"/>
        </table:table-row>
        <table:table-row table:style-name="ro1">
          <table:table-cell office:value-type="float" office:value="769.09849" calcext:value-type="float">
            <text:p>769.09849</text:p>
          </table:table-cell>
          <table:table-cell table:number-columns-repeated="3"/>
          <table:table-cell table:formula="of:=[.$C$4] + ([.$C$5] - [.$C$4]) * (([.A95] - [.$C$1]) / ([.$C$2] - [.$C$1]))" office:value-type="float" office:value="-0.489147695267992" calcext:value-type="float">
            <text:p>-0.489147695267992</text:p>
          </table:table-cell>
          <table:table-cell table:number-columns-repeated="11"/>
          <table:table-cell table:style-name="ce9" table:formula="of:=RAND()" office:value-type="float" office:value="0.878339044327115" calcext:value-type="float">
            <text:p>0.878339044327115</text:p>
          </table:table-cell>
          <table:table-cell table:number-columns-repeated="4"/>
        </table:table-row>
        <table:table-row table:style-name="ro1">
          <table:table-cell office:value-type="float" office:value="804.02719" calcext:value-type="float">
            <text:p>804.02719</text:p>
          </table:table-cell>
          <table:table-cell table:number-columns-repeated="3"/>
          <table:table-cell table:formula="of:=[.$C$4] + ([.$C$5] - [.$C$4]) * (([.A96] - [.$C$1]) / ([.$C$2] - [.$C$1]))" office:value-type="float" office:value="-0.48857381327395" calcext:value-type="float">
            <text:p>-0.48857381327395</text:p>
          </table:table-cell>
          <table:table-cell table:number-columns-repeated="11"/>
          <table:table-cell table:style-name="ce9" table:formula="of:=RAND()" office:value-type="float" office:value="0.14822090355448" calcext:value-type="float">
            <text:p>0.14822090355448</text:p>
          </table:table-cell>
          <table:table-cell table:number-columns-repeated="4"/>
        </table:table-row>
        <table:table-row table:style-name="ro1">
          <table:table-cell office:value-type="float" office:value="813.31748" calcext:value-type="float">
            <text:p>813.31748</text:p>
          </table:table-cell>
          <table:table-cell table:number-columns-repeated="3"/>
          <table:table-cell table:formula="of:=[.$C$4] + ([.$C$5] - [.$C$4]) * (([.A97] - [.$C$1]) / ([.$C$2] - [.$C$1]))" office:value-type="float" office:value="-0.488421172890814" calcext:value-type="float">
            <text:p>-0.488421172890814</text:p>
          </table:table-cell>
          <table:table-cell table:number-columns-repeated="11"/>
          <table:table-cell table:style-name="ce9" table:formula="of:=RAND()" office:value-type="float" office:value="0.396570679836398" calcext:value-type="float">
            <text:p>0.396570679836398</text:p>
          </table:table-cell>
          <table:table-cell table:number-columns-repeated="4"/>
        </table:table-row>
        <table:table-row table:style-name="ro1">
          <table:table-cell office:value-type="float" office:value="871.11583" calcext:value-type="float">
            <text:p>871.11583</text:p>
          </table:table-cell>
          <table:table-cell table:number-columns-repeated="3"/>
          <table:table-cell table:formula="of:=[.$C$4] + ([.$C$5] - [.$C$4]) * (([.A98] - [.$C$1]) / ([.$C$2] - [.$C$1]))" office:value-type="float" office:value="-0.487471540286384" calcext:value-type="float">
            <text:p>-0.487471540286384</text:p>
          </table:table-cell>
          <table:table-cell table:number-columns-repeated="11"/>
          <table:table-cell table:style-name="ce9" table:formula="of:=RAND()" office:value-type="float" office:value="0.62850436434874" calcext:value-type="float">
            <text:p>0.62850436434874</text:p>
          </table:table-cell>
          <table:table-cell table:number-columns-repeated="4"/>
        </table:table-row>
        <table:table-row table:style-name="ro1">
          <table:table-cell office:value-type="float" office:value="970.65083" calcext:value-type="float">
            <text:p>970.65083</text:p>
          </table:table-cell>
          <table:table-cell table:number-columns-repeated="3"/>
          <table:table-cell table:formula="of:=[.$C$4] + ([.$C$5] - [.$C$4]) * (([.A99] - [.$C$1]) / ([.$C$2] - [.$C$1]))" office:value-type="float" office:value="-0.48583617039638" calcext:value-type="float">
            <text:p>-0.48583617039638</text:p>
          </table:table-cell>
          <table:table-cell table:number-columns-repeated="11"/>
          <table:table-cell table:style-name="ce9" table:formula="of:=RAND()" office:value-type="float" office:value="0.895249531961039" calcext:value-type="float">
            <text:p>0.895249531961039</text:p>
          </table:table-cell>
          <table:table-cell table:number-columns-repeated="4"/>
        </table:table-row>
        <table:table-row table:style-name="ro1">
          <table:table-cell office:value-type="float" office:value="962.46447" calcext:value-type="float">
            <text:p>962.46447</text:p>
          </table:table-cell>
          <table:table-cell table:number-columns-repeated="3"/>
          <table:table-cell table:formula="of:=[.$C$4] + ([.$C$5] - [.$C$4]) * (([.A100] - [.$C$1]) / ([.$C$2] - [.$C$1]))" office:value-type="float" office:value="-0.485970673100482" calcext:value-type="float">
            <text:p>-0.485970673100482</text:p>
          </table:table-cell>
          <table:table-cell table:number-columns-repeated="11"/>
          <table:table-cell table:style-name="ce9" table:formula="of:=RAND()" office:value-type="float" office:value="0.88788136559788" calcext:value-type="float">
            <text:p>0.88788136559788</text:p>
          </table:table-cell>
          <table:table-cell table:number-columns-repeated="4"/>
        </table:table-row>
        <table:table-row table:style-name="ro1">
          <table:table-cell office:value-type="float" office:value="855.75933" calcext:value-type="float">
            <text:p>855.75933</text:p>
          </table:table-cell>
          <table:table-cell table:number-columns-repeated="3"/>
          <table:table-cell table:formula="of:=[.$C$4] + ([.$C$5] - [.$C$4]) * (([.A101] - [.$C$1]) / ([.$C$2] - [.$C$1]))" office:value-type="float" office:value="-0.487723849099524" calcext:value-type="float">
            <text:p>-0.487723849099524</text:p>
          </table:table-cell>
          <table:table-cell table:number-columns-repeated="11"/>
          <table:table-cell table:style-name="ce9" table:formula="of:=RAND()" office:value-type="float" office:value="0.472764060349025" calcext:value-type="float">
            <text:p>0.472764060349025</text:p>
          </table:table-cell>
          <table:table-cell table:number-columns-repeated="4"/>
        </table:table-row>
        <table:table-row table:style-name="ro1">
          <table:table-cell office:value-type="float" office:value="860.84166" calcext:value-type="float">
            <text:p>860.84166</text:p>
          </table:table-cell>
          <table:table-cell table:number-columns-repeated="3"/>
          <table:table-cell table:formula="of:=[.$C$4] + ([.$C$5] - [.$C$4]) * (([.A102] - [.$C$1]) / ([.$C$2] - [.$C$1]))" office:value-type="float" office:value="-0.487640345915186" calcext:value-type="float">
            <text:p>-0.487640345915186</text:p>
          </table:table-cell>
          <table:table-cell table:number-columns-repeated="11"/>
          <table:table-cell table:style-name="ce9" table:formula="of:=RAND()" office:value-type="float" office:value="0.327872351857378" calcext:value-type="float">
            <text:p>0.327872351857378</text:p>
          </table:table-cell>
          <table:table-cell table:number-columns-repeated="4"/>
        </table:table-row>
        <table:table-row table:style-name="ro1">
          <table:table-cell office:value-type="float" office:value="847.5325" calcext:value-type="float">
            <text:p>847.5325</text:p>
          </table:table-cell>
          <table:table-cell table:number-columns-repeated="3"/>
          <table:table-cell table:formula="of:=[.$C$4] + ([.$C$5] - [.$C$4]) * (([.A103] - [.$C$1]) / ([.$C$2] - [.$C$1]))" office:value-type="float" office:value="-0.487859016729726" calcext:value-type="float">
            <text:p>-0.487859016729726</text:p>
          </table:table-cell>
          <table:table-cell table:number-columns-repeated="11"/>
          <table:table-cell table:style-name="ce9" table:formula="of:=RAND()" office:value-type="float" office:value="0.719033002840709" calcext:value-type="float">
            <text:p>0.719033002840709</text:p>
          </table:table-cell>
          <table:table-cell table:number-columns-repeated="4"/>
        </table:table-row>
        <table:table-row table:style-name="ro1">
          <table:table-cell office:value-type="float" office:value="892.26115" calcext:value-type="float">
            <text:p>892.26115</text:p>
          </table:table-cell>
          <table:table-cell table:number-columns-repeated="3"/>
          <table:table-cell table:formula="of:=[.$C$4] + ([.$C$5] - [.$C$4]) * (([.A104] - [.$C$1]) / ([.$C$2] - [.$C$1]))" office:value-type="float" office:value="-0.487124120588364" calcext:value-type="float">
            <text:p>-0.487124120588364</text:p>
          </table:table-cell>
          <table:table-cell table:number-columns-repeated="11"/>
          <table:table-cell table:style-name="ce9" table:formula="of:=RAND()" office:value-type="float" office:value="0.881355231985087" calcext:value-type="float">
            <text:p>0.881355231985087</text:p>
          </table:table-cell>
          <table:table-cell table:number-columns-repeated="4"/>
        </table:table-row>
        <table:table-row table:style-name="ro1">
          <table:table-cell office:value-type="float" office:value="916.69666" calcext:value-type="float">
            <text:p>916.69666</text:p>
          </table:table-cell>
          <table:table-cell table:number-columns-repeated="3"/>
          <table:table-cell table:formula="of:=[.$C$4] + ([.$C$5] - [.$C$4]) * (([.A105] - [.$C$1]) / ([.$C$2] - [.$C$1]))" office:value-type="float" office:value="-0.486722642743375" calcext:value-type="float">
            <text:p>-0.486722642743375</text:p>
          </table:table-cell>
          <table:table-cell table:number-columns-repeated="11"/>
          <table:table-cell table:style-name="ce9" table:formula="of:=RAND()" office:value-type="float" office:value="0.232907812921479" calcext:value-type="float">
            <text:p>0.232907812921479</text:p>
          </table:table-cell>
          <table:table-cell table:number-columns-repeated="4"/>
        </table:table-row>
        <table:table-row table:style-name="ro1">
          <table:table-cell office:value-type="float" office:value="873.27168" calcext:value-type="float">
            <text:p>873.27168</text:p>
          </table:table-cell>
          <table:table-cell table:number-columns-repeated="3"/>
          <table:table-cell table:formula="of:=[.$C$4] + ([.$C$5] - [.$C$4]) * (([.A106] - [.$C$1]) / ([.$C$2] - [.$C$1]))" office:value-type="float" office:value="-0.487436119457758" calcext:value-type="float">
            <text:p>-0.487436119457758</text:p>
          </table:table-cell>
          <table:table-cell table:number-columns-repeated="11"/>
          <table:table-cell table:style-name="ce9" table:formula="of:=RAND()" office:value-type="float" office:value="0.411584943064622" calcext:value-type="float">
            <text:p>0.411584943064622</text:p>
          </table:table-cell>
          <table:table-cell table:number-columns-repeated="4"/>
        </table:table-row>
        <table:table-row table:style-name="ro1">
          <table:table-cell office:value-type="float" office:value="863.69888" calcext:value-type="float">
            <text:p>863.69888</text:p>
          </table:table-cell>
          <table:table-cell table:number-columns-repeated="3"/>
          <table:table-cell table:formula="of:=[.$C$4] + ([.$C$5] - [.$C$4]) * (([.A107] - [.$C$1]) / ([.$C$2] - [.$C$1]))" office:value-type="float" office:value="-0.487593401508122" calcext:value-type="float">
            <text:p>-0.487593401508122</text:p>
          </table:table-cell>
          <table:table-cell table:number-columns-repeated="11"/>
          <table:table-cell table:style-name="ce9" table:formula="of:=RAND()" office:value-type="float" office:value="0.740368917811834" calcext:value-type="float">
            <text:p>0.740368917811834</text:p>
          </table:table-cell>
          <table:table-cell table:number-columns-repeated="4"/>
        </table:table-row>
        <table:table-row table:style-name="ro1">
          <table:table-cell office:value-type="float" office:value="853.25666" calcext:value-type="float">
            <text:p>853.25666</text:p>
          </table:table-cell>
          <table:table-cell table:number-columns-repeated="3"/>
          <table:table-cell table:formula="of:=[.$C$4] + ([.$C$5] - [.$C$4]) * (([.A108] - [.$C$1]) / ([.$C$2] - [.$C$1]))" office:value-type="float" office:value="-0.487764968215037" calcext:value-type="float">
            <text:p>-0.487764968215037</text:p>
          </table:table-cell>
          <table:table-cell table:number-columns-repeated="11"/>
          <table:table-cell table:style-name="ce9" table:formula="of:=RAND()" office:value-type="float" office:value="0.179179024966136" calcext:value-type="float">
            <text:p>0.179179024966136</text:p>
          </table:table-cell>
          <table:table-cell table:number-columns-repeated="4"/>
        </table:table-row>
        <table:table-row table:style-name="ro1">
          <table:table-cell office:value-type="float" office:value="874.07416" calcext:value-type="float">
            <text:p>874.07416</text:p>
          </table:table-cell>
          <table:table-cell table:number-columns-repeated="3"/>
          <table:table-cell table:formula="of:=[.$C$4] + ([.$C$5] - [.$C$4]) * (([.A109] - [.$C$1]) / ([.$C$2] - [.$C$1]))" office:value-type="float" office:value="-0.487422934632025" calcext:value-type="float">
            <text:p>-0.487422934632025</text:p>
          </table:table-cell>
          <table:table-cell table:number-columns-repeated="11"/>
          <table:table-cell table:style-name="ce9" table:formula="of:=RAND()" office:value-type="float" office:value="0.618729018730976" calcext:value-type="float">
            <text:p>0.618729018730976</text:p>
          </table:table-cell>
          <table:table-cell table:number-columns-repeated="4"/>
        </table:table-row>
        <table:table-row table:style-name="ro1">
          <table:table-cell office:value-type="float" office:value="842.19173" calcext:value-type="float">
            <text:p>842.19173</text:p>
          </table:table-cell>
          <table:table-cell table:number-columns-repeated="3"/>
          <table:table-cell table:formula="of:=[.$C$4] + ([.$C$5] - [.$C$4]) * (([.A110] - [.$C$1]) / ([.$C$2] - [.$C$1]))" office:value-type="float" office:value="-0.487946766108813" calcext:value-type="float">
            <text:p>-0.487946766108813</text:p>
          </table:table-cell>
          <table:table-cell table:number-columns-repeated="11"/>
          <table:table-cell table:style-name="ce9" table:formula="of:=RAND()" office:value-type="float" office:value="0.107401509981052" calcext:value-type="float">
            <text:p>0.107401509981052</text:p>
          </table:table-cell>
          <table:table-cell table:number-columns-repeated="4"/>
        </table:table-row>
        <table:table-row table:style-name="ro1">
          <table:table-cell office:value-type="float" office:value="834.86666" calcext:value-type="float">
            <text:p>834.86666</text:p>
          </table:table-cell>
          <table:table-cell table:number-columns-repeated="3"/>
          <table:table-cell table:formula="of:=[.$C$4] + ([.$C$5] - [.$C$4]) * (([.A111] - [.$C$1]) / ([.$C$2] - [.$C$1]))" office:value-type="float" office:value="-0.488067117733068" calcext:value-type="float">
            <text:p>-0.488067117733068</text:p>
          </table:table-cell>
          <table:table-cell table:number-columns-repeated="11"/>
          <table:table-cell table:style-name="ce9" table:formula="of:=RAND()" office:value-type="float" office:value="0.539932716934894" calcext:value-type="float">
            <text:p>0.539932716934894</text:p>
          </table:table-cell>
          <table:table-cell table:number-columns-repeated="4"/>
        </table:table-row>
        <table:table-row table:style-name="ro1">
          <table:table-cell office:value-type="float" office:value="838.42916" calcext:value-type="float">
            <text:p>838.42916</text:p>
          </table:table-cell>
          <table:table-cell table:number-columns-repeated="3"/>
          <table:table-cell table:formula="of:=[.$C$4] + ([.$C$5] - [.$C$4]) * (([.A112] - [.$C$1]) / ([.$C$2] - [.$C$1]))" office:value-type="float" office:value="-0.48800858550588" calcext:value-type="float">
            <text:p>-0.48800858550588</text:p>
          </table:table-cell>
          <table:table-cell table:number-columns-repeated="11"/>
          <table:table-cell table:style-name="ce9" table:formula="of:=RAND()" office:value-type="float" office:value="0.508391604877909" calcext:value-type="float">
            <text:p>0.508391604877909</text:p>
          </table:table-cell>
          <table:table-cell table:number-columns-repeated="4"/>
        </table:table-row>
        <table:table-row table:style-name="ro1">
          <table:table-cell office:value-type="float" office:value="881.87583" calcext:value-type="float">
            <text:p>881.87583</text:p>
          </table:table-cell>
          <table:table-cell table:number-columns-repeated="3"/>
          <table:table-cell table:formula="of:=[.$C$4] + ([.$C$5] - [.$C$4]) * (([.A113] - [.$C$1]) / ([.$C$2] - [.$C$1]))" office:value-type="float" office:value="-0.487294752422654" calcext:value-type="float">
            <text:p>-0.487294752422654</text:p>
          </table:table-cell>
          <table:table-cell table:number-columns-repeated="11"/>
          <table:table-cell table:style-name="ce9" table:formula="of:=RAND()" office:value-type="float" office:value="0.25345736772107" calcext:value-type="float">
            <text:p>0.25345736772107</text:p>
          </table:table-cell>
          <table:table-cell table:number-columns-repeated="4"/>
        </table:table-row>
        <table:table-row table:style-name="ro1">
          <table:table-cell office:value-type="float" office:value="873.28916" calcext:value-type="float">
            <text:p>873.28916</text:p>
          </table:table-cell>
          <table:table-cell table:number-columns-repeated="3"/>
          <table:table-cell table:formula="of:=[.$C$4] + ([.$C$5] - [.$C$4]) * (([.A114] - [.$C$1]) / ([.$C$2] - [.$C$1]))" office:value-type="float" office:value="-0.487435832259629" calcext:value-type="float">
            <text:p>-0.487435832259629</text:p>
          </table:table-cell>
          <table:table-cell table:number-columns-repeated="11"/>
          <table:table-cell table:style-name="ce9" table:formula="of:=RAND()" office:value-type="float" office:value="0.250626977694705" calcext:value-type="float">
            <text:p>0.250626977694705</text:p>
          </table:table-cell>
          <table:table-cell table:number-columns-repeated="4"/>
        </table:table-row>
        <table:table-row table:style-name="ro1">
          <table:table-cell office:value-type="float" office:value="874.13266" calcext:value-type="float">
            <text:p>874.13266</text:p>
          </table:table-cell>
          <table:table-cell table:number-columns-repeated="3"/>
          <table:table-cell table:formula="of:=[.$C$4] + ([.$C$5] - [.$C$4]) * (([.A115] - [.$C$1]) / ([.$C$2] - [.$C$1]))" office:value-type="float" office:value="-0.487421973471241" calcext:value-type="float">
            <text:p>-0.487421973471241</text:p>
          </table:table-cell>
          <table:table-cell table:number-columns-repeated="11"/>
          <table:table-cell table:style-name="ce9" table:formula="of:=RAND()" office:value-type="float" office:value="0.914039258597859" calcext:value-type="float">
            <text:p>0.914039258597859</text:p>
          </table:table-cell>
          <table:table-cell table:number-columns-repeated="4"/>
        </table:table-row>
        <table:table-row table:style-name="ro1">
          <table:table-cell office:value-type="float" office:value="864.56116" calcext:value-type="float">
            <text:p>864.56116</text:p>
          </table:table-cell>
          <table:table-cell table:number-columns-repeated="3"/>
          <table:table-cell table:formula="of:=[.$C$4] + ([.$C$5] - [.$C$4]) * (([.A116] - [.$C$1]) / ([.$C$2] - [.$C$1]))" office:value-type="float" office:value="-0.487579234162477" calcext:value-type="float">
            <text:p>-0.487579234162477</text:p>
          </table:table-cell>
          <table:table-cell table:number-columns-repeated="11"/>
          <table:table-cell table:style-name="ce9" table:formula="of:=RAND()" office:value-type="float" office:value="0.917972747294057" calcext:value-type="float">
            <text:p>0.917972747294057</text:p>
          </table:table-cell>
          <table:table-cell table:number-columns-repeated="4"/>
        </table:table-row>
        <table:table-row table:style-name="ro1">
          <table:table-cell office:value-type="float" office:value="838.14997" calcext:value-type="float">
            <text:p>838.14997</text:p>
          </table:table-cell>
          <table:table-cell table:number-columns-repeated="3"/>
          <table:table-cell table:formula="of:=[.$C$4] + ([.$C$5] - [.$C$4]) * (([.A117] - [.$C$1]) / ([.$C$2] - [.$C$1]))" office:value-type="float" office:value="-0.488013172625181" calcext:value-type="float">
            <text:p>-0.488013172625181</text:p>
          </table:table-cell>
          <table:table-cell table:number-columns-repeated="11"/>
          <table:table-cell table:style-name="ce9" table:formula="of:=RAND()" office:value-type="float" office:value="0.513089977695147" calcext:value-type="float">
            <text:p>0.513089977695147</text:p>
          </table:table-cell>
          <table:table-cell table:number-columns-repeated="4"/>
        </table:table-row>
        <table:table-row table:style-name="ro1">
          <table:table-cell office:value-type="float" office:value="834.57416" calcext:value-type="float">
            <text:p>834.57416</text:p>
          </table:table-cell>
          <table:table-cell table:number-columns-repeated="3"/>
          <table:table-cell table:formula="of:=[.$C$4] + ([.$C$5] - [.$C$4]) * (([.A118] - [.$C$1]) / ([.$C$2] - [.$C$1]))" office:value-type="float" office:value="-0.488071923536984" calcext:value-type="float">
            <text:p>-0.488071923536984</text:p>
          </table:table-cell>
          <table:table-cell table:number-columns-repeated="11"/>
          <table:table-cell table:style-name="ce9" table:formula="of:=RAND()" office:value-type="float" office:value="0.803613788806705" calcext:value-type="float">
            <text:p>0.803613788806705</text:p>
          </table:table-cell>
          <table:table-cell table:number-columns-repeated="4"/>
        </table:table-row>
        <table:table-row table:style-name="ro1">
          <table:table-cell office:value-type="float" office:value="858.12641" calcext:value-type="float">
            <text:p>858.12641</text:p>
          </table:table-cell>
          <table:table-cell table:number-columns-repeated="3"/>
          <table:table-cell table:formula="of:=[.$C$4] + ([.$C$5] - [.$C$4]) * (([.A119] - [.$C$1]) / ([.$C$2] - [.$C$1]))" office:value-type="float" office:value="-0.487684957741115" calcext:value-type="float">
            <text:p>-0.487684957741115</text:p>
          </table:table-cell>
          <table:table-cell table:number-columns-repeated="11"/>
          <table:table-cell table:style-name="ce9" table:formula="of:=RAND()" office:value-type="float" office:value="0.576408503285753" calcext:value-type="float">
            <text:p>0.576408503285753</text:p>
          </table:table-cell>
          <table:table-cell table:number-columns-repeated="4"/>
        </table:table-row>
        <table:table-row table:style-name="ro1">
          <table:table-cell office:value-type="float" office:value="887.08337" calcext:value-type="float">
            <text:p>887.08337</text:p>
          </table:table-cell>
          <table:table-cell table:number-columns-repeated="3"/>
          <table:table-cell table:formula="of:=[.$C$4] + ([.$C$5] - [.$C$4]) * (([.A120] - [.$C$1]) / ([.$C$2] - [.$C$1]))" office:value-type="float" office:value="-0.487209192025637" calcext:value-type="float">
            <text:p>-0.487209192025637</text:p>
          </table:table-cell>
          <table:table-cell table:number-columns-repeated="11"/>
          <table:table-cell table:style-name="ce9" table:formula="of:=RAND()" office:value-type="float" office:value="0.717754671728012" calcext:value-type="float">
            <text:p>0.717754671728012</text:p>
          </table:table-cell>
          <table:table-cell table:number-columns-repeated="4"/>
        </table:table-row>
        <table:table-row table:style-name="ro1">
          <table:table-cell office:value-type="float" office:value="830.53133" calcext:value-type="float">
            <text:p>830.53133</text:p>
          </table:table-cell>
          <table:table-cell table:number-columns-repeated="3"/>
          <table:table-cell table:formula="of:=[.$C$4] + ([.$C$5] - [.$C$4]) * (([.A121] - [.$C$1]) / ([.$C$2] - [.$C$1]))" office:value-type="float" office:value="-0.488138347633557" calcext:value-type="float">
            <text:p>-0.488138347633557</text:p>
          </table:table-cell>
          <table:table-cell table:number-columns-repeated="11"/>
          <table:table-cell table:style-name="ce9" table:formula="of:=RAND()" office:value-type="float" office:value="0.598694188194166" calcext:value-type="float">
            <text:p>0.598694188194166</text:p>
          </table:table-cell>
          <table:table-cell table:number-columns-repeated="4"/>
        </table:table-row>
        <table:table-row table:style-name="ro1">
          <table:table-cell office:value-type="float" office:value="832.89496" calcext:value-type="float">
            <text:p>832.89496</text:p>
          </table:table-cell>
          <table:table-cell table:number-columns-repeated="3"/>
          <table:table-cell table:formula="of:=[.$C$4] + ([.$C$5] - [.$C$4]) * (([.A122] - [.$C$1]) / ([.$C$2] - [.$C$1]))" office:value-type="float" office:value="-0.48809951295899" calcext:value-type="float">
            <text:p>-0.48809951295899</text:p>
          </table:table-cell>
          <table:table-cell table:number-columns-repeated="11"/>
          <table:table-cell table:style-name="ce9" table:formula="of:=RAND()" office:value-type="float" office:value="0.220419982144387" calcext:value-type="float">
            <text:p>0.220419982144387</text:p>
          </table:table-cell>
          <table:table-cell table:number-columns-repeated="4"/>
        </table:table-row>
        <table:table-row table:style-name="ro1">
          <table:table-cell office:value-type="float" office:value="832.87399" calcext:value-type="float">
            <text:p>832.87399</text:p>
          </table:table-cell>
          <table:table-cell table:number-columns-repeated="3"/>
          <table:table-cell table:formula="of:=[.$C$4] + ([.$C$5] - [.$C$4]) * (([.A123] - [.$C$1]) / ([.$C$2] - [.$C$1]))" office:value-type="float" office:value="-0.488099857498163" calcext:value-type="float">
            <text:p>-0.488099857498163</text:p>
          </table:table-cell>
          <table:table-cell table:number-columns-repeated="11"/>
          <table:table-cell table:style-name="ce9" table:formula="of:=RAND()" office:value-type="float" office:value="0.243055551133657" calcext:value-type="float">
            <text:p>0.243055551133657</text:p>
          </table:table-cell>
          <table:table-cell table:number-columns-repeated="4"/>
        </table:table-row>
        <table:table-row table:style-name="ro1">
          <table:table-cell office:value-type="float" office:value="841.48914" calcext:value-type="float">
            <text:p>841.48914</text:p>
          </table:table-cell>
          <table:table-cell table:number-columns-repeated="3"/>
          <table:table-cell table:formula="of:=[.$C$4] + ([.$C$5] - [.$C$4]) * (([.A124] - [.$C$1]) / ([.$C$2] - [.$C$1]))" office:value-type="float" office:value="-0.487958309731971" calcext:value-type="float">
            <text:p>-0.487958309731971</text:p>
          </table:table-cell>
          <table:table-cell table:number-columns-repeated="11"/>
          <table:table-cell table:style-name="ce9" table:formula="of:=RAND()" office:value-type="float" office:value="0.068691825101498" calcext:value-type="float">
            <text:p>0.068691825101498</text:p>
          </table:table-cell>
          <table:table-cell table:number-columns-repeated="4"/>
        </table:table-row>
        <table:table-row table:style-name="ro1">
          <table:table-cell office:value-type="float" office:value="847.36383" calcext:value-type="float">
            <text:p>847.36383</text:p>
          </table:table-cell>
          <table:table-cell table:number-columns-repeated="3"/>
          <table:table-cell table:formula="of:=[.$C$4] + ([.$C$5] - [.$C$4]) * (([.A125] - [.$C$1]) / ([.$C$2] - [.$C$1]))" office:value-type="float" office:value="-0.487861787994501" calcext:value-type="float">
            <text:p>-0.487861787994501</text:p>
          </table:table-cell>
          <table:table-cell table:number-columns-repeated="11"/>
          <table:table-cell table:style-name="ce9" table:formula="of:=RAND()" office:value-type="float" office:value="0.878018587052936" calcext:value-type="float">
            <text:p>0.878018587052936</text:p>
          </table:table-cell>
          <table:table-cell table:number-columns-repeated="4"/>
        </table:table-row>
        <table:table-row table:style-name="ro1">
          <table:table-cell office:value-type="float" office:value="854.7225" calcext:value-type="float">
            <text:p>854.7225</text:p>
          </table:table-cell>
          <table:table-cell table:number-columns-repeated="3"/>
          <table:table-cell table:formula="of:=[.$C$4] + ([.$C$5] - [.$C$4]) * (([.A126] - [.$C$1]) / ([.$C$2] - [.$C$1]))" office:value-type="float" office:value="-0.487740884318925" calcext:value-type="float">
            <text:p>-0.487740884318925</text:p>
          </table:table-cell>
          <table:table-cell table:number-columns-repeated="11"/>
          <table:table-cell table:style-name="ce9" table:formula="of:=RAND()" office:value-type="float" office:value="0.215629138587477" calcext:value-type="float">
            <text:p>0.215629138587477</text:p>
          </table:table-cell>
          <table:table-cell table:number-columns-repeated="4"/>
        </table:table-row>
        <table:table-row table:style-name="ro1">
          <table:table-cell office:value-type="float" office:value="856.03366" calcext:value-type="float">
            <text:p>856.03366</text:p>
          </table:table-cell>
          <table:table-cell table:number-columns-repeated="3"/>
          <table:table-cell table:formula="of:=[.$C$4] + ([.$C$5] - [.$C$4]) * (([.A127] - [.$C$1]) / ([.$C$2] - [.$C$1]))" office:value-type="float" office:value="-0.487719341830504" calcext:value-type="float">
            <text:p>-0.487719341830504</text:p>
          </table:table-cell>
          <table:table-cell table:number-columns-repeated="11"/>
          <table:table-cell table:style-name="ce9" table:formula="of:=RAND()" office:value-type="float" office:value="0.373499151129246" calcext:value-type="float">
            <text:p>0.373499151129246</text:p>
          </table:table-cell>
          <table:table-cell table:number-columns-repeated="4"/>
        </table:table-row>
        <table:table-row table:style-name="ro1">
          <table:table-cell office:value-type="float" office:value="847.70697" calcext:value-type="float">
            <text:p>847.70697</text:p>
          </table:table-cell>
          <table:table-cell table:number-columns-repeated="3"/>
          <table:table-cell table:formula="of:=[.$C$4] + ([.$C$5] - [.$C$4]) * (([.A128] - [.$C$1]) / ([.$C$2] - [.$C$1]))" office:value-type="float" office:value="-0.487856150170378" calcext:value-type="float">
            <text:p>-0.487856150170378</text:p>
          </table:table-cell>
          <table:table-cell table:number-columns-repeated="11"/>
          <table:table-cell table:style-name="ce9" table:formula="of:=RAND()" office:value-type="float" office:value="0.631013577040428" calcext:value-type="float">
            <text:p>0.631013577040428</text:p>
          </table:table-cell>
          <table:table-cell table:number-columns-repeated="4"/>
        </table:table-row>
        <table:table-row table:style-name="ro1">
          <table:table-cell office:value-type="float" office:value="844.28836" calcext:value-type="float">
            <text:p>844.28836</text:p>
          </table:table-cell>
          <table:table-cell table:number-columns-repeated="3"/>
          <table:table-cell table:formula="of:=[.$C$4] + ([.$C$5] - [.$C$4]) * (([.A129] - [.$C$1]) / ([.$C$2] - [.$C$1]))" office:value-type="float" office:value="-0.487912318270641" calcext:value-type="float">
            <text:p>-0.487912318270641</text:p>
          </table:table-cell>
          <table:table-cell table:number-columns-repeated="11"/>
          <table:table-cell table:style-name="ce9" table:formula="of:=RAND()" office:value-type="float" office:value="0.0627972792650487" calcext:value-type="float">
            <text:p>0.062797279265049</text:p>
          </table:table-cell>
          <table:table-cell table:number-columns-repeated="4"/>
        </table:table-row>
        <table:table-row table:style-name="ro1">
          <table:table-cell office:value-type="float" office:value="802.75333" calcext:value-type="float">
            <text:p>802.75333</text:p>
          </table:table-cell>
          <table:table-cell table:number-columns-repeated="3"/>
          <table:table-cell table:formula="of:=[.$C$4] + ([.$C$5] - [.$C$4]) * (([.A130] - [.$C$1]) / ([.$C$2] - [.$C$1]))" office:value-type="float" office:value="-0.488594742919683" calcext:value-type="float">
            <text:p>-0.488594742919683</text:p>
          </table:table-cell>
          <table:table-cell table:number-columns-repeated="11"/>
          <table:table-cell table:style-name="ce9" table:formula="of:=RAND()" office:value-type="float" office:value="0.782895941920161" calcext:value-type="float">
            <text:p>0.782895941920161</text:p>
          </table:table-cell>
          <table:table-cell table:number-columns-repeated="4"/>
        </table:table-row>
        <table:table-row table:style-name="ro1">
          <table:table-cell office:value-type="float" office:value="748.43559" calcext:value-type="float">
            <text:p>748.43559</text:p>
          </table:table-cell>
          <table:table-cell table:number-columns-repeated="3"/>
          <table:table-cell table:formula="of:=[.$C$4] + ([.$C$5] - [.$C$4]) * (([.A131] - [.$C$1]) / ([.$C$2] - [.$C$1]))" office:value-type="float" office:value="-0.489487188757721" calcext:value-type="float">
            <text:p>-0.489487188757721</text:p>
          </table:table-cell>
          <table:table-cell table:number-columns-repeated="11"/>
          <table:table-cell table:style-name="ce9" table:formula="of:=RAND()" office:value-type="float" office:value="0.810117150889075" calcext:value-type="float">
            <text:p>0.810117150889075</text:p>
          </table:table-cell>
          <table:table-cell table:number-columns-repeated="4"/>
        </table:table-row>
        <table:table-row table:style-name="ro1">
          <table:table-cell office:value-type="float" office:value="692.66914" calcext:value-type="float">
            <text:p>692.66914</text:p>
          </table:table-cell>
          <table:table-cell table:number-columns-repeated="3"/>
          <table:table-cell table:formula="of:=[.$C$4] + ([.$C$5] - [.$C$4]) * (([.A132] - [.$C$1]) / ([.$C$2] - [.$C$1]))" office:value-type="float" office:value="-0.490403437044278" calcext:value-type="float">
            <text:p>-0.490403437044278</text:p>
          </table:table-cell>
          <table:table-cell table:number-columns-repeated="11"/>
          <table:table-cell table:style-name="ce9" table:formula="of:=RAND()" office:value-type="float" office:value="0.594081923613169" calcext:value-type="float">
            <text:p>0.594081923613169</text:p>
          </table:table-cell>
          <table:table-cell table:number-columns-repeated="4"/>
        </table:table-row>
        <table:table-row table:style-name="ro1">
          <table:table-cell office:value-type="float" office:value="668.86463" calcext:value-type="float">
            <text:p>668.86463</text:p>
          </table:table-cell>
          <table:table-cell table:number-columns-repeated="3"/>
          <table:table-cell table:formula="of:=[.$C$4] + ([.$C$5] - [.$C$4]) * (([.A133] - [.$C$1]) / ([.$C$2] - [.$C$1]))" office:value-type="float" office:value="-0.490794547496885" calcext:value-type="float">
            <text:p>-0.490794547496885</text:p>
          </table:table-cell>
          <table:table-cell table:number-columns-repeated="11"/>
          <table:table-cell table:style-name="ce9" table:formula="of:=RAND()" office:value-type="float" office:value="0.841192655911266" calcext:value-type="float">
            <text:p>0.841192655911266</text:p>
          </table:table-cell>
          <table:table-cell table:number-columns-repeated="4"/>
        </table:table-row>
        <table:table-row table:style-name="ro1">
          <table:table-cell office:value-type="float" office:value="700.44843" calcext:value-type="float">
            <text:p>700.44843</text:p>
          </table:table-cell>
          <table:table-cell table:number-columns-repeated="3"/>
          <table:table-cell table:formula="of:=[.$C$4] + ([.$C$5] - [.$C$4]) * (([.A134] - [.$C$1]) / ([.$C$2] - [.$C$1]))" office:value-type="float" office:value="-0.490275622540519" calcext:value-type="float">
            <text:p>-0.490275622540519</text:p>
          </table:table-cell>
          <table:table-cell table:number-columns-repeated="11"/>
          <table:table-cell table:style-name="ce9" table:formula="of:=RAND()" office:value-type="float" office:value="0.942367751947416" calcext:value-type="float">
            <text:p>0.942367751947416</text:p>
          </table:table-cell>
          <table:table-cell table:number-columns-repeated="4"/>
        </table:table-row>
        <table:table-row table:style-name="ro1">
          <table:table-cell office:value-type="float" office:value="694.3125" calcext:value-type="float">
            <text:p>694.3125</text:p>
          </table:table-cell>
          <table:table-cell table:number-columns-repeated="3"/>
          <table:table-cell table:formula="of:=[.$C$4] + ([.$C$5] - [.$C$4]) * (([.A135] - [.$C$1]) / ([.$C$2] - [.$C$1]))" office:value-type="float" office:value="-0.490376436477015" calcext:value-type="float">
            <text:p>-0.490376436477015</text:p>
          </table:table-cell>
          <table:table-cell table:number-columns-repeated="11"/>
          <table:table-cell table:style-name="ce9" table:formula="of:=RAND()" office:value-type="float" office:value="0.685696343433366" calcext:value-type="float">
            <text:p>0.685696343433366</text:p>
          </table:table-cell>
          <table:table-cell table:number-columns-repeated="4"/>
        </table:table-row>
        <table:table-row table:style-name="ro1">
          <table:table-cell office:value-type="float" office:value="665.7975" calcext:value-type="float">
            <text:p>665.7975</text:p>
          </table:table-cell>
          <table:table-cell table:number-columns-repeated="3"/>
          <table:table-cell table:formula="of:=[.$C$4] + ([.$C$5] - [.$C$4]) * (([.A136] - [.$C$1]) / ([.$C$2] - [.$C$1]))" office:value-type="float" office:value="-0.490844940746001" calcext:value-type="float">
            <text:p>-0.490844940746001</text:p>
          </table:table-cell>
          <table:table-cell table:number-columns-repeated="11"/>
          <table:table-cell table:style-name="ce9" table:formula="of:=RAND()" office:value-type="float" office:value="0.321181415552866" calcext:value-type="float">
            <text:p>0.321181415552866</text:p>
          </table:table-cell>
          <table:table-cell table:number-columns-repeated="4"/>
        </table:table-row>
        <table:table-row table:style-name="ro1">
          <table:table-cell office:value-type="float" office:value="645.615" calcext:value-type="float">
            <text:p>645.615</text:p>
          </table:table-cell>
          <table:table-cell table:number-columns-repeated="3"/>
          <table:table-cell table:formula="of:=[.$C$4] + ([.$C$5] - [.$C$4]) * (([.A137] - [.$C$1]) / ([.$C$2] - [.$C$1]))" office:value-type="float" office:value="-0.491176541216238" calcext:value-type="float">
            <text:p>-0.491176541216238</text:p>
          </table:table-cell>
          <table:table-cell table:number-columns-repeated="11"/>
          <table:table-cell table:style-name="ce9" table:formula="of:=RAND()" office:value-type="float" office:value="0.562220020070973" calcext:value-type="float">
            <text:p>0.562220020070973</text:p>
          </table:table-cell>
          <table:table-cell table:number-columns-repeated="4"/>
        </table:table-row>
        <table:table-row table:style-name="ro1">
          <table:table-cell office:value-type="float" office:value="578.4125" calcext:value-type="float">
            <text:p>578.4125</text:p>
          </table:table-cell>
          <table:table-cell table:number-columns-repeated="3"/>
          <table:table-cell table:formula="of:=[.$C$4] + ([.$C$5] - [.$C$4]) * (([.A138] - [.$C$1]) / ([.$C$2] - [.$C$1]))" office:value-type="float" office:value="-0.492280684934859" calcext:value-type="float">
            <text:p>-0.492280684934859</text:p>
          </table:table-cell>
          <table:table-cell table:number-columns-repeated="11"/>
          <table:table-cell table:style-name="ce9" table:formula="of:=RAND()" office:value-type="float" office:value="0.914841114769333" calcext:value-type="float">
            <text:p>0.914841114769333</text:p>
          </table:table-cell>
          <table:table-cell table:number-columns-repeated="4"/>
        </table:table-row>
        <table:table-row table:style-name="ro1">
          <table:table-cell office:value-type="float" office:value="641.91" calcext:value-type="float">
            <text:p>641.91</text:p>
          </table:table-cell>
          <table:table-cell table:number-columns-repeated="3"/>
          <table:table-cell table:formula="of:=[.$C$4] + ([.$C$5] - [.$C$4]) * (([.A139] - [.$C$1]) / ([.$C$2] - [.$C$1]))" office:value-type="float" office:value="-0.491237414732513" calcext:value-type="float">
            <text:p>-0.491237414732513</text:p>
          </table:table-cell>
          <table:table-cell table:number-columns-repeated="11"/>
          <table:table-cell table:style-name="ce9" table:formula="of:=RAND()" office:value-type="float" office:value="0.253240537742307" calcext:value-type="float">
            <text:p>0.253240537742307</text:p>
          </table:table-cell>
          <table:table-cell table:number-columns-repeated="4"/>
        </table:table-row>
        <table:table-row table:style-name="ro1">
          <table:table-cell office:value-type="float" office:value="656.2725" calcext:value-type="float">
            <text:p>656.2725</text:p>
          </table:table-cell>
          <table:table-cell table:number-columns-repeated="3"/>
          <table:table-cell table:formula="of:=[.$C$4] + ([.$C$5] - [.$C$4]) * (([.A140] - [.$C$1]) / ([.$C$2] - [.$C$1]))" office:value-type="float" office:value="-0.49100143743764" calcext:value-type="float">
            <text:p>-0.49100143743764</text:p>
          </table:table-cell>
          <table:table-cell table:number-columns-repeated="11"/>
          <table:table-cell table:style-name="ce9" table:formula="of:=RAND()" office:value-type="float" office:value="0.381192374319748" calcext:value-type="float">
            <text:p>0.381192374319748</text:p>
          </table:table-cell>
          <table:table-cell table:number-columns-repeated="4"/>
        </table:table-row>
        <table:table-row table:style-name="ro1">
          <table:table-cell office:value-type="float" office:value="611.04499" calcext:value-type="float">
            <text:p>611.04499</text:p>
          </table:table-cell>
          <table:table-cell table:number-columns-repeated="3"/>
          <table:table-cell table:formula="of:=[.$C$4] + ([.$C$5] - [.$C$4]) * (([.A141] - [.$C$1]) / ([.$C$2] - [.$C$1]))" office:value-type="float" office:value="-0.49174452989812" calcext:value-type="float">
            <text:p>-0.49174452989812</text:p>
          </table:table-cell>
          <table:table-cell table:number-columns-repeated="11"/>
          <table:table-cell table:style-name="ce9" table:formula="of:=RAND()" office:value-type="float" office:value="0.823275796928294" calcext:value-type="float">
            <text:p>0.823275796928294</text:p>
          </table:table-cell>
          <table:table-cell table:number-columns-repeated="4"/>
        </table:table-row>
        <table:table-row table:style-name="ro1">
          <table:table-cell office:value-type="float" office:value="634.99" calcext:value-type="float">
            <text:p>634.99</text:p>
          </table:table-cell>
          <table:table-cell table:number-columns-repeated="3"/>
          <table:table-cell table:formula="of:=[.$C$4] + ([.$C$5] - [.$C$4]) * (([.A142] - [.$C$1]) / ([.$C$2] - [.$C$1]))" office:value-type="float" office:value="-0.491351111016622" calcext:value-type="float">
            <text:p>-0.491351111016622</text:p>
          </table:table-cell>
          <table:table-cell table:number-columns-repeated="11"/>
          <table:table-cell table:style-name="ce9" table:formula="of:=RAND()" office:value-type="float" office:value="0.12246364484023" calcext:value-type="float">
            <text:p>0.12246364484023</text:p>
          </table:table-cell>
          <table:table-cell table:number-columns-repeated="4"/>
        </table:table-row>
        <table:table-row table:style-name="ro1">
          <table:table-cell office:value-type="float" office:value="618.79" calcext:value-type="float">
            <text:p>618.79</text:p>
          </table:table-cell>
          <table:table-cell table:number-columns-repeated="3"/>
          <table:table-cell table:formula="of:=[.$C$4] + ([.$C$5] - [.$C$4]) * (([.A143] - [.$C$1]) / ([.$C$2] - [.$C$1]))" office:value-type="float" office:value="-0.49161727861815" calcext:value-type="float">
            <text:p>-0.49161727861815</text:p>
          </table:table-cell>
          <table:table-cell table:number-columns-repeated="11"/>
          <table:table-cell table:style-name="ce9" table:formula="of:=RAND()" office:value-type="float" office:value="0.450016016819599" calcext:value-type="float">
            <text:p>0.450016016819599</text:p>
          </table:table-cell>
          <table:table-cell table:number-columns-repeated="4"/>
        </table:table-row>
        <table:table-row table:style-name="ro1">
          <table:table-cell office:value-type="float" office:value="619.8425" calcext:value-type="float">
            <text:p>619.8425</text:p>
          </table:table-cell>
          <table:table-cell table:number-columns-repeated="3"/>
          <table:table-cell table:formula="of:=[.$C$4] + ([.$C$5] - [.$C$4]) * (([.A144] - [.$C$1]) / ([.$C$2] - [.$C$1]))" office:value-type="float" office:value="-0.4915999859391" calcext:value-type="float">
            <text:p>-0.4915999859391</text:p>
          </table:table-cell>
          <table:table-cell table:number-columns-repeated="11"/>
          <table:table-cell table:style-name="ce9" table:formula="of:=RAND()" office:value-type="float" office:value="0.175701011052916" calcext:value-type="float">
            <text:p>0.175701011052916</text:p>
          </table:table-cell>
          <table:table-cell table:number-columns-repeated="4"/>
        </table:table-row>
        <table:table-row table:style-name="ro1">
          <table:table-cell office:value-type="float" office:value="545.7625" calcext:value-type="float">
            <text:p>545.7625</text:p>
          </table:table-cell>
          <table:table-cell table:number-columns-repeated="3"/>
          <table:table-cell table:formula="of:=[.$C$4] + ([.$C$5] - [.$C$4]) * (([.A145] - [.$C$1]) / ([.$C$2] - [.$C$1]))" office:value-type="float" office:value="-0.49281712766263" calcext:value-type="float">
            <text:p>-0.49281712766263</text:p>
          </table:table-cell>
          <table:table-cell table:number-columns-repeated="11"/>
          <table:table-cell table:style-name="ce9" table:formula="of:=RAND()" office:value-type="float" office:value="0.248643141380081" calcext:value-type="float">
            <text:p>0.248643141380081</text:p>
          </table:table-cell>
          <table:table-cell table:number-columns-repeated="4"/>
        </table:table-row>
        <table:table-row table:style-name="ro1">
          <table:table-cell office:value-type="float" office:value="561.535" calcext:value-type="float">
            <text:p>561.535</text:p>
          </table:table-cell>
          <table:table-cell table:number-columns-repeated="3"/>
          <table:table-cell table:formula="of:=[.$C$4] + ([.$C$5] - [.$C$4]) * (([.A146] - [.$C$1]) / ([.$C$2] - [.$C$1]))" office:value-type="float" office:value="-0.492557983928364" calcext:value-type="float">
            <text:p>-0.492557983928364</text:p>
          </table:table-cell>
          <table:table-cell table:number-columns-repeated="11"/>
          <table:table-cell table:style-name="ce9" table:formula="of:=RAND()" office:value-type="float" office:value="0.744854160268735" calcext:value-type="float">
            <text:p>0.744854160268735</text:p>
          </table:table-cell>
          <table:table-cell table:number-columns-repeated="4"/>
        </table:table-row>
        <table:table-row table:style-name="ro1">
          <table:table-cell office:value-type="float" office:value="622.22" calcext:value-type="float">
            <text:p>622.22</text:p>
          </table:table-cell>
          <table:table-cell table:number-columns-repeated="3"/>
          <table:table-cell table:formula="of:=[.$C$4] + ([.$C$5] - [.$C$4]) * (([.A147] - [.$C$1]) / ([.$C$2] - [.$C$1]))" office:value-type="float" office:value="-0.491560923379061" calcext:value-type="float">
            <text:p>-0.491560923379061</text:p>
          </table:table-cell>
          <table:table-cell table:number-columns-repeated="11"/>
          <table:table-cell table:style-name="ce9" table:formula="of:=RAND()" office:value-type="float" office:value="0.994101293819035" calcext:value-type="float">
            <text:p>0.994101293819035</text:p>
          </table:table-cell>
          <table:table-cell table:number-columns-repeated="4"/>
        </table:table-row>
        <table:table-row table:style-name="ro1">
          <table:table-cell office:value-type="float" office:value="572.7675" calcext:value-type="float">
            <text:p>572.7675</text:p>
          </table:table-cell>
          <table:table-cell table:number-columns-repeated="3"/>
          <table:table-cell table:formula="of:=[.$C$4] + ([.$C$5] - [.$C$4]) * (([.A148] - [.$C$1]) / ([.$C$2] - [.$C$1]))" office:value-type="float" office:value="-0.492373432842922" calcext:value-type="float">
            <text:p>-0.492373432842922</text:p>
          </table:table-cell>
          <table:table-cell table:number-columns-repeated="11"/>
          <table:table-cell table:style-name="ce9" table:formula="of:=RAND()" office:value-type="float" office:value="0.231616572098151" calcext:value-type="float">
            <text:p>0.231616572098151</text:p>
          </table:table-cell>
          <table:table-cell table:number-columns-repeated="4"/>
        </table:table-row>
        <table:table-row table:style-name="ro1">
          <table:table-cell office:value-type="float" office:value="501.155" calcext:value-type="float">
            <text:p>501.155</text:p>
          </table:table-cell>
          <table:table-cell table:number-columns-repeated="3"/>
          <table:table-cell table:formula="of:=[.$C$4] + ([.$C$5] - [.$C$4]) * (([.A149] - [.$C$1]) / ([.$C$2] - [.$C$1]))" office:value-type="float" office:value="-0.493550033297515" calcext:value-type="float">
            <text:p>-0.493550033297515</text:p>
          </table:table-cell>
          <table:table-cell table:number-columns-repeated="11"/>
          <table:table-cell table:style-name="ce9" table:formula="of:=RAND()" office:value-type="float" office:value="0.0362012150982529" calcext:value-type="float">
            <text:p>0.036201215098253</text:p>
          </table:table-cell>
          <table:table-cell table:number-columns-repeated="4"/>
        </table:table-row>
        <table:table-row table:style-name="ro1">
          <table:table-cell office:value-type="float" office:value="550.6025" calcext:value-type="float">
            <text:p>550.6025</text:p>
          </table:table-cell>
          <table:table-cell table:number-columns-repeated="3"/>
          <table:table-cell table:formula="of:=[.$C$4] + ([.$C$5] - [.$C$4]) * (([.A150] - [.$C$1]) / ([.$C$2] - [.$C$1]))" office:value-type="float" office:value="-0.492737605984148" calcext:value-type="float">
            <text:p>-0.492737605984148</text:p>
          </table:table-cell>
          <table:table-cell table:number-columns-repeated="11"/>
          <table:table-cell table:style-name="ce9" table:formula="of:=RAND()" office:value-type="float" office:value="0.345339306802066" calcext:value-type="float">
            <text:p>0.345339306802066</text:p>
          </table:table-cell>
          <table:table-cell table:number-columns-repeated="4"/>
        </table:table-row>
        <table:table-row table:style-name="ro1">
          <table:table-cell office:value-type="float" office:value="573.1025" calcext:value-type="float">
            <text:p>573.1025</text:p>
          </table:table-cell>
          <table:table-cell table:number-columns-repeated="3"/>
          <table:table-cell table:formula="of:=[.$C$4] + ([.$C$5] - [.$C$4]) * (([.A151] - [.$C$1]) / ([.$C$2] - [.$C$1]))" office:value-type="float" office:value="-0.492367928759804" calcext:value-type="float">
            <text:p>-0.492367928759804</text:p>
          </table:table-cell>
          <table:table-cell table:number-columns-repeated="11"/>
          <table:table-cell table:style-name="ce9" table:formula="of:=RAND()" office:value-type="float" office:value="0.618936688470862" calcext:value-type="float">
            <text:p>0.618936688470862</text:p>
          </table:table-cell>
          <table:table-cell table:number-columns-repeated="4"/>
        </table:table-row>
        <table:table-row table:style-name="ro1">
          <table:table-cell office:value-type="float" office:value="567.2925" calcext:value-type="float">
            <text:p>567.2925</text:p>
          </table:table-cell>
          <table:table-cell table:number-columns-repeated="3"/>
          <table:table-cell table:formula="of:=[.$C$4] + ([.$C$5] - [.$C$4]) * (([.A152] - [.$C$1]) / ([.$C$2] - [.$C$1]))" office:value-type="float" office:value="-0.49246338763418" calcext:value-type="float">
            <text:p>-0.49246338763418</text:p>
          </table:table-cell>
          <table:table-cell table:number-columns-repeated="11"/>
          <table:table-cell table:style-name="ce9" table:formula="of:=RAND()" office:value-type="float" office:value="0.493487872806328" calcext:value-type="float">
            <text:p>0.493487872806328</text:p>
          </table:table-cell>
          <table:table-cell table:number-columns-repeated="4"/>
        </table:table-row>
        <table:table-row table:style-name="ro1">
          <table:table-cell office:value-type="float" office:value="551.73" calcext:value-type="float">
            <text:p>551.73</text:p>
          </table:table-cell>
          <table:table-cell table:number-columns-repeated="3"/>
          <table:table-cell table:formula="of:=[.$C$4] + ([.$C$5] - [.$C$4]) * (([.A153] - [.$C$1]) / ([.$C$2] - [.$C$1]))" office:value-type="float" office:value="-0.492719081047684" calcext:value-type="float">
            <text:p>-0.492719081047684</text:p>
          </table:table-cell>
          <table:table-cell table:number-columns-repeated="11"/>
          <table:table-cell table:style-name="ce9" table:formula="of:=RAND()" office:value-type="float" office:value="0.970191135800735" calcext:value-type="float">
            <text:p>0.970191135800735</text:p>
          </table:table-cell>
          <table:table-cell table:number-columns-repeated="4"/>
        </table:table-row>
        <table:table-row table:style-name="ro1">
          <table:table-cell office:value-type="float" office:value="560.195" calcext:value-type="float">
            <text:p>560.195</text:p>
          </table:table-cell>
          <table:table-cell table:number-columns-repeated="3"/>
          <table:table-cell table:formula="of:=[.$C$4] + ([.$C$5] - [.$C$4]) * (([.A154] - [.$C$1]) / ([.$C$2] - [.$C$1]))" office:value-type="float" office:value="-0.492580000260837" calcext:value-type="float">
            <text:p>-0.492580000260837</text:p>
          </table:table-cell>
          <table:table-cell table:number-columns-repeated="11"/>
          <table:table-cell table:style-name="ce9" table:formula="of:=RAND()" office:value-type="float" office:value="0.263894556559108" calcext:value-type="float">
            <text:p>0.263894556559108</text:p>
          </table:table-cell>
          <table:table-cell table:number-columns-repeated="4"/>
        </table:table-row>
        <table:table-row table:style-name="ro1">
          <table:table-cell office:value-type="float" office:value="567.7" calcext:value-type="float">
            <text:p>567.7</text:p>
          </table:table-cell>
          <table:table-cell table:number-columns-repeated="3"/>
          <table:table-cell table:formula="of:=[.$C$4] + ([.$C$5] - [.$C$4]) * (([.A155] - [.$C$1]) / ([.$C$2] - [.$C$1]))" office:value-type="float" office:value="-0.492456692368894" calcext:value-type="float">
            <text:p>-0.492456692368894</text:p>
          </table:table-cell>
          <table:table-cell table:number-columns-repeated="11"/>
          <table:table-cell table:style-name="ce9" table:formula="of:=RAND()" office:value-type="float" office:value="0.276499020955111" calcext:value-type="float">
            <text:p>0.276499020955111</text:p>
          </table:table-cell>
          <table:table-cell table:number-columns-repeated="4"/>
        </table:table-row>
        <table:table-row table:style-name="ro1">
          <table:table-cell office:value-type="float" office:value="666.1475" calcext:value-type="float">
            <text:p>666.1475</text:p>
          </table:table-cell>
          <table:table-cell table:number-columns-repeated="3"/>
          <table:table-cell table:formula="of:=[.$C$4] + ([.$C$5] - [.$C$4]) * (([.A156] - [.$C$1]) / ([.$C$2] - [.$C$1]))" office:value-type="float" office:value="-0.4908391902114" calcext:value-type="float">
            <text:p>-0.4908391902114</text:p>
          </table:table-cell>
          <table:table-cell table:number-columns-repeated="11"/>
          <table:table-cell table:style-name="ce9" table:formula="of:=RAND()" office:value-type="float" office:value="0.630773869726361" calcext:value-type="float">
            <text:p>0.630773869726361</text:p>
          </table:table-cell>
          <table:table-cell table:number-columns-repeated="4"/>
        </table:table-row>
        <table:table-row table:style-name="ro1">
          <table:table-cell office:value-type="float" office:value="660.84" calcext:value-type="float">
            <text:p>660.84</text:p>
          </table:table-cell>
          <table:table-cell table:number-columns-repeated="3"/>
          <table:table-cell table:formula="of:=[.$C$4] + ([.$C$5] - [.$C$4]) * (([.A157] - [.$C$1]) / ([.$C$2] - [.$C$1]))" office:value-type="float" office:value="-0.490926392961098" calcext:value-type="float">
            <text:p>-0.490926392961098</text:p>
          </table:table-cell>
          <table:table-cell table:number-columns-repeated="11"/>
          <table:table-cell table:style-name="ce9" table:formula="of:=RAND()" office:value-type="float" office:value="0.205322149574447" calcext:value-type="float">
            <text:p>0.205322149574447</text:p>
          </table:table-cell>
          <table:table-cell table:number-columns-repeated="4"/>
        </table:table-row>
        <table:table-row table:style-name="ro1">
          <table:table-cell office:value-type="float" office:value="662.0225" calcext:value-type="float">
            <text:p>662.0225</text:p>
          </table:table-cell>
          <table:table-cell table:number-columns-repeated="3"/>
          <table:table-cell table:formula="of:=[.$C$4] + ([.$C$5] - [.$C$4]) * (([.A158] - [.$C$1]) / ([.$C$2] - [.$C$1]))" office:value-type="float" office:value="-0.490906964369196" calcext:value-type="float">
            <text:p>-0.490906964369196</text:p>
          </table:table-cell>
          <table:table-cell table:number-columns-repeated="11"/>
          <table:table-cell table:style-name="ce9" table:formula="of:=RAND()" office:value-type="float" office:value="0.1686907732299" calcext:value-type="float">
            <text:p>0.1686907732299</text:p>
          </table:table-cell>
          <table:table-cell table:number-columns-repeated="4"/>
        </table:table-row>
        <table:table-row table:style-name="ro1">
          <table:table-cell office:value-type="float" office:value="651.285" calcext:value-type="float">
            <text:p>651.285</text:p>
          </table:table-cell>
          <table:table-cell table:number-columns-repeated="3"/>
          <table:table-cell table:formula="of:=[.$C$4] + ([.$C$5] - [.$C$4]) * (([.A159] - [.$C$1]) / ([.$C$2] - [.$C$1]))" office:value-type="float" office:value="-0.491083382555703" calcext:value-type="float">
            <text:p>-0.491083382555703</text:p>
          </table:table-cell>
          <table:table-cell table:number-columns-repeated="11"/>
          <table:table-cell table:style-name="ce9" table:formula="of:=RAND()" office:value-type="float" office:value="0.24911123247723" calcext:value-type="float">
            <text:p>0.24911123247723</text:p>
          </table:table-cell>
          <table:table-cell table:number-columns-repeated="4"/>
        </table:table-row>
        <table:table-row table:style-name="ro1">
          <table:table-cell office:value-type="float" office:value="612.33" calcext:value-type="float">
            <text:p>612.33</text:p>
          </table:table-cell>
          <table:table-cell table:number-columns-repeated="3"/>
          <table:table-cell table:formula="of:=[.$C$4] + ([.$C$5] - [.$C$4]) * (([.A160] - [.$C$1]) / ([.$C$2] - [.$C$1]))" office:value-type="float" office:value="-0.491723417056784" calcext:value-type="float">
            <text:p>-0.491723417056784</text:p>
          </table:table-cell>
          <table:table-cell table:number-columns-repeated="11"/>
          <table:table-cell table:style-name="ce9" table:formula="of:=RAND()" office:value-type="float" office:value="0.337523817416606" calcext:value-type="float">
            <text:p>0.337523817416606</text:p>
          </table:table-cell>
          <table:table-cell table:number-columns-repeated="4"/>
        </table:table-row>
        <table:table-row table:style-name="ro1">
          <table:table-cell office:value-type="float" office:value="611.1625" calcext:value-type="float">
            <text:p>611.1625</text:p>
          </table:table-cell>
          <table:table-cell table:number-columns-repeated="3"/>
          <table:table-cell table:formula="of:=[.$C$4] + ([.$C$5] - [.$C$4]) * (([.A161] - [.$C$1]) / ([.$C$2] - [.$C$1]))" office:value-type="float" office:value="-0.491742599197203" calcext:value-type="float">
            <text:p>-0.491742599197203</text:p>
          </table:table-cell>
          <table:table-cell table:number-columns-repeated="11"/>
          <table:table-cell table:style-name="ce9" table:formula="of:=RAND()" office:value-type="float" office:value="0.287208363717817" calcext:value-type="float">
            <text:p>0.287208363717817</text:p>
          </table:table-cell>
          <table:table-cell table:number-columns-repeated="4"/>
        </table:table-row>
        <table:table-row table:style-name="ro1">
          <table:table-cell office:value-type="float" office:value="637.615" calcext:value-type="float">
            <text:p>637.615</text:p>
          </table:table-cell>
          <table:table-cell table:number-columns-repeated="3"/>
          <table:table-cell table:formula="of:=[.$C$4] + ([.$C$5] - [.$C$4]) * (([.A162] - [.$C$1]) / ([.$C$2] - [.$C$1]))" office:value-type="float" office:value="-0.491307982007115" calcext:value-type="float">
            <text:p>-0.491307982007115</text:p>
          </table:table-cell>
          <table:table-cell table:number-columns-repeated="11"/>
          <table:table-cell table:style-name="ce9" table:formula="of:=RAND()" office:value-type="float" office:value="0.709537231635051" calcext:value-type="float">
            <text:p>0.709537231635051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  <table:table-cell table:formula="of:=[.$C$4] + ([.$C$5] - [.$C$4]) * (([.A163] - [.$C$1]) / ([.$C$2] - [.$C$1]))" office:value-type="float" office:value="-0.491498817605371" calcext:value-type="float">
            <text:p>-0.491498817605371</text:p>
          </table:table-cell>
          <table:table-cell table:number-columns-repeated="11"/>
          <table:table-cell table:style-name="ce9" table:formula="of:=RAND()" office:value-type="float" office:value="0.199469354310615" calcext:value-type="float">
            <text:p>0.199469354310615</text:p>
          </table:table-cell>
          <table:table-cell table:number-columns-repeated="4"/>
        </table:table-row>
        <table:table-row table:style-name="ro1">
          <table:table-cell office:value-type="float" office:value="633.74749" calcext:value-type="float">
            <text:p>633.74749</text:p>
          </table:table-cell>
          <table:table-cell table:number-columns-repeated="3"/>
          <table:table-cell table:formula="of:=[.$C$4] + ([.$C$5] - [.$C$4]) * (([.A164] - [.$C$1]) / ([.$C$2] - [.$C$1]))" office:value-type="float" office:value="-0.491371525578757" calcext:value-type="float">
            <text:p>-0.491371525578757</text:p>
          </table:table-cell>
          <table:table-cell table:number-columns-repeated="11"/>
          <table:table-cell table:style-name="ce9" table:formula="of:=RAND()" office:value-type="float" office:value="0.717374175024401" calcext:value-type="float">
            <text:p>0.717374175024401</text:p>
          </table:table-cell>
          <table:table-cell table:number-columns-repeated="4"/>
        </table:table-row>
        <table:table-row table:style-name="ro1">
          <table:table-cell office:value-type="float" office:value="631.755" calcext:value-type="float">
            <text:p>631.755</text:p>
          </table:table-cell>
          <table:table-cell table:number-columns-repeated="3"/>
          <table:table-cell table:formula="of:=[.$C$4] + ([.$C$5] - [.$C$4]) * (([.A165] - [.$C$1]) / ([.$C$2] - [.$C$1]))" office:value-type="float" office:value="-0.491404262386433" calcext:value-type="float">
            <text:p>-0.491404262386433</text:p>
          </table:table-cell>
          <table:table-cell table:number-columns-repeated="11"/>
          <table:table-cell table:style-name="ce9" table:formula="of:=RAND()" office:value-type="float" office:value="0.324555685370128" calcext:value-type="float">
            <text:p>0.324555685370128</text:p>
          </table:table-cell>
          <table:table-cell table:number-columns-repeated="4"/>
        </table:table-row>
        <table:table-row table:style-name="ro1">
          <table:table-cell office:value-type="float" office:value="636.41414" calcext:value-type="float">
            <text:p>636.41414</text:p>
          </table:table-cell>
          <table:table-cell table:number-columns-repeated="3"/>
          <table:table-cell table:formula="of:=[.$C$4] + ([.$C$5] - [.$C$4]) * (([.A166] - [.$C$1]) / ([.$C$2] - [.$C$1]))" office:value-type="float" office:value="-0.491327712255632" calcext:value-type="float">
            <text:p>-0.491327712255632</text:p>
          </table:table-cell>
          <table:table-cell table:number-columns-repeated="11"/>
          <table:table-cell table:style-name="ce9" table:formula="of:=RAND()" office:value-type="float" office:value="0.0688207959200943" calcext:value-type="float">
            <text:p>0.068820795920094</text:p>
          </table:table-cell>
          <table:table-cell table:number-columns-repeated="4"/>
        </table:table-row>
        <table:table-row table:style-name="ro1">
          <table:table-cell office:value-type="float" office:value="628.18751" calcext:value-type="float">
            <text:p>628.18751</text:p>
          </table:table-cell>
          <table:table-cell table:number-columns-repeated="3"/>
          <table:table-cell table:formula="of:=[.$C$4] + ([.$C$5] - [.$C$4]) * (([.A167] - [.$C$1]) / ([.$C$2] - [.$C$1]))" office:value-type="float" office:value="-0.491462876599815" calcext:value-type="float">
            <text:p>-0.491462876599815</text:p>
          </table:table-cell>
          <table:table-cell table:number-columns-repeated="11"/>
          <table:table-cell table:style-name="ce9" table:formula="of:=RAND()" office:value-type="float" office:value="0.447757951072781" calcext:value-type="float">
            <text:p>0.447757951072781</text:p>
          </table:table-cell>
          <table:table-cell table:number-columns-repeated="4"/>
        </table:table-row>
        <table:table-row table:style-name="ro1">
          <table:table-cell office:value-type="float" office:value="632.95333" calcext:value-type="float">
            <text:p>632.95333</text:p>
          </table:table-cell>
          <table:table-cell table:number-columns-repeated="3"/>
          <table:table-cell table:formula="of:=[.$C$4] + ([.$C$5] - [.$C$4]) * (([.A168] - [.$C$1]) / ([.$C$2] - [.$C$1]))" office:value-type="float" office:value="-0.491384573706067" calcext:value-type="float">
            <text:p>-0.491384573706067</text:p>
          </table:table-cell>
          <table:table-cell table:number-columns-repeated="11"/>
          <table:table-cell table:style-name="ce9" table:formula="of:=RAND()" office:value-type="float" office:value="0.926311404349493" calcext:value-type="float">
            <text:p>0.926311404349493</text:p>
          </table:table-cell>
          <table:table-cell table:number-columns-repeated="4"/>
        </table:table-row>
        <table:table-row table:style-name="ro1">
          <table:table-cell office:value-type="float" office:value="630.34833" calcext:value-type="float">
            <text:p>630.34833</text:p>
          </table:table-cell>
          <table:table-cell table:number-columns-repeated="3"/>
          <table:table-cell table:formula="of:=[.$C$4] + ([.$C$5] - [.$C$4]) * (([.A169] - [.$C$1]) / ([.$C$2] - [.$C$1]))" office:value-type="float" office:value="-0.491427374113597" calcext:value-type="float">
            <text:p>-0.491427374113597</text:p>
          </table:table-cell>
          <table:table-cell table:number-columns-repeated="11"/>
          <table:table-cell table:style-name="ce9" table:formula="of:=RAND()" office:value-type="float" office:value="0.484620560516735" calcext:value-type="float">
            <text:p>0.484620560516735</text:p>
          </table:table-cell>
          <table:table-cell table:number-columns-repeated="4"/>
        </table:table-row>
        <table:table-row table:style-name="ro1">
          <table:table-cell office:value-type="float" office:value="617.24333" calcext:value-type="float">
            <text:p>617.24333</text:p>
          </table:table-cell>
          <table:table-cell table:number-columns-repeated="3"/>
          <table:table-cell table:formula="of:=[.$C$4] + ([.$C$5] - [.$C$4]) * (([.A170] - [.$C$1]) / ([.$C$2] - [.$C$1]))" office:value-type="float" office:value="-0.491642690559153" calcext:value-type="float">
            <text:p>-0.491642690559153</text:p>
          </table:table-cell>
          <table:table-cell table:number-columns-repeated="11"/>
          <table:table-cell table:style-name="ce9" table:formula="of:=RAND()" office:value-type="float" office:value="0.0685931879633221" calcext:value-type="float">
            <text:p>0.068593187963322</text:p>
          </table:table-cell>
          <table:table-cell table:number-columns-repeated="4"/>
        </table:table-row>
        <table:table-row table:style-name="ro1">
          <table:table-cell office:value-type="float" office:value="616.86665" calcext:value-type="float">
            <text:p>616.86665</text:p>
          </table:table-cell>
          <table:table-cell table:number-columns-repeated="3"/>
          <table:table-cell table:formula="of:=[.$C$4] + ([.$C$5] - [.$C$4]) * (([.A171] - [.$C$1]) / ([.$C$2] - [.$C$1]))" office:value-type="float" office:value="-0.491648879448792" calcext:value-type="float">
            <text:p>-0.491648879448792</text:p>
          </table:table-cell>
          <table:table-cell table:number-columns-repeated="11"/>
          <table:table-cell table:style-name="ce9" table:formula="of:=RAND()" office:value-type="float" office:value="0.101014182160893" calcext:value-type="float">
            <text:p>0.101014182160893</text:p>
          </table:table-cell>
          <table:table-cell table:number-columns-repeated="4"/>
        </table:table-row>
        <table:table-row table:style-name="ro1">
          <table:table-cell office:value-type="float" office:value="601.015" calcext:value-type="float">
            <text:p>601.015</text:p>
          </table:table-cell>
          <table:table-cell table:number-columns-repeated="3"/>
          <table:table-cell table:formula="of:=[.$C$4] + ([.$C$5] - [.$C$4]) * (([.A172] - [.$C$1]) / ([.$C$2] - [.$C$1]))" office:value-type="float" office:value="-0.491909323625382" calcext:value-type="float">
            <text:p>-0.491909323625382</text:p>
          </table:table-cell>
          <table:table-cell table:number-columns-repeated="11"/>
          <table:table-cell table:style-name="ce9" table:formula="of:=RAND()" office:value-type="float" office:value="0.577764841794901" calcext:value-type="float">
            <text:p>0.577764841794901</text:p>
          </table:table-cell>
          <table:table-cell table:number-columns-repeated="4"/>
        </table:table-row>
        <table:table-row table:style-name="ro1">
          <table:table-cell office:value-type="float" office:value="581.33333" calcext:value-type="float">
            <text:p>581.33333</text:p>
          </table:table-cell>
          <table:table-cell table:number-columns-repeated="3"/>
          <table:table-cell table:formula="of:=[.$C$4] + ([.$C$5] - [.$C$4]) * (([.A173] - [.$C$1]) / ([.$C$2] - [.$C$1]))" office:value-type="float" office:value="-0.492232695409207" calcext:value-type="float">
            <text:p>-0.492232695409207</text:p>
          </table:table-cell>
          <table:table-cell table:number-columns-repeated="11"/>
          <table:table-cell table:style-name="ce9" table:formula="of:=RAND()" office:value-type="float" office:value="0.371487466066038" calcext:value-type="float">
            <text:p>0.371487466066038</text:p>
          </table:table-cell>
          <table:table-cell table:number-columns-repeated="4"/>
        </table:table-row>
        <table:table-row table:style-name="ro1">
          <table:table-cell office:value-type="float" office:value="570.36168" calcext:value-type="float">
            <text:p>570.36168</text:p>
          </table:table-cell>
          <table:table-cell table:number-columns-repeated="3"/>
          <table:table-cell table:formula="of:=[.$C$4] + ([.$C$5] - [.$C$4]) * (([.A174] - [.$C$1]) / ([.$C$2] - [.$C$1]))" office:value-type="float" office:value="-0.492412960703361" calcext:value-type="float">
            <text:p>-0.492412960703361</text:p>
          </table:table-cell>
          <table:table-cell table:number-columns-repeated="11"/>
          <table:table-cell table:style-name="ce9" table:formula="of:=RAND()" office:value-type="float" office:value="0.713754795770069" calcext:value-type="float">
            <text:p>0.713754795770069</text:p>
          </table:table-cell>
          <table:table-cell table:number-columns-repeated="4"/>
        </table:table-row>
        <table:table-row table:style-name="ro1">
          <table:table-cell office:value-type="float" office:value="562.95333" calcext:value-type="float">
            <text:p>562.95333</text:p>
          </table:table-cell>
          <table:table-cell table:number-columns-repeated="3"/>
          <table:table-cell table:formula="of:=[.$C$4] + ([.$C$5] - [.$C$4]) * (([.A175] - [.$C$1]) / ([.$C$2] - [.$C$1]))" office:value-type="float" office:value="-0.492534680626249" calcext:value-type="float">
            <text:p>-0.492534680626249</text:p>
          </table:table-cell>
          <table:table-cell table:number-columns-repeated="11"/>
          <table:table-cell table:style-name="ce9" table:formula="of:=RAND()" office:value-type="float" office:value="0.217634507038785" calcext:value-type="float">
            <text:p>0.217634507038785</text:p>
          </table:table-cell>
          <table:table-cell table:number-columns-repeated="4"/>
        </table:table-row>
        <table:table-row table:style-name="ro1">
          <table:table-cell office:value-type="float" office:value="557.16833" calcext:value-type="float">
            <text:p>557.16833</text:p>
          </table:table-cell>
          <table:table-cell table:number-columns-repeated="3"/>
          <table:table-cell table:formula="of:=[.$C$4] + ([.$C$5] - [.$C$4]) * (([.A176] - [.$C$1]) / ([.$C$2] - [.$C$1]))" office:value-type="float" office:value="-0.492629728748152" calcext:value-type="float">
            <text:p>-0.492629728748152</text:p>
          </table:table-cell>
          <table:table-cell table:number-columns-repeated="11"/>
          <table:table-cell table:style-name="ce9" table:formula="of:=RAND()" office:value-type="float" office:value="0.699385942199818" calcext:value-type="float">
            <text:p>0.699385942199818</text:p>
          </table:table-cell>
          <table:table-cell table:number-columns-repeated="4"/>
        </table:table-row>
        <table:table-row table:style-name="ro1">
          <table:table-cell office:value-type="float" office:value="573.34998" calcext:value-type="float">
            <text:p>573.34998</text:p>
          </table:table-cell>
          <table:table-cell table:number-columns-repeated="3"/>
          <table:table-cell table:formula="of:=[.$C$4] + ([.$C$5] - [.$C$4]) * (([.A177] - [.$C$1]) / ([.$C$2] - [.$C$1]))" office:value-type="float" office:value="-0.492363862638939" calcext:value-type="float">
            <text:p>-0.492363862638939</text:p>
          </table:table-cell>
          <table:table-cell table:number-columns-repeated="11"/>
          <table:table-cell table:style-name="ce9" table:formula="of:=RAND()" office:value-type="float" office:value="0.997032091904689" calcext:value-type="float">
            <text:p>0.997032091904689</text:p>
          </table:table-cell>
          <table:table-cell table:number-columns-repeated="4"/>
        </table:table-row>
        <table:table-row table:style-name="ro1">
          <table:table-cell office:value-type="float" office:value="572.49161" calcext:value-type="float">
            <text:p>572.49161</text:p>
          </table:table-cell>
          <table:table-cell table:number-columns-repeated="3"/>
          <table:table-cell table:formula="of:=[.$C$4] + ([.$C$5] - [.$C$4]) * (([.A178] - [.$C$1]) / ([.$C$2] - [.$C$1]))" office:value-type="float" office:value="-0.492377965742897" calcext:value-type="float">
            <text:p>-0.492377965742897</text:p>
          </table:table-cell>
          <table:table-cell table:number-columns-repeated="11"/>
          <table:table-cell table:style-name="ce9" table:formula="of:=RAND()" office:value-type="float" office:value="0.846540519483836" calcext:value-type="float">
            <text:p>0.846540519483836</text:p>
          </table:table-cell>
          <table:table-cell table:number-columns-repeated="4"/>
        </table:table-row>
        <table:table-row table:style-name="ro1">
          <table:table-cell office:value-type="float" office:value="570.54833" calcext:value-type="float">
            <text:p>570.54833</text:p>
          </table:table-cell>
          <table:table-cell table:number-columns-repeated="3"/>
          <table:table-cell table:formula="of:=[.$C$4] + ([.$C$5] - [.$C$4]) * (([.A179] - [.$C$1]) / ([.$C$2] - [.$C$1]))" office:value-type="float" office:value="-0.492409894025409" calcext:value-type="float">
            <text:p>-0.492409894025409</text:p>
          </table:table-cell>
          <table:table-cell table:number-columns-repeated="11"/>
          <table:table-cell table:style-name="ce9" table:formula="of:=RAND()" office:value-type="float" office:value="0.127923099880854" calcext:value-type="float">
            <text:p>0.127923099880854</text:p>
          </table:table-cell>
          <table:table-cell table:number-columns-repeated="4"/>
        </table:table-row>
        <table:table-row table:style-name="ro1">
          <table:table-cell office:value-type="float" office:value="509.70665" calcext:value-type="float">
            <text:p>509.70665</text:p>
          </table:table-cell>
          <table:table-cell table:number-columns-repeated="3"/>
          <table:table-cell table:formula="of:=[.$C$4] + ([.$C$5] - [.$C$4]) * (([.A180] - [.$C$1]) / ([.$C$2] - [.$C$1]))" office:value-type="float" office:value="-0.493409528842602" calcext:value-type="float">
            <text:p>-0.493409528842602</text:p>
          </table:table-cell>
          <table:table-cell table:number-columns-repeated="11"/>
          <table:table-cell table:style-name="ce9" table:formula="of:=RAND()" office:value-type="float" office:value="0.902299807927808" calcext:value-type="float">
            <text:p>0.902299807927808</text:p>
          </table:table-cell>
          <table:table-cell table:number-columns-repeated="4"/>
        </table:table-row>
        <table:table-row table:style-name="ro1">
          <table:table-cell office:value-type="float" office:value="499.24998" calcext:value-type="float">
            <text:p>499.24998</text:p>
          </table:table-cell>
          <table:table-cell table:number-columns-repeated="3"/>
          <table:table-cell table:formula="of:=[.$C$4] + ([.$C$5] - [.$C$4]) * (([.A181] - [.$C$1]) / ([.$C$2] - [.$C$1]))" office:value-type="float" office:value="-0.493581332964445" calcext:value-type="float">
            <text:p>-0.493581332964445</text:p>
          </table:table-cell>
          <table:table-cell table:number-columns-repeated="11"/>
          <table:table-cell table:style-name="ce9" table:formula="of:=RAND()" office:value-type="float" office:value="0.610435452474183" calcext:value-type="float">
            <text:p>0.610435452474183</text:p>
          </table:table-cell>
          <table:table-cell table:number-columns-repeated="4"/>
        </table:table-row>
        <table:table-row table:style-name="ro1">
          <table:table-cell office:value-type="float" office:value="486.80845" calcext:value-type="float">
            <text:p>486.80845</text:p>
          </table:table-cell>
          <table:table-cell table:number-columns-repeated="3"/>
          <table:table-cell table:formula="of:=[.$C$4] + ([.$C$5] - [.$C$4]) * (([.A182] - [.$C$1]) / ([.$C$2] - [.$C$1]))" office:value-type="float" office:value="-0.493785748532312" calcext:value-type="float">
            <text:p>-0.493785748532312</text:p>
          </table:table-cell>
          <table:table-cell table:number-columns-repeated="11"/>
          <table:table-cell table:style-name="ce9" table:formula="of:=RAND()" office:value-type="float" office:value="0.91762508894502" calcext:value-type="float">
            <text:p>0.91762508894502</text:p>
          </table:table-cell>
          <table:table-cell table:number-columns-repeated="4"/>
        </table:table-row>
        <table:table-row table:style-name="ro1">
          <table:table-cell office:value-type="float" office:value="472.4783" calcext:value-type="float">
            <text:p>472.4783</text:p>
          </table:table-cell>
          <table:table-cell table:number-columns-repeated="3"/>
          <table:table-cell table:formula="of:=[.$C$4] + ([.$C$5] - [.$C$4]) * (([.A183] - [.$C$1]) / ([.$C$2] - [.$C$1]))" office:value-type="float" office:value="-0.494021194313487" calcext:value-type="float">
            <text:p>-0.494021194313487</text:p>
          </table:table-cell>
          <table:table-cell table:number-columns-repeated="11"/>
          <table:table-cell table:style-name="ce9" table:formula="of:=RAND()" office:value-type="float" office:value="0.773883471425828" calcext:value-type="float">
            <text:p>0.773883471425828</text:p>
          </table:table-cell>
          <table:table-cell table:number-columns-repeated="4"/>
        </table:table-row>
        <table:table-row table:style-name="ro1">
          <table:table-cell office:value-type="float" office:value="464.88" calcext:value-type="float">
            <text:p>464.88</text:p>
          </table:table-cell>
          <table:table-cell table:number-columns-repeated="3"/>
          <table:table-cell table:formula="of:=[.$C$4] + ([.$C$5] - [.$C$4]) * (([.A184] - [.$C$1]) / ([.$C$2] - [.$C$1]))" office:value-type="float" office:value="-0.494146035133652" calcext:value-type="float">
            <text:p>-0.494146035133652</text:p>
          </table:table-cell>
          <table:table-cell table:number-columns-repeated="11"/>
          <table:table-cell table:style-name="ce9" table:formula="of:=RAND()" office:value-type="float" office:value="0.0866602208099978" calcext:value-type="float">
            <text:p>0.086660220809998</text:p>
          </table:table-cell>
          <table:table-cell table:number-columns-repeated="4"/>
        </table:table-row>
        <table:table-row table:style-name="ro1">
          <table:table-cell office:value-type="float" office:value="480.16581" calcext:value-type="float">
            <text:p>480.16581</text:p>
          </table:table-cell>
          <table:table-cell table:number-columns-repeated="3"/>
          <table:table-cell table:formula="of:=[.$C$4] + ([.$C$5] - [.$C$4]) * (([.A185] - [.$C$1]) / ([.$C$2] - [.$C$1]))" office:value-type="float" office:value="-0.493894887764201" calcext:value-type="float">
            <text:p>-0.493894887764201</text:p>
          </table:table-cell>
          <table:table-cell table:number-columns-repeated="11"/>
          <table:table-cell table:style-name="ce9" table:formula="of:=RAND()" office:value-type="float" office:value="0.836326521005554" calcext:value-type="float">
            <text:p>0.836326521005554</text:p>
          </table:table-cell>
          <table:table-cell table:number-columns-repeated="4"/>
        </table:table-row>
        <table:table-row table:style-name="ro1">
          <table:table-cell office:value-type="float" office:value="427.87498" calcext:value-type="float">
            <text:p>427.87498</text:p>
          </table:table-cell>
          <table:table-cell table:number-columns-repeated="3"/>
          <table:table-cell table:formula="of:=[.$C$4] + ([.$C$5] - [.$C$4]) * (([.A186] - [.$C$1]) / ([.$C$2] - [.$C$1]))" office:value-type="float" office:value="-0.494754031270559" calcext:value-type="float">
            <text:p>-0.494754031270559</text:p>
          </table:table-cell>
          <table:table-cell table:number-columns-repeated="11"/>
          <table:table-cell table:style-name="ce9" table:formula="of:=RAND()" office:value-type="float" office:value="0.619147587466095" calcext:value-type="float">
            <text:p>0.619147587466095</text:p>
          </table:table-cell>
          <table:table-cell table:number-columns-repeated="4"/>
        </table:table-row>
        <table:table-row table:style-name="ro1">
          <table:table-cell office:value-type="float" office:value="432.99716" calcext:value-type="float">
            <text:p>432.99716</text:p>
          </table:table-cell>
          <table:table-cell table:number-columns-repeated="3"/>
          <table:table-cell table:formula="of:=[.$C$4] + ([.$C$5] - [.$C$4]) * (([.A187] - [.$C$1]) / ([.$C$2] - [.$C$1]))" office:value-type="float" office:value="-0.494669873346782" calcext:value-type="float">
            <text:p>-0.494669873346782</text:p>
          </table:table-cell>
          <table:table-cell table:number-columns-repeated="11"/>
          <table:table-cell table:style-name="ce9" table:formula="of:=RAND()" office:value-type="float" office:value="0.480937686646456" calcext:value-type="float">
            <text:p>0.480937686646456</text:p>
          </table:table-cell>
          <table:table-cell table:number-columns-repeated="4"/>
        </table:table-row>
        <table:table-row table:style-name="ro1">
          <table:table-cell office:value-type="float" office:value="453.87148" calcext:value-type="float">
            <text:p>453.87148</text:p>
          </table:table-cell>
          <table:table-cell table:number-columns-repeated="3"/>
          <table:table-cell table:formula="of:=[.$C$4] + ([.$C$5] - [.$C$4]) * (([.A188] - [.$C$1]) / ([.$C$2] - [.$C$1]))" office:value-type="float" office:value="-0.494326906205552" calcext:value-type="float">
            <text:p>-0.494326906205552</text:p>
          </table:table-cell>
          <table:table-cell table:number-columns-repeated="11"/>
          <table:table-cell table:style-name="ce9" table:formula="of:=RAND()" office:value-type="float" office:value="0.735376520977095" calcext:value-type="float">
            <text:p>0.735376520977095</text:p>
          </table:table-cell>
          <table:table-cell table:number-columns-repeated="4"/>
        </table:table-row>
        <table:table-row table:style-name="ro1">
          <table:table-cell office:value-type="float" office:value="462.445" calcext:value-type="float">
            <text:p>462.445</text:p>
          </table:table-cell>
          <table:table-cell table:number-columns-repeated="3"/>
          <table:table-cell table:formula="of:=[.$C$4] + ([.$C$5] - [.$C$4]) * (([.A189] - [.$C$1]) / ([.$C$2] - [.$C$1]))" office:value-type="float" office:value="-0.494186042424376" calcext:value-type="float">
            <text:p>-0.494186042424376</text:p>
          </table:table-cell>
          <table:table-cell table:number-columns-repeated="11"/>
          <table:table-cell table:style-name="ce9" table:formula="of:=RAND()" office:value-type="float" office:value="0.709382667384312" calcext:value-type="float">
            <text:p>0.709382667384312</text:p>
          </table:table-cell>
          <table:table-cell table:number-columns-repeated="4"/>
        </table:table-row>
        <table:table-row table:style-name="ro1">
          <table:table-cell office:value-type="float" office:value="456.46948" calcext:value-type="float">
            <text:p>456.46948</text:p>
          </table:table-cell>
          <table:table-cell table:number-columns-repeated="3"/>
          <table:table-cell table:formula="of:=[.$C$4] + ([.$C$5] - [.$C$4]) * (([.A190] - [.$C$1]) / ([.$C$2] - [.$C$1]))" office:value-type="float" office:value="-0.494284220808714" calcext:value-type="float">
            <text:p>-0.494284220808714</text:p>
          </table:table-cell>
          <table:table-cell table:number-columns-repeated="11"/>
          <table:table-cell table:style-name="ce9" table:formula="of:=RAND()" office:value-type="float" office:value="0.33544272965791" calcext:value-type="float">
            <text:p>0.33544272965791</text:p>
          </table:table-cell>
          <table:table-cell table:number-columns-repeated="4"/>
        </table:table-row>
        <table:table-row table:style-name="ro1">
          <table:table-cell office:value-type="float" office:value="452.81" calcext:value-type="float">
            <text:p>452.81</text:p>
          </table:table-cell>
          <table:table-cell table:number-columns-repeated="3"/>
          <table:table-cell table:formula="of:=[.$C$4] + ([.$C$5] - [.$C$4]) * (([.A191] - [.$C$1]) / ([.$C$2] - [.$C$1]))" office:value-type="float" office:value="-0.49434434642689" calcext:value-type="float">
            <text:p>-0.49434434642689</text:p>
          </table:table-cell>
          <table:table-cell table:number-columns-repeated="11"/>
          <table:table-cell table:style-name="ce9" table:formula="of:=RAND()" office:value-type="float" office:value="0.299516980871675" calcext:value-type="float">
            <text:p>0.299516980871675</text:p>
          </table:table-cell>
          <table:table-cell table:number-columns-repeated="4"/>
        </table:table-row>
        <table:table-row table:style-name="ro1">
          <table:table-cell office:value-type="float" office:value="450.48083" calcext:value-type="float">
            <text:p>450.48083</text:p>
          </table:table-cell>
          <table:table-cell table:number-columns-repeated="3"/>
          <table:table-cell table:formula="of:=[.$C$4] + ([.$C$5] - [.$C$4]) * (([.A192] - [.$C$1]) / ([.$C$2] - [.$C$1]))" office:value-type="float" office:value="-0.494382614920251" calcext:value-type="float">
            <text:p>-0.494382614920251</text:p>
          </table:table-cell>
          <table:table-cell table:number-columns-repeated="11"/>
          <table:table-cell table:style-name="ce9" table:formula="of:=RAND()" office:value-type="float" office:value="0.233680295317621" calcext:value-type="float">
            <text:p>0.233680295317621</text:p>
          </table:table-cell>
          <table:table-cell table:number-columns-repeated="4"/>
        </table:table-row>
        <table:table-row table:style-name="ro1">
          <table:table-cell office:value-type="float" office:value="426.98333" calcext:value-type="float">
            <text:p>426.98333</text:p>
          </table:table-cell>
          <table:table-cell table:number-columns-repeated="3"/>
          <table:table-cell table:formula="of:=[.$C$4] + ([.$C$5] - [.$C$4]) * (([.A193] - [.$C$1]) / ([.$C$2] - [.$C$1]))" office:value-type="float" office:value="-0.494768681168207" calcext:value-type="float">
            <text:p>-0.494768681168207</text:p>
          </table:table-cell>
          <table:table-cell table:number-columns-repeated="11"/>
          <table:table-cell table:style-name="ce9" table:formula="of:=RAND()" office:value-type="float" office:value="0.680041978852172" calcext:value-type="float">
            <text:p>0.680041978852172</text:p>
          </table:table-cell>
          <table:table-cell table:number-columns-repeated="4"/>
        </table:table-row>
        <table:table-row table:style-name="ro1">
          <table:table-cell office:value-type="float" office:value="374.59166" calcext:value-type="float">
            <text:p>374.59166</text:p>
          </table:table-cell>
          <table:table-cell table:number-columns-repeated="3"/>
          <table:table-cell table:formula="of:=[.$C$4] + ([.$C$5] - [.$C$4]) * (([.A194] - [.$C$1]) / ([.$C$2] - [.$C$1]))" office:value-type="float" office:value="-0.495629481485734" calcext:value-type="float">
            <text:p>-0.495629481485734</text:p>
          </table:table-cell>
          <table:table-cell table:number-columns-repeated="11"/>
          <table:table-cell table:style-name="ce9" table:formula="of:=RAND()" office:value-type="float" office:value="0.0636034171783118" calcext:value-type="float">
            <text:p>0.063603417178312</text:p>
          </table:table-cell>
          <table:table-cell table:number-columns-repeated="4"/>
        </table:table-row>
        <table:table-row table:style-name="ro1">
          <table:table-cell office:value-type="float" office:value="438.24666" calcext:value-type="float">
            <text:p>438.24666</text:p>
          </table:table-cell>
          <table:table-cell table:number-columns-repeated="3"/>
          <table:table-cell table:formula="of:=[.$C$4] + ([.$C$5] - [.$C$4]) * (([.A195] - [.$C$1]) / ([.$C$2] - [.$C$1]))" office:value-type="float" office:value="-0.494583623542818" calcext:value-type="float">
            <text:p>-0.494583623542818</text:p>
          </table:table-cell>
          <table:table-cell table:number-columns-repeated="11"/>
          <table:table-cell table:style-name="ce9" table:formula="of:=RAND()" office:value-type="float" office:value="0.0454483110881749" calcext:value-type="float">
            <text:p>0.045448311088175</text:p>
          </table:table-cell>
          <table:table-cell table:number-columns-repeated="4"/>
        </table:table-row>
        <table:table-row table:style-name="ro1">
          <table:table-cell office:value-type="float" office:value="423.51566" calcext:value-type="float">
            <text:p>423.51566</text:p>
          </table:table-cell>
          <table:table-cell table:number-columns-repeated="3"/>
          <table:table-cell table:formula="of:=[.$C$4] + ([.$C$5] - [.$C$4]) * (([.A196] - [.$C$1]) / ([.$C$2] - [.$C$1]))" office:value-type="float" office:value="-0.49482565532912" calcext:value-type="float">
            <text:p>-0.49482565532912</text:p>
          </table:table-cell>
          <table:table-cell table:number-columns-repeated="11"/>
          <table:table-cell table:style-name="ce9" table:formula="of:=RAND()" office:value-type="float" office:value="0.570591084181934" calcext:value-type="float">
            <text:p>0.570591084181934</text:p>
          </table:table-cell>
          <table:table-cell table:number-columns-repeated="4"/>
        </table:table-row>
        <table:table-row table:style-name="ro1">
          <table:table-cell office:value-type="float" office:value="409.03166" calcext:value-type="float">
            <text:p>409.03166</text:p>
          </table:table-cell>
          <table:table-cell table:number-columns-repeated="3"/>
          <table:table-cell table:formula="of:=[.$C$4] + ([.$C$5] - [.$C$4]) * (([.A197] - [.$C$1]) / ([.$C$2] - [.$C$1]))" office:value-type="float" office:value="-0.495063628881005" calcext:value-type="float">
            <text:p>-0.495063628881005</text:p>
          </table:table-cell>
          <table:table-cell table:number-columns-repeated="11"/>
          <table:table-cell table:style-name="ce9" table:formula="of:=RAND()" office:value-type="float" office:value="0.046687233053624" calcext:value-type="float">
            <text:p>0.046687233053624</text:p>
          </table:table-cell>
          <table:table-cell table:number-columns-repeated="4"/>
        </table:table-row>
        <table:table-row table:style-name="ro1">
          <table:table-cell office:value-type="float" office:value="455.28316" calcext:value-type="float">
            <text:p>455.28316</text:p>
          </table:table-cell>
          <table:table-cell table:number-columns-repeated="3"/>
          <table:table-cell table:formula="of:=[.$C$4] + ([.$C$5] - [.$C$4]) * (([.A198] - [.$C$1]) / ([.$C$2] - [.$C$1]))" office:value-type="float" office:value="-0.494303712163594" calcext:value-type="float">
            <text:p>-0.494303712163594</text:p>
          </table:table-cell>
          <table:table-cell table:number-columns-repeated="11"/>
          <table:table-cell table:style-name="ce9" table:formula="of:=RAND()" office:value-type="float" office:value="0.439723617349027" calcext:value-type="float">
            <text:p>0.439723617349027</text:p>
          </table:table-cell>
          <table:table-cell table:number-columns-repeated="4"/>
        </table:table-row>
        <table:table-row table:style-name="ro1">
          <table:table-cell office:value-type="float" office:value="517.09666" calcext:value-type="float">
            <text:p>517.09666</text:p>
          </table:table-cell>
          <table:table-cell table:number-columns-repeated="3"/>
          <table:table-cell table:formula="of:=[.$C$4] + ([.$C$5] - [.$C$4]) * (([.A199] - [.$C$1]) / ([.$C$2] - [.$C$1]))" office:value-type="float" office:value="-0.493288110247727" calcext:value-type="float">
            <text:p>-0.493288110247727</text:p>
          </table:table-cell>
          <table:table-cell table:number-columns-repeated="11"/>
          <table:table-cell table:style-name="ce9" table:formula="of:=RAND()" office:value-type="float" office:value="0.0490400114417583" calcext:value-type="float">
            <text:p>0.049040011441758</text:p>
          </table:table-cell>
          <table:table-cell table:number-columns-repeated="4"/>
        </table:table-row>
        <table:table-row table:style-name="ro1">
          <table:table-cell office:value-type="float" office:value="522.455" calcext:value-type="float">
            <text:p>522.455</text:p>
          </table:table-cell>
          <table:table-cell table:number-columns-repeated="3"/>
          <table:table-cell table:formula="of:=[.$C$4] + ([.$C$5] - [.$C$4]) * (([.A200] - [.$C$1]) / ([.$C$2] - [.$C$1]))" office:value-type="float" office:value="-0.493200072191803" calcext:value-type="float">
            <text:p>-0.493200072191803</text:p>
          </table:table-cell>
          <table:table-cell table:number-columns-repeated="11"/>
          <table:table-cell table:style-name="ce9" table:formula="of:=RAND()" office:value-type="float" office:value="0.464851221760097" calcext:value-type="float">
            <text:p>0.464851221760097</text:p>
          </table:table-cell>
          <table:table-cell table:number-columns-repeated="4"/>
        </table:table-row>
        <table:table-row table:style-name="ro1">
          <table:table-cell office:value-type="float" office:value="490.8785" calcext:value-type="float">
            <text:p>490.8785</text:p>
          </table:table-cell>
          <table:table-cell table:number-columns-repeated="3"/>
          <table:table-cell table:formula="of:=[.$C$4] + ([.$C$5] - [.$C$4]) * (([.A201] - [.$C$1]) / ([.$C$2] - [.$C$1]))" office:value-type="float" office:value="-0.493718877208448" calcext:value-type="float">
            <text:p>-0.493718877208448</text:p>
          </table:table-cell>
          <table:table-cell table:number-columns-repeated="11"/>
          <table:table-cell table:style-name="ce9" table:formula="of:=RAND()" office:value-type="float" office:value="0.953845558641277" calcext:value-type="float">
            <text:p>0.953845558641277</text:p>
          </table:table-cell>
          <table:table-cell table:number-columns-repeated="4"/>
        </table:table-row>
        <table:table-row table:style-name="ro1">
          <table:table-cell office:value-type="float" office:value="469.38332" calcext:value-type="float">
            <text:p>469.38332</text:p>
          </table:table-cell>
          <table:table-cell table:number-columns-repeated="3"/>
          <table:table-cell table:formula="of:=[.$C$4] + ([.$C$5] - [.$C$4]) * (([.A202] - [.$C$1]) / ([.$C$2] - [.$C$1]))" office:value-type="float" office:value="-0.494072045140855" calcext:value-type="float">
            <text:p>-0.494072045140855</text:p>
          </table:table-cell>
          <table:table-cell table:number-columns-repeated="11"/>
          <table:table-cell table:style-name="ce9" table:formula="of:=RAND()" office:value-type="float" office:value="0.990991399883795" calcext:value-type="float">
            <text:p>0.990991399883795</text:p>
          </table:table-cell>
          <table:table-cell table:number-columns-repeated="4"/>
        </table:table-row>
        <table:table-row table:style-name="ro1">
          <table:table-cell office:value-type="float" office:value="507.80663" calcext:value-type="float">
            <text:p>507.80663</text:p>
          </table:table-cell>
          <table:table-cell table:number-columns-repeated="3"/>
          <table:table-cell table:formula="of:=[.$C$4] + ([.$C$5] - [.$C$4]) * (([.A203] - [.$C$1]) / ([.$C$2] - [.$C$1]))" office:value-type="float" office:value="-0.493440746359037" calcext:value-type="float">
            <text:p>-0.493440746359037</text:p>
          </table:table-cell>
          <table:table-cell table:number-columns-repeated="11"/>
          <table:table-cell table:style-name="ce9" table:formula="of:=RAND()" office:value-type="float" office:value="0.840070733351995" calcext:value-type="float">
            <text:p>0.840070733351995</text:p>
          </table:table-cell>
          <table:table-cell table:number-columns-repeated="4"/>
        </table:table-row>
        <table:table-row table:style-name="ro1">
          <table:table-cell office:value-type="float" office:value="505.09665" calcext:value-type="float">
            <text:p>505.09665</text:p>
          </table:table-cell>
          <table:table-cell table:number-columns-repeated="3"/>
          <table:table-cell table:formula="of:=[.$C$4] + ([.$C$5] - [.$C$4]) * (([.A204] - [.$C$1]) / ([.$C$2] - [.$C$1]))" office:value-type="float" office:value="-0.493485271598345" calcext:value-type="float">
            <text:p>-0.493485271598345</text:p>
          </table:table-cell>
          <table:table-cell table:number-columns-repeated="11"/>
          <table:table-cell table:style-name="ce9" table:formula="of:=RAND()" office:value-type="float" office:value="0.760271744860111" calcext:value-type="float">
            <text:p>0.760271744860111</text:p>
          </table:table-cell>
          <table:table-cell table:number-columns-repeated="4"/>
        </table:table-row>
        <table:table-row table:style-name="ro1">
          <table:table-cell office:value-type="float" office:value="497.65001" calcext:value-type="float">
            <text:p>497.65001</text:p>
          </table:table-cell>
          <table:table-cell table:number-columns-repeated="3"/>
          <table:table-cell table:formula="of:=[.$C$4] + ([.$C$5] - [.$C$4]) * (([.A205] - [.$C$1]) / ([.$C$2] - [.$C$1]))" office:value-type="float" office:value="-0.493607620629718" calcext:value-type="float">
            <text:p>-0.493607620629718</text:p>
          </table:table-cell>
          <table:table-cell table:number-columns-repeated="11"/>
          <table:table-cell table:style-name="ce9" table:formula="of:=RAND()" office:value-type="float" office:value="0.939531675731973" calcext:value-type="float">
            <text:p>0.939531675731973</text:p>
          </table:table-cell>
          <table:table-cell table:number-columns-repeated="4"/>
        </table:table-row>
        <table:table-row table:style-name="ro1">
          <table:table-cell office:value-type="float" office:value="487.84" calcext:value-type="float">
            <text:p>487.84</text:p>
          </table:table-cell>
          <table:table-cell table:number-columns-repeated="3"/>
          <table:table-cell table:formula="of:=[.$C$4] + ([.$C$5] - [.$C$4]) * (([.A206] - [.$C$1]) / ([.$C$2] - [.$C$1]))" office:value-type="float" office:value="-0.493768800063833" calcext:value-type="float">
            <text:p>-0.493768800063833</text:p>
          </table:table-cell>
          <table:table-cell table:number-columns-repeated="11"/>
          <table:table-cell table:style-name="ce9" table:formula="of:=RAND()" office:value-type="float" office:value="0.154971022276217" calcext:value-type="float">
            <text:p>0.154971022276217</text:p>
          </table:table-cell>
          <table:table-cell table:number-columns-repeated="4"/>
        </table:table-row>
        <table:table-row table:style-name="ro1">
          <table:table-cell office:value-type="float" office:value="487.11333" calcext:value-type="float">
            <text:p>487.11333</text:p>
          </table:table-cell>
          <table:table-cell table:number-columns-repeated="3"/>
          <table:table-cell table:formula="of:=[.$C$4] + ([.$C$5] - [.$C$4]) * (([.A207] - [.$C$1]) / ([.$C$2] - [.$C$1]))" office:value-type="float" office:value="-0.493780739323771" calcext:value-type="float">
            <text:p>-0.493780739323771</text:p>
          </table:table-cell>
          <table:table-cell table:number-columns-repeated="11"/>
          <table:table-cell table:style-name="ce9" table:formula="of:=RAND()" office:value-type="float" office:value="0.917984114129413" calcext:value-type="float">
            <text:p>0.917984114129413</text:p>
          </table:table-cell>
          <table:table-cell table:number-columns-repeated="4"/>
        </table:table-row>
        <table:table-row table:style-name="ro1">
          <table:table-cell office:value-type="float" office:value="469.08816" calcext:value-type="float">
            <text:p>469.08816</text:p>
          </table:table-cell>
          <table:table-cell table:number-columns-repeated="3"/>
          <table:table-cell table:formula="of:=[.$C$4] + ([.$C$5] - [.$C$4]) * (([.A208] - [.$C$1]) / ([.$C$2] - [.$C$1]))" office:value-type="float" office:value="-0.494076894648835" calcext:value-type="float">
            <text:p>-0.494076894648835</text:p>
          </table:table-cell>
          <table:table-cell table:number-columns-repeated="11"/>
          <table:table-cell table:style-name="ce9" table:formula="of:=RAND()" office:value-type="float" office:value="0.646083475018688" calcext:value-type="float">
            <text:p>0.646083475018688</text:p>
          </table:table-cell>
          <table:table-cell table:number-columns-repeated="4"/>
        </table:table-row>
        <table:table-row table:style-name="ro1">
          <table:table-cell office:value-type="float" office:value="448.77834" calcext:value-type="float">
            <text:p>448.77834</text:p>
          </table:table-cell>
          <table:table-cell table:number-columns-repeated="3"/>
          <table:table-cell table:formula="of:=[.$C$4] + ([.$C$5] - [.$C$4]) * (([.A209] - [.$C$1]) / ([.$C$2] - [.$C$1]))" office:value-type="float" office:value="-0.494410586999258" calcext:value-type="float">
            <text:p>-0.494410586999258</text:p>
          </table:table-cell>
          <table:table-cell table:number-columns-repeated="11"/>
          <table:table-cell table:style-name="ce9" table:formula="of:=RAND()" office:value-type="float" office:value="0.100474789664978" calcext:value-type="float">
            <text:p>0.100474789664978</text:p>
          </table:table-cell>
          <table:table-cell table:number-columns-repeated="4"/>
        </table:table-row>
        <table:table-row table:style-name="ro1">
          <table:table-cell office:value-type="float" office:value="452.14829" calcext:value-type="float">
            <text:p>452.14829</text:p>
          </table:table-cell>
          <table:table-cell table:number-columns-repeated="3"/>
          <table:table-cell table:formula="of:=[.$C$4] + ([.$C$5] - [.$C$4]) * (([.A210] - [.$C$1]) / ([.$C$2] - [.$C$1]))" office:value-type="float" office:value="-0.494355218387606" calcext:value-type="float">
            <text:p>-0.494355218387606</text:p>
          </table:table-cell>
          <table:table-cell table:number-columns-repeated="11"/>
          <table:table-cell table:style-name="ce9" table:formula="of:=RAND()" office:value-type="float" office:value="0.294385041958214" calcext:value-type="float">
            <text:p>0.294385041958214</text:p>
          </table:table-cell>
          <table:table-cell table:number-columns-repeated="4"/>
        </table:table-row>
        <table:table-row table:style-name="ro1">
          <table:table-cell office:value-type="float" office:value="426.78166" calcext:value-type="float">
            <text:p>426.78166</text:p>
          </table:table-cell>
          <table:table-cell table:number-columns-repeated="3"/>
          <table:table-cell table:formula="of:=[.$C$4] + ([.$C$5] - [.$C$4]) * (([.A211] - [.$C$1]) / ([.$C$2] - [.$C$1]))" office:value-type="float" office:value="-0.494771994626244" calcext:value-type="float">
            <text:p>-0.494771994626244</text:p>
          </table:table-cell>
          <table:table-cell table:number-columns-repeated="11"/>
          <table:table-cell table:style-name="ce9" table:formula="of:=RAND()" office:value-type="float" office:value="0.945281296355583" calcext:value-type="float">
            <text:p>0.945281296355583</text:p>
          </table:table-cell>
          <table:table-cell table:number-columns-repeated="4"/>
        </table:table-row>
        <table:table-row table:style-name="ro1">
          <table:table-cell office:value-type="float" office:value="432.60498" calcext:value-type="float">
            <text:p>432.60498</text:p>
          </table:table-cell>
          <table:table-cell table:number-columns-repeated="3"/>
          <table:table-cell table:formula="of:=[.$C$4] + ([.$C$5] - [.$C$4]) * (([.A212] - [.$C$1]) / ([.$C$2] - [.$C$1]))" office:value-type="float" office:value="-0.494676316902953" calcext:value-type="float">
            <text:p>-0.494676316902953</text:p>
          </table:table-cell>
          <table:table-cell table:number-columns-repeated="11"/>
          <table:table-cell table:style-name="ce9" table:formula="of:=RAND()" office:value-type="float" office:value="0.936875483717827" calcext:value-type="float">
            <text:p>0.936875483717827</text:p>
          </table:table-cell>
          <table:table-cell table:number-columns-repeated="4"/>
        </table:table-row>
        <table:table-row table:style-name="ro1">
          <table:table-cell office:value-type="float" office:value="444.85668" calcext:value-type="float">
            <text:p>444.85668</text:p>
          </table:table-cell>
          <table:table-cell table:number-columns-repeated="3"/>
          <table:table-cell table:formula="of:=[.$C$4] + ([.$C$5] - [.$C$4]) * (([.A213] - [.$C$1]) / ([.$C$2] - [.$C$1]))" office:value-type="float" office:value="-0.494475020260753" calcext:value-type="float">
            <text:p>-0.494475020260753</text:p>
          </table:table-cell>
          <table:table-cell table:number-columns-repeated="11"/>
          <table:table-cell table:style-name="ce9" table:formula="of:=RAND()" office:value-type="float" office:value="0.791927555381957" calcext:value-type="float">
            <text:p>0.791927555381957</text:p>
          </table:table-cell>
          <table:table-cell table:number-columns-repeated="4"/>
        </table:table-row>
        <table:table-row table:style-name="ro1">
          <table:table-cell office:value-type="float" office:value="454.55666" calcext:value-type="float">
            <text:p>454.55666</text:p>
          </table:table-cell>
          <table:table-cell table:number-columns-repeated="3"/>
          <table:table-cell table:formula="of:=[.$C$4] + ([.$C$5] - [.$C$4]) * (([.A214] - [.$C$1]) / ([.$C$2] - [.$C$1]))" office:value-type="float" office:value="-0.494315648630415" calcext:value-type="float">
            <text:p>-0.494315648630415</text:p>
          </table:table-cell>
          <table:table-cell table:number-columns-repeated="11"/>
          <table:table-cell table:style-name="ce9" table:formula="of:=RAND()" office:value-type="float" office:value="0.997704484129226" calcext:value-type="float">
            <text:p>0.997704484129226</text:p>
          </table:table-cell>
          <table:table-cell table:number-columns-repeated="4"/>
        </table:table-row>
        <table:table-row table:style-name="ro1">
          <table:table-cell office:value-type="float" office:value="453.59833" calcext:value-type="float">
            <text:p>453.59833</text:p>
          </table:table-cell>
          <table:table-cell table:number-columns-repeated="3"/>
          <table:table-cell table:formula="of:=[.$C$4] + ([.$C$5] - [.$C$4]) * (([.A215] - [.$C$1]) / ([.$C$2] - [.$C$1]))" office:value-type="float" office:value="-0.494331394087055" calcext:value-type="float">
            <text:p>-0.494331394087055</text:p>
          </table:table-cell>
          <table:table-cell table:number-columns-repeated="11"/>
          <table:table-cell table:style-name="ce9" table:formula="of:=RAND()" office:value-type="float" office:value="0.739234404306947" calcext:value-type="float">
            <text:p>0.739234404306947</text:p>
          </table:table-cell>
          <table:table-cell table:number-columns-repeated="4"/>
        </table:table-row>
        <table:table-row table:style-name="ro1">
          <table:table-cell office:value-type="float" office:value="441.97833" calcext:value-type="float">
            <text:p>441.97833</text:p>
          </table:table-cell>
          <table:table-cell table:number-columns-repeated="3"/>
          <table:table-cell table:formula="of:=[.$C$4] + ([.$C$5] - [.$C$4]) * (([.A216] - [.$C$1]) / ([.$C$2] - [.$C$1]))" office:value-type="float" office:value="-0.494522311835806" calcext:value-type="float">
            <text:p>-0.494522311835806</text:p>
          </table:table-cell>
          <table:table-cell table:number-columns-repeated="11"/>
          <table:table-cell table:style-name="ce9" table:formula="of:=RAND()" office:value-type="float" office:value="0.0569150689362298" calcext:value-type="float">
            <text:p>0.05691506893623</text:p>
          </table:table-cell>
          <table:table-cell table:number-columns-repeated="4"/>
        </table:table-row>
        <table:table-row table:style-name="ro1">
          <table:table-cell office:value-type="float" office:value="438.29035" calcext:value-type="float">
            <text:p>438.29035</text:p>
          </table:table-cell>
          <table:table-cell table:number-columns-repeated="3"/>
          <table:table-cell table:formula="of:=[.$C$4] + ([.$C$5] - [.$C$4]) * (([.A217] - [.$C$1]) / ([.$C$2] - [.$C$1]))" office:value-type="float" office:value="-0.494582905711798" calcext:value-type="float">
            <text:p>-0.494582905711798</text:p>
          </table:table-cell>
          <table:table-cell table:number-columns-repeated="11"/>
          <table:table-cell table:style-name="ce9" table:formula="of:=RAND()" office:value-type="float" office:value="0.0616013592413031" calcext:value-type="float">
            <text:p>0.061601359241303</text:p>
          </table:table-cell>
          <table:table-cell table:number-columns-repeated="4"/>
        </table:table-row>
        <table:table-row table:style-name="ro1">
          <table:table-cell office:value-type="float" office:value="432.78748" calcext:value-type="float">
            <text:p>432.78748</text:p>
          </table:table-cell>
          <table:table-cell table:number-columns-repeated="3"/>
          <table:table-cell table:formula="of:=[.$C$4] + ([.$C$5] - [.$C$4]) * (([.A218] - [.$C$1]) / ([.$C$2] - [.$C$1]))" office:value-type="float" office:value="-0.494673318409911" calcext:value-type="float">
            <text:p>-0.494673318409911</text:p>
          </table:table-cell>
          <table:table-cell table:number-columns-repeated="11"/>
          <table:table-cell table:style-name="ce9" table:formula="of:=RAND()" office:value-type="float" office:value="0.727490059204902" calcext:value-type="float">
            <text:p>0.727490059204902</text:p>
          </table:table-cell>
          <table:table-cell table:number-columns-repeated="4"/>
        </table:table-row>
        <table:table-row table:style-name="ro1">
          <table:table-cell office:value-type="float" office:value="418.61831" calcext:value-type="float">
            <text:p>418.61831</text:p>
          </table:table-cell>
          <table:table-cell table:number-columns-repeated="3"/>
          <table:table-cell table:formula="of:=[.$C$4] + ([.$C$5] - [.$C$4]) * (([.A219] - [.$C$1]) / ([.$C$2] - [.$C$1]))" office:value-type="float" office:value="-0.494906119273771" calcext:value-type="float">
            <text:p>-0.494906119273771</text:p>
          </table:table-cell>
          <table:table-cell table:number-columns-repeated="11"/>
          <table:table-cell table:style-name="ce9" table:formula="of:=RAND()" office:value-type="float" office:value="0.225193961856842" calcext:value-type="float">
            <text:p>0.225193961856842</text:p>
          </table:table-cell>
          <table:table-cell table:number-columns-repeated="4"/>
        </table:table-row>
        <table:table-row table:style-name="ro1">
          <table:table-cell office:value-type="float" office:value="428.42593" calcext:value-type="float">
            <text:p>428.42593</text:p>
          </table:table-cell>
          <table:table-cell table:number-columns-repeated="3"/>
          <table:table-cell table:formula="of:=[.$C$4] + ([.$C$5] - [.$C$4]) * (([.A220] - [.$C$1]) / ([.$C$2] - [.$C$1]))" office:value-type="float" office:value="-0.494744979107592" calcext:value-type="float">
            <text:p>-0.494744979107592</text:p>
          </table:table-cell>
          <table:table-cell table:number-columns-repeated="11"/>
          <table:table-cell table:style-name="ce9" table:formula="of:=RAND()" office:value-type="float" office:value="0.32534077822849" calcext:value-type="float">
            <text:p>0.32534077822849</text:p>
          </table:table-cell>
          <table:table-cell table:number-columns-repeated="4"/>
        </table:table-row>
        <table:table-row table:style-name="ro1">
          <table:table-cell office:value-type="float" office:value="442.57666" calcext:value-type="float">
            <text:p>442.57666</text:p>
          </table:table-cell>
          <table:table-cell table:number-columns-repeated="3"/>
          <table:table-cell table:formula="of:=[.$C$4] + ([.$C$5] - [.$C$4]) * (([.A221] - [.$C$1]) / ([.$C$2] - [.$C$1]))" office:value-type="float" office:value="-0.494512481214755" calcext:value-type="float">
            <text:p>-0.494512481214755</text:p>
          </table:table-cell>
          <table:table-cell table:number-columns-repeated="11"/>
          <table:table-cell table:style-name="ce9" table:formula="of:=RAND()" office:value-type="float" office:value="0.216521039687372" calcext:value-type="float">
            <text:p>0.216521039687372</text:p>
          </table:table-cell>
          <table:table-cell table:number-columns-repeated="4"/>
        </table:table-row>
        <table:table-row table:style-name="ro1">
          <table:table-cell office:value-type="float" office:value="439.04" calcext:value-type="float">
            <text:p>439.04</text:p>
          </table:table-cell>
          <table:table-cell table:number-columns-repeated="3"/>
          <table:table-cell table:formula="of:=[.$C$4] + ([.$C$5] - [.$C$4]) * (([.A222] - [.$C$1]) / ([.$C$2] - [.$C$1]))" office:value-type="float" office:value="-0.494570588888188" calcext:value-type="float">
            <text:p>-0.494570588888188</text:p>
          </table:table-cell>
          <table:table-cell table:number-columns-repeated="11"/>
          <table:table-cell table:style-name="ce9" table:formula="of:=RAND()" office:value-type="float" office:value="0.000373361225830735" calcext:value-type="float">
            <text:p>0.000373361225831</text:p>
          </table:table-cell>
          <table:table-cell table:number-columns-repeated="4"/>
        </table:table-row>
        <table:table-row table:style-name="ro1">
          <table:table-cell office:value-type="float" office:value="449.04333" calcext:value-type="float">
            <text:p>449.04333</text:p>
          </table:table-cell>
          <table:table-cell table:number-columns-repeated="3"/>
          <table:table-cell table:formula="of:=[.$C$4] + ([.$C$5] - [.$C$4]) * (([.A223] - [.$C$1]) / ([.$C$2] - [.$C$1]))" office:value-type="float" office:value="-0.494406233187362" calcext:value-type="float">
            <text:p>-0.494406233187362</text:p>
          </table:table-cell>
          <table:table-cell table:number-columns-repeated="11"/>
          <table:table-cell table:style-name="ce9" table:formula="of:=RAND()" office:value-type="float" office:value="0.859585280832388" calcext:value-type="float">
            <text:p>0.859585280832388</text:p>
          </table:table-cell>
          <table:table-cell table:number-columns-repeated="4"/>
        </table:table-row>
        <table:table-row table:style-name="ro1">
          <table:table-cell office:value-type="float" office:value="449.74166" calcext:value-type="float">
            <text:p>449.74166</text:p>
          </table:table-cell>
          <table:table-cell table:number-columns-repeated="3"/>
          <table:table-cell table:formula="of:=[.$C$4] + ([.$C$5] - [.$C$4]) * (([.A224] - [.$C$1]) / ([.$C$2] - [.$C$1]))" office:value-type="float" office:value="-0.494394759556425" calcext:value-type="float">
            <text:p>-0.494394759556425</text:p>
          </table:table-cell>
          <table:table-cell table:number-columns-repeated="11"/>
          <table:table-cell table:style-name="ce9" table:formula="of:=RAND()" office:value-type="float" office:value="0.0283885349366723" calcext:value-type="float">
            <text:p>0.028388534936672</text:p>
          </table:table-cell>
          <table:table-cell table:number-columns-repeated="4"/>
        </table:table-row>
        <table:table-row table:style-name="ro1">
          <table:table-cell office:value-type="float" office:value="434.27" calcext:value-type="float">
            <text:p>434.27</text:p>
          </table:table-cell>
          <table:table-cell table:number-columns-repeated="3"/>
          <table:table-cell table:formula="of:=[.$C$4] + ([.$C$5] - [.$C$4]) * (([.A225] - [.$C$1]) / ([.$C$2] - [.$C$1]))" office:value-type="float" office:value="-0.494648960459749" calcext:value-type="float">
            <text:p>-0.494648960459749</text:p>
          </table:table-cell>
          <table:table-cell table:number-columns-repeated="11"/>
          <table:table-cell table:style-name="ce9" table:formula="of:=RAND()" office:value-type="float" office:value="0.851829130538872" calcext:value-type="float">
            <text:p>0.851829130538872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  <table:table-cell table:formula="of:=[.$C$4] + ([.$C$5] - [.$C$4]) * (([.A226] - [.$C$1]) / ([.$C$2] - [.$C$1]))" office:value-type="float" office:value="-0.494604106289862" calcext:value-type="float">
            <text:p>-0.494604106289862</text:p>
          </table:table-cell>
          <table:table-cell table:number-columns-repeated="11"/>
          <table:table-cell table:style-name="ce9" table:formula="of:=RAND()" office:value-type="float" office:value="0.258878155341768" calcext:value-type="float">
            <text:p>0.258878155341768</text:p>
          </table:table-cell>
          <table:table-cell table:number-columns-repeated="4"/>
        </table:table-row>
        <table:table-row table:style-name="ro1">
          <table:table-cell office:value-type="float" office:value="438.88" calcext:value-type="float">
            <text:p>438.88</text:p>
          </table:table-cell>
          <table:table-cell table:number-columns-repeated="3"/>
          <table:table-cell table:formula="of:=[.$C$4] + ([.$C$5] - [.$C$4]) * (([.A227] - [.$C$1]) / ([.$C$2] - [.$C$1]))" office:value-type="float" office:value="-0.494573217704006" calcext:value-type="float">
            <text:p>-0.494573217704006</text:p>
          </table:table-cell>
          <table:table-cell table:number-columns-repeated="11"/>
          <table:table-cell table:style-name="ce9" table:formula="of:=RAND()" office:value-type="float" office:value="0.908713152953087" calcext:value-type="float">
            <text:p>0.908713152953087</text:p>
          </table:table-cell>
          <table:table-cell table:number-columns-repeated="4"/>
        </table:table-row>
        <table:table-row table:style-name="ro1">
          <table:table-cell office:value-type="float" office:value="445.045" calcext:value-type="float">
            <text:p>445.045</text:p>
          </table:table-cell>
          <table:table-cell table:number-columns-repeated="3"/>
          <table:table-cell table:formula="of:=[.$C$4] + ([.$C$5] - [.$C$4]) * (([.A228] - [.$C$1]) / ([.$C$2] - [.$C$1]))" office:value-type="float" office:value="-0.494471926144535" calcext:value-type="float">
            <text:p>-0.494471926144535</text:p>
          </table:table-cell>
          <table:table-cell table:number-columns-repeated="11"/>
          <table:table-cell table:style-name="ce9" table:formula="of:=RAND()" office:value-type="float" office:value="0.265227287023998" calcext:value-type="float">
            <text:p>0.265227287023998</text:p>
          </table:table-cell>
          <table:table-cell table:number-columns-repeated="4"/>
        </table:table-row>
        <table:table-row table:style-name="ro1">
          <table:table-cell office:value-type="float" office:value="443.18" calcext:value-type="float">
            <text:p>443.18</text:p>
          </table:table-cell>
          <table:table-cell table:number-columns-repeated="3"/>
          <table:table-cell table:formula="of:=[.$C$4] + ([.$C$5] - [.$C$4]) * (([.A229] - [.$C$1]) / ([.$C$2] - [.$C$1]))" office:value-type="float" office:value="-0.494502568278909" calcext:value-type="float">
            <text:p>-0.494502568278909</text:p>
          </table:table-cell>
          <table:table-cell table:number-columns-repeated="11"/>
          <table:table-cell table:style-name="ce9" table:formula="of:=RAND()" office:value-type="float" office:value="0.334869698950963" calcext:value-type="float">
            <text:p>0.334869698950963</text:p>
          </table:table-cell>
          <table:table-cell table:number-columns-repeated="4"/>
        </table:table-row>
        <table:table-row table:style-name="ro1">
          <table:table-cell office:value-type="float" office:value="445.60666" calcext:value-type="float">
            <text:p>445.60666</text:p>
          </table:table-cell>
          <table:table-cell table:number-columns-repeated="3"/>
          <table:table-cell table:formula="of:=[.$C$4] + ([.$C$5] - [.$C$4]) * (([.A230] - [.$C$1]) / ([.$C$2] - [.$C$1]))" office:value-type="float" office:value="-0.49446269801521" calcext:value-type="float">
            <text:p>-0.49446269801521</text:p>
          </table:table-cell>
          <table:table-cell table:number-columns-repeated="11"/>
          <table:table-cell table:style-name="ce9" table:formula="of:=RAND()" office:value-type="float" office:value="0.937362350871322" calcext:value-type="float">
            <text:p>0.937362350871322</text:p>
          </table:table-cell>
          <table:table-cell table:number-columns-repeated="4"/>
        </table:table-row>
        <table:table-row table:style-name="ro1">
          <table:table-cell office:value-type="float" office:value="445.15666" calcext:value-type="float">
            <text:p>445.15666</text:p>
          </table:table-cell>
          <table:table-cell table:number-columns-repeated="3"/>
          <table:table-cell table:formula="of:=[.$C$4] + ([.$C$5] - [.$C$4]) * (([.A231] - [.$C$1]) / ([.$C$2] - [.$C$1]))" office:value-type="float" office:value="-0.494470091559697" calcext:value-type="float">
            <text:p>-0.494470091559697</text:p>
          </table:table-cell>
          <table:table-cell table:number-columns-repeated="11"/>
          <table:table-cell table:style-name="ce9" table:formula="of:=RAND()" office:value-type="float" office:value="0.725527412248929" calcext:value-type="float">
            <text:p>0.725527412248929</text:p>
          </table:table-cell>
          <table:table-cell table:number-columns-repeated="4"/>
        </table:table-row>
        <table:table-row table:style-name="ro1">
          <table:table-cell office:value-type="float" office:value="444.73833" calcext:value-type="float">
            <text:p>444.73833</text:p>
          </table:table-cell>
          <table:table-cell table:number-columns-repeated="3"/>
          <table:table-cell table:formula="of:=[.$C$4] + ([.$C$5] - [.$C$4]) * (([.A232] - [.$C$1]) / ([.$C$2] - [.$C$1]))" office:value-type="float" office:value="-0.494476964762953" calcext:value-type="float">
            <text:p>-0.494476964762953</text:p>
          </table:table-cell>
          <table:table-cell table:number-columns-repeated="11"/>
          <table:table-cell table:style-name="ce9" table:formula="of:=RAND()" office:value-type="float" office:value="0.633720202555344" calcext:value-type="float">
            <text:p>0.633720202555344</text:p>
          </table:table-cell>
          <table:table-cell table:number-columns-repeated="4"/>
        </table:table-row>
        <table:table-row table:style-name="ro1">
          <table:table-cell office:value-type="float" office:value="455.65333" calcext:value-type="float">
            <text:p>455.65333</text:p>
          </table:table-cell>
          <table:table-cell table:number-columns-repeated="3"/>
          <table:table-cell table:formula="of:=[.$C$4] + ([.$C$5] - [.$C$4]) * (([.A233] - [.$C$1]) / ([.$C$2] - [.$C$1]))" office:value-type="float" office:value="-0.494297630233899" calcext:value-type="float">
            <text:p>-0.494297630233899</text:p>
          </table:table-cell>
          <table:table-cell table:number-columns-repeated="11"/>
          <table:table-cell table:style-name="ce9" table:formula="of:=RAND()" office:value-type="float" office:value="0.102245209545277" calcext:value-type="float">
            <text:p>0.102245209545277</text:p>
          </table:table-cell>
          <table:table-cell table:number-columns-repeated="4"/>
        </table:table-row>
        <table:table-row table:style-name="ro1">
          <table:table-cell office:value-type="float" office:value="489.86999" calcext:value-type="float">
            <text:p>489.86999</text:p>
          </table:table-cell>
          <table:table-cell table:number-columns-repeated="3"/>
          <table:table-cell table:formula="of:=[.$C$4] + ([.$C$5] - [.$C$4]) * (([.A234] - [.$C$1]) / ([.$C$2] - [.$C$1]))" office:value-type="float" office:value="-0.493735447127449" calcext:value-type="float">
            <text:p>-0.493735447127449</text:p>
          </table:table-cell>
          <table:table-cell table:number-columns-repeated="11"/>
          <table:table-cell table:style-name="ce9" table:formula="of:=RAND()" office:value-type="float" office:value="0.44546755222785" calcext:value-type="float">
            <text:p>0.44546755222785</text:p>
          </table:table-cell>
          <table:table-cell table:number-columns-repeated="4"/>
        </table:table-row>
        <table:table-row table:style-name="ro1">
          <table:table-cell office:value-type="float" office:value="490.18666" calcext:value-type="float">
            <text:p>490.18666</text:p>
          </table:table-cell>
          <table:table-cell table:number-columns-repeated="3"/>
          <table:table-cell table:formula="of:=[.$C$4] + ([.$C$5] - [.$C$4]) * (([.A235] - [.$C$1]) / ([.$C$2] - [.$C$1]))" office:value-type="float" office:value="-0.493730244208043" calcext:value-type="float">
            <text:p>-0.493730244208043</text:p>
          </table:table-cell>
          <table:table-cell table:number-columns-repeated="11"/>
          <table:table-cell table:style-name="ce9" table:formula="of:=RAND()" office:value-type="float" office:value="0.366131701351864" calcext:value-type="float">
            <text:p>0.366131701351864</text:p>
          </table:table-cell>
          <table:table-cell table:number-columns-repeated="4"/>
        </table:table-row>
        <table:table-row table:style-name="ro1">
          <table:table-cell office:value-type="float" office:value="522.31" calcext:value-type="float">
            <text:p>522.31</text:p>
          </table:table-cell>
          <table:table-cell table:number-columns-repeated="3"/>
          <table:table-cell table:formula="of:=[.$C$4] + ([.$C$5] - [.$C$4]) * (([.A236] - [.$C$1]) / ([.$C$2] - [.$C$1]))" office:value-type="float" office:value="-0.493202454556138" calcext:value-type="float">
            <text:p>-0.493202454556138</text:p>
          </table:table-cell>
          <table:table-cell table:number-columns-repeated="11"/>
          <table:table-cell table:style-name="ce9" table:formula="of:=RAND()" office:value-type="float" office:value="0.633423620987793" calcext:value-type="float">
            <text:p>0.633423620987793</text:p>
          </table:table-cell>
          <table:table-cell table:number-columns-repeated="4"/>
        </table:table-row>
        <table:table-row table:style-name="ro1">
          <table:table-cell office:value-type="float" office:value="512.30833" calcext:value-type="float">
            <text:p>512.30833</text:p>
          </table:table-cell>
          <table:table-cell table:number-columns-repeated="3"/>
          <table:table-cell table:formula="of:=[.$C$4] + ([.$C$5] - [.$C$4]) * (([.A237] - [.$C$1]) / ([.$C$2] - [.$C$1]))" office:value-type="float" office:value="-0.493366782983" calcext:value-type="float">
            <text:p>-0.493366782983</text:p>
          </table:table-cell>
          <table:table-cell table:number-columns-repeated="11"/>
          <table:table-cell table:style-name="ce9" table:formula="of:=RAND()" office:value-type="float" office:value="0.285759926519004" calcext:value-type="float">
            <text:p>0.285759926519004</text:p>
          </table:table-cell>
          <table:table-cell table:number-columns-repeated="4"/>
        </table:table-row>
        <table:table-row table:style-name="ro1">
          <table:table-cell office:value-type="float" office:value="533.92999" calcext:value-type="float">
            <text:p>533.92999</text:p>
          </table:table-cell>
          <table:table-cell table:number-columns-repeated="3"/>
          <table:table-cell table:formula="of:=[.$C$4] + ([.$C$5] - [.$C$4]) * (([.A238] - [.$C$1]) / ([.$C$2] - [.$C$1]))" office:value-type="float" office:value="-0.493011536971688" calcext:value-type="float">
            <text:p>-0.493011536971688</text:p>
          </table:table-cell>
          <table:table-cell table:number-columns-repeated="11"/>
          <table:table-cell table:style-name="ce9" table:formula="of:=RAND()" office:value-type="float" office:value="0.734057564934704" calcext:value-type="float">
            <text:p>0.734057564934704</text:p>
          </table:table-cell>
          <table:table-cell table:number-columns-repeated="4"/>
        </table:table-row>
        <table:table-row table:style-name="ro1">
          <table:table-cell office:value-type="float" office:value="579.59333" calcext:value-type="float">
            <text:p>579.59333</text:p>
          </table:table-cell>
          <table:table-cell table:number-columns-repeated="3"/>
          <table:table-cell table:formula="of:=[.$C$4] + ([.$C$5] - [.$C$4]) * (([.A239] - [.$C$1]) / ([.$C$2] - [.$C$1]))" office:value-type="float" office:value="-0.492261283781223" calcext:value-type="float">
            <text:p>-0.492261283781223</text:p>
          </table:table-cell>
          <table:table-cell table:number-columns-repeated="11"/>
          <table:table-cell table:style-name="ce9" table:formula="of:=RAND()" office:value-type="float" office:value="0.92542607547546" calcext:value-type="float">
            <text:p>0.92542607547546</text:p>
          </table:table-cell>
          <table:table-cell table:number-columns-repeated="4"/>
        </table:table-row>
        <table:table-row table:style-name="ro1">
          <table:table-cell office:value-type="float" office:value="581.51" calcext:value-type="float">
            <text:p>581.51</text:p>
          </table:table-cell>
          <table:table-cell table:number-columns-repeated="3"/>
          <table:table-cell table:formula="of:=[.$C$4] + ([.$C$5] - [.$C$4]) * (([.A240] - [.$C$1]) / ([.$C$2] - [.$C$1]))" office:value-type="float" office:value="-0.492229792703641" calcext:value-type="float">
            <text:p>-0.492229792703641</text:p>
          </table:table-cell>
          <table:table-cell table:number-columns-repeated="11"/>
          <table:table-cell table:style-name="ce9" table:formula="of:=RAND()" office:value-type="float" office:value="0.58047032060527" calcext:value-type="float">
            <text:p>0.58047032060527</text:p>
          </table:table-cell>
          <table:table-cell table:number-columns-repeated="4"/>
        </table:table-row>
        <table:table-row table:style-name="ro1">
          <table:table-cell office:value-type="float" office:value="572.44833" calcext:value-type="float">
            <text:p>572.44833</text:p>
          </table:table-cell>
          <table:table-cell table:number-columns-repeated="3"/>
          <table:table-cell table:formula="of:=[.$C$4] + ([.$C$5] - [.$C$4]) * (([.A241] - [.$C$1]) / ([.$C$2] - [.$C$1]))" office:value-type="float" office:value="-0.492378676837576" calcext:value-type="float">
            <text:p>-0.492378676837576</text:p>
          </table:table-cell>
          <table:table-cell table:number-columns-repeated="11"/>
          <table:table-cell table:style-name="ce9" table:formula="of:=RAND()" office:value-type="float" office:value="0.746203159067161" calcext:value-type="float">
            <text:p>0.746203159067161</text:p>
          </table:table-cell>
          <table:table-cell table:number-columns-repeated="4"/>
        </table:table-row>
        <table:table-row table:style-name="ro1">
          <table:table-cell office:value-type="float" office:value="562.4" calcext:value-type="float">
            <text:p>562.4</text:p>
          </table:table-cell>
          <table:table-cell table:number-columns-repeated="3"/>
          <table:table-cell table:formula="of:=[.$C$4] + ([.$C$5] - [.$C$4]) * (([.A242] - [.$C$1]) / ([.$C$2] - [.$C$1]))" office:value-type="float" office:value="-0.492543771892851" calcext:value-type="float">
            <text:p>-0.492543771892851</text:p>
          </table:table-cell>
          <table:table-cell table:number-columns-repeated="11"/>
          <table:table-cell table:style-name="ce9" table:formula="of:=RAND()" office:value-type="float" office:value="0.361394888543288" calcext:value-type="float">
            <text:p>0.361394888543288</text:p>
          </table:table-cell>
          <table:table-cell table:number-columns-repeated="4"/>
        </table:table-row>
        <table:table-row table:style-name="ro1">
          <table:table-cell office:value-type="float" office:value="571.845" calcext:value-type="float">
            <text:p>571.845</text:p>
          </table:table-cell>
          <table:table-cell table:number-columns-repeated="3"/>
          <table:table-cell table:formula="of:=[.$C$4] + ([.$C$5] - [.$C$4]) * (([.A243] - [.$C$1]) / ([.$C$2] - [.$C$1]))" office:value-type="float" office:value="-0.492388589609121" calcext:value-type="float">
            <text:p>-0.492388589609121</text:p>
          </table:table-cell>
          <table:table-cell table:number-columns-repeated="11"/>
          <table:table-cell table:style-name="ce9" table:formula="of:=RAND()" office:value-type="float" office:value="0.238500160023069" calcext:value-type="float">
            <text:p>0.238500160023069</text:p>
          </table:table-cell>
          <table:table-cell table:number-columns-repeated="4"/>
        </table:table-row>
        <table:table-row table:style-name="ro1">
          <table:table-cell office:value-type="float" office:value="612.12666" calcext:value-type="float">
            <text:p>612.12666</text:p>
          </table:table-cell>
          <table:table-cell table:number-columns-repeated="3"/>
          <table:table-cell table:formula="of:=[.$C$4] + ([.$C$5] - [.$C$4]) * (([.A244] - [.$C$1]) / ([.$C$2] - [.$C$1]))" office:value-type="float" office:value="-0.491726757953086" calcext:value-type="float">
            <text:p>-0.491726757953086</text:p>
          </table:table-cell>
          <table:table-cell table:number-columns-repeated="11"/>
          <table:table-cell table:style-name="ce9" table:formula="of:=RAND()" office:value-type="float" office:value="0.714476598889932" calcext:value-type="float">
            <text:p>0.714476598889932</text:p>
          </table:table-cell>
          <table:table-cell table:number-columns-repeated="4"/>
        </table:table-row>
        <table:table-row table:style-name="ro1">
          <table:table-cell office:value-type="float" office:value="638.16333" calcext:value-type="float">
            <text:p>638.16333</text:p>
          </table:table-cell>
          <table:table-cell table:number-columns-repeated="3"/>
          <table:table-cell table:formula="of:=[.$C$4] + ([.$C$5] - [.$C$4]) * (([.A245] - [.$C$1]) / ([.$C$2] - [.$C$1]))" office:value-type="float" office:value="-0.491298972891008" calcext:value-type="float">
            <text:p>-0.491298972891008</text:p>
          </table:table-cell>
          <table:table-cell table:number-columns-repeated="11"/>
          <table:table-cell table:style-name="ce9" table:formula="of:=RAND()" office:value-type="float" office:value="0.190003066331768" calcext:value-type="float">
            <text:p>0.190003066331768</text:p>
          </table:table-cell>
          <table:table-cell table:number-columns-repeated="4"/>
        </table:table-row>
        <table:table-row table:style-name="ro1">
          <table:table-cell office:value-type="float" office:value="634.98333" calcext:value-type="float">
            <text:p>634.98333</text:p>
          </table:table-cell>
          <table:table-cell table:number-columns-repeated="3"/>
          <table:table-cell table:formula="of:=[.$C$4] + ([.$C$5] - [.$C$4]) * (([.A246] - [.$C$1]) / ([.$C$2] - [.$C$1]))" office:value-type="float" office:value="-0.491351220605382" calcext:value-type="float">
            <text:p>-0.491351220605382</text:p>
          </table:table-cell>
          <table:table-cell table:number-columns-repeated="11"/>
          <table:table-cell table:style-name="ce9" table:formula="of:=RAND()" office:value-type="float" office:value="0.166661099704357" calcext:value-type="float">
            <text:p>0.166661099704357</text:p>
          </table:table-cell>
          <table:table-cell table:number-columns-repeated="4"/>
        </table:table-row>
        <table:table-row table:style-name="ro1">
          <table:table-cell office:value-type="float" office:value="660.24666" calcext:value-type="float">
            <text:p>660.24666</text:p>
          </table:table-cell>
          <table:table-cell table:number-columns-repeated="3"/>
          <table:table-cell table:formula="of:=[.$C$4] + ([.$C$5] - [.$C$4]) * (([.A247] - [.$C$1]) / ([.$C$2] - [.$C$1]))" office:value-type="float" office:value="-0.490936141595955" calcext:value-type="float">
            <text:p>-0.490936141595955</text:p>
          </table:table-cell>
          <table:table-cell table:number-columns-repeated="11"/>
          <table:table-cell table:style-name="ce9" table:formula="of:=RAND()" office:value-type="float" office:value="0.294812924389223" calcext:value-type="float">
            <text:p>0.294812924389223</text:p>
          </table:table-cell>
          <table:table-cell table:number-columns-repeated="4"/>
        </table:table-row>
        <table:table-row table:style-name="ro1">
          <table:table-cell office:value-type="float" office:value="627.79833" calcext:value-type="float">
            <text:p>627.79833</text:p>
          </table:table-cell>
          <table:table-cell table:number-columns-repeated="3"/>
          <table:table-cell table:formula="of:=[.$C$4] + ([.$C$5] - [.$C$4]) * (([.A248] - [.$C$1]) / ([.$C$2] - [.$C$1]))" office:value-type="float" office:value="-0.491469270865689" calcext:value-type="float">
            <text:p>-0.491469270865689</text:p>
          </table:table-cell>
          <table:table-cell table:number-columns-repeated="11"/>
          <table:table-cell table:style-name="ce9" table:formula="of:=RAND()" office:value-type="float" office:value="0.103597635771504" calcext:value-type="float">
            <text:p>0.103597635771504</text:p>
          </table:table-cell>
          <table:table-cell table:number-columns-repeated="4"/>
        </table:table-row>
        <table:table-row table:style-name="ro1">
          <table:table-cell office:value-type="float" office:value="642.89166" calcext:value-type="float">
            <text:p>642.89166</text:p>
          </table:table-cell>
          <table:table-cell table:number-columns-repeated="3"/>
          <table:table-cell table:formula="of:=[.$C$4] + ([.$C$5] - [.$C$4]) * (([.A249] - [.$C$1]) / ([.$C$2] - [.$C$1]))" office:value-type="float" office:value="-0.491221285961666" calcext:value-type="float">
            <text:p>-0.491221285961666</text:p>
          </table:table-cell>
          <table:table-cell table:number-columns-repeated="11"/>
          <table:table-cell table:style-name="ce9" table:formula="of:=RAND()" office:value-type="float" office:value="0.735426061255377" calcext:value-type="float">
            <text:p>0.735426061255377</text:p>
          </table:table-cell>
          <table:table-cell table:number-columns-repeated="4"/>
        </table:table-row>
        <table:table-row table:style-name="ro1">
          <table:table-cell office:value-type="float" office:value="652.52666" calcext:value-type="float">
            <text:p>652.52666</text:p>
          </table:table-cell>
          <table:table-cell table:number-columns-repeated="3"/>
          <table:table-cell table:formula="of:=[.$C$4] + ([.$C$5] - [.$C$4]) * (([.A250] - [.$C$1]) / ([.$C$2] - [.$C$1]))" office:value-type="float" office:value="-0.491062981959153" calcext:value-type="float">
            <text:p>-0.491062981959153</text:p>
          </table:table-cell>
          <table:table-cell table:number-columns-repeated="11"/>
          <table:table-cell table:style-name="ce9" table:formula="of:=RAND()" office:value-type="float" office:value="0.0626993536141905" calcext:value-type="float">
            <text:p>0.062699353614191</text:p>
          </table:table-cell>
          <table:table-cell table:number-columns-repeated="4"/>
        </table:table-row>
        <table:table-row table:style-name="ro1">
          <table:table-cell office:value-type="float" office:value="648.60166" calcext:value-type="float">
            <text:p>648.60166</text:p>
          </table:table-cell>
          <table:table-cell table:number-columns-repeated="3"/>
          <table:table-cell table:formula="of:=[.$C$4] + ([.$C$5] - [.$C$4]) * (([.A251] - [.$C$1]) / ([.$C$2] - [.$C$1]))" office:value-type="float" office:value="-0.491127470097177" calcext:value-type="float">
            <text:p>-0.491127470097177</text:p>
          </table:table-cell>
          <table:table-cell table:number-columns-repeated="11"/>
          <table:table-cell table:style-name="ce9" table:formula="of:=RAND()" office:value-type="float" office:value="0.788258632997234" calcext:value-type="float">
            <text:p>0.788258632997234</text:p>
          </table:table-cell>
          <table:table-cell table:number-columns-repeated="4"/>
        </table:table-row>
        <table:table-row table:style-name="ro1">
          <table:table-cell office:value-type="float" office:value="652.59166" calcext:value-type="float">
            <text:p>652.59166</text:p>
          </table:table-cell>
          <table:table-cell table:number-columns-repeated="3"/>
          <table:table-cell table:formula="of:=[.$C$4] + ([.$C$5] - [.$C$4]) * (([.A252] - [.$C$1]) / ([.$C$2] - [.$C$1]))" office:value-type="float" office:value="-0.491061914002727" calcext:value-type="float">
            <text:p>-0.491061914002727</text:p>
          </table:table-cell>
          <table:table-cell table:number-columns-repeated="11"/>
          <table:table-cell table:style-name="ce9" table:formula="of:=RAND()" office:value-type="float" office:value="0.201573331091248" calcext:value-type="float">
            <text:p>0.201573331091248</text:p>
          </table:table-cell>
          <table:table-cell table:number-columns-repeated="4"/>
        </table:table-row>
        <table:table-row table:style-name="ro1">
          <table:table-cell office:value-type="float" office:value="652.11" calcext:value-type="float">
            <text:p>652.11</text:p>
          </table:table-cell>
          <table:table-cell table:number-columns-repeated="3"/>
          <table:table-cell table:formula="of:=[.$C$4] + ([.$C$5] - [.$C$4]) * (([.A253] - [.$C$1]) / ([.$C$2] - [.$C$1]))" office:value-type="float" office:value="-0.491069827724144" calcext:value-type="float">
            <text:p>-0.491069827724144</text:p>
          </table:table-cell>
          <table:table-cell table:number-columns-repeated="11"/>
          <table:table-cell table:style-name="ce9" table:formula="of:=RAND()" office:value-type="float" office:value="0.991798491261572" calcext:value-type="float">
            <text:p>0.991798491261572</text:p>
          </table:table-cell>
          <table:table-cell table:number-columns-repeated="4"/>
        </table:table-row>
        <table:table-row table:style-name="ro1">
          <table:table-cell office:value-type="float" office:value="644.085" calcext:value-type="float">
            <text:p>644.085</text:p>
          </table:table-cell>
          <table:table-cell table:number-columns-repeated="3"/>
          <table:table-cell table:formula="of:=[.$C$4] + ([.$C$5] - [.$C$4]) * (([.A254] - [.$C$1]) / ([.$C$2] - [.$C$1]))" office:value-type="float" office:value="-0.491201679267493" calcext:value-type="float">
            <text:p>-0.491201679267493</text:p>
          </table:table-cell>
          <table:table-cell table:number-columns-repeated="11"/>
          <table:table-cell table:style-name="ce9" table:formula="of:=RAND()" office:value-type="float" office:value="0.0220813532128771" calcext:value-type="float">
            <text:p>0.022081353212877</text:p>
          </table:table-cell>
          <table:table-cell table:number-columns-repeated="4"/>
        </table:table-row>
        <table:table-row table:style-name="ro1">
          <table:table-cell office:value-type="float" office:value="642.00666" calcext:value-type="float">
            <text:p>642.00666</text:p>
          </table:table-cell>
          <table:table-cell table:number-columns-repeated="3"/>
          <table:table-cell table:formula="of:=[.$C$4] + ([.$C$5] - [.$C$4]) * (([.A255] - [.$C$1]) / ([.$C$2] - [.$C$1]))" office:value-type="float" office:value="-0.491235826599157" calcext:value-type="float">
            <text:p>-0.491235826599157</text:p>
          </table:table-cell>
          <table:table-cell table:number-columns-repeated="11"/>
          <table:table-cell table:style-name="ce9" table:formula="of:=RAND()" office:value-type="float" office:value="0.543350153642648" calcext:value-type="float">
            <text:p>0.543350153642648</text:p>
          </table:table-cell>
          <table:table-cell table:number-columns-repeated="4"/>
        </table:table-row>
        <table:table-row table:style-name="ro1">
          <table:table-cell office:value-type="float" office:value="632.55" calcext:value-type="float">
            <text:p>632.55</text:p>
          </table:table-cell>
          <table:table-cell table:number-columns-repeated="3"/>
          <table:table-cell table:formula="of:=[.$C$4] + ([.$C$5] - [.$C$4]) * (([.A256] - [.$C$1]) / ([.$C$2] - [.$C$1]))" office:value-type="float" office:value="-0.49139120045784" calcext:value-type="float">
            <text:p>-0.49139120045784</text:p>
          </table:table-cell>
          <table:table-cell table:number-columns-repeated="11"/>
          <table:table-cell table:style-name="ce9" table:formula="of:=RAND()" office:value-type="float" office:value="0.214640910990985" calcext:value-type="float">
            <text:p>0.214640910990985</text:p>
          </table:table-cell>
          <table:table-cell table:number-columns-repeated="4"/>
        </table:table-row>
        <table:table-row table:style-name="ro1">
          <table:table-cell office:value-type="float" office:value="585.48333" calcext:value-type="float">
            <text:p>585.48333</text:p>
          </table:table-cell>
          <table:table-cell table:number-columns-repeated="3"/>
          <table:table-cell table:formula="of:=[.$C$4] + ([.$C$5] - [.$C$4]) * (([.A257] - [.$C$1]) / ([.$C$2] - [.$C$1]))" office:value-type="float" office:value="-0.492164510498939" calcext:value-type="float">
            <text:p>-0.492164510498939</text:p>
          </table:table-cell>
          <table:table-cell table:number-columns-repeated="11"/>
          <table:table-cell table:style-name="ce9" table:formula="of:=RAND()" office:value-type="float" office:value="0.0989321097823023" calcext:value-type="float">
            <text:p>0.098932109782302</text:p>
          </table:table-cell>
          <table:table-cell table:number-columns-repeated="4"/>
        </table:table-row>
        <table:table-row table:style-name="ro1">
          <table:table-cell office:value-type="float" office:value="588.52333" calcext:value-type="float">
            <text:p>588.52333</text:p>
          </table:table-cell>
          <table:table-cell table:number-columns-repeated="3"/>
          <table:table-cell table:formula="of:=[.$C$4] + ([.$C$5] - [.$C$4]) * (([.A258] - [.$C$1]) / ([.$C$2] - [.$C$1]))" office:value-type="float" office:value="-0.492114562998405" calcext:value-type="float">
            <text:p>-0.492114562998405</text:p>
          </table:table-cell>
          <table:table-cell table:number-columns-repeated="11"/>
          <table:table-cell table:style-name="ce9" table:formula="of:=RAND()" office:value-type="float" office:value="0.613454639401708" calcext:value-type="float">
            <text:p>0.613454639401708</text:p>
          </table:table-cell>
          <table:table-cell table:number-columns-repeated="4"/>
        </table:table-row>
        <table:table-row table:style-name="ro1">
          <table:table-cell office:value-type="float" office:value="570.28833" calcext:value-type="float">
            <text:p>570.28833</text:p>
          </table:table-cell>
          <table:table-cell table:number-columns-repeated="3"/>
          <table:table-cell table:formula="of:=[.$C$4] + ([.$C$5] - [.$C$4]) * (([.A259] - [.$C$1]) / ([.$C$2] - [.$C$1]))" office:value-type="float" office:value="-0.492414165851112" calcext:value-type="float">
            <text:p>-0.492414165851112</text:p>
          </table:table-cell>
          <table:table-cell table:number-columns-repeated="11"/>
          <table:table-cell table:style-name="ce9" table:formula="of:=RAND()" office:value-type="float" office:value="0.488250075089601" calcext:value-type="float">
            <text:p>0.488250075089601</text:p>
          </table:table-cell>
          <table:table-cell table:number-columns-repeated="4"/>
        </table:table-row>
        <table:table-row table:style-name="ro1">
          <table:table-cell office:value-type="float" office:value="589.06666" calcext:value-type="float">
            <text:p>589.06666</text:p>
          </table:table-cell>
          <table:table-cell table:number-columns-repeated="3"/>
          <table:table-cell table:formula="of:=[.$C$4] + ([.$C$5] - [.$C$4]) * (([.A260] - [.$C$1]) / ([.$C$2] - [.$C$1]))" office:value-type="float" office:value="-0.492105636032792" calcext:value-type="float">
            <text:p>-0.492105636032792</text:p>
          </table:table-cell>
          <table:table-cell table:number-columns-repeated="11"/>
          <table:table-cell table:style-name="ce9" table:formula="of:=RAND()" office:value-type="float" office:value="0.0760899710735168" calcext:value-type="float">
            <text:p>0.076089971073517</text:p>
          </table:table-cell>
          <table:table-cell table:number-columns-repeated="4"/>
        </table:table-row>
        <table:table-row table:style-name="ro1">
          <table:table-cell office:value-type="float" office:value="592.25666" calcext:value-type="float">
            <text:p>592.25666</text:p>
          </table:table-cell>
          <table:table-cell table:number-columns-repeated="3"/>
          <table:table-cell table:formula="of:=[.$C$4] + ([.$C$5] - [.$C$4]) * (([.A261] - [.$C$1]) / ([.$C$2] - [.$C$1]))" office:value-type="float" office:value="-0.492053224017429" calcext:value-type="float">
            <text:p>-0.492053224017429</text:p>
          </table:table-cell>
          <table:table-cell table:number-columns-repeated="11"/>
          <table:table-cell table:style-name="ce9" table:formula="of:=RAND()" office:value-type="float" office:value="0.0681819561032248" calcext:value-type="float">
            <text:p>0.068181956103225</text:p>
          </table:table-cell>
          <table:table-cell table:number-columns-repeated="4"/>
        </table:table-row>
        <table:table-row table:style-name="ro1">
          <table:table-cell office:value-type="float" office:value="610.41333" calcext:value-type="float">
            <text:p>610.41333</text:p>
          </table:table-cell>
          <table:table-cell table:number-columns-repeated="3"/>
          <table:table-cell table:formula="of:=[.$C$4] + ([.$C$5] - [.$C$4]) * (([.A262] - [.$C$1]) / ([.$C$2] - [.$C$1]))" office:value-type="float" office:value="-0.491754908134365" calcext:value-type="float">
            <text:p>-0.491754908134365</text:p>
          </table:table-cell>
          <table:table-cell table:number-columns-repeated="11"/>
          <table:table-cell table:style-name="ce9" table:formula="of:=RAND()" office:value-type="float" office:value="0.881323156099174" calcext:value-type="float">
            <text:p>0.881323156099174</text:p>
          </table:table-cell>
          <table:table-cell table:number-columns-repeated="4"/>
        </table:table-row>
        <table:table-row table:style-name="ro1">
          <table:table-cell office:value-type="float" office:value="601.88666" calcext:value-type="float">
            <text:p>601.88666</text:p>
          </table:table-cell>
          <table:table-cell table:number-columns-repeated="3"/>
          <table:table-cell table:formula="of:=[.$C$4] + ([.$C$5] - [.$C$4]) * (([.A263] - [.$C$1]) / ([.$C$2] - [.$C$1]))" office:value-type="float" office:value="-0.49189500216541" calcext:value-type="float">
            <text:p>-0.49189500216541</text:p>
          </table:table-cell>
          <table:table-cell table:number-columns-repeated="11"/>
          <table:table-cell table:style-name="ce9" table:formula="of:=RAND()" office:value-type="float" office:value="0.435508346270044" calcext:value-type="float">
            <text:p>0.435508346270044</text:p>
          </table:table-cell>
          <table:table-cell table:number-columns-repeated="4"/>
        </table:table-row>
        <table:table-row table:style-name="ro1">
          <table:table-cell office:value-type="float" office:value="594.09333" calcext:value-type="float">
            <text:p>594.09333</text:p>
          </table:table-cell>
          <table:table-cell table:number-columns-repeated="3"/>
          <table:table-cell table:formula="of:=[.$C$4] + ([.$C$5] - [.$C$4]) * (([.A264] - [.$C$1]) / ([.$C$2] - [.$C$1]))" office:value-type="float" office:value="-0.492023047347756" calcext:value-type="float">
            <text:p>-0.492023047347756</text:p>
          </table:table-cell>
          <table:table-cell table:number-columns-repeated="11"/>
          <table:table-cell table:style-name="ce9" table:formula="of:=RAND()" office:value-type="float" office:value="0.145587278001595" calcext:value-type="float">
            <text:p>0.145587278001595</text:p>
          </table:table-cell>
          <table:table-cell table:number-columns-repeated="4"/>
        </table:table-row>
        <table:table-row table:style-name="ro1">
          <table:table-cell office:value-type="float" office:value="582.04499" calcext:value-type="float">
            <text:p>582.04499</text:p>
          </table:table-cell>
          <table:table-cell table:number-columns-repeated="3"/>
          <table:table-cell table:formula="of:=[.$C$4] + ([.$C$5] - [.$C$4]) * (([.A265] - [.$C$1]) / ([.$C$2] - [.$C$1]))" office:value-type="float" office:value="-0.492221002765052" calcext:value-type="float">
            <text:p>-0.492221002765052</text:p>
          </table:table-cell>
          <table:table-cell table:number-columns-repeated="11"/>
          <table:table-cell table:style-name="ce9" table:formula="of:=RAND()" office:value-type="float" office:value="0.370822688888336" calcext:value-type="float">
            <text:p>0.370822688888336</text:p>
          </table:table-cell>
          <table:table-cell table:number-columns-repeated="4"/>
        </table:table-row>
        <table:table-row table:style-name="ro1">
          <table:table-cell office:value-type="float" office:value="599.57" calcext:value-type="float">
            <text:p>599.57</text:p>
          </table:table-cell>
          <table:table-cell table:number-columns-repeated="3"/>
          <table:table-cell table:formula="of:=[.$C$4] + ([.$C$5] - [.$C$4]) * (([.A266] - [.$C$1]) / ([.$C$2] - [.$C$1]))" office:value-type="float" office:value="-0.491933065118234" calcext:value-type="float">
            <text:p>-0.491933065118234</text:p>
          </table:table-cell>
          <table:table-cell table:number-columns-repeated="11"/>
          <table:table-cell table:style-name="ce9" table:formula="of:=RAND()" office:value-type="float" office:value="0.394848297065693" calcext:value-type="float">
            <text:p>0.394848297065693</text:p>
          </table:table-cell>
          <table:table-cell table:number-columns-repeated="4"/>
        </table:table-row>
        <table:table-row table:style-name="ro1">
          <table:table-cell office:value-type="float" office:value="592.405" calcext:value-type="float">
            <text:p>592.405</text:p>
          </table:table-cell>
          <table:table-cell table:number-columns-repeated="3"/>
          <table:table-cell table:formula="of:=[.$C$4] + ([.$C$5] - [.$C$4]) * (([.A267] - [.$C$1]) / ([.$C$2] - [.$C$1]))" office:value-type="float" office:value="-0.492050786776564" calcext:value-type="float">
            <text:p>-0.492050786776564</text:p>
          </table:table-cell>
          <table:table-cell table:number-columns-repeated="11"/>
          <table:table-cell table:style-name="ce9" table:formula="of:=RAND()" office:value-type="float" office:value="0.81405801380804" calcext:value-type="float">
            <text:p>0.81405801380804</text:p>
          </table:table-cell>
          <table:table-cell table:number-columns-repeated="4"/>
        </table:table-row>
        <table:table-row table:style-name="ro1">
          <table:table-cell office:value-type="float" office:value="584.64166" calcext:value-type="float">
            <text:p>584.64166</text:p>
          </table:table-cell>
          <table:table-cell table:number-columns-repeated="3"/>
          <table:table-cell table:formula="of:=[.$C$4] + ([.$C$5] - [.$C$4]) * (([.A268] - [.$C$1]) / ([.$C$2] - [.$C$1]))" office:value-type="float" office:value="-0.492178339220246" calcext:value-type="float">
            <text:p>-0.492178339220246</text:p>
          </table:table-cell>
          <table:table-cell table:number-columns-repeated="11"/>
          <table:table-cell table:style-name="ce9" table:formula="of:=RAND()" office:value-type="float" office:value="0.0894565958954588" calcext:value-type="float">
            <text:p>0.089456595895459</text:p>
          </table:table-cell>
          <table:table-cell table:number-columns-repeated="4"/>
        </table:table-row>
        <table:table-row table:style-name="ro1">
          <table:table-cell office:value-type="float" office:value="575.905" calcext:value-type="float">
            <text:p>575.905</text:p>
          </table:table-cell>
          <table:table-cell table:number-columns-repeated="3"/>
          <table:table-cell table:formula="of:=[.$C$4] + ([.$C$5] - [.$C$4]) * (([.A269] - [.$C$1]) / ([.$C$2] - [.$C$1]))" office:value-type="float" office:value="-0.49232188340775" calcext:value-type="float">
            <text:p>-0.49232188340775</text:p>
          </table:table-cell>
          <table:table-cell table:number-columns-repeated="11"/>
          <table:table-cell table:style-name="ce9" table:formula="of:=RAND()" office:value-type="float" office:value="0.436657405928105" calcext:value-type="float">
            <text:p>0.436657405928105</text:p>
          </table:table-cell>
          <table:table-cell table:number-columns-repeated="4"/>
        </table:table-row>
        <table:table-row table:style-name="ro1">
          <table:table-cell office:value-type="float" office:value="571.76666" calcext:value-type="float">
            <text:p>571.76666</text:p>
          </table:table-cell>
          <table:table-cell table:number-columns-repeated="3"/>
          <table:table-cell table:formula="of:=[.$C$4] + ([.$C$5] - [.$C$4]) * (([.A270] - [.$C$1]) / ([.$C$2] - [.$C$1]))" office:value-type="float" office:value="-0.492389876743065" calcext:value-type="float">
            <text:p>-0.492389876743065</text:p>
          </table:table-cell>
          <table:table-cell table:number-columns-repeated="11"/>
          <table:table-cell table:style-name="ce9" table:formula="of:=RAND()" office:value-type="float" office:value="0.0890721088882933" calcext:value-type="float">
            <text:p>0.089072108888293</text:p>
          </table:table-cell>
          <table:table-cell table:number-columns-repeated="4"/>
        </table:table-row>
        <table:table-row table:style-name="ro1">
          <table:table-cell office:value-type="float" office:value="582.43166" calcext:value-type="float">
            <text:p>582.43166</text:p>
          </table:table-cell>
          <table:table-cell table:number-columns-repeated="3"/>
          <table:table-cell table:formula="of:=[.$C$4] + ([.$C$5] - [.$C$4]) * (([.A271] - [.$C$1]) / ([.$C$2] - [.$C$1]))" office:value-type="float" office:value="-0.492214649738726" calcext:value-type="float">
            <text:p>-0.492214649738726</text:p>
          </table:table-cell>
          <table:table-cell table:number-columns-repeated="11"/>
          <table:table-cell table:style-name="ce9" table:formula="of:=RAND()" office:value-type="float" office:value="0.342808365556276" calcext:value-type="float">
            <text:p>0.342808365556276</text:p>
          </table:table-cell>
          <table:table-cell table:number-columns-repeated="4"/>
        </table:table-row>
        <table:table-row table:style-name="ro1">
          <table:table-cell office:value-type="float" office:value="597.66833" calcext:value-type="float">
            <text:p>597.66833</text:p>
          </table:table-cell>
          <table:table-cell table:number-columns-repeated="3"/>
          <table:table-cell table:formula="of:=[.$C$4] + ([.$C$5] - [.$C$4]) * (([.A272] - [.$C$1]) / ([.$C$2] - [.$C$1]))" office:value-type="float" office:value="-0.491964309744333" calcext:value-type="float">
            <text:p>-0.491964309744333</text:p>
          </table:table-cell>
          <table:table-cell table:number-columns-repeated="11"/>
          <table:table-cell table:style-name="ce9" table:formula="of:=RAND()" office:value-type="float" office:value="0.993511587947538" calcext:value-type="float">
            <text:p>0.993511587947538</text:p>
          </table:table-cell>
          <table:table-cell table:number-columns-repeated="4"/>
        </table:table-row>
        <table:table-row table:style-name="ro1">
          <table:table-cell office:value-type="float" office:value="598.73333" calcext:value-type="float">
            <text:p>598.73333</text:p>
          </table:table-cell>
          <table:table-cell table:number-columns-repeated="3"/>
          <table:table-cell table:formula="of:=[.$C$4] + ([.$C$5] - [.$C$4]) * (([.A273] - [.$C$1]) / ([.$C$2] - [.$C$1]))" office:value-type="float" office:value="-0.491946811689047" calcext:value-type="float">
            <text:p>-0.491946811689047</text:p>
          </table:table-cell>
          <table:table-cell table:number-columns-repeated="11"/>
          <table:table-cell table:style-name="ce9" table:formula="of:=RAND()" office:value-type="float" office:value="0.750321489442801" calcext:value-type="float">
            <text:p>0.750321489442801</text:p>
          </table:table-cell>
          <table:table-cell table:number-columns-repeated="4"/>
        </table:table-row>
        <table:table-row table:style-name="ro1">
          <table:table-cell office:value-type="float" office:value="597.51333" calcext:value-type="float">
            <text:p>597.51333</text:p>
          </table:table-cell>
          <table:table-cell table:number-columns-repeated="3"/>
          <table:table-cell table:formula="of:=[.$C$4] + ([.$C$5] - [.$C$4]) * (([.A274] - [.$C$1]) / ([.$C$2] - [.$C$1]))" office:value-type="float" office:value="-0.491966856409656" calcext:value-type="float">
            <text:p>-0.491966856409656</text:p>
          </table:table-cell>
          <table:table-cell table:number-columns-repeated="11"/>
          <table:table-cell table:style-name="ce9" table:formula="of:=RAND()" office:value-type="float" office:value="0.638589381394394" calcext:value-type="float">
            <text:p>0.638589381394394</text:p>
          </table:table-cell>
          <table:table-cell table:number-columns-repeated="4"/>
        </table:table-row>
        <table:table-row table:style-name="ro1">
          <table:table-cell office:value-type="float" office:value="647.12249" calcext:value-type="float">
            <text:p>647.12249</text:p>
          </table:table-cell>
          <table:table-cell table:number-columns-repeated="3"/>
          <table:table-cell table:formula="of:=[.$C$4] + ([.$C$5] - [.$C$4]) * (([.A275] - [.$C$1]) / ([.$C$2] - [.$C$1]))" office:value-type="float" office:value="-0.491151773006507" calcext:value-type="float">
            <text:p>-0.491151773006507</text:p>
          </table:table-cell>
          <table:table-cell table:number-columns-repeated="11"/>
          <table:table-cell table:style-name="ce9" table:formula="of:=RAND()" office:value-type="float" office:value="0.854842738052609" calcext:value-type="float">
            <text:p>0.854842738052609</text:p>
          </table:table-cell>
          <table:table-cell table:number-columns-repeated="4"/>
        </table:table-row>
        <table:table-row table:style-name="ro1">
          <table:table-cell office:value-type="float" office:value="637.85625" calcext:value-type="float">
            <text:p>637.85625</text:p>
          </table:table-cell>
          <table:table-cell table:number-columns-repeated="3"/>
          <table:table-cell table:formula="of:=[.$C$4] + ([.$C$5] - [.$C$4]) * (([.A276] - [.$C$1]) / ([.$C$2] - [.$C$1]))" office:value-type="float" office:value="-0.491304018245766" calcext:value-type="float">
            <text:p>-0.491304018245766</text:p>
          </table:table-cell>
          <table:table-cell table:number-columns-repeated="11"/>
          <table:table-cell table:style-name="ce9" table:formula="of:=RAND()" office:value-type="float" office:value="0.433602716219746" calcext:value-type="float">
            <text:p>0.433602716219746</text:p>
          </table:table-cell>
          <table:table-cell table:number-columns-repeated="4"/>
        </table:table-row>
        <table:table-row table:style-name="ro1">
          <table:table-cell office:value-type="float" office:value="642.65125" calcext:value-type="float">
            <text:p>642.65125</text:p>
          </table:table-cell>
          <table:table-cell table:number-columns-repeated="3"/>
          <table:table-cell table:formula="of:=[.$C$4] + ([.$C$5] - [.$C$4]) * (([.A277] - [.$C$1]) / ([.$C$2] - [.$C$1]))" office:value-type="float" office:value="-0.491225235921733" calcext:value-type="float">
            <text:p>-0.491225235921733</text:p>
          </table:table-cell>
          <table:table-cell table:number-columns-repeated="11"/>
          <table:table-cell table:style-name="ce9" table:formula="of:=RAND()" office:value-type="float" office:value="0.245582896384679" calcext:value-type="float">
            <text:p>0.245582896384679</text:p>
          </table:table-cell>
          <table:table-cell table:number-columns-repeated="4"/>
        </table:table-row>
        <table:table-row table:style-name="ro1">
          <table:table-cell office:value-type="float" office:value="643.95124" calcext:value-type="float">
            <text:p>643.95124</text:p>
          </table:table-cell>
          <table:table-cell table:number-columns-repeated="3"/>
          <table:table-cell table:formula="of:=[.$C$4] + ([.$C$5] - [.$C$4]) * (([.A278] - [.$C$1]) / ([.$C$2] - [.$C$1]))" office:value-type="float" office:value="-0.491203876957516" calcext:value-type="float">
            <text:p>-0.491203876957516</text:p>
          </table:table-cell>
          <table:table-cell table:number-columns-repeated="11"/>
          <table:table-cell table:style-name="ce9" table:formula="of:=RAND()" office:value-type="float" office:value="0.127186919026037" calcext:value-type="float">
            <text:p>0.127186919026037</text:p>
          </table:table-cell>
          <table:table-cell table:number-columns-repeated="4"/>
        </table:table-row>
        <table:table-row table:style-name="ro1">
          <table:table-cell office:value-type="float" office:value="628.41625" calcext:value-type="float">
            <text:p>628.41625</text:p>
          </table:table-cell>
          <table:table-cell table:number-columns-repeated="3"/>
          <table:table-cell table:formula="of:=[.$C$4] + ([.$C$5] - [.$C$4]) * (([.A279] - [.$C$1]) / ([.$C$2] - [.$C$1]))" office:value-type="float" office:value="-0.491459118379001" calcext:value-type="float">
            <text:p>-0.491459118379001</text:p>
          </table:table-cell>
          <table:table-cell table:number-columns-repeated="11"/>
          <table:table-cell table:style-name="ce9" table:formula="of:=RAND()" office:value-type="float" office:value="0.823290933406401" calcext:value-type="float">
            <text:p>0.823290933406401</text:p>
          </table:table-cell>
          <table:table-cell table:number-columns-repeated="4"/>
        </table:table-row>
        <table:table-row table:style-name="ro1">
          <table:table-cell office:value-type="float" office:value="631.03" calcext:value-type="float">
            <text:p>631.03</text:p>
          </table:table-cell>
          <table:table-cell table:number-columns-repeated="3"/>
          <table:table-cell table:formula="of:=[.$C$4] + ([.$C$5] - [.$C$4]) * (([.A280] - [.$C$1]) / ([.$C$2] - [.$C$1]))" office:value-type="float" office:value="-0.491416174208107" calcext:value-type="float">
            <text:p>-0.491416174208107</text:p>
          </table:table-cell>
          <table:table-cell table:number-columns-repeated="11"/>
          <table:table-cell table:style-name="ce9" table:formula="of:=RAND()" office:value-type="float" office:value="0.353834919895158" calcext:value-type="float">
            <text:p>0.353834919895158</text:p>
          </table:table-cell>
          <table:table-cell table:number-columns-repeated="4"/>
        </table:table-row>
        <table:table-row table:style-name="ro1">
          <table:table-cell office:value-type="float" office:value="631.29875" calcext:value-type="float">
            <text:p>631.29875</text:p>
          </table:table-cell>
          <table:table-cell table:number-columns-repeated="3"/>
          <table:table-cell table:formula="of:=[.$C$4] + ([.$C$5] - [.$C$4]) * (([.A281] - [.$C$1]) / ([.$C$2] - [.$C$1]))" office:value-type="float" office:value="-0.491411758619038" calcext:value-type="float">
            <text:p>-0.491411758619038</text:p>
          </table:table-cell>
          <table:table-cell table:number-columns-repeated="11"/>
          <table:table-cell table:style-name="ce9" table:formula="of:=RAND()" office:value-type="float" office:value="0.670185321865023" calcext:value-type="float">
            <text:p>0.670185321865023</text:p>
          </table:table-cell>
          <table:table-cell table:number-columns-repeated="4"/>
        </table:table-row>
        <table:table-row table:style-name="ro1">
          <table:table-cell office:value-type="float" office:value="621.24249" calcext:value-type="float">
            <text:p>621.24249</text:p>
          </table:table-cell>
          <table:table-cell table:number-columns-repeated="3"/>
          <table:table-cell table:formula="of:=[.$C$4] + ([.$C$5] - [.$C$4]) * (([.A282] - [.$C$1]) / ([.$C$2] - [.$C$1]))" office:value-type="float" office:value="-0.491576983964998" calcext:value-type="float">
            <text:p>-0.491576983964998</text:p>
          </table:table-cell>
          <table:table-cell table:number-columns-repeated="11"/>
          <table:table-cell table:style-name="ce9" table:formula="of:=RAND()" office:value-type="float" office:value="0.00102597777040237" calcext:value-type="float">
            <text:p>0.001025977770402</text:p>
          </table:table-cell>
          <table:table-cell table:number-columns-repeated="4"/>
        </table:table-row>
        <table:table-row table:style-name="ro1">
          <table:table-cell office:value-type="float" office:value="620.72" calcext:value-type="float">
            <text:p>620.72</text:p>
          </table:table-cell>
          <table:table-cell table:number-columns-repeated="3"/>
          <table:table-cell table:formula="of:=[.$C$4] + ([.$C$5] - [.$C$4]) * (([.A283] - [.$C$1]) / ([.$C$2] - [.$C$1]))" office:value-type="float" office:value="-0.491585568527351" calcext:value-type="float">
            <text:p>-0.491585568527351</text:p>
          </table:table-cell>
          <table:table-cell table:number-columns-repeated="11"/>
          <table:table-cell table:style-name="ce9" table:formula="of:=RAND()" office:value-type="float" office:value="0.735569361196028" calcext:value-type="float">
            <text:p>0.735569361196028</text:p>
          </table:table-cell>
          <table:table-cell table:number-columns-repeated="4"/>
        </table:table-row>
        <table:table-row table:style-name="ro1">
          <table:table-cell office:value-type="float" office:value="621.3075" calcext:value-type="float">
            <text:p>621.3075</text:p>
          </table:table-cell>
          <table:table-cell table:number-columns-repeated="3"/>
          <table:table-cell table:formula="of:=[.$C$4] + ([.$C$5] - [.$C$4]) * (([.A284] - [.$C$1]) / ([.$C$2] - [.$C$1]))" office:value-type="float" office:value="-0.491575915844271" calcext:value-type="float">
            <text:p>-0.491575915844271</text:p>
          </table:table-cell>
          <table:table-cell table:number-columns-repeated="11"/>
          <table:table-cell table:style-name="ce9" table:formula="of:=RAND()" office:value-type="float" office:value="0.928972159792741" calcext:value-type="float">
            <text:p>0.928972159792741</text:p>
          </table:table-cell>
          <table:table-cell table:number-columns-repeated="4"/>
        </table:table-row>
        <table:table-row table:style-name="ro1">
          <table:table-cell office:value-type="float" office:value="616.83124" calcext:value-type="float">
            <text:p>616.83124</text:p>
          </table:table-cell>
          <table:table-cell table:number-columns-repeated="3"/>
          <table:table-cell table:formula="of:=[.$C$4] + ([.$C$5] - [.$C$4]) * (([.A285] - [.$C$1]) / ([.$C$2] - [.$C$1]))" office:value-type="float" office:value="-0.491649461238593" calcext:value-type="float">
            <text:p>-0.491649461238593</text:p>
          </table:table-cell>
          <table:table-cell table:number-columns-repeated="11"/>
          <table:table-cell table:style-name="ce9" table:formula="of:=RAND()" office:value-type="float" office:value="0.809766079577962" calcext:value-type="float">
            <text:p>0.809766079577962</text:p>
          </table:table-cell>
          <table:table-cell table:number-columns-repeated="4"/>
        </table:table-row>
        <table:table-row table:style-name="ro1">
          <table:table-cell office:value-type="float" office:value="634.35749" calcext:value-type="float">
            <text:p>634.35749</text:p>
          </table:table-cell>
          <table:table-cell table:number-columns-repeated="3"/>
          <table:table-cell table:formula="of:=[.$C$4] + ([.$C$5] - [.$C$4]) * (([.A286] - [.$C$1]) / ([.$C$2] - [.$C$1]))" office:value-type="float" office:value="-0.491361503218452" calcext:value-type="float">
            <text:p>-0.491361503218452</text:p>
          </table:table-cell>
          <table:table-cell table:number-columns-repeated="11"/>
          <table:table-cell table:style-name="ce9" table:formula="of:=RAND()" office:value-type="float" office:value="0.658119107615488" calcext:value-type="float">
            <text:p>0.658119107615488</text:p>
          </table:table-cell>
          <table:table-cell table:number-columns-repeated="4"/>
        </table:table-row>
        <table:table-row table:style-name="ro1">
          <table:table-cell office:value-type="float" office:value="627.69" calcext:value-type="float">
            <text:p>627.69</text:p>
          </table:table-cell>
          <table:table-cell table:number-columns-repeated="3"/>
          <table:table-cell table:formula="of:=[.$C$4] + ([.$C$5] - [.$C$4]) * (([.A287] - [.$C$1]) / ([.$C$2] - [.$C$1]))" office:value-type="float" office:value="-0.491471050738298" calcext:value-type="float">
            <text:p>-0.491471050738298</text:p>
          </table:table-cell>
          <table:table-cell table:number-columns-repeated="11"/>
          <table:table-cell table:style-name="ce9" table:formula="of:=RAND()" office:value-type="float" office:value="0.629045411805716" calcext:value-type="float">
            <text:p>0.629045411805716</text:p>
          </table:table-cell>
          <table:table-cell table:number-columns-repeated="4"/>
        </table:table-row>
        <table:table-row table:style-name="ro1">
          <table:table-cell office:value-type="float" office:value="621.42499" calcext:value-type="float">
            <text:p>621.42499</text:p>
          </table:table-cell>
          <table:table-cell table:number-columns-repeated="3"/>
          <table:table-cell table:formula="of:=[.$C$4] + ([.$C$5] - [.$C$4]) * (([.A288] - [.$C$1]) / ([.$C$2] - [.$C$1]))" office:value-type="float" office:value="-0.491573985471956" calcext:value-type="float">
            <text:p>-0.491573985471956</text:p>
          </table:table-cell>
          <table:table-cell table:number-columns-repeated="11"/>
          <table:table-cell table:style-name="ce9" table:formula="of:=RAND()" office:value-type="float" office:value="0.531505129610263" calcext:value-type="float">
            <text:p>0.531505129610263</text:p>
          </table:table-cell>
          <table:table-cell table:number-columns-repeated="4"/>
        </table:table-row>
        <table:table-row table:style-name="ro1">
          <table:table-cell office:value-type="float" office:value="618.73875" calcext:value-type="float">
            <text:p>618.73875</text:p>
          </table:table-cell>
          <table:table-cell table:number-columns-repeated="3"/>
          <table:table-cell table:formula="of:=[.$C$4] + ([.$C$5] - [.$C$4]) * (([.A289] - [.$C$1]) / ([.$C$2] - [.$C$1]))" office:value-type="float" office:value="-0.491618120660717" calcext:value-type="float">
            <text:p>-0.491618120660717</text:p>
          </table:table-cell>
          <table:table-cell table:number-columns-repeated="11"/>
          <table:table-cell table:style-name="ce9" table:formula="of:=RAND()" office:value-type="float" office:value="0.616690859845566" calcext:value-type="float">
            <text:p>0.616690859845566</text:p>
          </table:table-cell>
          <table:table-cell table:number-columns-repeated="4"/>
        </table:table-row>
        <table:table-row table:style-name="ro1">
          <table:table-cell office:value-type="float" office:value="619.8075" calcext:value-type="float">
            <text:p>619.8075</text:p>
          </table:table-cell>
          <table:table-cell table:number-columns-repeated="3"/>
          <table:table-cell table:formula="of:=[.$C$4] + ([.$C$5] - [.$C$4]) * (([.A290] - [.$C$1]) / ([.$C$2] - [.$C$1]))" office:value-type="float" office:value="-0.49160056099256" calcext:value-type="float">
            <text:p>-0.49160056099256</text:p>
          </table:table-cell>
          <table:table-cell table:number-columns-repeated="11"/>
          <table:table-cell table:style-name="ce9" table:formula="of:=RAND()" office:value-type="float" office:value="0.17190581096596" calcext:value-type="float">
            <text:p>0.17190581096596</text:p>
          </table:table-cell>
          <table:table-cell table:number-columns-repeated="4"/>
        </table:table-row>
        <table:table-row table:style-name="ro1">
          <table:table-cell office:value-type="float" office:value="614.68875" calcext:value-type="float">
            <text:p>614.68875</text:p>
          </table:table-cell>
          <table:table-cell table:number-columns-repeated="3"/>
          <table:table-cell table:formula="of:=[.$C$4] + ([.$C$5] - [.$C$4]) * (([.A291] - [.$C$1]) / ([.$C$2] - [.$C$1]))" office:value-type="float" office:value="-0.491684662561099" calcext:value-type="float">
            <text:p>-0.491684662561099</text:p>
          </table:table-cell>
          <table:table-cell table:number-columns-repeated="11"/>
          <table:table-cell table:style-name="ce9" table:formula="of:=RAND()" office:value-type="float" office:value="0.229248218430679" calcext:value-type="float">
            <text:p>0.229248218430679</text:p>
          </table:table-cell>
          <table:table-cell table:number-columns-repeated="4"/>
        </table:table-row>
        <table:table-row table:style-name="ro1">
          <table:table-cell office:value-type="float" office:value="623.49749" calcext:value-type="float">
            <text:p>623.49749</text:p>
          </table:table-cell>
          <table:table-cell table:number-columns-repeated="3"/>
          <table:table-cell table:formula="of:=[.$C$4] + ([.$C$5] - [.$C$4]) * (([.A292] - [.$C$1]) / ([.$C$2] - [.$C$1]))" office:value-type="float" office:value="-0.491539934092069" calcext:value-type="float">
            <text:p>-0.491539934092069</text:p>
          </table:table-cell>
          <table:table-cell table:number-columns-repeated="11"/>
          <table:table-cell table:style-name="ce9" table:formula="of:=RAND()" office:value-type="float" office:value="0.346801078769641" calcext:value-type="float">
            <text:p>0.346801078769641</text:p>
          </table:table-cell>
          <table:table-cell table:number-columns-repeated="4"/>
        </table:table-row>
        <table:table-row table:style-name="ro1">
          <table:table-cell office:value-type="float" office:value="623.99625" calcext:value-type="float">
            <text:p>623.99625</text:p>
          </table:table-cell>
          <table:table-cell table:number-columns-repeated="3"/>
          <table:table-cell table:formula="of:=[.$C$4] + ([.$C$5] - [.$C$4]) * (([.A293] - [.$C$1]) / ([.$C$2] - [.$C$1]))" office:value-type="float" office:value="-0.491531739415962" calcext:value-type="float">
            <text:p>-0.491531739415962</text:p>
          </table:table-cell>
          <table:table-cell table:number-columns-repeated="11"/>
          <table:table-cell table:style-name="ce9" table:formula="of:=RAND()" office:value-type="float" office:value="0.638601134131212" calcext:value-type="float">
            <text:p>0.638601134131212</text:p>
          </table:table-cell>
          <table:table-cell table:number-columns-repeated="4"/>
        </table:table-row>
        <table:table-row table:style-name="ro1">
          <table:table-cell office:value-type="float" office:value="623.00625" calcext:value-type="float">
            <text:p>623.00625</text:p>
          </table:table-cell>
          <table:table-cell table:number-columns-repeated="3"/>
          <table:table-cell table:formula="of:=[.$C$4] + ([.$C$5] - [.$C$4]) * (([.A294] - [.$C$1]) / ([.$C$2] - [.$C$1]))" office:value-type="float" office:value="-0.491548005213833" calcext:value-type="float">
            <text:p>-0.491548005213833</text:p>
          </table:table-cell>
          <table:table-cell table:number-columns-repeated="11"/>
          <table:table-cell table:style-name="ce9" table:formula="of:=RAND()" office:value-type="float" office:value="0.971553642459429" calcext:value-type="float">
            <text:p>0.971553642459429</text:p>
          </table:table-cell>
          <table:table-cell table:number-columns-repeated="4"/>
        </table:table-row>
        <table:table-row table:style-name="ro1">
          <table:table-cell office:value-type="float" office:value="617.96124" calcext:value-type="float">
            <text:p>617.96124</text:p>
          </table:table-cell>
          <table:table-cell table:number-columns-repeated="3"/>
          <table:table-cell table:formula="of:=[.$C$4] + ([.$C$5] - [.$C$4]) * (([.A295] - [.$C$1]) / ([.$C$2] - [.$C$1]))" office:value-type="float" office:value="-0.491630895226881" calcext:value-type="float">
            <text:p>-0.491630895226881</text:p>
          </table:table-cell>
          <table:table-cell table:number-columns-repeated="11"/>
          <table:table-cell table:style-name="ce9" table:formula="of:=RAND()" office:value-type="float" office:value="0.751698341389722" calcext:value-type="float">
            <text:p>0.751698341389722</text:p>
          </table:table-cell>
          <table:table-cell table:number-columns-repeated="4"/>
        </table:table-row>
        <table:table-row table:style-name="ro1">
          <table:table-cell office:value-type="float" office:value="622.10749" calcext:value-type="float">
            <text:p>622.10749</text:p>
          </table:table-cell>
          <table:table-cell table:number-columns-repeated="3"/>
          <table:table-cell table:formula="of:=[.$C$4] + ([.$C$5] - [.$C$4]) * (([.A296] - [.$C$1]) / ([.$C$2] - [.$C$1]))" office:value-type="float" office:value="-0.491562771929484" calcext:value-type="float">
            <text:p>-0.491562771929484</text:p>
          </table:table-cell>
          <table:table-cell table:number-columns-repeated="11"/>
          <table:table-cell table:style-name="ce9" table:formula="of:=RAND()" office:value-type="float" office:value="0.647698611975304" calcext:value-type="float">
            <text:p>0.647698611975304</text:p>
          </table:table-cell>
          <table:table-cell table:number-columns-repeated="4"/>
        </table:table-row>
        <table:table-row table:style-name="ro1">
          <table:table-cell office:value-type="float" office:value="618.4475" calcext:value-type="float">
            <text:p>618.4475</text:p>
          </table:table-cell>
          <table:table-cell table:number-columns-repeated="3"/>
          <table:table-cell table:formula="of:=[.$C$4] + ([.$C$5] - [.$C$4]) * (([.A297] - [.$C$1]) / ([.$C$2] - [.$C$1]))" office:value-type="float" office:value="-0.49162290592701" calcext:value-type="float">
            <text:p>-0.49162290592701</text:p>
          </table:table-cell>
          <table:table-cell table:number-columns-repeated="11"/>
          <table:table-cell table:style-name="ce9" table:formula="of:=RAND()" office:value-type="float" office:value="0.417229006774454" calcext:value-type="float">
            <text:p>0.417229006774454</text:p>
          </table:table-cell>
          <table:table-cell table:number-columns-repeated="4"/>
        </table:table-row>
        <table:table-row table:style-name="ro1">
          <table:table-cell office:value-type="float" office:value="617.6875" calcext:value-type="float">
            <text:p>617.6875</text:p>
          </table:table-cell>
          <table:table-cell table:number-columns-repeated="3"/>
          <table:table-cell table:formula="of:=[.$C$4] + ([.$C$5] - [.$C$4]) * (([.A298] - [.$C$1]) / ([.$C$2] - [.$C$1]))" office:value-type="float" office:value="-0.491635392802143" calcext:value-type="float">
            <text:p>-0.491635392802143</text:p>
          </table:table-cell>
          <table:table-cell table:number-columns-repeated="11"/>
          <table:table-cell table:style-name="ce9" table:formula="of:=RAND()" office:value-type="float" office:value="0.619431290954506" calcext:value-type="float">
            <text:p>0.619431290954506</text:p>
          </table:table-cell>
          <table:table-cell table:number-columns-repeated="4"/>
        </table:table-row>
        <table:table-row table:style-name="ro1">
          <table:table-cell office:value-type="float" office:value="602.93125" calcext:value-type="float">
            <text:p>602.93125</text:p>
          </table:table-cell>
          <table:table-cell table:number-columns-repeated="3"/>
          <table:table-cell table:formula="of:=[.$C$4] + ([.$C$5] - [.$C$4]) * (([.A299] - [.$C$1]) / ([.$C$2] - [.$C$1]))" office:value-type="float" office:value="-0.491877839448442" calcext:value-type="float">
            <text:p>-0.491877839448442</text:p>
          </table:table-cell>
          <table:table-cell table:number-columns-repeated="11"/>
          <table:table-cell table:style-name="ce9" table:formula="of:=RAND()" office:value-type="float" office:value="0.382689131622985" calcext:value-type="float">
            <text:p>0.382689131622985</text:p>
          </table:table-cell>
          <table:table-cell table:number-columns-repeated="4"/>
        </table:table-row>
        <table:table-row table:style-name="ro1">
          <table:table-cell office:value-type="float" office:value="597.585" calcext:value-type="float">
            <text:p>597.585</text:p>
          </table:table-cell>
          <table:table-cell table:number-columns-repeated="3"/>
          <table:table-cell table:formula="of:=[.$C$4] + ([.$C$5] - [.$C$4]) * (([.A300] - [.$C$1]) / ([.$C$2] - [.$C$1]))" office:value-type="float" office:value="-0.491965678864471" calcext:value-type="float">
            <text:p>-0.491965678864471</text:p>
          </table:table-cell>
          <table:table-cell table:number-columns-repeated="11"/>
          <table:table-cell table:style-name="ce9" table:formula="of:=RAND()" office:value-type="float" office:value="0.690287693723558" calcext:value-type="float">
            <text:p>0.690287693723558</text:p>
          </table:table-cell>
          <table:table-cell table:number-columns-repeated="4"/>
        </table:table-row>
        <table:table-row table:style-name="ro1">
          <table:table-cell office:value-type="float" office:value="592.96375" calcext:value-type="float">
            <text:p>592.96375</text:p>
          </table:table-cell>
          <table:table-cell table:number-columns-repeated="3"/>
          <table:table-cell table:formula="of:=[.$C$4] + ([.$C$5] - [.$C$4]) * (([.A301] - [.$C$1]) / ([.$C$2] - [.$C$1]))" office:value-type="float" office:value="-0.492041606458826" calcext:value-type="float">
            <text:p>-0.492041606458826</text:p>
          </table:table-cell>
          <table:table-cell table:number-columns-repeated="11"/>
          <table:table-cell table:style-name="ce9" table:formula="of:=RAND()" office:value-type="float" office:value="0.678604856279064" calcext:value-type="float">
            <text:p>0.678604856279064</text:p>
          </table:table-cell>
          <table:table-cell table:number-columns-repeated="4"/>
        </table:table-row>
        <table:table-row table:style-name="ro1">
          <table:table-cell office:value-type="float" office:value="580.11" calcext:value-type="float">
            <text:p>580.11</text:p>
          </table:table-cell>
          <table:table-cell table:number-columns-repeated="3"/>
          <table:table-cell table:formula="of:=[.$C$4] + ([.$C$5] - [.$C$4]) * (([.A302] - [.$C$1]) / ([.$C$2] - [.$C$1]))" office:value-type="float" office:value="-0.492252794842045" calcext:value-type="float">
            <text:p>-0.492252794842045</text:p>
          </table:table-cell>
          <table:table-cell table:number-columns-repeated="11"/>
          <table:table-cell table:style-name="ce9" table:formula="of:=RAND()" office:value-type="float" office:value="0.918885218824638" calcext:value-type="float">
            <text:p>0.918885218824638</text:p>
          </table:table-cell>
          <table:table-cell table:number-columns-repeated="4"/>
        </table:table-row>
        <table:table-row table:style-name="ro1">
          <table:table-cell office:value-type="float" office:value="585.44875" calcext:value-type="float">
            <text:p>585.44875</text:p>
          </table:table-cell>
          <table:table-cell table:number-columns-repeated="3"/>
          <table:table-cell table:formula="of:=[.$C$4] + ([.$C$5] - [.$C$4]) * (([.A303] - [.$C$1]) / ([.$C$2] - [.$C$1]))" office:value-type="float" office:value="-0.492165078651757" calcext:value-type="float">
            <text:p>-0.492165078651757</text:p>
          </table:table-cell>
          <table:table-cell table:number-columns-repeated="11"/>
          <table:table-cell table:style-name="ce9" table:formula="of:=RAND()" office:value-type="float" office:value="0.951555668819338" calcext:value-type="float">
            <text:p>0.951555668819338</text:p>
          </table:table-cell>
          <table:table-cell table:number-columns-repeated="4"/>
        </table:table-row>
        <table:table-row table:style-name="ro1">
          <table:table-cell office:value-type="float" office:value="580.5175" calcext:value-type="float">
            <text:p>580.5175</text:p>
          </table:table-cell>
          <table:table-cell table:number-columns-repeated="3"/>
          <table:table-cell table:formula="of:=[.$C$4] + ([.$C$5] - [.$C$4]) * (([.A304] - [.$C$1]) / ([.$C$2] - [.$C$1]))" office:value-type="float" office:value="-0.492246099576759" calcext:value-type="float">
            <text:p>-0.492246099576759</text:p>
          </table:table-cell>
          <table:table-cell table:number-columns-repeated="11"/>
          <table:table-cell table:style-name="ce9" table:formula="of:=RAND()" office:value-type="float" office:value="0.33294009333105" calcext:value-type="float">
            <text:p>0.33294009333105</text:p>
          </table:table-cell>
          <table:table-cell table:number-columns-repeated="4"/>
        </table:table-row>
        <table:table-row table:style-name="ro1">
          <table:table-cell office:value-type="float" office:value="564.57" calcext:value-type="float">
            <text:p>564.57</text:p>
          </table:table-cell>
          <table:table-cell table:number-columns-repeated="3"/>
          <table:table-cell table:formula="of:=[.$C$4] + ([.$C$5] - [.$C$4]) * (([.A305] - [.$C$1]) / ([.$C$2] - [.$C$1]))" office:value-type="float" office:value="-0.492508118578325" calcext:value-type="float">
            <text:p>-0.492508118578325</text:p>
          </table:table-cell>
          <table:table-cell table:number-columns-repeated="11"/>
          <table:table-cell table:style-name="ce9" table:formula="of:=RAND()" office:value-type="float" office:value="0.0592022005872663" calcext:value-type="float">
            <text:p>0.059202200587266</text:p>
          </table:table-cell>
          <table:table-cell table:number-columns-repeated="4"/>
        </table:table-row>
        <table:table-row table:style-name="ro1">
          <table:table-cell office:value-type="float" office:value="583.39" calcext:value-type="float">
            <text:p>583.39</text:p>
          </table:table-cell>
          <table:table-cell table:number-columns-repeated="3"/>
          <table:table-cell table:formula="of:=[.$C$4] + ([.$C$5] - [.$C$4]) * (([.A306] - [.$C$1]) / ([.$C$2] - [.$C$1]))" office:value-type="float" office:value="-0.492198904117785" calcext:value-type="float">
            <text:p>-0.492198904117785</text:p>
          </table:table-cell>
          <table:table-cell table:number-columns-repeated="11"/>
          <table:table-cell table:style-name="ce9" table:formula="of:=RAND()" office:value-type="float" office:value="0.434299775543402" calcext:value-type="float">
            <text:p>0.434299775543402</text:p>
          </table:table-cell>
          <table:table-cell table:number-columns-repeated="4"/>
        </table:table-row>
        <table:table-row table:style-name="ro1">
          <table:table-cell office:value-type="float" office:value="593.80625" calcext:value-type="float">
            <text:p>593.80625</text:p>
          </table:table-cell>
          <table:table-cell table:number-columns-repeated="3"/>
          <table:table-cell table:formula="of:=[.$C$4] + ([.$C$5] - [.$C$4]) * (([.A307] - [.$C$1]) / ([.$C$2] - [.$C$1]))" office:value-type="float" office:value="-0.492027764100537" calcext:value-type="float">
            <text:p>-0.492027764100537</text:p>
          </table:table-cell>
          <table:table-cell table:number-columns-repeated="11"/>
          <table:table-cell table:style-name="ce9" table:formula="of:=RAND()" office:value-type="float" office:value="0.582857679438238" calcext:value-type="float">
            <text:p>0.582857679438238</text:p>
          </table:table-cell>
          <table:table-cell table:number-columns-repeated="4"/>
        </table:table-row>
        <table:table-row table:style-name="ro1">
          <table:table-cell office:value-type="float" office:value="581.52" calcext:value-type="float">
            <text:p>581.52</text:p>
          </table:table-cell>
          <table:table-cell table:number-columns-repeated="3"/>
          <table:table-cell table:formula="of:=[.$C$4] + ([.$C$5] - [.$C$4]) * (([.A308] - [.$C$1]) / ([.$C$2] - [.$C$1]))" office:value-type="float" office:value="-0.492229628402652" calcext:value-type="float">
            <text:p>-0.492229628402652</text:p>
          </table:table-cell>
          <table:table-cell table:number-columns-repeated="11"/>
          <table:table-cell table:style-name="ce9" table:formula="of:=RAND()" office:value-type="float" office:value="0.360679842959429" calcext:value-type="float">
            <text:p>0.360679842959429</text:p>
          </table:table-cell>
          <table:table-cell table:number-columns-repeated="4"/>
        </table:table-row>
        <table:table-row table:style-name="ro1">
          <table:table-cell office:value-type="float" office:value="585.80125" calcext:value-type="float">
            <text:p>585.80125</text:p>
          </table:table-cell>
          <table:table-cell table:number-columns-repeated="3"/>
          <table:table-cell table:formula="of:=[.$C$4] + ([.$C$5] - [.$C$4]) * (([.A309] - [.$C$1]) / ([.$C$2] - [.$C$1]))" office:value-type="float" office:value="-0.492159287041909" calcext:value-type="float">
            <text:p>-0.492159287041909</text:p>
          </table:table-cell>
          <table:table-cell table:number-columns-repeated="11"/>
          <table:table-cell table:style-name="ce9" table:formula="of:=RAND()" office:value-type="float" office:value="0.401108123329283" calcext:value-type="float">
            <text:p>0.401108123329283</text:p>
          </table:table-cell>
          <table:table-cell table:number-columns-repeated="4"/>
        </table:table-row>
        <table:table-row table:style-name="ro1">
          <table:table-cell office:value-type="float" office:value="582.33375" calcext:value-type="float">
            <text:p>582.33375</text:p>
          </table:table-cell>
          <table:table-cell table:number-columns-repeated="3"/>
          <table:table-cell table:formula="of:=[.$C$4] + ([.$C$5] - [.$C$4]) * (([.A310] - [.$C$1]) / ([.$C$2] - [.$C$1]))" office:value-type="float" office:value="-0.492216258409705" calcext:value-type="float">
            <text:p>-0.492216258409705</text:p>
          </table:table-cell>
          <table:table-cell table:number-columns-repeated="11"/>
          <table:table-cell table:style-name="ce9" table:formula="of:=RAND()" office:value-type="float" office:value="0.967738855657365" calcext:value-type="float">
            <text:p>0.967738855657365</text:p>
          </table:table-cell>
          <table:table-cell table:number-columns-repeated="4"/>
        </table:table-row>
        <table:table-row table:style-name="ro1">
          <table:table-cell office:value-type="float" office:value="582.52125" calcext:value-type="float">
            <text:p>582.52125</text:p>
          </table:table-cell>
          <table:table-cell table:number-columns-repeated="3"/>
          <table:table-cell table:formula="of:=[.$C$4] + ([.$C$5] - [.$C$4]) * (([.A311] - [.$C$1]) / ([.$C$2] - [.$C$1]))" office:value-type="float" office:value="-0.492213177766169" calcext:value-type="float">
            <text:p>-0.492213177766169</text:p>
          </table:table-cell>
          <table:table-cell table:number-columns-repeated="11"/>
          <table:table-cell table:style-name="ce9" table:formula="of:=RAND()" office:value-type="float" office:value="0.217538685237083" calcext:value-type="float">
            <text:p>0.217538685237083</text:p>
          </table:table-cell>
          <table:table-cell table:number-columns-repeated="4"/>
        </table:table-row>
        <table:table-row table:style-name="ro1">
          <table:table-cell office:value-type="float" office:value="583.62375" calcext:value-type="float">
            <text:p>583.62375</text:p>
          </table:table-cell>
          <table:table-cell table:number-columns-repeated="3"/>
          <table:table-cell table:formula="of:=[.$C$4] + ([.$C$5] - [.$C$4]) * (([.A312] - [.$C$1]) / ([.$C$2] - [.$C$1]))" office:value-type="float" office:value="-0.492195063582176" calcext:value-type="float">
            <text:p>-0.492195063582176</text:p>
          </table:table-cell>
          <table:table-cell table:number-columns-repeated="11"/>
          <table:table-cell table:style-name="ce9" table:formula="of:=RAND()" office:value-type="float" office:value="0.439349603484217" calcext:value-type="float">
            <text:p>0.439349603484217</text:p>
          </table:table-cell>
          <table:table-cell table:number-columns-repeated="4"/>
        </table:table-row>
        <table:table-row table:style-name="ro1">
          <table:table-cell office:value-type="float" office:value="595.80875" calcext:value-type="float">
            <text:p>595.80875</text:p>
          </table:table-cell>
          <table:table-cell table:number-columns-repeated="3"/>
          <table:table-cell table:formula="of:=[.$C$4] + ([.$C$5] - [.$C$4]) * (([.A313] - [.$C$1]) / ([.$C$2] - [.$C$1]))" office:value-type="float" office:value="-0.49199486282757" calcext:value-type="float">
            <text:p>-0.49199486282757</text:p>
          </table:table-cell>
          <table:table-cell table:number-columns-repeated="11"/>
          <table:table-cell table:style-name="ce9" table:formula="of:=RAND()" office:value-type="float" office:value="0.679409356158915" calcext:value-type="float">
            <text:p>0.679409356158915</text:p>
          </table:table-cell>
          <table:table-cell table:number-columns-repeated="4"/>
        </table:table-row>
        <table:table-row table:style-name="ro1">
          <table:table-cell office:value-type="float" office:value="585.39625" calcext:value-type="float">
            <text:p>585.39625</text:p>
          </table:table-cell>
          <table:table-cell table:number-columns-repeated="3"/>
          <table:table-cell table:formula="of:=[.$C$4] + ([.$C$5] - [.$C$4]) * (([.A314] - [.$C$1]) / ([.$C$2] - [.$C$1]))" office:value-type="float" office:value="-0.492165941231947" calcext:value-type="float">
            <text:p>-0.492165941231947</text:p>
          </table:table-cell>
          <table:table-cell table:number-columns-repeated="11"/>
          <table:table-cell table:style-name="ce9" table:formula="of:=RAND()" office:value-type="float" office:value="0.0470843012102093" calcext:value-type="float">
            <text:p>0.047084301210209</text:p>
          </table:table-cell>
          <table:table-cell table:number-columns-repeated="4"/>
        </table:table-row>
        <table:table-row table:style-name="ro1">
          <table:table-cell office:value-type="float" office:value="586.05875" calcext:value-type="float">
            <text:p>586.05875</text:p>
          </table:table-cell>
          <table:table-cell table:number-columns-repeated="3"/>
          <table:table-cell table:formula="of:=[.$C$4] + ([.$C$5] - [.$C$4]) * (([.A315] - [.$C$1]) / ([.$C$2] - [.$C$1]))" office:value-type="float" office:value="-0.492155056291453" calcext:value-type="float">
            <text:p>-0.492155056291453</text:p>
          </table:table-cell>
          <table:table-cell table:number-columns-repeated="11"/>
          <table:table-cell table:style-name="ce9" table:formula="of:=RAND()" office:value-type="float" office:value="0.703378213849586" calcext:value-type="float">
            <text:p>0.703378213849586</text:p>
          </table:table-cell>
          <table:table-cell table:number-columns-repeated="4"/>
        </table:table-row>
        <table:table-row table:style-name="ro1">
          <table:table-cell office:value-type="float" office:value="588.7525" calcext:value-type="float">
            <text:p>588.7525</text:p>
          </table:table-cell>
          <table:table-cell table:number-columns-repeated="3"/>
          <table:table-cell table:formula="of:=[.$C$4] + ([.$C$5] - [.$C$4]) * (([.A316] - [.$C$1]) / ([.$C$2] - [.$C$1]))" office:value-type="float" office:value="-0.492110797712649" calcext:value-type="float">
            <text:p>-0.492110797712649</text:p>
          </table:table-cell>
          <table:table-cell table:number-columns-repeated="11"/>
          <table:table-cell table:style-name="ce9" table:formula="of:=RAND()" office:value-type="float" office:value="0.0908649837832799" calcext:value-type="float">
            <text:p>0.09086498378328</text:p>
          </table:table-cell>
          <table:table-cell table:number-columns-repeated="4"/>
        </table:table-row>
        <table:table-row table:style-name="ro1">
          <table:table-cell office:value-type="float" office:value="566.31625" calcext:value-type="float">
            <text:p>566.31625</text:p>
          </table:table-cell>
          <table:table-cell table:number-columns-repeated="3"/>
          <table:table-cell table:formula="of:=[.$C$4] + ([.$C$5] - [.$C$4]) * (([.A317] - [.$C$1]) / ([.$C$2] - [.$C$1]))" office:value-type="float" office:value="-0.492479427518191" calcext:value-type="float">
            <text:p>-0.492479427518191</text:p>
          </table:table-cell>
          <table:table-cell table:number-columns-repeated="11"/>
          <table:table-cell table:style-name="ce9" table:formula="of:=RAND()" office:value-type="float" office:value="0.363792150118409" calcext:value-type="float">
            <text:p>0.363792150118409</text:p>
          </table:table-cell>
          <table:table-cell table:number-columns-repeated="4"/>
        </table:table-row>
        <table:table-row table:style-name="ro1">
          <table:table-cell office:value-type="float" office:value="565.55125" calcext:value-type="float">
            <text:p>565.55125</text:p>
          </table:table-cell>
          <table:table-cell table:number-columns-repeated="3"/>
          <table:table-cell table:formula="of:=[.$C$4] + ([.$C$5] - [.$C$4]) * (([.A318] - [.$C$1]) / ([.$C$2] - [.$C$1]))" office:value-type="float" office:value="-0.492491996543819" calcext:value-type="float">
            <text:p>-0.492491996543819</text:p>
          </table:table-cell>
          <table:table-cell table:number-columns-repeated="11"/>
          <table:table-cell table:style-name="ce9" table:formula="of:=RAND()" office:value-type="float" office:value="0.122147620519538" calcext:value-type="float">
            <text:p>0.122147620519538</text:p>
          </table:table-cell>
          <table:table-cell table:number-columns-repeated="4"/>
        </table:table-row>
        <table:table-row table:style-name="ro1">
          <table:table-cell office:value-type="float" office:value="534.54" calcext:value-type="float">
            <text:p>534.54</text:p>
          </table:table-cell>
          <table:table-cell table:number-columns-repeated="3"/>
          <table:table-cell table:formula="of:=[.$C$4] + ([.$C$5] - [.$C$4]) * (([.A319] - [.$C$1]) / ([.$C$2] - [.$C$1]))" office:value-type="float" office:value="-0.493001514447083" calcext:value-type="float">
            <text:p>-0.493001514447083</text:p>
          </table:table-cell>
          <table:table-cell table:number-columns-repeated="11"/>
          <table:table-cell table:style-name="ce9" table:formula="of:=RAND()" office:value-type="float" office:value="0.525573061356319" calcext:value-type="float">
            <text:p>0.525573061356319</text:p>
          </table:table-cell>
          <table:table-cell table:number-columns-repeated="4"/>
        </table:table-row>
        <table:table-row table:style-name="ro1">
          <table:table-cell office:value-type="float" office:value="511.4725" calcext:value-type="float">
            <text:p>511.4725</text:p>
          </table:table-cell>
          <table:table-cell table:number-columns-repeated="3"/>
          <table:table-cell table:formula="of:=[.$C$4] + ([.$C$5] - [.$C$4]) * (([.A320] - [.$C$1]) / ([.$C$2] - [.$C$1]))" office:value-type="float" office:value="-0.49338051575253" calcext:value-type="float">
            <text:p>-0.49338051575253</text:p>
          </table:table-cell>
          <table:table-cell table:number-columns-repeated="11"/>
          <table:table-cell table:style-name="ce9" table:formula="of:=RAND()" office:value-type="float" office:value="0.771716231033066" calcext:value-type="float">
            <text:p>0.771716231033066</text:p>
          </table:table-cell>
          <table:table-cell table:number-columns-repeated="4"/>
        </table:table-row>
        <table:table-row table:style-name="ro1">
          <table:table-cell office:value-type="float" office:value="487.56625" calcext:value-type="float">
            <text:p>487.56625</text:p>
          </table:table-cell>
          <table:table-cell table:number-columns-repeated="3"/>
          <table:table-cell table:formula="of:=[.$C$4] + ([.$C$5] - [.$C$4]) * (([.A321] - [.$C$1]) / ([.$C$2] - [.$C$1]))" office:value-type="float" office:value="-0.493773297803396" calcext:value-type="float">
            <text:p>-0.493773297803396</text:p>
          </table:table-cell>
          <table:table-cell table:number-columns-repeated="11"/>
          <table:table-cell table:style-name="ce9" table:formula="of:=RAND()" office:value-type="float" office:value="0.10621000101579" calcext:value-type="float">
            <text:p>0.10621000101579</text:p>
          </table:table-cell>
          <table:table-cell table:number-columns-repeated="4"/>
        </table:table-row>
        <table:table-row table:style-name="ro1">
          <table:table-cell office:value-type="float" office:value="516.62625" calcext:value-type="float">
            <text:p>516.62625</text:p>
          </table:table-cell>
          <table:table-cell table:number-columns-repeated="3"/>
          <table:table-cell table:formula="of:=[.$C$4] + ([.$C$5] - [.$C$4]) * (([.A322] - [.$C$1]) / ([.$C$2] - [.$C$1]))" office:value-type="float" office:value="-0.493295839130532" calcext:value-type="float">
            <text:p>-0.493295839130532</text:p>
          </table:table-cell>
          <table:table-cell table:number-columns-repeated="11"/>
          <table:table-cell table:style-name="ce9" table:formula="of:=RAND()" office:value-type="float" office:value="0.58988991993581" calcext:value-type="float">
            <text:p>0.58988991993581</text:p>
          </table:table-cell>
          <table:table-cell table:number-columns-repeated="4"/>
        </table:table-row>
        <table:table-row table:style-name="ro1">
          <table:table-cell office:value-type="float" office:value="489.4675" calcext:value-type="float">
            <text:p>489.4675</text:p>
          </table:table-cell>
          <table:table-cell table:number-columns-repeated="3"/>
          <table:table-cell table:formula="of:=[.$C$4] + ([.$C$5] - [.$C$4]) * (([.A323] - [.$C$1]) / ([.$C$2] - [.$C$1]))" office:value-type="float" office:value="-0.493742060077939" calcext:value-type="float">
            <text:p>-0.493742060077939</text:p>
          </table:table-cell>
          <table:table-cell table:number-columns-repeated="11"/>
          <table:table-cell table:style-name="ce9" table:formula="of:=RAND()" office:value-type="float" office:value="0.910963956044812" calcext:value-type="float">
            <text:p>0.910963956044812</text:p>
          </table:table-cell>
          <table:table-cell table:number-columns-repeated="4"/>
        </table:table-row>
        <table:table-row table:style-name="ro1">
          <table:table-cell office:value-type="float" office:value="455.91625" calcext:value-type="float">
            <text:p>455.91625</text:p>
          </table:table-cell>
          <table:table-cell table:number-columns-repeated="3"/>
          <table:table-cell table:formula="of:=[.$C$4] + ([.$C$5] - [.$C$4]) * (([.A324] - [.$C$1]) / ([.$C$2] - [.$C$1]))" office:value-type="float" office:value="-0.494293310432306" calcext:value-type="float">
            <text:p>-0.494293310432306</text:p>
          </table:table-cell>
          <table:table-cell table:number-columns-repeated="11"/>
          <table:table-cell table:style-name="ce9" table:formula="of:=RAND()" office:value-type="float" office:value="0.93164018320573" calcext:value-type="float">
            <text:p>0.93164018320573</text:p>
          </table:table-cell>
          <table:table-cell table:number-columns-repeated="4"/>
        </table:table-row>
        <table:table-row table:style-name="ro1">
          <table:table-cell office:value-type="float" office:value="472.91" calcext:value-type="float">
            <text:p>472.91</text:p>
          </table:table-cell>
          <table:table-cell table:number-columns-repeated="3"/>
          <table:table-cell table:formula="of:=[.$C$4] + ([.$C$5] - [.$C$4]) * (([.A325] - [.$C$1]) / ([.$C$2] - [.$C$1]))" office:value-type="float" office:value="-0.494014101439809" calcext:value-type="float">
            <text:p>-0.494014101439809</text:p>
          </table:table-cell>
          <table:table-cell table:number-columns-repeated="11"/>
          <table:table-cell table:style-name="ce9" table:formula="of:=RAND()" office:value-type="float" office:value="0.42049106840698" calcext:value-type="float">
            <text:p>0.42049106840698</text:p>
          </table:table-cell>
          <table:table-cell table:number-columns-repeated="4"/>
        </table:table-row>
        <table:table-row table:style-name="ro1">
          <table:table-cell office:value-type="float" office:value="519.015" calcext:value-type="float">
            <text:p>519.015</text:p>
          </table:table-cell>
          <table:table-cell table:number-columns-repeated="3"/>
          <table:table-cell table:formula="of:=[.$C$4] + ([.$C$5] - [.$C$4]) * (([.A326] - [.$C$1]) / ([.$C$2] - [.$C$1]))" office:value-type="float" office:value="-0.493256591731881" calcext:value-type="float">
            <text:p>-0.493256591731881</text:p>
          </table:table-cell>
          <table:table-cell table:number-columns-repeated="11"/>
          <table:table-cell table:style-name="ce9" table:formula="of:=RAND()" office:value-type="float" office:value="0.657246137076973" calcext:value-type="float">
            <text:p>0.657246137076973</text:p>
          </table:table-cell>
          <table:table-cell table:number-columns-repeated="4"/>
        </table:table-row>
        <table:table-row table:style-name="ro1">
          <table:table-cell office:value-type="float" office:value="508.12875" calcext:value-type="float">
            <text:p>508.12875</text:p>
          </table:table-cell>
          <table:table-cell table:number-columns-repeated="3"/>
          <table:table-cell table:formula="of:=[.$C$4] + ([.$C$5] - [.$C$4]) * (([.A327] - [.$C$1]) / ([.$C$2] - [.$C$1]))" office:value-type="float" office:value="-0.493435453895592" calcext:value-type="float">
            <text:p>-0.493435453895592</text:p>
          </table:table-cell>
          <table:table-cell table:number-columns-repeated="11"/>
          <table:table-cell table:style-name="ce9" table:formula="of:=RAND()" office:value-type="float" office:value="0.071747837857405" calcext:value-type="float">
            <text:p>0.071747837857405</text:p>
          </table:table-cell>
          <table:table-cell table:number-columns-repeated="4"/>
        </table:table-row>
        <table:table-row table:style-name="ro1">
          <table:table-cell office:value-type="float" office:value="507.51" calcext:value-type="float">
            <text:p>507.51</text:p>
          </table:table-cell>
          <table:table-cell table:number-columns-repeated="3"/>
          <table:table-cell table:formula="of:=[.$C$4] + ([.$C$5] - [.$C$4]) * (([.A328] - [.$C$1]) / ([.$C$2] - [.$C$1]))" office:value-type="float" office:value="-0.493445620019262" calcext:value-type="float">
            <text:p>-0.493445620019262</text:p>
          </table:table-cell>
          <table:table-cell table:number-columns-repeated="11"/>
          <table:table-cell table:style-name="ce9" table:formula="of:=RAND()" office:value-type="float" office:value="0.198033456023167" calcext:value-type="float">
            <text:p>0.198033456023167</text:p>
          </table:table-cell>
          <table:table-cell table:number-columns-repeated="4"/>
        </table:table-row>
        <table:table-row table:style-name="ro1">
          <table:table-cell office:value-type="float" office:value="501.63125" calcext:value-type="float">
            <text:p>501.63125</text:p>
          </table:table-cell>
          <table:table-cell table:number-columns-repeated="3"/>
          <table:table-cell table:formula="of:=[.$C$4] + ([.$C$5] - [.$C$4]) * (([.A329] - [.$C$1]) / ([.$C$2] - [.$C$1]))" office:value-type="float" office:value="-0.493542208462933" calcext:value-type="float">
            <text:p>-0.493542208462933</text:p>
          </table:table-cell>
          <table:table-cell table:number-columns-repeated="11"/>
          <table:table-cell table:style-name="ce9" table:formula="of:=RAND()" office:value-type="float" office:value="0.286709205689033" calcext:value-type="float">
            <text:p>0.286709205689033</text:p>
          </table:table-cell>
          <table:table-cell table:number-columns-repeated="4"/>
        </table:table-row>
        <table:table-row table:style-name="ro1">
          <table:table-cell office:value-type="float" office:value="503.32125" calcext:value-type="float">
            <text:p>503.32125</text:p>
          </table:table-cell>
          <table:table-cell table:number-columns-repeated="3"/>
          <table:table-cell table:formula="of:=[.$C$4] + ([.$C$5] - [.$C$4]) * (([.A330] - [.$C$1]) / ([.$C$2] - [.$C$1]))" office:value-type="float" office:value="-0.493514441595861" calcext:value-type="float">
            <text:p>-0.493514441595861</text:p>
          </table:table-cell>
          <table:table-cell table:number-columns-repeated="11"/>
          <table:table-cell table:style-name="ce9" table:formula="of:=RAND()" office:value-type="float" office:value="0.0683014544832822" calcext:value-type="float">
            <text:p>0.068301454483282</text:p>
          </table:table-cell>
          <table:table-cell table:number-columns-repeated="4"/>
        </table:table-row>
        <table:table-row table:style-name="ro1">
          <table:table-cell office:value-type="float" office:value="504.62625" calcext:value-type="float">
            <text:p>504.62625</text:p>
          </table:table-cell>
          <table:table-cell table:number-columns-repeated="3"/>
          <table:table-cell table:formula="of:=[.$C$4] + ([.$C$5] - [.$C$4]) * (([.A331] - [.$C$1]) / ([.$C$2] - [.$C$1]))" office:value-type="float" office:value="-0.493493000316849" calcext:value-type="float">
            <text:p>-0.493493000316849</text:p>
          </table:table-cell>
          <table:table-cell table:number-columns-repeated="11"/>
          <table:table-cell table:style-name="ce9" table:formula="of:=RAND()" office:value-type="float" office:value="0.00470007425468119" calcext:value-type="float">
            <text:p>0.004700074254681</text:p>
          </table:table-cell>
          <table:table-cell table:number-columns-repeated="4"/>
        </table:table-row>
        <table:table-row table:style-name="ro1">
          <table:table-cell office:value-type="float" office:value="513.39125" calcext:value-type="float">
            <text:p>513.39125</text:p>
          </table:table-cell>
          <table:table-cell table:number-columns-repeated="3"/>
          <table:table-cell table:formula="of:=[.$C$4] + ([.$C$5] - [.$C$4]) * (([.A332] - [.$C$1]) / ([.$C$2] - [.$C$1]))" office:value-type="float" office:value="-0.493348990500343" calcext:value-type="float">
            <text:p>-0.493348990500343</text:p>
          </table:table-cell>
          <table:table-cell table:number-columns-repeated="11"/>
          <table:table-cell table:style-name="ce9" table:formula="of:=RAND()" office:value-type="float" office:value="0.182136804944376" calcext:value-type="float">
            <text:p>0.182136804944376</text:p>
          </table:table-cell>
          <table:table-cell table:number-columns-repeated="4"/>
        </table:table-row>
        <table:table-row table:style-name="ro1">
          <table:table-cell office:value-type="float" office:value="514.62375" calcext:value-type="float">
            <text:p>514.62375</text:p>
          </table:table-cell>
          <table:table-cell table:number-columns-repeated="3"/>
          <table:table-cell table:formula="of:=[.$C$4] + ([.$C$5] - [.$C$4]) * (([.A333] - [.$C$1]) / ([.$C$2] - [.$C$1]))" office:value-type="float" office:value="-0.493328740403498" calcext:value-type="float">
            <text:p>-0.493328740403498</text:p>
          </table:table-cell>
          <table:table-cell table:number-columns-repeated="11"/>
          <table:table-cell table:style-name="ce9" table:formula="of:=RAND()" office:value-type="float" office:value="0.609365030416592" calcext:value-type="float">
            <text:p>0.609365030416592</text:p>
          </table:table-cell>
          <table:table-cell table:number-columns-repeated="4"/>
        </table:table-row>
        <table:table-row table:style-name="ro1">
          <table:table-cell office:value-type="float" office:value="506.025" calcext:value-type="float">
            <text:p>506.025</text:p>
          </table:table-cell>
          <table:table-cell table:number-columns-repeated="3"/>
          <table:table-cell table:formula="of:=[.$C$4] + ([.$C$5] - [.$C$4]) * (([.A334] - [.$C$1]) / ([.$C$2] - [.$C$1]))" office:value-type="float" office:value="-0.493470018716069" calcext:value-type="float">
            <text:p>-0.493470018716069</text:p>
          </table:table-cell>
          <table:table-cell table:number-columns-repeated="11"/>
          <table:table-cell table:style-name="ce9" table:formula="of:=RAND()" office:value-type="float" office:value="0.980634791840782" calcext:value-type="float">
            <text:p>0.980634791840782</text:p>
          </table:table-cell>
          <table:table-cell table:number-columns-repeated="4"/>
        </table:table-row>
        <table:table-row table:style-name="ro1">
          <table:table-cell office:value-type="float" office:value="504.70625" calcext:value-type="float">
            <text:p>504.70625</text:p>
          </table:table-cell>
          <table:table-cell table:number-columns-repeated="3"/>
          <table:table-cell table:formula="of:=[.$C$4] + ([.$C$5] - [.$C$4]) * (([.A335] - [.$C$1]) / ([.$C$2] - [.$C$1]))" office:value-type="float" office:value="-0.49349168590894" calcext:value-type="float">
            <text:p>-0.49349168590894</text:p>
          </table:table-cell>
          <table:table-cell table:number-columns-repeated="11"/>
          <table:table-cell table:style-name="ce9" table:formula="of:=RAND()" office:value-type="float" office:value="0.961613648707624" calcext:value-type="float">
            <text:p>0.961613648707624</text:p>
          </table:table-cell>
          <table:table-cell table:number-columns-repeated="4"/>
        </table:table-row>
        <table:table-row table:style-name="ro1">
          <table:table-cell office:value-type="float" office:value="502.055" calcext:value-type="float">
            <text:p>502.055</text:p>
          </table:table-cell>
          <table:table-cell table:number-columns-repeated="3"/>
          <table:table-cell table:formula="of:=[.$C$4] + ([.$C$5] - [.$C$4]) * (([.A336] - [.$C$1]) / ([.$C$2] - [.$C$1]))" office:value-type="float" office:value="-0.493535246208542" calcext:value-type="float">
            <text:p>-0.493535246208542</text:p>
          </table:table-cell>
          <table:table-cell table:number-columns-repeated="11"/>
          <table:table-cell table:style-name="ce9" table:formula="of:=RAND()" office:value-type="float" office:value="0.509104173850029" calcext:value-type="float">
            <text:p>0.509104173850029</text:p>
          </table:table-cell>
          <table:table-cell table:number-columns-repeated="4"/>
        </table:table-row>
        <table:table-row table:style-name="ro1">
          <table:table-cell office:value-type="float" office:value="474.5425" calcext:value-type="float">
            <text:p>474.5425</text:p>
          </table:table-cell>
          <table:table-cell table:number-columns-repeated="3"/>
          <table:table-cell table:formula="of:=[.$C$4] + ([.$C$5] - [.$C$4]) * (([.A337] - [.$C$1]) / ([.$C$2] - [.$C$1]))" office:value-type="float" office:value="-0.49398727930342" calcext:value-type="float">
            <text:p>-0.49398727930342</text:p>
          </table:table-cell>
          <table:table-cell table:number-columns-repeated="11"/>
          <table:table-cell table:style-name="ce9" table:formula="of:=RAND()" office:value-type="float" office:value="0.849612621554362" calcext:value-type="float">
            <text:p>0.849612621554362</text:p>
          </table:table-cell>
          <table:table-cell table:number-columns-repeated="4"/>
        </table:table-row>
        <table:table-row table:style-name="ro1">
          <table:table-cell office:value-type="float" office:value="477.98375" calcext:value-type="float">
            <text:p>477.98375</text:p>
          </table:table-cell>
          <table:table-cell table:number-columns-repeated="3"/>
          <table:table-cell table:formula="of:=[.$C$4] + ([.$C$5] - [.$C$4]) * (([.A338] - [.$C$1]) / ([.$C$2] - [.$C$1]))" office:value-type="float" office:value="-0.493930739225719" calcext:value-type="float">
            <text:p>-0.493930739225719</text:p>
          </table:table-cell>
          <table:table-cell table:number-columns-repeated="11"/>
          <table:table-cell table:style-name="ce9" table:formula="of:=RAND()" office:value-type="float" office:value="0.0875558606491048" calcext:value-type="float">
            <text:p>0.087555860649105</text:p>
          </table:table-cell>
          <table:table-cell table:number-columns-repeated="4"/>
        </table:table-row>
        <table:table-row table:style-name="ro1">
          <table:table-cell office:value-type="float" office:value="476.88375" calcext:value-type="float">
            <text:p>476.88375</text:p>
          </table:table-cell>
          <table:table-cell table:number-columns-repeated="3"/>
          <table:table-cell table:formula="of:=[.$C$4] + ([.$C$5] - [.$C$4]) * (([.A339] - [.$C$1]) / ([.$C$2] - [.$C$1]))" office:value-type="float" office:value="-0.493948812334465" calcext:value-type="float">
            <text:p>-0.493948812334465</text:p>
          </table:table-cell>
          <table:table-cell table:number-columns-repeated="11"/>
          <table:table-cell table:style-name="ce9" table:formula="of:=RAND()" office:value-type="float" office:value="0.331547840078068" calcext:value-type="float">
            <text:p>0.331547840078068</text:p>
          </table:table-cell>
          <table:table-cell table:number-columns-repeated="4"/>
        </table:table-row>
        <table:table-row table:style-name="ro1">
          <table:table-cell office:value-type="float" office:value="475.65" calcext:value-type="float">
            <text:p>475.65</text:p>
          </table:table-cell>
          <table:table-cell table:number-columns-repeated="3"/>
          <table:table-cell table:formula="of:=[.$C$4] + ([.$C$5] - [.$C$4]) * (([.A340] - [.$C$1]) / ([.$C$2] - [.$C$1]))" office:value-type="float" office:value="-0.493969082968933" calcext:value-type="float">
            <text:p>-0.493969082968933</text:p>
          </table:table-cell>
          <table:table-cell table:number-columns-repeated="11"/>
          <table:table-cell table:style-name="ce9" table:formula="of:=RAND()" office:value-type="float" office:value="0.0903122001704762" calcext:value-type="float">
            <text:p>0.090312200170476</text:p>
          </table:table-cell>
          <table:table-cell table:number-columns-repeated="4"/>
        </table:table-row>
        <table:table-row table:style-name="ro1">
          <table:table-cell office:value-type="float" office:value="485.65125" calcext:value-type="float">
            <text:p>485.65125</text:p>
          </table:table-cell>
          <table:table-cell table:number-columns-repeated="3"/>
          <table:table-cell table:formula="of:=[.$C$4] + ([.$C$5] - [.$C$4]) * (([.A341] - [.$C$1]) / ([.$C$2] - [.$C$1]))" office:value-type="float" office:value="-0.493804761442712" calcext:value-type="float">
            <text:p>-0.493804761442712</text:p>
          </table:table-cell>
          <table:table-cell table:number-columns-repeated="11"/>
          <table:table-cell table:style-name="ce9" table:formula="of:=RAND()" office:value-type="float" office:value="0.509357317460391" calcext:value-type="float">
            <text:p>0.509357317460391</text:p>
          </table:table-cell>
          <table:table-cell table:number-columns-repeated="4"/>
        </table:table-row>
        <table:table-row table:style-name="ro1">
          <table:table-cell office:value-type="float" office:value="480.9075" calcext:value-type="float">
            <text:p>480.9075</text:p>
          </table:table-cell>
          <table:table-cell table:number-columns-repeated="3"/>
          <table:table-cell table:formula="of:=[.$C$4] + ([.$C$5] - [.$C$4]) * (([.A342] - [.$C$1]) / ([.$C$2] - [.$C$1]))" office:value-type="float" office:value="-0.493882701724178" calcext:value-type="float">
            <text:p>-0.493882701724178</text:p>
          </table:table-cell>
          <table:table-cell table:number-columns-repeated="11"/>
          <table:table-cell table:style-name="ce9" table:formula="of:=RAND()" office:value-type="float" office:value="0.637885713629736" calcext:value-type="float">
            <text:p>0.637885713629736</text:p>
          </table:table-cell>
          <table:table-cell table:number-columns-repeated="4"/>
        </table:table-row>
        <table:table-row table:style-name="ro1">
          <table:table-cell office:value-type="float" office:value="481.88375" calcext:value-type="float">
            <text:p>481.88375</text:p>
          </table:table-cell>
          <table:table-cell table:number-columns-repeated="3"/>
          <table:table-cell table:formula="of:=[.$C$4] + ([.$C$5] - [.$C$4]) * (([.A343] - [.$C$1]) / ([.$C$2] - [.$C$1]))" office:value-type="float" office:value="-0.493866661840166" calcext:value-type="float">
            <text:p>-0.493866661840166</text:p>
          </table:table-cell>
          <table:table-cell table:number-columns-repeated="11"/>
          <table:table-cell table:style-name="ce9" table:formula="of:=RAND()" office:value-type="float" office:value="0.902553897001701" calcext:value-type="float">
            <text:p>0.902553897001701</text:p>
          </table:table-cell>
          <table:table-cell table:number-columns-repeated="4"/>
        </table:table-row>
        <table:table-row table:style-name="ro1">
          <table:table-cell office:value-type="float" office:value="473.58625" calcext:value-type="float">
            <text:p>473.58625</text:p>
          </table:table-cell>
          <table:table-cell table:number-columns-repeated="3"/>
          <table:table-cell table:formula="of:=[.$C$4] + ([.$C$5] - [.$C$4]) * (([.A344] - [.$C$1]) / ([.$C$2] - [.$C$1]))" office:value-type="float" office:value="-0.494002990585455" calcext:value-type="float">
            <text:p>-0.494002990585455</text:p>
          </table:table-cell>
          <table:table-cell table:number-columns-repeated="11"/>
          <table:table-cell table:style-name="ce9" table:formula="of:=RAND()" office:value-type="float" office:value="0.915614606646673" calcext:value-type="float">
            <text:p>0.915614606646673</text:p>
          </table:table-cell>
          <table:table-cell table:number-columns-repeated="4"/>
        </table:table-row>
        <table:table-row table:style-name="ro1">
          <table:table-cell office:value-type="float" office:value="468.5775" calcext:value-type="float">
            <text:p>468.5775</text:p>
          </table:table-cell>
          <table:table-cell table:number-columns-repeated="3"/>
          <table:table-cell table:formula="of:=[.$C$4] + ([.$C$5] - [.$C$4]) * (([.A345] - [.$C$1]) / ([.$C$2] - [.$C$1]))" office:value-type="float" office:value="-0.494085284843119" calcext:value-type="float">
            <text:p>-0.494085284843119</text:p>
          </table:table-cell>
          <table:table-cell table:number-columns-repeated="11"/>
          <table:table-cell table:style-name="ce9" table:formula="of:=RAND()" office:value-type="float" office:value="0.883551178175992" calcext:value-type="float">
            <text:p>0.883551178175992</text:p>
          </table:table-cell>
          <table:table-cell table:number-columns-repeated="4"/>
        </table:table-row>
        <table:table-row table:style-name="ro1">
          <table:table-cell office:value-type="float" office:value="474.29125" calcext:value-type="float">
            <text:p>474.29125</text:p>
          </table:table-cell>
          <table:table-cell table:number-columns-repeated="3"/>
          <table:table-cell table:formula="of:=[.$C$4] + ([.$C$5] - [.$C$4]) * (([.A346] - [.$C$1]) / ([.$C$2] - [.$C$1]))" office:value-type="float" office:value="-0.493991407365759" calcext:value-type="float">
            <text:p>-0.493991407365759</text:p>
          </table:table-cell>
          <table:table-cell table:number-columns-repeated="11"/>
          <table:table-cell table:style-name="ce9" table:formula="of:=RAND()" office:value-type="float" office:value="0.0686793861163016" calcext:value-type="float">
            <text:p>0.068679386116302</text:p>
          </table:table-cell>
          <table:table-cell table:number-columns-repeated="4"/>
        </table:table-row>
        <table:table-row table:style-name="ro1">
          <table:table-cell office:value-type="float" office:value="479.4175" calcext:value-type="float">
            <text:p>479.4175</text:p>
          </table:table-cell>
          <table:table-cell table:number-columns-repeated="3"/>
          <table:table-cell table:formula="of:=[.$C$4] + ([.$C$5] - [.$C$4]) * (([.A347] - [.$C$1]) / ([.$C$2] - [.$C$1]))" office:value-type="float" office:value="-0.493907182571479" calcext:value-type="float">
            <text:p>-0.493907182571479</text:p>
          </table:table-cell>
          <table:table-cell table:number-columns-repeated="11"/>
          <table:table-cell table:style-name="ce9" table:formula="of:=RAND()" office:value-type="float" office:value="0.0996090795548349" calcext:value-type="float">
            <text:p>0.099609079554835</text:p>
          </table:table-cell>
          <table:table-cell table:number-columns-repeated="4"/>
        </table:table-row>
        <table:table-row table:style-name="ro1">
          <table:table-cell office:value-type="float" office:value="473.6725" calcext:value-type="float">
            <text:p>473.6725</text:p>
          </table:table-cell>
          <table:table-cell table:number-columns-repeated="3"/>
          <table:table-cell table:formula="of:=[.$C$4] + ([.$C$5] - [.$C$4]) * (([.A348] - [.$C$1]) / ([.$C$2] - [.$C$1]))" office:value-type="float" office:value="-0.494001573489428" calcext:value-type="float">
            <text:p>-0.494001573489428</text:p>
          </table:table-cell>
          <table:table-cell table:number-columns-repeated="11"/>
          <table:table-cell table:style-name="ce9" table:formula="of:=RAND()" office:value-type="float" office:value="0.577296755165464" calcext:value-type="float">
            <text:p>0.577296755165464</text:p>
          </table:table-cell>
          <table:table-cell table:number-columns-repeated="4"/>
        </table:table-row>
        <table:table-row table:style-name="ro1">
          <table:table-cell office:value-type="float" office:value="471.5325" calcext:value-type="float">
            <text:p>471.5325</text:p>
          </table:table-cell>
          <table:table-cell table:number-columns-repeated="3"/>
          <table:table-cell table:formula="of:=[.$C$4] + ([.$C$5] - [.$C$4]) * (([.A349] - [.$C$1]) / ([.$C$2] - [.$C$1]))" office:value-type="float" office:value="-0.494036733900988" calcext:value-type="float">
            <text:p>-0.494036733900988</text:p>
          </table:table-cell>
          <table:table-cell table:number-columns-repeated="11"/>
          <table:table-cell table:style-name="ce9" table:formula="of:=RAND()" office:value-type="float" office:value="0.771791366732756" calcext:value-type="float">
            <text:p>0.771791366732756</text:p>
          </table:table-cell>
          <table:table-cell table:number-columns-repeated="4"/>
        </table:table-row>
        <table:table-row table:style-name="ro1">
          <table:table-cell office:value-type="float" office:value="475.37875" calcext:value-type="float">
            <text:p>475.37875</text:p>
          </table:table-cell>
          <table:table-cell table:number-columns-repeated="3"/>
          <table:table-cell table:formula="of:=[.$C$4] + ([.$C$5] - [.$C$4]) * (([.A350] - [.$C$1]) / ([.$C$2] - [.$C$1]))" office:value-type="float" office:value="-0.493973539633249" calcext:value-type="float">
            <text:p>-0.493973539633249</text:p>
          </table:table-cell>
          <table:table-cell table:number-columns-repeated="11"/>
          <table:table-cell table:style-name="ce9" table:formula="of:=RAND()" office:value-type="float" office:value="0.260234998556991" calcext:value-type="float">
            <text:p>0.260234998556991</text:p>
          </table:table-cell>
          <table:table-cell table:number-columns-repeated="4"/>
        </table:table-row>
        <table:table-row table:style-name="ro1">
          <table:table-cell office:value-type="float" office:value="475.02125" calcext:value-type="float">
            <text:p>475.02125</text:p>
          </table:table-cell>
          <table:table-cell table:number-columns-repeated="3"/>
          <table:table-cell table:formula="of:=[.$C$4] + ([.$C$5] - [.$C$4]) * (([.A351] - [.$C$1]) / ([.$C$2] - [.$C$1]))" office:value-type="float" office:value="-0.493979413393591" calcext:value-type="float">
            <text:p>-0.493979413393591</text:p>
          </table:table-cell>
          <table:table-cell table:number-columns-repeated="11"/>
          <table:table-cell table:style-name="ce9" table:formula="of:=RAND()" office:value-type="float" office:value="0.356240704210976" calcext:value-type="float">
            <text:p>0.356240704210976</text:p>
          </table:table-cell>
          <table:table-cell table:number-columns-repeated="4"/>
        </table:table-row>
        <table:table-row table:style-name="ro1">
          <table:table-cell office:value-type="float" office:value="471.08375" calcext:value-type="float">
            <text:p>471.08375</text:p>
          </table:table-cell>
          <table:table-cell table:number-columns-repeated="3"/>
          <table:table-cell table:formula="of:=[.$C$4] + ([.$C$5] - [.$C$4]) * (([.A352] - [.$C$1]) / ([.$C$2] - [.$C$1]))" office:value-type="float" office:value="-0.494044106907851" calcext:value-type="float">
            <text:p>-0.494044106907851</text:p>
          </table:table-cell>
          <table:table-cell table:number-columns-repeated="11"/>
          <table:table-cell table:style-name="ce9" table:formula="of:=RAND()" office:value-type="float" office:value="0.22102471238233" calcext:value-type="float">
            <text:p>0.22102471238233</text:p>
          </table:table-cell>
          <table:table-cell table:number-columns-repeated="4"/>
        </table:table-row>
        <table:table-row table:style-name="ro1">
          <table:table-cell office:value-type="float" office:value="464.55375" calcext:value-type="float">
            <text:p>464.55375</text:p>
          </table:table-cell>
          <table:table-cell table:number-columns-repeated="3"/>
          <table:table-cell table:formula="of:=[.$C$4] + ([.$C$5] - [.$C$4]) * (([.A353] - [.$C$1]) / ([.$C$2] - [.$C$1]))" office:value-type="float" office:value="-0.494151395453405" calcext:value-type="float">
            <text:p>-0.494151395453405</text:p>
          </table:table-cell>
          <table:table-cell table:number-columns-repeated="11"/>
          <table:table-cell table:style-name="ce9" table:formula="of:=RAND()" office:value-type="float" office:value="0.878311808033852" calcext:value-type="float">
            <text:p>0.878311808033852</text:p>
          </table:table-cell>
          <table:table-cell table:number-columns-repeated="4"/>
        </table:table-row>
        <table:table-row table:style-name="ro1">
          <table:table-cell office:value-type="float" office:value="449.95875" calcext:value-type="float">
            <text:p>449.95875</text:p>
          </table:table-cell>
          <table:table-cell table:number-columns-repeated="3"/>
          <table:table-cell table:formula="of:=[.$C$4] + ([.$C$5] - [.$C$4]) * (([.A354] - [.$C$1]) / ([.$C$2] - [.$C$1]))" office:value-type="float" office:value="-0.494391192746263" calcext:value-type="float">
            <text:p>-0.494391192746263</text:p>
          </table:table-cell>
          <table:table-cell table:number-columns-repeated="11"/>
          <table:table-cell table:style-name="ce9" table:formula="of:=RAND()" office:value-type="float" office:value="0.710739268963782" calcext:value-type="float">
            <text:p>0.710739268963782</text:p>
          </table:table-cell>
          <table:table-cell table:number-columns-repeated="4"/>
        </table:table-row>
        <table:table-row table:style-name="ro1">
          <table:table-cell office:value-type="float" office:value="425.4475" calcext:value-type="float">
            <text:p>425.4475</text:p>
          </table:table-cell>
          <table:table-cell table:number-columns-repeated="3"/>
          <table:table-cell table:formula="of:=[.$C$4] + ([.$C$5] - [.$C$4]) * (([.A355] - [.$C$1]) / ([.$C$2] - [.$C$1]))" office:value-type="float" office:value="-0.494793915006939" calcext:value-type="float">
            <text:p>-0.494793915006939</text:p>
          </table:table-cell>
          <table:table-cell table:number-columns-repeated="11"/>
          <table:table-cell table:style-name="ce9" table:formula="of:=RAND()" office:value-type="float" office:value="0.00231499296847804" calcext:value-type="float">
            <text:p>0.002314992968478</text:p>
          </table:table-cell>
          <table:table-cell table:number-columns-repeated="4"/>
        </table:table-row>
        <table:table-row table:style-name="ro1">
          <table:table-cell office:value-type="float" office:value="410.08" calcext:value-type="float">
            <text:p>410.08</text:p>
          </table:table-cell>
          <table:table-cell table:number-columns-repeated="3"/>
          <table:table-cell table:formula="of:=[.$C$4] + ([.$C$5] - [.$C$4]) * (([.A356] - [.$C$1]) / ([.$C$2] - [.$C$1]))" office:value-type="float" office:value="-0.495046404551166" calcext:value-type="float">
            <text:p>-0.495046404551166</text:p>
          </table:table-cell>
          <table:table-cell table:number-columns-repeated="11"/>
          <table:table-cell table:style-name="ce9" table:formula="of:=RAND()" office:value-type="float" office:value="0.978777772256291" calcext:value-type="float">
            <text:p>0.978777772256291</text:p>
          </table:table-cell>
          <table:table-cell table:number-columns-repeated="4"/>
        </table:table-row>
        <table:table-row table:style-name="ro1">
          <table:table-cell office:value-type="float" office:value="405.79625" calcext:value-type="float">
            <text:p>405.79625</text:p>
          </table:table-cell>
          <table:table-cell table:number-columns-repeated="3"/>
          <table:table-cell table:formula="of:=[.$C$4] + ([.$C$5] - [.$C$4]) * (([.A357] - [.$C$1]) / ([.$C$2] - [.$C$1]))" office:value-type="float" office:value="-0.495116786987157" calcext:value-type="float">
            <text:p>-0.495116786987157</text:p>
          </table:table-cell>
          <table:table-cell table:number-columns-repeated="11"/>
          <table:table-cell table:style-name="ce9" table:formula="of:=RAND()" office:value-type="float" office:value="0.931330900988" calcext:value-type="float">
            <text:p>0.931330900988</text:p>
          </table:table-cell>
          <table:table-cell table:number-columns-repeated="4"/>
        </table:table-row>
        <table:table-row table:style-name="ro1">
          <table:table-cell office:value-type="float" office:value="399.0975" calcext:value-type="float">
            <text:p>399.0975</text:p>
          </table:table-cell>
          <table:table-cell table:number-columns-repeated="3"/>
          <table:table-cell table:formula="of:=[.$C$4] + ([.$C$5] - [.$C$4]) * (([.A358] - [.$C$1]) / ([.$C$2] - [.$C$1]))" office:value-type="float" office:value="-0.495226848111893" calcext:value-type="float">
            <text:p>-0.495226848111893</text:p>
          </table:table-cell>
          <table:table-cell table:number-columns-repeated="11"/>
          <table:table-cell table:style-name="ce9" table:formula="of:=RAND()" office:value-type="float" office:value="0.751584378283409" calcext:value-type="float">
            <text:p>0.751584378283409</text:p>
          </table:table-cell>
          <table:table-cell table:number-columns-repeated="4"/>
        </table:table-row>
        <table:table-row table:style-name="ro1">
          <table:table-cell office:value-type="float" office:value="399.5025" calcext:value-type="float">
            <text:p>399.5025</text:p>
          </table:table-cell>
          <table:table-cell table:number-columns-repeated="3"/>
          <table:table-cell table:formula="of:=[.$C$4] + ([.$C$5] - [.$C$4]) * (([.A359] - [.$C$1]) / ([.$C$2] - [.$C$1]))" office:value-type="float" office:value="-0.495220193921855" calcext:value-type="float">
            <text:p>-0.495220193921855</text:p>
          </table:table-cell>
          <table:table-cell table:number-columns-repeated="11"/>
          <table:table-cell table:style-name="ce9" table:formula="of:=RAND()" office:value-type="float" office:value="0.0911400816380176" calcext:value-type="float">
            <text:p>0.091140081638018</text:p>
          </table:table-cell>
          <table:table-cell table:number-columns-repeated="4"/>
        </table:table-row>
        <table:table-row table:style-name="ro1">
          <table:table-cell office:value-type="float" office:value="427.8125" calcext:value-type="float">
            <text:p>427.8125</text:p>
          </table:table-cell>
          <table:table-cell table:number-columns-repeated="3"/>
          <table:table-cell table:formula="of:=[.$C$4] + ([.$C$5] - [.$C$4]) * (([.A360] - [.$C$1]) / ([.$C$2] - [.$C$1]))" office:value-type="float" office:value="-0.494755057823136" calcext:value-type="float">
            <text:p>-0.494755057823136</text:p>
          </table:table-cell>
          <table:table-cell table:number-columns-repeated="11"/>
          <table:table-cell table:style-name="ce9" table:formula="of:=RAND()" office:value-type="float" office:value="0.0172159512394625" calcext:value-type="float">
            <text:p>0.017215951239463</text:p>
          </table:table-cell>
          <table:table-cell table:number-columns-repeated="4"/>
        </table:table-row>
        <table:table-row table:style-name="ro1">
          <table:table-cell office:value-type="float" office:value="416.12" calcext:value-type="float">
            <text:p>416.12</text:p>
          </table:table-cell>
          <table:table-cell table:number-columns-repeated="3"/>
          <table:table-cell table:formula="of:=[.$C$4] + ([.$C$5] - [.$C$4]) * (([.A361] - [.$C$1]) / ([.$C$2] - [.$C$1]))" office:value-type="float" office:value="-0.494947166754053" calcext:value-type="float">
            <text:p>-0.494947166754053</text:p>
          </table:table-cell>
          <table:table-cell table:number-columns-repeated="11"/>
          <table:table-cell table:style-name="ce9" table:formula="of:=RAND()" office:value-type="float" office:value="0.183786142545354" calcext:value-type="float">
            <text:p>0.183786142545354</text:p>
          </table:table-cell>
          <table:table-cell table:number-columns-repeated="4"/>
        </table:table-row>
        <table:table-row table:style-name="ro1">
          <table:table-cell office:value-type="float" office:value="410.15" calcext:value-type="float">
            <text:p>410.15</text:p>
          </table:table-cell>
          <table:table-cell table:number-columns-repeated="3"/>
          <table:table-cell table:formula="of:=[.$C$4] + ([.$C$5] - [.$C$4]) * (([.A362] - [.$C$1]) / ([.$C$2] - [.$C$1]))" office:value-type="float" office:value="-0.495045254444246" calcext:value-type="float">
            <text:p>-0.495045254444246</text:p>
          </table:table-cell>
          <table:table-cell table:number-columns-repeated="11"/>
          <table:table-cell table:style-name="ce9" table:formula="of:=RAND()" office:value-type="float" office:value="0.152772906366505" calcext:value-type="float">
            <text:p>0.152772906366505</text:p>
          </table:table-cell>
          <table:table-cell table:number-columns-repeated="4"/>
        </table:table-row>
        <table:table-row table:style-name="ro1">
          <table:table-cell office:value-type="float" office:value="403.4975" calcext:value-type="float">
            <text:p>403.4975</text:p>
          </table:table-cell>
          <table:table-cell table:number-columns-repeated="3"/>
          <table:table-cell table:formula="of:=[.$C$4] + ([.$C$5] - [.$C$4]) * (([.A363] - [.$C$1]) / ([.$C$2] - [.$C$1]))" office:value-type="float" office:value="-0.49515455567691" calcext:value-type="float">
            <text:p>-0.49515455567691</text:p>
          </table:table-cell>
          <table:table-cell table:number-columns-repeated="11"/>
          <table:table-cell table:style-name="ce9" table:formula="of:=RAND()" office:value-type="float" office:value="0.739004298066619" calcext:value-type="float">
            <text:p>0.739004298066619</text:p>
          </table:table-cell>
          <table:table-cell table:number-columns-repeated="4"/>
        </table:table-row>
        <table:table-row table:style-name="ro1">
          <table:table-cell office:value-type="float" office:value="398.84" calcext:value-type="float">
            <text:p>398.84</text:p>
          </table:table-cell>
          <table:table-cell table:number-columns-repeated="3"/>
          <table:table-cell table:formula="of:=[.$C$4] + ([.$C$5] - [.$C$4]) * (([.A364] - [.$C$1]) / ([.$C$2] - [.$C$1]))" office:value-type="float" office:value="-0.49523107886235" calcext:value-type="float">
            <text:p>-0.49523107886235</text:p>
          </table:table-cell>
          <table:table-cell table:number-columns-repeated="11"/>
          <table:table-cell table:style-name="ce9" table:formula="of:=RAND()" office:value-type="float" office:value="0.993341774525692" calcext:value-type="float">
            <text:p>0.993341774525692</text:p>
          </table:table-cell>
          <table:table-cell table:number-columns-repeated="4"/>
        </table:table-row>
        <table:table-row table:style-name="ro1">
          <table:table-cell office:value-type="float" office:value="377.97875" calcext:value-type="float">
            <text:p>377.97875</text:p>
          </table:table-cell>
          <table:table-cell table:number-columns-repeated="3"/>
          <table:table-cell table:formula="of:=[.$C$4] + ([.$C$5] - [.$C$4]) * (([.A365] - [.$C$1]) / ([.$C$2] - [.$C$1]))" office:value-type="float" office:value="-0.495573831262187" calcext:value-type="float">
            <text:p>-0.495573831262187</text:p>
          </table:table-cell>
          <table:table-cell table:number-columns-repeated="11"/>
          <table:table-cell table:style-name="ce9" table:formula="of:=RAND()" office:value-type="float" office:value="0.935930043684687" calcext:value-type="float">
            <text:p>0.935930043684687</text:p>
          </table:table-cell>
          <table:table-cell table:number-columns-repeated="4"/>
        </table:table-row>
        <table:table-row table:style-name="ro1">
          <table:table-cell office:value-type="float" office:value="376.08375" calcext:value-type="float">
            <text:p>376.08375</text:p>
          </table:table-cell>
          <table:table-cell table:number-columns-repeated="3"/>
          <table:table-cell table:formula="of:=[.$C$4] + ([.$C$5] - [.$C$4]) * (([.A366] - [.$C$1]) / ([.$C$2] - [.$C$1]))" office:value-type="float" office:value="-0.495604966299527" calcext:value-type="float">
            <text:p>-0.495604966299527</text:p>
          </table:table-cell>
          <table:table-cell table:number-columns-repeated="11"/>
          <table:table-cell table:style-name="ce9" table:formula="of:=RAND()" office:value-type="float" office:value="0.631774305084025" calcext:value-type="float">
            <text:p>0.631774305084025</text:p>
          </table:table-cell>
          <table:table-cell table:number-columns-repeated="4"/>
        </table:table-row>
        <table:table-row table:style-name="ro1">
          <table:table-cell office:value-type="float" office:value="387.94" calcext:value-type="float">
            <text:p>387.94</text:p>
          </table:table-cell>
          <table:table-cell table:number-columns-repeated="3"/>
          <table:table-cell table:formula="of:=[.$C$4] + ([.$C$5] - [.$C$4]) * (([.A367] - [.$C$1]) / ([.$C$2] - [.$C$1]))" office:value-type="float" office:value="-0.495410166939921" calcext:value-type="float">
            <text:p>-0.495410166939921</text:p>
          </table:table-cell>
          <table:table-cell table:number-columns-repeated="11"/>
          <table:table-cell table:style-name="ce9" table:formula="of:=RAND()" office:value-type="float" office:value="0.801871083747658" calcext:value-type="float">
            <text:p>0.801871083747658</text:p>
          </table:table-cell>
          <table:table-cell table:number-columns-repeated="4"/>
        </table:table-row>
        <table:table-row table:style-name="ro1">
          <table:table-cell office:value-type="float" office:value="381.7475" calcext:value-type="float">
            <text:p>381.7475</text:p>
          </table:table-cell>
          <table:table-cell table:number-columns-repeated="3"/>
          <table:table-cell table:formula="of:=[.$C$4] + ([.$C$5] - [.$C$4]) * (([.A368] - [.$C$1]) / ([.$C$2] - [.$C$1]))" office:value-type="float" office:value="-0.49551191032711" calcext:value-type="float">
            <text:p>-0.49551191032711</text:p>
          </table:table-cell>
          <table:table-cell table:number-columns-repeated="11"/>
          <table:table-cell table:style-name="ce9" table:formula="of:=RAND()" office:value-type="float" office:value="0.00544634744916899" calcext:value-type="float">
            <text:p>0.005446347449169</text:p>
          </table:table-cell>
          <table:table-cell table:number-columns-repeated="4"/>
        </table:table-row>
        <table:table-row table:style-name="ro1">
          <table:table-cell office:value-type="float" office:value="372.0575" calcext:value-type="float">
            <text:p>372.0575</text:p>
          </table:table-cell>
          <table:table-cell table:number-columns-repeated="3"/>
          <table:table-cell table:formula="of:=[.$C$4] + ([.$C$5] - [.$C$4]) * (([.A369] - [.$C$1]) / ([.$C$2] - [.$C$1]))" office:value-type="float" office:value="-0.495671117985061" calcext:value-type="float">
            <text:p>-0.495671117985061</text:p>
          </table:table-cell>
          <table:table-cell table:number-columns-repeated="11"/>
          <table:table-cell table:style-name="ce9" table:formula="of:=RAND()" office:value-type="float" office:value="0.582371522178442" calcext:value-type="float">
            <text:p>0.582371522178442</text:p>
          </table:table-cell>
          <table:table-cell table:number-columns-repeated="4"/>
        </table:table-row>
        <table:table-row table:style-name="ro1">
          <table:table-cell office:value-type="float" office:value="360.7525" calcext:value-type="float">
            <text:p>360.7525</text:p>
          </table:table-cell>
          <table:table-cell table:number-columns-repeated="3"/>
          <table:table-cell table:formula="of:=[.$C$4] + ([.$C$5] - [.$C$4]) * (([.A370] - [.$C$1]) / ([.$C$2] - [.$C$1]))" office:value-type="float" office:value="-0.49585686025267" calcext:value-type="float">
            <text:p>-0.49585686025267</text:p>
          </table:table-cell>
          <table:table-cell table:number-columns-repeated="11"/>
          <table:table-cell table:style-name="ce9" table:formula="of:=RAND()" office:value-type="float" office:value="0.330360129049912" calcext:value-type="float">
            <text:p>0.330360129049912</text:p>
          </table:table-cell>
          <table:table-cell table:number-columns-repeated="4"/>
        </table:table-row>
        <table:table-row table:style-name="ro1">
          <table:table-cell office:value-type="float" office:value="335.98125" calcext:value-type="float">
            <text:p>335.98125</text:p>
          </table:table-cell>
          <table:table-cell table:number-columns-repeated="3"/>
          <table:table-cell table:formula="of:=[.$C$4] + ([.$C$5] - [.$C$4]) * (([.A371] - [.$C$1]) / ([.$C$2] - [.$C$1]))" office:value-type="float" office:value="-0.496263854339049" calcext:value-type="float">
            <text:p>-0.496263854339049</text:p>
          </table:table-cell>
          <table:table-cell table:number-columns-repeated="11"/>
          <table:table-cell table:style-name="ce9" table:formula="of:=RAND()" office:value-type="float" office:value="0.464337312516375" calcext:value-type="float">
            <text:p>0.464337312516375</text:p>
          </table:table-cell>
          <table:table-cell table:number-columns-repeated="4"/>
        </table:table-row>
        <table:table-row table:style-name="ro1">
          <table:table-cell office:value-type="float" office:value="308.07875" calcext:value-type="float">
            <text:p>308.07875</text:p>
          </table:table-cell>
          <table:table-cell table:number-columns-repeated="3"/>
          <table:table-cell table:formula="of:=[.$C$4] + ([.$C$5] - [.$C$4]) * (([.A372] - [.$C$1]) / ([.$C$2] - [.$C$1]))" office:value-type="float" office:value="-0.496722295172483" calcext:value-type="float">
            <text:p>-0.496722295172483</text:p>
          </table:table-cell>
          <table:table-cell table:number-columns-repeated="11"/>
          <table:table-cell table:style-name="ce9" table:formula="of:=RAND()" office:value-type="float" office:value="0.125386062791811" calcext:value-type="float">
            <text:p>0.125386062791811</text:p>
          </table:table-cell>
          <table:table-cell table:number-columns-repeated="4"/>
        </table:table-row>
        <table:table-row table:style-name="ro1">
          <table:table-cell office:value-type="float" office:value="337.23375" calcext:value-type="float">
            <text:p>337.23375</text:p>
          </table:table-cell>
          <table:table-cell table:number-columns-repeated="3"/>
          <table:table-cell table:formula="of:=[.$C$4] + ([.$C$5] - [.$C$4]) * (([.A373] - [.$C$1]) / ([.$C$2] - [.$C$1]))" office:value-type="float" office:value="-0.496243275640228" calcext:value-type="float">
            <text:p>-0.496243275640228</text:p>
          </table:table-cell>
          <table:table-cell table:number-columns-repeated="11"/>
          <table:table-cell table:style-name="ce9" table:formula="of:=RAND()" office:value-type="float" office:value="0.713037738482894" calcext:value-type="float">
            <text:p>0.713037738482894</text:p>
          </table:table-cell>
          <table:table-cell table:number-columns-repeated="4"/>
        </table:table-row>
        <table:table-row table:style-name="ro1">
          <table:table-cell office:value-type="float" office:value="326.2325" calcext:value-type="float">
            <text:p>326.2325</text:p>
          </table:table-cell>
          <table:table-cell table:number-columns-repeated="3"/>
          <table:table-cell table:formula="of:=[.$C$4] + ([.$C$5] - [.$C$4]) * (([.A374] - [.$C$1]) / ([.$C$2] - [.$C$1]))" office:value-type="float" office:value="-0.496424027265308" calcext:value-type="float">
            <text:p>-0.496424027265308</text:p>
          </table:table-cell>
          <table:table-cell table:number-columns-repeated="11"/>
          <table:table-cell table:style-name="ce9" table:formula="of:=RAND()" office:value-type="float" office:value="0.50850326522616" calcext:value-type="float">
            <text:p>0.50850326522616</text:p>
          </table:table-cell>
          <table:table-cell table:number-columns-repeated="4"/>
        </table:table-row>
        <table:table-row table:style-name="ro1">
          <table:table-cell office:value-type="float" office:value="351.34625" calcext:value-type="float">
            <text:p>351.34625</text:p>
          </table:table-cell>
          <table:table-cell table:number-columns-repeated="3"/>
          <table:table-cell table:formula="of:=[.$C$4] + ([.$C$5] - [.$C$4]) * (([.A375] - [.$C$1]) / ([.$C$2] - [.$C$1]))" office:value-type="float" office:value="-0.496011405870069" calcext:value-type="float">
            <text:p>-0.496011405870069</text:p>
          </table:table-cell>
          <table:table-cell table:number-columns-repeated="11"/>
          <table:table-cell table:style-name="ce9" table:formula="of:=RAND()" office:value-type="float" office:value="0.531101459481041" calcext:value-type="float">
            <text:p>0.531101459481041</text:p>
          </table:table-cell>
          <table:table-cell table:number-columns-repeated="4"/>
        </table:table-row>
        <table:table-row table:style-name="ro1">
          <table:table-cell office:value-type="float" office:value="368.59625" calcext:value-type="float">
            <text:p>368.59625</text:p>
          </table:table-cell>
          <table:table-cell table:number-columns-repeated="3"/>
          <table:table-cell table:formula="of:=[.$C$4] + ([.$C$5] - [.$C$4]) * (([.A376] - [.$C$1]) / ([.$C$2] - [.$C$1]))" office:value-type="float" office:value="-0.495727986664739" calcext:value-type="float">
            <text:p>-0.495727986664739</text:p>
          </table:table-cell>
          <table:table-cell table:number-columns-repeated="11"/>
          <table:table-cell table:style-name="ce9" table:formula="of:=RAND()" office:value-type="float" office:value="0.562691294397355" calcext:value-type="float">
            <text:p>0.562691294397355</text:p>
          </table:table-cell>
          <table:table-cell table:number-columns-repeated="4"/>
        </table:table-row>
        <table:table-row table:style-name="ro1">
          <table:table-cell office:value-type="float" office:value="359.2025" calcext:value-type="float">
            <text:p>359.2025</text:p>
          </table:table-cell>
          <table:table-cell table:number-columns-repeated="3"/>
          <table:table-cell table:formula="of:=[.$C$4] + ([.$C$5] - [.$C$4]) * (([.A377] - [.$C$1]) / ([.$C$2] - [.$C$1]))" office:value-type="float" office:value="-0.495882326905903" calcext:value-type="float">
            <text:p>-0.495882326905903</text:p>
          </table:table-cell>
          <table:table-cell table:number-columns-repeated="11"/>
          <table:table-cell table:style-name="ce9" table:formula="of:=RAND()" office:value-type="float" office:value="0.920335598182976" calcext:value-type="float">
            <text:p>0.920335598182976</text:p>
          </table:table-cell>
          <table:table-cell table:number-columns-repeated="4"/>
        </table:table-row>
        <table:table-row table:style-name="ro1">
          <table:table-cell office:value-type="float" office:value="356.99875" calcext:value-type="float">
            <text:p>356.99875</text:p>
          </table:table-cell>
          <table:table-cell table:number-columns-repeated="3"/>
          <table:table-cell table:formula="of:=[.$C$4] + ([.$C$5] - [.$C$4]) * (([.A378] - [.$C$1]) / ([.$C$2] - [.$C$1]))" office:value-type="float" office:value="-0.495918534736265" calcext:value-type="float">
            <text:p>-0.495918534736265</text:p>
          </table:table-cell>
          <table:table-cell table:number-columns-repeated="11"/>
          <table:table-cell table:style-name="ce9" table:formula="of:=RAND()" office:value-type="float" office:value="0.594602399831301" calcext:value-type="float">
            <text:p>0.594602399831301</text:p>
          </table:table-cell>
          <table:table-cell table:number-columns-repeated="4"/>
        </table:table-row>
        <table:table-row table:style-name="ro1">
          <table:table-cell office:value-type="float" office:value="371.15625" calcext:value-type="float">
            <text:p>371.15625</text:p>
          </table:table-cell>
          <table:table-cell table:number-columns-repeated="3"/>
          <table:table-cell table:formula="of:=[.$C$4] + ([.$C$5] - [.$C$4]) * (([.A379] - [.$C$1]) / ([.$C$2] - [.$C$1]))" office:value-type="float" office:value="-0.495685925611658" calcext:value-type="float">
            <text:p>-0.495685925611658</text:p>
          </table:table-cell>
          <table:table-cell table:number-columns-repeated="11"/>
          <table:table-cell table:style-name="ce9" table:formula="of:=RAND()" office:value-type="float" office:value="0.854901716905869" calcext:value-type="float">
            <text:p>0.854901716905869</text:p>
          </table:table-cell>
          <table:table-cell table:number-columns-repeated="4"/>
        </table:table-row>
        <table:table-row table:style-name="ro1">
          <table:table-cell office:value-type="float" office:value="392.7825" calcext:value-type="float">
            <text:p>392.7825</text:p>
          </table:table-cell>
          <table:table-cell table:number-columns-repeated="3"/>
          <table:table-cell table:formula="of:=[.$C$4] + ([.$C$5] - [.$C$4]) * (([.A380] - [.$C$1]) / ([.$C$2] - [.$C$1]))" office:value-type="float" office:value="-0.495330604186193" calcext:value-type="float">
            <text:p>-0.495330604186193</text:p>
          </table:table-cell>
          <table:table-cell table:number-columns-repeated="11"/>
          <table:table-cell table:style-name="ce9" table:formula="of:=RAND()" office:value-type="float" office:value="0.956296085440097" calcext:value-type="float">
            <text:p>0.956296085440097</text:p>
          </table:table-cell>
          <table:table-cell table:number-columns-repeated="4"/>
        </table:table-row>
        <table:table-row table:style-name="ro1">
          <table:table-cell office:value-type="float" office:value="396.34625" calcext:value-type="float">
            <text:p>396.34625</text:p>
          </table:table-cell>
          <table:table-cell table:number-columns-repeated="3"/>
          <table:table-cell table:formula="of:=[.$C$4] + ([.$C$5] - [.$C$4]) * (([.A381] - [.$C$1]) / ([.$C$2] - [.$C$1]))" office:value-type="float" office:value="-0.495272051421381" calcext:value-type="float">
            <text:p>-0.495272051421381</text:p>
          </table:table-cell>
          <table:table-cell table:number-columns-repeated="11"/>
          <table:table-cell table:style-name="ce9" table:formula="of:=RAND()" office:value-type="float" office:value="0.129991973842759" calcext:value-type="float">
            <text:p>0.129991973842759</text:p>
          </table:table-cell>
          <table:table-cell table:number-columns-repeated="4"/>
        </table:table-row>
        <table:table-row table:style-name="ro1">
          <table:table-cell office:value-type="float" office:value="392.56625" calcext:value-type="float">
            <text:p>392.56625</text:p>
          </table:table-cell>
          <table:table-cell table:number-columns-repeated="3"/>
          <table:table-cell table:formula="of:=[.$C$4] + ([.$C$5] - [.$C$4]) * (([.A382] - [.$C$1]) / ([.$C$2] - [.$C$1]))" office:value-type="float" office:value="-0.495334157195071" calcext:value-type="float">
            <text:p>-0.495334157195071</text:p>
          </table:table-cell>
          <table:table-cell table:number-columns-repeated="11"/>
          <table:table-cell table:style-name="ce9" table:formula="of:=RAND()" office:value-type="float" office:value="0.259624164736964" calcext:value-type="float">
            <text:p>0.259624164736964</text:p>
          </table:table-cell>
          <table:table-cell table:number-columns-repeated="4"/>
        </table:table-row>
        <table:table-row table:style-name="ro1">
          <table:table-cell office:value-type="float" office:value="376.26875" calcext:value-type="float">
            <text:p>376.26875</text:p>
          </table:table-cell>
          <table:table-cell table:number-columns-repeated="3"/>
          <table:table-cell table:formula="of:=[.$C$4] + ([.$C$5] - [.$C$4]) * (([.A383] - [.$C$1]) / ([.$C$2] - [.$C$1]))" office:value-type="float" office:value="-0.495601926731238" calcext:value-type="float">
            <text:p>-0.495601926731238</text:p>
          </table:table-cell>
          <table:table-cell table:number-columns-repeated="11"/>
          <table:table-cell table:style-name="ce9" table:formula="of:=RAND()" office:value-type="float" office:value="0.956207449327644" calcext:value-type="float">
            <text:p>0.956207449327644</text:p>
          </table:table-cell>
          <table:table-cell table:number-columns-repeated="4"/>
        </table:table-row>
        <table:table-row table:style-name="ro1">
          <table:table-cell office:value-type="float" office:value="378.675" calcext:value-type="float">
            <text:p>378.675</text:p>
          </table:table-cell>
          <table:table-cell table:number-columns-repeated="3"/>
          <table:table-cell table:formula="of:=[.$C$4] + ([.$C$5] - [.$C$4]) * (([.A384] - [.$C$1]) / ([.$C$2] - [.$C$1]))" office:value-type="float" office:value="-0.495562391805856" calcext:value-type="float">
            <text:p>-0.495562391805856</text:p>
          </table:table-cell>
          <table:table-cell table:number-columns-repeated="11"/>
          <table:table-cell table:style-name="ce9" table:formula="of:=RAND()" office:value-type="float" office:value="0.577576821600255" calcext:value-type="float">
            <text:p>0.577576821600255</text:p>
          </table:table-cell>
          <table:table-cell table:number-columns-repeated="4"/>
        </table:table-row>
        <table:table-row table:style-name="ro1">
          <table:table-cell office:value-type="float" office:value="390.95875" calcext:value-type="float">
            <text:p>390.95875</text:p>
          </table:table-cell>
          <table:table-cell table:number-columns-repeated="3"/>
          <table:table-cell table:formula="of:=[.$C$4] + ([.$C$5] - [.$C$4]) * (([.A385] - [.$C$1]) / ([.$C$2] - [.$C$1]))" office:value-type="float" office:value="-0.495360568578988" calcext:value-type="float">
            <text:p>-0.495360568578988</text:p>
          </table:table-cell>
          <table:table-cell table:number-columns-repeated="11"/>
          <table:table-cell table:style-name="ce9" table:formula="of:=RAND()" office:value-type="float" office:value="0.37294783169495" calcext:value-type="float">
            <text:p>0.37294783169495</text:p>
          </table:table-cell>
          <table:table-cell table:number-columns-repeated="4"/>
        </table:table-row>
        <table:table-row table:style-name="ro1">
          <table:table-cell office:value-type="float" office:value="381.72375" calcext:value-type="float">
            <text:p>381.72375</text:p>
          </table:table-cell>
          <table:table-cell table:number-columns-repeated="3"/>
          <table:table-cell table:formula="of:=[.$C$4] + ([.$C$5] - [.$C$4]) * (([.A386] - [.$C$1]) / ([.$C$2] - [.$C$1]))" office:value-type="float" office:value="-0.495512300541958" calcext:value-type="float">
            <text:p>-0.495512300541958</text:p>
          </table:table-cell>
          <table:table-cell table:number-columns-repeated="11"/>
          <table:table-cell table:style-name="ce9" table:formula="of:=RAND()" office:value-type="float" office:value="0.701145376213774" calcext:value-type="float">
            <text:p>0.701145376213774</text:p>
          </table:table-cell>
          <table:table-cell table:number-columns-repeated="4"/>
        </table:table-row>
        <table:table-row table:style-name="ro1">
          <table:table-cell office:value-type="float" office:value="380.0575" calcext:value-type="float">
            <text:p>380.0575</text:p>
          </table:table-cell>
          <table:table-cell table:number-columns-repeated="3"/>
          <table:table-cell table:formula="of:=[.$C$4] + ([.$C$5] - [.$C$4]) * (([.A387] - [.$C$1]) / ([.$C$2] - [.$C$1]))" office:value-type="float" office:value="-0.495539677194183" calcext:value-type="float">
            <text:p>-0.495539677194183</text:p>
          </table:table-cell>
          <table:table-cell table:number-columns-repeated="11"/>
          <table:table-cell table:style-name="ce9" table:formula="of:=RAND()" office:value-type="float" office:value="0.592637051017377" calcext:value-type="float">
            <text:p>0.592637051017377</text:p>
          </table:table-cell>
          <table:table-cell table:number-columns-repeated="4"/>
        </table:table-row>
        <table:table-row table:style-name="ro1">
          <table:table-cell office:value-type="float" office:value="382.93875" calcext:value-type="float">
            <text:p>382.93875</text:p>
          </table:table-cell>
          <table:table-cell table:number-columns-repeated="3"/>
          <table:table-cell table:formula="of:=[.$C$4] + ([.$C$5] - [.$C$4]) * (([.A388] - [.$C$1]) / ([.$C$2] - [.$C$1]))" office:value-type="float" office:value="-0.495492337971843" calcext:value-type="float">
            <text:p>-0.495492337971843</text:p>
          </table:table-cell>
          <table:table-cell table:number-columns-repeated="11"/>
          <table:table-cell table:style-name="ce9" table:formula="of:=RAND()" office:value-type="float" office:value="0.102474987231563" calcext:value-type="float">
            <text:p>0.102474987231563</text:p>
          </table:table-cell>
          <table:table-cell table:number-columns-repeated="4"/>
        </table:table-row>
        <table:table-row table:style-name="ro1">
          <table:table-cell office:value-type="float" office:value="376.59" calcext:value-type="float">
            <text:p>376.59</text:p>
          </table:table-cell>
          <table:table-cell table:number-columns-repeated="3"/>
          <table:table-cell table:formula="of:=[.$C$4] + ([.$C$5] - [.$C$4]) * (([.A389] - [.$C$1]) / ([.$C$2] - [.$C$1]))" office:value-type="float" office:value="-0.495596648561979" calcext:value-type="float">
            <text:p>-0.495596648561979</text:p>
          </table:table-cell>
          <table:table-cell table:number-columns-repeated="11"/>
          <table:table-cell table:style-name="ce9" table:formula="of:=RAND()" office:value-type="float" office:value="0.741784105414724" calcext:value-type="float">
            <text:p>0.741784105414724</text:p>
          </table:table-cell>
          <table:table-cell table:number-columns-repeated="4"/>
        </table:table-row>
        <table:table-row table:style-name="ro1">
          <table:table-cell office:value-type="float" office:value="351.7825" calcext:value-type="float">
            <text:p>351.7825</text:p>
          </table:table-cell>
          <table:table-cell table:number-columns-repeated="3"/>
          <table:table-cell table:formula="of:=[.$C$4] + ([.$C$5] - [.$C$4]) * (([.A390] - [.$C$1]) / ([.$C$2] - [.$C$1]))" office:value-type="float" office:value="-0.496004238239442" calcext:value-type="float">
            <text:p>-0.496004238239442</text:p>
          </table:table-cell>
          <table:table-cell table:number-columns-repeated="11"/>
          <table:table-cell table:style-name="ce9" table:formula="of:=RAND()" office:value-type="float" office:value="0.800238564482192" calcext:value-type="float">
            <text:p>0.800238564482192</text:p>
          </table:table-cell>
          <table:table-cell table:number-columns-repeated="4"/>
        </table:table-row>
        <table:table-row table:style-name="ro1">
          <table:table-cell office:value-type="float" office:value="353.6325" calcext:value-type="float">
            <text:p>353.6325</text:p>
          </table:table-cell>
          <table:table-cell table:number-columns-repeated="3"/>
          <table:table-cell table:formula="of:=[.$C$4] + ([.$C$5] - [.$C$4]) * (([.A391] - [.$C$1]) / ([.$C$2] - [.$C$1]))" office:value-type="float" office:value="-0.495973842556551" calcext:value-type="float">
            <text:p>-0.495973842556551</text:p>
          </table:table-cell>
          <table:table-cell table:number-columns-repeated="11"/>
          <table:table-cell table:style-name="ce9" table:formula="of:=RAND()" office:value-type="float" office:value="0.367244650426894" calcext:value-type="float">
            <text:p>0.367244650426894</text:p>
          </table:table-cell>
          <table:table-cell table:number-columns-repeated="4"/>
        </table:table-row>
        <table:table-row table:style-name="ro1">
          <table:table-cell office:value-type="float" office:value="345.1925" calcext:value-type="float">
            <text:p>345.1925</text:p>
          </table:table-cell>
          <table:table-cell table:number-columns-repeated="3"/>
          <table:table-cell table:formula="of:=[.$C$4] + ([.$C$5] - [.$C$4]) * (([.A392] - [.$C$1]) / ([.$C$2] - [.$C$1]))" office:value-type="float" office:value="-0.496112512590927" calcext:value-type="float">
            <text:p>-0.496112512590927</text:p>
          </table:table-cell>
          <table:table-cell table:number-columns-repeated="11"/>
          <table:table-cell table:style-name="ce9" table:formula="of:=RAND()" office:value-type="float" office:value="0.695946252978729" calcext:value-type="float">
            <text:p>0.695946252978729</text:p>
          </table:table-cell>
          <table:table-cell table:number-columns-repeated="4"/>
        </table:table-row>
        <table:table-row table:style-name="ro1">
          <table:table-cell office:value-type="float" office:value="350.9775" calcext:value-type="float">
            <text:p>350.9775</text:p>
          </table:table-cell>
          <table:table-cell table:number-columns-repeated="3"/>
          <table:table-cell table:formula="of:=[.$C$4] + ([.$C$5] - [.$C$4]) * (([.A393] - [.$C$1]) / ([.$C$2] - [.$C$1]))" office:value-type="float" office:value="-0.496017464469024" calcext:value-type="float">
            <text:p>-0.496017464469024</text:p>
          </table:table-cell>
          <table:table-cell table:number-columns-repeated="11"/>
          <table:table-cell table:style-name="ce9" table:formula="of:=RAND()" office:value-type="float" office:value="0.361777659916893" calcext:value-type="float">
            <text:p>0.361777659916893</text:p>
          </table:table-cell>
          <table:table-cell table:number-columns-repeated="4"/>
        </table:table-row>
        <table:table-row table:style-name="ro1">
          <table:table-cell office:value-type="float" office:value="349.79625" calcext:value-type="float">
            <text:p>349.79625</text:p>
          </table:table-cell>
          <table:table-cell table:number-columns-repeated="3"/>
          <table:table-cell table:formula="of:=[.$C$4] + ([.$C$5] - [.$C$4]) * (([.A394] - [.$C$1]) / ([.$C$2] - [.$C$1]))" office:value-type="float" office:value="-0.496036872523302" calcext:value-type="float">
            <text:p>-0.496036872523302</text:p>
          </table:table-cell>
          <table:table-cell table:number-columns-repeated="11"/>
          <table:table-cell table:style-name="ce9" table:formula="of:=RAND()" office:value-type="float" office:value="0.76355334352083" calcext:value-type="float">
            <text:p>0.76355334352083</text:p>
          </table:table-cell>
          <table:table-cell table:number-columns-repeated="4"/>
        </table:table-row>
        <table:table-row table:style-name="ro1">
          <table:table-cell office:value-type="float" office:value="348.9025" calcext:value-type="float">
            <text:p>348.9025</text:p>
          </table:table-cell>
          <table:table-cell table:number-columns-repeated="3"/>
          <table:table-cell table:formula="of:=[.$C$4] + ([.$C$5] - [.$C$4]) * (([.A395] - [.$C$1]) / ([.$C$2] - [.$C$1]))" office:value-type="float" office:value="-0.496051556924158" calcext:value-type="float">
            <text:p>-0.496051556924158</text:p>
          </table:table-cell>
          <table:table-cell table:number-columns-repeated="11"/>
          <table:table-cell table:style-name="ce9" table:formula="of:=RAND()" office:value-type="float" office:value="0.715652754574017" calcext:value-type="float">
            <text:p>0.715652754574017</text:p>
          </table:table-cell>
          <table:table-cell table:number-columns-repeated="4"/>
        </table:table-row>
        <table:table-row table:style-name="ro1">
          <table:table-cell office:value-type="float" office:value="335.53625" calcext:value-type="float">
            <text:p>335.53625</text:p>
          </table:table-cell>
          <table:table-cell table:number-columns-repeated="3"/>
          <table:table-cell table:formula="of:=[.$C$4] + ([.$C$5] - [.$C$4]) * (([.A396] - [.$C$1]) / ([.$C$2] - [.$C$1]))" office:value-type="float" office:value="-0.496271165733042" calcext:value-type="float">
            <text:p>-0.496271165733042</text:p>
          </table:table-cell>
          <table:table-cell table:number-columns-repeated="11"/>
          <table:table-cell table:style-name="ce9" table:formula="of:=RAND()" office:value-type="float" office:value="0.185564870670783" calcext:value-type="float">
            <text:p>0.185564870670783</text:p>
          </table:table-cell>
          <table:table-cell table:number-columns-repeated="4"/>
        </table:table-row>
        <table:table-row table:style-name="ro1">
          <table:table-cell office:value-type="float" office:value="343.55875" calcext:value-type="float">
            <text:p>343.55875</text:p>
          </table:table-cell>
          <table:table-cell table:number-columns-repeated="3"/>
          <table:table-cell table:formula="of:=[.$C$4] + ([.$C$5] - [.$C$4]) * (([.A397] - [.$C$1]) / ([.$C$2] - [.$C$1]))" office:value-type="float" office:value="-0.49613935526494" calcext:value-type="float">
            <text:p>-0.49613935526494</text:p>
          </table:table-cell>
          <table:table-cell table:number-columns-repeated="11"/>
          <table:table-cell table:style-name="ce9" table:formula="of:=RAND()" office:value-type="float" office:value="0.848544873212195" calcext:value-type="float">
            <text:p>0.848544873212195</text:p>
          </table:table-cell>
          <table:table-cell table:number-columns-repeated="4"/>
        </table:table-row>
        <table:table-row table:style-name="ro1">
          <table:table-cell office:value-type="float" office:value="338.0105" calcext:value-type="float">
            <text:p>338.0105</text:p>
          </table:table-cell>
          <table:table-cell table:number-columns-repeated="3"/>
          <table:table-cell table:formula="of:=[.$C$4] + ([.$C$5] - [.$C$4]) * (([.A398] - [.$C$1]) / ([.$C$2] - [.$C$1]))" office:value-type="float" office:value="-0.496230513560938" calcext:value-type="float">
            <text:p>-0.496230513560938</text:p>
          </table:table-cell>
          <table:table-cell table:number-columns-repeated="11"/>
          <table:table-cell table:style-name="ce9" table:formula="of:=RAND()" office:value-type="float" office:value="0.0115099236226652" calcext:value-type="float">
            <text:p>0.011509923622665</text:p>
          </table:table-cell>
          <table:table-cell table:number-columns-repeated="4"/>
        </table:table-row>
        <table:table-row table:style-name="ro1">
          <table:table-cell office:value-type="float" office:value="325.22633" calcext:value-type="float">
            <text:p>325.22633</text:p>
          </table:table-cell>
          <table:table-cell table:number-columns-repeated="3"/>
          <table:table-cell table:formula="of:=[.$C$4] + ([.$C$5] - [.$C$4]) * (([.A399] - [.$C$1]) / ([.$C$2] - [.$C$1]))" office:value-type="float" office:value="-0.496440558737878" calcext:value-type="float">
            <text:p>-0.496440558737878</text:p>
          </table:table-cell>
          <table:table-cell table:number-columns-repeated="11"/>
          <table:table-cell table:style-name="ce9" table:formula="of:=RAND()" office:value-type="float" office:value="0.230055309192487" calcext:value-type="float">
            <text:p>0.230055309192487</text:p>
          </table:table-cell>
          <table:table-cell table:number-columns-repeated="4"/>
        </table:table-row>
        <table:table-row table:style-name="ro1">
          <table:table-cell office:value-type="float" office:value="331.60083" calcext:value-type="float">
            <text:p>331.60083</text:p>
          </table:table-cell>
          <table:table-cell table:number-columns-repeated="3"/>
          <table:table-cell table:formula="of:=[.$C$4] + ([.$C$5] - [.$C$4]) * (([.A400] - [.$C$1]) / ([.$C$2] - [.$C$1]))" office:value-type="float" office:value="-0.496335825072696" calcext:value-type="float">
            <text:p>-0.496335825072696</text:p>
          </table:table-cell>
          <table:table-cell table:number-columns-repeated="11"/>
          <table:table-cell table:style-name="ce9" table:formula="of:=RAND()" office:value-type="float" office:value="0.364630864269993" calcext:value-type="float">
            <text:p>0.364630864269993</text:p>
          </table:table-cell>
          <table:table-cell table:number-columns-repeated="4"/>
        </table:table-row>
        <table:table-row table:style-name="ro1">
          <table:table-cell office:value-type="float" office:value="324.71833" calcext:value-type="float">
            <text:p>324.71833</text:p>
          </table:table-cell>
          <table:table-cell table:number-columns-repeated="3"/>
          <table:table-cell table:formula="of:=[.$C$4] + ([.$C$5] - [.$C$4]) * (([.A401] - [.$C$1]) / ([.$C$2] - [.$C$1]))" office:value-type="float" office:value="-0.496448905228099" calcext:value-type="float">
            <text:p>-0.496448905228099</text:p>
          </table:table-cell>
          <table:table-cell table:number-columns-repeated="11"/>
          <table:table-cell table:style-name="ce9" table:formula="of:=RAND()" office:value-type="float" office:value="0.0371417202147294" calcext:value-type="float">
            <text:p>0.037141720214729</text:p>
          </table:table-cell>
          <table:table-cell table:number-columns-repeated="4"/>
        </table:table-row>
        <table:table-row table:style-name="ro1">
          <table:table-cell office:value-type="float" office:value="332.45666" calcext:value-type="float">
            <text:p>332.45666</text:p>
          </table:table-cell>
          <table:table-cell table:number-columns-repeated="3"/>
          <table:table-cell table:formula="of:=[.$C$4] + ([.$C$5] - [.$C$4]) * (([.A402] - [.$C$1]) / ([.$C$2] - [.$C$1]))" office:value-type="float" office:value="-0.496321763701189" calcext:value-type="float">
            <text:p>-0.496321763701189</text:p>
          </table:table-cell>
          <table:table-cell table:number-columns-repeated="11"/>
          <table:table-cell table:style-name="ce9" table:formula="of:=RAND()" office:value-type="float" office:value="0.254512816282894" calcext:value-type="float">
            <text:p>0.254512816282894</text:p>
          </table:table-cell>
          <table:table-cell table:number-columns-repeated="4"/>
        </table:table-row>
        <table:table-row table:style-name="ro1">
          <table:table-cell office:value-type="float" office:value="336.585" calcext:value-type="float">
            <text:p>336.585</text:p>
          </table:table-cell>
          <table:table-cell table:number-columns-repeated="3"/>
          <table:table-cell table:formula="of:=[.$C$4] + ([.$C$5] - [.$C$4]) * (([.A403] - [.$C$1]) / ([.$C$2] - [.$C$1]))" office:value-type="float" office:value="-0.496253934666863" calcext:value-type="float">
            <text:p>-0.496253934666863</text:p>
          </table:table-cell>
          <table:table-cell table:number-columns-repeated="11"/>
          <table:table-cell table:style-name="ce9" table:formula="of:=RAND()" office:value-type="float" office:value="0.522479919826257" calcext:value-type="float">
            <text:p>0.522479919826257</text:p>
          </table:table-cell>
          <table:table-cell table:number-columns-repeated="4"/>
        </table:table-row>
        <table:table-row table:style-name="ro1">
          <table:table-cell office:value-type="float" office:value="346.775" calcext:value-type="float">
            <text:p>346.775</text:p>
          </table:table-cell>
          <table:table-cell table:number-columns-repeated="3"/>
          <table:table-cell table:formula="of:=[.$C$4] + ([.$C$5] - [.$C$4]) * (([.A404] - [.$C$1]) / ([.$C$2] - [.$C$1]))" office:value-type="float" office:value="-0.496086511959482" calcext:value-type="float">
            <text:p>-0.496086511959482</text:p>
          </table:table-cell>
          <table:table-cell table:number-columns-repeated="11"/>
          <table:table-cell table:style-name="ce9" table:formula="of:=RAND()" office:value-type="float" office:value="0.0413725590604728" calcext:value-type="float">
            <text:p>0.041372559060473</text:p>
          </table:table-cell>
          <table:table-cell table:number-columns-repeated="4"/>
        </table:table-row>
        <table:table-row table:style-name="ro1">
          <table:table-cell office:value-type="float" office:value="344.81166" calcext:value-type="float">
            <text:p>344.81166</text:p>
          </table:table-cell>
          <table:table-cell table:number-columns-repeated="3"/>
          <table:table-cell table:formula="of:=[.$C$4] + ([.$C$5] - [.$C$4]) * (([.A405] - [.$C$1]) / ([.$C$2] - [.$C$1]))" office:value-type="float" office:value="-0.496118769829777" calcext:value-type="float">
            <text:p>-0.496118769829777</text:p>
          </table:table-cell>
          <table:table-cell table:number-columns-repeated="11"/>
          <table:table-cell table:style-name="ce9" table:formula="of:=RAND()" office:value-type="float" office:value="0.523011853806455" calcext:value-type="float">
            <text:p>0.523011853806455</text:p>
          </table:table-cell>
          <table:table-cell table:number-columns-repeated="4"/>
        </table:table-row>
        <table:table-row table:style-name="ro1">
          <table:table-cell office:value-type="float" office:value="343.065" calcext:value-type="float">
            <text:p>343.065</text:p>
          </table:table-cell>
          <table:table-cell table:number-columns-repeated="3"/>
          <table:table-cell table:formula="of:=[.$C$4] + ([.$C$5] - [.$C$4]) * (([.A406] - [.$C$1]) / ([.$C$2] - [.$C$1]))" office:value-type="float" office:value="-0.496147467626252" calcext:value-type="float">
            <text:p>-0.496147467626252</text:p>
          </table:table-cell>
          <table:table-cell table:number-columns-repeated="11"/>
          <table:table-cell table:style-name="ce9" table:formula="of:=RAND()" office:value-type="float" office:value="0.453583730762476" calcext:value-type="float">
            <text:p>0.453583730762476</text:p>
          </table:table-cell>
          <table:table-cell table:number-columns-repeated="4"/>
        </table:table-row>
        <table:table-row table:style-name="ro1">
          <table:table-cell office:value-type="float" office:value="358.50166" calcext:value-type="float">
            <text:p>358.50166</text:p>
          </table:table-cell>
          <table:table-cell table:number-columns-repeated="3"/>
          <table:table-cell table:formula="of:=[.$C$4] + ([.$C$5] - [.$C$4]) * (([.A407] - [.$C$1]) / ([.$C$2] - [.$C$1]))" office:value-type="float" office:value="-0.495893841776387" calcext:value-type="float">
            <text:p>-0.495893841776387</text:p>
          </table:table-cell>
          <table:table-cell table:number-columns-repeated="11"/>
          <table:table-cell table:style-name="ce9" table:formula="of:=RAND()" office:value-type="float" office:value="0.160018197816007" calcext:value-type="float">
            <text:p>0.160018197816007</text:p>
          </table:table-cell>
          <table:table-cell table:number-columns-repeated="4"/>
        </table:table-row>
        <table:table-row table:style-name="ro1">
          <table:table-cell office:value-type="float" office:value="368.07666" calcext:value-type="float">
            <text:p>368.07666</text:p>
          </table:table-cell>
          <table:table-cell table:number-columns-repeated="3"/>
          <table:table-cell table:formula="of:=[.$C$4] + ([.$C$5] - [.$C$4]) * (([.A408] - [.$C$1]) / ([.$C$2] - [.$C$1]))" office:value-type="float" office:value="-0.495736523579805" calcext:value-type="float">
            <text:p>-0.495736523579805</text:p>
          </table:table-cell>
          <table:table-cell table:number-columns-repeated="11"/>
          <table:table-cell table:style-name="ce9" table:formula="of:=RAND()" office:value-type="float" office:value="0.335330573386401" calcext:value-type="float">
            <text:p>0.335330573386401</text:p>
          </table:table-cell>
          <table:table-cell table:number-columns-repeated="4"/>
        </table:table-row>
        <table:table-row table:style-name="ro1">
          <table:table-cell office:value-type="float" office:value="376.99666" calcext:value-type="float">
            <text:p>376.99666</text:p>
          </table:table-cell>
          <table:table-cell table:number-columns-repeated="3"/>
          <table:table-cell table:formula="of:=[.$C$4] + ([.$C$5] - [.$C$4]) * (([.A409] - [.$C$1]) / ([.$C$2] - [.$C$1]))" office:value-type="float" office:value="-0.495589967097977" calcext:value-type="float">
            <text:p>-0.495589967097977</text:p>
          </table:table-cell>
          <table:table-cell table:number-columns-repeated="11"/>
          <table:table-cell table:style-name="ce9" table:formula="of:=RAND()" office:value-type="float" office:value="0.570365198250762" calcext:value-type="float">
            <text:p>0.570365198250762</text:p>
          </table:table-cell>
          <table:table-cell table:number-columns-repeated="4"/>
        </table:table-row>
        <table:table-row table:style-name="ro1">
          <table:table-cell office:value-type="float" office:value="442.10666" calcext:value-type="float">
            <text:p>442.10666</text:p>
          </table:table-cell>
          <table:table-cell table:number-columns-repeated="3"/>
          <table:table-cell table:formula="of:=[.$C$4] + ([.$C$5] - [.$C$4]) * (([.A410] - [.$C$1]) / ([.$C$2] - [.$C$1]))" office:value-type="float" office:value="-0.494520203361219" calcext:value-type="float">
            <text:p>-0.494520203361219</text:p>
          </table:table-cell>
          <table:table-cell table:number-columns-repeated="11"/>
          <table:table-cell table:style-name="ce9" table:formula="of:=RAND()" office:value-type="float" office:value="0.0377968913012438" calcext:value-type="float">
            <text:p>0.037796891301244</text:p>
          </table:table-cell>
          <table:table-cell table:number-columns-repeated="4"/>
        </table:table-row>
        <table:table-row table:style-name="ro1">
          <table:table-cell office:value-type="float" office:value="389.00333" calcext:value-type="float">
            <text:p>389.00333</text:p>
          </table:table-cell>
          <table:table-cell table:number-columns-repeated="3"/>
          <table:table-cell table:formula="of:=[.$C$4] + ([.$C$5] - [.$C$4]) * (([.A411] - [.$C$1]) / ([.$C$2] - [.$C$1]))" office:value-type="float" office:value="-0.4953926963229" calcext:value-type="float">
            <text:p>-0.4953926963229</text:p>
          </table:table-cell>
          <table:table-cell table:number-columns-repeated="11"/>
          <table:table-cell table:style-name="ce9" table:formula="of:=RAND()" office:value-type="float" office:value="0.255382053279035" calcext:value-type="float">
            <text:p>0.255382053279035</text:p>
          </table:table-cell>
          <table:table-cell table:number-columns-repeated="4"/>
        </table:table-row>
        <table:table-row table:style-name="ro1">
          <table:table-cell office:value-type="float" office:value="394.92666" calcext:value-type="float">
            <text:p>394.92666</text:p>
          </table:table-cell>
          <table:table-cell table:number-columns-repeated="3"/>
          <table:table-cell table:formula="of:=[.$C$4] + ([.$C$5] - [.$C$4]) * (([.A412] - [.$C$1]) / ([.$C$2] - [.$C$1]))" office:value-type="float" office:value="-0.495295375425421" calcext:value-type="float">
            <text:p>-0.495295375425421</text:p>
          </table:table-cell>
          <table:table-cell table:number-columns-repeated="11"/>
          <table:table-cell table:style-name="ce9" table:formula="of:=RAND()" office:value-type="float" office:value="0.472611844321927" calcext:value-type="float">
            <text:p>0.472611844321927</text:p>
          </table:table-cell>
          <table:table-cell table:number-columns-repeated="4"/>
        </table:table-row>
        <table:table-row table:style-name="ro1">
          <table:table-cell office:value-type="float" office:value="377.08" calcext:value-type="float">
            <text:p>377.08</text:p>
          </table:table-cell>
          <table:table-cell table:number-columns-repeated="3"/>
          <table:table-cell table:formula="of:=[.$C$4] + ([.$C$5] - [.$C$4]) * (([.A413] - [.$C$1]) / ([.$C$2] - [.$C$1]))" office:value-type="float" office:value="-0.495588597813538" calcext:value-type="float">
            <text:p>-0.495588597813538</text:p>
          </table:table-cell>
          <table:table-cell table:number-columns-repeated="11"/>
          <table:table-cell table:style-name="ce9" table:formula="of:=RAND()" office:value-type="float" office:value="0.340259596351713" calcext:value-type="float">
            <text:p>0.340259596351713</text:p>
          </table:table-cell>
          <table:table-cell table:number-columns-repeated="4"/>
        </table:table-row>
        <table:table-row table:style-name="ro1">
          <table:table-cell office:value-type="float" office:value="400.47166" calcext:value-type="float">
            <text:p>400.47166</text:p>
          </table:table-cell>
          <table:table-cell table:number-columns-repeated="3"/>
          <table:table-cell table:formula="of:=[.$C$4] + ([.$C$5] - [.$C$4]) * (([.A414] - [.$C$1]) / ([.$C$2] - [.$C$1]))" office:value-type="float" office:value="-0.495204270527244" calcext:value-type="float">
            <text:p>-0.495204270527244</text:p>
          </table:table-cell>
          <table:table-cell table:number-columns-repeated="11"/>
          <table:table-cell table:style-name="ce9" table:formula="of:=RAND()" office:value-type="float" office:value="0.650571500611473" calcext:value-type="float">
            <text:p>0.650571500611473</text:p>
          </table:table-cell>
          <table:table-cell table:number-columns-repeated="4"/>
        </table:table-row>
        <table:table-row table:style-name="ro1">
          <table:table-cell office:value-type="float" office:value="384.93" calcext:value-type="float">
            <text:p>384.93</text:p>
          </table:table-cell>
          <table:table-cell table:number-columns-repeated="3"/>
          <table:table-cell table:formula="of:=[.$C$4] + ([.$C$5] - [.$C$4]) * (([.A415] - [.$C$1]) / ([.$C$2] - [.$C$1]))" office:value-type="float" office:value="-0.495459621537489" calcext:value-type="float">
            <text:p>-0.495459621537489</text:p>
          </table:table-cell>
          <table:table-cell table:number-columns-repeated="11"/>
          <table:table-cell table:style-name="ce9" table:formula="of:=RAND()" office:value-type="float" office:value="0.78193725988071" calcext:value-type="float">
            <text:p>0.78193725988071</text:p>
          </table:table-cell>
          <table:table-cell table:number-columns-repeated="4"/>
        </table:table-row>
        <table:table-row table:style-name="ro1">
          <table:table-cell office:value-type="float" office:value="375.83333" calcext:value-type="float">
            <text:p>375.83333</text:p>
          </table:table-cell>
          <table:table-cell table:number-columns-repeated="3"/>
          <table:table-cell table:formula="of:=[.$C$4] + ([.$C$5] - [.$C$4]) * (([.A416] - [.$C$1]) / ([.$C$2] - [.$C$1]))" office:value-type="float" office:value="-0.495609080724883" calcext:value-type="float">
            <text:p>-0.495609080724883</text:p>
          </table:table-cell>
          <table:table-cell table:number-columns-repeated="11"/>
          <table:table-cell table:style-name="ce9" table:formula="of:=RAND()" office:value-type="float" office:value="0.942462763102414" calcext:value-type="float">
            <text:p>0.942462763102414</text:p>
          </table:table-cell>
          <table:table-cell table:number-columns-repeated="4"/>
        </table:table-row>
        <table:table-row table:style-name="ro1">
          <table:table-cell office:value-type="float" office:value="376.16" calcext:value-type="float">
            <text:p>376.16</text:p>
          </table:table-cell>
          <table:table-cell table:number-columns-repeated="3"/>
          <table:table-cell table:formula="of:=[.$C$4] + ([.$C$5] - [.$C$4]) * (([.A417] - [.$C$1]) / ([.$C$2] - [.$C$1]))" office:value-type="float" office:value="-0.495603713504489" calcext:value-type="float">
            <text:p>-0.495603713504489</text:p>
          </table:table-cell>
          <table:table-cell table:number-columns-repeated="11"/>
          <table:table-cell table:style-name="ce9" table:formula="of:=RAND()" office:value-type="float" office:value="0.467085615636751" calcext:value-type="float">
            <text:p>0.467085615636751</text:p>
          </table:table-cell>
          <table:table-cell table:number-columns-repeated="4"/>
        </table:table-row>
        <table:table-row table:style-name="ro1">
          <table:table-cell office:value-type="float" office:value="348.565" calcext:value-type="float">
            <text:p>348.565</text:p>
          </table:table-cell>
          <table:table-cell table:number-columns-repeated="3"/>
          <table:table-cell table:formula="of:=[.$C$4] + ([.$C$5] - [.$C$4]) * (([.A418] - [.$C$1]) / ([.$C$2] - [.$C$1]))" office:value-type="float" office:value="-0.496057102082523" calcext:value-type="float">
            <text:p>-0.496057102082523</text:p>
          </table:table-cell>
          <table:table-cell table:number-columns-repeated="11"/>
          <table:table-cell table:style-name="ce9" table:formula="of:=RAND()" office:value-type="float" office:value="0.638355934200595" calcext:value-type="float">
            <text:p>0.638355934200595</text:p>
          </table:table-cell>
          <table:table-cell table:number-columns-repeated="4"/>
        </table:table-row>
        <table:table-row table:style-name="ro1">
          <table:table-cell office:value-type="float" office:value="352.42" calcext:value-type="float">
            <text:p>352.42</text:p>
          </table:table-cell>
          <table:table-cell table:number-columns-repeated="3"/>
          <table:table-cell table:formula="of:=[.$C$4] + ([.$C$5] - [.$C$4]) * (([.A419] - [.$C$1]) / ([.$C$2] - [.$C$1]))" office:value-type="float" office:value="-0.495993764051419" calcext:value-type="float">
            <text:p>-0.495993764051419</text:p>
          </table:table-cell>
          <table:table-cell table:number-columns-repeated="11"/>
          <table:table-cell table:style-name="ce9" table:formula="of:=RAND()" office:value-type="float" office:value="0.217595529163916" calcext:value-type="float">
            <text:p>0.217595529163916</text:p>
          </table:table-cell>
          <table:table-cell table:number-columns-repeated="4"/>
        </table:table-row>
        <table:table-row table:style-name="ro1">
          <table:table-cell office:value-type="float" office:value="356.8" calcext:value-type="float">
            <text:p>356.8</text:p>
          </table:table-cell>
          <table:table-cell table:number-columns-repeated="3"/>
          <table:table-cell table:formula="of:=[.$C$4] + ([.$C$5] - [.$C$4]) * (([.A420] - [.$C$1]) / ([.$C$2] - [.$C$1]))" office:value-type="float" office:value="-0.495921800218413" calcext:value-type="float">
            <text:p>-0.495921800218413</text:p>
          </table:table-cell>
          <table:table-cell table:number-columns-repeated="11"/>
          <table:table-cell table:style-name="ce9" table:formula="of:=RAND()" office:value-type="float" office:value="0.0613249111079648" calcext:value-type="float">
            <text:p>0.061324911107965</text:p>
          </table:table-cell>
          <table:table-cell table:number-columns-repeated="4"/>
        </table:table-row>
        <table:table-row table:style-name="ro1">
          <table:table-cell office:value-type="float" office:value="367.83" calcext:value-type="float">
            <text:p>367.83</text:p>
          </table:table-cell>
          <table:table-cell table:number-columns-repeated="3"/>
          <table:table-cell table:formula="of:=[.$C$4] + ([.$C$5] - [.$C$4]) * (([.A421] - [.$C$1]) / ([.$C$2] - [.$C$1]))" office:value-type="float" office:value="-0.49574057622799" calcext:value-type="float">
            <text:p>-0.49574057622799</text:p>
          </table:table-cell>
          <table:table-cell table:number-columns-repeated="11"/>
          <table:table-cell table:style-name="ce9" table:formula="of:=RAND()" office:value-type="float" office:value="0.245114372710741" calcext:value-type="float">
            <text:p>0.245114372710741</text:p>
          </table:table-cell>
          <table:table-cell table:number-columns-repeated="4"/>
        </table:table-row>
        <table:table-row table:style-name="ro1">
          <table:table-cell office:value-type="float" office:value="381.20666" calcext:value-type="float">
            <text:p>381.20666</text:p>
          </table:table-cell>
          <table:table-cell table:number-columns-repeated="3"/>
          <table:table-cell table:formula="of:=[.$C$4] + ([.$C$5] - [.$C$4]) * (([.A422] - [.$C$1]) / ([.$C$2] - [.$C$1]))" office:value-type="float" office:value="-0.495520796381777" calcext:value-type="float">
            <text:p>-0.495520796381777</text:p>
          </table:table-cell>
          <table:table-cell table:number-columns-repeated="11"/>
          <table:table-cell table:style-name="ce9" table:formula="of:=RAND()" office:value-type="float" office:value="0.337186920219157" calcext:value-type="float">
            <text:p>0.337186920219157</text:p>
          </table:table-cell>
          <table:table-cell table:number-columns-repeated="4"/>
        </table:table-row>
        <table:table-row table:style-name="ro1">
          <table:table-cell office:value-type="float" office:value="375.498" calcext:value-type="float">
            <text:p>375.498</text:p>
          </table:table-cell>
          <table:table-cell table:number-columns-repeated="3"/>
          <table:table-cell table:formula="of:=[.$C$4] + ([.$C$5] - [.$C$4]) * (([.A423] - [.$C$1]) / ([.$C$2] - [.$C$1]))" office:value-type="float" office:value="-0.495614590229934" calcext:value-type="float">
            <text:p>-0.495614590229934</text:p>
          </table:table-cell>
          <table:table-cell table:number-columns-repeated="11"/>
          <table:table-cell table:style-name="ce9" table:formula="of:=RAND()" office:value-type="float" office:value="0.947854621241161" calcext:value-type="float">
            <text:p>0.947854621241161</text:p>
          </table:table-cell>
          <table:table-cell table:number-columns-repeated="4"/>
        </table:table-row>
        <table:table-row table:style-name="ro1">
          <table:table-cell office:value-type="float" office:value="372.819" calcext:value-type="float">
            <text:p>372.819</text:p>
          </table:table-cell>
          <table:table-cell table:number-columns-repeated="3"/>
          <table:table-cell table:formula="of:=[.$C$4] + ([.$C$5] - [.$C$4]) * (([.A424] - [.$C$1]) / ([.$C$2] - [.$C$1]))" office:value-type="float" office:value="-0.495658606464779" calcext:value-type="float">
            <text:p>-0.495658606464779</text:p>
          </table:table-cell>
          <table:table-cell table:number-columns-repeated="11"/>
          <table:table-cell table:style-name="ce9" table:formula="of:=RAND()" office:value-type="float" office:value="0.783066797158378" calcext:value-type="float">
            <text:p>0.783066797158378</text:p>
          </table:table-cell>
          <table:table-cell table:number-columns-repeated="4"/>
        </table:table-row>
        <table:table-row table:style-name="ro1">
          <table:table-cell office:value-type="float" office:value="368.983" calcext:value-type="float">
            <text:p>368.983</text:p>
          </table:table-cell>
          <table:table-cell table:number-columns-repeated="3"/>
          <table:table-cell table:formula="of:=[.$C$4] + ([.$C$5] - [.$C$4]) * (([.A425] - [.$C$1]) / ([.$C$2] - [.$C$1]))" office:value-type="float" office:value="-0.495721632324005" calcext:value-type="float">
            <text:p>-0.495721632324005</text:p>
          </table:table-cell>
          <table:table-cell table:number-columns-repeated="11"/>
          <table:table-cell table:style-name="ce9" table:formula="of:=RAND()" office:value-type="float" office:value="0.695098690016249" calcext:value-type="float">
            <text:p>0.695098690016249</text:p>
          </table:table-cell>
          <table:table-cell table:number-columns-repeated="4"/>
        </table:table-row>
        <table:table-row table:style-name="ro1">
          <table:table-cell office:value-type="float" office:value="375.44" calcext:value-type="float">
            <text:p>375.44</text:p>
          </table:table-cell>
          <table:table-cell table:number-columns-repeated="3"/>
          <table:table-cell table:formula="of:=[.$C$4] + ([.$C$5] - [.$C$4]) * (([.A426] - [.$C$1]) / ([.$C$2] - [.$C$1]))" office:value-type="float" office:value="-0.495615543175668" calcext:value-type="float">
            <text:p>-0.495615543175668</text:p>
          </table:table-cell>
          <table:table-cell table:number-columns-repeated="11"/>
          <table:table-cell table:style-name="ce9" table:formula="of:=RAND()" office:value-type="float" office:value="0.735474235913577" calcext:value-type="float">
            <text:p>0.735474235913577</text:p>
          </table:table-cell>
          <table:table-cell table:number-columns-repeated="4"/>
        </table:table-row>
        <table:table-row table:style-name="ro1">
          <table:table-cell office:value-type="float" office:value="376.851" calcext:value-type="float">
            <text:p>376.851</text:p>
          </table:table-cell>
          <table:table-cell table:number-columns-repeated="3"/>
          <table:table-cell table:formula="of:=[.$C$4] + ([.$C$5] - [.$C$4]) * (([.A427] - [.$C$1]) / ([.$C$2] - [.$C$1]))" office:value-type="float" office:value="-0.495592360306176" calcext:value-type="float">
            <text:p>-0.495592360306176</text:p>
          </table:table-cell>
          <table:table-cell table:number-columns-repeated="11"/>
          <table:table-cell table:style-name="ce9" table:formula="of:=RAND()" office:value-type="float" office:value="0.242991344182585" calcext:value-type="float">
            <text:p>0.242991344182585</text:p>
          </table:table-cell>
          <table:table-cell table:number-columns-repeated="4"/>
        </table:table-row>
        <table:table-row table:style-name="ro1">
          <table:table-cell office:value-type="float" office:value="376.13218" calcext:value-type="float">
            <text:p>376.13218</text:p>
          </table:table-cell>
          <table:table-cell table:number-columns-repeated="3"/>
          <table:table-cell table:formula="of:=[.$C$4] + ([.$C$5] - [.$C$4]) * (([.A428] - [.$C$1]) / ([.$C$2] - [.$C$1]))" office:value-type="float" office:value="-0.495604170589839" calcext:value-type="float">
            <text:p>-0.495604170589839</text:p>
          </table:table-cell>
          <table:table-cell table:number-columns-repeated="11"/>
          <table:table-cell table:style-name="ce9" table:formula="of:=RAND()" office:value-type="float" office:value="0.421700293111682" calcext:value-type="float">
            <text:p>0.421700293111682</text:p>
          </table:table-cell>
          <table:table-cell table:number-columns-repeated="4"/>
        </table:table-row>
        <table:table-row table:style-name="ro1">
          <table:table-cell office:value-type="float" office:value="377.862" calcext:value-type="float">
            <text:p>377.862</text:p>
          </table:table-cell>
          <table:table-cell table:number-columns-repeated="3"/>
          <table:table-cell table:formula="of:=[.$C$4] + ([.$C$5] - [.$C$4]) * (([.A429] - [.$C$1]) / ([.$C$2] - [.$C$1]))" office:value-type="float" office:value="-0.495575749476229" calcext:value-type="float">
            <text:p>-0.495575749476229</text:p>
          </table:table-cell>
          <table:table-cell table:number-columns-repeated="11"/>
          <table:table-cell table:style-name="ce9" table:formula="of:=RAND()" office:value-type="float" office:value="0.110300801587322" calcext:value-type="float">
            <text:p>0.110300801587322</text:p>
          </table:table-cell>
          <table:table-cell table:number-columns-repeated="4"/>
        </table:table-row>
        <table:table-row table:style-name="ro1">
          <table:table-cell office:value-type="float" office:value="382.452" calcext:value-type="float">
            <text:p>382.452</text:p>
          </table:table-cell>
          <table:table-cell table:number-columns-repeated="3"/>
          <table:table-cell table:formula="of:=[.$C$4] + ([.$C$5] - [.$C$4]) * (([.A430] - [.$C$1]) / ([.$C$2] - [.$C$1]))" office:value-type="float" office:value="-0.495500335322463" calcext:value-type="float">
            <text:p>-0.495500335322463</text:p>
          </table:table-cell>
          <table:table-cell table:number-columns-repeated="11"/>
          <table:table-cell table:style-name="ce9" table:formula="of:=RAND()" office:value-type="float" office:value="0.60079324276001" calcext:value-type="float">
            <text:p>0.60079324276001</text:p>
          </table:table-cell>
          <table:table-cell table:number-columns-repeated="4"/>
        </table:table-row>
        <table:table-row table:style-name="ro1">
          <table:table-cell office:value-type="float" office:value="376.382" calcext:value-type="float">
            <text:p>376.382</text:p>
          </table:table-cell>
          <table:table-cell table:number-columns-repeated="3"/>
          <table:table-cell table:formula="of:=[.$C$4] + ([.$C$5] - [.$C$4]) * (([.A431] - [.$C$1]) / ([.$C$2] - [.$C$1]))" office:value-type="float" office:value="-0.495600066022542" calcext:value-type="float">
            <text:p>-0.495600066022542</text:p>
          </table:table-cell>
          <table:table-cell table:number-columns-repeated="11"/>
          <table:table-cell table:style-name="ce9" table:formula="of:=RAND()" office:value-type="float" office:value="0.774896834397519" calcext:value-type="float">
            <text:p>0.774896834397519</text:p>
          </table:table-cell>
          <table:table-cell table:number-columns-repeated="4"/>
        </table:table-row>
        <table:table-row table:style-name="ro1">
          <table:table-cell office:value-type="float" office:value="368.3618" calcext:value-type="float">
            <text:p>368.3618</text:p>
          </table:table-cell>
          <table:table-cell table:number-columns-repeated="3"/>
          <table:table-cell table:formula="of:=[.$C$4] + ([.$C$5] - [.$C$4]) * (([.A432] - [.$C$1]) / ([.$C$2] - [.$C$1]))" office:value-type="float" office:value="-0.495731838701417" calcext:value-type="float">
            <text:p>-0.495731838701417</text:p>
          </table:table-cell>
          <table:table-cell table:number-columns-repeated="11"/>
          <table:table-cell table:style-name="ce9" table:formula="of:=RAND()" office:value-type="float" office:value="0.19271486984965" calcext:value-type="float">
            <text:p>0.19271486984965</text:p>
          </table:table-cell>
          <table:table-cell table:number-columns-repeated="4"/>
        </table:table-row>
        <table:table-row table:style-name="ro1">
          <table:table-cell office:value-type="float" office:value="373.414" calcext:value-type="float">
            <text:p>373.414</text:p>
          </table:table-cell>
          <table:table-cell table:number-columns-repeated="3"/>
          <table:table-cell table:formula="of:=[.$C$4] + ([.$C$5] - [.$C$4]) * (([.A433] - [.$C$1]) / ([.$C$2] - [.$C$1]))" office:value-type="float" office:value="-0.495648830555957" calcext:value-type="float">
            <text:p>-0.495648830555957</text:p>
          </table:table-cell>
          <table:table-cell table:number-columns-repeated="11"/>
          <table:table-cell table:style-name="ce9" table:formula="of:=RAND()" office:value-type="float" office:value="0.441771813527893" calcext:value-type="float">
            <text:p>0.441771813527893</text:p>
          </table:table-cell>
          <table:table-cell table:number-columns-repeated="4"/>
        </table:table-row>
        <table:table-row table:style-name="ro1">
          <table:table-cell office:value-type="float" office:value="373.744" calcext:value-type="float">
            <text:p>373.744</text:p>
          </table:table-cell>
          <table:table-cell table:number-columns-repeated="3"/>
          <table:table-cell table:formula="of:=[.$C$4] + ([.$C$5] - [.$C$4]) * (([.A434] - [.$C$1]) / ([.$C$2] - [.$C$1]))" office:value-type="float" office:value="-0.495643408623334" calcext:value-type="float">
            <text:p>-0.495643408623334</text:p>
          </table:table-cell>
          <table:table-cell table:number-columns-repeated="11"/>
          <table:table-cell table:style-name="ce9" table:formula="of:=RAND()" office:value-type="float" office:value="0.105575809595126" calcext:value-type="float">
            <text:p>0.105575809595126</text:p>
          </table:table-cell>
          <table:table-cell table:number-columns-repeated="4"/>
        </table:table-row>
        <table:table-row table:style-name="ro1">
          <table:table-cell office:value-type="float" office:value="373.155" calcext:value-type="float">
            <text:p>373.155</text:p>
          </table:table-cell>
          <table:table-cell table:number-columns-repeated="3"/>
          <table:table-cell table:formula="of:=[.$C$4] + ([.$C$5] - [.$C$4]) * (([.A435] - [.$C$1]) / ([.$C$2] - [.$C$1]))" office:value-type="float" office:value="-0.495653085951562" calcext:value-type="float">
            <text:p>-0.495653085951562</text:p>
          </table:table-cell>
          <table:table-cell table:number-columns-repeated="11"/>
          <table:table-cell table:style-name="ce9" table:formula="of:=RAND()" office:value-type="float" office:value="0.43478039094431" calcext:value-type="float">
            <text:p>0.43478039094431</text:p>
          </table:table-cell>
          <table:table-cell table:number-columns-repeated="4"/>
        </table:table-row>
        <table:table-row table:style-name="ro1">
          <table:table-cell office:value-type="float" office:value="357.884" calcext:value-type="float">
            <text:p>357.884</text:p>
          </table:table-cell>
          <table:table-cell table:number-columns-repeated="3"/>
          <table:table-cell table:formula="of:=[.$C$4] + ([.$C$5] - [.$C$4]) * (([.A436] - [.$C$1]) / ([.$C$2] - [.$C$1]))" office:value-type="float" office:value="-0.495903989991249" calcext:value-type="float">
            <text:p>-0.495903989991249</text:p>
          </table:table-cell>
          <table:table-cell table:number-columns-repeated="11"/>
          <table:table-cell table:style-name="ce9" table:formula="of:=RAND()" office:value-type="float" office:value="0.564046023900145" calcext:value-type="float">
            <text:p>0.564046023900145</text:p>
          </table:table-cell>
          <table:table-cell table:number-columns-repeated="4"/>
        </table:table-row>
        <table:table-row table:style-name="ro1">
          <table:table-cell office:value-type="float" office:value="348.898" calcext:value-type="float">
            <text:p>348.898</text:p>
          </table:table-cell>
          <table:table-cell table:number-columns-repeated="3"/>
          <table:table-cell table:formula="of:=[.$C$4] + ([.$C$5] - [.$C$4]) * (([.A437] - [.$C$1]) / ([.$C$2] - [.$C$1]))" office:value-type="float" office:value="-0.496051630859603" calcext:value-type="float">
            <text:p>-0.496051630859603</text:p>
          </table:table-cell>
          <table:table-cell table:number-columns-repeated="11"/>
          <table:table-cell table:style-name="ce9" table:formula="of:=RAND()" office:value-type="float" office:value="0.283959853913" calcext:value-type="float">
            <text:p>0.283959853913</text:p>
          </table:table-cell>
          <table:table-cell table:number-columns-repeated="4"/>
        </table:table-row>
        <table:table-row table:style-name="ro1">
          <table:table-cell office:value-type="float" office:value="341.041" calcext:value-type="float">
            <text:p>341.041</text:p>
          </table:table-cell>
          <table:table-cell table:number-columns-repeated="3"/>
          <table:table-cell table:formula="of:=[.$C$4] + ([.$C$5] - [.$C$4]) * (([.A438] - [.$C$1]) / ([.$C$2] - [.$C$1]))" office:value-type="float" office:value="-0.496180722146344" calcext:value-type="float">
            <text:p>-0.496180722146344</text:p>
          </table:table-cell>
          <table:table-cell table:number-columns-repeated="11"/>
          <table:table-cell table:style-name="ce9" table:formula="of:=RAND()" office:value-type="float" office:value="0.184538921291456" calcext:value-type="float">
            <text:p>0.184538921291456</text:p>
          </table:table-cell>
          <table:table-cell table:number-columns-repeated="4"/>
        </table:table-row>
        <table:table-row table:style-name="ro1">
          <table:table-cell office:value-type="float" office:value="348.272" calcext:value-type="float">
            <text:p>348.272</text:p>
          </table:table-cell>
          <table:table-cell table:number-columns-repeated="3"/>
          <table:table-cell table:formula="of:=[.$C$4] + ([.$C$5] - [.$C$4]) * (([.A439] - [.$C$1]) / ([.$C$2] - [.$C$1]))" office:value-type="float" office:value="-0.496061916101489" calcext:value-type="float">
            <text:p>-0.496061916101489</text:p>
          </table:table-cell>
          <table:table-cell table:number-columns-repeated="11"/>
          <table:table-cell table:style-name="ce9" table:formula="of:=RAND()" office:value-type="float" office:value="0.380349522796642" calcext:value-type="float">
            <text:p>0.380349522796642</text:p>
          </table:table-cell>
          <table:table-cell table:number-columns-repeated="4"/>
        </table:table-row>
        <table:table-row table:style-name="ro1">
          <table:table-cell office:value-type="float" office:value="346.742" calcext:value-type="float">
            <text:p>346.742</text:p>
          </table:table-cell>
          <table:table-cell table:number-columns-repeated="3"/>
          <table:table-cell table:formula="of:=[.$C$4] + ([.$C$5] - [.$C$4]) * (([.A440] - [.$C$1]) / ([.$C$2] - [.$C$1]))" office:value-type="float" office:value="-0.496087054152744" calcext:value-type="float">
            <text:p>-0.496087054152744</text:p>
          </table:table-cell>
          <table:table-cell table:number-columns-repeated="11"/>
          <table:table-cell table:style-name="ce9" table:formula="of:=RAND()" office:value-type="float" office:value="0.165475766270748" calcext:value-type="float">
            <text:p>0.165475766270748</text:p>
          </table:table-cell>
          <table:table-cell table:number-columns-repeated="4"/>
        </table:table-row>
        <table:table-row table:style-name="ro1">
          <table:table-cell office:value-type="float" office:value="347.348" calcext:value-type="float">
            <text:p>347.348</text:p>
          </table:table-cell>
          <table:table-cell table:number-columns-repeated="3"/>
          <table:table-cell table:formula="of:=[.$C$4] + ([.$C$5] - [.$C$4]) * (([.A441] - [.$C$1]) / ([.$C$2] - [.$C$1]))" office:value-type="float" office:value="-0.496077097512835" calcext:value-type="float">
            <text:p>-0.496077097512835</text:p>
          </table:table-cell>
          <table:table-cell table:number-columns-repeated="11"/>
          <table:table-cell table:style-name="ce9" table:formula="of:=RAND()" office:value-type="float" office:value="0.510213771596315" calcext:value-type="float">
            <text:p>0.510213771596315</text:p>
          </table:table-cell>
          <table:table-cell table:number-columns-repeated="4"/>
        </table:table-row>
        <table:table-row table:style-name="ro1">
          <table:table-cell office:value-type="float" office:value="348.674" calcext:value-type="float">
            <text:p>348.674</text:p>
          </table:table-cell>
          <table:table-cell table:number-columns-repeated="3"/>
          <table:table-cell table:formula="of:=[.$C$4] + ([.$C$5] - [.$C$4]) * (([.A442] - [.$C$1]) / ([.$C$2] - [.$C$1]))" office:value-type="float" office:value="-0.496055311201747" calcext:value-type="float">
            <text:p>-0.496055311201747</text:p>
          </table:table-cell>
          <table:table-cell table:number-columns-repeated="11"/>
          <table:table-cell table:style-name="ce9" table:formula="of:=RAND()" office:value-type="float" office:value="0.188571443145005" calcext:value-type="float">
            <text:p>0.188571443145005</text:p>
          </table:table-cell>
          <table:table-cell table:number-columns-repeated="4"/>
        </table:table-row>
        <table:table-row table:style-name="ro1">
          <table:table-cell office:value-type="float" office:value="338.547" calcext:value-type="float">
            <text:p>338.547</text:p>
          </table:table-cell>
          <table:table-cell table:number-columns-repeated="3"/>
          <table:table-cell table:formula="of:=[.$C$4] + ([.$C$5] - [.$C$4]) * (([.A443] - [.$C$1]) / ([.$C$2] - [.$C$1]))" office:value-type="float" office:value="-0.4962216988129" calcext:value-type="float">
            <text:p>-0.4962216988129</text:p>
          </table:table-cell>
          <table:table-cell table:number-columns-repeated="11"/>
          <table:table-cell table:style-name="ce9" table:formula="of:=RAND()" office:value-type="float" office:value="0.0464065778793912" calcext:value-type="float">
            <text:p>0.046406577879391</text:p>
          </table:table-cell>
          <table:table-cell table:number-columns-repeated="4"/>
        </table:table-row>
        <table:table-row table:style-name="ro1">
          <table:table-cell office:value-type="float" office:value="330.536" calcext:value-type="float">
            <text:p>330.536</text:p>
          </table:table-cell>
          <table:table-cell table:number-columns-repeated="3"/>
          <table:table-cell table:formula="of:=[.$C$4] + ([.$C$5] - [.$C$4]) * (([.A444] - [.$C$1]) / ([.$C$2] - [.$C$1]))" office:value-type="float" office:value="-0.496353320334865" calcext:value-type="float">
            <text:p>-0.496353320334865</text:p>
          </table:table-cell>
          <table:table-cell table:number-columns-repeated="11"/>
          <table:table-cell table:style-name="ce9" table:formula="of:=RAND()" office:value-type="float" office:value="0.737242669922826" calcext:value-type="float">
            <text:p>0.737242669922826</text:p>
          </table:table-cell>
          <table:table-cell table:number-columns-repeated="4"/>
        </table:table-row>
        <table:table-row table:style-name="ro1">
          <table:table-cell office:value-type="float" office:value="317.405" calcext:value-type="float">
            <text:p>317.405</text:p>
          </table:table-cell>
          <table:table-cell table:number-columns-repeated="3"/>
          <table:table-cell table:formula="of:=[.$C$4] + ([.$C$5] - [.$C$4]) * (([.A445] - [.$C$1]) / ([.$C$2] - [.$C$1]))" office:value-type="float" office:value="-0.496569063962992" calcext:value-type="float">
            <text:p>-0.496569063962992</text:p>
          </table:table-cell>
          <table:table-cell table:number-columns-repeated="11"/>
          <table:table-cell table:style-name="ce9" table:formula="of:=RAND()" office:value-type="float" office:value="0.19156380061139" calcext:value-type="float">
            <text:p>0.19156380061139</text:p>
          </table:table-cell>
          <table:table-cell table:number-columns-repeated="4"/>
        </table:table-row>
        <table:table-row table:style-name="ro1">
          <table:table-cell office:value-type="float" office:value="306.45999" calcext:value-type="float">
            <text:p>306.45999</text:p>
          </table:table-cell>
          <table:table-cell table:number-columns-repeated="3"/>
          <table:table-cell table:formula="of:=[.$C$4] + ([.$C$5] - [.$C$4]) * (([.A446] - [.$C$1]) / ([.$C$2] - [.$C$1]))" office:value-type="float" office:value="-0.496748891559313" calcext:value-type="float">
            <text:p>-0.496748891559313</text:p>
          </table:table-cell>
          <table:table-cell table:number-columns-repeated="11"/>
          <table:table-cell table:style-name="ce9" table:formula="of:=RAND()" office:value-type="float" office:value="0.428111250208164" calcext:value-type="float">
            <text:p>0.428111250208164</text:p>
          </table:table-cell>
          <table:table-cell table:number-columns-repeated="4"/>
        </table:table-row>
        <table:table-row table:style-name="ro1">
          <table:table-cell office:value-type="float" office:value="319.196" calcext:value-type="float">
            <text:p>319.196</text:p>
          </table:table-cell>
          <table:table-cell table:number-columns-repeated="3"/>
          <table:table-cell table:formula="of:=[.$C$4] + ([.$C$5] - [.$C$4]) * (([.A447] - [.$C$1]) / ([.$C$2] - [.$C$1]))" office:value-type="float" office:value="-0.496539637655935" calcext:value-type="float">
            <text:p>-0.496539637655935</text:p>
          </table:table-cell>
          <table:table-cell table:number-columns-repeated="11"/>
          <table:table-cell table:style-name="ce9" table:formula="of:=RAND()" office:value-type="float" office:value="0.85519838221721" calcext:value-type="float">
            <text:p>0.85519838221721</text:p>
          </table:table-cell>
          <table:table-cell table:number-columns-repeated="4"/>
        </table:table-row>
        <table:table-row table:style-name="ro1">
          <table:table-cell office:value-type="float" office:value="321.89299" calcext:value-type="float">
            <text:p>321.89299</text:p>
          </table:table-cell>
          <table:table-cell table:number-columns-repeated="3"/>
          <table:table-cell table:formula="of:=[.$C$4] + ([.$C$5] - [.$C$4]) * (([.A448] - [.$C$1]) / ([.$C$2] - [.$C$1]))" office:value-type="float" office:value="-0.496495325843611" calcext:value-type="float">
            <text:p>-0.496495325843611</text:p>
          </table:table-cell>
          <table:table-cell table:number-columns-repeated="11"/>
          <table:table-cell table:style-name="ce9" table:formula="of:=RAND()" office:value-type="float" office:value="0.103169172621291" calcext:value-type="float">
            <text:p>0.103169172621291</text:p>
          </table:table-cell>
          <table:table-cell table:number-columns-repeated="4"/>
        </table:table-row>
        <table:table-row table:style-name="ro1">
          <table:table-cell office:value-type="float" office:value="320.03499" calcext:value-type="float">
            <text:p>320.03499</text:p>
          </table:table-cell>
          <table:table-cell table:number-columns-repeated="3"/>
          <table:table-cell table:formula="of:=[.$C$4] + ([.$C$5] - [.$C$4]) * (([.A449] - [.$C$1]) / ([.$C$2] - [.$C$1]))" office:value-type="float" office:value="-0.496525852967292" calcext:value-type="float">
            <text:p>-0.496525852967292</text:p>
          </table:table-cell>
          <table:table-cell table:number-columns-repeated="11"/>
          <table:table-cell table:style-name="ce9" table:formula="of:=RAND()" office:value-type="float" office:value="0.523567922365645" calcext:value-type="float">
            <text:p>0.523567922365645</text:p>
          </table:table-cell>
          <table:table-cell table:number-columns-repeated="4"/>
        </table:table-row>
        <table:table-row table:style-name="ro1">
          <table:table-cell office:value-type="float" office:value="328.701" calcext:value-type="float">
            <text:p>328.701</text:p>
          </table:table-cell>
          <table:table-cell table:number-columns-repeated="3"/>
          <table:table-cell table:formula="of:=[.$C$4] + ([.$C$5] - [.$C$4]) * (([.A450] - [.$C$1]) / ([.$C$2] - [.$C$1]))" office:value-type="float" office:value="-0.496383469566273" calcext:value-type="float">
            <text:p>-0.496383469566273</text:p>
          </table:table-cell>
          <table:table-cell table:number-columns-repeated="11"/>
          <table:table-cell table:style-name="ce9" table:formula="of:=RAND()" office:value-type="float" office:value="0.464927106827871" calcext:value-type="float">
            <text:p>0.464927106827871</text:p>
          </table:table-cell>
          <table:table-cell table:number-columns-repeated="4"/>
        </table:table-row>
        <table:table-row table:style-name="ro1">
          <table:table-cell office:value-type="float" office:value="332.053" calcext:value-type="float">
            <text:p>332.053</text:p>
          </table:table-cell>
          <table:table-cell table:number-columns-repeated="3"/>
          <table:table-cell table:formula="of:=[.$C$4] + ([.$C$5] - [.$C$4]) * (([.A451] - [.$C$1]) / ([.$C$2] - [.$C$1]))" office:value-type="float" office:value="-0.496328395874895" calcext:value-type="float">
            <text:p>-0.496328395874895</text:p>
          </table:table-cell>
          <table:table-cell table:number-columns-repeated="11"/>
          <table:table-cell table:style-name="ce9" table:formula="of:=RAND()" office:value-type="float" office:value="0.665307824526093" calcext:value-type="float">
            <text:p>0.665307824526093</text:p>
          </table:table-cell>
          <table:table-cell table:number-columns-repeated="4"/>
        </table:table-row>
        <table:table-row table:style-name="ro1">
          <table:table-cell office:value-type="float" office:value="321.386" calcext:value-type="float">
            <text:p>321.386</text:p>
          </table:table-cell>
          <table:table-cell table:number-columns-repeated="3"/>
          <table:table-cell table:formula="of:=[.$C$4] + ([.$C$5] - [.$C$4]) * (([.A452] - [.$C$1]) / ([.$C$2] - [.$C$1]))" office:value-type="float" office:value="-0.496503655739432" calcext:value-type="float">
            <text:p>-0.496503655739432</text:p>
          </table:table-cell>
          <table:table-cell table:number-columns-repeated="11"/>
          <table:table-cell table:style-name="ce9" table:formula="of:=RAND()" office:value-type="float" office:value="0.894023348369014" calcext:value-type="float">
            <text:p>0.894023348369014</text:p>
          </table:table-cell>
          <table:table-cell table:number-columns-repeated="4"/>
        </table:table-row>
        <table:table-row table:style-name="ro1">
          <table:table-cell office:value-type="float" office:value="318.563" calcext:value-type="float">
            <text:p>318.563</text:p>
          </table:table-cell>
          <table:table-cell table:number-columns-repeated="3"/>
          <table:table-cell table:formula="of:=[.$C$4] + ([.$C$5] - [.$C$4]) * (([.A453] - [.$C$1]) / ([.$C$2] - [.$C$1]))" office:value-type="float" office:value="-0.496550037908513" calcext:value-type="float">
            <text:p>-0.496550037908513</text:p>
          </table:table-cell>
          <table:table-cell table:number-columns-repeated="11"/>
          <table:table-cell table:style-name="ce9" table:formula="of:=RAND()" office:value-type="float" office:value="0.360706851288392" calcext:value-type="float">
            <text:p>0.360706851288392</text:p>
          </table:table-cell>
          <table:table-cell table:number-columns-repeated="4"/>
        </table:table-row>
        <table:table-row table:style-name="ro1">
          <table:table-cell office:value-type="float" office:value="320.868" calcext:value-type="float">
            <text:p>320.868</text:p>
          </table:table-cell>
          <table:table-cell table:number-columns-repeated="3"/>
          <table:table-cell table:formula="of:=[.$C$4] + ([.$C$5] - [.$C$4]) * (([.A454] - [.$C$1]) / ([.$C$2] - [.$C$1]))" office:value-type="float" office:value="-0.496512166530641" calcext:value-type="float">
            <text:p>-0.496512166530641</text:p>
          </table:table-cell>
          <table:table-cell table:number-columns-repeated="11"/>
          <table:table-cell table:style-name="ce9" table:formula="of:=RAND()" office:value-type="float" office:value="0.856326030140029" calcext:value-type="float">
            <text:p>0.856326030140029</text:p>
          </table:table-cell>
          <table:table-cell table:number-columns-repeated="4"/>
        </table:table-row>
        <table:table-row table:style-name="ro1">
          <table:table-cell office:value-type="float" office:value="316.009" calcext:value-type="float">
            <text:p>316.009</text:p>
          </table:table-cell>
          <table:table-cell table:number-columns-repeated="3"/>
          <table:table-cell table:formula="of:=[.$C$4] + ([.$C$5] - [.$C$4]) * (([.A455] - [.$C$1]) / ([.$C$2] - [.$C$1]))" office:value-type="float" office:value="-0.496592000381001" calcext:value-type="float">
            <text:p>-0.496592000381001</text:p>
          </table:table-cell>
          <table:table-cell table:number-columns-repeated="11"/>
          <table:table-cell table:style-name="ce9" table:formula="of:=RAND()" office:value-type="float" office:value="0.203581003997183" calcext:value-type="float">
            <text:p>0.203581003997183</text:p>
          </table:table-cell>
          <table:table-cell table:number-columns-repeated="4"/>
        </table:table-row>
        <table:table-row table:style-name="ro1">
          <table:table-cell office:value-type="float" office:value="315.64" calcext:value-type="float">
            <text:p>315.64</text:p>
          </table:table-cell>
          <table:table-cell table:number-columns-repeated="3"/>
          <table:table-cell table:formula="of:=[.$C$4] + ([.$C$5] - [.$C$4]) * (([.A456] - [.$C$1]) / ([.$C$2] - [.$C$1]))" office:value-type="float" office:value="-0.49659806308748" calcext:value-type="float">
            <text:p>-0.49659806308748</text:p>
          </table:table-cell>
          <table:table-cell table:number-columns-repeated="11"/>
          <table:table-cell table:style-name="ce9" table:formula="of:=RAND()" office:value-type="float" office:value="0.215085268397306" calcext:value-type="float">
            <text:p>0.215085268397306</text:p>
          </table:table-cell>
          <table:table-cell table:number-columns-repeated="4"/>
        </table:table-row>
        <table:table-row table:style-name="ro1">
          <table:table-cell office:value-type="float" office:value="313.994" calcext:value-type="float">
            <text:p>313.994</text:p>
          </table:table-cell>
          <table:table-cell table:number-columns-repeated="3"/>
          <table:table-cell table:formula="of:=[.$C$4] + ([.$C$5] - [.$C$4]) * (([.A457] - [.$C$1]) / ([.$C$2] - [.$C$1]))" office:value-type="float" office:value="-0.496625107030203" calcext:value-type="float">
            <text:p>-0.496625107030203</text:p>
          </table:table-cell>
          <table:table-cell table:number-columns-repeated="11"/>
          <table:table-cell table:style-name="ce9" table:formula="of:=RAND()" office:value-type="float" office:value="0.923401788234739" calcext:value-type="float">
            <text:p>0.923401788234739</text:p>
          </table:table-cell>
          <table:table-cell table:number-columns-repeated="4"/>
        </table:table-row>
        <table:table-row table:style-name="ro1">
          <table:table-cell office:value-type="float" office:value="309.903" calcext:value-type="float">
            <text:p>309.903</text:p>
          </table:table-cell>
          <table:table-cell table:number-columns-repeated="3"/>
          <table:table-cell table:formula="of:=[.$C$4] + ([.$C$5] - [.$C$4]) * (([.A458] - [.$C$1]) / ([.$C$2] - [.$C$1]))" office:value-type="float" office:value="-0.496692322564638" calcext:value-type="float">
            <text:p>-0.496692322564638</text:p>
          </table:table-cell>
          <table:table-cell table:number-columns-repeated="11"/>
          <table:table-cell table:style-name="ce9" table:formula="of:=RAND()" office:value-type="float" office:value="0.152699581218349" calcext:value-type="float">
            <text:p>0.152699581218349</text:p>
          </table:table-cell>
          <table:table-cell table:number-columns-repeated="4"/>
        </table:table-row>
        <table:table-row table:style-name="ro1">
          <table:table-cell office:value-type="float" office:value="317.204" calcext:value-type="float">
            <text:p>317.204</text:p>
          </table:table-cell>
          <table:table-cell table:number-columns-repeated="3"/>
          <table:table-cell table:formula="of:=[.$C$4] + ([.$C$5] - [.$C$4]) * (([.A459] - [.$C$1]) / ([.$C$2] - [.$C$1]))" office:value-type="float" office:value="-0.496572366412863" calcext:value-type="float">
            <text:p>-0.496572366412863</text:p>
          </table:table-cell>
          <table:table-cell table:number-columns-repeated="11"/>
          <table:table-cell table:style-name="ce9" table:formula="of:=RAND()" office:value-type="float" office:value="0.991428587810614" calcext:value-type="float">
            <text:p>0.991428587810614</text:p>
          </table:table-cell>
          <table:table-cell table:number-columns-repeated="4"/>
        </table:table-row>
        <table:table-row table:style-name="ro1">
          <table:table-cell office:value-type="float" office:value="314.49899" calcext:value-type="float">
            <text:p>314.49899</text:p>
          </table:table-cell>
          <table:table-cell table:number-columns-repeated="3"/>
          <table:table-cell table:formula="of:=[.$C$4] + ([.$C$5] - [.$C$4]) * (([.A460] - [.$C$1]) / ([.$C$2] - [.$C$1]))" office:value-type="float" office:value="-0.49661680999458" calcext:value-type="float">
            <text:p>-0.49661680999458</text:p>
          </table:table-cell>
          <table:table-cell table:number-columns-repeated="11"/>
          <table:table-cell table:style-name="ce9" table:formula="of:=RAND()" office:value-type="float" office:value="0.283869068885474" calcext:value-type="float">
            <text:p>0.283869068885474</text:p>
          </table:table-cell>
          <table:table-cell table:number-columns-repeated="4"/>
        </table:table-row>
        <table:table-row table:style-name="ro1">
          <table:table-cell office:value-type="float" office:value="311.14099" calcext:value-type="float">
            <text:p>311.14099</text:p>
          </table:table-cell>
          <table:table-cell table:number-columns-repeated="3"/>
          <table:table-cell table:formula="of:=[.$C$4] + ([.$C$5] - [.$C$4]) * (([.A461] - [.$C$1]) / ([.$C$2] - [.$C$1]))" office:value-type="float" office:value="-0.496671982266551" calcext:value-type="float">
            <text:p>-0.496671982266551</text:p>
          </table:table-cell>
          <table:table-cell table:number-columns-repeated="11"/>
          <table:table-cell table:style-name="ce9" table:formula="of:=RAND()" office:value-type="float" office:value="0.234355054413133" calcext:value-type="float">
            <text:p>0.234355054413133</text:p>
          </table:table-cell>
          <table:table-cell table:number-columns-repeated="4"/>
        </table:table-row>
        <table:table-row table:style-name="ro1">
          <table:table-cell office:value-type="float" office:value="277.853" calcext:value-type="float">
            <text:p>277.853</text:p>
          </table:table-cell>
          <table:table-cell table:number-columns-repeated="3"/>
          <table:table-cell table:formula="of:=[.$C$4] + ([.$C$5] - [.$C$4]) * (([.A462] - [.$C$1]) / ([.$C$2] - [.$C$1]))" office:value-type="float" office:value="-0.497218907233093" calcext:value-type="float">
            <text:p>-0.497218907233093</text:p>
          </table:table-cell>
          <table:table-cell table:number-columns-repeated="11"/>
          <table:table-cell table:style-name="ce9" table:formula="of:=RAND()" office:value-type="float" office:value="0.470625721755496" calcext:value-type="float">
            <text:p>0.470625721755496</text:p>
          </table:table-cell>
          <table:table-cell table:number-columns-repeated="4"/>
        </table:table-row>
        <table:table-row table:style-name="ro1">
          <table:table-cell office:value-type="float" office:value="270.813" calcext:value-type="float">
            <text:p>270.813</text:p>
          </table:table-cell>
          <table:table-cell table:number-columns-repeated="3"/>
          <table:table-cell table:formula="of:=[.$C$4] + ([.$C$5] - [.$C$4]) * (([.A463] - [.$C$1]) / ([.$C$2] - [.$C$1]))" office:value-type="float" office:value="-0.497334575129065" calcext:value-type="float">
            <text:p>-0.497334575129065</text:p>
          </table:table-cell>
          <table:table-cell table:number-columns-repeated="11"/>
          <table:table-cell table:style-name="ce9" table:formula="of:=RAND()" office:value-type="float" office:value="0.0630427202253401" calcext:value-type="float">
            <text:p>0.06304272022534</text:p>
          </table:table-cell>
          <table:table-cell table:number-columns-repeated="4"/>
        </table:table-row>
        <table:table-row table:style-name="ro1">
          <table:table-cell office:value-type="float" office:value="272.0175" calcext:value-type="float">
            <text:p>272.0175</text:p>
          </table:table-cell>
          <table:table-cell table:number-columns-repeated="3"/>
          <table:table-cell table:formula="of:=[.$C$4] + ([.$C$5] - [.$C$4]) * (([.A464] - [.$C$1]) / ([.$C$2] - [.$C$1]))" office:value-type="float" office:value="-0.497314785074989" calcext:value-type="float">
            <text:p>-0.497314785074989</text:p>
          </table:table-cell>
          <table:table-cell table:number-columns-repeated="11"/>
          <table:table-cell table:style-name="ce9" table:formula="of:=RAND()" office:value-type="float" office:value="0.578509711634516" calcext:value-type="float">
            <text:p>0.578509711634516</text:p>
          </table:table-cell>
          <table:table-cell table:number-columns-repeated="4"/>
        </table:table-row>
        <table:table-row table:style-name="ro1">
          <table:table-cell office:value-type="float" office:value="283.84125" calcext:value-type="float">
            <text:p>283.84125</text:p>
          </table:table-cell>
          <table:table-cell table:number-columns-repeated="3"/>
          <table:table-cell table:formula="of:=[.$C$4] + ([.$C$5] - [.$C$4]) * (([.A465] - [.$C$1]) / ([.$C$2] - [.$C$1]))" office:value-type="float" office:value="-0.497120519693596" calcext:value-type="float">
            <text:p>-0.497120519693596</text:p>
          </table:table-cell>
          <table:table-cell table:number-columns-repeated="11"/>
          <table:table-cell table:style-name="ce9" table:formula="of:=RAND()" office:value-type="float" office:value="0.605172933927843" calcext:value-type="float">
            <text:p>0.605172933927843</text:p>
          </table:table-cell>
          <table:table-cell table:number-columns-repeated="4"/>
        </table:table-row>
        <table:table-row table:style-name="ro1">
          <table:table-cell office:value-type="float" office:value="290.485" calcext:value-type="float">
            <text:p>290.485</text:p>
          </table:table-cell>
          <table:table-cell table:number-columns-repeated="3"/>
          <table:table-cell table:formula="of:=[.$C$4] + ([.$C$5] - [.$C$4]) * (([.A466] - [.$C$1]) / ([.$C$2] - [.$C$1]))" office:value-type="float" office:value="-0.497011362224297" calcext:value-type="float">
            <text:p>-0.497011362224297</text:p>
          </table:table-cell>
          <table:table-cell table:number-columns-repeated="11"/>
          <table:table-cell table:style-name="ce9" table:formula="of:=RAND()" office:value-type="float" office:value="0.853312600580784" calcext:value-type="float">
            <text:p>0.853312600580784</text:p>
          </table:table-cell>
          <table:table-cell table:number-columns-repeated="4"/>
        </table:table-row>
        <table:table-row table:style-name="ro1">
          <table:table-cell office:value-type="float" office:value="281.03625" calcext:value-type="float">
            <text:p>281.03625</text:p>
          </table:table-cell>
          <table:table-cell table:number-columns-repeated="3"/>
          <table:table-cell table:formula="of:=[.$C$4] + ([.$C$5] - [.$C$4]) * (([.A467] - [.$C$1]) / ([.$C$2] - [.$C$1]))" office:value-type="float" office:value="-0.497166606120898" calcext:value-type="float">
            <text:p>-0.497166606120898</text:p>
          </table:table-cell>
          <table:table-cell table:number-columns-repeated="11"/>
          <table:table-cell table:style-name="ce9" table:formula="of:=RAND()" office:value-type="float" office:value="0.431018961690984" calcext:value-type="float">
            <text:p>0.431018961690984</text:p>
          </table:table-cell>
          <table:table-cell table:number-columns-repeated="4"/>
        </table:table-row>
        <table:table-row table:style-name="ro1">
          <table:table-cell office:value-type="float" office:value="286.688" calcext:value-type="float">
            <text:p>286.688</text:p>
          </table:table-cell>
          <table:table-cell table:number-columns-repeated="3"/>
          <table:table-cell table:formula="of:=[.$C$4] + ([.$C$5] - [.$C$4]) * (([.A468] - [.$C$1]) / ([.$C$2] - [.$C$1]))" office:value-type="float" office:value="-0.497073747309667" calcext:value-type="float">
            <text:p>-0.497073747309667</text:p>
          </table:table-cell>
          <table:table-cell table:number-columns-repeated="11"/>
          <table:table-cell table:style-name="ce9" table:formula="of:=RAND()" office:value-type="float" office:value="0.0168357383523089" calcext:value-type="float">
            <text:p>0.016835738352309</text:p>
          </table:table-cell>
          <table:table-cell table:number-columns-repeated="4"/>
        </table:table-row>
        <table:table-row table:style-name="ro1">
          <table:table-cell office:value-type="float" office:value="277.64999" calcext:value-type="float">
            <text:p>277.64999</text:p>
          </table:table-cell>
          <table:table-cell table:number-columns-repeated="3"/>
          <table:table-cell table:formula="of:=[.$C$4] + ([.$C$5] - [.$C$4]) * (([.A469] - [.$C$1]) / ([.$C$2] - [.$C$1]))" office:value-type="float" office:value="-0.497222242707462" calcext:value-type="float">
            <text:p>-0.497222242707462</text:p>
          </table:table-cell>
          <table:table-cell table:number-columns-repeated="11"/>
          <table:table-cell table:style-name="ce9" table:formula="of:=RAND()" office:value-type="float" office:value="0.722329035953146" calcext:value-type="float">
            <text:p>0.722329035953146</text:p>
          </table:table-cell>
          <table:table-cell table:number-columns-repeated="4"/>
        </table:table-row>
        <table:table-row table:style-name="ro1">
          <table:table-cell office:value-type="float" office:value="268.10199" calcext:value-type="float">
            <text:p>268.10199</text:p>
          </table:table-cell>
          <table:table-cell table:number-columns-repeated="3"/>
          <table:table-cell table:formula="of:=[.$C$4] + ([.$C$5] - [.$C$4]) * (([.A470] - [.$C$1]) / ([.$C$2] - [.$C$1]))" office:value-type="float" office:value="-0.497379117291375" calcext:value-type="float">
            <text:p>-0.497379117291375</text:p>
          </table:table-cell>
          <table:table-cell table:number-columns-repeated="11"/>
          <table:table-cell table:style-name="ce9" table:formula="of:=RAND()" office:value-type="float" office:value="0.143535951746374" calcext:value-type="float">
            <text:p>0.143535951746374</text:p>
          </table:table-cell>
          <table:table-cell table:number-columns-repeated="4"/>
        </table:table-row>
        <table:table-row table:style-name="ro1">
          <table:table-cell office:value-type="float" office:value="243.081" calcext:value-type="float">
            <text:p>243.081</text:p>
          </table:table-cell>
          <table:table-cell table:number-columns-repeated="3"/>
          <table:table-cell table:formula="of:=[.$C$4] + ([.$C$5] - [.$C$4]) * (([.A471] - [.$C$1]) / ([.$C$2] - [.$C$1]))" office:value-type="float" office:value="-0.497790214630644" calcext:value-type="float">
            <text:p>-0.497790214630644</text:p>
          </table:table-cell>
          <table:table-cell table:number-columns-repeated="11"/>
          <table:table-cell table:style-name="ce9" table:formula="of:=RAND()" office:value-type="float" office:value="0.371688666710497" calcext:value-type="float">
            <text:p>0.371688666710497</text:p>
          </table:table-cell>
          <table:table-cell table:number-columns-repeated="4"/>
        </table:table-row>
        <table:table-row table:style-name="ro1">
          <table:table-cell office:value-type="float" office:value="219.128" calcext:value-type="float">
            <text:p>219.128</text:p>
          </table:table-cell>
          <table:table-cell table:number-columns-repeated="3"/>
          <table:table-cell table:formula="of:=[.$C$4] + ([.$C$5] - [.$C$4]) * (([.A472] - [.$C$1]) / ([.$C$2] - [.$C$1]))" office:value-type="float" office:value="-0.498183764788631" calcext:value-type="float">
            <text:p>-0.498183764788631</text:p>
          </table:table-cell>
          <table:table-cell table:number-columns-repeated="11"/>
          <table:table-cell table:style-name="ce9" table:formula="of:=RAND()" office:value-type="float" office:value="0.39808385248784" calcext:value-type="float">
            <text:p>0.39808385248784</text:p>
          </table:table-cell>
          <table:table-cell table:number-columns-repeated="4"/>
        </table:table-row>
        <table:table-row table:style-name="ro1">
          <table:table-cell office:value-type="float" office:value="193.3511" calcext:value-type="float">
            <text:p>193.3511</text:p>
          </table:table-cell>
          <table:table-cell table:number-columns-repeated="3"/>
          <table:table-cell table:formula="of:=[.$C$4] + ([.$C$5] - [.$C$4]) * (([.A473] - [.$C$1]) / ([.$C$2] - [.$C$1]))" office:value-type="float" office:value="-0.498607281803929" calcext:value-type="float">
            <text:p>-0.498607281803929</text:p>
          </table:table-cell>
          <table:table-cell table:number-columns-repeated="11"/>
          <table:table-cell table:style-name="ce9" table:formula="of:=RAND()" office:value-type="float" office:value="0.390383291714723" calcext:value-type="float">
            <text:p>0.390383291714723</text:p>
          </table:table-cell>
          <table:table-cell table:number-columns-repeated="4"/>
        </table:table-row>
        <table:table-row table:style-name="ro1">
          <table:table-cell office:value-type="float" office:value="220.5745" calcext:value-type="float">
            <text:p>220.5745</text:p>
          </table:table-cell>
          <table:table-cell table:number-columns-repeated="3"/>
          <table:table-cell table:formula="of:=[.$C$4] + ([.$C$5] - [.$C$4]) * (([.A474] - [.$C$1]) / ([.$C$2] - [.$C$1]))" office:value-type="float" office:value="-0.49815999865063" calcext:value-type="float">
            <text:p>-0.49815999865063</text:p>
          </table:table-cell>
          <table:table-cell table:number-columns-repeated="11"/>
          <table:table-cell table:style-name="ce9" table:formula="of:=RAND()" office:value-type="float" office:value="0.575925926350696" calcext:value-type="float">
            <text:p>0.575925926350696</text:p>
          </table:table-cell>
          <table:table-cell table:number-columns-repeated="4"/>
        </table:table-row>
        <table:table-row table:style-name="ro1">
          <table:table-cell office:value-type="float" office:value="209.1655" calcext:value-type="float">
            <text:p>209.1655</text:p>
          </table:table-cell>
          <table:table-cell table:number-columns-repeated="3"/>
          <table:table-cell table:formula="of:=[.$C$4] + ([.$C$5] - [.$C$4]) * (([.A475] - [.$C$1]) / ([.$C$2] - [.$C$1]))" office:value-type="float" office:value="-0.498347449648521" calcext:value-type="float">
            <text:p>-0.498347449648521</text:p>
          </table:table-cell>
          <table:table-cell table:number-columns-repeated="11"/>
          <table:table-cell table:style-name="ce9" table:formula="of:=RAND()" office:value-type="float" office:value="0.404806575281768" calcext:value-type="float">
            <text:p>0.404806575281768</text:p>
          </table:table-cell>
          <table:table-cell table:number-columns-repeated="4"/>
        </table:table-row>
        <table:table-row table:style-name="ro1">
          <table:table-cell office:value-type="float" office:value="195.59467" calcext:value-type="float">
            <text:p>195.59467</text:p>
          </table:table-cell>
          <table:table-cell table:number-columns-repeated="3"/>
          <table:table-cell table:formula="of:=[.$C$4] + ([.$C$5] - [.$C$4]) * (([.A476] - [.$C$1]) / ([.$C$2] - [.$C$1]))" office:value-type="float" office:value="-0.49857041972703" calcext:value-type="float">
            <text:p>-0.49857041972703</text:p>
          </table:table-cell>
          <table:table-cell table:number-columns-repeated="11"/>
          <table:table-cell table:style-name="ce9" table:formula="of:=RAND()" office:value-type="float" office:value="0.950329841187531" calcext:value-type="float">
            <text:p>0.950329841187531</text:p>
          </table:table-cell>
          <table:table-cell table:number-columns-repeated="4"/>
        </table:table-row>
        <table:table-row table:style-name="ro1">
          <table:table-cell office:value-type="float" office:value="212.2711" calcext:value-type="float">
            <text:p>212.2711</text:p>
          </table:table-cell>
          <table:table-cell table:number-columns-repeated="3"/>
          <table:table-cell table:formula="of:=[.$C$4] + ([.$C$5] - [.$C$4]) * (([.A477] - [.$C$1]) / ([.$C$2] - [.$C$1]))" office:value-type="float" office:value="-0.498296424333502" calcext:value-type="float">
            <text:p>-0.498296424333502</text:p>
          </table:table-cell>
          <table:table-cell table:number-columns-repeated="11"/>
          <table:table-cell table:style-name="ce9" table:formula="of:=RAND()" office:value-type="float" office:value="0.517627384036096" calcext:value-type="float">
            <text:p>0.517627384036096</text:p>
          </table:table-cell>
          <table:table-cell table:number-columns-repeated="4"/>
        </table:table-row>
        <table:table-row table:style-name="ro1">
          <table:table-cell office:value-type="float" office:value="211.5401" calcext:value-type="float">
            <text:p>211.5401</text:p>
          </table:table-cell>
          <table:table-cell table:number-columns-repeated="3"/>
          <table:table-cell table:formula="of:=[.$C$4] + ([.$C$5] - [.$C$4]) * (([.A478] - [.$C$1]) / ([.$C$2] - [.$C$1]))" office:value-type="float" office:value="-0.498308434735769" calcext:value-type="float">
            <text:p>-0.498308434735769</text:p>
          </table:table-cell>
          <table:table-cell table:number-columns-repeated="11"/>
          <table:table-cell table:style-name="ce9" table:formula="of:=RAND()" office:value-type="float" office:value="0.708558801942587" calcext:value-type="float">
            <text:p>0.708558801942587</text:p>
          </table:table-cell>
          <table:table-cell table:number-columns-repeated="4"/>
        </table:table-row>
        <table:table-row table:style-name="ro1">
          <table:table-cell office:value-type="float" office:value="212.28249" calcext:value-type="float">
            <text:p>212.28249</text:p>
          </table:table-cell>
          <table:table-cell table:number-columns-repeated="3"/>
          <table:table-cell table:formula="of:=[.$C$4] + ([.$C$5] - [.$C$4]) * (([.A479] - [.$C$1]) / ([.$C$2] - [.$C$1]))" office:value-type="float" office:value="-0.498296237194676" calcext:value-type="float">
            <text:p>-0.498296237194676</text:p>
          </table:table-cell>
          <table:table-cell table:number-columns-repeated="11"/>
          <table:table-cell table:style-name="ce9" table:formula="of:=RAND()" office:value-type="float" office:value="0.567421743649697" calcext:value-type="float">
            <text:p>0.567421743649697</text:p>
          </table:table-cell>
          <table:table-cell table:number-columns-repeated="4"/>
        </table:table-row>
        <table:table-row table:style-name="ro1">
          <table:table-cell office:value-type="float" office:value="230.6754" calcext:value-type="float">
            <text:p>230.6754</text:p>
          </table:table-cell>
          <table:table-cell table:number-columns-repeated="3"/>
          <table:table-cell table:formula="of:=[.$C$4] + ([.$C$5] - [.$C$4]) * (([.A480] - [.$C$1]) / ([.$C$2] - [.$C$1]))" office:value-type="float" office:value="-0.497994039865058" calcext:value-type="float">
            <text:p>-0.497994039865058</text:p>
          </table:table-cell>
          <table:table-cell table:number-columns-repeated="11"/>
          <table:table-cell table:style-name="ce9" table:formula="of:=RAND()" office:value-type="float" office:value="0.412037648558167" calcext:value-type="float">
            <text:p>0.412037648558167</text:p>
          </table:table-cell>
          <table:table-cell table:number-columns-repeated="4"/>
        </table:table-row>
        <table:table-row table:style-name="ro1">
          <table:table-cell office:value-type="float" office:value="226.30419" calcext:value-type="float">
            <text:p>226.30419</text:p>
          </table:table-cell>
          <table:table-cell table:number-columns-repeated="3"/>
          <table:table-cell table:formula="of:=[.$C$4] + ([.$C$5] - [.$C$4]) * (([.A481] - [.$C$1]) / ([.$C$2] - [.$C$1]))" office:value-type="float" office:value="-0.498065859277495" calcext:value-type="float">
            <text:p>-0.498065859277495</text:p>
          </table:table-cell>
          <table:table-cell table:number-columns-repeated="11"/>
          <table:table-cell table:style-name="ce9" table:formula="of:=RAND()" office:value-type="float" office:value="0.0690462375899203" calcext:value-type="float">
            <text:p>0.06904623758992</text:p>
          </table:table-cell>
          <table:table-cell table:number-columns-repeated="4"/>
        </table:table-row>
        <table:table-row table:style-name="ro1">
          <table:table-cell office:value-type="float" office:value="231.4242" calcext:value-type="float">
            <text:p>231.4242</text:p>
          </table:table-cell>
          <table:table-cell table:number-columns-repeated="3"/>
          <table:table-cell table:formula="of:=[.$C$4] + ([.$C$5] - [.$C$4]) * (([.A482] - [.$C$1]) / ([.$C$2] - [.$C$1]))" office:value-type="float" office:value="-0.497981737007032" calcext:value-type="float">
            <text:p>-0.497981737007032</text:p>
          </table:table-cell>
          <table:table-cell table:number-columns-repeated="11"/>
          <table:table-cell table:style-name="ce9" table:formula="of:=RAND()" office:value-type="float" office:value="0.457930645638655" calcext:value-type="float">
            <text:p>0.457930645638655</text:p>
          </table:table-cell>
          <table:table-cell table:number-columns-repeated="4"/>
        </table:table-row>
        <table:table-row table:style-name="ro1">
          <table:table-cell office:value-type="float" office:value="251.606" calcext:value-type="float">
            <text:p>251.606</text:p>
          </table:table-cell>
          <table:table-cell table:number-columns-repeated="3"/>
          <table:table-cell table:formula="of:=[.$C$4] + ([.$C$5] - [.$C$4]) * (([.A483] - [.$C$1]) / ([.$C$2] - [.$C$1]))" office:value-type="float" office:value="-0.497650148037864" calcext:value-type="float">
            <text:p>-0.497650148037864</text:p>
          </table:table-cell>
          <table:table-cell table:number-columns-repeated="11"/>
          <table:table-cell table:style-name="ce9" table:formula="of:=RAND()" office:value-type="float" office:value="0.0172930290440588" calcext:value-type="float">
            <text:p>0.017293029044059</text:p>
          </table:table-cell>
          <table:table-cell table:number-columns-repeated="4"/>
        </table:table-row>
        <table:table-row table:style-name="ro1">
          <table:table-cell office:value-type="float" office:value="283.59769" calcext:value-type="float">
            <text:p>283.59769</text:p>
          </table:table-cell>
          <table:table-cell table:number-columns-repeated="3"/>
          <table:table-cell table:formula="of:=[.$C$4] + ([.$C$5] - [.$C$4]) * (([.A484] - [.$C$1]) / ([.$C$2] - [.$C$1]))" office:value-type="float" office:value="-0.497124521408474" calcext:value-type="float">
            <text:p>-0.497124521408474</text:p>
          </table:table-cell>
          <table:table-cell table:number-columns-repeated="16"/>
        </table:table-row>
        <table:table-row table:style-name="ro1">
          <table:table-cell office:value-type="float" office:value="258.5374" calcext:value-type="float">
            <text:p>258.5374</text:p>
          </table:table-cell>
          <table:table-cell table:number-columns-repeated="3"/>
          <table:table-cell table:formula="of:=[.$C$4] + ([.$C$5] - [.$C$4]) * (([.A485] - [.$C$1]) / ([.$C$2] - [.$C$1]))" office:value-type="float" office:value="-0.497536264450628" calcext:value-type="float">
            <text:p>-0.497536264450628</text:p>
          </table:table-cell>
          <table:table-cell table:number-columns-repeated="16"/>
        </table:table-row>
        <table:table-row table:style-name="ro1">
          <table:table-cell office:value-type="float" office:value="257.447" calcext:value-type="float">
            <text:p>257.447</text:p>
          </table:table-cell>
          <table:table-cell table:number-columns-repeated="3"/>
          <table:table-cell table:formula="of:=[.$C$4] + ([.$C$5] - [.$C$4]) * (([.A486] - [.$C$1]) / ([.$C$2] - [.$C$1]))" office:value-type="float" office:value="-0.497554179830425" calcext:value-type="float">
            <text:p>-0.497554179830425</text:p>
          </table:table-cell>
          <table:table-cell table:number-columns-repeated="16"/>
        </table:table-row>
        <table:table-row table:style-name="ro1">
          <table:table-cell office:value-type="float" office:value="235.948" calcext:value-type="float">
            <text:p>235.948</text:p>
          </table:table-cell>
          <table:table-cell table:number-columns-repeated="3"/>
          <table:table-cell table:formula="of:=[.$C$4] + ([.$C$5] - [.$C$4]) * (([.A487] - [.$C$1]) / ([.$C$2] - [.$C$1]))" office:value-type="float" office:value="-0.49790741052581" calcext:value-type="float">
            <text:p>-0.49790741052581</text:p>
          </table:table-cell>
          <table:table-cell table:number-columns-repeated="16"/>
        </table:table-row>
        <table:table-row table:style-name="ro1">
          <table:table-cell office:value-type="float" office:value="233.141" calcext:value-type="float">
            <text:p>233.141</text:p>
          </table:table-cell>
          <table:table-cell table:number-columns-repeated="3"/>
          <table:table-cell table:formula="of:=[.$C$4] + ([.$C$5] - [.$C$4]) * (([.A488] - [.$C$1]) / ([.$C$2] - [.$C$1]))" office:value-type="float" office:value="-0.49795352981331" calcext:value-type="float">
            <text:p>-0.49795352981331</text:p>
          </table:table-cell>
          <table:table-cell table:number-columns-repeated="16"/>
        </table:table-row>
        <table:table-row table:style-name="ro1">
          <table:table-cell office:value-type="float" office:value="226.94116" calcext:value-type="float">
            <text:p>226.94116</text:p>
          </table:table-cell>
          <table:table-cell table:number-columns-repeated="3"/>
          <table:table-cell table:formula="of:=[.$C$4] + ([.$C$5] - [.$C$4]) * (([.A489] - [.$C$1]) / ([.$C$2] - [.$C$1]))" office:value-type="float" office:value="-0.498055393797424" calcext:value-type="float">
            <text:p>-0.498055393797424</text:p>
          </table:table-cell>
          <table:table-cell table:number-columns-repeated="16"/>
        </table:table-row>
        <table:table-row table:style-name="ro1">
          <table:table-cell office:value-type="float" office:value="216.66066" calcext:value-type="float">
            <text:p>216.66066</text:p>
          </table:table-cell>
          <table:table-cell table:number-columns-repeated="3"/>
          <table:table-cell table:formula="of:=[.$C$4] + ([.$C$5] - [.$C$4]) * (([.A490] - [.$C$1]) / ([.$C$2] - [.$C$1]))" office:value-type="float" office:value="-0.498224303428752" calcext:value-type="float">
            <text:p>-0.498224303428752</text:p>
          </table:table-cell>
          <table:table-cell table:number-columns-repeated="16"/>
        </table:table-row>
        <table:table-row table:style-name="ro1">
          <table:table-cell office:value-type="float" office:value="229.80441" calcext:value-type="float">
            <text:p>229.80441</text:p>
          </table:table-cell>
          <table:table-cell table:number-columns-repeated="3"/>
          <table:table-cell table:formula="of:=[.$C$4] + ([.$C$5] - [.$C$4]) * (([.A491] - [.$C$1]) / ([.$C$2] - [.$C$1]))" office:value-type="float" office:value="-0.498008350316864" calcext:value-type="float">
            <text:p>-0.498008350316864</text:p>
          </table:table-cell>
          <table:table-cell table:number-columns-repeated="16"/>
        </table:table-row>
        <table:table-row table:style-name="ro1">
          <table:table-cell office:value-type="float" office:value="237.65175" calcext:value-type="float">
            <text:p>237.65175</text:p>
          </table:table-cell>
          <table:table-cell table:number-columns-repeated="3"/>
          <table:table-cell table:formula="of:=[.$C$4] + ([.$C$5] - [.$C$4]) * (([.A492] - [.$C$1]) / ([.$C$2] - [.$C$1]))" office:value-type="float" office:value="-0.497879417744878" calcext:value-type="float">
            <text:p>-0.497879417744878</text:p>
          </table:table-cell>
          <table:table-cell table:number-columns-repeated="16"/>
        </table:table-row>
        <table:table-row table:style-name="ro1">
          <table:table-cell office:value-type="float" office:value="225.83858" calcext:value-type="float">
            <text:p>225.83858</text:p>
          </table:table-cell>
          <table:table-cell table:number-columns-repeated="3"/>
          <table:table-cell table:formula="of:=[.$C$4] + ([.$C$5] - [.$C$4]) * (([.A493] - [.$C$1]) / ([.$C$2] - [.$C$1]))" office:value-type="float" office:value="-0.498073509295825" calcext:value-type="float">
            <text:p>-0.498073509295825</text:p>
          </table:table-cell>
          <table:table-cell table:number-columns-repeated="16"/>
        </table:table-row>
        <table:table-row table:style-name="ro1">
          <table:table-cell office:value-type="float" office:value="226.554" calcext:value-type="float">
            <text:p>226.554</text:p>
          </table:table-cell>
          <table:table-cell table:number-columns-repeated="3"/>
          <table:table-cell table:formula="of:=[.$C$4] + ([.$C$5] - [.$C$4]) * (([.A494] - [.$C$1]) / ([.$C$2] - [.$C$1]))" office:value-type="float" office:value="-0.498061754874499" calcext:value-type="float">
            <text:p>-0.498061754874499</text:p>
          </table:table-cell>
          <table:table-cell table:number-columns-repeated="16"/>
        </table:table-row>
        <table:table-row table:style-name="ro1">
          <table:table-cell office:value-type="float" office:value="219.75625" calcext:value-type="float">
            <text:p>219.75625</text:p>
          </table:table-cell>
          <table:table-cell table:number-columns-repeated="3"/>
          <table:table-cell table:formula="of:=[.$C$4] + ([.$C$5] - [.$C$4]) * (([.A495] - [.$C$1]) / ([.$C$2] - [.$C$1]))" office:value-type="float" office:value="-0.498173442579022" calcext:value-type="float">
            <text:p>-0.498173442579022</text:p>
          </table:table-cell>
          <table:table-cell table:number-columns-repeated="16"/>
        </table:table-row>
        <table:table-row table:style-name="ro1">
          <table:table-cell office:value-type="float" office:value="225.46666" calcext:value-type="float">
            <text:p>225.46666</text:p>
          </table:table-cell>
          <table:table-cell table:number-columns-repeated="3"/>
          <table:table-cell table:formula="of:=[.$C$4] + ([.$C$5] - [.$C$4]) * (([.A496] - [.$C$1]) / ([.$C$2] - [.$C$1]))" office:value-type="float" office:value="-0.498079619978193" calcext:value-type="float">
            <text:p>-0.498079619978193</text:p>
          </table:table-cell>
          <table:table-cell table:number-columns-repeated="16"/>
        </table:table-row>
        <table:table-row table:style-name="ro1">
          <table:table-cell office:value-type="float" office:value="225.73291" calcext:value-type="float">
            <text:p>225.73291</text:p>
          </table:table-cell>
          <table:table-cell table:number-columns-repeated="3"/>
          <table:table-cell table:formula="of:=[.$C$4] + ([.$C$5] - [.$C$4]) * (([.A497] - [.$C$1]) / ([.$C$2] - [.$C$1]))" office:value-type="float" office:value="-0.498075245464371" calcext:value-type="float">
            <text:p>-0.498075245464371</text:p>
          </table:table-cell>
          <table:table-cell table:number-columns-repeated="16"/>
        </table:table-row>
        <table:table-row table:style-name="ro1">
          <table:table-cell office:value-type="float" office:value="222.78408" calcext:value-type="float">
            <text:p>222.78408</text:p>
          </table:table-cell>
          <table:table-cell table:number-columns-repeated="3"/>
          <table:table-cell table:formula="of:=[.$C$4] + ([.$C$5] - [.$C$4]) * (([.A498] - [.$C$1]) / ([.$C$2] - [.$C$1]))" office:value-type="float" office:value="-0.498123695032792" calcext:value-type="float">
            <text:p>-0.498123695032792</text:p>
          </table:table-cell>
          <table:table-cell table:number-columns-repeated="16"/>
        </table:table-row>
        <table:table-row table:style-name="ro1">
          <table:table-cell office:value-type="float" office:value="220.16725" calcext:value-type="float">
            <text:p>220.16725</text:p>
          </table:table-cell>
          <table:table-cell table:number-columns-repeated="3"/>
          <table:table-cell table:formula="of:=[.$C$4] + ([.$C$5] - [.$C$4]) * (([.A499] - [.$C$1]) / ([.$C$2] - [.$C$1]))" office:value-type="float" office:value="-0.498166689808391" calcext:value-type="float">
            <text:p>-0.498166689808391</text:p>
          </table:table-cell>
          <table:table-cell table:number-columns-repeated="16"/>
        </table:table-row>
        <table:table-row table:style-name="ro1">
          <table:table-cell office:value-type="float" office:value="223.00366" calcext:value-type="float">
            <text:p>223.00366</text:p>
          </table:table-cell>
          <table:table-cell table:number-columns-repeated="3"/>
          <table:table-cell table:formula="of:=[.$C$4] + ([.$C$5] - [.$C$4]) * (([.A500] - [.$C$1]) / ([.$C$2] - [.$C$1]))" office:value-type="float" office:value="-0.498120087311684" calcext:value-type="float">
            <text:p>-0.498120087311684</text:p>
          </table:table-cell>
          <table:table-cell table:number-columns-repeated="16"/>
        </table:table-row>
        <table:table-row table:style-name="ro1">
          <table:table-cell office:value-type="float" office:value="218.72833" calcext:value-type="float">
            <text:p>218.72833</text:p>
          </table:table-cell>
          <table:table-cell table:number-columns-repeated="3"/>
          <table:table-cell table:formula="of:=[.$C$4] + ([.$C$5] - [.$C$4]) * (([.A501] - [.$C$1]) / ([.$C$2] - [.$C$1]))" office:value-type="float" office:value="-0.498190331406242" calcext:value-type="float">
            <text:p>-0.498190331406242</text:p>
          </table:table-cell>
          <table:table-cell table:number-columns-repeated="16"/>
        </table:table-row>
        <table:table-row table:style-name="ro1">
          <table:table-cell office:value-type="float" office:value="223.96716" calcext:value-type="float">
            <text:p>223.96716</text:p>
          </table:table-cell>
          <table:table-cell table:number-columns-repeated="3"/>
          <table:table-cell table:formula="of:=[.$C$4] + ([.$C$5] - [.$C$4]) * (([.A502] - [.$C$1]) / ([.$C$2] - [.$C$1]))" office:value-type="float" office:value="-0.498104256911433" calcext:value-type="float">
            <text:p>-0.498104256911433</text:p>
          </table:table-cell>
          <table:table-cell table:number-columns-repeated="16"/>
        </table:table-row>
        <table:table-row table:style-name="ro1">
          <table:table-cell office:value-type="float" office:value="237.65716" calcext:value-type="float">
            <text:p>237.65716</text:p>
          </table:table-cell>
          <table:table-cell table:number-columns-repeated="3"/>
          <table:table-cell table:formula="of:=[.$C$4] + ([.$C$5] - [.$C$4]) * (([.A503] - [.$C$1]) / ([.$C$2] - [.$C$1]))" office:value-type="float" office:value="-0.497879328858043" calcext:value-type="float">
            <text:p>-0.497879328858043</text:p>
          </table:table-cell>
          <table:table-cell table:number-columns-repeated="16"/>
        </table:table-row>
        <table:table-row table:style-name="ro1">
          <table:table-cell office:value-type="float" office:value="256.21758" calcext:value-type="float">
            <text:p>256.21758</text:p>
          </table:table-cell>
          <table:table-cell table:number-columns-repeated="3"/>
          <table:table-cell table:formula="of:=[.$C$4] + ([.$C$5] - [.$C$4]) * (([.A504] - [.$C$1]) / ([.$C$2] - [.$C$1]))" office:value-type="float" office:value="-0.497574379322565" calcext:value-type="float">
            <text:p>-0.497574379322565</text:p>
          </table:table-cell>
          <table:table-cell table:number-columns-repeated="16"/>
        </table:table-row>
        <table:table-row table:style-name="ro1">
          <table:table-cell office:value-type="float" office:value="230.1355" calcext:value-type="float">
            <text:p>230.1355</text:p>
          </table:table-cell>
          <table:table-cell table:number-columns-repeated="3"/>
          <table:table-cell table:formula="of:=[.$C$4] + ([.$C$5] - [.$C$4]) * (([.A505] - [.$C$1]) / ([.$C$2] - [.$C$1]))" office:value-type="float" office:value="-0.498002910475432" calcext:value-type="float">
            <text:p>-0.498002910475432</text:p>
          </table:table-cell>
          <table:table-cell table:number-columns-repeated="16"/>
        </table:table-row>
        <table:table-row table:style-name="ro1">
          <table:table-cell office:value-type="float" office:value="235.71275" calcext:value-type="float">
            <text:p>235.71275</text:p>
          </table:table-cell>
          <table:table-cell table:number-columns-repeated="3"/>
          <table:table-cell table:formula="of:=[.$C$4] + ([.$C$5] - [.$C$4]) * (([.A506] - [.$C$1]) / ([.$C$2] - [.$C$1]))" office:value-type="float" office:value="-0.497911275706567" calcext:value-type="float">
            <text:p>-0.497911275706567</text:p>
          </table:table-cell>
          <table:table-cell table:number-columns-repeated="16"/>
        </table:table-row>
        <table:table-row table:style-name="ro1">
          <table:table-cell office:value-type="float" office:value="242.93183" calcext:value-type="float">
            <text:p>242.93183</text:p>
          </table:table-cell>
          <table:table-cell table:number-columns-repeated="3"/>
          <table:table-cell table:formula="of:=[.$C$4] + ([.$C$5] - [.$C$4]) * (([.A507] - [.$C$1]) / ([.$C$2] - [.$C$1]))" office:value-type="float" office:value="-0.497792665508491" calcext:value-type="float">
            <text:p>-0.497792665508491</text:p>
          </table:table-cell>
          <table:table-cell table:number-columns-repeated="16"/>
        </table:table-row>
        <table:table-row table:style-name="ro1">
          <table:table-cell office:value-type="float" office:value="237.1035" calcext:value-type="float">
            <text:p>237.1035</text:p>
          </table:table-cell>
          <table:table-cell table:number-columns-repeated="3"/>
          <table:table-cell table:formula="of:=[.$C$4] + ([.$C$5] - [.$C$4]) * (([.A508] - [.$C$1]) / ([.$C$2] - [.$C$1]))" office:value-type="float" office:value="-0.497888425546578" calcext:value-type="float">
            <text:p>-0.497888425546578</text:p>
          </table:table-cell>
          <table:table-cell table:number-columns-repeated="16"/>
        </table:table-row>
        <table:table-row table:style-name="ro1">
          <table:table-cell office:value-type="float" office:value="241.07183" calcext:value-type="float">
            <text:p>241.07183</text:p>
          </table:table-cell>
          <table:table-cell table:number-columns-repeated="3"/>
          <table:table-cell table:formula="of:=[.$C$4] + ([.$C$5] - [.$C$4]) * (([.A509] - [.$C$1]) / ([.$C$2] - [.$C$1]))" office:value-type="float" office:value="-0.49782322549237" calcext:value-type="float">
            <text:p>-0.49782322549237</text:p>
          </table:table-cell>
          <table:table-cell table:number-columns-repeated="16"/>
        </table:table-row>
        <table:table-row table:style-name="ro1">
          <table:table-cell office:value-type="float" office:value="245.70566" calcext:value-type="float">
            <text:p>245.70566</text:p>
          </table:table-cell>
          <table:table-cell table:number-columns-repeated="3"/>
          <table:table-cell table:formula="of:=[.$C$4] + ([.$C$5] - [.$C$4]) * (([.A510] - [.$C$1]) / ([.$C$2] - [.$C$1]))" office:value-type="float" office:value="-0.497747091207371" calcext:value-type="float">
            <text:p>-0.497747091207371</text:p>
          </table:table-cell>
          <table:table-cell table:number-columns-repeated="16"/>
        </table:table-row>
        <table:table-row table:style-name="ro1">
          <table:table-cell office:value-type="float" office:value="245.145" calcext:value-type="float">
            <text:p>245.145</text:p>
          </table:table-cell>
          <table:table-cell table:number-columns-repeated="3"/>
          <table:table-cell table:formula="of:=[.$C$4] + ([.$C$5] - [.$C$4]) * (([.A511] - [.$C$1]) / ([.$C$2] - [.$C$1]))" office:value-type="float" office:value="-0.497756302906597" calcext:value-type="float">
            <text:p>-0.497756302906597</text:p>
          </table:table-cell>
          <table:table-cell table:number-columns-repeated="16"/>
        </table:table-row>
        <table:table-row table:style-name="ro1">
          <table:table-cell office:value-type="float" office:value="235.14141" calcext:value-type="float">
            <text:p>235.14141</text:p>
          </table:table-cell>
          <table:table-cell table:number-columns-repeated="3"/>
          <table:table-cell table:formula="of:=[.$C$4] + ([.$C$5] - [.$C$4]) * (([.A512] - [.$C$1]) / ([.$C$2] - [.$C$1]))" office:value-type="float" office:value="-0.49792066287925" calcext:value-type="float">
            <text:p>-0.49792066287925</text:p>
          </table:table-cell>
          <table:table-cell table:number-columns-repeated="16"/>
        </table:table-row>
        <table:table-row table:style-name="ro1">
          <table:table-cell office:value-type="float" office:value="238.93183" calcext:value-type="float">
            <text:p>238.93183</text:p>
          </table:table-cell>
          <table:table-cell table:number-columns-repeated="3"/>
          <table:table-cell table:formula="of:=[.$C$4] + ([.$C$5] - [.$C$4]) * (([.A513] - [.$C$1]) / ([.$C$2] - [.$C$1]))" office:value-type="float" office:value="-0.49785838590393" calcext:value-type="float">
            <text:p>-0.49785838590393</text:p>
          </table:table-cell>
          <table:table-cell table:number-columns-repeated="16"/>
        </table:table-row>
        <table:table-row table:style-name="ro1">
          <table:table-cell office:value-type="float" office:value="238.15225" calcext:value-type="float">
            <text:p>238.15225</text:p>
          </table:table-cell>
          <table:table-cell table:number-columns-repeated="3"/>
          <table:table-cell table:formula="of:=[.$C$4] + ([.$C$5] - [.$C$4]) * (([.A514] - [.$C$1]) / ([.$C$2] - [.$C$1]))" office:value-type="float" office:value="-0.497871194480399" calcext:value-type="float">
            <text:p>-0.497871194480399</text:p>
          </table:table-cell>
          <table:table-cell table:number-columns-repeated="16"/>
        </table:table-row>
        <table:table-row table:style-name="ro1">
          <table:table-cell office:value-type="float" office:value="235.67716" calcext:value-type="float">
            <text:p>235.67716</text:p>
          </table:table-cell>
          <table:table-cell table:number-columns-repeated="3"/>
          <table:table-cell table:formula="of:=[.$C$4] + ([.$C$5] - [.$C$4]) * (([.A515] - [.$C$1]) / ([.$C$2] - [.$C$1]))" office:value-type="float" office:value="-0.497911860453785" calcext:value-type="float">
            <text:p>-0.497911860453785</text:p>
          </table:table-cell>
          <table:table-cell table:number-columns-repeated="16"/>
        </table:table-row>
        <table:table-row table:style-name="ro1">
          <table:table-cell office:value-type="float" office:value="251.28908" calcext:value-type="float">
            <text:p>251.28908</text:p>
          </table:table-cell>
          <table:table-cell table:number-columns-repeated="3"/>
          <table:table-cell table:formula="of:=[.$C$4] + ([.$C$5] - [.$C$4]) * (([.A516] - [.$C$1]) / ([.$C$2] - [.$C$1]))" office:value-type="float" office:value="-0.497655355064795" calcext:value-type="float">
            <text:p>-0.497655355064795</text:p>
          </table:table-cell>
          <table:table-cell table:number-columns-repeated="16"/>
        </table:table-row>
        <table:table-row table:style-name="ro1">
          <table:table-cell office:value-type="float" office:value="251.03416" calcext:value-type="float">
            <text:p>251.03416</text:p>
          </table:table-cell>
          <table:table-cell table:number-columns-repeated="3"/>
          <table:table-cell table:formula="of:=[.$C$4] + ([.$C$5] - [.$C$4]) * (([.A517] - [.$C$1]) / ([.$C$2] - [.$C$1]))" office:value-type="float" office:value="-0.497659543425596" calcext:value-type="float">
            <text:p>-0.497659543425596</text:p>
          </table:table-cell>
          <table:table-cell table:number-columns-repeated="16"/>
        </table:table-row>
        <table:table-row table:style-name="ro1">
          <table:table-cell office:value-type="float" office:value="251.9314" calcext:value-type="float">
            <text:p>251.9314</text:p>
          </table:table-cell>
          <table:table-cell table:number-columns-repeated="3"/>
          <table:table-cell table:formula="of:=[.$C$4] + ([.$C$5] - [.$C$4]) * (([.A518] - [.$C$1]) / ([.$C$2] - [.$C$1]))" office:value-type="float" office:value="-0.497644801683695" calcext:value-type="float">
            <text:p>-0.497644801683695</text:p>
          </table:table-cell>
          <table:table-cell table:number-columns-repeated="16"/>
        </table:table-row>
        <table:table-row table:style-name="ro1">
          <table:table-cell office:value-type="float" office:value="258.8485" calcext:value-type="float">
            <text:p>258.8485</text:p>
          </table:table-cell>
          <table:table-cell table:number-columns-repeated="3"/>
          <table:table-cell table:formula="of:=[.$C$4] + ([.$C$5] - [.$C$4]) * (([.A519] - [.$C$1]) / ([.$C$2] - [.$C$1]))" office:value-type="float" office:value="-0.497531153046873" calcext:value-type="float">
            <text:p>-0.497531153046873</text:p>
          </table:table-cell>
          <table:table-cell table:number-columns-repeated="16"/>
        </table:table-row>
        <table:table-row table:style-name="ro1">
          <table:table-cell office:value-type="float" office:value="270.7625" calcext:value-type="float">
            <text:p>270.7625</text:p>
          </table:table-cell>
          <table:table-cell table:number-columns-repeated="3"/>
          <table:table-cell table:formula="of:=[.$C$4] + ([.$C$5] - [.$C$4]) * (([.A520] - [.$C$1]) / ([.$C$2] - [.$C$1]))" office:value-type="float" office:value="-0.497335404849058" calcext:value-type="float">
            <text:p>-0.497335404849058</text:p>
          </table:table-cell>
          <table:table-cell table:number-columns-repeated="16"/>
        </table:table-row>
        <table:table-row table:style-name="ro1">
          <table:table-cell office:value-type="float" office:value="278.1172" calcext:value-type="float">
            <text:p>278.1172</text:p>
          </table:table-cell>
          <table:table-cell table:number-columns-repeated="3"/>
          <table:table-cell table:formula="of:=[.$C$4] + ([.$C$5] - [.$C$4]) * (([.A521] - [.$C$1]) / ([.$C$2] - [.$C$1]))" office:value-type="float" office:value="-0.497214566400974" calcext:value-type="float">
            <text:p>-0.497214566400974</text:p>
          </table:table-cell>
          <table:table-cell table:number-columns-repeated="16"/>
        </table:table-row>
        <table:table-row table:style-name="ro1">
          <table:table-cell office:value-type="float" office:value="269.2606" calcext:value-type="float">
            <text:p>269.2606</text:p>
          </table:table-cell>
          <table:table-cell table:number-columns-repeated="3"/>
          <table:table-cell table:formula="of:=[.$C$4] + ([.$C$5] - [.$C$4]) * (([.A522] - [.$C$1]) / ([.$C$2] - [.$C$1]))" office:value-type="float" office:value="-0.497360081214535" calcext:value-type="float">
            <text:p>-0.497360081214535</text:p>
          </table:table-cell>
          <table:table-cell table:number-columns-repeated="16"/>
        </table:table-row>
        <table:table-row table:style-name="ro1">
          <table:table-cell office:value-type="float" office:value="274.8977" calcext:value-type="float">
            <text:p>274.8977</text:p>
          </table:table-cell>
          <table:table-cell table:number-columns-repeated="3"/>
          <table:table-cell table:formula="of:=[.$C$4] + ([.$C$5] - [.$C$4]) * (([.A523] - [.$C$1]) / ([.$C$2] - [.$C$1]))" office:value-type="float" office:value="-0.497267463104253" calcext:value-type="float">
            <text:p>-0.497267463104253</text:p>
          </table:table-cell>
          <table:table-cell table:number-columns-repeated="16"/>
        </table:table-row>
        <table:table-row table:style-name="ro1">
          <table:table-cell office:value-type="float" office:value="270.86109" calcext:value-type="float">
            <text:p>270.86109</text:p>
          </table:table-cell>
          <table:table-cell table:number-columns-repeated="3"/>
          <table:table-cell table:formula="of:=[.$C$4] + ([.$C$5] - [.$C$4]) * (([.A524] - [.$C$1]) / ([.$C$2] - [.$C$1]))" office:value-type="float" office:value="-0.497333785005611" calcext:value-type="float">
            <text:p>-0.497333785005611</text:p>
          </table:table-cell>
          <table:table-cell table:number-columns-repeated="16"/>
        </table:table-row>
        <table:table-row table:style-name="ro1">
          <table:table-cell office:value-type="float" office:value="276.72789" calcext:value-type="float">
            <text:p>276.72789</text:p>
          </table:table-cell>
          <table:table-cell table:number-columns-repeated="3"/>
          <table:table-cell table:formula="of:=[.$C$4] + ([.$C$5] - [.$C$4]) * (([.A525] - [.$C$1]) / ([.$C$2] - [.$C$1]))" office:value-type="float" office:value="-0.497237392901621" calcext:value-type="float">
            <text:p>-0.497237392901621</text:p>
          </table:table-cell>
          <table:table-cell table:number-columns-repeated="16"/>
        </table:table-row>
        <table:table-row table:style-name="ro1">
          <table:table-cell office:value-type="float" office:value="277.98519" calcext:value-type="float">
            <text:p>277.98519</text:p>
          </table:table-cell>
          <table:table-cell table:number-columns-repeated="3"/>
          <table:table-cell table:formula="of:=[.$C$4] + ([.$C$5] - [.$C$4]) * (([.A526] - [.$C$1]) / ([.$C$2] - [.$C$1]))" office:value-type="float" office:value="-0.497216735338325" calcext:value-type="float">
            <text:p>-0.497216735338325</text:p>
          </table:table-cell>
          <table:table-cell table:number-columns-repeated="16"/>
        </table:table-row>
        <table:table-row table:style-name="ro1">
          <table:table-cell office:value-type="float" office:value="294.1886" calcext:value-type="float">
            <text:p>294.1886</text:p>
          </table:table-cell>
          <table:table-cell table:number-columns-repeated="3"/>
          <table:table-cell table:formula="of:=[.$C$4] + ([.$C$5] - [.$C$4]) * (([.A527] - [.$C$1]) / ([.$C$2] - [.$C$1]))" office:value-type="float" office:value="-0.49695051171016" calcext:value-type="float">
            <text:p>-0.49695051171016</text:p>
          </table:table-cell>
          <table:table-cell table:number-columns-repeated="16"/>
        </table:table-row>
        <table:table-row table:style-name="ro1">
          <table:table-cell office:value-type="float" office:value="289.7149" calcext:value-type="float">
            <text:p>289.7149</text:p>
          </table:table-cell>
          <table:table-cell table:number-columns-repeated="3"/>
          <table:table-cell table:formula="of:=[.$C$4] + ([.$C$5] - [.$C$4]) * (([.A528] - [.$C$1]) / ([.$C$2] - [.$C$1]))" office:value-type="float" office:value="-0.497024015043429" calcext:value-type="float">
            <text:p>-0.497024015043429</text:p>
          </table:table-cell>
          <table:table-cell table:number-columns-repeated="16"/>
        </table:table-row>
        <table:table-row table:style-name="ro1">
          <table:table-cell office:value-type="float" office:value="292.8678" calcext:value-type="float">
            <text:p>292.8678</text:p>
          </table:table-cell>
          <table:table-cell table:number-columns-repeated="3"/>
          <table:table-cell table:formula="of:=[.$C$4] + ([.$C$5] - [.$C$4]) * (([.A529] - [.$C$1]) / ([.$C$2] - [.$C$1]))" office:value-type="float" office:value="-0.496972212584734" calcext:value-type="float">
            <text:p>-0.496972212584734</text:p>
          </table:table-cell>
          <table:table-cell table:number-columns-repeated="16"/>
        </table:table-row>
        <table:table-row table:style-name="ro1">
          <table:table-cell office:value-type="float" office:value="293.224" calcext:value-type="float">
            <text:p>293.224</text:p>
          </table:table-cell>
          <table:table-cell table:number-columns-repeated="3"/>
          <table:table-cell table:formula="of:=[.$C$4] + ([.$C$5] - [.$C$4]) * (([.A530] - [.$C$1]) / ([.$C$2] - [.$C$1]))" office:value-type="float" office:value="-0.49696636018352" calcext:value-type="float">
            <text:p>-0.49696636018352</text:p>
          </table:table-cell>
          <table:table-cell table:number-columns-repeated="16"/>
        </table:table-row>
        <table:table-row table:style-name="ro1">
          <table:table-cell office:value-type="float" office:value="282.644" calcext:value-type="float">
            <text:p>282.644</text:p>
          </table:table-cell>
          <table:table-cell table:number-columns-repeated="3"/>
          <table:table-cell table:formula="of:=[.$C$4] + ([.$C$5] - [.$C$4]) * (([.A531] - [.$C$1]) / ([.$C$2] - [.$C$1]))" office:value-type="float" office:value="-0.497140190629456" calcext:value-type="float">
            <text:p>-0.497140190629456</text:p>
          </table:table-cell>
          <table:table-cell table:number-columns-repeated="16"/>
        </table:table-row>
        <table:table-row table:style-name="ro1">
          <table:table-cell office:value-type="float" office:value="283.0809" calcext:value-type="float">
            <text:p>283.0809</text:p>
          </table:table-cell>
          <table:table-cell table:number-columns-repeated="3"/>
          <table:table-cell table:formula="of:=[.$C$4] + ([.$C$5] - [.$C$4]) * (([.A532] - [.$C$1]) / ([.$C$2] - [.$C$1]))" office:value-type="float" office:value="-0.497133012319264" calcext:value-type="float">
            <text:p>-0.497133012319264</text:p>
          </table:table-cell>
          <table:table-cell table:number-columns-repeated="16"/>
        </table:table-row>
        <table:table-row table:style-name="ro1">
          <table:table-cell office:value-type="float" office:value="290.61579" calcext:value-type="float">
            <text:p>290.61579</text:p>
          </table:table-cell>
          <table:table-cell table:number-columns-repeated="3"/>
          <table:table-cell table:formula="of:=[.$C$4] + ([.$C$5] - [.$C$4]) * (([.A533] - [.$C$1]) / ([.$C$2] - [.$C$1]))" office:value-type="float" office:value="-0.497009213331667" calcext:value-type="float">
            <text:p>-0.497009213331667</text:p>
          </table:table-cell>
          <table:table-cell table:number-columns-repeated="16"/>
        </table:table-row>
        <table:table-row table:style-name="ro1">
          <table:table-cell office:value-type="float" office:value="290.542" calcext:value-type="float">
            <text:p>290.542</text:p>
          </table:table-cell>
          <table:table-cell table:number-columns-repeated="3"/>
          <table:table-cell table:formula="of:=[.$C$4] + ([.$C$5] - [.$C$4]) * (([.A534] - [.$C$1]) / ([.$C$2] - [.$C$1]))" office:value-type="float" office:value="-0.497010425708662" calcext:value-type="float">
            <text:p>-0.497010425708662</text:p>
          </table:table-cell>
          <table:table-cell table:number-columns-repeated="16"/>
        </table:table-row>
        <table:table-row table:style-name="ro1">
          <table:table-cell office:value-type="float" office:value="283.7507" calcext:value-type="float">
            <text:p>283.7507</text:p>
          </table:table-cell>
          <table:table-cell table:number-columns-repeated="3"/>
          <table:table-cell table:formula="of:=[.$C$4] + ([.$C$5] - [.$C$4]) * (([.A535] - [.$C$1]) / ([.$C$2] - [.$C$1]))" office:value-type="float" office:value="-0.497122007439048" calcext:value-type="float">
            <text:p>-0.497122007439048</text:p>
          </table:table-cell>
          <table:table-cell table:number-columns-repeated="16"/>
        </table:table-row>
        <table:table-row table:style-name="ro1">
          <table:table-cell office:value-type="float" office:value="252.44789" calcext:value-type="float">
            <text:p>252.44789</text:p>
          </table:table-cell>
          <table:table-cell table:number-columns-repeated="3"/>
          <table:table-cell table:formula="of:=[.$C$4] + ([.$C$5] - [.$C$4]) * (([.A536] - [.$C$1]) / ([.$C$2] - [.$C$1]))" office:value-type="float" office:value="-0.497636315701935" calcext:value-type="float">
            <text:p>-0.497636315701935</text:p>
          </table:table-cell>
          <table:table-cell table:number-columns-repeated="16"/>
        </table:table-row>
        <table:table-row table:style-name="ro1">
          <table:table-cell office:value-type="float" office:value="263.4741" calcext:value-type="float">
            <text:p>263.4741</text:p>
          </table:table-cell>
          <table:table-cell table:number-columns-repeated="3"/>
          <table:table-cell table:formula="of:=[.$C$4] + ([.$C$5] - [.$C$4]) * (([.A537] - [.$C$1]) / ([.$C$2] - [.$C$1]))" office:value-type="float" office:value="-0.497455153981587" calcext:value-type="float">
            <text:p>-0.497455153981587</text:p>
          </table:table-cell>
          <table:table-cell table:number-columns-repeated="16"/>
        </table:table-row>
        <table:table-row table:style-name="ro1">
          <table:table-cell office:value-type="float" office:value="259.913" calcext:value-type="float">
            <text:p>259.913</text:p>
          </table:table-cell>
          <table:table-cell table:number-columns-repeated="3"/>
          <table:table-cell table:formula="of:=[.$C$4] + ([.$C$5] - [.$C$4]) * (([.A538] - [.$C$1]) / ([.$C$2] - [.$C$1]))" office:value-type="float" office:value="-0.497513663206637" calcext:value-type="float">
            <text:p>-0.497513663206637</text:p>
          </table:table-cell>
          <table:table-cell table:number-columns-repeated="16"/>
        </table:table-row>
        <table:table-row table:style-name="ro1">
          <table:table-cell office:value-type="float" office:value="259.3943" calcext:value-type="float">
            <text:p>259.3943</text:p>
          </table:table-cell>
          <table:table-cell table:number-columns-repeated="3"/>
          <table:table-cell table:formula="of:=[.$C$4] + ([.$C$5] - [.$C$4]) * (([.A539] - [.$C$1]) / ([.$C$2] - [.$C$1]))" office:value-type="float" office:value="-0.497522185498915" calcext:value-type="float">
            <text:p>-0.497522185498915</text:p>
          </table:table-cell>
          <table:table-cell table:number-columns-repeated="16"/>
        </table:table-row>
        <table:table-row table:style-name="ro1">
          <table:table-cell office:value-type="float" office:value="267.5549" calcext:value-type="float">
            <text:p>267.5549</text:p>
          </table:table-cell>
          <table:table-cell table:number-columns-repeated="3"/>
          <table:table-cell table:formula="of:=[.$C$4] + ([.$C$5] - [.$C$4]) * (([.A540] - [.$C$1]) / ([.$C$2] - [.$C$1]))" office:value-type="float" office:value="-0.49738810603416" calcext:value-type="float">
            <text:p>-0.49738810603416</text:p>
          </table:table-cell>
          <table:table-cell table:number-columns-repeated="16"/>
        </table:table-row>
        <table:table-row table:style-name="ro1">
          <table:table-cell office:value-type="float" office:value="265.273" calcext:value-type="float">
            <text:p>265.273</text:p>
          </table:table-cell>
          <table:table-cell table:number-columns-repeated="3"/>
          <table:table-cell table:formula="of:=[.$C$4] + ([.$C$5] - [.$C$4]) * (([.A541] - [.$C$1]) / ([.$C$2] - [.$C$1]))" office:value-type="float" office:value="-0.497425597876748" calcext:value-type="float">
            <text:p>-0.497425597876748</text:p>
          </table:table-cell>
          <table:table-cell table:number-columns-repeated="16"/>
        </table:table-row>
        <table:table-row table:style-name="ro1">
          <table:table-cell office:value-type="float" office:value="246.6733" calcext:value-type="float">
            <text:p>246.6733</text:p>
          </table:table-cell>
          <table:table-cell table:number-columns-repeated="3"/>
          <table:table-cell table:formula="of:=[.$C$4] + ([.$C$5] - [.$C$4]) * (([.A542] - [.$C$1]) / ([.$C$2] - [.$C$1]))" office:value-type="float" office:value="-0.49773119278651" calcext:value-type="float">
            <text:p>-0.49773119278651</text:p>
          </table:table-cell>
          <table:table-cell table:number-columns-repeated="16"/>
        </table:table-row>
        <table:table-row table:style-name="ro1">
          <table:table-cell office:value-type="float" office:value="245.6489" calcext:value-type="float">
            <text:p>245.6489</text:p>
          </table:table-cell>
          <table:table-cell table:number-columns-repeated="3"/>
          <table:table-cell table:formula="of:=[.$C$4] + ([.$C$5] - [.$C$4]) * (([.A543] - [.$C$1]) / ([.$C$2] - [.$C$1]))" office:value-type="float" office:value="-0.497748023779782" calcext:value-type="float">
            <text:p>-0.497748023779782</text:p>
          </table:table-cell>
          <table:table-cell table:number-columns-repeated="16"/>
        </table:table-row>
        <table:table-row table:style-name="ro1">
          <table:table-cell office:value-type="float" office:value="246.5497" calcext:value-type="float">
            <text:p>246.5497</text:p>
          </table:table-cell>
          <table:table-cell table:number-columns-repeated="3"/>
          <table:table-cell table:formula="of:=[.$C$4] + ([.$C$5] - [.$C$4]) * (([.A544] - [.$C$1]) / ([.$C$2] - [.$C$1]))" office:value-type="float" office:value="-0.497733223546729" calcext:value-type="float">
            <text:p>-0.497733223546729</text:p>
          </table:table-cell>
          <table:table-cell table:number-columns-repeated="16"/>
        </table:table-row>
        <table:table-row table:style-name="ro1">
          <table:table-cell office:value-type="float" office:value="248.4467" calcext:value-type="float">
            <text:p>248.4467</text:p>
          </table:table-cell>
          <table:table-cell table:number-columns-repeated="3"/>
          <table:table-cell table:formula="of:=[.$C$4] + ([.$C$5] - [.$C$4]) * (([.A545] - [.$C$1]) / ([.$C$2] - [.$C$1]))" office:value-type="float" office:value="-0.497702055649192" calcext:value-type="float">
            <text:p>-0.497702055649192</text:p>
          </table:table-cell>
          <table:table-cell table:number-columns-repeated="16"/>
        </table:table-row>
        <table:table-row table:style-name="ro1">
          <table:table-cell office:value-type="float" office:value="246.728" calcext:value-type="float">
            <text:p>246.728</text:p>
          </table:table-cell>
          <table:table-cell table:number-columns-repeated="3"/>
          <table:table-cell table:formula="of:=[.$C$4] + ([.$C$5] - [.$C$4]) * (([.A546] - [.$C$1]) / ([.$C$2] - [.$C$1]))" office:value-type="float" office:value="-0.497730294060102" calcext:value-type="float">
            <text:p>-0.497730294060102</text:p>
          </table:table-cell>
          <table:table-cell table:number-columns-repeated="16"/>
        </table:table-row>
        <table:table-row table:style-name="ro1">
          <table:table-cell office:value-type="float" office:value="245.1133" calcext:value-type="float">
            <text:p>245.1133</text:p>
          </table:table-cell>
          <table:table-cell table:number-columns-repeated="3"/>
          <table:table-cell table:formula="of:=[.$C$4] + ([.$C$5] - [.$C$4]) * (([.A547] - [.$C$1]) / ([.$C$2] - [.$C$1]))" office:value-type="float" office:value="-0.497756823740731" calcext:value-type="float">
            <text:p>-0.497756823740731</text:p>
          </table:table-cell>
          <table:table-cell table:number-columns-repeated="16"/>
        </table:table-row>
        <table:table-row table:style-name="ro1">
          <table:table-cell office:value-type="float" office:value="247.2639" calcext:value-type="float">
            <text:p>247.2639</text:p>
          </table:table-cell>
          <table:table-cell table:number-columns-repeated="3"/>
          <table:table-cell table:formula="of:=[.$C$4] + ([.$C$5] - [.$C$4]) * (([.A548] - [.$C$1]) / ([.$C$2] - [.$C$1]))" office:value-type="float" office:value="-0.497721489170123" calcext:value-type="float">
            <text:p>-0.497721489170123</text:p>
          </table:table-cell>
          <table:table-cell table:number-columns-repeated="16"/>
        </table:table-row>
        <table:table-row table:style-name="ro1">
          <table:table-cell office:value-type="float" office:value="243.3028" calcext:value-type="float">
            <text:p>243.3028</text:p>
          </table:table-cell>
          <table:table-cell table:number-columns-repeated="3"/>
          <table:table-cell table:formula="of:=[.$C$4] + ([.$C$5] - [.$C$4]) * (([.A549] - [.$C$1]) / ([.$C$2] - [.$C$1]))" office:value-type="float" office:value="-0.497786570434717" calcext:value-type="float">
            <text:p>-0.497786570434717</text:p>
          </table:table-cell>
          <table:table-cell table:number-columns-repeated="16"/>
        </table:table-row>
        <table:table-row table:style-name="ro1">
          <table:table-cell office:value-type="float" office:value="246.96" calcext:value-type="float">
            <text:p>246.96</text:p>
          </table:table-cell>
          <table:table-cell table:number-columns-repeated="3"/>
          <table:table-cell table:formula="of:=[.$C$4] + ([.$C$5] - [.$C$4]) * (([.A550] - [.$C$1]) / ([.$C$2] - [.$C$1]))" office:value-type="float" office:value="-0.497726482277167" calcext:value-type="float">
            <text:p>-0.497726482277167</text:p>
          </table:table-cell>
          <table:table-cell table:number-columns-repeated="16"/>
        </table:table-row>
        <table:table-row table:style-name="ro1">
          <table:table-cell office:value-type="float" office:value="252.0578" calcext:value-type="float">
            <text:p>252.0578</text:p>
          </table:table-cell>
          <table:table-cell table:number-columns-repeated="3"/>
          <table:table-cell table:formula="of:=[.$C$4] + ([.$C$5] - [.$C$4]) * (([.A551] - [.$C$1]) / ([.$C$2] - [.$C$1]))" office:value-type="float" office:value="-0.4976427249192" calcext:value-type="float">
            <text:p>-0.4976427249192</text:p>
          </table:table-cell>
          <table:table-cell table:number-columns-repeated="16"/>
        </table:table-row>
        <table:table-row table:style-name="ro1">
          <table:table-cell office:value-type="float" office:value="253.4334" calcext:value-type="float">
            <text:p>253.4334</text:p>
          </table:table-cell>
          <table:table-cell table:number-columns-repeated="3"/>
          <table:table-cell table:formula="of:=[.$C$4] + ([.$C$5] - [.$C$4]) * (([.A552] - [.$C$1]) / ([.$C$2] - [.$C$1]))" office:value-type="float" office:value="-0.497620123675208" calcext:value-type="float">
            <text:p>-0.497620123675208</text:p>
          </table:table-cell>
          <table:table-cell table:number-columns-repeated="16"/>
        </table:table-row>
        <table:table-row table:style-name="ro1">
          <table:table-cell office:value-type="float" office:value="252.0256" calcext:value-type="float">
            <text:p>252.0256</text:p>
          </table:table-cell>
          <table:table-cell table:number-columns-repeated="3"/>
          <table:table-cell table:formula="of:=[.$C$4] + ([.$C$5] - [.$C$4]) * (([.A553] - [.$C$1]) / ([.$C$2] - [.$C$1]))" office:value-type="float" office:value="-0.497643253968383" calcext:value-type="float">
            <text:p>-0.497643253968383</text:p>
          </table:table-cell>
          <table:table-cell table:number-columns-repeated="16"/>
        </table:table-row>
        <table:table-row table:style-name="ro1">
          <table:table-cell office:value-type="float" office:value="260.3589" calcext:value-type="float">
            <text:p>260.3589</text:p>
          </table:table-cell>
          <table:table-cell table:number-columns-repeated="3"/>
          <table:table-cell table:formula="of:=[.$C$4] + ([.$C$5] - [.$C$4]) * (([.A554] - [.$C$1]) / ([.$C$2] - [.$C$1]))" office:value-type="float" office:value="-0.497506337025555" calcext:value-type="float">
            <text:p>-0.497506337025555</text:p>
          </table:table-cell>
          <table:table-cell table:number-columns-repeated="16"/>
        </table:table-row>
        <table:table-row table:style-name="ro1">
          <table:table-cell office:value-type="float" office:value="252.0909" calcext:value-type="float">
            <text:p>252.0909</text:p>
          </table:table-cell>
          <table:table-cell table:number-columns-repeated="3"/>
          <table:table-cell table:formula="of:=[.$C$4] + ([.$C$5] - [.$C$4]) * (([.A555] - [.$C$1]) / ([.$C$2] - [.$C$1]))" office:value-type="float" office:value="-0.497642181082927" calcext:value-type="float">
            <text:p>-0.497642181082927</text:p>
          </table:table-cell>
          <table:table-cell table:number-columns-repeated="16"/>
        </table:table-row>
        <table:table-row table:style-name="ro1">
          <table:table-cell office:value-type="float" office:value="252.8629" calcext:value-type="float">
            <text:p>252.8629</text:p>
          </table:table-cell>
          <table:table-cell table:number-columns-repeated="3"/>
          <table:table-cell table:formula="of:=[.$C$4] + ([.$C$5] - [.$C$4]) * (([.A556] - [.$C$1]) / ([.$C$2] - [.$C$1]))" office:value-type="float" office:value="-0.497629497046608" calcext:value-type="float">
            <text:p>-0.497629497046608</text:p>
          </table:table-cell>
          <table:table-cell table:number-columns-repeated="16"/>
        </table:table-row>
        <table:table-row table:style-name="ro1">
          <table:table-cell office:value-type="float" office:value="244.0449" calcext:value-type="float">
            <text:p>244.0449</text:p>
          </table:table-cell>
          <table:table-cell table:number-columns-repeated="3"/>
          <table:table-cell table:formula="of:=[.$C$4] + ([.$C$5] - [.$C$4]) * (([.A557] - [.$C$1]) / ([.$C$2] - [.$C$1]))" office:value-type="float" office:value="-0.497774377658353" calcext:value-type="float">
            <text:p>-0.497774377658353</text:p>
          </table:table-cell>
          <table:table-cell table:number-columns-repeated="16"/>
        </table:table-row>
        <table:table-row table:style-name="ro1">
          <table:table-cell office:value-type="float" office:value="240.9478" calcext:value-type="float">
            <text:p>240.9478</text:p>
          </table:table-cell>
          <table:table-cell table:number-columns-repeated="3"/>
          <table:table-cell table:formula="of:=[.$C$4] + ([.$C$5] - [.$C$4]) * (([.A558] - [.$C$1]) / ([.$C$2] - [.$C$1]))" office:value-type="float" office:value="-0.497825263317531" calcext:value-type="float">
            <text:p>-0.497825263317531</text:p>
          </table:table-cell>
          <table:table-cell table:number-columns-repeated="16"/>
        </table:table-row>
        <table:table-row table:style-name="ro1">
          <table:table-cell office:value-type="float" office:value="236.4388" calcext:value-type="float">
            <text:p>236.4388</text:p>
          </table:table-cell>
          <table:table-cell table:number-columns-repeated="3"/>
          <table:table-cell table:formula="of:=[.$C$4] + ([.$C$5] - [.$C$4]) * (([.A559] - [.$C$1]) / ([.$C$2] - [.$C$1]))" office:value-type="float" office:value="-0.49789934663329" calcext:value-type="float">
            <text:p>-0.49789934663329</text:p>
          </table:table-cell>
          <table:table-cell table:number-columns-repeated="16"/>
        </table:table-row>
        <table:table-row table:style-name="ro1">
          <table:table-cell office:value-type="float" office:value="236.5542" calcext:value-type="float">
            <text:p>236.5542</text:p>
          </table:table-cell>
          <table:table-cell table:number-columns-repeated="3"/>
          <table:table-cell table:formula="of:=[.$C$4] + ([.$C$5] - [.$C$4]) * (([.A560] - [.$C$1]) / ([.$C$2] - [.$C$1]))" office:value-type="float" office:value="-0.497897450599881" calcext:value-type="float">
            <text:p>-0.497897450599881</text:p>
          </table:table-cell>
          <table:table-cell table:number-columns-repeated="16"/>
        </table:table-row>
        <table:table-row table:style-name="ro1">
          <table:table-cell office:value-type="float" office:value="235.522" calcext:value-type="float">
            <text:p>235.522</text:p>
          </table:table-cell>
          <table:table-cell table:number-columns-repeated="3"/>
          <table:table-cell table:formula="of:=[.$C$4] + ([.$C$5] - [.$C$4]) * (([.A561] - [.$C$1]) / ([.$C$2] - [.$C$1]))" office:value-type="float" office:value="-0.497914409747925" calcext:value-type="float">
            <text:p>-0.497914409747925</text:p>
          </table:table-cell>
          <table:table-cell table:number-columns-repeated="16"/>
        </table:table-row>
        <table:table-row table:style-name="ro1">
          <table:table-cell office:value-type="float" office:value="222.6009" calcext:value-type="float">
            <text:p>222.6009</text:p>
          </table:table-cell>
          <table:table-cell table:number-columns-repeated="3"/>
          <table:table-cell table:formula="of:=[.$C$4] + ([.$C$5] - [.$C$4]) * (([.A562] - [.$C$1]) / ([.$C$2] - [.$C$1]))" office:value-type="float" office:value="-0.498126704698301" calcext:value-type="float">
            <text:p>-0.498126704698301</text:p>
          </table:table-cell>
          <table:table-cell table:number-columns-repeated="16"/>
        </table:table-row>
        <table:table-row table:style-name="ro1">
          <table:table-cell office:value-type="float" office:value="220.9126" calcext:value-type="float">
            <text:p>220.9126</text:p>
          </table:table-cell>
          <table:table-cell table:number-columns-repeated="3"/>
          <table:table-cell table:formula="of:=[.$C$4] + ([.$C$5] - [.$C$4]) * (([.A563] - [.$C$1]) / ([.$C$2] - [.$C$1]))" office:value-type="float" office:value="-0.498154443634206" calcext:value-type="float">
            <text:p>-0.498154443634206</text:p>
          </table:table-cell>
          <table:table-cell table:number-columns-repeated="16"/>
        </table:table-row>
        <table:table-row table:style-name="ro1">
          <table:table-cell office:value-type="float" office:value="226.0171" calcext:value-type="float">
            <text:p>226.0171</text:p>
          </table:table-cell>
          <table:table-cell table:number-columns-repeated="3"/>
          <table:table-cell table:formula="of:=[.$C$4] + ([.$C$5] - [.$C$4]) * (([.A564] - [.$C$1]) / ([.$C$2] - [.$C$1]))" office:value-type="float" office:value="-0.498070576194576" calcext:value-type="float">
            <text:p>-0.498070576194576</text:p>
          </table:table-cell>
          <table:table-cell table:number-columns-repeated="16"/>
        </table:table-row>
        <table:table-row table:style-name="ro1">
          <table:table-cell office:value-type="float" office:value="227.9255" calcext:value-type="float">
            <text:p>227.9255</text:p>
          </table:table-cell>
          <table:table-cell table:number-columns-repeated="3"/>
          <table:table-cell table:formula="of:=[.$C$4] + ([.$C$5] - [.$C$4]) * (([.A565] - [.$C$1]) / ([.$C$2] - [.$C$1]))" office:value-type="float" office:value="-0.498039220993913" calcext:value-type="float">
            <text:p>-0.498039220993913</text:p>
          </table:table-cell>
          <table:table-cell table:number-columns-repeated="16"/>
        </table:table-row>
        <table:table-row table:style-name="ro1">
          <table:table-cell office:value-type="float" office:value="223.317" calcext:value-type="float">
            <text:p>223.317</text:p>
          </table:table-cell>
          <table:table-cell table:number-columns-repeated="3"/>
          <table:table-cell table:formula="of:=[.$C$4] + ([.$C$5] - [.$C$4]) * (([.A566] - [.$C$1]) / ([.$C$2] - [.$C$1]))" office:value-type="float" office:value="-0.498114939104508" calcext:value-type="float">
            <text:p>-0.498114939104508</text:p>
          </table:table-cell>
          <table:table-cell table:number-columns-repeated="16"/>
        </table:table-row>
        <table:table-row table:style-name="ro1">
          <table:table-cell office:value-type="float" office:value="223.4062" calcext:value-type="float">
            <text:p>223.4062</text:p>
          </table:table-cell>
          <table:table-cell table:number-columns-repeated="3"/>
          <table:table-cell table:formula="of:=[.$C$4] + ([.$C$5] - [.$C$4]) * (([.A567] - [.$C$1]) / ([.$C$2] - [.$C$1]))" office:value-type="float" office:value="-0.498113473539689" calcext:value-type="float">
            <text:p>-0.498113473539689</text:p>
          </table:table-cell>
          <table:table-cell table:number-columns-repeated="16"/>
        </table:table-row>
        <table:table-row table:style-name="ro1">
          <table:table-cell office:value-type="float" office:value="223.9214" calcext:value-type="float">
            <text:p>223.9214</text:p>
          </table:table-cell>
          <table:table-cell table:number-columns-repeated="3"/>
          <table:table-cell table:formula="of:=[.$C$4] + ([.$C$5] - [.$C$4]) * (([.A568] - [.$C$1]) / ([.$C$2] - [.$C$1]))" office:value-type="float" office:value="-0.498105008752757" calcext:value-type="float">
            <text:p>-0.498105008752757</text:p>
          </table:table-cell>
          <table:table-cell table:number-columns-repeated="16"/>
        </table:table-row>
        <table:table-row table:style-name="ro1">
          <table:table-cell office:value-type="float" office:value="224.9815" calcext:value-type="float">
            <text:p>224.9815</text:p>
          </table:table-cell>
          <table:table-cell table:number-columns-repeated="3"/>
          <table:table-cell table:formula="of:=[.$C$4] + ([.$C$5] - [.$C$4]) * (([.A569] - [.$C$1]) / ([.$C$2] - [.$C$1]))" office:value-type="float" office:value="-0.498087591204956" calcext:value-type="float">
            <text:p>-0.498087591204956</text:p>
          </table:table-cell>
          <table:table-cell table:number-columns-repeated="16"/>
        </table:table-row>
        <table:table-row table:style-name="ro1">
          <table:table-cell office:value-type="float" office:value="235.50369" calcext:value-type="float">
            <text:p>235.50369</text:p>
          </table:table-cell>
          <table:table-cell table:number-columns-repeated="3"/>
          <table:table-cell table:formula="of:=[.$C$4] + ([.$C$5] - [.$C$4]) * (([.A570] - [.$C$1]) / ([.$C$2] - [.$C$1]))" office:value-type="float" office:value="-0.497914710583035" calcext:value-type="float">
            <text:p>-0.497914710583035</text:p>
          </table:table-cell>
          <table:table-cell table:number-columns-repeated="16"/>
        </table:table-row>
        <table:table-row table:style-name="ro1">
          <table:table-cell office:value-type="float" office:value="234.15749" calcext:value-type="float">
            <text:p>234.15749</text:p>
          </table:table-cell>
          <table:table-cell table:number-columns-repeated="3"/>
          <table:table-cell table:formula="of:=[.$C$4] + ([.$C$5] - [.$C$4]) * (([.A571] - [.$C$1]) / ([.$C$2] - [.$C$1]))" office:value-type="float" office:value="-0.49793682878212" calcext:value-type="float">
            <text:p>-0.49793682878212</text:p>
          </table:table-cell>
          <table:table-cell table:number-columns-repeated="16"/>
        </table:table-row>
        <table:table-row table:style-name="ro1">
          <table:table-cell office:value-type="float" office:value="233.40079" calcext:value-type="float">
            <text:p>233.40079</text:p>
          </table:table-cell>
          <table:table-cell table:number-columns-repeated="3"/>
          <table:table-cell table:formula="of:=[.$C$4] + ([.$C$5] - [.$C$4]) * (([.A572] - [.$C$1]) / ([.$C$2] - [.$C$1]))" office:value-type="float" office:value="-0.497949261437927" calcext:value-type="float">
            <text:p>-0.497949261437927</text:p>
          </table:table-cell>
          <table:table-cell table:number-columns-repeated="16"/>
        </table:table-row>
        <table:table-row table:style-name="ro1">
          <table:table-cell office:value-type="float" office:value="228.92379" calcext:value-type="float">
            <text:p>228.92379</text:p>
          </table:table-cell>
          <table:table-cell table:number-columns-repeated="3"/>
          <table:table-cell table:formula="of:=[.$C$4] + ([.$C$5] - [.$C$4]) * (([.A573] - [.$C$1]) / ([.$C$2] - [.$C$1]))" office:value-type="float" office:value="-0.498022818990522" calcext:value-type="float">
            <text:p>-0.498022818990522</text:p>
          </table:table-cell>
          <table:table-cell table:number-columns-repeated="16"/>
        </table:table-row>
        <table:table-row table:style-name="ro1">
          <table:table-cell office:value-type="float" office:value="219.94549" calcext:value-type="float">
            <text:p>219.94549</text:p>
          </table:table-cell>
          <table:table-cell table:number-columns-repeated="3"/>
          <table:table-cell table:formula="of:=[.$C$4] + ([.$C$5] - [.$C$4]) * (([.A574] - [.$C$1]) / ([.$C$2] - [.$C$1]))" office:value-type="float" office:value="-0.498170333347114" calcext:value-type="float">
            <text:p>-0.498170333347114</text:p>
          </table:table-cell>
          <table:table-cell table:number-columns-repeated="16"/>
        </table:table-row>
        <table:table-row table:style-name="ro1">
          <table:table-cell office:value-type="float" office:value="219.19029" calcext:value-type="float">
            <text:p>219.19029</text:p>
          </table:table-cell>
          <table:table-cell table:number-columns-repeated="3"/>
          <table:table-cell table:formula="of:=[.$C$4] + ([.$C$5] - [.$C$4]) * (([.A575] - [.$C$1]) / ([.$C$2] - [.$C$1]))" office:value-type="float" office:value="-0.498182741357773" calcext:value-type="float">
            <text:p>-0.498182741357773</text:p>
          </table:table-cell>
          <table:table-cell table:number-columns-repeated="16"/>
        </table:table-row>
        <table:table-row table:style-name="ro1">
          <table:table-cell office:value-type="float" office:value="227.3867" calcext:value-type="float">
            <text:p>227.3867</text:p>
          </table:table-cell>
          <table:table-cell table:number-columns-repeated="3"/>
          <table:table-cell table:formula="of:=[.$C$4] + ([.$C$5] - [.$C$4]) * (([.A576] - [.$C$1]) / ([.$C$2] - [.$C$1]))" office:value-type="float" office:value="-0.498048073531178" calcext:value-type="float">
            <text:p>-0.498048073531178</text:p>
          </table:table-cell>
          <table:table-cell table:number-columns-repeated="16"/>
        </table:table-row>
        <table:table-row table:style-name="ro1">
          <table:table-cell office:value-type="float" office:value="225.3545" calcext:value-type="float">
            <text:p>225.3545</text:p>
          </table:table-cell>
          <table:table-cell table:number-columns-repeated="3"/>
          <table:table-cell table:formula="of:=[.$C$4] + ([.$C$5] - [.$C$4]) * (([.A577] - [.$C$1]) / ([.$C$2] - [.$C$1]))" office:value-type="float" office:value="-0.498081462778081" calcext:value-type="float">
            <text:p>-0.498081462778081</text:p>
          </table:table-cell>
          <table:table-cell table:number-columns-repeated="16"/>
        </table:table-row>
        <table:table-row table:style-name="ro1">
          <table:table-cell office:value-type="float" office:value="225.9976" calcext:value-type="float">
            <text:p>225.9976</text:p>
          </table:table-cell>
          <table:table-cell table:number-columns-repeated="3"/>
          <table:table-cell table:formula="of:=[.$C$4] + ([.$C$5] - [.$C$4]) * (([.A578] - [.$C$1]) / ([.$C$2] - [.$C$1]))" office:value-type="float" office:value="-0.498070896581504" calcext:value-type="float">
            <text:p>-0.498070896581504</text:p>
          </table:table-cell>
          <table:table-cell table:number-columns-repeated="16"/>
        </table:table-row>
        <table:table-row table:style-name="ro1">
          <table:table-cell office:value-type="float" office:value="236.6827" calcext:value-type="float">
            <text:p>236.6827</text:p>
          </table:table-cell>
          <table:table-cell table:number-columns-repeated="3"/>
          <table:table-cell table:formula="of:=[.$C$4] + ([.$C$5] - [.$C$4]) * (([.A579] - [.$C$1]) / ([.$C$2] - [.$C$1]))" office:value-type="float" office:value="-0.497895339332178" calcext:value-type="float">
            <text:p>-0.497895339332178</text:p>
          </table:table-cell>
          <table:table-cell table:number-columns-repeated="16"/>
        </table:table-row>
        <table:table-row table:style-name="ro1">
          <table:table-cell office:value-type="float" office:value="233.8511" calcext:value-type="float">
            <text:p>233.8511</text:p>
          </table:table-cell>
          <table:table-cell table:number-columns-repeated="3"/>
          <table:table-cell table:formula="of:=[.$C$4] + ([.$C$5] - [.$C$4]) * (([.A580] - [.$C$1]) / ([.$C$2] - [.$C$1]))" office:value-type="float" office:value="-0.497941862800109" calcext:value-type="float">
            <text:p>-0.497941862800109</text:p>
          </table:table-cell>
          <table:table-cell table:number-columns-repeated="16"/>
        </table:table-row>
        <table:table-row table:style-name="ro1">
          <table:table-cell office:value-type="float" office:value="236.2378" calcext:value-type="float">
            <text:p>236.2378</text:p>
          </table:table-cell>
          <table:table-cell table:number-columns-repeated="3"/>
          <table:table-cell table:formula="of:=[.$C$4] + ([.$C$5] - [.$C$4]) * (([.A581] - [.$C$1]) / ([.$C$2] - [.$C$1]))" office:value-type="float" office:value="-0.497902649083161" calcext:value-type="float">
            <text:p>-0.497902649083161</text:p>
          </table:table-cell>
          <table:table-cell table:number-columns-repeated="16"/>
        </table:table-row>
        <table:table-row table:style-name="ro1">
          <table:table-cell office:value-type="float" office:value="240.3646" calcext:value-type="float">
            <text:p>240.3646</text:p>
          </table:table-cell>
          <table:table-cell table:number-columns-repeated="3"/>
          <table:table-cell table:formula="of:=[.$C$4] + ([.$C$5] - [.$C$4]) * (([.A582] - [.$C$1]) / ([.$C$2] - [.$C$1]))" office:value-type="float" office:value="-0.497834845351186" calcext:value-type="float">
            <text:p>-0.497834845351186</text:p>
          </table:table-cell>
          <table:table-cell table:number-columns-repeated="16"/>
        </table:table-row>
        <table:table-row table:style-name="ro1">
          <table:table-cell office:value-type="float" office:value="235.6033" calcext:value-type="float">
            <text:p>235.6033</text:p>
          </table:table-cell>
          <table:table-cell table:number-columns-repeated="3"/>
          <table:table-cell table:formula="of:=[.$C$4] + ([.$C$5] - [.$C$4]) * (([.A583] - [.$C$1]) / ([.$C$2] - [.$C$1]))" office:value-type="float" office:value="-0.497913073980887" calcext:value-type="float">
            <text:p>-0.497913073980887</text:p>
          </table:table-cell>
          <table:table-cell table:number-columns-repeated="16"/>
        </table:table-row>
        <table:table-row table:style-name="ro1">
          <table:table-cell office:value-type="float" office:value="235.6017" calcext:value-type="float">
            <text:p>235.6017</text:p>
          </table:table-cell>
          <table:table-cell table:number-columns-repeated="3"/>
          <table:table-cell table:formula="of:=[.$C$4] + ([.$C$5] - [.$C$4]) * (([.A584] - [.$C$1]) / ([.$C$2] - [.$C$1]))" office:value-type="float" office:value="-0.497913100269045" calcext:value-type="float">
            <text:p>-0.497913100269045</text:p>
          </table:table-cell>
          <table:table-cell table:number-columns-repeated="16"/>
        </table:table-row>
        <table:table-row table:style-name="ro1">
          <table:table-cell office:value-type="float" office:value="230.4207" calcext:value-type="float">
            <text:p>230.4207</text:p>
          </table:table-cell>
          <table:table-cell table:number-columns-repeated="3"/>
          <table:table-cell table:formula="of:=[.$C$4] + ([.$C$5] - [.$C$4]) * (([.A585] - [.$C$1]) / ([.$C$2] - [.$C$1]))" office:value-type="float" office:value="-0.497998224611238" calcext:value-type="float">
            <text:p>-0.497998224611238</text:p>
          </table:table-cell>
          <table:table-cell table:number-columns-repeated="16"/>
        </table:table-row>
        <table:table-row table:style-name="ro1">
          <table:table-cell office:value-type="float" office:value="237.059" calcext:value-type="float">
            <text:p>237.059</text:p>
          </table:table-cell>
          <table:table-cell table:number-columns-repeated="3"/>
          <table:table-cell table:formula="of:=[.$C$4] + ([.$C$5] - [.$C$4]) * (([.A586] - [.$C$1]) / ([.$C$2] - [.$C$1]))" office:value-type="float" office:value="-0.497889156685977" calcext:value-type="float">
            <text:p>-0.497889156685977</text:p>
          </table:table-cell>
          <table:table-cell table:number-columns-repeated="16"/>
        </table:table-row>
        <table:table-row table:style-name="ro1">
          <table:table-cell office:value-type="float" office:value="244.6989" calcext:value-type="float">
            <text:p>244.6989</text:p>
          </table:table-cell>
          <table:table-cell table:number-columns-repeated="3"/>
          <table:table-cell table:formula="of:=[.$C$4] + ([.$C$5] - [.$C$4]) * (([.A587] - [.$C$1]) / ([.$C$2] - [.$C$1]))" office:value-type="float" office:value="-0.497763632373699" calcext:value-type="float">
            <text:p>-0.497763632373699</text:p>
          </table:table-cell>
          <table:table-cell table:number-columns-repeated="16"/>
        </table:table-row>
        <table:table-row table:style-name="ro1">
          <table:table-cell office:value-type="float" office:value="241.516" calcext:value-type="float">
            <text:p>241.516</text:p>
          </table:table-cell>
          <table:table-cell table:number-columns-repeated="3"/>
          <table:table-cell table:formula="of:=[.$C$4] + ([.$C$5] - [.$C$4]) * (([.A588] - [.$C$1]) / ([.$C$2] - [.$C$1]))" office:value-type="float" office:value="-0.497815927735359" calcext:value-type="float">
            <text:p>-0.497815927735359</text:p>
          </table:table-cell>
          <table:table-cell table:number-columns-repeated="16"/>
        </table:table-row>
        <table:table-row table:style-name="ro1">
          <table:table-cell office:value-type="float" office:value="239.4036" calcext:value-type="float">
            <text:p>239.4036</text:p>
          </table:table-cell>
          <table:table-cell table:number-columns-repeated="3"/>
          <table:table-cell table:formula="of:=[.$C$4] + ([.$C$5] - [.$C$4]) * (([.A589] - [.$C$1]) / ([.$C$2] - [.$C$1]))" office:value-type="float" office:value="-0.497850634676191" calcext:value-type="float">
            <text:p>-0.497850634676191</text:p>
          </table:table-cell>
          <table:table-cell table:number-columns-repeated="16"/>
        </table:table-row>
        <table:table-row table:style-name="ro1">
          <table:table-cell office:value-type="float" office:value="240.00079" calcext:value-type="float">
            <text:p>240.00079</text:p>
          </table:table-cell>
          <table:table-cell table:number-columns-repeated="3"/>
          <table:table-cell table:formula="of:=[.$C$4] + ([.$C$5] - [.$C$4]) * (([.A590] - [.$C$1]) / ([.$C$2] - [.$C$1]))" office:value-type="float" office:value="-0.497840822785452" calcext:value-type="float">
            <text:p>-0.497840822785452</text:p>
          </table:table-cell>
          <table:table-cell table:number-columns-repeated="16"/>
        </table:table-row>
        <table:table-row table:style-name="ro1">
          <table:table-cell office:value-type="float" office:value="241.3529" calcext:value-type="float">
            <text:p>241.3529</text:p>
          </table:table-cell>
          <table:table-cell table:number-columns-repeated="3"/>
          <table:table-cell table:formula="of:=[.$C$4] + ([.$C$5] - [.$C$4]) * (([.A591] - [.$C$1]) / ([.$C$2] - [.$C$1]))" office:value-type="float" office:value="-0.497818607484483" calcext:value-type="float">
            <text:p>-0.497818607484483</text:p>
          </table:table-cell>
          <table:table-cell table:number-columns-repeated="16"/>
        </table:table-row>
        <table:table-row table:style-name="ro1">
          <table:table-cell office:value-type="float" office:value="235.5478" calcext:value-type="float">
            <text:p>235.5478</text:p>
          </table:table-cell>
          <table:table-cell table:number-columns-repeated="3"/>
          <table:table-cell table:formula="of:=[.$C$4] + ([.$C$5] - [.$C$4]) * (([.A592] - [.$C$1]) / ([.$C$2] - [.$C$1]))" office:value-type="float" office:value="-0.497913985851374" calcext:value-type="float">
            <text:p>-0.497913985851374</text:p>
          </table:table-cell>
          <table:table-cell table:number-columns-repeated="16"/>
        </table:table-row>
        <table:table-row table:style-name="ro1">
          <table:table-cell office:value-type="float" office:value="237.5737" calcext:value-type="float">
            <text:p>237.5737</text:p>
          </table:table-cell>
          <table:table-cell table:number-columns-repeated="3"/>
          <table:table-cell table:formula="of:=[.$C$4] + ([.$C$5] - [.$C$4]) * (([.A593] - [.$C$1]) / ([.$C$2] - [.$C$1]))" office:value-type="float" office:value="-0.497880700114094" calcext:value-type="float">
            <text:p>-0.497880700114094</text:p>
          </table:table-cell>
          <table:table-cell table:number-columns-repeated="16"/>
        </table:table-row>
        <table:table-row table:style-name="ro1">
          <table:table-cell office:value-type="float" office:value="236.657" calcext:value-type="float">
            <text:p>236.657</text:p>
          </table:table-cell>
          <table:table-cell table:number-columns-repeated="3"/>
          <table:table-cell table:formula="of:=[.$C$4] + ([.$C$5] - [.$C$4]) * (([.A594] - [.$C$1]) / ([.$C$2] - [.$C$1]))" office:value-type="float" office:value="-0.497895761585719" calcext:value-type="float">
            <text:p>-0.497895761585719</text:p>
          </table:table-cell>
          <table:table-cell table:number-columns-repeated="16"/>
        </table:table-row>
        <table:table-row table:style-name="ro1">
          <table:table-cell office:value-type="float" office:value="236.339" calcext:value-type="float">
            <text:p>236.339</text:p>
          </table:table-cell>
          <table:table-cell table:number-columns-repeated="3"/>
          <table:table-cell table:formula="of:=[.$C$4] + ([.$C$5] - [.$C$4]) * (([.A595] - [.$C$1]) / ([.$C$2] - [.$C$1]))" office:value-type="float" office:value="-0.497900986357156" calcext:value-type="float">
            <text:p>-0.497900986357156</text:p>
          </table:table-cell>
          <table:table-cell table:number-columns-repeated="16"/>
        </table:table-row>
        <table:table-row table:style-name="ro1">
          <table:table-cell office:value-type="float" office:value="236.2319" calcext:value-type="float">
            <text:p>236.2319</text:p>
          </table:table-cell>
          <table:table-cell table:number-columns-repeated="3"/>
          <table:table-cell table:formula="of:=[.$C$4] + ([.$C$5] - [.$C$4]) * (([.A596] - [.$C$1]) / ([.$C$2] - [.$C$1]))" office:value-type="float" office:value="-0.497902746020744" calcext:value-type="float">
            <text:p>-0.497902746020744</text:p>
          </table:table-cell>
          <table:table-cell table:number-columns-repeated="16"/>
        </table:table-row>
        <table:table-row table:style-name="ro1">
          <table:table-cell office:value-type="float" office:value="233.3119" calcext:value-type="float">
            <text:p>233.3119</text:p>
          </table:table-cell>
          <table:table-cell table:number-columns-repeated="3"/>
          <table:table-cell table:formula="of:=[.$C$4] + ([.$C$5] - [.$C$4]) * (([.A597] - [.$C$1]) / ([.$C$2] - [.$C$1]))" office:value-type="float" office:value="-0.497950721909414" calcext:value-type="float">
            <text:p>-0.497950721909414</text:p>
          </table:table-cell>
          <table:table-cell table:number-columns-repeated="16"/>
        </table:table-row>
        <table:table-row table:style-name="ro1">
          <table:table-cell office:value-type="float" office:value="232.7193" calcext:value-type="float">
            <text:p>232.7193</text:p>
          </table:table-cell>
          <table:table-cell table:number-columns-repeated="3"/>
          <table:table-cell table:formula="of:=[.$C$4] + ([.$C$5] - [.$C$4]) * (([.A598] - [.$C$1]) / ([.$C$2] - [.$C$1]))" office:value-type="float" office:value="-0.497960458385999" calcext:value-type="float">
            <text:p>-0.497960458385999</text:p>
          </table:table-cell>
          <table:table-cell table:number-columns-repeated="16"/>
        </table:table-row>
        <table:table-row table:style-name="ro1">
          <table:table-cell office:value-type="float" office:value="234.204" calcext:value-type="float">
            <text:p>234.204</text:p>
          </table:table-cell>
          <table:table-cell table:number-columns-repeated="3"/>
          <table:table-cell table:formula="of:=[.$C$4] + ([.$C$5] - [.$C$4]) * (([.A599] - [.$C$1]) / ([.$C$2] - [.$C$1]))" office:value-type="float" office:value="-0.497936064618222" calcext:value-type="float">
            <text:p>-0.497936064618222</text:p>
          </table:table-cell>
          <table:table-cell table:number-columns-repeated="16"/>
        </table:table-row>
        <table:table-row table:style-name="ro1">
          <table:table-cell office:value-type="float" office:value="235.86329" calcext:value-type="float">
            <text:p>235.86329</text:p>
          </table:table-cell>
          <table:table-cell table:number-columns-repeated="3"/>
          <table:table-cell table:formula="of:=[.$C$4] + ([.$C$5] - [.$C$4]) * (([.A600] - [.$C$1]) / ([.$C$2] - [.$C$1]))" office:value-type="float" office:value="-0.497908802319485" calcext:value-type="float">
            <text:p>-0.497908802319485</text:p>
          </table:table-cell>
          <table:table-cell table:number-columns-repeated="16"/>
        </table:table-row>
        <table:table-row table:style-name="ro1">
          <table:table-cell office:value-type="float" office:value="240.1588" calcext:value-type="float">
            <text:p>240.1588</text:p>
          </table:table-cell>
          <table:table-cell table:number-columns-repeated="3"/>
          <table:table-cell table:formula="of:=[.$C$4] + ([.$C$5] - [.$C$4]) * (([.A601] - [.$C$1]) / ([.$C$2] - [.$C$1]))" office:value-type="float" office:value="-0.497838226665532" calcext:value-type="float">
            <text:p>-0.497838226665532</text:p>
          </table:table-cell>
          <table:table-cell table:number-columns-repeated="16"/>
        </table:table-row>
        <table:table-row table:style-name="ro1">
          <table:table-cell office:value-type="float" office:value="239.7985" calcext:value-type="float">
            <text:p>239.7985</text:p>
          </table:table-cell>
          <table:table-cell table:number-columns-repeated="3"/>
          <table:table-cell table:formula="of:=[.$C$4] + ([.$C$5] - [.$C$4]) * (([.A602] - [.$C$1]) / ([.$C$2] - [.$C$1]))" office:value-type="float" office:value="-0.497844146430151" calcext:value-type="float">
            <text:p>-0.497844146430151</text:p>
          </table:table-cell>
          <table:table-cell table:number-columns-repeated="16"/>
        </table:table-row>
        <table:table-row table:style-name="ro1">
          <table:table-cell office:value-type="float" office:value="240.9415" calcext:value-type="float">
            <text:p>240.9415</text:p>
          </table:table-cell>
          <table:table-cell table:number-columns-repeated="3"/>
          <table:table-cell table:formula="of:=[.$C$4] + ([.$C$5] - [.$C$4]) * (([.A603] - [.$C$1]) / ([.$C$2] - [.$C$1]))" office:value-type="float" office:value="-0.497825366827154" calcext:value-type="float">
            <text:p>-0.497825366827154</text:p>
          </table:table-cell>
          <table:table-cell table:number-columns-repeated="16"/>
        </table:table-row>
        <table:table-row table:style-name="ro1">
          <table:table-cell office:value-type="float" office:value="237.6588" calcext:value-type="float">
            <text:p>237.6588</text:p>
          </table:table-cell>
          <table:table-cell table:number-columns-repeated="3"/>
          <table:table-cell table:formula="of:=[.$C$4] + ([.$C$5] - [.$C$4]) * (([.A604] - [.$C$1]) / ([.$C$2] - [.$C$1]))" office:value-type="float" office:value="-0.497879301912681" calcext:value-type="float">
            <text:p>-0.497879301912681</text:p>
          </table:table-cell>
          <table:table-cell table:number-columns-repeated="16"/>
        </table:table-row>
        <table:table-row table:style-name="ro1">
          <table:table-cell office:value-type="float" office:value="237.1844" calcext:value-type="float">
            <text:p>237.1844</text:p>
          </table:table-cell>
          <table:table-cell table:number-columns-repeated="3"/>
          <table:table-cell table:formula="of:=[.$C$4] + ([.$C$5] - [.$C$4]) * (([.A605] - [.$C$1]) / ([.$C$2] - [.$C$1]))" office:value-type="float" office:value="-0.49788709635158" calcext:value-type="float">
            <text:p>-0.49788709635158</text:p>
          </table:table-cell>
          <table:table-cell table:number-columns-repeated="16"/>
        </table:table-row>
        <table:table-row table:style-name="ro1">
          <table:table-cell office:value-type="float" office:value="237.6708" calcext:value-type="float">
            <text:p>237.6708</text:p>
          </table:table-cell>
          <table:table-cell table:number-columns-repeated="3"/>
          <table:table-cell table:formula="of:=[.$C$4] + ([.$C$5] - [.$C$4]) * (([.A606] - [.$C$1]) / ([.$C$2] - [.$C$1]))" office:value-type="float" office:value="-0.497879104751495" calcext:value-type="float">
            <text:p>-0.497879104751495</text:p>
          </table:table-cell>
          <table:table-cell table:number-columns-repeated="16"/>
        </table:table-row>
        <table:table-row table:style-name="ro1">
          <table:table-cell office:value-type="float" office:value="237.2277" calcext:value-type="float">
            <text:p>237.2277</text:p>
          </table:table-cell>
          <table:table-cell table:number-columns-repeated="3"/>
          <table:table-cell table:formula="of:=[.$C$4] + ([.$C$5] - [.$C$4]) * (([.A607] - [.$C$1]) / ([.$C$2] - [.$C$1]))" office:value-type="float" office:value="-0.497886384928299" calcext:value-type="float">
            <text:p>-0.497886384928299</text:p>
          </table:table-cell>
          <table:table-cell table:number-columns-repeated="16"/>
        </table:table-row>
        <table:table-row table:style-name="ro1">
          <table:table-cell office:value-type="float" office:value="236.1404" calcext:value-type="float">
            <text:p>236.1404</text:p>
          </table:table-cell>
          <table:table-cell table:number-columns-repeated="3"/>
          <table:table-cell table:formula="of:=[.$C$4] + ([.$C$5] - [.$C$4]) * (([.A608] - [.$C$1]) / ([.$C$2] - [.$C$1]))" office:value-type="float" office:value="-0.49790424937479" calcext:value-type="float">
            <text:p>-0.49790424937479</text:p>
          </table:table-cell>
          <table:table-cell table:number-columns-repeated="16"/>
        </table:table-row>
        <table:table-row table:style-name="ro1">
          <table:table-cell office:value-type="float" office:value="233.3328" calcext:value-type="float">
            <text:p>233.3328</text:p>
          </table:table-cell>
          <table:table-cell table:number-columns-repeated="3"/>
          <table:table-cell table:formula="of:=[.$C$4] + ([.$C$5] - [.$C$4]) * (([.A609] - [.$C$1]) / ([.$C$2] - [.$C$1]))" office:value-type="float" office:value="-0.497950378520348" calcext:value-type="float">
            <text:p>-0.497950378520348</text:p>
          </table:table-cell>
          <table:table-cell table:number-columns-repeated="16"/>
        </table:table-row>
        <table:table-row table:style-name="ro1">
          <table:table-cell office:value-type="float" office:value="230.8331" calcext:value-type="float">
            <text:p>230.8331</text:p>
          </table:table-cell>
          <table:table-cell table:number-columns-repeated="3"/>
          <table:table-cell table:formula="of:=[.$C$4] + ([.$C$5] - [.$C$4]) * (([.A610] - [.$C$1]) / ([.$C$2] - [.$C$1]))" office:value-type="float" office:value="-0.497991448838468" calcext:value-type="float">
            <text:p>-0.497991448838468</text:p>
          </table:table-cell>
          <table:table-cell table:number-columns-repeated="16"/>
        </table:table-row>
        <table:table-row table:style-name="ro1">
          <table:table-cell office:value-type="float" office:value="223.415" calcext:value-type="float">
            <text:p>223.415</text:p>
          </table:table-cell>
          <table:table-cell table:number-columns-repeated="3"/>
          <table:table-cell table:formula="of:=[.$C$4] + ([.$C$5] - [.$C$4]) * (([.A611] - [.$C$1]) / ([.$C$2] - [.$C$1]))" office:value-type="float" office:value="-0.498113328954819" calcext:value-type="float">
            <text:p>-0.498113328954819</text:p>
          </table:table-cell>
          <table:table-cell table:number-columns-repeated="16"/>
        </table:table-row>
        <table:table-row table:style-name="ro1">
          <table:table-cell office:value-type="float" office:value="226.6168" calcext:value-type="float">
            <text:p>226.6168</text:p>
          </table:table-cell>
          <table:table-cell table:number-columns-repeated="3"/>
          <table:table-cell table:formula="of:=[.$C$4] + ([.$C$5] - [.$C$4]) * (([.A612] - [.$C$1]) / ([.$C$2] - [.$C$1]))" office:value-type="float" office:value="-0.49806072306429" calcext:value-type="float">
            <text:p>-0.49806072306429</text:p>
          </table:table-cell>
          <table:table-cell table:number-columns-repeated="16"/>
        </table:table-row>
        <table:table-row table:style-name="ro1">
          <table:table-cell office:value-type="float" office:value="225.444" calcext:value-type="float">
            <text:p>225.444</text:p>
          </table:table-cell>
          <table:table-cell table:number-columns-repeated="3"/>
          <table:table-cell table:formula="of:=[.$C$4] + ([.$C$5] - [.$C$4]) * (([.A613] - [.$C$1]) / ([.$C$2] - [.$C$1]))" office:value-type="float" office:value="-0.498079992284233" calcext:value-type="float">
            <text:p>-0.498079992284233</text:p>
          </table:table-cell>
          <table:table-cell table:number-columns-repeated="16"/>
        </table:table-row>
        <table:table-row table:style-name="ro1">
          <table:table-cell office:value-type="float" office:value="223.9665" calcext:value-type="float">
            <text:p>223.9665</text:p>
          </table:table-cell>
          <table:table-cell table:number-columns-repeated="3"/>
          <table:table-cell table:formula="of:=[.$C$4] + ([.$C$5] - [.$C$4]) * (([.A614] - [.$C$1]) / ([.$C$2] - [.$C$1]))" office:value-type="float" office:value="-0.498104267755298" calcext:value-type="float">
            <text:p>-0.498104267755298</text:p>
          </table:table-cell>
          <table:table-cell table:number-columns-repeated="16"/>
        </table:table-row>
        <table:table-row table:style-name="ro1">
          <table:table-cell office:value-type="float" office:value="224.2525" calcext:value-type="float">
            <text:p>224.2525</text:p>
          </table:table-cell>
          <table:table-cell table:number-columns-repeated="3"/>
          <table:table-cell table:formula="of:=[.$C$4] + ([.$C$5] - [.$C$4]) * (([.A615] - [.$C$1]) / ([.$C$2] - [.$C$1]))" office:value-type="float" office:value="-0.498099568747024" calcext:value-type="float">
            <text:p>-0.498099568747024</text:p>
          </table:table-cell>
          <table:table-cell table:number-columns-repeated="16"/>
        </table:table-row>
        <table:table-row table:style-name="ro1">
          <table:table-cell office:value-type="float" office:value="225.8403" calcext:value-type="float">
            <text:p>225.8403</text:p>
          </table:table-cell>
          <table:table-cell table:number-columns-repeated="3"/>
          <table:table-cell table:formula="of:=[.$C$4] + ([.$C$5] - [.$C$4]) * (([.A616] - [.$C$1]) / ([.$C$2] - [.$C$1]))" office:value-type="float" office:value="-0.498073481036055" calcext:value-type="float">
            <text:p>-0.498073481036055</text:p>
          </table:table-cell>
          <table:table-cell table:number-columns-repeated="16"/>
        </table:table-row>
        <table:table-row table:style-name="ro1">
          <table:table-cell office:value-type="float" office:value="223.69459" calcext:value-type="float">
            <text:p>223.69459</text:p>
          </table:table-cell>
          <table:table-cell table:number-columns-repeated="3"/>
          <table:table-cell table:formula="of:=[.$C$4] + ([.$C$5] - [.$C$4]) * (([.A617] - [.$C$1]) / ([.$C$2] - [.$C$1]))" office:value-type="float" office:value="-0.498108735263479" calcext:value-type="float">
            <text:p>-0.498108735263479</text:p>
          </table:table-cell>
          <table:table-cell table:number-columns-repeated="16"/>
        </table:table-row>
        <table:table-row table:style-name="ro1">
          <table:table-cell office:value-type="float" office:value="228.1884" calcext:value-type="float">
            <text:p>228.1884</text:p>
          </table:table-cell>
          <table:table-cell table:number-columns-repeated="3"/>
          <table:table-cell table:formula="of:=[.$C$4] + ([.$C$5] - [.$C$4]) * (([.A618] - [.$C$1]) / ([.$C$2] - [.$C$1]))" office:value-type="float" office:value="-0.498034901520922" calcext:value-type="float">
            <text:p>-0.498034901520922</text:p>
          </table:table-cell>
          <table:table-cell table:number-columns-repeated="16"/>
        </table:table-row>
        <table:table-row table:style-name="ro1">
          <table:table-cell office:value-type="float" office:value="229.2025" calcext:value-type="float">
            <text:p>229.2025</text:p>
          </table:table-cell>
          <table:table-cell table:number-columns-repeated="3"/>
          <table:table-cell table:formula="of:=[.$C$4] + ([.$C$5] - [.$C$4]) * (([.A619] - [.$C$1]) / ([.$C$2] - [.$C$1]))" office:value-type="float" office:value="-0.498018239757669" calcext:value-type="float">
            <text:p>-0.498018239757669</text:p>
          </table:table-cell>
          <table:table-cell table:number-columns-repeated="16"/>
        </table:table-row>
        <table:table-row table:style-name="ro1">
          <table:table-cell office:value-type="float" office:value="229.9599" calcext:value-type="float">
            <text:p>229.9599</text:p>
          </table:table-cell>
          <table:table-cell table:number-columns-repeated="3"/>
          <table:table-cell table:formula="of:=[.$C$4] + ([.$C$5] - [.$C$4]) * (([.A620] - [.$C$1]) / ([.$C$2] - [.$C$1]))" office:value-type="float" office:value="-0.498005795600792" calcext:value-type="float">
            <text:p>-0.498005795600792</text:p>
          </table:table-cell>
          <table:table-cell table:number-columns-repeated="16"/>
        </table:table-row>
        <table:table-row table:style-name="ro1">
          <table:table-cell office:value-type="float" office:value="229.9082" calcext:value-type="float">
            <text:p>229.9082</text:p>
          </table:table-cell>
          <table:table-cell table:number-columns-repeated="3"/>
          <table:table-cell table:formula="of:=[.$C$4] + ([.$C$5] - [.$C$4]) * (([.A621] - [.$C$1]) / ([.$C$2] - [.$C$1]))" office:value-type="float" office:value="-0.498006645036903" calcext:value-type="float">
            <text:p>-0.498006645036903</text:p>
          </table:table-cell>
          <table:table-cell table:number-columns-repeated="16"/>
        </table:table-row>
        <table:table-row table:style-name="ro1">
          <table:table-cell office:value-type="float" office:value="230.6695" calcext:value-type="float">
            <text:p>230.6695</text:p>
          </table:table-cell>
          <table:table-cell table:number-columns-repeated="3"/>
          <table:table-cell table:formula="of:=[.$C$4] + ([.$C$5] - [.$C$4]) * (([.A622] - [.$C$1]) / ([.$C$2] - [.$C$1]))" office:value-type="float" office:value="-0.497994136802641" calcext:value-type="float">
            <text:p>-0.497994136802641</text:p>
          </table:table-cell>
          <table:table-cell table:number-columns-repeated="16"/>
        </table:table-row>
        <table:table-row table:style-name="ro1">
          <table:table-cell office:value-type="float" office:value="233.1445" calcext:value-type="float">
            <text:p>233.1445</text:p>
          </table:table-cell>
          <table:table-cell table:number-columns-repeated="3"/>
          <table:table-cell table:formula="of:=[.$C$4] + ([.$C$5] - [.$C$4]) * (([.A623] - [.$C$1]) / ([.$C$2] - [.$C$1]))" office:value-type="float" office:value="-0.497953472307964" calcext:value-type="float">
            <text:p>-0.497953472307964</text:p>
          </table:table-cell>
          <table:table-cell table:number-columns-repeated="16"/>
        </table:table-row>
        <table:table-row table:style-name="ro1">
          <table:table-cell office:value-type="float" office:value="234.7473" calcext:value-type="float">
            <text:p>234.7473</text:p>
          </table:table-cell>
          <table:table-cell table:number-columns-repeated="3"/>
          <table:table-cell table:formula="of:=[.$C$4] + ([.$C$5] - [.$C$4]) * (([.A624] - [.$C$1]) / ([.$C$2] - [.$C$1]))" office:value-type="float" office:value="-0.497927138145511" calcext:value-type="float">
            <text:p>-0.497927138145511</text:p>
          </table:table-cell>
          <table:table-cell table:number-columns-repeated="16"/>
        </table:table-row>
        <table:table-row table:style-name="ro1">
          <table:table-cell office:value-type="float" office:value="237.39899" calcext:value-type="float">
            <text:p>237.39899</text:p>
          </table:table-cell>
          <table:table-cell table:number-columns-repeated="3"/>
          <table:table-cell table:formula="of:=[.$C$4] + ([.$C$5] - [.$C$4]) * (([.A625] - [.$C$1]) / ([.$C$2] - [.$C$1]))" office:value-type="float" office:value="-0.497883570616666" calcext:value-type="float">
            <text:p>-0.497883570616666</text:p>
          </table:table-cell>
          <table:table-cell table:number-columns-repeated="16"/>
        </table:table-row>
        <table:table-row table:style-name="ro1">
          <table:table-cell office:value-type="float" office:value="248.7435" calcext:value-type="float">
            <text:p>248.7435</text:p>
          </table:table-cell>
          <table:table-cell table:number-columns-repeated="3"/>
          <table:table-cell table:formula="of:=[.$C$4] + ([.$C$5] - [.$C$4]) * (([.A626] - [.$C$1]) / ([.$C$2] - [.$C$1]))" office:value-type="float" office:value="-0.49769717919585" calcext:value-type="float">
            <text:p>-0.49769717919585</text:p>
          </table:table-cell>
          <table:table-cell table:number-columns-repeated="16"/>
        </table:table-row>
        <table:table-row table:style-name="ro1">
          <table:table-cell office:value-type="float" office:value="247.2359" calcext:value-type="float">
            <text:p>247.2359</text:p>
          </table:table-cell>
          <table:table-cell table:number-columns-repeated="3"/>
          <table:table-cell table:formula="of:=[.$C$4] + ([.$C$5] - [.$C$4]) * (([.A627] - [.$C$1]) / ([.$C$2] - [.$C$1]))" office:value-type="float" office:value="-0.497721949212891" calcext:value-type="float">
            <text:p>-0.497721949212891</text:p>
          </table:table-cell>
          <table:table-cell table:number-columns-repeated="16"/>
        </table:table-row>
        <table:table-row table:style-name="ro1">
          <table:table-cell office:value-type="float" office:value="249.0733" calcext:value-type="float">
            <text:p>249.0733</text:p>
          </table:table-cell>
          <table:table-cell table:number-columns-repeated="3"/>
          <table:table-cell table:formula="of:=[.$C$4] + ([.$C$5] - [.$C$4]) * (([.A628] - [.$C$1]) / ([.$C$2] - [.$C$1]))" office:value-type="float" office:value="-0.497691760549247" calcext:value-type="float">
            <text:p>-0.497691760549247</text:p>
          </table:table-cell>
          <table:table-cell table:number-columns-repeated="16"/>
        </table:table-row>
        <table:table-row table:style-name="ro1">
          <table:table-cell office:value-type="float" office:value="240.7897" calcext:value-type="float">
            <text:p>240.7897</text:p>
          </table:table-cell>
          <table:table-cell table:number-columns-repeated="3"/>
          <table:table-cell table:formula="of:=[.$C$4] + ([.$C$5] - [.$C$4]) * (([.A629] - [.$C$1]) / ([.$C$2] - [.$C$1]))" office:value-type="float" office:value="-0.497827860916161" calcext:value-type="float">
            <text:p>-0.497827860916161</text:p>
          </table:table-cell>
          <table:table-cell table:number-columns-repeated="16"/>
        </table:table-row>
        <table:table-row table:style-name="ro1">
          <table:table-cell office:value-type="float" office:value="244.15625" calcext:value-type="float">
            <text:p>244.15625</text:p>
          </table:table-cell>
          <table:table-cell table:number-columns-repeated="3"/>
          <table:table-cell table:formula="of:=[.$C$4] + ([.$C$5] - [.$C$4]) * (([.A630] - [.$C$1]) / ([.$C$2] - [.$C$1]))" office:value-type="float" office:value="-0.497772548166845" calcext:value-type="float">
            <text:p>-0.497772548166845</text:p>
          </table:table-cell>
          <table:table-cell table:number-columns-repeated="16"/>
        </table:table-row>
        <table:table-row table:style-name="ro1">
          <table:table-cell office:value-type="float" office:value="244.9588" calcext:value-type="float">
            <text:p>244.9588</text:p>
          </table:table-cell>
          <table:table-cell table:number-columns-repeated="3"/>
          <table:table-cell table:formula="of:=[.$C$4] + ([.$C$5] - [.$C$4]) * (([.A631] - [.$C$1]) / ([.$C$2] - [.$C$1]))" office:value-type="float" office:value="-0.497759362191005" calcext:value-type="float">
            <text:p>-0.497759362191005</text:p>
          </table:table-cell>
          <table:table-cell table:number-columns-repeated="16"/>
        </table:table-row>
        <table:table-row table:style-name="ro1">
          <table:table-cell office:value-type="float" office:value="247.1273" calcext:value-type="float">
            <text:p>247.1273</text:p>
          </table:table-cell>
          <table:table-cell table:number-columns-repeated="3"/>
          <table:table-cell table:formula="of:=[.$C$4] + ([.$C$5] - [.$C$4]) * (([.A632] - [.$C$1]) / ([.$C$2] - [.$C$1]))" office:value-type="float" office:value="-0.497723733521628" calcext:value-type="float">
            <text:p>-0.497723733521628</text:p>
          </table:table-cell>
          <table:table-cell table:number-columns-repeated="16"/>
        </table:table-row>
        <table:table-row table:style-name="ro1">
          <table:table-cell office:value-type="float" office:value="243.371" calcext:value-type="float">
            <text:p>243.371</text:p>
          </table:table-cell>
          <table:table-cell table:number-columns-repeated="3"/>
          <table:table-cell table:formula="of:=[.$C$4] + ([.$C$5] - [.$C$4]) * (([.A633] - [.$C$1]) / ([.$C$2] - [.$C$1]))" office:value-type="float" office:value="-0.497785449901974" calcext:value-type="float">
            <text:p>-0.497785449901974</text:p>
          </table:table-cell>
          <table:table-cell table:number-columns-repeated="16"/>
        </table:table-row>
        <table:table-row table:style-name="ro1">
          <table:table-cell office:value-type="float" office:value="240.9204" calcext:value-type="float">
            <text:p>240.9204</text:p>
          </table:table-cell>
          <table:table-cell table:number-columns-repeated="3"/>
          <table:table-cell table:formula="of:=[.$C$4] + ([.$C$5] - [.$C$4]) * (([.A634] - [.$C$1]) / ([.$C$2] - [.$C$1]))" office:value-type="float" office:value="-0.49782571350224" calcext:value-type="float">
            <text:p>-0.49782571350224</text:p>
          </table:table-cell>
          <table:table-cell table:number-columns-repeated="16"/>
        </table:table-row>
        <table:table-row table:style-name="ro1">
          <table:table-cell office:value-type="float" office:value="242.31912" calcext:value-type="float">
            <text:p>242.31912</text:p>
          </table:table-cell>
          <table:table-cell table:number-columns-repeated="3"/>
          <table:table-cell table:formula="of:=[.$C$4] + ([.$C$5] - [.$C$4]) * (([.A635] - [.$C$1]) / ([.$C$2] - [.$C$1]))" office:value-type="float" office:value="-0.497802732394363" calcext:value-type="float">
            <text:p>-0.497802732394363</text:p>
          </table:table-cell>
          <table:table-cell table:number-columns-repeated="16"/>
        </table:table-row>
        <table:table-row table:style-name="ro1">
          <table:table-cell office:value-type="float" office:value="242.28812" calcext:value-type="float">
            <text:p>242.28812</text:p>
          </table:table-cell>
          <table:table-cell table:number-columns-repeated="3"/>
          <table:table-cell table:formula="of:=[.$C$4] + ([.$C$5] - [.$C$4]) * (([.A636] - [.$C$1]) / ([.$C$2] - [.$C$1]))" office:value-type="float" office:value="-0.497803241727428" calcext:value-type="float">
            <text:p>-0.497803241727428</text:p>
          </table:table-cell>
          <table:table-cell table:number-columns-repeated="16"/>
        </table:table-row>
        <table:table-row table:style-name="ro1">
          <table:table-cell office:value-type="float" office:value="250.382" calcext:value-type="float">
            <text:p>250.382</text:p>
          </table:table-cell>
          <table:table-cell table:number-columns-repeated="3"/>
          <table:table-cell table:formula="of:=[.$C$4] + ([.$C$5] - [.$C$4]) * (([.A637] - [.$C$1]) / ([.$C$2] - [.$C$1]))" office:value-type="float" office:value="-0.497670258478869" calcext:value-type="float">
            <text:p>-0.497670258478869</text:p>
          </table:table-cell>
          <table:table-cell table:number-columns-repeated="16"/>
        </table:table-row>
        <table:table-row table:style-name="ro1">
          <table:table-cell office:value-type="float" office:value="249.42725" calcext:value-type="float">
            <text:p>249.42725</text:p>
          </table:table-cell>
          <table:table-cell table:number-columns-repeated="3"/>
          <table:table-cell table:formula="of:=[.$C$4] + ([.$C$5] - [.$C$4]) * (([.A638] - [.$C$1]) / ([.$C$2] - [.$C$1]))" office:value-type="float" office:value="-0.497685945115755" calcext:value-type="float">
            <text:p>-0.497685945115755</text:p>
          </table:table-cell>
          <table:table-cell table:number-columns-repeated="16"/>
        </table:table-row>
        <table:table-row table:style-name="ro1">
          <table:table-cell office:value-type="float" office:value="258.38549" calcext:value-type="float">
            <text:p>258.38549</text:p>
          </table:table-cell>
          <table:table-cell table:number-columns-repeated="3"/>
          <table:table-cell table:formula="of:=[.$C$4] + ([.$C$5] - [.$C$4]) * (([.A639] - [.$C$1]) / ([.$C$2] - [.$C$1]))" office:value-type="float" office:value="-0.497538760346946" calcext:value-type="float">
            <text:p>-0.497538760346946</text:p>
          </table:table-cell>
          <table:table-cell table:number-columns-repeated="16"/>
        </table:table-row>
        <table:table-row table:style-name="ro1">
          <table:table-cell office:value-type="float" office:value="261.71749" calcext:value-type="float">
            <text:p>261.71749</text:p>
          </table:table-cell>
          <table:table-cell table:number-columns-repeated="3"/>
          <table:table-cell table:formula="of:=[.$C$4] + ([.$C$5] - [.$C$4]) * (([.A640] - [.$C$1]) / ([.$C$2] - [.$C$1]))" office:value-type="float" office:value="-0.497484015257545" calcext:value-type="float">
            <text:p>-0.497484015257545</text:p>
          </table:table-cell>
          <table:table-cell table:number-columns-repeated="16"/>
        </table:table-row>
        <table:table-row table:style-name="ro1">
          <table:table-cell office:value-type="float" office:value="259.62937" calcext:value-type="float">
            <text:p>259.62937</text:p>
          </table:table-cell>
          <table:table-cell table:number-columns-repeated="3"/>
          <table:table-cell table:formula="of:=[.$C$4] + ([.$C$5] - [.$C$4]) * (([.A641] - [.$C$1]) / ([.$C$2] - [.$C$1]))" office:value-type="float" office:value="-0.497518323275576" calcext:value-type="float">
            <text:p>-0.497518323275576</text:p>
          </table:table-cell>
          <table:table-cell table:number-columns-repeated="16"/>
        </table:table-row>
        <table:table-row table:style-name="ro1">
          <table:table-cell office:value-type="float" office:value="255.52675" calcext:value-type="float">
            <text:p>255.52675</text:p>
          </table:table-cell>
          <table:table-cell table:number-columns-repeated="3"/>
          <table:table-cell table:formula="of:=[.$C$4] + ([.$C$5] - [.$C$4]) * (([.A642] - [.$C$1]) / ([.$C$2] - [.$C$1]))" office:value-type="float" office:value="-0.49758572972776" calcext:value-type="float">
            <text:p>-0.49758572972776</text:p>
          </table:table-cell>
          <table:table-cell table:number-columns-repeated="16"/>
        </table:table-row>
        <table:table-row table:style-name="ro1">
          <table:table-cell office:value-type="float" office:value="253.87887" calcext:value-type="float">
            <text:p>253.87887</text:p>
          </table:table-cell>
          <table:table-cell table:number-columns-repeated="3"/>
          <table:table-cell table:formula="of:=[.$C$4] + ([.$C$5] - [.$C$4]) * (([.A643] - [.$C$1]) / ([.$C$2] - [.$C$1]))" office:value-type="float" office:value="-0.497612804559069" calcext:value-type="float">
            <text:p>-0.497612804559069</text:p>
          </table:table-cell>
          <table:table-cell table:number-columns-repeated="16"/>
        </table:table-row>
        <table:table-row table:style-name="ro1">
          <table:table-cell office:value-type="float" office:value="261.42899" calcext:value-type="float">
            <text:p>261.42899</text:p>
          </table:table-cell>
          <table:table-cell table:number-columns-repeated="3"/>
          <table:table-cell table:formula="of:=[.$C$4] + ([.$C$5] - [.$C$4]) * (([.A644] - [.$C$1]) / ([.$C$2] - [.$C$1]))" office:value-type="float" office:value="-0.497488755341066" calcext:value-type="float">
            <text:p>-0.497488755341066</text:p>
          </table:table-cell>
          <table:table-cell table:number-columns-repeated="16"/>
        </table:table-row>
        <table:table-row table:style-name="ro1">
          <table:table-cell office:value-type="float" office:value="267.60762" calcext:value-type="float">
            <text:p>267.60762</text:p>
          </table:table-cell>
          <table:table-cell table:number-columns-repeated="3"/>
          <table:table-cell table:formula="of:=[.$C$4] + ([.$C$5] - [.$C$4]) * (([.A645] - [.$C$1]) / ([.$C$2] - [.$C$1]))" office:value-type="float" office:value="-0.497387239839348" calcext:value-type="float">
            <text:p>-0.497387239839348</text:p>
          </table:table-cell>
          <table:table-cell table:number-columns-repeated="16"/>
        </table:table-row>
        <table:table-row table:style-name="ro1">
          <table:table-cell office:value-type="float" office:value="270.07587" calcext:value-type="float">
            <text:p>270.07587</text:p>
          </table:table-cell>
          <table:table-cell table:number-columns-repeated="3"/>
          <table:table-cell table:formula="of:=[.$C$4] + ([.$C$5] - [.$C$4]) * (([.A646] - [.$C$1]) / ([.$C$2] - [.$C$1]))" office:value-type="float" office:value="-0.497346686247838" calcext:value-type="float">
            <text:p>-0.497346686247838</text:p>
          </table:table-cell>
          <table:table-cell table:number-columns-repeated="16"/>
        </table:table-row>
        <table:table-row table:style-name="ro1">
          <table:table-cell office:value-type="float" office:value="264.356" calcext:value-type="float">
            <text:p>264.356</text:p>
          </table:table-cell>
          <table:table-cell table:number-columns-repeated="3"/>
          <table:table-cell table:formula="of:=[.$C$4] + ([.$C$5] - [.$C$4]) * (([.A647] - [.$C$1]) / ([.$C$2] - [.$C$1]))" office:value-type="float" office:value="-0.497440664277403" calcext:value-type="float">
            <text:p>-0.497440664277403</text:p>
          </table:table-cell>
          <table:table-cell table:number-columns-repeated="16"/>
        </table:table-row>
        <table:table-row table:style-name="ro1">
          <table:table-cell office:value-type="float" office:value="267.943" calcext:value-type="float">
            <text:p>267.943</text:p>
          </table:table-cell>
          <table:table-cell table:number-columns-repeated="3"/>
          <table:table-cell table:formula="of:=[.$C$4] + ([.$C$5] - [.$C$4]) * (([.A648] - [.$C$1]) / ([.$C$2] - [.$C$1]))" office:value-type="float" office:value="-0.497381729512793" calcext:value-type="float">
            <text:p>-0.497381729512793</text:p>
          </table:table-cell>
          <table:table-cell table:number-columns-repeated="16"/>
        </table:table-row>
        <table:table-row table:style-name="ro1">
          <table:table-cell office:value-type="float" office:value="269.24925" calcext:value-type="float">
            <text:p>269.24925</text:p>
          </table:table-cell>
          <table:table-cell table:number-columns-repeated="3"/>
          <table:table-cell table:formula="of:=[.$C$4] + ([.$C$5] - [.$C$4]) * (([.A649] - [.$C$1]) / ([.$C$2] - [.$C$1]))" office:value-type="float" office:value="-0.497360267696157" calcext:value-type="float">
            <text:p>-0.497360267696157</text:p>
          </table:table-cell>
          <table:table-cell table:number-columns-repeated="16"/>
        </table:table-row>
        <table:table-row table:style-name="ro1">
          <table:table-cell office:value-type="float" office:value="286.53662" calcext:value-type="float">
            <text:p>286.53662</text:p>
          </table:table-cell>
          <table:table-cell table:number-columns-repeated="3"/>
          <table:table-cell table:formula="of:=[.$C$4] + ([.$C$5] - [.$C$4]) * (([.A650] - [.$C$1]) / ([.$C$2] - [.$C$1]))" office:value-type="float" office:value="-0.497076234498033" calcext:value-type="float">
            <text:p>-0.497076234498033</text:p>
          </table:table-cell>
          <table:table-cell table:number-columns-repeated="16"/>
        </table:table-row>
        <table:table-row table:style-name="ro1">
          <table:table-cell office:value-type="float" office:value="301.03837" calcext:value-type="float">
            <text:p>301.03837</text:p>
          </table:table-cell>
          <table:table-cell table:number-columns-repeated="3"/>
          <table:table-cell table:formula="of:=[.$C$4] + ([.$C$5] - [.$C$4]) * (([.A651] - [.$C$1]) / ([.$C$2] - [.$C$1]))" office:value-type="float" office:value="-0.496837969311893" calcext:value-type="float">
            <text:p>-0.496837969311893</text:p>
          </table:table-cell>
          <table:table-cell table:number-columns-repeated="16"/>
        </table:table-row>
        <table:table-row table:style-name="ro1">
          <table:table-cell office:value-type="float" office:value="304.9905" calcext:value-type="float">
            <text:p>304.9905</text:p>
          </table:table-cell>
          <table:table-cell table:number-columns-repeated="3"/>
          <table:table-cell table:formula="of:=[.$C$4] + ([.$C$5] - [.$C$4]) * (([.A652] - [.$C$1]) / ([.$C$2] - [.$C$1]))" office:value-type="float" office:value="-0.496773035425287" calcext:value-type="float">
            <text:p>-0.496773035425287</text:p>
          </table:table-cell>
          <table:table-cell table:number-columns-repeated="16"/>
        </table:table-row>
        <table:table-row table:style-name="ro1">
          <table:table-cell office:value-type="float" office:value="290.93137" calcext:value-type="float">
            <text:p>290.93137</text:p>
          </table:table-cell>
          <table:table-cell table:number-columns-repeated="3"/>
          <table:table-cell table:formula="of:=[.$C$4] + ([.$C$5] - [.$C$4]) * (([.A653] - [.$C$1]) / ([.$C$2] - [.$C$1]))" office:value-type="float" office:value="-0.497004028321069" calcext:value-type="float">
            <text:p>-0.497004028321069</text:p>
          </table:table-cell>
          <table:table-cell table:number-columns-repeated="16"/>
        </table:table-row>
        <table:table-row table:style-name="ro1">
          <table:table-cell office:value-type="float" office:value="288.48787" calcext:value-type="float">
            <text:p>288.48787</text:p>
          </table:table-cell>
          <table:table-cell table:number-columns-repeated="3"/>
          <table:table-cell table:formula="of:=[.$C$4] + ([.$C$5] - [.$C$4]) * (([.A654] - [.$C$1]) / ([.$C$2] - [.$C$1]))" office:value-type="float" office:value="-0.497044175267632" calcext:value-type="float">
            <text:p>-0.497044175267632</text:p>
          </table:table-cell>
          <table:table-cell table:number-columns-repeated="16"/>
        </table:table-row>
        <table:table-row table:style-name="ro1">
          <table:table-cell office:value-type="float" office:value="287.55762" calcext:value-type="float">
            <text:p>287.55762</text:p>
          </table:table-cell>
          <table:table-cell table:number-columns-repeated="3"/>
          <table:table-cell table:formula="of:=[.$C$4] + ([.$C$5] - [.$C$4]) * (([.A655] - [.$C$1]) / ([.$C$2] - [.$C$1]))" office:value-type="float" office:value="-0.497059459367097" calcext:value-type="float">
            <text:p>-0.497059459367097</text:p>
          </table:table-cell>
          <table:table-cell table:number-columns-repeated="16"/>
        </table:table-row>
        <table:table-row table:style-name="ro1">
          <table:table-cell office:value-type="float" office:value="276.97924" calcext:value-type="float">
            <text:p>276.97924</text:p>
          </table:table-cell>
          <table:table-cell table:number-columns-repeated="3"/>
          <table:table-cell table:formula="of:=[.$C$4] + ([.$C$5] - [.$C$4]) * (([.A656] - [.$C$1]) / ([.$C$2] - [.$C$1]))" office:value-type="float" office:value="-0.497233263196273" calcext:value-type="float">
            <text:p>-0.497233263196273</text:p>
          </table:table-cell>
          <table:table-cell table:number-columns-repeated="16"/>
        </table:table-row>
        <table:table-row table:style-name="ro1">
          <table:table-cell office:value-type="float" office:value="278.33337" calcext:value-type="float">
            <text:p>278.33337</text:p>
          </table:table-cell>
          <table:table-cell table:number-columns-repeated="3"/>
          <table:table-cell table:formula="of:=[.$C$4] + ([.$C$5] - [.$C$4]) * (([.A657] - [.$C$1]) / ([.$C$2] - [.$C$1]))" office:value-type="float" office:value="-0.497211014706504" calcext:value-type="float">
            <text:p>-0.497211014706504</text:p>
          </table:table-cell>
          <table:table-cell table:number-columns-repeated="16"/>
        </table:table-row>
        <table:table-row table:style-name="ro1">
          <table:table-cell office:value-type="float" office:value="275.30687" calcext:value-type="float">
            <text:p>275.30687</text:p>
          </table:table-cell>
          <table:table-cell table:number-columns-repeated="3"/>
          <table:table-cell table:formula="of:=[.$C$4] + ([.$C$5] - [.$C$4]) * (([.A658] - [.$C$1]) / ([.$C$2] - [.$C$1]))" office:value-type="float" office:value="-0.497260740400703" calcext:value-type="float">
            <text:p>-0.497260740400703</text:p>
          </table:table-cell>
          <table:table-cell table:number-columns-repeated="16"/>
        </table:table-row>
        <table:table-row table:style-name="ro1">
          <table:table-cell office:value-type="float" office:value="274.28387" calcext:value-type="float">
            <text:p>274.28387</text:p>
          </table:table-cell>
          <table:table-cell table:number-columns-repeated="3"/>
          <table:table-cell table:formula="of:=[.$C$4] + ([.$C$5] - [.$C$4]) * (([.A659] - [.$C$1]) / ([.$C$2] - [.$C$1]))" office:value-type="float" office:value="-0.497277548391836" calcext:value-type="float">
            <text:p>-0.497277548391836</text:p>
          </table:table-cell>
          <table:table-cell table:number-columns-repeated="16"/>
        </table:table-row>
        <table:table-row table:style-name="ro1">
          <table:table-cell office:value-type="float" office:value="279.45925" calcext:value-type="float">
            <text:p>279.45925</text:p>
          </table:table-cell>
          <table:table-cell table:number-columns-repeated="3"/>
          <table:table-cell table:formula="of:=[.$C$4] + ([.$C$5] - [.$C$4]) * (([.A660] - [.$C$1]) / ([.$C$2] - [.$C$1]))" office:value-type="float" office:value="-0.497192516386799" calcext:value-type="float">
            <text:p>-0.497192516386799</text:p>
          </table:table-cell>
          <table:table-cell table:number-columns-repeated="16"/>
        </table:table-row>
        <table:table-row table:style-name="ro1">
          <table:table-cell office:value-type="float" office:value="274.87242" calcext:value-type="float">
            <text:p>274.87242</text:p>
          </table:table-cell>
          <table:table-cell table:number-columns-repeated="3"/>
          <table:table-cell table:formula="of:=[.$C$4] + ([.$C$5] - [.$C$4]) * (([.A661] - [.$C$1]) / ([.$C$2] - [.$C$1]))" office:value-type="float" office:value="-0.497267878457152" calcext:value-type="float">
            <text:p>-0.497267878457152</text:p>
          </table:table-cell>
          <table:table-cell table:number-columns-repeated="16"/>
        </table:table-row>
        <table:table-row table:style-name="ro1">
          <table:table-cell office:value-type="float" office:value="276.2095" calcext:value-type="float">
            <text:p>276.2095</text:p>
          </table:table-cell>
          <table:table-cell table:number-columns-repeated="3"/>
          <table:table-cell table:formula="of:=[.$C$4] + ([.$C$5] - [.$C$4]) * (([.A662] - [.$C$1]) / ([.$C$2] - [.$C$1]))" office:value-type="float" office:value="-0.497245910100569" calcext:value-type="float">
            <text:p>-0.497245910100569</text:p>
          </table:table-cell>
          <table:table-cell table:number-columns-repeated="16"/>
        </table:table-row>
        <table:table-row table:style-name="ro1">
          <table:table-cell office:value-type="float" office:value="276.24491" calcext:value-type="float">
            <text:p>276.24491</text:p>
          </table:table-cell>
          <table:table-cell table:number-columns-repeated="3"/>
          <table:table-cell table:formula="of:=[.$C$4] + ([.$C$5] - [.$C$4]) * (([.A663] - [.$C$1]) / ([.$C$2] - [.$C$1]))" office:value-type="float" office:value="-0.497245328310768" calcext:value-type="float">
            <text:p>-0.497245328310768</text:p>
          </table:table-cell>
          <table:table-cell table:number-columns-repeated="16"/>
        </table:table-row>
        <table:table-row table:style-name="ro1">
          <table:table-cell office:value-type="float" office:value="287.55583" calcext:value-type="float">
            <text:p>287.55583</text:p>
          </table:table-cell>
          <table:table-cell table:number-columns-repeated="3"/>
          <table:table-cell table:formula="of:=[.$C$4] + ([.$C$5] - [.$C$4]) * (([.A664] - [.$C$1]) / ([.$C$2] - [.$C$1]))" office:value-type="float" office:value="-0.497059488776974" calcext:value-type="float">
            <text:p>-0.497059488776974</text:p>
          </table:table-cell>
          <table:table-cell table:number-columns-repeated="16"/>
        </table:table-row>
        <table:table-row table:style-name="ro1">
          <table:table-cell office:value-type="float" office:value="287.83983" calcext:value-type="float">
            <text:p>287.83983</text:p>
          </table:table-cell>
          <table:table-cell table:number-columns-repeated="3"/>
          <table:table-cell table:formula="of:=[.$C$4] + ([.$C$5] - [.$C$4]) * (([.A665] - [.$C$1]) / ([.$C$2] - [.$C$1]))" office:value-type="float" office:value="-0.497054822628898" calcext:value-type="float">
            <text:p>-0.497054822628898</text:p>
          </table:table-cell>
          <table:table-cell table:number-columns-repeated="16"/>
        </table:table-row>
        <table:table-row table:style-name="ro1">
          <table:table-cell office:value-type="float" office:value="291.20091" calcext:value-type="float">
            <text:p>291.20091</text:p>
          </table:table-cell>
          <table:table-cell table:number-columns-repeated="3"/>
          <table:table-cell table:formula="of:=[.$C$4] + ([.$C$5] - [.$C$4]) * (([.A666] - [.$C$1]) / ([.$C$2] - [.$C$1]))" office:value-type="float" office:value="-0.496999599752222" calcext:value-type="float">
            <text:p>-0.496999599752222</text:p>
          </table:table-cell>
          <table:table-cell table:number-columns-repeated="16"/>
        </table:table-row>
        <table:table-row table:style-name="ro1">
          <table:table-cell office:value-type="float" office:value="293.15058" calcext:value-type="float">
            <text:p>293.15058</text:p>
          </table:table-cell>
          <table:table-cell table:number-columns-repeated="3"/>
          <table:table-cell table:formula="of:=[.$C$4] + ([.$C$5] - [.$C$4]) * (([.A667] - [.$C$1]) / ([.$C$2] - [.$C$1]))" office:value-type="float" office:value="-0.496967566481378" calcext:value-type="float">
            <text:p>-0.496967566481378</text:p>
          </table:table-cell>
          <table:table-cell table:number-columns-repeated="16"/>
        </table:table-row>
        <table:table-row table:style-name="ro1">
          <table:table-cell office:value-type="float" office:value="292.99425" calcext:value-type="float">
            <text:p>292.99425</text:p>
          </table:table-cell>
          <table:table-cell table:number-columns-repeated="3"/>
          <table:table-cell table:formula="of:=[.$C$4] + ([.$C$5] - [.$C$4]) * (([.A668] - [.$C$1]) / ([.$C$2] - [.$C$1]))" office:value-type="float" office:value="-0.496970134998733" calcext:value-type="float">
            <text:p>-0.496970134998733</text:p>
          </table:table-cell>
          <table:table-cell table:number-columns-repeated="16"/>
        </table:table-row>
        <table:table-row table:style-name="ro1">
          <table:table-cell office:value-type="float" office:value="288.61658" calcext:value-type="float">
            <text:p>288.61658</text:p>
          </table:table-cell>
          <table:table-cell table:number-columns-repeated="3"/>
          <table:table-cell table:formula="of:=[.$C$4] + ([.$C$5] - [.$C$4]) * (([.A669] - [.$C$1]) / ([.$C$2] - [.$C$1]))" office:value-type="float" office:value="-0.497042060549608" calcext:value-type="float">
            <text:p>-0.497042060549608</text:p>
          </table:table-cell>
          <table:table-cell table:number-columns-repeated="16"/>
        </table:table-row>
        <table:table-row table:style-name="ro1">
          <table:table-cell office:value-type="float" office:value="286.74491" calcext:value-type="float">
            <text:p>286.74491</text:p>
          </table:table-cell>
          <table:table-cell table:number-columns-repeated="3"/>
          <table:table-cell table:formula="of:=[.$C$4] + ([.$C$5] - [.$C$4]) * (([.A670] - [.$C$1]) / ([.$C$2] - [.$C$1]))" office:value-type="float" office:value="-0.497072812272741" calcext:value-type="float">
            <text:p>-0.497072812272741</text:p>
          </table:table-cell>
          <table:table-cell table:number-columns-repeated="16"/>
        </table:table-row>
        <table:table-row table:style-name="ro1">
          <table:table-cell office:value-type="float" office:value="282.33741" calcext:value-type="float">
            <text:p>282.33741</text:p>
          </table:table-cell>
          <table:table-cell table:number-columns-repeated="3"/>
          <table:table-cell table:formula="of:=[.$C$4] + ([.$C$5] - [.$C$4]) * (([.A671] - [.$C$1]) / ([.$C$2] - [.$C$1]))" office:value-type="float" office:value="-0.497145227933465" calcext:value-type="float">
            <text:p>-0.497145227933465</text:p>
          </table:table-cell>
          <table:table-cell table:number-columns-repeated="16"/>
        </table:table-row>
        <table:table-row table:style-name="ro1">
          <table:table-cell office:value-type="float" office:value="278.68258" calcext:value-type="float">
            <text:p>278.68258</text:p>
          </table:table-cell>
          <table:table-cell table:number-columns-repeated="3"/>
          <table:table-cell table:formula="of:=[.$C$4] + ([.$C$5] - [.$C$4]) * (([.A672] - [.$C$1]) / ([.$C$2] - [.$C$1]))" office:value-type="float" office:value="-0.497205277151681" calcext:value-type="float">
            <text:p>-0.497205277151681</text:p>
          </table:table-cell>
          <table:table-cell table:number-columns-repeated="16"/>
        </table:table-row>
        <table:table-row table:style-name="ro1">
          <table:table-cell office:value-type="float" office:value="279.48591" calcext:value-type="float">
            <text:p>279.48591</text:p>
          </table:table-cell>
          <table:table-cell table:number-columns-repeated="3"/>
          <table:table-cell table:formula="of:=[.$C$4] + ([.$C$5] - [.$C$4]) * (([.A673] - [.$C$1]) / ([.$C$2] - [.$C$1]))" office:value-type="float" office:value="-0.497192078360364" calcext:value-type="float">
            <text:p>-0.497192078360364</text:p>
          </table:table-cell>
          <table:table-cell table:number-columns-repeated="16"/>
        </table:table-row>
        <table:table-row table:style-name="ro1">
          <table:table-cell office:value-type="float" office:value="283.49091" calcext:value-type="float">
            <text:p>283.49091</text:p>
          </table:table-cell>
          <table:table-cell table:number-columns-repeated="3"/>
          <table:table-cell table:formula="of:=[.$C$4] + ([.$C$5] - [.$C$4]) * (([.A674] - [.$C$1]) / ([.$C$2] - [.$C$1]))" office:value-type="float" office:value="-0.497126275814431" calcext:value-type="float">
            <text:p>-0.497126275814431</text:p>
          </table:table-cell>
          <table:table-cell table:number-columns-repeated="16"/>
        </table:table-row>
        <table:table-row table:style-name="ro1">
          <table:table-cell office:value-type="float" office:value="284.24366" calcext:value-type="float">
            <text:p>284.24366</text:p>
          </table:table-cell>
          <table:table-cell table:number-columns-repeated="3"/>
          <table:table-cell table:formula="of:=[.$C$4] + ([.$C$5] - [.$C$4]) * (([.A675] - [.$C$1]) / ([.$C$2] - [.$C$1]))" office:value-type="float" office:value="-0.497113908057514" calcext:value-type="float">
            <text:p>-0.497113908057514</text:p>
          </table:table-cell>
          <table:table-cell table:number-columns-repeated="16"/>
        </table:table-row>
        <table:table-row table:style-name="ro1">
          <table:table-cell office:value-type="float" office:value="280.9375" calcext:value-type="float">
            <text:p>280.9375</text:p>
          </table:table-cell>
          <table:table-cell table:number-columns-repeated="3"/>
          <table:table-cell table:formula="of:=[.$C$4] + ([.$C$5] - [.$C$4]) * (([.A676] - [.$C$1]) / ([.$C$2] - [.$C$1]))" office:value-type="float" office:value="-0.49716822859316" calcext:value-type="float">
            <text:p>-0.49716822859316</text:p>
          </table:table-cell>
          <table:table-cell table:number-columns-repeated="16"/>
        </table:table-row>
        <table:table-row table:style-name="ro1">
          <table:table-cell office:value-type="float" office:value="275.92866" calcext:value-type="float">
            <text:p>275.92866</text:p>
          </table:table-cell>
          <table:table-cell table:number-columns-repeated="3"/>
          <table:table-cell table:formula="of:=[.$C$4] + ([.$C$5] - [.$C$4]) * (([.A677] - [.$C$1]) / ([.$C$2] - [.$C$1]))" office:value-type="float" office:value="-0.497250524329533" calcext:value-type="float">
            <text:p>-0.497250524329533</text:p>
          </table:table-cell>
          <table:table-cell table:number-columns-repeated="16"/>
        </table:table-row>
        <table:table-row table:style-name="ro1">
          <table:table-cell office:value-type="float" office:value="278.2765" calcext:value-type="float">
            <text:p>278.2765</text:p>
          </table:table-cell>
          <table:table-cell table:number-columns-repeated="3"/>
          <table:table-cell table:formula="of:=[.$C$4] + ([.$C$5] - [.$C$4]) * (([.A678] - [.$C$1]) / ([.$C$2] - [.$C$1]))" office:value-type="float" office:value="-0.497211949086226" calcext:value-type="float">
            <text:p>-0.497211949086226</text:p>
          </table:table-cell>
          <table:table-cell table:number-columns-repeated="16"/>
        </table:table-row>
        <table:table-row table:style-name="ro1">
          <table:table-cell office:value-type="float" office:value="261.75225" calcext:value-type="float">
            <text:p>261.75225</text:p>
          </table:table-cell>
          <table:table-cell table:number-columns-repeated="3"/>
          <table:table-cell table:formula="of:=[.$C$4] + ([.$C$5] - [.$C$4]) * (([.A679] - [.$C$1]) / ([.$C$2] - [.$C$1]))" office:value-type="float" office:value="-0.497483444147309" calcext:value-type="float">
            <text:p>-0.497483444147309</text:p>
          </table:table-cell>
          <table:table-cell table:number-columns-repeated="16"/>
        </table:table-row>
        <table:table-row table:style-name="ro1">
          <table:table-cell office:value-type="float" office:value="265.0825" calcext:value-type="float">
            <text:p>265.0825</text:p>
          </table:table-cell>
          <table:table-cell table:number-columns-repeated="3"/>
          <table:table-cell table:formula="of:=[.$C$4] + ([.$C$5] - [.$C$4]) * (([.A680] - [.$C$1]) / ([.$C$2] - [.$C$1]))" office:value-type="float" office:value="-0.497428727810581" calcext:value-type="float">
            <text:p>-0.497428727810581</text:p>
          </table:table-cell>
          <table:table-cell table:number-columns-repeated="16"/>
        </table:table-row>
        <table:table-row table:style-name="ro1">
          <table:table-cell office:value-type="float" office:value="264.87516" calcext:value-type="float">
            <text:p>264.87516</text:p>
          </table:table-cell>
          <table:table-cell table:number-columns-repeated="3"/>
          <table:table-cell table:formula="of:=[.$C$4] + ([.$C$5] - [.$C$4]) * (([.A681] - [.$C$1]) / ([.$C$2] - [.$C$1]))" office:value-type="float" office:value="-0.497432134427279" calcext:value-type="float">
            <text:p>-0.497432134427279</text:p>
          </table:table-cell>
          <table:table-cell table:number-columns-repeated="16"/>
        </table:table-row>
        <table:table-row table:style-name="ro1">
          <table:table-cell office:value-type="float" office:value="270.22325" calcext:value-type="float">
            <text:p>270.22325</text:p>
          </table:table-cell>
          <table:table-cell table:number-columns-repeated="3"/>
          <table:table-cell table:formula="of:=[.$C$4] + ([.$C$5] - [.$C$4]) * (([.A682] - [.$C$1]) / ([.$C$2] - [.$C$1]))" office:value-type="float" office:value="-0.497344264779868" calcext:value-type="float">
            <text:p>-0.497344264779868</text:p>
          </table:table-cell>
          <table:table-cell table:number-columns-repeated="16"/>
        </table:table-row>
        <table:table-row table:style-name="ro1">
          <table:table-cell office:value-type="float" office:value="264.14299" calcext:value-type="float">
            <text:p>264.14299</text:p>
          </table:table-cell>
          <table:table-cell table:number-columns-repeated="3"/>
          <table:table-cell table:formula="of:=[.$C$4] + ([.$C$5] - [.$C$4]) * (([.A683] - [.$C$1]) / ([.$C$2] - [.$C$1]))" office:value-type="float" office:value="-0.497444164052761" calcext:value-type="float">
            <text:p>-0.497444164052761</text:p>
          </table:table-cell>
          <table:table-cell table:number-columns-repeated="16"/>
        </table:table-row>
        <table:table-row table:style-name="ro1">
          <table:table-cell office:value-type="float" office:value="262.01758" calcext:value-type="float">
            <text:p>262.01758</text:p>
          </table:table-cell>
          <table:table-cell table:number-columns-repeated="3"/>
          <table:table-cell table:formula="of:=[.$C$4] + ([.$C$5] - [.$C$4]) * (([.A684] - [.$C$1]) / ([.$C$2] - [.$C$1]))" office:value-type="float" office:value="-0.497479084749178" calcext:value-type="float">
            <text:p>-0.497479084749178</text:p>
          </table:table-cell>
          <table:table-cell table:number-columns-repeated="16"/>
        </table:table-row>
        <table:table-row table:style-name="ro1">
          <table:table-cell office:value-type="float" office:value="265.3955" calcext:value-type="float">
            <text:p>265.3955</text:p>
          </table:table-cell>
          <table:table-cell table:number-columns-repeated="3"/>
          <table:table-cell table:formula="of:=[.$C$4] + ([.$C$5] - [.$C$4]) * (([.A685] - [.$C$1]) / ([.$C$2] - [.$C$1]))" office:value-type="float" office:value="-0.497423585189638" calcext:value-type="float">
            <text:p>-0.497423585189638</text:p>
          </table:table-cell>
          <table:table-cell table:number-columns-repeated="16"/>
        </table:table-row>
        <table:table-row table:style-name="ro1">
          <table:table-cell office:value-type="float" office:value="261.20058" calcext:value-type="float">
            <text:p>261.20058</text:p>
          </table:table-cell>
          <table:table-cell table:number-columns-repeated="3"/>
          <table:table-cell table:formula="of:=[.$C$4] + ([.$C$5] - [.$C$4]) * (([.A686] - [.$C$1]) / ([.$C$2] - [.$C$1]))" office:value-type="float" office:value="-0.497492508139947" calcext:value-type="float">
            <text:p>-0.497492508139947</text:p>
          </table:table-cell>
          <table:table-cell table:number-columns-repeated="16"/>
        </table:table-row>
        <table:table-row table:style-name="ro1">
          <table:table-cell office:value-type="float" office:value="258.0065" calcext:value-type="float">
            <text:p>258.0065</text:p>
          </table:table-cell>
          <table:table-cell table:number-columns-repeated="3"/>
          <table:table-cell table:formula="of:=[.$C$4] + ([.$C$5] - [.$C$4]) * (([.A687] - [.$C$1]) / ([.$C$2] - [.$C$1]))" office:value-type="float" office:value="-0.497544987190113" calcext:value-type="float">
            <text:p>-0.497544987190113</text:p>
          </table:table-cell>
          <table:table-cell table:number-columns-repeated="16"/>
        </table:table-row>
        <table:table-row table:style-name="ro1">
          <table:table-cell office:value-type="float" office:value="256.44841" calcext:value-type="float">
            <text:p>256.44841</text:p>
          </table:table-cell>
          <table:table-cell table:number-columns-repeated="3"/>
          <table:table-cell table:formula="of:=[.$C$4] + ([.$C$5] - [.$C$4]) * (([.A688] - [.$C$1]) / ([.$C$2] - [.$C$1]))" office:value-type="float" office:value="-0.497570586762845" calcext:value-type="float">
            <text:p>-0.497570586762845</text:p>
          </table:table-cell>
          <table:table-cell table:number-columns-repeated="16"/>
        </table:table-row>
        <table:table-row table:style-name="ro1">
          <table:table-cell office:value-type="float" office:value="230.38424" calcext:value-type="float">
            <text:p>230.38424</text:p>
          </table:table-cell>
          <table:table-cell table:number-columns-repeated="3"/>
          <table:table-cell table:formula="of:=[.$C$4] + ([.$C$5] - [.$C$4]) * (([.A689] - [.$C$1]) / ([.$C$2] - [.$C$1]))" office:value-type="float" office:value="-0.497998823652642" calcext:value-type="float">
            <text:p>-0.497998823652642</text:p>
          </table:table-cell>
          <table:table-cell table:number-columns-repeated="16"/>
        </table:table-row>
        <table:table-row table:style-name="ro1">
          <table:table-cell office:value-type="float" office:value="232.06483" calcext:value-type="float">
            <text:p>232.06483</text:p>
          </table:table-cell>
          <table:table-cell table:number-columns-repeated="3"/>
          <table:table-cell table:formula="of:=[.$C$4] + ([.$C$5] - [.$C$4]) * (([.A690] - [.$C$1]) / ([.$C$2] - [.$C$1]))" office:value-type="float" office:value="-0.497971211392799" calcext:value-type="float">
            <text:p>-0.497971211392799</text:p>
          </table:table-cell>
          <table:table-cell table:number-columns-repeated="16"/>
        </table:table-row>
        <table:table-row table:style-name="ro1">
          <table:table-cell office:value-type="float" office:value="234.56375" calcext:value-type="float">
            <text:p>234.56375</text:p>
          </table:table-cell>
          <table:table-cell table:number-columns-repeated="3"/>
          <table:table-cell table:formula="of:=[.$C$4] + ([.$C$5] - [.$C$4]) * (([.A691] - [.$C$1]) / ([.$C$2] - [.$C$1]))" office:value-type="float" office:value="-0.497930153890157" calcext:value-type="float">
            <text:p>-0.497930153890157</text:p>
          </table:table-cell>
          <table:table-cell table:number-columns-repeated="16"/>
        </table:table-row>
        <table:table-row table:style-name="ro1">
          <table:table-cell office:value-type="float" office:value="233.03691" calcext:value-type="float">
            <text:p>233.03691</text:p>
          </table:table-cell>
          <table:table-cell table:number-columns-repeated="3"/>
          <table:table-cell table:formula="of:=[.$C$4] + ([.$C$5] - [.$C$4]) * (([.A692] - [.$C$1]) / ([.$C$2] - [.$C$1]))" office:value-type="float" office:value="-0.4979552400223" calcext:value-type="float">
            <text:p>-0.4979552400223</text:p>
          </table:table-cell>
          <table:table-cell table:number-columns-repeated="16"/>
        </table:table-row>
        <table:table-row table:style-name="ro1">
          <table:table-cell office:value-type="float" office:value="231.21275" calcext:value-type="float">
            <text:p>231.21275</text:p>
          </table:table-cell>
          <table:table-cell table:number-columns-repeated="3"/>
          <table:table-cell table:formula="of:=[.$C$4] + ([.$C$5] - [.$C$4]) * (([.A693] - [.$C$1]) / ([.$C$2] - [.$C$1]))" office:value-type="float" office:value="-0.497985211151436" calcext:value-type="float">
            <text:p>-0.497985211151436</text:p>
          </table:table-cell>
          <table:table-cell table:number-columns-repeated="16"/>
        </table:table-row>
        <table:table-row table:style-name="ro1">
          <table:table-cell office:value-type="float" office:value="227.23233" calcext:value-type="float">
            <text:p>227.23233</text:p>
          </table:table-cell>
          <table:table-cell table:number-columns-repeated="3"/>
          <table:table-cell table:formula="of:=[.$C$4] + ([.$C$5] - [.$C$4]) * (([.A694] - [.$C$1]) / ([.$C$2] - [.$C$1]))" office:value-type="float" office:value="-0.498050609845539" calcext:value-type="float">
            <text:p>-0.498050609845539</text:p>
          </table:table-cell>
          <table:table-cell table:number-columns-repeated="16"/>
        </table:table-row>
        <table:table-row table:style-name="ro1">
          <table:table-cell office:value-type="float" office:value="203.18133" calcext:value-type="float">
            <text:p>203.18133</text:p>
          </table:table-cell>
          <table:table-cell table:number-columns-repeated="3"/>
          <table:table-cell table:formula="of:=[.$C$4] + ([.$C$5] - [.$C$4]) * (([.A695] - [.$C$1]) / ([.$C$2] - [.$C$1]))" office:value-type="float" office:value="-0.498445770153215" calcext:value-type="float">
            <text:p>-0.498445770153215</text:p>
          </table:table-cell>
          <table:table-cell table:number-columns-repeated="16"/>
        </table:table-row>
        <table:table-row table:style-name="ro1">
          <table:table-cell office:value-type="float" office:value="219.81583" calcext:value-type="float">
            <text:p>219.81583</text:p>
          </table:table-cell>
          <table:table-cell table:number-columns-repeated="3"/>
          <table:table-cell table:formula="of:=[.$C$4] + ([.$C$5] - [.$C$4]) * (([.A696] - [.$C$1]) / ([.$C$2] - [.$C$1]))" office:value-type="float" office:value="-0.498172463673732" calcext:value-type="float">
            <text:p>-0.498172463673732</text:p>
          </table:table-cell>
          <table:table-cell table:number-columns-repeated="16"/>
        </table:table-row>
        <table:table-row table:style-name="ro1">
          <table:table-cell office:value-type="float" office:value="224.53608" calcext:value-type="float">
            <text:p>224.53608</text:p>
          </table:table-cell>
          <table:table-cell table:number-columns-repeated="3"/>
          <table:table-cell table:formula="of:=[.$C$4] + ([.$C$5] - [.$C$4]) * (([.A697] - [.$C$1]) / ([.$C$2] - [.$C$1]))" office:value-type="float" office:value="-0.49809490949959" calcext:value-type="float">
            <text:p>-0.49809490949959</text:p>
          </table:table-cell>
          <table:table-cell table:number-columns-repeated="16"/>
        </table:table-row>
        <table:table-row table:style-name="ro1">
          <table:table-cell office:value-type="float" office:value="224.18875" calcext:value-type="float">
            <text:p>224.18875</text:p>
          </table:table-cell>
          <table:table-cell table:number-columns-repeated="3"/>
          <table:table-cell table:formula="of:=[.$C$4] + ([.$C$5] - [.$C$4]) * (([.A698] - [.$C$1]) / ([.$C$2] - [.$C$1]))" office:value-type="float" office:value="-0.498100616165827" calcext:value-type="float">
            <text:p>-0.498100616165827</text:p>
          </table:table-cell>
          <table:table-cell table:number-columns-repeated="16"/>
        </table:table-row>
        <table:table-row table:style-name="ro1">
          <table:table-cell office:value-type="float" office:value="230.93575" calcext:value-type="float">
            <text:p>230.93575</text:p>
          </table:table-cell>
          <table:table-cell table:number-columns-repeated="3"/>
          <table:table-cell table:formula="of:=[.$C$4] + ([.$C$5] - [.$C$4]) * (([.A699] - [.$C$1]) / ([.$C$2] - [.$C$1]))" office:value-type="float" office:value="-0.49798976228882" calcext:value-type="float">
            <text:p>-0.49798976228882</text:p>
          </table:table-cell>
          <table:table-cell table:number-columns-repeated="16"/>
        </table:table-row>
        <table:table-row table:style-name="ro1">
          <table:table-cell office:value-type="float" office:value="230.58541" calcext:value-type="float">
            <text:p>230.58541</text:p>
          </table:table-cell>
          <table:table-cell table:number-columns-repeated="3"/>
          <table:table-cell table:formula="of:=[.$C$4] + ([.$C$5] - [.$C$4]) * (([.A700] - [.$C$1]) / ([.$C$2] - [.$C$1]))" office:value-type="float" office:value="-0.497995518409654" calcext:value-type="float">
            <text:p>-0.497995518409654</text:p>
          </table:table-cell>
          <table:table-cell table:number-columns-repeated="16"/>
        </table:table-row>
        <table:table-row table:style-name="ro1">
          <table:table-cell office:value-type="float" office:value="227.18083" calcext:value-type="float">
            <text:p>227.18083</text:p>
          </table:table-cell>
          <table:table-cell table:number-columns-repeated="3"/>
          <table:table-cell table:formula="of:=[.$C$4] + ([.$C$5] - [.$C$4]) * (([.A701] - [.$C$1]) / ([.$C$2] - [.$C$1]))" office:value-type="float" office:value="-0.49805145599563" calcext:value-type="float">
            <text:p>-0.49805145599563</text:p>
          </table:table-cell>
          <table:table-cell table:number-columns-repeated="16"/>
        </table:table-row>
        <table:table-row table:style-name="ro1">
          <table:table-cell office:value-type="float" office:value="229.02966" calcext:value-type="float">
            <text:p>229.02966</text:p>
          </table:table-cell>
          <table:table-cell table:number-columns-repeated="3"/>
          <table:table-cell table:formula="of:=[.$C$4] + ([.$C$5] - [.$C$4]) * (([.A702] - [.$C$1]) / ([.$C$2] - [.$C$1]))" office:value-type="float" office:value="-0.498021079535956" calcext:value-type="float">
            <text:p>-0.498021079535956</text:p>
          </table:table-cell>
          <table:table-cell table:number-columns-repeated="16"/>
        </table:table-row>
        <table:table-row table:style-name="ro1">
          <table:table-cell office:value-type="float" office:value="226.28841" calcext:value-type="float">
            <text:p>226.28841</text:p>
          </table:table-cell>
          <table:table-cell table:number-columns-repeated="3"/>
          <table:table-cell table:formula="of:=[.$C$4] + ([.$C$5] - [.$C$4]) * (([.A703] - [.$C$1]) / ([.$C$2] - [.$C$1]))" office:value-type="float" office:value="-0.498066118544455" calcext:value-type="float">
            <text:p>-0.498066118544455</text:p>
          </table:table-cell>
          <table:table-cell table:number-columns-repeated="16"/>
        </table:table-row>
        <table:table-row table:style-name="ro1">
          <table:table-cell office:value-type="float" office:value="228.35299" calcext:value-type="float">
            <text:p>228.35299</text:p>
          </table:table-cell>
          <table:table-cell table:number-columns-repeated="3"/>
          <table:table-cell table:formula="of:=[.$C$4] + ([.$C$5] - [.$C$4]) * (([.A704] - [.$C$1]) / ([.$C$2] - [.$C$1]))" office:value-type="float" office:value="-0.498032197290951" calcext:value-type="float">
            <text:p>-0.498032197290951</text:p>
          </table:table-cell>
          <table:table-cell table:number-columns-repeated="16"/>
        </table:table-row>
        <table:table-row table:style-name="ro1">
          <table:table-cell office:value-type="float" office:value="227.14741" calcext:value-type="float">
            <text:p>227.14741</text:p>
          </table:table-cell>
          <table:table-cell table:number-columns-repeated="3"/>
          <table:table-cell table:formula="of:=[.$C$4] + ([.$C$5] - [.$C$4]) * (([.A705] - [.$C$1]) / ([.$C$2] - [.$C$1]))" office:value-type="float" office:value="-0.498052005089534" calcext:value-type="float">
            <text:p>-0.498052005089534</text:p>
          </table:table-cell>
          <table:table-cell table:number-columns-repeated="16"/>
        </table:table-row>
        <table:table-row table:style-name="ro1">
          <table:table-cell office:value-type="float" office:value="229.66691" calcext:value-type="float">
            <text:p>229.66691</text:p>
          </table:table-cell>
          <table:table-cell table:number-columns-repeated="3"/>
          <table:table-cell table:formula="of:=[.$C$4] + ([.$C$5] - [.$C$4]) * (([.A706] - [.$C$1]) / ([.$C$2] - [.$C$1]))" office:value-type="float" office:value="-0.498010609455457" calcext:value-type="float">
            <text:p>-0.498010609455457</text:p>
          </table:table-cell>
          <table:table-cell table:number-columns-repeated="16"/>
        </table:table-row>
        <table:table-row table:style-name="ro1">
          <table:table-cell office:value-type="float" office:value="240.70116" calcext:value-type="float">
            <text:p>240.70116</text:p>
          </table:table-cell>
          <table:table-cell table:number-columns-repeated="3"/>
          <table:table-cell table:formula="of:=[.$C$4] + ([.$C$5] - [.$C$4]) * (([.A707] - [.$C$1]) / ([.$C$2] - [.$C$1]))" office:value-type="float" office:value="-0.497829315637114" calcext:value-type="float">
            <text:p>-0.497829315637114</text:p>
          </table:table-cell>
          <table:table-cell table:number-columns-repeated="16"/>
        </table:table-row>
        <table:table-row table:style-name="ro1">
          <table:table-cell office:value-type="float" office:value="239.88" calcext:value-type="float">
            <text:p>239.88</text:p>
          </table:table-cell>
          <table:table-cell table:number-columns-repeated="3"/>
          <table:table-cell table:formula="of:=[.$C$4] + ([.$C$5] - [.$C$4]) * (([.A708] - [.$C$1]) / ([.$C$2] - [.$C$1]))" office:value-type="float" office:value="-0.497842807377094" calcext:value-type="float">
            <text:p>-0.497842807377094</text:p>
          </table:table-cell>
          <table:table-cell table:number-columns-repeated="16"/>
        </table:table-row>
        <table:table-row table:style-name="ro1">
          <table:table-cell office:value-type="float" office:value="242.01891" calcext:value-type="float">
            <text:p>242.01891</text:p>
          </table:table-cell>
          <table:table-cell table:number-columns-repeated="3"/>
          <table:table-cell table:formula="of:=[.$C$4] + ([.$C$5] - [.$C$4]) * (([.A709] - [.$C$1]) / ([.$C$2] - [.$C$1]))" office:value-type="float" office:value="-0.497807664874342" calcext:value-type="float">
            <text:p>-0.497807664874342</text:p>
          </table:table-cell>
          <table:table-cell table:number-columns-repeated="16"/>
        </table:table-row>
        <table:table-row table:style-name="ro1">
          <table:table-cell office:value-type="float" office:value="244.31383" calcext:value-type="float">
            <text:p>244.31383</text:p>
          </table:table-cell>
          <table:table-cell table:number-columns-repeated="3"/>
          <table:table-cell table:formula="of:=[.$C$4] + ([.$C$5] - [.$C$4]) * (([.A710] - [.$C$1]) / ([.$C$2] - [.$C$1]))" office:value-type="float" office:value="-0.497769959111866" calcext:value-type="float">
            <text:p>-0.497769959111866</text:p>
          </table:table-cell>
          <table:table-cell table:number-columns-repeated="16"/>
        </table:table-row>
        <table:table-row table:style-name="ro1">
          <table:table-cell office:value-type="float" office:value="237.99466" calcext:value-type="float">
            <text:p>237.99466</text:p>
          </table:table-cell>
          <table:table-cell table:number-columns-repeated="3"/>
          <table:table-cell table:formula="of:=[.$C$4] + ([.$C$5] - [.$C$4]) * (([.A711] - [.$C$1]) / ([.$C$2] - [.$C$1]))" office:value-type="float" office:value="-0.497873783699678" calcext:value-type="float">
            <text:p>-0.497873783699678</text:p>
          </table:table-cell>
          <table:table-cell table:number-columns-repeated="16"/>
        </table:table-row>
        <table:table-row table:style-name="ro1">
          <table:table-cell office:value-type="float" office:value="240.56366" calcext:value-type="float">
            <text:p>240.56366</text:p>
          </table:table-cell>
          <table:table-cell table:number-columns-repeated="3"/>
          <table:table-cell table:formula="of:=[.$C$4] + ([.$C$5] - [.$C$4]) * (([.A712] - [.$C$1]) / ([.$C$2] - [.$C$1]))" office:value-type="float" office:value="-0.497831574775707" calcext:value-type="float">
            <text:p>-0.497831574775707</text:p>
          </table:table-cell>
          <table:table-cell table:number-columns-repeated="16"/>
        </table:table-row>
        <table:table-row table:style-name="ro1">
          <table:table-cell office:value-type="float" office:value="239.81675" calcext:value-type="float">
            <text:p>239.81675</text:p>
          </table:table-cell>
          <table:table-cell table:number-columns-repeated="3"/>
          <table:table-cell table:formula="of:=[.$C$4] + ([.$C$5] - [.$C$4]) * (([.A713] - [.$C$1]) / ([.$C$2] - [.$C$1]))" office:value-type="float" office:value="-0.497843846580847" calcext:value-type="float">
            <text:p>-0.497843846580847</text:p>
          </table:table-cell>
          <table:table-cell table:number-columns-repeated="16"/>
        </table:table-row>
        <table:table-row table:style-name="ro1">
          <table:table-cell office:value-type="float" office:value="235.053" calcext:value-type="float">
            <text:p>235.053</text:p>
          </table:table-cell>
          <table:table-cell table:number-columns-repeated="3"/>
          <table:table-cell table:formula="of:=[.$C$4] + ([.$C$5] - [.$C$4]) * (([.A714] - [.$C$1]) / ([.$C$2] - [.$C$1]))" office:value-type="float" office:value="-0.49792211546429" calcext:value-type="float">
            <text:p>-0.49792211546429</text:p>
          </table:table-cell>
          <table:table-cell table:number-columns-repeated="16"/>
        </table:table-row>
        <table:table-row table:style-name="ro1">
          <table:table-cell office:value-type="float" office:value="229.15808" calcext:value-type="float">
            <text:p>229.15808</text:p>
          </table:table-cell>
          <table:table-cell table:number-columns-repeated="3"/>
          <table:table-cell table:formula="of:=[.$C$4] + ([.$C$5] - [.$C$4]) * (([.A715] - [.$C$1]) / ([.$C$2] - [.$C$1]))" office:value-type="float" office:value="-0.49801896958266" calcext:value-type="float">
            <text:p>-0.49801896958266</text:p>
          </table:table-cell>
          <table:table-cell table:number-columns-repeated="16"/>
        </table:table-row>
        <table:table-row table:style-name="ro1">
          <table:table-cell office:value-type="float" office:value="230.51091" calcext:value-type="float">
            <text:p>230.51091</text:p>
          </table:table-cell>
          <table:table-cell table:number-columns-repeated="3"/>
          <table:table-cell table:formula="of:=[.$C$4] + ([.$C$5] - [.$C$4]) * (([.A716] - [.$C$1]) / ([.$C$2] - [.$C$1]))" office:value-type="float" office:value="-0.49799674245202" calcext:value-type="float">
            <text:p>-0.49799674245202</text:p>
          </table:table-cell>
          <table:table-cell table:number-columns-repeated="16"/>
        </table:table-row>
        <table:table-row table:style-name="ro1">
          <table:table-cell office:value-type="float" office:value="230.98066" calcext:value-type="float">
            <text:p>230.98066</text:p>
          </table:table-cell>
          <table:table-cell table:number-columns-repeated="3"/>
          <table:table-cell table:formula="of:=[.$C$4] + ([.$C$5] - [.$C$4]) * (([.A717] - [.$C$1]) / ([.$C$2] - [.$C$1]))" office:value-type="float" office:value="-0.49798902441308" calcext:value-type="float">
            <text:p>-0.49798902441308</text:p>
          </table:table-cell>
          <table:table-cell table:number-columns-repeated="16"/>
        </table:table-row>
        <table:table-row table:style-name="ro1">
          <table:table-cell office:value-type="float" office:value="229.58975" calcext:value-type="float">
            <text:p>229.58975</text:p>
          </table:table-cell>
          <table:table-cell table:number-columns-repeated="3"/>
          <table:table-cell table:formula="of:=[.$C$4] + ([.$C$5] - [.$C$4]) * (([.A718] - [.$C$1]) / ([.$C$2] - [.$C$1]))" office:value-type="float" office:value="-0.498011877201885" calcext:value-type="float">
            <text:p>-0.498011877201885</text:p>
          </table:table-cell>
          <table:table-cell table:number-columns-repeated="16"/>
        </table:table-row>
        <table:table-row table:style-name="ro1">
          <table:table-cell office:value-type="float" office:value="233.2385" calcext:value-type="float">
            <text:p>233.2385</text:p>
          </table:table-cell>
          <table:table-cell table:number-columns-repeated="3"/>
          <table:table-cell table:formula="of:=[.$C$4] + ([.$C$5] - [.$C$4]) * (([.A719] - [.$C$1]) / ([.$C$2] - [.$C$1]))" office:value-type="float" office:value="-0.497951927878671" calcext:value-type="float">
            <text:p>-0.497951927878671</text:p>
          </table:table-cell>
          <table:table-cell table:number-columns-repeated="16"/>
        </table:table-row>
        <table:table-row table:style-name="ro1">
          <table:table-cell office:value-type="float" office:value="232.50008" calcext:value-type="float">
            <text:p>232.50008</text:p>
          </table:table-cell>
          <table:table-cell table:number-columns-repeated="3"/>
          <table:table-cell table:formula="of:=[.$C$4] + ([.$C$5] - [.$C$4]) * (([.A720] - [.$C$1]) / ([.$C$2] - [.$C$1]))" office:value-type="float" office:value="-0.497964060192271" calcext:value-type="float">
            <text:p>-0.497964060192271</text:p>
          </table:table-cell>
          <table:table-cell table:number-columns-repeated="16"/>
        </table:table-row>
        <table:table-row table:style-name="ro1">
          <table:table-cell office:value-type="float" office:value="231.33733" calcext:value-type="float">
            <text:p>231.33733</text:p>
          </table:table-cell>
          <table:table-cell table:number-columns-repeated="3"/>
          <table:table-cell table:formula="of:=[.$C$4] + ([.$C$5] - [.$C$4]) * (([.A721] - [.$C$1]) / ([.$C$2] - [.$C$1]))" office:value-type="float" office:value="-0.49798316428972" calcext:value-type="float">
            <text:p>-0.49798316428972</text:p>
          </table:table-cell>
          <table:table-cell table:number-columns-repeated="16"/>
        </table:table-row>
        <table:table-row table:style-name="ro1">
          <table:table-cell office:value-type="float" office:value="230.75433" calcext:value-type="float">
            <text:p>230.75433</text:p>
          </table:table-cell>
          <table:table-cell table:number-columns-repeated="3"/>
          <table:table-cell table:formula="of:=[.$C$4] + ([.$C$5] - [.$C$4]) * (([.A722] - [.$C$1]) / ([.$C$2] - [.$C$1]))" office:value-type="float" office:value="-0.497992743037355" calcext:value-type="float">
            <text:p>-0.497992743037355</text:p>
          </table:table-cell>
          <table:table-cell table:number-columns-repeated="16"/>
        </table:table-row>
        <table:table-row table:style-name="ro1">
          <table:table-cell office:value-type="float" office:value="227.79358" calcext:value-type="float">
            <text:p>227.79358</text:p>
          </table:table-cell>
          <table:table-cell table:number-columns-repeated="3"/>
          <table:table-cell table:formula="of:=[.$C$4] + ([.$C$5] - [.$C$4]) * (([.A723] - [.$C$1]) / ([.$C$2] - [.$C$1]))" office:value-type="float" office:value="-0.498041388452554" calcext:value-type="float">
            <text:p>-0.498041388452554</text:p>
          </table:table-cell>
          <table:table-cell table:number-columns-repeated="16"/>
        </table:table-row>
        <table:table-row table:style-name="ro1">
          <table:table-cell office:value-type="float" office:value="231.30983" calcext:value-type="float">
            <text:p>231.30983</text:p>
          </table:table-cell>
          <table:table-cell table:number-columns-repeated="3"/>
          <table:table-cell table:formula="of:=[.$C$4] + ([.$C$5] - [.$C$4]) * (([.A724] - [.$C$1]) / ([.$C$2] - [.$C$1]))" office:value-type="float" office:value="-0.497983616117438" calcext:value-type="float">
            <text:p>-0.497983616117438</text:p>
          </table:table-cell>
          <table:table-cell table:number-columns-repeated="16"/>
        </table:table-row>
        <table:table-row table:style-name="ro1">
          <table:table-cell office:value-type="float" office:value="231.09508" calcext:value-type="float">
            <text:p>231.09508</text:p>
          </table:table-cell>
          <table:table-cell table:number-columns-repeated="3"/>
          <table:table-cell table:formula="of:=[.$C$4] + ([.$C$5] - [.$C$4]) * (([.A725] - [.$C$1]) / ([.$C$2] - [.$C$1]))" office:value-type="float" office:value="-0.497987144481169" calcext:value-type="float">
            <text:p>-0.497987144481169</text:p>
          </table:table-cell>
          <table:table-cell table:number-columns-repeated="16"/>
        </table:table-row>
        <table:table-row table:style-name="ro1">
          <table:table-cell office:value-type="float" office:value="233.74475" calcext:value-type="float">
            <text:p>233.74475</text:p>
          </table:table-cell>
          <table:table-cell table:number-columns-repeated="3"/>
          <table:table-cell table:formula="of:=[.$C$4] + ([.$C$5] - [.$C$4]) * (([.A726] - [.$C$1]) / ([.$C$2] - [.$C$1]))" office:value-type="float" office:value="-0.497943610141123" calcext:value-type="float">
            <text:p>-0.497943610141123</text:p>
          </table:table-cell>
          <table:table-cell table:number-columns-repeated="16"/>
        </table:table-row>
        <table:table-row table:style-name="ro1">
          <table:table-cell office:value-type="float" office:value="234.92466" calcext:value-type="float">
            <text:p>234.92466</text:p>
          </table:table-cell>
          <table:table-cell table:number-columns-repeated="3"/>
          <table:table-cell table:formula="of:=[.$C$4] + ([.$C$5] - [.$C$4]) * (([.A727] - [.$C$1]) / ([.$C$2] - [.$C$1]))" office:value-type="float" office:value="-0.497924224103177" calcext:value-type="float">
            <text:p>-0.497924224103177</text:p>
          </table:table-cell>
          <table:table-cell table:number-columns-repeated="16"/>
        </table:table-row>
        <table:table-row table:style-name="ro1">
          <table:table-cell office:value-type="float" office:value="234.32908" calcext:value-type="float">
            <text:p>234.32908</text:p>
          </table:table-cell>
          <table:table-cell table:number-columns-repeated="3"/>
          <table:table-cell table:formula="of:=[.$C$4] + ([.$C$5] - [.$C$4]) * (([.A728] - [.$C$1]) / ([.$C$2] - [.$C$1]))" office:value-type="float" office:value="-0.497934009541456" calcext:value-type="float">
            <text:p>-0.497934009541456</text:p>
          </table:table-cell>
          <table:table-cell table:number-columns-repeated="16"/>
        </table:table-row>
        <table:table-row table:style-name="ro1">
          <table:table-cell office:value-type="float" office:value="237.21116" calcext:value-type="float">
            <text:p>237.21116</text:p>
          </table:table-cell>
          <table:table-cell table:number-columns-repeated="3"/>
          <table:table-cell table:formula="of:=[.$C$4] + ([.$C$5] - [.$C$4]) * (([.A729] - [.$C$1]) / ([.$C$2] - [.$C$1]))" office:value-type="float" office:value="-0.497886656682135" calcext:value-type="float">
            <text:p>-0.497886656682135</text:p>
          </table:table-cell>
          <table:table-cell table:number-columns-repeated="16"/>
        </table:table-row>
        <table:table-row table:style-name="ro1">
          <table:table-cell office:value-type="float" office:value="238.56625" calcext:value-type="float">
            <text:p>238.56625</text:p>
          </table:table-cell>
          <table:table-cell table:number-columns-repeated="3"/>
          <table:table-cell table:formula="of:=[.$C$4] + ([.$C$5] - [.$C$4]) * (([.A730] - [.$C$1]) / ([.$C$2] - [.$C$1]))" office:value-type="float" office:value="-0.497864392419471" calcext:value-type="float">
            <text:p>-0.497864392419471</text:p>
          </table:table-cell>
          <table:table-cell table:number-columns-repeated="16"/>
        </table:table-row>
        <table:table-row table:style-name="ro1">
          <table:table-cell office:value-type="float" office:value="238.06125" calcext:value-type="float">
            <text:p>238.06125</text:p>
          </table:table-cell>
          <table:table-cell table:number-columns-repeated="3"/>
          <table:table-cell table:formula="of:=[.$C$4] + ([.$C$5] - [.$C$4]) * (([.A731] - [.$C$1]) / ([.$C$2] - [.$C$1]))" office:value-type="float" office:value="-0.497872689619395" calcext:value-type="float">
            <text:p>-0.497872689619395</text:p>
          </table:table-cell>
          <table:table-cell table:number-columns-repeated="16"/>
        </table:table-row>
        <table:table-row table:style-name="ro1">
          <table:table-cell office:value-type="float" office:value="237.15191" calcext:value-type="float">
            <text:p>237.15191</text:p>
          </table:table-cell>
          <table:table-cell table:number-columns-repeated="3"/>
          <table:table-cell table:formula="of:=[.$C$4] + ([.$C$5] - [.$C$4]) * (([.A732] - [.$C$1]) / ([.$C$2] - [.$C$1]))" office:value-type="float" office:value="-0.497887630165492" calcext:value-type="float">
            <text:p>-0.497887630165492</text:p>
          </table:table-cell>
          <table:table-cell table:number-columns-repeated="16"/>
        </table:table-row>
        <table:table-row table:style-name="ro1">
          <table:table-cell office:value-type="float" office:value="238.06358" calcext:value-type="float">
            <text:p>238.06358</text:p>
          </table:table-cell>
          <table:table-cell table:number-columns-repeated="3"/>
          <table:table-cell table:formula="of:=[.$C$4] + ([.$C$5] - [.$C$4]) * (([.A733] - [.$C$1]) / ([.$C$2] - [.$C$1]))" office:value-type="float" office:value="-0.497872651337265" calcext:value-type="float">
            <text:p>-0.497872651337265</text:p>
          </table:table-cell>
          <table:table-cell table:number-columns-repeated="16"/>
        </table:table-row>
        <table:table-row table:style-name="ro1">
          <table:table-cell office:value-type="float" office:value="237.63516" calcext:value-type="float">
            <text:p>237.63516</text:p>
          </table:table-cell>
          <table:table-cell table:number-columns-repeated="3"/>
          <table:table-cell table:formula="of:=[.$C$4] + ([.$C$5] - [.$C$4]) * (([.A734] - [.$C$1]) / ([.$C$2] - [.$C$1]))" office:value-type="float" office:value="-0.497879690320218" calcext:value-type="float">
            <text:p>-0.497879690320218</text:p>
          </table:table-cell>
          <table:table-cell table:number-columns-repeated="16"/>
        </table:table-row>
        <table:table-row table:style-name="ro1">
          <table:table-cell office:value-type="float" office:value="238.99883" calcext:value-type="float">
            <text:p>238.99883</text:p>
          </table:table-cell>
          <table:table-cell table:number-columns-repeated="3"/>
          <table:table-cell table:formula="of:=[.$C$4] + ([.$C$5] - [.$C$4]) * (([.A735] - [.$C$1]) / ([.$C$2] - [.$C$1]))" office:value-type="float" office:value="-0.497857285087306" calcext:value-type="float">
            <text:p>-0.497857285087306</text:p>
          </table:table-cell>
          <table:table-cell table:number-columns-repeated="16"/>
        </table:table-row>
        <table:table-row table:style-name="ro1">
          <table:table-cell office:value-type="float" office:value="238.82433" calcext:value-type="float">
            <text:p>238.82433</text:p>
          </table:table-cell>
          <table:table-cell table:number-columns-repeated="3"/>
          <table:table-cell table:formula="of:=[.$C$4] + ([.$C$5] - [.$C$4]) * (([.A736] - [.$C$1]) / ([.$C$2] - [.$C$1]))" office:value-type="float" office:value="-0.497860152139557" calcext:value-type="float">
            <text:p>-0.497860152139557</text:p>
          </table:table-cell>
          <table:table-cell table:number-columns-repeated="16"/>
        </table:table-row>
        <table:table-row table:style-name="ro1">
          <table:table-cell office:value-type="float" office:value="240.63075" calcext:value-type="float">
            <text:p>240.63075</text:p>
          </table:table-cell>
          <table:table-cell table:number-columns-repeated="3"/>
          <table:table-cell table:formula="of:=[.$C$4] + ([.$C$5] - [.$C$4]) * (([.A737] - [.$C$1]) / ([.$C$2] - [.$C$1]))" office:value-type="float" office:value="-0.497830472480375" calcext:value-type="float">
            <text:p>-0.497830472480375</text:p>
          </table:table-cell>
          <table:table-cell table:number-columns-repeated="16"/>
        </table:table-row>
        <table:table-row table:style-name="ro1">
          <table:table-cell office:value-type="float" office:value="246.49633" calcext:value-type="float">
            <text:p>246.49633</text:p>
          </table:table-cell>
          <table:table-cell table:number-columns-repeated="3"/>
          <table:table-cell table:formula="of:=[.$C$4] + ([.$C$5] - [.$C$4]) * (([.A738] - [.$C$1]) / ([.$C$2] - [.$C$1]))" office:value-type="float" office:value="-0.497734100421105" calcext:value-type="float">
            <text:p>-0.497734100421105</text:p>
          </table:table-cell>
          <table:table-cell table:number-columns-repeated="16"/>
        </table:table-row>
        <table:table-row table:style-name="ro1">
          <table:table-cell office:value-type="float" office:value="244.49816" calcext:value-type="float">
            <text:p>244.49816</text:p>
          </table:table-cell>
          <table:table-cell table:number-columns-repeated="3"/>
          <table:table-cell table:formula="of:=[.$C$4] + ([.$C$5] - [.$C$4]) * (([.A739] - [.$C$1]) / ([.$C$2] - [.$C$1]))" office:value-type="float" office:value="-0.497766930551744" calcext:value-type="float">
            <text:p>-0.497766930551744</text:p>
          </table:table-cell>
          <table:table-cell table:number-columns-repeated="16"/>
        </table:table-row>
        <table:table-row table:style-name="ro1">
          <table:table-cell office:value-type="float" office:value="243.25675" calcext:value-type="float">
            <text:p>243.25675</text:p>
          </table:table-cell>
          <table:table-cell table:number-columns-repeated="3"/>
          <table:table-cell table:formula="of:=[.$C$4] + ([.$C$5] - [.$C$4]) * (([.A740] - [.$C$1]) / ([.$C$2] - [.$C$1]))" office:value-type="float" office:value="-0.497787327040769" calcext:value-type="float">
            <text:p>-0.497787327040769</text:p>
          </table:table-cell>
          <table:table-cell table:number-columns-repeated="16"/>
        </table:table-row>
        <table:table-row table:style-name="ro1">
          <table:table-cell office:value-type="float" office:value="244.96533" calcext:value-type="float">
            <text:p>244.96533</text:p>
          </table:table-cell>
          <table:table-cell table:number-columns-repeated="3"/>
          <table:table-cell table:formula="of:=[.$C$4] + ([.$C$5] - [.$C$4]) * (([.A741] - [.$C$1]) / ([.$C$2] - [.$C$1]))" office:value-type="float" office:value="-0.497759254902459" calcext:value-type="float">
            <text:p>-0.497759254902459</text:p>
          </table:table-cell>
          <table:table-cell table:number-columns-repeated="16"/>
        </table:table-row>
        <table:table-row table:style-name="ro1">
          <table:table-cell office:value-type="float" office:value="245.07" calcext:value-type="float">
            <text:p>245.07</text:p>
          </table:table-cell>
          <table:table-cell table:number-columns-repeated="3"/>
          <table:table-cell table:formula="of:=[.$C$4] + ([.$C$5] - [.$C$4]) * (([.A742] - [.$C$1]) / ([.$C$2] - [.$C$1]))" office:value-type="float" office:value="-0.497757535164012" calcext:value-type="float">
            <text:p>-0.497757535164012</text:p>
          </table:table-cell>
          <table:table-cell table:number-columns-repeated="16"/>
        </table:table-row>
        <table:table-row table:style-name="ro1">
          <table:table-cell office:value-type="float" office:value="247.65041" calcext:value-type="float">
            <text:p>247.65041</text:p>
          </table:table-cell>
          <table:table-cell table:number-columns-repeated="3"/>
          <table:table-cell table:formula="of:=[.$C$4] + ([.$C$5] - [.$C$4]) * (([.A743] - [.$C$1]) / ([.$C$2] - [.$C$1]))" office:value-type="float" office:value="-0.497715138772613" calcext:value-type="float">
            <text:p>-0.497715138772613</text:p>
          </table:table-cell>
          <table:table-cell table:number-columns-repeated="16"/>
        </table:table-row>
        <table:table-row table:style-name="ro1">
          <table:table-cell office:value-type="float" office:value="244.57641" calcext:value-type="float">
            <text:p>244.57641</text:p>
          </table:table-cell>
          <table:table-cell table:number-columns-repeated="3"/>
          <table:table-cell table:formula="of:=[.$C$4] + ([.$C$5] - [.$C$4]) * (([.A744] - [.$C$1]) / ([.$C$2] - [.$C$1]))" office:value-type="float" office:value="-0.497765644896508" calcext:value-type="float">
            <text:p>-0.497765644896508</text:p>
          </table:table-cell>
          <table:table-cell table:number-columns-repeated="16"/>
        </table:table-row>
        <table:table-row table:style-name="ro1">
          <table:table-cell office:value-type="float" office:value="249.45908" calcext:value-type="float">
            <text:p>249.45908</text:p>
          </table:table-cell>
          <table:table-cell table:number-columns-repeated="3"/>
          <table:table-cell table:formula="of:=[.$C$4] + ([.$C$5] - [.$C$4]) * (([.A745] - [.$C$1]) / ([.$C$2] - [.$C$1]))" office:value-type="float" office:value="-0.497685422145708" calcext:value-type="float">
            <text:p>-0.497685422145708</text:p>
          </table:table-cell>
          <table:table-cell table:number-columns-repeated="16"/>
        </table:table-row>
        <table:table-row table:style-name="ro1">
          <table:table-cell office:value-type="float" office:value="254.64216" calcext:value-type="float">
            <text:p>254.64216</text:p>
          </table:table-cell>
          <table:table-cell table:number-columns-repeated="3"/>
          <table:table-cell table:formula="of:=[.$C$4] + ([.$C$5] - [.$C$4]) * (([.A746] - [.$C$1]) / ([.$C$2] - [.$C$1]))" office:value-type="float" office:value="-0.49760026362891" calcext:value-type="float">
            <text:p>-0.49760026362891</text:p>
          </table:table-cell>
          <table:table-cell table:number-columns-repeated="16"/>
        </table:table-row>
        <table:table-row table:style-name="ro1">
          <table:table-cell office:value-type="float" office:value="255.72741" calcext:value-type="float">
            <text:p>255.72741</text:p>
          </table:table-cell>
          <table:table-cell table:number-columns-repeated="3"/>
          <table:table-cell table:formula="of:=[.$C$4] + ([.$C$5] - [.$C$4]) * (([.A747] - [.$C$1]) / ([.$C$2] - [.$C$1]))" office:value-type="float" office:value="-0.497582432864123" calcext:value-type="float">
            <text:p>-0.497582432864123</text:p>
          </table:table-cell>
          <table:table-cell table:number-columns-repeated="16"/>
        </table:table-row>
        <table:table-row table:style-name="ro1">
          <table:table-cell office:value-type="float" office:value="267.53983" calcext:value-type="float">
            <text:p>267.53983</text:p>
          </table:table-cell>
          <table:table-cell table:number-columns-repeated="3"/>
          <table:table-cell table:formula="of:=[.$C$4] + ([.$C$5] - [.$C$4]) * (([.A748] - [.$C$1]) / ([.$C$2] - [.$C$1]))" office:value-type="float" office:value="-0.49738835363575" calcext:value-type="float">
            <text:p>-0.49738835363575</text:p>
          </table:table-cell>
          <table:table-cell table:number-columns-repeated="16"/>
        </table:table-row>
        <table:table-row table:style-name="ro1">
          <table:table-cell office:value-type="float" office:value="270.04041" calcext:value-type="float">
            <text:p>270.04041</text:p>
          </table:table-cell>
          <table:table-cell table:number-columns-repeated="3"/>
          <table:table-cell table:formula="of:=[.$C$4] + ([.$C$5] - [.$C$4]) * (([.A749] - [.$C$1]) / ([.$C$2] - [.$C$1]))" office:value-type="float" office:value="-0.497347268859143" calcext:value-type="float">
            <text:p>-0.497347268859143</text:p>
          </table:table-cell>
          <table:table-cell table:number-columns-repeated="16"/>
        </table:table-row>
        <table:table-row table:style-name="ro1">
          <table:table-cell office:value-type="float" office:value="264.98625" calcext:value-type="float">
            <text:p>264.98625</text:p>
          </table:table-cell>
          <table:table-cell table:number-columns-repeated="3"/>
          <table:table-cell table:formula="of:=[.$C$4] + ([.$C$5] - [.$C$4]) * (([.A750] - [.$C$1]) / ([.$C$2] - [.$C$1]))" office:value-type="float" office:value="-0.497430309207596" calcext:value-type="float">
            <text:p>-0.497430309207596</text:p>
          </table:table-cell>
          <table:table-cell table:number-columns-repeated="16"/>
        </table:table-row>
        <table:table-row table:style-name="ro1">
          <table:table-cell office:value-type="float" office:value="264.92575" calcext:value-type="float">
            <text:p>264.92575</text:p>
          </table:table-cell>
          <table:table-cell table:number-columns-repeated="3"/>
          <table:table-cell table:formula="of:=[.$C$4] + ([.$C$5] - [.$C$4]) * (([.A751] - [.$C$1]) / ([.$C$2] - [.$C$1]))" office:value-type="float" office:value="-0.497431303228577" calcext:value-type="float">
            <text:p>-0.497431303228577</text:p>
          </table:table-cell>
          <table:table-cell table:number-columns-repeated="16"/>
        </table:table-row>
        <table:table-row table:style-name="ro1">
          <table:table-cell office:value-type="float" office:value="270.49541" calcext:value-type="float">
            <text:p>270.49541</text:p>
          </table:table-cell>
          <table:table-cell table:number-columns-repeated="3"/>
          <table:table-cell table:formula="of:=[.$C$4] + ([.$C$5] - [.$C$4]) * (([.A752] - [.$C$1]) / ([.$C$2] - [.$C$1]))" office:value-type="float" office:value="-0.497339793164162" calcext:value-type="float">
            <text:p>-0.497339793164162</text:p>
          </table:table-cell>
          <table:table-cell table:number-columns-repeated="16"/>
        </table:table-row>
        <table:table-row table:style-name="ro1">
          <table:table-cell office:value-type="float" office:value="267.46908" calcext:value-type="float">
            <text:p>267.46908</text:p>
          </table:table-cell>
          <table:table-cell table:number-columns-repeated="3"/>
          <table:table-cell table:formula="of:=[.$C$4] + ([.$C$5] - [.$C$4]) * (([.A753] - [.$C$1]) / ([.$C$2] - [.$C$1]))" office:value-type="float" office:value="-0.497389516065245" calcext:value-type="float">
            <text:p>-0.497389516065245</text:p>
          </table:table-cell>
          <table:table-cell table:number-columns-repeated="16"/>
        </table:table-row>
        <table:table-row table:style-name="ro1">
          <table:table-cell office:value-type="float" office:value="274.25325" calcext:value-type="float">
            <text:p>274.25325</text:p>
          </table:table-cell>
          <table:table-cell table:number-columns-repeated="3"/>
          <table:table-cell table:formula="of:=[.$C$4] + ([.$C$5] - [.$C$4]) * (([.A754] - [.$C$1]) / ([.$C$2] - [.$C$1]))" office:value-type="float" office:value="-0.497278051481463" calcext:value-type="float">
            <text:p>-0.497278051481463</text:p>
          </table:table-cell>
          <table:table-cell table:number-columns-repeated="16"/>
        </table:table-row>
        <table:table-row table:style-name="ro1">
          <table:table-cell office:value-type="float" office:value="279.97908" calcext:value-type="float">
            <text:p>279.97908</text:p>
          </table:table-cell>
          <table:table-cell table:number-columns-repeated="3"/>
          <table:table-cell table:formula="of:=[.$C$4] + ([.$C$5] - [.$C$4]) * (([.A755] - [.$C$1]) / ([.$C$2] - [.$C$1]))" office:value-type="float" office:value="-0.497183975528509" calcext:value-type="float">
            <text:p>-0.497183975528509</text:p>
          </table:table-cell>
          <table:table-cell table:number-columns-repeated="16"/>
        </table:table-row>
        <table:table-row table:style-name="ro1">
          <table:table-cell office:value-type="float" office:value="286.86941" calcext:value-type="float">
            <text:p>286.86941</text:p>
          </table:table-cell>
          <table:table-cell table:number-columns-repeated="3"/>
          <table:table-cell table:formula="of:=[.$C$4] + ([.$C$5] - [.$C$4]) * (([.A756] - [.$C$1]) / ([.$C$2] - [.$C$1]))" office:value-type="float" office:value="-0.497070766725433" calcext:value-type="float">
            <text:p>-0.497070766725433</text:p>
          </table:table-cell>
          <table:table-cell table:number-columns-repeated="16"/>
        </table:table-row>
        <table:table-row table:style-name="ro1">
          <table:table-cell office:value-type="float" office:value="284.286" calcext:value-type="float">
            <text:p>284.286</text:p>
          </table:table-cell>
          <table:table-cell table:number-columns-repeated="3"/>
          <table:table-cell table:formula="of:=[.$C$4] + ([.$C$5] - [.$C$4]) * (([.A757] - [.$C$1]) / ([.$C$2] - [.$C$1]))" office:value-type="float" office:value="-0.497113212407128" calcext:value-type="float">
            <text:p>-0.497113212407128</text:p>
          </table:table-cell>
          <table:table-cell table:number-columns-repeated="16"/>
        </table:table-row>
        <table:table-row table:style-name="ro1">
          <table:table-cell office:value-type="float" office:value="287.83091" calcext:value-type="float">
            <text:p>287.83091</text:p>
          </table:table-cell>
          <table:table-cell table:number-columns-repeated="3"/>
          <table:table-cell table:formula="of:=[.$C$4] + ([.$C$5] - [.$C$4]) * (([.A758] - [.$C$1]) / ([.$C$2] - [.$C$1]))" office:value-type="float" office:value="-0.497054969185379" calcext:value-type="float">
            <text:p>-0.497054969185379</text:p>
          </table:table-cell>
          <table:table-cell table:number-columns-repeated="16"/>
        </table:table-row>
        <table:table-row table:style-name="ro1">
          <table:table-cell office:value-type="float" office:value="300.53566" calcext:value-type="float">
            <text:p>300.53566</text:p>
          </table:table-cell>
          <table:table-cell table:number-columns-repeated="3"/>
          <table:table-cell table:formula="of:=[.$C$4] + ([.$C$5] - [.$C$4]) * (([.A759] - [.$C$1]) / ([.$C$2] - [.$C$1]))" office:value-type="float" office:value="-0.496846228886891" calcext:value-type="float">
            <text:p>-0.496846228886891</text:p>
          </table:table-cell>
          <table:table-cell table:number-columns-repeated="16"/>
        </table:table-row>
        <table:table-row table:style-name="ro1">
          <table:table-cell office:value-type="float" office:value="304.32691" calcext:value-type="float">
            <text:p>304.32691</text:p>
          </table:table-cell>
          <table:table-cell table:number-columns-repeated="3"/>
          <table:table-cell table:formula="of:=[.$C$4] + ([.$C$5] - [.$C$4]) * (([.A760] - [.$C$1]) / ([.$C$2] - [.$C$1]))" office:value-type="float" office:value="-0.496783938274589" calcext:value-type="float">
            <text:p>-0.496783938274589</text:p>
          </table:table-cell>
          <table:table-cell table:number-columns-repeated="16"/>
        </table:table-row>
        <table:table-row table:style-name="ro1">
          <table:table-cell office:value-type="float" office:value="326.55691" calcext:value-type="float">
            <text:p>326.55691</text:p>
          </table:table-cell>
          <table:table-cell table:number-columns-repeated="3"/>
          <table:table-cell table:formula="of:=[.$C$4] + ([.$C$5] - [.$C$4]) * (([.A761] - [.$C$1]) / ([.$C$2] - [.$C$1]))" office:value-type="float" office:value="-0.496418697176937" calcext:value-type="float">
            <text:p>-0.496418697176937</text:p>
          </table:table-cell>
          <table:table-cell table:number-columns-repeated="16"/>
        </table:table-row>
        <table:table-row table:style-name="ro1">
          <table:table-cell office:value-type="float" office:value="327.58425" calcext:value-type="float">
            <text:p>327.58425</text:p>
          </table:table-cell>
          <table:table-cell table:number-columns-repeated="3"/>
          <table:table-cell table:formula="of:=[.$C$4] + ([.$C$5] - [.$C$4]) * (([.A762] - [.$C$1]) / ([.$C$2] - [.$C$1]))" office:value-type="float" office:value="-0.496401817879174" calcext:value-type="float">
            <text:p>-0.496401817879174</text:p>
          </table:table-cell>
          <table:table-cell table:number-columns-repeated="16"/>
        </table:table-row>
        <table:table-row table:style-name="ro1">
          <table:table-cell office:value-type="float" office:value="311.70274" calcext:value-type="float">
            <text:p>311.70274</text:p>
          </table:table-cell>
          <table:table-cell table:number-columns-repeated="3"/>
          <table:table-cell table:formula="of:=[.$C$4] + ([.$C$5] - [.$C$4]) * (([.A763] - [.$C$1]) / ([.$C$2] - [.$C$1]))" office:value-type="float" office:value="-0.496662752658516" calcext:value-type="float">
            <text:p>-0.496662752658516</text:p>
          </table:table-cell>
          <table:table-cell table:number-columns-repeated="16"/>
        </table:table-row>
        <table:table-row table:style-name="ro1">
          <table:table-cell office:value-type="float" office:value="325.64666" calcext:value-type="float">
            <text:p>325.64666</text:p>
          </table:table-cell>
          <table:table-cell table:number-columns-repeated="3"/>
          <table:table-cell table:formula="of:=[.$C$4] + ([.$C$5] - [.$C$4]) * (([.A764] - [.$C$1]) / ([.$C$2] - [.$C$1]))" office:value-type="float" office:value="-0.496433652674424" calcext:value-type="float">
            <text:p>-0.496433652674424</text:p>
          </table:table-cell>
          <table:table-cell table:number-columns-repeated="16"/>
        </table:table-row>
        <table:table-row table:style-name="ro1">
          <table:table-cell office:value-type="float" office:value="369.51133" calcext:value-type="float">
            <text:p>369.51133</text:p>
          </table:table-cell>
          <table:table-cell table:number-columns-repeated="3"/>
          <table:table-cell table:formula="of:=[.$C$4] + ([.$C$5] - [.$C$4]) * (([.A765] - [.$C$1]) / ([.$C$2] - [.$C$1]))" office:value-type="float" office:value="-0.495712951809874" calcext:value-type="float">
            <text:p>-0.495712951809874</text:p>
          </table:table-cell>
          <table:table-cell table:number-columns-repeated="16"/>
        </table:table-row>
        <table:table-row table:style-name="ro1">
          <table:table-cell office:value-type="float" office:value="432.46133" calcext:value-type="float">
            <text:p>432.46133</text:p>
          </table:table-cell>
          <table:table-cell table:number-columns-repeated="3"/>
          <table:table-cell table:formula="of:=[.$C$4] + ([.$C$5] - [.$C$4]) * (([.A766] - [.$C$1]) / ([.$C$2] - [.$C$1]))" office:value-type="float" office:value="-0.494678677086654" calcext:value-type="float">
            <text:p>-0.494678677086654</text:p>
          </table:table-cell>
          <table:table-cell table:number-columns-repeated="16"/>
        </table:table-row>
        <table:table-row table:style-name="ro1">
          <table:table-cell office:value-type="float" office:value="434.31683" calcext:value-type="float">
            <text:p>434.31683</text:p>
          </table:table-cell>
          <table:table-cell table:number-columns-repeated="3"/>
          <table:table-cell table:formula="of:=[.$C$4] + ([.$C$5] - [.$C$4]) * (([.A767] - [.$C$1]) / ([.$C$2] - [.$C$1]))" office:value-type="float" office:value="-0.49464819103822" calcext:value-type="float">
            <text:p>-0.49464819103822</text:p>
          </table:table-cell>
          <table:table-cell table:number-columns-repeated="16"/>
        </table:table-row>
        <table:table-row table:style-name="ro1">
          <table:table-cell office:value-type="float" office:value="359.586" calcext:value-type="float">
            <text:p>359.586</text:p>
          </table:table-cell>
          <table:table-cell table:number-columns-repeated="3"/>
          <table:table-cell table:formula="of:=[.$C$4] + ([.$C$5] - [.$C$4]) * (([.A768] - [.$C$1]) / ([.$C$2] - [.$C$1]))" office:value-type="float" office:value="-0.49587602596299" calcext:value-type="float">
            <text:p>-0.49587602596299</text:p>
          </table:table-cell>
          <table:table-cell table:number-columns-repeated="16"/>
        </table:table-row>
        <table:table-row table:style-name="ro1">
          <table:table-cell office:value-type="float" office:value="377.64099" calcext:value-type="float">
            <text:p>377.64099</text:p>
          </table:table-cell>
          <table:table-cell table:number-columns-repeated="3"/>
          <table:table-cell table:formula="of:=[.$C$4] + ([.$C$5] - [.$C$4]) * (([.A769] - [.$C$1]) / ([.$C$2] - [.$C$1]))" office:value-type="float" office:value="-0.495579380692378" calcext:value-type="float">
            <text:p>-0.495579380692378</text:p>
          </table:table-cell>
          <table:table-cell table:number-columns-repeated="16"/>
        </table:table-row>
        <table:table-row table:style-name="ro1">
          <table:table-cell office:value-type="float" office:value="387.775" calcext:value-type="float">
            <text:p>387.775</text:p>
          </table:table-cell>
          <table:table-cell table:number-columns-repeated="3"/>
          <table:table-cell table:formula="of:=[.$C$4] + ([.$C$5] - [.$C$4]) * (([.A770] - [.$C$1]) / ([.$C$2] - [.$C$1]))" office:value-type="float" office:value="-0.495412877906233" calcext:value-type="float">
            <text:p>-0.495412877906233</text:p>
          </table:table-cell>
          <table:table-cell table:number-columns-repeated="16"/>
        </table:table-row>
        <table:table-row table:style-name="ro1">
          <table:table-cell office:value-type="float" office:value="370.652" calcext:value-type="float">
            <text:p>370.652</text:p>
          </table:table-cell>
          <table:table-cell table:number-columns-repeated="3"/>
          <table:table-cell table:formula="of:=[.$C$4] + ([.$C$5] - [.$C$4]) * (([.A771] - [.$C$1]) / ([.$C$2] - [.$C$1]))" office:value-type="float" office:value="-0.495694210489008" calcext:value-type="float">
            <text:p>-0.495694210489008</text:p>
          </table:table-cell>
          <table:table-cell table:number-columns-repeated="16"/>
        </table:table-row>
        <table:table-row table:style-name="ro1">
          <table:table-cell office:value-type="float" office:value="376.948" calcext:value-type="float">
            <text:p>376.948</text:p>
          </table:table-cell>
          <table:table-cell table:number-columns-repeated="3"/>
          <table:table-cell table:formula="of:=[.$C$4] + ([.$C$5] - [.$C$4]) * (([.A772] - [.$C$1]) / ([.$C$2] - [.$C$1]))" office:value-type="float" office:value="-0.495590766586587" calcext:value-type="float">
            <text:p>-0.495590766586587</text:p>
          </table:table-cell>
          <table:table-cell table:number-columns-repeated="16"/>
        </table:table-row>
        <table:table-row table:style-name="ro1">
          <table:table-cell office:value-type="float" office:value="311.702" calcext:value-type="float">
            <text:p>311.702</text:p>
          </table:table-cell>
          <table:table-cell table:number-columns-repeated="3"/>
          <table:table-cell table:formula="of:=[.$C$4] + ([.$C$5] - [.$C$4]) * (([.A773] - [.$C$1]) / ([.$C$2] - [.$C$1]))" office:value-type="float" office:value="-0.49666276481679" calcext:value-type="float">
            <text:p>-0.49666276481679</text:p>
          </table:table-cell>
          <table:table-cell table:number-columns-repeated="16"/>
        </table:table-row>
        <table:table-row table:style-name="ro1">
          <table:table-cell office:value-type="float" office:value="320.036" calcext:value-type="float">
            <text:p>320.036</text:p>
          </table:table-cell>
          <table:table-cell table:number-columns-repeated="3"/>
          <table:table-cell table:formula="of:=[.$C$4] + ([.$C$5] - [.$C$4]) * (([.A774] - [.$C$1]) / ([.$C$2] - [.$C$1]))" office:value-type="float" office:value="-0.496525836372893" calcext:value-type="float">
            <text:p>-0.496525836372893</text:p>
          </table:table-cell>
          <table:table-cell table:number-columns-repeated="16"/>
        </table:table-row>
        <table:table-row table:style-name="ro1">
          <table:table-cell office:value-type="float" office:value="337.893" calcext:value-type="float">
            <text:p>337.893</text:p>
          </table:table-cell>
          <table:table-cell table:number-columns-repeated="3"/>
          <table:table-cell table:formula="of:=[.$C$4] + ([.$C$5] - [.$C$4]) * (([.A775] - [.$C$1]) / ([.$C$2] - [.$C$1]))" office:value-type="float" office:value="-0.496232444097554" calcext:value-type="float">
            <text:p>-0.496232444097554</text:p>
          </table:table-cell>
          <table:table-cell table:number-columns-repeated="16"/>
        </table:table-row>
        <table:table-row table:style-name="ro1">
          <table:table-cell office:value-type="float" office:value="334.125" calcext:value-type="float">
            <text:p>334.125</text:p>
          </table:table-cell>
          <table:table-cell table:number-columns-repeated="3"/>
          <table:table-cell table:formula="of:=[.$C$4] + ([.$C$5] - [.$C$4]) * (([.A776] - [.$C$1]) / ([.$C$2] - [.$C$1]))" office:value-type="float" office:value="-0.496294352710058" calcext:value-type="float">
            <text:p>-0.496294352710058</text:p>
          </table:table-cell>
          <table:table-cell table:number-columns-repeated="16"/>
        </table:table-row>
        <table:table-row table:style-name="ro1">
          <table:table-cell office:value-type="float" office:value="333.951" calcext:value-type="float">
            <text:p>333.951</text:p>
          </table:table-cell>
          <table:table-cell table:number-columns-repeated="3"/>
          <table:table-cell table:formula="of:=[.$C$4] + ([.$C$5] - [.$C$4]) * (([.A777] - [.$C$1]) / ([.$C$2] - [.$C$1]))" office:value-type="float" office:value="-0.496297211547259" calcext:value-type="float">
            <text:p>-0.496297211547259</text:p>
          </table:table-cell>
          <table:table-cell table:number-columns-repeated="16"/>
        </table:table-row>
        <table:table-row table:style-name="ro1">
          <table:table-cell office:value-type="float" office:value="320.06" calcext:value-type="float">
            <text:p>320.06</text:p>
          </table:table-cell>
          <table:table-cell table:number-columns-repeated="3"/>
          <table:table-cell table:formula="of:=[.$C$4] + ([.$C$5] - [.$C$4]) * (([.A778] - [.$C$1]) / ([.$C$2] - [.$C$1]))" office:value-type="float" office:value="-0.49652544205052" calcext:value-type="float">
            <text:p>-0.49652544205052</text:p>
          </table:table-cell>
          <table:table-cell table:number-columns-repeated="16"/>
        </table:table-row>
        <table:table-row table:style-name="ro1">
          <table:table-cell office:value-type="float" office:value="337.759" calcext:value-type="float">
            <text:p>337.759</text:p>
          </table:table-cell>
          <table:table-cell table:number-columns-repeated="3"/>
          <table:table-cell table:formula="of:=[.$C$4] + ([.$C$5] - [.$C$4]) * (([.A779] - [.$C$1]) / ([.$C$2] - [.$C$1]))" office:value-type="float" office:value="-0.496234645730801" calcext:value-type="float">
            <text:p>-0.496234645730801</text:p>
          </table:table-cell>
          <table:table-cell table:number-columns-repeated="16"/>
        </table:table-row>
        <table:table-row table:style-name="ro1">
          <table:table-cell office:value-type="float" office:value="333.33299" calcext:value-type="float">
            <text:p>333.33299</text:p>
          </table:table-cell>
          <table:table-cell table:number-columns-repeated="3"/>
          <table:table-cell table:formula="of:=[.$C$4] + ([.$C$5] - [.$C$4]) * (([.A780] - [.$C$1]) / ([.$C$2] - [.$C$1]))" office:value-type="float" office:value="-0.496307365512656" calcext:value-type="float">
            <text:p>-0.496307365512656</text:p>
          </table:table-cell>
          <table:table-cell table:number-columns-repeated="16"/>
        </table:table-row>
        <table:table-row table:style-name="ro1">
          <table:table-cell office:value-type="float" office:value="334.02499" calcext:value-type="float">
            <text:p>334.02499</text:p>
          </table:table-cell>
          <table:table-cell table:number-columns-repeated="3"/>
          <table:table-cell table:formula="of:=[.$C$4] + ([.$C$5] - [.$C$4]) * (([.A781] - [.$C$1]) / ([.$C$2] - [.$C$1]))" office:value-type="float" office:value="-0.496295995884245" calcext:value-type="float">
            <text:p>-0.496295995884245</text:p>
          </table:table-cell>
          <table:table-cell table:number-columns-repeated="16"/>
        </table:table-row>
        <table:table-row table:style-name="ro1">
          <table:table-cell office:value-type="float" office:value="315.63099" calcext:value-type="float">
            <text:p>315.63099</text:p>
          </table:table-cell>
          <table:table-cell table:number-columns-repeated="3"/>
          <table:table-cell table:formula="of:=[.$C$4] + ([.$C$5] - [.$C$4]) * (([.A782] - [.$C$1]) / ([.$C$2] - [.$C$1]))" office:value-type="float" office:value="-0.496598211122671" calcext:value-type="float">
            <text:p>-0.496598211122671</text:p>
          </table:table-cell>
          <table:table-cell table:number-columns-repeated="16"/>
        </table:table-row>
        <table:table-row table:style-name="ro1">
          <table:table-cell office:value-type="float" office:value="321.482" calcext:value-type="float">
            <text:p>321.482</text:p>
          </table:table-cell>
          <table:table-cell table:number-columns-repeated="3"/>
          <table:table-cell table:formula="of:=[.$C$4] + ([.$C$5] - [.$C$4]) * (([.A783] - [.$C$1]) / ([.$C$2] - [.$C$1]))" office:value-type="float" office:value="-0.496502078449941" calcext:value-type="float">
            <text:p>-0.496502078449941</text:p>
          </table:table-cell>
          <table:table-cell table:number-columns-repeated="16"/>
        </table:table-row>
        <table:table-row table:style-name="ro1">
          <table:table-cell office:value-type="float" office:value="326.365" calcext:value-type="float">
            <text:p>326.365</text:p>
          </table:table-cell>
          <table:table-cell table:number-columns-repeated="3"/>
          <table:table-cell table:formula="of:=[.$C$4] + ([.$C$5] - [.$C$4]) * (([.A784] - [.$C$1]) / ([.$C$2] - [.$C$1]))" office:value-type="float" office:value="-0.496421850277209" calcext:value-type="float">
            <text:p>-0.496421850277209</text:p>
          </table:table-cell>
          <table:table-cell table:number-columns-repeated="16"/>
        </table:table-row>
        <table:table-row table:style-name="ro1">
          <table:table-cell office:value-type="float" office:value="322.606" calcext:value-type="float">
            <text:p>322.606</text:p>
          </table:table-cell>
          <table:table-cell table:number-columns-repeated="3"/>
          <table:table-cell table:formula="of:=[.$C$4] + ([.$C$5] - [.$C$4]) * (([.A785] - [.$C$1]) / ([.$C$2] - [.$C$1]))" office:value-type="float" office:value="-0.496483611018823" calcext:value-type="float">
            <text:p>-0.496483611018823</text:p>
          </table:table-cell>
          <table:table-cell table:number-columns-repeated="16"/>
        </table:table-row>
        <table:table-row table:style-name="ro1">
          <table:table-cell office:value-type="float" office:value="320.993" calcext:value-type="float">
            <text:p>320.993</text:p>
          </table:table-cell>
          <table:table-cell table:number-columns-repeated="3"/>
          <table:table-cell table:formula="of:=[.$C$4] + ([.$C$5] - [.$C$4]) * (([.A786] - [.$C$1]) / ([.$C$2] - [.$C$1]))" office:value-type="float" office:value="-0.496510112768284" calcext:value-type="float">
            <text:p>-0.496510112768284</text:p>
          </table:table-cell>
          <table:table-cell table:number-columns-repeated="16"/>
        </table:table-row>
        <table:table-row table:style-name="ro1">
          <table:table-cell office:value-type="float" office:value="318.337" calcext:value-type="float">
            <text:p>318.337</text:p>
          </table:table-cell>
          <table:table-cell table:number-columns-repeated="3"/>
          <table:table-cell table:formula="of:=[.$C$4] + ([.$C$5] - [.$C$4]) * (([.A787] - [.$C$1]) / ([.$C$2] - [.$C$1]))" office:value-type="float" office:value="-0.496553751110855" calcext:value-type="float">
            <text:p>-0.496553751110855</text:p>
          </table:table-cell>
          <table:table-cell table:number-columns-repeated="16"/>
        </table:table-row>
        <table:table-row table:style-name="ro1">
          <table:table-cell office:value-type="float" office:value="332.471" calcext:value-type="float">
            <text:p>332.471</text:p>
          </table:table-cell>
          <table:table-cell table:number-columns-repeated="3"/>
          <table:table-cell table:formula="of:=[.$C$4] + ([.$C$5] - [.$C$4]) * (([.A788] - [.$C$1]) / ([.$C$2] - [.$C$1]))" office:value-type="float" office:value="-0.496321528093572" calcext:value-type="float">
            <text:p>-0.496321528093572</text:p>
          </table:table-cell>
          <table:table-cell table:number-columns-repeated="16"/>
        </table:table-row>
        <table:table-row table:style-name="ro1">
          <table:table-cell office:value-type="float" office:value="349.138" calcext:value-type="float">
            <text:p>349.138</text:p>
          </table:table-cell>
          <table:table-cell table:number-columns-repeated="3"/>
          <table:table-cell table:formula="of:=[.$C$4] + ([.$C$5] - [.$C$4]) * (([.A789] - [.$C$1]) / ([.$C$2] - [.$C$1]))" office:value-type="float" office:value="-0.496047687635876" calcext:value-type="float">
            <text:p>-0.496047687635876</text:p>
          </table:table-cell>
          <table:table-cell table:number-columns-repeated="16"/>
        </table:table-row>
        <table:table-row table:style-name="ro1">
          <table:table-cell office:value-type="float" office:value="354.954" calcext:value-type="float">
            <text:p>354.954</text:p>
          </table:table-cell>
          <table:table-cell table:number-columns-repeated="3"/>
          <table:table-cell table:formula="of:=[.$C$4] + ([.$C$5] - [.$C$4]) * (([.A790] - [.$C$1]) / ([.$C$2] - [.$C$1]))" office:value-type="float" office:value="-0.495952130180908" calcext:value-type="float">
            <text:p>-0.495952130180908</text:p>
          </table:table-cell>
          <table:table-cell table:number-columns-repeated="16"/>
        </table:table-row>
        <table:table-row table:style-name="ro1">
          <table:table-cell office:value-type="float" office:value="356.806" calcext:value-type="float">
            <text:p>356.806</text:p>
          </table:table-cell>
          <table:table-cell table:number-columns-repeated="3"/>
          <table:table-cell table:formula="of:=[.$C$4] + ([.$C$5] - [.$C$4]) * (([.A791] - [.$C$1]) / ([.$C$2] - [.$C$1]))" office:value-type="float" office:value="-0.49592170163782" calcext:value-type="float">
            <text:p>-0.49592170163782</text:p>
          </table:table-cell>
          <table:table-cell table:number-columns-repeated="16"/>
        </table:table-row>
        <table:table-row table:style-name="ro1">
          <table:table-cell office:value-type="float" office:value="375.204" calcext:value-type="float">
            <text:p>375.204</text:p>
          </table:table-cell>
          <table:table-cell table:number-columns-repeated="3"/>
          <table:table-cell table:formula="of:=[.$C$4] + ([.$C$5] - [.$C$4]) * (([.A792] - [.$C$1]) / ([.$C$2] - [.$C$1]))" office:value-type="float" office:value="-0.495619420678998" calcext:value-type="float">
            <text:p>-0.495619420678998</text:p>
          </table:table-cell>
          <table:table-cell table:number-columns-repeated="16"/>
        </table:table-row>
        <table:table-row table:style-name="ro1">
          <table:table-cell office:value-type="float" office:value="377.798" calcext:value-type="float">
            <text:p>377.798</text:p>
          </table:table-cell>
          <table:table-cell table:number-columns-repeated="3"/>
          <table:table-cell table:formula="of:=[.$C$4] + ([.$C$5] - [.$C$4]) * (([.A793] - [.$C$1]) / ([.$C$2] - [.$C$1]))" office:value-type="float" office:value="-0.495576801002556" calcext:value-type="float">
            <text:p>-0.495576801002556</text:p>
          </table:table-cell>
          <table:table-cell table:number-columns-repeated="16"/>
        </table:table-row>
        <table:table-row table:style-name="ro1">
          <table:table-cell office:value-type="float" office:value="352.128" calcext:value-type="float">
            <text:p>352.128</text:p>
          </table:table-cell>
          <table:table-cell table:number-columns-repeated="3"/>
          <table:table-cell table:formula="of:=[.$C$4] + ([.$C$5] - [.$C$4]) * (([.A794] - [.$C$1]) / ([.$C$2] - [.$C$1]))" office:value-type="float" office:value="-0.495998561640286" calcext:value-type="float">
            <text:p>-0.495998561640286</text:p>
          </table:table-cell>
          <table:table-cell table:number-columns-repeated="16"/>
        </table:table-row>
        <table:table-row table:style-name="ro1">
          <table:table-cell office:value-type="float" office:value="366.788" calcext:value-type="float">
            <text:p>366.788</text:p>
          </table:table-cell>
          <table:table-cell table:number-columns-repeated="3"/>
          <table:table-cell table:formula="of:=[.$C$4] + ([.$C$5] - [.$C$4]) * (([.A795] - [.$C$1]) / ([.$C$2] - [.$C$1]))" office:value-type="float" office:value="-0.495757696391002" calcext:value-type="float">
            <text:p>-0.495757696391002</text:p>
          </table:table-cell>
          <table:table-cell table:number-columns-repeated="16"/>
        </table:table-row>
        <table:table-row table:style-name="ro1">
          <table:table-cell office:value-type="float" office:value="358.443" calcext:value-type="float">
            <text:p>358.443</text:p>
          </table:table-cell>
          <table:table-cell table:number-columns-repeated="3"/>
          <table:table-cell table:formula="of:=[.$C$4] + ([.$C$5] - [.$C$4]) * (([.A796] - [.$C$1]) / ([.$C$2] - [.$C$1]))" office:value-type="float" office:value="-0.495894805565986" calcext:value-type="float">
            <text:p>-0.495894805565986</text:p>
          </table:table-cell>
          <table:table-cell table:number-columns-repeated="16"/>
        </table:table-row>
        <table:table-row table:style-name="ro1">
          <table:table-cell office:value-type="float" office:value="369.956" calcext:value-type="float">
            <text:p>369.956</text:p>
          </table:table-cell>
          <table:table-cell table:number-columns-repeated="3"/>
          <table:table-cell table:formula="of:=[.$C$4] + ([.$C$5] - [.$C$4]) * (([.A797] - [.$C$1]) / ([.$C$2] - [.$C$1]))" office:value-type="float" office:value="-0.495705645837814" calcext:value-type="float">
            <text:p>-0.495705645837814</text:p>
          </table:table-cell>
          <table:table-cell table:number-columns-repeated="16"/>
        </table:table-row>
        <table:table-row table:style-name="ro1">
          <table:table-cell office:value-type="float" office:value="394.861" calcext:value-type="float">
            <text:p>394.861</text:p>
          </table:table-cell>
          <table:table-cell table:number-columns-repeated="3"/>
          <table:table-cell table:formula="of:=[.$C$4] + ([.$C$5] - [.$C$4]) * (([.A798] - [.$C$1]) / ([.$C$2] - [.$C$1]))" office:value-type="float" office:value="-0.495296454225713" calcext:value-type="float">
            <text:p>-0.495296454225713</text:p>
          </table:table-cell>
          <table:table-cell table:number-columns-repeated="16"/>
        </table:table-row>
        <table:table-row table:style-name="ro1">
          <table:table-cell office:value-type="float" office:value="391.618" calcext:value-type="float">
            <text:p>391.618</text:p>
          </table:table-cell>
          <table:table-cell table:number-columns-repeated="3"/>
          <table:table-cell table:formula="of:=[.$C$4] + ([.$C$5] - [.$C$4]) * (([.A799] - [.$C$1]) / ([.$C$2] - [.$C$1]))" office:value-type="float" office:value="-0.495349737036315" calcext:value-type="float">
            <text:p>-0.495349737036315</text:p>
          </table:table-cell>
          <table:table-cell table:number-columns-repeated="16"/>
        </table:table-row>
        <table:table-row table:style-name="ro1">
          <table:table-cell office:value-type="float" office:value="395.59299" calcext:value-type="float">
            <text:p>395.59299</text:p>
          </table:table-cell>
          <table:table-cell table:number-columns-repeated="3"/>
          <table:table-cell table:formula="of:=[.$C$4] + ([.$C$5] - [.$C$4]) * (([.A800] - [.$C$1]) / ([.$C$2] - [.$C$1]))" office:value-type="float" office:value="-0.495284427557648" calcext:value-type="float">
            <text:p>-0.495284427557648</text:p>
          </table:table-cell>
          <table:table-cell table:number-columns-repeated="16"/>
        </table:table-row>
        <table:table-row table:style-name="ro1">
          <table:table-cell office:value-type="float" office:value="421.424" calcext:value-type="float">
            <text:p>421.424</text:p>
          </table:table-cell>
          <table:table-cell table:number-columns-repeated="3"/>
          <table:table-cell table:formula="of:=[.$C$4] + ([.$C$5] - [.$C$4]) * (([.A801] - [.$C$1]) / ([.$C$2] - [.$C$1]))" office:value-type="float" office:value="-0.494860021509701" calcext:value-type="float">
            <text:p>-0.494860021509701</text:p>
          </table:table-cell>
          <table:table-cell table:number-columns-repeated="16"/>
        </table:table-row>
        <table:table-row table:style-name="ro1">
          <table:table-cell office:value-type="float" office:value="415.076" calcext:value-type="float">
            <text:p>415.076</text:p>
          </table:table-cell>
          <table:table-cell table:number-columns-repeated="3"/>
          <table:table-cell table:formula="of:=[.$C$4] + ([.$C$5] - [.$C$4]) * (([.A802] - [.$C$1]) / ([.$C$2] - [.$C$1]))" office:value-type="float" office:value="-0.494964319777263" calcext:value-type="float">
            <text:p>-0.494964319777263</text:p>
          </table:table-cell>
          <table:table-cell table:number-columns-repeated="16"/>
        </table:table-row>
        <table:table-row table:style-name="ro1">
          <table:table-cell office:value-type="float" office:value="421.813" calcext:value-type="float">
            <text:p>421.813</text:p>
          </table:table-cell>
          <table:table-cell table:number-columns-repeated="3"/>
          <table:table-cell table:formula="of:=[.$C$4] + ([.$C$5] - [.$C$4]) * (([.A803] - [.$C$1]) / ([.$C$2] - [.$C$1]))" office:value-type="float" office:value="-0.494853630201245" calcext:value-type="float">
            <text:p>-0.494853630201245</text:p>
          </table:table-cell>
          <table:table-cell table:number-columns-repeated="16"/>
        </table:table-row>
        <table:table-row table:style-name="ro1">
          <table:table-cell office:value-type="float" office:value="467.831" calcext:value-type="float">
            <text:p>467.831</text:p>
          </table:table-cell>
          <table:table-cell table:number-columns-repeated="3"/>
          <table:table-cell table:formula="of:=[.$C$4] + ([.$C$5] - [.$C$4]) * (([.A804] - [.$C$1]) / ([.$C$2] - [.$C$1]))" office:value-type="float" office:value="-0.494097549911917" calcext:value-type="float">
            <text:p>-0.494097549911917</text:p>
          </table:table-cell>
          <table:table-cell table:number-columns-repeated="16"/>
        </table:table-row>
        <table:table-row table:style-name="ro1">
          <table:table-cell office:value-type="float" office:value="435.091" calcext:value-type="float">
            <text:p>435.091</text:p>
          </table:table-cell>
          <table:table-cell table:number-columns-repeated="3"/>
          <table:table-cell table:formula="of:=[.$C$4] + ([.$C$5] - [.$C$4]) * (([.A805] - [.$C$1]) / ([.$C$2] - [.$C$1]))" office:value-type="float" office:value="-0.494635471348585" calcext:value-type="float">
            <text:p>-0.494635471348585</text:p>
          </table:table-cell>
          <table:table-cell table:number-columns-repeated="16"/>
        </table:table-row>
        <table:table-row table:style-name="ro1">
          <table:table-cell office:value-type="float" office:value="437.021" calcext:value-type="float">
            <text:p>437.021</text:p>
          </table:table-cell>
          <table:table-cell table:number-columns-repeated="3"/>
          <table:table-cell table:formula="of:=[.$C$4] + ([.$C$5] - [.$C$4]) * (([.A806] - [.$C$1]) / ([.$C$2] - [.$C$1]))" office:value-type="float" office:value="-0.494603761257786" calcext:value-type="float">
            <text:p>-0.494603761257786</text:p>
          </table:table-cell>
          <table:table-cell table:number-columns-repeated="16"/>
        </table:table-row>
        <table:table-row table:style-name="ro1">
          <table:table-cell office:value-type="float" office:value="453.676" calcext:value-type="float">
            <text:p>453.676</text:p>
          </table:table-cell>
          <table:table-cell table:number-columns-repeated="3"/>
          <table:table-cell table:formula="of:=[.$C$4] + ([.$C$5] - [.$C$4]) * (([.A807] - [.$C$1]) / ([.$C$2] - [.$C$1]))" office:value-type="float" office:value="-0.494330117961277" calcext:value-type="float">
            <text:p>-0.494330117961277</text:p>
          </table:table-cell>
          <table:table-cell table:number-columns-repeated="16"/>
        </table:table-row>
        <table:table-row table:style-name="ro1">
          <table:table-cell office:value-type="float" office:value="445.805" calcext:value-type="float">
            <text:p>445.805</text:p>
          </table:table-cell>
          <table:table-cell table:number-columns-repeated="3"/>
          <table:table-cell table:formula="of:=[.$C$4] + ([.$C$5] - [.$C$4]) * (([.A808] - [.$C$1]) / ([.$C$2] - [.$C$1]))" office:value-type="float" office:value="-0.494459439269402" calcext:value-type="float">
            <text:p>-0.494459439269402</text:p>
          </table:table-cell>
          <table:table-cell table:number-columns-repeated="16"/>
        </table:table-row>
        <table:table-row table:style-name="ro1">
          <table:table-cell office:value-type="float" office:value="451.102" calcext:value-type="float">
            <text:p>451.102</text:p>
          </table:table-cell>
          <table:table-cell table:number-columns-repeated="3"/>
          <table:table-cell table:formula="of:=[.$C$4] + ([.$C$5] - [.$C$4]) * (([.A809] - [.$C$1]) / ([.$C$2] - [.$C$1]))" office:value-type="float" office:value="-0.494372409035742" calcext:value-type="float">
            <text:p>-0.494372409035742</text:p>
          </table:table-cell>
          <table:table-cell table:number-columns-repeated="16"/>
        </table:table-row>
        <table:table-row table:style-name="ro1">
          <table:table-cell office:value-type="float" office:value="456.425" calcext:value-type="float">
            <text:p>456.425</text:p>
          </table:table-cell>
          <table:table-cell table:number-columns-repeated="3"/>
          <table:table-cell table:formula="of:=[.$C$4] + ([.$C$5] - [.$C$4]) * (([.A810] - [.$C$1]) / ([.$C$2] - [.$C$1]))" office:value-type="float" office:value="-0.494284951619512" calcext:value-type="float">
            <text:p>-0.494284951619512</text:p>
          </table:table-cell>
          <table:table-cell table:number-columns-repeated="16"/>
        </table:table-row>
        <table:table-row table:style-name="ro1">
          <table:table-cell office:value-type="float" office:value="464.218" calcext:value-type="float">
            <text:p>464.218</text:p>
          </table:table-cell>
          <table:table-cell table:number-columns-repeated="3"/>
          <table:table-cell table:formula="of:=[.$C$4] + ([.$C$5] - [.$C$4]) * (([.A811] - [.$C$1]) / ([.$C$2] - [.$C$1]))" office:value-type="float" office:value="-0.494156911859098" calcext:value-type="float">
            <text:p>-0.494156911859098</text:p>
          </table:table-cell>
          <table:table-cell table:number-columns-repeated="16"/>
        </table:table-row>
        <table:table-row table:style-name="ro1">
          <table:table-cell office:value-type="float" office:value="460.238" calcext:value-type="float">
            <text:p>460.238</text:p>
          </table:table-cell>
          <table:table-cell table:number-columns-repeated="3"/>
          <table:table-cell table:formula="of:=[.$C$4] + ([.$C$5] - [.$C$4]) * (([.A812] - [.$C$1]) / ([.$C$2] - [.$C$1]))" office:value-type="float" office:value="-0.494222303652559" calcext:value-type="float">
            <text:p>-0.494222303652559</text:p>
          </table:table-cell>
          <table:table-cell table:number-columns-repeated="16"/>
        </table:table-row>
        <table:table-row table:style-name="ro1">
          <table:table-cell office:value-type="float" office:value="435.64099" calcext:value-type="float">
            <text:p>435.64099</text:p>
          </table:table-cell>
          <table:table-cell table:number-columns-repeated="3"/>
          <table:table-cell table:formula="of:=[.$C$4] + ([.$C$5] - [.$C$4]) * (([.A813] - [.$C$1]) / ([.$C$2] - [.$C$1]))" office:value-type="float" office:value="-0.494626434958513" calcext:value-type="float">
            <text:p>-0.494626434958513</text:p>
          </table:table-cell>
          <table:table-cell table:number-columns-repeated="16"/>
        </table:table-row>
        <table:table-row table:style-name="ro1">
          <table:table-cell office:value-type="float" office:value="438.276" calcext:value-type="float">
            <text:p>438.276</text:p>
          </table:table-cell>
          <table:table-cell table:number-columns-repeated="3"/>
          <table:table-cell table:formula="of:=[.$C$4] + ([.$C$5] - [.$C$4]) * (([.A814] - [.$C$1]) / ([.$C$2] - [.$C$1]))" office:value-type="float" office:value="-0.494583141483717" calcext:value-type="float">
            <text:p>-0.494583141483717</text:p>
          </table:table-cell>
          <table:table-cell table:number-columns-repeated="16"/>
        </table:table-row>
        <table:table-row table:style-name="ro1">
          <table:table-cell office:value-type="float" office:value="437.994" calcext:value-type="float">
            <text:p>437.994</text:p>
          </table:table-cell>
          <table:table-cell table:number-columns-repeated="3"/>
          <table:table-cell table:formula="of:=[.$C$4] + ([.$C$5] - [.$C$4]) * (([.A815] - [.$C$1]) / ([.$C$2] - [.$C$1]))" office:value-type="float" office:value="-0.494587774771595" calcext:value-type="float">
            <text:p>-0.494587774771595</text:p>
          </table:table-cell>
          <table:table-cell table:number-columns-repeated="16"/>
        </table:table-row>
        <table:table-row table:style-name="ro1">
          <table:table-cell office:value-type="float" office:value="456.572" calcext:value-type="float">
            <text:p>456.572</text:p>
          </table:table-cell>
          <table:table-cell table:number-columns-repeated="3"/>
          <table:table-cell table:formula="of:=[.$C$4] + ([.$C$5] - [.$C$4]) * (([.A816] - [.$C$1]) / ([.$C$2] - [.$C$1]))" office:value-type="float" office:value="-0.494282536394979" calcext:value-type="float">
            <text:p>-0.494282536394979</text:p>
          </table:table-cell>
          <table:table-cell table:number-columns-repeated="16"/>
        </table:table-row>
        <table:table-row table:style-name="ro1">
          <table:table-cell office:value-type="float" office:value="455.743" calcext:value-type="float">
            <text:p>455.743</text:p>
          </table:table-cell>
          <table:table-cell table:number-columns-repeated="3"/>
          <table:table-cell table:formula="of:=[.$C$4] + ([.$C$5] - [.$C$4]) * (([.A817] - [.$C$1]) / ([.$C$2] - [.$C$1]))" office:value-type="float" office:value="-0.494296156946934" calcext:value-type="float">
            <text:p>-0.494296156946934</text:p>
          </table:table-cell>
          <table:table-cell table:number-columns-repeated="16"/>
        </table:table-row>
        <table:table-row table:style-name="ro1">
          <table:table-cell office:value-type="float" office:value="447.606" calcext:value-type="float">
            <text:p>447.606</text:p>
          </table:table-cell>
          <table:table-cell table:number-columns-repeated="3"/>
          <table:table-cell table:formula="of:=[.$C$4] + ([.$C$5] - [.$C$4]) * (([.A818] - [.$C$1]) / ([.$C$2] - [.$C$1]))" office:value-type="float" office:value="-0.494429848661356" calcext:value-type="float">
            <text:p>-0.494429848661356</text:p>
          </table:table-cell>
          <table:table-cell table:number-columns-repeated="16"/>
        </table:table-row>
        <table:table-row table:style-name="ro1">
          <table:table-cell office:value-type="float" office:value="419.338" calcext:value-type="float">
            <text:p>419.338</text:p>
          </table:table-cell>
          <table:table-cell table:number-columns-repeated="3"/>
          <table:table-cell table:formula="of:=[.$C$4] + ([.$C$5] - [.$C$4]) * (([.A819] - [.$C$1]) / ([.$C$2] - [.$C$1]))" office:value-type="float" office:value="-0.494894294695923" calcext:value-type="float">
            <text:p>-0.494894294695923</text:p>
          </table:table-cell>
          <table:table-cell table:number-columns-repeated="16"/>
        </table:table-row>
        <table:table-row table:style-name="ro1">
          <table:table-cell office:value-type="float" office:value="427.817" calcext:value-type="float">
            <text:p>427.817</text:p>
          </table:table-cell>
          <table:table-cell table:number-columns-repeated="3"/>
          <table:table-cell table:formula="of:=[.$C$4] + ([.$C$5] - [.$C$4]) * (([.A820] - [.$C$1]) / ([.$C$2] - [.$C$1]))" office:value-type="float" office:value="-0.494754983887691" calcext:value-type="float">
            <text:p>-0.494754983887691</text:p>
          </table:table-cell>
          <table:table-cell table:number-columns-repeated="16"/>
        </table:table-row>
        <table:table-row table:style-name="ro1">
          <table:table-cell office:value-type="float" office:value="422.741" calcext:value-type="float">
            <text:p>422.741</text:p>
          </table:table-cell>
          <table:table-cell table:number-columns-repeated="3"/>
          <table:table-cell table:formula="of:=[.$C$4] + ([.$C$5] - [.$C$4]) * (([.A821] - [.$C$1]) / ([.$C$2] - [.$C$1]))" office:value-type="float" office:value="-0.494838383069503" calcext:value-type="float">
            <text:p>-0.494838383069503</text:p>
          </table:table-cell>
          <table:table-cell table:number-columns-repeated="16"/>
        </table:table-row>
        <table:table-row table:style-name="ro1">
          <table:table-cell office:value-type="float" office:value="431.029" calcext:value-type="float">
            <text:p>431.029</text:p>
          </table:table-cell>
          <table:table-cell table:number-columns-repeated="3"/>
          <table:table-cell table:formula="of:=[.$C$4] + ([.$C$5] - [.$C$4]) * (([.A822] - [.$C$1]) / ([.$C$2] - [.$C$1]))" office:value-type="float" office:value="-0.494702210410154" calcext:value-type="float">
            <text:p>-0.494702210410154</text:p>
          </table:table-cell>
          <table:table-cell table:number-columns-repeated="16"/>
        </table:table-row>
        <table:table-row table:style-name="ro1">
          <table:table-cell office:value-type="float" office:value="424.962" calcext:value-type="float">
            <text:p>424.962</text:p>
          </table:table-cell>
          <table:table-cell table:number-columns-repeated="3"/>
          <table:table-cell table:formula="of:=[.$C$4] + ([.$C$5] - [.$C$4]) * (([.A823] - [.$C$1]) / ([.$C$2] - [.$C$1]))" office:value-type="float" office:value="-0.494801891819936" calcext:value-type="float">
            <text:p>-0.494801891819936</text:p>
          </table:table-cell>
          <table:table-cell table:number-columns-repeated="16"/>
        </table:table-row>
        <table:table-row table:style-name="ro1">
          <table:table-cell office:value-type="float" office:value="432.358" calcext:value-type="float">
            <text:p>432.358</text:p>
          </table:table-cell>
          <table:table-cell table:number-columns-repeated="3"/>
          <table:table-cell table:formula="of:=[.$C$4] + ([.$C$5] - [.$C$4]) * (([.A824] - [.$C$1]) / ([.$C$2] - [.$C$1]))" office:value-type="float" office:value="-0.494680374808769" calcext:value-type="float">
            <text:p>-0.494680374808769</text:p>
          </table:table-cell>
          <table:table-cell table:number-columns-repeated="16"/>
        </table:table-row>
        <table:table-row table:style-name="ro1">
          <table:table-cell office:value-type="float" office:value="433.773" calcext:value-type="float">
            <text:p>433.773</text:p>
          </table:table-cell>
          <table:table-cell table:number-columns-repeated="3"/>
          <table:table-cell table:formula="of:=[.$C$4] + ([.$C$5] - [.$C$4]) * (([.A825] - [.$C$1]) / ([.$C$2] - [.$C$1]))" office:value-type="float" office:value="-0.494657126218882" calcext:value-type="float">
            <text:p>-0.494657126218882</text:p>
          </table:table-cell>
          <table:table-cell table:number-columns-repeated="16"/>
        </table:table-row>
        <table:table-row table:style-name="ro1">
          <table:table-cell office:value-type="float" office:value="431.985" calcext:value-type="float">
            <text:p>431.985</text:p>
          </table:table-cell>
          <table:table-cell table:number-columns-repeated="3"/>
          <table:table-cell table:formula="of:=[.$C$4] + ([.$C$5] - [.$C$4]) * (([.A826] - [.$C$1]) / ([.$C$2] - [.$C$1]))" office:value-type="float" office:value="-0.494686503235644" calcext:value-type="float">
            <text:p>-0.494686503235644</text:p>
          </table:table-cell>
          <table:table-cell table:number-columns-repeated="16"/>
        </table:table-row>
        <table:table-row table:style-name="ro1">
          <table:table-cell office:value-type="float" office:value="431.691" calcext:value-type="float">
            <text:p>431.691</text:p>
          </table:table-cell>
          <table:table-cell table:number-columns-repeated="3"/>
          <table:table-cell table:formula="of:=[.$C$4] + ([.$C$5] - [.$C$4]) * (([.A827] - [.$C$1]) / ([.$C$2] - [.$C$1]))" office:value-type="float" office:value="-0.494691333684708" calcext:value-type="float">
            <text:p>-0.494691333684708</text:p>
          </table:table-cell>
          <table:table-cell table:number-columns-repeated="16"/>
        </table:table-row>
        <table:table-row table:style-name="ro1">
          <table:table-cell office:value-type="float" office:value="433.732" calcext:value-type="float">
            <text:p>433.732</text:p>
          </table:table-cell>
          <table:table-cell table:number-columns-repeated="3"/>
          <table:table-cell table:formula="of:=[.$C$4] + ([.$C$5] - [.$C$4]) * (([.A828] - [.$C$1]) / ([.$C$2] - [.$C$1]))" office:value-type="float" office:value="-0.494657799852936" calcext:value-type="float">
            <text:p>-0.494657799852936</text:p>
          </table:table-cell>
          <table:table-cell table:number-columns-repeated="16"/>
        </table:table-row>
        <table:table-row table:style-name="ro1">
          <table:table-cell office:value-type="float" office:value="427.164" calcext:value-type="float">
            <text:p>427.164</text:p>
          </table:table-cell>
          <table:table-cell table:number-columns-repeated="3"/>
          <table:table-cell table:formula="of:=[.$C$4] + ([.$C$5] - [.$C$4]) * (([.A829] - [.$C$1]) / ([.$C$2] - [.$C$1]))" office:value-type="float" office:value="-0.494765712742246" calcext:value-type="float">
            <text:p>-0.494765712742246</text:p>
          </table:table-cell>
          <table:table-cell table:number-columns-repeated="16"/>
        </table:table-row>
        <table:table-row table:style-name="ro1">
          <table:table-cell office:value-type="float" office:value="441.021" calcext:value-type="float">
            <text:p>441.021</text:p>
          </table:table-cell>
          <table:table-cell table:number-columns-repeated="3"/>
          <table:table-cell table:formula="of:=[.$C$4] + ([.$C$5] - [.$C$4]) * (([.A830] - [.$C$1]) / ([.$C$2] - [.$C$1]))" office:value-type="float" office:value="-0.494538040862347" calcext:value-type="float">
            <text:p>-0.494538040862347</text:p>
          </table:table-cell>
          <table:table-cell table:number-columns-repeated="16"/>
        </table:table-row>
        <table:table-row table:style-name="ro1">
          <table:table-cell office:value-type="float" office:value="457.168" calcext:value-type="float">
            <text:p>457.168</text:p>
          </table:table-cell>
          <table:table-cell table:number-columns-repeated="3"/>
          <table:table-cell table:formula="of:=[.$C$4] + ([.$C$5] - [.$C$4]) * (([.A831] - [.$C$1]) / ([.$C$2] - [.$C$1]))" office:value-type="float" office:value="-0.494272744056059" calcext:value-type="float">
            <text:p>-0.494272744056059</text:p>
          </table:table-cell>
          <table:table-cell table:number-columns-repeated="16"/>
        </table:table-row>
        <table:table-row table:style-name="ro1">
          <table:table-cell office:value-type="float" office:value="452.368" calcext:value-type="float">
            <text:p>452.368</text:p>
          </table:table-cell>
          <table:table-cell table:number-columns-repeated="3"/>
          <table:table-cell table:formula="of:=[.$C$4] + ([.$C$5] - [.$C$4]) * (([.A832] - [.$C$1]) / ([.$C$2] - [.$C$1]))" office:value-type="float" office:value="-0.494351608530585" calcext:value-type="float">
            <text:p>-0.494351608530585</text:p>
          </table:table-cell>
          <table:table-cell table:number-columns-repeated="16"/>
        </table:table-row>
        <table:table-row table:style-name="ro1">
          <table:table-cell office:value-type="float" office:value="445.327" calcext:value-type="float">
            <text:p>445.327</text:p>
          </table:table-cell>
          <table:table-cell table:number-columns-repeated="3"/>
          <table:table-cell table:formula="of:=[.$C$4] + ([.$C$5] - [.$C$4]) * (([.A833] - [.$C$1]) / ([.$C$2] - [.$C$1]))" office:value-type="float" office:value="-0.494467292856657" calcext:value-type="float">
            <text:p>-0.494467292856657</text:p>
          </table:table-cell>
          <table:table-cell table:number-columns-repeated="16"/>
        </table:table-row>
        <table:table-row table:style-name="ro1">
          <table:table-cell office:value-type="float" office:value="450.312" calcext:value-type="float">
            <text:p>450.312</text:p>
          </table:table-cell>
          <table:table-cell table:number-columns-repeated="3"/>
          <table:table-cell table:formula="of:=[.$C$4] + ([.$C$5] - [.$C$4]) * (([.A834] - [.$C$1]) / ([.$C$2] - [.$C$1]))" office:value-type="float" office:value="-0.494385388813841" calcext:value-type="float">
            <text:p>-0.494385388813841</text:p>
          </table:table-cell>
          <table:table-cell table:number-columns-repeated="16"/>
        </table:table-row>
        <table:table-row table:style-name="ro1">
          <table:table-cell office:value-type="float" office:value="446.614" calcext:value-type="float">
            <text:p>446.614</text:p>
          </table:table-cell>
          <table:table-cell table:number-columns-repeated="3"/>
          <table:table-cell table:formula="of:=[.$C$4] + ([.$C$5] - [.$C$4]) * (([.A835] - [.$C$1]) / ([.$C$2] - [.$C$1]))" office:value-type="float" office:value="-0.494446147319424" calcext:value-type="float">
            <text:p>-0.494446147319424</text:p>
          </table:table-cell>
          <table:table-cell table:number-columns-repeated="16"/>
        </table:table-row>
        <table:table-row table:style-name="ro1">
          <table:table-cell office:value-type="float" office:value="431.156" calcext:value-type="float">
            <text:p>431.156</text:p>
          </table:table-cell>
          <table:table-cell table:number-columns-repeated="3"/>
          <table:table-cell table:formula="of:=[.$C$4] + ([.$C$5] - [.$C$4]) * (([.A836] - [.$C$1]) / ([.$C$2] - [.$C$1]))" office:value-type="float" office:value="-0.494700123787598" calcext:value-type="float">
            <text:p>-0.494700123787598</text:p>
          </table:table-cell>
          <table:table-cell table:number-columns-repeated="16"/>
        </table:table-row>
        <table:table-row table:style-name="ro1">
          <table:table-cell office:value-type="float" office:value="431.41" calcext:value-type="float">
            <text:p>431.41</text:p>
          </table:table-cell>
          <table:table-cell table:number-columns-repeated="3"/>
          <table:table-cell table:formula="of:=[.$C$4] + ([.$C$5] - [.$C$4]) * (([.A837] - [.$C$1]) / ([.$C$2] - [.$C$1]))" office:value-type="float" office:value="-0.494695950542488" calcext:value-type="float">
            <text:p>-0.494695950542488</text:p>
          </table:table-cell>
          <table:table-cell table:number-columns-repeated="16"/>
        </table:table-row>
        <table:table-row table:style-name="ro1">
          <table:table-cell office:value-type="float" office:value="416.29" calcext:value-type="float">
            <text:p>416.29</text:p>
          </table:table-cell>
          <table:table-cell table:number-columns-repeated="3"/>
          <table:table-cell table:formula="of:=[.$C$4] + ([.$C$5] - [.$C$4]) * (([.A838] - [.$C$1]) / ([.$C$2] - [.$C$1]))" office:value-type="float" office:value="-0.494944373637247" calcext:value-type="float">
            <text:p>-0.494944373637247</text:p>
          </table:table-cell>
          <table:table-cell table:number-columns-repeated="16"/>
        </table:table-row>
        <table:table-row table:style-name="ro1">
          <table:table-cell office:value-type="float" office:value="372.737" calcext:value-type="float">
            <text:p>372.737</text:p>
          </table:table-cell>
          <table:table-cell table:number-columns-repeated="3"/>
          <table:table-cell table:formula="of:=[.$C$4] + ([.$C$5] - [.$C$4]) * (([.A839] - [.$C$1]) / ([.$C$2] - [.$C$1]))" office:value-type="float" office:value="-0.495659953732885" calcext:value-type="float">
            <text:p>-0.495659953732885</text:p>
          </table:table-cell>
          <table:table-cell table:number-columns-repeated="16"/>
        </table:table-row>
        <table:table-row table:style-name="ro1">
          <table:table-cell office:value-type="float" office:value="383.138" calcext:value-type="float">
            <text:p>383.138</text:p>
          </table:table-cell>
          <table:table-cell table:number-columns-repeated="3"/>
          <table:table-cell table:formula="of:=[.$C$4] + ([.$C$5] - [.$C$4]) * (([.A840] - [.$C$1]) / ([.$C$2] - [.$C$1]))" office:value-type="float" office:value="-0.495489064274645" calcext:value-type="float">
            <text:p>-0.495489064274645</text:p>
          </table:table-cell>
          <table:table-cell table:number-columns-repeated="16"/>
        </table:table-row>
        <table:table-row table:style-name="ro1">
          <table:table-cell office:value-type="float" office:value="380.817" calcext:value-type="float">
            <text:p>380.817</text:p>
          </table:table-cell>
          <table:table-cell table:number-columns-repeated="3"/>
          <table:table-cell table:formula="of:=[.$C$4] + ([.$C$5] - [.$C$4]) * (([.A841] - [.$C$1]) / ([.$C$2] - [.$C$1]))" office:value-type="float" office:value="-0.495527198534099" calcext:value-type="float">
            <text:p>-0.495527198534099</text:p>
          </table:table-cell>
          <table:table-cell table:number-columns-repeated="16"/>
        </table:table-row>
        <table:table-row table:style-name="ro1">
          <table:table-cell office:value-type="float" office:value="382.738" calcext:value-type="float">
            <text:p>382.738</text:p>
          </table:table-cell>
          <table:table-cell table:number-columns-repeated="3"/>
          <table:table-cell table:formula="of:=[.$C$4] + ([.$C$5] - [.$C$4]) * (([.A842] - [.$C$1]) / ([.$C$2] - [.$C$1]))" office:value-type="float" office:value="-0.495495636314189" calcext:value-type="float">
            <text:p>-0.495495636314189</text:p>
          </table:table-cell>
          <table:table-cell table:number-columns-repeated="16"/>
        </table:table-row>
        <table:table-row table:style-name="ro1">
          <table:table-cell office:value-type="float" office:value="378.775" calcext:value-type="float">
            <text:p>378.775</text:p>
          </table:table-cell>
          <table:table-cell table:number-columns-repeated="3"/>
          <table:table-cell table:formula="of:=[.$C$4] + ([.$C$5] - [.$C$4]) * (([.A843] - [.$C$1]) / ([.$C$2] - [.$C$1]))" office:value-type="float" office:value="-0.49556074879597" calcext:value-type="float">
            <text:p>-0.49556074879597</text:p>
          </table:table-cell>
          <table:table-cell table:number-columns-repeated="16"/>
        </table:table-row>
        <table:table-row table:style-name="ro1">
          <table:table-cell office:value-type="float" office:value="417.439" calcext:value-type="float">
            <text:p>417.439</text:p>
          </table:table-cell>
          <table:table-cell table:number-columns-repeated="3"/>
          <table:table-cell table:formula="of:=[.$C$4] + ([.$C$5] - [.$C$4]) * (([.A844] - [.$C$1]) / ([.$C$2] - [.$C$1]))" office:value-type="float" office:value="-0.494925495453657" calcext:value-type="float">
            <text:p>-0.494925495453657</text:p>
          </table:table-cell>
          <table:table-cell table:number-columns-repeated="16"/>
        </table:table-row>
        <table:table-row table:style-name="ro1">
          <table:table-cell office:value-type="float" office:value="403.271" calcext:value-type="float">
            <text:p>403.271</text:p>
          </table:table-cell>
          <table:table-cell table:number-columns-repeated="3"/>
          <table:table-cell table:formula="of:=[.$C$4] + ([.$C$5] - [.$C$4]) * (([.A845] - [.$C$1]) / ([.$C$2] - [.$C$1]))" office:value-type="float" office:value="-0.495158277094302" calcext:value-type="float">
            <text:p>-0.495158277094302</text:p>
          </table:table-cell>
          <table:table-cell table:number-columns-repeated="16"/>
        </table:table-row>
        <table:table-row table:style-name="ro1">
          <table:table-cell office:value-type="float" office:value="388.219" calcext:value-type="float">
            <text:p>388.219</text:p>
          </table:table-cell>
          <table:table-cell table:number-columns-repeated="3"/>
          <table:table-cell table:formula="of:=[.$C$4] + ([.$C$5] - [.$C$4]) * (([.A846] - [.$C$1]) / ([.$C$2] - [.$C$1]))" office:value-type="float" office:value="-0.495405582942339" calcext:value-type="float">
            <text:p>-0.495405582942339</text:p>
          </table:table-cell>
          <table:table-cell table:number-columns-repeated="16"/>
        </table:table-row>
        <table:table-row table:style-name="ro1">
          <table:table-cell office:value-type="float" office:value="388.538" calcext:value-type="float">
            <text:p>388.538</text:p>
          </table:table-cell>
          <table:table-cell table:number-columns-repeated="3"/>
          <table:table-cell table:formula="of:=[.$C$4] + ([.$C$5] - [.$C$4]) * (([.A847] - [.$C$1]) / ([.$C$2] - [.$C$1]))" office:value-type="float" office:value="-0.495400341740803" calcext:value-type="float">
            <text:p>-0.495400341740803</text:p>
          </table:table-cell>
          <table:table-cell table:number-columns-repeated="16"/>
        </table:table-row>
        <table:table-row table:style-name="ro1">
          <table:table-cell office:value-type="float" office:value="397.885" calcext:value-type="float">
            <text:p>397.885</text:p>
          </table:table-cell>
          <table:table-cell table:number-columns-repeated="3"/>
          <table:table-cell table:formula="of:=[.$C$4] + ([.$C$5] - [.$C$4]) * (([.A848] - [.$C$1]) / ([.$C$2] - [.$C$1]))" office:value-type="float" office:value="-0.495246769606761" calcext:value-type="float">
            <text:p>-0.495246769606761</text:p>
          </table:table-cell>
          <table:table-cell table:number-columns-repeated="16"/>
        </table:table-row>
        <table:table-row table:style-name="ro1">
          <table:table-cell office:value-type="float" office:value="390.715" calcext:value-type="float">
            <text:p>390.715</text:p>
          </table:table-cell>
          <table:table-cell table:number-columns-repeated="3"/>
          <table:table-cell table:formula="of:=[.$C$4] + ([.$C$5] - [.$C$4]) * (([.A849] - [.$C$1]) / ([.$C$2] - [.$C$1]))" office:value-type="float" office:value="-0.495364573415585" calcext:value-type="float">
            <text:p>-0.495364573415585</text:p>
          </table:table-cell>
          <table:table-cell table:number-columns-repeated="16"/>
        </table:table-row>
        <table:table-row table:style-name="ro1">
          <table:table-cell office:value-type="float" office:value="392.389" calcext:value-type="float">
            <text:p>392.389</text:p>
          </table:table-cell>
          <table:table-cell table:number-columns-repeated="3"/>
          <table:table-cell table:formula="of:=[.$C$4] + ([.$C$5] - [.$C$4]) * (([.A850] - [.$C$1]) / ([.$C$2] - [.$C$1]))" office:value-type="float" office:value="-0.495337069430094" calcext:value-type="float">
            <text:p>-0.495337069430094</text:p>
          </table:table-cell>
          <table:table-cell table:number-columns-repeated="16"/>
        </table:table-row>
        <table:table-row table:style-name="ro1">
          <table:table-cell office:value-type="float" office:value="381.356" calcext:value-type="float">
            <text:p>381.356</text:p>
          </table:table-cell>
          <table:table-cell table:number-columns-repeated="3"/>
          <table:table-cell table:formula="of:=[.$C$4] + ([.$C$5] - [.$C$4]) * (([.A851] - [.$C$1]) / ([.$C$2] - [.$C$1]))" office:value-type="float" office:value="-0.495518342710813" calcext:value-type="float">
            <text:p>-0.495518342710813</text:p>
          </table:table-cell>
          <table:table-cell table:number-columns-repeated="16"/>
        </table:table-row>
        <table:table-row table:style-name="ro1">
          <table:table-cell office:value-type="float" office:value="369.133" calcext:value-type="float">
            <text:p>369.133</text:p>
          </table:table-cell>
          <table:table-cell table:number-columns-repeated="3"/>
          <table:table-cell table:formula="of:=[.$C$4] + ([.$C$5] - [.$C$4]) * (([.A852] - [.$C$1]) / ([.$C$2] - [.$C$1]))" office:value-type="float" office:value="-0.495719167809176" calcext:value-type="float">
            <text:p>-0.495719167809176</text:p>
          </table:table-cell>
          <table:table-cell table:number-columns-repeated="16"/>
        </table:table-row>
        <table:table-row table:style-name="ro1">
          <table:table-cell office:value-type="float" office:value="376.952" calcext:value-type="float">
            <text:p>376.952</text:p>
          </table:table-cell>
          <table:table-cell table:number-columns-repeated="3"/>
          <table:table-cell table:formula="of:=[.$C$4] + ([.$C$5] - [.$C$4]) * (([.A853] - [.$C$1]) / ([.$C$2] - [.$C$1]))" office:value-type="float" office:value="-0.495590700866192" calcext:value-type="float">
            <text:p>-0.495590700866192</text:p>
          </table:table-cell>
          <table:table-cell table:number-columns-repeated="16"/>
        </table:table-row>
        <table:table-row table:style-name="ro1">
          <table:table-cell office:value-type="float" office:value="378.174" calcext:value-type="float">
            <text:p>378.174</text:p>
          </table:table-cell>
          <table:table-cell table:number-columns-repeated="3"/>
          <table:table-cell table:formula="of:=[.$C$4] + ([.$C$5] - [.$C$4]) * (([.A854] - [.$C$1]) / ([.$C$2] - [.$C$1]))" office:value-type="float" office:value="-0.495570623285385" calcext:value-type="float">
            <text:p>-0.495570623285385</text:p>
          </table:table-cell>
          <table:table-cell table:number-columns-repeated="16"/>
        </table:table-row>
        <table:table-row table:style-name="ro1">
          <table:table-cell office:value-type="float" office:value="372.157" calcext:value-type="float">
            <text:p>372.157</text:p>
          </table:table-cell>
          <table:table-cell table:number-columns-repeated="3"/>
          <table:table-cell table:formula="of:=[.$C$4] + ([.$C$5] - [.$C$4]) * (([.A855] - [.$C$1]) / ([.$C$2] - [.$C$1]))" office:value-type="float" office:value="-0.495669483190224" calcext:value-type="float">
            <text:p>-0.495669483190224</text:p>
          </table:table-cell>
          <table:table-cell table:number-columns-repeated="16"/>
        </table:table-row>
        <table:table-row table:style-name="ro1">
          <table:table-cell office:value-type="float" office:value="372.453" calcext:value-type="float">
            <text:p>372.453</text:p>
          </table:table-cell>
          <table:table-cell table:number-columns-repeated="3"/>
          <table:table-cell table:formula="of:=[.$C$4] + ([.$C$5] - [.$C$4]) * (([.A856] - [.$C$1]) / ([.$C$2] - [.$C$1]))" office:value-type="float" office:value="-0.495664619880962" calcext:value-type="float">
            <text:p>-0.495664619880962</text:p>
          </table:table-cell>
          <table:table-cell table:number-columns-repeated="16"/>
        </table:table-row>
        <table:table-row table:style-name="ro1">
          <table:table-cell office:value-type="float" office:value="372.762" calcext:value-type="float">
            <text:p>372.762</text:p>
          </table:table-cell>
          <table:table-cell table:number-columns-repeated="3"/>
          <table:table-cell table:formula="of:=[.$C$4] + ([.$C$5] - [.$C$4]) * (([.A857] - [.$C$1]) / ([.$C$2] - [.$C$1]))" office:value-type="float" office:value="-0.495659542980414" calcext:value-type="float">
            <text:p>-0.495659542980414</text:p>
          </table:table-cell>
          <table:table-cell table:number-columns-repeated="16"/>
        </table:table-row>
        <table:table-row table:style-name="ro1">
          <table:table-cell office:value-type="float" office:value="370.433" calcext:value-type="float">
            <text:p>370.433</text:p>
          </table:table-cell>
          <table:table-cell table:number-columns-repeated="3"/>
          <table:table-cell table:formula="of:=[.$C$4] + ([.$C$5] - [.$C$4]) * (([.A858] - [.$C$1]) / ([.$C$2] - [.$C$1]))" office:value-type="float" office:value="-0.495697808680658" calcext:value-type="float">
            <text:p>-0.495697808680658</text:p>
          </table:table-cell>
          <table:table-cell table:number-columns-repeated="16"/>
        </table:table-row>
        <table:table-row table:style-name="ro1">
          <table:table-cell office:value-type="float" office:value="386.954" calcext:value-type="float">
            <text:p>386.954</text:p>
          </table:table-cell>
          <table:table-cell table:number-columns-repeated="3"/>
          <table:table-cell table:formula="of:=[.$C$4] + ([.$C$5] - [.$C$4]) * (([.A859] - [.$C$1]) / ([.$C$2] - [.$C$1]))" office:value-type="float" office:value="-0.495426367017396" calcext:value-type="float">
            <text:p>-0.495426367017396</text:p>
          </table:table-cell>
          <table:table-cell table:number-columns-repeated="16"/>
        </table:table-row>
        <table:table-row table:style-name="ro1">
          <table:table-cell office:value-type="float" office:value="377.889" calcext:value-type="float">
            <text:p>377.889</text:p>
          </table:table-cell>
          <table:table-cell table:number-columns-repeated="3"/>
          <table:table-cell table:formula="of:=[.$C$4] + ([.$C$5] - [.$C$4]) * (([.A860] - [.$C$1]) / ([.$C$2] - [.$C$1]))" office:value-type="float" office:value="-0.49557530586356" calcext:value-type="float">
            <text:p>-0.49557530586356</text:p>
          </table:table-cell>
          <table:table-cell table:number-columns-repeated="16"/>
        </table:table-row>
        <table:table-row table:style-name="ro1">
          <table:table-cell office:value-type="float" office:value="376.44" calcext:value-type="float">
            <text:p>376.44</text:p>
          </table:table-cell>
          <table:table-cell table:number-columns-repeated="3"/>
          <table:table-cell table:formula="of:=[.$C$4] + ([.$C$5] - [.$C$4]) * (([.A861] - [.$C$1]) / ([.$C$2] - [.$C$1]))" office:value-type="float" office:value="-0.495599113076808" calcext:value-type="float">
            <text:p>-0.495599113076808</text:p>
          </table:table-cell>
          <table:table-cell table:number-columns-repeated="16"/>
        </table:table-row>
        <table:table-row table:style-name="ro1">
          <table:table-cell office:value-type="float" office:value="376.924" calcext:value-type="float">
            <text:p>376.924</text:p>
          </table:table-cell>
          <table:table-cell table:number-columns-repeated="3"/>
          <table:table-cell table:formula="of:=[.$C$4] + ([.$C$5] - [.$C$4]) * (([.A862] - [.$C$1]) / ([.$C$2] - [.$C$1]))" office:value-type="float" office:value="-0.49559116090896" calcext:value-type="float">
            <text:p>-0.49559116090896</text:p>
          </table:table-cell>
          <table:table-cell table:number-columns-repeated="16"/>
        </table:table-row>
        <table:table-row table:style-name="ro1">
          <table:table-cell office:value-type="float" office:value="372.434" calcext:value-type="float">
            <text:p>372.434</text:p>
          </table:table-cell>
          <table:table-cell table:number-columns-repeated="3"/>
          <table:table-cell table:formula="of:=[.$C$4] + ([.$C$5] - [.$C$4]) * (([.A863] - [.$C$1]) / ([.$C$2] - [.$C$1]))" office:value-type="float" office:value="-0.49566493205284" calcext:value-type="float">
            <text:p>-0.49566493205284</text:p>
          </table:table-cell>
          <table:table-cell table:number-columns-repeated="16"/>
        </table:table-row>
        <table:table-row table:style-name="ro1">
          <table:table-cell office:value-type="float" office:value="374.764" calcext:value-type="float">
            <text:p>374.764</text:p>
          </table:table-cell>
          <table:table-cell table:number-columns-repeated="3"/>
          <table:table-cell table:formula="of:=[.$C$4] + ([.$C$5] - [.$C$4]) * (([.A864] - [.$C$1]) / ([.$C$2] - [.$C$1]))" office:value-type="float" office:value="-0.495626649922497" calcext:value-type="float">
            <text:p>-0.495626649922497</text:p>
          </table:table-cell>
          <table:table-cell table:number-columns-repeated="16"/>
        </table:table-row>
        <table:table-row table:style-name="ro1">
          <table:table-cell office:value-type="float" office:value="379.186" calcext:value-type="float">
            <text:p>379.186</text:p>
          </table:table-cell>
          <table:table-cell table:number-columns-repeated="3"/>
          <table:table-cell table:formula="of:=[.$C$4] + ([.$C$5] - [.$C$4]) * (([.A865] - [.$C$1]) / ([.$C$2] - [.$C$1]))" office:value-type="float" office:value="-0.495553996025339" calcext:value-type="float">
            <text:p>-0.495553996025339</text:p>
          </table:table-cell>
          <table:table-cell table:number-columns-repeated="16"/>
        </table:table-row>
        <table:table-row table:style-name="ro1">
          <table:table-cell office:value-type="float" office:value="378.576" calcext:value-type="float">
            <text:p>378.576</text:p>
          </table:table-cell>
          <table:table-cell table:number-columns-repeated="3"/>
          <table:table-cell table:formula="of:=[.$C$4] + ([.$C$5] - [.$C$4]) * (([.A866] - [.$C$1]) / ([.$C$2] - [.$C$1]))" office:value-type="float" office:value="-0.495564018385643" calcext:value-type="float">
            <text:p>-0.495564018385643</text:p>
          </table:table-cell>
          <table:table-cell table:number-columns-repeated="16"/>
        </table:table-row>
        <table:table-row table:style-name="ro1">
          <table:table-cell office:value-type="float" office:value="388.87" calcext:value-type="float">
            <text:p>388.87</text:p>
          </table:table-cell>
          <table:table-cell table:number-columns-repeated="3"/>
          <table:table-cell table:formula="of:=[.$C$4] + ([.$C$5] - [.$C$4]) * (([.A867] - [.$C$1]) / ([.$C$2] - [.$C$1]))" office:value-type="float" office:value="-0.495394886947981" calcext:value-type="float">
            <text:p>-0.495394886947981</text:p>
          </table:table-cell>
          <table:table-cell table:number-columns-repeated="16"/>
        </table:table-row>
        <table:table-row table:style-name="ro1">
          <table:table-cell office:value-type="float" office:value="397.23" calcext:value-type="float">
            <text:p>397.23</text:p>
          </table:table-cell>
          <table:table-cell table:number-columns-repeated="3"/>
          <table:table-cell table:formula="of:=[.$C$4] + ([.$C$5] - [.$C$4]) * (([.A868] - [.$C$1]) / ([.$C$2] - [.$C$1]))" office:value-type="float" office:value="-0.495257531321514" calcext:value-type="float">
            <text:p>-0.495257531321514</text:p>
          </table:table-cell>
          <table:table-cell table:number-columns-repeated="16"/>
        </table:table-row>
        <table:table-row table:style-name="ro1">
          <table:table-cell office:value-type="float" office:value="405.621" calcext:value-type="float">
            <text:p>405.621</text:p>
          </table:table-cell>
          <table:table-cell table:number-columns-repeated="3"/>
          <table:table-cell table:formula="of:=[.$C$4] + ([.$C$5] - [.$C$4]) * (([.A869] - [.$C$1]) / ([.$C$2] - [.$C$1]))" office:value-type="float" office:value="-0.495119666361982" calcext:value-type="float">
            <text:p>-0.495119666361982</text:p>
          </table:table-cell>
          <table:table-cell table:number-columns-repeated="16"/>
        </table:table-row>
        <table:table-row table:style-name="ro1">
          <table:table-cell office:value-type="float" office:value="401.663" calcext:value-type="float">
            <text:p>401.663</text:p>
          </table:table-cell>
          <table:table-cell table:number-columns-repeated="3"/>
          <table:table-cell table:formula="of:=[.$C$4] + ([.$C$5] - [.$C$4]) * (([.A870] - [.$C$1]) / ([.$C$2] - [.$C$1]))" office:value-type="float" office:value="-0.495184696693269" calcext:value-type="float">
            <text:p>-0.495184696693269</text:p>
          </table:table-cell>
          <table:table-cell table:number-columns-repeated="16"/>
        </table:table-row>
        <table:table-row table:style-name="ro1">
          <table:table-cell office:value-type="float" office:value="407.017" calcext:value-type="float">
            <text:p>407.017</text:p>
          </table:table-cell>
          <table:table-cell table:number-columns-repeated="3"/>
          <table:table-cell table:formula="of:=[.$C$4] + ([.$C$5] - [.$C$4]) * (([.A871] - [.$C$1]) / ([.$C$2] - [.$C$1]))" office:value-type="float" office:value="-0.495096729943974" calcext:value-type="float">
            <text:p>-0.495096729943974</text:p>
          </table:table-cell>
          <table:table-cell table:number-columns-repeated="16"/>
        </table:table-row>
        <table:table-row table:style-name="ro1">
          <table:table-cell office:value-type="float" office:value="417.492" calcext:value-type="float">
            <text:p>417.492</text:p>
          </table:table-cell>
          <table:table-cell table:number-columns-repeated="3"/>
          <table:table-cell table:formula="of:=[.$C$4] + ([.$C$5] - [.$C$4]) * (([.A872] - [.$C$1]) / ([.$C$2] - [.$C$1]))" office:value-type="float" office:value="-0.494924624658418" calcext:value-type="float">
            <text:p>-0.494924624658418</text:p>
          </table:table-cell>
          <table:table-cell table:number-columns-repeated="16"/>
        </table:table-row>
        <table:table-row table:style-name="ro1">
          <table:table-cell office:value-type="float" office:value="421.956" calcext:value-type="float">
            <text:p>421.956</text:p>
          </table:table-cell>
          <table:table-cell table:number-columns-repeated="3"/>
          <table:table-cell table:formula="of:=[.$C$4] + ([.$C$5] - [.$C$4]) * (([.A873] - [.$C$1]) / ([.$C$2] - [.$C$1]))" office:value-type="float" office:value="-0.494851280697108" calcext:value-type="float">
            <text:p>-0.494851280697108</text:p>
          </table:table-cell>
          <table:table-cell table:number-columns-repeated="16"/>
        </table:table-row>
        <table:table-row table:style-name="ro1">
          <table:table-cell office:value-type="float" office:value="422.054" calcext:value-type="float">
            <text:p>422.054</text:p>
          </table:table-cell>
          <table:table-cell table:number-columns-repeated="3"/>
          <table:table-cell table:formula="of:=[.$C$4] + ([.$C$5] - [.$C$4]) * (([.A874] - [.$C$1]) / ([.$C$2] - [.$C$1]))" office:value-type="float" office:value="-0.49484967054742" calcext:value-type="float">
            <text:p>-0.49484967054742</text:p>
          </table:table-cell>
          <table:table-cell table:number-columns-repeated="16"/>
        </table:table-row>
        <table:table-row table:style-name="ro1">
          <table:table-cell office:value-type="float" office:value="439.61" calcext:value-type="float">
            <text:p>439.61</text:p>
          </table:table-cell>
          <table:table-cell table:number-columns-repeated="3"/>
          <table:table-cell table:formula="of:=[.$C$4] + ([.$C$5] - [.$C$4]) * (([.A875] - [.$C$1]) / ([.$C$2] - [.$C$1]))" office:value-type="float" office:value="-0.494561223731838" calcext:value-type="float">
            <text:p>-0.494561223731838</text:p>
          </table:table-cell>
          <table:table-cell table:number-columns-repeated="16"/>
        </table:table-row>
        <table:table-row table:style-name="ro1">
          <table:table-cell office:value-type="float" office:value="436.14" calcext:value-type="float">
            <text:p>436.14</text:p>
          </table:table-cell>
          <table:table-cell table:number-columns-repeated="3"/>
          <table:table-cell table:formula="of:=[.$C$4] + ([.$C$5] - [.$C$4]) * (([.A876] - [.$C$1]) / ([.$C$2] - [.$C$1]))" office:value-type="float" office:value="-0.494618236174881" calcext:value-type="float">
            <text:p>-0.494618236174881</text:p>
          </table:table-cell>
          <table:table-cell table:number-columns-repeated="16"/>
        </table:table-row>
        <table:table-row table:style-name="ro1">
          <table:table-cell office:value-type="float" office:value="438.745" calcext:value-type="float">
            <text:p>438.745</text:p>
          </table:table-cell>
          <table:table-cell table:number-columns-repeated="3"/>
          <table:table-cell table:formula="of:=[.$C$4] + ([.$C$5] - [.$C$4]) * (([.A877] - [.$C$1]) / ([.$C$2] - [.$C$1]))" office:value-type="float" office:value="-0.494575435767352" calcext:value-type="float">
            <text:p>-0.494575435767352</text:p>
          </table:table-cell>
          <table:table-cell table:number-columns-repeated="16"/>
        </table:table-row>
        <table:table-row table:style-name="ro1">
          <table:table-cell office:value-type="float" office:value="419.896" calcext:value-type="float">
            <text:p>419.896</text:p>
          </table:table-cell>
          <table:table-cell table:number-columns-repeated="3"/>
          <table:table-cell table:formula="of:=[.$C$4] + ([.$C$5] - [.$C$4]) * (([.A878] - [.$C$1]) / ([.$C$2] - [.$C$1]))" office:value-type="float" office:value="-0.494885126700759" calcext:value-type="float">
            <text:p>-0.494885126700759</text:p>
          </table:table-cell>
          <table:table-cell table:number-columns-repeated="16"/>
        </table:table-row>
        <table:table-row table:style-name="ro1">
          <table:table-cell office:value-type="float" office:value="422.617" calcext:value-type="float">
            <text:p>422.617</text:p>
          </table:table-cell>
          <table:table-cell table:number-columns-repeated="3"/>
          <table:table-cell table:formula="of:=[.$C$4] + ([.$C$5] - [.$C$4]) * (([.A879] - [.$C$1]) / ([.$C$2] - [.$C$1]))" office:value-type="float" office:value="-0.494840420401762" calcext:value-type="float">
            <text:p>-0.494840420401762</text:p>
          </table:table-cell>
          <table:table-cell table:number-columns-repeated="16"/>
        </table:table-row>
        <table:table-row table:style-name="ro1">
          <table:table-cell office:value-type="float" office:value="421.244" calcext:value-type="float">
            <text:p>421.244</text:p>
          </table:table-cell>
          <table:table-cell table:number-columns-repeated="3"/>
          <table:table-cell table:formula="of:=[.$C$4] + ([.$C$5] - [.$C$4]) * (([.A880] - [.$C$1]) / ([.$C$2] - [.$C$1]))" office:value-type="float" office:value="-0.494862978927496" calcext:value-type="float">
            <text:p>-0.494862978927496</text:p>
          </table:table-cell>
          <table:table-cell table:number-columns-repeated="16"/>
        </table:table-row>
        <table:table-row table:style-name="ro1">
          <table:table-cell office:value-type="float" office:value="433.401" calcext:value-type="float">
            <text:p>433.401</text:p>
          </table:table-cell>
          <table:table-cell table:number-columns-repeated="3"/>
          <table:table-cell table:formula="of:=[.$C$4] + ([.$C$5] - [.$C$4]) * (([.A881] - [.$C$1]) / ([.$C$2] - [.$C$1]))" office:value-type="float" office:value="-0.494663238215658" calcext:value-type="float">
            <text:p>-0.494663238215658</text:p>
          </table:table-cell>
          <table:table-cell table:number-columns-repeated="16"/>
        </table:table-row>
        <table:table-row table:style-name="ro1">
          <table:table-cell office:value-type="float" office:value="425.502" calcext:value-type="float">
            <text:p>425.502</text:p>
          </table:table-cell>
          <table:table-cell table:number-columns-repeated="3"/>
          <table:table-cell table:formula="of:=[.$C$4] + ([.$C$5] - [.$C$4]) * (([.A882] - [.$C$1]) / ([.$C$2] - [.$C$1]))" office:value-type="float" office:value="-0.494793019566551" calcext:value-type="float">
            <text:p>-0.494793019566551</text:p>
          </table:table-cell>
          <table:table-cell table:number-columns-repeated="16"/>
        </table:table-row>
        <table:table-row table:style-name="ro1">
          <table:table-cell office:value-type="float" office:value="438.28" calcext:value-type="float">
            <text:p>438.28</text:p>
          </table:table-cell>
          <table:table-cell table:number-columns-repeated="3"/>
          <table:table-cell table:formula="of:=[.$C$4] + ([.$C$5] - [.$C$4]) * (([.A883] - [.$C$1]) / ([.$C$2] - [.$C$1]))" office:value-type="float" office:value="-0.494583075763322" calcext:value-type="float">
            <text:p>-0.494583075763322</text:p>
          </table:table-cell>
          <table:table-cell table:number-columns-repeated="16"/>
        </table:table-row>
        <table:table-row table:style-name="ro1">
          <table:table-cell office:value-type="float" office:value="436.426" calcext:value-type="float">
            <text:p>436.426</text:p>
          </table:table-cell>
          <table:table-cell table:number-columns-repeated="3"/>
          <table:table-cell table:formula="of:=[.$C$4] + ([.$C$5] - [.$C$4]) * (([.A884] - [.$C$1]) / ([.$C$2] - [.$C$1]))" office:value-type="float" office:value="-0.494613537166608" calcext:value-type="float">
            <text:p>-0.494613537166608</text:p>
          </table:table-cell>
          <table:table-cell table:number-columns-repeated="16"/>
        </table:table-row>
        <table:table-row table:style-name="ro1">
          <table:table-cell office:value-type="float" office:value="434.001" calcext:value-type="float">
            <text:p>434.001</text:p>
          </table:table-cell>
          <table:table-cell table:number-columns-repeated="3"/>
          <table:table-cell table:formula="of:=[.$C$4] + ([.$C$5] - [.$C$4]) * (([.A885] - [.$C$1]) / ([.$C$2] - [.$C$1]))" office:value-type="float" office:value="-0.494653380156342" calcext:value-type="float">
            <text:p>-0.494653380156342</text:p>
          </table:table-cell>
          <table:table-cell table:number-columns-repeated="16"/>
        </table:table-row>
        <table:table-row table:style-name="ro1">
          <table:table-cell office:value-type="float" office:value="419.254" calcext:value-type="float">
            <text:p>419.254</text:p>
          </table:table-cell>
          <table:table-cell table:number-columns-repeated="3"/>
          <table:table-cell table:formula="of:=[.$C$4] + ([.$C$5] - [.$C$4]) * (([.A886] - [.$C$1]) / ([.$C$2] - [.$C$1]))" office:value-type="float" office:value="-0.494895674824227" calcext:value-type="float">
            <text:p>-0.494895674824227</text:p>
          </table:table-cell>
          <table:table-cell table:number-columns-repeated="16"/>
        </table:table-row>
        <table:table-row table:style-name="ro1">
          <table:table-cell office:value-type="float" office:value="421.597" calcext:value-type="float">
            <text:p>421.597</text:p>
          </table:table-cell>
          <table:table-cell table:number-columns-repeated="3"/>
          <table:table-cell table:formula="of:=[.$C$4] + ([.$C$5] - [.$C$4]) * (([.A887] - [.$C$1]) / ([.$C$2] - [.$C$1]))" office:value-type="float" office:value="-0.494857179102599" calcext:value-type="float">
            <text:p>-0.494857179102599</text:p>
          </table:table-cell>
          <table:table-cell table:number-columns-repeated="16"/>
        </table:table-row>
        <table:table-row table:style-name="ro1">
          <table:table-cell office:value-type="float" office:value="407.722" calcext:value-type="float">
            <text:p>407.722</text:p>
          </table:table-cell>
          <table:table-cell table:number-columns-repeated="3"/>
          <table:table-cell table:formula="of:=[.$C$4] + ([.$C$5] - [.$C$4]) * (([.A888] - [.$C$1]) / ([.$C$2] - [.$C$1]))" office:value-type="float" office:value="-0.495085146724277" calcext:value-type="float">
            <text:p>-0.495085146724277</text:p>
          </table:table-cell>
          <table:table-cell table:number-columns-repeated="16"/>
        </table:table-row>
        <table:table-row table:style-name="ro1">
          <table:table-cell office:value-type="float" office:value="397.883" calcext:value-type="float">
            <text:p>397.883</text:p>
          </table:table-cell>
          <table:table-cell table:number-columns-repeated="3"/>
          <table:table-cell table:formula="of:=[.$C$4] + ([.$C$5] - [.$C$4]) * (([.A889] - [.$C$1]) / ([.$C$2] - [.$C$1]))" office:value-type="float" office:value="-0.495246802466958" calcext:value-type="float">
            <text:p>-0.495246802466958</text:p>
          </table:table-cell>
          <table:table-cell table:number-columns-repeated="16"/>
        </table:table-row>
        <table:table-row table:style-name="ro1">
          <table:table-cell office:value-type="float" office:value="407.276" calcext:value-type="float">
            <text:p>407.276</text:p>
          </table:table-cell>
          <table:table-cell table:number-columns-repeated="3"/>
          <table:table-cell table:formula="of:=[.$C$4] + ([.$C$5] - [.$C$4]) * (([.A890] - [.$C$1]) / ([.$C$2] - [.$C$1]))" office:value-type="float" office:value="-0.495092474548369" calcext:value-type="float">
            <text:p>-0.495092474548369</text:p>
          </table:table-cell>
          <table:table-cell table:number-columns-repeated="16"/>
        </table:table-row>
        <table:table-row table:style-name="ro1">
          <table:table-cell office:value-type="float" office:value="414.213" calcext:value-type="float">
            <text:p>414.213</text:p>
          </table:table-cell>
          <table:table-cell table:number-columns-repeated="3"/>
          <table:table-cell table:formula="of:=[.$C$4] + ([.$C$5] - [.$C$4]) * (([.A891] - [.$C$1]) / ([.$C$2] - [.$C$1]))" office:value-type="float" office:value="-0.494978498952579" calcext:value-type="float">
            <text:p>-0.494978498952579</text:p>
          </table:table-cell>
          <table:table-cell table:number-columns-repeated="16"/>
        </table:table-row>
        <table:table-row table:style-name="ro1">
          <table:table-cell office:value-type="float" office:value="410.739" calcext:value-type="float">
            <text:p>410.739</text:p>
          </table:table-cell>
          <table:table-cell table:number-columns-repeated="3"/>
          <table:table-cell table:formula="of:=[.$C$4] + ([.$C$5] - [.$C$4]) * (([.A892] - [.$C$1]) / ([.$C$2] - [.$C$1]))" office:value-type="float" office:value="-0.495035577116018" calcext:value-type="float">
            <text:p>-0.495035577116018</text:p>
          </table:table-cell>
          <table:table-cell table:number-columns-repeated="16"/>
        </table:table-row>
        <table:table-row table:style-name="ro1">
          <table:table-cell office:value-type="float" office:value="411.672" calcext:value-type="float">
            <text:p>411.672</text:p>
          </table:table-cell>
          <table:table-cell table:number-columns-repeated="3"/>
          <table:table-cell table:formula="of:=[.$C$4] + ([.$C$5] - [.$C$4]) * (([.A893] - [.$C$1]) / ([.$C$2] - [.$C$1]))" office:value-type="float" office:value="-0.495020247833782" calcext:value-type="float">
            <text:p>-0.495020247833782</text:p>
          </table:table-cell>
          <table:table-cell table:number-columns-repeated="16"/>
        </table:table-row>
        <table:table-row table:style-name="ro1">
          <table:table-cell office:value-type="float" office:value="416.708" calcext:value-type="float">
            <text:p>416.708</text:p>
          </table:table-cell>
          <table:table-cell table:number-columns-repeated="3"/>
          <table:table-cell table:formula="of:=[.$C$4] + ([.$C$5] - [.$C$4]) * (([.A894] - [.$C$1]) / ([.$C$2] - [.$C$1]))" office:value-type="float" office:value="-0.494937505855924" calcext:value-type="float">
            <text:p>-0.494937505855924</text:p>
          </table:table-cell>
          <table:table-cell table:number-columns-repeated="16"/>
        </table:table-row>
        <table:table-row table:style-name="ro1">
          <table:table-cell office:value-type="float" office:value="415.04" calcext:value-type="float">
            <text:p>415.04</text:p>
          </table:table-cell>
          <table:table-cell table:number-columns-repeated="3"/>
          <table:table-cell table:formula="of:=[.$C$4] + ([.$C$5] - [.$C$4]) * (([.A895] - [.$C$1]) / ([.$C$2] - [.$C$1]))" office:value-type="float" office:value="-0.494964911260822" calcext:value-type="float">
            <text:p>-0.494964911260822</text:p>
          </table:table-cell>
          <table:table-cell table:number-columns-repeated="16"/>
        </table:table-row>
        <table:table-row table:style-name="ro1">
          <table:table-cell office:value-type="float" office:value="411.637" calcext:value-type="float">
            <text:p>411.637</text:p>
          </table:table-cell>
          <table:table-cell table:number-columns-repeated="3"/>
          <table:table-cell table:formula="of:=[.$C$4] + ([.$C$5] - [.$C$4]) * (([.A896] - [.$C$1]) / ([.$C$2] - [.$C$1]))" office:value-type="float" office:value="-0.495020822887242" calcext:value-type="float">
            <text:p>-0.495020822887242</text:p>
          </table:table-cell>
          <table:table-cell table:number-columns-repeated="16"/>
        </table:table-row>
        <table:table-row table:style-name="ro1">
          <table:table-cell office:value-type="float" office:value="414.208" calcext:value-type="float">
            <text:p>414.208</text:p>
          </table:table-cell>
          <table:table-cell table:number-columns-repeated="3"/>
          <table:table-cell table:formula="of:=[.$C$4] + ([.$C$5] - [.$C$4]) * (([.A897] - [.$C$1]) / ([.$C$2] - [.$C$1]))" office:value-type="float" office:value="-0.494978581103073" calcext:value-type="float">
            <text:p>-0.494978581103073</text:p>
          </table:table-cell>
          <table:table-cell table:number-columns-repeated="16"/>
        </table:table-row>
        <table:table-row table:style-name="ro1">
          <table:table-cell office:value-type="float" office:value="416.034" calcext:value-type="float">
            <text:p>416.034</text:p>
          </table:table-cell>
          <table:table-cell table:number-columns-repeated="3"/>
          <table:table-cell table:formula="of:=[.$C$4] + ([.$C$5] - [.$C$4]) * (([.A898] - [.$C$1]) / ([.$C$2] - [.$C$1]))" office:value-type="float" office:value="-0.494948579742555" calcext:value-type="float">
            <text:p>-0.494948579742555</text:p>
          </table:table-cell>
          <table:table-cell table:number-columns-repeated="16"/>
        </table:table-row>
        <table:table-row table:style-name="ro1">
          <table:table-cell office:value-type="float" office:value="414.167" calcext:value-type="float">
            <text:p>414.167</text:p>
          </table:table-cell>
          <table:table-cell table:number-columns-repeated="3"/>
          <table:table-cell table:formula="of:=[.$C$4] + ([.$C$5] - [.$C$4]) * (([.A899] - [.$C$1]) / ([.$C$2] - [.$C$1]))" office:value-type="float" office:value="-0.494979254737126" calcext:value-type="float">
            <text:p>-0.494979254737126</text:p>
          </table:table-cell>
          <table:table-cell table:number-columns-repeated="16"/>
        </table:table-row>
        <table:table-row table:style-name="ro1">
          <table:table-cell office:value-type="float" office:value="417.138" calcext:value-type="float">
            <text:p>417.138</text:p>
          </table:table-cell>
          <table:table-cell table:number-columns-repeated="3"/>
          <table:table-cell table:formula="of:=[.$C$4] + ([.$C$5] - [.$C$4]) * (([.A900] - [.$C$1]) / ([.$C$2] - [.$C$1]))" office:value-type="float" office:value="-0.494930440913414" calcext:value-type="float">
            <text:p>-0.494930440913414</text:p>
          </table:table-cell>
          <table:table-cell table:number-columns-repeated="16"/>
        </table:table-row>
        <table:table-row table:style-name="ro1">
          <table:table-cell office:value-type="float" office:value="417.154" calcext:value-type="float">
            <text:p>417.154</text:p>
          </table:table-cell>
          <table:table-cell table:number-columns-repeated="3"/>
          <table:table-cell table:formula="of:=[.$C$4] + ([.$C$5] - [.$C$4]) * (([.A901] - [.$C$1]) / ([.$C$2] - [.$C$1]))" office:value-type="float" office:value="-0.494930178031832" calcext:value-type="float">
            <text:p>-0.494930178031832</text:p>
          </table:table-cell>
          <table:table-cell table:number-columns-repeated="16"/>
        </table:table-row>
        <table:table-row table:style-name="ro1">
          <table:table-cell office:value-type="float" office:value="407.473" calcext:value-type="float">
            <text:p>407.473</text:p>
          </table:table-cell>
          <table:table-cell table:number-columns-repeated="3"/>
          <table:table-cell table:formula="of:=[.$C$4] + ([.$C$5] - [.$C$4]) * (([.A902] - [.$C$1]) / ([.$C$2] - [.$C$1]))" office:value-type="float" office:value="-0.495089237818894" calcext:value-type="float">
            <text:p>-0.495089237818894</text:p>
          </table:table-cell>
          <table:table-cell table:number-columns-repeated="16"/>
        </table:table-row>
        <table:table-row table:style-name="ro1">
          <table:table-cell office:value-type="float" office:value="409.24" calcext:value-type="float">
            <text:p>409.24</text:p>
          </table:table-cell>
          <table:table-cell table:number-columns-repeated="3"/>
          <table:table-cell table:formula="of:=[.$C$4] + ([.$C$5] - [.$C$4]) * (([.A903] - [.$C$1]) / ([.$C$2] - [.$C$1]))" office:value-type="float" office:value="-0.495060205834208" calcext:value-type="float">
            <text:p>-0.495060205834208</text:p>
          </table:table-cell>
          <table:table-cell table:number-columns-repeated="16"/>
        </table:table-row>
        <table:table-row table:style-name="ro1">
          <table:table-cell office:value-type="float" office:value="407.496" calcext:value-type="float">
            <text:p>407.496</text:p>
          </table:table-cell>
          <table:table-cell table:number-columns-repeated="3"/>
          <table:table-cell table:formula="of:=[.$C$4] + ([.$C$5] - [.$C$4]) * (([.A904] - [.$C$1]) / ([.$C$2] - [.$C$1]))" office:value-type="float" office:value="-0.49508885992662" calcext:value-type="float">
            <text:p>-0.49508885992662</text:p>
          </table:table-cell>
          <table:table-cell table:number-columns-repeated="16"/>
        </table:table-row>
        <table:table-row table:style-name="ro1">
          <table:table-cell office:value-type="float" office:value="415.125" calcext:value-type="float">
            <text:p>415.125</text:p>
          </table:table-cell>
          <table:table-cell table:number-columns-repeated="3"/>
          <table:table-cell table:formula="of:=[.$C$4] + ([.$C$5] - [.$C$4]) * (([.A905] - [.$C$1]) / ([.$C$2] - [.$C$1]))" office:value-type="float" office:value="-0.494963514702419" calcext:value-type="float">
            <text:p>-0.494963514702419</text:p>
          </table:table-cell>
          <table:table-cell table:number-columns-repeated="16"/>
        </table:table-row>
        <table:table-row table:style-name="ro1">
          <table:table-cell office:value-type="float" office:value="417.318" calcext:value-type="float">
            <text:p>417.318</text:p>
          </table:table-cell>
          <table:table-cell table:number-columns-repeated="3"/>
          <table:table-cell table:formula="of:=[.$C$4] + ([.$C$5] - [.$C$4]) * (([.A906] - [.$C$1]) / ([.$C$2] - [.$C$1]))" office:value-type="float" office:value="-0.494927483495619" calcext:value-type="float">
            <text:p>-0.494927483495619</text:p>
          </table:table-cell>
          <table:table-cell table:number-columns-repeated="16"/>
        </table:table-row>
        <table:table-row table:style-name="ro1">
          <table:table-cell office:value-type="float" office:value="415.837" calcext:value-type="float">
            <text:p>415.837</text:p>
          </table:table-cell>
          <table:table-cell table:number-columns-repeated="3"/>
          <table:table-cell table:formula="of:=[.$C$4] + ([.$C$5] - [.$C$4]) * (([.A907] - [.$C$1]) / ([.$C$2] - [.$C$1]))" office:value-type="float" office:value="-0.494951816472031" calcext:value-type="float">
            <text:p>-0.494951816472031</text:p>
          </table:table-cell>
          <table:table-cell table:number-columns-repeated="16"/>
        </table:table-row>
        <table:table-row table:style-name="ro1">
          <table:table-cell office:value-type="float" office:value="414.75699" calcext:value-type="float">
            <text:p>414.75699</text:p>
          </table:table-cell>
          <table:table-cell table:number-columns-repeated="3"/>
          <table:table-cell table:formula="of:=[.$C$4] + ([.$C$5] - [.$C$4]) * (([.A908] - [.$C$1]) / ([.$C$2] - [.$C$1]))" office:value-type="float" office:value="-0.4949695611431" calcext:value-type="float">
            <text:p>-0.4949695611431</text:p>
          </table:table-cell>
          <table:table-cell table:number-columns-repeated="16"/>
        </table:table-row>
        <table:table-row table:style-name="ro1">
          <table:table-cell office:value-type="float" office:value="416.851" calcext:value-type="float">
            <text:p>416.851</text:p>
          </table:table-cell>
          <table:table-cell table:number-columns-repeated="3"/>
          <table:table-cell table:formula="of:=[.$C$4] + ([.$C$5] - [.$C$4]) * (([.A909] - [.$C$1]) / ([.$C$2] - [.$C$1]))" office:value-type="float" office:value="-0.494935156351787" calcext:value-type="float">
            <text:p>-0.494935156351787</text:p>
          </table:table-cell>
          <table:table-cell table:number-columns-repeated="16"/>
        </table:table-row>
        <table:table-row table:style-name="ro1">
          <table:table-cell office:value-type="float" office:value="416.233" calcext:value-type="float">
            <text:p>416.233</text:p>
          </table:table-cell>
          <table:table-cell table:number-columns-repeated="3"/>
          <table:table-cell table:formula="of:=[.$C$4] + ([.$C$5] - [.$C$4]) * (([.A910] - [.$C$1]) / ([.$C$2] - [.$C$1]))" office:value-type="float" office:value="-0.494945310152882" calcext:value-type="float">
            <text:p>-0.494945310152882</text:p>
          </table:table-cell>
          <table:table-cell table:number-columns-repeated="16"/>
        </table:table-row>
        <table:table-row table:style-name="ro1">
          <table:table-cell office:value-type="float" office:value="424.297" calcext:value-type="float">
            <text:p>424.297</text:p>
          </table:table-cell>
          <table:table-cell table:number-columns-repeated="3"/>
          <table:table-cell table:formula="of:=[.$C$4] + ([.$C$5] - [.$C$4]) * (([.A911] - [.$C$1]) / ([.$C$2] - [.$C$1]))" office:value-type="float" office:value="-0.494812817835677" calcext:value-type="float">
            <text:p>-0.494812817835677</text:p>
          </table:table-cell>
          <table:table-cell table:number-columns-repeated="16"/>
        </table:table-row>
        <table:table-row table:style-name="ro1">
          <table:table-cell office:value-type="float" office:value="423.597" calcext:value-type="float">
            <text:p>423.597</text:p>
          </table:table-cell>
          <table:table-cell table:number-columns-repeated="3"/>
          <table:table-cell table:formula="of:=[.$C$4] + ([.$C$5] - [.$C$4]) * (([.A912] - [.$C$1]) / ([.$C$2] - [.$C$1]))" office:value-type="float" office:value="-0.494824318904879" calcext:value-type="float">
            <text:p>-0.494824318904879</text:p>
          </table:table-cell>
          <table:table-cell table:number-columns-repeated="16"/>
        </table:table-row>
        <table:table-row table:style-name="ro1">
          <table:table-cell office:value-type="float" office:value="414.613" calcext:value-type="float">
            <text:p>414.613</text:p>
          </table:table-cell>
          <table:table-cell table:number-columns-repeated="3"/>
          <table:table-cell table:formula="of:=[.$C$4] + ([.$C$5] - [.$C$4]) * (([.A913] - [.$C$1]) / ([.$C$2] - [.$C$1]))" office:value-type="float" office:value="-0.494971926913035" calcext:value-type="float">
            <text:p>-0.494971926913035</text:p>
          </table:table-cell>
          <table:table-cell table:number-columns-repeated="16"/>
        </table:table-row>
        <table:table-row table:style-name="ro1">
          <table:table-cell office:value-type="float" office:value="414.458" calcext:value-type="float">
            <text:p>414.458</text:p>
          </table:table-cell>
          <table:table-cell table:number-columns-repeated="3"/>
          <table:table-cell table:formula="of:=[.$C$4] + ([.$C$5] - [.$C$4]) * (([.A914] - [.$C$1]) / ([.$C$2] - [.$C$1]))" office:value-type="float" office:value="-0.494974473578358" calcext:value-type="float">
            <text:p>-0.494974473578358</text:p>
          </table:table-cell>
          <table:table-cell table:number-columns-repeated="16"/>
        </table:table-row>
        <table:table-row table:style-name="ro1">
          <table:table-cell office:value-type="float" office:value="416.012" calcext:value-type="float">
            <text:p>416.012</text:p>
          </table:table-cell>
          <table:table-cell table:number-columns-repeated="3"/>
          <table:table-cell table:formula="of:=[.$C$4] + ([.$C$5] - [.$C$4]) * (([.A915] - [.$C$1]) / ([.$C$2] - [.$C$1]))" office:value-type="float" office:value="-0.49494894120473" calcext:value-type="float">
            <text:p>-0.49494894120473</text:p>
          </table:table-cell>
          <table:table-cell table:number-columns-repeated="16"/>
        </table:table-row>
        <table:table-row table:style-name="ro1">
          <table:table-cell office:value-type="float" office:value="418.785" calcext:value-type="float">
            <text:p>418.785</text:p>
          </table:table-cell>
          <table:table-cell table:number-columns-repeated="3"/>
          <table:table-cell table:formula="of:=[.$C$4] + ([.$C$5] - [.$C$4]) * (([.A916] - [.$C$1]) / ([.$C$2] - [.$C$1]))" office:value-type="float" office:value="-0.494903380540592" calcext:value-type="float">
            <text:p>-0.494903380540592</text:p>
          </table:table-cell>
          <table:table-cell table:number-columns-repeated="16"/>
        </table:table-row>
        <table:table-row table:style-name="ro1">
          <table:table-cell office:value-type="float" office:value="418.93999" calcext:value-type="float">
            <text:p>418.93999</text:p>
          </table:table-cell>
          <table:table-cell table:number-columns-repeated="3"/>
          <table:table-cell table:formula="of:=[.$C$4] + ([.$C$5] - [.$C$4]) * (([.A917] - [.$C$1]) / ([.$C$2] - [.$C$1]))" office:value-type="float" office:value="-0.49490083403957" calcext:value-type="float">
            <text:p>-0.49490083403957</text:p>
          </table:table-cell>
          <table:table-cell table:number-columns-repeated="16"/>
        </table:table-row>
        <table:table-row table:style-name="ro1">
          <table:table-cell office:value-type="float" office:value="418.593" calcext:value-type="float">
            <text:p>418.593</text:p>
          </table:table-cell>
          <table:table-cell table:number-columns-repeated="3"/>
          <table:table-cell table:formula="of:=[.$C$4] + ([.$C$5] - [.$C$4]) * (([.A918] - [.$C$1]) / ([.$C$2] - [.$C$1]))" office:value-type="float" office:value="-0.494906535119573" calcext:value-type="float">
            <text:p>-0.494906535119573</text:p>
          </table:table-cell>
          <table:table-cell table:number-columns-repeated="16"/>
        </table:table-row>
        <table:table-row table:style-name="ro1">
          <table:table-cell office:value-type="float" office:value="422.044" calcext:value-type="float">
            <text:p>422.044</text:p>
          </table:table-cell>
          <table:table-cell table:number-columns-repeated="3"/>
          <table:table-cell table:formula="of:=[.$C$4] + ([.$C$5] - [.$C$4]) * (([.A919] - [.$C$1]) / ([.$C$2] - [.$C$1]))" office:value-type="float" office:value="-0.494849834848408" calcext:value-type="float">
            <text:p>-0.494849834848408</text:p>
          </table:table-cell>
          <table:table-cell table:number-columns-repeated="16"/>
        </table:table-row>
        <table:table-row table:style-name="ro1">
          <table:table-cell office:value-type="float" office:value="422.29499" calcext:value-type="float">
            <text:p>422.29499</text:p>
          </table:table-cell>
          <table:table-cell table:number-columns-repeated="3"/>
          <table:table-cell table:formula="of:=[.$C$4] + ([.$C$5] - [.$C$4]) * (([.A920] - [.$C$1]) / ([.$C$2] - [.$C$1]))" office:value-type="float" office:value="-0.494845711057895" calcext:value-type="float">
            <text:p>-0.494845711057895</text:p>
          </table:table-cell>
          <table:table-cell table:number-columns-repeated="16"/>
        </table:table-row>
        <table:table-row table:style-name="ro1">
          <table:table-cell office:value-type="float" office:value="420.553" calcext:value-type="float">
            <text:p>420.553</text:p>
          </table:table-cell>
          <table:table-cell table:number-columns-repeated="3"/>
          <table:table-cell table:formula="of:=[.$C$4] + ([.$C$5] - [.$C$4]) * (([.A921] - [.$C$1]) / ([.$C$2] - [.$C$1]))" office:value-type="float" office:value="-0.494874332125808" calcext:value-type="float">
            <text:p>-0.494874332125808</text:p>
          </table:table-cell>
          <table:table-cell table:number-columns-repeated="16"/>
        </table:table-row>
        <table:table-row table:style-name="ro1">
          <table:table-cell office:value-type="float" office:value="421.616" calcext:value-type="float">
            <text:p>421.616</text:p>
          </table:table-cell>
          <table:table-cell table:number-columns-repeated="3"/>
          <table:table-cell table:formula="of:=[.$C$4] + ([.$C$5] - [.$C$4]) * (([.A922] - [.$C$1]) / ([.$C$2] - [.$C$1]))" office:value-type="float" office:value="-0.49485686693072" calcext:value-type="float">
            <text:p>-0.49485686693072</text:p>
          </table:table-cell>
          <table:table-cell table:number-columns-repeated="16"/>
        </table:table-row>
        <table:table-row table:style-name="ro1">
          <table:table-cell office:value-type="float" office:value="415.751" calcext:value-type="float">
            <text:p>415.751</text:p>
          </table:table-cell>
          <table:table-cell table:number-columns-repeated="3"/>
          <table:table-cell table:formula="of:=[.$C$4] + ([.$C$5] - [.$C$4]) * (([.A923] - [.$C$1]) / ([.$C$2] - [.$C$1]))" office:value-type="float" office:value="-0.494953229460533" calcext:value-type="float">
            <text:p>-0.494953229460533</text:p>
          </table:table-cell>
          <table:table-cell table:number-columns-repeated="16"/>
        </table:table-row>
        <table:table-row table:style-name="ro1">
          <table:table-cell office:value-type="float" office:value="418.078" calcext:value-type="float">
            <text:p>418.078</text:p>
          </table:table-cell>
          <table:table-cell table:number-columns-repeated="3"/>
          <table:table-cell table:formula="of:=[.$C$4] + ([.$C$5] - [.$C$4]) * (([.A924] - [.$C$1]) / ([.$C$2] - [.$C$1]))" office:value-type="float" office:value="-0.494914996620486" calcext:value-type="float">
            <text:p>-0.494914996620486</text:p>
          </table:table-cell>
          <table:table-cell table:number-columns-repeated="16"/>
        </table:table-row>
        <table:table-row table:style-name="ro1">
          <table:table-cell office:value-type="float" office:value="421.192" calcext:value-type="float">
            <text:p>421.192</text:p>
          </table:table-cell>
          <table:table-cell table:number-columns-repeated="3"/>
          <table:table-cell table:formula="of:=[.$C$4] + ([.$C$5] - [.$C$4]) * (([.A925] - [.$C$1]) / ([.$C$2] - [.$C$1]))" office:value-type="float" office:value="-0.494863833292637" calcext:value-type="float">
            <text:p>-0.494863833292637</text:p>
          </table:table-cell>
          <table:table-cell table:number-columns-repeated="16"/>
        </table:table-row>
        <table:table-row table:style-name="ro1">
          <table:table-cell office:value-type="float" office:value="426.383" calcext:value-type="float">
            <text:p>426.383</text:p>
          </table:table-cell>
          <table:table-cell table:number-columns-repeated="3"/>
          <table:table-cell table:formula="of:=[.$C$4] + ([.$C$5] - [.$C$4]) * (([.A926] - [.$C$1]) / ([.$C$2] - [.$C$1]))" office:value-type="float" office:value="-0.494778544649456" calcext:value-type="float">
            <text:p>-0.494778544649456</text:p>
          </table:table-cell>
          <table:table-cell table:number-columns-repeated="16"/>
        </table:table-row>
        <table:table-row table:style-name="ro1">
          <table:table-cell office:value-type="float" office:value="426.84399" calcext:value-type="float">
            <text:p>426.84399</text:p>
          </table:table-cell>
          <table:table-cell table:number-columns-repeated="3"/>
          <table:table-cell table:formula="of:=[.$C$4] + ([.$C$5] - [.$C$4]) * (([.A927] - [.$C$1]) / ([.$C$2] - [.$C$1]))" office:value-type="float" office:value="-0.494770970538182" calcext:value-type="float">
            <text:p>-0.494770970538182</text:p>
          </table:table-cell>
          <table:table-cell table:number-columns-repeated="16"/>
        </table:table-row>
        <table:table-row table:style-name="ro1">
          <table:table-cell office:value-type="float" office:value="425.494" calcext:value-type="float">
            <text:p>425.494</text:p>
          </table:table-cell>
          <table:table-cell table:number-columns-repeated="3"/>
          <table:table-cell table:formula="of:=[.$C$4] + ([.$C$5] - [.$C$4]) * (([.A928] - [.$C$1]) / ([.$C$2] - [.$C$1]))" office:value-type="float" office:value="-0.494793151007342" calcext:value-type="float">
            <text:p>-0.494793151007342</text:p>
          </table:table-cell>
          <table:table-cell table:number-columns-repeated="16"/>
        </table:table-row>
        <table:table-row table:style-name="ro1">
          <table:table-cell office:value-type="float" office:value="426.279" calcext:value-type="float">
            <text:p>426.279</text:p>
          </table:table-cell>
          <table:table-cell table:number-columns-repeated="3"/>
          <table:table-cell table:formula="of:=[.$C$4] + ([.$C$5] - [.$C$4]) * (([.A929] - [.$C$1]) / ([.$C$2] - [.$C$1]))" office:value-type="float" office:value="-0.494780253379737" calcext:value-type="float">
            <text:p>-0.494780253379737</text:p>
          </table:table-cell>
          <table:table-cell table:number-columns-repeated="16"/>
        </table:table-row>
        <table:table-row table:style-name="ro1">
          <table:table-cell office:value-type="float" office:value="429.775" calcext:value-type="float">
            <text:p>429.775</text:p>
          </table:table-cell>
          <table:table-cell table:number-columns-repeated="3"/>
          <table:table-cell table:formula="of:=[.$C$4] + ([.$C$5] - [.$C$4]) * (([.A930] - [.$C$1]) / ([.$C$2] - [.$C$1]))" office:value-type="float" office:value="-0.494722813754124" calcext:value-type="float">
            <text:p>-0.494722813754124</text:p>
          </table:table-cell>
          <table:table-cell table:number-columns-repeated="16"/>
        </table:table-row>
        <table:table-row table:style-name="ro1">
          <table:table-cell office:value-type="float" office:value="430.453" calcext:value-type="float">
            <text:p>430.453</text:p>
          </table:table-cell>
          <table:table-cell table:number-columns-repeated="3"/>
          <table:table-cell table:formula="of:=[.$C$4] + ([.$C$5] - [.$C$4]) * (([.A931] - [.$C$1]) / ([.$C$2] - [.$C$1]))" office:value-type="float" office:value="-0.494711674147097" calcext:value-type="float">
            <text:p>-0.494711674147097</text:p>
          </table:table-cell>
          <table:table-cell table:number-columns-repeated="16"/>
        </table:table-row>
        <table:table-row table:style-name="ro1">
          <table:table-cell office:value-type="float" office:value="429.318" calcext:value-type="float">
            <text:p>429.318</text:p>
          </table:table-cell>
          <table:table-cell table:number-columns-repeated="3"/>
          <table:table-cell table:formula="of:=[.$C$4] + ([.$C$5] - [.$C$4]) * (([.A932] - [.$C$1]) / ([.$C$2] - [.$C$1]))" office:value-type="float" office:value="-0.494730322309303" calcext:value-type="float">
            <text:p>-0.494730322309303</text:p>
          </table:table-cell>
          <table:table-cell table:number-columns-repeated="16"/>
        </table:table-row>
        <table:table-row table:style-name="ro1">
          <table:table-cell office:value-type="float" office:value="428.522" calcext:value-type="float">
            <text:p>428.522</text:p>
          </table:table-cell>
          <table:table-cell table:number-columns-repeated="3"/>
          <table:table-cell table:formula="of:=[.$C$4] + ([.$C$5] - [.$C$4]) * (([.A933] - [.$C$1]) / ([.$C$2] - [.$C$1]))" office:value-type="float" office:value="-0.494743400667995" calcext:value-type="float">
            <text:p>-0.494743400667995</text:p>
          </table:table-cell>
          <table:table-cell table:number-columns-repeated="16"/>
        </table:table-row>
        <table:table-row table:style-name="ro1">
          <table:table-cell office:value-type="float" office:value="435.926" calcext:value-type="float">
            <text:p>435.926</text:p>
          </table:table-cell>
          <table:table-cell table:number-columns-repeated="3"/>
          <table:table-cell table:formula="of:=[.$C$4] + ([.$C$5] - [.$C$4]) * (([.A934] - [.$C$1]) / ([.$C$2] - [.$C$1]))" office:value-type="float" office:value="-0.494621752216037" calcext:value-type="float">
            <text:p>-0.494621752216037</text:p>
          </table:table-cell>
          <table:table-cell table:number-columns-repeated="16"/>
        </table:table-row>
        <table:table-row table:style-name="ro1">
          <table:table-cell office:value-type="float" office:value="443.758" calcext:value-type="float">
            <text:p>443.758</text:p>
          </table:table-cell>
          <table:table-cell table:number-columns-repeated="3"/>
          <table:table-cell table:formula="of:=[.$C$4] + ([.$C$5] - [.$C$4]) * (([.A935] - [.$C$1]) / ([.$C$2] - [.$C$1]))" office:value-type="float" office:value="-0.494493071681768" calcext:value-type="float">
            <text:p>-0.494493071681768</text:p>
          </table:table-cell>
          <table:table-cell table:number-columns-repeated="16"/>
        </table:table-row>
        <table:table-row table:style-name="ro1">
          <table:table-cell office:value-type="float" office:value="446.776" calcext:value-type="float">
            <text:p>446.776</text:p>
          </table:table-cell>
          <table:table-cell table:number-columns-repeated="3"/>
          <table:table-cell table:formula="of:=[.$C$4] + ([.$C$5] - [.$C$4]) * (([.A936] - [.$C$1]) / ([.$C$2] - [.$C$1]))" office:value-type="float" office:value="-0.494443485643409" calcext:value-type="float">
            <text:p>-0.494443485643409</text:p>
          </table:table-cell>
          <table:table-cell table:number-columns-repeated="16"/>
        </table:table-row>
        <table:table-row table:style-name="ro1">
          <table:table-cell office:value-type="float" office:value="447.233" calcext:value-type="float">
            <text:p>447.233</text:p>
          </table:table-cell>
          <table:table-cell table:number-columns-repeated="3"/>
          <table:table-cell table:formula="of:=[.$C$4] + ([.$C$5] - [.$C$4]) * (([.A937] - [.$C$1]) / ([.$C$2] - [.$C$1]))" office:value-type="float" office:value="-0.49443597708823" calcext:value-type="float">
            <text:p>-0.49443597708823</text:p>
          </table:table-cell>
          <table:table-cell table:number-columns-repeated="16"/>
        </table:table-row>
        <table:table-row table:style-name="ro1">
          <table:table-cell office:value-type="float" office:value="455.152" calcext:value-type="float">
            <text:p>455.152</text:p>
          </table:table-cell>
          <table:table-cell table:number-columns-repeated="3"/>
          <table:table-cell table:formula="of:=[.$C$4] + ([.$C$5] - [.$C$4]) * (([.A938] - [.$C$1]) / ([.$C$2] - [.$C$1]))" office:value-type="float" office:value="-0.49430586713536" calcext:value-type="float">
            <text:p>-0.49430586713536</text:p>
          </table:table-cell>
          <table:table-cell table:number-columns-repeated="16"/>
        </table:table-row>
        <table:table-row table:style-name="ro1">
          <table:table-cell office:value-type="float" office:value="458.626" calcext:value-type="float">
            <text:p>458.626</text:p>
          </table:table-cell>
          <table:table-cell table:number-columns-repeated="3"/>
          <table:table-cell table:formula="of:=[.$C$4] + ([.$C$5] - [.$C$4]) * (([.A939] - [.$C$1]) / ([.$C$2] - [.$C$1]))" office:value-type="float" office:value="-0.494248788971921" calcext:value-type="float">
            <text:p>-0.494248788971921</text:p>
          </table:table-cell>
          <table:table-cell table:number-columns-repeated="16"/>
        </table:table-row>
        <table:table-row table:style-name="ro1">
          <table:table-cell office:value-type="float" office:value="464.429" calcext:value-type="float">
            <text:p>464.429</text:p>
          </table:table-cell>
          <table:table-cell table:number-columns-repeated="3"/>
          <table:table-cell table:formula="of:=[.$C$4] + ([.$C$5] - [.$C$4]) * (([.A940] - [.$C$1]) / ([.$C$2] - [.$C$1]))" office:value-type="float" office:value="-0.494153445108238" calcext:value-type="float">
            <text:p>-0.494153445108238</text:p>
          </table:table-cell>
          <table:table-cell table:number-columns-repeated="16"/>
        </table:table-row>
        <table:table-row table:style-name="ro1">
          <table:table-cell office:value-type="float" office:value="466.064" calcext:value-type="float">
            <text:p>466.064</text:p>
          </table:table-cell>
          <table:table-cell table:number-columns-repeated="3"/>
          <table:table-cell table:formula="of:=[.$C$4] + ([.$C$5] - [.$C$4]) * (([.A941] - [.$C$1]) / ([.$C$2] - [.$C$1]))" office:value-type="float" office:value="-0.494126581896603" calcext:value-type="float">
            <text:p>-0.494126581896603</text:p>
          </table:table-cell>
          <table:table-cell table:number-columns-repeated="16"/>
        </table:table-row>
        <table:table-row table:style-name="ro1">
          <table:table-cell office:value-type="float" office:value="441.304" calcext:value-type="float">
            <text:p>441.304</text:p>
          </table:table-cell>
          <table:table-cell table:number-columns-repeated="3"/>
          <table:table-cell table:formula="of:=[.$C$4] + ([.$C$5] - [.$C$4]) * (([.A942] - [.$C$1]) / ([.$C$2] - [.$C$1]))" office:value-type="float" office:value="-0.49453339114437" calcext:value-type="float">
            <text:p>-0.49453339114437</text:p>
          </table:table-cell>
          <table:table-cell table:number-columns-repeated="16"/>
        </table:table-row>
        <table:table-row table:style-name="ro1">
          <table:table-cell office:value-type="float" office:value="446.236" calcext:value-type="float">
            <text:p>446.236</text:p>
          </table:table-cell>
          <table:table-cell table:number-columns-repeated="3"/>
          <table:table-cell table:formula="of:=[.$C$4] + ([.$C$5] - [.$C$4]) * (([.A943] - [.$C$1]) / ([.$C$2] - [.$C$1]))" office:value-type="float" office:value="-0.494452357896793" calcext:value-type="float">
            <text:p>-0.494452357896793</text:p>
          </table:table-cell>
          <table:table-cell table:number-columns-repeated="16"/>
        </table:table-row>
        <table:table-row table:style-name="ro1">
          <table:table-cell office:value-type="float" office:value="454.375" calcext:value-type="float">
            <text:p>454.375</text:p>
          </table:table-cell>
          <table:table-cell table:number-columns-repeated="3"/>
          <table:table-cell table:formula="of:=[.$C$4] + ([.$C$5] - [.$C$4]) * (([.A944] - [.$C$1]) / ([.$C$2] - [.$C$1]))" office:value-type="float" office:value="-0.494318633322174" calcext:value-type="float">
            <text:p>-0.494318633322174</text:p>
          </table:table-cell>
          <table:table-cell table:number-columns-repeated="16"/>
        </table:table-row>
        <table:table-row table:style-name="ro1">
          <table:table-cell office:value-type="float" office:value="449.108" calcext:value-type="float">
            <text:p>449.108</text:p>
          </table:table-cell>
          <table:table-cell table:number-columns-repeated="3"/>
          <table:table-cell table:formula="of:=[.$C$4] + ([.$C$5] - [.$C$4]) * (([.A945] - [.$C$1]) / ([.$C$2] - [.$C$1]))" office:value-type="float" office:value="-0.494405170652868" calcext:value-type="float">
            <text:p>-0.494405170652868</text:p>
          </table:table-cell>
          <table:table-cell table:number-columns-repeated="16"/>
        </table:table-row>
        <table:table-row table:style-name="ro1">
          <table:table-cell office:value-type="float" office:value="453.067" calcext:value-type="float">
            <text:p>453.067</text:p>
          </table:table-cell>
          <table:table-cell table:number-columns-repeated="3"/>
          <table:table-cell table:formula="of:=[.$C$4] + ([.$C$5] - [.$C$4]) * (([.A946] - [.$C$1]) / ([.$C$2] - [.$C$1]))" office:value-type="float" office:value="-0.494340123891483" calcext:value-type="float">
            <text:p>-0.494340123891483</text:p>
          </table:table-cell>
          <table:table-cell table:number-columns-repeated="16"/>
        </table:table-row>
        <table:table-row table:style-name="ro1">
          <table:table-cell office:value-type="float" office:value="443.681" calcext:value-type="float">
            <text:p>443.681</text:p>
          </table:table-cell>
          <table:table-cell table:number-columns-repeated="3"/>
          <table:table-cell table:formula="of:=[.$C$4] + ([.$C$5] - [.$C$4]) * (([.A947] - [.$C$1]) / ([.$C$2] - [.$C$1]))" office:value-type="float" office:value="-0.49449433679938" calcext:value-type="float">
            <text:p>-0.49449433679938</text:p>
          </table:table-cell>
          <table:table-cell table:number-columns-repeated="16"/>
        </table:table-row>
        <table:table-row table:style-name="ro1">
          <table:table-cell office:value-type="float" office:value="449.157" calcext:value-type="float">
            <text:p>449.157</text:p>
          </table:table-cell>
          <table:table-cell table:number-columns-repeated="3"/>
          <table:table-cell table:formula="of:=[.$C$4] + ([.$C$5] - [.$C$4]) * (([.A948] - [.$C$1]) / ([.$C$2] - [.$C$1]))" office:value-type="float" office:value="-0.494404365578024" calcext:value-type="float">
            <text:p>-0.494404365578024</text:p>
          </table:table-cell>
          <table:table-cell table:number-columns-repeated="16"/>
        </table:table-row>
        <table:table-row table:style-name="ro1">
          <table:table-cell office:value-type="float" office:value="447.73999" calcext:value-type="float">
            <text:p>447.73999</text:p>
          </table:table-cell>
          <table:table-cell table:number-columns-repeated="3"/>
          <table:table-cell table:formula="of:=[.$C$4] + ([.$C$5] - [.$C$4]) * (([.A949] - [.$C$1]) / ([.$C$2] - [.$C$1]))" office:value-type="float" office:value="-0.494427647192409" calcext:value-type="float">
            <text:p>-0.494427647192409</text:p>
          </table:table-cell>
          <table:table-cell table:number-columns-repeated="16"/>
        </table:table-row>
        <table:table-row table:style-name="ro1">
          <table:table-cell office:value-type="float" office:value="447.58599" calcext:value-type="float">
            <text:p>447.58599</text:p>
          </table:table-cell>
          <table:table-cell table:number-columns-repeated="3"/>
          <table:table-cell table:formula="of:=[.$C$4] + ([.$C$5] - [.$C$4]) * (([.A950] - [.$C$1]) / ([.$C$2] - [.$C$1]))" office:value-type="float" office:value="-0.494430177427634" calcext:value-type="float">
            <text:p>-0.494430177427634</text:p>
          </table:table-cell>
          <table:table-cell table:number-columns-repeated="16"/>
        </table:table-row>
        <table:table-row table:style-name="ro1">
          <table:table-cell office:value-type="float" office:value="458.864" calcext:value-type="float">
            <text:p>458.864</text:p>
          </table:table-cell>
          <table:table-cell table:number-columns-repeated="3"/>
          <table:table-cell table:formula="of:=[.$C$4] + ([.$C$5] - [.$C$4]) * (([.A951] - [.$C$1]) / ([.$C$2] - [.$C$1]))" office:value-type="float" office:value="-0.494244878608393" calcext:value-type="float">
            <text:p>-0.494244878608393</text:p>
          </table:table-cell>
          <table:table-cell table:number-columns-repeated="16"/>
        </table:table-row>
        <table:table-row table:style-name="ro1">
          <table:table-cell office:value-type="float" office:value="459.937" calcext:value-type="float">
            <text:p>459.937</text:p>
          </table:table-cell>
          <table:table-cell table:number-columns-repeated="3"/>
          <table:table-cell table:formula="of:=[.$C$4] + ([.$C$5] - [.$C$4]) * (([.A952] - [.$C$1]) / ([.$C$2] - [.$C$1]))" office:value-type="float" office:value="-0.494227249112316" calcext:value-type="float">
            <text:p>-0.494227249112316</text:p>
          </table:table-cell>
          <table:table-cell table:number-columns-repeated="16"/>
        </table:table-row>
        <table:table-row table:style-name="ro1">
          <table:table-cell office:value-type="float" office:value="458.708" calcext:value-type="float">
            <text:p>458.708</text:p>
          </table:table-cell>
          <table:table-cell table:number-columns-repeated="3"/>
          <table:table-cell table:formula="of:=[.$C$4] + ([.$C$5] - [.$C$4]) * (([.A953] - [.$C$1]) / ([.$C$2] - [.$C$1]))" office:value-type="float" office:value="-0.494247441703815" calcext:value-type="float">
            <text:p>-0.494247441703815</text:p>
          </table:table-cell>
          <table:table-cell table:number-columns-repeated="16"/>
        </table:table-row>
        <table:table-row table:style-name="ro1">
          <table:table-cell office:value-type="float" office:value="460.954" calcext:value-type="float">
            <text:p>460.954</text:p>
          </table:table-cell>
          <table:table-cell table:number-columns-repeated="3"/>
          <table:table-cell table:formula="of:=[.$C$4] + ([.$C$5] - [.$C$4]) * (([.A954] - [.$C$1]) / ([.$C$2] - [.$C$1]))" office:value-type="float" office:value="-0.494210539701776" calcext:value-type="float">
            <text:p>-0.494210539701776</text:p>
          </table:table-cell>
          <table:table-cell table:number-columns-repeated="16"/>
        </table:table-row>
        <table:table-row table:style-name="ro1">
          <table:table-cell office:value-type="float" office:value="454.39399" calcext:value-type="float">
            <text:p>454.39399</text:p>
          </table:table-cell>
          <table:table-cell table:number-columns-repeated="3"/>
          <table:table-cell table:formula="of:=[.$C$4] + ([.$C$5] - [.$C$4]) * (([.A955] - [.$C$1]) / ([.$C$2] - [.$C$1]))" office:value-type="float" office:value="-0.494318321314597" calcext:value-type="float">
            <text:p>-0.494318321314597</text:p>
          </table:table-cell>
          <table:table-cell table:number-columns-repeated="16"/>
        </table:table-row>
        <table:table-row table:style-name="ro1">
          <table:table-cell office:value-type="float" office:value="451.155" calcext:value-type="float">
            <text:p>451.155</text:p>
          </table:table-cell>
          <table:table-cell table:number-columns-repeated="3"/>
          <table:table-cell table:formula="of:=[.$C$4] + ([.$C$5] - [.$C$4]) * (([.A956] - [.$C$1]) / ([.$C$2] - [.$C$1]))" office:value-type="float" office:value="-0.494371538240502" calcext:value-type="float">
            <text:p>-0.494371538240502</text:p>
          </table:table-cell>
          <table:table-cell table:number-columns-repeated="16"/>
        </table:table-row>
        <table:table-row table:style-name="ro1">
          <table:table-cell office:value-type="float" office:value="453.701" calcext:value-type="float">
            <text:p>453.701</text:p>
          </table:table-cell>
          <table:table-cell table:number-columns-repeated="3"/>
          <table:table-cell table:formula="of:=[.$C$4] + ([.$C$5] - [.$C$4]) * (([.A957] - [.$C$1]) / ([.$C$2] - [.$C$1]))" office:value-type="float" office:value="-0.494329707208806" calcext:value-type="float">
            <text:p>-0.494329707208806</text:p>
          </table:table-cell>
          <table:table-cell table:number-columns-repeated="16"/>
        </table:table-row>
        <table:table-row table:style-name="ro1">
          <table:table-cell office:value-type="float" office:value="456.039" calcext:value-type="float">
            <text:p>456.039</text:p>
          </table:table-cell>
          <table:table-cell table:number-columns-repeated="3"/>
          <table:table-cell table:formula="of:=[.$C$4] + ([.$C$5] - [.$C$4]) * (([.A958] - [.$C$1]) / ([.$C$2] - [.$C$1]))" office:value-type="float" office:value="-0.494291293637671" calcext:value-type="float">
            <text:p>-0.494291293637671</text:p>
          </table:table-cell>
          <table:table-cell table:number-columns-repeated="16"/>
        </table:table-row>
        <table:table-row table:style-name="ro1">
          <table:table-cell office:value-type="float" office:value="456.093" calcext:value-type="float">
            <text:p>456.093</text:p>
          </table:table-cell>
          <table:table-cell table:number-columns-repeated="3"/>
          <table:table-cell table:formula="of:=[.$C$4] + ([.$C$5] - [.$C$4]) * (([.A959] - [.$C$1]) / ([.$C$2] - [.$C$1]))" office:value-type="float" office:value="-0.494290406412333" calcext:value-type="float">
            <text:p>-0.494290406412333</text:p>
          </table:table-cell>
          <table:table-cell table:number-columns-repeated="16"/>
        </table:table-row>
        <table:table-row table:style-name="ro1">
          <table:table-cell office:value-type="float" office:value="457.64099" calcext:value-type="float">
            <text:p>457.64099</text:p>
          </table:table-cell>
          <table:table-cell table:number-columns-repeated="3"/>
          <table:table-cell table:formula="of:=[.$C$4] + ([.$C$5] - [.$C$4]) * (([.A960] - [.$C$1]) / ([.$C$2] - [.$C$1]))" office:value-type="float" office:value="-0.494264972783599" calcext:value-type="float">
            <text:p>-0.494264972783599</text:p>
          </table:table-cell>
          <table:table-cell table:number-columns-repeated="16"/>
        </table:table-row>
        <table:table-row table:style-name="ro1">
          <table:table-cell office:value-type="float" office:value="454.278" calcext:value-type="float">
            <text:p>454.278</text:p>
          </table:table-cell>
          <table:table-cell table:number-columns-repeated="3"/>
          <table:table-cell table:formula="of:=[.$C$4] + ([.$C$5] - [.$C$4]) * (([.A961] - [.$C$1]) / ([.$C$2] - [.$C$1]))" office:value-type="float" office:value="-0.494320227041763" calcext:value-type="float">
            <text:p>-0.494320227041763</text:p>
          </table:table-cell>
          <table:table-cell table:number-columns-repeated="16"/>
        </table:table-row>
        <table:table-row table:style-name="ro1">
          <table:table-cell office:value-type="float" office:value="454.064" calcext:value-type="float">
            <text:p>454.064</text:p>
          </table:table-cell>
          <table:table-cell table:number-columns-repeated="3"/>
          <table:table-cell table:formula="of:=[.$C$4] + ([.$C$5] - [.$C$4]) * (([.A962] - [.$C$1]) / ([.$C$2] - [.$C$1]))" office:value-type="float" office:value="-0.494323743082919" calcext:value-type="float">
            <text:p>-0.494323743082919</text:p>
          </table:table-cell>
          <table:table-cell table:number-columns-repeated="16"/>
        </table:table-row>
        <table:table-row table:style-name="ro1">
          <table:table-cell office:value-type="float" office:value="453.494" calcext:value-type="float">
            <text:p>453.494</text:p>
          </table:table-cell>
          <table:table-cell table:number-columns-repeated="3"/>
          <table:table-cell table:formula="of:=[.$C$4] + ([.$C$5] - [.$C$4]) * (([.A963] - [.$C$1]) / ([.$C$2] - [.$C$1]))" office:value-type="float" office:value="-0.494333108239269" calcext:value-type="float">
            <text:p>-0.494333108239269</text:p>
          </table:table-cell>
          <table:table-cell table:number-columns-repeated="16"/>
        </table:table-row>
        <table:table-row table:style-name="ro1">
          <table:table-cell office:value-type="float" office:value="440.231" calcext:value-type="float">
            <text:p>440.231</text:p>
          </table:table-cell>
          <table:table-cell table:number-columns-repeated="3"/>
          <table:table-cell table:formula="of:=[.$C$4] + ([.$C$5] - [.$C$4]) * (([.A964] - [.$C$1]) / ([.$C$2] - [.$C$1]))" office:value-type="float" office:value="-0.494551020640446" calcext:value-type="float">
            <text:p>-0.494551020640446</text:p>
          </table:table-cell>
          <table:table-cell table:number-columns-repeated="16"/>
        </table:table-row>
        <table:table-row table:style-name="ro1">
          <table:table-cell office:value-type="float" office:value="442.953" calcext:value-type="float">
            <text:p>442.953</text:p>
          </table:table-cell>
          <table:table-cell table:number-columns-repeated="3"/>
          <table:table-cell table:formula="of:=[.$C$4] + ([.$C$5] - [.$C$4]) * (([.A965] - [.$C$1]) / ([.$C$2] - [.$C$1]))" office:value-type="float" office:value="-0.49450629791135" calcext:value-type="float">
            <text:p>-0.49450629791135</text:p>
          </table:table-cell>
          <table:table-cell table:number-columns-repeated="16"/>
        </table:table-row>
        <table:table-row table:style-name="ro1">
          <table:table-cell office:value-type="float" office:value="442.892" calcext:value-type="float">
            <text:p>442.892</text:p>
          </table:table-cell>
          <table:table-cell table:number-columns-repeated="3"/>
          <table:table-cell table:formula="of:=[.$C$4] + ([.$C$5] - [.$C$4]) * (([.A966] - [.$C$1]) / ([.$C$2] - [.$C$1]))" office:value-type="float" office:value="-0.49450730014738" calcext:value-type="float">
            <text:p>-0.49450730014738</text:p>
          </table:table-cell>
          <table:table-cell table:number-columns-repeated="16"/>
        </table:table-row>
        <table:table-row table:style-name="ro1">
          <table:table-cell office:value-type="float" office:value="440.551" calcext:value-type="float">
            <text:p>440.551</text:p>
          </table:table-cell>
          <table:table-cell table:number-columns-repeated="3"/>
          <table:table-cell table:formula="of:=[.$C$4] + ([.$C$5] - [.$C$4]) * (([.A967] - [.$C$1]) / ([.$C$2] - [.$C$1]))" office:value-type="float" office:value="-0.494545763008811" calcext:value-type="float">
            <text:p>-0.494545763008811</text:p>
          </table:table-cell>
          <table:table-cell table:number-columns-repeated="16"/>
        </table:table-row>
        <table:table-row table:style-name="ro1">
          <table:table-cell office:value-type="float" office:value="444.489" calcext:value-type="float">
            <text:p>444.489</text:p>
          </table:table-cell>
          <table:table-cell table:number-columns-repeated="3"/>
          <table:table-cell table:formula="of:=[.$C$4] + ([.$C$5] - [.$C$4]) * (([.A968] - [.$C$1]) / ([.$C$2] - [.$C$1]))" office:value-type="float" office:value="-0.494481061279501" calcext:value-type="float">
            <text:p>-0.494481061279501</text:p>
          </table:table-cell>
          <table:table-cell table:number-columns-repeated="16"/>
        </table:table-row>
        <table:table-row table:style-name="ro1">
          <table:table-cell office:value-type="float" office:value="447.035" calcext:value-type="float">
            <text:p>447.035</text:p>
          </table:table-cell>
          <table:table-cell table:number-columns-repeated="3"/>
          <table:table-cell table:formula="of:=[.$C$4] + ([.$C$5] - [.$C$4]) * (([.A969] - [.$C$1]) / ([.$C$2] - [.$C$1]))" office:value-type="float" office:value="-0.494439230247805" calcext:value-type="float">
            <text:p>-0.494439230247805</text:p>
          </table:table-cell>
          <table:table-cell table:number-columns-repeated="16"/>
        </table:table-row>
        <table:table-row table:style-name="ro1">
          <table:table-cell office:value-type="float" office:value="448.278" calcext:value-type="float">
            <text:p>448.278</text:p>
          </table:table-cell>
          <table:table-cell table:number-columns-repeated="3"/>
          <table:table-cell table:formula="of:=[.$C$4] + ([.$C$5] - [.$C$4]) * (([.A970] - [.$C$1]) / ([.$C$2] - [.$C$1]))" office:value-type="float" office:value="-0.494418807634922" calcext:value-type="float">
            <text:p>-0.494418807634922</text:p>
          </table:table-cell>
          <table:table-cell table:number-columns-repeated="16"/>
        </table:table-row>
        <table:table-row table:style-name="ro1">
          <table:table-cell office:value-type="float" office:value="467.262" calcext:value-type="float">
            <text:p>467.262</text:p>
          </table:table-cell>
          <table:table-cell table:number-columns-repeated="3"/>
          <table:table-cell table:formula="of:=[.$C$4] + ([.$C$5] - [.$C$4]) * (([.A971] - [.$C$1]) / ([.$C$2] - [.$C$1]))" office:value-type="float" office:value="-0.494106898638169" calcext:value-type="float">
            <text:p>-0.494106898638169</text:p>
          </table:table-cell>
          <table:table-cell table:number-columns-repeated="16"/>
        </table:table-row>
        <table:table-row table:style-name="ro1">
          <table:table-cell office:value-type="float" office:value="489.847" calcext:value-type="float">
            <text:p>489.847</text:p>
          </table:table-cell>
          <table:table-cell table:number-columns-repeated="3"/>
          <table:table-cell table:formula="of:=[.$C$4] + ([.$C$5] - [.$C$4]) * (([.A972] - [.$C$1]) / ([.$C$2] - [.$C$1]))" office:value-type="float" office:value="-0.493735824855421" calcext:value-type="float">
            <text:p>-0.493735824855421</text:p>
          </table:table-cell>
          <table:table-cell table:number-columns-repeated="16"/>
        </table:table-row>
        <table:table-row table:style-name="ro1">
          <table:table-cell office:value-type="float" office:value="516.051" calcext:value-type="float">
            <text:p>516.051</text:p>
          </table:table-cell>
          <table:table-cell table:number-columns-repeated="3"/>
          <table:table-cell table:formula="of:=[.$C$4] + ([.$C$5] - [.$C$4]) * (([.A973] - [.$C$1]) / ([.$C$2] - [.$C$1]))" office:value-type="float" office:value="-0.493305290544901" calcext:value-type="float">
            <text:p>-0.493305290544901</text:p>
          </table:table-cell>
          <table:table-cell table:number-columns-repeated="16"/>
        </table:table-row>
        <table:table-row table:style-name="ro1">
          <table:table-cell office:value-type="float" office:value="529.917" calcext:value-type="float">
            <text:p>529.917</text:p>
          </table:table-cell>
          <table:table-cell table:number-columns-repeated="3"/>
          <table:table-cell table:formula="of:=[.$C$4] + ([.$C$5] - [.$C$4]) * (([.A974] - [.$C$1]) / ([.$C$2] - [.$C$1]))" office:value-type="float" office:value="-0.493077470794112" calcext:value-type="float">
            <text:p>-0.493077470794112</text:p>
          </table:table-cell>
          <table:table-cell table:number-columns-repeated="16"/>
        </table:table-row>
        <table:table-row table:style-name="ro1">
          <table:table-cell office:value-type="float" office:value="537.23299" calcext:value-type="float">
            <text:p>537.23299</text:p>
          </table:table-cell>
          <table:table-cell table:number-columns-repeated="3"/>
          <table:table-cell table:formula="of:=[.$C$4] + ([.$C$5] - [.$C$4]) * (([.A975] - [.$C$1]) / ([.$C$2] - [.$C$1]))" office:value-type="float" office:value="-0.492957268355155" calcext:value-type="float">
            <text:p>-0.492957268355155</text:p>
          </table:table-cell>
          <table:table-cell table:number-columns-repeated="16"/>
        </table:table-row>
        <table:table-row table:style-name="ro1">
          <table:table-cell office:value-type="float" office:value="528.04999" calcext:value-type="float">
            <text:p>528.04999</text:p>
          </table:table-cell>
          <table:table-cell table:number-columns-repeated="3"/>
          <table:table-cell table:formula="of:=[.$C$4] + ([.$C$5] - [.$C$4]) * (([.A976] - [.$C$1]) / ([.$C$2] - [.$C$1]))" office:value-type="float" office:value="-0.493108145952984" calcext:value-type="float">
            <text:p>-0.493108145952984</text:p>
          </table:table-cell>
          <table:table-cell table:number-columns-repeated="16"/>
        </table:table-row>
        <table:table-row table:style-name="ro1">
          <table:table-cell office:value-type="float" office:value="538.568" calcext:value-type="float">
            <text:p>538.568</text:p>
          </table:table-cell>
          <table:table-cell table:number-columns-repeated="3"/>
          <table:table-cell table:formula="of:=[.$C$4] + ([.$C$5] - [.$C$4]) * (([.A977] - [.$C$1]) / ([.$C$2] - [.$C$1]))" office:value-type="float" office:value="-0.492935334008876" calcext:value-type="float">
            <text:p>-0.492935334008876</text:p>
          </table:table-cell>
          <table:table-cell table:number-columns-repeated="16"/>
        </table:table-row>
        <table:table-row table:style-name="ro1">
          <table:table-cell office:value-type="float" office:value="537.185" calcext:value-type="float">
            <text:p>537.185</text:p>
          </table:table-cell>
          <table:table-cell table:number-columns-repeated="3"/>
          <table:table-cell table:formula="of:=[.$C$4] + ([.$C$5] - [.$C$4]) * (([.A978] - [.$C$1]) / ([.$C$2] - [.$C$1]))" office:value-type="float" office:value="-0.492958056835599" calcext:value-type="float">
            <text:p>-0.492958056835599</text:p>
          </table:table-cell>
          <table:table-cell table:number-columns-repeated="16"/>
        </table:table-row>
        <table:table-row table:style-name="ro1">
          <table:table-cell office:value-type="float" office:value="571.139" calcext:value-type="float">
            <text:p>571.139</text:p>
          </table:table-cell>
          <table:table-cell table:number-columns-repeated="3"/>
          <table:table-cell table:formula="of:=[.$C$4] + ([.$C$5] - [.$C$4]) * (([.A979] - [.$C$1]) / ([.$C$2] - [.$C$1]))" office:value-type="float" office:value="-0.492400189258915" calcext:value-type="float">
            <text:p>-0.492400189258915</text:p>
          </table:table-cell>
          <table:table-cell table:number-columns-repeated="16"/>
        </table:table-row>
        <table:table-row table:style-name="ro1">
          <table:table-cell office:value-type="float" office:value="579.343" calcext:value-type="float">
            <text:p>579.343</text:p>
          </table:table-cell>
          <table:table-cell table:number-columns-repeated="3"/>
          <table:table-cell table:formula="of:=[.$C$4] + ([.$C$5] - [.$C$4]) * (([.A980] - [.$C$1]) / ([.$C$2] - [.$C$1]))" office:value-type="float" office:value="-0.49226539672787" calcext:value-type="float">
            <text:p>-0.49226539672787</text:p>
          </table:table-cell>
          <table:table-cell table:number-columns-repeated="16"/>
        </table:table-row>
        <table:table-row table:style-name="ro1">
          <table:table-cell office:value-type="float" office:value="578.84899" calcext:value-type="float">
            <text:p>578.84899</text:p>
          </table:table-cell>
          <table:table-cell table:number-columns-repeated="3"/>
          <table:table-cell table:formula="of:=[.$C$4] + ([.$C$5] - [.$C$4]) * (([.A981] - [.$C$1]) / ([.$C$2] - [.$C$1]))" office:value-type="float" office:value="-0.492273513361008" calcext:value-type="float">
            <text:p>-0.492273513361008</text:p>
          </table:table-cell>
          <table:table-cell table:number-columns-repeated="16"/>
        </table:table-row>
        <table:table-row table:style-name="ro1">
          <table:table-cell office:value-type="float" office:value="585.399" calcext:value-type="float">
            <text:p>585.399</text:p>
          </table:table-cell>
          <table:table-cell table:number-columns-repeated="3"/>
          <table:table-cell table:formula="of:=[.$C$4] + ([.$C$5] - [.$C$4]) * (([.A982] - [.$C$1]) / ([.$C$2] - [.$C$1]))" office:value-type="float" office:value="-0.492165896049176" calcext:value-type="float">
            <text:p>-0.492165896049176</text:p>
          </table:table-cell>
          <table:table-cell table:number-columns-repeated="16"/>
        </table:table-row>
        <table:table-row table:style-name="ro1">
          <table:table-cell office:value-type="float" office:value="576.226" calcext:value-type="float">
            <text:p>576.226</text:p>
          </table:table-cell>
          <table:table-cell table:number-columns-repeated="3"/>
          <table:table-cell table:formula="of:=[.$C$4] + ([.$C$5] - [.$C$4]) * (([.A983] - [.$C$1]) / ([.$C$2] - [.$C$1]))" office:value-type="float" office:value="-0.492316609346016" calcext:value-type="float">
            <text:p>-0.492316609346016</text:p>
          </table:table-cell>
          <table:table-cell table:number-columns-repeated="16"/>
        </table:table-row>
        <table:table-row table:style-name="ro1">
          <table:table-cell office:value-type="float" office:value="580.43599" calcext:value-type="float">
            <text:p>580.43599</text:p>
          </table:table-cell>
          <table:table-cell table:number-columns-repeated="3"/>
          <table:table-cell table:formula="of:=[.$C$4] + ([.$C$5] - [.$C$4]) * (([.A984] - [.$C$1]) / ([.$C$2] - [.$C$1]))" office:value-type="float" office:value="-0.492247438794117" calcext:value-type="float">
            <text:p>-0.492247438794117</text:p>
          </table:table-cell>
          <table:table-cell table:number-columns-repeated="16"/>
        </table:table-row>
        <table:table-row table:style-name="ro1">
          <table:table-cell office:value-type="float" office:value="574.953" calcext:value-type="float">
            <text:p>574.953</text:p>
          </table:table-cell>
          <table:table-cell table:number-columns-repeated="3"/>
          <table:table-cell table:formula="of:=[.$C$4] + ([.$C$5] - [.$C$4]) * (([.A985] - [.$C$1]) / ([.$C$2] - [.$C$1]))" office:value-type="float" office:value="-0.492337524861864" calcext:value-type="float">
            <text:p>-0.492337524861864</text:p>
          </table:table-cell>
          <table:table-cell table:number-columns-repeated="16"/>
        </table:table-row>
        <table:table-row table:style-name="ro1">
          <table:table-cell office:value-type="float" office:value="583.87" calcext:value-type="float">
            <text:p>583.87</text:p>
          </table:table-cell>
          <table:table-cell table:number-columns-repeated="3"/>
          <table:table-cell table:formula="of:=[.$C$4] + ([.$C$5] - [.$C$4]) * (([.A986] - [.$C$1]) / ([.$C$2] - [.$C$1]))" office:value-type="float" office:value="-0.492191017670332" calcext:value-type="float">
            <text:p>-0.492191017670332</text:p>
          </table:table-cell>
          <table:table-cell table:number-columns-repeated="16"/>
        </table:table-row>
        <table:table-row table:style-name="ro1">
          <table:table-cell office:value-type="float" office:value="633.205" calcext:value-type="float">
            <text:p>633.205</text:p>
          </table:table-cell>
          <table:table-cell table:number-columns-repeated="3"/>
          <table:table-cell table:formula="of:=[.$C$4] + ([.$C$5] - [.$C$4]) * (([.A987] - [.$C$1]) / ([.$C$2] - [.$C$1]))" office:value-type="float" office:value="-0.491380438743087" calcext:value-type="float">
            <text:p>-0.491380438743087</text:p>
          </table:table-cell>
          <table:table-cell table:number-columns-repeated="16"/>
        </table:table-row>
        <table:table-row table:style-name="ro1">
          <table:table-cell office:value-type="float" office:value="682.226" calcext:value-type="float">
            <text:p>682.226</text:p>
          </table:table-cell>
          <table:table-cell table:number-columns-repeated="3"/>
          <table:table-cell table:formula="of:=[.$C$4] + ([.$C$5] - [.$C$4]) * (([.A988] - [.$C$1]) / ([.$C$2] - [.$C$1]))" office:value-type="float" office:value="-0.490575018866884" calcext:value-type="float">
            <text:p>-0.490575018866884</text:p>
          </table:table-cell>
          <table:table-cell table:number-columns-repeated="16"/>
        </table:table-row>
        <table:table-row table:style-name="ro1">
          <table:table-cell office:value-type="float" office:value="695.155" calcext:value-type="float">
            <text:p>695.155</text:p>
          </table:table-cell>
          <table:table-cell table:number-columns-repeated="3"/>
          <table:table-cell table:formula="of:=[.$C$4] + ([.$C$5] - [.$C$4]) * (([.A989] - [.$C$1]) / ([.$C$2] - [.$C$1]))" office:value-type="float" office:value="-0.490362594118726" calcext:value-type="float">
            <text:p>-0.490362594118726</text:p>
          </table:table-cell>
          <table:table-cell table:number-columns-repeated="16"/>
        </table:table-row>
        <table:table-row table:style-name="ro1">
          <table:table-cell office:value-type="float" office:value="685.442" calcext:value-type="float">
            <text:p>685.442</text:p>
          </table:table-cell>
          <table:table-cell table:number-columns-repeated="3"/>
          <table:table-cell table:formula="of:=[.$C$4] + ([.$C$5] - [.$C$4]) * (([.A990] - [.$C$1]) / ([.$C$2] - [.$C$1]))" office:value-type="float" office:value="-0.490522179668951" calcext:value-type="float">
            <text:p>-0.490522179668951</text:p>
          </table:table-cell>
          <table:table-cell table:number-columns-repeated="16"/>
        </table:table-row>
        <table:table-row table:style-name="ro1">
          <table:table-cell office:value-type="float" office:value="732.357" calcext:value-type="float">
            <text:p>732.357</text:p>
          </table:table-cell>
          <table:table-cell table:number-columns-repeated="3"/>
          <table:table-cell table:formula="of:=[.$C$4] + ([.$C$5] - [.$C$4]) * (([.A991] - [.$C$1]) / ([.$C$2] - [.$C$1]))" office:value-type="float" office:value="-0.489751361580946" calcext:value-type="float">
            <text:p>-0.489751361580946</text:p>
          </table:table-cell>
          <table:table-cell table:number-columns-repeated="16"/>
        </table:table-row>
        <table:table-row table:style-name="ro1">
          <table:table-cell office:value-type="float" office:value="773.25" calcext:value-type="float">
            <text:p>773.25</text:p>
          </table:table-cell>
          <table:table-cell table:number-columns-repeated="3"/>
          <table:table-cell table:formula="of:=[.$C$4] + ([.$C$5] - [.$C$4]) * (([.A992] - [.$C$1]) / ([.$C$2] - [.$C$1]))" office:value-type="float" office:value="-0.489079485548275" calcext:value-type="float">
            <text:p>-0.489079485548275</text:p>
          </table:table-cell>
          <table:table-cell table:number-columns-repeated="16"/>
        </table:table-row>
        <table:table-row table:style-name="ro1">
          <table:table-cell office:value-type="float" office:value="736.386" calcext:value-type="float">
            <text:p>736.386</text:p>
          </table:table-cell>
          <table:table-cell table:number-columns-repeated="3"/>
          <table:table-cell table:formula="of:=[.$C$4] + ([.$C$5] - [.$C$4]) * (([.A993] - [.$C$1]) / ([.$C$2] - [.$C$1]))" office:value-type="float" office:value="-0.48968516471264" calcext:value-type="float">
            <text:p>-0.48968516471264</text:p>
          </table:table-cell>
          <table:table-cell table:number-columns-repeated="16"/>
        </table:table-row>
        <table:table-row table:style-name="ro1">
          <table:table-cell office:value-type="float" office:value="747.831" calcext:value-type="float">
            <text:p>747.831</text:p>
          </table:table-cell>
          <table:table-cell table:number-columns-repeated="3"/>
          <table:table-cell table:formula="of:=[.$C$4] + ([.$C$5] - [.$C$4]) * (([.A994] - [.$C$1]) / ([.$C$2] - [.$C$1]))" office:value-type="float" office:value="-0.48949712223119" calcext:value-type="float">
            <text:p>-0.48949712223119</text:p>
          </table:table-cell>
          <table:table-cell table:number-columns-repeated="16"/>
        </table:table-row>
        <table:table-row table:style-name="ro1">
          <table:table-cell office:value-type="float" office:value="758.903" calcext:value-type="float">
            <text:p>758.903</text:p>
          </table:table-cell>
          <table:table-cell table:number-columns-repeated="3"/>
          <table:table-cell table:formula="of:=[.$C$4] + ([.$C$5] - [.$C$4]) * (([.A995] - [.$C$1]) / ([.$C$2] - [.$C$1]))" office:value-type="float" office:value="-0.489315208176615" calcext:value-type="float">
            <text:p>-0.489315208176615</text:p>
          </table:table-cell>
          <table:table-cell table:number-columns-repeated="16"/>
        </table:table-row>
        <table:table-row table:style-name="ro1">
          <table:table-cell office:value-type="float" office:value="702.696" calcext:value-type="float">
            <text:p>702.696</text:p>
          </table:table-cell>
          <table:table-cell table:number-columns-repeated="3"/>
          <table:table-cell table:formula="of:=[.$C$4] + ([.$C$5] - [.$C$4]) * (([.A996] - [.$C$1]) / ([.$C$2] - [.$C$1]))" office:value-type="float" office:value="-0.490238694743225" calcext:value-type="float">
            <text:p>-0.490238694743225</text:p>
          </table:table-cell>
          <table:table-cell table:number-columns-repeated="16"/>
        </table:table-row>
        <table:table-row table:style-name="ro1">
          <table:table-cell office:value-type="float" office:value="657.013" calcext:value-type="float">
            <text:p>657.013</text:p>
          </table:table-cell>
          <table:table-cell table:number-columns-repeated="3"/>
          <table:table-cell table:formula="of:=[.$C$4] + ([.$C$5] - [.$C$4]) * (([.A997] - [.$C$1]) / ([.$C$2] - [.$C$1]))" office:value-type="float" office:value="-0.490989270949434" calcext:value-type="float">
            <text:p>-0.490989270949434</text:p>
          </table:table-cell>
          <table:table-cell table:number-columns-repeated="16"/>
        </table:table-row>
        <table:table-row table:style-name="ro1">
          <table:table-cell office:value-type="float" office:value="581.249" calcext:value-type="float">
            <text:p>581.249</text:p>
          </table:table-cell>
          <table:table-cell table:number-columns-repeated="3"/>
          <table:table-cell table:formula="of:=[.$C$4] + ([.$C$5] - [.$C$4]) * (([.A998] - [.$C$1]) / ([.$C$2] - [.$C$1]))" office:value-type="float" office:value="-0.492234080959443" calcext:value-type="float">
            <text:p>-0.492234080959443</text:p>
          </table:table-cell>
          <table:table-cell table:number-columns-repeated="16"/>
        </table:table-row>
        <table:table-row table:style-name="ro1">
          <table:table-cell office:value-type="float" office:value="657.08999" calcext:value-type="float">
            <text:p>657.08999</text:p>
          </table:table-cell>
          <table:table-cell table:number-columns-repeated="3"/>
          <table:table-cell table:formula="of:=[.$C$4] + ([.$C$5] - [.$C$4]) * (([.A999] - [.$C$1]) / ([.$C$2] - [.$C$1]))" office:value-type="float" office:value="-0.490988005996123" calcext:value-type="float">
            <text:p>-0.490988005996123</text:p>
          </table:table-cell>
          <table:table-cell table:number-columns-repeated="16"/>
        </table:table-row>
        <table:table-row table:style-name="ro1">
          <table:table-cell office:value-type="float" office:value="687.168" calcext:value-type="float">
            <text:p>687.168</text:p>
          </table:table-cell>
          <table:table-cell table:number-columns-repeated="3"/>
          <table:table-cell table:formula="of:=[.$C$4] + ([.$C$5] - [.$C$4]) * (([.A1000] - [.$C$1]) / ([.$C$2] - [.$C$1]))" office:value-type="float" office:value="-0.490493821318319" calcext:value-type="float">
            <text:p>-0.490493821318319</text:p>
          </table:table-cell>
          <table:table-cell table:number-columns-repeated="16"/>
        </table:table-row>
        <table:table-row table:style-name="ro1">
          <table:table-cell office:value-type="float" office:value="657.22399" calcext:value-type="float">
            <text:p>657.22399</text:p>
          </table:table-cell>
          <table:table-cell table:number-columns-repeated="3"/>
          <table:table-cell table:formula="of:=[.$C$4] + ([.$C$5] - [.$C$4]) * (([.A1001] - [.$C$1]) / ([.$C$2] - [.$C$1]))" office:value-type="float" office:value="-0.490985804362876" calcext:value-type="float">
            <text:p>-0.490985804362876</text:p>
          </table:table-cell>
          <table:table-cell table:number-columns-repeated="16"/>
        </table:table-row>
        <table:table-row table:style-name="ro1">
          <table:table-cell office:value-type="float" office:value="644.091" calcext:value-type="float">
            <text:p>644.091</text:p>
          </table:table-cell>
          <table:table-cell table:number-columns-repeated="3"/>
          <table:table-cell table:formula="of:=[.$C$4] + ([.$C$5] - [.$C$4]) * (([.A1002] - [.$C$1]) / ([.$C$2] - [.$C$1]))" office:value-type="float" office:value="-0.4912015806869" calcext:value-type="float">
            <text:p>-0.4912015806869</text:p>
          </table:table-cell>
          <table:table-cell table:number-columns-repeated="16"/>
        </table:table-row>
        <table:table-row table:style-name="ro1">
          <table:table-cell office:value-type="float" office:value="655.94399" calcext:value-type="float">
            <text:p>655.94399</text:p>
          </table:table-cell>
          <table:table-cell table:number-columns-repeated="3"/>
          <table:table-cell table:formula="of:=[.$C$4] + ([.$C$5] - [.$C$4]) * (([.A1003] - [.$C$1]) / ([.$C$2] - [.$C$1]))" office:value-type="float" office:value="-0.491006834889416" calcext:value-type="float">
            <text:p>-0.491006834889416</text:p>
          </table:table-cell>
          <table:table-cell table:number-columns-repeated="16"/>
        </table:table-row>
        <table:table-row table:style-name="ro1">
          <table:table-cell office:value-type="float" office:value="634.357" calcext:value-type="float">
            <text:p>634.357</text:p>
          </table:table-cell>
          <table:table-cell table:number-columns-repeated="3"/>
          <table:table-cell table:formula="of:=[.$C$4] + ([.$C$5] - [.$C$4]) * (([.A1004] - [.$C$1]) / ([.$C$2] - [.$C$1]))" office:value-type="float" office:value="-0.4913615112692" calcext:value-type="float">
            <text:p>-0.4913615112692</text:p>
          </table:table-cell>
          <table:table-cell table:number-columns-repeated="16"/>
        </table:table-row>
        <table:table-row table:style-name="ro1">
          <table:table-cell office:value-type="float" office:value="635.093" calcext:value-type="float">
            <text:p>635.093</text:p>
          </table:table-cell>
          <table:table-cell table:number-columns-repeated="3"/>
          <table:table-cell table:formula="of:=[.$C$4] + ([.$C$5] - [.$C$4]) * (([.A1005] - [.$C$1]) / ([.$C$2] - [.$C$1]))" office:value-type="float" office:value="-0.49134941871644" calcext:value-type="float">
            <text:p>-0.49134941871644</text:p>
          </table:table-cell>
          <table:table-cell table:number-columns-repeated="16"/>
        </table:table-row>
        <table:table-row table:style-name="ro1">
          <table:table-cell office:value-type="float" office:value="683.293" calcext:value-type="float">
            <text:p>683.293</text:p>
          </table:table-cell>
          <table:table-cell table:number-columns-repeated="3"/>
          <table:table-cell table:formula="of:=[.$C$4] + ([.$C$5] - [.$C$4]) * (([.A1006] - [.$C$1]) / ([.$C$2] - [.$C$1]))" office:value-type="float" office:value="-0.4905574879514" calcext:value-type="float">
            <text:p>-0.4905574879514</text:p>
          </table:table-cell>
          <table:table-cell table:number-columns-repeated="16"/>
        </table:table-row>
        <table:table-row table:style-name="ro1">
          <table:table-cell office:value-type="float" office:value="678.567" calcext:value-type="float">
            <text:p>678.567</text:p>
          </table:table-cell>
          <table:table-cell table:number-columns-repeated="3"/>
          <table:table-cell table:formula="of:=[.$C$4] + ([.$C$5] - [.$C$4]) * (([.A1007] - [.$C$1]) / ([.$C$2] - [.$C$1]))" office:value-type="float" office:value="-0.490635136598611" calcext:value-type="float">
            <text:p>-0.490635136598611</text:p>
          </table:table-cell>
          <table:table-cell table:number-columns-repeated="16"/>
        </table:table-row>
        <table:table-row table:style-name="ro1">
          <table:table-cell office:value-type="float" office:value="690.179" calcext:value-type="float">
            <text:p>690.179</text:p>
          </table:table-cell>
          <table:table-cell table:number-columns-repeated="3"/>
          <table:table-cell table:formula="of:=[.$C$4] + ([.$C$5] - [.$C$4]) * (([.A1008] - [.$C$1]) / ([.$C$2] - [.$C$1]))" office:value-type="float" office:value="-0.490444350290652" calcext:value-type="float">
            <text:p>-0.490444350290652</text:p>
          </table:table-cell>
          <table:table-cell table:number-columns-repeated="16"/>
        </table:table-row>
        <table:table-row table:style-name="ro1">
          <table:table-cell office:value-type="float" office:value="670.741" calcext:value-type="float">
            <text:p>670.741</text:p>
          </table:table-cell>
          <table:table-cell table:number-columns-repeated="3"/>
          <table:table-cell table:formula="of:=[.$C$4] + ([.$C$5] - [.$C$4]) * (([.A1009] - [.$C$1]) / ([.$C$2] - [.$C$1]))" office:value-type="float" office:value="-0.490763718552288" calcext:value-type="float">
            <text:p>-0.490763718552288</text:p>
          </table:table-cell>
          <table:table-cell table:number-columns-repeated="16"/>
        </table:table-row>
        <table:table-row table:style-name="ro1">
          <table:table-cell office:value-type="float" office:value="679.351" calcext:value-type="float">
            <text:p>679.351</text:p>
          </table:table-cell>
          <table:table-cell table:number-columns-repeated="3"/>
          <table:table-cell table:formula="of:=[.$C$4] + ([.$C$5] - [.$C$4]) * (([.A1010] - [.$C$1]) / ([.$C$2] - [.$C$1]))" office:value-type="float" office:value="-0.490622255401105" calcext:value-type="float">
            <text:p>-0.490622255401105</text:p>
          </table:table-cell>
          <table:table-cell table:number-columns-repeated="16"/>
        </table:table-row>
        <table:table-row table:style-name="ro1">
          <table:table-cell office:value-type="float" office:value="676.872" calcext:value-type="float">
            <text:p>676.872</text:p>
          </table:table-cell>
          <table:table-cell table:number-columns-repeated="3"/>
          <table:table-cell table:formula="of:=[.$C$4] + ([.$C$5] - [.$C$4]) * (([.A1011] - [.$C$1]) / ([.$C$2] - [.$C$1]))" office:value-type="float" office:value="-0.490662985616179" calcext:value-type="float">
            <text:p>-0.490662985616179</text:p>
          </table:table-cell>
          <table:table-cell table:number-columns-repeated="16"/>
        </table:table-row>
        <table:table-row table:style-name="ro1">
          <table:table-cell office:value-type="float" office:value="671.814" calcext:value-type="float">
            <text:p>671.814</text:p>
          </table:table-cell>
          <table:table-cell table:number-columns-repeated="3"/>
          <table:table-cell table:formula="of:=[.$C$4] + ([.$C$5] - [.$C$4]) * (([.A1012] - [.$C$1]) / ([.$C$2] - [.$C$1]))" office:value-type="float" office:value="-0.490746089056211" calcext:value-type="float">
            <text:p>-0.490746089056211</text:p>
          </table:table-cell>
          <table:table-cell table:number-columns-repeated="16"/>
        </table:table-row>
        <table:table-row table:style-name="ro1">
          <table:table-cell office:value-type="float" office:value="640.476" calcext:value-type="float">
            <text:p>640.476</text:p>
          </table:table-cell>
          <table:table-cell table:number-columns-repeated="3"/>
          <table:table-cell table:formula="of:=[.$C$4] + ([.$C$5] - [.$C$4]) * (([.A1013] - [.$C$1]) / ([.$C$2] - [.$C$1]))" office:value-type="float" office:value="-0.491260975494278" calcext:value-type="float">
            <text:p>-0.491260975494278</text:p>
          </table:table-cell>
          <table:table-cell table:number-columns-repeated="16"/>
        </table:table-row>
        <table:table-row table:style-name="ro1">
          <table:table-cell office:value-type="float" office:value="654.85299" calcext:value-type="float">
            <text:p>654.85299</text:p>
          </table:table-cell>
          <table:table-cell table:number-columns-repeated="3"/>
          <table:table-cell table:formula="of:=[.$C$4] + ([.$C$5] - [.$C$4]) * (([.A1014] - [.$C$1]) / ([.$C$2] - [.$C$1]))" office:value-type="float" office:value="-0.491024760127272" calcext:value-type="float">
            <text:p>-0.491024760127272</text:p>
          </table:table-cell>
          <table:table-cell table:number-columns-repeated="16"/>
        </table:table-row>
        <table:table-row table:style-name="ro1">
          <table:table-cell office:value-type="float" office:value="649.356" calcext:value-type="float">
            <text:p>649.356</text:p>
          </table:table-cell>
          <table:table-cell table:number-columns-repeated="3"/>
          <table:table-cell table:formula="of:=[.$C$4] + ([.$C$5] - [.$C$4]) * (([.A1015] - [.$C$1]) / ([.$C$2] - [.$C$1]))" office:value-type="float" office:value="-0.491115076216403" calcext:value-type="float">
            <text:p>-0.491115076216403</text:p>
          </table:table-cell>
          <table:table-cell table:number-columns-repeated="16"/>
        </table:table-row>
        <table:table-row table:style-name="ro1">
          <table:table-cell office:value-type="float" office:value="656.747" calcext:value-type="float">
            <text:p>656.747</text:p>
          </table:table-cell>
          <table:table-cell table:number-columns-repeated="3"/>
          <table:table-cell table:formula="of:=[.$C$4] + ([.$C$5] - [.$C$4]) * (([.A1016] - [.$C$1]) / ([.$C$2] - [.$C$1]))" office:value-type="float" office:value="-0.490993641355731" calcext:value-type="float">
            <text:p>-0.490993641355731</text:p>
          </table:table-cell>
          <table:table-cell table:number-columns-repeated="16"/>
        </table:table-row>
        <table:table-row table:style-name="ro1">
          <table:table-cell office:value-type="float" office:value="648.136" calcext:value-type="float">
            <text:p>648.136</text:p>
          </table:table-cell>
          <table:table-cell table:number-columns-repeated="3"/>
          <table:table-cell table:formula="of:=[.$C$4] + ([.$C$5] - [.$C$4]) * (([.A1017] - [.$C$1]) / ([.$C$2] - [.$C$1]))" office:value-type="float" office:value="-0.491135120937012" calcext:value-type="float">
            <text:p>-0.491135120937012</text:p>
          </table:table-cell>
          <table:table-cell table:number-columns-repeated="16"/>
        </table:table-row>
        <table:table-row table:style-name="ro1">
          <table:table-cell office:value-type="float" office:value="663.443" calcext:value-type="float">
            <text:p>663.443</text:p>
          </table:table-cell>
          <table:table-cell table:number-columns-repeated="3"/>
          <table:table-cell table:formula="of:=[.$C$4] + ([.$C$5] - [.$C$4]) * (([.A1018] - [.$C$1]) / ([.$C$2] - [.$C$1]))" office:value-type="float" office:value="-0.490883625413766" calcext:value-type="float">
            <text:p>-0.490883625413766</text:p>
          </table:table-cell>
          <table:table-cell table:number-columns-repeated="16"/>
        </table:table-row>
        <table:table-row table:style-name="ro1">
          <table:table-cell office:value-type="float" office:value="654.018" calcext:value-type="float">
            <text:p>654.018</text:p>
          </table:table-cell>
          <table:table-cell table:number-columns-repeated="3"/>
          <table:table-cell table:formula="of:=[.$C$4] + ([.$C$5] - [.$C$4]) * (([.A1019] - [.$C$1]) / ([.$C$2] - [.$C$1]))" office:value-type="float" office:value="-0.491038479095519" calcext:value-type="float">
            <text:p>-0.491038479095519</text:p>
          </table:table-cell>
          <table:table-cell table:number-columns-repeated="16"/>
        </table:table-row>
        <table:table-row table:style-name="ro1">
          <table:table-cell office:value-type="float" office:value="663.638" calcext:value-type="float">
            <text:p>663.638</text:p>
          </table:table-cell>
          <table:table-cell table:number-columns-repeated="3"/>
          <table:table-cell table:formula="of:=[.$C$4] + ([.$C$5] - [.$C$4]) * (([.A1020] - [.$C$1]) / ([.$C$2] - [.$C$1]))" office:value-type="float" office:value="-0.490880421544488" calcext:value-type="float">
            <text:p>-0.490880421544488</text:p>
          </table:table-cell>
          <table:table-cell table:number-columns-repeated="16"/>
        </table:table-row>
        <table:table-row table:style-name="ro1">
          <table:table-cell office:value-type="float" office:value="666.56499" calcext:value-type="float">
            <text:p>666.56499</text:p>
          </table:table-cell>
          <table:table-cell table:number-columns-repeated="3"/>
          <table:table-cell table:formula="of:=[.$C$4] + ([.$C$5] - [.$C$4]) * (([.A1021] - [.$C$1]) / ([.$C$2] - [.$C$1]))" office:value-type="float" office:value="-0.490832330809427" calcext:value-type="float">
            <text:p>-0.490832330809427</text:p>
          </table:table-cell>
          <table:table-cell table:number-columns-repeated="16"/>
        </table:table-row>
        <table:table-row table:style-name="ro1">
          <table:table-cell office:value-type="float" office:value="665.113" calcext:value-type="float">
            <text:p>665.113</text:p>
          </table:table-cell>
          <table:table-cell table:number-columns-repeated="3"/>
          <table:table-cell table:formula="of:=[.$C$4] + ([.$C$5] - [.$C$4]) * (([.A1022] - [.$C$1]) / ([.$C$2] - [.$C$1]))" office:value-type="float" office:value="-0.49085618714867" calcext:value-type="float">
            <text:p>-0.49085618714867</text:p>
          </table:table-cell>
          <table:table-cell table:number-columns-repeated="16"/>
        </table:table-row>
        <table:table-row table:style-name="ro1">
          <table:table-cell office:value-type="float" office:value="681.239" calcext:value-type="float">
            <text:p>681.239</text:p>
          </table:table-cell>
          <table:table-cell table:number-columns-repeated="3"/>
          <table:table-cell table:formula="of:=[.$C$4] + ([.$C$5] - [.$C$4]) * (([.A1023] - [.$C$1]) / ([.$C$2] - [.$C$1]))" office:value-type="float" office:value="-0.490591235374458" calcext:value-type="float">
            <text:p>-0.490591235374458</text:p>
          </table:table-cell>
          <table:table-cell table:number-columns-repeated="16"/>
        </table:table-row>
        <table:table-row table:style-name="ro1">
          <table:table-cell office:value-type="float" office:value="673.832" calcext:value-type="float">
            <text:p>673.832</text:p>
          </table:table-cell>
          <table:table-cell table:number-columns-repeated="3"/>
          <table:table-cell table:formula="of:=[.$C$4] + ([.$C$5] - [.$C$4]) * (([.A1024] - [.$C$1]) / ([.$C$2] - [.$C$1]))" office:value-type="float" office:value="-0.490712933116712" calcext:value-type="float">
            <text:p>-0.490712933116712</text:p>
          </table:table-cell>
          <table:table-cell table:number-columns-repeated="16"/>
        </table:table-row>
        <table:table-row table:style-name="ro1">
          <table:table-cell office:value-type="float" office:value="673.008" calcext:value-type="float">
            <text:p>673.008</text:p>
          </table:table-cell>
          <table:table-cell table:number-columns-repeated="3"/>
          <table:table-cell table:formula="of:=[.$C$4] + ([.$C$5] - [.$C$4]) * (([.A1025] - [.$C$1]) / ([.$C$2] - [.$C$1]))" office:value-type="float" office:value="-0.490726471518173" calcext:value-type="float">
            <text:p>-0.490726471518173</text:p>
          </table:table-cell>
          <table:table-cell table:number-columns-repeated="16"/>
        </table:table-row>
        <table:table-row table:style-name="ro1">
          <table:table-cell office:value-type="float" office:value="662.034" calcext:value-type="float">
            <text:p>662.034</text:p>
          </table:table-cell>
          <table:table-cell table:number-columns-repeated="3"/>
          <table:table-cell table:formula="of:=[.$C$4] + ([.$C$5] - [.$C$4]) * (([.A1026] - [.$C$1]) / ([.$C$2] - [.$C$1]))" office:value-type="float" office:value="-0.49090677542306" calcext:value-type="float">
            <text:p>-0.49090677542306</text:p>
          </table:table-cell>
          <table:table-cell table:number-columns-repeated="16"/>
        </table:table-row>
        <table:table-row table:style-name="ro1">
          <table:table-cell office:value-type="float" office:value="666.747" calcext:value-type="float">
            <text:p>666.747</text:p>
          </table:table-cell>
          <table:table-cell table:number-columns-repeated="3"/>
          <table:table-cell table:formula="of:=[.$C$4] + ([.$C$5] - [.$C$4]) * (([.A1027] - [.$C$1]) / ([.$C$2] - [.$C$1]))" office:value-type="float" office:value="-0.490829340367134" calcext:value-type="float">
            <text:p>-0.490829340367134</text:p>
          </table:table-cell>
          <table:table-cell table:number-columns-repeated="16"/>
        </table:table-row>
        <table:table-row table:style-name="ro1">
          <table:table-cell office:value-type="float" office:value="654.725" calcext:value-type="float">
            <text:p>654.725</text:p>
          </table:table-cell>
          <table:table-cell table:number-columns-repeated="3"/>
          <table:table-cell table:formula="of:=[.$C$4] + ([.$C$5] - [.$C$4]) * (([.A1028] - [.$C$1]) / ([.$C$2] - [.$C$1]))" office:value-type="float" office:value="-0.491026863015625" calcext:value-type="float">
            <text:p>-0.491026863015625</text:p>
          </table:table-cell>
          <table:table-cell table:number-columns-repeated="16"/>
        </table:table-row>
        <table:table-row table:style-name="ro1">
          <table:table-cell office:value-type="float" office:value="654.895" calcext:value-type="float">
            <text:p>654.895</text:p>
          </table:table-cell>
          <table:table-cell table:number-columns-repeated="3"/>
          <table:table-cell table:formula="of:=[.$C$4] + ([.$C$5] - [.$C$4]) * (([.A1029] - [.$C$1]) / ([.$C$2] - [.$C$1]))" office:value-type="float" office:value="-0.491024069898819" calcext:value-type="float">
            <text:p>-0.491024069898819</text:p>
          </table:table-cell>
          <table:table-cell table:number-columns-repeated="16"/>
        </table:table-row>
        <table:table-row table:style-name="ro1">
          <table:table-cell office:value-type="float" office:value="660.284" calcext:value-type="float">
            <text:p>660.284</text:p>
          </table:table-cell>
          <table:table-cell table:number-columns-repeated="3"/>
          <table:table-cell table:formula="of:=[.$C$4] + ([.$C$5] - [.$C$4]) * (([.A1030] - [.$C$1]) / ([.$C$2] - [.$C$1]))" office:value-type="float" office:value="-0.490935528096064" calcext:value-type="float">
            <text:p>-0.490935528096064</text:p>
          </table:table-cell>
          <table:table-cell table:number-columns-repeated="16"/>
        </table:table-row>
        <table:table-row table:style-name="ro1">
          <table:table-cell office:value-type="float" office:value="655.418" calcext:value-type="float">
            <text:p>655.418</text:p>
          </table:table-cell>
          <table:table-cell table:number-columns-repeated="3"/>
          <table:table-cell table:formula="of:=[.$C$4] + ([.$C$5] - [.$C$4]) * (([.A1031] - [.$C$1]) / ([.$C$2] - [.$C$1]))" office:value-type="float" office:value="-0.491015476957116" calcext:value-type="float">
            <text:p>-0.491015476957116</text:p>
          </table:table-cell>
          <table:table-cell table:number-columns-repeated="16"/>
        </table:table-row>
        <table:table-row table:style-name="ro1">
          <table:table-cell office:value-type="float" office:value="650.82899" calcext:value-type="float">
            <text:p>650.82899</text:p>
          </table:table-cell>
          <table:table-cell table:number-columns-repeated="3"/>
          <table:table-cell table:formula="of:=[.$C$4] + ([.$C$5] - [.$C$4]) * (([.A1032] - [.$C$1]) / ([.$C$2] - [.$C$1]))" office:value-type="float" office:value="-0.491090874845084" calcext:value-type="float">
            <text:p>-0.491090874845084</text:p>
          </table:table-cell>
          <table:table-cell table:number-columns-repeated="16"/>
        </table:table-row>
        <table:table-row table:style-name="ro1">
          <table:table-cell office:value-type="float" office:value="656.91599" calcext:value-type="float">
            <text:p>656.91599</text:p>
          </table:table-cell>
          <table:table-cell table:number-columns-repeated="3"/>
          <table:table-cell table:formula="of:=[.$C$4] + ([.$C$5] - [.$C$4]) * (([.A1033] - [.$C$1]) / ([.$C$2] - [.$C$1]))" office:value-type="float" office:value="-0.490990864833325" calcext:value-type="float">
            <text:p>-0.490990864833325</text:p>
          </table:table-cell>
          <table:table-cell table:number-columns-repeated="16"/>
        </table:table-row>
        <table:table-row table:style-name="ro1">
          <table:table-cell office:value-type="float" office:value="655.427" calcext:value-type="float">
            <text:p>655.427</text:p>
          </table:table-cell>
          <table:table-cell table:number-columns-repeated="3"/>
          <table:table-cell table:formula="of:=[.$C$4] + ([.$C$5] - [.$C$4]) * (([.A1034] - [.$C$1]) / ([.$C$2] - [.$C$1]))" office:value-type="float" office:value="-0.491015329086226" calcext:value-type="float">
            <text:p>-0.491015329086226</text:p>
          </table:table-cell>
          <table:table-cell table:number-columns-repeated="16"/>
        </table:table-row>
        <table:table-row table:style-name="ro1">
          <table:table-cell office:value-type="float" office:value="656.681" calcext:value-type="float">
            <text:p>656.681</text:p>
          </table:table-cell>
          <table:table-cell table:number-columns-repeated="3"/>
          <table:table-cell table:formula="of:=[.$C$4] + ([.$C$5] - [.$C$4]) * (([.A1035] - [.$C$1]) / ([.$C$2] - [.$C$1]))" office:value-type="float" office:value="-0.490994725742256" calcext:value-type="float">
            <text:p>-0.490994725742256</text:p>
          </table:table-cell>
          <table:table-cell table:number-columns-repeated="16"/>
        </table:table-row>
        <table:table-row table:style-name="ro1">
          <table:table-cell office:value-type="float" office:value="635.588" calcext:value-type="float">
            <text:p>635.588</text:p>
          </table:table-cell>
          <table:table-cell table:number-columns-repeated="3"/>
          <table:table-cell table:formula="of:=[.$C$4] + ([.$C$5] - [.$C$4]) * (([.A1036] - [.$C$1]) / ([.$C$2] - [.$C$1]))" office:value-type="float" office:value="-0.491341285817504" calcext:value-type="float">
            <text:p>-0.491341285817504</text:p>
          </table:table-cell>
          <table:table-cell table:number-columns-repeated="16"/>
        </table:table-row>
        <table:table-row table:style-name="ro1">
          <table:table-cell office:value-type="float" office:value="621.37299" calcext:value-type="float">
            <text:p>621.37299</text:p>
          </table:table-cell>
          <table:table-cell table:number-columns-repeated="3"/>
          <table:table-cell table:formula="of:=[.$C$4] + ([.$C$5] - [.$C$4]) * (([.A1037] - [.$C$1]) / ([.$C$2] - [.$C$1]))" office:value-type="float" office:value="-0.491574839837096" calcext:value-type="float">
            <text:p>-0.491574839837096</text:p>
          </table:table-cell>
          <table:table-cell table:number-columns-repeated="16"/>
        </table:table-row>
        <table:table-row table:style-name="ro1">
          <table:table-cell office:value-type="float" office:value="601.227" calcext:value-type="float">
            <text:p>601.227</text:p>
          </table:table-cell>
          <table:table-cell table:number-columns-repeated="3"/>
          <table:table-cell table:formula="of:=[.$C$4] + ([.$C$5] - [.$C$4]) * (([.A1038] - [.$C$1]) / ([.$C$2] - [.$C$1]))" office:value-type="float" office:value="-0.491905840444424" calcext:value-type="float">
            <text:p>-0.491905840444424</text:p>
          </table:table-cell>
          <table:table-cell table:number-columns-repeated="16"/>
        </table:table-row>
        <table:table-row table:style-name="ro1">
          <table:table-cell office:value-type="float" office:value="555.926" calcext:value-type="float">
            <text:p>555.926</text:p>
          </table:table-cell>
          <table:table-cell table:number-columns-repeated="3"/>
          <table:table-cell table:formula="of:=[.$C$4] + ([.$C$5] - [.$C$4]) * (([.A1039] - [.$C$1]) / ([.$C$2] - [.$C$1]))" office:value-type="float" office:value="-0.492650140352869" calcext:value-type="float">
            <text:p>-0.492650140352869</text:p>
          </table:table-cell>
          <table:table-cell table:number-columns-repeated="16"/>
        </table:table-row>
        <table:table-row table:style-name="ro1">
          <table:table-cell office:value-type="float" office:value="578.52374" calcext:value-type="float">
            <text:p>578.52374</text:p>
          </table:table-cell>
          <table:table-cell table:number-columns-repeated="3"/>
          <table:table-cell table:formula="of:=[.$C$4] + ([.$C$5] - [.$C$4]) * (([.A1040] - [.$C$1]) / ([.$C$2] - [.$C$1]))" office:value-type="float" office:value="-0.492278857250662" calcext:value-type="float">
            <text:p>-0.492278857250662</text:p>
          </table:table-cell>
          <table:table-cell table:number-columns-repeated="16"/>
        </table:table-row>
        <table:table-row table:style-name="ro1">
          <table:table-cell office:value-type="float" office:value="570.33875" calcext:value-type="float">
            <text:p>570.33875</text:p>
          </table:table-cell>
          <table:table-cell table:number-columns-repeated="3"/>
          <table:table-cell table:formula="of:=[.$C$4] + ([.$C$5] - [.$C$4]) * (([.A1041] - [.$C$1]) / ([.$C$2] - [.$C$1]))" office:value-type="float" office:value="-0.492413337445528" calcext:value-type="float">
            <text:p>-0.492413337445528</text:p>
          </table:table-cell>
          <table:table-cell table:number-columns-repeated="16"/>
        </table:table-row>
        <table:table-row table:style-name="ro1">
          <table:table-cell office:value-type="float" office:value="574.87375" calcext:value-type="float">
            <text:p>574.87375</text:p>
          </table:table-cell>
          <table:table-cell table:number-columns-repeated="3"/>
          <table:table-cell table:formula="of:=[.$C$4] + ([.$C$5] - [.$C$4]) * (([.A1042] - [.$C$1]) / ([.$C$2] - [.$C$1]))" office:value-type="float" office:value="-0.492338826947199" calcext:value-type="float">
            <text:p>-0.492338826947199</text:p>
          </table:table-cell>
          <table:table-cell table:number-columns-repeated="16"/>
        </table:table-row>
        <table:table-row table:style-name="ro1">
          <table:table-cell office:value-type="float" office:value="588.51625" calcext:value-type="float">
            <text:p>588.51625</text:p>
          </table:table-cell>
          <table:table-cell table:number-columns-repeated="3"/>
          <table:table-cell table:formula="of:=[.$C$4] + ([.$C$5] - [.$C$4]) * (([.A1043] - [.$C$1]) / ([.$C$2] - [.$C$1]))" office:value-type="float" office:value="-0.492114679323505" calcext:value-type="float">
            <text:p>-0.492114679323505</text:p>
          </table:table-cell>
          <table:table-cell table:number-columns-repeated="16"/>
        </table:table-row>
        <table:table-row table:style-name="ro1">
          <table:table-cell office:value-type="float" office:value="589.66125" calcext:value-type="float">
            <text:p>589.66125</text:p>
          </table:table-cell>
          <table:table-cell table:number-columns-repeated="3"/>
          <table:table-cell table:formula="of:=[.$C$4] + ([.$C$5] - [.$C$4]) * (([.A1044] - [.$C$1]) / ([.$C$2] - [.$C$1]))" office:value-type="float" office:value="-0.492095866860311" calcext:value-type="float">
            <text:p>-0.492095866860311</text:p>
          </table:table-cell>
          <table:table-cell table:number-columns-repeated="16"/>
        </table:table-row>
        <table:table-row table:style-name="ro1">
          <table:table-cell office:value-type="float" office:value="586.715" calcext:value-type="float">
            <text:p>586.715</text:p>
          </table:table-cell>
          <table:table-cell table:number-columns-repeated="3"/>
          <table:table-cell table:formula="of:=[.$C$4] + ([.$C$5] - [.$C$4]) * (([.A1045] - [.$C$1]) / ([.$C$2] - [.$C$1]))" office:value-type="float" office:value="-0.492144274039076" calcext:value-type="float">
            <text:p>-0.492144274039076</text:p>
          </table:table-cell>
          <table:table-cell table:number-columns-repeated="16"/>
        </table:table-row>
        <table:table-row table:style-name="ro1">
          <table:table-cell office:value-type="float" office:value="585.23875" calcext:value-type="float">
            <text:p>585.23875</text:p>
          </table:table-cell>
          <table:table-cell table:number-columns-repeated="3"/>
          <table:table-cell table:formula="of:=[.$C$4] + ([.$C$5] - [.$C$4]) * (([.A1046] - [.$C$1]) / ([.$C$2] - [.$C$1]))" office:value-type="float" office:value="-0.492168528972518" calcext:value-type="float">
            <text:p>-0.492168528972518</text:p>
          </table:table-cell>
          <table:table-cell table:number-columns-repeated="16"/>
        </table:table-row>
        <table:table-row table:style-name="ro1">
          <table:table-cell office:value-type="float" office:value="594.81625" calcext:value-type="float">
            <text:p>594.81625</text:p>
          </table:table-cell>
          <table:table-cell table:number-columns-repeated="3"/>
          <table:table-cell table:formula="of:=[.$C$4] + ([.$C$5] - [.$C$4]) * (([.A1047] - [.$C$1]) / ([.$C$2] - [.$C$1]))" office:value-type="float" office:value="-0.492011169700689" calcext:value-type="float">
            <text:p>-0.492011169700689</text:p>
          </table:table-cell>
          <table:table-cell table:number-columns-repeated="16"/>
        </table:table-row>
        <table:table-row table:style-name="ro1">
          <table:table-cell office:value-type="float" office:value="581.9625" calcext:value-type="float">
            <text:p>581.9625</text:p>
          </table:table-cell>
          <table:table-cell table:number-columns-repeated="3"/>
          <table:table-cell table:formula="of:=[.$C$4] + ([.$C$5] - [.$C$4]) * (([.A1048] - [.$C$1]) / ([.$C$2] - [.$C$1]))" office:value-type="float" office:value="-0.492222358083907" calcext:value-type="float">
            <text:p>-0.492222358083907</text:p>
          </table:table-cell>
          <table:table-cell table:number-columns-repeated="16"/>
        </table:table-row>
        <table:table-row table:style-name="ro1">
          <table:table-cell office:value-type="float" office:value="584.87375" calcext:value-type="float">
            <text:p>584.87375</text:p>
          </table:table-cell>
          <table:table-cell table:number-columns-repeated="3"/>
          <table:table-cell table:formula="of:=[.$C$4] + ([.$C$5] - [.$C$4]) * (([.A1049] - [.$C$1]) / ([.$C$2] - [.$C$1]))" office:value-type="float" office:value="-0.492174525958602" calcext:value-type="float">
            <text:p>-0.492174525958602</text:p>
          </table:table-cell>
          <table:table-cell table:number-columns-repeated="16"/>
        </table:table-row>
        <table:table-row table:style-name="ro1">
          <table:table-cell office:value-type="float" office:value="581.65" calcext:value-type="float">
            <text:p>581.65</text:p>
          </table:table-cell>
          <table:table-cell table:number-columns-repeated="3"/>
          <table:table-cell table:formula="of:=[.$C$4] + ([.$C$5] - [.$C$4]) * (([.A1050] - [.$C$1]) / ([.$C$2] - [.$C$1]))" office:value-type="float" office:value="-0.492227492489801" calcext:value-type="float">
            <text:p>-0.492227492489801</text:p>
          </table:table-cell>
          <table:table-cell table:number-columns-repeated="16"/>
        </table:table-row>
        <table:table-row table:style-name="ro1">
          <table:table-cell office:value-type="float" office:value="571.9625" calcext:value-type="float">
            <text:p>571.9625</text:p>
          </table:table-cell>
          <table:table-cell table:number-columns-repeated="3"/>
          <table:table-cell table:formula="of:=[.$C$4] + ([.$C$5] - [.$C$4]) * (([.A1051] - [.$C$1]) / ([.$C$2] - [.$C$1]))" office:value-type="float" office:value="-0.492386659072505" calcext:value-type="float">
            <text:p>-0.492386659072505</text:p>
          </table:table-cell>
          <table:table-cell table:number-columns-repeated="16"/>
        </table:table-row>
        <table:table-row table:style-name="ro1">
          <table:table-cell office:value-type="float" office:value="567.60749" calcext:value-type="float">
            <text:p>567.60749</text:p>
          </table:table-cell>
          <table:table-cell table:number-columns-repeated="3"/>
          <table:table-cell table:formula="of:=[.$C$4] + ([.$C$5] - [.$C$4]) * (([.A1052] - [.$C$1]) / ([.$C$2] - [.$C$1]))" office:value-type="float" office:value="-0.49245821231734" calcext:value-type="float">
            <text:p>-0.49245821231734</text:p>
          </table:table-cell>
          <table:table-cell table:number-columns-repeated="16"/>
        </table:table-row>
        <table:table-row table:style-name="ro1">
          <table:table-cell office:value-type="float" office:value="575.54125" calcext:value-type="float">
            <text:p>575.54125</text:p>
          </table:table-cell>
          <table:table-cell table:number-columns-repeated="3"/>
          <table:table-cell table:formula="of:=[.$C$4] + ([.$C$5] - [.$C$4]) * (([.A1053] - [.$C$1]) / ([.$C$2] - [.$C$1]))" office:value-type="float" office:value="-0.49232785985621" calcext:value-type="float">
            <text:p>-0.49232785985621</text:p>
          </table:table-cell>
          <table:table-cell table:number-columns-repeated="16"/>
        </table:table-row>
        <table:table-row table:style-name="ro1">
          <table:table-cell office:value-type="float" office:value="572.37249" calcext:value-type="float">
            <text:p>572.37249</text:p>
          </table:table-cell>
          <table:table-cell table:number-columns-repeated="3"/>
          <table:table-cell table:formula="of:=[.$C$4] + ([.$C$5] - [.$C$4]) * (([.A1054] - [.$C$1]) / ([.$C$2] - [.$C$1]))" office:value-type="float" office:value="-0.492379922896273" calcext:value-type="float">
            <text:p>-0.492379922896273</text:p>
          </table:table-cell>
          <table:table-cell table:number-columns-repeated="16"/>
        </table:table-row>
        <table:table-row table:style-name="ro1">
          <table:table-cell office:value-type="float" office:value="573.01625" calcext:value-type="float">
            <text:p>573.01625</text:p>
          </table:table-cell>
          <table:table-cell table:number-columns-repeated="3"/>
          <table:table-cell table:formula="of:=[.$C$4] + ([.$C$5] - [.$C$4]) * (([.A1055] - [.$C$1]) / ([.$C$2] - [.$C$1]))" office:value-type="float" office:value="-0.492369345855831" calcext:value-type="float">
            <text:p>-0.492369345855831</text:p>
          </table:table-cell>
          <table:table-cell table:number-columns-repeated="16"/>
        </table:table-row>
        <table:table-row table:style-name="ro1">
          <table:table-cell office:value-type="float" office:value="573.08" calcext:value-type="float">
            <text:p>573.08</text:p>
          </table:table-cell>
          <table:table-cell table:number-columns-repeated="3"/>
          <table:table-cell table:formula="of:=[.$C$4] + ([.$C$5] - [.$C$4]) * (([.A1056] - [.$C$1]) / ([.$C$2] - [.$C$1]))" office:value-type="float" office:value="-0.492368298437029" calcext:value-type="float">
            <text:p>-0.492368298437029</text:p>
          </table:table-cell>
          <table:table-cell table:number-columns-repeated="16"/>
        </table:table-row>
        <table:table-row table:style-name="ro1">
          <table:table-cell office:value-type="float" office:value="581.35375" calcext:value-type="float">
            <text:p>581.35375</text:p>
          </table:table-cell>
          <table:table-cell table:number-columns-repeated="3"/>
          <table:table-cell table:formula="of:=[.$C$4] + ([.$C$5] - [.$C$4]) * (([.A1057] - [.$C$1]) / ([.$C$2] - [.$C$1]))" office:value-type="float" office:value="-0.492232359906588" calcext:value-type="float">
            <text:p>-0.492232359906588</text:p>
          </table:table-cell>
          <table:table-cell table:number-columns-repeated="16"/>
        </table:table-row>
        <table:table-row table:style-name="ro1">
          <table:table-cell office:value-type="float" office:value="579.6675" calcext:value-type="float">
            <text:p>579.6675</text:p>
          </table:table-cell>
          <table:table-cell table:number-columns-repeated="3"/>
          <table:table-cell table:formula="of:=[.$C$4] + ([.$C$5] - [.$C$4]) * (([.A1058] - [.$C$1]) / ([.$C$2] - [.$C$1]))" office:value-type="float" office:value="-0.49226006516079" calcext:value-type="float">
            <text:p>-0.49226006516079</text:p>
          </table:table-cell>
          <table:table-cell table:number-columns-repeated="16"/>
        </table:table-row>
        <table:table-row table:style-name="ro1">
          <table:table-cell office:value-type="float" office:value="585.5075" calcext:value-type="float">
            <text:p>585.5075</text:p>
          </table:table-cell>
          <table:table-cell table:number-columns-repeated="3"/>
          <table:table-cell table:formula="of:=[.$C$4] + ([.$C$5] - [.$C$4]) * (([.A1059] - [.$C$1]) / ([.$C$2] - [.$C$1]))" office:value-type="float" office:value="-0.492164113383449" calcext:value-type="float">
            <text:p>-0.492164113383449</text:p>
          </table:table-cell>
          <table:table-cell table:number-columns-repeated="16"/>
        </table:table-row>
        <table:table-row table:style-name="ro1">
          <table:table-cell office:value-type="float" office:value="577.98749" calcext:value-type="float">
            <text:p>577.98749</text:p>
          </table:table-cell>
          <table:table-cell table:number-columns-repeated="3"/>
          <table:table-cell table:formula="of:=[.$C$4] + ([.$C$5] - [.$C$4]) * (([.A1060] - [.$C$1]) / ([.$C$2] - [.$C$1]))" office:value-type="float" office:value="-0.492287667891176" calcext:value-type="float">
            <text:p>-0.492287667891176</text:p>
          </table:table-cell>
          <table:table-cell table:number-columns-repeated="16"/>
        </table:table-row>
        <table:table-row table:style-name="ro1">
          <table:table-cell office:value-type="float" office:value="574.5825" calcext:value-type="float">
            <text:p>574.5825</text:p>
          </table:table-cell>
          <table:table-cell table:number-columns-repeated="3"/>
          <table:table-cell table:formula="of:=[.$C$4] + ([.$C$5] - [.$C$4]) * (([.A1061] - [.$C$1]) / ([.$C$2] - [.$C$1]))" office:value-type="float" office:value="-0.492343612213492" calcext:value-type="float">
            <text:p>-0.492343612213492</text:p>
          </table:table-cell>
          <table:table-cell table:number-columns-repeated="16"/>
        </table:table-row>
        <table:table-row table:style-name="ro1">
          <table:table-cell office:value-type="float" office:value="575.0625" calcext:value-type="float">
            <text:p>575.0625</text:p>
          </table:table-cell>
          <table:table-cell table:number-columns-repeated="3"/>
          <table:table-cell table:formula="of:=[.$C$4] + ([.$C$5] - [.$C$4]) * (([.A1062] - [.$C$1]) / ([.$C$2] - [.$C$1]))" office:value-type="float" office:value="-0.492335725766039" calcext:value-type="float">
            <text:p>-0.492335725766039</text:p>
          </table:table-cell>
          <table:table-cell table:number-columns-repeated="16"/>
        </table:table-row>
        <table:table-row table:style-name="ro1">
          <table:table-cell office:value-type="float" office:value="575.3425" calcext:value-type="float">
            <text:p>575.3425</text:p>
          </table:table-cell>
          <table:table-cell table:number-columns-repeated="3"/>
          <table:table-cell table:formula="of:=[.$C$4] + ([.$C$5] - [.$C$4]) * (([.A1063] - [.$C$1]) / ([.$C$2] - [.$C$1]))" office:value-type="float" office:value="-0.492331125338359" calcext:value-type="float">
            <text:p>-0.492331125338359</text:p>
          </table:table-cell>
          <table:table-cell table:number-columns-repeated="16"/>
        </table:table-row>
        <table:table-row table:style-name="ro1">
          <table:table-cell office:value-type="float" office:value="568.78875" calcext:value-type="float">
            <text:p>568.78875</text:p>
          </table:table-cell>
          <table:table-cell table:number-columns-repeated="3"/>
          <table:table-cell table:formula="of:=[.$C$4] + ([.$C$5] - [.$C$4]) * (([.A1064] - [.$C$1]) / ([.$C$2] - [.$C$1]))" office:value-type="float" office:value="-0.492438804098761" calcext:value-type="float">
            <text:p>-0.492438804098761</text:p>
          </table:table-cell>
          <table:table-cell table:number-columns-repeated="16"/>
        </table:table-row>
        <table:table-row table:style-name="ro1">
          <table:table-cell office:value-type="float" office:value="574.49749" calcext:value-type="float">
            <text:p>574.49749</text:p>
          </table:table-cell>
          <table:table-cell table:number-columns-repeated="3"/>
          <table:table-cell table:formula="of:=[.$C$4] + ([.$C$5] - [.$C$4]) * (([.A1065] - [.$C$1]) / ([.$C$2] - [.$C$1]))" office:value-type="float" office:value="-0.492345008936196" calcext:value-type="float">
            <text:p>-0.492345008936196</text:p>
          </table:table-cell>
          <table:table-cell table:number-columns-repeated="16"/>
        </table:table-row>
        <table:table-row table:style-name="ro1">
          <table:table-cell office:value-type="float" office:value="571.94125" calcext:value-type="float">
            <text:p>571.94125</text:p>
          </table:table-cell>
          <table:table-cell table:number-columns-repeated="3"/>
          <table:table-cell table:formula="of:=[.$C$4] + ([.$C$5] - [.$C$4]) * (([.A1066] - [.$C$1]) / ([.$C$2] - [.$C$1]))" office:value-type="float" office:value="-0.492387008212105" calcext:value-type="float">
            <text:p>-0.492387008212105</text:p>
          </table:table-cell>
          <table:table-cell table:number-columns-repeated="16"/>
        </table:table-row>
        <table:table-row table:style-name="ro1">
          <table:table-cell office:value-type="float" office:value="573.78125" calcext:value-type="float">
            <text:p>573.78125</text:p>
          </table:table-cell>
          <table:table-cell table:number-columns-repeated="3"/>
          <table:table-cell table:formula="of:=[.$C$4] + ([.$C$5] - [.$C$4]) * (([.A1067] - [.$C$1]) / ([.$C$2] - [.$C$1]))" office:value-type="float" office:value="-0.492356776830203" calcext:value-type="float">
            <text:p>-0.492356776830203</text:p>
          </table:table-cell>
          <table:table-cell table:number-columns-repeated="16"/>
        </table:table-row>
        <table:table-row table:style-name="ro1">
          <table:table-cell office:value-type="float" office:value="572.96" calcext:value-type="float">
            <text:p>572.96</text:p>
          </table:table-cell>
          <table:table-cell table:number-columns-repeated="3"/>
          <table:table-cell table:formula="of:=[.$C$4] + ([.$C$5] - [.$C$4]) * (([.A1068] - [.$C$1]) / ([.$C$2] - [.$C$1]))" office:value-type="float" office:value="-0.492370270048892" calcext:value-type="float">
            <text:p>-0.492370270048892</text:p>
          </table:table-cell>
          <table:table-cell table:number-columns-repeated="16"/>
        </table:table-row>
        <table:table-row table:style-name="ro1">
          <table:table-cell office:value-type="float" office:value="570.1" calcext:value-type="float">
            <text:p>570.1</text:p>
          </table:table-cell>
          <table:table-cell table:number-columns-repeated="3"/>
          <table:table-cell table:formula="of:=[.$C$4] + ([.$C$5] - [.$C$4]) * (([.A1069] - [.$C$1]) / ([.$C$2] - [.$C$1]))" office:value-type="float" office:value="-0.492417260131631" calcext:value-type="float">
            <text:p>-0.492417260131631</text:p>
          </table:table-cell>
          <table:table-cell table:number-columns-repeated="16"/>
        </table:table-row>
        <table:table-row table:style-name="ro1">
          <table:table-cell office:value-type="float" office:value="572.52125" calcext:value-type="float">
            <text:p>572.52125</text:p>
          </table:table-cell>
          <table:table-cell table:number-columns-repeated="3"/>
          <table:table-cell table:formula="of:=[.$C$4] + ([.$C$5] - [.$C$4]) * (([.A1070] - [.$C$1]) / ([.$C$2] - [.$C$1]))" office:value-type="float" office:value="-0.492377478754767" calcext:value-type="float">
            <text:p>-0.492377478754767</text:p>
          </table:table-cell>
          <table:table-cell table:number-columns-repeated="16"/>
        </table:table-row>
        <table:table-row table:style-name="ro1">
          <table:table-cell office:value-type="float" office:value="596.45375" calcext:value-type="float">
            <text:p>596.45375</text:p>
          </table:table-cell>
          <table:table-cell table:number-columns-repeated="3"/>
          <table:table-cell table:formula="of:=[.$C$4] + ([.$C$5] - [.$C$4]) * (([.A1071] - [.$C$1]) / ([.$C$2] - [.$C$1]))" office:value-type="float" office:value="-0.491984265413806" calcext:value-type="float">
            <text:p>-0.491984265413806</text:p>
          </table:table-cell>
          <table:table-cell table:number-columns-repeated="16"/>
        </table:table-row>
        <table:table-row table:style-name="ro1">
          <table:table-cell office:value-type="float" office:value="606.0525" calcext:value-type="float">
            <text:p>606.0525</text:p>
          </table:table-cell>
          <table:table-cell table:number-columns-repeated="3"/>
          <table:table-cell table:formula="of:=[.$C$4] + ([.$C$5] - [.$C$4]) * (([.A1072] - [.$C$1]) / ([.$C$2] - [.$C$1]))" office:value-type="float" office:value="-0.491826557002376" calcext:value-type="float">
            <text:p>-0.491826557002376</text:p>
          </table:table-cell>
          <table:table-cell table:number-columns-repeated="16"/>
        </table:table-row>
        <table:table-row table:style-name="ro1">
          <table:table-cell office:value-type="float" office:value="604.465" calcext:value-type="float">
            <text:p>604.465</text:p>
          </table:table-cell>
          <table:table-cell table:number-columns-repeated="3"/>
          <table:table-cell table:formula="of:=[.$C$4] + ([.$C$5] - [.$C$4]) * (([.A1073] - [.$C$1]) / ([.$C$2] - [.$C$1]))" office:value-type="float" office:value="-0.491852639784316" calcext:value-type="float">
            <text:p>-0.491852639784316</text:p>
          </table:table-cell>
          <table:table-cell table:number-columns-repeated="16"/>
        </table:table-row>
        <table:table-row table:style-name="ro1">
          <table:table-cell office:value-type="float" office:value="609.4325" calcext:value-type="float">
            <text:p>609.4325</text:p>
          </table:table-cell>
          <table:table-cell table:number-columns-repeated="3"/>
          <table:table-cell table:formula="of:=[.$C$4] + ([.$C$5] - [.$C$4]) * (([.A1074] - [.$C$1]) / ([.$C$2] - [.$C$1]))" office:value-type="float" office:value="-0.49177102326823" calcext:value-type="float">
            <text:p>-0.49177102326823</text:p>
          </table:table-cell>
          <table:table-cell table:number-columns-repeated="16"/>
        </table:table-row>
        <table:table-row table:style-name="ro1">
          <table:table-cell office:value-type="float" office:value="613.67499" calcext:value-type="float">
            <text:p>613.67499</text:p>
          </table:table-cell>
          <table:table-cell table:number-columns-repeated="3"/>
          <table:table-cell table:formula="of:=[.$C$4] + ([.$C$5] - [.$C$4]) * (([.A1075] - [.$C$1]) / ([.$C$2] - [.$C$1]))" office:value-type="float" office:value="-0.491701318738119" calcext:value-type="float">
            <text:p>-0.491701318738119</text:p>
          </table:table-cell>
          <table:table-cell table:number-columns-repeated="16"/>
        </table:table-row>
        <table:table-row table:style-name="ro1">
          <table:table-cell office:value-type="float" office:value="623.6" calcext:value-type="float">
            <text:p>623.6</text:p>
          </table:table-cell>
          <table:table-cell table:number-columns-repeated="3"/>
          <table:table-cell table:formula="of:=[.$C$4] + ([.$C$5] - [.$C$4]) * (([.A1076] - [.$C$1]) / ([.$C$2] - [.$C$1]))" office:value-type="float" office:value="-0.491538249842635" calcext:value-type="float">
            <text:p>-0.491538249842635</text:p>
          </table:table-cell>
          <table:table-cell table:number-columns-repeated="16"/>
        </table:table-row>
        <table:table-row table:style-name="ro1">
          <table:table-cell office:value-type="float" office:value="620.59875" calcext:value-type="float">
            <text:p>620.59875</text:p>
          </table:table-cell>
          <table:table-cell table:number-columns-repeated="3"/>
          <table:table-cell table:formula="of:=[.$C$4] + ([.$C$5] - [.$C$4]) * (([.A1077] - [.$C$1]) / ([.$C$2] - [.$C$1]))" office:value-type="float" office:value="-0.491587560676838" calcext:value-type="float">
            <text:p>-0.491587560676838</text:p>
          </table:table-cell>
          <table:table-cell table:number-columns-repeated="16"/>
        </table:table-row>
        <table:table-row table:style-name="ro1">
          <table:table-cell office:value-type="float" office:value="622.03375" calcext:value-type="float">
            <text:p>622.03375</text:p>
          </table:table-cell>
          <table:table-cell table:number-columns-repeated="3"/>
          <table:table-cell table:formula="of:=[.$C$4] + ([.$C$5] - [.$C$4]) * (([.A1078] - [.$C$1]) / ([.$C$2] - [.$C$1]))" office:value-type="float" office:value="-0.491563983484974" calcext:value-type="float">
            <text:p>-0.491563983484974</text:p>
          </table:table-cell>
          <table:table-cell table:number-columns-repeated="16"/>
        </table:table-row>
        <table:table-row table:style-name="ro1">
          <table:table-cell office:value-type="float" office:value="604.8275" calcext:value-type="float">
            <text:p>604.8275</text:p>
          </table:table-cell>
          <table:table-cell table:number-columns-repeated="3"/>
          <table:table-cell table:formula="of:=[.$C$4] + ([.$C$5] - [.$C$4]) * (([.A1079] - [.$C$1]) / ([.$C$2] - [.$C$1]))" office:value-type="float" office:value="-0.491846683873479" calcext:value-type="float">
            <text:p>-0.491846683873479</text:p>
          </table:table-cell>
          <table:table-cell table:number-columns-repeated="16"/>
        </table:table-row>
        <table:table-row table:style-name="ro1">
          <table:table-cell office:value-type="float" office:value="607.03625" calcext:value-type="float">
            <text:p>607.03625</text:p>
          </table:table-cell>
          <table:table-cell table:number-columns-repeated="3"/>
          <table:table-cell table:formula="of:=[.$C$4] + ([.$C$5] - [.$C$4]) * (([.A1080] - [.$C$1]) / ([.$C$2] - [.$C$1]))" office:value-type="float" office:value="-0.491810393892623" calcext:value-type="float">
            <text:p>-0.491810393892623</text:p>
          </table:table-cell>
          <table:table-cell table:number-columns-repeated="16"/>
        </table:table-row>
        <table:table-row table:style-name="ro1">
          <table:table-cell office:value-type="float" office:value="606.885" calcext:value-type="float">
            <text:p>606.885</text:p>
          </table:table-cell>
          <table:table-cell table:number-columns-repeated="3"/>
          <table:table-cell table:formula="of:=[.$C$4] + ([.$C$5] - [.$C$4]) * (([.A1081] - [.$C$1]) / ([.$C$2] - [.$C$1]))" office:value-type="float" office:value="-0.491812878945075" calcext:value-type="float">
            <text:p>-0.491812878945075</text:p>
          </table:table-cell>
          <table:table-cell table:number-columns-repeated="16"/>
        </table:table-row>
        <table:table-row table:style-name="ro1">
          <table:table-cell office:value-type="float" office:value="606.8975" calcext:value-type="float">
            <text:p>606.8975</text:p>
          </table:table-cell>
          <table:table-cell table:number-columns-repeated="3"/>
          <table:table-cell table:formula="of:=[.$C$4] + ([.$C$5] - [.$C$4]) * (([.A1082] - [.$C$1]) / ([.$C$2] - [.$C$1]))" office:value-type="float" office:value="-0.491812673568839" calcext:value-type="float">
            <text:p>-0.491812673568839</text:p>
          </table:table-cell>
          <table:table-cell table:number-columns-repeated="16"/>
        </table:table-row>
        <table:table-row table:style-name="ro1">
          <table:table-cell office:value-type="float" office:value="605.52125" calcext:value-type="float">
            <text:p>605.52125</text:p>
          </table:table-cell>
          <table:table-cell table:number-columns-repeated="3"/>
          <table:table-cell table:formula="of:=[.$C$4] + ([.$C$5] - [.$C$4]) * (([.A1083] - [.$C$1]) / ([.$C$2] - [.$C$1]))" office:value-type="float" office:value="-0.491835285492395" calcext:value-type="float">
            <text:p>-0.491835285492395</text:p>
          </table:table-cell>
          <table:table-cell table:number-columns-repeated="16"/>
        </table:table-row>
        <table:table-row table:style-name="ro1">
          <table:table-cell office:value-type="float" office:value="606.04625" calcext:value-type="float">
            <text:p>606.04625</text:p>
          </table:table-cell>
          <table:table-cell table:number-columns-repeated="3"/>
          <table:table-cell table:formula="of:=[.$C$4] + ([.$C$5] - [.$C$4]) * (([.A1084] - [.$C$1]) / ([.$C$2] - [.$C$1]))" office:value-type="float" office:value="-0.491826659690494" calcext:value-type="float">
            <text:p>-0.491826659690494</text:p>
          </table:table-cell>
          <table:table-cell table:number-columns-repeated="16"/>
        </table:table-row>
        <table:table-row table:style-name="ro1">
          <table:table-cell office:value-type="float" office:value="605.08" calcext:value-type="float">
            <text:p>605.08</text:p>
          </table:table-cell>
          <table:table-cell table:number-columns-repeated="3"/>
          <table:table-cell table:formula="of:=[.$C$4] + ([.$C$5] - [.$C$4]) * (([.A1085] - [.$C$1]) / ([.$C$2] - [.$C$1]))" office:value-type="float" office:value="-0.491842535273517" calcext:value-type="float">
            <text:p>-0.491842535273517</text:p>
          </table:table-cell>
          <table:table-cell table:number-columns-repeated="16"/>
        </table:table-row>
        <table:table-row table:style-name="ro1">
          <table:table-cell office:value-type="float" office:value="609.37249" calcext:value-type="float">
            <text:p>609.37249</text:p>
          </table:table-cell>
          <table:table-cell table:number-columns-repeated="3"/>
          <table:table-cell table:formula="of:=[.$C$4] + ([.$C$5] - [.$C$4]) * (([.A1086] - [.$C$1]) / ([.$C$2] - [.$C$1]))" office:value-type="float" office:value="-0.491772009238463" calcext:value-type="float">
            <text:p>-0.491772009238463</text:p>
          </table:table-cell>
          <table:table-cell table:number-columns-repeated="16"/>
        </table:table-row>
        <table:table-row table:style-name="ro1">
          <table:table-cell office:value-type="float" office:value="606.7175" calcext:value-type="float">
            <text:p>606.7175</text:p>
          </table:table-cell>
          <table:table-cell table:number-columns-repeated="3"/>
          <table:table-cell table:formula="of:=[.$C$4] + ([.$C$5] - [.$C$4]) * (([.A1087] - [.$C$1]) / ([.$C$2] - [.$C$1]))" office:value-type="float" office:value="-0.491815630986634" calcext:value-type="float">
            <text:p>-0.491815630986634</text:p>
          </table:table-cell>
          <table:table-cell table:number-columns-repeated="16"/>
        </table:table-row>
        <table:table-row table:style-name="ro1">
          <table:table-cell office:value-type="float" office:value="595.93375" calcext:value-type="float">
            <text:p>595.93375</text:p>
          </table:table-cell>
          <table:table-cell table:number-columns-repeated="3"/>
          <table:table-cell table:formula="of:=[.$C$4] + ([.$C$5] - [.$C$4]) * (([.A1088] - [.$C$1]) / ([.$C$2] - [.$C$1]))" office:value-type="float" office:value="-0.491992809065213" calcext:value-type="float">
            <text:p>-0.491992809065213</text:p>
          </table:table-cell>
          <table:table-cell table:number-columns-repeated="16"/>
        </table:table-row>
        <table:table-row table:style-name="ro1">
          <table:table-cell office:value-type="float" office:value="596.225" calcext:value-type="float">
            <text:p>596.225</text:p>
          </table:table-cell>
          <table:table-cell table:number-columns-repeated="3"/>
          <table:table-cell table:formula="of:=[.$C$4] + ([.$C$5] - [.$C$4]) * (([.A1089] - [.$C$1]) / ([.$C$2] - [.$C$1]))" office:value-type="float" office:value="-0.49198802379892" calcext:value-type="float">
            <text:p>-0.49198802379892</text:p>
          </table:table-cell>
          <table:table-cell table:number-columns-repeated="16"/>
        </table:table-row>
        <table:table-row table:style-name="ro1">
          <table:table-cell office:value-type="float" office:value="595.0175" calcext:value-type="float">
            <text:p>595.0175</text:p>
          </table:table-cell>
          <table:table-cell table:number-columns-repeated="3"/>
          <table:table-cell table:formula="of:=[.$C$4] + ([.$C$5] - [.$C$4]) * (([.A1090] - [.$C$1]) / ([.$C$2] - [.$C$1]))" office:value-type="float" office:value="-0.492007863143293" calcext:value-type="float">
            <text:p>-0.492007863143293</text:p>
          </table:table-cell>
          <table:table-cell table:number-columns-repeated="16"/>
        </table:table-row>
        <table:table-row table:style-name="ro1">
          <table:table-cell office:value-type="float" office:value="602.4075" calcext:value-type="float">
            <text:p>602.4075</text:p>
          </table:table-cell>
          <table:table-cell table:number-columns-repeated="3"/>
          <table:table-cell table:formula="of:=[.$C$4] + ([.$C$5] - [.$C$4]) * (([.A1091] - [.$C$1]) / ([.$C$2] - [.$C$1]))" office:value-type="float" office:value="-0.49188644471272" calcext:value-type="float">
            <text:p>-0.49188644471272</text:p>
          </table:table-cell>
          <table:table-cell table:number-columns-repeated="16"/>
        </table:table-row>
        <table:table-row table:style-name="ro1">
          <table:table-cell office:value-type="float" office:value="601.36875" calcext:value-type="float">
            <text:p>601.36875</text:p>
          </table:table-cell>
          <table:table-cell table:number-columns-repeated="3"/>
          <table:table-cell table:formula="of:=[.$C$4] + ([.$C$5] - [.$C$4]) * (([.A1092] - [.$C$1]) / ([.$C$2] - [.$C$1]))" office:value-type="float" office:value="-0.49190351147791" calcext:value-type="float">
            <text:p>-0.49190351147791</text:p>
          </table:table-cell>
          <table:table-cell table:number-columns-repeated="16"/>
        </table:table-row>
        <table:table-row table:style-name="ro1">
          <table:table-cell office:value-type="float" office:value="598.9075" calcext:value-type="float">
            <text:p>598.9075</text:p>
          </table:table-cell>
          <table:table-cell table:number-columns-repeated="3"/>
          <table:table-cell table:formula="of:=[.$C$4] + ([.$C$5] - [.$C$4]) * (([.A1093] - [.$C$1]) / ([.$C$2] - [.$C$1]))" office:value-type="float" office:value="-0.491943950058729" calcext:value-type="float">
            <text:p>-0.491943950058729</text:p>
          </table:table-cell>
          <table:table-cell table:number-columns-repeated="16"/>
        </table:table-row>
        <table:table-row table:style-name="ro1">
          <table:table-cell office:value-type="float" office:value="605.0175" calcext:value-type="float">
            <text:p>605.0175</text:p>
          </table:table-cell>
          <table:table-cell table:number-columns-repeated="3"/>
          <table:table-cell table:formula="of:=[.$C$4] + ([.$C$5] - [.$C$4]) * (([.A1094] - [.$C$1]) / ([.$C$2] - [.$C$1]))" office:value-type="float" office:value="-0.491843562154696" calcext:value-type="float">
            <text:p>-0.491843562154696</text:p>
          </table:table-cell>
          <table:table-cell table:number-columns-repeated="16"/>
        </table:table-row>
        <table:table-row table:style-name="ro1">
          <table:table-cell office:value-type="float" office:value="602.885" calcext:value-type="float">
            <text:p>602.885</text:p>
          </table:table-cell>
          <table:table-cell table:number-columns-repeated="3"/>
          <table:table-cell table:formula="of:=[.$C$4] + ([.$C$5] - [.$C$4]) * (([.A1095] - [.$C$1]) / ([.$C$2] - [.$C$1]))" office:value-type="float" office:value="-0.491878599340514" calcext:value-type="float">
            <text:p>-0.491878599340514</text:p>
          </table:table-cell>
          <table:table-cell table:number-columns-repeated="16"/>
        </table:table-row>
        <table:table-row table:style-name="ro1">
          <table:table-cell office:value-type="float" office:value="603.58124" calcext:value-type="float">
            <text:p>603.58124</text:p>
          </table:table-cell>
          <table:table-cell table:number-columns-repeated="3"/>
          <table:table-cell table:formula="of:=[.$C$4] + ([.$C$5] - [.$C$4]) * (([.A1096] - [.$C$1]) / ([.$C$2] - [.$C$1]))" office:value-type="float" office:value="-0.491867160048484" calcext:value-type="float">
            <text:p>-0.491867160048484</text:p>
          </table:table-cell>
          <table:table-cell table:number-columns-repeated="16"/>
        </table:table-row>
        <table:table-row table:style-name="ro1">
          <table:table-cell office:value-type="float" office:value="604.52125" calcext:value-type="float">
            <text:p>604.52125</text:p>
          </table:table-cell>
          <table:table-cell table:number-columns-repeated="3"/>
          <table:table-cell table:formula="of:=[.$C$4] + ([.$C$5] - [.$C$4]) * (([.A1097] - [.$C$1]) / ([.$C$2] - [.$C$1]))" office:value-type="float" office:value="-0.491851715591255" calcext:value-type="float">
            <text:p>-0.491851715591255</text:p>
          </table:table-cell>
          <table:table-cell table:number-columns-repeated="16"/>
        </table:table-row>
        <table:table-row table:style-name="ro1">
          <table:table-cell office:value-type="float" office:value="610.58375" calcext:value-type="float">
            <text:p>610.58375</text:p>
          </table:table-cell>
          <table:table-cell table:number-columns-repeated="3"/>
          <table:table-cell table:formula="of:=[.$C$4] + ([.$C$5] - [.$C$4]) * (([.A1098] - [.$C$1]) / ([.$C$2] - [.$C$1]))" office:value-type="float" office:value="-0.491752108116918" calcext:value-type="float">
            <text:p>-0.491752108116918</text:p>
          </table:table-cell>
          <table:table-cell table:number-columns-repeated="16"/>
        </table:table-row>
        <table:table-row table:style-name="ro1">
          <table:table-cell office:value-type="float" office:value="613.23749" calcext:value-type="float">
            <text:p>613.23749</text:p>
          </table:table-cell>
          <table:table-cell table:number-columns-repeated="3"/>
          <table:table-cell table:formula="of:=[.$C$4] + ([.$C$5] - [.$C$4]) * (([.A1099] - [.$C$1]) / ([.$C$2] - [.$C$1]))" office:value-type="float" office:value="-0.49170850690637" calcext:value-type="float">
            <text:p>-0.49170850690637</text:p>
          </table:table-cell>
          <table:table-cell table:number-columns-repeated="16"/>
        </table:table-row>
        <table:table-row table:style-name="ro1">
          <table:table-cell office:value-type="float" office:value="611.88874" calcext:value-type="float">
            <text:p>611.88874</text:p>
          </table:table-cell>
          <table:table-cell table:number-columns-repeated="3"/>
          <table:table-cell table:formula="of:=[.$C$4] + ([.$C$5] - [.$C$4]) * (([.A1100] - [.$C$1]) / ([.$C$2] - [.$C$1]))" office:value-type="float" office:value="-0.491730667002207" calcext:value-type="float">
            <text:p>-0.491730667002207</text:p>
          </table:table-cell>
          <table:table-cell table:number-columns-repeated="16"/>
        </table:table-row>
        <table:table-row table:style-name="ro1">
          <table:table-cell office:value-type="float" office:value="609.495" calcext:value-type="float">
            <text:p>609.495</text:p>
          </table:table-cell>
          <table:table-cell table:number-columns-repeated="3"/>
          <table:table-cell table:formula="of:=[.$C$4] + ([.$C$5] - [.$C$4]) * (([.A1101] - [.$C$1]) / ([.$C$2] - [.$C$1]))" office:value-type="float" office:value="-0.491769996387051" calcext:value-type="float">
            <text:p>-0.491769996387051</text:p>
          </table:table-cell>
          <table:table-cell table:number-columns-repeated="16"/>
        </table:table-row>
        <table:table-row table:style-name="ro1">
          <table:table-cell office:value-type="float" office:value="608.125" calcext:value-type="float">
            <text:p>608.125</text:p>
          </table:table-cell>
          <table:table-cell table:number-columns-repeated="3"/>
          <table:table-cell table:formula="of:=[.$C$4] + ([.$C$5] - [.$C$4]) * (([.A1102] - [.$C$1]) / ([.$C$2] - [.$C$1]))" office:value-type="float" office:value="-0.491792505622489" calcext:value-type="float">
            <text:p>-0.491792505622489</text:p>
          </table:table-cell>
          <table:table-cell table:number-columns-repeated="16"/>
        </table:table-row>
        <table:table-row table:style-name="ro1">
          <table:table-cell office:value-type="float" office:value="610.57" calcext:value-type="float">
            <text:p>610.57</text:p>
          </table:table-cell>
          <table:table-cell table:number-columns-repeated="3"/>
          <table:table-cell table:formula="of:=[.$C$4] + ([.$C$5] - [.$C$4]) * (([.A1103] - [.$C$1]) / ([.$C$2] - [.$C$1]))" office:value-type="float" office:value="-0.491752334030777" calcext:value-type="float">
            <text:p>-0.491752334030777</text:p>
          </table:table-cell>
          <table:table-cell table:number-columns-repeated="16"/>
        </table:table-row>
        <table:table-row table:style-name="ro1">
          <table:table-cell office:value-type="float" office:value="610.23375" calcext:value-type="float">
            <text:p>610.23375</text:p>
          </table:table-cell>
          <table:table-cell table:number-columns-repeated="3"/>
          <table:table-cell table:formula="of:=[.$C$4] + ([.$C$5] - [.$C$4]) * (([.A1104] - [.$C$1]) / ([.$C$2] - [.$C$1]))" office:value-type="float" office:value="-0.491757858651519" calcext:value-type="float">
            <text:p>-0.491757858651519</text:p>
          </table:table-cell>
          <table:table-cell table:number-columns-repeated="16"/>
        </table:table-row>
        <table:table-row table:style-name="ro1">
          <table:table-cell office:value-type="float" office:value="617.445" calcext:value-type="float">
            <text:p>617.445</text:p>
          </table:table-cell>
          <table:table-cell table:number-columns-repeated="3"/>
          <table:table-cell table:formula="of:=[.$C$4] + ([.$C$5] - [.$C$4]) * (([.A1105] - [.$C$1]) / ([.$C$2] - [.$C$1]))" office:value-type="float" office:value="-0.491639377101116" calcext:value-type="float">
            <text:p>-0.491639377101116</text:p>
          </table:table-cell>
          <table:table-cell table:number-columns-repeated="16"/>
        </table:table-row>
        <table:table-row table:style-name="ro1">
          <table:table-cell office:value-type="float" office:value="614.59625" calcext:value-type="float">
            <text:p>614.59625</text:p>
          </table:table-cell>
          <table:table-cell table:number-columns-repeated="3"/>
          <table:table-cell table:formula="of:=[.$C$4] + ([.$C$5] - [.$C$4]) * (([.A1106] - [.$C$1]) / ([.$C$2] - [.$C$1]))" office:value-type="float" office:value="-0.491686182345243" calcext:value-type="float">
            <text:p>-0.491686182345243</text:p>
          </table:table-cell>
          <table:table-cell table:number-columns-repeated="16"/>
        </table:table-row>
        <table:table-row table:style-name="ro1">
          <table:table-cell office:value-type="float" office:value="615.91625" calcext:value-type="float">
            <text:p>615.91625</text:p>
          </table:table-cell>
          <table:table-cell table:number-columns-repeated="3"/>
          <table:table-cell table:formula="of:=[.$C$4] + ([.$C$5] - [.$C$4]) * (([.A1107] - [.$C$1]) / ([.$C$2] - [.$C$1]))" office:value-type="float" office:value="-0.491664494614748" calcext:value-type="float">
            <text:p>-0.491664494614748</text:p>
          </table:table-cell>
          <table:table-cell table:number-columns-repeated="16"/>
        </table:table-row>
        <table:table-row table:style-name="ro1">
          <table:table-cell office:value-type="float" office:value="618.3275" calcext:value-type="float">
            <text:p>618.3275</text:p>
          </table:table-cell>
          <table:table-cell table:number-columns-repeated="3"/>
          <table:table-cell table:formula="of:=[.$C$4] + ([.$C$5] - [.$C$4]) * (([.A1108] - [.$C$1]) / ([.$C$2] - [.$C$1]))" office:value-type="float" office:value="-0.491624877538873" calcext:value-type="float">
            <text:p>-0.491624877538873</text:p>
          </table:table-cell>
          <table:table-cell table:number-columns-repeated="16"/>
        </table:table-row>
        <table:table-row table:style-name="ro1">
          <table:table-cell office:value-type="float" office:value="637.21624" calcext:value-type="float">
            <text:p>637.21624</text:p>
          </table:table-cell>
          <table:table-cell table:number-columns-repeated="3"/>
          <table:table-cell table:formula="of:=[.$C$4] + ([.$C$5] - [.$C$4]) * (([.A1109] - [.$C$1]) / ([.$C$2] - [.$C$1]))" office:value-type="float" office:value="-0.491314533673337" calcext:value-type="float">
            <text:p>-0.491314533673337</text:p>
          </table:table-cell>
          <table:table-cell table:number-columns-repeated="16"/>
        </table:table-row>
        <table:table-row table:style-name="ro1">
          <table:table-cell office:value-type="float" office:value="637.73625" calcext:value-type="float">
            <text:p>637.73625</text:p>
          </table:table-cell>
          <table:table-cell table:number-columns-repeated="3"/>
          <table:table-cell table:formula="of:=[.$C$4] + ([.$C$5] - [.$C$4]) * (([.A1110] - [.$C$1]) / ([.$C$2] - [.$C$1]))" office:value-type="float" office:value="-0.491305989857629" calcext:value-type="float">
            <text:p>-0.491305989857629</text:p>
          </table:table-cell>
          <table:table-cell table:number-columns-repeated="16"/>
        </table:table-row>
        <table:table-row table:style-name="ro1">
          <table:table-cell office:value-type="float" office:value="635.88375" calcext:value-type="float">
            <text:p>635.88375</text:p>
          </table:table-cell>
          <table:table-cell table:number-columns-repeated="3"/>
          <table:table-cell table:formula="of:=[.$C$4] + ([.$C$5] - [.$C$4]) * (([.A1111] - [.$C$1]) / ([.$C$2] - [.$C$1]))" office:value-type="float" office:value="-0.491336426615766" calcext:value-type="float">
            <text:p>-0.491336426615766</text:p>
          </table:table-cell>
          <table:table-cell table:number-columns-repeated="16"/>
        </table:table-row>
        <table:table-row table:style-name="ro1">
          <table:table-cell office:value-type="float" office:value="638.975" calcext:value-type="float">
            <text:p>638.975</text:p>
          </table:table-cell>
          <table:table-cell table:number-columns-repeated="3"/>
          <table:table-cell table:formula="of:=[.$C$4] + ([.$C$5] - [.$C$4]) * (([.A1112] - [.$C$1]) / ([.$C$2] - [.$C$1]))" office:value-type="float" office:value="-0.491285637072666" calcext:value-type="float">
            <text:p>-0.491285637072666</text:p>
          </table:table-cell>
          <table:table-cell table:number-columns-repeated="16"/>
        </table:table-row>
        <table:table-row table:style-name="ro1">
          <table:table-cell office:value-type="float" office:value="638.605" calcext:value-type="float">
            <text:p>638.605</text:p>
          </table:table-cell>
          <table:table-cell table:number-columns-repeated="3"/>
          <table:table-cell table:formula="of:=[.$C$4] + ([.$C$5] - [.$C$4]) * (([.A1113] - [.$C$1]) / ([.$C$2] - [.$C$1]))" office:value-type="float" office:value="-0.491291716209244" calcext:value-type="float">
            <text:p>-0.491291716209244</text:p>
          </table:table-cell>
          <table:table-cell table:number-columns-repeated="16"/>
        </table:table-row>
        <table:table-row table:style-name="ro1">
          <table:table-cell office:value-type="float" office:value="636.635" calcext:value-type="float">
            <text:p>636.635</text:p>
          </table:table-cell>
          <table:table-cell table:number-columns-repeated="3"/>
          <table:table-cell table:formula="of:=[.$C$4] + ([.$C$5] - [.$C$4]) * (([.A1114] - [.$C$1]) / ([.$C$2] - [.$C$1]))" office:value-type="float" office:value="-0.491324083503998" calcext:value-type="float">
            <text:p>-0.491324083503998</text:p>
          </table:table-cell>
          <table:table-cell table:number-columns-repeated="16"/>
        </table:table-row>
        <table:table-row table:style-name="ro1">
          <table:table-cell office:value-type="float" office:value="637.01625" calcext:value-type="float">
            <text:p>637.01625</text:p>
          </table:table-cell>
          <table:table-cell table:number-columns-repeated="3"/>
          <table:table-cell table:formula="of:=[.$C$4] + ([.$C$5] - [.$C$4]) * (([.A1115] - [.$C$1]) / ([.$C$2] - [.$C$1]))" office:value-type="float" office:value="-0.491317819528808" calcext:value-type="float">
            <text:p>-0.491317819528808</text:p>
          </table:table-cell>
          <table:table-cell table:number-columns-repeated="16"/>
        </table:table-row>
        <table:table-row table:style-name="ro1">
          <table:table-cell office:value-type="float" office:value="634.605" calcext:value-type="float">
            <text:p>634.605</text:p>
          </table:table-cell>
          <table:table-cell table:number-columns-repeated="3"/>
          <table:table-cell table:formula="of:=[.$C$4] + ([.$C$5] - [.$C$4]) * (([.A1116] - [.$C$1]) / ([.$C$2] - [.$C$1]))" office:value-type="float" office:value="-0.491357436604683" calcext:value-type="float">
            <text:p>-0.491357436604683</text:p>
          </table:table-cell>
          <table:table-cell table:number-columns-repeated="16"/>
        </table:table-row>
        <table:table-row table:style-name="ro1">
          <table:table-cell office:value-type="float" office:value="626.36875" calcext:value-type="float">
            <text:p>626.36875</text:p>
          </table:table-cell>
          <table:table-cell table:number-columns-repeated="3"/>
          <table:table-cell table:formula="of:=[.$C$4] + ([.$C$5] - [.$C$4]) * (([.A1117] - [.$C$1]) / ([.$C$2] - [.$C$1]))" office:value-type="float" office:value="-0.491492759006417" calcext:value-type="float">
            <text:p>-0.491492759006417</text:p>
          </table:table-cell>
          <table:table-cell table:number-columns-repeated="16"/>
        </table:table-row>
        <table:table-row table:style-name="ro1">
          <table:table-cell office:value-type="float" office:value="629.61249" calcext:value-type="float">
            <text:p>629.61249</text:p>
          </table:table-cell>
          <table:table-cell table:number-columns-repeated="3"/>
          <table:table-cell table:formula="of:=[.$C$4] + ([.$C$5] - [.$C$4]) * (([.A1118] - [.$C$1]) / ([.$C$2] - [.$C$1]))" office:value-type="float" office:value="-0.491439464037541" calcext:value-type="float">
            <text:p>-0.491439464037541</text:p>
          </table:table-cell>
          <table:table-cell table:number-columns-repeated="16"/>
        </table:table-row>
        <table:table-row table:style-name="ro1">
          <table:table-cell office:value-type="float" office:value="630.61875" calcext:value-type="float">
            <text:p>630.61875</text:p>
          </table:table-cell>
          <table:table-cell table:number-columns-repeated="3"/>
          <table:table-cell table:formula="of:=[.$C$4] + ([.$C$5] - [.$C$4]) * (([.A1119] - [.$C$1]) / ([.$C$2] - [.$C$1]))" office:value-type="float" office:value="-0.491422931086263" calcext:value-type="float">
            <text:p>-0.491422931086263</text:p>
          </table:table-cell>
          <table:table-cell table:number-columns-repeated="16"/>
        </table:table-row>
        <table:table-row table:style-name="ro1">
          <table:table-cell office:value-type="float" office:value="650.895" calcext:value-type="float">
            <text:p>650.895</text:p>
          </table:table-cell>
          <table:table-cell table:number-columns-repeated="3"/>
          <table:table-cell table:formula="of:=[.$C$4] + ([.$C$5] - [.$C$4]) * (([.A1120] - [.$C$1]) / ([.$C$2] - [.$C$1]))" office:value-type="float" office:value="-0.491089790294258" calcext:value-type="float">
            <text:p>-0.491089790294258</text:p>
          </table:table-cell>
          <table:table-cell table:number-columns-repeated="16"/>
        </table:table-row>
        <table:table-row table:style-name="ro1">
          <table:table-cell office:value-type="float" office:value="647.69375" calcext:value-type="float">
            <text:p>647.69375</text:p>
          </table:table-cell>
          <table:table-cell table:number-columns-repeated="3"/>
          <table:table-cell table:formula="of:=[.$C$4] + ([.$C$5] - [.$C$4]) * (([.A1121] - [.$C$1]) / ([.$C$2] - [.$C$1]))" office:value-type="float" office:value="-0.491142387148233" calcext:value-type="float">
            <text:p>-0.491142387148233</text:p>
          </table:table-cell>
          <table:table-cell table:number-columns-repeated="16"/>
        </table:table-row>
        <table:table-row table:style-name="ro1">
          <table:table-cell office:value-type="float" office:value="652.235" calcext:value-type="float">
            <text:p>652.235</text:p>
          </table:table-cell>
          <table:table-cell table:number-columns-repeated="3"/>
          <table:table-cell table:formula="of:=[.$C$4] + ([.$C$5] - [.$C$4]) * (([.A1122] - [.$C$1]) / ([.$C$2] - [.$C$1]))" office:value-type="float" office:value="-0.491067773961786" calcext:value-type="float">
            <text:p>-0.491067773961786</text:p>
          </table:table-cell>
          <table:table-cell table:number-columns-repeated="16"/>
        </table:table-row>
        <table:table-row table:style-name="ro1">
          <table:table-cell office:value-type="float" office:value="657.05625" calcext:value-type="float">
            <text:p>657.05625</text:p>
          </table:table-cell>
          <table:table-cell table:number-columns-repeated="3"/>
          <table:table-cell table:formula="of:=[.$C$4] + ([.$C$5] - [.$C$4]) * (([.A1123] - [.$C$1]) / ([.$C$2] - [.$C$1]))" office:value-type="float" office:value="-0.490988560347659" calcext:value-type="float">
            <text:p>-0.490988560347659</text:p>
          </table:table-cell>
          <table:table-cell table:number-columns-repeated="16"/>
        </table:table-row>
        <table:table-row table:style-name="ro1">
          <table:table-cell office:value-type="float" office:value="684.3775" calcext:value-type="float">
            <text:p>684.3775</text:p>
          </table:table-cell>
          <table:table-cell table:number-columns-repeated="3"/>
          <table:table-cell table:formula="of:=[.$C$4] + ([.$C$5] - [.$C$4]) * (([.A1124] - [.$C$1]) / ([.$C$2] - [.$C$1]))" office:value-type="float" office:value="-0.490539669509187" calcext:value-type="float">
            <text:p>-0.490539669509187</text:p>
          </table:table-cell>
          <table:table-cell table:number-columns-repeated="16"/>
        </table:table-row>
        <table:table-row table:style-name="ro1">
          <table:table-cell office:value-type="float" office:value="684.2975" calcext:value-type="float">
            <text:p>684.2975</text:p>
          </table:table-cell>
          <table:table-cell table:number-columns-repeated="3"/>
          <table:table-cell table:formula="of:=[.$C$4] + ([.$C$5] - [.$C$4]) * (([.A1125] - [.$C$1]) / ([.$C$2] - [.$C$1]))" office:value-type="float" office:value="-0.490540983917096" calcext:value-type="float">
            <text:p>-0.490540983917096</text:p>
          </table:table-cell>
          <table:table-cell table:number-columns-repeated="16"/>
        </table:table-row>
        <table:table-row table:style-name="ro1">
          <table:table-cell office:value-type="float" office:value="700.135" calcext:value-type="float">
            <text:p>700.135</text:p>
          </table:table-cell>
          <table:table-cell table:number-columns-repeated="3"/>
          <table:table-cell table:formula="of:=[.$C$4] + ([.$C$5] - [.$C$4]) * (([.A1126] - [.$C$1]) / ([.$C$2] - [.$C$1]))" office:value-type="float" office:value="-0.490280772226405" calcext:value-type="float">
            <text:p>-0.490280772226405</text:p>
          </table:table-cell>
          <table:table-cell table:number-columns-repeated="16"/>
        </table:table-row>
        <table:table-row table:style-name="ro1">
          <table:table-cell office:value-type="float" office:value="704.91" calcext:value-type="float">
            <text:p>704.91</text:p>
          </table:table-cell>
          <table:table-cell table:number-columns-repeated="3"/>
          <table:table-cell table:formula="of:=[.$C$4] + ([.$C$5] - [.$C$4]) * (([.A1127] - [.$C$1]) / ([.$C$2] - [.$C$1]))" office:value-type="float" office:value="-0.490202318504349" calcext:value-type="float">
            <text:p>-0.490202318504349</text:p>
          </table:table-cell>
          <table:table-cell table:number-columns-repeated="16"/>
        </table:table-row>
        <table:table-row table:style-name="ro1">
          <table:table-cell office:value-type="float" office:value="693.89625" calcext:value-type="float">
            <text:p>693.89625</text:p>
          </table:table-cell>
          <table:table-cell table:number-columns-repeated="3"/>
          <table:table-cell table:formula="of:=[.$C$4] + ([.$C$5] - [.$C$4]) * (([.A1128] - [.$C$1]) / ([.$C$2] - [.$C$1]))" office:value-type="float" office:value="-0.490383275505666" calcext:value-type="float">
            <text:p>-0.490383275505666</text:p>
          </table:table-cell>
          <table:table-cell table:number-columns-repeated="16"/>
        </table:table-row>
        <table:table-row table:style-name="ro1">
          <table:table-cell office:value-type="float" office:value="708.955" calcext:value-type="float">
            <text:p>708.955</text:p>
          </table:table-cell>
          <table:table-cell table:number-columns-repeated="3"/>
          <table:table-cell table:formula="of:=[.$C$4] + ([.$C$5] - [.$C$4]) * (([.A1129] - [.$C$1]) / ([.$C$2] - [.$C$1]))" office:value-type="float" office:value="-0.490135858754462" calcext:value-type="float">
            <text:p>-0.490135858754462</text:p>
          </table:table-cell>
          <table:table-cell table:number-columns-repeated="16"/>
        </table:table-row>
        <table:table-row table:style-name="ro1">
          <table:table-cell office:value-type="float" office:value="725.6925" calcext:value-type="float">
            <text:p>725.6925</text:p>
          </table:table-cell>
          <table:table-cell table:number-columns-repeated="3"/>
          <table:table-cell table:formula="of:=[.$C$4] + ([.$C$5] - [.$C$4]) * (([.A1130] - [.$C$1]) / ([.$C$2] - [.$C$1]))" office:value-type="float" office:value="-0.489860859974797" calcext:value-type="float">
            <text:p>-0.489860859974797</text:p>
          </table:table-cell>
          <table:table-cell table:number-columns-repeated="16"/>
        </table:table-row>
        <table:table-row table:style-name="ro1">
          <table:table-cell office:value-type="float" office:value="741.84875" calcext:value-type="float">
            <text:p>741.84875</text:p>
          </table:table-cell>
          <table:table-cell table:number-columns-repeated="3"/>
          <table:table-cell table:formula="of:=[.$C$4] + ([.$C$5] - [.$C$4]) * (([.A1131] - [.$C$1]) / ([.$C$2] - [.$C$1]))" office:value-type="float" office:value="-0.489595411190094" calcext:value-type="float">
            <text:p>-0.489595411190094</text:p>
          </table:table-cell>
          <table:table-cell table:number-columns-repeated="16"/>
        </table:table-row>
        <table:table-row table:style-name="ro1">
          <table:table-cell office:value-type="float" office:value="701.21875" calcext:value-type="float">
            <text:p>701.21875</text:p>
          </table:table-cell>
          <table:table-cell table:number-columns-repeated="3"/>
          <table:table-cell table:formula="of:=[.$C$4] + ([.$C$5] - [.$C$4]) * (([.A1132] - [.$C$1]) / ([.$C$2] - [.$C$1]))" office:value-type="float" office:value="-0.490262966106765" calcext:value-type="float">
            <text:p>-0.490262966106765</text:p>
          </table:table-cell>
          <table:table-cell table:number-columns-repeated="16"/>
        </table:table-row>
        <table:table-row table:style-name="ro1">
          <table:table-cell office:value-type="float" office:value="702.175" calcext:value-type="float">
            <text:p>702.175</text:p>
          </table:table-cell>
          <table:table-cell table:number-columns-repeated="3"/>
          <table:table-cell table:formula="of:=[.$C$4] + ([.$C$5] - [.$C$4]) * (([.A1133] - [.$C$1]) / ([.$C$2] - [.$C$1]))" office:value-type="float" office:value="-0.490247254824731" calcext:value-type="float">
            <text:p>-0.490247254824731</text:p>
          </table:table-cell>
          <table:table-cell table:number-columns-repeated="16"/>
        </table:table-row>
        <table:table-row table:style-name="ro1">
          <table:table-cell office:value-type="float" office:value="705.47875" calcext:value-type="float">
            <text:p>705.47875</text:p>
          </table:table-cell>
          <table:table-cell table:number-columns-repeated="3"/>
          <table:table-cell table:formula="of:=[.$C$4] + ([.$C$5] - [.$C$4]) * (([.A1134] - [.$C$1]) / ([.$C$2] - [.$C$1]))" office:value-type="float" office:value="-0.490192973885623" calcext:value-type="float">
            <text:p>-0.490192973885623</text:p>
          </table:table-cell>
          <table:table-cell table:number-columns-repeated="16"/>
        </table:table-row>
        <table:table-row table:style-name="ro1">
          <table:table-cell office:value-type="float" office:value="705.47125" calcext:value-type="float">
            <text:p>705.47125</text:p>
          </table:table-cell>
          <table:table-cell table:number-columns-repeated="3"/>
          <table:table-cell table:formula="of:=[.$C$4] + ([.$C$5] - [.$C$4]) * (([.A1135] - [.$C$1]) / ([.$C$2] - [.$C$1]))" office:value-type="float" office:value="-0.490193097111364" calcext:value-type="float">
            <text:p>-0.490193097111364</text:p>
          </table:table-cell>
          <table:table-cell table:number-columns-repeated="16"/>
        </table:table-row>
        <table:table-row table:style-name="ro1">
          <table:table-cell office:value-type="float" office:value="706.13375" calcext:value-type="float">
            <text:p>706.13375</text:p>
          </table:table-cell>
          <table:table-cell table:number-columns-repeated="3"/>
          <table:table-cell table:formula="of:=[.$C$4] + ([.$C$5] - [.$C$4]) * (([.A1136] - [.$C$1]) / ([.$C$2] - [.$C$1]))" office:value-type="float" office:value="-0.49018221217087" calcext:value-type="float">
            <text:p>-0.49018221217087</text:p>
          </table:table-cell>
          <table:table-cell table:number-columns-repeated="16"/>
        </table:table-row>
        <table:table-row table:style-name="ro1">
          <table:table-cell office:value-type="float" office:value="728.36125" calcext:value-type="float">
            <text:p>728.36125</text:p>
          </table:table-cell>
          <table:table-cell table:number-columns-repeated="3"/>
          <table:table-cell table:formula="of:=[.$C$4] + ([.$C$5] - [.$C$4]) * (([.A1137] - [.$C$1]) / ([.$C$2] - [.$C$1]))" office:value-type="float" office:value="-0.489817012148465" calcext:value-type="float">
            <text:p>-0.489817012148465</text:p>
          </table:table-cell>
          <table:table-cell table:number-columns-repeated="16"/>
        </table:table-row>
        <table:table-row table:style-name="ro1">
          <table:table-cell office:value-type="float" office:value="719.2525" calcext:value-type="float">
            <text:p>719.2525</text:p>
          </table:table-cell>
          <table:table-cell table:number-columns-repeated="3"/>
          <table:table-cell table:formula="of:=[.$C$4] + ([.$C$5] - [.$C$4]) * (([.A1138] - [.$C$1]) / ([.$C$2] - [.$C$1]))" office:value-type="float" office:value="-0.489966669811454" calcext:value-type="float">
            <text:p>-0.489966669811454</text:p>
          </table:table-cell>
          <table:table-cell table:number-columns-repeated="16"/>
        </table:table-row>
        <table:table-row table:style-name="ro1">
          <table:table-cell office:value-type="float" office:value="714.57125" calcext:value-type="float">
            <text:p>714.57125</text:p>
          </table:table-cell>
          <table:table-cell table:number-columns-repeated="3"/>
          <table:table-cell table:formula="of:=[.$C$4] + ([.$C$5] - [.$C$4]) * (([.A1139] - [.$C$1]) / ([.$C$2] - [.$C$1]))" office:value-type="float" office:value="-0.490043583211741" calcext:value-type="float">
            <text:p>-0.490043583211741</text:p>
          </table:table-cell>
          <table:table-cell table:number-columns-repeated="16"/>
        </table:table-row>
        <table:table-row table:style-name="ro1">
          <table:table-cell office:value-type="float" office:value="715.7725" calcext:value-type="float">
            <text:p>715.7725</text:p>
          </table:table-cell>
          <table:table-cell table:number-columns-repeated="3"/>
          <table:table-cell table:formula="of:=[.$C$4] + ([.$C$5] - [.$C$4]) * (([.A1140] - [.$C$1]) / ([.$C$2] - [.$C$1]))" office:value-type="float" office:value="-0.490023846555485" calcext:value-type="float">
            <text:p>-0.490023846555485</text:p>
          </table:table-cell>
          <table:table-cell table:number-columns-repeated="16"/>
        </table:table-row>
        <table:table-row table:style-name="ro1">
          <table:table-cell office:value-type="float" office:value="694.72125" calcext:value-type="float">
            <text:p>694.72125</text:p>
          </table:table-cell>
          <table:table-cell table:number-columns-repeated="3"/>
          <table:table-cell table:formula="of:=[.$C$4] + ([.$C$5] - [.$C$4]) * (([.A1141] - [.$C$1]) / ([.$C$2] - [.$C$1]))" office:value-type="float" office:value="-0.490369720674106" calcext:value-type="float">
            <text:p>-0.490369720674106</text:p>
          </table:table-cell>
          <table:table-cell table:number-columns-repeated="16"/>
        </table:table-row>
        <table:table-row table:style-name="ro1">
          <table:table-cell office:value-type="float" office:value="704.62125" calcext:value-type="float">
            <text:p>704.62125</text:p>
          </table:table-cell>
          <table:table-cell table:number-columns-repeated="3"/>
          <table:table-cell table:formula="of:=[.$C$4] + ([.$C$5] - [.$C$4]) * (([.A1142] - [.$C$1]) / ([.$C$2] - [.$C$1]))" office:value-type="float" office:value="-0.490207062695395" calcext:value-type="float">
            <text:p>-0.490207062695395</text:p>
          </table:table-cell>
          <table:table-cell table:number-columns-repeated="16"/>
        </table:table-row>
        <table:table-row table:style-name="ro1">
          <table:table-cell office:value-type="float" office:value="711.39625" calcext:value-type="float">
            <text:p>711.39625</text:p>
          </table:table-cell>
          <table:table-cell table:number-columns-repeated="3"/>
          <table:table-cell table:formula="of:=[.$C$4] + ([.$C$5] - [.$C$4]) * (([.A1143] - [.$C$1]) / ([.$C$2] - [.$C$1]))" office:value-type="float" office:value="-0.49009574877562" calcext:value-type="float">
            <text:p>-0.49009574877562</text:p>
          </table:table-cell>
          <table:table-cell table:number-columns-repeated="16"/>
        </table:table-row>
        <table:table-row table:style-name="ro1">
          <table:table-cell office:value-type="float" office:value="710.9275" calcext:value-type="float">
            <text:p>710.9275</text:p>
          </table:table-cell>
          <table:table-cell table:number-columns-repeated="3"/>
          <table:table-cell table:formula="of:=[.$C$4] + ([.$C$5] - [.$C$4]) * (([.A1144] - [.$C$1]) / ([.$C$2] - [.$C$1]))" office:value-type="float" office:value="-0.490103450384461" calcext:value-type="float">
            <text:p>-0.490103450384461</text:p>
          </table:table-cell>
          <table:table-cell table:number-columns-repeated="16"/>
        </table:table-row>
        <table:table-row table:style-name="ro1">
          <table:table-cell office:value-type="float" office:value="745.92625" calcext:value-type="float">
            <text:p>745.92625</text:p>
          </table:table-cell>
          <table:table-cell table:number-columns-repeated="3"/>
          <table:table-cell table:formula="of:=[.$C$4] + ([.$C$5] - [.$C$4]) * (([.A1145] - [.$C$1]) / ([.$C$2] - [.$C$1]))" office:value-type="float" office:value="-0.489528417461994" calcext:value-type="float">
            <text:p>-0.489528417461994</text:p>
          </table:table-cell>
          <table:table-cell table:number-columns-repeated="16"/>
        </table:table-row>
        <table:table-row table:style-name="ro1">
          <table:table-cell office:value-type="float" office:value="738.665" calcext:value-type="float">
            <text:p>738.665</text:p>
          </table:table-cell>
          <table:table-cell table:number-columns-repeated="3"/>
          <table:table-cell table:formula="of:=[.$C$4] + ([.$C$5] - [.$C$4]) * (([.A1146] - [.$C$1]) / ([.$C$2] - [.$C$1]))" office:value-type="float" office:value="-0.489647720517339" calcext:value-type="float">
            <text:p>-0.489647720517339</text:p>
          </table:table-cell>
          <table:table-cell table:number-columns-repeated="16"/>
        </table:table-row>
        <table:table-row table:style-name="ro1">
          <table:table-cell office:value-type="float" office:value="748.8075" calcext:value-type="float">
            <text:p>748.8075</text:p>
          </table:table-cell>
          <table:table-cell table:number-columns-repeated="3"/>
          <table:table-cell table:formula="of:=[.$C$4] + ([.$C$5] - [.$C$4]) * (([.A1147] - [.$C$1]) / ([.$C$2] - [.$C$1]))" office:value-type="float" office:value="-0.489481078239654" calcext:value-type="float">
            <text:p>-0.489481078239654</text:p>
          </table:table-cell>
          <table:table-cell table:number-columns-repeated="16"/>
        </table:table-row>
        <table:table-row table:style-name="ro1">
          <table:table-cell office:value-type="float" office:value="752.5525" calcext:value-type="float">
            <text:p>752.5525</text:p>
          </table:table-cell>
          <table:table-cell table:number-columns-repeated="3"/>
          <table:table-cell table:formula="of:=[.$C$4] + ([.$C$5] - [.$C$4]) * (([.A1148] - [.$C$1]) / ([.$C$2] - [.$C$1]))" office:value-type="float" office:value="-0.489419547519424" calcext:value-type="float">
            <text:p>-0.489419547519424</text:p>
          </table:table-cell>
          <table:table-cell table:number-columns-repeated="16"/>
        </table:table-row>
        <table:table-row table:style-name="ro1">
          <table:table-cell office:value-type="float" office:value="730.365" calcext:value-type="float">
            <text:p>730.365</text:p>
          </table:table-cell>
          <table:table-cell table:number-columns-repeated="3"/>
          <table:table-cell table:formula="of:=[.$C$4] + ([.$C$5] - [.$C$4]) * (([.A1149] - [.$C$1]) / ([.$C$2] - [.$C$1]))" office:value-type="float" office:value="-0.489784090337875" calcext:value-type="float">
            <text:p>-0.489784090337875</text:p>
          </table:table-cell>
          <table:table-cell table:number-columns-repeated="16"/>
        </table:table-row>
        <table:table-row table:style-name="ro1">
          <table:table-cell office:value-type="float" office:value="734.84" calcext:value-type="float">
            <text:p>734.84</text:p>
          </table:table-cell>
          <table:table-cell table:number-columns-repeated="3"/>
          <table:table-cell table:formula="of:=[.$C$4] + ([.$C$5] - [.$C$4]) * (([.A1150] - [.$C$1]) / ([.$C$2] - [.$C$1]))" office:value-type="float" office:value="-0.489710565645477" calcext:value-type="float">
            <text:p>-0.489710565645477</text:p>
          </table:table-cell>
          <table:table-cell table:number-columns-repeated="16"/>
        </table:table-row>
        <table:table-row table:style-name="ro1">
          <table:table-cell office:value-type="float" office:value="745.97875" calcext:value-type="float">
            <text:p>745.97875</text:p>
          </table:table-cell>
          <table:table-cell table:number-columns-repeated="3"/>
          <table:table-cell table:formula="of:=[.$C$4] + ([.$C$5] - [.$C$4]) * (([.A1151] - [.$C$1]) / ([.$C$2] - [.$C$1]))" office:value-type="float" office:value="-0.489527554881803" calcext:value-type="float">
            <text:p>-0.489527554881803</text:p>
          </table:table-cell>
          <table:table-cell table:number-columns-repeated="16"/>
        </table:table-row>
        <table:table-row table:style-name="ro1">
          <table:table-cell office:value-type="float" office:value="739.81875" calcext:value-type="float">
            <text:p>739.81875</text:p>
          </table:table-cell>
          <table:table-cell table:number-columns-repeated="3"/>
          <table:table-cell table:formula="of:=[.$C$4] + ([.$C$5] - [.$C$4]) * (([.A1152] - [.$C$1]) / ([.$C$2] - [.$C$1]))" office:value-type="float" office:value="-0.489628764290779" calcext:value-type="float">
            <text:p>-0.489628764290779</text:p>
          </table:table-cell>
          <table:table-cell table:number-columns-repeated="16"/>
        </table:table-row>
        <table:table-row table:style-name="ro1">
          <table:table-cell office:value-type="float" office:value="730.3125" calcext:value-type="float">
            <text:p>730.3125</text:p>
          </table:table-cell>
          <table:table-cell table:number-columns-repeated="3"/>
          <table:table-cell table:formula="of:=[.$C$4] + ([.$C$5] - [.$C$4]) * (([.A1153] - [.$C$1]) / ([.$C$2] - [.$C$1]))" office:value-type="float" office:value="-0.489784952918065" calcext:value-type="float">
            <text:p>-0.489784952918065</text:p>
          </table:table-cell>
          <table:table-cell table:number-columns-repeated="16"/>
        </table:table-row>
        <table:table-row table:style-name="ro1">
          <table:table-cell office:value-type="float" office:value="737.4025" calcext:value-type="float">
            <text:p>737.4025</text:p>
          </table:table-cell>
          <table:table-cell table:number-columns-repeated="3"/>
          <table:table-cell table:formula="of:=[.$C$4] + ([.$C$5] - [.$C$4]) * (([.A1154] - [.$C$1]) / ([.$C$2] - [.$C$1]))" office:value-type="float" office:value="-0.489668463517149" calcext:value-type="float">
            <text:p>-0.489668463517149</text:p>
          </table:table-cell>
          <table:table-cell table:number-columns-repeated="16"/>
        </table:table-row>
        <table:table-row table:style-name="ro1">
          <table:table-cell office:value-type="float" office:value="727.445" calcext:value-type="float">
            <text:p>727.445</text:p>
          </table:table-cell>
          <table:table-cell table:number-columns-repeated="3"/>
          <table:table-cell table:formula="of:=[.$C$4] + ([.$C$5] - [.$C$4]) * (([.A1155] - [.$C$1]) / ([.$C$2] - [.$C$1]))" office:value-type="float" office:value="-0.489832066226545" calcext:value-type="float">
            <text:p>-0.489832066226545</text:p>
          </table:table-cell>
          <table:table-cell table:number-columns-repeated="16"/>
        </table:table-row>
        <table:table-row table:style-name="ro1">
          <table:table-cell office:value-type="float" office:value="731.9" calcext:value-type="float">
            <text:p>731.9</text:p>
          </table:table-cell>
          <table:table-cell table:number-columns-repeated="3"/>
          <table:table-cell table:formula="of:=[.$C$4] + ([.$C$5] - [.$C$4]) * (([.A1156] - [.$C$1]) / ([.$C$2] - [.$C$1]))" office:value-type="float" office:value="-0.489758870136125" calcext:value-type="float">
            <text:p>-0.489758870136125</text:p>
          </table:table-cell>
          <table:table-cell table:number-columns-repeated="16"/>
        </table:table-row>
        <table:table-row table:style-name="ro1">
          <table:table-cell office:value-type="float" office:value="731.12625" calcext:value-type="float">
            <text:p>731.12625</text:p>
          </table:table-cell>
          <table:table-cell table:number-columns-repeated="3"/>
          <table:table-cell table:formula="of:=[.$C$4] + ([.$C$5] - [.$C$4]) * (([.A1157] - [.$C$1]) / ([.$C$2] - [.$C$1]))" office:value-type="float" office:value="-0.489771582925118" calcext:value-type="float">
            <text:p>-0.489771582925118</text:p>
          </table:table-cell>
          <table:table-cell table:number-columns-repeated="16"/>
        </table:table-row>
        <table:table-row table:style-name="ro1">
          <table:table-cell office:value-type="float" office:value="731.64" calcext:value-type="float">
            <text:p>731.64</text:p>
          </table:table-cell>
          <table:table-cell table:number-columns-repeated="3"/>
          <table:table-cell table:formula="of:=[.$C$4] + ([.$C$5] - [.$C$4]) * (([.A1158] - [.$C$1]) / ([.$C$2] - [.$C$1]))" office:value-type="float" office:value="-0.489763141961828" calcext:value-type="float">
            <text:p>-0.489763141961828</text:p>
          </table:table-cell>
          <table:table-cell table:number-columns-repeated="16"/>
        </table:table-row>
        <table:table-row table:style-name="ro1">
          <table:table-cell office:value-type="float" office:value="744.1025" calcext:value-type="float">
            <text:p>744.1025</text:p>
          </table:table-cell>
          <table:table-cell table:number-columns-repeated="3"/>
          <table:table-cell table:formula="of:=[.$C$4] + ([.$C$5] - [.$C$4]) * (([.A1159] - [.$C$1]) / ([.$C$2] - [.$C$1]))" office:value-type="float" office:value="-0.489558381854789" calcext:value-type="float">
            <text:p>-0.489558381854789</text:p>
          </table:table-cell>
          <table:table-cell table:number-columns-repeated="16"/>
        </table:table-row>
        <table:table-row table:style-name="ro1">
          <table:table-cell office:value-type="float" office:value="766.5925" calcext:value-type="float">
            <text:p>766.5925</text:p>
          </table:table-cell>
          <table:table-cell table:number-columns-repeated="3"/>
          <table:table-cell table:formula="of:=[.$C$4] + ([.$C$5] - [.$C$4]) * (([.A1160] - [.$C$1]) / ([.$C$2] - [.$C$1]))" office:value-type="float" office:value="-0.489188868931433" calcext:value-type="float">
            <text:p>-0.489188868931433</text:p>
          </table:table-cell>
          <table:table-cell table:number-columns-repeated="16"/>
        </table:table-row>
        <table:table-row table:style-name="ro1">
          <table:table-cell office:value-type="float" office:value="769.915" calcext:value-type="float">
            <text:p>769.915</text:p>
          </table:table-cell>
          <table:table-cell table:number-columns-repeated="3"/>
          <table:table-cell table:formula="of:=[.$C$4] + ([.$C$5] - [.$C$4]) * (([.A1161] - [.$C$1]) / ([.$C$2] - [.$C$1]))" office:value-type="float" office:value="-0.489134279927972" calcext:value-type="float">
            <text:p>-0.489134279927972</text:p>
          </table:table-cell>
          <table:table-cell table:number-columns-repeated="16"/>
        </table:table-row>
        <table:table-row table:style-name="ro1">
          <table:table-cell office:value-type="float" office:value="764.3575" calcext:value-type="float">
            <text:p>764.3575</text:p>
          </table:table-cell>
          <table:table-cell table:number-columns-repeated="3"/>
          <table:table-cell table:formula="of:=[.$C$4] + ([.$C$5] - [.$C$4]) * (([.A1162] - [.$C$1]) / ([.$C$2] - [.$C$1]))" office:value-type="float" office:value="-0.489225590202385" calcext:value-type="float">
            <text:p>-0.489225590202385</text:p>
          </table:table-cell>
          <table:table-cell table:number-columns-repeated="16"/>
        </table:table-row>
        <table:table-row table:style-name="ro1">
          <table:table-cell office:value-type="float" office:value="760.1" calcext:value-type="float">
            <text:p>760.1</text:p>
          </table:table-cell>
          <table:table-cell table:number-columns-repeated="3"/>
          <table:table-cell table:formula="of:=[.$C$4] + ([.$C$5] - [.$C$4]) * (([.A1163] - [.$C$1]) / ([.$C$2] - [.$C$1]))" office:value-type="float" office:value="-0.48929554134828" calcext:value-type="float">
            <text:p>-0.48929554134828</text:p>
          </table:table-cell>
          <table:table-cell table:number-columns-repeated="16"/>
        </table:table-row>
        <table:table-row table:style-name="ro1">
          <table:table-cell office:value-type="float" office:value="754.82625" calcext:value-type="float">
            <text:p>754.82625</text:p>
          </table:table-cell>
          <table:table-cell table:number-columns-repeated="3"/>
          <table:table-cell table:formula="of:=[.$C$4] + ([.$C$5] - [.$C$4]) * (([.A1164] - [.$C$1]) / ([.$C$2] - [.$C$1]))" office:value-type="float" office:value="-0.489382189582142" calcext:value-type="float">
            <text:p>-0.489382189582142</text:p>
          </table:table-cell>
          <table:table-cell table:number-columns-repeated="16"/>
        </table:table-row>
        <table:table-row table:style-name="ro1">
          <table:table-cell office:value-type="float" office:value="758.35375" calcext:value-type="float">
            <text:p>758.35375</text:p>
          </table:table-cell>
          <table:table-cell table:number-columns-repeated="3"/>
          <table:table-cell table:formula="of:=[.$C$4] + ([.$C$5] - [.$C$4]) * (([.A1165] - [.$C$1]) / ([.$C$2] - [.$C$1]))" office:value-type="float" office:value="-0.489324232408414" calcext:value-type="float">
            <text:p>-0.489324232408414</text:p>
          </table:table-cell>
          <table:table-cell table:number-columns-repeated="16"/>
        </table:table-row>
        <table:table-row table:style-name="ro1">
          <table:table-cell office:value-type="float" office:value="763.23625" calcext:value-type="float">
            <text:p>763.23625</text:p>
          </table:table-cell>
          <table:table-cell table:number-columns-repeated="3"/>
          <table:table-cell table:formula="of:=[.$C$4] + ([.$C$5] - [.$C$4]) * (([.A1166] - [.$C$1]) / ([.$C$2] - [.$C$1]))" office:value-type="float" office:value="-0.489244012450731" calcext:value-type="float">
            <text:p>-0.489244012450731</text:p>
          </table:table-cell>
          <table:table-cell table:number-columns-repeated="16"/>
        </table:table-row>
        <table:table-row table:style-name="ro1">
          <table:table-cell office:value-type="float" office:value="766.8725" calcext:value-type="float">
            <text:p>766.8725</text:p>
          </table:table-cell>
          <table:table-cell table:number-columns-repeated="3"/>
          <table:table-cell table:formula="of:=[.$C$4] + ([.$C$5] - [.$C$4]) * (([.A1167] - [.$C$1]) / ([.$C$2] - [.$C$1]))" office:value-type="float" office:value="-0.489184268503753" calcext:value-type="float">
            <text:p>-0.489184268503753</text:p>
          </table:table-cell>
          <table:table-cell table:number-columns-repeated="16"/>
        </table:table-row>
        <table:table-row table:style-name="ro1">
          <table:table-cell office:value-type="float" office:value="773.2825" calcext:value-type="float">
            <text:p>773.2825</text:p>
          </table:table-cell>
          <table:table-cell table:number-columns-repeated="3"/>
          <table:table-cell table:formula="of:=[.$C$4] + ([.$C$5] - [.$C$4]) * (([.A1168] - [.$C$1]) / ([.$C$2] - [.$C$1]))" office:value-type="float" office:value="-0.489078951570062" calcext:value-type="float">
            <text:p>-0.489078951570062</text:p>
          </table:table-cell>
          <table:table-cell table:number-columns-repeated="16"/>
        </table:table-row>
        <table:table-row table:style-name="ro1">
          <table:table-cell office:value-type="float" office:value="765.9525" calcext:value-type="float">
            <text:p>765.9525</text:p>
          </table:table-cell>
          <table:table-cell table:number-columns-repeated="3"/>
          <table:table-cell table:formula="of:=[.$C$4] + ([.$C$5] - [.$C$4]) * (([.A1169] - [.$C$1]) / ([.$C$2] - [.$C$1]))" office:value-type="float" office:value="-0.489199384194704" calcext:value-type="float">
            <text:p>-0.489199384194704</text:p>
          </table:table-cell>
          <table:table-cell table:number-columns-repeated="16"/>
        </table:table-row>
        <table:table-row table:style-name="ro1">
          <table:table-cell office:value-type="float" office:value="769.8275" calcext:value-type="float">
            <text:p>769.8275</text:p>
          </table:table-cell>
          <table:table-cell table:number-columns-repeated="3"/>
          <table:table-cell table:formula="of:=[.$C$4] + ([.$C$5] - [.$C$4]) * (([.A1170] - [.$C$1]) / ([.$C$2] - [.$C$1]))" office:value-type="float" office:value="-0.489135717561622" calcext:value-type="float">
            <text:p>-0.489135717561622</text:p>
          </table:table-cell>
          <table:table-cell table:number-columns-repeated="16"/>
        </table:table-row>
        <table:table-row table:style-name="ro1">
          <table:table-cell office:value-type="float" office:value="774.38625" calcext:value-type="float">
            <text:p>774.38625</text:p>
          </table:table-cell>
          <table:table-cell table:number-columns-repeated="3"/>
          <table:table-cell table:formula="of:=[.$C$4] + ([.$C$5] - [.$C$4]) * (([.A1171] - [.$C$1]) / ([.$C$2] - [.$C$1]))" office:value-type="float" office:value="-0.489060816848445" calcext:value-type="float">
            <text:p>-0.489060816848445</text:p>
          </table:table-cell>
          <table:table-cell table:number-columns-repeated="16"/>
        </table:table-row>
        <table:table-row table:style-name="ro1">
          <table:table-cell office:value-type="float" office:value="778.35625" calcext:value-type="float">
            <text:p>778.35625</text:p>
          </table:table-cell>
          <table:table-cell table:number-columns-repeated="3"/>
          <table:table-cell table:formula="of:=[.$C$4] + ([.$C$5] - [.$C$4]) * (([.A1172] - [.$C$1]) / ([.$C$2] - [.$C$1]))" office:value-type="float" office:value="-0.488995589355972" calcext:value-type="float">
            <text:p>-0.488995589355972</text:p>
          </table:table-cell>
          <table:table-cell table:number-columns-repeated="16"/>
        </table:table-row>
        <table:table-row table:style-name="ro1">
          <table:table-cell office:value-type="float" office:value="776.9825" calcext:value-type="float">
            <text:p>776.9825</text:p>
          </table:table-cell>
          <table:table-cell table:number-columns-repeated="3"/>
          <table:table-cell table:formula="of:=[.$C$4] + ([.$C$5] - [.$C$4]) * (([.A1173] - [.$C$1]) / ([.$C$2] - [.$C$1]))" office:value-type="float" office:value="-0.489018160204281" calcext:value-type="float">
            <text:p>-0.489018160204281</text:p>
          </table:table-cell>
          <table:table-cell table:number-columns-repeated="16"/>
        </table:table-row>
        <table:table-row table:style-name="ro1">
          <table:table-cell office:value-type="float" office:value="776.415" calcext:value-type="float">
            <text:p>776.415</text:p>
          </table:table-cell>
          <table:table-cell table:number-columns-repeated="3"/>
          <table:table-cell table:formula="of:=[.$C$4] + ([.$C$5] - [.$C$4]) * (([.A1174] - [.$C$1]) / ([.$C$2] - [.$C$1]))" office:value-type="float" office:value="-0.489027484285384" calcext:value-type="float">
            <text:p>-0.489027484285384</text:p>
          </table:table-cell>
          <table:table-cell table:number-columns-repeated="16"/>
        </table:table-row>
        <table:table-row table:style-name="ro1">
          <table:table-cell office:value-type="float" office:value="786.9725" calcext:value-type="float">
            <text:p>786.9725</text:p>
          </table:table-cell>
          <table:table-cell table:number-columns-repeated="3"/>
          <table:table-cell table:formula="of:=[.$C$4] + ([.$C$5] - [.$C$4]) * (([.A1175] - [.$C$1]) / ([.$C$2] - [.$C$1]))" office:value-type="float" office:value="-0.488854023516672" calcext:value-type="float">
            <text:p>-0.488854023516672</text:p>
          </table:table-cell>
          <table:table-cell table:number-columns-repeated="16"/>
        </table:table-row>
        <table:table-row table:style-name="ro1">
          <table:table-cell office:value-type="float" office:value="789.24625" calcext:value-type="float">
            <text:p>789.24625</text:p>
          </table:table-cell>
          <table:table-cell table:number-columns-repeated="3"/>
          <table:table-cell table:formula="of:=[.$C$4] + ([.$C$5] - [.$C$4]) * (([.A1176] - [.$C$1]) / ([.$C$2] - [.$C$1]))" office:value-type="float" office:value="-0.48881666557939" calcext:value-type="float">
            <text:p>-0.48881666557939</text:p>
          </table:table-cell>
          <table:table-cell table:number-columns-repeated="16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3"/>
          <table:table-cell table:formula="of:=[.$C$4] + ([.$C$5] - [.$C$4]) * (([.A1177] - [.$C$1]) / ([.$C$2] - [.$C$1]))" office:value-type="float" office:value="-0.488787851293514" calcext:value-type="float">
            <text:p>-0.488787851293514</text:p>
          </table:table-cell>
          <table:table-cell table:number-columns-repeated="16"/>
        </table:table-row>
        <table:table-row table:style-name="ro1">
          <table:table-cell office:value-type="float" office:value="789.2325" calcext:value-type="float">
            <text:p>789.2325</text:p>
          </table:table-cell>
          <table:table-cell table:number-columns-repeated="3"/>
          <table:table-cell table:formula="of:=[.$C$4] + ([.$C$5] - [.$C$4]) * (([.A1178] - [.$C$1]) / ([.$C$2] - [.$C$1]))" office:value-type="float" office:value="-0.488816891493249" calcext:value-type="float">
            <text:p>-0.488816891493249</text:p>
          </table:table-cell>
          <table:table-cell table:number-columns-repeated="16"/>
        </table:table-row>
        <table:table-row table:style-name="ro1">
          <table:table-cell office:value-type="float" office:value="805.79625" calcext:value-type="float">
            <text:p>805.79625</text:p>
          </table:table-cell>
          <table:table-cell table:number-columns-repeated="3"/>
          <table:table-cell table:formula="of:=[.$C$4] + ([.$C$5] - [.$C$4]) * (([.A1179] - [.$C$1]) / ([.$C$2] - [.$C$1]))" office:value-type="float" office:value="-0.488544747443261" calcext:value-type="float">
            <text:p>-0.488544747443261</text:p>
          </table:table-cell>
          <table:table-cell table:number-columns-repeated="16"/>
        </table:table-row>
        <table:table-row table:style-name="ro1">
          <table:table-cell office:value-type="float" office:value="842.63875" calcext:value-type="float">
            <text:p>842.63875</text:p>
          </table:table-cell>
          <table:table-cell table:number-columns-repeated="3"/>
          <table:table-cell table:formula="of:=[.$C$4] + ([.$C$5] - [.$C$4]) * (([.A1180] - [.$C$1]) / ([.$C$2] - [.$C$1]))" office:value-type="float" office:value="-0.487939421526021" calcext:value-type="float">
            <text:p>-0.487939421526021</text:p>
          </table:table-cell>
          <table:table-cell table:number-columns-repeated="16"/>
        </table:table-row>
        <table:table-row table:style-name="ro1">
          <table:table-cell office:value-type="float" office:value="910.9325" calcext:value-type="float">
            <text:p>910.9325</text:p>
          </table:table-cell>
          <table:table-cell table:number-columns-repeated="3"/>
          <table:table-cell table:formula="of:=[.$C$4] + ([.$C$5] - [.$C$4]) * (([.A1181] - [.$C$1]) / ([.$C$2] - [.$C$1]))" office:value-type="float" office:value="-0.486817348462019" calcext:value-type="float">
            <text:p>-0.486817348462019</text:p>
          </table:table-cell>
          <table:table-cell table:number-columns-repeated="16"/>
        </table:table-row>
        <table:table-row table:style-name="ro1">
          <table:table-cell office:value-type="float" office:value="910.2475" calcext:value-type="float">
            <text:p>910.2475</text:p>
          </table:table-cell>
          <table:table-cell table:number-columns-repeated="3"/>
          <table:table-cell table:formula="of:=[.$C$4] + ([.$C$5] - [.$C$4]) * (([.A1182] - [.$C$1]) / ([.$C$2] - [.$C$1]))" office:value-type="float" office:value="-0.486828603079738" calcext:value-type="float">
            <text:p>-0.486828603079738</text:p>
          </table:table-cell>
          <table:table-cell table:number-columns-repeated="16"/>
        </table:table-row>
        <table:table-row table:style-name="ro1">
          <table:table-cell office:value-type="float" office:value="870.13125" calcext:value-type="float">
            <text:p>870.13125</text:p>
          </table:table-cell>
          <table:table-cell table:number-columns-repeated="3"/>
          <table:table-cell table:formula="of:=[.$C$4] + ([.$C$5] - [.$C$4]) * (([.A1183] - [.$C$1]) / ([.$C$2] - [.$C$1]))" office:value-type="float" office:value="-0.48748771703312" calcext:value-type="float">
            <text:p>-0.48748771703312</text:p>
          </table:table-cell>
          <table:table-cell table:number-columns-repeated="16"/>
        </table:table-row>
        <table:table-row table:style-name="ro1">
          <table:table-cell office:value-type="float" office:value="905.45625" calcext:value-type="float">
            <text:p>905.45625</text:p>
          </table:table-cell>
          <table:table-cell table:number-columns-repeated="3"/>
          <table:table-cell table:formula="of:=[.$C$4] + ([.$C$5] - [.$C$4]) * (([.A1184] - [.$C$1]) / ([.$C$2] - [.$C$1]))" office:value-type="float" office:value="-0.486907323790899" calcext:value-type="float">
            <text:p>-0.486907323790899</text:p>
          </table:table-cell>
          <table:table-cell table:number-columns-repeated="16"/>
        </table:table-row>
        <table:table-row table:style-name="ro1">
          <table:table-cell office:value-type="float" office:value="900.36625" calcext:value-type="float">
            <text:p>900.36625</text:p>
          </table:table-cell>
          <table:table-cell table:number-columns-repeated="3"/>
          <table:table-cell table:formula="of:=[.$C$4] + ([.$C$5] - [.$C$4]) * (([.A1185] - [.$C$1]) / ([.$C$2] - [.$C$1]))" office:value-type="float" office:value="-0.486990952994095" calcext:value-type="float">
            <text:p>-0.486990952994095</text:p>
          </table:table-cell>
          <table:table-cell table:number-columns-repeated="16"/>
        </table:table-row>
        <table:table-row table:style-name="ro1">
          <table:table-cell office:value-type="float" office:value="948.89875" calcext:value-type="float">
            <text:p>948.89875</text:p>
          </table:table-cell>
          <table:table-cell table:number-columns-repeated="3"/>
          <table:table-cell table:formula="of:=[.$C$4] + ([.$C$5] - [.$C$4]) * (([.A1186] - [.$C$1]) / ([.$C$2] - [.$C$1]))" office:value-type="float" office:value="-0.486193559221185" calcext:value-type="float">
            <text:p>-0.486193559221185</text:p>
          </table:table-cell>
          <table:table-cell table:number-columns-repeated="16"/>
        </table:table-row>
        <table:table-row table:style-name="ro1">
          <table:table-cell office:value-type="float" office:value="971.645" calcext:value-type="float">
            <text:p>971.645</text:p>
          </table:table-cell>
          <table:table-cell table:number-columns-repeated="3"/>
          <table:table-cell table:formula="of:=[.$C$4] + ([.$C$5] - [.$C$4]) * (([.A1187] - [.$C$1]) / ([.$C$2] - [.$C$1]))" office:value-type="float" office:value="-0.485819836084997" calcext:value-type="float">
            <text:p>-0.485819836084997</text:p>
          </table:table-cell>
          <table:table-cell table:number-columns-repeated="16"/>
        </table:table-row>
        <table:table-row table:style-name="ro1">
          <table:table-cell office:value-type="float" office:value="954.84375" calcext:value-type="float">
            <text:p>954.84375</text:p>
          </table:table-cell>
          <table:table-cell table:number-columns-repeated="3"/>
          <table:table-cell table:formula="of:=[.$C$4] + ([.$C$5] - [.$C$4]) * (([.A1188] - [.$C$1]) / ([.$C$2] - [.$C$1]))" office:value-type="float" office:value="-0.486095882283464" calcext:value-type="float">
            <text:p>-0.486095882283464</text:p>
          </table:table-cell>
          <table:table-cell table:number-columns-repeated="16"/>
        </table:table-row>
        <table:table-row table:style-name="ro1">
          <table:table-cell office:value-type="float" office:value="952.455" calcext:value-type="float">
            <text:p>952.455</text:p>
          </table:table-cell>
          <table:table-cell table:number-columns-repeated="3"/>
          <table:table-cell table:formula="of:=[.$C$4] + ([.$C$5] - [.$C$4]) * (([.A1189] - [.$C$1]) / ([.$C$2] - [.$C$1]))" office:value-type="float" office:value="-0.486135129682115" calcext:value-type="float">
            <text:p>-0.486135129682115</text:p>
          </table:table-cell>
          <table:table-cell table:number-columns-repeated="16"/>
        </table:table-row>
        <table:table-row table:style-name="ro1">
          <table:table-cell office:value-type="float" office:value="964.325" calcext:value-type="float">
            <text:p>964.325</text:p>
          </table:table-cell>
          <table:table-cell table:number-columns-repeated="3"/>
          <table:table-cell table:formula="of:=[.$C$4] + ([.$C$5] - [.$C$4]) * (([.A1190] - [.$C$1]) / ([.$C$2] - [.$C$1]))" office:value-type="float" office:value="-0.48594010440865" calcext:value-type="float">
            <text:p>-0.48594010440865</text:p>
          </table:table-cell>
          <table:table-cell table:number-columns-repeated="16"/>
        </table:table-row>
        <table:table-row table:style-name="ro1">
          <table:table-cell office:value-type="float" office:value="1009.97375" calcext:value-type="float">
            <text:p>1009.97375</text:p>
          </table:table-cell>
          <table:table-cell table:number-columns-repeated="3"/>
          <table:table-cell table:formula="of:=[.$C$4] + ([.$C$5] - [.$C$4]) * (([.A1191] - [.$C$1]) / ([.$C$2] - [.$C$1]))" office:value-type="float" office:value="-0.485190090933327" calcext:value-type="float">
            <text:p>-0.485190090933327</text:p>
          </table:table-cell>
          <table:table-cell table:number-columns-repeated="16"/>
        </table:table-row>
        <table:table-row table:style-name="ro1">
          <table:table-cell office:value-type="float" office:value="1028.33375" calcext:value-type="float">
            <text:p>1028.33375</text:p>
          </table:table-cell>
          <table:table-cell table:number-columns-repeated="3"/>
          <table:table-cell table:formula="of:=[.$C$4] + ([.$C$5] - [.$C$4]) * (([.A1192] - [.$C$1]) / ([.$C$2] - [.$C$1]))" office:value-type="float" office:value="-0.484888434318262" calcext:value-type="float">
            <text:p>-0.484888434318262</text:p>
          </table:table-cell>
          <table:table-cell table:number-columns-repeated="16"/>
        </table:table-row>
        <table:table-row table:style-name="ro1">
          <table:table-cell office:value-type="float" office:value="1047.09999" calcext:value-type="float">
            <text:p>1047.09999</text:p>
          </table:table-cell>
          <table:table-cell table:number-columns-repeated="3"/>
          <table:table-cell table:formula="of:=[.$C$4] + ([.$C$5] - [.$C$4]) * (([.A1193] - [.$C$1]) / ([.$C$2] - [.$C$1]))" office:value-type="float" office:value="-0.484580103139836" calcext:value-type="float">
            <text:p>-0.484580103139836</text:p>
          </table:table-cell>
          <table:table-cell table:number-columns-repeated="16"/>
        </table:table-row>
        <table:table-row table:style-name="ro1">
          <table:table-cell office:value-type="float" office:value="1140.385" calcext:value-type="float">
            <text:p>1140.385</text:p>
          </table:table-cell>
          <table:table-cell table:number-columns-repeated="3"/>
          <table:table-cell table:formula="of:=[.$C$4] + ([.$C$5] - [.$C$4]) * (([.A1194] - [.$C$1]) / ([.$C$2] - [.$C$1]))" office:value-type="float" office:value="-0.483047421203404" calcext:value-type="float">
            <text:p>-0.483047421203404</text:p>
          </table:table-cell>
          <table:table-cell table:number-columns-repeated="16"/>
        </table:table-row>
        <table:table-row table:style-name="ro1">
          <table:table-cell office:value-type="float" office:value="985.93875" calcext:value-type="float">
            <text:p>985.93875</text:p>
          </table:table-cell>
          <table:table-cell table:number-columns-repeated="3"/>
          <table:table-cell table:formula="of:=[.$C$4] + ([.$C$5] - [.$C$4]) * (([.A1195] - [.$C$1]) / ([.$C$2] - [.$C$1]))" office:value-type="float" office:value="-0.48558498835942" calcext:value-type="float">
            <text:p>-0.48558498835942</text:p>
          </table:table-cell>
          <table:table-cell table:number-columns-repeated="16"/>
        </table:table-row>
        <table:table-row table:style-name="ro1">
          <table:table-cell office:value-type="float" office:value="837.83625" calcext:value-type="float">
            <text:p>837.83625</text:p>
          </table:table-cell>
          <table:table-cell table:number-columns-repeated="3"/>
          <table:table-cell table:formula="of:=[.$C$4] + ([.$C$5] - [.$C$4]) * (([.A1196] - [.$C$1]) / ([.$C$2] - [.$C$1]))" office:value-type="float" office:value="-0.488018327075795" calcext:value-type="float">
            <text:p>-0.488018327075795</text:p>
          </table:table-cell>
          <table:table-cell table:number-columns-repeated="16"/>
        </table:table-row>
        <table:table-row table:style-name="ro1">
          <table:table-cell office:value-type="float" office:value="923.52375" calcext:value-type="float">
            <text:p>923.52375</text:p>
          </table:table-cell>
          <table:table-cell table:number-columns-repeated="3"/>
          <table:table-cell table:formula="of:=[.$C$4] + ([.$C$5] - [.$C$4]) * (([.A1197] - [.$C$1]) / ([.$C$2] - [.$C$1]))" office:value-type="float" office:value="-0.486610472979751" calcext:value-type="float">
            <text:p>-0.486610472979751</text:p>
          </table:table-cell>
          <table:table-cell table:number-columns-repeated="16"/>
        </table:table-row>
        <table:table-row table:style-name="ro1">
          <table:table-cell office:value-type="float" office:value="889.33875" calcext:value-type="float">
            <text:p>889.33875</text:p>
          </table:table-cell>
          <table:table-cell table:number-columns-repeated="3"/>
          <table:table-cell table:formula="of:=[.$C$4] + ([.$C$5] - [.$C$4]) * (([.A1198] - [.$C$1]) / ([.$C$2] - [.$C$1]))" office:value-type="float" office:value="-0.487172135909271" calcext:value-type="float">
            <text:p>-0.487172135909271</text:p>
          </table:table-cell>
          <table:table-cell table:number-columns-repeated="16"/>
        </table:table-row>
        <table:table-row table:style-name="ro1">
          <table:table-cell office:value-type="float" office:value="905.22625" calcext:value-type="float">
            <text:p>905.22625</text:p>
          </table:table-cell>
          <table:table-cell table:number-columns-repeated="3"/>
          <table:table-cell table:formula="of:=[.$C$4] + ([.$C$5] - [.$C$4]) * (([.A1199] - [.$C$1]) / ([.$C$2] - [.$C$1]))" office:value-type="float" office:value="-0.486911102713637" calcext:value-type="float">
            <text:p>-0.486911102713637</text:p>
          </table:table-cell>
          <table:table-cell table:number-columns-repeated="16"/>
        </table:table-row>
        <table:table-row table:style-name="ro1">
          <table:table-cell office:value-type="float" office:value="910.60625" calcext:value-type="float">
            <text:p>910.60625</text:p>
          </table:table-cell>
          <table:table-cell table:number-columns-repeated="3"/>
          <table:table-cell table:formula="of:=[.$C$4] + ([.$C$5] - [.$C$4]) * (([.A1200] - [.$C$1]) / ([.$C$2] - [.$C$1]))" office:value-type="float" office:value="-0.486822708781772" calcext:value-type="float">
            <text:p>-0.486822708781772</text:p>
          </table:table-cell>
          <table:table-cell table:number-columns-repeated="16"/>
        </table:table-row>
        <table:table-row table:style-name="ro1">
          <table:table-cell office:value-type="float" office:value="772.66125" calcext:value-type="float">
            <text:p>772.66125</text:p>
          </table:table-cell>
          <table:table-cell table:number-columns-repeated="3"/>
          <table:table-cell table:formula="of:=[.$C$4] + ([.$C$5] - [.$C$4]) * (([.A1201] - [.$C$1]) / ([.$C$2] - [.$C$1]))" office:value-type="float" office:value="-0.489089158768979" calcext:value-type="float">
            <text:p>-0.489089158768979</text:p>
          </table:table-cell>
          <table:table-cell table:number-columns-repeated="16"/>
        </table:table-row>
        <table:table-row table:style-name="ro1">
          <table:table-cell office:value-type="float" office:value="784.89375" calcext:value-type="float">
            <text:p>784.89375</text:p>
          </table:table-cell>
          <table:table-cell table:number-columns-repeated="3"/>
          <table:table-cell table:formula="of:=[.$C$4] + ([.$C$5] - [.$C$4]) * (([.A1202] - [.$C$1]) / ([.$C$2] - [.$C$1]))" office:value-type="float" office:value="-0.488888177584677" calcext:value-type="float">
            <text:p>-0.488888177584677</text:p>
          </table:table-cell>
          <table:table-cell table:number-columns-repeated="16"/>
        </table:table-row>
        <table:table-row table:style-name="ro1">
          <table:table-cell office:value-type="float" office:value="820.68875" calcext:value-type="float">
            <text:p>820.68875</text:p>
          </table:table-cell>
          <table:table-cell table:number-columns-repeated="3"/>
          <table:table-cell table:formula="of:=[.$C$4] + ([.$C$5] - [.$C$4]) * (([.A1203] - [.$C$1]) / ([.$C$2] - [.$C$1]))" office:value-type="float" office:value="-0.488300062195992" calcext:value-type="float">
            <text:p>-0.488300062195992</text:p>
          </table:table-cell>
          <table:table-cell table:number-columns-repeated="16"/>
        </table:table-row>
        <table:table-row table:style-name="ro1">
          <table:table-cell office:value-type="float" office:value="821.19625" calcext:value-type="float">
            <text:p>821.19625</text:p>
          </table:table-cell>
          <table:table-cell table:number-columns-repeated="3"/>
          <table:table-cell table:formula="of:=[.$C$4] + ([.$C$5] - [.$C$4]) * (([.A1204] - [.$C$1]) / ([.$C$2] - [.$C$1]))" office:value-type="float" office:value="-0.488291723920821" calcext:value-type="float">
            <text:p>-0.488291723920821</text:p>
          </table:table-cell>
          <table:table-cell table:number-columns-repeated="16"/>
        </table:table-row>
        <table:table-row table:style-name="ro1">
          <table:table-cell office:value-type="float" office:value="830.74" calcext:value-type="float">
            <text:p>830.74</text:p>
          </table:table-cell>
          <table:table-cell table:number-columns-repeated="3"/>
          <table:table-cell table:formula="of:=[.$C$4] + ([.$C$5] - [.$C$4]) * (([.A1205] - [.$C$1]) / ([.$C$2] - [.$C$1]))" office:value-type="float" office:value="-0.488134919164828" calcext:value-type="float">
            <text:p>-0.488134919164828</text:p>
          </table:table-cell>
          <table:table-cell table:number-columns-repeated="16"/>
        </table:table-row>
        <table:table-row table:style-name="ro1">
          <table:table-cell office:value-type="float" office:value="848.58125" calcext:value-type="float">
            <text:p>848.58125</text:p>
          </table:table-cell>
          <table:table-cell table:number-columns-repeated="3"/>
          <table:table-cell table:formula="of:=[.$C$4] + ([.$C$5] - [.$C$4]) * (([.A1206] - [.$C$1]) / ([.$C$2] - [.$C$1]))" office:value-type="float" office:value="-0.487841785663547" calcext:value-type="float">
            <text:p>-0.487841785663547</text:p>
          </table:table-cell>
          <table:table-cell table:number-columns-repeated="16"/>
        </table:table-row>
        <table:table-row table:style-name="ro1">
          <table:table-cell office:value-type="float" office:value="890.29375" calcext:value-type="float">
            <text:p>890.29375</text:p>
          </table:table-cell>
          <table:table-cell table:number-columns-repeated="3"/>
          <table:table-cell table:formula="of:=[.$C$4] + ([.$C$5] - [.$C$4]) * (([.A1207] - [.$C$1]) / ([.$C$2] - [.$C$1]))" office:value-type="float" office:value="-0.48715644516486" calcext:value-type="float">
            <text:p>-0.48715644516486</text:p>
          </table:table-cell>
          <table:table-cell table:number-columns-repeated="16"/>
        </table:table-row>
        <table:table-row table:style-name="ro1">
          <table:table-cell office:value-type="float" office:value="888.0625" calcext:value-type="float">
            <text:p>888.0625</text:p>
          </table:table-cell>
          <table:table-cell table:number-columns-repeated="3"/>
          <table:table-cell table:formula="of:=[.$C$4] + ([.$C$5] - [.$C$4]) * (([.A1208] - [.$C$1]) / ([.$C$2] - [.$C$1]))" office:value-type="float" office:value="-0.487193104822941" calcext:value-type="float">
            <text:p>-0.487193104822941</text:p>
          </table:table-cell>
          <table:table-cell table:number-columns-repeated="16"/>
        </table:table-row>
        <table:table-row table:style-name="ro1">
          <table:table-cell office:value-type="float" office:value="896.16375" calcext:value-type="float">
            <text:p>896.16375</text:p>
          </table:table-cell>
          <table:table-cell table:number-columns-repeated="3"/>
          <table:table-cell table:formula="of:=[.$C$4] + ([.$C$5] - [.$C$4]) * (([.A1209] - [.$C$1]) / ([.$C$2] - [.$C$1]))" office:value-type="float" office:value="-0.487060000484554" calcext:value-type="float">
            <text:p>-0.487060000484554</text:p>
          </table:table-cell>
          <table:table-cell table:number-columns-repeated="16"/>
        </table:table-row>
        <table:table-row table:style-name="ro1">
          <table:table-cell office:value-type="float" office:value="920.58875" calcext:value-type="float">
            <text:p>920.58875</text:p>
          </table:table-cell>
          <table:table-cell table:number-columns-repeated="3"/>
          <table:table-cell table:formula="of:=[.$C$4] + ([.$C$5] - [.$C$4]) * (([.A1210] - [.$C$1]) / ([.$C$2] - [.$C$1]))" office:value-type="float" office:value="-0.486658695319904" calcext:value-type="float">
            <text:p>-0.486658695319904</text:p>
          </table:table-cell>
          <table:table-cell table:number-columns-repeated="16"/>
        </table:table-row>
        <table:table-row table:style-name="ro1">
          <table:table-cell office:value-type="float" office:value="934.7775" calcext:value-type="float">
            <text:p>934.7775</text:p>
          </table:table-cell>
          <table:table-cell table:number-columns-repeated="3"/>
          <table:table-cell table:formula="of:=[.$C$4] + ([.$C$5] - [.$C$4]) * (([.A1211] - [.$C$1]) / ([.$C$2] - [.$C$1]))" office:value-type="float" office:value="-0.486425572754708" calcext:value-type="float">
            <text:p>-0.486425572754708</text:p>
          </table:table-cell>
          <table:table-cell table:number-columns-repeated="16"/>
        </table:table-row>
        <table:table-row table:style-name="ro1">
          <table:table-cell office:value-type="float" office:value="920.365" calcext:value-type="float">
            <text:p>920.365</text:p>
          </table:table-cell>
          <table:table-cell table:number-columns-repeated="3"/>
          <table:table-cell table:formula="of:=[.$C$4] + ([.$C$5] - [.$C$4]) * (([.A1212] - [.$C$1]) / ([.$C$2] - [.$C$1]))" office:value-type="float" office:value="-0.486662371554524" calcext:value-type="float">
            <text:p>-0.486662371554524</text:p>
          </table:table-cell>
          <table:table-cell table:number-columns-repeated="16"/>
        </table:table-row>
        <table:table-row table:style-name="ro1">
          <table:table-cell office:value-type="float" office:value="912.2125" calcext:value-type="float">
            <text:p>912.2125</text:p>
          </table:table-cell>
          <table:table-cell table:number-columns-repeated="3"/>
          <table:table-cell table:formula="of:=[.$C$4] + ([.$C$5] - [.$C$4]) * (([.A1213] - [.$C$1]) / ([.$C$2] - [.$C$1]))" office:value-type="float" office:value="-0.486796317935478" calcext:value-type="float">
            <text:p>-0.486796317935478</text:p>
          </table:table-cell>
          <table:table-cell table:number-columns-repeated="16"/>
        </table:table-row>
        <table:table-row table:style-name="ro1">
          <table:table-cell office:value-type="float" office:value="898.55" calcext:value-type="float">
            <text:p>898.55</text:p>
          </table:table-cell>
          <table:table-cell table:number-columns-repeated="3"/>
          <table:table-cell table:formula="of:=[.$C$4] + ([.$C$5] - [.$C$4]) * (([.A1214] - [.$C$1]) / ([.$C$2] - [.$C$1]))" office:value-type="float" office:value="-0.487020794161149" calcext:value-type="float">
            <text:p>-0.487020794161149</text:p>
          </table:table-cell>
          <table:table-cell table:number-columns-repeated="16"/>
        </table:table-row>
        <table:table-row table:style-name="ro1">
          <table:table-cell office:value-type="float" office:value="901.05" calcext:value-type="float">
            <text:p>901.05</text:p>
          </table:table-cell>
          <table:table-cell table:number-columns-repeated="3"/>
          <table:table-cell table:formula="of:=[.$C$4] + ([.$C$5] - [.$C$4]) * (([.A1215] - [.$C$1]) / ([.$C$2] - [.$C$1]))" office:value-type="float" office:value="-0.486979718914" calcext:value-type="float">
            <text:p>-0.486979718914</text:p>
          </table:table-cell>
          <table:table-cell table:number-columns-repeated="16"/>
        </table:table-row>
        <table:table-row table:style-name="ro1">
          <table:table-cell office:value-type="float" office:value="912.84375" calcext:value-type="float">
            <text:p>912.84375</text:p>
          </table:table-cell>
          <table:table-cell table:number-columns-repeated="3"/>
          <table:table-cell table:formula="of:=[.$C$4] + ([.$C$5] - [.$C$4]) * (([.A1216] - [.$C$1]) / ([.$C$2] - [.$C$1]))" office:value-type="float" office:value="-0.486785946435573" calcext:value-type="float">
            <text:p>-0.486785946435573</text:p>
          </table:table-cell>
          <table:table-cell table:number-columns-repeated="16"/>
        </table:table-row>
        <table:table-row table:style-name="ro1">
          <table:table-cell office:value-type="float" office:value="919.795" calcext:value-type="float">
            <text:p>919.795</text:p>
          </table:table-cell>
          <table:table-cell table:number-columns-repeated="3"/>
          <table:table-cell table:formula="of:=[.$C$4] + ([.$C$5] - [.$C$4]) * (([.A1217] - [.$C$1]) / ([.$C$2] - [.$C$1]))" office:value-type="float" office:value="-0.486671736710874" calcext:value-type="float">
            <text:p>-0.486671736710874</text:p>
          </table:table-cell>
          <table:table-cell table:number-columns-repeated="16"/>
        </table:table-row>
        <table:table-row table:style-name="ro1">
          <table:table-cell office:value-type="float" office:value="920.82875" calcext:value-type="float">
            <text:p>920.82875</text:p>
          </table:table-cell>
          <table:table-cell table:number-columns-repeated="3"/>
          <table:table-cell table:formula="of:=[.$C$4] + ([.$C$5] - [.$C$4]) * (([.A1218] - [.$C$1]) / ([.$C$2] - [.$C$1]))" office:value-type="float" office:value="-0.486654752096178" calcext:value-type="float">
            <text:p>-0.486654752096178</text:p>
          </table:table-cell>
          <table:table-cell table:number-columns-repeated="16"/>
        </table:table-row>
        <table:table-row table:style-name="ro1">
          <table:table-cell office:value-type="float" office:value="916.91125" calcext:value-type="float">
            <text:p>916.91125</text:p>
          </table:table-cell>
          <table:table-cell table:number-columns-repeated="3"/>
          <table:table-cell table:formula="of:=[.$C$4] + ([.$C$5] - [.$C$4]) * (([.A1219] - [.$C$1]) / ([.$C$2] - [.$C$1]))" office:value-type="float" office:value="-0.486719117008461" calcext:value-type="float">
            <text:p>-0.486719117008461</text:p>
          </table:table-cell>
          <table:table-cell table:number-columns-repeated="16"/>
        </table:table-row>
        <table:table-row table:style-name="ro1">
          <table:table-cell office:value-type="float" office:value="921.35125" calcext:value-type="float">
            <text:p>921.35125</text:p>
          </table:table-cell>
          <table:table-cell table:number-columns-repeated="3"/>
          <table:table-cell table:formula="of:=[.$C$4] + ([.$C$5] - [.$C$4]) * (([.A1220] - [.$C$1]) / ([.$C$2] - [.$C$1]))" office:value-type="float" office:value="-0.486646167369524" calcext:value-type="float">
            <text:p>-0.486646167369524</text:p>
          </table:table-cell>
          <table:table-cell table:number-columns-repeated="16"/>
        </table:table-row>
        <table:table-row table:style-name="ro1">
          <table:table-cell office:value-type="float" office:value="973.065" calcext:value-type="float">
            <text:p>973.065</text:p>
          </table:table-cell>
          <table:table-cell table:number-columns-repeated="3"/>
          <table:table-cell table:formula="of:=[.$C$4] + ([.$C$5] - [.$C$4]) * (([.A1221] - [.$C$1]) / ([.$C$2] - [.$C$1]))" office:value-type="float" office:value="-0.485796505344616" calcext:value-type="float">
            <text:p>-0.485796505344616</text:p>
          </table:table-cell>
          <table:table-cell table:number-columns-repeated="16"/>
        </table:table-row>
        <table:table-row table:style-name="ro1">
          <table:table-cell office:value-type="float" office:value="982.8275" calcext:value-type="float">
            <text:p>982.8275</text:p>
          </table:table-cell>
          <table:table-cell table:number-columns-repeated="3"/>
          <table:table-cell table:formula="of:=[.$C$4] + ([.$C$5] - [.$C$4]) * (([.A1222] - [.$C$1]) / ([.$C$2] - [.$C$1]))" office:value-type="float" office:value="-0.485636106504498" calcext:value-type="float">
            <text:p>-0.485636106504498</text:p>
          </table:table-cell>
          <table:table-cell table:number-columns-repeated="16"/>
        </table:table-row>
        <table:table-row table:style-name="ro1">
          <table:table-cell office:value-type="float" office:value="1020.09" calcext:value-type="float">
            <text:p>1020.09</text:p>
          </table:table-cell>
          <table:table-cell table:number-columns-repeated="3"/>
          <table:table-cell table:formula="of:=[.$C$4] + ([.$C$5] - [.$C$4]) * (([.A1223] - [.$C$1]) / ([.$C$2] - [.$C$1]))" office:value-type="float" office:value="-0.485023879945737" calcext:value-type="float">
            <text:p>-0.485023879945737</text:p>
          </table:table-cell>
          <table:table-cell table:number-columns-repeated="16"/>
        </table:table-row>
        <table:table-row table:style-name="ro1">
          <table:table-cell office:value-type="float" office:value="1011.215" calcext:value-type="float">
            <text:p>1011.215</text:p>
          </table:table-cell>
          <table:table-cell table:number-columns-repeated="3"/>
          <table:table-cell table:formula="of:=[.$C$4] + ([.$C$5] - [.$C$4]) * (([.A1224] - [.$C$1]) / ([.$C$2] - [.$C$1]))" office:value-type="float" office:value="-0.485169697073117" calcext:value-type="float">
            <text:p>-0.485169697073117</text:p>
          </table:table-cell>
          <table:table-cell table:number-columns-repeated="16"/>
        </table:table-row>
        <table:table-row table:style-name="ro1">
          <table:table-cell office:value-type="float" office:value="1029.40124" calcext:value-type="float">
            <text:p>1029.40124</text:p>
          </table:table-cell>
          <table:table-cell table:number-columns-repeated="3"/>
          <table:table-cell table:formula="of:=[.$C$4] + ([.$C$5] - [.$C$4]) * (([.A1225] - [.$C$1]) / ([.$C$2] - [.$C$1]))" office:value-type="float" office:value="-0.48487089535203" calcext:value-type="float">
            <text:p>-0.48487089535203</text:p>
          </table:table-cell>
          <table:table-cell table:number-columns-repeated="16"/>
        </table:table-row>
        <table:table-row table:style-name="ro1">
          <table:table-cell office:value-type="float" office:value="1019.3125" calcext:value-type="float">
            <text:p>1019.3125</text:p>
          </table:table-cell>
          <table:table-cell table:number-columns-repeated="3"/>
          <table:table-cell table:formula="of:=[.$C$4] + ([.$C$5] - [.$C$4]) * (([.A1226] - [.$C$1]) / ([.$C$2] - [.$C$1]))" office:value-type="float" office:value="-0.4850366543476" calcext:value-type="float">
            <text:p>-0.4850366543476</text:p>
          </table:table-cell>
          <table:table-cell table:number-columns-repeated="16"/>
        </table:table-row>
        <table:table-row table:style-name="ro1">
          <table:table-cell office:value-type="float" office:value="1029.40875" calcext:value-type="float">
            <text:p>1029.40875</text:p>
          </table:table-cell>
          <table:table-cell table:number-columns-repeated="3"/>
          <table:table-cell table:formula="of:=[.$C$4] + ([.$C$5] - [.$C$4]) * (([.A1227] - [.$C$1]) / ([.$C$2] - [.$C$1]))" office:value-type="float" office:value="-0.484870771961988" calcext:value-type="float">
            <text:p>-0.484870771961988</text:p>
          </table:table-cell>
          <table:table-cell table:number-columns-repeated="16"/>
        </table:table-row>
        <table:table-row table:style-name="ro1">
          <table:table-cell office:value-type="float" office:value="1067.70875" calcext:value-type="float">
            <text:p>1067.70875</text:p>
          </table:table-cell>
          <table:table-cell table:number-columns-repeated="3"/>
          <table:table-cell table:formula="of:=[.$C$4] + ([.$C$5] - [.$C$4]) * (([.A1228] - [.$C$1]) / ([.$C$2] - [.$C$1]))" office:value-type="float" office:value="-0.48424149917566" calcext:value-type="float">
            <text:p>-0.48424149917566</text:p>
          </table:table-cell>
          <table:table-cell table:number-columns-repeated="16"/>
        </table:table-row>
        <table:table-row table:style-name="ro1">
          <table:table-cell office:value-type="float" office:value="1072.205" calcext:value-type="float">
            <text:p>1072.205</text:p>
          </table:table-cell>
          <table:table-cell table:number-columns-repeated="3"/>
          <table:table-cell table:formula="of:=[.$C$4] + ([.$C$5] - [.$C$4]) * (([.A1229] - [.$C$1]) / ([.$C$2] - [.$C$1]))" office:value-type="float" office:value="-0.484167625343661" calcext:value-type="float">
            <text:p>-0.484167625343661</text:p>
          </table:table-cell>
          <table:table-cell table:number-columns-repeated="16"/>
        </table:table-row>
        <table:table-row table:style-name="ro1">
          <table:table-cell office:value-type="float" office:value="974.95875" calcext:value-type="float">
            <text:p>974.95875</text:p>
          </table:table-cell>
          <table:table-cell table:number-columns-repeated="3"/>
          <table:table-cell table:formula="of:=[.$C$4] + ([.$C$5] - [.$C$4]) * (([.A1230] - [.$C$1]) / ([.$C$2] - [.$C$1]))" office:value-type="float" office:value="-0.4857653908449" calcext:value-type="float">
            <text:p>-0.4857653908449</text:p>
          </table:table-cell>
          <table:table-cell table:number-columns-repeated="16"/>
        </table:table-row>
        <table:table-row table:style-name="ro1">
          <table:table-cell office:value-type="float" office:value="997.2275" calcext:value-type="float">
            <text:p>997.2275</text:p>
          </table:table-cell>
          <table:table-cell table:number-columns-repeated="3"/>
          <table:table-cell table:formula="of:=[.$C$4] + ([.$C$5] - [.$C$4]) * (([.A1231] - [.$C$1]) / ([.$C$2] - [.$C$1]))" office:value-type="float" office:value="-0.485399513080918" calcext:value-type="float">
            <text:p>-0.485399513080918</text:p>
          </table:table-cell>
          <table:table-cell table:number-columns-repeated="16"/>
        </table:table-row>
        <table:table-row table:style-name="ro1">
          <table:table-cell office:value-type="float" office:value="1004.71375" calcext:value-type="float">
            <text:p>1004.71375</text:p>
          </table:table-cell>
          <table:table-cell table:number-columns-repeated="3"/>
          <table:table-cell table:formula="of:=[.$C$4] + ([.$C$5] - [.$C$4]) * (([.A1232] - [.$C$1]) / ([.$C$2] - [.$C$1]))" office:value-type="float" office:value="-0.485276513253329" calcext:value-type="float">
            <text:p>-0.485276513253329</text:p>
          </table:table-cell>
          <table:table-cell table:number-columns-repeated="16"/>
        </table:table-row>
        <table:table-row table:style-name="ro1">
          <table:table-cell office:value-type="float" office:value="1004.85375" calcext:value-type="float">
            <text:p>1004.85375</text:p>
          </table:table-cell>
          <table:table-cell table:number-columns-repeated="3"/>
          <table:table-cell table:formula="of:=[.$C$4] + ([.$C$5] - [.$C$4]) * (([.A1233] - [.$C$1]) / ([.$C$2] - [.$C$1]))" office:value-type="float" office:value="-0.485274213039488" calcext:value-type="float">
            <text:p>-0.485274213039488</text:p>
          </table:table-cell>
          <table:table-cell table:number-columns-repeated="16"/>
        </table:table-row>
        <table:table-row table:style-name="ro1">
          <table:table-cell office:value-type="float" office:value="994.58" calcext:value-type="float">
            <text:p>994.58</text:p>
          </table:table-cell>
          <table:table-cell table:number-columns-repeated="3"/>
          <table:table-cell table:formula="of:=[.$C$4] + ([.$C$5] - [.$C$4]) * (([.A1234] - [.$C$1]) / ([.$C$2] - [.$C$1]))" office:value-type="float" office:value="-0.485443011767649" calcext:value-type="float">
            <text:p>-0.485443011767649</text:p>
          </table:table-cell>
          <table:table-cell table:number-columns-repeated="16"/>
        </table:table-row>
        <table:table-row table:style-name="ro1">
          <table:table-cell office:value-type="float" office:value="1003.59" calcext:value-type="float">
            <text:p>1003.59</text:p>
          </table:table-cell>
          <table:table-cell table:number-columns-repeated="3"/>
          <table:table-cell table:formula="of:=[.$C$4] + ([.$C$5] - [.$C$4]) * (([.A1235] - [.$C$1]) / ([.$C$2] - [.$C$1]))" office:value-type="float" office:value="-0.485294976576922" calcext:value-type="float">
            <text:p>-0.485294976576922</text:p>
          </table:table-cell>
          <table:table-cell table:number-columns-repeated="16"/>
        </table:table-row>
        <table:table-row table:style-name="ro1">
          <table:table-cell office:value-type="float" office:value="1018.41125" calcext:value-type="float">
            <text:p>1018.41125</text:p>
          </table:table-cell>
          <table:table-cell table:number-columns-repeated="3"/>
          <table:table-cell table:formula="of:=[.$C$4] + ([.$C$5] - [.$C$4]) * (([.A1236] - [.$C$1]) / ([.$C$2] - [.$C$1]))" office:value-type="float" office:value="-0.485051461974198" calcext:value-type="float">
            <text:p>-0.485051461974198</text:p>
          </table:table-cell>
          <table:table-cell table:number-columns-repeated="16"/>
        </table:table-row>
        <table:table-row table:style-name="ro1">
          <table:table-cell office:value-type="float" office:value="1038.86625" calcext:value-type="float">
            <text:p>1038.86625</text:p>
          </table:table-cell>
          <table:table-cell table:number-columns-repeated="3"/>
          <table:table-cell table:formula="of:=[.$C$4] + ([.$C$5] - [.$C$4]) * (([.A1237] - [.$C$1]) / ([.$C$2] - [.$C$1]))" office:value-type="float" office:value="-0.484715384302022" calcext:value-type="float">
            <text:p>-0.484715384302022</text:p>
          </table:table-cell>
          <table:table-cell table:number-columns-repeated="16"/>
        </table:table-row>
        <table:table-row table:style-name="ro1">
          <table:table-cell office:value-type="float" office:value="1058.315" calcext:value-type="float">
            <text:p>1058.315</text:p>
          </table:table-cell>
          <table:table-cell table:number-columns-repeated="3"/>
          <table:table-cell table:formula="of:=[.$C$4] + ([.$C$5] - [.$C$4]) * (([.A1238] - [.$C$1]) / ([.$C$2] - [.$C$1]))" office:value-type="float" office:value="-0.484395839416823" calcext:value-type="float">
            <text:p>-0.484395839416823</text:p>
          </table:table-cell>
          <table:table-cell table:number-columns-repeated="16"/>
        </table:table-row>
        <table:table-row table:style-name="ro1">
          <table:table-cell office:value-type="float" office:value="1052.84375" calcext:value-type="float">
            <text:p>1052.84375</text:p>
          </table:table-cell>
          <table:table-cell table:number-columns-repeated="3"/>
          <table:table-cell table:formula="of:=[.$C$4] + ([.$C$5] - [.$C$4]) * (([.A1239] - [.$C$1]) / ([.$C$2] - [.$C$1]))" office:value-type="float" office:value="-0.48448573259521" calcext:value-type="float">
            <text:p>-0.48448573259521</text:p>
          </table:table-cell>
          <table:table-cell table:number-columns-repeated="16"/>
        </table:table-row>
        <table:table-row table:style-name="ro1">
          <table:table-cell office:value-type="float" office:value="1046.66249" calcext:value-type="float">
            <text:p>1046.66249</text:p>
          </table:table-cell>
          <table:table-cell table:number-columns-repeated="3"/>
          <table:table-cell table:formula="of:=[.$C$4] + ([.$C$5] - [.$C$4]) * (([.A1240] - [.$C$1]) / ([.$C$2] - [.$C$1]))" office:value-type="float" office:value="-0.484587291308087" calcext:value-type="float">
            <text:p>-0.484587291308087</text:p>
          </table:table-cell>
          <table:table-cell table:number-columns-repeated="16"/>
        </table:table-row>
        <table:table-row table:style-name="ro1">
          <table:table-cell office:value-type="float" office:value="1079.5825" calcext:value-type="float">
            <text:p>1079.5825</text:p>
          </table:table-cell>
          <table:table-cell table:number-columns-repeated="3"/>
          <table:table-cell table:formula="of:=[.$C$4] + ([.$C$5] - [.$C$4]) * (([.A1241] - [.$C$1]) / ([.$C$2] - [.$C$1]))" office:value-type="float" office:value="-0.484046412289324" calcext:value-type="float">
            <text:p>-0.484046412289324</text:p>
          </table:table-cell>
          <table:table-cell table:number-columns-repeated="16"/>
        </table:table-row>
        <table:table-row table:style-name="ro1">
          <table:table-cell office:value-type="float" office:value="1112.86375" calcext:value-type="float">
            <text:p>1112.86375</text:p>
          </table:table-cell>
          <table:table-cell table:number-columns-repeated="3"/>
          <table:table-cell table:formula="of:=[.$C$4] + ([.$C$5] - [.$C$4]) * (([.A1242] - [.$C$1]) / ([.$C$2] - [.$C$1]))" office:value-type="float" office:value="-0.483499598061648" calcext:value-type="float">
            <text:p>-0.483499598061648</text:p>
          </table:table-cell>
          <table:table-cell table:number-columns-repeated="16"/>
        </table:table-row>
        <table:table-row table:style-name="ro1">
          <table:table-cell office:value-type="float" office:value="1122.515" calcext:value-type="float">
            <text:p>1122.515</text:p>
          </table:table-cell>
          <table:table-cell table:number-columns-repeated="3"/>
          <table:table-cell table:formula="of:=[.$C$4] + ([.$C$5] - [.$C$4]) * (([.A1243] - [.$C$1]) / ([.$C$2] - [.$C$1]))" office:value-type="float" office:value="-0.483341027070028" calcext:value-type="float">
            <text:p>-0.483341027070028</text:p>
          </table:table-cell>
          <table:table-cell table:number-columns-repeated="16"/>
        </table:table-row>
        <table:table-row table:style-name="ro1">
          <table:table-cell office:value-type="float" office:value="1193.501" calcext:value-type="float">
            <text:p>1193.501</text:p>
          </table:table-cell>
          <table:table-cell table:number-columns-repeated="3"/>
          <table:table-cell table:formula="of:=[.$C$4] + ([.$C$5] - [.$C$4]) * (([.A1244] - [.$C$1]) / ([.$C$2] - [.$C$1]))" office:value-type="float" office:value="-0.482174720072371" calcext:value-type="float">
            <text:p>-0.482174720072371</text:p>
          </table:table-cell>
          <table:table-cell table:number-columns-repeated="16"/>
        </table:table-row>
        <table:table-row table:style-name="ro1">
          <table:table-cell office:value-type="float" office:value="1182.429" calcext:value-type="float">
            <text:p>1182.429</text:p>
          </table:table-cell>
          <table:table-cell table:number-columns-repeated="3"/>
          <table:table-cell table:formula="of:=[.$C$4] + ([.$C$5] - [.$C$4]) * (([.A1245] - [.$C$1]) / ([.$C$2] - [.$C$1]))" office:value-type="float" office:value="-0.482356634126946" calcext:value-type="float">
            <text:p>-0.482356634126946</text:p>
          </table:table-cell>
          <table:table-cell table:number-columns-repeated="16"/>
        </table:table-row>
        <table:table-row table:style-name="ro1">
          <table:table-cell office:value-type="float" office:value="1139.848" calcext:value-type="float">
            <text:p>1139.848</text:p>
          </table:table-cell>
          <table:table-cell table:number-columns-repeated="3"/>
          <table:table-cell table:formula="of:=[.$C$4] + ([.$C$5] - [.$C$4]) * (([.A1246] - [.$C$1]) / ([.$C$2] - [.$C$1]))" office:value-type="float" office:value="-0.483056244166492" calcext:value-type="float">
            <text:p>-0.483056244166492</text:p>
          </table:table-cell>
          <table:table-cell table:number-columns-repeated="16"/>
        </table:table-row>
        <table:table-row table:style-name="ro1">
          <table:table-cell office:value-type="float" office:value="1189.366" calcext:value-type="float">
            <text:p>1189.366</text:p>
          </table:table-cell>
          <table:table-cell table:number-columns-repeated="3"/>
          <table:table-cell table:formula="of:=[.$C$4] + ([.$C$5] - [.$C$4]) * (([.A1247] - [.$C$1]) / ([.$C$2] - [.$C$1]))" office:value-type="float" office:value="-0.482242658531156" calcext:value-type="float">
            <text:p>-0.482242658531156</text:p>
          </table:table-cell>
          <table:table-cell table:number-columns-repeated="16"/>
        </table:table-row>
        <table:table-row table:style-name="ro1">
          <table:table-cell office:value-type="float" office:value="1189.94699" calcext:value-type="float">
            <text:p>1189.94699</text:p>
          </table:table-cell>
          <table:table-cell table:number-columns-repeated="3"/>
          <table:table-cell table:formula="of:=[.$C$4] + ([.$C$5] - [.$C$4]) * (([.A1248] - [.$C$1]) / ([.$C$2] - [.$C$1]))" office:value-type="float" office:value="-0.482233112808019" calcext:value-type="float">
            <text:p>-0.482233112808019</text:p>
          </table:table-cell>
          <table:table-cell table:number-columns-repeated="16"/>
        </table:table-row>
        <table:table-row table:style-name="ro1">
          <table:table-cell office:value-type="float" office:value="1193.611" calcext:value-type="float">
            <text:p>1193.611</text:p>
          </table:table-cell>
          <table:table-cell table:number-columns-repeated="3"/>
          <table:table-cell table:formula="of:=[.$C$4] + ([.$C$5] - [.$C$4]) * (([.A1249] - [.$C$1]) / ([.$C$2] - [.$C$1]))" office:value-type="float" office:value="-0.482172912761496" calcext:value-type="float">
            <text:p>-0.482172912761496</text:p>
          </table:table-cell>
          <table:table-cell table:number-columns-repeated="16"/>
        </table:table-row>
        <table:table-row table:style-name="ro1">
          <table:table-cell office:value-type="float" office:value="1221.05" calcext:value-type="float">
            <text:p>1221.05</text:p>
          </table:table-cell>
          <table:table-cell table:number-columns-repeated="3"/>
          <table:table-cell table:formula="of:=[.$C$4] + ([.$C$5] - [.$C$4]) * (([.A1250] - [.$C$1]) / ([.$C$2] - [.$C$1]))" office:value-type="float" office:value="-0.481722087278884" calcext:value-type="float">
            <text:p>-0.481722087278884</text:p>
          </table:table-cell>
          <table:table-cell table:number-columns-repeated="16"/>
        </table:table-row>
        <table:table-row table:style-name="ro1">
          <table:table-cell office:value-type="float" office:value="1269.776" calcext:value-type="float">
            <text:p>1269.776</text:p>
          </table:table-cell>
          <table:table-cell table:number-columns-repeated="3"/>
          <table:table-cell table:formula="of:=[.$C$4] + ([.$C$5] - [.$C$4]) * (([.A1251] - [.$C$1]) / ([.$C$2] - [.$C$1]))" office:value-type="float" office:value="-0.480921514281844" calcext:value-type="float">
            <text:p>-0.480921514281844</text:p>
          </table:table-cell>
          <table:table-cell table:number-columns-repeated="16"/>
        </table:table-row>
        <table:table-row table:style-name="ro1">
          <table:table-cell office:value-type="float" office:value="1285.376" calcext:value-type="float">
            <text:p>1285.376</text:p>
          </table:table-cell>
          <table:table-cell table:number-columns-repeated="3"/>
          <table:table-cell table:formula="of:=[.$C$4] + ([.$C$5] - [.$C$4]) * (([.A1252] - [.$C$1]) / ([.$C$2] - [.$C$1]))" office:value-type="float" office:value="-0.480665204739632" calcext:value-type="float">
            <text:p>-0.480665204739632</text:p>
          </table:table-cell>
          <table:table-cell table:number-columns-repeated="16"/>
        </table:table-row>
        <table:table-row table:style-name="ro1">
          <table:table-cell office:value-type="float" office:value="1260.668" calcext:value-type="float">
            <text:p>1260.668</text:p>
          </table:table-cell>
          <table:table-cell table:number-columns-repeated="3"/>
          <table:table-cell table:formula="of:=[.$C$4] + ([.$C$5] - [.$C$4]) * (([.A1253] - [.$C$1]) / ([.$C$2] - [.$C$1]))" office:value-type="float" office:value="-0.481071159622258" calcext:value-type="float">
            <text:p>-0.481071159622258</text:p>
          </table:table-cell>
          <table:table-cell table:number-columns-repeated="16"/>
        </table:table-row>
        <table:table-row table:style-name="ro1">
          <table:table-cell office:value-type="float" office:value="1273.24699" calcext:value-type="float">
            <text:p>1273.24699</text:p>
          </table:table-cell>
          <table:table-cell table:number-columns-repeated="3"/>
          <table:table-cell table:formula="of:=[.$C$4] + ([.$C$5] - [.$C$4]) * (([.A1254] - [.$C$1]) / ([.$C$2] - [.$C$1]))" office:value-type="float" office:value="-0.480864485573003" calcext:value-type="float">
            <text:p>-0.480864485573003</text:p>
          </table:table-cell>
          <table:table-cell table:number-columns-repeated="16"/>
        </table:table-row>
        <table:table-row table:style-name="ro1">
          <table:table-cell office:value-type="float" office:value="1280.30499" calcext:value-type="float">
            <text:p>1280.30499</text:p>
          </table:table-cell>
          <table:table-cell table:number-columns-repeated="3"/>
          <table:table-cell table:formula="of:=[.$C$4] + ([.$C$5] - [.$C$4]) * (([.A1255] - [.$C$1]) / ([.$C$2] - [.$C$1]))" office:value-type="float" office:value="-0.480748521935251" calcext:value-type="float">
            <text:p>-0.480748521935251</text:p>
          </table:table-cell>
          <table:table-cell table:number-columns-repeated="16"/>
        </table:table-row>
        <table:table-row table:style-name="ro1">
          <table:table-cell office:value-type="float" office:value="1206.357" calcext:value-type="float">
            <text:p>1206.357</text:p>
          </table:table-cell>
          <table:table-cell table:number-columns-repeated="3"/>
          <table:table-cell table:formula="of:=[.$C$4] + ([.$C$5] - [.$C$4]) * (([.A1256] - [.$C$1]) / ([.$C$2] - [.$C$1]))" office:value-type="float" office:value="-0.48196349472143" calcext:value-type="float">
            <text:p>-0.48196349472143</text:p>
          </table:table-cell>
          <table:table-cell table:number-columns-repeated="16"/>
        </table:table-row>
        <table:table-row table:style-name="ro1">
          <table:table-cell office:value-type="float" office:value="1153.06" calcext:value-type="float">
            <text:p>1153.06</text:p>
          </table:table-cell>
          <table:table-cell table:number-columns-repeated="3"/>
          <table:table-cell table:formula="of:=[.$C$4] + ([.$C$5] - [.$C$4]) * (([.A1257] - [.$C$1]) / ([.$C$2] - [.$C$1]))" office:value-type="float" office:value="-0.482839169700357" calcext:value-type="float">
            <text:p>-0.482839169700357</text:p>
          </table:table-cell>
          <table:table-cell table:number-columns-repeated="16"/>
        </table:table-row>
        <table:table-row table:style-name="ro1">
          <table:table-cell office:value-type="float" office:value="1200.557" calcext:value-type="float">
            <text:p>1200.557</text:p>
          </table:table-cell>
          <table:table-cell table:number-columns-repeated="3"/>
          <table:table-cell table:formula="of:=[.$C$4] + ([.$C$5] - [.$C$4]) * (([.A1258] - [.$C$1]) / ([.$C$2] - [.$C$1]))" office:value-type="float" office:value="-0.482058789294816" calcext:value-type="float">
            <text:p>-0.482058789294816</text:p>
          </table:table-cell>
          <table:table-cell table:number-columns-repeated="16"/>
        </table:table-row>
        <table:table-row table:style-name="ro1">
          <table:table-cell office:value-type="float" office:value="1147.625" calcext:value-type="float">
            <text:p>1147.625</text:p>
          </table:table-cell>
          <table:table-cell table:number-columns-repeated="3"/>
          <table:table-cell table:formula="of:=[.$C$4] + ([.$C$5] - [.$C$4]) * (([.A1259] - [.$C$1]) / ([.$C$2] - [.$C$1]))" office:value-type="float" office:value="-0.48292846728766" calcext:value-type="float">
            <text:p>-0.48292846728766</text:p>
          </table:table-cell>
          <table:table-cell table:number-columns-repeated="16"/>
        </table:table-row>
        <table:table-row table:style-name="ro1">
          <table:table-cell office:value-type="float" office:value="1186.351" calcext:value-type="float">
            <text:p>1186.351</text:p>
          </table:table-cell>
          <table:table-cell table:number-columns-repeated="3"/>
          <table:table-cell table:formula="of:=[.$C$4] + ([.$C$5] - [.$C$4]) * (([.A1260] - [.$C$1]) / ([.$C$2] - [.$C$1]))" office:value-type="float" office:value="-0.482292195279218" calcext:value-type="float">
            <text:p>-0.482292195279218</text:p>
          </table:table-cell>
          <table:table-cell table:number-columns-repeated="16"/>
        </table:table-row>
        <table:table-row table:style-name="ro1">
          <table:table-cell office:value-type="float" office:value="1235.553" calcext:value-type="float">
            <text:p>1235.553</text:p>
          </table:table-cell>
          <table:table-cell table:number-columns-repeated="3"/>
          <table:table-cell table:formula="of:=[.$C$4] + ([.$C$5] - [.$C$4]) * (([.A1261] - [.$C$1]) / ([.$C$2] - [.$C$1]))" office:value-type="float" office:value="-0.481483801555121" calcext:value-type="float">
            <text:p>-0.481483801555121</text:p>
          </table:table-cell>
          <table:table-cell table:number-columns-repeated="16"/>
        </table:table-row>
        <table:table-row table:style-name="ro1">
          <table:table-cell office:value-type="float" office:value="1242.806" calcext:value-type="float">
            <text:p>1242.806</text:p>
          </table:table-cell>
          <table:table-cell table:number-columns-repeated="3"/>
          <table:table-cell table:formula="of:=[.$C$4] + ([.$C$5] - [.$C$4]) * (([.A1262] - [.$C$1]) / ([.$C$2] - [.$C$1]))" office:value-type="float" office:value="-0.481364634048091" calcext:value-type="float">
            <text:p>-0.481364634048091</text:p>
          </table:table-cell>
          <table:table-cell table:number-columns-repeated="16"/>
        </table:table-row>
        <table:table-row table:style-name="ro1">
          <table:table-cell office:value-type="float" office:value="1245.892" calcext:value-type="float">
            <text:p>1245.892</text:p>
          </table:table-cell>
          <table:table-cell table:number-columns-repeated="3"/>
          <table:table-cell table:formula="of:=[.$C$4] + ([.$C$5] - [.$C$4]) * (([.A1263] - [.$C$1]) / ([.$C$2] - [.$C$1]))" office:value-type="float" office:value="-0.48131393076301" calcext:value-type="float">
            <text:p>-0.48131393076301</text:p>
          </table:table-cell>
          <table:table-cell table:number-columns-repeated="16"/>
        </table:table-row>
        <table:table-row table:style-name="ro1">
          <table:table-cell office:value-type="float" office:value="1247.67099" calcext:value-type="float">
            <text:p>1247.67099</text:p>
          </table:table-cell>
          <table:table-cell table:number-columns-repeated="3"/>
          <table:table-cell table:formula="of:=[.$C$4] + ([.$C$5] - [.$C$4]) * (([.A1264] - [.$C$1]) / ([.$C$2] - [.$C$1]))" office:value-type="float" office:value="-0.48128470178144" calcext:value-type="float">
            <text:p>-0.48128470178144</text:p>
          </table:table-cell>
          <table:table-cell table:number-columns-repeated="16"/>
        </table:table-row>
        <table:table-row table:style-name="ro1">
          <table:table-cell office:value-type="float" office:value="1126.08199" calcext:value-type="float">
            <text:p>1126.08199</text:p>
          </table:table-cell>
          <table:table-cell table:number-columns-repeated="3"/>
          <table:table-cell table:formula="of:=[.$C$4] + ([.$C$5] - [.$C$4]) * (([.A1265] - [.$C$1]) / ([.$C$2] - [.$C$1]))" office:value-type="float" office:value="-0.483282421071696" calcext:value-type="float">
            <text:p>-0.483282421071696</text:p>
          </table:table-cell>
          <table:table-cell table:number-columns-repeated="16"/>
        </table:table-row>
        <table:table-row table:style-name="ro1">
          <table:table-cell office:value-type="float" office:value="1062.07" calcext:value-type="float">
            <text:p>1062.07</text:p>
          </table:table-cell>
          <table:table-cell table:number-columns-repeated="3"/>
          <table:table-cell table:formula="of:=[.$C$4] + ([.$C$5] - [.$C$4]) * (([.A1266] - [.$C$1]) / ([.$C$2] - [.$C$1]))" office:value-type="float" office:value="-0.484334144395605" calcext:value-type="float">
            <text:p>-0.484334144395605</text:p>
          </table:table-cell>
          <table:table-cell table:number-columns-repeated="16"/>
        </table:table-row>
        <table:table-row table:style-name="ro1">
          <table:table-cell office:value-type="float" office:value="1000.24599" calcext:value-type="float">
            <text:p>1000.24599</text:p>
          </table:table-cell>
          <table:table-cell table:number-columns-repeated="3"/>
          <table:table-cell table:formula="of:=[.$C$4] + ([.$C$5] - [.$C$4]) * (([.A1267] - [.$C$1]) / ([.$C$2] - [.$C$1]))" office:value-type="float" office:value="-0.48534991899181" calcext:value-type="float">
            <text:p>-0.48534991899181</text:p>
          </table:table-cell>
          <table:table-cell table:number-columns-repeated="16"/>
        </table:table-row>
        <table:table-row table:style-name="ro1">
          <table:table-cell office:value-type="float" office:value="1036.226" calcext:value-type="float">
            <text:p>1036.226</text:p>
          </table:table-cell>
          <table:table-cell table:number-columns-repeated="3"/>
          <table:table-cell table:formula="of:=[.$C$4] + ([.$C$5] - [.$C$4]) * (([.A1268] - [.$C$1]) / ([.$C$2] - [.$C$1]))" office:value-type="float" office:value="-0.484758763870536" calcext:value-type="float">
            <text:p>-0.484758763870536</text:p>
          </table:table-cell>
          <table:table-cell table:number-columns-repeated="16"/>
        </table:table-row>
        <table:table-row table:style-name="ro1">
          <table:table-cell office:value-type="float" office:value="1065.481" calcext:value-type="float">
            <text:p>1065.481</text:p>
          </table:table-cell>
          <table:table-cell table:number-columns-repeated="3"/>
          <table:table-cell table:formula="of:=[.$C$4] + ([.$C$5] - [.$C$4]) * (([.A1269] - [.$C$1]) / ([.$C$2] - [.$C$1]))" office:value-type="float" office:value="-0.484278101328394" calcext:value-type="float">
            <text:p>-0.484278101328394</text:p>
          </table:table-cell>
          <table:table-cell table:number-columns-repeated="16"/>
        </table:table-row>
        <table:table-row table:style-name="ro1">
          <table:table-cell office:value-type="float" office:value="1091.333" calcext:value-type="float">
            <text:p>1091.333</text:p>
          </table:table-cell>
          <table:table-cell table:number-columns-repeated="3"/>
          <table:table-cell table:formula="of:=[.$C$4] + ([.$C$5] - [.$C$4]) * (([.A1270] - [.$C$1]) / ([.$C$2] - [.$C$1]))" office:value-type="float" office:value="-0.483853350412672" calcext:value-type="float">
            <text:p>-0.483853350412672</text:p>
          </table:table-cell>
          <table:table-cell table:number-columns-repeated="16"/>
        </table:table-row>
        <table:table-row table:style-name="ro1">
          <table:table-cell office:value-type="float" office:value="1036.099" calcext:value-type="float">
            <text:p>1036.099</text:p>
          </table:table-cell>
          <table:table-cell table:number-columns-repeated="3"/>
          <table:table-cell table:formula="of:=[.$C$4] + ([.$C$5] - [.$C$4]) * (([.A1271] - [.$C$1]) / ([.$C$2] - [.$C$1]))" office:value-type="float" office:value="-0.484760850493091" calcext:value-type="float">
            <text:p>-0.484760850493091</text:p>
          </table:table-cell>
          <table:table-cell table:number-columns-repeated="16"/>
        </table:table-row>
        <table:table-row table:style-name="ro1">
          <table:table-cell office:value-type="float" office:value="1013.844" calcext:value-type="float">
            <text:p>1013.844</text:p>
          </table:table-cell>
          <table:table-cell table:number-columns-repeated="3"/>
          <table:table-cell table:formula="of:=[.$C$4] + ([.$C$5] - [.$C$4]) * (([.A1272] - [.$C$1]) / ([.$C$2] - [.$C$1]))" office:value-type="float" office:value="-0.485126502343215" calcext:value-type="float">
            <text:p>-0.485126502343215</text:p>
          </table:table-cell>
          <table:table-cell table:number-columns-repeated="16"/>
        </table:table-row>
        <table:table-row table:style-name="ro1">
          <table:table-cell office:value-type="float" office:value="921.808" calcext:value-type="float">
            <text:p>921.808</text:p>
          </table:table-cell>
          <table:table-cell table:number-columns-repeated="3"/>
          <table:table-cell table:formula="of:=[.$C$4] + ([.$C$5] - [.$C$4]) * (([.A1273] - [.$C$1]) / ([.$C$2] - [.$C$1]))" office:value-type="float" office:value="-0.48663866292187" calcext:value-type="float">
            <text:p>-0.48663866292187</text:p>
          </table:table-cell>
          <table:table-cell table:number-columns-repeated="16"/>
        </table:table-row>
        <table:table-row table:style-name="ro1">
          <table:table-cell office:value-type="float" office:value="962.508" calcext:value-type="float">
            <text:p>962.508</text:p>
          </table:table-cell>
          <table:table-cell table:number-columns-repeated="3"/>
          <table:table-cell table:formula="of:=[.$C$4] + ([.$C$5] - [.$C$4]) * (([.A1274] - [.$C$1]) / ([.$C$2] - [.$C$1]))" office:value-type="float" office:value="-0.485969957898278" calcext:value-type="float">
            <text:p>-0.485969957898278</text:p>
          </table:table-cell>
          <table:table-cell table:number-columns-repeated="16"/>
        </table:table-row>
        <table:table-row table:style-name="ro1">
          <table:table-cell office:value-type="float" office:value="968.293" calcext:value-type="float">
            <text:p>968.293</text:p>
          </table:table-cell>
          <table:table-cell table:number-columns-repeated="3"/>
          <table:table-cell table:formula="of:=[.$C$4] + ([.$C$5] - [.$C$4]) * (([.A1275] - [.$C$1]) / ([.$C$2] - [.$C$1]))" office:value-type="float" office:value="-0.485874909776375" calcext:value-type="float">
            <text:p>-0.485874909776375</text:p>
          </table:table-cell>
          <table:table-cell table:number-columns-repeated="16"/>
        </table:table-row>
        <table:table-row table:style-name="ro1">
          <table:table-cell office:value-type="float" office:value="1035.32199" calcext:value-type="float">
            <text:p>1035.32199</text:p>
          </table:table-cell>
          <table:table-cell table:number-columns-repeated="3"/>
          <table:table-cell table:formula="of:=[.$C$4] + ([.$C$5] - [.$C$4]) * (([.A1276] - [.$C$1]) / ([.$C$2] - [.$C$1]))" office:value-type="float" office:value="-0.484773616844206" calcext:value-type="float">
            <text:p>-0.484773616844206</text:p>
          </table:table-cell>
          <table:table-cell table:number-columns-repeated="16"/>
        </table:table-row>
        <table:table-row table:style-name="ro1">
          <table:table-cell office:value-type="float" office:value="1011.969" calcext:value-type="float">
            <text:p>1011.969</text:p>
          </table:table-cell>
          <table:table-cell table:number-columns-repeated="3"/>
          <table:table-cell table:formula="of:=[.$C$4] + ([.$C$5] - [.$C$4]) * (([.A1277] - [.$C$1]) / ([.$C$2] - [.$C$1]))" office:value-type="float" office:value="-0.485157308778577" calcext:value-type="float">
            <text:p>-0.485157308778577</text:p>
          </table:table-cell>
          <table:table-cell table:number-columns-repeated="16"/>
        </table:table-row>
        <table:table-row table:style-name="ro1">
          <table:table-cell office:value-type="float" office:value="1041.374" calcext:value-type="float">
            <text:p>1041.374</text:p>
          </table:table-cell>
          <table:table-cell table:number-columns-repeated="3"/>
          <table:table-cell table:formula="of:=[.$C$4] + ([.$C$5] - [.$C$4]) * (([.A1278] - [.$C$1]) / ([.$C$2] - [.$C$1]))" office:value-type="float" office:value="-0.484674181721606" calcext:value-type="float">
            <text:p>-0.484674181721606</text:p>
          </table:table-cell>
          <table:table-cell table:number-columns-repeated="16"/>
        </table:table-row>
        <table:table-row table:style-name="ro1">
          <table:table-cell office:value-type="float" office:value="1048.86299" calcext:value-type="float">
            <text:p>1048.86299</text:p>
          </table:table-cell>
          <table:table-cell table:number-columns-repeated="3"/>
          <table:table-cell table:formula="of:=[.$C$4] + ([.$C$5] - [.$C$4]) * (([.A1279] - [.$C$1]) / ([.$C$2] - [.$C$1]))" office:value-type="float" office:value="-0.484551136875546" calcext:value-type="float">
            <text:p>-0.484551136875546</text:p>
          </table:table-cell>
          <table:table-cell table:number-columns-repeated="16"/>
        </table:table-row>
        <table:table-row table:style-name="ro1">
          <table:table-cell office:value-type="float" office:value="1077.557" calcext:value-type="float">
            <text:p>1077.557</text:p>
          </table:table-cell>
          <table:table-cell table:number-columns-repeated="3"/>
          <table:table-cell table:formula="of:=[.$C$4] + ([.$C$5] - [.$C$4]) * (([.A1280] - [.$C$1]) / ([.$C$2] - [.$C$1]))" office:value-type="float" office:value="-0.484079691454564" calcext:value-type="float">
            <text:p>-0.484079691454564</text:p>
          </table:table-cell>
          <table:table-cell table:number-columns-repeated="16"/>
        </table:table-row>
        <table:table-row table:style-name="ro1">
          <table:table-cell office:value-type="float" office:value="1082.37" calcext:value-type="float">
            <text:p>1082.37</text:p>
          </table:table-cell>
          <table:table-cell table:number-columns-repeated="3"/>
          <table:table-cell table:formula="of:=[.$C$4] + ([.$C$5] - [.$C$4]) * (([.A1281] - [.$C$1]) / ([.$C$2] - [.$C$1]))" office:value-type="float" office:value="-0.484000613388752" calcext:value-type="float">
            <text:p>-0.484000613388752</text:p>
          </table:table-cell>
          <table:table-cell table:number-columns-repeated="16"/>
        </table:table-row>
        <table:table-row table:style-name="ro1">
          <table:table-cell office:value-type="float" office:value="1140.037" calcext:value-type="float">
            <text:p>1140.037</text:p>
          </table:table-cell>
          <table:table-cell table:number-columns-repeated="3"/>
          <table:table-cell table:formula="of:=[.$C$4] + ([.$C$5] - [.$C$4]) * (([.A1282] - [.$C$1]) / ([.$C$2] - [.$C$1]))" office:value-type="float" office:value="-0.483053138877808" calcext:value-type="float">
            <text:p>-0.483053138877808</text:p>
          </table:table-cell>
          <table:table-cell table:number-columns-repeated="16"/>
        </table:table-row>
        <table:table-row table:style-name="ro1">
          <table:table-cell office:value-type="float" office:value="1148.092" calcext:value-type="float">
            <text:p>1148.092</text:p>
          </table:table-cell>
          <table:table-cell table:number-columns-repeated="3"/>
          <table:table-cell table:formula="of:=[.$C$4] + ([.$C$5] - [.$C$4]) * (([.A1283] - [.$C$1]) / ([.$C$2] - [.$C$1]))" office:value-type="float" office:value="-0.482920794431492" calcext:value-type="float">
            <text:p>-0.482920794431492</text:p>
          </table:table-cell>
          <table:table-cell table:number-columns-repeated="16"/>
        </table:table-row>
        <table:table-row table:style-name="ro1">
          <table:table-cell office:value-type="float" office:value="1139.86" calcext:value-type="float">
            <text:p>1139.86</text:p>
          </table:table-cell>
          <table:table-cell table:number-columns-repeated="3"/>
          <table:table-cell table:formula="of:=[.$C$4] + ([.$C$5] - [.$C$4]) * (([.A1284] - [.$C$1]) / ([.$C$2] - [.$C$1]))" office:value-type="float" office:value="-0.483056047005306" calcext:value-type="float">
            <text:p>-0.483056047005306</text:p>
          </table:table-cell>
          <table:table-cell table:number-columns-repeated="16"/>
        </table:table-row>
        <table:table-row table:style-name="ro1">
          <table:table-cell office:value-type="float" office:value="1150.685" calcext:value-type="float">
            <text:p>1150.685</text:p>
          </table:table-cell>
          <table:table-cell table:number-columns-repeated="3"/>
          <table:table-cell table:formula="of:=[.$C$4] + ([.$C$5] - [.$C$4]) * (([.A1285] - [.$C$1]) / ([.$C$2] - [.$C$1]))" office:value-type="float" office:value="-0.482878191185149" calcext:value-type="float">
            <text:p>-0.482878191185149</text:p>
          </table:table-cell>
          <table:table-cell table:number-columns-repeated="16"/>
        </table:table-row>
        <table:table-row table:style-name="ro1">
          <table:table-cell office:value-type="float" office:value="1177.284" calcext:value-type="float">
            <text:p>1177.284</text:p>
          </table:table-cell>
          <table:table-cell table:number-columns-repeated="3"/>
          <table:table-cell table:formula="of:=[.$C$4] + ([.$C$5] - [.$C$4]) * (([.A1286] - [.$C$1]) / ([.$C$2] - [.$C$1]))" office:value-type="float" office:value="-0.482441166985579" calcext:value-type="float">
            <text:p>-0.482441166985579</text:p>
          </table:table-cell>
          <table:table-cell table:number-columns-repeated="16"/>
        </table:table-row>
        <table:table-row table:style-name="ro1">
          <table:table-cell office:value-type="float" office:value="1196.896" calcext:value-type="float">
            <text:p>1196.896</text:p>
          </table:table-cell>
          <table:table-cell table:number-columns-repeated="3"/>
          <table:table-cell table:formula="of:=[.$C$4] + ([.$C$5] - [.$C$4]) * (([.A1287] - [.$C$1]) / ([.$C$2] - [.$C$1]))" office:value-type="float" office:value="-0.482118939886742" calcext:value-type="float">
            <text:p>-0.482118939886742</text:p>
          </table:table-cell>
          <table:table-cell table:number-columns-repeated="16"/>
        </table:table-row>
        <table:table-row table:style-name="ro1">
          <table:table-cell office:value-type="float" office:value="1187.03299" calcext:value-type="float">
            <text:p>1187.03299</text:p>
          </table:table-cell>
          <table:table-cell table:number-columns-repeated="3"/>
          <table:table-cell table:formula="of:=[.$C$4] + ([.$C$5] - [.$C$4]) * (([.A1288] - [.$C$1]) / ([.$C$2] - [.$C$1]))" office:value-type="float" office:value="-0.482280990116096" calcext:value-type="float">
            <text:p>-0.482280990116096</text:p>
          </table:table-cell>
          <table:table-cell table:number-columns-repeated="16"/>
        </table:table-row>
        <table:table-row table:style-name="ro1">
          <table:table-cell office:value-type="float" office:value="1213.801" calcext:value-type="float">
            <text:p>1213.801</text:p>
          </table:table-cell>
          <table:table-cell table:number-columns-repeated="3"/>
          <table:table-cell table:formula="of:=[.$C$4] + ([.$C$5] - [.$C$4]) * (([.A1289] - [.$C$1]) / ([.$C$2] - [.$C$1]))" office:value-type="float" office:value="-0.481841189065518" calcext:value-type="float">
            <text:p>-0.481841189065518</text:p>
          </table:table-cell>
          <table:table-cell table:number-columns-repeated="16"/>
        </table:table-row>
        <table:table-row table:style-name="ro1">
          <table:table-cell office:value-type="float" office:value="1206.74" calcext:value-type="float">
            <text:p>1206.74</text:p>
          </table:table-cell>
          <table:table-cell table:number-columns-repeated="3"/>
          <table:table-cell table:formula="of:=[.$C$4] + ([.$C$5] - [.$C$4]) * (([.A1290] - [.$C$1]) / ([.$C$2] - [.$C$1]))" office:value-type="float" office:value="-0.481957201993566" calcext:value-type="float">
            <text:p>-0.481957201993566</text:p>
          </table:table-cell>
          <table:table-cell table:number-columns-repeated="16"/>
        </table:table-row>
        <table:table-row table:style-name="ro1">
          <table:table-cell office:value-type="float" office:value="1226.896" calcext:value-type="float">
            <text:p>1226.896</text:p>
          </table:table-cell>
          <table:table-cell table:number-columns-repeated="3"/>
          <table:table-cell table:formula="of:=[.$C$4] + ([.$C$5] - [.$C$4]) * (([.A1291] - [.$C$1]) / ([.$C$2] - [.$C$1]))" office:value-type="float" office:value="-0.48162603692095" calcext:value-type="float">
            <text:p>-0.48162603692095</text:p>
          </table:table-cell>
          <table:table-cell table:number-columns-repeated="16"/>
        </table:table-row>
        <table:table-row table:style-name="ro1">
          <table:table-cell office:value-type="float" office:value="1216.269" calcext:value-type="float">
            <text:p>1216.269</text:p>
          </table:table-cell>
          <table:table-cell table:number-columns-repeated="3"/>
          <table:table-cell table:formula="of:=[.$C$4] + ([.$C$5] - [.$C$4]) * (([.A1292] - [.$C$1]) / ([.$C$2] - [.$C$1]))" office:value-type="float" office:value="-0.481800639581532" calcext:value-type="float">
            <text:p>-0.481800639581532</text:p>
          </table:table-cell>
          <table:table-cell table:number-columns-repeated="16"/>
        </table:table-row>
        <table:table-row table:style-name="ro1">
          <table:table-cell office:value-type="float" office:value="1187.136" calcext:value-type="float">
            <text:p>1187.136</text:p>
          </table:table-cell>
          <table:table-cell table:number-columns-repeated="3"/>
          <table:table-cell table:formula="of:=[.$C$4] + ([.$C$5] - [.$C$4]) * (([.A1293] - [.$C$1]) / ([.$C$2] - [.$C$1]))" office:value-type="float" office:value="-0.482279297651613" calcext:value-type="float">
            <text:p>-0.482279297651613</text:p>
          </table:table-cell>
          <table:table-cell table:number-columns-repeated="16"/>
        </table:table-row>
        <table:table-row table:style-name="ro1">
          <table:table-cell office:value-type="float" office:value="1186.10899" calcext:value-type="float">
            <text:p>1186.10899</text:p>
          </table:table-cell>
          <table:table-cell table:number-columns-repeated="3"/>
          <table:table-cell table:formula="of:=[.$C$4] + ([.$C$5] - [.$C$4]) * (([.A1294] - [.$C$1]) / ([.$C$2] - [.$C$1]))" office:value-type="float" office:value="-0.482296171527443" calcext:value-type="float">
            <text:p>-0.482296171527443</text:p>
          </table:table-cell>
          <table:table-cell table:number-columns-repeated="16"/>
        </table:table-row>
        <table:table-row table:style-name="ro1">
          <table:table-cell office:value-type="float" office:value="1189.55" calcext:value-type="float">
            <text:p>1189.55</text:p>
          </table:table-cell>
          <table:table-cell table:number-columns-repeated="3"/>
          <table:table-cell table:formula="of:=[.$C$4] + ([.$C$5] - [.$C$4]) * (([.A1295] - [.$C$1]) / ([.$C$2] - [.$C$1]))" office:value-type="float" office:value="-0.482239635392965" calcext:value-type="float">
            <text:p>-0.482239635392965</text:p>
          </table:table-cell>
          <table:table-cell table:number-columns-repeated="16"/>
        </table:table-row>
        <table:table-row table:style-name="ro1">
          <table:table-cell office:value-type="float" office:value="1184.2" calcext:value-type="float">
            <text:p>1184.2</text:p>
          </table:table-cell>
          <table:table-cell table:number-columns-repeated="3"/>
          <table:table-cell table:formula="of:=[.$C$4] + ([.$C$5] - [.$C$4]) * (([.A1296] - [.$C$1]) / ([.$C$2] - [.$C$1]))" office:value-type="float" office:value="-0.482327536421865" calcext:value-type="float">
            <text:p>-0.482327536421865</text:p>
          </table:table-cell>
          <table:table-cell table:number-columns-repeated="16"/>
        </table:table-row>
        <table:table-row table:style-name="ro1">
          <table:table-cell office:value-type="float" office:value="1211.73799" calcext:value-type="float">
            <text:p>1211.73799</text:p>
          </table:table-cell>
          <table:table-cell table:number-columns-repeated="3"/>
          <table:table-cell table:formula="of:=[.$C$4] + ([.$C$5] - [.$C$4]) * (([.A1297] - [.$C$1]) / ([.$C$2] - [.$C$1]))" office:value-type="float" office:value="-0.481875084523766" calcext:value-type="float">
            <text:p>-0.481875084523766</text:p>
          </table:table-cell>
          <table:table-cell table:number-columns-repeated="16"/>
        </table:table-row>
        <table:table-row table:style-name="ro1">
          <table:table-cell office:value-type="float" office:value="1218.666" calcext:value-type="float">
            <text:p>1218.666</text:p>
          </table:table-cell>
          <table:table-cell table:number-columns-repeated="3"/>
          <table:table-cell table:formula="of:=[.$C$4] + ([.$C$5] - [.$C$4]) * (([.A1298] - [.$C$1]) / ([.$C$2] - [.$C$1]))" office:value-type="float" office:value="-0.481761256634565" calcext:value-type="float">
            <text:p>-0.481761256634565</text:p>
          </table:table-cell>
          <table:table-cell table:number-columns-repeated="16"/>
        </table:table-row>
        <table:table-row table:style-name="ro1">
          <table:table-cell office:value-type="float" office:value="1227.981" calcext:value-type="float">
            <text:p>1227.981</text:p>
          </table:table-cell>
          <table:table-cell table:number-columns-repeated="3"/>
          <table:table-cell table:formula="of:=[.$C$4] + ([.$C$5] - [.$C$4]) * (([.A1299] - [.$C$1]) / ([.$C$2] - [.$C$1]))" office:value-type="float" office:value="-0.481608210263687" calcext:value-type="float">
            <text:p>-0.481608210263687</text:p>
          </table:table-cell>
          <table:table-cell table:number-columns-repeated="16"/>
        </table:table-row>
        <table:table-row table:style-name="ro1">
          <table:table-cell office:value-type="float" office:value="1261.702" calcext:value-type="float">
            <text:p>1261.702</text:p>
          </table:table-cell>
          <table:table-cell table:number-columns-repeated="3"/>
          <table:table-cell table:formula="of:=[.$C$4] + ([.$C$5] - [.$C$4]) * (([.A1300] - [.$C$1]) / ([.$C$2] - [.$C$1]))" office:value-type="float" office:value="-0.481054170900038" calcext:value-type="float">
            <text:p>-0.481054170900038</text:p>
          </table:table-cell>
          <table:table-cell table:number-columns-repeated="16"/>
        </table:table-row>
        <table:table-row table:style-name="ro1">
          <table:table-cell office:value-type="float" office:value="1255.25125" calcext:value-type="float">
            <text:p>1255.25125</text:p>
          </table:table-cell>
          <table:table-cell table:number-columns-repeated="3"/>
          <table:table-cell table:formula="of:=[.$C$4] + ([.$C$5] - [.$C$4]) * (([.A1301] - [.$C$1]) / ([.$C$2] - [.$C$1]))" office:value-type="float" office:value="-0.481160157360257" calcext:value-type="float">
            <text:p>-0.481160157360257</text:p>
          </table:table-cell>
          <table:table-cell table:number-columns-repeated="16"/>
        </table:table-row>
        <table:table-row table:style-name="ro1">
          <table:table-cell office:value-type="float" office:value="1232.7575" calcext:value-type="float">
            <text:p>1232.7575</text:p>
          </table:table-cell>
          <table:table-cell table:number-columns-repeated="3"/>
          <table:table-cell table:formula="of:=[.$C$4] + ([.$C$5] - [.$C$4]) * (([.A1302] - [.$C$1]) / ([.$C$2] - [.$C$1]))" office:value-type="float" office:value="-0.481529731896483" calcext:value-type="float">
            <text:p>-0.481529731896483</text:p>
          </table:table-cell>
          <table:table-cell table:number-columns-repeated="16"/>
        </table:table-row>
        <table:table-row table:style-name="ro1">
          <table:table-cell office:value-type="float" office:value="1243.43" calcext:value-type="float">
            <text:p>1243.43</text:p>
          </table:table-cell>
          <table:table-cell table:number-columns-repeated="3"/>
          <table:table-cell table:formula="of:=[.$C$4] + ([.$C$5] - [.$C$4]) * (([.A1303] - [.$C$1]) / ([.$C$2] - [.$C$1]))" office:value-type="float" office:value="-0.481354381666403" calcext:value-type="float">
            <text:p>-0.481354381666403</text:p>
          </table:table-cell>
          <table:table-cell table:number-columns-repeated="16"/>
        </table:table-row>
        <table:table-row table:style-name="ro1">
          <table:table-cell office:value-type="float" office:value="1251.5775" calcext:value-type="float">
            <text:p>1251.5775</text:p>
          </table:table-cell>
          <table:table-cell table:number-columns-repeated="3"/>
          <table:table-cell table:formula="of:=[.$C$4] + ([.$C$5] - [.$C$4]) * (([.A1304] - [.$C$1]) / ([.$C$2] - [.$C$1]))" office:value-type="float" office:value="-0.481220517435943" calcext:value-type="float">
            <text:p>-0.481220517435943</text:p>
          </table:table-cell>
          <table:table-cell table:number-columns-repeated="16"/>
        </table:table-row>
        <table:table-row table:style-name="ro1">
          <table:table-cell office:value-type="float" office:value="1269.69625" calcext:value-type="float">
            <text:p>1269.69625</text:p>
          </table:table-cell>
          <table:table-cell table:number-columns-repeated="3"/>
          <table:table-cell table:formula="of:=[.$C$4] + ([.$C$5] - [.$C$4]) * (([.A1305] - [.$C$1]) / ([.$C$2] - [.$C$1]))" office:value-type="float" office:value="-0.480922824582228" calcext:value-type="float">
            <text:p>-0.480922824582228</text:p>
          </table:table-cell>
          <table:table-cell table:number-columns-repeated="16"/>
        </table:table-row>
        <table:table-row table:style-name="ro1">
          <table:table-cell office:value-type="float" office:value="1289.7475" calcext:value-type="float">
            <text:p>1289.7475</text:p>
          </table:table-cell>
          <table:table-cell table:number-columns-repeated="3"/>
          <table:table-cell table:formula="of:=[.$C$4] + ([.$C$5] - [.$C$4]) * (([.A1306] - [.$C$1]) / ([.$C$2] - [.$C$1]))" office:value-type="float" office:value="-0.480593380562467" calcext:value-type="float">
            <text:p>-0.480593380562467</text:p>
          </table:table-cell>
          <table:table-cell table:number-columns-repeated="16"/>
        </table:table-row>
        <table:table-row table:style-name="ro1">
          <table:table-cell office:value-type="float" office:value="1335.825" calcext:value-type="float">
            <text:p>1335.825</text:p>
          </table:table-cell>
          <table:table-cell table:number-columns-repeated="3"/>
          <table:table-cell table:formula="of:=[.$C$4] + ([.$C$5] - [.$C$4]) * (([.A1307] - [.$C$1]) / ([.$C$2] - [.$C$1]))" office:value-type="float" office:value="-0.479836322682257" calcext:value-type="float">
            <text:p>-0.479836322682257</text:p>
          </table:table-cell>
          <table:table-cell table:number-columns-repeated="16"/>
        </table:table-row>
        <table:table-row table:style-name="ro1">
          <table:table-cell office:value-type="float" office:value="1319.7" calcext:value-type="float">
            <text:p>1319.7</text:p>
          </table:table-cell>
          <table:table-cell table:number-columns-repeated="3"/>
          <table:table-cell table:formula="of:=[.$C$4] + ([.$C$5] - [.$C$4]) * (([.A1308] - [.$C$1]) / ([.$C$2] - [.$C$1]))" office:value-type="float" office:value="-0.48010125802637" calcext:value-type="float">
            <text:p>-0.48010125802637</text:p>
          </table:table-cell>
          <table:table-cell table:number-columns-repeated="16"/>
        </table:table-row>
        <table:table-row table:style-name="ro1">
          <table:table-cell office:value-type="float" office:value="1311.58874" calcext:value-type="float">
            <text:p>1311.58874</text:p>
          </table:table-cell>
          <table:table-cell table:number-columns-repeated="3"/>
          <table:table-cell table:formula="of:=[.$C$4] + ([.$C$5] - [.$C$4]) * (([.A1309] - [.$C$1]) / ([.$C$2] - [.$C$1]))" office:value-type="float" office:value="-0.480234526830047" calcext:value-type="float">
            <text:p>-0.480234526830047</text:p>
          </table:table-cell>
          <table:table-cell table:number-columns-repeated="16"/>
        </table:table-row>
        <table:table-row table:style-name="ro1">
          <table:table-cell office:value-type="float" office:value="1370.79" calcext:value-type="float">
            <text:p>1370.79</text:p>
          </table:table-cell>
          <table:table-cell table:number-columns-repeated="3"/>
          <table:table-cell table:formula="of:=[.$C$4] + ([.$C$5] - [.$C$4]) * (([.A1310] - [.$C$1]) / ([.$C$2] - [.$C$1]))" office:value-type="float" office:value="-0.479261844275626" calcext:value-type="float">
            <text:p>-0.479261844275626</text:p>
          </table:table-cell>
          <table:table-cell table:number-columns-repeated="16"/>
        </table:table-row>
        <table:table-row table:style-name="ro1">
          <table:table-cell office:value-type="float" office:value="1416.61" calcext:value-type="float">
            <text:p>1416.61</text:p>
          </table:table-cell>
          <table:table-cell table:number-columns-repeated="3"/>
          <table:table-cell table:formula="of:=[.$C$4] + ([.$C$5] - [.$C$4]) * (([.A1311] - [.$C$1]) / ([.$C$2] - [.$C$1]))" office:value-type="float" office:value="-0.478509017145873" calcext:value-type="float">
            <text:p>-0.478509017145873</text:p>
          </table:table-cell>
          <table:table-cell table:number-columns-repeated="16"/>
        </table:table-row>
        <table:table-row table:style-name="ro1">
          <table:table-cell office:value-type="float" office:value="1448.88625" calcext:value-type="float">
            <text:p>1448.88625</text:p>
          </table:table-cell>
          <table:table-cell table:number-columns-repeated="3"/>
          <table:table-cell table:formula="of:=[.$C$4] + ([.$C$5] - [.$C$4]) * (([.A1312] - [.$C$1]) / ([.$C$2] - [.$C$1]))" office:value-type="float" office:value="-0.477978715167551" calcext:value-type="float">
            <text:p>-0.477978715167551</text:p>
          </table:table-cell>
          <table:table-cell table:number-columns-repeated="16"/>
        </table:table-row>
        <table:table-row table:style-name="ro1">
          <table:table-cell office:value-type="float" office:value="1506.7725" calcext:value-type="float">
            <text:p>1506.7725</text:p>
          </table:table-cell>
          <table:table-cell table:number-columns-repeated="3"/>
          <table:table-cell table:formula="of:=[.$C$4] + ([.$C$5] - [.$C$4]) * (([.A1313] - [.$C$1]) / ([.$C$2] - [.$C$1]))" office:value-type="float" office:value="-0.477027638357432" calcext:value-type="float">
            <text:p>-0.477027638357432</text:p>
          </table:table-cell>
          <table:table-cell table:number-columns-repeated="16"/>
        </table:table-row>
        <table:table-row table:style-name="ro1">
          <table:table-cell office:value-type="float" office:value="1543.31" calcext:value-type="float">
            <text:p>1543.31</text:p>
          </table:table-cell>
          <table:table-cell table:number-columns-repeated="3"/>
          <table:table-cell table:formula="of:=[.$C$4] + ([.$C$5] - [.$C$4]) * (([.A1314] - [.$C$1]) / ([.$C$2] - [.$C$1]))" office:value-type="float" office:value="-0.476427323620344" calcext:value-type="float">
            <text:p>-0.476427323620344</text:p>
          </table:table-cell>
          <table:table-cell table:number-columns-repeated="16"/>
        </table:table-row>
        <table:table-row table:style-name="ro1">
          <table:table-cell office:value-type="float" office:value="1536.1525" calcext:value-type="float">
            <text:p>1536.1525</text:p>
          </table:table-cell>
          <table:table-cell table:number-columns-repeated="3"/>
          <table:table-cell table:formula="of:=[.$C$4] + ([.$C$5] - [.$C$4]) * (([.A1315] - [.$C$1]) / ([.$C$2] - [.$C$1]))" office:value-type="float" office:value="-0.476544922052933" calcext:value-type="float">
            <text:p>-0.476544922052933</text:p>
          </table:table-cell>
          <table:table-cell table:number-columns-repeated="16"/>
        </table:table-row>
        <table:table-row table:style-name="ro1">
          <table:table-cell office:value-type="float" office:value="1554.6025" calcext:value-type="float">
            <text:p>1554.6025</text:p>
          </table:table-cell>
          <table:table-cell table:number-columns-repeated="3"/>
          <table:table-cell table:formula="of:=[.$C$4] + ([.$C$5] - [.$C$4]) * (([.A1316] - [.$C$1]) / ([.$C$2] - [.$C$1]))" office:value-type="float" office:value="-0.476241786728971" calcext:value-type="float">
            <text:p>-0.476241786728971</text:p>
          </table:table-cell>
          <table:table-cell table:number-columns-repeated="16"/>
        </table:table-row>
        <table:table-row table:style-name="ro1">
          <table:table-cell office:value-type="float" office:value="1564.065" calcext:value-type="float">
            <text:p>1564.065</text:p>
          </table:table-cell>
          <table:table-cell table:number-columns-repeated="3"/>
          <table:table-cell table:formula="of:=[.$C$4] + ([.$C$5] - [.$C$4]) * (([.A1317] - [.$C$1]) / ([.$C$2] - [.$C$1]))" office:value-type="float" office:value="-0.47608631691851" calcext:value-type="float">
            <text:p>-0.47608631691851</text:p>
          </table:table-cell>
          <table:table-cell table:number-columns-repeated="16"/>
        </table:table-row>
        <table:table-row table:style-name="ro1">
          <table:table-cell office:value-type="float" office:value="1644.72875" calcext:value-type="float">
            <text:p>1644.72875</text:p>
          </table:table-cell>
          <table:table-cell table:number-columns-repeated="3"/>
          <table:table-cell table:formula="of:=[.$C$4] + ([.$C$5] - [.$C$4]) * (([.A1318] - [.$C$1]) / ([.$C$2] - [.$C$1]))" office:value-type="float" office:value="-0.474761003531613" calcext:value-type="float">
            <text:p>-0.474761003531613</text:p>
          </table:table-cell>
          <table:table-cell table:number-columns-repeated="16"/>
        </table:table-row>
        <table:table-row table:style-name="ro1">
          <table:table-cell office:value-type="float" office:value="1695.83125" calcext:value-type="float">
            <text:p>1695.83125</text:p>
          </table:table-cell>
          <table:table-cell table:number-columns-repeated="3"/>
          <table:table-cell table:formula="of:=[.$C$4] + ([.$C$5] - [.$C$4]) * (([.A1319] - [.$C$1]) / ([.$C$2] - [.$C$1]))" office:value-type="float" office:value="-0.473921384404633" calcext:value-type="float">
            <text:p>-0.473921384404633</text:p>
          </table:table-cell>
          <table:table-cell table:number-columns-repeated="16"/>
        </table:table-row>
        <table:table-row table:style-name="ro1">
          <table:table-cell office:value-type="float" office:value="1748.35375" calcext:value-type="float">
            <text:p>1748.35375</text:p>
          </table:table-cell>
          <table:table-cell table:number-columns-repeated="3"/>
          <table:table-cell table:formula="of:=[.$C$4] + ([.$C$5] - [.$C$4]) * (([.A1320] - [.$C$1]) / ([.$C$2] - [.$C$1]))" office:value-type="float" office:value="-0.473058434537273" calcext:value-type="float">
            <text:p>-0.473058434537273</text:p>
          </table:table-cell>
          <table:table-cell table:number-columns-repeated="16"/>
        </table:table-row>
        <table:table-row table:style-name="ro1">
          <table:table-cell office:value-type="float" office:value="1774.52" calcext:value-type="float">
            <text:p>1774.52</text:p>
          </table:table-cell>
          <table:table-cell table:number-columns-repeated="3"/>
          <table:table-cell table:formula="of:=[.$C$4] + ([.$C$5] - [.$C$4]) * (([.A1321] - [.$C$1]) / ([.$C$2] - [.$C$1]))" office:value-type="float" office:value="-0.472628520462984" calcext:value-type="float">
            <text:p>-0.472628520462984</text:p>
          </table:table-cell>
          <table:table-cell table:number-columns-repeated="16"/>
        </table:table-row>
        <table:table-row table:style-name="ro1">
          <table:table-cell office:value-type="float" office:value="1634.6075" calcext:value-type="float">
            <text:p>1634.6075</text:p>
          </table:table-cell>
          <table:table-cell table:number-columns-repeated="3"/>
          <table:table-cell table:formula="of:=[.$C$4] + ([.$C$5] - [.$C$4]) * (([.A1322] - [.$C$1]) / ([.$C$2] - [.$C$1]))" office:value-type="float" office:value="-0.474927296669697" calcext:value-type="float">
            <text:p>-0.474927296669697</text:p>
          </table:table-cell>
          <table:table-cell table:number-columns-repeated="16"/>
        </table:table-row>
        <table:table-row table:style-name="ro1">
          <table:table-cell office:value-type="float" office:value="1774.805" calcext:value-type="float">
            <text:p>1774.805</text:p>
          </table:table-cell>
          <table:table-cell table:number-columns-repeated="3"/>
          <table:table-cell table:formula="of:=[.$C$4] + ([.$C$5] - [.$C$4]) * (([.A1323] - [.$C$1]) / ([.$C$2] - [.$C$1]))" office:value-type="float" office:value="-0.472623837884809" calcext:value-type="float">
            <text:p>-0.472623837884809</text:p>
          </table:table-cell>
          <table:table-cell table:number-columns-repeated="16"/>
        </table:table-row>
        <table:table-row table:style-name="ro1">
          <table:table-cell office:value-type="float" office:value="1747.04375" calcext:value-type="float">
            <text:p>1747.04375</text:p>
          </table:table-cell>
          <table:table-cell table:number-columns-repeated="3"/>
          <table:table-cell table:formula="of:=[.$C$4] + ([.$C$5] - [.$C$4]) * (([.A1324] - [.$C$1]) / ([.$C$2] - [.$C$1]))" office:value-type="float" office:value="-0.473079957966779" calcext:value-type="float">
            <text:p>-0.473079957966779</text:p>
          </table:table-cell>
          <table:table-cell table:number-columns-repeated="16"/>
        </table:table-row>
        <table:table-row table:style-name="ro1">
          <table:table-cell office:value-type="float" office:value="1665.0325" calcext:value-type="float">
            <text:p>1665.0325</text:p>
          </table:table-cell>
          <table:table-cell table:number-columns-repeated="3"/>
          <table:table-cell table:formula="of:=[.$C$4] + ([.$C$5] - [.$C$4]) * (([.A1325] - [.$C$1]) / ([.$C$2] - [.$C$1]))" office:value-type="float" office:value="-0.47442741091189" calcext:value-type="float">
            <text:p>-0.47442741091189</text:p>
          </table:table-cell>
          <table:table-cell table:number-columns-repeated="16"/>
        </table:table-row>
        <table:table-row table:style-name="ro1">
          <table:table-cell office:value-type="float" office:value="1744.44125" calcext:value-type="float">
            <text:p>1744.44125</text:p>
          </table:table-cell>
          <table:table-cell table:number-columns-repeated="3"/>
          <table:table-cell table:formula="of:=[.$C$4] + ([.$C$5] - [.$C$4]) * (([.A1326] - [.$C$1]) / ([.$C$2] - [.$C$1]))" office:value-type="float" office:value="-0.473122717299061" calcext:value-type="float">
            <text:p>-0.473122717299061</text:p>
          </table:table-cell>
          <table:table-cell table:number-columns-repeated="16"/>
        </table:table-row>
        <table:table-row table:style-name="ro1">
          <table:table-cell office:value-type="float" office:value="1796.89625" calcext:value-type="float">
            <text:p>1796.89625</text:p>
          </table:table-cell>
          <table:table-cell table:number-columns-repeated="3"/>
          <table:table-cell table:formula="of:=[.$C$4] + ([.$C$5] - [.$C$4]) * (([.A1327] - [.$C$1]) / ([.$C$2] - [.$C$1]))" office:value-type="float" office:value="-0.472260876463374" calcext:value-type="float">
            <text:p>-0.472260876463374</text:p>
          </table:table-cell>
          <table:table-cell table:number-columns-repeated="16"/>
        </table:table-row>
        <table:table-row table:style-name="ro1">
          <table:table-cell office:value-type="float" office:value="1913.13875" calcext:value-type="float">
            <text:p>1913.13875</text:p>
          </table:table-cell>
          <table:table-cell table:number-columns-repeated="3"/>
          <table:table-cell table:formula="of:=[.$C$4] + ([.$C$5] - [.$C$4]) * (([.A1328] - [.$C$1]) / ([.$C$2] - [.$C$1]))" office:value-type="float" office:value="-0.47035100069667" calcext:value-type="float">
            <text:p>-0.47035100069667</text:p>
          </table:table-cell>
          <table:table-cell table:number-columns-repeated="16"/>
        </table:table-row>
        <table:table-row table:style-name="ro1">
          <table:table-cell office:value-type="float" office:value="1983.97875" calcext:value-type="float">
            <text:p>1983.97875</text:p>
          </table:table-cell>
          <table:table-cell table:number-columns-repeated="3"/>
          <table:table-cell table:formula="of:=[.$C$4] + ([.$C$5] - [.$C$4]) * (([.A1329] - [.$C$1]) / ([.$C$2] - [.$C$1]))" office:value-type="float" office:value="-0.469187092493447" calcext:value-type="float">
            <text:p>-0.469187092493447</text:p>
          </table:table-cell>
          <table:table-cell table:number-columns-repeated="16"/>
        </table:table-row>
        <table:table-row table:style-name="ro1">
          <table:table-cell office:value-type="float" office:value="2074.69625" calcext:value-type="float">
            <text:p>2074.69625</text:p>
          </table:table-cell>
          <table:table-cell table:number-columns-repeated="3"/>
          <table:table-cell table:formula="of:=[.$C$4] + ([.$C$5] - [.$C$4]) * (([.A1330] - [.$C$1]) / ([.$C$2] - [.$C$1]))" office:value-type="float" office:value="-0.467696595000138" calcext:value-type="float">
            <text:p>-0.467696595000138</text:p>
          </table:table-cell>
          <table:table-cell table:number-columns-repeated="16"/>
        </table:table-row>
        <table:table-row table:style-name="ro1">
          <table:table-cell office:value-type="float" office:value="2114.98875" calcext:value-type="float">
            <text:p>2114.98875</text:p>
          </table:table-cell>
          <table:table-cell table:number-columns-repeated="3"/>
          <table:table-cell table:formula="of:=[.$C$4] + ([.$C$5] - [.$C$4]) * (([.A1331] - [.$C$1]) / ([.$C$2] - [.$C$1]))" office:value-type="float" office:value="-0.467034585241832" calcext:value-type="float">
            <text:p>-0.467034585241832</text:p>
          </table:table-cell>
          <table:table-cell table:number-columns-repeated="16"/>
        </table:table-row>
        <table:table-row table:style-name="ro1">
          <table:table-cell office:value-type="float" office:value="2196.66874" calcext:value-type="float">
            <text:p>2196.66874</text:p>
          </table:table-cell>
          <table:table-cell table:number-columns-repeated="3"/>
          <table:table-cell table:formula="of:=[.$C$4] + ([.$C$5] - [.$C$4]) * (([.A1332] - [.$C$1]) / ([.$C$2] - [.$C$1]))" office:value-type="float" office:value="-0.46569257493127" calcext:value-type="float">
            <text:p>-0.46569257493127</text:p>
          </table:table-cell>
          <table:table-cell table:number-columns-repeated="16"/>
        </table:table-row>
        <table:table-row table:style-name="ro1">
          <table:table-cell office:value-type="float" office:value="2348.55249" calcext:value-type="float">
            <text:p>2348.55249</text:p>
          </table:table-cell>
          <table:table-cell table:number-columns-repeated="3"/>
          <table:table-cell table:formula="of:=[.$C$4] + ([.$C$5] - [.$C$4]) * (([.A1333] - [.$C$1]) / ([.$C$2] - [.$C$1]))" office:value-type="float" office:value="-0.463197109903582" calcext:value-type="float">
            <text:p>-0.463197109903582</text:p>
          </table:table-cell>
          <table:table-cell table:number-columns-repeated="16"/>
        </table:table-row>
        <table:table-row table:style-name="ro1">
          <table:table-cell office:value-type="float" office:value="2581.85375" calcext:value-type="float">
            <text:p>2581.85375</text:p>
          </table:table-cell>
          <table:table-cell table:number-columns-repeated="3"/>
          <table:table-cell table:formula="of:=[.$C$4] + ([.$C$5] - [.$C$4]) * (([.A1334] - [.$C$1]) / ([.$C$2] - [.$C$1]))" office:value-type="float" office:value="-0.45936394713768" calcext:value-type="float">
            <text:p>-0.45936394713768</text:p>
          </table:table-cell>
          <table:table-cell table:number-columns-repeated="16"/>
        </table:table-row>
        <table:table-row table:style-name="ro1">
          <table:table-cell office:value-type="float" office:value="2460.95375" calcext:value-type="float">
            <text:p>2460.95375</text:p>
          </table:table-cell>
          <table:table-cell table:number-columns-repeated="3"/>
          <table:table-cell table:formula="of:=[.$C$4] + ([.$C$5] - [.$C$4]) * (([.A1335] - [.$C$1]) / ([.$C$2] - [.$C$1]))" office:value-type="float" office:value="-0.461350346089823" calcext:value-type="float">
            <text:p>-0.461350346089823</text:p>
          </table:table-cell>
          <table:table-cell table:number-columns-repeated="16"/>
        </table:table-row>
        <table:table-row table:style-name="ro1">
          <table:table-cell office:value-type="float" office:value="2232.2875" calcext:value-type="float">
            <text:p>2232.2875</text:p>
          </table:table-cell>
          <table:table-cell table:number-columns-repeated="3"/>
          <table:table-cell table:formula="of:=[.$C$4] + ([.$C$5] - [.$C$4]) * (([.A1336] - [.$C$1]) / ([.$C$2] - [.$C$1]))" office:value-type="float" office:value="-0.465107355183208" calcext:value-type="float">
            <text:p>-0.465107355183208</text:p>
          </table:table-cell>
          <table:table-cell table:number-columns-repeated="16"/>
        </table:table-row>
        <table:table-row table:style-name="ro1">
          <table:table-cell office:value-type="float" office:value="2234.83374" calcext:value-type="float">
            <text:p>2234.83374</text:p>
          </table:table-cell>
          <table:table-cell table:number-columns-repeated="3"/>
          <table:table-cell table:formula="of:=[.$C$4] + ([.$C$5] - [.$C$4]) * (([.A1337] - [.$C$1]) / ([.$C$2] - [.$C$1]))" office:value-type="float" office:value="-0.465065520208288" calcext:value-type="float">
            <text:p>-0.465065520208288</text:p>
          </table:table-cell>
          <table:table-cell table:number-columns-repeated="16"/>
        </table:table-row>
        <table:table-row table:style-name="ro1">
          <table:table-cell office:value-type="float" office:value="2195.785" calcext:value-type="float">
            <text:p>2195.785</text:p>
          </table:table-cell>
          <table:table-cell table:number-columns-repeated="3"/>
          <table:table-cell table:formula="of:=[.$C$4] + ([.$C$5] - [.$C$4]) * (([.A1338] - [.$C$1]) / ([.$C$2] - [.$C$1]))" office:value-type="float" office:value="-0.465707094866836" calcext:value-type="float">
            <text:p>-0.465707094866836</text:p>
          </table:table-cell>
          <table:table-cell table:number-columns-repeated="16"/>
        </table:table-row>
        <table:table-row table:style-name="ro1">
          <table:table-cell office:value-type="float" office:value="2315.73625" calcext:value-type="float">
            <text:p>2315.73625</text:p>
          </table:table-cell>
          <table:table-cell table:number-columns-repeated="3"/>
          <table:table-cell table:formula="of:=[.$C$4] + ([.$C$5] - [.$C$4]) * (([.A1339] - [.$C$1]) / ([.$C$2] - [.$C$1]))" office:value-type="float" office:value="-0.463736283970987" calcext:value-type="float">
            <text:p>-0.463736283970987</text:p>
          </table:table-cell>
          <table:table-cell table:number-columns-repeated="16"/>
        </table:table-row>
        <table:table-row table:style-name="ro1">
          <table:table-cell office:value-type="float" office:value="2170.98124" calcext:value-type="float">
            <text:p>2170.98124</text:p>
          </table:table-cell>
          <table:table-cell table:number-columns-repeated="3"/>
          <table:table-cell table:formula="of:=[.$C$4] + ([.$C$5] - [.$C$4]) * (([.A1340] - [.$C$1]) / ([.$C$2] - [.$C$1]))" office:value-type="float" office:value="-0.466114623095729" calcext:value-type="float">
            <text:p>-0.466114623095729</text:p>
          </table:table-cell>
          <table:table-cell table:number-columns-repeated="16"/>
        </table:table-row>
        <table:table-row table:style-name="ro1">
          <table:table-cell office:value-type="float" office:value="2402.125" calcext:value-type="float">
            <text:p>2402.125</text:p>
          </table:table-cell>
          <table:table-cell table:number-columns-repeated="3"/>
          <table:table-cell table:formula="of:=[.$C$4] + ([.$C$5] - [.$C$4]) * (([.A1341] - [.$C$1]) / ([.$C$2] - [.$C$1]))" office:value-type="float" office:value="-0.462316908268117" calcext:value-type="float">
            <text:p>-0.462316908268117</text:p>
          </table:table-cell>
          <table:table-cell table:number-columns-repeated="16"/>
        </table:table-row>
        <table:table-row table:style-name="ro1">
          <table:table-cell office:value-type="float" office:value="2477.1725" calcext:value-type="float">
            <text:p>2477.1725</text:p>
          </table:table-cell>
          <table:table-cell table:number-columns-repeated="3"/>
          <table:table-cell table:formula="of:=[.$C$4] + ([.$C$5] - [.$C$4]) * (([.A1342] - [.$C$1]) / ([.$C$2] - [.$C$1]))" office:value-type="float" office:value="-0.461083870423941" calcext:value-type="float">
            <text:p>-0.461083870423941</text:p>
          </table:table-cell>
          <table:table-cell table:number-columns-repeated="16"/>
        </table:table-row>
        <table:table-row table:style-name="ro1">
          <table:table-cell office:value-type="float" office:value="2475.2975" calcext:value-type="float">
            <text:p>2475.2975</text:p>
          </table:table-cell>
          <table:table-cell table:number-columns-repeated="3"/>
          <table:table-cell table:formula="of:=[.$C$4] + ([.$C$5] - [.$C$4]) * (([.A1343] - [.$C$1]) / ([.$C$2] - [.$C$1]))" office:value-type="float" office:value="-0.461114676859303" calcext:value-type="float">
            <text:p>-0.461114676859303</text:p>
          </table:table-cell>
          <table:table-cell table:number-columns-repeated="16"/>
        </table:table-row>
        <table:table-row table:style-name="ro1">
          <table:table-cell office:value-type="float" office:value="2526.31125" calcext:value-type="float">
            <text:p>2526.31125</text:p>
          </table:table-cell>
          <table:table-cell table:number-columns-repeated="3"/>
          <table:table-cell table:formula="of:=[.$C$4] + ([.$C$5] - [.$C$4]) * (([.A1344] - [.$C$1]) / ([.$C$2] - [.$C$1]))" office:value-type="float" office:value="-0.460276515903597" calcext:value-type="float">
            <text:p>-0.460276515903597</text:p>
          </table:table-cell>
          <table:table-cell table:number-columns-repeated="16"/>
        </table:table-row>
        <table:table-row table:style-name="ro1">
          <table:table-cell office:value-type="float" office:value="2605.125" calcext:value-type="float">
            <text:p>2605.125</text:p>
          </table:table-cell>
          <table:table-cell table:number-columns-repeated="3"/>
          <table:table-cell table:formula="of:=[.$C$4] + ([.$C$5] - [.$C$4]) * (([.A1345] - [.$C$1]) / ([.$C$2] - [.$C$1]))" office:value-type="float" office:value="-0.45898159819959" calcext:value-type="float">
            <text:p>-0.45898159819959</text:p>
          </table:table-cell>
          <table:table-cell table:number-columns-repeated="16"/>
        </table:table-row>
        <table:table-row table:style-name="ro1">
          <table:table-cell office:value-type="float" office:value="2855.03" calcext:value-type="float">
            <text:p>2855.03</text:p>
          </table:table-cell>
          <table:table-cell table:number-columns-repeated="3"/>
          <table:table-cell table:formula="of:=[.$C$4] + ([.$C$5] - [.$C$4]) * (([.A1346] - [.$C$1]) / ([.$C$2] - [.$C$1]))" office:value-type="float" office:value="-0.454875634344047" calcext:value-type="float">
            <text:p>-0.454875634344047</text:p>
          </table:table-cell>
          <table:table-cell table:number-columns-repeated="16"/>
        </table:table-row>
        <table:table-row table:style-name="ro1">
          <table:table-cell office:value-type="float" office:value="2900.8525" calcext:value-type="float">
            <text:p>2900.8525</text:p>
          </table:table-cell>
          <table:table-cell table:number-columns-repeated="3"/>
          <table:table-cell table:formula="of:=[.$C$4] + ([.$C$5] - [.$C$4]) * (([.A1347] - [.$C$1]) / ([.$C$2] - [.$C$1]))" office:value-type="float" office:value="-0.454122766139047" calcext:value-type="float">
            <text:p>-0.454122766139047</text:p>
          </table:table-cell>
          <table:table-cell table:number-columns-repeated="16"/>
        </table:table-row>
        <table:table-row table:style-name="ro1">
          <table:table-cell office:value-type="float" office:value="2737.9025" calcext:value-type="float">
            <text:p>2737.9025</text:p>
          </table:table-cell>
          <table:table-cell table:number-columns-repeated="3"/>
          <table:table-cell table:formula="of:=[.$C$4] + ([.$C$5] - [.$C$4]) * (([.A1348] - [.$C$1]) / ([.$C$2] - [.$C$1]))" office:value-type="float" office:value="-0.456800050748241" calcext:value-type="float">
            <text:p>-0.456800050748241</text:p>
          </table:table-cell>
          <table:table-cell table:number-columns-repeated="16"/>
        </table:table-row>
        <table:table-row table:style-name="ro1">
          <table:table-cell office:value-type="float" office:value="2826.03875" calcext:value-type="float">
            <text:p>2826.03875</text:p>
          </table:table-cell>
          <table:table-cell table:number-columns-repeated="3"/>
          <table:table-cell table:formula="of:=[.$C$4] + ([.$C$5] - [.$C$4]) * (([.A1349] - [.$C$1]) / ([.$C$2] - [.$C$1]))" office:value-type="float" office:value="-0.455351963447615" calcext:value-type="float">
            <text:p>-0.455351963447615</text:p>
          </table:table-cell>
          <table:table-cell table:number-columns-repeated="16"/>
        </table:table-row>
        <table:table-row table:style-name="ro1">
          <table:table-cell office:value-type="float" office:value="2846.00625" calcext:value-type="float">
            <text:p>2846.00625</text:p>
          </table:table-cell>
          <table:table-cell table:number-columns-repeated="3"/>
          <table:table-cell table:formula="of:=[.$C$4] + ([.$C$5] - [.$C$4]) * (([.A1350] - [.$C$1]) / ([.$C$2] - [.$C$1]))" office:value-type="float" office:value="-0.455023895448633" calcext:value-type="float">
            <text:p>-0.455023895448633</text:p>
          </table:table-cell>
          <table:table-cell table:number-columns-repeated="16"/>
        </table:table-row>
        <table:table-row table:style-name="ro1">
          <table:table-cell office:value-type="float" office:value="2910.33625" calcext:value-type="float">
            <text:p>2910.33625</text:p>
          </table:table-cell>
          <table:table-cell table:number-columns-repeated="3"/>
          <table:table-cell table:formula="of:=[.$C$4] + ([.$C$5] - [.$C$4]) * (([.A1351] - [.$C$1]) / ([.$C$2] - [.$C$1]))" office:value-type="float" office:value="-0.453966947188986" calcext:value-type="float">
            <text:p>-0.453966947188986</text:p>
          </table:table-cell>
          <table:table-cell table:number-columns-repeated="16"/>
        </table:table-row>
        <table:table-row table:style-name="ro1">
          <table:table-cell office:value-type="float" office:value="3007.0125" calcext:value-type="float">
            <text:p>3007.0125</text:p>
          </table:table-cell>
          <table:table-cell table:number-columns-repeated="3"/>
          <table:table-cell table:formula="of:=[.$C$4] + ([.$C$5] - [.$C$4]) * (([.A1352] - [.$C$1]) / ([.$C$2] - [.$C$1]))" office:value-type="float" office:value="-0.452378546844097" calcext:value-type="float">
            <text:p>-0.452378546844097</text:p>
          </table:table-cell>
          <table:table-cell table:number-columns-repeated="16"/>
        </table:table-row>
        <table:table-row table:style-name="ro1">
          <table:table-cell office:value-type="float" office:value="2697.0775" calcext:value-type="float">
            <text:p>2697.0775</text:p>
          </table:table-cell>
          <table:table-cell table:number-columns-repeated="3"/>
          <table:table-cell table:formula="of:=[.$C$4] + ([.$C$5] - [.$C$4]) * (([.A1353] - [.$C$1]) / ([.$C$2] - [.$C$1]))" office:value-type="float" office:value="-0.45747080953419" calcext:value-type="float">
            <text:p>-0.45747080953419</text:p>
          </table:table-cell>
          <table:table-cell table:number-columns-repeated="16"/>
        </table:table-row>
        <table:table-row table:style-name="ro1">
          <table:table-cell office:value-type="float" office:value="2780.1825" calcext:value-type="float">
            <text:p>2780.1825</text:p>
          </table:table-cell>
          <table:table-cell table:number-columns-repeated="3"/>
          <table:table-cell table:formula="of:=[.$C$4] + ([.$C$5] - [.$C$4]) * (([.A1354] - [.$C$1]) / ([.$C$2] - [.$C$1]))" office:value-type="float" office:value="-0.456105386168452" calcext:value-type="float">
            <text:p>-0.456105386168452</text:p>
          </table:table-cell>
          <table:table-cell table:number-columns-repeated="16"/>
        </table:table-row>
        <table:table-row table:style-name="ro1">
          <table:table-cell office:value-type="float" office:value="2518.54875" calcext:value-type="float">
            <text:p>2518.54875</text:p>
          </table:table-cell>
          <table:table-cell table:number-columns-repeated="3"/>
          <table:table-cell table:formula="of:=[.$C$4] + ([.$C$5] - [.$C$4]) * (([.A1355] - [.$C$1]) / ([.$C$2] - [.$C$1]))" office:value-type="float" office:value="-0.460404054545996" calcext:value-type="float">
            <text:p>-0.460404054545996</text:p>
          </table:table-cell>
          <table:table-cell table:number-columns-repeated="16"/>
        </table:table-row>
        <table:table-row table:style-name="ro1">
          <table:table-cell office:value-type="float" office:value="2438.61749" calcext:value-type="float">
            <text:p>2438.61749</text:p>
          </table:table-cell>
          <table:table-cell table:number-columns-repeated="3"/>
          <table:table-cell table:formula="of:=[.$C$4] + ([.$C$5] - [.$C$4]) * (([.A1356] - [.$C$1]) / ([.$C$2] - [.$C$1]))" office:value-type="float" office:value="-0.461717333049779" calcext:value-type="float">
            <text:p>-0.461717333049779</text:p>
          </table:table-cell>
          <table:table-cell table:number-columns-repeated="16"/>
        </table:table-row>
        <table:table-row table:style-name="ro1">
          <table:table-cell office:value-type="float" office:value="2520.78375" calcext:value-type="float">
            <text:p>2520.78375</text:p>
          </table:table-cell>
          <table:table-cell table:number-columns-repeated="3"/>
          <table:table-cell table:formula="of:=[.$C$4] + ([.$C$5] - [.$C$4]) * (([.A1357] - [.$C$1]) / ([.$C$2] - [.$C$1]))" office:value-type="float" office:value="-0.460367333275044" calcext:value-type="float">
            <text:p>-0.460367333275044</text:p>
          </table:table-cell>
          <table:table-cell table:number-columns-repeated="16"/>
        </table:table-row>
        <table:table-row table:style-name="ro1">
          <table:table-cell office:value-type="float" office:value="2680.1025" calcext:value-type="float">
            <text:p>2680.1025</text:p>
          </table:table-cell>
          <table:table-cell table:number-columns-repeated="3"/>
          <table:table-cell table:formula="of:=[.$C$4] + ([.$C$5] - [.$C$4]) * (([.A1358] - [.$C$1]) / ([.$C$2] - [.$C$1]))" office:value-type="float" office:value="-0.457749710462334" calcext:value-type="float">
            <text:p>-0.457749710462334</text:p>
          </table:table-cell>
          <table:table-cell table:number-columns-repeated="16"/>
        </table:table-row>
        <table:table-row table:style-name="ro1">
          <table:table-cell office:value-type="float" office:value="2611.67999" calcext:value-type="float">
            <text:p>2611.67999</text:p>
          </table:table-cell>
          <table:table-cell table:number-columns-repeated="3"/>
          <table:table-cell table:formula="of:=[.$C$4] + ([.$C$5] - [.$C$4]) * (([.A1359] - [.$C$1]) / ([.$C$2] - [.$C$1]))" office:value-type="float" office:value="-0.458873899065866" calcext:value-type="float">
            <text:p>-0.458873899065866</text:p>
          </table:table-cell>
          <table:table-cell table:number-columns-repeated="16"/>
        </table:table-row>
        <table:table-row table:style-name="ro1">
          <table:table-cell office:value-type="float" office:value="2667.5475" calcext:value-type="float">
            <text:p>2667.5475</text:p>
          </table:table-cell>
          <table:table-cell table:number-columns-repeated="3"/>
          <table:table-cell table:formula="of:=[.$C$4] + ([.$C$5] - [.$C$4]) * (([.A1360] - [.$C$1]) / ([.$C$2] - [.$C$1]))" office:value-type="float" office:value="-0.457955990353518" calcext:value-type="float">
            <text:p>-0.457955990353518</text:p>
          </table:table-cell>
          <table:table-cell table:number-columns-repeated="16"/>
        </table:table-row>
        <table:table-row table:style-name="ro1">
          <table:table-cell office:value-type="float" office:value="2805.0975" calcext:value-type="float">
            <text:p>2805.0975</text:p>
          </table:table-cell>
          <table:table-cell table:number-columns-repeated="3"/>
          <table:table-cell table:formula="of:=[.$C$4] + ([.$C$5] - [.$C$4]) * (([.A1361] - [.$C$1]) / ([.$C$2] - [.$C$1]))" office:value-type="float" office:value="-0.455696030255361" calcext:value-type="float">
            <text:p>-0.455696030255361</text:p>
          </table:table-cell>
          <table:table-cell table:number-columns-repeated="16"/>
        </table:table-row>
        <table:table-row table:style-name="ro1">
          <table:table-cell office:value-type="float" office:value="2702.00375" calcext:value-type="float">
            <text:p>2702.00375</text:p>
          </table:table-cell>
          <table:table-cell table:number-columns-repeated="3"/>
          <table:table-cell table:formula="of:=[.$C$4] + ([.$C$5] - [.$C$4]) * (([.A1362] - [.$C$1]) / ([.$C$2] - [.$C$1]))" office:value-type="float" office:value="-0.457389870759682" calcext:value-type="float">
            <text:p>-0.457389870759682</text:p>
          </table:table-cell>
          <table:table-cell table:number-columns-repeated="16"/>
        </table:table-row>
        <table:table-row table:style-name="ro1">
          <table:table-cell office:value-type="float" office:value="2763.29125" calcext:value-type="float">
            <text:p>2763.29125</text:p>
          </table:table-cell>
          <table:table-cell table:number-columns-repeated="3"/>
          <table:table-cell table:formula="of:=[.$C$4] + ([.$C$5] - [.$C$4]) * (([.A1363] - [.$C$1]) / ([.$C$2] - [.$C$1]))" office:value-type="float" office:value="-0.456382911075816" calcext:value-type="float">
            <text:p>-0.456382911075816</text:p>
          </table:table-cell>
          <table:table-cell table:number-columns-repeated="16"/>
        </table:table-row>
        <table:table-row table:style-name="ro1">
          <table:table-cell office:value-type="float" office:value="2740.5925" calcext:value-type="float">
            <text:p>2740.5925</text:p>
          </table:table-cell>
          <table:table-cell table:number-columns-repeated="3"/>
          <table:table-cell table:formula="of:=[.$C$4] + ([.$C$5] - [.$C$4]) * (([.A1364] - [.$C$1]) / ([.$C$2] - [.$C$1]))" office:value-type="float" office:value="-0.456755853782309" calcext:value-type="float">
            <text:p>-0.456755853782309</text:p>
          </table:table-cell>
          <table:table-cell table:number-columns-repeated="16"/>
        </table:table-row>
        <table:table-row table:style-name="ro1">
          <table:table-cell office:value-type="float" office:value="2598.15875" calcext:value-type="float">
            <text:p>2598.15875</text:p>
          </table:table-cell>
          <table:table-cell table:number-columns-repeated="3"/>
          <table:table-cell table:formula="of:=[.$C$4] + ([.$C$5] - [.$C$4]) * (([.A1365] - [.$C$1]) / ([.$C$2] - [.$C$1]))" office:value-type="float" office:value="-0.459096054375772" calcext:value-type="float">
            <text:p>-0.459096054375772</text:p>
          </table:table-cell>
          <table:table-cell table:number-columns-repeated="16"/>
        </table:table-row>
        <table:table-row table:style-name="ro1">
          <table:table-cell office:value-type="float" office:value="2630.59499" calcext:value-type="float">
            <text:p>2630.59499</text:p>
          </table:table-cell>
          <table:table-cell table:number-columns-repeated="3"/>
          <table:table-cell table:formula="of:=[.$C$4] + ([.$C$5] - [.$C$4]) * (([.A1366] - [.$C$1]) / ([.$C$2] - [.$C$1]))" office:value-type="float" office:value="-0.458563123745934" calcext:value-type="float">
            <text:p>-0.458563123745934</text:p>
          </table:table-cell>
          <table:table-cell table:number-columns-repeated="16"/>
        </table:table-row>
        <table:table-row table:style-name="ro1">
          <table:table-cell office:value-type="float" office:value="2513.42999" calcext:value-type="float">
            <text:p>2513.42999</text:p>
          </table:table-cell>
          <table:table-cell table:number-columns-repeated="3"/>
          <table:table-cell table:formula="of:=[.$C$4] + ([.$C$5] - [.$C$4]) * (([.A1367] - [.$C$1]) / ([.$C$2] - [.$C$1]))" office:value-type="float" office:value="-0.460488156278835" calcext:value-type="float">
            <text:p>-0.460488156278835</text:p>
          </table:table-cell>
          <table:table-cell table:number-columns-repeated="16"/>
        </table:table-row>
        <table:table-row table:style-name="ro1">
          <table:table-cell office:value-type="float" office:value="2556.1675" calcext:value-type="float">
            <text:p>2556.1675</text:p>
          </table:table-cell>
          <table:table-cell table:number-columns-repeated="3"/>
          <table:table-cell table:formula="of:=[.$C$4] + ([.$C$5] - [.$C$4]) * (([.A1368] - [.$C$1]) / ([.$C$2] - [.$C$1]))" office:value-type="float" office:value="-0.459785974764516" calcext:value-type="float">
            <text:p>-0.459785974764516</text:p>
          </table:table-cell>
          <table:table-cell table:number-columns-repeated="16"/>
        </table:table-row>
        <table:table-row table:style-name="ro1">
          <table:table-cell office:value-type="float" office:value="2591.2675" calcext:value-type="float">
            <text:p>2591.2675</text:p>
          </table:table-cell>
          <table:table-cell table:number-columns-repeated="3"/>
          <table:table-cell table:formula="of:=[.$C$4] + ([.$C$5] - [.$C$4]) * (([.A1369] - [.$C$1]) / ([.$C$2] - [.$C$1]))" office:value-type="float" office:value="-0.459209278294539" calcext:value-type="float">
            <text:p>-0.459209278294539</text:p>
          </table:table-cell>
          <table:table-cell table:number-columns-repeated="16"/>
        </table:table-row>
        <table:table-row table:style-name="ro1">
          <table:table-cell office:value-type="float" office:value="2547.3225" calcext:value-type="float">
            <text:p>2547.3225</text:p>
          </table:table-cell>
          <table:table-cell table:number-columns-repeated="3"/>
          <table:table-cell table:formula="of:=[.$C$4] + ([.$C$5] - [.$C$4]) * (([.A1370] - [.$C$1]) / ([.$C$2] - [.$C$1]))" office:value-type="float" office:value="-0.45993129898893" calcext:value-type="float">
            <text:p>-0.45993129898893</text:p>
          </table:table-cell>
          <table:table-cell table:number-columns-repeated="16"/>
        </table:table-row>
        <table:table-row table:style-name="ro1">
          <table:table-cell office:value-type="float" office:value="2479.05499" calcext:value-type="float">
            <text:p>2479.05499</text:p>
          </table:table-cell>
          <table:table-cell table:number-columns-repeated="3"/>
          <table:table-cell table:formula="of:=[.$C$4] + ([.$C$5] - [.$C$4]) * (([.A1371] - [.$C$1]) / ([.$C$2] - [.$C$1]))" office:value-type="float" office:value="-0.461052940927139" calcext:value-type="float">
            <text:p>-0.461052940927139</text:p>
          </table:table-cell>
          <table:table-cell table:number-columns-repeated="16"/>
        </table:table-row>
        <table:table-row table:style-name="ro1">
          <table:table-cell office:value-type="float" office:value="2424.69875" calcext:value-type="float">
            <text:p>2424.69875</text:p>
          </table:table-cell>
          <table:table-cell table:number-columns-repeated="3"/>
          <table:table-cell table:formula="of:=[.$C$4] + ([.$C$5] - [.$C$4]) * (([.A1372] - [.$C$1]) / ([.$C$2] - [.$C$1]))" office:value-type="float" office:value="-0.461946019323982" calcext:value-type="float">
            <text:p>-0.461946019323982</text:p>
          </table:table-cell>
          <table:table-cell table:number-columns-repeated="16"/>
        </table:table-row>
        <table:table-row table:style-name="ro1">
          <table:table-cell office:value-type="float" office:value="2513.74125" calcext:value-type="float">
            <text:p>2513.74125</text:p>
          </table:table-cell>
          <table:table-cell table:number-columns-repeated="3"/>
          <table:table-cell table:formula="of:=[.$C$4] + ([.$C$5] - [.$C$4]) * (([.A1373] - [.$C$1]) / ([.$C$2] - [.$C$1]))" office:value-type="float" office:value="-0.460483042246264" calcext:value-type="float">
            <text:p>-0.460483042246264</text:p>
          </table:table-cell>
          <table:table-cell table:number-columns-repeated="16"/>
        </table:table-row>
        <table:table-row table:style-name="ro1">
          <table:table-cell office:value-type="float" office:value="2640.06125" calcext:value-type="float">
            <text:p>2640.06125</text:p>
          </table:table-cell>
          <table:table-cell table:number-columns-repeated="3"/>
          <table:table-cell table:formula="of:=[.$C$4] + ([.$C$5] - [.$C$4]) * (([.A1374] - [.$C$1]) / ([.$C$2] - [.$C$1]))" office:value-type="float" office:value="-0.458407592158302" calcext:value-type="float">
            <text:p>-0.458407592158302</text:p>
          </table:table-cell>
          <table:table-cell table:number-columns-repeated="16"/>
        </table:table-row>
        <table:table-row table:style-name="ro1">
          <table:table-cell office:value-type="float" office:value="2588.67875" calcext:value-type="float">
            <text:p>2588.67875</text:p>
          </table:table-cell>
          <table:table-cell table:number-columns-repeated="3"/>
          <table:table-cell table:formula="of:=[.$C$4] + ([.$C$5] - [.$C$4]) * (([.A1375] - [.$C$1]) / ([.$C$2] - [.$C$1]))" office:value-type="float" office:value="-0.459251811712962" calcext:value-type="float">
            <text:p>-0.459251811712962</text:p>
          </table:table-cell>
          <table:table-cell table:number-columns-repeated="16"/>
        </table:table-row>
        <table:table-row table:style-name="ro1">
          <table:table-cell office:value-type="float" office:value="2634.17375" calcext:value-type="float">
            <text:p>2634.17375</text:p>
          </table:table-cell>
          <table:table-cell table:number-columns-repeated="3"/>
          <table:table-cell table:formula="of:=[.$C$4] + ([.$C$5] - [.$C$4]) * (([.A1376] - [.$C$1]) / ([.$C$2] - [.$C$1]))" office:value-type="float" office:value="-0.458504324365338" calcext:value-type="float">
            <text:p>-0.458504324365338</text:p>
          </table:table-cell>
          <table:table-cell table:number-columns-repeated="16"/>
        </table:table-row>
        <table:table-row table:style-name="ro1">
          <table:table-cell office:value-type="float" office:value="2598.57" calcext:value-type="float">
            <text:p>2598.57</text:p>
          </table:table-cell>
          <table:table-cell table:number-columns-repeated="3"/>
          <table:table-cell table:formula="of:=[.$C$4] + ([.$C$5] - [.$C$4]) * (([.A1377] - [.$C$1]) / ([.$C$2] - [.$C$1]))" office:value-type="float" office:value="-0.459089297497616" calcext:value-type="float">
            <text:p>-0.459089297497616</text:p>
          </table:table-cell>
          <table:table-cell table:number-columns-repeated="16"/>
        </table:table-row>
        <table:table-row table:style-name="ro1">
          <table:table-cell office:value-type="float" office:value="2514.3625" calcext:value-type="float">
            <text:p>2514.3625</text:p>
          </table:table-cell>
          <table:table-cell table:number-columns-repeated="3"/>
          <table:table-cell table:formula="of:=[.$C$4] + ([.$C$5] - [.$C$4]) * (([.A1378] - [.$C$1]) / ([.$C$2] - [.$C$1]))" office:value-type="float" office:value="-0.460472835047347" calcext:value-type="float">
            <text:p>-0.460472835047347</text:p>
          </table:table-cell>
          <table:table-cell table:number-columns-repeated="16"/>
        </table:table-row>
        <table:table-row table:style-name="ro1">
          <table:table-cell office:value-type="float" office:value="2586.0425" calcext:value-type="float">
            <text:p>2586.0425</text:p>
          </table:table-cell>
          <table:table-cell table:number-columns-repeated="3"/>
          <table:table-cell table:formula="of:=[.$C$4] + ([.$C$5] - [.$C$4]) * (([.A1379] - [.$C$1]) / ([.$C$2] - [.$C$1]))" office:value-type="float" office:value="-0.459295125561081" calcext:value-type="float">
            <text:p>-0.459295125561081</text:p>
          </table:table-cell>
          <table:table-cell table:number-columns-repeated="16"/>
        </table:table-row>
        <table:table-row table:style-name="ro1">
          <table:table-cell office:value-type="float" office:value="2524.12624" calcext:value-type="float">
            <text:p>2524.12624</text:p>
          </table:table-cell>
          <table:table-cell table:number-columns-repeated="3"/>
          <table:table-cell table:formula="of:=[.$C$4] + ([.$C$5] - [.$C$4]) * (([.A1380] - [.$C$1]) / ([.$C$2] - [.$C$1]))" office:value-type="float" office:value="-0.460312415833907" calcext:value-type="float">
            <text:p>-0.460312415833907</text:p>
          </table:table-cell>
          <table:table-cell table:number-columns-repeated="16"/>
        </table:table-row>
        <table:table-row table:style-name="ro1">
          <table:table-cell office:value-type="float" office:value="2352.265" calcext:value-type="float">
            <text:p>2352.265</text:p>
          </table:table-cell>
          <table:table-cell table:number-columns-repeated="3"/>
          <table:table-cell table:formula="of:=[.$C$4] + ([.$C$5] - [.$C$4]) * (([.A1381] - [.$C$1]) / ([.$C$2] - [.$C$1]))" office:value-type="float" office:value="-0.463136112997264" calcext:value-type="float">
            <text:p>-0.463136112997264</text:p>
          </table:table-cell>
          <table:table-cell table:number-columns-repeated="16"/>
        </table:table-row>
        <table:table-row table:style-name="ro1">
          <table:table-cell office:value-type="float" office:value="2292.91375" calcext:value-type="float">
            <text:p>2292.91375</text:p>
          </table:table-cell>
          <table:table-cell table:number-columns-repeated="3"/>
          <table:table-cell table:formula="of:=[.$C$4] + ([.$C$5] - [.$C$4]) * (([.A1382] - [.$C$1]) / ([.$C$2] - [.$C$1]))" office:value-type="float" office:value="-0.464111259902213" calcext:value-type="float">
            <text:p>-0.464111259902213</text:p>
          </table:table-cell>
          <table:table-cell table:number-columns-repeated="16"/>
        </table:table-row>
        <table:table-row table:style-name="ro1">
          <table:table-cell office:value-type="float" office:value="2437.55375" calcext:value-type="float">
            <text:p>2437.55375</text:p>
          </table:table-cell>
          <table:table-cell table:number-columns-repeated="3"/>
          <table:table-cell table:formula="of:=[.$C$4] + ([.$C$5] - [.$C$4]) * (([.A1383] - [.$C$1]) / ([.$C$2] - [.$C$1]))" office:value-type="float" office:value="-0.46173481040314" calcext:value-type="float">
            <text:p>-0.46173481040314</text:p>
          </table:table-cell>
          <table:table-cell table:number-columns-repeated="16"/>
        </table:table-row>
        <table:table-row table:style-name="ro1">
          <table:table-cell office:value-type="float" office:value="2337.67875" calcext:value-type="float">
            <text:p>2337.67875</text:p>
          </table:table-cell>
          <table:table-cell table:number-columns-repeated="3"/>
          <table:table-cell table:formula="of:=[.$C$4] + ([.$C$5] - [.$C$4]) * (([.A1384] - [.$C$1]) / ([.$C$2] - [.$C$1]))" office:value-type="float" office:value="-0.463375766526757" calcext:value-type="float">
            <text:p>-0.463375766526757</text:p>
          </table:table-cell>
          <table:table-cell table:number-columns-repeated="16"/>
        </table:table-row>
        <table:table-row table:style-name="ro1">
          <table:table-cell office:value-type="float" office:value="2109.37375" calcext:value-type="float">
            <text:p>2109.37375</text:p>
          </table:table-cell>
          <table:table-cell table:number-columns-repeated="3"/>
          <table:table-cell table:formula="of:=[.$C$4] + ([.$C$5] - [.$C$4]) * (([.A1385] - [.$C$1]) / ([.$C$2] - [.$C$1]))" office:value-type="float" office:value="-0.46712684024693" calcext:value-type="float">
            <text:p>-0.46712684024693</text:p>
          </table:table-cell>
          <table:table-cell table:number-columns-repeated="16"/>
        </table:table-row>
        <table:table-row table:style-name="ro1">
          <table:table-cell office:value-type="float" office:value="2045.5725" calcext:value-type="float">
            <text:p>2045.5725</text:p>
          </table:table-cell>
          <table:table-cell table:number-columns-repeated="3"/>
          <table:table-cell table:formula="of:=[.$C$4] + ([.$C$5] - [.$C$4]) * (([.A1386] - [.$C$1]) / ([.$C$2] - [.$C$1]))" office:value-type="float" office:value="-0.468175101091804" calcext:value-type="float">
            <text:p>-0.468175101091804</text:p>
          </table:table-cell>
          <table:table-cell table:number-columns-repeated="16"/>
        </table:table-row>
        <table:table-row table:style-name="ro1">
          <table:table-cell office:value-type="float" office:value="1986.9425" calcext:value-type="float">
            <text:p>1986.9425</text:p>
          </table:table-cell>
          <table:table-cell table:number-columns-repeated="3"/>
          <table:table-cell table:formula="of:=[.$C$4] + ([.$C$5] - [.$C$4]) * (([.A1387] - [.$C$1]) / ([.$C$2] - [.$C$1]))" office:value-type="float" office:value="-0.469138397787951" calcext:value-type="float">
            <text:p>-0.469138397787951</text:p>
          </table:table-cell>
          <table:table-cell table:number-columns-repeated="16"/>
        </table:table-row>
        <table:table-row table:style-name="ro1">
          <table:table-cell office:value-type="float" office:value="2189.23999" calcext:value-type="float">
            <text:p>2189.23999</text:p>
          </table:table-cell>
          <table:table-cell table:number-columns-repeated="3"/>
          <table:table-cell table:formula="of:=[.$C$4] + ([.$C$5] - [.$C$4]) * (([.A1388] - [.$C$1]) / ([.$C$2] - [.$C$1]))" office:value-type="float" office:value="-0.465814630028174" calcext:value-type="float">
            <text:p>-0.465814630028174</text:p>
          </table:table-cell>
          <table:table-cell table:number-columns-repeated="16"/>
        </table:table-row>
        <table:table-row table:style-name="ro1">
          <table:table-cell office:value-type="float" office:value="2354.8925" calcext:value-type="float">
            <text:p>2354.8925</text:p>
          </table:table-cell>
          <table:table-cell table:number-columns-repeated="3"/>
          <table:table-cell table:formula="of:=[.$C$4] + ([.$C$5] - [.$C$4]) * (([.A1389] - [.$C$1]) / ([.$C$2] - [.$C$1]))" office:value-type="float" office:value="-0.46309294291251" calcext:value-type="float">
            <text:p>-0.46309294291251</text:p>
          </table:table-cell>
          <table:table-cell table:number-columns-repeated="16"/>
        </table:table-row>
        <table:table-row table:style-name="ro1">
          <table:table-cell office:value-type="float" office:value="2349.355" calcext:value-type="float">
            <text:p>2349.355</text:p>
          </table:table-cell>
          <table:table-cell table:number-columns-repeated="3"/>
          <table:table-cell table:formula="of:=[.$C$4] + ([.$C$5] - [.$C$4]) * (([.A1390] - [.$C$1]) / ([.$C$2] - [.$C$1]))" office:value-type="float" office:value="-0.463183924584946" calcext:value-type="float">
            <text:p>-0.463183924584946</text:p>
          </table:table-cell>
          <table:table-cell table:number-columns-repeated="16"/>
        </table:table-row>
        <table:table-row table:style-name="ro1">
          <table:table-cell office:value-type="float" office:value="2740.56875" calcext:value-type="float">
            <text:p>2740.56875</text:p>
          </table:table-cell>
          <table:table-cell table:number-columns-repeated="3"/>
          <table:table-cell table:formula="of:=[.$C$4] + ([.$C$5] - [.$C$4]) * (([.A1391] - [.$C$1]) / ([.$C$2] - [.$C$1]))" office:value-type="float" office:value="-0.456756243997157" calcext:value-type="float">
            <text:p>-0.456756243997157</text:p>
          </table:table-cell>
          <table:table-cell table:number-columns-repeated="16"/>
        </table:table-row>
        <table:table-row table:style-name="ro1">
          <table:table-cell office:value-type="float" office:value="2738.775" calcext:value-type="float">
            <text:p>2738.775</text:p>
          </table:table-cell>
          <table:table-cell table:number-columns-repeated="3"/>
          <table:table-cell table:formula="of:=[.$C$4] + ([.$C$5] - [.$C$4]) * (([.A1392] - [.$C$1]) / ([.$C$2] - [.$C$1]))" office:value-type="float" office:value="-0.456785715486986" calcext:value-type="float">
            <text:p>-0.456785715486986</text:p>
          </table:table-cell>
          <table:table-cell table:number-columns-repeated="16"/>
        </table:table-row>
        <table:table-row table:style-name="ro1">
          <table:table-cell office:value-type="float" office:value="2831.67875" calcext:value-type="float">
            <text:p>2831.67875</text:p>
          </table:table-cell>
          <table:table-cell table:number-columns-repeated="3"/>
          <table:table-cell table:formula="of:=[.$C$4] + ([.$C$5] - [.$C$4]) * (([.A1393] - [.$C$1]) / ([.$C$2] - [.$C$1]))" office:value-type="float" office:value="-0.455259297690046" calcext:value-type="float">
            <text:p>-0.455259297690046</text:p>
          </table:table-cell>
          <table:table-cell table:number-columns-repeated="16"/>
        </table:table-row>
        <table:table-row table:style-name="ro1">
          <table:table-cell office:value-type="float" office:value="2772.3675" calcext:value-type="float">
            <text:p>2772.3675</text:p>
          </table:table-cell>
          <table:table-cell table:number-columns-repeated="3"/>
          <table:table-cell table:formula="of:=[.$C$4] + ([.$C$5] - [.$C$4]) * (([.A1394] - [.$C$1]) / ([.$C$2] - [.$C$1]))" office:value-type="float" office:value="-0.456233787391041" calcext:value-type="float">
            <text:p>-0.456233787391041</text:p>
          </table:table-cell>
          <table:table-cell table:number-columns-repeated="16"/>
        </table:table-row>
        <table:table-row table:style-name="ro1">
          <table:table-cell office:value-type="float" office:value="2768.8025" calcext:value-type="float">
            <text:p>2768.8025</text:p>
          </table:table-cell>
          <table:table-cell table:number-columns-repeated="3"/>
          <table:table-cell table:formula="of:=[.$C$4] + ([.$C$5] - [.$C$4]) * (([.A1395] - [.$C$1]) / ([.$C$2] - [.$C$1]))" office:value-type="float" office:value="-0.456292360693475" calcext:value-type="float">
            <text:p>-0.456292360693475</text:p>
          </table:table-cell>
          <table:table-cell table:number-columns-repeated="16"/>
        </table:table-row>
        <table:table-row table:style-name="ro1">
          <table:table-cell office:value-type="float" office:value="2540.20874" calcext:value-type="float">
            <text:p>2540.20874</text:p>
          </table:table-cell>
          <table:table-cell table:number-columns-repeated="3"/>
          <table:table-cell table:formula="of:=[.$C$4] + ([.$C$5] - [.$C$4]) * (([.A1396] - [.$C$1]) / ([.$C$2] - [.$C$1]))" office:value-type="float" office:value="-0.460048178768995" calcext:value-type="float">
            <text:p>-0.460048178768995</text:p>
          </table:table-cell>
          <table:table-cell table:number-columns-repeated="16"/>
        </table:table-row>
        <table:table-row table:style-name="ro1">
          <table:table-cell office:value-type="float" office:value="2570.195" calcext:value-type="float">
            <text:p>2570.195</text:p>
          </table:table-cell>
          <table:table-cell table:number-columns-repeated="3"/>
          <table:table-cell table:formula="of:=[.$C$4] + ([.$C$5] - [.$C$4]) * (([.A1397] - [.$C$1]) / ([.$C$2] - [.$C$1]))" office:value-type="float" office:value="-0.459555501552761" calcext:value-type="float">
            <text:p>-0.459555501552761</text:p>
          </table:table-cell>
          <table:table-cell table:number-columns-repeated="16"/>
        </table:table-row>
        <table:table-row table:style-name="ro1">
          <table:table-cell office:value-type="float" office:value="2699.72125" calcext:value-type="float">
            <text:p>2699.72125</text:p>
          </table:table-cell>
          <table:table-cell table:number-columns-repeated="3"/>
          <table:table-cell table:formula="of:=[.$C$4] + ([.$C$5] - [.$C$4]) * (([.A1398] - [.$C$1]) / ([.$C$2] - [.$C$1]))" office:value-type="float" office:value="-0.45742737246033" calcext:value-type="float">
            <text:p>-0.45742737246033</text:p>
          </table:table-cell>
          <table:table-cell table:number-columns-repeated="16"/>
        </table:table-row>
        <table:table-row table:style-name="ro1">
          <table:table-cell office:value-type="float" office:value="2719.69" calcext:value-type="float">
            <text:p>2719.69</text:p>
          </table:table-cell>
          <table:table-cell table:number-columns-repeated="3"/>
          <table:table-cell table:formula="of:=[.$C$4] + ([.$C$5] - [.$C$4]) * (([.A1399] - [.$C$1]) / ([.$C$2] - [.$C$1]))" office:value-type="float" office:value="-0.457099283923724" calcext:value-type="float">
            <text:p>-0.457099283923724</text:p>
          </table:table-cell>
          <table:table-cell table:number-columns-repeated="16"/>
        </table:table-row>
        <table:table-row table:style-name="ro1">
          <table:table-cell office:value-type="float" office:value="2714.70375" calcext:value-type="float">
            <text:p>2714.70375</text:p>
          </table:table-cell>
          <table:table-cell table:number-columns-repeated="3"/>
          <table:table-cell table:formula="of:=[.$C$4] + ([.$C$5] - [.$C$4]) * (([.A1400] - [.$C$1]) / ([.$C$2] - [.$C$1]))" office:value-type="float" office:value="-0.457181208504164" calcext:value-type="float">
            <text:p>-0.457181208504164</text:p>
          </table:table-cell>
          <table:table-cell table:number-columns-repeated="16"/>
        </table:table-row>
        <table:table-row table:style-name="ro1">
          <table:table-cell office:value-type="float" office:value="2718.6175" calcext:value-type="float">
            <text:p>2718.6175</text:p>
          </table:table-cell>
          <table:table-cell table:number-columns-repeated="3"/>
          <table:table-cell table:formula="of:=[.$C$4] + ([.$C$5] - [.$C$4]) * (([.A1401] - [.$C$1]) / ([.$C$2] - [.$C$1]))" office:value-type="float" office:value="-0.457116905204751" calcext:value-type="float">
            <text:p>-0.457116905204751</text:p>
          </table:table-cell>
          <table:table-cell table:number-columns-repeated="16"/>
        </table:table-row>
        <table:table-row table:style-name="ro1">
          <table:table-cell office:value-type="float" office:value="2867.65375" calcext:value-type="float">
            <text:p>2867.65375</text:p>
          </table:table-cell>
          <table:table-cell table:number-columns-repeated="3"/>
          <table:table-cell table:formula="of:=[.$C$4] + ([.$C$5] - [.$C$4]) * (([.A1402] - [.$C$1]) / ([.$C$2] - [.$C$1]))" office:value-type="float" office:value="-0.454668224883567" calcext:value-type="float">
            <text:p>-0.454668224883567</text:p>
          </table:table-cell>
          <table:table-cell table:number-columns-repeated="16"/>
        </table:table-row>
        <table:table-row table:style-name="ro1">
          <table:table-cell office:value-type="float" office:value="2739.70875" calcext:value-type="float">
            <text:p>2739.70875</text:p>
          </table:table-cell>
          <table:table-cell table:number-columns-repeated="3"/>
          <table:table-cell table:formula="of:=[.$C$4] + ([.$C$5] - [.$C$4]) * (([.A1403] - [.$C$1]) / ([.$C$2] - [.$C$1]))" office:value-type="float" office:value="-0.456770373882176" calcext:value-type="float">
            <text:p>-0.456770373882176</text:p>
          </table:table-cell>
          <table:table-cell table:number-columns-repeated="16"/>
        </table:table-row>
        <table:table-row table:style-name="ro1">
          <table:table-cell office:value-type="float" office:value="2740.07125" calcext:value-type="float">
            <text:p>2740.07125</text:p>
          </table:table-cell>
          <table:table-cell table:number-columns-repeated="3"/>
          <table:table-cell table:formula="of:=[.$C$4] + ([.$C$5] - [.$C$4]) * (([.A1404] - [.$C$1]) / ([.$C$2] - [.$C$1]))" office:value-type="float" office:value="-0.456764417971339" calcext:value-type="float">
            <text:p>-0.456764417971339</text:p>
          </table:table-cell>
          <table:table-cell table:number-columns-repeated="16"/>
        </table:table-row>
        <table:table-row table:style-name="ro1">
          <table:table-cell office:value-type="float" office:value="2811.71" calcext:value-type="float">
            <text:p>2811.71</text:p>
          </table:table-cell>
          <table:table-cell table:number-columns-repeated="3"/>
          <table:table-cell table:formula="of:=[.$C$4] + ([.$C$5] - [.$C$4]) * (([.A1405] - [.$C$1]) / ([.$C$2] - [.$C$1]))" office:value-type="float" office:value="-0.455587386226651" calcext:value-type="float">
            <text:p>-0.455587386226651</text:p>
          </table:table-cell>
          <table:table-cell table:number-columns-repeated="16"/>
        </table:table-row>
        <table:table-row table:style-name="ro1">
          <table:table-cell office:value-type="float" office:value="3123.41125" calcext:value-type="float">
            <text:p>3123.41125</text:p>
          </table:table-cell>
          <table:table-cell table:number-columns-repeated="3"/>
          <table:table-cell table:formula="of:=[.$C$4] + ([.$C$5] - [.$C$4]) * (([.A1406] - [.$C$1]) / ([.$C$2] - [.$C$1]))" office:value-type="float" office:value="-0.450466103874447" calcext:value-type="float">
            <text:p>-0.450466103874447</text:p>
          </table:table-cell>
          <table:table-cell table:number-columns-repeated="16"/>
        </table:table-row>
        <table:table-row table:style-name="ro1">
          <table:table-cell office:value-type="float" office:value="3254.71" calcext:value-type="float">
            <text:p>3254.71</text:p>
          </table:table-cell>
          <table:table-cell table:number-columns-repeated="3"/>
          <table:table-cell table:formula="of:=[.$C$4] + ([.$C$5] - [.$C$4]) * (([.A1407] - [.$C$1]) / ([.$C$2] - [.$C$1]))" office:value-type="float" office:value="-0.448308852431787" calcext:value-type="float">
            <text:p>-0.448308852431787</text:p>
          </table:table-cell>
          <table:table-cell table:number-columns-repeated="16"/>
        </table:table-row>
        <table:table-row table:style-name="ro1">
          <table:table-cell office:value-type="float" office:value="3274.6375" calcext:value-type="float">
            <text:p>3274.6375</text:p>
          </table:table-cell>
          <table:table-cell table:number-columns-repeated="3"/>
          <table:table-cell table:formula="of:=[.$C$4] + ([.$C$5] - [.$C$4]) * (([.A1408] - [.$C$1]) / ([.$C$2] - [.$C$1]))" office:value-type="float" office:value="-0.447981441636759" calcext:value-type="float">
            <text:p>-0.447981441636759</text:p>
          </table:table-cell>
          <table:table-cell table:number-columns-repeated="16"/>
        </table:table-row>
        <table:table-row table:style-name="ro1">
          <table:table-cell office:value-type="float" office:value="3474.7625" calcext:value-type="float">
            <text:p>3474.7625</text:p>
          </table:table-cell>
          <table:table-cell table:number-columns-repeated="3"/>
          <table:table-cell table:formula="of:=[.$C$4] + ([.$C$5] - [.$C$4]) * (([.A1409] - [.$C$1]) / ([.$C$2] - [.$C$1]))" office:value-type="float" office:value="-0.444693368102454" calcext:value-type="float">
            <text:p>-0.444693368102454</text:p>
          </table:table-cell>
          <table:table-cell table:number-columns-repeated="16"/>
        </table:table-row>
        <table:table-row table:style-name="ro1">
          <table:table-cell office:value-type="float" office:value="3416.185" calcext:value-type="float">
            <text:p>3416.185</text:p>
          </table:table-cell>
          <table:table-cell table:number-columns-repeated="3"/>
          <table:table-cell table:formula="of:=[.$C$4] + ([.$C$5] - [.$C$4]) * (([.A1410] - [.$C$1]) / ([.$C$2] - [.$C$1]))" office:value-type="float" office:value="-0.44565580221841" calcext:value-type="float">
            <text:p>-0.44565580221841</text:p>
          </table:table-cell>
          <table:table-cell table:number-columns-repeated="16"/>
        </table:table-row>
        <table:table-row table:style-name="ro1">
          <table:table-cell office:value-type="float" office:value="3364.41125" calcext:value-type="float">
            <text:p>3364.41125</text:p>
          </table:table-cell>
          <table:table-cell table:number-columns-repeated="3"/>
          <table:table-cell table:formula="of:=[.$C$4] + ([.$C$5] - [.$C$4]) * (([.A1411] - [.$C$1]) / ([.$C$2] - [.$C$1]))" office:value-type="float" office:value="-0.44650645004925" calcext:value-type="float">
            <text:p>-0.44650645004925</text:p>
          </table:table-cell>
          <table:table-cell table:number-columns-repeated="16"/>
        </table:table-row>
        <table:table-row table:style-name="ro1">
          <table:table-cell office:value-type="float" office:value="3451.8525" calcext:value-type="float">
            <text:p>3451.8525</text:p>
          </table:table-cell>
          <table:table-cell table:number-columns-repeated="3"/>
          <table:table-cell table:formula="of:=[.$C$4] + ([.$C$5] - [.$C$4]) * (([.A1412] - [.$C$1]) / ([.$C$2] - [.$C$1]))" office:value-type="float" office:value="-0.445069781667331" calcext:value-type="float">
            <text:p>-0.445069781667331</text:p>
          </table:table-cell>
          <table:table-cell table:number-columns-repeated="16"/>
        </table:table-row>
        <table:table-row table:style-name="ro1">
          <table:table-cell office:value-type="float" office:value="3705.43" calcext:value-type="float">
            <text:p>3705.43</text:p>
          </table:table-cell>
          <table:table-cell table:number-columns-repeated="3"/>
          <table:table-cell table:formula="of:=[.$C$4] + ([.$C$5] - [.$C$4]) * (([.A1413] - [.$C$1]) / ([.$C$2] - [.$C$1]))" office:value-type="float" office:value="-0.440903478273725" calcext:value-type="float">
            <text:p>-0.440903478273725</text:p>
          </table:table-cell>
          <table:table-cell table:number-columns-repeated="16"/>
        </table:table-row>
        <table:table-row table:style-name="ro1">
          <table:table-cell office:value-type="float" office:value="4104.015" calcext:value-type="float">
            <text:p>4104.015</text:p>
          </table:table-cell>
          <table:table-cell table:number-columns-repeated="3"/>
          <table:table-cell table:formula="of:=[.$C$4] + ([.$C$5] - [.$C$4]) * (([.A1414] - [.$C$1]) / ([.$C$2] - [.$C$1]))" office:value-type="float" office:value="-0.434354687319716" calcext:value-type="float">
            <text:p>-0.434354687319716</text:p>
          </table:table-cell>
          <table:table-cell table:number-columns-repeated="16"/>
        </table:table-row>
        <table:table-row table:style-name="ro1">
          <table:table-cell office:value-type="float" office:value="4036.7575" calcext:value-type="float">
            <text:p>4036.7575</text:p>
          </table:table-cell>
          <table:table-cell table:number-columns-repeated="3"/>
          <table:table-cell table:formula="of:=[.$C$4] + ([.$C$5] - [.$C$4]) * (([.A1415] - [.$C$1]) / ([.$C$2] - [.$C$1]))" office:value-type="float" office:value="-0.435459734693775" calcext:value-type="float">
            <text:p>-0.435459734693775</text:p>
          </table:table-cell>
          <table:table-cell table:number-columns-repeated="16"/>
        </table:table-row>
        <table:table-row table:style-name="ro1">
          <table:table-cell office:value-type="float" office:value="4462.67625" calcext:value-type="float">
            <text:p>4462.67625</text:p>
          </table:table-cell>
          <table:table-cell table:number-columns-repeated="3"/>
          <table:table-cell table:formula="of:=[.$C$4] + ([.$C$5] - [.$C$4]) * (([.A1416] - [.$C$1]) / ([.$C$2] - [.$C$1]))" office:value-type="float" office:value="-0.428461847525059" calcext:value-type="float">
            <text:p>-0.428461847525059</text:p>
          </table:table-cell>
          <table:table-cell table:number-columns-repeated="16"/>
        </table:table-row>
        <table:table-row table:style-name="ro1">
          <table:table-cell office:value-type="float" office:value="4118.9025" calcext:value-type="float">
            <text:p>4118.9025</text:p>
          </table:table-cell>
          <table:table-cell table:number-columns-repeated="3"/>
          <table:table-cell table:formula="of:=[.$C$4] + ([.$C$5] - [.$C$4]) * (([.A1417] - [.$C$1]) / ([.$C$2] - [.$C$1]))" office:value-type="float" office:value="-0.434110084222942" calcext:value-type="float">
            <text:p>-0.434110084222942</text:p>
          </table:table-cell>
          <table:table-cell table:number-columns-repeated="16"/>
        </table:table-row>
        <table:table-row table:style-name="ro1">
          <table:table-cell office:value-type="float" office:value="4322.42125" calcext:value-type="float">
            <text:p>4322.42125</text:p>
          </table:table-cell>
          <table:table-cell table:number-columns-repeated="3"/>
          <table:table-cell table:formula="of:=[.$C$4] + ([.$C$5] - [.$C$4]) * (([.A1418] - [.$C$1]) / ([.$C$2] - [.$C$1]))" office:value-type="float" office:value="-0.430766251040631" calcext:value-type="float">
            <text:p>-0.430766251040631</text:p>
          </table:table-cell>
          <table:table-cell table:number-columns-repeated="16"/>
        </table:table-row>
        <table:table-row table:style-name="ro1">
          <table:table-cell office:value-type="float" office:value="4311.685" calcext:value-type="float">
            <text:p>4311.685</text:p>
          </table:table-cell>
          <table:table-cell table:number-columns-repeated="3"/>
          <table:table-cell table:formula="of:=[.$C$4] + ([.$C$5] - [.$C$4]) * (([.A1419] - [.$C$1]) / ([.$C$2] - [.$C$1]))" office:value-type="float" office:value="-0.430942648689514" calcext:value-type="float">
            <text:p>-0.430942648689514</text:p>
          </table:table-cell>
          <table:table-cell table:number-columns-repeated="16"/>
        </table:table-row>
        <table:table-row table:style-name="ro1">
          <table:table-cell office:value-type="float" office:value="4180.23875" calcext:value-type="float">
            <text:p>4180.23875</text:p>
          </table:table-cell>
          <table:table-cell table:number-columns-repeated="3"/>
          <table:table-cell table:formula="of:=[.$C$4] + ([.$C$5] - [.$C$4]) * (([.A1420] - [.$C$1]) / ([.$C$2] - [.$C$1]))" office:value-type="float" office:value="-0.433102323571756" calcext:value-type="float">
            <text:p>-0.433102323571756</text:p>
          </table:table-cell>
          <table:table-cell table:number-columns-repeated="16"/>
        </table:table-row>
        <table:table-row table:style-name="ro1">
          <table:table-cell office:value-type="float" office:value="4139.38125" calcext:value-type="float">
            <text:p>4139.38125</text:p>
          </table:table-cell>
          <table:table-cell table:number-columns-repeated="3"/>
          <table:table-cell table:formula="of:=[.$C$4] + ([.$C$5] - [.$C$4]) * (([.A1421] - [.$C$1]) / ([.$C$2] - [.$C$1]))" office:value-type="float" office:value="-0.433773616335918" calcext:value-type="float">
            <text:p>-0.433773616335918</text:p>
          </table:table-cell>
          <table:table-cell table:number-columns-repeated="16"/>
        </table:table-row>
        <table:table-row table:style-name="ro1">
          <table:table-cell office:value-type="float" office:value="4110.94125" calcext:value-type="float">
            <text:p>4110.94125</text:p>
          </table:table-cell>
          <table:table-cell table:number-columns-repeated="3"/>
          <table:table-cell table:formula="of:=[.$C$4] + ([.$C$5] - [.$C$4]) * (([.A1422] - [.$C$1]) / ([.$C$2] - [.$C$1]))" office:value-type="float" office:value="-0.434240888347489" calcext:value-type="float">
            <text:p>-0.434240888347489</text:p>
          </table:table-cell>
          <table:table-cell table:number-columns-repeated="16"/>
        </table:table-row>
        <table:table-row table:style-name="ro1">
          <table:table-cell office:value-type="float" office:value="3911.27625" calcext:value-type="float">
            <text:p>3911.27625</text:p>
          </table:table-cell>
          <table:table-cell table:number-columns-repeated="3"/>
          <table:table-cell table:formula="of:=[.$C$4] + ([.$C$5] - [.$C$4]) * (([.A1423] - [.$C$1]) / ([.$C$2] - [.$C$1]))" office:value-type="float" office:value="-0.437521404036319" calcext:value-type="float">
            <text:p>-0.437521404036319</text:p>
          </table:table-cell>
          <table:table-cell table:number-columns-repeated="16"/>
        </table:table-row>
        <table:table-row table:style-name="ro1">
          <table:table-cell office:value-type="float" office:value="4162.79249" calcext:value-type="float">
            <text:p>4162.79249</text:p>
          </table:table-cell>
          <table:table-cell table:number-columns-repeated="3"/>
          <table:table-cell table:formula="of:=[.$C$4] + ([.$C$5] - [.$C$4]) * (([.A1424] - [.$C$1]) / ([.$C$2] - [.$C$1]))" office:value-type="float" office:value="-0.433388967348289" calcext:value-type="float">
            <text:p>-0.433388967348289</text:p>
          </table:table-cell>
          <table:table-cell table:number-columns-repeated="16"/>
        </table:table-row>
        <table:table-row table:style-name="ro1">
          <table:table-cell office:value-type="float" office:value="4178.75625" calcext:value-type="float">
            <text:p>4178.75625</text:p>
          </table:table-cell>
          <table:table-cell table:number-columns-repeated="3"/>
          <table:table-cell table:formula="of:=[.$C$4] + ([.$C$5] - [.$C$4]) * (([.A1425] - [.$C$1]) / ([.$C$2] - [.$C$1]))" office:value-type="float" office:value="-0.433126681193316" calcext:value-type="float">
            <text:p>-0.433126681193316</text:p>
          </table:table-cell>
          <table:table-cell table:number-columns-repeated="16"/>
        </table:table-row>
        <table:table-row table:style-name="ro1">
          <table:table-cell office:value-type="float" office:value="4396.03125" calcext:value-type="float">
            <text:p>4396.03125</text:p>
          </table:table-cell>
          <table:table-cell table:number-columns-repeated="3"/>
          <table:table-cell table:formula="of:=[.$C$4] + ([.$C$5] - [.$C$4]) * (([.A1426] - [.$C$1]) / ([.$C$2] - [.$C$1]))" office:value-type="float" office:value="-0.429556831463566" calcext:value-type="float">
            <text:p>-0.429556831463566</text:p>
          </table:table-cell>
          <table:table-cell table:number-columns-repeated="16"/>
        </table:table-row>
        <table:table-row table:style-name="ro1">
          <table:table-cell office:value-type="float" office:value="4359.9025" calcext:value-type="float">
            <text:p>4359.9025</text:p>
          </table:table-cell>
          <table:table-cell table:number-columns-repeated="3"/>
          <table:table-cell table:formula="of:=[.$C$4] + ([.$C$5] - [.$C$4]) * (([.A1427] - [.$C$1]) / ([.$C$2] - [.$C$1]))" office:value-type="float" office:value="-0.430150430397745" calcext:value-type="float">
            <text:p>-0.430150430397745</text:p>
          </table:table-cell>
          <table:table-cell table:number-columns-repeated="16"/>
        </table:table-row>
        <table:table-row table:style-name="ro1">
          <table:table-cell office:value-type="float" office:value="4381.39625" calcext:value-type="float">
            <text:p>4381.39625</text:p>
          </table:table-cell>
          <table:table-cell table:number-columns-repeated="3"/>
          <table:table-cell table:formula="of:=[.$C$4] + ([.$C$5] - [.$C$4]) * (([.A1428] - [.$C$1]) / ([.$C$2] - [.$C$1]))" office:value-type="float" office:value="-0.429797285960378" calcext:value-type="float">
            <text:p>-0.429797285960378</text:p>
          </table:table-cell>
          <table:table-cell table:number-columns-repeated="16"/>
        </table:table-row>
        <table:table-row table:style-name="ro1">
          <table:table-cell office:value-type="float" office:value="4340.46" calcext:value-type="float">
            <text:p>4340.46</text:p>
          </table:table-cell>
          <table:table-cell table:number-columns-repeated="3"/>
          <table:table-cell table:formula="of:=[.$C$4] + ([.$C$5] - [.$C$4]) * (([.A1429] - [.$C$1]) / ([.$C$2] - [.$C$1]))" office:value-type="float" office:value="-0.430469872594825" calcext:value-type="float">
            <text:p>-0.430469872594825</text:p>
          </table:table-cell>
          <table:table-cell table:number-columns-repeated="16"/>
        </table:table-row>
        <table:table-row table:style-name="ro1">
          <table:table-cell office:value-type="float" office:value="4442.6575" calcext:value-type="float">
            <text:p>4442.6575</text:p>
          </table:table-cell>
          <table:table-cell table:number-columns-repeated="3"/>
          <table:table-cell table:formula="of:=[.$C$4] + ([.$C$5] - [.$C$4]) * (([.A1430] - [.$C$1]) / ([.$C$2] - [.$C$1]))" office:value-type="float" office:value="-0.428790757566607" calcext:value-type="float">
            <text:p>-0.428790757566607</text:p>
          </table:table-cell>
          <table:table-cell table:number-columns-repeated="16"/>
        </table:table-row>
        <table:table-row table:style-name="ro1">
          <table:table-cell office:value-type="float" office:value="4664.64375" calcext:value-type="float">
            <text:p>4664.64375</text:p>
          </table:table-cell>
          <table:table-cell table:number-columns-repeated="3"/>
          <table:table-cell table:formula="of:=[.$C$4] + ([.$C$5] - [.$C$4]) * (([.A1431] - [.$C$1]) / ([.$C$2] - [.$C$1]))" office:value-type="float" office:value="-0.425143501533604" calcext:value-type="float">
            <text:p>-0.425143501533604</text:p>
          </table:table-cell>
          <table:table-cell table:number-columns-repeated="16"/>
        </table:table-row>
        <table:table-row table:style-name="ro1">
          <table:table-cell office:value-type="float" office:value="4676.1425" calcext:value-type="float">
            <text:p>4676.1425</text:p>
          </table:table-cell>
          <table:table-cell table:number-columns-repeated="3"/>
          <table:table-cell table:formula="of:=[.$C$4] + ([.$C$5] - [.$C$4]) * (([.A1432] - [.$C$1]) / ([.$C$2] - [.$C$1]))" office:value-type="float" office:value="-0.424954575934341" calcext:value-type="float">
            <text:p>-0.424954575934341</text:p>
          </table:table-cell>
          <table:table-cell table:number-columns-repeated="16"/>
        </table:table-row>
        <table:table-row table:style-name="ro1">
          <table:table-cell office:value-type="float" office:value="4783.17" calcext:value-type="float">
            <text:p>4783.17</text:p>
          </table:table-cell>
          <table:table-cell table:number-columns-repeated="3"/>
          <table:table-cell table:formula="of:=[.$C$4] + ([.$C$5] - [.$C$4]) * (([.A1433] - [.$C$1]) / ([.$C$2] - [.$C$1]))" office:value-type="float" office:value="-0.42319610352863" calcext:value-type="float">
            <text:p>-0.42319610352863</text:p>
          </table:table-cell>
          <table:table-cell table:number-columns-repeated="16"/>
        </table:table-row>
        <table:table-row table:style-name="ro1">
          <table:table-cell office:value-type="float" office:value="4864.285" calcext:value-type="float">
            <text:p>4864.285</text:p>
          </table:table-cell>
          <table:table-cell table:number-columns-repeated="3"/>
          <table:table-cell table:formula="of:=[.$C$4] + ([.$C$5] - [.$C$4]) * (([.A1434] - [.$C$1]) / ([.$C$2] - [.$C$1]))" office:value-type="float" office:value="-0.421863376059622" calcext:value-type="float">
            <text:p>-0.421863376059622</text:p>
          </table:table-cell>
          <table:table-cell table:number-columns-repeated="16"/>
        </table:table-row>
        <table:table-row table:style-name="ro1">
          <table:table-cell office:value-type="float" office:value="4672.56875" calcext:value-type="float">
            <text:p>4672.56875</text:p>
          </table:table-cell>
          <table:table-cell table:number-columns-repeated="3"/>
          <table:table-cell table:formula="of:=[.$C$4] + ([.$C$5] - [.$C$4]) * (([.A1435] - [.$C$1]) / ([.$C$2] - [.$C$1]))" office:value-type="float" office:value="-0.425013293000141" calcext:value-type="float">
            <text:p>-0.425013293000141</text:p>
          </table:table-cell>
          <table:table-cell table:number-columns-repeated="16"/>
        </table:table-row>
        <table:table-row table:style-name="ro1">
          <table:table-cell office:value-type="float" office:value="4593.1825" calcext:value-type="float">
            <text:p>4593.1825</text:p>
          </table:table-cell>
          <table:table-cell table:number-columns-repeated="3"/>
          <table:table-cell table:formula="of:=[.$C$4] + ([.$C$5] - [.$C$4]) * (([.A1436] - [.$C$1]) / ([.$C$2] - [.$C$1]))" office:value-type="float" office:value="-0.426317616935745" calcext:value-type="float">
            <text:p>-0.426317616935745</text:p>
          </table:table-cell>
          <table:table-cell table:number-columns-repeated="16"/>
        </table:table-row>
        <table:table-row table:style-name="ro1">
          <table:table-cell office:value-type="float" office:value="4160.535" calcext:value-type="float">
            <text:p>4160.535</text:p>
          </table:table-cell>
          <table:table-cell table:number-columns-repeated="3"/>
          <table:table-cell table:formula="of:=[.$C$4] + ([.$C$5] - [.$C$4]) * (([.A1437] - [.$C$1]) / ([.$C$2] - [.$C$1]))" office:value-type="float" office:value="-0.433426058132164" calcext:value-type="float">
            <text:p>-0.433426058132164</text:p>
          </table:table-cell>
          <table:table-cell table:number-columns-repeated="16"/>
        </table:table-row>
        <table:table-row table:style-name="ro1">
          <table:table-cell office:value-type="float" office:value="4517.57" calcext:value-type="float">
            <text:p>4517.57</text:p>
          </table:table-cell>
          <table:table-cell table:number-columns-repeated="3"/>
          <table:table-cell table:formula="of:=[.$C$4] + ([.$C$5] - [.$C$4]) * (([.A1438] - [.$C$1]) / ([.$C$2] - [.$C$1]))" office:value-type="float" office:value="-0.427559937785777" calcext:value-type="float">
            <text:p>-0.427559937785777</text:p>
          </table:table-cell>
          <table:table-cell table:number-columns-repeated="16"/>
        </table:table-row>
        <table:table-row table:style-name="ro1">
          <table:table-cell office:value-type="float" office:value="4543.1025" calcext:value-type="float">
            <text:p>4543.1025</text:p>
          </table:table-cell>
          <table:table-cell table:number-columns-repeated="3"/>
          <table:table-cell table:formula="of:=[.$C$4] + ([.$C$5] - [.$C$4]) * (([.A1439] - [.$C$1]) / ([.$C$2] - [.$C$1]))" office:value-type="float" office:value="-0.427140436286641" calcext:value-type="float">
            <text:p>-0.427140436286641</text:p>
          </table:table-cell>
          <table:table-cell table:number-columns-repeated="16"/>
        </table:table-row>
        <table:table-row table:style-name="ro1">
          <table:table-cell office:value-type="float" office:value="4628.6025" calcext:value-type="float">
            <text:p>4628.6025</text:p>
          </table:table-cell>
          <table:table-cell table:number-columns-repeated="3"/>
          <table:table-cell table:formula="of:=[.$C$4] + ([.$C$5] - [.$C$4]) * (([.A1440] - [.$C$1]) / ([.$C$2] - [.$C$1]))" office:value-type="float" office:value="-0.425735662834133" calcext:value-type="float">
            <text:p>-0.425735662834133</text:p>
          </table:table-cell>
          <table:table-cell table:number-columns-repeated="16"/>
        </table:table-row>
        <table:table-row table:style-name="ro1">
          <table:table-cell office:value-type="float" office:value="4280.975" calcext:value-type="float">
            <text:p>4280.975</text:p>
          </table:table-cell>
          <table:table-cell table:number-columns-repeated="3"/>
          <table:table-cell table:formula="of:=[.$C$4] + ([.$C$5] - [.$C$4]) * (([.A1441] - [.$C$1]) / ([.$C$2] - [.$C$1]))" office:value-type="float" office:value="-0.431447217025497" calcext:value-type="float">
            <text:p>-0.431447217025497</text:p>
          </table:table-cell>
          <table:table-cell table:number-columns-repeated="16"/>
        </table:table-row>
        <table:table-row table:style-name="ro1">
          <table:table-cell office:value-type="float" office:value="4194.21875" calcext:value-type="float">
            <text:p>4194.21875</text:p>
          </table:table-cell>
          <table:table-cell table:number-columns-repeated="3"/>
          <table:table-cell table:formula="of:=[.$C$4] + ([.$C$5] - [.$C$4]) * (([.A1442] - [.$C$1]) / ([.$C$2] - [.$C$1]))" office:value-type="float" office:value="-0.432872630789697" calcext:value-type="float">
            <text:p>-0.432872630789697</text:p>
          </table:table-cell>
          <table:table-cell table:number-columns-repeated="16"/>
        </table:table-row>
        <table:table-row table:style-name="ro1">
          <table:table-cell office:value-type="float" office:value="4307.82625" calcext:value-type="float">
            <text:p>4307.82625</text:p>
          </table:table-cell>
          <table:table-cell table:number-columns-repeated="3"/>
          <table:table-cell table:formula="of:=[.$C$4] + ([.$C$5] - [.$C$4]) * (([.A1443] - [.$C$1]) / ([.$C$2] - [.$C$1]))" office:value-type="float" office:value="-0.431006048333489" calcext:value-type="float">
            <text:p>-0.431006048333489</text:p>
          </table:table-cell>
          <table:table-cell table:number-columns-repeated="16"/>
        </table:table-row>
        <table:table-row table:style-name="ro1">
          <table:table-cell office:value-type="float" office:value="4295.76124" calcext:value-type="float">
            <text:p>4295.76124</text:p>
          </table:table-cell>
          <table:table-cell table:number-columns-repeated="3"/>
          <table:table-cell table:formula="of:=[.$C$4] + ([.$C$5] - [.$C$4]) * (([.A1444] - [.$C$1]) / ([.$C$2] - [.$C$1]))" office:value-type="float" office:value="-0.431204277640533" calcext:value-type="float">
            <text:p>-0.431204277640533</text:p>
          </table:table-cell>
          <table:table-cell table:number-columns-repeated="16"/>
        </table:table-row>
        <table:table-row table:style-name="ro1">
          <table:table-cell office:value-type="float" office:value="3944.58375" calcext:value-type="float">
            <text:p>3944.58375</text:p>
          </table:table-cell>
          <table:table-cell table:number-columns-repeated="3"/>
          <table:table-cell table:formula="of:=[.$C$4] + ([.$C$5] - [.$C$4]) * (([.A1445] - [.$C$1]) / ([.$C$2] - [.$C$1]))" office:value-type="float" office:value="-0.436974158518548" calcext:value-type="float">
            <text:p>-0.436974158518548</text:p>
          </table:table-cell>
          <table:table-cell table:number-columns-repeated="16"/>
        </table:table-row>
        <table:table-row table:style-name="ro1">
          <table:table-cell office:value-type="float" office:value="3817.0575" calcext:value-type="float">
            <text:p>3817.0575</text:p>
          </table:table-cell>
          <table:table-cell table:number-columns-repeated="3"/>
          <table:table-cell table:formula="of:=[.$C$4] + ([.$C$5] - [.$C$4]) * (([.A1446] - [.$C$1]) / ([.$C$2] - [.$C$1]))" office:value-type="float" office:value="-0.43906942741326" calcext:value-type="float">
            <text:p>-0.43906942741326</text:p>
          </table:table-cell>
          <table:table-cell table:number-columns-repeated="16"/>
        </table:table-row>
        <table:table-row table:style-name="ro1">
          <table:table-cell office:value-type="float" office:value="3358.10875" calcext:value-type="float">
            <text:p>3358.10875</text:p>
          </table:table-cell>
          <table:table-cell table:number-columns-repeated="3"/>
          <table:table-cell table:formula="of:=[.$C$4] + ([.$C$5] - [.$C$4]) * (([.A1447] - [.$C$1]) / ([.$C$2] - [.$C$1]))" office:value-type="float" office:value="-0.446610000747313" calcext:value-type="float">
            <text:p>-0.446610000747313</text:p>
          </table:table-cell>
          <table:table-cell table:number-columns-repeated="16"/>
        </table:table-row>
        <table:table-row table:style-name="ro1">
          <table:table-cell office:value-type="float" office:value="3772.68375" calcext:value-type="float">
            <text:p>3772.68375</text:p>
          </table:table-cell>
          <table:table-cell table:number-columns-repeated="3"/>
          <table:table-cell table:formula="of:=[.$C$4] + ([.$C$5] - [.$C$4]) * (([.A1448] - [.$C$1]) / ([.$C$2] - [.$C$1]))" office:value-type="float" office:value="-0.439798492512537" calcext:value-type="float">
            <text:p>-0.439798492512537</text:p>
          </table:table-cell>
          <table:table-cell table:number-columns-repeated="16"/>
        </table:table-row>
        <table:table-row table:style-name="ro1">
          <table:table-cell office:value-type="float" office:value="3608.595" calcext:value-type="float">
            <text:p>3608.595</text:p>
          </table:table-cell>
          <table:table-cell table:number-columns-repeated="3"/>
          <table:table-cell table:formula="of:=[.$C$4] + ([.$C$5] - [.$C$4]) * (([.A1449] - [.$C$1]) / ([.$C$2] - [.$C$1]))" office:value-type="float" office:value="-0.442494486896808" calcext:value-type="float">
            <text:p>-0.442494486896808</text:p>
          </table:table-cell>
          <table:table-cell table:number-columns-repeated="16"/>
        </table:table-row>
        <table:table-row table:style-name="ro1">
          <table:table-cell office:value-type="float" office:value="3764.6175" calcext:value-type="float">
            <text:p>3764.6175</text:p>
          </table:table-cell>
          <table:table-cell table:number-columns-repeated="3"/>
          <table:table-cell table:formula="of:=[.$C$4] + ([.$C$5] - [.$C$4]) * (([.A1450] - [.$C$1]) / ([.$C$2] - [.$C$1]))" office:value-type="float" office:value="-0.439931021797464" calcext:value-type="float">
            <text:p>-0.439931021797464</text:p>
          </table:table-cell>
          <table:table-cell table:number-columns-repeated="16"/>
        </table:table-row>
        <table:table-row table:style-name="ro1">
          <table:table-cell office:value-type="float" office:value="3976.3875" calcext:value-type="float">
            <text:p>3976.3875</text:p>
          </table:table-cell>
          <table:table-cell table:number-columns-repeated="3"/>
          <table:table-cell table:formula="of:=[.$C$4] + ([.$C$5] - [.$C$4]) * (([.A1451] - [.$C$1]) / ([.$C$2] - [.$C$1]))" office:value-type="float" office:value="-0.436451619761937" calcext:value-type="float">
            <text:p>-0.436451619761937</text:p>
          </table:table-cell>
          <table:table-cell table:number-columns-repeated="16"/>
        </table:table-row>
        <table:table-row table:style-name="ro1">
          <table:table-cell office:value-type="float" office:value="3863.18625" calcext:value-type="float">
            <text:p>3863.18625</text:p>
          </table:table-cell>
          <table:table-cell table:number-columns-repeated="3"/>
          <table:table-cell table:formula="of:=[.$C$4] + ([.$C$5] - [.$C$4]) * (([.A1452] - [.$C$1]) / ([.$C$2] - [.$C$1]))" office:value-type="float" office:value="-0.438311527490484" calcext:value-type="float">
            <text:p>-0.438311527490484</text:p>
          </table:table-cell>
          <table:table-cell table:number-columns-repeated="16"/>
        </table:table-row>
        <table:table-row table:style-name="ro1">
          <table:table-cell office:value-type="float" office:value="3827.685" calcext:value-type="float">
            <text:p>3827.685</text:p>
          </table:table-cell>
          <table:table-cell table:number-columns-repeated="3"/>
          <table:table-cell table:formula="of:=[.$C$4] + ([.$C$5] - [.$C$4]) * (([.A1453] - [.$C$1]) / ([.$C$2] - [.$C$1]))" office:value-type="float" office:value="-0.438894816537628" calcext:value-type="float">
            <text:p>-0.438894816537628</text:p>
          </table:table-cell>
          <table:table-cell table:number-columns-repeated="16"/>
        </table:table-row>
        <table:table-row table:style-name="ro1">
          <table:table-cell office:value-type="float" office:value="3690.99125" calcext:value-type="float">
            <text:p>3690.99125</text:p>
          </table:table-cell>
          <table:table-cell table:number-columns-repeated="3"/>
          <table:table-cell table:formula="of:=[.$C$4] + ([.$C$5] - [.$C$4]) * (([.A1454] - [.$C$1]) / ([.$C$2] - [.$C$1]))" office:value-type="float" office:value="-0.441140708363636" calcext:value-type="float">
            <text:p>-0.441140708363636</text:p>
          </table:table-cell>
          <table:table-cell table:number-columns-repeated="16"/>
        </table:table-row>
        <table:table-row table:style-name="ro1">
          <table:table-cell office:value-type="float" office:value="3612.1625" calcext:value-type="float">
            <text:p>3612.1625</text:p>
          </table:table-cell>
          <table:table-cell table:number-columns-repeated="3"/>
          <table:table-cell table:formula="of:=[.$C$4] + ([.$C$5] - [.$C$4]) * (([.A1455] - [.$C$1]) / ([.$C$2] - [.$C$1]))" office:value-type="float" office:value="-0.442435872519126" calcext:value-type="float">
            <text:p>-0.442435872519126</text:p>
          </table:table-cell>
          <table:table-cell table:number-columns-repeated="16"/>
        </table:table-row>
        <table:table-row table:style-name="ro1">
          <table:table-cell office:value-type="float" office:value="3772.8475" calcext:value-type="float">
            <text:p>3772.8475</text:p>
          </table:table-cell>
          <table:table-cell table:number-columns-repeated="3"/>
          <table:table-cell table:formula="of:=[.$C$4] + ([.$C$5] - [.$C$4]) * (([.A1456] - [.$C$1]) / ([.$C$2] - [.$C$1]))" office:value-type="float" office:value="-0.439795802083849" calcext:value-type="float">
            <text:p>-0.439795802083849</text:p>
          </table:table-cell>
          <table:table-cell table:number-columns-repeated="16"/>
        </table:table-row>
        <table:table-row table:style-name="ro1">
          <table:table-cell office:value-type="float" office:value="3753.435" calcext:value-type="float">
            <text:p>3753.435</text:p>
          </table:table-cell>
          <table:table-cell table:number-columns-repeated="3"/>
          <table:table-cell table:formula="of:=[.$C$4] + ([.$C$5] - [.$C$4]) * (([.A1457] - [.$C$1]) / ([.$C$2] - [.$C$1]))" office:value-type="float" office:value="-0.440114751377964" calcext:value-type="float">
            <text:p>-0.440114751377964</text:p>
          </table:table-cell>
          <table:table-cell table:number-columns-repeated="16"/>
        </table:table-row>
        <table:table-row table:style-name="ro1">
          <table:table-cell office:value-type="float" office:value="3920.99125" calcext:value-type="float">
            <text:p>3920.99125</text:p>
          </table:table-cell>
          <table:table-cell table:number-columns-repeated="3"/>
          <table:table-cell table:formula="of:=[.$C$4] + ([.$C$5] - [.$C$4]) * (([.A1458] - [.$C$1]) / ([.$C$2] - [.$C$1]))" office:value-type="float" office:value="-0.437361785625896" calcext:value-type="float">
            <text:p>-0.437361785625896</text:p>
          </table:table-cell>
          <table:table-cell table:number-columns-repeated="16"/>
        </table:table-row>
        <table:table-row table:style-name="ro1">
          <table:table-cell office:value-type="float" office:value="3939.515" calcext:value-type="float">
            <text:p>3939.515</text:p>
          </table:table-cell>
          <table:table-cell table:number-columns-repeated="3"/>
          <table:table-cell table:formula="of:=[.$C$4] + ([.$C$5] - [.$C$4]) * (([.A1459] - [.$C$1]) / ([.$C$2] - [.$C$1]))" office:value-type="float" office:value="-0.437057438582143" calcext:value-type="float">
            <text:p>-0.437057438582143</text:p>
          </table:table-cell>
          <table:table-cell table:number-columns-repeated="16"/>
        </table:table-row>
        <table:table-row table:style-name="ro1">
          <table:table-cell office:value-type="float" office:value="4220.28" calcext:value-type="float">
            <text:p>4220.28</text:p>
          </table:table-cell>
          <table:table-cell table:number-columns-repeated="3"/>
          <table:table-cell table:formula="of:=[.$C$4] + ([.$C$5] - [.$C$4]) * (([.A1460] - [.$C$1]) / ([.$C$2] - [.$C$1]))" office:value-type="float" office:value="-0.432444441875789" calcext:value-type="float">
            <text:p>-0.432444441875789</text:p>
          </table:table-cell>
          <table:table-cell table:number-columns-repeated="16"/>
        </table:table-row>
        <table:table-row table:style-name="ro1">
          <table:table-cell office:value-type="float" office:value="4062.20375" calcext:value-type="float">
            <text:p>4062.20375</text:p>
          </table:table-cell>
          <table:table-cell table:number-columns-repeated="3"/>
          <table:table-cell table:formula="of:=[.$C$4] + ([.$C$5] - [.$C$4]) * (([.A1461] - [.$C$1]) / ([.$C$2] - [.$C$1]))" office:value-type="float" office:value="-0.435041650290665" calcext:value-type="float">
            <text:p>-0.435041650290665</text:p>
          </table:table-cell>
          <table:table-cell table:number-columns-repeated="16"/>
        </table:table-row>
        <table:table-row table:style-name="ro1">
          <table:table-cell office:value-type="float" office:value="4207.825" calcext:value-type="float">
            <text:p>4207.825</text:p>
          </table:table-cell>
          <table:table-cell table:number-columns-repeated="3"/>
          <table:table-cell table:formula="of:=[.$C$4] + ([.$C$5] - [.$C$4]) * (([.A1462] - [.$C$1]) / ([.$C$2] - [.$C$1]))" office:value-type="float" office:value="-0.432649078757087" calcext:value-type="float">
            <text:p>-0.432649078757087</text:p>
          </table:table-cell>
          <table:table-cell table:number-columns-repeated="16"/>
        </table:table-row>
        <table:table-row table:style-name="ro1">
          <table:table-cell office:value-type="float" office:value="4300.55125" calcext:value-type="float">
            <text:p>4300.55125</text:p>
          </table:table-cell>
          <table:table-cell table:number-columns-repeated="3"/>
          <table:table-cell table:formula="of:=[.$C$4] + ([.$C$5] - [.$C$4]) * (([.A1463] - [.$C$1]) / ([.$C$2] - [.$C$1]))" office:value-type="float" office:value="-0.431125577302694" calcext:value-type="float">
            <text:p>-0.431125577302694</text:p>
          </table:table-cell>
          <table:table-cell table:number-columns-repeated="16"/>
        </table:table-row>
        <table:table-row table:style-name="ro1">
          <table:table-cell office:value-type="float" office:value="4414.1775" calcext:value-type="float">
            <text:p>4414.1775</text:p>
          </table:table-cell>
          <table:table-cell table:number-columns-repeated="3"/>
          <table:table-cell table:formula="of:=[.$C$4] + ([.$C$5] - [.$C$4]) * (([.A1464] - [.$C$1]) / ([.$C$2] - [.$C$1]))" office:value-type="float" office:value="-0.429258686782132" calcext:value-type="float">
            <text:p>-0.429258686782132</text:p>
          </table:table-cell>
          <table:table-cell table:number-columns-repeated="16"/>
        </table:table-row>
        <table:table-row table:style-name="ro1">
          <table:table-cell office:value-type="float" office:value="4424.4725" calcext:value-type="float">
            <text:p>4424.4725</text:p>
          </table:table-cell>
          <table:table-cell table:number-columns-repeated="3"/>
          <table:table-cell table:formula="of:=[.$C$4] + ([.$C$5] - [.$C$4]) * (([.A1465] - [.$C$1]) / ([.$C$2] - [.$C$1]))" office:value-type="float" office:value="-0.429089538914371" calcext:value-type="float">
            <text:p>-0.429089538914371</text:p>
          </table:table-cell>
          <table:table-cell table:number-columns-repeated="16"/>
        </table:table-row>
        <table:table-row table:style-name="ro1">
          <table:table-cell office:value-type="float" office:value="4307.555" calcext:value-type="float">
            <text:p>4307.555</text:p>
          </table:table-cell>
          <table:table-cell table:number-columns-repeated="3"/>
          <table:table-cell table:formula="of:=[.$C$4] + ([.$C$5] - [.$C$4]) * (([.A1466] - [.$C$1]) / ([.$C$2] - [.$C$1]))" office:value-type="float" office:value="-0.431010504997805" calcext:value-type="float">
            <text:p>-0.431010504997805</text:p>
          </table:table-cell>
          <table:table-cell table:number-columns-repeated="16"/>
        </table:table-row>
        <table:table-row table:style-name="ro1">
          <table:table-cell office:value-type="float" office:value="4186.78374" calcext:value-type="float">
            <text:p>4186.78374</text:p>
          </table:table-cell>
          <table:table-cell table:number-columns-repeated="3"/>
          <table:table-cell table:formula="of:=[.$C$4] + ([.$C$5] - [.$C$4]) * (([.A1467] - [.$C$1]) / ([.$C$2] - [.$C$1]))" office:value-type="float" office:value="-0.43299478873902" calcext:value-type="float">
            <text:p>-0.43299478873902</text:p>
          </table:table-cell>
          <table:table-cell table:number-columns-repeated="16"/>
        </table:table-row>
        <table:table-row table:style-name="ro1">
          <table:table-cell office:value-type="float" office:value="4325.23625" calcext:value-type="float">
            <text:p>4325.23625</text:p>
          </table:table-cell>
          <table:table-cell table:number-columns-repeated="3"/>
          <table:table-cell table:formula="of:=[.$C$4] + ([.$C$5] - [.$C$4]) * (([.A1468] - [.$C$1]) / ([.$C$2] - [.$C$1]))" office:value-type="float" office:value="-0.430720000312341" calcext:value-type="float">
            <text:p>-0.430720000312341</text:p>
          </table:table-cell>
          <table:table-cell table:number-columns-repeated="16"/>
        </table:table-row>
        <table:table-row table:style-name="ro1">
          <table:table-cell office:value-type="float" office:value="4370.16875" calcext:value-type="float">
            <text:p>4370.16875</text:p>
          </table:table-cell>
          <table:table-cell table:number-columns-repeated="3"/>
          <table:table-cell table:formula="of:=[.$C$4] + ([.$C$5] - [.$C$4]) * (([.A1469] - [.$C$1]) / ([.$C$2] - [.$C$1]))" office:value-type="float" office:value="-0.429981754895326" calcext:value-type="float">
            <text:p>-0.429981754895326</text:p>
          </table:table-cell>
          <table:table-cell table:number-columns-repeated="16"/>
        </table:table-row>
        <table:table-row table:style-name="ro1">
          <table:table-cell office:value-type="float" office:value="4446.17249" calcext:value-type="float">
            <text:p>4446.17249</text:p>
          </table:table-cell>
          <table:table-cell table:number-columns-repeated="3"/>
          <table:table-cell table:formula="of:=[.$C$4] + ([.$C$5] - [.$C$4]) * (([.A1470] - [.$C$1]) / ([.$C$2] - [.$C$1]))" office:value-type="float" office:value="-0.428733005933416" calcext:value-type="float">
            <text:p>-0.428733005933416</text:p>
          </table:table-cell>
          <table:table-cell table:number-columns-repeated="16"/>
        </table:table-row>
        <table:table-row table:style-name="ro1">
          <table:table-cell office:value-type="float" office:value="4624.34875" calcext:value-type="float">
            <text:p>4624.34875</text:p>
          </table:table-cell>
          <table:table-cell table:number-columns-repeated="3"/>
          <table:table-cell table:formula="of:=[.$C$4] + ([.$C$5] - [.$C$4]) * (([.A1471] - [.$C$1]) / ([.$C$2] - [.$C$1]))" office:value-type="float" office:value="-0.425805552367157" calcext:value-type="float">
            <text:p>-0.425805552367157</text:p>
          </table:table-cell>
          <table:table-cell table:number-columns-repeated="16"/>
        </table:table-row>
        <table:table-row table:style-name="ro1">
          <table:table-cell office:value-type="float" office:value="4789.30125" calcext:value-type="float">
            <text:p>4789.30125</text:p>
          </table:table-cell>
          <table:table-cell table:number-columns-repeated="3"/>
          <table:table-cell table:formula="of:=[.$C$4] + ([.$C$5] - [.$C$4]) * (([.A1472] - [.$C$1]) / ([.$C$2] - [.$C$1]))" office:value-type="float" office:value="-0.423095366484996" calcext:value-type="float">
            <text:p>-0.423095366484996</text:p>
          </table:table-cell>
          <table:table-cell table:number-columns-repeated="16"/>
        </table:table-row>
        <table:table-row table:style-name="ro1">
          <table:table-cell office:value-type="float" office:value="4741.70875" calcext:value-type="float">
            <text:p>4741.70875</text:p>
          </table:table-cell>
          <table:table-cell table:number-columns-repeated="3"/>
          <table:table-cell table:formula="of:=[.$C$4] + ([.$C$5] - [.$C$4]) * (([.A1473] - [.$C$1]) / ([.$C$2] - [.$C$1]))" office:value-type="float" office:value="-0.423877315964978" calcext:value-type="float">
            <text:p>-0.423877315964978</text:p>
          </table:table-cell>
          <table:table-cell table:number-columns-repeated="16"/>
        </table:table-row>
        <table:table-row table:style-name="ro1">
          <table:table-cell office:value-type="float" office:value="4858.60499" calcext:value-type="float">
            <text:p>4858.60499</text:p>
          </table:table-cell>
          <table:table-cell table:number-columns-repeated="3"/>
          <table:table-cell table:formula="of:=[.$C$4] + ([.$C$5] - [.$C$4]) * (([.A1474] - [.$C$1]) / ([.$C$2] - [.$C$1]))" office:value-type="float" office:value="-0.421956699185447" calcext:value-type="float">
            <text:p>-0.421956699185447</text:p>
          </table:table-cell>
          <table:table-cell table:number-columns-repeated="16"/>
        </table:table-row>
        <table:table-row table:style-name="ro1">
          <table:table-cell office:value-type="float" office:value="5728.5475" calcext:value-type="float">
            <text:p>5728.5475</text:p>
          </table:table-cell>
          <table:table-cell table:number-columns-repeated="3"/>
          <table:table-cell table:formula="of:=[.$C$4] + ([.$C$5] - [.$C$4]) * (([.A1475] - [.$C$1]) / ([.$C$2] - [.$C$1]))" office:value-type="float" office:value="-0.407663457743857" calcext:value-type="float">
            <text:p>-0.407663457743857</text:p>
          </table:table-cell>
          <table:table-cell table:number-columns-repeated="16"/>
        </table:table-row>
        <table:table-row table:style-name="ro1">
          <table:table-cell office:value-type="float" office:value="5666.97875" calcext:value-type="float">
            <text:p>5666.97875</text:p>
          </table:table-cell>
          <table:table-cell table:number-columns-repeated="3"/>
          <table:table-cell table:formula="of:=[.$C$4] + ([.$C$5] - [.$C$4]) * (([.A1476] - [.$C$1]) / ([.$C$2] - [.$C$1]))" office:value-type="float" office:value="-0.408675038393028" calcext:value-type="float">
            <text:p>-0.408675038393028</text:p>
          </table:table-cell>
          <table:table-cell table:number-columns-repeated="16"/>
        </table:table-row>
        <table:table-row table:style-name="ro1">
          <table:table-cell office:value-type="float" office:value="5779.07375" calcext:value-type="float">
            <text:p>5779.07375</text:p>
          </table:table-cell>
          <table:table-cell table:number-columns-repeated="3"/>
          <table:table-cell table:formula="of:=[.$C$4] + ([.$C$5] - [.$C$4]) * (([.A1477] - [.$C$1]) / ([.$C$2] - [.$C$1]))" office:value-type="float" office:value="-0.406833306461345" calcext:value-type="float">
            <text:p>-0.406833306461345</text:p>
          </table:table-cell>
          <table:table-cell table:number-columns-repeated="16"/>
        </table:table-row>
        <table:table-row table:style-name="ro1">
          <table:table-cell office:value-type="float" office:value="5607.01" calcext:value-type="float">
            <text:p>5607.01</text:p>
          </table:table-cell>
          <table:table-cell table:number-columns-repeated="3"/>
          <table:table-cell table:formula="of:=[.$C$4] + ([.$C$5] - [.$C$4]) * (([.A1478] - [.$C$1]) / ([.$C$2] - [.$C$1]))" office:value-type="float" office:value="-0.409660330884023" calcext:value-type="float">
            <text:p>-0.409660330884023</text:p>
          </table:table-cell>
          <table:table-cell table:number-columns-repeated="16"/>
        </table:table-row>
        <table:table-row table:style-name="ro1">
          <table:table-cell office:value-type="float" office:value="5643.55375" calcext:value-type="float">
            <text:p>5643.55375</text:p>
          </table:table-cell>
          <table:table-cell table:number-columns-repeated="3"/>
          <table:table-cell table:formula="of:=[.$C$4] + ([.$C$5] - [.$C$4]) * (([.A1479] - [.$C$1]) / ([.$C$2] - [.$C$1]))" office:value-type="float" office:value="-0.409059913458817" calcext:value-type="float">
            <text:p>-0.409059913458817</text:p>
          </table:table-cell>
          <table:table-cell table:number-columns-repeated="16"/>
        </table:table-row>
        <table:table-row table:style-name="ro1">
          <table:table-cell office:value-type="float" office:value="5495.03875" calcext:value-type="float">
            <text:p>5495.03875</text:p>
          </table:table-cell>
          <table:table-cell table:number-columns-repeated="3"/>
          <table:table-cell table:formula="of:=[.$C$4] + ([.$C$5] - [.$C$4]) * (([.A1480] - [.$C$1]) / ([.$C$2] - [.$C$1]))" office:value-type="float" office:value="-0.411500029590971" calcext:value-type="float">
            <text:p>-0.411500029590971</text:p>
          </table:table-cell>
          <table:table-cell table:number-columns-repeated="16"/>
        </table:table-row>
        <table:table-row table:style-name="ro1">
          <table:table-cell office:value-type="float" office:value="5627.08625" calcext:value-type="float">
            <text:p>5627.08625</text:p>
          </table:table-cell>
          <table:table-cell table:number-columns-repeated="3"/>
          <table:table-cell table:formula="of:=[.$C$4] + ([.$C$5] - [.$C$4]) * (([.A1481] - [.$C$1]) / ([.$C$2] - [.$C$1]))" office:value-type="float" office:value="-0.40933047611179" calcext:value-type="float">
            <text:p>-0.40933047611179</text:p>
          </table:table-cell>
          <table:table-cell table:number-columns-repeated="16"/>
        </table:table-row>
        <table:table-row table:style-name="ro1">
          <table:table-cell office:value-type="float" office:value="5686.52625" calcext:value-type="float">
            <text:p>5686.52625</text:p>
          </table:table-cell>
          <table:table-cell table:number-columns-repeated="3"/>
          <table:table-cell table:formula="of:=[.$C$4] + ([.$C$5] - [.$C$4]) * (([.A1482] - [.$C$1]) / ([.$C$2] - [.$C$1]))" office:value-type="float" office:value="-0.408353871035567" calcext:value-type="float">
            <text:p>-0.408353871035567</text:p>
          </table:table-cell>
          <table:table-cell table:number-columns-repeated="16"/>
        </table:table-row>
        <table:table-row table:style-name="ro1">
          <table:table-cell office:value-type="float" office:value="6098.115" calcext:value-type="float">
            <text:p>6098.115</text:p>
          </table:table-cell>
          <table:table-cell table:number-columns-repeated="3"/>
          <table:table-cell table:formula="of:=[.$C$4] + ([.$C$5] - [.$C$4]) * (([.A1483] - [.$C$1]) / ([.$C$2] - [.$C$1]))" office:value-type="float" office:value="-0.401591427183511" calcext:value-type="float">
            <text:p>-0.401591427183511</text:p>
          </table:table-cell>
          <table:table-cell table:number-columns-repeated="16"/>
        </table:table-row>
        <table:table-row table:style-name="ro1">
          <table:table-cell office:value-type="float" office:value="5949.07875" calcext:value-type="float">
            <text:p>5949.07875</text:p>
          </table:table-cell>
          <table:table-cell table:number-columns-repeated="3"/>
          <table:table-cell table:formula="of:=[.$C$4] + ([.$C$5] - [.$C$4]) * (([.A1484] - [.$C$1]) / ([.$C$2] - [.$C$1]))" office:value-type="float" office:value="-0.404040107504695" calcext:value-type="float">
            <text:p>-0.404040107504695</text:p>
          </table:table-cell>
          <table:table-cell table:number-columns-repeated="16"/>
        </table:table-row>
        <table:table-row table:style-name="ro1">
          <table:table-cell office:value-type="float" office:value="5969.795" calcext:value-type="float">
            <text:p>5969.795</text:p>
          </table:table-cell>
          <table:table-cell table:number-columns-repeated="3"/>
          <table:table-cell table:formula="of:=[.$C$4] + ([.$C$5] - [.$C$4]) * (([.A1485] - [.$C$1]) / ([.$C$2] - [.$C$1]))" office:value-type="float" office:value="-0.403699737469192" calcext:value-type="float">
            <text:p>-0.403699737469192</text:p>
          </table:table-cell>
          <table:table-cell table:number-columns-repeated="16"/>
        </table:table-row>
        <table:table-row table:style-name="ro1">
          <table:table-cell office:value-type="float" office:value="5649.005" calcext:value-type="float">
            <text:p>5649.005</text:p>
          </table:table-cell>
          <table:table-cell table:number-columns-repeated="3"/>
          <table:table-cell table:formula="of:=[.$C$4] + ([.$C$5] - [.$C$4]) * (([.A1486] - [.$C$1]) / ([.$C$2] - [.$C$1]))" office:value-type="float" office:value="-0.408970348882408" calcext:value-type="float">
            <text:p>-0.408970348882408</text:p>
          </table:table-cell>
          <table:table-cell table:number-columns-repeated="16"/>
        </table:table-row>
        <table:table-row table:style-name="ro1">
          <table:table-cell office:value-type="float" office:value="5550.85875" calcext:value-type="float">
            <text:p>5550.85875</text:p>
          </table:table-cell>
          <table:table-cell table:number-columns-repeated="3"/>
          <table:table-cell table:formula="of:=[.$C$4] + ([.$C$5] - [.$C$4]) * (([.A1487] - [.$C$1]) / ([.$C$2] - [.$C$1]))" office:value-type="float" office:value="-0.410582901472621" calcext:value-type="float">
            <text:p>-0.410582901472621</text:p>
          </table:table-cell>
          <table:table-cell table:number-columns-repeated="16"/>
        </table:table-row>
        <table:table-row table:style-name="ro1">
          <table:table-cell office:value-type="float" office:value="5776.87875" calcext:value-type="float">
            <text:p>5776.87875</text:p>
          </table:table-cell>
          <table:table-cell table:number-columns-repeated="3"/>
          <table:table-cell table:formula="of:=[.$C$4] + ([.$C$5] - [.$C$4]) * (([.A1488] - [.$C$1]) / ([.$C$2] - [.$C$1]))" office:value-type="float" office:value="-0.406869370528342" calcext:value-type="float">
            <text:p>-0.406869370528342</text:p>
          </table:table-cell>
          <table:table-cell table:number-columns-repeated="16"/>
        </table:table-row>
        <table:table-row table:style-name="ro1">
          <table:table-cell office:value-type="float" office:value="5923.70625" calcext:value-type="float">
            <text:p>5923.70625</text:p>
          </table:table-cell>
          <table:table-cell table:number-columns-repeated="3"/>
          <table:table-cell table:formula="of:=[.$C$4] + ([.$C$5] - [.$C$4]) * (([.A1489] - [.$C$1]) / ([.$C$2] - [.$C$1]))" office:value-type="float" office:value="-0.404456980188014" calcext:value-type="float">
            <text:p>-0.404456980188014</text:p>
          </table:table-cell>
          <table:table-cell table:number-columns-repeated="16"/>
        </table:table-row>
        <table:table-row table:style-name="ro1">
          <table:table-cell office:value-type="float" office:value="5737.1025" calcext:value-type="float">
            <text:p>5737.1025</text:p>
          </table:table-cell>
          <table:table-cell table:number-columns-repeated="3"/>
          <table:table-cell table:formula="of:=[.$C$4] + ([.$C$5] - [.$C$4]) * (([.A1490] - [.$C$1]) / ([.$C$2] - [.$C$1]))" office:value-type="float" office:value="-0.407522898248112" calcext:value-type="float">
            <text:p>-0.407522898248112</text:p>
          </table:table-cell>
          <table:table-cell table:number-columns-repeated="16"/>
        </table:table-row>
        <table:table-row table:style-name="ro1">
          <table:table-cell office:value-type="float" office:value="5741.7225" calcext:value-type="float">
            <text:p>5741.7225</text:p>
          </table:table-cell>
          <table:table-cell table:number-columns-repeated="3"/>
          <table:table-cell table:formula="of:=[.$C$4] + ([.$C$5] - [.$C$4]) * (([.A1491] - [.$C$1]) / ([.$C$2] - [.$C$1]))" office:value-type="float" office:value="-0.40744699119138" calcext:value-type="float">
            <text:p>-0.40744699119138</text:p>
          </table:table-cell>
          <table:table-cell table:number-columns-repeated="16"/>
        </table:table-row>
        <table:table-row table:style-name="ro1">
          <table:table-cell office:value-type="float" office:value="6151.325" calcext:value-type="float">
            <text:p>6151.325</text:p>
          </table:table-cell>
          <table:table-cell table:number-columns-repeated="3"/>
          <table:table-cell table:formula="of:=[.$C$4] + ([.$C$5] - [.$C$4]) * (([.A1492] - [.$C$1]) / ([.$C$2] - [.$C$1]))" office:value-type="float" office:value="-0.400717181623184" calcext:value-type="float">
            <text:p>-0.400717181623184</text:p>
          </table:table-cell>
          <table:table-cell table:number-columns-repeated="16"/>
        </table:table-row>
        <table:table-row table:style-name="ro1">
          <table:table-cell office:value-type="float" office:value="6130.56375" calcext:value-type="float">
            <text:p>6130.56375</text:p>
          </table:table-cell>
          <table:table-cell table:number-columns-repeated="3"/>
          <table:table-cell table:formula="of:=[.$C$4] + ([.$C$5] - [.$C$4]) * (([.A1493] - [.$C$1]) / ([.$C$2] - [.$C$1]))" office:value-type="float" office:value="-0.401058291013136" calcext:value-type="float">
            <text:p>-0.401058291013136</text:p>
          </table:table-cell>
          <table:table-cell table:number-columns-repeated="16"/>
        </table:table-row>
        <table:table-row table:style-name="ro1">
          <table:table-cell office:value-type="float" office:value="6424.515" calcext:value-type="float">
            <text:p>6424.515</text:p>
          </table:table-cell>
          <table:table-cell table:number-columns-repeated="3"/>
          <table:table-cell table:formula="of:=[.$C$4] + ([.$C$5] - [.$C$4]) * (([.A1494] - [.$C$1]) / ([.$C$2] - [.$C$1]))" office:value-type="float" office:value="-0.396228642915692" calcext:value-type="float">
            <text:p>-0.396228642915692</text:p>
          </table:table-cell>
          <table:table-cell table:number-columns-repeated="16"/>
        </table:table-row>
        <table:table-row table:style-name="ro1">
          <table:table-cell office:value-type="float" office:value="6879.365" calcext:value-type="float">
            <text:p>6879.365</text:p>
          </table:table-cell>
          <table:table-cell table:number-columns-repeated="3"/>
          <table:table-cell table:formula="of:=[.$C$4] + ([.$C$5] - [.$C$4]) * (([.A1495] - [.$C$1]) / ([.$C$2] - [.$C$1]))" office:value-type="float" office:value="-0.388755412449339" calcext:value-type="float">
            <text:p>-0.388755412449339</text:p>
          </table:table-cell>
          <table:table-cell table:number-columns-repeated="16"/>
        </table:table-row>
        <table:table-row table:style-name="ro1">
          <table:table-cell office:value-type="float" office:value="7199.2375" calcext:value-type="float">
            <text:p>7199.2375</text:p>
          </table:table-cell>
          <table:table-cell table:number-columns-repeated="3"/>
          <table:table-cell table:formula="of:=[.$C$4] + ([.$C$5] - [.$C$4]) * (([.A1496] - [.$C$1]) / ([.$C$2] - [.$C$1]))" office:value-type="float" office:value="-0.383499875651828" calcext:value-type="float">
            <text:p>-0.383499875651828</text:p>
          </table:table-cell>
          <table:table-cell table:number-columns-repeated="16"/>
        </table:table-row>
        <table:table-row table:style-name="ro1">
          <table:table-cell office:value-type="float" office:value="7210.46875" calcext:value-type="float">
            <text:p>7210.46875</text:p>
          </table:table-cell>
          <table:table-cell table:number-columns-repeated="3"/>
          <table:table-cell table:formula="of:=[.$C$4] + ([.$C$5] - [.$C$4]) * (([.A1497] - [.$C$1]) / ([.$C$2] - [.$C$1]))" office:value-type="float" office:value="-0.383315345104009" calcext:value-type="float">
            <text:p>-0.383315345104009</text:p>
          </table:table-cell>
          <table:table-cell table:number-columns-repeated="16"/>
        </table:table-row>
        <table:table-row table:style-name="ro1">
          <table:table-cell office:value-type="float" office:value="7376.7425" calcext:value-type="float">
            <text:p>7376.7425</text:p>
          </table:table-cell>
          <table:table-cell table:number-columns-repeated="3"/>
          <table:table-cell table:formula="of:=[.$C$4] + ([.$C$5] - [.$C$4]) * (([.A1498] - [.$C$1]) / ([.$C$2] - [.$C$1]))" office:value-type="float" office:value="-0.38058345095373" calcext:value-type="float">
            <text:p>-0.38058345095373</text:p>
          </table:table-cell>
          <table:table-cell table:number-columns-repeated="16"/>
        </table:table-row>
        <table:table-row table:style-name="ro1">
          <table:table-cell office:value-type="float" office:value="7231.93" calcext:value-type="float">
            <text:p>7231.93</text:p>
          </table:table-cell>
          <table:table-cell table:number-columns-repeated="3"/>
          <table:table-cell table:formula="of:=[.$C$4] + ([.$C$5] - [.$C$4]) * (([.A1499] - [.$C$1]) / ([.$C$2] - [.$C$1]))" office:value-type="float" office:value="-0.382962734644856" calcext:value-type="float">
            <text:p>-0.382962734644856</text:p>
          </table:table-cell>
          <table:table-cell table:number-columns-repeated="16"/>
        </table:table-row>
        <table:table-row table:style-name="ro1">
          <table:table-cell office:value-type="float" office:value="7123.89375" calcext:value-type="float">
            <text:p>7123.89375</text:p>
          </table:table-cell>
          <table:table-cell table:number-columns-repeated="3"/>
          <table:table-cell table:formula="of:=[.$C$4] + ([.$C$5] - [.$C$4]) * (([.A1500] - [.$C$1]) / ([.$C$2] - [.$C$1]))" office:value-type="float" office:value="-0.384737780912791" calcext:value-type="float">
            <text:p>-0.384737780912791</text:p>
          </table:table-cell>
          <table:table-cell table:number-columns-repeated="16"/>
        </table:table-row>
        <table:table-row table:style-name="ro1">
          <table:table-cell office:value-type="float" office:value="7356.50625" calcext:value-type="float">
            <text:p>7356.50625</text:p>
          </table:table-cell>
          <table:table-cell table:number-columns-repeated="3"/>
          <table:table-cell table:formula="of:=[.$C$4] + ([.$C$5] - [.$C$4]) * (([.A1501] - [.$C$1]) / ([.$C$2] - [.$C$1]))" office:value-type="float" office:value="-0.38091593454178" calcext:value-type="float">
            <text:p>-0.38091593454178</text:p>
          </table:table-cell>
          <table:table-cell table:number-columns-repeated="16"/>
        </table:table-row>
        <table:table-row table:style-name="ro1">
          <table:table-cell office:value-type="float" office:value="7342.82375" calcext:value-type="float">
            <text:p>7342.82375</text:p>
          </table:table-cell>
          <table:table-cell table:number-columns-repeated="3"/>
          <table:table-cell table:formula="of:=[.$C$4] + ([.$C$5] - [.$C$4]) * (([.A1502] - [.$C$1]) / ([.$C$2] - [.$C$1]))" office:value-type="float" office:value="-0.381140739369428" calcext:value-type="float">
            <text:p>-0.381140739369428</text:p>
          </table:table-cell>
          <table:table-cell table:number-columns-repeated="16"/>
        </table:table-row>
        <table:table-row table:style-name="ro1">
          <table:table-cell office:value-type="float" office:value="7250.77" calcext:value-type="float">
            <text:p>7250.77</text:p>
          </table:table-cell>
          <table:table-cell table:number-columns-repeated="3"/>
          <table:table-cell table:formula="of:=[.$C$4] + ([.$C$5] - [.$C$4]) * (([.A1503] - [.$C$1]) / ([.$C$2] - [.$C$1]))" office:value-type="float" office:value="-0.382653191582338" calcext:value-type="float">
            <text:p>-0.382653191582338</text:p>
          </table:table-cell>
          <table:table-cell table:number-columns-repeated="16"/>
        </table:table-row>
        <table:table-row table:style-name="ro1">
          <table:table-cell office:value-type="float" office:value="6773.695" calcext:value-type="float">
            <text:p>6773.695</text:p>
          </table:table-cell>
          <table:table-cell table:number-columns-repeated="3"/>
          <table:table-cell table:formula="of:=[.$C$4] + ([.$C$5] - [.$C$4]) * (([.A1504] - [.$C$1]) / ([.$C$2] - [.$C$1]))" office:value-type="float" office:value="-0.390491580995848" calcext:value-type="float">
            <text:p>-0.390491580995848</text:p>
          </table:table-cell>
          <table:table-cell table:number-columns-repeated="16"/>
        </table:table-row>
        <table:table-row table:style-name="ro1">
          <table:table-cell office:value-type="float" office:value="6075.30125" calcext:value-type="float">
            <text:p>6075.30125</text:p>
          </table:table-cell>
          <table:table-cell table:number-columns-repeated="3"/>
          <table:table-cell table:formula="of:=[.$C$4] + ([.$C$5] - [.$C$4]) * (([.A1505] - [.$C$1]) / ([.$C$2] - [.$C$1]))" office:value-type="float" office:value="-0.401966259351372" calcext:value-type="float">
            <text:p>-0.401966259351372</text:p>
          </table:table-cell>
          <table:table-cell table:number-columns-repeated="16"/>
        </table:table-row>
        <table:table-row table:style-name="ro1">
          <table:table-cell office:value-type="float" office:value="5969.13" calcext:value-type="float">
            <text:p>5969.13</text:p>
          </table:table-cell>
          <table:table-cell table:number-columns-repeated="3"/>
          <table:table-cell table:formula="of:=[.$C$4] + ([.$C$5] - [.$C$4]) * (([.A1506] - [.$C$1]) / ([.$C$2] - [.$C$1]))" office:value-type="float" office:value="-0.403710663484934" calcext:value-type="float">
            <text:p>-0.403710663484934</text:p>
          </table:table-cell>
          <table:table-cell table:number-columns-repeated="16"/>
        </table:table-row>
        <table:table-row table:style-name="ro1">
          <table:table-cell office:value-type="float" office:value="6666.27125" calcext:value-type="float">
            <text:p>6666.27125</text:p>
          </table:table-cell>
          <table:table-cell table:number-columns-repeated="3"/>
          <table:table-cell table:formula="of:=[.$C$4] + ([.$C$5] - [.$C$4]) * (([.A1507] - [.$C$1]) / ([.$C$2] - [.$C$1]))" office:value-type="float" office:value="-0.392256563828232" calcext:value-type="float">
            <text:p>-0.392256563828232</text:p>
          </table:table-cell>
          <table:table-cell table:number-columns-repeated="16"/>
        </table:table-row>
        <table:table-row table:style-name="ro1">
          <table:table-cell office:value-type="float" office:value="6867.42625" calcext:value-type="float">
            <text:p>6867.42625</text:p>
          </table:table-cell>
          <table:table-cell table:number-columns-repeated="3"/>
          <table:table-cell table:formula="of:=[.$C$4] + ([.$C$5] - [.$C$4]) * (([.A1508] - [.$C$1]) / ([.$C$2] - [.$C$1]))" office:value-type="float" office:value="-0.388951567292101" calcext:value-type="float">
            <text:p>-0.388951567292101</text:p>
          </table:table-cell>
          <table:table-cell table:number-columns-repeated="16"/>
        </table:table-row>
        <table:table-row table:style-name="ro1">
          <table:table-cell office:value-type="float" office:value="7259.3" calcext:value-type="float">
            <text:p>7259.3</text:p>
          </table:table-cell>
          <table:table-cell table:number-columns-repeated="3"/>
          <table:table-cell table:formula="of:=[.$C$4] + ([.$C$5] - [.$C$4]) * (([.A1509] - [.$C$1]) / ([.$C$2] - [.$C$1]))" office:value-type="float" office:value="-0.382513042839064" calcext:value-type="float">
            <text:p>-0.382513042839064</text:p>
          </table:table-cell>
          <table:table-cell table:number-columns-repeated="16"/>
        </table:table-row>
        <table:table-row table:style-name="ro1">
          <table:table-cell office:value-type="float" office:value="7924.1825" calcext:value-type="float">
            <text:p>7924.1825</text:p>
          </table:table-cell>
          <table:table-cell table:number-columns-repeated="3"/>
          <table:table-cell table:formula="of:=[.$C$4] + ([.$C$5] - [.$C$4]) * (([.A1510] - [.$C$1]) / ([.$C$2] - [.$C$1]))" office:value-type="float" office:value="-0.371588957633954" calcext:value-type="float">
            <text:p>-0.371588957633954</text:p>
          </table:table-cell>
          <table:table-cell table:number-columns-repeated="16"/>
        </table:table-row>
        <table:table-row table:style-name="ro1">
          <table:table-cell office:value-type="float" office:value="7598.2775" calcext:value-type="float">
            <text:p>7598.2775</text:p>
          </table:table-cell>
          <table:table-cell table:number-columns-repeated="3"/>
          <table:table-cell table:formula="of:=[.$C$4] + ([.$C$5] - [.$C$4]) * (([.A1511] - [.$C$1]) / ([.$C$2] - [.$C$1]))" office:value-type="float" office:value="-0.376943609002837" calcext:value-type="float">
            <text:p>-0.376943609002837</text:p>
          </table:table-cell>
          <table:table-cell table:number-columns-repeated="16"/>
        </table:table-row>
        <table:table-row table:style-name="ro1">
          <table:table-cell office:value-type="float" office:value="7787.45625" calcext:value-type="float">
            <text:p>7787.45625</text:p>
          </table:table-cell>
          <table:table-cell table:number-columns-repeated="3"/>
          <table:table-cell table:formula="of:=[.$C$4] + ([.$C$5] - [.$C$4]) * (([.A1512] - [.$C$1]) / ([.$C$2] - [.$C$1]))" office:value-type="float" office:value="-0.373835383438175" calcext:value-type="float">
            <text:p>-0.373835383438175</text:p>
          </table:table-cell>
          <table:table-cell table:number-columns-repeated="16"/>
        </table:table-row>
        <table:table-row table:style-name="ro1">
          <table:table-cell office:value-type="float" office:value="7954.7675" calcext:value-type="float">
            <text:p>7954.7675</text:p>
          </table:table-cell>
          <table:table-cell table:number-columns-repeated="3"/>
          <table:table-cell table:formula="of:=[.$C$4] + ([.$C$5] - [.$C$4]) * (([.A1513] - [.$C$1]) / ([.$C$2] - [.$C$1]))" office:value-type="float" office:value="-0.371086443060329" calcext:value-type="float">
            <text:p>-0.371086443060329</text:p>
          </table:table-cell>
          <table:table-cell table:number-columns-repeated="16"/>
        </table:table-row>
        <table:table-row table:style-name="ro1">
          <table:table-cell office:value-type="float" office:value="7879.06" calcext:value-type="float">
            <text:p>7879.06</text:p>
          </table:table-cell>
          <table:table-cell table:number-columns-repeated="3"/>
          <table:table-cell table:formula="of:=[.$C$4] + ([.$C$5] - [.$C$4]) * (([.A1514] - [.$C$1]) / ([.$C$2] - [.$C$1]))" office:value-type="float" office:value="-0.372330324769753" calcext:value-type="float">
            <text:p>-0.372330324769753</text:p>
          </table:table-cell>
          <table:table-cell table:number-columns-repeated="16"/>
        </table:table-row>
        <table:table-row table:style-name="ro1">
          <table:table-cell office:value-type="float" office:value="8150.6325" calcext:value-type="float">
            <text:p>8150.6325</text:p>
          </table:table-cell>
          <table:table-cell table:number-columns-repeated="3"/>
          <table:table-cell table:formula="of:=[.$C$4] + ([.$C$5] - [.$C$4]) * (([.A1515] - [.$C$1]) / ([.$C$2] - [.$C$1]))" office:value-type="float" office:value="-0.367868361747166" calcext:value-type="float">
            <text:p>-0.367868361747166</text:p>
          </table:table-cell>
          <table:table-cell table:number-columns-repeated="16"/>
        </table:table-row>
        <table:table-row table:style-name="ro1">
          <table:table-cell office:value-type="float" office:value="8208.75375" calcext:value-type="float">
            <text:p>8208.75375</text:p>
          </table:table-cell>
          <table:table-cell table:number-columns-repeated="3"/>
          <table:table-cell table:formula="of:=[.$C$4] + ([.$C$5] - [.$C$4]) * (([.A1516] - [.$C$1]) / ([.$C$2] - [.$C$1]))" office:value-type="float" office:value="-0.366913423863815" calcext:value-type="float">
            <text:p>-0.366913423863815</text:p>
          </table:table-cell>
          <table:table-cell table:number-columns-repeated="16"/>
        </table:table-row>
        <table:table-row table:style-name="ro1">
          <table:table-cell office:value-type="float" office:value="8094.445" calcext:value-type="float">
            <text:p>8094.445</text:p>
          </table:table-cell>
          <table:table-cell table:number-columns-repeated="3"/>
          <table:table-cell table:formula="of:=[.$C$4] + ([.$C$5] - [.$C$4]) * (([.A1517] - [.$C$1]) / ([.$C$2] - [.$C$1]))" office:value-type="float" office:value="-0.368791527926848" calcext:value-type="float">
            <text:p>-0.368791527926848</text:p>
          </table:table-cell>
          <table:table-cell table:number-columns-repeated="16"/>
        </table:table-row>
        <table:table-row table:style-name="ro1">
          <table:table-cell office:value-type="float" office:value="8190.87125" calcext:value-type="float">
            <text:p>8190.87125</text:p>
          </table:table-cell>
          <table:table-cell table:number-columns-repeated="3"/>
          <table:table-cell table:formula="of:=[.$C$4] + ([.$C$5] - [.$C$4]) * (([.A1518] - [.$C$1]) / ([.$C$2] - [.$C$1]))" office:value-type="float" office:value="-0.367207235106674" calcext:value-type="float">
            <text:p>-0.367207235106674</text:p>
          </table:table-cell>
          <table:table-cell table:number-columns-repeated="16"/>
        </table:table-row>
        <table:table-row table:style-name="ro1">
          <table:table-cell office:value-type="float" office:value="8851.305" calcext:value-type="float">
            <text:p>8851.305</text:p>
          </table:table-cell>
          <table:table-cell table:number-columns-repeated="3"/>
          <table:table-cell table:formula="of:=[.$C$4] + ([.$C$5] - [.$C$4]) * (([.A1519] - [.$C$1]) / ([.$C$2] - [.$C$1]))" office:value-type="float" office:value="-0.356356243303866" calcext:value-type="float">
            <text:p>-0.356356243303866</text:p>
          </table:table-cell>
          <table:table-cell table:number-columns-repeated="16"/>
        </table:table-row>
        <table:table-row table:style-name="ro1">
          <table:table-cell office:value-type="float" office:value="9573.9675" calcext:value-type="float">
            <text:p>9573.9675</text:p>
          </table:table-cell>
          <table:table-cell table:number-columns-repeated="3"/>
          <table:table-cell table:formula="of:=[.$C$4] + ([.$C$5] - [.$C$4]) * (([.A1520] - [.$C$1]) / ([.$C$2] - [.$C$1]))" office:value-type="float" office:value="-0.34448282698664" calcext:value-type="float">
            <text:p>-0.34448282698664</text:p>
          </table:table-cell>
          <table:table-cell table:number-columns-repeated="16"/>
        </table:table-row>
        <table:table-row table:style-name="ro1">
          <table:table-cell office:value-type="float" office:value="9713.09625" calcext:value-type="float">
            <text:p>9713.09625</text:p>
          </table:table-cell>
          <table:table-cell table:number-columns-repeated="3"/>
          <table:table-cell table:formula="of:=[.$C$4] + ([.$C$5] - [.$C$4]) * (([.A1521] - [.$C$1]) / ([.$C$2] - [.$C$1]))" office:value-type="float" office:value="-0.342196927869908" calcext:value-type="float">
            <text:p>-0.342196927869908</text:p>
          </table:table-cell>
          <table:table-cell table:number-columns-repeated="16"/>
        </table:table-row>
        <table:table-row table:style-name="ro1">
          <table:table-cell office:value-type="float" office:value="10295.6225" calcext:value-type="float">
            <text:p>10295.6225</text:p>
          </table:table-cell>
          <table:table-cell table:number-columns-repeated="3"/>
          <table:table-cell table:formula="of:=[.$C$4] + ([.$C$5] - [.$C$4]) * (([.A1522] - [.$C$1]) / ([.$C$2] - [.$C$1]))" office:value-type="float" office:value="-0.332625963994015" calcext:value-type="float">
            <text:p>-0.332625963994015</text:p>
          </table:table-cell>
          <table:table-cell table:number-columns-repeated="16"/>
        </table:table-row>
        <table:table-row table:style-name="ro1">
          <table:table-cell office:value-type="float" office:value="10542.6625" calcext:value-type="float">
            <text:p>10542.6625</text:p>
          </table:table-cell>
          <table:table-cell table:number-columns-repeated="3"/>
          <table:table-cell table:formula="of:=[.$C$4] + ([.$C$5] - [.$C$4]) * (([.A1523] - [.$C$1]) / ([.$C$2] - [.$C$1]))" office:value-type="float" office:value="-0.328567072371705" calcext:value-type="float">
            <text:p>-0.328567072371705</text:p>
          </table:table-cell>
          <table:table-cell table:number-columns-repeated="16"/>
        </table:table-row>
        <table:table-row table:style-name="ro1">
          <table:table-cell office:value-type="float" office:value="9706.10375" calcext:value-type="float">
            <text:p>9706.10375</text:p>
          </table:table-cell>
          <table:table-cell table:number-columns-repeated="3"/>
          <table:table-cell table:formula="of:=[.$C$4] + ([.$C$5] - [.$C$4]) * (([.A1524] - [.$C$1]) / ([.$C$2] - [.$C$1]))" office:value-type="float" office:value="-0.342311815336184" calcext:value-type="float">
            <text:p>-0.342311815336184</text:p>
          </table:table-cell>
          <table:table-cell table:number-columns-repeated="16"/>
        </table:table-row>
        <table:table-row table:style-name="ro1">
          <table:table-cell office:value-type="float" office:value="10923.20125" calcext:value-type="float">
            <text:p>10923.20125</text:p>
          </table:table-cell>
          <table:table-cell table:number-columns-repeated="3"/>
          <table:table-cell table:formula="of:=[.$C$4] + ([.$C$5] - [.$C$4]) * (([.A1525] - [.$C$1]) / ([.$C$2] - [.$C$1]))" office:value-type="float" office:value="-0.322314783089243" calcext:value-type="float">
            <text:p>-0.322314783089243</text:p>
          </table:table-cell>
          <table:table-cell table:number-columns-repeated="16"/>
        </table:table-row>
        <table:table-row table:style-name="ro1">
          <table:table-cell office:value-type="float" office:value="10973.54375" calcext:value-type="float">
            <text:p>10973.54375</text:p>
          </table:table-cell>
          <table:table-cell table:number-columns-repeated="3"/>
          <table:table-cell table:formula="of:=[.$C$4] + ([.$C$5] - [.$C$4]) * (([.A1526] - [.$C$1]) / ([.$C$2] - [.$C$1]))" office:value-type="float" office:value="-0.321487650837397" calcext:value-type="float">
            <text:p>-0.321487650837397</text:p>
          </table:table-cell>
          <table:table-cell table:number-columns-repeated="16"/>
        </table:table-row>
        <table:table-row table:style-name="ro1">
          <table:table-cell office:value-type="float" office:value="11382.20875" calcext:value-type="float">
            <text:p>11382.20875</text:p>
          </table:table-cell>
          <table:table-cell table:number-columns-repeated="3"/>
          <table:table-cell table:formula="of:=[.$C$4] + ([.$C$5] - [.$C$4]) * (([.A1527] - [.$C$1]) / ([.$C$2] - [.$C$1]))" office:value-type="float" office:value="-0.314773244486882" calcext:value-type="float">
            <text:p>-0.314773244486882</text:p>
          </table:table-cell>
          <table:table-cell table:number-columns-repeated="16"/>
        </table:table-row>
        <table:table-row table:style-name="ro1">
          <table:table-cell office:value-type="float" office:value="11597.23125" calcext:value-type="float">
            <text:p>11597.23125</text:p>
          </table:table-cell>
          <table:table-cell table:number-columns-repeated="3"/>
          <table:table-cell table:formula="of:=[.$C$4] + ([.$C$5] - [.$C$4]) * (([.A1528] - [.$C$1]) / ([.$C$2] - [.$C$1]))" office:value-type="float" office:value="-0.311240403554813" calcext:value-type="float">
            <text:p>-0.311240403554813</text:p>
          </table:table-cell>
          <table:table-cell table:number-columns-repeated="16"/>
        </table:table-row>
        <table:table-row table:style-name="ro1">
          <table:table-cell office:value-type="float" office:value="12230.365" calcext:value-type="float">
            <text:p>12230.365</text:p>
          </table:table-cell>
          <table:table-cell table:number-columns-repeated="3"/>
          <table:table-cell table:formula="of:=[.$C$4] + ([.$C$5] - [.$C$4]) * (([.A1529] - [.$C$1]) / ([.$C$2] - [.$C$1]))" office:value-type="float" office:value="-0.300837953450876" calcext:value-type="float">
            <text:p>-0.300837953450876</text:p>
          </table:table-cell>
          <table:table-cell table:number-columns-repeated="16"/>
        </table:table-row>
        <table:table-row table:style-name="ro1">
          <table:table-cell office:value-type="float" office:value="13734.52" calcext:value-type="float">
            <text:p>13734.52</text:p>
          </table:table-cell>
          <table:table-cell table:number-columns-repeated="3"/>
          <table:table-cell table:formula="of:=[.$C$4] + ([.$C$5] - [.$C$4]) * (([.A1530] - [.$C$1]) / ([.$C$2] - [.$C$1]))" office:value-type="float" office:value="-0.276124538100505" calcext:value-type="float">
            <text:p>-0.276124538100505</text:p>
          </table:table-cell>
          <table:table-cell table:number-columns-repeated="16"/>
        </table:table-row>
        <table:table-row table:style-name="ro1">
          <table:table-cell office:value-type="float" office:value="16403.42125" calcext:value-type="float">
            <text:p>16403.42125</text:p>
          </table:table-cell>
          <table:table-cell table:number-columns-repeated="3"/>
          <table:table-cell table:formula="of:=[.$C$4] + ([.$C$5] - [.$C$4]) * (([.A1531] - [.$C$1]) / ([.$C$2] - [.$C$1]))" office:value-type="float" office:value="-0.232274226716124" calcext:value-type="float">
            <text:p>-0.232274226716124</text:p>
          </table:table-cell>
          <table:table-cell table:number-columns-repeated="16"/>
        </table:table-row>
        <table:table-row table:style-name="ro1">
          <table:table-cell office:value-type="float" office:value="15732.1" calcext:value-type="float">
            <text:p>15732.1</text:p>
          </table:table-cell>
          <table:table-cell table:number-columns-repeated="3"/>
          <table:table-cell table:formula="of:=[.$C$4] + ([.$C$5] - [.$C$4]) * (([.A1532] - [.$C$1]) / ([.$C$2] - [.$C$1]))" office:value-type="float" office:value="-0.243304101220268" calcext:value-type="float">
            <text:p>-0.243304101220268</text:p>
          </table:table-cell>
          <table:table-cell table:number-columns-repeated="16"/>
        </table:table-row>
        <table:table-row table:style-name="ro1">
          <table:table-cell office:value-type="float" office:value="13152.52875" calcext:value-type="float">
            <text:p>13152.52875</text:p>
          </table:table-cell>
          <table:table-cell table:number-columns-repeated="3"/>
          <table:table-cell table:formula="of:=[.$C$4] + ([.$C$5] - [.$C$4]) * (([.A1533] - [.$C$1]) / ([.$C$2] - [.$C$1]))" office:value-type="float" office:value="-0.285686711873508" calcext:value-type="float">
            <text:p>-0.285686711873508</text:p>
          </table:table-cell>
          <table:table-cell table:number-columns-repeated="16"/>
        </table:table-row>
        <table:table-row table:style-name="ro1">
          <table:table-cell office:value-type="float" office:value="16299.2975" calcext:value-type="float">
            <text:p>16299.2975</text:p>
          </table:table-cell>
          <table:table-cell table:number-columns-repeated="3"/>
          <table:table-cell table:formula="of:=[.$C$4] + ([.$C$5] - [.$C$4]) * (([.A1534] - [.$C$1]) / ([.$C$2] - [.$C$1]))" office:value-type="float" office:value="-0.233984990222271" calcext:value-type="float">
            <text:p>-0.233984990222271</text:p>
          </table:table-cell>
          <table:table-cell table:number-columns-repeated="16"/>
        </table:table-row>
        <table:table-row table:style-name="ro1">
          <table:table-cell office:value-type="float" office:value="16374.8975" calcext:value-type="float">
            <text:p>16374.8975</text:p>
          </table:table-cell>
          <table:table-cell table:number-columns-repeated="3"/>
          <table:table-cell table:formula="of:=[.$C$4] + ([.$C$5] - [.$C$4]) * (([.A1535] - [.$C$1]) / ([.$C$2] - [.$C$1]))" office:value-type="float" office:value="-0.232742874748475" calcext:value-type="float">
            <text:p>-0.232742874748475</text:p>
          </table:table-cell>
          <table:table-cell table:number-columns-repeated="16"/>
        </table:table-row>
        <table:table-row table:style-name="ro1">
          <table:table-cell office:value-type="float" office:value="16678.28749" calcext:value-type="float">
            <text:p>16678.28749</text:p>
          </table:table-cell>
          <table:table-cell table:number-columns-repeated="3"/>
          <table:table-cell table:formula="of:=[.$C$4] + ([.$C$5] - [.$C$4]) * (([.A1536] - [.$C$1]) / ([.$C$2] - [.$C$1]))" office:value-type="float" office:value="-0.22775814721972" calcext:value-type="float">
            <text:p>-0.22775814721972</text:p>
          </table:table-cell>
          <table:table-cell table:number-columns-repeated="16"/>
        </table:table-row>
        <table:table-row table:style-name="ro1">
          <table:table-cell office:value-type="float" office:value="16246.13875" calcext:value-type="float">
            <text:p>16246.13875</text:p>
          </table:table-cell>
          <table:table-cell table:number-columns-repeated="3"/>
          <table:table-cell table:formula="of:=[.$C$4] + ([.$C$5] - [.$C$4]) * (([.A1537] - [.$C$1]) / ([.$C$2] - [.$C$1]))" office:value-type="float" office:value="-0.234858393740031" calcext:value-type="float">
            <text:p>-0.234858393740031</text:p>
          </table:table-cell>
          <table:table-cell table:number-columns-repeated="16"/>
        </table:table-row>
        <table:table-row table:style-name="ro1">
          <table:table-cell office:value-type="float" office:value="17221.65125" calcext:value-type="float">
            <text:p>17221.65125</text:p>
          </table:table-cell>
          <table:table-cell table:number-columns-repeated="3"/>
          <table:table-cell table:formula="of:=[.$C$4] + ([.$C$5] - [.$C$4]) * (([.A1538] - [.$C$1]) / ([.$C$2] - [.$C$1]))" office:value-type="float" office:value="-0.21883062692612" calcext:value-type="float">
            <text:p>-0.21883062692612</text:p>
          </table:table-cell>
          <table:table-cell table:number-columns-repeated="16"/>
        </table:table-row>
        <table:table-row table:style-name="ro1">
          <table:table-cell office:value-type="float" office:value="17436.5975" calcext:value-type="float">
            <text:p>17436.5975</text:p>
          </table:table-cell>
          <table:table-cell table:number-columns-repeated="3"/>
          <table:table-cell table:formula="of:=[.$C$4] + ([.$C$5] - [.$C$4]) * (([.A1539] - [.$C$1]) / ([.$C$2] - [.$C$1]))" office:value-type="float" office:value="-0.21529903878909" calcext:value-type="float">
            <text:p>-0.21529903878909</text:p>
          </table:table-cell>
          <table:table-cell table:number-columns-repeated="16"/>
        </table:table-row>
        <table:table-row table:style-name="ro1">
          <table:table-cell office:value-type="float" office:value="19166.97874" calcext:value-type="float">
            <text:p>19166.97874</text:p>
          </table:table-cell>
          <table:table-cell table:number-columns-repeated="3"/>
          <table:table-cell table:formula="of:=[.$C$4] + ([.$C$5] - [.$C$4]) * (([.A1540] - [.$C$1]) / ([.$C$2] - [.$C$1]))" office:value-type="float" office:value="-0.186868703950852" calcext:value-type="float">
            <text:p>-0.186868703950852</text:p>
          </table:table-cell>
          <table:table-cell table:number-columns-repeated="16"/>
        </table:table-row>
        <table:table-row table:style-name="ro1">
          <table:table-cell office:value-type="float" office:value="18640.2625" calcext:value-type="float">
            <text:p>18640.2625</text:p>
          </table:table-cell>
          <table:table-cell table:number-columns-repeated="3"/>
          <table:table-cell table:formula="of:=[.$C$4] + ([.$C$5] - [.$C$4]) * (([.A1541] - [.$C$1]) / ([.$C$2] - [.$C$1]))" office:value-type="float" office:value="-0.195522703845082" calcext:value-type="float">
            <text:p>-0.195522703845082</text:p>
          </table:table-cell>
          <table:table-cell table:number-columns-repeated="16"/>
        </table:table-row>
        <table:table-row table:style-name="ro1">
          <table:table-cell office:value-type="float" office:value="18984.7675" calcext:value-type="float">
            <text:p>18984.7675</text:p>
          </table:table-cell>
          <table:table-cell table:number-columns-repeated="3"/>
          <table:table-cell table:formula="of:=[.$C$4] + ([.$C$5] - [.$C$4]) * (([.A1542] - [.$C$1]) / ([.$C$2] - [.$C$1]))" office:value-type="float" office:value="-0.189862452637408" calcext:value-type="float">
            <text:p>-0.189862452637408</text:p>
          </table:table-cell>
          <table:table-cell table:number-columns-repeated="16"/>
        </table:table-row>
        <table:table-row table:style-name="ro1">
          <table:table-cell office:value-type="float" office:value="16862.57125" calcext:value-type="float">
            <text:p>16862.57125</text:p>
          </table:table-cell>
          <table:table-cell table:number-columns-repeated="3"/>
          <table:table-cell table:formula="of:=[.$C$4] + ([.$C$5] - [.$C$4]) * (([.A1543] - [.$C$1]) / ([.$C$2] - [.$C$1]))" office:value-type="float" office:value="-0.224730346824675" calcext:value-type="float">
            <text:p>-0.224730346824675</text:p>
          </table:table-cell>
          <table:table-cell table:number-columns-repeated="16"/>
        </table:table-row>
        <table:table-row table:style-name="ro1">
          <table:table-cell office:value-type="float" office:value="16925.0175" calcext:value-type="float">
            <text:p>16925.0175</text:p>
          </table:table-cell>
          <table:table-cell table:number-columns-repeated="3"/>
          <table:table-cell table:formula="of:=[.$C$4] + ([.$C$5] - [.$C$4]) * (([.A1544] - [.$C$1]) / ([.$C$2] - [.$C$1]))" office:value-type="float" office:value="-0.223704348763755" calcext:value-type="float">
            <text:p>-0.223704348763755</text:p>
          </table:table-cell>
          <table:table-cell table:number-columns-repeated="16"/>
        </table:table-row>
        <table:table-row table:style-name="ro1">
          <table:table-cell office:value-type="float" office:value="14182.46499" calcext:value-type="float">
            <text:p>14182.46499</text:p>
          </table:table-cell>
          <table:table-cell table:number-columns-repeated="3"/>
          <table:table-cell table:formula="of:=[.$C$4] + ([.$C$5] - [.$C$4]) * (([.A1545] - [.$C$1]) / ([.$C$2] - [.$C$1]))" office:value-type="float" office:value="-0.26876475763108" calcext:value-type="float">
            <text:p>-0.26876475763108</text:p>
          </table:table-cell>
          <table:table-cell table:number-columns-repeated="16"/>
        </table:table-row>
        <table:table-row table:style-name="ro1">
          <table:table-cell office:value-type="float" office:value="14694.5825" calcext:value-type="float">
            <text:p>14694.5825</text:p>
          </table:table-cell>
          <table:table-cell table:number-columns-repeated="3"/>
          <table:table-cell table:formula="of:=[.$C$4] + ([.$C$5] - [.$C$4]) * (([.A1546] - [.$C$1]) / ([.$C$2] - [.$C$1]))" office:value-type="float" office:value="-0.260350616313977" calcext:value-type="float">
            <text:p>-0.260350616313977</text:p>
          </table:table-cell>
          <table:table-cell table:number-columns-repeated="16"/>
        </table:table-row>
        <table:table-row table:style-name="ro1">
          <table:table-cell office:value-type="float" office:value="14103.21875" calcext:value-type="float">
            <text:p>14103.21875</text:p>
          </table:table-cell>
          <table:table-cell table:number-columns-repeated="3"/>
          <table:table-cell table:formula="of:=[.$C$4] + ([.$C$5] - [.$C$4]) * (([.A1547] - [.$C$1]) / ([.$C$2] - [.$C$1]))" office:value-type="float" office:value="-0.270066781188543" calcext:value-type="float">
            <text:p>-0.270066781188543</text:p>
          </table:table-cell>
          <table:table-cell table:number-columns-repeated="16"/>
        </table:table-row>
        <table:table-row table:style-name="ro1">
          <table:table-cell office:value-type="float" office:value="13387.34875" calcext:value-type="float">
            <text:p>13387.34875</text:p>
          </table:table-cell>
          <table:table-cell table:number-columns-repeated="3"/>
          <table:table-cell table:formula="of:=[.$C$4] + ([.$C$5] - [.$C$4]) * (([.A1548] - [.$C$1]) / ([.$C$2] - [.$C$1]))" office:value-type="float" office:value="-0.281828596059264" calcext:value-type="float">
            <text:p>-0.281828596059264</text:p>
          </table:table-cell>
          <table:table-cell table:number-columns-repeated="16"/>
        </table:table-row>
        <table:table-row table:style-name="ro1">
          <table:table-cell office:value-type="float" office:value="14652.3675" calcext:value-type="float">
            <text:p>14652.3675</text:p>
          </table:table-cell>
          <table:table-cell table:number-columns-repeated="3"/>
          <table:table-cell table:formula="of:=[.$C$4] + ([.$C$5] - [.$C$4]) * (([.A1549] - [.$C$1]) / ([.$C$2] - [.$C$1]))" office:value-type="float" office:value="-0.261044212937341" calcext:value-type="float">
            <text:p>-0.261044212937341</text:p>
          </table:table-cell>
          <table:table-cell table:number-columns-repeated="16"/>
        </table:table-row>
        <table:table-row table:style-name="ro1">
          <table:table-cell office:value-type="float" office:value="15846.07375" calcext:value-type="float">
            <text:p>15846.07375</text:p>
          </table:table-cell>
          <table:table-cell table:number-columns-repeated="3"/>
          <table:table-cell table:formula="of:=[.$C$4] + ([.$C$5] - [.$C$4]) * (([.A1550] - [.$C$1]) / ([.$C$2] - [.$C$1]))" office:value-type="float" office:value="-0.241431501240353" calcext:value-type="float">
            <text:p>-0.241431501240353</text:p>
          </table:table-cell>
          <table:table-cell table:number-columns-repeated="16"/>
        </table:table-row>
        <table:table-row table:style-name="ro1">
          <table:table-cell office:value-type="float" office:value="14362.40375" calcext:value-type="float">
            <text:p>14362.40375</text:p>
          </table:table-cell>
          <table:table-cell table:number-columns-repeated="3"/>
          <table:table-cell table:formula="of:=[.$C$4] + ([.$C$5] - [.$C$4]) * (([.A1551] - [.$C$1]) / ([.$C$2] - [.$C$1]))" office:value-type="float" office:value="-0.265808346015582" calcext:value-type="float">
            <text:p>-0.265808346015582</text:p>
          </table:table-cell>
          <table:table-cell table:number-columns-repeated="16"/>
        </table:table-row>
        <table:table-row table:style-name="ro1">
          <table:table-cell office:value-type="float" office:value="14867.5725" calcext:value-type="float">
            <text:p>14867.5725</text:p>
          </table:table-cell>
          <table:table-cell table:number-columns-repeated="3"/>
          <table:table-cell table:formula="of:=[.$C$4] + ([.$C$5] - [.$C$4]) * (([.A1552] - [.$C$1]) / ([.$C$2] - [.$C$1]))" office:value-type="float" office:value="-0.257508373512231" calcext:value-type="float">
            <text:p>-0.257508373512231</text:p>
          </table:table-cell>
          <table:table-cell table:number-columns-repeated="16"/>
        </table:table-row>
        <table:table-row table:style-name="ro1">
          <table:table-cell office:value-type="float" office:value="13643.695" calcext:value-type="float">
            <text:p>13643.695</text:p>
          </table:table-cell>
          <table:table-cell table:number-columns-repeated="3"/>
          <table:table-cell table:formula="of:=[.$C$4] + ([.$C$5] - [.$C$4]) * (([.A1553] - [.$C$1]) / ([.$C$2] - [.$C$1]))" office:value-type="float" office:value="-0.277616801829441" calcext:value-type="float">
            <text:p>-0.277616801829441</text:p>
          </table:table-cell>
          <table:table-cell table:number-columns-repeated="16"/>
        </table:table-row>
        <table:table-row table:style-name="ro1">
          <table:table-cell office:value-type="float" office:value="13062.145" calcext:value-type="float">
            <text:p>13062.145</text:p>
          </table:table-cell>
          <table:table-cell table:number-columns-repeated="3"/>
          <table:table-cell table:formula="of:=[.$C$4] + ([.$C$5] - [.$C$4]) * (([.A1554] - [.$C$1]) / ([.$C$2] - [.$C$1]))" office:value-type="float" office:value="-0.287171725821322" calcext:value-type="float">
            <text:p>-0.287171725821322</text:p>
          </table:table-cell>
          <table:table-cell table:number-columns-repeated="16"/>
        </table:table-row>
        <table:table-row table:style-name="ro1">
          <table:table-cell office:value-type="float" office:value="13439.4175" calcext:value-type="float">
            <text:p>13439.4175</text:p>
          </table:table-cell>
          <table:table-cell table:number-columns-repeated="3"/>
          <table:table-cell table:formula="of:=[.$C$4] + ([.$C$5] - [.$C$4]) * (([.A1555] - [.$C$1]) / ([.$C$2] - [.$C$1]))" office:value-type="float" office:value="-0.280973101349261" calcext:value-type="float">
            <text:p>-0.280973101349261</text:p>
          </table:table-cell>
          <table:table-cell table:number-columns-repeated="16"/>
        </table:table-row>
        <table:table-row table:style-name="ro1">
          <table:table-cell office:value-type="float" office:value="13337.62125" calcext:value-type="float">
            <text:p>13337.62125</text:p>
          </table:table-cell>
          <table:table-cell table:number-columns-repeated="3"/>
          <table:table-cell table:formula="of:=[.$C$4] + ([.$C$5] - [.$C$4]) * (([.A1556] - [.$C$1]) / ([.$C$2] - [.$C$1]))" office:value-type="float" office:value="-0.282645623800312" calcext:value-type="float">
            <text:p>-0.282645623800312</text:p>
          </table:table-cell>
          <table:table-cell table:number-columns-repeated="16"/>
        </table:table-row>
        <table:table-row table:style-name="ro1">
          <table:table-cell office:value-type="float" office:value="14881.545" calcext:value-type="float">
            <text:p>14881.545</text:p>
          </table:table-cell>
          <table:table-cell table:number-columns-repeated="3"/>
          <table:table-cell table:formula="of:=[.$C$4] + ([.$C$5] - [.$C$4]) * (([.A1557] - [.$C$1]) / ([.$C$2] - [.$C$1]))" office:value-type="float" office:value="-0.257278803955913" calcext:value-type="float">
            <text:p>-0.257278803955913</text:p>
          </table:table-cell>
          <table:table-cell table:number-columns-repeated="16"/>
        </table:table-row>
        <table:table-row table:style-name="ro1">
          <table:table-cell office:value-type="float" office:value="15104.45" calcext:value-type="float">
            <text:p>15104.45</text:p>
          </table:table-cell>
          <table:table-cell table:number-columns-repeated="3"/>
          <table:table-cell table:formula="of:=[.$C$4] + ([.$C$5] - [.$C$4]) * (([.A1558] - [.$C$1]) / ([.$C$2] - [.$C$1]))" office:value-type="float" office:value="-0.253616452769583" calcext:value-type="float">
            <text:p>-0.253616452769583</text:p>
          </table:table-cell>
          <table:table-cell table:number-columns-repeated="16"/>
        </table:table-row>
        <table:table-row table:style-name="ro1">
          <table:table-cell office:value-type="float" office:value="14953.8525" calcext:value-type="float">
            <text:p>14953.8525</text:p>
          </table:table-cell>
          <table:table-cell table:number-columns-repeated="3"/>
          <table:table-cell table:formula="of:=[.$C$4] + ([.$C$5] - [.$C$4]) * (([.A1559] - [.$C$1]) / ([.$C$2] - [.$C$1]))" office:value-type="float" office:value="-0.256090784582613" calcext:value-type="float">
            <text:p>-0.256090784582613</text:p>
          </table:table-cell>
          <table:table-cell table:number-columns-repeated="16"/>
        </table:table-row>
        <table:table-row table:style-name="ro1">
          <table:table-cell office:value-type="float" office:value="16576.69625" calcext:value-type="float">
            <text:p>16576.69625</text:p>
          </table:table-cell>
          <table:table-cell table:number-columns-repeated="3"/>
          <table:table-cell table:formula="of:=[.$C$4] + ([.$C$5] - [.$C$4]) * (([.A1560] - [.$C$1]) / ([.$C$2] - [.$C$1]))" office:value-type="float" office:value="-0.229427301336203" calcext:value-type="float">
            <text:p>-0.229427301336203</text:p>
          </table:table-cell>
          <table:table-cell table:number-columns-repeated="16"/>
        </table:table-row>
        <table:table-row table:style-name="ro1">
          <table:table-cell office:value-type="float" office:value="16735.10625" calcext:value-type="float">
            <text:p>16735.10625</text:p>
          </table:table-cell>
          <table:table-cell table:number-columns-repeated="3"/>
          <table:table-cell table:formula="of:=[.$C$4] + ([.$C$5] - [.$C$4]) * (([.A1561] - [.$C$1]) / ([.$C$2] - [.$C$1]))" office:value-type="float" office:value="-0.226824609375832" calcext:value-type="float">
            <text:p>-0.226824609375832</text:p>
          </table:table-cell>
          <table:table-cell table:number-columns-repeated="16"/>
        </table:table-row>
        <table:table-row table:style-name="ro1">
          <table:table-cell office:value-type="float" office:value="15632.41125" calcext:value-type="float">
            <text:p>15632.41125</text:p>
          </table:table-cell>
          <table:table-cell table:number-columns-repeated="3"/>
          <table:table-cell table:formula="of:=[.$C$4] + ([.$C$5] - [.$C$4]) * (([.A1562] - [.$C$1]) / ([.$C$2] - [.$C$1]))" office:value-type="float" office:value="-0.244941997237972" calcext:value-type="float">
            <text:p>-0.244941997237972</text:p>
          </table:table-cell>
          <table:table-cell table:number-columns-repeated="16"/>
        </table:table-row>
        <table:table-row table:style-name="ro1">
          <table:table-cell office:value-type="float" office:value="15242.93625" calcext:value-type="float">
            <text:p>15242.93625</text:p>
          </table:table-cell>
          <table:table-cell table:number-columns-repeated="3"/>
          <table:table-cell table:formula="of:=[.$C$4] + ([.$C$5] - [.$C$4]) * (([.A1563] - [.$C$1]) / ([.$C$2] - [.$C$1]))" office:value-type="float" office:value="-0.251341109991368" calcext:value-type="float">
            <text:p>-0.251341109991368</text:p>
          </table:table-cell>
          <table:table-cell table:number-columns-repeated="16"/>
        </table:table-row>
        <table:table-row table:style-name="ro1">
          <table:table-cell office:value-type="float" office:value="14122.825" calcext:value-type="float">
            <text:p>14122.825</text:p>
          </table:table-cell>
          <table:table-cell table:number-columns-repeated="3"/>
          <table:table-cell table:formula="of:=[.$C$4] + ([.$C$5] - [.$C$4]) * (([.A1564] - [.$C$1]) / ([.$C$2] - [.$C$1]))" office:value-type="float" office:value="-0.269744648562774" calcext:value-type="float">
            <text:p>-0.269744648562774</text:p>
          </table:table-cell>
          <table:table-cell table:number-columns-repeated="16"/>
        </table:table-row>
        <table:table-row table:style-name="ro1">
          <table:table-cell office:value-type="float" office:value="13269.5975" calcext:value-type="float">
            <text:p>13269.5975</text:p>
          </table:table-cell>
          <table:table-cell table:number-columns-repeated="3"/>
          <table:table-cell table:formula="of:=[.$C$4] + ([.$C$5] - [.$C$4]) * (([.A1565] - [.$C$1]) / ([.$C$2] - [.$C$1]))" office:value-type="float" office:value="-0.283763260737622" calcext:value-type="float">
            <text:p>-0.283763260737622</text:p>
          </table:table-cell>
          <table:table-cell table:number-columns-repeated="16"/>
        </table:table-row>
        <table:table-row table:style-name="ro1">
          <table:table-cell office:value-type="float" office:value="13633.36375" calcext:value-type="float">
            <text:p>13633.36375</text:p>
          </table:table-cell>
          <table:table-cell table:number-columns-repeated="3"/>
          <table:table-cell table:formula="of:=[.$C$4] + ([.$C$5] - [.$C$4]) * (([.A1566] - [.$C$1]) / ([.$C$2] - [.$C$1]))" office:value-type="float" office:value="-0.277786545288286" calcext:value-type="float">
            <text:p>-0.277786545288286</text:p>
          </table:table-cell>
          <table:table-cell table:number-columns-repeated="16"/>
        </table:table-row>
        <table:table-row table:style-name="ro1">
          <table:table-cell office:value-type="float" office:value="14165.90625" calcext:value-type="float">
            <text:p>14165.90625</text:p>
          </table:table-cell>
          <table:table-cell table:number-columns-repeated="3"/>
          <table:table-cell table:formula="of:=[.$C$4] + ([.$C$5] - [.$C$4]) * (([.A1567] - [.$C$1]) / ([.$C$2] - [.$C$1]))" office:value-type="float" office:value="-0.269036819366273" calcext:value-type="float">
            <text:p>-0.269036819366273</text:p>
          </table:table-cell>
          <table:table-cell table:number-columns-repeated="16"/>
        </table:table-row>
        <table:table-row table:style-name="ro1">
          <table:table-cell office:value-type="float" office:value="14217.3625" calcext:value-type="float">
            <text:p>14217.3625</text:p>
          </table:table-cell>
          <table:table-cell table:number-columns-repeated="3"/>
          <table:table-cell table:formula="of:=[.$C$4] + ([.$C$5] - [.$C$4]) * (([.A1568] - [.$C$1]) / ([.$C$2] - [.$C$1]))" office:value-type="float" office:value="-0.268191388091822" calcext:value-type="float">
            <text:p>-0.268191388091822</text:p>
          </table:table-cell>
          <table:table-cell table:number-columns-repeated="16"/>
        </table:table-row>
        <table:table-row table:style-name="ro1">
          <table:table-cell office:value-type="float" office:value="13519.92625" calcext:value-type="float">
            <text:p>13519.92625</text:p>
          </table:table-cell>
          <table:table-cell table:number-columns-repeated="3"/>
          <table:table-cell table:formula="of:=[.$C$4] + ([.$C$5] - [.$C$4]) * (([.A1569] - [.$C$1]) / ([.$C$2] - [.$C$1]))" office:value-type="float" office:value="-0.279650334627687" calcext:value-type="float">
            <text:p>-0.279650334627687</text:p>
          </table:table-cell>
          <table:table-cell table:number-columns-repeated="16"/>
        </table:table-row>
        <table:table-row table:style-name="ro1">
          <table:table-cell office:value-type="float" office:value="12915.11625" calcext:value-type="float">
            <text:p>12915.11625</text:p>
          </table:table-cell>
          <table:table-cell table:number-columns-repeated="3"/>
          <table:table-cell table:formula="of:=[.$C$4] + ([.$C$5] - [.$C$4]) * (([.A1570] - [.$C$1]) / ([.$C$2] - [.$C$1]))" office:value-type="float" office:value="-0.289587422719046" calcext:value-type="float">
            <text:p>-0.289587422719046</text:p>
          </table:table-cell>
          <table:table-cell table:number-columns-repeated="16"/>
        </table:table-row>
        <table:table-row table:style-name="ro1">
          <table:table-cell office:value-type="float" office:value="10870.16875" calcext:value-type="float">
            <text:p>10870.16875</text:p>
          </table:table-cell>
          <table:table-cell table:number-columns-repeated="3"/>
          <table:table-cell table:formula="of:=[.$C$4] + ([.$C$5] - [.$C$4]) * (([.A1571] - [.$C$1]) / ([.$C$2] - [.$C$1]))" office:value-type="float" office:value="-0.323186112307022" calcext:value-type="float">
            <text:p>-0.323186112307022</text:p>
          </table:table-cell>
          <table:table-cell table:number-columns-repeated="16"/>
        </table:table-row>
        <table:table-row table:style-name="ro1">
          <table:table-cell office:value-type="float" office:value="11340.65" calcext:value-type="float">
            <text:p>11340.65</text:p>
          </table:table-cell>
          <table:table-cell table:number-columns-repeated="3"/>
          <table:table-cell table:formula="of:=[.$C$4] + ([.$C$5] - [.$C$4]) * (([.A1572] - [.$C$1]) / ([.$C$2] - [.$C$1]))" office:value-type="float" office:value="-0.315456058857869" calcext:value-type="float">
            <text:p>-0.315456058857869</text:p>
          </table:table-cell>
          <table:table-cell table:number-columns-repeated="16"/>
        </table:table-row>
        <table:table-row table:style-name="ro1">
          <table:table-cell office:value-type="float" office:value="11137.36875" calcext:value-type="float">
            <text:p>11137.36875</text:p>
          </table:table-cell>
          <table:table-cell table:number-columns-repeated="3"/>
          <table:table-cell table:formula="of:=[.$C$4] + ([.$C$5] - [.$C$4]) * (([.A1573] - [.$C$1]) / ([.$C$2] - [.$C$1]))" office:value-type="float" office:value="-0.3187959898917" calcext:value-type="float">
            <text:p>-0.3187959898917</text:p>
          </table:table-cell>
          <table:table-cell table:number-columns-repeated="16"/>
        </table:table-row>
        <table:table-row table:style-name="ro1">
          <table:table-cell office:value-type="float" office:value="11742.94125" calcext:value-type="float">
            <text:p>11742.94125</text:p>
          </table:table-cell>
          <table:table-cell table:number-columns-repeated="3"/>
          <table:table-cell table:formula="of:=[.$C$4] + ([.$C$5] - [.$C$4]) * (([.A1574] - [.$C$1]) / ([.$C$2] - [.$C$1]))" office:value-type="float" office:value="-0.308846373849961" calcext:value-type="float">
            <text:p>-0.308846373849961</text:p>
          </table:table-cell>
          <table:table-cell table:number-columns-repeated="16"/>
        </table:table-row>
        <table:table-row table:style-name="ro1">
          <table:table-cell office:value-type="float" office:value="12486.06625" calcext:value-type="float">
            <text:p>12486.06625</text:p>
          </table:table-cell>
          <table:table-cell table:number-columns-repeated="3"/>
          <table:table-cell table:formula="of:=[.$C$4] + ([.$C$5] - [.$C$4]) * (([.A1575] - [.$C$1]) / ([.$C$2] - [.$C$1]))" office:value-type="float" office:value="-0.296636756634817" calcext:value-type="float">
            <text:p>-0.296636756634817</text:p>
          </table:table-cell>
          <table:table-cell table:number-columns-repeated="16"/>
        </table:table-row>
        <table:table-row table:style-name="ro1">
          <table:table-cell office:value-type="float" office:value="11508.62" calcext:value-type="float">
            <text:p>11508.62</text:p>
          </table:table-cell>
          <table:table-cell table:number-columns-repeated="3"/>
          <table:table-cell table:formula="of:=[.$C$4] + ([.$C$5] - [.$C$4]) * (([.A1576] - [.$C$1]) / ([.$C$2] - [.$C$1]))" office:value-type="float" office:value="-0.312696295152398" calcext:value-type="float">
            <text:p>-0.312696295152398</text:p>
          </table:table-cell>
          <table:table-cell table:number-columns-repeated="16"/>
        </table:table-row>
        <table:table-row table:style-name="ro1">
          <table:table-cell office:value-type="float" office:value="10872.9025" calcext:value-type="float">
            <text:p>10872.9025</text:p>
          </table:table-cell>
          <table:table-cell table:number-columns-repeated="3"/>
          <table:table-cell table:formula="of:=[.$C$4] + ([.$C$5] - [.$C$4]) * (([.A1577] - [.$C$1]) / ([.$C$2] - [.$C$1]))" office:value-type="float" office:value="-0.323141196524265" calcext:value-type="float">
            <text:p>-0.323141196524265</text:p>
          </table:table-cell>
          <table:table-cell table:number-columns-repeated="16"/>
        </table:table-row>
        <table:table-row table:style-name="ro1">
          <table:table-cell office:value-type="float" office:value="10830.9275" calcext:value-type="float">
            <text:p>10830.9275</text:p>
          </table:table-cell>
          <table:table-cell table:number-columns-repeated="3"/>
          <table:table-cell table:formula="of:=[.$C$4] + ([.$C$5] - [.$C$4]) * (([.A1578] - [.$C$1]) / ([.$C$2] - [.$C$1]))" office:value-type="float" office:value="-0.323830849923902" calcext:value-type="float">
            <text:p>-0.323830849923902</text:p>
          </table:table-cell>
          <table:table-cell table:number-columns-repeated="16"/>
        </table:table-row>
        <table:table-row table:style-name="ro1">
          <table:table-cell office:value-type="float" office:value="11629.375" calcext:value-type="float">
            <text:p>11629.375</text:p>
          </table:table-cell>
          <table:table-cell table:number-columns-repeated="3"/>
          <table:table-cell table:formula="of:=[.$C$4] + ([.$C$5] - [.$C$4]) * (([.A1579] - [.$C$1]) / ([.$C$2] - [.$C$1]))" office:value-type="float" office:value="-0.310712278564591" calcext:value-type="float">
            <text:p>-0.310712278564591</text:p>
          </table:table-cell>
          <table:table-cell table:number-columns-repeated="16"/>
        </table:table-row>
        <table:table-row table:style-name="ro1">
          <table:table-cell office:value-type="float" office:value="11524.345" calcext:value-type="float">
            <text:p>11524.345</text:p>
          </table:table-cell>
          <table:table-cell table:number-columns-repeated="3"/>
          <table:table-cell table:formula="of:=[.$C$4] + ([.$C$5] - [.$C$4]) * (([.A1580] - [.$C$1]) / ([.$C$2] - [.$C$1]))" office:value-type="float" office:value="-0.312437931847829" calcext:value-type="float">
            <text:p>-0.312437931847829</text:p>
          </table:table-cell>
          <table:table-cell table:number-columns-repeated="16"/>
        </table:table-row>
        <table:table-row table:style-name="ro1">
          <table:table-cell office:value-type="float" office:value="11005.615" calcext:value-type="float">
            <text:p>11005.615</text:p>
          </table:table-cell>
          <table:table-cell table:number-columns-repeated="3"/>
          <table:table-cell table:formula="of:=[.$C$4] + ([.$C$5] - [.$C$4]) * (([.A1581] - [.$C$1]) / ([.$C$2] - [.$C$1]))" office:value-type="float" office:value="-0.320960717029341" calcext:value-type="float">
            <text:p>-0.320960717029341</text:p>
          </table:table-cell>
          <table:table-cell table:number-columns-repeated="16"/>
        </table:table-row>
        <table:table-row table:style-name="ro1">
          <table:table-cell office:value-type="float" office:value="11452.23" calcext:value-type="float">
            <text:p>11452.23</text:p>
          </table:table-cell>
          <table:table-cell table:number-columns-repeated="3"/>
          <table:table-cell table:formula="of:=[.$C$4] + ([.$C$5] - [.$C$4]) * (([.A1582] - [.$C$1]) / ([.$C$2] - [.$C$1]))" office:value-type="float" office:value="-0.313622788427099" calcext:value-type="float">
            <text:p>-0.313622788427099</text:p>
          </table:table-cell>
          <table:table-cell table:number-columns-repeated="16"/>
        </table:table-row>
        <table:table-row table:style-name="ro1">
          <table:table-cell office:value-type="float" office:value="11412.79375" calcext:value-type="float">
            <text:p>11412.79375</text:p>
          </table:table-cell>
          <table:table-cell table:number-columns-repeated="3"/>
          <table:table-cell table:formula="of:=[.$C$4] + ([.$C$5] - [.$C$4]) * (([.A1583] - [.$C$1]) / ([.$C$2] - [.$C$1]))" office:value-type="float" office:value="-0.314270729913256" calcext:value-type="float">
            <text:p>-0.314270729913256</text:p>
          </table:table-cell>
          <table:table-cell table:number-columns-repeated="16"/>
        </table:table-row>
        <table:table-row table:style-name="ro1">
          <table:table-cell office:value-type="float" office:value="10917.15125" calcext:value-type="float">
            <text:p>10917.15125</text:p>
          </table:table-cell>
          <table:table-cell table:number-columns-repeated="3"/>
          <table:table-cell table:formula="of:=[.$C$4] + ([.$C$5] - [.$C$4]) * (([.A1584] - [.$C$1]) / ([.$C$2] - [.$C$1]))" office:value-type="float" office:value="-0.322414185187345" calcext:value-type="float">
            <text:p>-0.322414185187345</text:p>
          </table:table-cell>
          <table:table-cell table:number-columns-repeated="16"/>
        </table:table-row>
        <table:table-row table:style-name="ro1">
          <table:table-cell office:value-type="float" office:value="9914.4725" calcext:value-type="float">
            <text:p>9914.4725</text:p>
          </table:table-cell>
          <table:table-cell table:number-columns-repeated="3"/>
          <table:table-cell table:formula="of:=[.$C$4] + ([.$C$5] - [.$C$4]) * (([.A1585] - [.$C$1]) / ([.$C$2] - [.$C$1]))" office:value-type="float" office:value="-0.338888296174404" calcext:value-type="float">
            <text:p>-0.338888296174404</text:p>
          </table:table-cell>
          <table:table-cell table:number-columns-repeated="16"/>
        </table:table-row>
        <table:table-row table:style-name="ro1">
          <table:table-cell office:value-type="float" office:value="9970.30875" calcext:value-type="float">
            <text:p>9970.30875</text:p>
          </table:table-cell>
          <table:table-cell table:number-columns-repeated="3"/>
          <table:table-cell table:formula="of:=[.$C$4] + ([.$C$5] - [.$C$4]) * (([.A1586] - [.$C$1]) / ([.$C$2] - [.$C$1]))" office:value-type="float" office:value="-0.337970901066947" calcext:value-type="float">
            <text:p>-0.337970901066947</text:p>
          </table:table-cell>
          <table:table-cell table:number-columns-repeated="16"/>
        </table:table-row>
        <table:table-row table:style-name="ro1">
          <table:table-cell office:value-type="float" office:value="8715.59499" calcext:value-type="float">
            <text:p>8715.59499</text:p>
          </table:table-cell>
          <table:table-cell table:number-columns-repeated="3"/>
          <table:table-cell table:formula="of:=[.$C$4] + ([.$C$5] - [.$C$4]) * (([.A1587] - [.$C$1]) / ([.$C$2] - [.$C$1]))" office:value-type="float" office:value="-0.358585972184422" calcext:value-type="float">
            <text:p>-0.358585972184422</text:p>
          </table:table-cell>
          <table:table-cell table:number-columns-repeated="16"/>
        </table:table-row>
        <table:table-row table:style-name="ro1">
          <table:table-cell office:value-type="float" office:value="8285.50124" calcext:value-type="float">
            <text:p>8285.50124</text:p>
          </table:table-cell>
          <table:table-cell table:number-columns-repeated="3"/>
          <table:table-cell table:formula="of:=[.$C$4] + ([.$C$5] - [.$C$4]) * (([.A1588] - [.$C$1]) / ([.$C$2] - [.$C$1]))" office:value-type="float" office:value="-0.365652455015878" calcext:value-type="float">
            <text:p>-0.365652455015878</text:p>
          </table:table-cell>
          <table:table-cell table:number-columns-repeated="16"/>
        </table:table-row>
        <table:table-row table:style-name="ro1">
          <table:table-cell office:value-type="float" office:value="9192.045" calcext:value-type="float">
            <text:p>9192.045</text:p>
          </table:table-cell>
          <table:table-cell table:number-columns-repeated="3"/>
          <table:table-cell table:formula="of:=[.$C$4] + ([.$C$5] - [.$C$4]) * (([.A1589] - [.$C$1]) / ([.$C$2] - [.$C$1]))" office:value-type="float" office:value="-0.350757851418398" calcext:value-type="float">
            <text:p>-0.350757851418398</text:p>
          </table:table-cell>
          <table:table-cell table:number-columns-repeated="16"/>
        </table:table-row>
        <table:table-row table:style-name="ro1">
          <table:table-cell office:value-type="float" office:value="8136.39" calcext:value-type="float">
            <text:p>8136.39</text:p>
          </table:table-cell>
          <table:table-cell table:number-columns-repeated="3"/>
          <table:table-cell table:formula="of:=[.$C$4] + ([.$C$5] - [.$C$4]) * (([.A1590] - [.$C$1]) / ([.$C$2] - [.$C$1]))" office:value-type="float" office:value="-0.368102367430176" calcext:value-type="float">
            <text:p>-0.368102367430176</text:p>
          </table:table-cell>
          <table:table-cell table:number-columns-repeated="16"/>
        </table:table-row>
        <table:table-row table:style-name="ro1">
          <table:table-cell office:value-type="float" office:value="6332.37" calcext:value-type="float">
            <text:p>6332.37</text:p>
          </table:table-cell>
          <table:table-cell table:number-columns-repeated="3"/>
          <table:table-cell table:formula="of:=[.$C$4] + ([.$C$5] - [.$C$4]) * (([.A1591] - [.$C$1]) / ([.$C$2] - [.$C$1]))" office:value-type="float" office:value="-0.397742594375122" calcext:value-type="float">
            <text:p>-0.397742594375122</text:p>
          </table:table-cell>
          <table:table-cell table:number-columns-repeated="16"/>
        </table:table-row>
        <table:table-row table:style-name="ro1">
          <table:table-cell office:value-type="float" office:value="7270.5075" calcext:value-type="float">
            <text:p>7270.5075</text:p>
          </table:table-cell>
          <table:table-cell table:number-columns-repeated="3"/>
          <table:table-cell table:formula="of:=[.$C$4] + ([.$C$5] - [.$C$4]) * (([.A1592] - [.$C$1]) / ([.$C$2] - [.$C$1]))" office:value-type="float" office:value="-0.382328902506094" calcext:value-type="float">
            <text:p>-0.382328902506094</text:p>
          </table:table-cell>
          <table:table-cell table:number-columns-repeated="16"/>
        </table:table-row>
        <table:table-row table:style-name="ro1">
          <table:table-cell office:value-type="float" office:value="7987.28125" calcext:value-type="float">
            <text:p>7987.28125</text:p>
          </table:table-cell>
          <table:table-cell table:number-columns-repeated="3"/>
          <table:table-cell table:formula="of:=[.$C$4] + ([.$C$5] - [.$C$4]) * (([.A1593] - [.$C$1]) / ([.$C$2] - [.$C$1]))" office:value-type="float" office:value="-0.370552238933528" calcext:value-type="float">
            <text:p>-0.370552238933528</text:p>
          </table:table-cell>
          <table:table-cell table:number-columns-repeated="16"/>
        </table:table-row>
        <table:table-row table:style-name="ro1">
          <table:table-cell office:value-type="float" office:value="8086.7725" calcext:value-type="float">
            <text:p>8086.7725</text:p>
          </table:table-cell>
          <table:table-cell table:number-columns-repeated="3"/>
          <table:table-cell table:formula="of:=[.$C$4] + ([.$C$5] - [.$C$4]) * (([.A1594] - [.$C$1]) / ([.$C$2] - [.$C$1]))" office:value-type="float" office:value="-0.368917587860349" calcext:value-type="float">
            <text:p>-0.368917587860349</text:p>
          </table:table-cell>
          <table:table-cell table:number-columns-repeated="16"/>
        </table:table-row>
        <table:table-row table:style-name="ro1">
          <table:table-cell office:value-type="float" office:value="8930.13875" calcext:value-type="float">
            <text:p>8930.13875</text:p>
          </table:table-cell>
          <table:table-cell table:number-columns-repeated="3"/>
          <table:table-cell table:formula="of:=[.$C$4] + ([.$C$5] - [.$C$4]) * (([.A1595] - [.$C$1]) / ([.$C$2] - [.$C$1]))" office:value-type="float" office:value="-0.355060996997882" calcext:value-type="float">
            <text:p>-0.355060996997882</text:p>
          </table:table-cell>
          <table:table-cell table:number-columns-repeated="16"/>
        </table:table-row>
        <table:table-row table:style-name="ro1">
          <table:table-cell office:value-type="float" office:value="8045.44" calcext:value-type="float">
            <text:p>8045.44</text:p>
          </table:table-cell>
          <table:table-cell table:number-columns-repeated="3"/>
          <table:table-cell table:formula="of:=[.$C$4] + ([.$C$5] - [.$C$4]) * (([.A1596] - [.$C$1]) / ([.$C$2] - [.$C$1]))" office:value-type="float" office:value="-0.369596684921469" calcext:value-type="float">
            <text:p>-0.369596684921469</text:p>
          </table:table-cell>
          <table:table-cell table:number-columns-repeated="16"/>
        </table:table-row>
        <table:table-row table:style-name="ro1">
          <table:table-cell office:value-type="float" office:value="8478.92499" calcext:value-type="float">
            <text:p>8478.92499</text:p>
          </table:table-cell>
          <table:table-cell table:number-columns-repeated="3"/>
          <table:table-cell table:formula="of:=[.$C$4] + ([.$C$5] - [.$C$4]) * (([.A1597] - [.$C$1]) / ([.$C$2] - [.$C$1]))" office:value-type="float" office:value="-0.362474483681556" calcext:value-type="float">
            <text:p>-0.362474483681556</text:p>
          </table:table-cell>
          <table:table-cell table:number-columns-repeated="16"/>
        </table:table-row>
        <table:table-row table:style-name="ro1">
          <table:table-cell office:value-type="float" office:value="8766.8525" calcext:value-type="float">
            <text:p>8766.8525</text:p>
          </table:table-cell>
          <table:table-cell table:number-columns-repeated="3"/>
          <table:table-cell table:formula="of:=[.$C$4] + ([.$C$5] - [.$C$4]) * (([.A1598] - [.$C$1]) / ([.$C$2] - [.$C$1]))" office:value-type="float" office:value="-0.357743806227818" calcext:value-type="float">
            <text:p>-0.357743806227818</text:p>
          </table:table-cell>
          <table:table-cell table:number-columns-repeated="16"/>
        </table:table-row>
        <table:table-row table:style-name="ro1">
          <table:table-cell office:value-type="float" office:value="8693.2525" calcext:value-type="float">
            <text:p>8693.2525</text:p>
          </table:table-cell>
          <table:table-cell table:number-columns-repeated="3"/>
          <table:table-cell table:formula="of:=[.$C$4] + ([.$C$5] - [.$C$4]) * (([.A1599] - [.$C$1]) / ([.$C$2] - [.$C$1]))" office:value-type="float" office:value="-0.358953061503895" calcext:value-type="float">
            <text:p>-0.358953061503895</text:p>
          </table:table-cell>
          <table:table-cell table:number-columns-repeated="16"/>
        </table:table-row>
        <table:table-row table:style-name="ro1">
          <table:table-cell office:value-type="float" office:value="9659.2875" calcext:value-type="float">
            <text:p>9659.2875</text:p>
          </table:table-cell>
          <table:table-cell table:number-columns-repeated="3"/>
          <table:table-cell table:formula="of:=[.$C$4] + ([.$C$5] - [.$C$4]) * (([.A1600] - [.$C$1]) / ([.$C$2] - [.$C$1]))" office:value-type="float" office:value="-0.343081010951927" calcext:value-type="float">
            <text:p>-0.343081010951927</text:p>
          </table:table-cell>
          <table:table-cell table:number-columns-repeated="16"/>
        </table:table-row>
        <table:table-row table:style-name="ro1">
          <table:table-cell office:value-type="float" office:value="10110.83875" calcext:value-type="float">
            <text:p>10110.83875</text:p>
          </table:table-cell>
          <table:table-cell table:number-columns-repeated="3"/>
          <table:table-cell table:formula="of:=[.$C$4] + ([.$C$5] - [.$C$4]) * (([.A1601] - [.$C$1]) / ([.$C$2] - [.$C$1]))" office:value-type="float" office:value="-0.335661979274188" calcext:value-type="float">
            <text:p>-0.335661979274188</text:p>
          </table:table-cell>
          <table:table-cell table:number-columns-repeated="16"/>
        </table:table-row>
        <table:table-row table:style-name="ro1">
          <table:table-cell office:value-type="float" office:value="10474.77125" calcext:value-type="float">
            <text:p>10474.77125</text:p>
          </table:table-cell>
          <table:table-cell table:number-columns-repeated="3"/>
          <table:table-cell table:formula="of:=[.$C$4] + ([.$C$5] - [.$C$4]) * (([.A1602] - [.$C$1]) / ([.$C$2] - [.$C$1]))" office:value-type="float" office:value="-0.329682532320916" calcext:value-type="float">
            <text:p>-0.329682532320916</text:p>
          </table:table-cell>
          <table:table-cell table:number-columns-repeated="16"/>
        </table:table-row>
        <table:table-row table:style-name="ro1">
          <table:table-cell office:value-type="float" office:value="10855.9375" calcext:value-type="float">
            <text:p>10855.9375</text:p>
          </table:table-cell>
          <table:table-cell table:number-columns-repeated="3"/>
          <table:table-cell table:formula="of:=[.$C$4] + ([.$C$5] - [.$C$4]) * (([.A1603] - [.$C$1]) / ([.$C$2] - [.$C$1]))" office:value-type="float" office:value="-0.32341993315142" calcext:value-type="float">
            <text:p>-0.32341993315142</text:p>
          </table:table-cell>
          <table:table-cell table:number-columns-repeated="16"/>
        </table:table-row>
        <table:table-row table:style-name="ro1">
          <table:table-cell office:value-type="float" office:value="10537.00625" calcext:value-type="float">
            <text:p>10537.00625</text:p>
          </table:table-cell>
          <table:table-cell table:number-columns-repeated="3"/>
          <table:table-cell table:formula="of:=[.$C$4] + ([.$C$5] - [.$C$4]) * (([.A1604] - [.$C$1]) / ([.$C$2] - [.$C$1]))" office:value-type="float" office:value="-0.32866000511838" calcext:value-type="float">
            <text:p>-0.32866000511838</text:p>
          </table:table-cell>
          <table:table-cell table:number-columns-repeated="16"/>
        </table:table-row>
        <table:table-row table:style-name="ro1">
          <table:table-cell office:value-type="float" office:value="11416.03875" calcext:value-type="float">
            <text:p>11416.03875</text:p>
          </table:table-cell>
          <table:table-cell table:number-columns-repeated="3"/>
          <table:table-cell table:formula="of:=[.$C$4] + ([.$C$5] - [.$C$4]) * (([.A1605] - [.$C$1]) / ([.$C$2] - [.$C$1]))" office:value-type="float" office:value="-0.314217414242457" calcext:value-type="float">
            <text:p>-0.314217414242457</text:p>
          </table:table-cell>
          <table:table-cell table:number-columns-repeated="16"/>
        </table:table-row>
        <table:table-row table:style-name="ro1">
          <table:table-cell office:value-type="float" office:value="10928.02" calcext:value-type="float">
            <text:p>10928.02</text:p>
          </table:table-cell>
          <table:table-cell table:number-columns-repeated="3"/>
          <table:table-cell table:formula="of:=[.$C$4] + ([.$C$5] - [.$C$4]) * (([.A1606] - [.$C$1]) / ([.$C$2] - [.$C$1]))" office:value-type="float" office:value="-0.322235610550363" calcext:value-type="float">
            <text:p>-0.322235610550363</text:p>
          </table:table-cell>
          <table:table-cell table:number-columns-repeated="16"/>
        </table:table-row>
        <table:table-row table:style-name="ro1">
          <table:table-cell office:value-type="float" office:value="10727.9525" calcext:value-type="float">
            <text:p>10727.9525</text:p>
          </table:table-cell>
          <table:table-cell table:number-columns-repeated="3"/>
          <table:table-cell table:formula="of:=[.$C$4] + ([.$C$5] - [.$C$4]) * (([.A1607] - [.$C$1]) / ([.$C$2] - [.$C$1]))" office:value-type="float" office:value="-0.325522739353984" calcext:value-type="float">
            <text:p>-0.325522739353984</text:p>
          </table:table-cell>
          <table:table-cell table:number-columns-repeated="16"/>
        </table:table-row>
        <table:table-row table:style-name="ro1">
          <table:table-cell office:value-type="float" office:value="9809.72125" calcext:value-type="float">
            <text:p>9809.72125</text:p>
          </table:table-cell>
          <table:table-cell table:number-columns-repeated="3"/>
          <table:table-cell table:formula="of:=[.$C$4] + ([.$C$5] - [.$C$4]) * (([.A1608] - [.$C$1]) / ([.$C$2] - [.$C$1]))" office:value-type="float" office:value="-0.340609369567585" calcext:value-type="float">
            <text:p>-0.340609369567585</text:p>
          </table:table-cell>
          <table:table-cell table:number-columns-repeated="16"/>
        </table:table-row>
        <table:table-row table:style-name="ro1">
          <table:table-cell office:value-type="float" office:value="10412.36875" calcext:value-type="float">
            <text:p>10412.36875</text:p>
          </table:table-cell>
          <table:table-cell table:number-columns-repeated="3"/>
          <table:table-cell table:formula="of:=[.$C$4] + ([.$C$5] - [.$C$4]) * (([.A1609] - [.$C$1]) / ([.$C$2] - [.$C$1]))" office:value-type="float" office:value="-0.330707811565011" calcext:value-type="float">
            <text:p>-0.330707811565011</text:p>
          </table:table-cell>
          <table:table-cell table:number-columns-repeated="16"/>
        </table:table-row>
        <table:table-row table:style-name="ro1">
          <table:table-cell office:value-type="float" office:value="9585.285" calcext:value-type="float">
            <text:p>9585.285</text:p>
          </table:table-cell>
          <table:table-cell table:number-columns-repeated="3"/>
          <table:table-cell table:formula="of:=[.$C$4] + ([.$C$5] - [.$C$4]) * (([.A1610] - [.$C$1]) / ([.$C$2] - [.$C$1]))" office:value-type="float" office:value="-0.344296879342795" calcext:value-type="float">
            <text:p>-0.344296879342795</text:p>
          </table:table-cell>
          <table:table-cell table:number-columns-repeated="16"/>
        </table:table-row>
        <table:table-row table:style-name="ro1">
          <table:table-cell office:value-type="float" office:value="9627.71625" calcext:value-type="float">
            <text:p>9627.71625</text:p>
          </table:table-cell>
          <table:table-cell table:number-columns-repeated="3"/>
          <table:table-cell table:formula="of:=[.$C$4] + ([.$C$5] - [.$C$4]) * (([.A1611] - [.$C$1]) / ([.$C$2] - [.$C$1]))" office:value-type="float" office:value="-0.343599729710552" calcext:value-type="float">
            <text:p>-0.343599729710552</text:p>
          </table:table-cell>
          <table:table-cell table:number-columns-repeated="16"/>
        </table:table-row>
        <table:table-row table:style-name="ro1">
          <table:table-cell office:value-type="float" office:value="10272.9025" calcext:value-type="float">
            <text:p>10272.9025</text:p>
          </table:table-cell>
          <table:table-cell table:number-columns-repeated="3"/>
          <table:table-cell table:formula="of:=[.$C$4] + ([.$C$5] - [.$C$4]) * (([.A1612] - [.$C$1]) / ([.$C$2] - [.$C$1]))" office:value-type="float" office:value="-0.332999255840108" calcext:value-type="float">
            <text:p>-0.332999255840108</text:p>
          </table:table-cell>
          <table:table-cell table:number-columns-repeated="16"/>
        </table:table-row>
        <table:table-row table:style-name="ro1">
          <table:table-cell office:value-type="float" office:value="10903.01875" calcext:value-type="float">
            <text:p>10903.01875</text:p>
          </table:table-cell>
          <table:table-cell table:number-columns-repeated="3"/>
          <table:table-cell table:formula="of:=[.$C$4] + ([.$C$5] - [.$C$4]) * (([.A1613] - [.$C$1]) / ([.$C$2] - [.$C$1]))" office:value-type="float" office:value="-0.32264638355948" calcext:value-type="float">
            <text:p>-0.32264638355948</text:p>
          </table:table-cell>
          <table:table-cell table:number-columns-repeated="16"/>
        </table:table-row>
        <table:table-row table:style-name="ro1">
          <table:table-cell office:value-type="float" office:value="10352.04625" calcext:value-type="float">
            <text:p>10352.04625</text:p>
          </table:table-cell>
          <table:table-cell table:number-columns-repeated="3"/>
          <table:table-cell table:formula="of:=[.$C$4] + ([.$C$5] - [.$C$4]) * (([.A1614] - [.$C$1]) / ([.$C$2] - [.$C$1]))" office:value-type="float" office:value="-0.331698916203477" calcext:value-type="float">
            <text:p>-0.331698916203477</text:p>
          </table:table-cell>
          <table:table-cell table:number-columns-repeated="16"/>
        </table:table-row>
        <table:table-row table:style-name="ro1">
          <table:table-cell office:value-type="float" office:value="11100.2925" calcext:value-type="float">
            <text:p>11100.2925</text:p>
          </table:table-cell>
          <table:table-cell table:number-columns-repeated="3"/>
          <table:table-cell table:formula="of:=[.$C$4] + ([.$C$5] - [.$C$4]) * (([.A1615] - [.$C$1]) / ([.$C$2] - [.$C$1]))" office:value-type="float" office:value="-0.319405156344548" calcext:value-type="float">
            <text:p>-0.319405156344548</text:p>
          </table:table-cell>
          <table:table-cell table:number-columns-repeated="16"/>
        </table:table-row>
        <table:table-row table:style-name="ro1">
          <table:table-cell office:value-type="float" office:value="11305.1225" calcext:value-type="float">
            <text:p>11305.1225</text:p>
          </table:table-cell>
          <table:table-cell table:number-columns-repeated="3"/>
          <table:table-cell table:formula="of:=[.$C$4] + ([.$C$5] - [.$C$4]) * (([.A1616] - [.$C$1]) / ([.$C$2] - [.$C$1]))" office:value-type="float" office:value="-0.316039779195108" calcext:value-type="float">
            <text:p>-0.316039779195108</text:p>
          </table:table-cell>
          <table:table-cell table:number-columns-repeated="16"/>
        </table:table-row>
        <table:table-row table:style-name="ro1">
          <table:table-cell office:value-type="float" office:value="11171.8175" calcext:value-type="float">
            <text:p>11171.8175</text:p>
          </table:table-cell>
          <table:table-cell table:number-columns-repeated="3"/>
          <table:table-cell table:formula="of:=[.$C$4] + ([.$C$5] - [.$C$4]) * (([.A1617] - [.$C$1]) / ([.$C$2] - [.$C$1]))" office:value-type="float" office:value="-0.318229993523606" calcext:value-type="float">
            <text:p>-0.318229993523606</text:p>
          </table:table-cell>
          <table:table-cell table:number-columns-repeated="16"/>
        </table:table-row>
        <table:table-row table:style-name="ro1">
          <table:table-cell office:value-type="float" office:value="11558.475" calcext:value-type="float">
            <text:p>11558.475</text:p>
          </table:table-cell>
          <table:table-cell table:number-columns-repeated="3"/>
          <table:table-cell table:formula="of:=[.$C$4] + ([.$C$5] - [.$C$4]) * (([.A1618] - [.$C$1]) / ([.$C$2] - [.$C$1]))" office:value-type="float" office:value="-0.311877172573746" calcext:value-type="float">
            <text:p>-0.311877172573746</text:p>
          </table:table-cell>
          <table:table-cell table:number-columns-repeated="16"/>
        </table:table-row>
        <table:table-row table:style-name="ro1">
          <table:table-cell office:value-type="float" office:value="11246.7475" calcext:value-type="float">
            <text:p>11246.7475</text:p>
          </table:table-cell>
          <table:table-cell table:number-columns-repeated="3"/>
          <table:table-cell table:formula="of:=[.$C$4] + ([.$C$5] - [.$C$4]) * (([.A1619] - [.$C$1]) / ([.$C$2] - [.$C$1]))" office:value-type="float" office:value="-0.316998886216045" calcext:value-type="float">
            <text:p>-0.316998886216045</text:p>
          </table:table-cell>
          <table:table-cell table:number-columns-repeated="16"/>
        </table:table-row>
        <table:table-row table:style-name="ro1">
          <table:table-cell office:value-type="float" office:value="10735.88625" calcext:value-type="float">
            <text:p>10735.88625</text:p>
          </table:table-cell>
          <table:table-cell table:number-columns-repeated="3"/>
          <table:table-cell table:formula="of:=[.$C$4] + ([.$C$5] - [.$C$4]) * (([.A1620] - [.$C$1]) / ([.$C$2] - [.$C$1]))" office:value-type="float" office:value="-0.325392387057155" calcext:value-type="float">
            <text:p>-0.325392387057155</text:p>
          </table:table-cell>
          <table:table-cell table:number-columns-repeated="16"/>
        </table:table-row>
        <table:table-row table:style-name="ro1">
          <table:table-cell office:value-type="float" office:value="9552.75875" calcext:value-type="float">
            <text:p>9552.75875</text:p>
          </table:table-cell>
          <table:table-cell table:number-columns-repeated="3"/>
          <table:table-cell table:formula="of:=[.$C$4] + ([.$C$5] - [.$C$4]) * (([.A1621] - [.$C$1]) / ([.$C$2] - [.$C$1]))" office:value-type="float" office:value="-0.344831288845831" calcext:value-type="float">
            <text:p>-0.344831288845831</text:p>
          </table:table-cell>
          <table:table-cell table:number-columns-repeated="16"/>
        </table:table-row>
        <table:table-row table:style-name="ro1">
          <table:table-cell office:value-type="float" office:value="8980.19249" calcext:value-type="float">
            <text:p>8980.19249</text:p>
          </table:table-cell>
          <table:table-cell table:number-columns-repeated="3"/>
          <table:table-cell table:formula="of:=[.$C$4] + ([.$C$5] - [.$C$4]) * (([.A1622] - [.$C$1]) / ([.$C$2] - [.$C$1]))" office:value-type="float" office:value="-0.354238609101382" calcext:value-type="float">
            <text:p>-0.354238609101382</text:p>
          </table:table-cell>
          <table:table-cell table:number-columns-repeated="16"/>
        </table:table-row>
        <table:table-row table:style-name="ro1">
          <table:table-cell office:value-type="float" office:value="9251.2925" calcext:value-type="float">
            <text:p>9251.2925</text:p>
          </table:table-cell>
          <table:table-cell table:number-columns-repeated="3"/>
          <table:table-cell table:formula="of:=[.$C$4] + ([.$C$5] - [.$C$4]) * (([.A1623] - [.$C$1]) / ([.$C$2] - [.$C$1]))" office:value-type="float" office:value="-0.349784409136206" calcext:value-type="float">
            <text:p>-0.349784409136206</text:p>
          </table:table-cell>
          <table:table-cell table:number-columns-repeated="16"/>
        </table:table-row>
        <table:table-row table:style-name="ro1">
          <table:table-cell office:value-type="float" office:value="8680.6075" calcext:value-type="float">
            <text:p>8680.6075</text:p>
          </table:table-cell>
          <table:table-cell table:number-columns-repeated="3"/>
          <table:table-cell table:formula="of:=[.$C$4] + ([.$C$5] - [.$C$4]) * (([.A1624] - [.$C$1]) / ([.$C$2] - [.$C$1]))" office:value-type="float" office:value="-0.359160820103976" calcext:value-type="float">
            <text:p>-0.359160820103976</text:p>
          </table:table-cell>
          <table:table-cell table:number-columns-repeated="16"/>
        </table:table-row>
        <table:table-row table:style-name="ro1">
          <table:table-cell office:value-type="float" office:value="9433.47374" calcext:value-type="float">
            <text:p>9433.47374</text:p>
          </table:table-cell>
          <table:table-cell table:number-columns-repeated="3"/>
          <table:table-cell table:formula="of:=[.$C$4] + ([.$C$5] - [.$C$4]) * (([.A1625] - [.$C$1]) / ([.$C$2] - [.$C$1]))" office:value-type="float" office:value="-0.346791153352616" calcext:value-type="float">
            <text:p>-0.346791153352616</text:p>
          </table:table-cell>
          <table:table-cell table:number-columns-repeated="16"/>
        </table:table-row>
        <table:table-row table:style-name="ro1">
          <table:table-cell office:value-type="float" office:value="9047.5125" calcext:value-type="float">
            <text:p>9047.5125</text:p>
          </table:table-cell>
          <table:table-cell table:number-columns-repeated="3"/>
          <table:table-cell table:formula="of:=[.$C$4] + ([.$C$5] - [.$C$4]) * (([.A1626] - [.$C$1]) / ([.$C$2] - [.$C$1]))" office:value-type="float" office:value="-0.353132534681843" calcext:value-type="float">
            <text:p>-0.353132534681843</text:p>
          </table:table-cell>
          <table:table-cell table:number-columns-repeated="16"/>
        </table:table-row>
        <table:table-row table:style-name="ro1">
          <table:table-cell office:value-type="float" office:value="9260.70875" calcext:value-type="float">
            <text:p>9260.70875</text:p>
          </table:table-cell>
          <table:table-cell table:number-columns-repeated="3"/>
          <table:table-cell table:formula="of:=[.$C$4] + ([.$C$5] - [.$C$4]) * (([.A1627] - [.$C$1]) / ([.$C$2] - [.$C$1]))" office:value-type="float" office:value="-0.349629699217818" calcext:value-type="float">
            <text:p>-0.349629699217818</text:p>
          </table:table-cell>
          <table:table-cell table:number-columns-repeated="16"/>
        </table:table-row>
        <table:table-row table:style-name="ro1">
          <table:table-cell office:value-type="float" office:value="7895.98875" calcext:value-type="float">
            <text:p>7895.98875</text:p>
          </table:table-cell>
          <table:table-cell table:number-columns-repeated="3"/>
          <table:table-cell table:formula="of:=[.$C$4] + ([.$C$5] - [.$C$4]) * (([.A1628] - [.$C$1]) / ([.$C$2] - [.$C$1]))" office:value-type="float" office:value="-0.372052183733681" calcext:value-type="float">
            <text:p>-0.372052183733681</text:p>
          </table:table-cell>
          <table:table-cell table:number-columns-repeated="16"/>
        </table:table-row>
        <table:table-row table:style-name="ro1">
          <table:table-cell office:value-type="float" office:value="8039.6025" calcext:value-type="float">
            <text:p>8039.6025</text:p>
          </table:table-cell>
          <table:table-cell table:number-columns-repeated="3"/>
          <table:table-cell table:formula="of:=[.$C$4] + ([.$C$5] - [.$C$4]) * (([.A1629] - [.$C$1]) / ([.$C$2] - [.$C$1]))" office:value-type="float" office:value="-0.369692595623563" calcext:value-type="float">
            <text:p>-0.369692595623563</text:p>
          </table:table-cell>
          <table:table-cell table:number-columns-repeated="16"/>
        </table:table-row>
        <table:table-row table:style-name="ro1">
          <table:table-cell office:value-type="float" office:value="8206.555" calcext:value-type="float">
            <text:p>8206.555</text:p>
          </table:table-cell>
          <table:table-cell table:number-columns-repeated="3"/>
          <table:table-cell table:formula="of:=[.$C$4] + ([.$C$5] - [.$C$4]) * (([.A1630] - [.$C$1]) / ([.$C$2] - [.$C$1]))" office:value-type="float" office:value="-0.366949549543682" calcext:value-type="float">
            <text:p>-0.366949549543682</text:p>
          </table:table-cell>
          <table:table-cell table:number-columns-repeated="16"/>
        </table:table-row>
        <table:table-row table:style-name="ro1">
          <table:table-cell office:value-type="float" office:value="7667.99" calcext:value-type="float">
            <text:p>7667.99</text:p>
          </table:table-cell>
          <table:table-cell table:number-columns-repeated="3"/>
          <table:table-cell table:formula="of:=[.$C$4] + ([.$C$5] - [.$C$4]) * (([.A1631] - [.$C$1]) / ([.$C$2] - [.$C$1]))" office:value-type="float" office:value="-0.375798225736078" calcext:value-type="float">
            <text:p>-0.375798225736078</text:p>
          </table:table-cell>
          <table:table-cell table:number-columns-repeated="16"/>
        </table:table-row>
        <table:table-row table:style-name="ro1">
          <table:table-cell office:value-type="float" office:value="8189.49125" calcext:value-type="float">
            <text:p>8189.49125</text:p>
          </table:table-cell>
          <table:table-cell table:number-columns-repeated="3"/>
          <table:table-cell table:formula="of:=[.$C$4] + ([.$C$5] - [.$C$4]) * (([.A1632] - [.$C$1]) / ([.$C$2] - [.$C$1]))" office:value-type="float" office:value="-0.3672299086431" calcext:value-type="float">
            <text:p>-0.3672299086431</text:p>
          </table:table-cell>
          <table:table-cell table:number-columns-repeated="16"/>
        </table:table-row>
        <table:table-row table:style-name="ro1">
          <table:table-cell office:value-type="float" office:value="8597.3375" calcext:value-type="float">
            <text:p>8597.3375</text:p>
          </table:table-cell>
          <table:table-cell table:number-columns-repeated="3"/>
          <table:table-cell table:formula="of:=[.$C$4] + ([.$C$5] - [.$C$4]) * (([.A1633] - [.$C$1]) / ([.$C$2] - [.$C$1]))" office:value-type="float" office:value="-0.360528954436026" calcext:value-type="float">
            <text:p>-0.360528954436026</text:p>
          </table:table-cell>
          <table:table-cell table:number-columns-repeated="16"/>
        </table:table-row>
        <table:table-row table:style-name="ro1">
          <table:table-cell office:value-type="float" office:value="9028.2975" calcext:value-type="float">
            <text:p>9028.2975</text:p>
          </table:table-cell>
          <table:table-cell table:number-columns-repeated="3"/>
          <table:table-cell table:formula="of:=[.$C$4] + ([.$C$5] - [.$C$4]) * (([.A1634] - [.$C$1]) / ([.$C$2] - [.$C$1]))" office:value-type="float" office:value="-0.353448239031433" calcext:value-type="float">
            <text:p>-0.353448239031433</text:p>
          </table:table-cell>
          <table:table-cell table:number-columns-repeated="16"/>
        </table:table-row>
        <table:table-row table:style-name="ro1">
          <table:table-cell office:value-type="float" office:value="9023.7175" calcext:value-type="float">
            <text:p>9023.7175</text:p>
          </table:table-cell>
          <table:table-cell table:number-columns-repeated="3"/>
          <table:table-cell table:formula="of:=[.$C$4] + ([.$C$5] - [.$C$4]) * (([.A1635] - [.$C$1]) / ([.$C$2] - [.$C$1]))" office:value-type="float" office:value="-0.353523488884211" calcext:value-type="float">
            <text:p>-0.353523488884211</text:p>
          </table:table-cell>
          <table:table-cell table:number-columns-repeated="16"/>
        </table:table-row>
        <table:table-row table:style-name="ro1">
          <table:table-cell office:value-type="float" office:value="8411.6525" calcext:value-type="float">
            <text:p>8411.6525</text:p>
          </table:table-cell>
          <table:table-cell table:number-columns-repeated="3"/>
          <table:table-cell table:formula="of:=[.$C$4] + ([.$C$5] - [.$C$4]) * (([.A1636] - [.$C$1]) / ([.$C$2] - [.$C$1]))" office:value-type="float" office:value="-0.363579777342797" calcext:value-type="float">
            <text:p>-0.363579777342797</text:p>
          </table:table-cell>
          <table:table-cell table:number-columns-repeated="16"/>
        </table:table-row>
        <table:table-row table:style-name="ro1">
          <table:table-cell office:value-type="float" office:value="8881.98625" calcext:value-type="float">
            <text:p>8881.98625</text:p>
          </table:table-cell>
          <table:table-cell table:number-columns-repeated="3"/>
          <table:table-cell table:formula="of:=[.$C$4] + ([.$C$5] - [.$C$4]) * (([.A1637] - [.$C$1]) / ([.$C$2] - [.$C$1]))" office:value-type="float" office:value="-0.355852147333225" calcext:value-type="float">
            <text:p>-0.355852147333225</text:p>
          </table:table-cell>
          <table:table-cell table:number-columns-repeated="16"/>
        </table:table-row>
        <table:table-row table:style-name="ro1">
          <table:table-cell office:value-type="float" office:value="8548.8125" calcext:value-type="float">
            <text:p>8548.8125</text:p>
          </table:table-cell>
          <table:table-cell table:number-columns-repeated="3"/>
          <table:table-cell table:formula="of:=[.$C$4] + ([.$C$5] - [.$C$4]) * (([.A1638] - [.$C$1]) / ([.$C$2] - [.$C$1]))" office:value-type="float" office:value="-0.361326224983195" calcext:value-type="float">
            <text:p>-0.361326224983195</text:p>
          </table:table-cell>
          <table:table-cell table:number-columns-repeated="16"/>
        </table:table-row>
        <table:table-row table:style-name="ro1">
          <table:table-cell office:value-type="float" office:value="8429.33124" calcext:value-type="float">
            <text:p>8429.33124</text:p>
          </table:table-cell>
          <table:table-cell table:number-columns-repeated="3"/>
          <table:table-cell table:formula="of:=[.$C$4] + ([.$C$5] - [.$C$4]) * (([.A1639] - [.$C$1]) / ([.$C$2] - [.$C$1]))" office:value-type="float" office:value="-0.363289313896882" calcext:value-type="float">
            <text:p>-0.363289313896882</text:p>
          </table:table-cell>
          <table:table-cell table:number-columns-repeated="16"/>
        </table:table-row>
        <table:table-row table:style-name="ro1">
          <table:table-cell office:value-type="float" office:value="7854.6375" calcext:value-type="float">
            <text:p>7854.6375</text:p>
          </table:table-cell>
          <table:table-cell table:number-columns-repeated="3"/>
          <table:table-cell table:formula="of:=[.$C$4] + ([.$C$5] - [.$C$4]) * (([.A1640] - [.$C$1]) / ([.$C$2] - [.$C$1]))" office:value-type="float" office:value="-0.372731588859155" calcext:value-type="float">
            <text:p>-0.372731588859155</text:p>
          </table:table-cell>
          <table:table-cell table:number-columns-repeated="16"/>
        </table:table-row>
        <table:table-row table:style-name="ro1">
          <table:table-cell office:value-type="float" office:value="7863.255" calcext:value-type="float">
            <text:p>7863.255</text:p>
          </table:table-cell>
          <table:table-cell table:number-columns-repeated="3"/>
          <table:table-cell table:formula="of:=[.$C$4] + ([.$C$5] - [.$C$4]) * (([.A1641] - [.$C$1]) / ([.$C$2] - [.$C$1]))" office:value-type="float" office:value="-0.372590002482231" calcext:value-type="float">
            <text:p>-0.372590002482231</text:p>
          </table:table-cell>
          <table:table-cell table:number-columns-repeated="16"/>
        </table:table-row>
        <table:table-row table:style-name="ro1">
          <table:table-cell office:value-type="float" office:value="7866.36" calcext:value-type="float">
            <text:p>7866.36</text:p>
          </table:table-cell>
          <table:table-cell table:number-columns-repeated="3"/>
          <table:table-cell table:formula="of:=[.$C$4] + ([.$C$5] - [.$C$4]) * (([.A1642] - [.$C$1]) / ([.$C$2] - [.$C$1]))" office:value-type="float" office:value="-0.372538987025271" calcext:value-type="float">
            <text:p>-0.372538987025271</text:p>
          </table:table-cell>
          <table:table-cell table:number-columns-repeated="16"/>
        </table:table-row>
        <table:table-row table:style-name="ro1">
          <table:table-cell office:value-type="float" office:value="6861.325" calcext:value-type="float">
            <text:p>6861.325</text:p>
          </table:table-cell>
          <table:table-cell table:number-columns-repeated="3"/>
          <table:table-cell table:formula="of:=[.$C$4] + ([.$C$5] - [.$C$4]) * (([.A1643] - [.$C$1]) / ([.$C$2] - [.$C$1]))" office:value-type="float" office:value="-0.389051811432769" calcext:value-type="float">
            <text:p>-0.389051811432769</text:p>
          </table:table-cell>
          <table:table-cell table:number-columns-repeated="16"/>
        </table:table-row>
        <table:table-row table:style-name="ro1">
          <table:table-cell office:value-type="float" office:value="6970.36375" calcext:value-type="float">
            <text:p>6970.36375</text:p>
          </table:table-cell>
          <table:table-cell table:number-columns-repeated="3"/>
          <table:table-cell table:formula="of:=[.$C$4] + ([.$C$5] - [.$C$4]) * (([.A1644] - [.$C$1]) / ([.$C$2] - [.$C$1]))" office:value-type="float" office:value="-0.387260293990727" calcext:value-type="float">
            <text:p>-0.387260293990727</text:p>
          </table:table-cell>
          <table:table-cell table:number-columns-repeated="16"/>
        </table:table-row>
        <table:table-row table:style-name="ro1">
          <table:table-cell office:value-type="float" office:value="6926.875" calcext:value-type="float">
            <text:p>6926.875</text:p>
          </table:table-cell>
          <table:table-cell table:number-columns-repeated="3"/>
          <table:table-cell table:formula="of:=[.$C$4] + ([.$C$5] - [.$C$4]) * (([.A1645] - [.$C$1]) / ([.$C$2] - [.$C$1]))" office:value-type="float" office:value="-0.387974818452513" calcext:value-type="float">
            <text:p>-0.387974818452513</text:p>
          </table:table-cell>
          <table:table-cell table:number-columns-repeated="16"/>
        </table:table-row>
        <table:table-row table:style-name="ro1">
          <table:table-cell office:value-type="float" office:value="6986.835" calcext:value-type="float">
            <text:p>6986.835</text:p>
          </table:table-cell>
          <table:table-cell table:number-columns-repeated="3"/>
          <table:table-cell table:formula="of:=[.$C$4] + ([.$C$5] - [.$C$4]) * (([.A1646] - [.$C$1]) / ([.$C$2] - [.$C$1]))" office:value-type="float" office:value="-0.386989669724883" calcext:value-type="float">
            <text:p>-0.386989669724883</text:p>
          </table:table-cell>
          <table:table-cell table:number-columns-repeated="16"/>
        </table:table-row>
        <table:table-row table:style-name="ro1">
          <table:table-cell office:value-type="float" office:value="7182.12" calcext:value-type="float">
            <text:p>7182.12</text:p>
          </table:table-cell>
          <table:table-cell table:number-columns-repeated="3"/>
          <table:table-cell table:formula="of:=[.$C$4] + ([.$C$5] - [.$C$4]) * (([.A1647] - [.$C$1]) / ([.$C$2] - [.$C$1]))" office:value-type="float" office:value="-0.383781117869059" calcext:value-type="float">
            <text:p>-0.383781117869059</text:p>
          </table:table-cell>
          <table:table-cell table:number-columns-repeated="16"/>
        </table:table-row>
        <table:table-row table:style-name="ro1">
          <table:table-cell office:value-type="float" office:value="7295.89" calcext:value-type="float">
            <text:p>7295.89</text:p>
          </table:table-cell>
          <table:table-cell table:number-columns-repeated="3"/>
          <table:table-cell table:formula="of:=[.$C$4] + ([.$C$5] - [.$C$4]) * (([.A1648] - [.$C$1]) / ([.$C$2] - [.$C$1]))" office:value-type="float" office:value="-0.381911865521787" calcext:value-type="float">
            <text:p>-0.381911865521787</text:p>
          </table:table-cell>
          <table:table-cell table:number-columns-repeated="16"/>
        </table:table-row>
        <table:table-row table:style-name="ro1">
          <table:table-cell office:value-type="float" office:value="6769.48375" calcext:value-type="float">
            <text:p>6769.48375</text:p>
          </table:table-cell>
          <table:table-cell table:number-columns-repeated="3"/>
          <table:table-cell table:formula="of:=[.$C$4] + ([.$C$5] - [.$C$4]) * (([.A1649] - [.$C$1]) / ([.$C$2] - [.$C$1]))" office:value-type="float" office:value="-0.390560772249671" calcext:value-type="float">
            <text:p>-0.390560772249671</text:p>
          </table:table-cell>
          <table:table-cell table:number-columns-repeated="16"/>
        </table:table-row>
        <table:table-row table:style-name="ro1">
          <table:table-cell office:value-type="float" office:value="6766.5925" calcext:value-type="float">
            <text:p>6766.5925</text:p>
          </table:table-cell>
          <table:table-cell table:number-columns-repeated="3"/>
          <table:table-cell table:formula="of:=[.$C$4] + ([.$C$5] - [.$C$4]) * (([.A1650] - [.$C$1]) / ([.$C$2] - [.$C$1]))" office:value-type="float" office:value="-0.390608275772999" calcext:value-type="float">
            <text:p>-0.390608275772999</text:p>
          </table:table-cell>
          <table:table-cell table:number-columns-repeated="16"/>
        </table:table-row>
        <table:table-row table:style-name="ro1">
          <table:table-cell office:value-type="float" office:value="6854.92125" calcext:value-type="float">
            <text:p>6854.92125</text:p>
          </table:table-cell>
          <table:table-cell table:number-columns-repeated="3"/>
          <table:table-cell table:formula="of:=[.$C$4] + ([.$C$5] - [.$C$4]) * (([.A1651] - [.$C$1]) / ([.$C$2] - [.$C$1]))" office:value-type="float" office:value="-0.389157025678342" calcext:value-type="float">
            <text:p>-0.389157025678342</text:p>
          </table:table-cell>
          <table:table-cell table:number-columns-repeated="16"/>
        </table:table-row>
        <table:table-row table:style-name="ro1">
          <table:table-cell office:value-type="float" office:value="6964.4325" calcext:value-type="float">
            <text:p>6964.4325</text:p>
          </table:table-cell>
          <table:table-cell table:number-columns-repeated="3"/>
          <table:table-cell table:formula="of:=[.$C$4] + ([.$C$5] - [.$C$4]) * (([.A1652] - [.$C$1]) / ([.$C$2] - [.$C$1]))" office:value-type="float" office:value="-0.387357745014589" calcext:value-type="float">
            <text:p>-0.387357745014589</text:p>
          </table:table-cell>
          <table:table-cell table:number-columns-repeated="16"/>
        </table:table-row>
        <table:table-row table:style-name="ro1">
          <table:table-cell office:value-type="float" office:value="7125.53875" calcext:value-type="float">
            <text:p>7125.53875</text:p>
          </table:table-cell>
          <table:table-cell table:number-columns-repeated="3"/>
          <table:table-cell table:formula="of:=[.$C$4] + ([.$C$5] - [.$C$4]) * (([.A1653] - [.$C$1]) / ([.$C$2] - [.$C$1]))" office:value-type="float" office:value="-0.384710753400167" calcext:value-type="float">
            <text:p>-0.384710753400167</text:p>
          </table:table-cell>
          <table:table-cell table:number-columns-repeated="16"/>
        </table:table-row>
        <table:table-row table:style-name="ro1">
          <table:table-cell office:value-type="float" office:value="6789.2675" calcext:value-type="float">
            <text:p>6789.2675</text:p>
          </table:table-cell>
          <table:table-cell table:number-columns-repeated="3"/>
          <table:table-cell table:formula="of:=[.$C$4] + ([.$C$5] - [.$C$4]) * (([.A1654] - [.$C$1]) / ([.$C$2] - [.$C$1]))" office:value-type="float" office:value="-0.390235723281355" calcext:value-type="float">
            <text:p>-0.390235723281355</text:p>
          </table:table-cell>
          <table:table-cell table:number-columns-repeated="16"/>
        </table:table-row>
        <table:table-row table:style-name="ro1">
          <table:table-cell office:value-type="float" office:value="6824.49375" calcext:value-type="float">
            <text:p>6824.49375</text:p>
          </table:table-cell>
          <table:table-cell table:number-columns-repeated="3"/>
          <table:table-cell table:formula="of:=[.$C$4] + ([.$C$5] - [.$C$4]) * (([.A1655] - [.$C$1]) / ([.$C$2] - [.$C$1]))" office:value-type="float" office:value="-0.389656952511397" calcext:value-type="float">
            <text:p>-0.389656952511397</text:p>
          </table:table-cell>
          <table:table-cell table:number-columns-repeated="16"/>
        </table:table-row>
        <table:table-row table:style-name="ro1">
          <table:table-cell office:value-type="float" office:value="6941.63875" calcext:value-type="float">
            <text:p>6941.63875</text:p>
          </table:table-cell>
          <table:table-cell table:number-columns-repeated="3"/>
          <table:table-cell table:formula="of:=[.$C$4] + ([.$C$5] - [.$C$4]) * (([.A1656] - [.$C$1]) / ([.$C$2] - [.$C$1]))" office:value-type="float" office:value="-0.387732248580473" calcext:value-type="float">
            <text:p>-0.387732248580473</text:p>
          </table:table-cell>
          <table:table-cell table:number-columns-repeated="16"/>
        </table:table-row>
        <table:table-row table:style-name="ro1">
          <table:table-cell office:value-type="float" office:value="7823.55875" calcext:value-type="float">
            <text:p>7823.55875</text:p>
          </table:table-cell>
          <table:table-cell table:number-columns-repeated="3"/>
          <table:table-cell table:formula="of:=[.$C$4] + ([.$C$5] - [.$C$4]) * (([.A1657] - [.$C$1]) / ([.$C$2] - [.$C$1]))" office:value-type="float" office:value="-0.373242215794092" calcext:value-type="float">
            <text:p>-0.373242215794092</text:p>
          </table:table-cell>
          <table:table-cell table:number-columns-repeated="16"/>
        </table:table-row>
        <table:table-row table:style-name="ro1">
          <table:table-cell office:value-type="float" office:value="8040.88125" calcext:value-type="float">
            <text:p>8040.88125</text:p>
          </table:table-cell>
          <table:table-cell table:number-columns-repeated="3"/>
          <table:table-cell table:formula="of:=[.$C$4] + ([.$C$5] - [.$C$4]) * (([.A1658] - [.$C$1]) / ([.$C$2] - [.$C$1]))" office:value-type="float" office:value="-0.369671585634646" calcext:value-type="float">
            <text:p>-0.369671585634646</text:p>
          </table:table-cell>
          <table:table-cell table:number-columns-repeated="16"/>
        </table:table-row>
        <table:table-row table:style-name="ro1">
          <table:table-cell office:value-type="float" office:value="8083.57375" calcext:value-type="float">
            <text:p>8083.57375</text:p>
          </table:table-cell>
          <table:table-cell table:number-columns-repeated="3"/>
          <table:table-cell table:formula="of:=[.$C$4] + ([.$C$5] - [.$C$4]) * (([.A1659] - [.$C$1]) / ([.$C$2] - [.$C$1]))" office:value-type="float" office:value="-0.368970143639077" calcext:value-type="float">
            <text:p>-0.368970143639077</text:p>
          </table:table-cell>
          <table:table-cell table:number-columns-repeated="16"/>
        </table:table-row>
        <table:table-row table:style-name="ro1">
          <table:table-cell office:value-type="float" office:value="8160.4125" calcext:value-type="float">
            <text:p>8160.4125</text:p>
          </table:table-cell>
          <table:table-cell table:number-columns-repeated="3"/>
          <table:table-cell table:formula="of:=[.$C$4] + ([.$C$5] - [.$C$4]) * (([.A1660] - [.$C$1]) / ([.$C$2] - [.$C$1]))" office:value-type="float" office:value="-0.367707675380318" calcext:value-type="float">
            <text:p>-0.367707675380318</text:p>
          </table:table-cell>
          <table:table-cell table:number-columns-repeated="16"/>
        </table:table-row>
        <table:table-row table:style-name="ro1">
          <table:table-cell office:value-type="float" office:value="8030.57" calcext:value-type="float">
            <text:p>8030.57</text:p>
          </table:table-cell>
          <table:table-cell table:number-columns-repeated="3"/>
          <table:table-cell table:formula="of:=[.$C$4] + ([.$C$5] - [.$C$4]) * (([.A1661] - [.$C$1]) / ([.$C$2] - [.$C$1]))" office:value-type="float" office:value="-0.369841000491514" calcext:value-type="float">
            <text:p>-0.369841000491514</text:p>
          </table:table-cell>
          <table:table-cell table:number-columns-repeated="16"/>
        </table:table-row>
        <table:table-row table:style-name="ro1">
          <table:table-cell office:value-type="float" office:value="7937.61" calcext:value-type="float">
            <text:p>7937.61</text:p>
          </table:table-cell>
          <table:table-cell table:number-columns-repeated="3"/>
          <table:table-cell table:formula="of:=[.$C$4] + ([.$C$5] - [.$C$4]) * (([.A1662] - [.$C$1]) / ([.$C$2] - [.$C$1]))" office:value-type="float" office:value="-0.371368342481515" calcext:value-type="float">
            <text:p>-0.371368342481515</text:p>
          </table:table-cell>
          <table:table-cell table:number-columns-repeated="16"/>
        </table:table-row>
        <table:table-row table:style-name="ro1">
          <table:table-cell office:value-type="float" office:value="8188.71875" calcext:value-type="float">
            <text:p>8188.71875</text:p>
          </table:table-cell>
          <table:table-cell table:number-columns-repeated="3"/>
          <table:table-cell table:formula="of:=[.$C$4] + ([.$C$5] - [.$C$4]) * (([.A1663] - [.$C$1]) / ([.$C$2] - [.$C$1]))" office:value-type="float" office:value="-0.367242600894469" calcext:value-type="float">
            <text:p>-0.367242600894469</text:p>
          </table:table-cell>
          <table:table-cell table:number-columns-repeated="16"/>
        </table:table-row>
        <table:table-row table:style-name="ro1">
          <table:table-cell office:value-type="float" office:value="8333.81374" calcext:value-type="float">
            <text:p>8333.81374</text:p>
          </table:table-cell>
          <table:table-cell table:number-columns-repeated="3"/>
          <table:table-cell table:formula="of:=[.$C$4] + ([.$C$5] - [.$C$4]) * (([.A1664] - [.$C$1]) / ([.$C$2] - [.$C$1]))" office:value-type="float" office:value="-0.364858675864717" calcext:value-type="float">
            <text:p>-0.364858675864717</text:p>
          </table:table-cell>
          <table:table-cell table:number-columns-repeated="16"/>
        </table:table-row>
        <table:table-row table:style-name="ro1">
          <table:table-cell office:value-type="float" office:value="8866.67" calcext:value-type="float">
            <text:p>8866.67</text:p>
          </table:table-cell>
          <table:table-cell table:number-columns-repeated="3"/>
          <table:table-cell table:formula="of:=[.$C$4] + ([.$C$5] - [.$C$4]) * (([.A1665] - [.$C$1]) / ([.$C$2] - [.$C$1]))" office:value-type="float" office:value="-0.356103794834886" calcext:value-type="float">
            <text:p>-0.356103794834886</text:p>
          </table:table-cell>
          <table:table-cell table:number-columns-repeated="16"/>
        </table:table-row>
        <table:table-row table:style-name="ro1">
          <table:table-cell office:value-type="float" office:value="8830.05875" calcext:value-type="float">
            <text:p>8830.05875</text:p>
          </table:table-cell>
          <table:table-cell table:number-columns-repeated="3"/>
          <table:table-cell table:formula="of:=[.$C$4] + ([.$C$5] - [.$C$4]) * (([.A1666] - [.$C$1]) / ([.$C$2] - [.$C$1]))" office:value-type="float" office:value="-0.356705321291764" calcext:value-type="float">
            <text:p>-0.356705321291764</text:p>
          </table:table-cell>
          <table:table-cell table:number-columns-repeated="16"/>
        </table:table-row>
        <table:table-row table:style-name="ro1">
          <table:table-cell office:value-type="float" office:value="8868.16124" calcext:value-type="float">
            <text:p>8868.16124</text:p>
          </table:table-cell>
          <table:table-cell table:number-columns-repeated="3"/>
          <table:table-cell table:formula="of:=[.$C$4] + ([.$C$5] - [.$C$4]) * (([.A1667] - [.$C$1]) / ([.$C$2] - [.$C$1]))" office:value-type="float" office:value="-0.356079293614262" calcext:value-type="float">
            <text:p>-0.356079293614262</text:p>
          </table:table-cell>
          <table:table-cell table:number-columns-repeated="16"/>
        </table:table-row>
        <table:table-row table:style-name="ro1">
          <table:table-cell office:value-type="float" office:value="9191.82" calcext:value-type="float">
            <text:p>9191.82</text:p>
          </table:table-cell>
          <table:table-cell table:number-columns-repeated="3"/>
          <table:table-cell table:formula="of:=[.$C$4] + ([.$C$5] - [.$C$4]) * (([.A1668] - [.$C$1]) / ([.$C$2] - [.$C$1]))" office:value-type="float" office:value="-0.350761548190642" calcext:value-type="float">
            <text:p>-0.350761548190642</text:p>
          </table:table-cell>
          <table:table-cell table:number-columns-repeated="16"/>
        </table:table-row>
        <table:table-row table:style-name="ro1">
          <table:table-cell office:value-type="float" office:value="9373.3025" calcext:value-type="float">
            <text:p>9373.3025</text:p>
          </table:table-cell>
          <table:table-cell table:number-columns-repeated="3"/>
          <table:table-cell table:formula="of:=[.$C$4] + ([.$C$5] - [.$C$4]) * (([.A1669] - [.$C$1]) / ([.$C$2] - [.$C$1]))" office:value-type="float" office:value="-0.347779772774329" calcext:value-type="float">
            <text:p>-0.347779772774329</text:p>
          </table:table-cell>
          <table:table-cell table:number-columns-repeated="16"/>
        </table:table-row>
        <table:table-row table:style-name="ro1">
          <table:table-cell office:value-type="float" office:value="8807.515" calcext:value-type="float">
            <text:p>8807.515</text:p>
          </table:table-cell>
          <table:table-cell table:number-columns-repeated="3"/>
          <table:table-cell table:formula="of:=[.$C$4] + ([.$C$5] - [.$C$4]) * (([.A1670] - [.$C$1]) / ([.$C$2] - [.$C$1]))" office:value-type="float" office:value="-0.357075717332934" calcext:value-type="float">
            <text:p>-0.357075717332934</text:p>
          </table:table-cell>
          <table:table-cell table:number-columns-repeated="16"/>
        </table:table-row>
        <table:table-row table:style-name="ro1">
          <table:table-cell office:value-type="float" office:value="9153.64125" calcext:value-type="float">
            <text:p>9153.64125</text:p>
          </table:table-cell>
          <table:table-cell table:number-columns-repeated="3"/>
          <table:table-cell table:formula="of:=[.$C$4] + ([.$C$5] - [.$C$4]) * (([.A1671] - [.$C$1]) / ([.$C$2] - [.$C$1]))" office:value-type="float" office:value="-0.351388828827483" calcext:value-type="float">
            <text:p>-0.351388828827483</text:p>
          </table:table-cell>
          <table:table-cell table:number-columns-repeated="16"/>
        </table:table-row>
        <table:table-row table:style-name="ro1">
          <table:table-cell office:value-type="float" office:value="9144.38375" calcext:value-type="float">
            <text:p>9144.38375</text:p>
          </table:table-cell>
          <table:table-cell table:number-columns-repeated="3"/>
          <table:table-cell table:formula="of:=[.$C$4] + ([.$C$5] - [.$C$4]) * (([.A1672] - [.$C$1]) / ([.$C$2] - [.$C$1]))" office:value-type="float" office:value="-0.351540930467677" calcext:value-type="float">
            <text:p>-0.351540930467677</text:p>
          </table:table-cell>
          <table:table-cell table:number-columns-repeated="16"/>
        </table:table-row>
        <table:table-row table:style-name="ro1">
          <table:table-cell office:value-type="float" office:value="9444.1425" calcext:value-type="float">
            <text:p>9444.1425</text:p>
          </table:table-cell>
          <table:table-cell table:number-columns-repeated="3"/>
          <table:table-cell table:formula="of:=[.$C$4] + ([.$C$5] - [.$C$4]) * (([.A1673] - [.$C$1]) / ([.$C$2] - [.$C$1]))" office:value-type="float" office:value="-0.346615864571105" calcext:value-type="float">
            <text:p>-0.346615864571105</text:p>
          </table:table-cell>
          <table:table-cell table:number-columns-repeated="16"/>
        </table:table-row>
        <table:table-row table:style-name="ro1">
          <table:table-cell office:value-type="float" office:value="9268.7175" calcext:value-type="float">
            <text:p>9268.7175</text:p>
          </table:table-cell>
          <table:table-cell table:number-columns-repeated="3"/>
          <table:table-cell table:formula="of:=[.$C$4] + ([.$C$5] - [.$C$4]) * (([.A1674] - [.$C$1]) / ([.$C$2] - [.$C$1]))" office:value-type="float" office:value="-0.349498114663575" calcext:value-type="float">
            <text:p>-0.349498114663575</text:p>
          </table:table-cell>
          <table:table-cell table:number-columns-repeated="16"/>
        </table:table-row>
        <table:table-row table:style-name="ro1">
          <table:table-cell office:value-type="float" office:value="8949.87624" calcext:value-type="float">
            <text:p>8949.87624</text:p>
          </table:table-cell>
          <table:table-cell table:number-columns-repeated="3"/>
          <table:table-cell table:formula="of:=[.$C$4] + ([.$C$5] - [.$C$4]) * (([.A1675] - [.$C$1]) / ([.$C$2] - [.$C$1]))" office:value-type="float" office:value="-0.354736708085939" calcext:value-type="float">
            <text:p>-0.354736708085939</text:p>
          </table:table-cell>
          <table:table-cell table:number-columns-repeated="16"/>
        </table:table-row>
        <table:table-row table:style-name="ro1">
          <table:table-cell office:value-type="float" office:value="9029.47875" calcext:value-type="float">
            <text:p>9029.47875</text:p>
          </table:table-cell>
          <table:table-cell table:number-columns-repeated="3"/>
          <table:table-cell table:formula="of:=[.$C$4] + ([.$C$5] - [.$C$4]) * (([.A1676] - [.$C$1]) / ([.$C$2] - [.$C$1]))" office:value-type="float" office:value="-0.353428830977155" calcext:value-type="float">
            <text:p>-0.353428830977155</text:p>
          </table:table-cell>
          <table:table-cell table:number-columns-repeated="16"/>
        </table:table-row>
        <table:table-row table:style-name="ro1">
          <table:table-cell office:value-type="float" office:value="9228.8525" calcext:value-type="float">
            <text:p>9228.8525</text:p>
          </table:table-cell>
          <table:table-cell table:number-columns-repeated="3"/>
          <table:table-cell table:formula="of:=[.$C$4] + ([.$C$5] - [.$C$4]) * (([.A1677] - [.$C$1]) / ([.$C$2] - [.$C$1]))" office:value-type="float" office:value="-0.350153100554618" calcext:value-type="float">
            <text:p>-0.350153100554618</text:p>
          </table:table-cell>
          <table:table-cell table:number-columns-repeated="16"/>
        </table:table-row>
        <table:table-row table:style-name="ro1">
          <table:table-cell office:value-type="float" office:value="9572.69875" calcext:value-type="float">
            <text:p>9572.69875</text:p>
          </table:table-cell>
          <table:table-cell table:number-columns-repeated="3"/>
          <table:table-cell table:formula="of:=[.$C$4] + ([.$C$5] - [.$C$4]) * (([.A1678] - [.$C$1]) / ([.$C$2] - [.$C$1]))" office:value-type="float" office:value="-0.344503672674568" calcext:value-type="float">
            <text:p>-0.344503672674568</text:p>
          </table:table-cell>
          <table:table-cell table:number-columns-repeated="16"/>
        </table:table-row>
        <table:table-row table:style-name="ro1">
          <table:table-cell office:value-type="float" office:value="9817.5975" calcext:value-type="float">
            <text:p>9817.5975</text:p>
          </table:table-cell>
          <table:table-cell table:number-columns-repeated="3"/>
          <table:table-cell table:formula="of:=[.$C$4] + ([.$C$5] - [.$C$4]) * (([.A1679] - [.$C$1]) / ([.$C$2] - [.$C$1]))" office:value-type="float" office:value="-0.340479962001441" calcext:value-type="float">
            <text:p>-0.340479962001441</text:p>
          </table:table-cell>
          <table:table-cell table:number-columns-repeated="16"/>
        </table:table-row>
        <table:table-row table:style-name="ro1">
          <table:table-cell office:value-type="float" office:value="9845.54375" calcext:value-type="float">
            <text:p>9845.54375</text:p>
          </table:table-cell>
          <table:table-cell table:number-columns-repeated="3"/>
          <table:table-cell table:formula="of:=[.$C$4] + ([.$C$5] - [.$C$4]) * (([.A1680] - [.$C$1]) / ([.$C$2] - [.$C$1]))" office:value-type="float" office:value="-0.340020802351182" calcext:value-type="float">
            <text:p>-0.340020802351182</text:p>
          </table:table-cell>
          <table:table-cell table:number-columns-repeated="16"/>
        </table:table-row>
        <table:table-row table:style-name="ro1">
          <table:table-cell office:value-type="float" office:value="9326.76125" calcext:value-type="float">
            <text:p>9326.76125</text:p>
          </table:table-cell>
          <table:table-cell table:number-columns-repeated="3"/>
          <table:table-cell table:formula="of:=[.$C$4] + ([.$C$5] - [.$C$4]) * (([.A1681] - [.$C$1]) / ([.$C$2] - [.$C$1]))" office:value-type="float" office:value="-0.348544450112885" calcext:value-type="float">
            <text:p>-0.348544450112885</text:p>
          </table:table-cell>
          <table:table-cell table:number-columns-repeated="16"/>
        </table:table-row>
        <table:table-row table:style-name="ro1">
          <table:table-cell office:value-type="float" office:value="9424.99124" calcext:value-type="float">
            <text:p>9424.99124</text:p>
          </table:table-cell>
          <table:table-cell table:number-columns-repeated="3"/>
          <table:table-cell table:formula="of:=[.$C$4] + ([.$C$5] - [.$C$4]) * (([.A1682] - [.$C$1]) / ([.$C$2] - [.$C$1]))" office:value-type="float" office:value="-0.346930521666194" calcext:value-type="float">
            <text:p>-0.346930521666194</text:p>
          </table:table-cell>
          <table:table-cell table:number-columns-repeated="16"/>
        </table:table-row>
        <table:table-row table:style-name="ro1">
          <table:table-cell office:value-type="float" office:value="9039.02875" calcext:value-type="float">
            <text:p>9039.02875</text:p>
          </table:table-cell>
          <table:table-cell table:number-columns-repeated="3"/>
          <table:table-cell table:formula="of:=[.$C$4] + ([.$C$5] - [.$C$4]) * (([.A1683] - [.$C$1]) / ([.$C$2] - [.$C$1]))" office:value-type="float" office:value="-0.353271923533045" calcext:value-type="float">
            <text:p>-0.353271923533045</text:p>
          </table:table-cell>
          <table:table-cell table:number-columns-repeated="16"/>
        </table:table-row>
        <table:table-row table:style-name="ro1">
          <table:table-cell office:value-type="float" office:value="9327.04999" calcext:value-type="float">
            <text:p>9327.04999</text:p>
          </table:table-cell>
          <table:table-cell table:number-columns-repeated="3"/>
          <table:table-cell table:formula="of:=[.$C$4] + ([.$C$5] - [.$C$4]) * (([.A1684] - [.$C$1]) / ([.$C$2] - [.$C$1]))" office:value-type="float" office:value="-0.34853970608614" calcext:value-type="float">
            <text:p>-0.34853970608614</text:p>
          </table:table-cell>
          <table:table-cell table:number-columns-repeated="16"/>
        </table:table-row>
        <table:table-row table:style-name="ro1">
          <table:table-cell office:value-type="float" office:value="8920.25625" calcext:value-type="float">
            <text:p>8920.25625</text:p>
          </table:table-cell>
          <table:table-cell table:number-columns-repeated="3"/>
          <table:table-cell table:formula="of:=[.$C$4] + ([.$C$5] - [.$C$4]) * (([.A1685] - [.$C$1]) / ([.$C$2] - [.$C$1]))" office:value-type="float" office:value="-0.355223367449863" calcext:value-type="float">
            <text:p>-0.355223367449863</text:p>
          </table:table-cell>
          <table:table-cell table:number-columns-repeated="16"/>
        </table:table-row>
        <table:table-row table:style-name="ro1">
          <table:table-cell office:value-type="float" office:value="8408.35875" calcext:value-type="float">
            <text:p>8408.35875</text:p>
          </table:table-cell>
          <table:table-cell table:number-columns-repeated="3"/>
          <table:table-cell table:formula="of:=[.$C$4] + ([.$C$5] - [.$C$4]) * (([.A1686] - [.$C$1]) / ([.$C$2] - [.$C$1]))" office:value-type="float" office:value="-0.363633893980916" calcext:value-type="float">
            <text:p>-0.363633893980916</text:p>
          </table:table-cell>
          <table:table-cell table:number-columns-repeated="16"/>
        </table:table-row>
        <table:table-row table:style-name="ro1">
          <table:table-cell office:value-type="float" office:value="8442.23875" calcext:value-type="float">
            <text:p>8442.23875</text:p>
          </table:table-cell>
          <table:table-cell table:number-columns-repeated="3"/>
          <table:table-cell table:formula="of:=[.$C$4] + ([.$C$5] - [.$C$4]) * (([.A1687] - [.$C$1]) / ([.$C$2] - [.$C$1]))" office:value-type="float" office:value="-0.363077242231548" calcext:value-type="float">
            <text:p>-0.363077242231548</text:p>
          </table:table-cell>
          <table:table-cell table:number-columns-repeated="16"/>
        </table:table-row>
        <table:table-row table:style-name="ro1">
          <table:table-cell office:value-type="float" office:value="8398.86249" calcext:value-type="float">
            <text:p>8398.86249</text:p>
          </table:table-cell>
          <table:table-cell table:number-columns-repeated="3"/>
          <table:table-cell table:formula="of:=[.$C$4] + ([.$C$5] - [.$C$4]) * (([.A1688] - [.$C$1]) / ([.$C$2] - [.$C$1]))" office:value-type="float" office:value="-0.363789918471514" calcext:value-type="float">
            <text:p>-0.363789918471514</text:p>
          </table:table-cell>
          <table:table-cell table:number-columns-repeated="16"/>
        </table:table-row>
        <table:table-row table:style-name="ro1">
          <table:table-cell office:value-type="float" office:value="8711.38875" calcext:value-type="float">
            <text:p>8711.38875</text:p>
          </table:table-cell>
          <table:table-cell table:number-columns-repeated="3"/>
          <table:table-cell table:formula="of:=[.$C$4] + ([.$C$5] - [.$C$4]) * (([.A1689] - [.$C$1]) / ([.$C$2] - [.$C$1]))" office:value-type="float" office:value="-0.35865508112345" calcext:value-type="float">
            <text:p>-0.35865508112345</text:p>
          </table:table-cell>
          <table:table-cell table:number-columns-repeated="16"/>
        </table:table-row>
        <table:table-row table:style-name="ro1">
          <table:table-cell office:value-type="float" office:value="8159.25625" calcext:value-type="float">
            <text:p>8159.25625</text:p>
          </table:table-cell>
          <table:table-cell table:number-columns-repeated="3"/>
          <table:table-cell table:formula="of:=[.$C$4] + ([.$C$5] - [.$C$4]) * (([.A1690] - [.$C$1]) / ([.$C$2] - [.$C$1]))" office:value-type="float" office:value="-0.367726672682125" calcext:value-type="float">
            <text:p>-0.367726672682125</text:p>
          </table:table-cell>
          <table:table-cell table:number-columns-repeated="16"/>
        </table:table-row>
        <table:table-row table:style-name="ro1">
          <table:table-cell office:value-type="float" office:value="8360.22875" calcext:value-type="float">
            <text:p>8360.22875</text:p>
          </table:table-cell>
          <table:table-cell table:number-columns-repeated="3"/>
          <table:table-cell table:formula="of:=[.$C$4] + ([.$C$5] - [.$C$4]) * (([.A1691] - [.$C$1]) / ([.$C$2] - [.$C$1]))" office:value-type="float" office:value="-0.364424674639036" calcext:value-type="float">
            <text:p>-0.364424674639036</text:p>
          </table:table-cell>
          <table:table-cell table:number-columns-repeated="16"/>
        </table:table-row>
        <table:table-row table:style-name="ro1">
          <table:table-cell office:value-type="float" office:value="7996.82125" calcext:value-type="float">
            <text:p>7996.82125</text:p>
          </table:table-cell>
          <table:table-cell table:number-columns-repeated="3"/>
          <table:table-cell table:formula="of:=[.$C$4] + ([.$C$5] - [.$C$4]) * (([.A1692] - [.$C$1]) / ([.$C$2] - [.$C$1]))" office:value-type="float" office:value="-0.370395495790406" calcext:value-type="float">
            <text:p>-0.370395495790406</text:p>
          </table:table-cell>
          <table:table-cell table:number-columns-repeated="16"/>
        </table:table-row>
        <table:table-row table:style-name="ro1">
          <table:table-cell office:value-type="float" office:value="8237.3425" calcext:value-type="float">
            <text:p>8237.3425</text:p>
          </table:table-cell>
          <table:table-cell table:number-columns-repeated="3"/>
          <table:table-cell table:formula="of:=[.$C$4] + ([.$C$5] - [.$C$4]) * (([.A1693] - [.$C$1]) / ([.$C$2] - [.$C$1]))" office:value-type="float" office:value="-0.366443707875038" calcext:value-type="float">
            <text:p>-0.366443707875038</text:p>
          </table:table-cell>
          <table:table-cell table:number-columns-repeated="16"/>
        </table:table-row>
        <table:table-row table:style-name="ro1">
          <table:table-cell office:value-type="float" office:value="8250.395" calcext:value-type="float">
            <text:p>8250.395</text:p>
          </table:table-cell>
          <table:table-cell table:number-columns-repeated="3"/>
          <table:table-cell table:formula="of:=[.$C$4] + ([.$C$5] - [.$C$4]) * (([.A1694] - [.$C$1]) / ([.$C$2] - [.$C$1]))" office:value-type="float" office:value="-0.366229254009672" calcext:value-type="float">
            <text:p>-0.366229254009672</text:p>
          </table:table-cell>
          <table:table-cell table:number-columns-repeated="16"/>
        </table:table-row>
        <table:table-row table:style-name="ro1">
          <table:table-cell office:value-type="float" office:value="8493.13125" calcext:value-type="float">
            <text:p>8493.13125</text:p>
          </table:table-cell>
          <table:table-cell table:number-columns-repeated="3"/>
          <table:table-cell table:formula="of:=[.$C$4] + ([.$C$5] - [.$C$4]) * (([.A1695] - [.$C$1]) / ([.$C$2] - [.$C$1]))" office:value-type="float" office:value="-0.362241073425329" calcext:value-type="float">
            <text:p>-0.362241073425329</text:p>
          </table:table-cell>
          <table:table-cell table:number-columns-repeated="16"/>
        </table:table-row>
        <table:table-row table:style-name="ro1">
          <table:table-cell office:value-type="float" office:value="8324.025" calcext:value-type="float">
            <text:p>8324.025</text:p>
          </table:table-cell>
          <table:table-cell table:number-columns-repeated="3"/>
          <table:table-cell table:formula="of:=[.$C$4] + ([.$C$5] - [.$C$4]) * (([.A1696] - [.$C$1]) / ([.$C$2] - [.$C$1]))" office:value-type="float" office:value="-0.365019505830629" calcext:value-type="float">
            <text:p>-0.365019505830629</text:p>
          </table:table-cell>
          <table:table-cell table:number-columns-repeated="16"/>
        </table:table-row>
        <table:table-row table:style-name="ro1">
          <table:table-cell office:value-type="float" office:value="7951.51375" calcext:value-type="float">
            <text:p>7951.51375</text:p>
          </table:table-cell>
          <table:table-cell table:number-columns-repeated="3"/>
          <table:table-cell table:formula="of:=[.$C$4] + ([.$C$5] - [.$C$4]) * (([.A1697] - [.$C$1]) / ([.$C$2] - [.$C$1]))" office:value-type="float" office:value="-0.371139902494494" calcext:value-type="float">
            <text:p>-0.371139902494494</text:p>
          </table:table-cell>
          <table:table-cell table:number-columns-repeated="16"/>
        </table:table-row>
        <table:table-row table:style-name="ro1">
          <table:table-cell office:value-type="float" office:value="7614.96375" calcext:value-type="float">
            <text:p>7614.96375</text:p>
          </table:table-cell>
          <table:table-cell table:number-columns-repeated="3"/>
          <table:table-cell table:formula="of:=[.$C$4] + ([.$C$5] - [.$C$4]) * (([.A1698] - [.$C$1]) / ([.$C$2] - [.$C$1]))" office:value-type="float" office:value="-0.376669452265739" calcext:value-type="float">
            <text:p>-0.376669452265739</text:p>
          </table:table-cell>
          <table:table-cell table:number-columns-repeated="16"/>
        </table:table-row>
        <table:table-row table:style-name="ro1">
          <table:table-cell office:value-type="float" office:value="7599.9525" calcext:value-type="float">
            <text:p>7599.9525</text:p>
          </table:table-cell>
          <table:table-cell table:number-columns-repeated="3"/>
          <table:table-cell table:formula="of:=[.$C$4] + ([.$C$5] - [.$C$4]) * (([.A1699] - [.$C$1]) / ([.$C$2] - [.$C$1]))" office:value-type="float" office:value="-0.376916088587247" calcext:value-type="float">
            <text:p>-0.376916088587247</text:p>
          </table:table-cell>
          <table:table-cell table:number-columns-repeated="16"/>
        </table:table-row>
        <table:table-row table:style-name="ro1">
          <table:table-cell office:value-type="float" office:value="7436.835" calcext:value-type="float">
            <text:p>7436.835</text:p>
          </table:table-cell>
          <table:table-cell table:number-columns-repeated="3"/>
          <table:table-cell table:formula="of:=[.$C$4] + ([.$C$5] - [.$C$4]) * (([.A1700] - [.$C$1]) / ([.$C$2] - [.$C$1]))" office:value-type="float" office:value="-0.379596125238001" calcext:value-type="float">
            <text:p>-0.379596125238001</text:p>
          </table:table-cell>
          <table:table-cell table:number-columns-repeated="16"/>
        </table:table-row>
        <table:table-row table:style-name="ro1">
          <table:table-cell office:value-type="float" office:value="7296.79625" calcext:value-type="float">
            <text:p>7296.79625</text:p>
          </table:table-cell>
          <table:table-cell table:number-columns-repeated="3"/>
          <table:table-cell table:formula="of:=[.$C$4] + ([.$C$5] - [.$C$4]) * (([.A1701] - [.$C$1]) / ([.$C$2] - [.$C$1]))" office:value-type="float" office:value="-0.381896975744695" calcext:value-type="float">
            <text:p>-0.381896975744695</text:p>
          </table:table-cell>
          <table:table-cell table:number-columns-repeated="16"/>
        </table:table-row>
        <table:table-row table:style-name="ro1">
          <table:table-cell office:value-type="float" office:value="7383.2175" calcext:value-type="float">
            <text:p>7383.2175</text:p>
          </table:table-cell>
          <table:table-cell table:number-columns-repeated="3"/>
          <table:table-cell table:formula="of:=[.$C$4] + ([.$C$5] - [.$C$4]) * (([.A1702] - [.$C$1]) / ([.$C$2] - [.$C$1]))" office:value-type="float" office:value="-0.380477066063613" calcext:value-type="float">
            <text:p>-0.380477066063613</text:p>
          </table:table-cell>
          <table:table-cell table:number-columns-repeated="16"/>
        </table:table-row>
        <table:table-row table:style-name="ro1">
          <table:table-cell office:value-type="float" office:value="7118.42375" calcext:value-type="float">
            <text:p>7118.42375</text:p>
          </table:table-cell>
          <table:table-cell table:number-columns-repeated="3"/>
          <table:table-cell table:formula="of:=[.$C$4] + ([.$C$5] - [.$C$4]) * (([.A1703] - [.$C$1]) / ([.$C$2] - [.$C$1]))" office:value-type="float" office:value="-0.384827653553554" calcext:value-type="float">
            <text:p>-0.384827653553554</text:p>
          </table:table-cell>
          <table:table-cell table:number-columns-repeated="16"/>
        </table:table-row>
        <table:table-row table:style-name="ro1">
          <table:table-cell office:value-type="float" office:value="7491.61125" calcext:value-type="float">
            <text:p>7491.61125</text:p>
          </table:table-cell>
          <table:table-cell table:number-columns-repeated="3"/>
          <table:table-cell table:formula="of:=[.$C$4] + ([.$C$5] - [.$C$4]) * (([.A1704] - [.$C$1]) / ([.$C$2] - [.$C$1]))" office:value-type="float" office:value="-0.378696146035335" calcext:value-type="float">
            <text:p>-0.378696146035335</text:p>
          </table:table-cell>
          <table:table-cell table:number-columns-repeated="16"/>
        </table:table-row>
        <table:table-row table:style-name="ro1">
          <table:table-cell office:value-type="float" office:value="7540.8105222724" calcext:value-type="float">
            <text:p>7540.8105222724</text:p>
          </table:table-cell>
          <table:table-cell table:number-columns-repeated="3"/>
          <table:table-cell table:formula="of:=[.$C$4] + ([.$C$5] - [.$C$4]) * (([.A1705] - [.$C$1]) / ([.$C$2] - [.$C$1]))" office:value-type="float" office:value="-0.377887797128072" calcext:value-type="float">
            <text:p>-0.377887797128072</text:p>
          </table:table-cell>
          <table:table-cell table:number-columns-repeated="16"/>
        </table:table-row>
        <table:table-row table:style-name="ro1">
          <table:table-cell office:value-type="float" office:value="7494.0654822749" calcext:value-type="float">
            <text:p>7494.0654822749</text:p>
          </table:table-cell>
          <table:table-cell table:number-columns-repeated="3"/>
          <table:table-cell table:formula="of:=[.$C$4] + ([.$C$5] - [.$C$4]) * (([.A1706] - [.$C$1]) / ([.$C$2] - [.$C$1]))" office:value-type="float" office:value="-0.378655822756434" calcext:value-type="float">
            <text:p>-0.378655822756434</text:p>
          </table:table-cell>
          <table:table-cell table:number-columns-repeated="16"/>
        </table:table-row>
        <table:table-row table:style-name="ro1">
          <table:table-cell office:value-type="float" office:value="7516.6125685348" calcext:value-type="float">
            <text:p>7516.6125685348</text:p>
          </table:table-cell>
          <table:table-cell table:number-columns-repeated="3"/>
          <table:table-cell table:formula="of:=[.$C$4] + ([.$C$5] - [.$C$4]) * (([.A1707] - [.$C$1]) / ([.$C$2] - [.$C$1]))" office:value-type="float" office:value="-0.378285371900184" calcext:value-type="float">
            <text:p>-0.378285371900184</text:p>
          </table:table-cell>
          <table:table-cell table:number-columns-repeated="16"/>
        </table:table-row>
        <table:table-row table:style-name="ro1">
          <table:table-cell office:value-type="float" office:value="7638.232021408" calcext:value-type="float">
            <text:p>7638.232021408</text:p>
          </table:table-cell>
          <table:table-cell table:number-columns-repeated="3"/>
          <table:table-cell table:formula="of:=[.$C$4] + ([.$C$5] - [.$C$4]) * (([.A1708] - [.$C$1]) / ([.$C$2] - [.$C$1]))" office:value-type="float" office:value="-0.37628715226621" calcext:value-type="float">
            <text:p>-0.37628715226621</text:p>
          </table:table-cell>
          <table:table-cell table:number-columns-repeated="16"/>
        </table:table-row>
        <table:table-row table:style-name="ro1">
          <table:table-cell office:value-type="float" office:value="7706.6398292592" calcext:value-type="float">
            <text:p>7706.6398292592</text:p>
          </table:table-cell>
          <table:table-cell table:number-columns-repeated="3"/>
          <table:table-cell table:formula="of:=[.$C$4] + ([.$C$5] - [.$C$4]) * (([.A1709] - [.$C$1]) / ([.$C$2] - [.$C$1]))" office:value-type="float" office:value="-0.375163205220437" calcext:value-type="float">
            <text:p>-0.375163205220437</text:p>
          </table:table-cell>
          <table:table-cell table:number-columns-repeated="16"/>
        </table:table-row>
        <table:table-row table:style-name="ro1">
          <table:table-cell office:value-type="float" office:value="7505.5892814697" calcext:value-type="float">
            <text:p>7505.5892814697</text:p>
          </table:table-cell>
          <table:table-cell table:number-columns-repeated="3"/>
          <table:table-cell table:formula="of:=[.$C$4] + ([.$C$5] - [.$C$4]) * (([.A1710] - [.$C$1]) / ([.$C$2] - [.$C$1]))" office:value-type="float" office:value="-0.378466485596423" calcext:value-type="float">
            <text:p>-0.378466485596423</text:p>
          </table:table-cell>
          <table:table-cell table:number-columns-repeated="16"/>
        </table:table-row>
        <table:table-row table:style-name="ro1">
          <table:table-cell office:value-type="float" office:value="7617.98" calcext:value-type="float">
            <text:p>7617.98</text:p>
          </table:table-cell>
          <table:table-cell table:number-columns-repeated="3"/>
          <table:table-cell table:formula="of:=[.$C$4] + ([.$C$5] - [.$C$4]) * (([.A1711] - [.$C$1]) / ([.$C$2] - [.$C$1]))" office:value-type="float" office:value="-0.376619894980053" calcext:value-type="float">
            <text:p>-0.376619894980053</text:p>
          </table:table-cell>
          <table:table-cell table:number-columns-repeated="16"/>
        </table:table-row>
        <table:table-row table:style-name="ro1">
          <table:table-cell office:value-type="float" office:value="7658.57" calcext:value-type="float">
            <text:p>7658.57</text:p>
          </table:table-cell>
          <table:table-cell table:number-columns-repeated="3"/>
          <table:table-cell table:formula="of:=[.$C$4] + ([.$C$5] - [.$C$4]) * (([.A1712] - [.$C$1]) / ([.$C$2] - [.$C$1]))" office:value-type="float" office:value="-0.375952997267337" calcext:value-type="float">
            <text:p>-0.375952997267337</text:p>
          </table:table-cell>
          <table:table-cell table:number-columns-repeated="16"/>
        </table:table-row>
        <table:table-row table:style-name="ro1">
          <table:table-cell office:value-type="float" office:value="7684.93" calcext:value-type="float">
            <text:p>7684.93</text:p>
          </table:table-cell>
          <table:table-cell table:number-columns-repeated="3"/>
          <table:table-cell table:formula="of:=[.$C$4] + ([.$C$5] - [.$C$4]) * (([.A1713] - [.$C$1]) / ([.$C$2] - [.$C$1]))" office:value-type="float" office:value="-0.375519899861394" calcext:value-type="float">
            <text:p>-0.375519899861394</text:p>
          </table:table-cell>
          <table:table-cell table:number-columns-repeated="16"/>
        </table:table-row>
        <table:table-row table:style-name="ro1">
          <table:table-cell office:value-type="float" office:value="7618.11" calcext:value-type="float">
            <text:p>7618.11</text:p>
          </table:table-cell>
          <table:table-cell table:number-columns-repeated="3"/>
          <table:table-cell table:formula="of:=[.$C$4] + ([.$C$5] - [.$C$4]) * (([.A1714] - [.$C$1]) / ([.$C$2] - [.$C$1]))" office:value-type="float" office:value="-0.376617759067202" calcext:value-type="float">
            <text:p>-0.376617759067202</text:p>
          </table:table-cell>
          <table:table-cell table:number-columns-repeated="16"/>
        </table:table-row>
        <table:table-row table:style-name="ro1">
          <table:table-cell office:value-type="float" office:value="7495.1" calcext:value-type="float">
            <text:p>7495.1</text:p>
          </table:table-cell>
          <table:table-cell table:number-columns-repeated="3"/>
          <table:table-cell table:formula="of:=[.$C$4] + ([.$C$5] - [.$C$4]) * (([.A1715] - [.$C$1]) / ([.$C$2] - [.$C$1]))" office:value-type="float" office:value="-0.378638825527938" calcext:value-type="float">
            <text:p>-0.378638825527938</text:p>
          </table:table-cell>
          <table:table-cell table:number-columns-repeated="16"/>
        </table:table-row>
        <table:table-row table:style-name="ro1">
          <table:table-cell office:value-type="float" office:value="6680.2168597016" calcext:value-type="float">
            <text:p>6680.2168597016</text:p>
          </table:table-cell>
          <table:table-cell table:number-columns-repeated="3"/>
          <table:table-cell table:formula="of:=[.$C$4] + ([.$C$5] - [.$C$4]) * (([.A1716] - [.$C$1]) / ([.$C$2] - [.$C$1]))" office:value-type="float" office:value="-0.392027436082175" calcext:value-type="float">
            <text:p>-0.392027436082175</text:p>
          </table:table-cell>
          <table:table-cell table:number-columns-repeated="16"/>
        </table:table-row>
        <table:table-row table:style-name="ro1">
          <table:table-cell office:value-type="float" office:value="6870.4103486233" calcext:value-type="float">
            <text:p>6870.4103486233</text:p>
          </table:table-cell>
          <table:table-cell table:number-columns-repeated="3"/>
          <table:table-cell table:formula="of:=[.$C$4] + ([.$C$5] - [.$C$4]) * (([.A1717] - [.$C$1]) / ([.$C$2] - [.$C$1]))" office:value-type="float" office:value="-0.388902538256713" calcext:value-type="float">
            <text:p>-0.388902538256713</text:p>
          </table:table-cell>
          <table:table-cell table:number-columns-repeated="16"/>
        </table:table-row>
        <table:table-row table:style-name="ro1">
          <table:table-cell office:value-type="float" office:value="6525.0963860433" calcext:value-type="float">
            <text:p>6525.0963860433</text:p>
          </table:table-cell>
          <table:table-cell table:number-columns-repeated="3"/>
          <table:table-cell table:formula="of:=[.$C$4] + ([.$C$5] - [.$C$4]) * (([.A1718] - [.$C$1]) / ([.$C$2] - [.$C$1]))" office:value-type="float" office:value="-0.394576080799551" calcext:value-type="float">
            <text:p>-0.394576080799551</text:p>
          </table:table-cell>
          <table:table-cell table:number-columns-repeated="16"/>
        </table:table-row>
        <table:table-row table:style-name="ro1">
          <table:table-cell office:value-type="float" office:value="6296.3268589945" calcext:value-type="float">
            <text:p>6296.3268589945</text:p>
          </table:table-cell>
          <table:table-cell table:number-columns-repeated="3"/>
          <table:table-cell table:formula="of:=[.$C$4] + ([.$C$5] - [.$C$4]) * (([.A1719] - [.$C$1]) / ([.$C$2] - [.$C$1]))" office:value-type="float" office:value="-0.398334786745058" calcext:value-type="float">
            <text:p>-0.398334786745058</text:p>
          </table:table-cell>
          <table:table-cell table:number-columns-repeated="16"/>
        </table:table-row>
        <table:table-row table:style-name="ro1">
          <table:table-cell office:value-type="float" office:value="6632.4461951216" calcext:value-type="float">
            <text:p>6632.4461951216</text:p>
          </table:table-cell>
          <table:table-cell table:number-columns-repeated="3"/>
          <table:table-cell table:formula="of:=[.$C$4] + ([.$C$5] - [.$C$4]) * (([.A1720] - [.$C$1]) / ([.$C$2] - [.$C$1]))" office:value-type="float" office:value="-0.39281231282382" calcext:value-type="float">
            <text:p>-0.39281231282382</text:p>
          </table:table-cell>
          <table:table-cell table:number-columns-repeated="16"/>
        </table:table-row>
        <table:table-row table:style-name="ro1">
          <table:table-cell office:value-type="float" office:value="6397.4411699333" calcext:value-type="float">
            <text:p>6397.4411699333</text:p>
          </table:table-cell>
          <table:table-cell table:number-columns-repeated="3"/>
          <table:table-cell table:formula="of:=[.$C$4] + ([.$C$5] - [.$C$4]) * (([.A1721] - [.$C$1]) / ([.$C$2] - [.$C$1]))" office:value-type="float" office:value="-0.396673468620199" calcext:value-type="float">
            <text:p>-0.396673468620199</text:p>
          </table:table-cell>
          <table:table-cell table:number-columns-repeated="16"/>
        </table:table-row>
        <table:table-row table:style-name="ro1">
          <table:table-cell office:value-type="float" office:value="6491.9683234448" calcext:value-type="float">
            <text:p>6491.9683234448</text:p>
          </table:table-cell>
          <table:table-cell table:number-columns-repeated="3"/>
          <table:table-cell table:formula="of:=[.$C$4] + ([.$C$5] - [.$C$4]) * (([.A1722] - [.$C$1]) / ([.$C$2] - [.$C$1]))" office:value-type="float" office:value="-0.395120378143076" calcext:value-type="float">
            <text:p>-0.395120378143076</text:p>
          </table:table-cell>
          <table:table-cell table:number-columns-repeated="16"/>
        </table:table-row>
        <table:table-row table:style-name="ro1">
          <table:table-cell office:value-type="float" office:value="6442.5285229109" calcext:value-type="float">
            <text:p>6442.5285229109</text:p>
          </table:table-cell>
          <table:table-cell table:number-columns-repeated="3"/>
          <table:table-cell table:formula="of:=[.$C$4] + ([.$C$5] - [.$C$4]) * (([.A1723] - [.$C$1]) / ([.$C$2] - [.$C$1]))" office:value-type="float" office:value="-0.395932678953453" calcext:value-type="float">
            <text:p>-0.395932678953453</text:p>
          </table:table-cell>
          <table:table-cell table:number-columns-repeated="16"/>
        </table:table-row>
        <table:table-row table:style-name="ro1">
          <table:table-cell office:value-type="float" office:value="6706.6267954514" calcext:value-type="float">
            <text:p>6706.6267954514</text:p>
          </table:table-cell>
          <table:table-cell table:number-columns-repeated="3"/>
          <table:table-cell table:formula="of:=[.$C$4] + ([.$C$5] - [.$C$4]) * (([.A1724] - [.$C$1]) / ([.$C$2] - [.$C$1]))" office:value-type="float" office:value="-0.391593518226927" calcext:value-type="float">
            <text:p>-0.391593518226927</text:p>
          </table:table-cell>
          <table:table-cell table:number-columns-repeated="16"/>
        </table:table-row>
        <table:table-row table:style-name="ro1">
          <table:table-cell office:value-type="float" office:value="6735.9369835741" calcext:value-type="float">
            <text:p>6735.9369835741</text:p>
          </table:table-cell>
          <table:table-cell table:number-columns-repeated="3"/>
          <table:table-cell table:formula="of:=[.$C$4] + ([.$C$5] - [.$C$4]) * (([.A1725] - [.$C$1]) / ([.$C$2] - [.$C$1]))" office:value-type="float" office:value="-0.391111948938473" calcext:value-type="float">
            <text:p>-0.391111948938473</text:p>
          </table:table-cell>
          <table:table-cell table:number-columns-repeated="16"/>
        </table:table-row>
        <table:table-row table:style-name="ro1">
          <table:table-cell office:value-type="float" office:value="6760.2550964816" calcext:value-type="float">
            <text:p>6760.2550964816</text:p>
          </table:table-cell>
          <table:table-cell table:number-columns-repeated="3"/>
          <table:table-cell table:formula="of:=[.$C$4] + ([.$C$5] - [.$C$4]) * (([.A1726] - [.$C$1]) / ([.$C$2] - [.$C$1]))" office:value-type="float" office:value="-0.390712399939321" calcext:value-type="float">
            <text:p>-0.390712399939321</text:p>
          </table:table-cell>
          <table:table-cell table:number-columns-repeated="16"/>
        </table:table-row>
        <table:table-row table:style-name="ro1">
          <table:table-cell office:value-type="float" office:value="6729.4986888553" calcext:value-type="float">
            <text:p>6729.4986888553</text:p>
          </table:table-cell>
          <table:table-cell table:number-columns-repeated="3"/>
          <table:table-cell table:formula="of:=[.$C$4] + ([.$C$5] - [.$C$4]) * (([.A1727] - [.$C$1]) / ([.$C$2] - [.$C$1]))" office:value-type="float" office:value="-0.391217730757191" calcext:value-type="float">
            <text:p>-0.391217730757191</text:p>
          </table:table-cell>
          <table:table-cell table:number-columns-repeated="16"/>
        </table:table-row>
        <table:table-row table:style-name="ro1">
          <table:table-cell office:value-type="float" office:value="6041.9260123058" calcext:value-type="float">
            <text:p>6041.9260123058</text:p>
          </table:table-cell>
          <table:table-cell table:number-columns-repeated="3"/>
          <table:table-cell table:formula="of:=[.$C$4] + ([.$C$5] - [.$C$4]) * (([.A1728] - [.$C$1]) / ([.$C$2] - [.$C$1]))" office:value-type="float" office:value="-0.402514617806155" calcext:value-type="float">
            <text:p>-0.402514617806155</text:p>
          </table:table-cell>
          <table:table-cell table:number-columns-repeated="16"/>
        </table:table-row>
        <table:table-row table:style-name="ro1">
          <table:table-cell office:value-type="float" office:value="6198.0403657754" calcext:value-type="float">
            <text:p>6198.0403657754</text:p>
          </table:table-cell>
          <table:table-cell table:number-columns-repeated="3"/>
          <table:table-cell table:formula="of:=[.$C$4] + ([.$C$5] - [.$C$4]) * (([.A1729] - [.$C$1]) / ([.$C$2] - [.$C$1]))" office:value-type="float" office:value="-0.399949643545225" calcext:value-type="float">
            <text:p>-0.399949643545225</text:p>
          </table:table-cell>
          <table:table-cell table:number-columns-repeated="16"/>
        </table:table-row>
        <table:table-row table:style-name="ro1">
          <table:table-cell office:value-type="float" office:value="6146.2798868388" calcext:value-type="float">
            <text:p>6146.2798868388</text:p>
          </table:table-cell>
          <table:table-cell table:number-columns-repeated="3"/>
          <table:table-cell table:formula="of:=[.$C$4] + ([.$C$5] - [.$C$4]) * (([.A1730] - [.$C$1]) / ([.$C$2] - [.$C$1]))" office:value-type="float" office:value="-0.400800073331181" calcext:value-type="float">
            <text:p>-0.400800073331181</text:p>
          </table:table-cell>
          <table:table-cell table:number-columns-repeated="16"/>
        </table:table-row>
        <table:table-row table:style-name="ro1">
          <table:table-cell office:value-type="float" office:value="6237.5096139827" calcext:value-type="float">
            <text:p>6237.5096139827</text:p>
          </table:table-cell>
          <table:table-cell table:number-columns-repeated="3"/>
          <table:table-cell table:formula="of:=[.$C$4] + ([.$C$5] - [.$C$4]) * (([.A1731] - [.$C$1]) / ([.$C$2] - [.$C$1]))" office:value-type="float" office:value="-0.39930115989526" calcext:value-type="float">
            <text:p>-0.39930115989526</text:p>
          </table:table-cell>
          <table:table-cell table:number-columns-repeated="16"/>
        </table:table-row>
        <table:table-row table:style-name="ro1">
          <table:table-cell office:value-type="float" office:value="6153.0254740168" calcext:value-type="float">
            <text:p>6153.0254740168</text:p>
          </table:table-cell>
          <table:table-cell table:number-columns-repeated="3"/>
          <table:table-cell table:formula="of:=[.$C$4] + ([.$C$5] - [.$C$4]) * (([.A1732] - [.$C$1]) / ([.$C$2] - [.$C$1]))" office:value-type="float" office:value="-0.400689242666979" calcext:value-type="float">
            <text:p>-0.400689242666979</text:p>
          </table:table-cell>
          <table:table-cell table:number-columns-repeated="16"/>
        </table:table-row>
        <table:table-row table:style-name="ro1">
          <table:table-cell office:value-type="float" office:value="6143.8517081013" calcext:value-type="float">
            <text:p>6143.8517081013</text:p>
          </table:table-cell>
          <table:table-cell table:number-columns-repeated="3"/>
          <table:table-cell table:formula="of:=[.$C$4] + ([.$C$5] - [.$C$4]) * (([.A1733] - [.$C$1]) / ([.$C$2] - [.$C$1]))" office:value-type="float" office:value="-0.400839968547887" calcext:value-type="float">
            <text:p>-0.400839968547887</text:p>
          </table:table-cell>
          <table:table-cell table:number-columns-repeated="16"/>
        </table:table-row>
        <table:table-row table:style-name="ro1">
          <table:table-cell office:value-type="float" office:value="5952.9886577123" calcext:value-type="float">
            <text:p>5952.9886577123</text:p>
          </table:table-cell>
          <table:table-cell table:number-columns-repeated="3"/>
          <table:table-cell table:formula="of:=[.$C$4] + ([.$C$5] - [.$C$4]) * (([.A1734] - [.$C$1]) / ([.$C$2] - [.$C$1]))" office:value-type="float" office:value="-0.40397586733445" calcext:value-type="float">
            <text:p>-0.40397586733445</text:p>
          </table:table-cell>
          <table:table-cell table:number-columns-repeated="16"/>
        </table:table-row>
        <table:table-row table:style-name="ro1">
          <table:table-cell office:value-type="float" office:value="6185.1036638459" calcext:value-type="float">
            <text:p>6185.1036638459</text:p>
          </table:table-cell>
          <table:table-cell table:number-columns-repeated="3"/>
          <table:table-cell table:formula="of:=[.$C$4] + ([.$C$5] - [.$C$4]) * (([.A1735] - [.$C$1]) / ([.$C$2] - [.$C$1]))" office:value-type="float" office:value="-0.400162194836846" calcext:value-type="float">
            <text:p>-0.400162194836846</text:p>
          </table:table-cell>
          <table:table-cell table:number-columns-repeated="16"/>
        </table:table-row>
        <table:table-row table:style-name="ro1">
          <table:table-cell office:value-type="float" office:value="6393.2233555441" calcext:value-type="float">
            <text:p>6393.2233555441</text:p>
          </table:table-cell>
          <table:table-cell table:number-columns-repeated="3"/>
          <table:table-cell table:formula="of:=[.$C$4] + ([.$C$5] - [.$C$4]) * (([.A1736] - [.$C$1]) / ([.$C$2] - [.$C$1]))" office:value-type="float" office:value="-0.396742767727586" calcext:value-type="float">
            <text:p>-0.396742767727586</text:p>
          </table:table-cell>
          <table:table-cell table:number-columns-repeated="16"/>
        </table:table-row>
        <table:table-row table:style-name="ro1">
          <table:table-cell office:value-type="float" office:value="6373.1849752001" calcext:value-type="float">
            <text:p>6373.1849752001</text:p>
          </table:table-cell>
          <table:table-cell table:number-columns-repeated="3"/>
          <table:table-cell table:formula="of:=[.$C$4] + ([.$C$5] - [.$C$4]) * (([.A1737] - [.$C$1]) / ([.$C$2] - [.$C$1]))" office:value-type="float" office:value="-0.397072000297627" calcext:value-type="float">
            <text:p>-0.397072000297627</text:p>
          </table:table-cell>
          <table:table-cell table:number-columns-repeated="16"/>
        </table:table-row>
        <table:table-row table:style-name="ro1">
          <table:table-cell office:value-type="float" office:value="6614.419252791" calcext:value-type="float">
            <text:p>6614.419252791</text:p>
          </table:table-cell>
          <table:table-cell table:number-columns-repeated="3"/>
          <table:table-cell table:formula="of:=[.$C$4] + ([.$C$5] - [.$C$4]) * (([.A1738] - [.$C$1]) / ([.$C$2] - [.$C$1]))" office:value-type="float" office:value="-0.393108497268451" calcext:value-type="float">
            <text:p>-0.393108497268451</text:p>
          </table:table-cell>
          <table:table-cell table:number-columns-repeated="16"/>
        </table:table-row>
        <table:table-row table:style-name="ro1">
          <table:table-cell office:value-type="float" office:value="6511.0200366196" calcext:value-type="float">
            <text:p>6511.0200366196</text:p>
          </table:table-cell>
          <table:table-cell table:number-columns-repeated="3"/>
          <table:table-cell table:formula="of:=[.$C$4] + ([.$C$5] - [.$C$4]) * (([.A1739] - [.$C$1]) / ([.$C$2] - [.$C$1]))" office:value-type="float" office:value="-0.394807356612166" calcext:value-type="float">
            <text:p>-0.394807356612166</text:p>
          </table:table-cell>
          <table:table-cell table:number-columns-repeated="16"/>
        </table:table-row>
        <table:table-row table:style-name="ro1">
          <table:table-cell office:value-type="float" office:value="6590.0033563433" calcext:value-type="float">
            <text:p>6590.0033563433</text:p>
          </table:table-cell>
          <table:table-cell table:number-columns-repeated="3"/>
          <table:table-cell table:formula="of:=[.$C$4] + ([.$C$5] - [.$C$4]) * (([.A1740] - [.$C$1]) / ([.$C$2] - [.$C$1]))" office:value-type="float" office:value="-0.393509652860836" calcext:value-type="float">
            <text:p>-0.393509652860836</text:p>
          </table:table-cell>
          <table:table-cell table:number-columns-repeated="16"/>
        </table:table-row>
        <table:table-row table:style-name="ro1">
          <table:table-cell office:value-type="float" office:value="6532.95" calcext:value-type="float">
            <text:p>6532.95</text:p>
          </table:table-cell>
          <table:table-cell table:number-columns-repeated="3"/>
          <table:table-cell table:formula="of:=[.$C$4] + ([.$C$5] - [.$C$4]) * (([.A1741] - [.$C$1]) / ([.$C$2] - [.$C$1]))" office:value-type="float" office:value="-0.394447045145836" calcext:value-type="float">
            <text:p>-0.394447045145836</text:p>
          </table:table-cell>
          <table:table-cell table:number-columns-repeated="16"/>
        </table:table-row>
        <table:table-row table:style-name="ro1">
          <table:table-cell office:value-type="float" office:value="6580.3146216111" calcext:value-type="float">
            <text:p>6580.3146216111</text:p>
          </table:table-cell>
          <table:table-cell table:number-columns-repeated="3"/>
          <table:table-cell table:formula="of:=[.$C$4] + ([.$C$5] - [.$C$4]) * (([.A1742] - [.$C$1]) / ([.$C$2] - [.$C$1]))" office:value-type="float" office:value="-0.393668839730311" calcext:value-type="float">
            <text:p>-0.393668839730311</text:p>
          </table:table-cell>
          <table:table-cell table:number-columns-repeated="16"/>
        </table:table-row>
        <table:table-row table:style-name="ro1">
          <table:table-cell office:value-type="float" office:value="6570.4271147528" calcext:value-type="float">
            <text:p>6570.4271147528</text:p>
          </table:table-cell>
          <table:table-cell table:number-columns-repeated="3"/>
          <table:table-cell table:formula="of:=[.$C$4] + ([.$C$5] - [.$C$4]) * (([.A1743] - [.$C$1]) / ([.$C$2] - [.$C$1]))" office:value-type="float" office:value="-0.39383129244547" calcext:value-type="float">
            <text:p>-0.39383129244547</text:p>
          </table:table-cell>
          <table:table-cell table:number-columns-repeated="16"/>
        </table:table-row>
        <table:table-row table:style-name="ro1">
          <table:table-cell office:value-type="float" office:value="6744.9886791598" calcext:value-type="float">
            <text:p>6744.9886791598</text:p>
          </table:table-cell>
          <table:table-cell table:number-columns-repeated="3"/>
          <table:table-cell table:formula="of:=[.$C$4] + ([.$C$5] - [.$C$4]) * (([.A1744] - [.$C$1]) / ([.$C$2] - [.$C$1]))" office:value-type="float" office:value="-0.390963228685152" calcext:value-type="float">
            <text:p>-0.390963228685152</text:p>
          </table:table-cell>
          <table:table-cell table:number-columns-repeated="16"/>
        </table:table-row>
        <table:table-row table:style-name="ro1">
          <table:table-cell office:value-type="float" office:value="6694.5308510904" calcext:value-type="float">
            <text:p>6694.5308510904</text:p>
          </table:table-cell>
          <table:table-cell table:number-columns-repeated="3"/>
          <table:table-cell table:formula="of:=[.$C$4] + ([.$C$5] - [.$C$4]) * (([.A1745] - [.$C$1]) / ([.$C$2] - [.$C$1]))" office:value-type="float" office:value="-0.39179225578858" calcext:value-type="float">
            <text:p>-0.39179225578858</text:p>
          </table:table-cell>
          <table:table-cell table:number-columns-repeated="16"/>
        </table:table-row>
        <table:table-row table:style-name="ro1">
          <table:table-cell office:value-type="float" office:value="6296.981692185" calcext:value-type="float">
            <text:p>6296.981692185</text:p>
          </table:table-cell>
          <table:table-cell table:number-columns-repeated="3"/>
          <table:table-cell table:formula="of:=[.$C$4] + ([.$C$5] - [.$C$4]) * (([.A1746] - [.$C$1]) / ([.$C$2] - [.$C$1]))" office:value-type="float" office:value="-0.398324027771002" calcext:value-type="float">
            <text:p>-0.398324027771002</text:p>
          </table:table-cell>
          <table:table-cell table:number-columns-repeated="16"/>
        </table:table-row>
        <table:table-row table:style-name="ro1">
          <table:table-cell office:value-type="float" office:value="6374.9745822869" calcext:value-type="float">
            <text:p>6374.9745822869</text:p>
          </table:table-cell>
          <table:table-cell table:number-columns-repeated="3"/>
          <table:table-cell table:formula="of:=[.$C$4] + ([.$C$5] - [.$C$4]) * (([.A1747] - [.$C$1]) / ([.$C$2] - [.$C$1]))" office:value-type="float" office:value="-0.397042596876271" calcext:value-type="float">
            <text:p>-0.397042596876271</text:p>
          </table:table-cell>
          <table:table-cell table:number-columns-repeated="16"/>
        </table:table-row>
        <table:table-row table:style-name="ro1">
          <table:table-cell office:value-type="float" office:value="6244.68" calcext:value-type="float">
            <text:p>6244.68</text:p>
          </table:table-cell>
          <table:table-cell table:number-columns-repeated="3"/>
          <table:table-cell table:formula="of:=[.$C$4] + ([.$C$5] - [.$C$4]) * (([.A1748] - [.$C$1]) / ([.$C$2] - [.$C$1]))" office:value-type="float" office:value="-0.399183349744133" calcext:value-type="float">
            <text:p>-0.399183349744133</text:p>
          </table:table-cell>
          <table:table-cell table:number-columns-repeated="16"/>
        </table:table-row>
        <table:table-row table:style-name="ro1">
          <table:table-cell office:value-type="float" office:value="6254.7990075078" calcext:value-type="float">
            <text:p>6254.7990075078</text:p>
          </table:table-cell>
          <table:table-cell table:number-columns-repeated="3"/>
          <table:table-cell table:formula="of:=[.$C$4] + ([.$C$5] - [.$C$4]) * (([.A1749] - [.$C$1]) / ([.$C$2] - [.$C$1]))" office:value-type="float" office:value="-0.399017093450417" calcext:value-type="float">
            <text:p>-0.399017093450417</text:p>
          </table:table-cell>
          <table:table-cell table:number-columns-repeated="16"/>
        </table:table-row>
        <table:table-row table:style-name="ro1">
          <table:table-cell office:value-type="float" office:value="6254.6781292371" calcext:value-type="float">
            <text:p>6254.6781292371</text:p>
          </table:table-cell>
          <table:table-cell table:number-columns-repeated="3"/>
          <table:table-cell table:formula="of:=[.$C$4] + ([.$C$5] - [.$C$4]) * (([.A1750] - [.$C$1]) / ([.$C$2] - [.$C$1]))" office:value-type="float" office:value="-0.399019079492355" calcext:value-type="float">
            <text:p>-0.399019079492355</text:p>
          </table:table-cell>
          <table:table-cell table:number-columns-repeated="16"/>
        </table:table-row>
        <table:table-row table:style-name="ro1">
          <table:table-cell office:value-type="float" office:value="6356.1088751698" calcext:value-type="float">
            <text:p>6356.1088751698</text:p>
          </table:table-cell>
          <table:table-cell table:number-columns-repeated="3"/>
          <table:table-cell table:formula="of:=[.$C$4] + ([.$C$5] - [.$C$4]) * (([.A1751] - [.$C$1]) / ([.$C$2] - [.$C$1]))" office:value-type="float" office:value="-0.397352562309264" calcext:value-type="float">
            <text:p>-0.397352562309264</text:p>
          </table:table-cell>
          <table:table-cell table:number-columns-repeated="16"/>
        </table:table-row>
        <table:table-row table:style-name="ro1">
          <table:table-cell office:value-type="float" office:value="6727.4563368665" calcext:value-type="float">
            <text:p>6727.4563368665</text:p>
          </table:table-cell>
          <table:table-cell table:number-columns-repeated="3"/>
          <table:table-cell table:formula="of:=[.$C$4] + ([.$C$5] - [.$C$4]) * (([.A1752] - [.$C$1]) / ([.$C$2] - [.$C$1]))" office:value-type="float" office:value="-0.391251286802274" calcext:value-type="float">
            <text:p>-0.391251286802274</text:p>
          </table:table-cell>
          <table:table-cell table:number-columns-repeated="16"/>
        </table:table-row>
        <table:table-row table:style-name="ro1">
          <table:table-cell office:value-type="float" office:value="7316.1477118699" calcext:value-type="float">
            <text:p>7316.1477118699</text:p>
          </table:table-cell>
          <table:table-cell table:number-columns-repeated="3"/>
          <table:table-cell table:formula="of:=[.$C$4] + ([.$C$5] - [.$C$4]) * (([.A1753] - [.$C$1]) / ([.$C$2] - [.$C$1]))" office:value-type="float" office:value="-0.381579029313092" calcext:value-type="float">
            <text:p>-0.381579029313092</text:p>
          </table:table-cell>
          <table:table-cell table:number-columns-repeated="16"/>
        </table:table-row>
        <table:table-row table:style-name="ro1">
          <table:table-cell office:value-type="float" office:value="7359.7370362237" calcext:value-type="float">
            <text:p>7359.7370362237</text:p>
          </table:table-cell>
          <table:table-cell table:number-columns-repeated="3"/>
          <table:table-cell table:formula="of:=[.$C$4] + ([.$C$5] - [.$C$4]) * (([.A1754] - [.$C$1]) / ([.$C$2] - [.$C$1]))" office:value-type="float" office:value="-0.38086285240473" calcext:value-type="float">
            <text:p>-0.38086285240473</text:p>
          </table:table-cell>
          <table:table-cell table:number-columns-repeated="16"/>
        </table:table-row>
        <table:table-row table:style-name="ro1">
          <table:table-cell office:value-type="float" office:value="7484.6396626807" calcext:value-type="float">
            <text:p>7484.6396626807</text:p>
          </table:table-cell>
          <table:table-cell table:number-columns-repeated="3"/>
          <table:table-cell table:formula="of:=[.$C$4] + ([.$C$5] - [.$C$4]) * (([.A1755] - [.$C$1]) / ([.$C$2] - [.$C$1]))" office:value-type="float" office:value="-0.3788106899042" calcext:value-type="float">
            <text:p>-0.3788106899042</text:p>
          </table:table-cell>
          <table:table-cell table:number-columns-repeated="16"/>
        </table:table-row>
        <table:table-row table:style-name="ro1">
          <table:table-cell office:value-type="float" office:value="7337.2820905188" calcext:value-type="float">
            <text:p>7337.2820905188</text:p>
          </table:table-cell>
          <table:table-cell table:number-columns-repeated="3"/>
          <table:table-cell table:formula="of:=[.$C$4] + ([.$C$5] - [.$C$4]) * (([.A1756] - [.$C$1]) / ([.$C$2] - [.$C$1]))" office:value-type="float" office:value="-0.381231789382552" calcext:value-type="float">
            <text:p>-0.381231789382552</text:p>
          </table:table-cell>
          <table:table-cell table:number-columns-repeated="16"/>
        </table:table-row>
        <table:table-row table:style-name="ro1">
          <table:table-cell office:value-type="float" office:value="7424.5035031436" calcext:value-type="float">
            <text:p>7424.5035031436</text:p>
          </table:table-cell>
          <table:table-cell table:number-columns-repeated="3"/>
          <table:table-cell table:formula="of:=[.$C$4] + ([.$C$5] - [.$C$4]) * (([.A1757] - [.$C$1]) / ([.$C$2] - [.$C$1]))" office:value-type="float" office:value="-0.37979873295044" calcext:value-type="float">
            <text:p>-0.37979873295044</text:p>
          </table:table-cell>
          <table:table-cell table:number-columns-repeated="16"/>
        </table:table-row>
        <table:table-row table:style-name="ro1">
          <table:table-cell office:value-type="float" office:value="7400.4646611346" calcext:value-type="float">
            <text:p>7400.4646611346</text:p>
          </table:table-cell>
          <table:table-cell table:number-columns-repeated="3"/>
          <table:table-cell table:formula="of:=[.$C$4] + ([.$C$5] - [.$C$4]) * (([.A1758] - [.$C$1]) / ([.$C$2] - [.$C$1]))" office:value-type="float" office:value="-0.380193693501121" calcext:value-type="float">
            <text:p>-0.380193693501121</text:p>
          </table:table-cell>
          <table:table-cell table:number-columns-repeated="16"/>
        </table:table-row>
        <table:table-row table:style-name="ro1">
          <table:table-cell office:value-type="float" office:value="7730.2481771742" calcext:value-type="float">
            <text:p>7730.2481771742</text:p>
          </table:table-cell>
          <table:table-cell table:number-columns-repeated="3"/>
          <table:table-cell table:formula="of:=[.$C$4] + ([.$C$5] - [.$C$4]) * (([.A1759] - [.$C$1]) / ([.$C$2] - [.$C$1]))" office:value-type="float" office:value="-0.374775317730279" calcext:value-type="float">
            <text:p>-0.374775317730279</text:p>
          </table:table-cell>
          <table:table-cell table:number-columns-repeated="16"/>
        </table:table-row>
        <table:table-row table:style-name="ro1">
          <table:table-cell office:value-type="float" office:value="8320.1599473233" calcext:value-type="float">
            <text:p>8320.1599473233</text:p>
          </table:table-cell>
          <table:table-cell table:number-columns-repeated="3"/>
          <table:table-cell table:formula="of:=[.$C$4] + ([.$C$5] - [.$C$4]) * (([.A1760] - [.$C$1]) / ([.$C$2] - [.$C$1]))" office:value-type="float" office:value="-0.365083009028205" calcext:value-type="float">
            <text:p>-0.365083009028205</text:p>
          </table:table-cell>
          <table:table-cell table:number-columns-repeated="16"/>
        </table:table-row>
        <table:table-row table:style-name="ro1">
          <table:table-cell office:value-type="float" office:value="8269.5323354969" calcext:value-type="float">
            <text:p>8269.5323354969</text:p>
          </table:table-cell>
          <table:table-cell table:number-columns-repeated="3"/>
          <table:table-cell table:formula="of:=[.$C$4] + ([.$C$5] - [.$C$4]) * (([.A1761] - [.$C$1]) / ([.$C$2] - [.$C$1]))" office:value-type="float" office:value="-0.365914825695545" calcext:value-type="float">
            <text:p>-0.365914825695545</text:p>
          </table:table-cell>
          <table:table-cell table:number-columns-repeated="16"/>
        </table:table-row>
        <table:table-row table:style-name="ro1">
          <table:table-cell office:value-type="float" office:value="7933.125250505" calcext:value-type="float">
            <text:p>7933.125250505</text:p>
          </table:table-cell>
          <table:table-cell table:number-columns-repeated="3"/>
          <table:table-cell table:formula="of:=[.$C$4] + ([.$C$5] - [.$C$4]) * (([.A1762] - [.$C$1]) / ([.$C$2] - [.$C$1]))" office:value-type="float" office:value="-0.371442027359079" calcext:value-type="float">
            <text:p>-0.371442027359079</text:p>
          </table:table-cell>
          <table:table-cell table:number-columns-repeated="16"/>
        </table:table-row>
        <table:table-row table:style-name="ro1">
          <table:table-cell office:value-type="float" office:value="8182.375003005" calcext:value-type="float">
            <text:p>8182.375003005</text:p>
          </table:table-cell>
          <table:table-cell table:number-columns-repeated="3"/>
          <table:table-cell table:formula="of:=[.$C$4] + ([.$C$5] - [.$C$4]) * (([.A1763] - [.$C$1]) / ([.$C$2] - [.$C$1]))" office:value-type="float" office:value="-0.367346829284738" calcext:value-type="float">
            <text:p>-0.367346829284738</text:p>
          </table:table-cell>
          <table:table-cell table:number-columns-repeated="16"/>
        </table:table-row>
        <table:table-row table:style-name="ro1">
          <table:table-cell office:value-type="float" office:value="8184.6960858239" calcext:value-type="float">
            <text:p>8184.6960858239</text:p>
          </table:table-cell>
          <table:table-cell table:number-columns-repeated="3"/>
          <table:table-cell table:formula="of:=[.$C$4] + ([.$C$5] - [.$C$4]) * (([.A1764] - [.$C$1]) / ([.$C$2] - [.$C$1]))" office:value-type="float" office:value="-0.367308693664562" calcext:value-type="float">
            <text:p>-0.367308693664562</text:p>
          </table:table-cell>
          <table:table-cell table:number-columns-repeated="16"/>
        </table:table-row>
        <table:table-row table:style-name="ro1">
          <table:table-cell office:value-type="float" office:value="8215.2159687792" calcext:value-type="float">
            <text:p>8215.2159687792</text:p>
          </table:table-cell>
          <table:table-cell table:number-columns-repeated="3"/>
          <table:table-cell table:formula="of:=[.$C$4] + ([.$C$5] - [.$C$4]) * (([.A1765] - [.$C$1]) / ([.$C$2] - [.$C$1]))" office:value-type="float" office:value="-0.366807248970419" calcext:value-type="float">
            <text:p>-0.366807248970419</text:p>
          </table:table-cell>
          <table:table-cell table:number-columns-repeated="16"/>
        </table:table-row>
        <table:table-row table:style-name="ro1">
          <table:table-cell office:value-type="float" office:value="8166.6883994459" calcext:value-type="float">
            <text:p>8166.6883994459</text:p>
          </table:table-cell>
          <table:table-cell table:number-columns-repeated="3"/>
          <table:table-cell table:formula="of:=[.$C$4] + ([.$C$5] - [.$C$4]) * (([.A1766] - [.$C$1]) / ([.$C$2] - [.$C$1]))" office:value-type="float" office:value="-0.367604561731988" calcext:value-type="float">
            <text:p>-0.367604561731988</text:p>
          </table:table-cell>
          <table:table-cell table:number-columns-repeated="16"/>
        </table:table-row>
        <table:table-row table:style-name="ro1">
          <table:table-cell office:value-type="float" office:value="7732.3472908783" calcext:value-type="float">
            <text:p>7732.3472908783</text:p>
          </table:table-cell>
          <table:table-cell table:number-columns-repeated="3"/>
          <table:table-cell table:formula="of:=[.$C$4] + ([.$C$5] - [.$C$4]) * (([.A1767] - [.$C$1]) / ([.$C$2] - [.$C$1]))" office:value-type="float" office:value="-0.374740829084602" calcext:value-type="float">
            <text:p>-0.374740829084602</text:p>
          </table:table-cell>
          <table:table-cell table:number-columns-repeated="16"/>
        </table:table-row>
        <table:table-row table:style-name="ro1">
          <table:table-cell office:value-type="float" office:value="7589.374917258" calcext:value-type="float">
            <text:p>7589.374917258</text:p>
          </table:table-cell>
          <table:table-cell table:number-columns-repeated="3"/>
          <table:table-cell table:formula="of:=[.$C$4] + ([.$C$5] - [.$C$4]) * (([.A1768] - [.$C$1]) / ([.$C$2] - [.$C$1]))" office:value-type="float" office:value="-0.377089879317395" calcext:value-type="float">
            <text:p>-0.377089879317395</text:p>
          </table:table-cell>
          <table:table-cell table:number-columns-repeated="16"/>
        </table:table-row>
        <table:table-row table:style-name="ro1">
          <table:table-cell office:value-type="float" office:value="7527.0403990273" calcext:value-type="float">
            <text:p>7527.0403990273</text:p>
          </table:table-cell>
          <table:table-cell table:number-columns-repeated="3"/>
          <table:table-cell table:formula="of:=[.$C$4] + ([.$C$5] - [.$C$4]) * (([.A1769] - [.$C$1]) / ([.$C$2] - [.$C$1]))" office:value-type="float" office:value="-0.3781140416143" calcext:value-type="float">
            <text:p>-0.3781140416143</text:p>
          </table:table-cell>
          <table:table-cell table:number-columns-repeated="16"/>
        </table:table-row>
        <table:table-row table:style-name="ro1">
          <table:table-cell office:value-type="float" office:value="7423.0750930062" calcext:value-type="float">
            <text:p>7423.0750930062</text:p>
          </table:table-cell>
          <table:table-cell table:number-columns-repeated="3"/>
          <table:table-cell table:formula="of:=[.$C$4] + ([.$C$5] - [.$C$4]) * (([.A1770] - [.$C$1]) / ([.$C$2] - [.$C$1]))" office:value-type="float" office:value="-0.37982220187021" calcext:value-type="float">
            <text:p>-0.37982220187021</text:p>
          </table:table-cell>
          <table:table-cell table:number-columns-repeated="16"/>
        </table:table-row>
        <table:table-row table:style-name="ro1">
          <table:table-cell office:value-type="float" office:value="7395.622456196" calcext:value-type="float">
            <text:p>7395.622456196</text:p>
          </table:table-cell>
          <table:table-cell table:number-columns-repeated="3"/>
          <table:table-cell table:formula="of:=[.$C$4] + ([.$C$5] - [.$C$4]) * (([.A1771] - [.$C$1]) / ([.$C$2] - [.$C$1]))" office:value-type="float" office:value="-0.380273251406962" calcext:value-type="float">
            <text:p>-0.380273251406962</text:p>
          </table:table-cell>
          <table:table-cell table:number-columns-repeated="16"/>
        </table:table-row>
        <table:table-row table:style-name="ro1">
          <table:table-cell office:value-type="float" office:value="7411.5152998302" calcext:value-type="float">
            <text:p>7411.5152998302</text:p>
          </table:table-cell>
          <table:table-cell table:number-columns-repeated="3"/>
          <table:table-cell table:formula="of:=[.$C$4] + ([.$C$5] - [.$C$4]) * (([.A1772] - [.$C$1]) / ([.$C$2] - [.$C$1]))" office:value-type="float" office:value="-0.38001213041489" calcext:value-type="float">
            <text:p>-0.38001213041489</text:p>
          </table:table-cell>
          <table:table-cell table:number-columns-repeated="16"/>
        </table:table-row>
        <table:table-row table:style-name="ro1">
          <table:table-cell office:value-type="float" office:value="7402.3366314849" calcext:value-type="float">
            <text:p>7402.3366314849</text:p>
          </table:table-cell>
          <table:table-cell table:number-columns-repeated="3"/>
          <table:table-cell table:formula="of:=[.$C$4] + ([.$C$5] - [.$C$4]) * (([.A1773] - [.$C$1]) / ([.$C$2] - [.$C$1]))" office:value-type="float" office:value="-0.380162936843204" calcext:value-type="float">
            <text:p>-0.380162936843204</text:p>
          </table:table-cell>
          <table:table-cell table:number-columns-repeated="16"/>
        </table:table-row>
        <table:table-row table:style-name="ro1">
          <table:table-cell office:value-type="float" office:value="6721.4350901721" calcext:value-type="float">
            <text:p>6721.4350901721</text:p>
          </table:table-cell>
          <table:table-cell table:number-columns-repeated="3"/>
          <table:table-cell table:formula="of:=[.$C$4] + ([.$C$5] - [.$C$4]) * (([.A1774] - [.$C$1]) / ([.$C$2] - [.$C$1]))" office:value-type="float" office:value="-0.391350216480722" calcext:value-type="float">
            <text:p>-0.391350216480722</text:p>
          </table:table-cell>
          <table:table-cell table:number-columns-repeated="16"/>
        </table:table-row>
        <table:table-row table:style-name="ro1">
          <table:table-cell office:value-type="float" office:value="6460.1536974665" calcext:value-type="float">
            <text:p>6460.1536974665</text:p>
          </table:table-cell>
          <table:table-cell table:number-columns-repeated="3"/>
          <table:table-cell table:formula="of:=[.$C$4] + ([.$C$5] - [.$C$4]) * (([.A1775] - [.$C$1]) / ([.$C$2] - [.$C$1]))" office:value-type="float" office:value="-0.395643095593085" calcext:value-type="float">
            <text:p>-0.395643095593085</text:p>
          </table:table-cell>
          <table:table-cell table:number-columns-repeated="16"/>
        </table:table-row>
        <table:table-row table:style-name="ro1">
          <table:table-cell office:value-type="float" office:value="6482.9687238409" calcext:value-type="float">
            <text:p>6482.9687238409</text:p>
          </table:table-cell>
          <table:table-cell table:number-columns-repeated="3"/>
          <table:table-cell table:formula="of:=[.$C$4] + ([.$C$5] - [.$C$4]) * (([.A1776] - [.$C$1]) / ([.$C$2] - [.$C$1]))" office:value-type="float" office:value="-0.395268242454266" calcext:value-type="float">
            <text:p>-0.395268242454266</text:p>
          </table:table-cell>
          <table:table-cell table:number-columns-repeated="16"/>
        </table:table-row>
        <table:table-row table:style-name="ro1">
          <table:table-cell office:value-type="float" office:value="6101.8564779009" calcext:value-type="float">
            <text:p>6101.8564779009</text:p>
          </table:table-cell>
          <table:table-cell table:number-columns-repeated="3"/>
          <table:table-cell table:formula="of:=[.$C$4] + ([.$C$5] - [.$C$4]) * (([.A1777] - [.$C$1]) / ([.$C$2] - [.$C$1]))" office:value-type="float" office:value="-0.401529954331717" calcext:value-type="float">
            <text:p>-0.401529954331717</text:p>
          </table:table-cell>
          <table:table-cell table:number-columns-repeated="16"/>
        </table:table-row>
        <table:table-row table:style-name="ro1">
          <table:table-cell office:value-type="float" office:value="6392.9727447014" calcext:value-type="float">
            <text:p>6392.9727447014</text:p>
          </table:table-cell>
          <table:table-cell table:number-columns-repeated="3"/>
          <table:table-cell table:formula="of:=[.$C$4] + ([.$C$5] - [.$C$4]) * (([.A1778] - [.$C$1]) / ([.$C$2] - [.$C$1]))" office:value-type="float" office:value="-0.396746885288507" calcext:value-type="float">
            <text:p>-0.396746885288507</text:p>
          </table:table-cell>
          <table:table-cell table:number-columns-repeated="16"/>
        </table:table-row>
        <table:table-row table:style-name="ro1">
          <table:table-cell office:value-type="float" office:value="6338.7389033859" calcext:value-type="float">
            <text:p>6338.7389033859</text:p>
          </table:table-cell>
          <table:table-cell table:number-columns-repeated="3"/>
          <table:table-cell table:formula="of:=[.$C$4] + ([.$C$5] - [.$C$4]) * (([.A1779] - [.$C$1]) / ([.$C$2] - [.$C$1]))" office:value-type="float" office:value="-0.397637952662864" calcext:value-type="float">
            <text:p>-0.397637952662864</text:p>
          </table:table-cell>
          <table:table-cell table:number-columns-repeated="16"/>
        </table:table-row>
        <table:table-row table:style-name="ro1">
          <table:table-cell office:value-type="float" office:value="6256.8440822464" calcext:value-type="float">
            <text:p>6256.8440822464</text:p>
          </table:table-cell>
          <table:table-cell table:number-columns-repeated="3"/>
          <table:table-cell table:formula="of:=[.$C$4] + ([.$C$5] - [.$C$4]) * (([.A1780] - [.$C$1]) / ([.$C$2] - [.$C$1]))" office:value-type="float" office:value="-0.398983492670287" calcext:value-type="float">
            <text:p>-0.398983492670287</text:p>
          </table:table-cell>
          <table:table-cell table:number-columns-repeated="16"/>
        </table:table-row>
        <table:table-row table:style-name="ro1">
          <table:table-cell office:value-type="float" office:value="6186.9712074961" calcext:value-type="float">
            <text:p>6186.9712074961</text:p>
          </table:table-cell>
          <table:table-cell table:number-columns-repeated="3"/>
          <table:table-cell table:formula="of:=[.$C$4] + ([.$C$5] - [.$C$4]) * (([.A1781] - [.$C$1]) / ([.$C$2] - [.$C$1]))" office:value-type="float" office:value="-0.400131510910048" calcext:value-type="float">
            <text:p>-0.400131510910048</text:p>
          </table:table-cell>
          <table:table-cell table:number-columns-repeated="16"/>
        </table:table-row>
        <table:table-row table:style-name="ro1">
          <table:table-cell office:value-type="float" office:value="6332.6068999537" calcext:value-type="float">
            <text:p>6332.6068999537</text:p>
          </table:table-cell>
          <table:table-cell table:number-columns-repeated="3"/>
          <table:table-cell table:formula="of:=[.$C$4] + ([.$C$5] - [.$C$4]) * (([.A1782] - [.$C$1]) / ([.$C$2] - [.$C$1]))" office:value-type="float" office:value="-0.397738702085463" calcext:value-type="float">
            <text:p>-0.397738702085463</text:p>
          </table:table-cell>
          <table:table-cell table:number-columns-repeated="16"/>
        </table:table-row>
        <table:table-row table:style-name="ro1">
          <table:table-cell office:value-type="float" office:value="6277.0417762545" calcext:value-type="float">
            <text:p>6277.0417762545</text:p>
          </table:table-cell>
          <table:table-cell table:number-columns-repeated="3"/>
          <table:table-cell table:formula="of:=[.$C$4] + ([.$C$5] - [.$C$4]) * (([.A1783] - [.$C$1]) / ([.$C$2] - [.$C$1]))" office:value-type="float" office:value="-0.398651642560995" calcext:value-type="float">
            <text:p>-0.398651642560995</text:p>
          </table:table-cell>
          <table:table-cell table:number-columns-repeated="16"/>
        </table:table-row>
        <table:table-row table:style-name="ro1">
          <table:table-cell office:value-type="float" office:value="6559.6938370996" calcext:value-type="float">
            <text:p>6559.6938370996</text:p>
          </table:table-cell>
          <table:table-cell table:number-columns-repeated="3"/>
          <table:table-cell table:formula="of:=[.$C$4] + ([.$C$5] - [.$C$4]) * (([.A1784] - [.$C$1]) / ([.$C$2] - [.$C$1]))" office:value-type="float" office:value="-0.394007641258401" calcext:value-type="float">
            <text:p>-0.394007641258401</text:p>
          </table:table-cell>
          <table:table-cell table:number-columns-repeated="16"/>
        </table:table-row>
        <table:table-row table:style-name="ro1">
          <table:table-cell office:value-type="float" office:value="6391.0862687126" calcext:value-type="float">
            <text:p>6391.0862687126</text:p>
          </table:table-cell>
          <table:table-cell table:number-columns-repeated="3"/>
          <table:table-cell table:formula="of:=[.$C$4] + ([.$C$5] - [.$C$4]) * (([.A1785] - [.$C$1]) / ([.$C$2] - [.$C$1]))" office:value-type="float" office:value="-0.396777880275499" calcext:value-type="float">
            <text:p>-0.396777880275499</text:p>
          </table:table-cell>
          <table:table-cell table:number-columns-repeated="16"/>
        </table:table-row>
        <table:table-row table:style-name="ro1">
          <table:table-cell office:value-type="float" office:value="6516.7725719977" calcext:value-type="float">
            <text:p>6516.7725719977</text:p>
          </table:table-cell>
          <table:table-cell table:number-columns-repeated="3"/>
          <table:table-cell table:formula="of:=[.$C$4] + ([.$C$5] - [.$C$4]) * (([.A1786] - [.$C$1]) / ([.$C$2] - [.$C$1]))" office:value-type="float" office:value="-0.39471284188721" calcext:value-type="float">
            <text:p>-0.39471284188721</text:p>
          </table:table-cell>
          <table:table-cell table:number-columns-repeated="16"/>
        </table:table-row>
        <table:table-row table:style-name="ro1">
          <table:table-cell office:value-type="float" office:value="6252.3288590532" calcext:value-type="float">
            <text:p>6252.3288590532</text:p>
          </table:table-cell>
          <table:table-cell table:number-columns-repeated="3"/>
          <table:table-cell table:formula="of:=[.$C$4] + ([.$C$5] - [.$C$4]) * (([.A1787] - [.$C$1]) / ([.$C$2] - [.$C$1]))" office:value-type="float" office:value="-0.399057678233725" calcext:value-type="float">
            <text:p>-0.399057678233725</text:p>
          </table:table-cell>
          <table:table-cell table:number-columns-repeated="16"/>
        </table:table-row>
        <table:table-row table:style-name="ro1">
          <table:table-cell office:value-type="float" office:value="6470.0745108827" calcext:value-type="float">
            <text:p>6470.0745108827</text:p>
          </table:table-cell>
          <table:table-cell table:number-columns-repeated="3"/>
          <table:table-cell table:formula="of:=[.$C$4] + ([.$C$5] - [.$C$4]) * (([.A1788] - [.$C$1]) / ([.$C$2] - [.$C$1]))" office:value-type="float" office:value="-0.395480095647888" calcext:value-type="float">
            <text:p>-0.395480095647888</text:p>
          </table:table-cell>
          <table:table-cell table:number-columns-repeated="16"/>
        </table:table-row>
        <table:table-row table:style-name="ro1">
          <table:table-cell office:value-type="float" office:value="6360.2169851987" calcext:value-type="float">
            <text:p>6360.2169851987</text:p>
          </table:table-cell>
          <table:table-cell table:number-columns-repeated="3"/>
          <table:table-cell table:formula="of:=[.$C$4] + ([.$C$5] - [.$C$4]) * (([.A1789] - [.$C$1]) / ([.$C$2] - [.$C$1]))" office:value-type="float" office:value="-0.397285065655362" calcext:value-type="float">
            <text:p>-0.397285065655362</text:p>
          </table:table-cell>
          <table:table-cell table:number-columns-repeated="16"/>
        </table:table-row>
        <table:table-row table:style-name="ro1">
          <table:table-cell office:value-type="float" office:value="6525.5266629003" calcext:value-type="float">
            <text:p>6525.5266629003</text:p>
          </table:table-cell>
          <table:table-cell table:number-columns-repeated="3"/>
          <table:table-cell table:formula="of:=[.$C$4] + ([.$C$5] - [.$C$4]) * (([.A1790] - [.$C$1]) / ([.$C$2] - [.$C$1]))" office:value-type="float" office:value="-0.394569011308253" calcext:value-type="float">
            <text:p>-0.394569011308253</text:p>
          </table:table-cell>
          <table:table-cell table:number-columns-repeated="16"/>
        </table:table-row>
        <table:table-row table:style-name="ro1">
          <table:table-cell office:value-type="float" office:value="6683.3545015052" calcext:value-type="float">
            <text:p>6683.3545015052</text:p>
          </table:table-cell>
          <table:table-cell table:number-columns-repeated="3"/>
          <table:table-cell table:formula="of:=[.$C$4] + ([.$C$5] - [.$C$4]) * (([.A1791] - [.$C$1]) / ([.$C$2] - [.$C$1]))" office:value-type="float" office:value="-0.391975884317156" calcext:value-type="float">
            <text:p>-0.391975884317156</text:p>
          </table:table-cell>
          <table:table-cell table:number-columns-repeated="16"/>
        </table:table-row>
        <table:table-row table:style-name="ro1">
          <table:table-cell office:value-type="float" office:value="6725.0323270063" calcext:value-type="float">
            <text:p>6725.0323270063</text:p>
          </table:table-cell>
          <table:table-cell table:number-columns-repeated="3"/>
          <table:table-cell table:formula="of:=[.$C$4] + ([.$C$5] - [.$C$4]) * (([.A1792] - [.$C$1]) / ([.$C$2] - [.$C$1]))" office:value-type="float" office:value="-0.391291113523914" calcext:value-type="float">
            <text:p>-0.391291113523914</text:p>
          </table:table-cell>
          <table:table-cell table:number-columns-repeated="16"/>
        </table:table-row>
        <table:table-row table:style-name="ro1">
          <table:table-cell office:value-type="float" office:value="6702.3919499644" calcext:value-type="float">
            <text:p>6702.3919499644</text:p>
          </table:table-cell>
          <table:table-cell table:number-columns-repeated="3"/>
          <table:table-cell table:formula="of:=[.$C$4] + ([.$C$5] - [.$C$4]) * (([.A1793] - [.$C$1]) / ([.$C$2] - [.$C$1]))" office:value-type="float" office:value="-0.391663097156934" calcext:value-type="float">
            <text:p>-0.391663097156934</text:p>
          </table:table-cell>
          <table:table-cell table:number-columns-repeated="16"/>
        </table:table-row>
        <table:table-row table:style-name="ro1">
          <table:table-cell office:value-type="float" office:value="6753.3104499758" calcext:value-type="float">
            <text:p>6753.3104499758</text:p>
          </table:table-cell>
          <table:table-cell table:number-columns-repeated="3"/>
          <table:table-cell table:formula="of:=[.$C$4] + ([.$C$5] - [.$C$4]) * (([.A1794] - [.$C$1]) / ([.$C$2] - [.$C$1]))" office:value-type="float" office:value="-0.390826501167957" calcext:value-type="float">
            <text:p>-0.390826501167957</text:p>
          </table:table-cell>
          <table:table-cell table:number-columns-repeated="16"/>
        </table:table-row>
        <table:table-row table:style-name="ro1">
          <table:table-cell office:value-type="float" office:value="7079.5406126455" calcext:value-type="float">
            <text:p>7079.5406126455</text:p>
          </table:table-cell>
          <table:table-cell table:number-columns-repeated="3"/>
          <table:table-cell table:formula="of:=[.$C$4] + ([.$C$5] - [.$C$4]) * (([.A1795] - [.$C$1]) / ([.$C$2] - [.$C$1]))" office:value-type="float" office:value="-0.385466507344265" calcext:value-type="float">
            <text:p>-0.385466507344265</text:p>
          </table:table-cell>
          <table:table-cell table:number-columns-repeated="16"/>
        </table:table-row>
        <table:table-row table:style-name="ro1">
          <table:table-cell office:value-type="float" office:value="7040.0750124576" calcext:value-type="float">
            <text:p>7040.0750124576</text:p>
          </table:table-cell>
          <table:table-cell table:number-columns-repeated="3"/>
          <table:table-cell table:formula="of:=[.$C$4] + ([.$C$5] - [.$C$4]) * (([.A1796] - [.$C$1]) / ([.$C$2] - [.$C$1]))" office:value-type="float" office:value="-0.386114931056911" calcext:value-type="float">
            <text:p>-0.386114931056911</text:p>
          </table:table-cell>
          <table:table-cell table:number-columns-repeated="16"/>
        </table:table-row>
        <table:table-row table:style-name="ro1">
          <table:table-cell office:value-type="float" office:value="6938.7629415769" calcext:value-type="float">
            <text:p>6938.7629415769</text:p>
          </table:table-cell>
          <table:table-cell table:number-columns-repeated="3"/>
          <table:table-cell table:formula="of:=[.$C$4] + ([.$C$5] - [.$C$4]) * (([.A1797] - [.$C$1]) / ([.$C$2] - [.$C$1]))" office:value-type="float" office:value="-0.387779498397166" calcext:value-type="float">
            <text:p>-0.387779498397166</text:p>
          </table:table-cell>
          <table:table-cell table:number-columns-repeated="16"/>
        </table:table-row>
        <table:table-row table:style-name="ro1">
          <table:table-cell office:value-type="float" office:value="7028.4473112812" calcext:value-type="float">
            <text:p>7028.4473112812</text:p>
          </table:table-cell>
          <table:table-cell table:number-columns-repeated="3"/>
          <table:table-cell table:formula="of:=[.$C$4] + ([.$C$5] - [.$C$4]) * (([.A1798] - [.$C$1]) / ([.$C$2] - [.$C$1]))" office:value-type="float" office:value="-0.386305975336751" calcext:value-type="float">
            <text:p>-0.386305975336751</text:p>
          </table:table-cell>
          <table:table-cell table:number-columns-repeated="16"/>
        </table:table-row>
        <table:table-row table:style-name="ro1">
          <table:table-cell office:value-type="float" office:value="7198.0579483792" calcext:value-type="float">
            <text:p>7198.0579483792</text:p>
          </table:table-cell>
          <table:table-cell table:number-columns-repeated="3"/>
          <table:table-cell table:formula="of:=[.$C$4] + ([.$C$5] - [.$C$4]) * (([.A1799] - [.$C$1]) / ([.$C$2] - [.$C$1]))" office:value-type="float" office:value="-0.383519255801568" calcext:value-type="float">
            <text:p>-0.383519255801568</text:p>
          </table:table-cell>
          <table:table-cell table:number-columns-repeated="16"/>
        </table:table-row>
        <table:table-row table:style-name="ro1">
          <table:table-cell office:value-type="float" office:value="7282.2317506289" calcext:value-type="float">
            <text:p>7282.2317506289</text:p>
          </table:table-cell>
          <table:table-cell table:number-columns-repeated="3"/>
          <table:table-cell table:formula="of:=[.$C$4] + ([.$C$5] - [.$C$4]) * (([.A1800] - [.$C$1]) / ([.$C$2] - [.$C$1]))" office:value-type="float" office:value="-0.382136271909205" calcext:value-type="float">
            <text:p>-0.382136271909205</text:p>
          </table:table-cell>
          <table:table-cell table:number-columns-repeated="16"/>
        </table:table-row>
        <table:table-row table:style-name="ro1">
          <table:table-cell office:value-type="float" office:value="7263.0672965937" calcext:value-type="float">
            <text:p>7263.0672965937</text:p>
          </table:table-cell>
          <table:table-cell table:number-columns-repeated="3"/>
          <table:table-cell table:formula="of:=[.$C$4] + ([.$C$5] - [.$C$4]) * (([.A1801] - [.$C$1]) / ([.$C$2] - [.$C$1]))" office:value-type="float" office:value="-0.382451145783596" calcext:value-type="float">
            <text:p>-0.382451145783596</text:p>
          </table:table-cell>
          <table:table-cell table:number-columns-repeated="16"/>
        </table:table-row>
        <table:table-row table:style-name="ro1">
          <table:table-cell office:value-type="float" office:value="7359.9743614374" calcext:value-type="float">
            <text:p>7359.9743614374</text:p>
          </table:table-cell>
          <table:table-cell table:number-columns-repeated="3"/>
          <table:table-cell table:formula="of:=[.$C$4] + ([.$C$5] - [.$C$4]) * (([.A1802] - [.$C$1]) / ([.$C$2] - [.$C$1]))" office:value-type="float" office:value="-0.380858953128007" calcext:value-type="float">
            <text:p>-0.380858953128007</text:p>
          </table:table-cell>
          <table:table-cell table:number-columns-repeated="16"/>
        </table:table-row>
        <table:table-row table:style-name="ro1">
          <table:table-cell office:value-type="float" office:value="6913.1150129363" calcext:value-type="float">
            <text:p>6913.1150129363</text:p>
          </table:table-cell>
          <table:table-cell table:number-columns-repeated="3"/>
          <table:table-cell table:formula="of:=[.$C$4] + ([.$C$5] - [.$C$4]) * (([.A1803] - [.$C$1]) / ([.$C$2] - [.$C$1]))" office:value-type="float" office:value="-0.388200896400279" calcext:value-type="float">
            <text:p>-0.388200896400279</text:p>
          </table:table-cell>
          <table:table-cell table:number-columns-repeated="16"/>
        </table:table-row>
        <table:table-row table:style-name="ro1">
          <table:table-cell office:value-type="float" office:value="6515.3934895131" calcext:value-type="float">
            <text:p>6515.3934895131</text:p>
          </table:table-cell>
          <table:table-cell table:number-columns-repeated="3"/>
          <table:table-cell table:formula="of:=[.$C$4] + ([.$C$5] - [.$C$4]) * (([.A1804] - [.$C$1]) / ([.$C$2] - [.$C$1]))" office:value-type="float" office:value="-0.394735500348768" calcext:value-type="float">
            <text:p>-0.394735500348768</text:p>
          </table:table-cell>
          <table:table-cell table:number-columns-repeated="16"/>
        </table:table-row>
        <table:table-row table:style-name="ro1">
          <table:table-cell office:value-type="float" office:value="6400.3352995888" calcext:value-type="float">
            <text:p>6400.3352995888</text:p>
          </table:table-cell>
          <table:table-cell table:number-columns-repeated="3"/>
          <table:table-cell table:formula="of:=[.$C$4] + ([.$C$5] - [.$C$4]) * (([.A1805] - [.$C$1]) / ([.$C$2] - [.$C$1]))" office:value-type="float" office:value="-0.396625917783847" calcext:value-type="float">
            <text:p>-0.396625917783847</text:p>
          </table:table-cell>
          <table:table-cell table:number-columns-repeated="16"/>
        </table:table-row>
        <table:table-row table:style-name="ro1">
          <table:table-cell office:value-type="float" office:value="6183.9777801483" calcext:value-type="float">
            <text:p>6183.9777801483</text:p>
          </table:table-cell>
          <table:table-cell table:number-columns-repeated="3"/>
          <table:table-cell table:formula="of:=[.$C$4] + ([.$C$5] - [.$C$4]) * (([.A1806] - [.$C$1]) / ([.$C$2] - [.$C$1]))" office:value-type="float" office:value="-0.400180693217302" calcext:value-type="float">
            <text:p>-0.400180693217302</text:p>
          </table:table-cell>
          <table:table-cell table:number-columns-repeated="16"/>
        </table:table-row>
        <table:table-row table:style-name="ro1">
          <table:table-cell office:value-type="float" office:value="6253.9358630803" calcext:value-type="float">
            <text:p>6253.9358630803</text:p>
          </table:table-cell>
          <table:table-cell table:number-columns-repeated="3"/>
          <table:table-cell table:formula="of:=[.$C$4] + ([.$C$5] - [.$C$4]) * (([.A1807] - [.$C$1]) / ([.$C$2] - [.$C$1]))" office:value-type="float" office:value="-0.399031274998691" calcext:value-type="float">
            <text:p>-0.399031274998691</text:p>
          </table:table-cell>
          <table:table-cell table:number-columns-repeated="16"/>
        </table:table-row>
        <table:table-row table:style-name="ro1">
          <table:table-cell office:value-type="float" office:value="6275.0862858054" calcext:value-type="float">
            <text:p>6275.0862858054</text:p>
          </table:table-cell>
          <table:table-cell table:number-columns-repeated="3"/>
          <table:table-cell table:formula="of:=[.$C$4] + ([.$C$5] - [.$C$4]) * (([.A1808] - [.$C$1]) / ([.$C$2] - [.$C$1]))" office:value-type="float" office:value="-0.398683771462393" calcext:value-type="float">
            <text:p>-0.398683771462393</text:p>
          </table:table-cell>
          <table:table-cell table:number-columns-repeated="16"/>
        </table:table-row>
        <table:table-row table:style-name="ro1">
          <table:table-cell office:value-type="float" office:value="6275.6679619637" calcext:value-type="float">
            <text:p>6275.6679619637</text:p>
          </table:table-cell>
          <table:table-cell table:number-columns-repeated="3"/>
          <table:table-cell table:formula="of:=[.$C$4] + ([.$C$5] - [.$C$4]) * (([.A1809] - [.$C$1]) / ([.$C$2] - [.$C$1]))" office:value-type="float" office:value="-0.398674214465608" calcext:value-type="float">
            <text:p>-0.398674214465608</text:p>
          </table:table-cell>
          <table:table-cell table:number-columns-repeated="16"/>
        </table:table-row>
        <table:table-row table:style-name="ro1">
          <table:table-cell office:value-type="float" office:value="6277.2328882184" calcext:value-type="float">
            <text:p>6277.2328882184</text:p>
          </table:table-cell>
          <table:table-cell table:number-columns-repeated="3"/>
          <table:table-cell table:formula="of:=[.$C$4] + ([.$C$5] - [.$C$4]) * (([.A1810] - [.$C$1]) / ([.$C$2] - [.$C$1]))" office:value-type="float" office:value="-0.398648502572535" calcext:value-type="float">
            <text:p>-0.398648502572535</text:p>
          </table:table-cell>
          <table:table-cell table:number-columns-repeated="16"/>
        </table:table-row>
        <table:table-row table:style-name="ro1">
          <table:table-cell office:value-type="float" office:value="6283.1844998379" calcext:value-type="float">
            <text:p>6283.1844998379</text:p>
          </table:table-cell>
          <table:table-cell table:number-columns-repeated="3"/>
          <table:table-cell table:formula="of:=[.$C$4] + ([.$C$5] - [.$C$4]) * (([.A1811] - [.$C$1]) / ([.$C$2] - [.$C$1]))" office:value-type="float" office:value="-0.398550717005251" calcext:value-type="float">
            <text:p>-0.398550717005251</text:p>
          </table:table-cell>
          <table:table-cell table:number-columns-repeated="16"/>
        </table:table-row>
        <table:table-row table:style-name="ro1">
          <table:table-cell office:value-type="float" office:value="6284.4863926488" calcext:value-type="float">
            <text:p>6284.4863926488</text:p>
          </table:table-cell>
          <table:table-cell table:number-columns-repeated="3"/>
          <table:table-cell table:formula="of:=[.$C$4] + ([.$C$5] - [.$C$4]) * (([.A1812] - [.$C$1]) / ([.$C$2] - [.$C$1]))" office:value-type="float" office:value="-0.398529326777664" calcext:value-type="float">
            <text:p>-0.398529326777664</text:p>
          </table:table-cell>
          <table:table-cell table:number-columns-repeated="16"/>
        </table:table-row>
        <table:table-row table:style-name="ro1">
          <table:table-cell office:value-type="float" office:value="6280.0413137918" calcext:value-type="float">
            <text:p>6280.0413137918</text:p>
          </table:table-cell>
          <table:table-cell table:number-columns-repeated="3"/>
          <table:table-cell table:formula="of:=[.$C$4] + ([.$C$5] - [.$C$4]) * (([.A1813] - [.$C$1]) / ([.$C$2] - [.$C$1]))" office:value-type="float" office:value="-0.398602359862723" calcext:value-type="float">
            <text:p>-0.398602359862723</text:p>
          </table:table-cell>
          <table:table-cell table:number-columns-repeated="16"/>
        </table:table-row>
        <table:table-row table:style-name="ro1">
          <table:table-cell office:value-type="float" office:value="6281.4093546956" calcext:value-type="float">
            <text:p>6281.4093546956</text:p>
          </table:table-cell>
          <table:table-cell table:number-columns-repeated="3"/>
          <table:table-cell table:formula="of:=[.$C$4] + ([.$C$5] - [.$C$4]) * (([.A1814] - [.$C$1]) / ([.$C$2] - [.$C$1]))" office:value-type="float" office:value="-0.39857988281543" calcext:value-type="float">
            <text:p>-0.39857988281543</text:p>
          </table:table-cell>
          <table:table-cell table:number-columns-repeated="16"/>
        </table:table-row>
        <table:table-row table:style-name="ro1">
          <table:table-cell office:value-type="float" office:value="6273.2200825647" calcext:value-type="float">
            <text:p>6273.2200825647</text:p>
          </table:table-cell>
          <table:table-cell table:number-columns-repeated="3"/>
          <table:table-cell table:formula="of:=[.$C$4] + ([.$C$5] - [.$C$4]) * (([.A1815] - [.$C$1]) / ([.$C$2] - [.$C$1]))" office:value-type="float" office:value="-0.39871443336613" calcext:value-type="float">
            <text:p>-0.39871443336613</text:p>
          </table:table-cell>
          <table:table-cell table:number-columns-repeated="16"/>
        </table:table-row>
        <table:table-row table:style-name="ro1">
          <table:table-cell office:value-type="float" office:value="6277.4841075341" calcext:value-type="float">
            <text:p>6277.4841075341</text:p>
          </table:table-cell>
          <table:table-cell table:number-columns-repeated="3"/>
          <table:table-cell table:formula="of:=[.$C$4] + ([.$C$5] - [.$C$4]) * (([.A1816] - [.$C$1]) / ([.$C$2] - [.$C$1]))" office:value-type="float" office:value="-0.398644375014342" calcext:value-type="float">
            <text:p>-0.398644375014342</text:p>
          </table:table-cell>
          <table:table-cell table:number-columns-repeated="16"/>
        </table:table-row>
        <table:table-row table:style-name="ro1">
          <table:table-cell office:value-type="float" office:value="6388.4" calcext:value-type="float">
            <text:p>6388.4</text:p>
          </table:table-cell>
          <table:table-cell table:number-columns-repeated="3"/>
          <table:table-cell table:formula="of:=[.$C$4] + ([.$C$5] - [.$C$4]) * (([.A1817] - [.$C$1]) / ([.$C$2] - [.$C$1]))" office:value-type="float" office:value="-0.396822015936011" calcext:value-type="float">
            <text:p>-0.396822015936011</text:p>
          </table:table-cell>
          <table:table-cell table:number-columns-repeated="16"/>
        </table:table-row>
        <table:table-row table:style-name="ro1">
          <table:table-cell office:value-type="float" office:value="6288.0700736307" calcext:value-type="float">
            <text:p>6288.0700736307</text:p>
          </table:table-cell>
          <table:table-cell table:number-columns-repeated="3"/>
          <table:table-cell table:formula="of:=[.$C$4] + ([.$C$5] - [.$C$4]) * (([.A1818] - [.$C$1]) / ([.$C$2] - [.$C$1]))" office:value-type="float" office:value="-0.398470446544849" calcext:value-type="float">
            <text:p>-0.398470446544849</text:p>
          </table:table-cell>
          <table:table-cell table:number-columns-repeated="16"/>
        </table:table-row>
        <table:table-row table:style-name="ro1">
          <table:table-cell office:value-type="float" office:value="6317.6999234045" calcext:value-type="float">
            <text:p>6317.6999234045</text:p>
          </table:table-cell>
          <table:table-cell table:number-columns-repeated="3"/>
          <table:table-cell table:formula="of:=[.$C$4] + ([.$C$5] - [.$C$4]) * (([.A1819] - [.$C$1]) / ([.$C$2] - [.$C$1]))" office:value-type="float" office:value="-0.397983625183866" calcext:value-type="float">
            <text:p>-0.397983625183866</text:p>
          </table:table-cell>
          <table:table-cell table:number-columns-repeated="16"/>
        </table:table-row>
        <table:table-row table:style-name="ro1">
          <table:table-cell office:value-type="float" office:value="6293.8364208374" calcext:value-type="float">
            <text:p>6293.8364208374</text:p>
          </table:table-cell>
          <table:table-cell table:number-columns-repeated="3"/>
          <table:table-cell table:formula="of:=[.$C$4] + ([.$C$5] - [.$C$4]) * (([.A1820] - [.$C$1]) / ([.$C$2] - [.$C$1]))" office:value-type="float" office:value="-0.398375704890184" calcext:value-type="float">
            <text:p>-0.398375704890184</text:p>
          </table:table-cell>
          <table:table-cell table:number-columns-repeated="16"/>
        </table:table-row>
        <table:table-row table:style-name="ro1">
          <table:table-cell office:value-type="float" office:value="6289.6206764534" calcext:value-type="float">
            <text:p>6289.6206764534</text:p>
          </table:table-cell>
          <table:table-cell table:number-columns-repeated="3"/>
          <table:table-cell table:formula="of:=[.$C$4] + ([.$C$5] - [.$C$4]) * (([.A1821] - [.$C$1]) / ([.$C$2] - [.$C$1]))" office:value-type="float" office:value="-0.39844496998718" calcext:value-type="float">
            <text:p>-0.39844496998718</text:p>
          </table:table-cell>
          <table:table-cell table:number-columns-repeated="16"/>
        </table:table-row>
        <table:table-row table:style-name="ro1">
          <table:table-cell office:value-type="float" office:value="6466.9945176657" calcext:value-type="float">
            <text:p>6466.9945176657</text:p>
          </table:table-cell>
          <table:table-cell table:number-columns-repeated="3"/>
          <table:table-cell table:formula="of:=[.$C$4] + ([.$C$5] - [.$C$4]) * (([.A1822] - [.$C$1]) / ([.$C$2] - [.$C$1]))" office:value-type="float" office:value="-0.39553070024093" calcext:value-type="float">
            <text:p>-0.39553070024093</text:p>
          </table:table-cell>
          <table:table-cell table:number-columns-repeated="16"/>
        </table:table-row>
        <table:table-row table:style-name="ro1">
          <table:table-cell office:value-type="float" office:value="6391.3859849297" calcext:value-type="float">
            <text:p>6391.3859849297</text:p>
          </table:table-cell>
          <table:table-cell table:number-columns-repeated="3"/>
          <table:table-cell table:formula="of:=[.$C$4] + ([.$C$5] - [.$C$4]) * (([.A1823] - [.$C$1]) / ([.$C$2] - [.$C$1]))" office:value-type="float" office:value="-0.396772955908423" calcext:value-type="float">
            <text:p>-0.396772955908423</text:p>
          </table:table-cell>
          <table:table-cell table:number-columns-repeated="16"/>
        </table:table-row>
        <table:table-row table:style-name="ro1">
          <table:table-cell office:value-type="float" office:value="6509.7770135253" calcext:value-type="float">
            <text:p>6509.7770135253</text:p>
          </table:table-cell>
          <table:table-cell table:number-columns-repeated="3"/>
          <table:table-cell table:formula="of:=[.$C$4] + ([.$C$5] - [.$C$4]) * (([.A1824] - [.$C$1]) / ([.$C$2] - [.$C$1]))" office:value-type="float" office:value="-0.394827779604491" calcext:value-type="float">
            <text:p>-0.394827779604491</text:p>
          </table:table-cell>
          <table:table-cell table:number-columns-repeated="16"/>
        </table:table-row>
        <table:table-row table:style-name="ro1">
          <table:table-cell office:value-type="float" office:value="6698.4167564183" calcext:value-type="float">
            <text:p>6698.4167564183</text:p>
          </table:table-cell>
          <table:table-cell table:number-columns-repeated="3"/>
          <table:table-cell table:formula="of:=[.$C$4] + ([.$C$5] - [.$C$4]) * (([.A1825] - [.$C$1]) / ([.$C$2] - [.$C$1]))" office:value-type="float" office:value="-0.391728409979883" calcext:value-type="float">
            <text:p>-0.391728409979883</text:p>
          </table:table-cell>
          <table:table-cell table:number-columns-repeated="16"/>
        </table:table-row>
        <table:table-row table:style-name="ro1">
          <table:table-cell office:value-type="float" office:value="6502.6869521812" calcext:value-type="float">
            <text:p>6502.6869521812</text:p>
          </table:table-cell>
          <table:table-cell table:number-columns-repeated="3"/>
          <table:table-cell table:formula="of:=[.$C$4] + ([.$C$5] - [.$C$4]) * (([.A1826] - [.$C$1]) / ([.$C$2] - [.$C$1]))" office:value-type="float" office:value="-0.394944270013296" calcext:value-type="float">
            <text:p>-0.394944270013296</text:p>
          </table:table-cell>
          <table:table-cell table:number-columns-repeated="16"/>
        </table:table-row>
        <table:table-row table:style-name="ro1">
          <table:table-cell office:value-type="float" office:value="6576.6160829094" calcext:value-type="float">
            <text:p>6576.6160829094</text:p>
          </table:table-cell>
          <table:table-cell table:number-columns-repeated="3"/>
          <table:table-cell table:formula="of:=[.$C$4] + ([.$C$5] - [.$C$4]) * (([.A1827] - [.$C$1]) / ([.$C$2] - [.$C$1]))" office:value-type="float" office:value="-0.393729607086817" calcext:value-type="float">
            <text:p>-0.393729607086817</text:p>
          </table:table-cell>
          <table:table-cell table:number-columns-repeated="16"/>
        </table:table-row>
        <table:table-row table:style-name="ro1">
          <table:table-cell office:value-type="float" office:value="6647.3878029401" calcext:value-type="float">
            <text:p>6647.3878029401</text:p>
          </table:table-cell>
          <table:table-cell table:number-columns-repeated="3"/>
          <table:table-cell table:formula="of:=[.$C$4] + ([.$C$5] - [.$C$4]) * (([.A1828] - [.$C$1]) / ([.$C$2] - [.$C$1]))" office:value-type="float" office:value="-0.392566820730239" calcext:value-type="float">
            <text:p>-0.392566820730239</text:p>
          </table:table-cell>
          <table:table-cell table:number-columns-repeated="16"/>
        </table:table-row>
        <table:table-row table:style-name="ro1">
          <table:table-cell office:value-type="float" office:value="6539.3227382808" calcext:value-type="float">
            <text:p>6539.3227382808</text:p>
          </table:table-cell>
          <table:table-cell table:number-columns-repeated="3"/>
          <table:table-cell table:formula="of:=[.$C$4] + ([.$C$5] - [.$C$4]) * (([.A1829] - [.$C$1]) / ([.$C$2] - [.$C$1]))" office:value-type="float" office:value="-0.394342340425875" calcext:value-type="float">
            <text:p>-0.394342340425875</text:p>
          </table:table-cell>
          <table:table-cell table:number-columns-repeated="16"/>
        </table:table-row>
        <table:table-row table:style-name="ro1">
          <table:table-cell office:value-type="float" office:value="6577.9971517849" calcext:value-type="float">
            <text:p>6577.9971517849</text:p>
          </table:table-cell>
          <table:table-cell table:number-columns-repeated="3"/>
          <table:table-cell table:formula="of:=[.$C$4] + ([.$C$5] - [.$C$4]) * (([.A1830] - [.$C$1]) / ([.$C$2] - [.$C$1]))" office:value-type="float" office:value="-0.39370691598866" calcext:value-type="float">
            <text:p>-0.39370691598866</text:p>
          </table:table-cell>
          <table:table-cell table:number-columns-repeated="16"/>
        </table:table-row>
        <table:table-row table:style-name="ro1">
          <table:table-cell office:value-type="float" office:value="6506.4544523329" calcext:value-type="float">
            <text:p>6506.4544523329</text:p>
          </table:table-cell>
          <table:table-cell table:number-columns-repeated="3"/>
          <table:table-cell table:formula="of:=[.$C$4] + ([.$C$5] - [.$C$4]) * (([.A1831] - [.$C$1]) / ([.$C$2] - [.$C$1]))" office:value-type="float" office:value="-0.394882369613349" calcext:value-type="float">
            <text:p>-0.394882369613349</text:p>
          </table:table-cell>
          <table:table-cell table:number-columns-repeated="16"/>
        </table:table-row>
        <table:table-row table:style-name="ro1">
          <table:table-cell office:value-type="float" office:value="6594.9357857858" calcext:value-type="float">
            <text:p>6594.9357857858</text:p>
          </table:table-cell>
          <table:table-cell table:number-columns-repeated="3"/>
          <table:table-cell table:formula="of:=[.$C$4] + ([.$C$5] - [.$C$4]) * (([.A1832] - [.$C$1]) / ([.$C$2] - [.$C$1]))" office:value-type="float" office:value="-0.393428612557477" calcext:value-type="float">
            <text:p>-0.393428612557477</text:p>
          </table:table-cell>
          <table:table-cell table:number-columns-repeated="16"/>
        </table:table-row>
        <table:table-row table:style-name="ro1">
          <table:table-cell office:value-type="float" office:value="6634.1342411636" calcext:value-type="float">
            <text:p>6634.1342411636</text:p>
          </table:table-cell>
          <table:table-cell table:number-columns-repeated="3"/>
          <table:table-cell table:formula="of:=[.$C$4] + ([.$C$5] - [.$C$4]) * (([.A1833] - [.$C$1]) / ([.$C$2] - [.$C$1]))" office:value-type="float" office:value="-0.39278457806047" calcext:value-type="float">
            <text:p>-0.39278457806047</text:p>
          </table:table-cell>
          <table:table-cell table:number-columns-repeated="16"/>
        </table:table-row>
        <table:table-row table:style-name="ro1">
          <table:table-cell office:value-type="float" office:value="6595.2603677099" calcext:value-type="float">
            <text:p>6595.2603677099</text:p>
          </table:table-cell>
          <table:table-cell table:number-columns-repeated="3"/>
          <table:table-cell table:formula="of:=[.$C$4] + ([.$C$5] - [.$C$4]) * (([.A1834] - [.$C$1]) / ([.$C$2] - [.$C$1]))" office:value-type="float" office:value="-0.393423279644376" calcext:value-type="float">
            <text:p>-0.393423279644376</text:p>
          </table:table-cell>
          <table:table-cell table:number-columns-repeated="16"/>
        </table:table-row>
        <table:table-row table:style-name="ro1">
          <table:table-cell office:value-type="float" office:value="6614.1037057674" calcext:value-type="float">
            <text:p>6614.1037057674</text:p>
          </table:table-cell>
          <table:table-cell table:number-columns-repeated="3"/>
          <table:table-cell table:formula="of:=[.$C$4] + ([.$C$5] - [.$C$4]) * (([.A1835] - [.$C$1]) / ([.$C$2] - [.$C$1]))" office:value-type="float" office:value="-0.393113681737243" calcext:value-type="float">
            <text:p>-0.393113681737243</text:p>
          </table:table-cell>
          <table:table-cell table:number-columns-repeated="16"/>
        </table:table-row>
        <table:table-row table:style-name="ro1">
          <table:table-cell office:value-type="float" office:value="6662.868499427" calcext:value-type="float">
            <text:p>6662.868499427</text:p>
          </table:table-cell>
          <table:table-cell table:number-columns-repeated="3"/>
          <table:table-cell table:formula="of:=[.$C$4] + ([.$C$5] - [.$C$4]) * (([.A1836] - [.$C$1]) / ([.$C$2] - [.$C$1]))" office:value-type="float" office:value="-0.392312471356541" calcext:value-type="float">
            <text:p>-0.392312471356541</text:p>
          </table:table-cell>
          <table:table-cell table:number-columns-repeated="16"/>
        </table:table-row>
        <table:table-row table:style-name="ro1">
          <table:table-cell office:value-type="float" office:value="6663.0209787939" calcext:value-type="float">
            <text:p>6663.0209787939</text:p>
          </table:table-cell>
          <table:table-cell table:number-columns-repeated="3"/>
          <table:table-cell table:formula="of:=[.$C$4] + ([.$C$5] - [.$C$4]) * (([.A1837] - [.$C$1]) / ([.$C$2] - [.$C$1]))" office:value-type="float" office:value="-0.392309966105469" calcext:value-type="float">
            <text:p>-0.392309966105469</text:p>
          </table:table-cell>
          <table:table-cell table:number-columns-repeated="16"/>
        </table:table-row>
        <table:table-row table:style-name="ro1">
          <table:table-cell office:value-type="float" office:value="6628.470052521" calcext:value-type="float">
            <text:p>6628.470052521</text:p>
          </table:table-cell>
          <table:table-cell table:number-columns-repeated="3"/>
          <table:table-cell table:formula="of:=[.$C$4] + ([.$C$5] - [.$C$4]) * (([.A1838] - [.$C$1]) / ([.$C$2] - [.$C$1]))" office:value-type="float" office:value="-0.392877641239828" calcext:value-type="float">
            <text:p>-0.392877641239828</text:p>
          </table:table-cell>
          <table:table-cell table:number-columns-repeated="16"/>
        </table:table-row>
        <table:table-row table:style-name="ro1">
          <table:table-cell office:value-type="float" office:value="6285.5063318981" calcext:value-type="float">
            <text:p>6285.5063318981</text:p>
          </table:table-cell>
          <table:table-cell table:number-columns-repeated="3"/>
          <table:table-cell table:formula="of:=[.$C$4] + ([.$C$5] - [.$C$4]) * (([.A1839] - [.$C$1]) / ([.$C$2] - [.$C$1]))" office:value-type="float" office:value="-0.398512569074967" calcext:value-type="float">
            <text:p>-0.398512569074967</text:p>
          </table:table-cell>
          <table:table-cell table:number-columns-repeated="16"/>
        </table:table-row>
        <table:table-row table:style-name="ro1">
          <table:table-cell office:value-type="float" office:value="6309.198440134" calcext:value-type="float">
            <text:p>6309.198440134</text:p>
          </table:table-cell>
          <table:table-cell table:number-columns-repeated="3"/>
          <table:table-cell table:formula="of:=[.$C$4] + ([.$C$5] - [.$C$4]) * (([.A1840] - [.$C$1]) / ([.$C$2] - [.$C$1]))" office:value-type="float" office:value="-0.398123305394455" calcext:value-type="float">
            <text:p>-0.398123305394455</text:p>
          </table:table-cell>
          <table:table-cell table:number-columns-repeated="16"/>
        </table:table-row>
        <table:table-row table:style-name="ro1">
          <table:table-cell office:value-type="float" office:value="6329.9770498309" calcext:value-type="float">
            <text:p>6329.9770498309</text:p>
          </table:table-cell>
          <table:table-cell table:number-columns-repeated="3"/>
          <table:table-cell table:formula="of:=[.$C$4] + ([.$C$5] - [.$C$4]) * (([.A1841] - [.$C$1]) / ([.$C$2] - [.$C$1]))" office:value-type="float" office:value="-0.397781910782967" calcext:value-type="float">
            <text:p>-0.397781910782967</text:p>
          </table:table-cell>
          <table:table-cell table:number-columns-repeated="16"/>
        </table:table-row>
        <table:table-row table:style-name="ro1">
          <table:table-cell office:value-type="float" office:value="6341.3807216161" calcext:value-type="float">
            <text:p>6341.3807216161</text:p>
          </table:table-cell>
          <table:table-cell table:number-columns-repeated="3"/>
          <table:table-cell table:formula="of:=[.$C$4] + ([.$C$5] - [.$C$4]) * (([.A1842] - [.$C$1]) / ([.$C$2] - [.$C$1]))" office:value-type="float" office:value="-0.397594547328172" calcext:value-type="float">
            <text:p>-0.397594547328172</text:p>
          </table:table-cell>
          <table:table-cell table:number-columns-repeated="16"/>
        </table:table-row>
        <table:table-row table:style-name="ro1">
          <table:table-cell office:value-type="float" office:value="6723.0975107775" calcext:value-type="float">
            <text:p>6723.0975107775</text:p>
          </table:table-cell>
          <table:table-cell table:number-columns-repeated="3"/>
          <table:table-cell table:formula="of:=[.$C$4] + ([.$C$5] - [.$C$4]) * (([.A1843] - [.$C$1]) / ([.$C$2] - [.$C$1]))" office:value-type="float" office:value="-0.391322902745828" calcext:value-type="float">
            <text:p>-0.391322902745828</text:p>
          </table:table-cell>
          <table:table-cell table:number-columns-repeated="16"/>
        </table:table-row>
        <table:table-row table:style-name="ro1">
          <table:table-cell office:value-type="float" office:value="6724.8331239937" calcext:value-type="float">
            <text:p>6724.8331239937</text:p>
          </table:table-cell>
          <table:table-cell table:number-columns-repeated="3"/>
          <table:table-cell table:formula="of:=[.$C$4] + ([.$C$5] - [.$C$4]) * (([.A1844] - [.$C$1]) / ([.$C$2] - [.$C$1]))" office:value-type="float" office:value="-0.391294386449104" calcext:value-type="float">
            <text:p>-0.391294386449104</text:p>
          </table:table-cell>
          <table:table-cell table:number-columns-repeated="16"/>
        </table:table-row>
        <table:table-row table:style-name="ro1">
          <table:table-cell office:value-type="float" office:value="6450.0646625031" calcext:value-type="float">
            <text:p>6450.0646625031</text:p>
          </table:table-cell>
          <table:table-cell table:number-columns-repeated="3"/>
          <table:table-cell table:formula="of:=[.$C$4] + ([.$C$5] - [.$C$4]) * (([.A1845] - [.$C$1]) / ([.$C$2] - [.$C$1]))" office:value-type="float" office:value="-0.395808859434933" calcext:value-type="float">
            <text:p>-0.395808859434933</text:p>
          </table:table-cell>
          <table:table-cell table:number-columns-repeated="16"/>
        </table:table-row>
        <table:table-row table:style-name="ro1">
          <table:table-cell office:value-type="float" office:value="6374.6488629396" calcext:value-type="float">
            <text:p>6374.6488629396</text:p>
          </table:table-cell>
          <table:table-cell table:number-columns-repeated="3"/>
          <table:table-cell table:formula="of:=[.$C$4] + ([.$C$5] - [.$C$4]) * (([.A1846] - [.$C$1]) / ([.$C$2] - [.$C$1]))" office:value-type="float" office:value="-0.397047948477347" calcext:value-type="float">
            <text:p>-0.397047948477347</text:p>
          </table:table-cell>
          <table:table-cell table:number-columns-repeated="16"/>
        </table:table-row>
        <table:table-row table:style-name="ro1">
          <table:table-cell office:value-type="float" office:value="6360.8354903216" calcext:value-type="float">
            <text:p>6360.8354903216</text:p>
          </table:table-cell>
          <table:table-cell table:number-columns-repeated="3"/>
          <table:table-cell table:formula="of:=[.$C$4] + ([.$C$5] - [.$C$4]) * (([.A1847] - [.$C$1]) / ([.$C$2] - [.$C$1]))" office:value-type="float" office:value="-0.397274903555048" calcext:value-type="float">
            <text:p>-0.397274903555048</text:p>
          </table:table-cell>
          <table:table-cell table:number-columns-repeated="16"/>
        </table:table-row>
        <table:table-row table:style-name="ro1">
          <table:table-cell office:value-type="float" office:value="6406.390391175" calcext:value-type="float">
            <text:p>6406.390391175</text:p>
          </table:table-cell>
          <table:table-cell table:number-columns-repeated="3"/>
          <table:table-cell table:formula="of:=[.$C$4] + ([.$C$5] - [.$C$4]) * (([.A1848] - [.$C$1]) / ([.$C$2] - [.$C$1]))" office:value-type="float" office:value="-0.396526432030481" calcext:value-type="float">
            <text:p>-0.396526432030481</text:p>
          </table:table-cell>
          <table:table-cell table:number-columns-repeated="16"/>
        </table:table-row>
        <table:table-row table:style-name="ro1">
          <table:table-cell office:value-type="float" office:value="6412.2043047102" calcext:value-type="float">
            <text:p>6412.2043047102</text:p>
          </table:table-cell>
          <table:table-cell table:number-columns-repeated="3"/>
          <table:table-cell table:formula="of:=[.$C$4] + ([.$C$5] - [.$C$4]) * (([.A1849] - [.$C$1]) / ([.$C$2] - [.$C$1]))" office:value-type="float" office:value="-0.396430908856335" calcext:value-type="float">
            <text:p>-0.396430908856335</text:p>
          </table:table-cell>
          <table:table-cell table:number-columns-repeated="16"/>
        </table:table-row>
        <table:table-row table:style-name="ro1">
          <table:table-cell office:value-type="float" office:value="6405.5655961579" calcext:value-type="float">
            <text:p>6405.5655961579</text:p>
          </table:table-cell>
          <table:table-cell table:number-columns-repeated="3"/>
          <table:table-cell table:formula="of:=[.$C$4] + ([.$C$5] - [.$C$4]) * (([.A1850] - [.$C$1]) / ([.$C$2] - [.$C$1]))" office:value-type="float" office:value="-0.396539983494151" calcext:value-type="float">
            <text:p>-0.396539983494151</text:p>
          </table:table-cell>
          <table:table-cell table:number-columns-repeated="16"/>
        </table:table-row>
        <table:table-row table:style-name="ro1">
          <table:table-cell office:value-type="float" office:value="6402.0225495307" calcext:value-type="float">
            <text:p>6402.0225495307</text:p>
          </table:table-cell>
          <table:table-cell table:number-columns-repeated="3"/>
          <table:table-cell table:formula="of:=[.$C$4] + ([.$C$5] - [.$C$4]) * (([.A1851] - [.$C$1]) / ([.$C$2] - [.$C$1]))" office:value-type="float" office:value="-0.3965981961005" calcext:value-type="float">
            <text:p>-0.3965981961005</text:p>
          </table:table-cell>
          <table:table-cell table:number-columns-repeated="16"/>
        </table:table-row>
        <table:table-row table:style-name="ro1">
          <table:table-cell office:value-type="float" office:value="6412.5660407915" calcext:value-type="float">
            <text:p>6412.5660407915</text:p>
          </table:table-cell>
          <table:table-cell table:number-columns-repeated="3"/>
          <table:table-cell table:formula="of:=[.$C$4] + ([.$C$5] - [.$C$4]) * (([.A1852] - [.$C$1]) / ([.$C$2] - [.$C$1]))" office:value-type="float" office:value="-0.396424965496758" calcext:value-type="float">
            <text:p>-0.396424965496758</text:p>
          </table:table-cell>
          <table:table-cell table:number-columns-repeated="16"/>
        </table:table-row>
        <table:table-row table:style-name="ro1">
          <table:table-cell office:value-type="float" office:value="6405.3365524345" calcext:value-type="float">
            <text:p>6405.3365524345</text:p>
          </table:table-cell>
          <table:table-cell table:number-columns-repeated="3"/>
          <table:table-cell table:formula="of:=[.$C$4] + ([.$C$5] - [.$C$4]) * (([.A1853] - [.$C$1]) / ([.$C$2] - [.$C$1]))" office:value-type="float" office:value="-0.396543746705169" calcext:value-type="float">
            <text:p>-0.396543746705169</text:p>
          </table:table-cell>
          <table:table-cell table:number-columns-repeated="16"/>
        </table:table-row>
        <table:table-row table:style-name="ro1">
          <table:table-cell office:value-type="float" office:value="6392.845687125" calcext:value-type="float">
            <text:p>6392.845687125</text:p>
          </table:table-cell>
          <table:table-cell table:number-columns-repeated="3"/>
          <table:table-cell table:formula="of:=[.$C$4] + ([.$C$5] - [.$C$4]) * (([.A1854] - [.$C$1]) / ([.$C$2] - [.$C$1]))" office:value-type="float" office:value="-0.396748972857048" calcext:value-type="float">
            <text:p>-0.396748972857048</text:p>
          </table:table-cell>
          <table:table-cell table:number-columns-repeated="16"/>
        </table:table-row>
        <table:table-row table:style-name="ro1">
          <table:table-cell office:value-type="float" office:value="6430.1504052633" calcext:value-type="float">
            <text:p>6430.1504052633</text:p>
          </table:table-cell>
          <table:table-cell table:number-columns-repeated="3"/>
          <table:table-cell table:formula="of:=[.$C$4] + ([.$C$5] - [.$C$4]) * (([.A1855] - [.$C$1]) / ([.$C$2] - [.$C$1]))" office:value-type="float" office:value="-0.396136052650101" calcext:value-type="float">
            <text:p>-0.396136052650101</text:p>
          </table:table-cell>
          <table:table-cell table:number-columns-repeated="16"/>
        </table:table-row>
        <table:table-row table:style-name="ro1">
          <table:table-cell office:value-type="float" office:value="6265.910149503" calcext:value-type="float">
            <text:p>6265.910149503</text:p>
          </table:table-cell>
          <table:table-cell table:number-columns-repeated="3"/>
          <table:table-cell table:formula="of:=[.$C$4] + ([.$C$5] - [.$C$4]) * (([.A1856] - [.$C$1]) / ([.$C$2] - [.$C$1]))" office:value-type="float" office:value="-0.398834536288992" calcext:value-type="float">
            <text:p>-0.398834536288992</text:p>
          </table:table-cell>
          <table:table-cell table:number-columns-repeated="16"/>
        </table:table-row>
        <table:table-row table:style-name="ro1">
          <table:table-cell office:value-type="float" office:value="6276.7346706838" calcext:value-type="float">
            <text:p>6276.7346706838</text:p>
          </table:table-cell>
          <table:table-cell table:number-columns-repeated="3"/>
          <table:table-cell table:formula="of:=[.$C$4] + ([.$C$5] - [.$C$4]) * (([.A1857] - [.$C$1]) / ([.$C$2] - [.$C$1]))" office:value-type="float" office:value="-0.398656688335882" calcext:value-type="float">
            <text:p>-0.398656688335882</text:p>
          </table:table-cell>
          <table:table-cell table:number-columns-repeated="16"/>
        </table:table-row>
        <table:table-row table:style-name="ro1">
          <table:table-cell office:value-type="float" office:value="6322.0936278344" calcext:value-type="float">
            <text:p>6322.0936278344</text:p>
          </table:table-cell>
          <table:table-cell table:number-columns-repeated="3"/>
          <table:table-cell table:formula="of:=[.$C$4] + ([.$C$5] - [.$C$4]) * (([.A1858] - [.$C$1]) / ([.$C$2] - [.$C$1]))" office:value-type="float" office:value="-0.397911436185723" calcext:value-type="float">
            <text:p>-0.397911436185723</text:p>
          </table:table-cell>
          <table:table-cell table:number-columns-repeated="16"/>
        </table:table-row>
        <table:table-row table:style-name="ro1">
          <table:table-cell office:value-type="float" office:value="6340.400655742" calcext:value-type="float">
            <text:p>6340.400655742</text:p>
          </table:table-cell>
          <table:table-cell table:number-columns-repeated="3"/>
          <table:table-cell table:formula="of:=[.$C$4] + ([.$C$5] - [.$C$4]) * (([.A1859] - [.$C$1]) / ([.$C$2] - [.$C$1]))" office:value-type="float" office:value="-0.397610649907373" calcext:value-type="float">
            <text:p>-0.397610649907373</text:p>
          </table:table-cell>
          <table:table-cell table:number-columns-repeated="16"/>
        </table:table-row>
        <table:table-row table:style-name="ro1">
          <table:table-cell office:value-type="float" office:value="6360.7198120431" calcext:value-type="float">
            <text:p>6360.7198120431</text:p>
          </table:table-cell>
          <table:table-cell table:number-columns-repeated="3"/>
          <table:table-cell table:formula="of:=[.$C$4] + ([.$C$5] - [.$C$4]) * (([.A1860] - [.$C$1]) / ([.$C$2] - [.$C$1]))" office:value-type="float" office:value="-0.397276804160599" calcext:value-type="float">
            <text:p>-0.397276804160599</text:p>
          </table:table-cell>
          <table:table-cell table:number-columns-repeated="16"/>
        </table:table-row>
        <table:table-row table:style-name="ro1">
          <table:table-cell office:value-type="float" office:value="6344.7389429933" calcext:value-type="float">
            <text:p>6344.7389429933</text:p>
          </table:table-cell>
          <table:table-cell table:number-columns-repeated="3"/>
          <table:table-cell table:formula="of:=[.$C$4] + ([.$C$5] - [.$C$4]) * (([.A1861] - [.$C$1]) / ([.$C$2] - [.$C$1]))" office:value-type="float" office:value="-0.397539371418952" calcext:value-type="float">
            <text:p>-0.397539371418952</text:p>
          </table:table-cell>
          <table:table-cell table:number-columns-repeated="16"/>
        </table:table-row>
        <table:table-row table:style-name="ro1">
          <table:table-cell office:value-type="float" office:value="6405.1403309472" calcext:value-type="float">
            <text:p>6405.1403309472</text:p>
          </table:table-cell>
          <table:table-cell table:number-columns-repeated="3"/>
          <table:table-cell table:formula="of:=[.$C$4] + ([.$C$5] - [.$C$4]) * (([.A1862] - [.$C$1]) / ([.$C$2] - [.$C$1]))" office:value-type="float" office:value="-0.396546970643604" calcext:value-type="float">
            <text:p>-0.396546970643604</text:p>
          </table:table-cell>
          <table:table-cell table:number-columns-repeated="16"/>
        </table:table-row>
        <table:table-row table:style-name="ro1">
          <table:table-cell office:value-type="float" office:value="6404.3771748271" calcext:value-type="float">
            <text:p>6404.3771748271</text:p>
          </table:table-cell>
          <table:table-cell table:number-columns-repeated="3"/>
          <table:table-cell table:formula="of:=[.$C$4] + ([.$C$5] - [.$C$4]) * (([.A1863] - [.$C$1]) / ([.$C$2] - [.$C$1]))" office:value-type="float" office:value="-0.396559509374103" calcext:value-type="float">
            <text:p>-0.396559509374103</text:p>
          </table:table-cell>
          <table:table-cell table:number-columns-repeated="16"/>
        </table:table-row>
        <table:table-row table:style-name="ro1">
          <table:table-cell office:value-type="float" office:value="6426.6552217602" calcext:value-type="float">
            <text:p>6426.6552217602</text:p>
          </table:table-cell>
          <table:table-cell table:number-columns-repeated="3"/>
          <table:table-cell table:formula="of:=[.$C$4] + ([.$C$5] - [.$C$4]) * (([.A1864] - [.$C$1]) / ([.$C$2] - [.$C$1]))" office:value-type="float" office:value="-0.39619347886059" calcext:value-type="float">
            <text:p>-0.39619347886059</text:p>
          </table:table-cell>
          <table:table-cell table:number-columns-repeated="16"/>
        </table:table-row>
        <table:table-row table:style-name="ro1">
          <table:table-cell office:value-type="float" office:value="6518.3360881926" calcext:value-type="float">
            <text:p>6518.3360881926</text:p>
          </table:table-cell>
          <table:table-cell table:number-columns-repeated="3"/>
          <table:table-cell table:formula="of:=[.$C$4] + ([.$C$5] - [.$C$4]) * (([.A1865] - [.$C$1]) / ([.$C$2] - [.$C$1]))" office:value-type="float" office:value="-0.394687153161559" calcext:value-type="float">
            <text:p>-0.394687153161559</text:p>
          </table:table-cell>
          <table:table-cell table:number-columns-repeated="16"/>
        </table:table-row>
        <table:table-row table:style-name="ro1">
          <table:table-cell office:value-type="float" office:value="6412.5239995551" calcext:value-type="float">
            <text:p>6412.5239995551</text:p>
          </table:table-cell>
          <table:table-cell table:number-columns-repeated="3"/>
          <table:table-cell table:formula="of:=[.$C$4] + ([.$C$5] - [.$C$4]) * (([.A1866] - [.$C$1]) / ([.$C$2] - [.$C$1]))" office:value-type="float" office:value="-0.396425656238429" calcext:value-type="float">
            <text:p>-0.396425656238429</text:p>
          </table:table-cell>
          <table:table-cell table:number-columns-repeated="16"/>
        </table:table-row>
        <table:table-row table:style-name="ro1">
          <table:table-cell office:value-type="float" office:value="6338.7818947324" calcext:value-type="float">
            <text:p>6338.7818947324</text:p>
          </table:table-cell>
          <table:table-cell table:number-columns-repeated="3"/>
          <table:table-cell table:formula="of:=[.$C$4] + ([.$C$5] - [.$C$4]) * (([.A1867] - [.$C$1]) / ([.$C$2] - [.$C$1]))" office:value-type="float" office:value="-0.397637246310791" calcext:value-type="float">
            <text:p>-0.397637246310791</text:p>
          </table:table-cell>
          <table:table-cell table:number-columns-repeated="16"/>
        </table:table-row>
        <table:table-row table:style-name="ro1">
          <table:table-cell office:value-type="float" office:value="6360.005433977" calcext:value-type="float">
            <text:p>6360.005433977</text:p>
          </table:table-cell>
          <table:table-cell table:number-columns-repeated="3"/>
          <table:table-cell table:formula="of:=[.$C$4] + ([.$C$5] - [.$C$4]) * (([.A1868] - [.$C$1]) / ([.$C$2] - [.$C$1]))" office:value-type="float" office:value="-0.397288541462848" calcext:value-type="float">
            <text:p>-0.397288541462848</text:p>
          </table:table-cell>
          <table:table-cell table:number-columns-repeated="16"/>
        </table:table-row>
        <table:table-row table:style-name="ro1">
          <table:table-cell office:value-type="float" office:value="6370.273273137" calcext:value-type="float">
            <text:p>6370.273273137</text:p>
          </table:table-cell>
          <table:table-cell table:number-columns-repeated="3"/>
          <table:table-cell table:formula="of:=[.$C$4] + ([.$C$5] - [.$C$4]) * (([.A1869] - [.$C$1]) / ([.$C$2] - [.$C$1]))" office:value-type="float" office:value="-0.397119839850374" calcext:value-type="float">
            <text:p>-0.397119839850374</text:p>
          </table:table-cell>
          <table:table-cell table:number-columns-repeated="16"/>
        </table:table-row>
        <table:table-row table:style-name="ro1">
          <table:table-cell office:value-type="float" office:value="6327.1546966981" calcext:value-type="float">
            <text:p>6327.1546966981</text:p>
          </table:table-cell>
          <table:table-cell table:number-columns-repeated="3"/>
          <table:table-cell table:formula="of:=[.$C$4] + ([.$C$5] - [.$C$4]) * (([.A1870] - [.$C$1]) / ([.$C$2] - [.$C$1]))" office:value-type="float" office:value="-0.397828282323956" calcext:value-type="float">
            <text:p>-0.397828282323956</text:p>
          </table:table-cell>
          <table:table-cell table:number-columns-repeated="16"/>
        </table:table-row>
        <table:table-row table:style-name="ro1">
          <table:table-cell office:value-type="float" office:value="6281.6044107763" calcext:value-type="float">
            <text:p>6281.6044107763</text:p>
          </table:table-cell>
          <table:table-cell table:number-columns-repeated="3"/>
          <table:table-cell table:formula="of:=[.$C$4] + ([.$C$5] - [.$C$4]) * (([.A1871] - [.$C$1]) / ([.$C$2] - [.$C$1]))" office:value-type="float" office:value="-0.398576678024741" calcext:value-type="float">
            <text:p>-0.398576678024741</text:p>
          </table:table-cell>
          <table:table-cell table:number-columns-repeated="16"/>
        </table:table-row>
        <table:table-row table:style-name="ro1">
          <table:table-cell office:value-type="float" office:value="5524.764808932" calcext:value-type="float">
            <text:p>5524.764808932</text:p>
          </table:table-cell>
          <table:table-cell table:number-columns-repeated="3"/>
          <table:table-cell table:formula="of:=[.$C$4] + ([.$C$5] - [.$C$4]) * (([.A1872] - [.$C$1]) / ([.$C$2] - [.$C$1]))" office:value-type="float" office:value="-0.411011627504008" calcext:value-type="float">
            <text:p>-0.411011627504008</text:p>
          </table:table-cell>
          <table:table-cell table:number-columns-repeated="16"/>
        </table:table-row>
        <table:table-row table:style-name="ro1">
          <table:table-cell office:value-type="float" office:value="5573.0171532108" calcext:value-type="float">
            <text:p>5573.0171532108</text:p>
          </table:table-cell>
          <table:table-cell table:number-columns-repeated="3"/>
          <table:table-cell table:formula="of:=[.$C$4] + ([.$C$5] - [.$C$4]) * (([.A1873] - [.$C$1]) / ([.$C$2] - [.$C$1]))" office:value-type="float" office:value="-0.410218836717293" calcext:value-type="float">
            <text:p>-0.410218836717293</text:p>
          </table:table-cell>
          <table:table-cell table:number-columns-repeated="16"/>
        </table:table-row>
        <table:table-row table:style-name="ro1">
          <table:table-cell office:value-type="float" office:value="5513.4238604307" calcext:value-type="float">
            <text:p>5513.4238604307</text:p>
          </table:table-cell>
          <table:table-cell table:number-columns-repeated="3"/>
          <table:table-cell table:formula="of:=[.$C$4] + ([.$C$5] - [.$C$4]) * (([.A1874] - [.$C$1]) / ([.$C$2] - [.$C$1]))" office:value-type="float" office:value="-0.411197960409048" calcext:value-type="float">
            <text:p>-0.411197960409048</text:p>
          </table:table-cell>
          <table:table-cell table:number-columns-repeated="16"/>
        </table:table-row>
        <table:table-row table:style-name="ro1">
          <table:table-cell office:value-type="float" office:value="5497.3677842212" calcext:value-type="float">
            <text:p>5497.3677842212</text:p>
          </table:table-cell>
          <table:table-cell table:number-columns-repeated="3"/>
          <table:table-cell table:formula="of:=[.$C$4] + ([.$C$5] - [.$C$4]) * (([.A1875] - [.$C$1]) / ([.$C$2] - [.$C$1]))" office:value-type="float" office:value="-0.411461763328469" calcext:value-type="float">
            <text:p>-0.411461763328469</text:p>
          </table:table-cell>
          <table:table-cell table:number-columns-repeated="16"/>
        </table:table-row>
        <table:table-row table:style-name="ro1">
          <table:table-cell office:value-type="float" office:value="5553.014746716" calcext:value-type="float">
            <text:p>5553.014746716</text:p>
          </table:table-cell>
          <table:table-cell table:number-columns-repeated="3"/>
          <table:table-cell table:formula="of:=[.$C$4] + ([.$C$5] - [.$C$4]) * (([.A1876] - [.$C$1]) / ([.$C$2] - [.$C$1]))" office:value-type="float" office:value="-0.410547478233436" calcext:value-type="float">
            <text:p>-0.410547478233436</text:p>
          </table:table-cell>
          <table:table-cell table:number-columns-repeated="16"/>
        </table:table-row>
        <table:table-row table:style-name="ro1">
          <table:table-cell office:value-type="float" office:value="4744.6198406513" calcext:value-type="float">
            <text:p>4744.6198406513</text:p>
          </table:table-cell>
          <table:table-cell table:number-columns-repeated="3"/>
          <table:table-cell table:formula="of:=[.$C$4] + ([.$C$5] - [.$C$4]) * (([.A1877] - [.$C$1]) / ([.$C$2] - [.$C$1]))" office:value-type="float" office:value="-0.423829486457788" calcext:value-type="float">
            <text:p>-0.423829486457788</text:p>
          </table:table-cell>
          <table:table-cell table:number-columns-repeated="16"/>
        </table:table-row>
        <table:table-row table:style-name="ro1">
          <table:table-cell office:value-type="float" office:value="4364.7415489787" calcext:value-type="float">
            <text:p>4364.7415489787</text:p>
          </table:table-cell>
          <table:table-cell table:number-columns-repeated="3"/>
          <table:table-cell table:formula="of:=[.$C$4] + ([.$C$5] - [.$C$4]) * (([.A1878] - [.$C$1]) / ([.$C$2] - [.$C$1]))" office:value-type="float" office:value="-0.430070924344638" calcext:value-type="float">
            <text:p>-0.430070924344638</text:p>
          </table:table-cell>
          <table:table-cell table:number-columns-repeated="16"/>
        </table:table-row>
        <table:table-row table:style-name="ro1">
          <table:table-cell office:value-type="float" office:value="4476.2272441122" calcext:value-type="float">
            <text:p>4476.2272441122</text:p>
          </table:table-cell>
          <table:table-cell table:number-columns-repeated="3"/>
          <table:table-cell table:formula="of:=[.$C$4] + ([.$C$5] - [.$C$4]) * (([.A1879] - [.$C$1]) / ([.$C$2] - [.$C$1]))" office:value-type="float" office:value="-0.428239203352147" calcext:value-type="float">
            <text:p>-0.428239203352147</text:p>
          </table:table-cell>
          <table:table-cell table:number-columns-repeated="16"/>
        </table:table-row>
        <table:table-row table:style-name="ro1">
          <table:table-cell office:value-type="float" office:value="4405.744487254" calcext:value-type="float">
            <text:p>4405.744487254</text:p>
          </table:table-cell>
          <table:table-cell table:number-columns-repeated="3"/>
          <table:table-cell table:formula="of:=[.$C$4] + ([.$C$5] - [.$C$4]) * (([.A1880] - [.$C$1]) / ([.$C$2] - [.$C$1]))" office:value-type="float" office:value="-0.429397242015235" calcext:value-type="float">
            <text:p>-0.429397242015235</text:p>
          </table:table-cell>
          <table:table-cell table:number-columns-repeated="16"/>
        </table:table-row>
        <table:table-row table:style-name="ro1">
          <table:table-cell office:value-type="float" office:value="4329.9254247354" calcext:value-type="float">
            <text:p>4329.9254247354</text:p>
          </table:table-cell>
          <table:table-cell table:number-columns-repeated="3"/>
          <table:table-cell table:formula="of:=[.$C$4] + ([.$C$5] - [.$C$4]) * (([.A1881] - [.$C$1]) / ([.$C$2] - [.$C$1]))" office:value-type="float" office:value="-0.430642956707868" calcext:value-type="float">
            <text:p>-0.430642956707868</text:p>
          </table:table-cell>
          <table:table-cell table:number-columns-repeated="16"/>
        </table:table-row>
        <table:table-row table:style-name="ro1">
          <table:table-cell office:value-type="float" office:value="3788.2890885374" calcext:value-type="float">
            <text:p>3788.2890885374</text:p>
          </table:table-cell>
          <table:table-cell table:number-columns-repeated="3"/>
          <table:table-cell table:formula="of:=[.$C$4] + ([.$C$5] - [.$C$4]) * (([.A1882] - [.$C$1]) / ([.$C$2] - [.$C$1]))" office:value-type="float" office:value="-0.439542095257628" calcext:value-type="float">
            <text:p>-0.439542095257628</text:p>
          </table:table-cell>
          <table:table-cell table:number-columns-repeated="16"/>
        </table:table-row>
        <table:table-row table:style-name="ro1">
          <table:table-cell office:value-type="float" office:value="3951.2115204756" calcext:value-type="float">
            <text:p>3951.2115204756</text:p>
          </table:table-cell>
          <table:table-cell table:number-columns-repeated="3"/>
          <table:table-cell table:formula="of:=[.$C$4] + ([.$C$5] - [.$C$4]) * (([.A1883] - [.$C$1]) / ([.$C$2] - [.$C$1]))" office:value-type="float" office:value="-0.436865263594414" calcext:value-type="float">
            <text:p>-0.436865263594414</text:p>
          </table:table-cell>
          <table:table-cell table:number-columns-repeated="16"/>
        </table:table-row>
        <table:table-row table:style-name="ro1">
          <table:table-cell office:value-type="float" office:value="3640.9379250251" calcext:value-type="float">
            <text:p>3640.9379250251</text:p>
          </table:table-cell>
          <table:table-cell table:number-columns-repeated="3"/>
          <table:table-cell table:formula="of:=[.$C$4] + ([.$C$5] - [.$C$4]) * (([.A1884] - [.$C$1]) / ([.$C$2] - [.$C$1]))" office:value-type="float" office:value="-0.441963089441233" calcext:value-type="float">
            <text:p>-0.441963089441233</text:p>
          </table:table-cell>
          <table:table-cell table:number-columns-repeated="16"/>
        </table:table-row>
        <table:table-row table:style-name="ro1">
          <table:table-cell office:value-type="float" office:value="3792.1959942366" calcext:value-type="float">
            <text:p>3792.1959942366</text:p>
          </table:table-cell>
          <table:table-cell table:number-columns-repeated="3"/>
          <table:table-cell table:formula="of:=[.$C$4] + ([.$C$5] - [.$C$4]) * (([.A1885] - [.$C$1]) / ([.$C$2] - [.$C$1]))" office:value-type="float" office:value="-0.439477904410754" calcext:value-type="float">
            <text:p>-0.439477904410754</text:p>
          </table:table-cell>
          <table:table-cell table:number-columns-repeated="16"/>
        </table:table-row>
        <table:table-row table:style-name="ro1">
          <table:table-cell office:value-type="float" office:value="4220.3233352743" calcext:value-type="float">
            <text:p>4220.3233352743</text:p>
          </table:table-cell>
          <table:table-cell table:number-columns-repeated="3"/>
          <table:table-cell table:formula="of:=[.$C$4] + ([.$C$5] - [.$C$4]) * (([.A1886] - [.$C$1]) / ([.$C$2] - [.$C$1]))" office:value-type="float" office:value="-0.432443729872948" calcext:value-type="float">
            <text:p>-0.432443729872948</text:p>
          </table:table-cell>
          <table:table-cell table:number-columns-repeated="16"/>
        </table:table-row>
        <table:table-row table:style-name="ro1">
          <table:table-cell office:value-type="float" office:value="4241.7446996734" calcext:value-type="float">
            <text:p>4241.7446996734</text:p>
          </table:table-cell>
          <table:table-cell table:number-columns-repeated="3"/>
          <table:table-cell table:formula="of:=[.$C$4] + ([.$C$5] - [.$C$4]) * (([.A1887] - [.$C$1]) / ([.$C$2] - [.$C$1]))" office:value-type="float" office:value="-0.43209177473816" calcext:value-type="float">
            <text:p>-0.43209177473816</text:p>
          </table:table-cell>
          <table:table-cell table:number-columns-repeated="16"/>
        </table:table-row>
        <table:table-row table:style-name="ro1">
          <table:table-cell office:value-type="float" office:value="3953.5214624664" calcext:value-type="float">
            <text:p>3953.5214624664</text:p>
          </table:table-cell>
          <table:table-cell table:number-columns-repeated="3"/>
          <table:table-cell table:formula="of:=[.$C$4] + ([.$C$5] - [.$C$4]) * (([.A1888] - [.$C$1]) / ([.$C$2] - [.$C$1]))" office:value-type="float" office:value="-0.436827311019145" calcext:value-type="float">
            <text:p>-0.436827311019145</text:p>
          </table:table-cell>
          <table:table-cell table:number-columns-repeated="16"/>
        </table:table-row>
        <table:table-row table:style-name="ro1">
          <table:table-cell office:value-type="float" office:value="4138.477059627" calcext:value-type="float">
            <text:p>4138.477059627</text:p>
          </table:table-cell>
          <table:table-cell table:number-columns-repeated="3"/>
          <table:table-cell table:formula="of:=[.$C$4] + ([.$C$5] - [.$C$4]) * (([.A1889] - [.$C$1]) / ([.$C$2] - [.$C$1]))" office:value-type="float" office:value="-0.433788472273134" calcext:value-type="float">
            <text:p>-0.433788472273134</text:p>
          </table:table-cell>
          <table:table-cell table:number-columns-repeated="16"/>
        </table:table-row>
        <table:table-row table:style-name="ro1">
          <table:table-cell office:value-type="float" office:value="4092.8511149115" calcext:value-type="float">
            <text:p>4092.8511149115</text:p>
          </table:table-cell>
          <table:table-cell table:number-columns-repeated="3"/>
          <table:table-cell table:formula="of:=[.$C$4] + ([.$C$5] - [.$C$4]) * (([.A1890] - [.$C$1]) / ([.$C$2] - [.$C$1]))" office:value-type="float" office:value="-0.434538111055379" calcext:value-type="float">
            <text:p>-0.434538111055379</text:p>
          </table:table-cell>
          <table:table-cell table:number-columns-repeated="16"/>
        </table:table-row>
        <table:table-row table:style-name="ro1">
          <table:table-cell office:value-type="float" office:value="3847.0204604306" calcext:value-type="float">
            <text:p>3847.0204604306</text:p>
          </table:table-cell>
          <table:table-cell table:number-columns-repeated="3"/>
          <table:table-cell table:formula="of:=[.$C$4] + ([.$C$5] - [.$C$4]) * (([.A1891] - [.$C$1]) / ([.$C$2] - [.$C$1]))" office:value-type="float" office:value="-0.438577133011254" calcext:value-type="float">
            <text:p>-0.438577133011254</text:p>
          </table:table-cell>
          <table:table-cell table:number-columns-repeated="16"/>
        </table:table-row>
        <table:table-row table:style-name="ro1">
          <table:table-cell office:value-type="float" office:value="3889.292261066" calcext:value-type="float">
            <text:p>3889.292261066</text:p>
          </table:table-cell>
          <table:table-cell table:number-columns-repeated="3"/>
          <table:table-cell table:formula="of:=[.$C$4] + ([.$C$5] - [.$C$4]) * (([.A1892] - [.$C$1]) / ([.$C$2] - [.$C$1]))" office:value-type="float" office:value="-0.437882603147836" calcext:value-type="float">
            <text:p>-0.437882603147836</text:p>
          </table:table-cell>
          <table:table-cell table:number-columns-repeated="16"/>
        </table:table-row>
        <table:table-row table:style-name="ro1">
          <table:table-cell office:value-type="float" office:value="3696.3514674753" calcext:value-type="float">
            <text:p>3696.3514674753</text:p>
          </table:table-cell>
          <table:table-cell table:number-columns-repeated="3"/>
          <table:table-cell table:formula="of:=[.$C$4] + ([.$C$5] - [.$C$4]) * (([.A1893] - [.$C$1]) / ([.$C$2] - [.$C$1]))" office:value-type="float" office:value="-0.441052639460607" calcext:value-type="float">
            <text:p>-0.441052639460607</text:p>
          </table:table-cell>
          <table:table-cell table:number-columns-repeated="16"/>
        </table:table-row>
        <table:table-row table:style-name="ro1">
          <table:table-cell office:value-type="float" office:value="3578.2072060032" calcext:value-type="float">
            <text:p>3578.2072060032</text:p>
          </table:table-cell>
          <table:table-cell table:number-columns-repeated="3"/>
          <table:table-cell table:formula="of:=[.$C$4] + ([.$C$5] - [.$C$4]) * (([.A1894] - [.$C$1]) / ([.$C$2] - [.$C$1]))" office:value-type="float" office:value="-0.442993761356305" calcext:value-type="float">
            <text:p>-0.442993761356305</text:p>
          </table:table-cell>
          <table:table-cell table:number-columns-repeated="16"/>
        </table:table-row>
        <table:table-row table:style-name="ro1">
          <table:table-cell office:value-type="float" office:value="3391.8781755963" calcext:value-type="float">
            <text:p>3391.8781755963</text:p>
          </table:table-cell>
          <table:table-cell table:number-columns-repeated="3"/>
          <table:table-cell table:formula="of:=[.$C$4] + ([.$C$5] - [.$C$4]) * (([.A1895] - [.$C$1]) / ([.$C$2] - [.$C$1]))" office:value-type="float" office:value="-0.44605516574633" calcext:value-type="float">
            <text:p>-0.44605516574633</text:p>
          </table:table-cell>
          <table:table-cell table:number-columns-repeated="16"/>
        </table:table-row>
        <table:table-row table:style-name="ro1">
          <table:table-cell office:value-type="float" office:value="3452.5884991144" calcext:value-type="float">
            <text:p>3452.5884991144</text:p>
          </table:table-cell>
          <table:table-cell table:number-columns-repeated="3"/>
          <table:table-cell table:formula="of:=[.$C$4] + ([.$C$5] - [.$C$4]) * (([.A1896] - [.$C$1]) / ([.$C$2] - [.$C$1]))" office:value-type="float" office:value="-0.44505768912912" calcext:value-type="float">
            <text:p>-0.44505768912912</text:p>
          </table:table-cell>
          <table:table-cell table:number-columns-repeated="16"/>
        </table:table-row>
        <table:table-row table:style-name="ro1">
          <table:table-cell office:value-type="float" office:value="3528.1202013162" calcext:value-type="float">
            <text:p>3528.1202013162</text:p>
          </table:table-cell>
          <table:table-cell table:number-columns-repeated="3"/>
          <table:table-cell table:formula="of:=[.$C$4] + ([.$C$5] - [.$C$4]) * (([.A1897] - [.$C$1]) / ([.$C$2] - [.$C$1]))" office:value-type="float" office:value="-0.4438166957949" calcext:value-type="float">
            <text:p>-0.4438166957949</text:p>
          </table:table-cell>
          <table:table-cell table:number-columns-repeated="16"/>
        </table:table-row>
        <table:table-row table:style-name="ro1">
          <table:table-cell office:value-type="float" office:value="3409.1628817491" calcext:value-type="float">
            <text:p>3409.1628817491</text:p>
          </table:table-cell>
          <table:table-cell table:number-columns-repeated="3"/>
          <table:table-cell table:formula="of:=[.$C$4] + ([.$C$5] - [.$C$4]) * (([.A1898] - [.$C$1]) / ([.$C$2] - [.$C$1]))" office:value-type="float" office:value="-0.445771176315478" calcext:value-type="float">
            <text:p>-0.445771176315478</text:p>
          </table:table-cell>
          <table:table-cell table:number-columns-repeated="16"/>
        </table:table-row>
        <table:table-row table:style-name="ro1">
          <table:table-cell office:value-type="float" office:value="3360.9561908129" calcext:value-type="float">
            <text:p>3360.9561908129</text:p>
          </table:table-cell>
          <table:table-cell table:number-columns-repeated="3"/>
          <table:table-cell table:formula="of:=[.$C$4] + ([.$C$5] - [.$C$4]) * (([.A1899] - [.$C$1]) / ([.$C$2] - [.$C$1]))" office:value-type="float" office:value="-0.44656321701326" calcext:value-type="float">
            <text:p>-0.44656321701326</text:p>
          </table:table-cell>
          <table:table-cell table:number-columns-repeated="16"/>
        </table:table-row>
        <table:table-row table:style-name="ro1">
          <table:table-cell office:value-type="float" office:value="3427.0497290106" calcext:value-type="float">
            <text:p>3427.0497290106</text:p>
          </table:table-cell>
          <table:table-cell table:number-columns-repeated="3"/>
          <table:table-cell table:formula="of:=[.$C$4] + ([.$C$5] - [.$C$4]) * (([.A1900] - [.$C$1]) / ([.$C$2] - [.$C$1]))" office:value-type="float" office:value="-0.445477293646682" calcext:value-type="float">
            <text:p>-0.445477293646682</text:p>
          </table:table-cell>
          <table:table-cell table:number-columns-repeated="16"/>
        </table:table-row>
        <table:table-row table:style-name="ro1">
          <table:table-cell office:value-type="float" office:value="3262.2716827669" calcext:value-type="float">
            <text:p>3262.2716827669</text:p>
          </table:table-cell>
          <table:table-cell table:number-columns-repeated="3"/>
          <table:table-cell table:formula="of:=[.$C$4] + ([.$C$5] - [.$C$4]) * (([.A1901] - [.$C$1]) / ([.$C$2] - [.$C$1]))" office:value-type="float" office:value="-0.448184613236381" calcext:value-type="float">
            <text:p>-0.448184613236381</text:p>
          </table:table-cell>
          <table:table-cell table:number-columns-repeated="16"/>
        </table:table-row>
        <table:table-row table:style-name="ro1">
          <table:table-cell office:value-type="float" office:value="3212.2071589501" calcext:value-type="float">
            <text:p>3212.2071589501</text:p>
          </table:table-cell>
          <table:table-cell table:number-columns-repeated="3"/>
          <table:table-cell table:formula="of:=[.$C$4] + ([.$C$5] - [.$C$4]) * (([.A1902] - [.$C$1]) / ([.$C$2] - [.$C$1]))" office:value-type="float" office:value="-0.449007178312056" calcext:value-type="float">
            <text:p>-0.449007178312056</text:p>
          </table:table-cell>
          <table:table-cell table:number-columns-repeated="16"/>
        </table:table-row>
        <table:table-row table:style-name="ro1">
          <table:table-cell office:value-type="float" office:value="3178.299354793" calcext:value-type="float">
            <text:p>3178.299354793</text:p>
          </table:table-cell>
          <table:table-cell table:number-columns-repeated="3"/>
          <table:table-cell table:formula="of:=[.$C$4] + ([.$C$5] - [.$C$4]) * (([.A1903] - [.$C$1]) / ([.$C$2] - [.$C$1]))" office:value-type="float" office:value="-0.449564286886474" calcext:value-type="float">
            <text:p>-0.449564286886474</text:p>
          </table:table-cell>
          <table:table-cell table:number-columns-repeated="16"/>
        </table:table-row>
        <table:table-row table:style-name="ro1">
          <table:table-cell office:value-type="float" office:value="3199.1762645654" calcext:value-type="float">
            <text:p>3199.1762645654</text:p>
          </table:table-cell>
          <table:table-cell table:number-columns-repeated="3"/>
          <table:table-cell table:formula="of:=[.$C$4] + ([.$C$5] - [.$C$4]) * (([.A1904] - [.$C$1]) / ([.$C$2] - [.$C$1]))" office:value-type="float" office:value="-0.449221277195028" calcext:value-type="float">
            <text:p>-0.449221277195028</text:p>
          </table:table-cell>
          <table:table-cell table:number-columns-repeated="16"/>
        </table:table-row>
        <table:table-row table:style-name="ro1">
          <table:table-cell office:value-type="float" office:value="3478.4609900005" calcext:value-type="float">
            <text:p>3478.4609900005</text:p>
          </table:table-cell>
          <table:table-cell table:number-columns-repeated="3"/>
          <table:table-cell table:formula="of:=[.$C$4] + ([.$C$5] - [.$C$4]) * (([.A1905] - [.$C$1]) / ([.$C$2] - [.$C$1]))" office:value-type="float" office:value="-0.444632601546114" calcext:value-type="float">
            <text:p>-0.444632601546114</text:p>
          </table:table-cell>
          <table:table-cell table:number-columns-repeated="16"/>
        </table:table-row>
        <table:table-row table:style-name="ro1">
          <table:table-cell office:value-type="float" office:value="3664.6588290579" calcext:value-type="float">
            <text:p>3664.6588290579</text:p>
          </table:table-cell>
          <table:table-cell table:number-columns-repeated="3"/>
          <table:table-cell table:formula="of:=[.$C$4] + ([.$C$5] - [.$C$4]) * (([.A1906] - [.$C$1]) / ([.$C$2] - [.$C$1]))" office:value-type="float" office:value="-0.441573352642931" calcext:value-type="float">
            <text:p>-0.441573352642931</text:p>
          </table:table-cell>
          <table:table-cell table:number-columns-repeated="16"/>
        </table:table-row>
        <table:table-row table:style-name="ro1">
          <table:table-cell office:value-type="float" office:value="3709.3235319539" calcext:value-type="float">
            <text:p>3709.3235319539</text:p>
          </table:table-cell>
          <table:table-cell table:number-columns-repeated="3"/>
          <table:table-cell table:formula="of:=[.$C$4] + ([.$C$5] - [.$C$4]) * (([.A1907] - [.$C$1]) / ([.$C$2] - [.$C$1]))" office:value-type="float" office:value="-0.440839507158809" calcext:value-type="float">
            <text:p>-0.440839507158809</text:p>
          </table:table-cell>
          <table:table-cell table:number-columns-repeated="16"/>
        </table:table-row>
        <table:table-row table:style-name="ro1">
          <table:table-cell office:value-type="float" office:value="4065.7736166509" calcext:value-type="float">
            <text:p>4065.7736166509</text:p>
          </table:table-cell>
          <table:table-cell table:number-columns-repeated="3"/>
          <table:table-cell table:formula="of:=[.$C$4] + ([.$C$5] - [.$C$4]) * (([.A1908] - [.$C$1]) / ([.$C$2] - [.$C$1]))" office:value-type="float" office:value="-0.434982997028675" calcext:value-type="float">
            <text:p>-0.434982997028675</text:p>
          </table:table-cell>
          <table:table-cell table:number-columns-repeated="16"/>
        </table:table-row>
        <table:table-row table:style-name="ro1">
          <table:table-cell office:value-type="float" office:value="3838.2303868152" calcext:value-type="float">
            <text:p>3838.2303868152</text:p>
          </table:table-cell>
          <table:table-cell table:number-columns-repeated="3"/>
          <table:table-cell table:formula="of:=[.$C$4] + ([.$C$5] - [.$C$4]) * (([.A1909] - [.$C$1]) / ([.$C$2] - [.$C$1]))" office:value-type="float" office:value="-0.43872155478974" calcext:value-type="float">
            <text:p>-0.43872155478974</text:p>
          </table:table-cell>
          <table:table-cell table:number-columns-repeated="16"/>
        </table:table-row>
        <table:table-row table:style-name="ro1">
          <table:table-cell office:value-type="float" office:value="3862.7263285159" calcext:value-type="float">
            <text:p>3862.7263285159</text:p>
          </table:table-cell>
          <table:table-cell table:number-columns-repeated="3"/>
          <table:table-cell table:formula="of:=[.$C$4] + ([.$C$5] - [.$C$4]) * (([.A1910] - [.$C$1]) / ([.$C$2] - [.$C$1]))" office:value-type="float" office:value="-0.438319084045935" calcext:value-type="float">
            <text:p>-0.438319084045935</text:p>
          </table:table-cell>
          <table:table-cell table:number-columns-repeated="16"/>
        </table:table-row>
        <table:table-row table:style-name="ro1">
          <table:table-cell office:value-type="float" office:value="3942.7377761177" calcext:value-type="float">
            <text:p>3942.7377761177</text:p>
          </table:table-cell>
          <table:table-cell table:number-columns-repeated="3"/>
          <table:table-cell table:formula="of:=[.$C$4] + ([.$C$5] - [.$C$4]) * (([.A1911] - [.$C$1]) / ([.$C$2] - [.$C$1]))" office:value-type="float" office:value="-0.437004488051927" calcext:value-type="float">
            <text:p>-0.437004488051927</text:p>
          </table:table-cell>
          <table:table-cell table:number-columns-repeated="16"/>
        </table:table-row>
        <table:table-row table:style-name="ro1">
          <table:table-cell office:value-type="float" office:value="4030.0034134892" calcext:value-type="float">
            <text:p>4030.0034134892</text:p>
          </table:table-cell>
          <table:table-cell table:number-columns-repeated="3"/>
          <table:table-cell table:formula="of:=[.$C$4] + ([.$C$5] - [.$C$4]) * (([.A1912] - [.$C$1]) / ([.$C$2] - [.$C$1]))" office:value-type="float" office:value="-0.435570705002855" calcext:value-type="float">
            <text:p>-0.435570705002855</text:p>
          </table:table-cell>
          <table:table-cell table:number-columns-repeated="16"/>
        </table:table-row>
        <table:table-row table:style-name="ro1">
          <table:table-cell office:value-type="float" office:value="3767.8721036119" calcext:value-type="float">
            <text:p>3767.8721036119</text:p>
          </table:table-cell>
          <table:table-cell table:number-columns-repeated="3"/>
          <table:table-cell table:formula="of:=[.$C$4] + ([.$C$5] - [.$C$4]) * (([.A1913] - [.$C$1]) / ([.$C$2] - [.$C$1]))" office:value-type="float" office:value="-0.439877548338372" calcext:value-type="float">
            <text:p>-0.439877548338372</text:p>
          </table:table-cell>
          <table:table-cell table:number-columns-repeated="16"/>
        </table:table-row>
        <table:table-row table:style-name="ro1">
          <table:table-cell office:value-type="float" office:value="3809.2952035809" calcext:value-type="float">
            <text:p>3809.2952035809</text:p>
          </table:table-cell>
          <table:table-cell table:number-columns-repeated="3"/>
          <table:table-cell table:formula="of:=[.$C$4] + ([.$C$5] - [.$C$4]) * (([.A1914] - [.$C$1]) / ([.$C$2] - [.$C$1]))" office:value-type="float" office:value="-0.439196962710804" calcext:value-type="float">
            <text:p>-0.439196962710804</text:p>
          </table:table-cell>
          <table:table-cell table:number-columns-repeated="16"/>
        </table:table-row>
        <table:table-row table:style-name="ro1">
          <table:table-cell office:value-type="float" office:value="3587.2353507323" calcext:value-type="float">
            <text:p>3587.2353507323</text:p>
          </table:table-cell>
          <table:table-cell table:number-columns-repeated="3"/>
          <table:table-cell table:formula="of:=[.$C$4] + ([.$C$5] - [.$C$4]) * (([.A1915] - [.$C$1]) / ([.$C$2] - [.$C$1]))" office:value-type="float" office:value="-0.442845428045886" calcext:value-type="float">
            <text:p>-0.442845428045886</text:p>
          </table:table-cell>
          <table:table-cell table:number-columns-repeated="16"/>
        </table:table-row>
        <table:table-row table:style-name="ro1">
          <table:table-cell office:value-type="float" office:value="3888.06" calcext:value-type="float">
            <text:p>3888.06</text:p>
          </table:table-cell>
          <table:table-cell table:number-columns-repeated="3"/>
          <table:table-cell table:formula="of:=[.$C$4] + ([.$C$5] - [.$C$4]) * (([.A1916] - [.$C$1]) / ([.$C$2] - [.$C$1]))" office:value-type="float" office:value="-0.437902849318971" calcext:value-type="float">
            <text:p>-0.437902849318971</text:p>
          </table:table-cell>
          <table:table-cell table:number-columns-repeated="16"/>
        </table:table-row>
        <table:table-row table:style-name="ro1">
          <table:table-cell office:value-type="float" office:value="3728.96" calcext:value-type="float">
            <text:p>3728.96</text:p>
          </table:table-cell>
          <table:table-cell table:number-columns-repeated="3"/>
          <table:table-cell table:formula="of:=[.$C$4] + ([.$C$5] - [.$C$4]) * (([.A1917] - [.$C$1]) / ([.$C$2] - [.$C$1]))" office:value-type="float" office:value="-0.440516878047556" calcext:value-type="float">
            <text:p>-0.440516878047556</text:p>
          </table:table-cell>
          <table:table-cell table:number-columns-repeated="16"/>
        </table:table-row>
        <table:table-row table:style-name="ro1">
          <table:table-cell office:value-type="float" office:value="3689.9723378682" calcext:value-type="float">
            <text:p>3689.9723378682</text:p>
          </table:table-cell>
          <table:table-cell table:number-columns-repeated="3"/>
          <table:table-cell table:formula="of:=[.$C$4] + ([.$C$5] - [.$C$4]) * (([.A1918] - [.$C$1]) / ([.$C$2] - [.$C$1]))" office:value-type="float" office:value="-0.441157449190691" calcext:value-type="float">
            <text:p>-0.441157449190691</text:p>
          </table:table-cell>
          <table:table-cell table:number-columns-repeated="16"/>
        </table:table-row>
        <table:table-row table:style-name="ro1">
          <table:table-cell office:value-type="float" office:value="3693.3300666654" calcext:value-type="float">
            <text:p>3693.3300666654</text:p>
          </table:table-cell>
          <table:table-cell table:number-columns-repeated="3"/>
          <table:table-cell table:formula="of:=[.$C$4] + ([.$C$5] - [.$C$4]) * (([.A1919] - [.$C$1]) / ([.$C$2] - [.$C$1]))" office:value-type="float" office:value="-0.441102281374609" calcext:value-type="float">
            <text:p>-0.441102281374609</text:p>
          </table:table-cell>
          <table:table-cell table:number-columns-repeated="16"/>
        </table:table-row>
        <table:table-row table:style-name="ro1">
          <table:table-cell office:value-type="float" office:value="3715.5643838661" calcext:value-type="float">
            <text:p>3715.5643838661</text:p>
          </table:table-cell>
          <table:table-cell table:number-columns-repeated="3"/>
          <table:table-cell table:formula="of:=[.$C$4] + ([.$C$5] - [.$C$4]) * (([.A1920] - [.$C$1]) / ([.$C$2] - [.$C$1]))" office:value-type="float" office:value="-0.440736969344923" calcext:value-type="float">
            <text:p>-0.440736969344923</text:p>
          </table:table-cell>
          <table:table-cell table:number-columns-repeated="16"/>
        </table:table-row>
        <table:table-row table:style-name="ro1">
          <table:table-cell office:value-type="float" office:value="3882.3036216798" calcext:value-type="float">
            <text:p>3882.3036216798</text:p>
          </table:table-cell>
          <table:table-cell table:number-columns-repeated="3"/>
          <table:table-cell table:formula="of:=[.$C$4] + ([.$C$5] - [.$C$4]) * (([.A1921] - [.$C$1]) / ([.$C$2] - [.$C$1]))" office:value-type="float" office:value="-0.437997427183846" calcext:value-type="float">
            <text:p>-0.437997427183846</text:p>
          </table:table-cell>
          <table:table-cell table:number-columns-repeated="16"/>
        </table:table-row>
        <table:table-row table:style-name="ro1">
          <table:table-cell office:value-type="float" office:value="3781.020705993" calcext:value-type="float">
            <text:p>3781.020705993</text:p>
          </table:table-cell>
          <table:table-cell table:number-columns-repeated="3"/>
          <table:table-cell table:formula="of:=[.$C$4] + ([.$C$5] - [.$C$4]) * (([.A1922] - [.$C$1]) / ([.$C$2] - [.$C$1]))" office:value-type="float" office:value="-0.439661515501383" calcext:value-type="float">
            <text:p>-0.439661515501383</text:p>
          </table:table-cell>
          <table:table-cell table:number-columns-repeated="16"/>
        </table:table-row>
        <table:table-row table:style-name="ro1">
          <table:table-cell office:value-type="float" office:value="3812.3811191955" calcext:value-type="float">
            <text:p>3812.3811191955</text:p>
          </table:table-cell>
          <table:table-cell table:number-columns-repeated="3"/>
          <table:table-cell table:formula="of:=[.$C$4] + ([.$C$5] - [.$C$4]) * (([.A1923] - [.$C$1]) / ([.$C$2] - [.$C$1]))" office:value-type="float" office:value="-0.439146260812183" calcext:value-type="float">
            <text:p>-0.439146260812183</text:p>
          </table:table-cell>
          <table:table-cell table:number-columns-repeated="16"/>
        </table:table-row>
        <table:table-row table:style-name="ro1">
          <table:table-cell office:value-type="float" office:value="3797.0340970819" calcext:value-type="float">
            <text:p>3797.0340970819</text:p>
          </table:table-cell>
          <table:table-cell table:number-columns-repeated="3"/>
          <table:table-cell table:formula="of:=[.$C$4] + ([.$C$5] - [.$C$4]) * (([.A1924] - [.$C$1]) / ([.$C$2] - [.$C$1]))" office:value-type="float" office:value="-0.439398413902712" calcext:value-type="float">
            <text:p>-0.439398413902712</text:p>
          </table:table-cell>
          <table:table-cell table:number-columns-repeated="16"/>
        </table:table-row>
        <table:table-row table:style-name="ro1">
          <table:table-cell office:value-type="float" office:value="4032.4591655851" calcext:value-type="float">
            <text:p>4032.4591655851</text:p>
          </table:table-cell>
          <table:table-cell table:number-columns-repeated="3"/>
          <table:table-cell table:formula="of:=[.$C$4] + ([.$C$5] - [.$C$4]) * (([.A1925] - [.$C$1]) / ([.$C$2] - [.$C$1]))" office:value-type="float" office:value="-0.435530356753144" calcext:value-type="float">
            <text:p>-0.435530356753144</text:p>
          </table:table-cell>
          <table:table-cell table:number-columns-repeated="16"/>
        </table:table-row>
        <table:table-row table:style-name="ro1">
          <table:table-cell office:value-type="float" office:value="3989.6317529072" calcext:value-type="float">
            <text:p>3989.6317529072</text:p>
          </table:table-cell>
          <table:table-cell table:number-columns-repeated="3"/>
          <table:table-cell table:formula="of:=[.$C$4] + ([.$C$5] - [.$C$4]) * (([.A1926] - [.$C$1]) / ([.$C$2] - [.$C$1]))" office:value-type="float" office:value="-0.436234015377349" calcext:value-type="float">
            <text:p>-0.436234015377349</text:p>
          </table:table-cell>
          <table:table-cell table:number-columns-repeated="16"/>
        </table:table-row>
        <table:table-row table:style-name="ro1">
          <table:table-cell office:value-type="float" office:value="3981.9382996592" calcext:value-type="float">
            <text:p>3981.9382996592</text:p>
          </table:table-cell>
          <table:table-cell table:number-columns-repeated="3"/>
          <table:table-cell table:formula="of:=[.$C$4] + ([.$C$5] - [.$C$4]) * (([.A1927] - [.$C$1]) / ([.$C$2] - [.$C$1]))" office:value-type="float" office:value="-0.436360419574786" calcext:value-type="float">
            <text:p>-0.436360419574786</text:p>
          </table:table-cell>
          <table:table-cell table:number-columns-repeated="16"/>
        </table:table-row>
        <table:table-row table:style-name="ro1">
          <table:table-cell office:value-type="float" office:value="3995.3251807214" calcext:value-type="float">
            <text:p>3995.3251807214</text:p>
          </table:table-cell>
          <table:table-cell table:number-columns-repeated="3"/>
          <table:table-cell table:formula="of:=[.$C$4] + ([.$C$5] - [.$C$4]) * (([.A1928] - [.$C$1]) / ([.$C$2] - [.$C$1]))" office:value-type="float" office:value="-0.436140471795511" calcext:value-type="float">
            <text:p>-0.436140471795511</text:p>
          </table:table-cell>
          <table:table-cell table:number-columns-repeated="16"/>
        </table:table-row>
        <table:table-row table:style-name="ro1">
          <table:table-cell office:value-type="float" office:value="3617.268962197" calcext:value-type="float">
            <text:p>3617.268962197</text:p>
          </table:table-cell>
          <table:table-cell table:number-columns-repeated="3"/>
          <table:table-cell table:formula="of:=[.$C$4] + ([.$C$5] - [.$C$4]) * (([.A1929] - [.$C$1]) / ([.$C$2] - [.$C$1]))" office:value-type="float" office:value="-0.442351972840406" calcext:value-type="float">
            <text:p>-0.442351972840406</text:p>
          </table:table-cell>
          <table:table-cell table:number-columns-repeated="16"/>
        </table:table-row>
        <table:table-row table:style-name="ro1">
          <table:table-cell office:value-type="float" office:value="3609.1295656008" calcext:value-type="float">
            <text:p>3609.1295656008</text:p>
          </table:table-cell>
          <table:table-cell table:number-columns-repeated="3"/>
          <table:table-cell table:formula="of:=[.$C$4] + ([.$C$5] - [.$C$4]) * (([.A1930] - [.$C$1]) / ([.$C$2] - [.$C$1]))" office:value-type="float" office:value="-0.44248570393114" calcext:value-type="float">
            <text:p>-0.44248570393114</text:p>
          </table:table-cell>
          <table:table-cell table:number-columns-repeated="16"/>
        </table:table-row>
        <table:table-row table:style-name="ro1">
          <table:table-cell office:value-type="float" office:value="3614.4208481332" calcext:value-type="float">
            <text:p>3614.4208481332</text:p>
          </table:table-cell>
          <table:table-cell table:number-columns-repeated="3"/>
          <table:table-cell table:formula="of:=[.$C$4] + ([.$C$5] - [.$C$4]) * (([.A1931] - [.$C$1]) / ([.$C$2] - [.$C$1]))" office:value-type="float" office:value="-0.442398767636038" calcext:value-type="float">
            <text:p>-0.442398767636038</text:p>
          </table:table-cell>
          <table:table-cell table:number-columns-repeated="16"/>
        </table:table-row>
        <table:table-row table:style-name="ro1">
          <table:table-cell office:value-type="float" office:value="3497.6696152725" calcext:value-type="float">
            <text:p>3497.6696152725</text:p>
          </table:table-cell>
          <table:table-cell table:number-columns-repeated="3"/>
          <table:table-cell table:formula="of:=[.$C$4] + ([.$C$5] - [.$C$4]) * (([.A1932] - [.$C$1]) / ([.$C$2] - [.$C$1]))" office:value-type="float" office:value="-0.444317001933935" calcext:value-type="float">
            <text:p>-0.444317001933935</text:p>
          </table:table-cell>
          <table:table-cell table:number-columns-repeated="16"/>
        </table:table-row>
        <table:table-row table:style-name="ro1">
          <table:table-cell office:value-type="float" office:value="3653.6803179504" calcext:value-type="float">
            <text:p>3653.6803179504</text:p>
          </table:table-cell>
          <table:table-cell table:number-columns-repeated="3"/>
          <table:table-cell table:formula="of:=[.$C$4] + ([.$C$5] - [.$C$4]) * (([.A1933] - [.$C$1]) / ([.$C$2] - [.$C$1]))" office:value-type="float" office:value="-0.44175373066576" calcext:value-type="float">
            <text:p>-0.44175373066576</text:p>
          </table:table-cell>
          <table:table-cell table:number-columns-repeated="16"/>
        </table:table-row>
        <table:table-row table:style-name="ro1">
          <table:table-cell office:value-type="float" office:value="3568.6826659047" calcext:value-type="float">
            <text:p>3568.6826659047</text:p>
          </table:table-cell>
          <table:table-cell table:number-columns-repeated="3"/>
          <table:table-cell table:formula="of:=[.$C$4] + ([.$C$5] - [.$C$4]) * (([.A1934] - [.$C$1]) / ([.$C$2] - [.$C$1]))" office:value-type="float" office:value="-0.443150250491717" calcext:value-type="float">
            <text:p>-0.443150250491717</text:p>
          </table:table-cell>
          <table:table-cell table:number-columns-repeated="16"/>
        </table:table-row>
        <table:table-row table:style-name="ro1">
          <table:table-cell office:value-type="float" office:value="3603.5516365649" calcext:value-type="float">
            <text:p>3603.5516365649</text:p>
          </table:table-cell>
          <table:table-cell table:number-columns-repeated="3"/>
          <table:table-cell table:formula="of:=[.$C$4] + ([.$C$5] - [.$C$4]) * (([.A1935] - [.$C$1]) / ([.$C$2] - [.$C$1]))" office:value-type="float" office:value="-0.442577349856632" calcext:value-type="float">
            <text:p>-0.442577349856632</text:p>
          </table:table-cell>
          <table:table-cell table:number-columns-repeated="16"/>
        </table:table-row>
        <table:table-row table:style-name="ro1">
          <table:table-cell office:value-type="float" office:value="3623.7175000563" calcext:value-type="float">
            <text:p>3623.7175000563</text:p>
          </table:table-cell>
          <table:table-cell table:number-columns-repeated="3"/>
          <table:table-cell table:formula="of:=[.$C$4] + ([.$C$5] - [.$C$4]) * (([.A1936] - [.$C$1]) / ([.$C$2] - [.$C$1]))" office:value-type="float" office:value="-0.442246022725877" calcext:value-type="float">
            <text:p>-0.442246022725877</text:p>
          </table:table-cell>
          <table:table-cell table:number-columns-repeated="16"/>
        </table:table-row>
        <table:table-row table:style-name="ro1">
          <table:table-cell office:value-type="float" office:value="3605.8551173227" calcext:value-type="float">
            <text:p>3605.8551173227</text:p>
          </table:table-cell>
          <table:table-cell table:number-columns-repeated="3"/>
          <table:table-cell table:formula="of:=[.$C$4] + ([.$C$5] - [.$C$4]) * (([.A1937] - [.$C$1]) / ([.$C$2] - [.$C$1]))" office:value-type="float" office:value="-0.44253950344006" calcext:value-type="float">
            <text:p>-0.44253950344006</text:p>
          </table:table-cell>
          <table:table-cell table:number-columns-repeated="16"/>
        </table:table-row>
        <table:table-row table:style-name="ro1">
          <table:table-cell office:value-type="float" office:value="3680.2847465733" calcext:value-type="float">
            <text:p>3680.2847465733</text:p>
          </table:table-cell>
          <table:table-cell table:number-columns-repeated="3"/>
          <table:table-cell table:formula="of:=[.$C$4] + ([.$C$5] - [.$C$4]) * (([.A1938] - [.$C$1]) / ([.$C$2] - [.$C$1]))" office:value-type="float" office:value="-0.441316617273379" calcext:value-type="float">
            <text:p>-0.441316617273379</text:p>
          </table:table-cell>
          <table:table-cell table:number-columns-repeated="16"/>
        </table:table-row>
        <table:table-row table:style-name="ro1">
          <table:table-cell office:value-type="float" office:value="3544.221815669" calcext:value-type="float">
            <text:p>3544.221815669</text:p>
          </table:table-cell>
          <table:table-cell table:number-columns-repeated="3"/>
          <table:table-cell table:formula="of:=[.$C$4] + ([.$C$5] - [.$C$4]) * (([.A1939] - [.$C$1]) / ([.$C$2] - [.$C$1]))" office:value-type="float" office:value="-0.443552144679283" calcext:value-type="float">
            <text:p>-0.443552144679283</text:p>
          </table:table-cell>
          <table:table-cell table:number-columns-repeated="16"/>
        </table:table-row>
        <table:table-row table:style-name="ro1">
          <table:table-cell office:value-type="float" office:value="3528.463928169" calcext:value-type="float">
            <text:p>3528.463928169</text:p>
          </table:table-cell>
          <table:table-cell table:number-columns-repeated="3"/>
          <table:table-cell table:formula="of:=[.$C$4] + ([.$C$5] - [.$C$4]) * (([.A1940] - [.$C$1]) / ([.$C$2] - [.$C$1]))" office:value-type="float" office:value="-0.443811048328728" calcext:value-type="float">
            <text:p>-0.443811048328728</text:p>
          </table:table-cell>
          <table:table-cell table:number-columns-repeated="16"/>
        </table:table-row>
        <table:table-row table:style-name="ro1">
          <table:table-cell office:value-type="float" office:value="3572.6889495791" calcext:value-type="float">
            <text:p>3572.6889495791</text:p>
          </table:table-cell>
          <table:table-cell table:number-columns-repeated="3"/>
          <table:table-cell table:formula="of:=[.$C$4] + ([.$C$5] - [.$C$4]) * (([.A1941] - [.$C$1]) / ([.$C$2] - [.$C$1]))" office:value-type="float" office:value="-0.443084426854886" calcext:value-type="float">
            <text:p>-0.443084426854886</text:p>
          </table:table-cell>
          <table:table-cell table:number-columns-repeated="16"/>
        </table:table-row>
        <table:table-row table:style-name="ro1">
          <table:table-cell office:value-type="float" office:value="3555.8619611779" calcext:value-type="float">
            <text:p>3555.8619611779</text:p>
          </table:table-cell>
          <table:table-cell table:number-columns-repeated="3"/>
          <table:table-cell table:formula="of:=[.$C$4] + ([.$C$5] - [.$C$4]) * (([.A1942] - [.$C$1]) / ([.$C$2] - [.$C$1]))" office:value-type="float" office:value="-0.44336089593783" calcext:value-type="float">
            <text:p>-0.44336089593783</text:p>
          </table:table-cell>
          <table:table-cell table:number-columns-repeated="16"/>
        </table:table-row>
        <table:table-row table:style-name="ro1">
          <table:table-cell office:value-type="float" office:value="3571.8088869481" calcext:value-type="float">
            <text:p>3571.8088869481</text:p>
          </table:table-cell>
          <table:table-cell table:number-columns-repeated="3"/>
          <table:table-cell table:formula="of:=[.$C$4] + ([.$C$5] - [.$C$4]) * (([.A1943] - [.$C$1]) / ([.$C$2] - [.$C$1]))" office:value-type="float" office:value="-0.443098886370916" calcext:value-type="float">
            <text:p>-0.443098886370916</text:p>
          </table:table-cell>
          <table:table-cell table:number-columns-repeated="16"/>
        </table:table-row>
        <table:table-row table:style-name="ro1">
          <table:table-cell office:value-type="float" office:value="3566.6662254659" calcext:value-type="float">
            <text:p>3566.6662254659</text:p>
          </table:table-cell>
          <table:table-cell table:number-columns-repeated="3"/>
          <table:table-cell table:formula="of:=[.$C$4] + ([.$C$5] - [.$C$4]) * (([.A1944] - [.$C$1]) / ([.$C$2] - [.$C$1]))" office:value-type="float" office:value="-0.443183380807471" calcext:value-type="float">
            <text:p>-0.443183380807471</text:p>
          </table:table-cell>
          <table:table-cell table:number-columns-repeated="16"/>
        </table:table-row>
        <table:table-row table:style-name="ro1">
          <table:table-cell office:value-type="float" office:value="3563.1602016498" calcext:value-type="float">
            <text:p>3563.1602016498</text:p>
          </table:table-cell>
          <table:table-cell table:number-columns-repeated="3"/>
          <table:table-cell table:formula="of:=[.$C$4] + ([.$C$5] - [.$C$4]) * (([.A1945] - [.$C$1]) / ([.$C$2] - [.$C$1]))" office:value-type="float" office:value="-0.443240985125374" calcext:value-type="float">
            <text:p>-0.443240985125374</text:p>
          </table:table-cell>
          <table:table-cell table:number-columns-repeated="16"/>
        </table:table-row>
        <table:table-row table:style-name="ro1">
          <table:table-cell office:value-type="float" office:value="3530.2037098414" calcext:value-type="float">
            <text:p>3530.2037098414</text:p>
          </table:table-cell>
          <table:table-cell table:number-columns-repeated="3"/>
          <table:table-cell table:formula="of:=[.$C$4] + ([.$C$5] - [.$C$4]) * (([.A1946] - [.$C$1]) / ([.$C$2] - [.$C$1]))" office:value-type="float" office:value="-0.443782463543856" calcext:value-type="float">
            <text:p>-0.443782463543856</text:p>
          </table:table-cell>
          <table:table-cell table:number-columns-repeated="16"/>
        </table:table-row>
        <table:table-row table:style-name="ro1">
          <table:table-cell office:value-type="float" office:value="3429.7077486011" calcext:value-type="float">
            <text:p>3429.7077486011</text:p>
          </table:table-cell>
          <table:table-cell table:number-columns-repeated="3"/>
          <table:table-cell table:formula="of:=[.$C$4] + ([.$C$5] - [.$C$4]) * (([.A1947] - [.$C$1]) / ([.$C$2] - [.$C$1]))" office:value-type="float" office:value="-0.445433622122039" calcext:value-type="float">
            <text:p>-0.445433622122039</text:p>
          </table:table-cell>
          <table:table-cell table:number-columns-repeated="16"/>
        </table:table-row>
        <table:table-row table:style-name="ro1">
          <table:table-cell office:value-type="float" office:value="3395.2247993224" calcext:value-type="float">
            <text:p>3395.2247993224</text:p>
          </table:table-cell>
          <table:table-cell table:number-columns-repeated="3"/>
          <table:table-cell table:formula="of:=[.$C$4] + ([.$C$5] - [.$C$4]) * (([.A1948] - [.$C$1]) / ([.$C$2] - [.$C$1]))" office:value-type="float" office:value="-0.446000180387663" calcext:value-type="float">
            <text:p>-0.446000180387663</text:p>
          </table:table-cell>
          <table:table-cell table:number-columns-repeated="16"/>
        </table:table-row>
        <table:table-row table:style-name="ro1">
          <table:table-cell office:value-type="float" office:value="3434.5218470937" calcext:value-type="float">
            <text:p>3434.5218470937</text:p>
          </table:table-cell>
          <table:table-cell table:number-columns-repeated="3"/>
          <table:table-cell table:formula="of:=[.$C$4] + ([.$C$5] - [.$C$4]) * (([.A1949] - [.$C$1]) / ([.$C$2] - [.$C$1]))" office:value-type="float" office:value="-0.445354526007885" calcext:value-type="float">
            <text:p>-0.445354526007885</text:p>
          </table:table-cell>
          <table:table-cell table:number-columns-repeated="16"/>
        </table:table-row>
        <table:table-row table:style-name="ro1">
          <table:table-cell office:value-type="float" office:value="3412.7222187981" calcext:value-type="float">
            <text:p>3412.7222187981</text:p>
          </table:table-cell>
          <table:table-cell table:number-columns-repeated="3"/>
          <table:table-cell table:formula="of:=[.$C$4] + ([.$C$5] - [.$C$4]) * (([.A1950] - [.$C$1]) / ([.$C$2] - [.$C$1]))" office:value-type="float" office:value="-0.445712696055887" calcext:value-type="float">
            <text:p>-0.445712696055887</text:p>
          </table:table-cell>
          <table:table-cell table:number-columns-repeated="16"/>
        </table:table-row>
        <table:table-row table:style-name="ro1">
          <table:table-cell office:value-type="float" office:value="3440.0768467245" calcext:value-type="float">
            <text:p>3440.0768467245</text:p>
          </table:table-cell>
          <table:table-cell table:number-columns-repeated="3"/>
          <table:table-cell table:formula="of:=[.$C$4] + ([.$C$5] - [.$C$4]) * (([.A1951] - [.$C$1]) / ([.$C$2] - [.$C$1]))" office:value-type="float" office:value="-0.445263256814785" calcext:value-type="float">
            <text:p>-0.445263256814785</text:p>
          </table:table-cell>
          <table:table-cell table:number-columns-repeated="16"/>
        </table:table-row>
        <table:table-row table:style-name="ro1">
          <table:table-cell office:value-type="float" office:value="3433.0448952612" calcext:value-type="float">
            <text:p>3433.0448952612</text:p>
          </table:table-cell>
          <table:table-cell table:number-columns-repeated="3"/>
          <table:table-cell table:formula="of:=[.$C$4] + ([.$C$5] - [.$C$4]) * (([.A1952] - [.$C$1]) / ([.$C$2] - [.$C$1]))" office:value-type="float" office:value="-0.445378792472504" calcext:value-type="float">
            <text:p>-0.445378792472504</text:p>
          </table:table-cell>
          <table:table-cell table:number-columns-repeated="16"/>
        </table:table-row>
        <table:table-row table:style-name="ro1">
          <table:table-cell office:value-type="float" office:value="3417.0229432502" calcext:value-type="float">
            <text:p>3417.0229432502</text:p>
          </table:table-cell>
          <table:table-cell table:number-columns-repeated="3"/>
          <table:table-cell table:formula="of:=[.$C$4] + ([.$C$5] - [.$C$4]) * (([.A1953] - [.$C$1]) / ([.$C$2] - [.$C$1]))" office:value-type="float" office:value="-0.445642034727971" calcext:value-type="float">
            <text:p>-0.445642034727971</text:p>
          </table:table-cell>
          <table:table-cell table:number-columns-repeated="16"/>
        </table:table-row>
        <table:table-row table:style-name="ro1">
          <table:table-cell office:value-type="float" office:value="3412.2303777078" calcext:value-type="float">
            <text:p>3412.2303777078</text:p>
          </table:table-cell>
          <table:table-cell table:number-columns-repeated="3"/>
          <table:table-cell table:formula="of:=[.$C$4] + ([.$C$5] - [.$C$4]) * (([.A1954] - [.$C$1]) / ([.$C$2] - [.$C$1]))" office:value-type="float" office:value="-0.445720777053624" calcext:value-type="float">
            <text:p>-0.445720777053624</text:p>
          </table:table-cell>
          <table:table-cell table:number-columns-repeated="16"/>
        </table:table-row>
        <table:table-row table:style-name="ro1">
          <table:table-cell office:value-type="float" office:value="3428.981334945" calcext:value-type="float">
            <text:p>3428.981334945</text:p>
          </table:table-cell>
          <table:table-cell table:number-columns-repeated="3"/>
          <table:table-cell table:formula="of:=[.$C$4] + ([.$C$5] - [.$C$4]) * (([.A1955] - [.$C$1]) / ([.$C$2] - [.$C$1]))" office:value-type="float" office:value="-0.445445557170222" calcext:value-type="float">
            <text:p>-0.445445557170222</text:p>
          </table:table-cell>
          <table:table-cell table:number-columns-repeated="16"/>
        </table:table-row>
        <table:table-row table:style-name="ro1">
          <table:table-cell office:value-type="float" office:value="3365.5294725506" calcext:value-type="float">
            <text:p>3365.5294725506</text:p>
          </table:table-cell>
          <table:table-cell table:number-columns-repeated="3"/>
          <table:table-cell table:formula="of:=[.$C$4] + ([.$C$5] - [.$C$4]) * (([.A1956] - [.$C$1]) / ([.$C$2] - [.$C$1]))" office:value-type="float" office:value="-0.446488077542196" calcext:value-type="float">
            <text:p>-0.446488077542196</text:p>
          </table:table-cell>
          <table:table-cell table:number-columns-repeated="16"/>
        </table:table-row>
        <table:table-row table:style-name="ro1">
          <table:table-cell office:value-type="float" office:value="3360.5344472195" calcext:value-type="float">
            <text:p>3360.5344472195</text:p>
          </table:table-cell>
          <table:table-cell table:number-columns-repeated="3"/>
          <table:table-cell table:formula="of:=[.$C$4] + ([.$C$5] - [.$C$4]) * (([.A1957] - [.$C$1]) / ([.$C$2] - [.$C$1]))" office:value-type="float" office:value="-0.446570146302193" calcext:value-type="float">
            <text:p>-0.446570146302193</text:p>
          </table:table-cell>
          <table:table-cell table:number-columns-repeated="16"/>
        </table:table-row>
        <table:table-row table:style-name="ro1">
          <table:table-cell office:value-type="float" office:value="3621.6273862828" calcext:value-type="float">
            <text:p>3621.6273862828</text:p>
          </table:table-cell>
          <table:table-cell table:number-columns-repeated="3"/>
          <table:table-cell table:formula="of:=[.$C$4] + ([.$C$5] - [.$C$4]) * (([.A1958] - [.$C$1]) / ([.$C$2] - [.$C$1]))" office:value-type="float" office:value="-0.442280363501803" calcext:value-type="float">
            <text:p>-0.442280363501803</text:p>
          </table:table-cell>
          <table:table-cell table:number-columns-repeated="16"/>
        </table:table-row>
        <table:table-row table:style-name="ro1">
          <table:table-cell office:value-type="float" office:value="3617.4645020652" calcext:value-type="float">
            <text:p>3617.4645020652</text:p>
          </table:table-cell>
          <table:table-cell table:number-columns-repeated="3"/>
          <table:table-cell table:formula="of:=[.$C$4] + ([.$C$5] - [.$C$4]) * (([.A1959] - [.$C$1]) / ([.$C$2] - [.$C$1]))" office:value-type="float" office:value="-0.44234876010104" calcext:value-type="float">
            <text:p>-0.44234876010104</text:p>
          </table:table-cell>
          <table:table-cell table:number-columns-repeated="16"/>
        </table:table-row>
        <table:table-row table:style-name="ro1">
          <table:table-cell office:value-type="float" office:value="3621.1736667164" calcext:value-type="float">
            <text:p>3621.1736667164</text:p>
          </table:table-cell>
          <table:table-cell table:number-columns-repeated="3"/>
          <table:table-cell table:formula="of:=[.$C$4] + ([.$C$5] - [.$C$4]) * (([.A1960] - [.$C$1]) / ([.$C$2] - [.$C$1]))" office:value-type="float" office:value="-0.442287818159134" calcext:value-type="float">
            <text:p>-0.442287818159134</text:p>
          </table:table-cell>
          <table:table-cell table:number-columns-repeated="16"/>
        </table:table-row>
        <table:table-row table:style-name="ro1">
          <table:table-cell office:value-type="float" office:value="3593.1832668492" calcext:value-type="float">
            <text:p>3593.1832668492</text:p>
          </table:table-cell>
          <table:table-cell table:number-columns-repeated="3"/>
          <table:table-cell table:formula="of:=[.$C$4] + ([.$C$5] - [.$C$4]) * (([.A1961] - [.$C$1]) / ([.$C$2] - [.$C$1]))" office:value-type="float" office:value="-0.442747703196076" calcext:value-type="float">
            <text:p>-0.442747703196076</text:p>
          </table:table-cell>
          <table:table-cell table:number-columns-repeated="16"/>
        </table:table-row>
        <table:table-row table:style-name="ro1">
          <table:table-cell office:value-type="float" office:value="3589.2241478165" calcext:value-type="float">
            <text:p>3589.2241478165</text:p>
          </table:table-cell>
          <table:table-cell table:number-columns-repeated="3"/>
          <table:table-cell table:formula="of:=[.$C$4] + ([.$C$5] - [.$C$4]) * (([.A1962] - [.$C$1]) / ([.$C$2] - [.$C$1]))" office:value-type="float" office:value="-0.44281275191318" calcext:value-type="float">
            <text:p>-0.44281275191318</text:p>
          </table:table-cell>
          <table:table-cell table:number-columns-repeated="16"/>
        </table:table-row>
        <table:table-row table:style-name="ro1">
          <table:table-cell office:value-type="float" office:value="3569.5548371285" calcext:value-type="float">
            <text:p>3569.5548371285</text:p>
          </table:table-cell>
          <table:table-cell table:number-columns-repeated="3"/>
          <table:table-cell table:formula="of:=[.$C$4] + ([.$C$5] - [.$C$4]) * (([.A1963] - [.$C$1]) / ([.$C$2] - [.$C$1]))" office:value-type="float" office:value="-0.443135920632287" calcext:value-type="float">
            <text:p>-0.443135920632287</text:p>
          </table:table-cell>
          <table:table-cell table:number-columns-repeated="16"/>
        </table:table-row>
        <table:table-row table:style-name="ro1">
          <table:table-cell office:value-type="float" office:value="3555.1994796906" calcext:value-type="float">
            <text:p>3555.1994796906</text:p>
          </table:table-cell>
          <table:table-cell table:number-columns-repeated="3"/>
          <table:table-cell table:formula="of:=[.$C$4] + ([.$C$5] - [.$C$4]) * (([.A1964] - [.$C$1]) / ([.$C$2] - [.$C$1]))" office:value-type="float" office:value="-0.443371780574159" calcext:value-type="float">
            <text:p>-0.443371780574159</text:p>
          </table:table-cell>
          <table:table-cell table:number-columns-repeated="16"/>
        </table:table-row>
        <table:table-row table:style-name="ro1">
          <table:table-cell office:value-type="float" office:value="3566.2371496053" calcext:value-type="float">
            <text:p>3566.2371496053</text:p>
          </table:table-cell>
          <table:table-cell table:number-columns-repeated="3"/>
          <table:table-cell table:formula="of:=[.$C$4] + ([.$C$5] - [.$C$4]) * (([.A1965] - [.$C$1]) / ([.$C$2] - [.$C$1]))" office:value-type="float" office:value="-0.443190430566279" calcext:value-type="float">
            <text:p>-0.443190430566279</text:p>
          </table:table-cell>
          <table:table-cell table:number-columns-repeated="16"/>
        </table:table-row>
        <table:table-row table:style-name="ro1">
          <table:table-cell office:value-type="float" office:value="3596.3886153738" calcext:value-type="float">
            <text:p>3596.3886153738</text:p>
          </table:table-cell>
          <table:table-cell table:number-columns-repeated="3"/>
          <table:table-cell table:formula="of:=[.$C$4] + ([.$C$5] - [.$C$4]) * (([.A1966] - [.$C$1]) / ([.$C$2] - [.$C$1]))" office:value-type="float" office:value="-0.442695039002937" calcext:value-type="float">
            <text:p>-0.442695039002937</text:p>
          </table:table-cell>
          <table:table-cell table:number-columns-repeated="16"/>
        </table:table-row>
        <table:table-row table:style-name="ro1">
          <table:table-cell office:value-type="float" office:value="3606.1329608472" calcext:value-type="float">
            <text:p>3606.1329608472</text:p>
          </table:table-cell>
          <table:table-cell table:number-columns-repeated="3"/>
          <table:table-cell table:formula="of:=[.$C$4] + ([.$C$5] - [.$C$4]) * (([.A1967] - [.$C$1]) / ([.$C$2] - [.$C$1]))" office:value-type="float" office:value="-0.442534938443485" calcext:value-type="float">
            <text:p>-0.442534938443485</text:p>
          </table:table-cell>
          <table:table-cell table:number-columns-repeated="16"/>
        </table:table-row>
        <table:table-row table:style-name="ro1">
          <table:table-cell office:value-type="float" office:value="3869.8341042032" calcext:value-type="float">
            <text:p>3869.8341042032</text:p>
          </table:table-cell>
          <table:table-cell table:number-columns-repeated="3"/>
          <table:table-cell table:formula="of:=[.$C$4] + ([.$C$5] - [.$C$4]) * (([.A1968] - [.$C$1]) / ([.$C$2] - [.$C$1]))" office:value-type="float" office:value="-0.43820230258872" calcext:value-type="float">
            <text:p>-0.43820230258872</text:p>
          </table:table-cell>
          <table:table-cell table:number-columns-repeated="16"/>
        </table:table-row>
        <table:table-row table:style-name="ro1">
          <table:table-cell office:value-type="float" office:value="3904.4656441042" calcext:value-type="float">
            <text:p>3904.4656441042</text:p>
          </table:table-cell>
          <table:table-cell table:number-columns-repeated="3"/>
          <table:table-cell table:formula="of:=[.$C$4] + ([.$C$5] - [.$C$4]) * (([.A1969] - [.$C$1]) / ([.$C$2] - [.$C$1]))" office:value-type="float" office:value="-0.437633302964481" calcext:value-type="float">
            <text:p>-0.437633302964481</text:p>
          </table:table-cell>
          <table:table-cell table:number-columns-repeated="16"/>
        </table:table-row>
        <table:table-row table:style-name="ro1">
          <table:table-cell office:value-type="float" office:value="3924.7398438411" calcext:value-type="float">
            <text:p>3924.7398438411</text:p>
          </table:table-cell>
          <table:table-cell table:number-columns-repeated="3"/>
          <table:table-cell table:formula="of:=[.$C$4] + ([.$C$5] - [.$C$4]) * (([.A1970] - [.$C$1]) / ([.$C$2] - [.$C$1]))" office:value-type="float" office:value="-0.437300195858502" calcext:value-type="float">
            <text:p>-0.437300195858502</text:p>
          </table:table-cell>
          <table:table-cell table:number-columns-repeated="16"/>
        </table:table-row>
        <table:table-row table:style-name="ro1">
          <table:table-cell office:value-type="float" office:value="3898.5078671278" calcext:value-type="float">
            <text:p>3898.5078671278</text:p>
          </table:table-cell>
          <table:table-cell table:number-columns-repeated="3"/>
          <table:table-cell table:formula="of:=[.$C$4] + ([.$C$5] - [.$C$4]) * (([.A1971] - [.$C$1]) / ([.$C$2] - [.$C$1]))" office:value-type="float" office:value="-0.437731189829188" calcext:value-type="float">
            <text:p>-0.437731189829188</text:p>
          </table:table-cell>
          <table:table-cell table:number-columns-repeated="16"/>
        </table:table-row>
        <table:table-row table:style-name="ro1">
          <table:table-cell office:value-type="float" office:value="3933.6061118916" calcext:value-type="float">
            <text:p>3933.6061118916</text:p>
          </table:table-cell>
          <table:table-cell table:number-columns-repeated="3"/>
          <table:table-cell table:formula="of:=[.$C$4] + ([.$C$5] - [.$C$4]) * (([.A1972] - [.$C$1]) / ([.$C$2] - [.$C$1]))" office:value-type="float" office:value="-0.437154522197915" calcext:value-type="float">
            <text:p>-0.437154522197915</text:p>
          </table:table-cell>
          <table:table-cell table:number-columns-repeated="16"/>
        </table:table-row>
        <table:table-row table:style-name="ro1">
          <table:table-cell office:value-type="float" office:value="4105.0951884909" calcext:value-type="float">
            <text:p>4105.0951884909</text:p>
          </table:table-cell>
          <table:table-cell table:number-columns-repeated="3"/>
          <table:table-cell table:formula="of:=[.$C$4] + ([.$C$5] - [.$C$4]) * (([.A1973] - [.$C$1]) / ([.$C$2] - [.$C$1]))" office:value-type="float" office:value="-0.434336939716023" calcext:value-type="float">
            <text:p>-0.434336939716023</text:p>
          </table:table-cell>
          <table:table-cell table:number-columns-repeated="16"/>
        </table:table-row>
        <table:table-row table:style-name="ro1">
          <table:table-cell office:value-type="float" office:value="3763.6221670583" calcext:value-type="float">
            <text:p>3763.6221670583</text:p>
          </table:table-cell>
          <table:table-cell table:number-columns-repeated="3"/>
          <table:table-cell table:formula="of:=[.$C$4] + ([.$C$5] - [.$C$4]) * (([.A1974] - [.$C$1]) / ([.$C$2] - [.$C$1]))" office:value-type="float" office:value="-0.439947375216095" calcext:value-type="float">
            <text:p>-0.439947375216095</text:p>
          </table:table-cell>
          <table:table-cell table:number-columns-repeated="16"/>
        </table:table-row>
        <table:table-row table:style-name="ro1">
          <table:table-cell office:value-type="float" office:value="3819.8793160372" calcext:value-type="float">
            <text:p>3819.8793160372</text:p>
          </table:table-cell>
          <table:table-cell table:number-columns-repeated="3"/>
          <table:table-cell table:formula="of:=[.$C$4] + ([.$C$5] - [.$C$4]) * (([.A1975] - [.$C$1]) / ([.$C$2] - [.$C$1]))" office:value-type="float" office:value="-0.439023064696805" calcext:value-type="float">
            <text:p>-0.439023064696805</text:p>
          </table:table-cell>
          <table:table-cell table:number-columns-repeated="16"/>
        </table:table-row>
        <table:table-row table:style-name="ro1">
          <table:table-cell office:value-type="float" office:value="3796.6372843084" calcext:value-type="float">
            <text:p>3796.6372843084</text:p>
          </table:table-cell>
          <table:table-cell table:number-columns-repeated="3"/>
          <table:table-cell table:formula="of:=[.$C$4] + ([.$C$5] - [.$C$4]) * (([.A1976] - [.$C$1]) / ([.$C$2] - [.$C$1]))" office:value-type="float" office:value="-0.43940493357581" calcext:value-type="float">
            <text:p>-0.43940493357581</text:p>
          </table:table-cell>
          <table:table-cell table:number-columns-repeated="16"/>
        </table:table-row>
        <table:table-row table:style-name="ro1">
          <table:table-cell office:value-type="float" office:value="3773.4414607526" calcext:value-type="float">
            <text:p>3773.4414607526</text:p>
          </table:table-cell>
          <table:table-cell table:number-columns-repeated="3"/>
          <table:table-cell table:formula="of:=[.$C$4] + ([.$C$5] - [.$C$4]) * (([.A1977] - [.$C$1]) / ([.$C$2] - [.$C$1]))" office:value-type="float" office:value="-0.439786043249965" calcext:value-type="float">
            <text:p>-0.439786043249965</text:p>
          </table:table-cell>
          <table:table-cell table:number-columns-repeated="16"/>
        </table:table-row>
        <table:table-row table:style-name="ro1">
          <table:table-cell office:value-type="float" office:value="3799.3670260062" calcext:value-type="float">
            <text:p>3799.3670260062</text:p>
          </table:table-cell>
          <table:table-cell table:number-columns-repeated="3"/>
          <table:table-cell table:formula="of:=[.$C$4] + ([.$C$5] - [.$C$4]) * (([.A1978] - [.$C$1]) / ([.$C$2] - [.$C$1]))" office:value-type="float" office:value="-0.439360083649853" calcext:value-type="float">
            <text:p>-0.439360083649853</text:p>
          </table:table-cell>
          <table:table-cell table:number-columns-repeated="16"/>
        </table:table-row>
        <table:table-row table:style-name="ro1">
          <table:table-cell office:value-type="float" office:value="3806.6915127875" calcext:value-type="float">
            <text:p>3806.6915127875</text:p>
          </table:table-cell>
          <table:table-cell table:number-columns-repeated="3"/>
          <table:table-cell table:formula="of:=[.$C$4] + ([.$C$5] - [.$C$4]) * (([.A1979] - [.$C$1]) / ([.$C$2] - [.$C$1]))" office:value-type="float" office:value="-0.43923974160794" calcext:value-type="float">
            <text:p>-0.43923974160794</text:p>
          </table:table-cell>
          <table:table-cell table:number-columns-repeated="16"/>
        </table:table-row>
        <table:table-row table:style-name="ro1">
          <table:table-cell office:value-type="float" office:value="3807.8457559152" calcext:value-type="float">
            <text:p>3807.8457559152</text:p>
          </table:table-cell>
          <table:table-cell table:number-columns-repeated="3"/>
          <table:table-cell table:formula="of:=[.$C$4] + ([.$C$5] - [.$C$4]) * (([.A1980] - [.$C$1]) / ([.$C$2] - [.$C$1]))" office:value-type="float" office:value="-0.439220777279244" calcext:value-type="float">
            <text:p>-0.439220777279244</text:p>
          </table:table-cell>
          <table:table-cell table:number-columns-repeated="16"/>
        </table:table-row>
        <table:table-row table:style-name="ro1">
          <table:table-cell office:value-type="float" office:value="3783.3550634445" calcext:value-type="float">
            <text:p>3783.3550634445</text:p>
          </table:table-cell>
          <table:table-cell table:number-columns-repeated="3"/>
          <table:table-cell table:formula="of:=[.$C$4] + ([.$C$5] - [.$C$4]) * (([.A1981] - [.$C$1]) / ([.$C$2] - [.$C$1]))" office:value-type="float" office:value="-0.439623161777681" calcext:value-type="float">
            <text:p>-0.439623161777681</text:p>
          </table:table-cell>
          <table:table-cell table:number-columns-repeated="16"/>
        </table:table-row>
        <table:table-row table:style-name="ro1">
          <table:table-cell office:value-type="float" office:value="3701.0498710337" calcext:value-type="float">
            <text:p>3701.0498710337</text:p>
          </table:table-cell>
          <table:table-cell table:number-columns-repeated="3"/>
          <table:table-cell table:formula="of:=[.$C$4] + ([.$C$5] - [.$C$4]) * (([.A1982] - [.$C$1]) / ([.$C$2] - [.$C$1]))" office:value-type="float" office:value="-0.44097544422566" calcext:value-type="float">
            <text:p>-0.44097544422566</text:p>
          </table:table-cell>
          <table:table-cell table:number-columns-repeated="16"/>
        </table:table-row>
        <table:table-row table:style-name="ro1">
          <table:table-cell office:value-type="float" office:value="3832.5924290751" calcext:value-type="float">
            <text:p>3832.5924290751</text:p>
          </table:table-cell>
          <table:table-cell table:number-columns-repeated="3"/>
          <table:table-cell table:formula="of:=[.$C$4] + ([.$C$5] - [.$C$4]) * (([.A1983] - [.$C$1]) / ([.$C$2] - [.$C$1]))" office:value-type="float" office:value="-0.438814186992777" calcext:value-type="float">
            <text:p>-0.438814186992777</text:p>
          </table:table-cell>
          <table:table-cell table:number-columns-repeated="16"/>
        </table:table-row>
        <table:table-row table:style-name="ro1">
          <table:table-cell office:value-type="float" office:value="3848.9563673107" calcext:value-type="float">
            <text:p>3848.9563673107</text:p>
          </table:table-cell>
          <table:table-cell table:number-columns-repeated="3"/>
          <table:table-cell table:formula="of:=[.$C$4] + ([.$C$5] - [.$C$4]) * (([.A1984] - [.$C$1]) / ([.$C$2] - [.$C$1]))" office:value-type="float" office:value="-0.438545325869831" calcext:value-type="float">
            <text:p>-0.438545325869831</text:p>
          </table:table-cell>
          <table:table-cell table:number-columns-repeated="16"/>
        </table:table-row>
        <table:table-row table:style-name="ro1">
          <table:table-cell office:value-type="float" office:value="3859.800616241" calcext:value-type="float">
            <text:p>3859.800616241</text:p>
          </table:table-cell>
          <table:table-cell table:number-columns-repeated="3"/>
          <table:table-cell table:formula="of:=[.$C$4] + ([.$C$5] - [.$C$4]) * (([.A1985] - [.$C$1]) / ([.$C$2] - [.$C$1]))" office:value-type="float" office:value="-0.438367153787847" calcext:value-type="float">
            <text:p>-0.438367153787847</text:p>
          </table:table-cell>
          <table:table-cell table:number-columns-repeated="16"/>
        </table:table-row>
        <table:table-row table:style-name="ro1">
          <table:table-cell office:value-type="float" office:value="3841.8871376912" calcext:value-type="float">
            <text:p>3841.8871376912</text:p>
          </table:table-cell>
          <table:table-cell table:number-columns-repeated="3"/>
          <table:table-cell table:formula="of:=[.$C$4] + ([.$C$5] - [.$C$4]) * (([.A1986] - [.$C$1]) / ([.$C$2] - [.$C$1]))" office:value-type="float" office:value="-0.438661474011342" calcext:value-type="float">
            <text:p>-0.438661474011342</text:p>
          </table:table-cell>
          <table:table-cell table:number-columns-repeated="16"/>
        </table:table-row>
        <table:table-row table:style-name="ro1">
          <table:table-cell office:value-type="float" office:value="3916.7561923023" calcext:value-type="float">
            <text:p>3916.7561923023</text:p>
          </table:table-cell>
          <table:table-cell table:number-columns-repeated="3"/>
          <table:table-cell table:formula="of:=[.$C$4] + ([.$C$5] - [.$C$4]) * (([.A1987] - [.$C$1]) / ([.$C$2] - [.$C$1]))" office:value-type="float" office:value="-0.437431368042546" calcext:value-type="float">
            <text:p>-0.437431368042546</text:p>
          </table:table-cell>
          <table:table-cell table:number-columns-repeated="16"/>
        </table:table-row>
        <table:table-row table:style-name="ro1">
          <table:table-cell office:value-type="float" office:value="3899.4592741125" calcext:value-type="float">
            <text:p>3899.4592741125</text:p>
          </table:table-cell>
          <table:table-cell table:number-columns-repeated="3"/>
          <table:table-cell table:formula="of:=[.$C$4] + ([.$C$5] - [.$C$4]) * (([.A1988] - [.$C$1]) / ([.$C$2] - [.$C$1]))" office:value-type="float" office:value="-0.437715558118373" calcext:value-type="float">
            <text:p>-0.437715558118373</text:p>
          </table:table-cell>
          <table:table-cell table:number-columns-repeated="16"/>
        </table:table-row>
        <table:table-row table:style-name="ro1">
          <table:table-cell office:value-type="float" office:value="3851.6238815417" calcext:value-type="float">
            <text:p>3851.6238815417</text:p>
          </table:table-cell>
          <table:table-cell table:number-columns-repeated="3"/>
          <table:table-cell table:formula="of:=[.$C$4] + ([.$C$5] - [.$C$4]) * (([.A1989] - [.$C$1]) / ([.$C$2] - [.$C$1]))" office:value-type="float" office:value="-0.438501498347306" calcext:value-type="float">
            <text:p>-0.438501498347306</text:p>
          </table:table-cell>
          <table:table-cell table:number-columns-repeated="16"/>
        </table:table-row>
        <table:table-row table:style-name="ro1">
          <table:table-cell office:value-type="float" office:value="3866.295956546" calcext:value-type="float">
            <text:p>3866.295956546</text:p>
          </table:table-cell>
          <table:table-cell table:number-columns-repeated="3"/>
          <table:table-cell table:formula="of:=[.$C$4] + ([.$C$5] - [.$C$4]) * (([.A1990] - [.$C$1]) / ([.$C$2] - [.$C$1]))" office:value-type="float" office:value="-0.438260434704508" calcext:value-type="float">
            <text:p>-0.438260434704508</text:p>
          </table:table-cell>
          <table:table-cell table:number-columns-repeated="16"/>
        </table:table-row>
        <table:table-row table:style-name="ro1">
          <table:table-cell office:value-type="float" office:value="3846.2744497219" calcext:value-type="float">
            <text:p>3846.2744497219</text:p>
          </table:table-cell>
          <table:table-cell table:number-columns-repeated="3"/>
          <table:table-cell table:formula="of:=[.$C$4] + ([.$C$5] - [.$C$4]) * (([.A1991] - [.$C$1]) / ([.$C$2] - [.$C$1]))" office:value-type="float" office:value="-0.438589390040949" calcext:value-type="float">
            <text:p>-0.438589390040949</text:p>
          </table:table-cell>
          <table:table-cell table:number-columns-repeated="16"/>
        </table:table-row>
        <table:table-row table:style-name="ro1">
          <table:table-cell office:value-type="float" office:value="3855.7443243866" calcext:value-type="float">
            <text:p>3855.7443243866</text:p>
          </table:table-cell>
          <table:table-cell table:number-columns-repeated="3"/>
          <table:table-cell table:formula="of:=[.$C$4] + ([.$C$5] - [.$C$4]) * (([.A1992] - [.$C$1]) / ([.$C$2] - [.$C$1]))" office:value-type="float" office:value="-0.438433799064019" calcext:value-type="float">
            <text:p>-0.438433799064019</text:p>
          </table:table-cell>
          <table:table-cell table:number-columns-repeated="16"/>
        </table:table-row>
        <table:table-row table:style-name="ro1">
          <table:table-cell office:value-type="float" office:value="3892.0522289395" calcext:value-type="float">
            <text:p>3892.0522289395</text:p>
          </table:table-cell>
          <table:table-cell table:number-columns-repeated="3"/>
          <table:table-cell table:formula="of:=[.$C$4] + ([.$C$5] - [.$C$4]) * (([.A1993] - [.$C$1]) / ([.$C$2] - [.$C$1]))" office:value-type="float" office:value="-0.437837256602824" calcext:value-type="float">
            <text:p>-0.437837256602824</text:p>
          </table:table-cell>
          <table:table-cell table:number-columns-repeated="16"/>
        </table:table-row>
        <table:table-row table:style-name="ro1">
          <table:table-cell office:value-type="float" office:value="3989.5366651403" calcext:value-type="float">
            <text:p>3989.5366651403</text:p>
          </table:table-cell>
          <table:table-cell table:number-columns-repeated="3"/>
          <table:table-cell table:formula="of:=[.$C$4] + ([.$C$5] - [.$C$4]) * (([.A1994] - [.$C$1]) / ([.$C$2] - [.$C$1]))" office:value-type="float" office:value="-0.436235577678759" calcext:value-type="float">
            <text:p>-0.436235577678759</text:p>
          </table:table-cell>
          <table:table-cell table:number-columns-repeated="16"/>
        </table:table-row>
        <table:table-row table:style-name="ro1">
          <table:table-cell office:value-type="float" office:value="3970.3835971649" calcext:value-type="float">
            <text:p>3970.3835971649</text:p>
          </table:table-cell>
          <table:table-cell table:number-columns-repeated="3"/>
          <table:table-cell table:formula="of:=[.$C$4] + ([.$C$5] - [.$C$4]) * (([.A1995] - [.$C$1]) / ([.$C$2] - [.$C$1]))" office:value-type="float" office:value="-0.436550264479062" calcext:value-type="float">
            <text:p>-0.436550264479062</text:p>
          </table:table-cell>
          <table:table-cell table:number-columns-repeated="16"/>
        </table:table-row>
        <table:table-row table:style-name="ro1">
          <table:table-cell office:value-type="float" office:value="3970.2819870686" calcext:value-type="float">
            <text:p>3970.2819870686</text:p>
          </table:table-cell>
          <table:table-cell table:number-columns-repeated="3"/>
          <table:table-cell table:formula="of:=[.$C$4] + ([.$C$5] - [.$C$4]) * (([.A1996] - [.$C$1]) / ([.$C$2] - [.$C$1]))" office:value-type="float" office:value="-0.43655193394299" calcext:value-type="float">
            <text:p>-0.43655193394299</text:p>
          </table:table-cell>
          <table:table-cell table:number-columns-repeated="16"/>
        </table:table-row>
        <table:table-row table:style-name="ro1">
          <table:table-cell office:value-type="float" office:value="3996.0370554516" calcext:value-type="float">
            <text:p>3996.0370554516</text:p>
          </table:table-cell>
          <table:table-cell table:number-columns-repeated="3"/>
          <table:table-cell table:formula="of:=[.$C$4] + ([.$C$5] - [.$C$4]) * (([.A1997] - [.$C$1]) / ([.$C$2] - [.$C$1]))" office:value-type="float" office:value="-0.436128775623318" calcext:value-type="float">
            <text:p>-0.436128775623318</text:p>
          </table:table-cell>
          <table:table-cell table:number-columns-repeated="16"/>
        </table:table-row>
        <table:table-row table:style-name="ro1">
          <table:table-cell office:value-type="float" office:value="4026.5886511868" calcext:value-type="float">
            <text:p>4026.5886511868</text:p>
          </table:table-cell>
          <table:table-cell table:number-columns-repeated="3"/>
          <table:table-cell table:formula="of:=[.$C$4] + ([.$C$5] - [.$C$4]) * (([.A1998] - [.$C$1]) / ([.$C$2] - [.$C$1]))" office:value-type="float" office:value="-0.435626809885066" calcext:value-type="float">
            <text:p>-0.435626809885066</text:p>
          </table:table-cell>
          <table:table-cell table:number-columns-repeated="16"/>
        </table:table-row>
        <table:table-row table:style-name="ro1">
          <table:table-cell office:value-type="float" office:value="3974.8112480503" calcext:value-type="float">
            <text:p>3974.8112480503</text:p>
          </table:table-cell>
          <table:table-cell table:number-columns-repeated="3"/>
          <table:table-cell table:formula="of:=[.$C$4] + ([.$C$5] - [.$C$4]) * (([.A1999] - [.$C$1]) / ([.$C$2] - [.$C$1]))" office:value-type="float" office:value="-0.436477517737299" calcext:value-type="float">
            <text:p>-0.436477517737299</text:p>
          </table:table-cell>
          <table:table-cell table:number-columns-repeated="16"/>
        </table:table-row>
        <table:table-row table:style-name="ro1">
          <table:table-cell office:value-type="float" office:value="3977.2760394493" calcext:value-type="float">
            <text:p>3977.2760394493</text:p>
          </table:table-cell>
          <table:table-cell table:number-columns-repeated="3"/>
          <table:table-cell table:formula="of:=[.$C$4] + ([.$C$5] - [.$C$4]) * (([.A2000] - [.$C$1]) / ([.$C$2] - [.$C$1]))" office:value-type="float" office:value="-0.436437020970945" calcext:value-type="float">
            <text:p>-0.436437020970945</text:p>
          </table:table-cell>
          <table:table-cell table:number-columns-repeated="16"/>
        </table:table-row>
        <table:table-row table:style-name="ro1">
          <table:table-cell office:value-type="float" office:value="3977.707443288" calcext:value-type="float">
            <text:p>3977.707443288</text:p>
          </table:table-cell>
          <table:table-cell table:number-columns-repeated="3"/>
          <table:table-cell table:formula="of:=[.$C$4] + ([.$C$5] - [.$C$4]) * (([.A2001] - [.$C$1]) / ([.$C$2] - [.$C$1]))" office:value-type="float" office:value="-0.436429932963226" calcext:value-type="float">
            <text:p>-0.436429932963226</text:p>
          </table:table-cell>
          <table:table-cell table:number-columns-repeated="16"/>
        </table:table-row>
        <table:table-row table:style-name="ro1">
          <table:table-cell office:value-type="float" office:value="3972.696581974" calcext:value-type="float">
            <text:p>3972.696581974</text:p>
          </table:table-cell>
          <table:table-cell table:number-columns-repeated="3"/>
          <table:table-cell table:formula="of:=[.$C$4] + ([.$C$5] - [.$C$4]) * (([.A2002] - [.$C$1]) / ([.$C$2] - [.$C$1]))" office:value-type="float" office:value="-0.436512261909988" calcext:value-type="float">
            <text:p>-0.436512261909988</text:p>
          </table:table-cell>
          <table:table-cell table:number-columns-repeated="16"/>
        </table:table-row>
        <table:table-row table:style-name="ro1">
          <table:table-cell office:value-type="float" office:value="3913.7817424775" calcext:value-type="float">
            <text:p>3913.7817424775</text:p>
          </table:table-cell>
          <table:table-cell table:number-columns-repeated="3"/>
          <table:table-cell table:formula="of:=[.$C$4] + ([.$C$5] - [.$C$4]) * (([.A2003] - [.$C$1]) / ([.$C$2] - [.$C$1]))" office:value-type="float" office:value="-0.437480238547221" calcext:value-type="float">
            <text:p>-0.437480238547221</text:p>
          </table:table-cell>
          <table:table-cell table:number-columns-repeated="16"/>
        </table:table-row>
        <table:table-row table:style-name="ro1">
          <table:table-cell office:value-type="float" office:value="3925.8653589823" calcext:value-type="float">
            <text:p>3925.8653589823</text:p>
          </table:table-cell>
          <table:table-cell table:number-columns-repeated="3"/>
          <table:table-cell table:formula="of:=[.$C$4] + ([.$C$5] - [.$C$4]) * (([.A2004] - [.$C$1]) / ([.$C$2] - [.$C$1]))" office:value-type="float" office:value="-0.437281703533464" calcext:value-type="float">
            <text:p>-0.437281703533464</text:p>
          </table:table-cell>
          <table:table-cell table:number-columns-repeated="16"/>
        </table:table-row>
        <table:table-row table:style-name="ro1">
          <table:table-cell office:value-type="float" office:value="4018.5905096995" calcext:value-type="float">
            <text:p>4018.5905096995</text:p>
          </table:table-cell>
          <table:table-cell table:number-columns-repeated="3"/>
          <table:table-cell table:formula="of:=[.$C$4] + ([.$C$5] - [.$C$4]) * (([.A2005] - [.$C$1]) / ([.$C$2] - [.$C$1]))" office:value-type="float" office:value="-0.435758220140396" calcext:value-type="float">
            <text:p>-0.435758220140396</text:p>
          </table:table-cell>
          <table:table-cell table:number-columns-repeated="16"/>
        </table:table-row>
        <table:table-row table:style-name="ro1">
          <table:table-cell office:value-type="float" office:value="4008.3710697461" calcext:value-type="float">
            <text:p>4008.3710697461</text:p>
          </table:table-cell>
          <table:table-cell table:number-columns-repeated="3"/>
          <table:table-cell table:formula="of:=[.$C$4] + ([.$C$5] - [.$C$4]) * (([.A2006] - [.$C$1]) / ([.$C$2] - [.$C$1]))" office:value-type="float" office:value="-0.435926126549122" calcext:value-type="float">
            <text:p>-0.435926126549122</text:p>
          </table:table-cell>
          <table:table-cell table:number-columns-repeated="16"/>
        </table:table-row>
        <table:table-row table:style-name="ro1">
          <table:table-cell office:value-type="float" office:value="4090.7504094242" calcext:value-type="float">
            <text:p>4090.7504094242</text:p>
          </table:table-cell>
          <table:table-cell table:number-columns-repeated="3"/>
          <table:table-cell table:formula="of:=[.$C$4] + ([.$C$5] - [.$C$4]) * (([.A2007] - [.$C$1]) / ([.$C$2] - [.$C$1]))" office:value-type="float" office:value="-0.434572625854211" calcext:value-type="float">
            <text:p>-0.434572625854211</text:p>
          </table:table-cell>
          <table:table-cell table:number-columns-repeated="16"/>
        </table:table-row>
        <table:table-row table:style-name="ro1">
          <table:table-cell office:value-type="float" office:value="4081.2216046987" calcext:value-type="float">
            <text:p>4081.2216046987</text:p>
          </table:table-cell>
          <table:table-cell table:number-columns-repeated="3"/>
          <table:table-cell table:formula="of:=[.$C$4] + ([.$C$5] - [.$C$4]) * (([.A2008] - [.$C$1]) / ([.$C$2] - [.$C$1]))" office:value-type="float" office:value="-0.434729185057866" calcext:value-type="float">
            <text:p>-0.434729185057866</text:p>
          </table:table-cell>
          <table:table-cell table:number-columns-repeated="16"/>
        </table:table-row>
        <table:table-row table:style-name="ro1">
          <table:table-cell office:value-type="float" office:value="4094.7047913777" calcext:value-type="float">
            <text:p>4094.7047913777</text:p>
          </table:table-cell>
          <table:table-cell table:number-columns-repeated="3"/>
          <table:table-cell table:formula="of:=[.$C$4] + ([.$C$5] - [.$C$4]) * (([.A2009] - [.$C$1]) / ([.$C$2] - [.$C$1]))" office:value-type="float" office:value="-0.434507654967785" calcext:value-type="float">
            <text:p>-0.434507654967785</text:p>
          </table:table-cell>
          <table:table-cell table:number-columns-repeated="16"/>
        </table:table-row>
        <table:table-row table:style-name="ro1">
          <table:table-cell office:value-type="float" office:value="4135.182904792" calcext:value-type="float">
            <text:p>4135.182904792</text:p>
          </table:table-cell>
          <table:table-cell table:number-columns-repeated="3"/>
          <table:table-cell table:formula="of:=[.$C$4] + ([.$C$5] - [.$C$4]) * (([.A2010] - [.$C$1]) / ([.$C$2] - [.$C$1]))" office:value-type="float" office:value="-0.433842595562733" calcext:value-type="float">
            <text:p>-0.433842595562733</text:p>
          </table:table-cell>
          <table:table-cell table:number-columns-repeated="16"/>
        </table:table-row>
        <table:table-row table:style-name="ro1">
          <table:table-cell office:value-type="float" office:value="4818.7735040301" calcext:value-type="float">
            <text:p>4818.7735040301</text:p>
          </table:table-cell>
          <table:table-cell table:number-columns-repeated="3"/>
          <table:table-cell table:formula="of:=[.$C$4] + ([.$C$5] - [.$C$4]) * (([.A2011] - [.$C$1]) / ([.$C$2] - [.$C$1]))" office:value-type="float" office:value="-0.422611134437662" calcext:value-type="float">
            <text:p>-0.422611134437662</text:p>
          </table:table-cell>
          <table:table-cell table:number-columns-repeated="16"/>
        </table:table-row>
        <table:table-row table:style-name="ro1">
          <table:table-cell office:value-type="float" office:value="4966.9016298723" calcext:value-type="float">
            <text:p>4966.9016298723</text:p>
          </table:table-cell>
          <table:table-cell table:number-columns-repeated="3"/>
          <table:table-cell table:formula="of:=[.$C$4] + ([.$C$5] - [.$C$4]) * (([.A2012] - [.$C$1]) / ([.$C$2] - [.$C$1]))" office:value-type="float" office:value="-0.420177374686167" calcext:value-type="float">
            <text:p>-0.420177374686167</text:p>
          </table:table-cell>
          <table:table-cell table:number-columns-repeated="16"/>
        </table:table-row>
        <table:table-row table:style-name="ro1">
          <table:table-cell office:value-type="float" office:value="4875.5961465511" calcext:value-type="float">
            <text:p>4875.5961465511</text:p>
          </table:table-cell>
          <table:table-cell table:number-columns-repeated="3"/>
          <table:table-cell table:formula="of:=[.$C$4] + ([.$C$5] - [.$C$4]) * (([.A2013] - [.$C$1]) / ([.$C$2] - [.$C$1]))" office:value-type="float" office:value="-0.421677532803571" calcext:value-type="float">
            <text:p>-0.421677532803571</text:p>
          </table:table-cell>
          <table:table-cell table:number-columns-repeated="16"/>
        </table:table-row>
        <table:table-row table:style-name="ro1">
          <table:table-cell office:value-type="float" office:value="5032.7912392522" calcext:value-type="float">
            <text:p>5032.7912392522</text:p>
          </table:table-cell>
          <table:table-cell table:number-columns-repeated="3"/>
          <table:table-cell table:formula="of:=[.$C$4] + ([.$C$5] - [.$C$4]) * (([.A2014] - [.$C$1]) / ([.$C$2] - [.$C$1]))" office:value-type="float" office:value="-0.419094801890226" calcext:value-type="float">
            <text:p>-0.419094801890226</text:p>
          </table:table-cell>
          <table:table-cell table:number-columns-repeated="16"/>
        </table:table-row>
        <table:table-row table:style-name="ro1">
          <table:table-cell office:value-type="float" office:value="5028.3202691679" calcext:value-type="float">
            <text:p>5028.3202691679</text:p>
          </table:table-cell>
          <table:table-cell table:number-columns-repeated="3"/>
          <table:table-cell table:formula="of:=[.$C$4] + ([.$C$5] - [.$C$4]) * (([.A2015] - [.$C$1]) / ([.$C$2] - [.$C$1]))" office:value-type="float" office:value="-0.41916826037071" calcext:value-type="float">
            <text:p>-0.41916826037071</text:p>
          </table:table-cell>
          <table:table-cell table:number-columns-repeated="16"/>
        </table:table-row>
        <table:table-row table:style-name="ro1">
          <table:table-cell office:value-type="float" office:value="5192.9290962064" calcext:value-type="float">
            <text:p>5192.9290962064</text:p>
          </table:table-cell>
          <table:table-cell table:number-columns-repeated="3"/>
          <table:table-cell table:formula="of:=[.$C$4] + ([.$C$5] - [.$C$4]) * (([.A2016] - [.$C$1]) / ([.$C$2] - [.$C$1]))" office:value-type="float" office:value="-0.416463721069282" calcext:value-type="float">
            <text:p>-0.416463721069282</text:p>
          </table:table-cell>
          <table:table-cell table:number-columns-repeated="16"/>
        </table:table-row>
        <table:table-row table:style-name="ro1">
          <table:table-cell office:value-type="float" office:value="5260.2003287856" calcext:value-type="float">
            <text:p>5260.2003287856</text:p>
          </table:table-cell>
          <table:table-cell table:number-columns-repeated="3"/>
          <table:table-cell table:formula="of:=[.$C$4] + ([.$C$5] - [.$C$4]) * (([.A2017] - [.$C$1]) / ([.$C$2] - [.$C$1]))" office:value-type="float" office:value="-0.415358448067589" calcext:value-type="float">
            <text:p>-0.415358448067589</text:p>
          </table:table-cell>
          <table:table-cell table:number-columns-repeated="16"/>
        </table:table-row>
        <table:table-row table:style-name="ro1">
          <table:table-cell office:value-type="float" office:value="5179.9966735738" calcext:value-type="float">
            <text:p>5179.9966735738</text:p>
          </table:table-cell>
          <table:table-cell table:number-columns-repeated="3"/>
          <table:table-cell table:formula="of:=[.$C$4] + ([.$C$5] - [.$C$4]) * (([.A2018] - [.$C$1]) / ([.$C$2] - [.$C$1]))" office:value-type="float" office:value="-0.416676202051631" calcext:value-type="float">
            <text:p>-0.416676202051631</text:p>
          </table:table-cell>
          <table:table-cell table:number-columns-repeated="16"/>
        </table:table-row>
        <table:table-row table:style-name="ro1">
          <table:table-cell office:value-type="float" office:value="5320.6135135987" calcext:value-type="float">
            <text:p>5320.6135135987</text:p>
          </table:table-cell>
          <table:table-cell table:number-columns-repeated="3"/>
          <table:table-cell table:formula="of:=[.$C$4] + ([.$C$5] - [.$C$4]) * (([.A2019] - [.$C$1]) / ([.$C$2] - [.$C$1]))" office:value-type="float" office:value="-0.414365853468678" calcext:value-type="float">
            <text:p>-0.414365853468678</text:p>
          </table:table-cell>
          <table:table-cell table:number-columns-repeated="16"/>
        </table:table-row>
        <table:table-row table:style-name="ro1">
          <table:table-cell office:value-type="float" office:value="5042.4023413794" calcext:value-type="float">
            <text:p>5042.4023413794</text:p>
          </table:table-cell>
          <table:table-cell table:number-columns-repeated="3"/>
          <table:table-cell table:formula="of:=[.$C$4] + ([.$C$5] - [.$C$4]) * (([.A2020] - [.$C$1]) / ([.$C$2] - [.$C$1]))" office:value-type="float" office:value="-0.418936890532125" calcext:value-type="float">
            <text:p>-0.418936890532125</text:p>
          </table:table-cell>
          <table:table-cell table:number-columns-repeated="16"/>
        </table:table-row>
        <table:table-row table:style-name="ro1">
          <table:table-cell office:value-type="float" office:value="5077.5211333771" calcext:value-type="float">
            <text:p>5077.5211333771</text:p>
          </table:table-cell>
          <table:table-cell table:number-columns-repeated="3"/>
          <table:table-cell table:formula="of:=[.$C$4] + ([.$C$5] - [.$C$4]) * (([.A2021] - [.$C$1]) / ([.$C$2] - [.$C$1]))" office:value-type="float" office:value="-0.418359885307768" calcext:value-type="float">
            <text:p>-0.418359885307768</text:p>
          </table:table-cell>
          <table:table-cell table:number-columns-repeated="16"/>
        </table:table-row>
        <table:table-row table:style-name="ro1">
          <table:table-cell office:value-type="float" office:value="5066.8774596534" calcext:value-type="float">
            <text:p>5066.8774596534</text:p>
          </table:table-cell>
          <table:table-cell table:number-columns-repeated="3"/>
          <table:table-cell table:formula="of:=[.$C$4] + ([.$C$5] - [.$C$4]) * (([.A2022] - [.$C$1]) / ([.$C$2] - [.$C$1]))" office:value-type="float" office:value="-0.418534761919279" calcext:value-type="float">
            <text:p>-0.418534761919279</text:p>
          </table:table-cell>
          <table:table-cell table:number-columns-repeated="16"/>
        </table:table-row>
        <table:table-row table:style-name="ro1">
          <table:table-cell office:value-type="float" office:value="5145.8703659694" calcext:value-type="float">
            <text:p>5145.8703659694</text:p>
          </table:table-cell>
          <table:table-cell table:number-columns-repeated="3"/>
          <table:table-cell table:formula="of:=[.$C$4] + ([.$C$5] - [.$C$4]) * (([.A2023] - [.$C$1]) / ([.$C$2] - [.$C$1]))" office:value-type="float" office:value="-0.417236900659289" calcext:value-type="float">
            <text:p>-0.417236900659289</text:p>
          </table:table-cell>
          <table:table-cell table:number-columns-repeated="16"/>
        </table:table-row>
        <table:table-row table:style-name="ro1">
          <table:table-cell office:value-type="float" office:value="5035.4607327922" calcext:value-type="float">
            <text:p>5035.4607327922</text:p>
          </table:table-cell>
          <table:table-cell table:number-columns-repeated="3"/>
          <table:table-cell table:formula="of:=[.$C$4] + ([.$C$5] - [.$C$4]) * (([.A2024] - [.$C$1]) / ([.$C$2] - [.$C$1]))" office:value-type="float" office:value="-0.419050941847458" calcext:value-type="float">
            <text:p>-0.419050941847458</text:p>
          </table:table-cell>
          <table:table-cell table:number-columns-repeated="16"/>
        </table:table-row>
        <table:table-row table:style-name="ro1">
          <table:table-cell office:value-type="float" office:value="5184.2044800119" calcext:value-type="float">
            <text:p>5184.2044800119</text:p>
          </table:table-cell>
          <table:table-cell table:number-columns-repeated="3"/>
          <table:table-cell table:formula="of:=[.$C$4] + ([.$C$5] - [.$C$4]) * (([.A2025] - [.$C$1]) / ([.$C$2] - [.$C$1]))" office:value-type="float" office:value="-0.416607067375871" calcext:value-type="float">
            <text:p>-0.416607067375871</text:p>
          </table:table-cell>
          <table:table-cell table:number-columns-repeated="16"/>
        </table:table-row>
        <table:table-row table:style-name="ro1">
          <table:table-cell office:value-type="float" office:value="5218.0798427466" calcext:value-type="float">
            <text:p>5218.0798427466</text:p>
          </table:table-cell>
          <table:table-cell table:number-columns-repeated="3"/>
          <table:table-cell table:formula="of:=[.$C$4] + ([.$C$5] - [.$C$4]) * (([.A2026] - [.$C$1]) / ([.$C$2] - [.$C$1]))" office:value-type="float" office:value="-0.41605049181723" calcext:value-type="float">
            <text:p>-0.41605049181723</text:p>
          </table:table-cell>
          <table:table-cell table:number-columns-repeated="16"/>
        </table:table-row>
        <table:table-row table:style-name="ro1">
          <table:table-cell office:value-type="float" office:value="5279.1814277" calcext:value-type="float">
            <text:p>5279.1814277</text:p>
          </table:table-cell>
          <table:table-cell table:number-columns-repeated="3"/>
          <table:table-cell table:formula="of:=[.$C$4] + ([.$C$5] - [.$C$4]) * (([.A2027] - [.$C$1]) / ([.$C$2] - [.$C$1]))" office:value-type="float" office:value="-0.415046586735959" calcext:value-type="float">
            <text:p>-0.415046586735959</text:p>
          </table:table-cell>
          <table:table-cell table:number-columns-repeated="16"/>
        </table:table-row>
        <table:table-row table:style-name="ro1">
          <table:table-cell office:value-type="float" office:value="5266.6612610884" calcext:value-type="float">
            <text:p>5266.6612610884</text:p>
          </table:table-cell>
          <table:table-cell table:number-columns-repeated="3"/>
          <table:table-cell table:formula="of:=[.$C$4] + ([.$C$5] - [.$C$4]) * (([.A2028] - [.$C$1]) / ([.$C$2] - [.$C$1]))" office:value-type="float" office:value="-0.415252294311128" calcext:value-type="float">
            <text:p>-0.415252294311128</text:p>
          </table:table-cell>
          <table:table-cell table:number-columns-repeated="16"/>
        </table:table-row>
        <table:table-row table:style-name="ro1">
          <table:table-cell office:value-type="float" office:value="5292.1483276552" calcext:value-type="float">
            <text:p>5292.1483276552</text:p>
          </table:table-cell>
          <table:table-cell table:number-columns-repeated="3"/>
          <table:table-cell table:formula="of:=[.$C$4] + ([.$C$5] - [.$C$4]) * (([.A2029] - [.$C$1]) / ([.$C$2] - [.$C$1]))" office:value-type="float" office:value="-0.414833539287791" calcext:value-type="float">
            <text:p>-0.414833539287791</text:p>
          </table:table-cell>
          <table:table-cell table:number-columns-repeated="16"/>
        </table:table-row>
        <table:table-row table:style-name="ro1">
          <table:table-cell office:value-type="float" office:value="5282.0882670752" calcext:value-type="float">
            <text:p>5282.0882670752</text:p>
          </table:table-cell>
          <table:table-cell table:number-columns-repeated="3"/>
          <table:table-cell table:formula="of:=[.$C$4] + ([.$C$5] - [.$C$4]) * (([.A2030] - [.$C$1]) / ([.$C$2] - [.$C$1]))" office:value-type="float" office:value="-0.414998827077655" calcext:value-type="float">
            <text:p>-0.414998827077655</text:p>
          </table:table-cell>
          <table:table-cell table:number-columns-repeated="16"/>
        </table:table-row>
        <table:table-row table:style-name="ro1">
          <table:table-cell office:value-type="float" office:value="5398.4334166027" calcext:value-type="float">
            <text:p>5398.4334166027</text:p>
          </table:table-cell>
          <table:table-cell table:number-columns-repeated="3"/>
          <table:table-cell table:formula="of:=[.$C$4] + ([.$C$5] - [.$C$4]) * (([.A2031] - [.$C$1]) / ([.$C$2] - [.$C$1]))" office:value-type="float" office:value="-0.413087264769067" calcext:value-type="float">
            <text:p>-0.413087264769067</text:p>
          </table:table-cell>
          <table:table-cell table:number-columns-repeated="16"/>
        </table:table-row>
        <table:table-row table:style-name="ro1">
          <table:table-cell office:value-type="float" office:value="5552.5194712993" calcext:value-type="float">
            <text:p>5552.5194712993</text:p>
          </table:table-cell>
          <table:table-cell table:number-columns-repeated="3"/>
          <table:table-cell table:formula="of:=[.$C$4] + ([.$C$5] - [.$C$4]) * (([.A2032] - [.$C$1]) / ([.$C$2] - [.$C$1]))" office:value-type="float" office:value="-0.410555615657495" calcext:value-type="float">
            <text:p>-0.410555615657495</text:p>
          </table:table-cell>
          <table:table-cell table:number-columns-repeated="16"/>
        </table:table-row>
        <table:table-row table:style-name="ro1">
          <table:table-cell office:value-type="float" office:value="5432.9910173679" calcext:value-type="float">
            <text:p>5432.9910173679</text:p>
          </table:table-cell>
          <table:table-cell table:number-columns-repeated="3"/>
          <table:table-cell table:formula="of:=[.$C$4] + ([.$C$5] - [.$C$4]) * (([.A2033] - [.$C$1]) / ([.$C$2] - [.$C$1]))" office:value-type="float" office:value="-0.412519479972139" calcext:value-type="float">
            <text:p>-0.412519479972139</text:p>
          </table:table-cell>
          <table:table-cell table:number-columns-repeated="16"/>
        </table:table-row>
        <table:table-row table:style-name="ro1">
          <table:table-cell office:value-type="float" office:value="5131.0616909647" calcext:value-type="float">
            <text:p>5131.0616909647</text:p>
          </table:table-cell>
          <table:table-cell table:number-columns-repeated="3"/>
          <table:table-cell table:formula="of:=[.$C$4] + ([.$C$5] - [.$C$4]) * (([.A2034] - [.$C$1]) / ([.$C$2] - [.$C$1]))" office:value-type="float" office:value="-0.417480208653598" calcext:value-type="float">
            <text:p>-0.417480208653598</text:p>
          </table:table-cell>
          <table:table-cell table:number-columns-repeated="16"/>
        </table:table-row>
        <table:table-row table:style-name="ro1">
          <table:table-cell office:value-type="float" office:value="5151.5744081971" calcext:value-type="float">
            <text:p>5151.5744081971</text:p>
          </table:table-cell>
          <table:table-cell table:number-columns-repeated="3"/>
          <table:table-cell table:formula="of:=[.$C$4] + ([.$C$5] - [.$C$4]) * (([.A2035] - [.$C$1]) / ([.$C$2] - [.$C$1]))" office:value-type="float" office:value="-0.417143182681588" calcext:value-type="float">
            <text:p>-0.417143182681588</text:p>
          </table:table-cell>
          <table:table-cell table:number-columns-repeated="16"/>
        </table:table-row>
        <table:table-row table:style-name="ro1">
          <table:table-cell office:value-type="float" office:value="5200.1930596118" calcext:value-type="float">
            <text:p>5200.1930596118</text:p>
          </table:table-cell>
          <table:table-cell table:number-columns-repeated="3"/>
          <table:table-cell table:formula="of:=[.$C$4] + ([.$C$5] - [.$C$4]) * (([.A2036] - [.$C$1]) / ([.$C$2] - [.$C$1]))" office:value-type="float" office:value="-0.416344373432417" calcext:value-type="float">
            <text:p>-0.416344373432417</text:p>
          </table:table-cell>
          <table:table-cell table:number-columns-repeated="16"/>
        </table:table-row>
        <table:table-row table:style-name="ro1">
          <table:table-cell office:value-type="float" office:value="5156.543027828" calcext:value-type="float">
            <text:p>5156.543027828</text:p>
          </table:table-cell>
          <table:table-cell table:number-columns-repeated="3"/>
          <table:table-cell table:formula="of:=[.$C$4] + ([.$C$5] - [.$C$4]) * (([.A2037] - [.$C$1]) / ([.$C$2] - [.$C$1]))" office:value-type="float" office:value="-0.417061547769856" calcext:value-type="float">
            <text:p>-0.417061547769856</text:p>
          </table:table-cell>
          <table:table-cell table:number-columns-repeated="16"/>
        </table:table-row>
        <table:table-row table:style-name="ro1">
          <table:table-cell office:value-type="float" office:value="5155.6172833984" calcext:value-type="float">
            <text:p>5155.6172833984</text:p>
          </table:table-cell>
          <table:table-cell table:number-columns-repeated="3"/>
          <table:table-cell table:formula="of:=[.$C$4] + ([.$C$5] - [.$C$4]) * (([.A2038] - [.$C$1]) / ([.$C$2] - [.$C$1]))" office:value-type="float" office:value="-0.417076757842353" calcext:value-type="float">
            <text:p>-0.417076757842353</text:p>
          </table:table-cell>
          <table:table-cell table:number-columns-repeated="16"/>
        </table:table-row>
        <table:table-row table:style-name="ro1">
          <table:table-cell office:value-type="float" office:value="5277.444450001" calcext:value-type="float">
            <text:p>5277.444450001</text:p>
          </table:table-cell>
          <table:table-cell table:number-columns-repeated="3"/>
          <table:table-cell table:formula="of:=[.$C$4] + ([.$C$5] - [.$C$4]) * (([.A2039] - [.$C$1]) / ([.$C$2] - [.$C$1]))" office:value-type="float" office:value="-0.415075125451271" calcext:value-type="float">
            <text:p>-0.415075125451271</text:p>
          </table:table-cell>
          <table:table-cell table:number-columns-repeated="16"/>
        </table:table-row>
        <table:table-row table:style-name="ro1">
          <table:table-cell office:value-type="float" office:value="5323.6392701182" calcext:value-type="float">
            <text:p>5323.6392701182</text:p>
          </table:table-cell>
          <table:table-cell table:number-columns-repeated="3"/>
          <table:table-cell table:formula="of:=[.$C$4] + ([.$C$5] - [.$C$4]) * (([.A2040] - [.$C$1]) / ([.$C$2] - [.$C$1]))" office:value-type="float" office:value="-0.414316139989937" calcext:value-type="float">
            <text:p>-0.414316139989937</text:p>
          </table:table-cell>
          <table:table-cell table:number-columns-repeated="16"/>
        </table:table-row>
        <table:table-row table:style-name="ro1">
          <table:table-cell office:value-type="float" office:value="5405.8781112193" calcext:value-type="float">
            <text:p>5405.8781112193</text:p>
          </table:table-cell>
          <table:table-cell table:number-columns-repeated="3"/>
          <table:table-cell table:formula="of:=[.$C$4] + ([.$C$5] - [.$C$4]) * (([.A2041] - [.$C$1]) / ([.$C$2] - [.$C$1]))" office:value-type="float" office:value="-0.412964947700536" calcext:value-type="float">
            <text:p>-0.412964947700536</text:p>
          </table:table-cell>
          <table:table-cell table:number-columns-repeated="16"/>
        </table:table-row>
        <table:table-row table:style-name="ro1">
          <table:table-cell office:value-type="float" office:value="5690.1475273592" calcext:value-type="float">
            <text:p>5690.1475273592</text:p>
          </table:table-cell>
          <table:table-cell table:number-columns-repeated="3"/>
          <table:table-cell table:formula="of:=[.$C$4] + ([.$C$5] - [.$C$4]) * (([.A2042] - [.$C$1]) / ([.$C$2] - [.$C$1]))" office:value-type="float" office:value="-0.408294373090557" calcext:value-type="float">
            <text:p>-0.408294373090557</text:p>
          </table:table-cell>
          <table:table-cell table:number-columns-repeated="16"/>
        </table:table-row>
        <table:table-row table:style-name="ro1">
          <table:table-cell office:value-type="float" office:value="5787.5985981407" calcext:value-type="float">
            <text:p>5787.5985981407</text:p>
          </table:table-cell>
          <table:table-cell table:number-columns-repeated="3"/>
          <table:table-cell table:formula="of:=[.$C$4] + ([.$C$5] - [.$C$4]) * (([.A2043] - [.$C$1]) / ([.$C$2] - [.$C$1]))" office:value-type="float" office:value="-0.406693242363629" calcext:value-type="float">
            <text:p>-0.406693242363629</text:p>
          </table:table-cell>
          <table:table-cell table:number-columns-repeated="16"/>
        </table:table-row>
        <table:table-row table:style-name="ro1">
          <table:table-cell office:value-type="float" office:value="5713.0349658693" calcext:value-type="float">
            <text:p>5713.0349658693</text:p>
          </table:table-cell>
          <table:table-cell table:number-columns-repeated="3"/>
          <table:table-cell table:formula="of:=[.$C$4] + ([.$C$5] - [.$C$4]) * (([.A2044] - [.$C$1]) / ([.$C$2] - [.$C$1]))" office:value-type="float" office:value="-0.40791833021319" calcext:value-type="float">
            <text:p>-0.40791833021319</text:p>
          </table:table-cell>
          <table:table-cell table:number-columns-repeated="16"/>
        </table:table-row>
        <table:table-row table:style-name="ro1">
          <table:table-cell office:value-type="float" office:value="5687.2598413585" calcext:value-type="float">
            <text:p>5687.2598413585</text:p>
          </table:table-cell>
          <table:table-cell table:number-columns-repeated="3"/>
          <table:table-cell table:formula="of:=[.$C$4] + ([.$C$5] - [.$C$4]) * (([.A2045] - [.$C$1]) / ([.$C$2] - [.$C$1]))" office:value-type="float" office:value="-0.408341818057024" calcext:value-type="float">
            <text:p>-0.408341818057024</text:p>
          </table:table-cell>
          <table:table-cell table:number-columns-repeated="16"/>
        </table:table-row>
        <table:table-row table:style-name="ro1">
          <table:table-cell office:value-type="float" office:value="5759.3750574463" calcext:value-type="float">
            <text:p>5759.3750574463</text:p>
          </table:table-cell>
          <table:table-cell table:number-columns-repeated="3"/>
          <table:table-cell table:formula="of:=[.$C$4] + ([.$C$5] - [.$C$4]) * (([.A2046] - [.$C$1]) / ([.$C$2] - [.$C$1]))" office:value-type="float" office:value="-0.40715695792741" calcext:value-type="float">
            <text:p>-0.40715695792741</text:p>
          </table:table-cell>
          <table:table-cell table:number-columns-repeated="16"/>
        </table:table-row>
        <table:table-row table:style-name="ro1">
          <table:table-cell office:value-type="float" office:value="5932.4462847078" calcext:value-type="float">
            <text:p>5932.4462847078</text:p>
          </table:table-cell>
          <table:table-cell table:number-columns-repeated="3"/>
          <table:table-cell table:formula="of:=[.$C$4] + ([.$C$5] - [.$C$4]) * (([.A2047] - [.$C$1]) / ([.$C$2] - [.$C$1]))" office:value-type="float" office:value="-0.404313380553727" calcext:value-type="float">
            <text:p>-0.404313380553727</text:p>
          </table:table-cell>
          <table:table-cell table:number-columns-repeated="16"/>
        </table:table-row>
        <table:table-row table:style-name="ro1">
          <table:table-cell office:value-type="float" office:value="6159.6895437717" calcext:value-type="float">
            <text:p>6159.6895437717</text:p>
          </table:table-cell>
          <table:table-cell table:number-columns-repeated="3"/>
          <table:table-cell table:formula="of:=[.$C$4] + ([.$C$5] - [.$C$4]) * (([.A2048] - [.$C$1]) / ([.$C$2] - [.$C$1]))" office:value-type="float" office:value="-0.400579751342098" calcext:value-type="float">
            <text:p>-0.400579751342098</text:p>
          </table:table-cell>
          <table:table-cell table:number-columns-repeated="16"/>
        </table:table-row>
        <table:table-row table:style-name="ro1">
          <table:table-cell office:value-type="float" office:value="6347.7067370066" calcext:value-type="float">
            <text:p>6347.7067370066</text:p>
          </table:table-cell>
          <table:table-cell table:number-columns-repeated="3"/>
          <table:table-cell table:formula="of:=[.$C$4] + ([.$C$5] - [.$C$4]) * (([.A2049] - [.$C$1]) / ([.$C$2] - [.$C$1]))" office:value-type="float" office:value="-0.397490610269918" calcext:value-type="float">
            <text:p>-0.397490610269918</text:p>
          </table:table-cell>
          <table:table-cell table:number-columns-repeated="16"/>
        </table:table-row>
        <table:table-row table:style-name="ro1">
          <table:table-cell office:value-type="float" office:value="7241.0236527485" calcext:value-type="float">
            <text:p>7241.0236527485</text:p>
          </table:table-cell>
          <table:table-cell table:number-columns-repeated="3"/>
          <table:table-cell table:formula="of:=[.$C$4] + ([.$C$5] - [.$C$4]) * (([.A2050] - [.$C$1]) / ([.$C$2] - [.$C$1]))" office:value-type="float" office:value="-0.382813325031202" calcext:value-type="float">
            <text:p>-0.382813325031202</text:p>
          </table:table-cell>
          <table:table-cell table:number-columns-repeated="16"/>
        </table:table-row>
        <table:table-row table:style-name="ro1">
          <table:table-cell office:value-type="float" office:value="6992.705887281" calcext:value-type="float">
            <text:p>6992.705887281</text:p>
          </table:table-cell>
          <table:table-cell table:number-columns-repeated="3"/>
          <table:table-cell table:formula="of:=[.$C$4] + ([.$C$5] - [.$C$4]) * (([.A2051] - [.$C$1]) / ([.$C$2] - [.$C$1]))" office:value-type="float" office:value="-0.386893210466462" calcext:value-type="float">
            <text:p>-0.386893210466462</text:p>
          </table:table-cell>
          <table:table-cell table:number-columns-repeated="16"/>
        </table:table-row>
        <table:table-row table:style-name="ro1">
          <table:table-cell office:value-type="float" office:value="7906.9464248717" calcext:value-type="float">
            <text:p>7906.9464248717</text:p>
          </table:table-cell>
          <table:table-cell table:number-columns-repeated="3"/>
          <table:table-cell table:formula="of:=[.$C$4] + ([.$C$5] - [.$C$4]) * (([.A2052] - [.$C$1]) / ([.$C$2] - [.$C$1]))" office:value-type="float" office:value="-0.371872148052266" calcext:value-type="float">
            <text:p>-0.371872148052266</text:p>
          </table:table-cell>
          <table:table-cell table:number-columns-repeated="16"/>
        </table:table-row>
        <table:table-row table:style-name="ro1">
          <table:table-cell office:value-type="float" office:value="7989.1277083975" calcext:value-type="float">
            <text:p>7989.1277083975</text:p>
          </table:table-cell>
          <table:table-cell table:number-columns-repeated="3"/>
          <table:table-cell table:formula="of:=[.$C$4] + ([.$C$5] - [.$C$4]) * (([.A2053] - [.$C$1]) / ([.$C$2] - [.$C$1]))" office:value-type="float" office:value="-0.370521901439517" calcext:value-type="float">
            <text:p>-0.370521901439517</text:p>
          </table:table-cell>
          <table:table-cell table:number-columns-repeated="16"/>
        </table:table-row>
        <table:table-row table:style-name="ro1">
          <table:table-cell office:value-type="float" office:value="8177.4535736638" calcext:value-type="float">
            <text:p>8177.4535736638</text:p>
          </table:table-cell>
          <table:table-cell table:number-columns-repeated="3"/>
          <table:table-cell table:formula="of:=[.$C$4] + ([.$C$5] - [.$C$4]) * (([.A2054] - [.$C$1]) / ([.$C$2] - [.$C$1]))" office:value-type="float" office:value="-0.367427688855346" calcext:value-type="float">
            <text:p>-0.367427688855346</text:p>
          </table:table-cell>
          <table:table-cell table:number-columns-repeated="16"/>
        </table:table-row>
        <table:table-row table:style-name="ro1">
          <table:table-cell office:value-type="float" office:value="7820.0765409497" calcext:value-type="float">
            <text:p>7820.0765409497</text:p>
          </table:table-cell>
          <table:table-cell table:number-columns-repeated="3"/>
          <table:table-cell table:formula="of:=[.$C$4] + ([.$C$5] - [.$C$4]) * (([.A2055] - [.$C$1]) / ([.$C$2] - [.$C$1]))" office:value-type="float" office:value="-0.373299428833038" calcext:value-type="float">
            <text:p>-0.373299428833038</text:p>
          </table:table-cell>
          <table:table-cell table:number-columns-repeated="16"/>
        </table:table-row>
        <table:table-row table:style-name="ro1">
          <table:table-cell office:value-type="float" office:value="7361.2576328893" calcext:value-type="float">
            <text:p>7361.2576328893</text:p>
          </table:table-cell>
          <table:table-cell table:number-columns-repeated="3"/>
          <table:table-cell table:formula="of:=[.$C$4] + ([.$C$5] - [.$C$4]) * (([.A2056] - [.$C$1]) / ([.$C$2] - [.$C$1]))" office:value-type="float" office:value="-0.380837868851188" calcext:value-type="float">
            <text:p>-0.380837868851188</text:p>
          </table:table-cell>
          <table:table-cell table:number-columns-repeated="16"/>
        </table:table-row>
        <table:table-row table:style-name="ro1">
          <table:table-cell office:value-type="float" office:value="7285.4214269558" calcext:value-type="float">
            <text:p>7285.4214269558</text:p>
          </table:table-cell>
          <table:table-cell table:number-columns-repeated="3"/>
          <table:table-cell table:formula="of:=[.$C$4] + ([.$C$5] - [.$C$4]) * (([.A2057] - [.$C$1]) / ([.$C$2] - [.$C$1]))" office:value-type="float" office:value="-0.382083865211823" calcext:value-type="float">
            <text:p>-0.382083865211823</text:p>
          </table:table-cell>
          <table:table-cell table:number-columns-repeated="16"/>
        </table:table-row>
        <table:table-row table:style-name="ro1">
          <table:table-cell office:value-type="float" office:value="8221.2654730703" calcext:value-type="float">
            <text:p>8221.2654730703</text:p>
          </table:table-cell>
          <table:table-cell table:number-columns-repeated="3"/>
          <table:table-cell table:formula="of:=[.$C$4] + ([.$C$5] - [.$C$4]) * (([.A2058] - [.$C$1]) / ([.$C$2] - [.$C$1]))" office:value-type="float" office:value="-0.366707855016864" calcext:value-type="float">
            <text:p>-0.366707855016864</text:p>
          </table:table-cell>
          <table:table-cell table:number-columns-repeated="16"/>
        </table:table-row>
        <table:table-row table:style-name="ro1">
          <table:table-cell office:value-type="float" office:value="7984.511102994" calcext:value-type="float">
            <text:p>7984.511102994</text:p>
          </table:table-cell>
          <table:table-cell table:number-columns-repeated="3"/>
          <table:table-cell table:formula="of:=[.$C$4] + ([.$C$5] - [.$C$4]) * (([.A2059] - [.$C$1]) / ([.$C$2] - [.$C$1]))" office:value-type="float" office:value="-0.370597752722693" calcext:value-type="float">
            <text:p>-0.370597752722693</text:p>
          </table:table-cell>
          <table:table-cell table:number-columns-repeated="16"/>
        </table:table-row>
        <table:table-row table:style-name="ro1">
          <table:table-cell office:value-type="float" office:value="7961.5198801948" calcext:value-type="float">
            <text:p>7961.5198801948</text:p>
          </table:table-cell>
          <table:table-cell table:number-columns-repeated="3"/>
          <table:table-cell table:formula="of:=[.$C$4] + ([.$C$5] - [.$C$4]) * (([.A2060] - [.$C$1]) / ([.$C$2] - [.$C$1]))" office:value-type="float" office:value="-0.37097550078619" calcext:value-type="float">
            <text:p>-0.37097550078619</text:p>
          </table:table-cell>
          <table:table-cell table:number-columns-repeated="16"/>
        </table:table-row>
        <table:table-row table:style-name="ro1">
          <table:table-cell office:value-type="float" office:value="7723.894266781" calcext:value-type="float">
            <text:p>7723.894266781</text:p>
          </table:table-cell>
          <table:table-cell table:number-columns-repeated="3"/>
          <table:table-cell table:formula="of:=[.$C$4] + ([.$C$5] - [.$C$4]) * (([.A2061] - [.$C$1]) / ([.$C$2] - [.$C$1]))" office:value-type="float" office:value="-0.374879713106185" calcext:value-type="float">
            <text:p>-0.374879713106185</text:p>
          </table:table-cell>
          <table:table-cell table:number-columns-repeated="16"/>
        </table:table-row>
        <table:table-row table:style-name="ro1">
          <table:table-cell office:value-type="float" office:value="7871.3758712149" calcext:value-type="float">
            <text:p>7871.3758712149</text:p>
          </table:table-cell>
          <table:table-cell table:number-columns-repeated="3"/>
          <table:table-cell table:formula="of:=[.$C$4] + ([.$C$5] - [.$C$4]) * (([.A2062] - [.$C$1]) / ([.$C$2] - [.$C$1]))" office:value-type="float" office:value="-0.372456575765343" calcext:value-type="float">
            <text:p>-0.372456575765343</text:p>
          </table:table-cell>
          <table:table-cell table:number-columns-repeated="16"/>
        </table:table-row>
        <table:table-row table:style-name="ro1">
          <table:table-cell office:value-type="float" office:value="7990.9198159167" calcext:value-type="float">
            <text:p>7990.9198159167</text:p>
          </table:table-cell>
          <table:table-cell table:number-columns-repeated="3"/>
          <table:table-cell table:formula="of:=[.$C$4] + ([.$C$5] - [.$C$4]) * (([.A2063] - [.$C$1]) / ([.$C$2] - [.$C$1]))" office:value-type="float" office:value="-0.370492456935809" calcext:value-type="float">
            <text:p>-0.370492456935809</text:p>
          </table:table-cell>
          <table:table-cell table:number-columns-repeated="16"/>
        </table:table-row>
        <table:table-row table:style-name="ro1">
          <table:table-cell office:value-type="float" office:value="8090.0465263258" calcext:value-type="float">
            <text:p>8090.0465263258</text:p>
          </table:table-cell>
          <table:table-cell table:number-columns-repeated="3"/>
          <table:table-cell table:formula="of:=[.$C$4] + ([.$C$5] - [.$C$4]) * (([.A2064] - [.$C$1]) / ([.$C$2] - [.$C$1]))" office:value-type="float" office:value="-0.368863795284147" calcext:value-type="float">
            <text:p>-0.368863795284147</text:p>
          </table:table-cell>
          <table:table-cell table:number-columns-repeated="16"/>
        </table:table-row>
        <table:table-row table:style-name="ro1">
          <table:table-cell office:value-type="float" office:value="8653.1518022683" calcext:value-type="float">
            <text:p>8653.1518022683</text:p>
          </table:table-cell>
          <table:table-cell table:number-columns-repeated="3"/>
          <table:table-cell table:formula="of:=[.$C$4] + ([.$C$5] - [.$C$4]) * (([.A2065] - [.$C$1]) / ([.$C$2] - [.$C$1]))" office:value-type="float" office:value="-0.359611919931971" calcext:value-type="float">
            <text:p>-0.359611919931971</text:p>
          </table:table-cell>
          <table:table-cell table:number-columns-repeated="16"/>
        </table:table-row>
        <table:table-row table:style-name="ro1">
          <table:table-cell office:value-type="float" office:value="8776.5657880978" calcext:value-type="float">
            <text:p>8776.5657880978</text:p>
          </table:table-cell>
          <table:table-cell table:number-columns-repeated="3"/>
          <table:table-cell table:formula="of:=[.$C$4] + ([.$C$5] - [.$C$4]) * (([.A2066] - [.$C$1]) / ([.$C$2] - [.$C$1]))" office:value-type="float" office:value="-0.357584215944118" calcext:value-type="float">
            <text:p>-0.357584215944118</text:p>
          </table:table-cell>
          <table:table-cell table:number-columns-repeated="16"/>
        </table:table-row>
        <table:table-row table:style-name="ro1">
          <table:table-cell office:value-type="float" office:value="8721.3476412347" calcext:value-type="float">
            <text:p>8721.3476412347</text:p>
          </table:table-cell>
          <table:table-cell table:number-columns-repeated="3"/>
          <table:table-cell table:formula="of:=[.$C$4] + ([.$C$5] - [.$C$4]) * (([.A2067] - [.$C$1]) / ([.$C$2] - [.$C$1]))" office:value-type="float" office:value="-0.35849145555593" calcext:value-type="float">
            <text:p>-0.35849145555593</text:p>
          </table:table-cell>
          <table:table-cell table:number-columns-repeated="16"/>
        </table:table-row>
        <table:table-row table:style-name="ro1">
          <table:table-cell office:value-type="float" office:value="8665.8396573792" calcext:value-type="float">
            <text:p>8665.8396573792</text:p>
          </table:table-cell>
          <table:table-cell table:number-columns-repeated="3"/>
          <table:table-cell table:formula="of:=[.$C$4] + ([.$C$5] - [.$C$4]) * (([.A2068] - [.$C$1]) / ([.$C$2] - [.$C$1]))" office:value-type="float" office:value="-0.359403457218181" calcext:value-type="float">
            <text:p>-0.359403457218181</text:p>
          </table:table-cell>
          <table:table-cell table:number-columns-repeated="16"/>
        </table:table-row>
        <table:table-row table:style-name="ro1">
          <table:table-cell office:value-type="float" office:value="8285.4963935396" calcext:value-type="float">
            <text:p>8285.4963935396</text:p>
          </table:table-cell>
          <table:table-cell table:number-columns-repeated="3"/>
          <table:table-cell table:formula="of:=[.$C$4] + ([.$C$5] - [.$C$4]) * (([.A2069] - [.$C$1]) / ([.$C$2] - [.$C$1]))" office:value-type="float" office:value="-0.365652534643701" calcext:value-type="float">
            <text:p>-0.365652534643701</text:p>
          </table:table-cell>
          <table:table-cell table:number-columns-repeated="16"/>
        </table:table-row>
        <table:table-row table:style-name="ro1">
          <table:table-cell office:value-type="float" office:value="8514.3959265461" calcext:value-type="float">
            <text:p>8514.3959265461</text:p>
          </table:table-cell>
          <table:table-cell table:number-columns-repeated="3"/>
          <table:table-cell table:formula="of:=[.$C$4] + ([.$C$5] - [.$C$4]) * (([.A2070] - [.$C$1]) / ([.$C$2] - [.$C$1]))" office:value-type="float" office:value="-0.361891692687456" calcext:value-type="float">
            <text:p>-0.361891692687456</text:p>
          </table:table-cell>
          <table:table-cell table:number-columns-repeated="16"/>
        </table:table-row>
        <table:table-row table:style-name="ro1">
          <table:table-cell office:value-type="float" office:value="8589.1696417012" calcext:value-type="float">
            <text:p>8589.1696417012</text:p>
          </table:table-cell>
          <table:table-cell table:number-columns-repeated="3"/>
          <table:table-cell table:formula="of:=[.$C$4] + ([.$C$5] - [.$C$4]) * (([.A2071] - [.$C$1]) / ([.$C$2] - [.$C$1]))" office:value-type="float" office:value="-0.360663153155348" calcext:value-type="float">
            <text:p>-0.360663153155348</text:p>
          </table:table-cell>
          <table:table-cell table:number-columns-repeated="16"/>
        </table:table-row>
        <table:table-row table:style-name="ro1">
          <table:table-cell office:value-type="float" office:value="8744.1092236193" calcext:value-type="float">
            <text:p>8744.1092236193</text:p>
          </table:table-cell>
          <table:table-cell table:number-columns-repeated="3"/>
          <table:table-cell table:formula="of:=[.$C$4] + ([.$C$5] - [.$C$4]) * (([.A2072] - [.$C$1]) / ([.$C$2] - [.$C$1]))" office:value-type="float" office:value="-0.358117480507147" calcext:value-type="float">
            <text:p>-0.358117480507147</text:p>
          </table:table-cell>
          <table:table-cell table:number-columns-repeated="16"/>
        </table:table-row>
        <table:table-row table:style-name="ro1">
          <table:table-cell office:value-type="float" office:value="8108.1595685263" calcext:value-type="float">
            <text:p>8108.1595685263</text:p>
          </table:table-cell>
          <table:table-cell table:number-columns-repeated="3"/>
          <table:table-cell table:formula="of:=[.$C$4] + ([.$C$5] - [.$C$4]) * (([.A2073] - [.$C$1]) / ([.$C$2] - [.$C$1]))" office:value-type="float" office:value="-0.368566196210142" calcext:value-type="float">
            <text:p>-0.368566196210142</text:p>
          </table:table-cell>
          <table:table-cell table:number-columns-repeated="16"/>
        </table:table-row>
        <table:table-row table:style-name="ro1">
          <table:table-cell office:value-type="float" office:value="7644.7987582348" calcext:value-type="float">
            <text:p>7644.7987582348</text:p>
          </table:table-cell>
          <table:table-cell table:number-columns-repeated="3"/>
          <table:table-cell table:formula="of:=[.$C$4] + ([.$C$5] - [.$C$4]) * (([.A2074] - [.$C$1]) / ([.$C$2] - [.$C$1]))" office:value-type="float" office:value="-0.37617926013096" calcext:value-type="float">
            <text:p>-0.37617926013096</text:p>
          </table:table-cell>
          <table:table-cell table:number-columns-repeated="16"/>
        </table:table-row>
        <table:table-row table:style-name="ro1">
          <table:table-cell office:value-type="float" office:value="7794.1959242062" calcext:value-type="float">
            <text:p>7794.1959242062</text:p>
          </table:table-cell>
          <table:table-cell table:number-columns-repeated="3"/>
          <table:table-cell table:formula="of:=[.$C$4] + ([.$C$5] - [.$C$4]) * (([.A2075] - [.$C$1]) / ([.$C$2] - [.$C$1]))" office:value-type="float" office:value="-0.373724649924685" calcext:value-type="float">
            <text:p>-0.373724649924685</text:p>
          </table:table-cell>
          <table:table-cell table:number-columns-repeated="16"/>
        </table:table-row>
        <table:table-row table:style-name="ro1">
          <table:table-cell office:value-type="float" office:value="7730.1859182601" calcext:value-type="float">
            <text:p>7730.1859182601</text:p>
          </table:table-cell>
          <table:table-cell table:number-columns-repeated="3"/>
          <table:table-cell table:formula="of:=[.$C$4] + ([.$C$5] - [.$C$4]) * (([.A2076] - [.$C$1]) / ([.$C$2] - [.$C$1]))" office:value-type="float" office:value="-0.374776340650392" calcext:value-type="float">
            <text:p>-0.374776340650392</text:p>
          </table:table-cell>
          <table:table-cell table:number-columns-repeated="16"/>
        </table:table-row>
        <table:table-row table:style-name="ro1">
          <table:table-cell office:value-type="float" office:value="8030.2338560247" calcext:value-type="float">
            <text:p>8030.2338560247</text:p>
          </table:table-cell>
          <table:table-cell table:number-columns-repeated="3"/>
          <table:table-cell table:formula="of:=[.$C$4] + ([.$C$5] - [.$C$4]) * (([.A2077] - [.$C$1]) / ([.$C$2] - [.$C$1]))" office:value-type="float" office:value="-0.369846523370259" calcext:value-type="float">
            <text:p>-0.369846523370259</text:p>
          </table:table-cell>
          <table:table-cell table:number-columns-repeated="16"/>
        </table:table-row>
        <table:table-row table:style-name="ro1">
          <table:table-cell office:value-type="float" office:value="7930.8922727102" calcext:value-type="float">
            <text:p>7930.8922727102</text:p>
          </table:table-cell>
          <table:table-cell table:number-columns-repeated="3"/>
          <table:table-cell table:formula="of:=[.$C$4] + ([.$C$5] - [.$C$4]) * (([.A2078] - [.$C$1]) / ([.$C$2] - [.$C$1]))" office:value-type="float" office:value="-0.371478715404999" calcext:value-type="float">
            <text:p>-0.371478715404999</text:p>
          </table:table-cell>
          <table:table-cell table:number-columns-repeated="16"/>
        </table:table-row>
        <table:table-row table:style-name="ro1">
          <table:table-cell office:value-type="float" office:value="7600.9225047785" calcext:value-type="float">
            <text:p>7600.9225047785</text:p>
          </table:table-cell>
          <table:table-cell table:number-columns-repeated="3"/>
          <table:table-cell table:formula="of:=[.$C$4] + ([.$C$5] - [.$C$4]) * (([.A2079] - [.$C$1]) / ([.$C$2] - [.$C$1]))" office:value-type="float" office:value="-0.376900151312842" calcext:value-type="float">
            <text:p>-0.376900151312842</text:p>
          </table:table-cell>
          <table:table-cell table:number-columns-repeated="16"/>
        </table:table-row>
        <table:table-row table:style-name="ro1">
          <table:table-cell office:value-type="float" office:value="8014.2309190982" calcext:value-type="float">
            <text:p>8014.2309190982</text:p>
          </table:table-cell>
          <table:table-cell table:number-columns-repeated="3"/>
          <table:table-cell table:formula="of:=[.$C$4] + ([.$C$5] - [.$C$4]) * (([.A2080] - [.$C$1]) / ([.$C$2] - [.$C$1]))" office:value-type="float" office:value="-0.370109453206007" calcext:value-type="float">
            <text:p>-0.370109453206007</text:p>
          </table:table-cell>
          <table:table-cell table:number-columns-repeated="16"/>
        </table:table-row>
        <table:table-row table:style-name="ro1">
          <table:table-cell office:value-type="float" office:value="7903.6146316397" calcext:value-type="float">
            <text:p>7903.6146316397</text:p>
          </table:table-cell>
          <table:table-cell table:number-columns-repeated="3"/>
          <table:table-cell table:formula="of:=[.$C$4] + ([.$C$5] - [.$C$4]) * (([.A2081] - [.$C$1]) / ([.$C$2] - [.$C$1]))" office:value-type="float" office:value="-0.371926889744448" calcext:value-type="float">
            <text:p>-0.371926889744448</text:p>
          </table:table-cell>
          <table:table-cell table:number-columns-repeated="16"/>
        </table:table-row>
        <table:table-row table:style-name="ro1">
          <table:table-cell office:value-type="float" office:value="8166.6682357284" calcext:value-type="float">
            <text:p>8166.6682357284</text:p>
          </table:table-cell>
          <table:table-cell table:number-columns-repeated="3"/>
          <table:table-cell table:formula="of:=[.$C$4] + ([.$C$5] - [.$C$4]) * (([.A2082] - [.$C$1]) / ([.$C$2] - [.$C$1]))" office:value-type="float" office:value="-0.36760489302386" calcext:value-type="float">
            <text:p>-0.36760489302386</text:p>
          </table:table-cell>
          <table:table-cell table:number-columns-repeated="16"/>
        </table:table-row>
        <table:table-row table:style-name="ro1">
          <table:table-cell office:value-type="float" office:value="8257.2776927416" calcext:value-type="float">
            <text:p>8257.2776927416</text:p>
          </table:table-cell>
          <table:table-cell table:number-columns-repeated="3"/>
          <table:table-cell table:formula="of:=[.$C$4] + ([.$C$5] - [.$C$4]) * (([.A2083] - [.$C$1]) / ([.$C$2] - [.$C$1]))" office:value-type="float" office:value="-0.366116170687506" calcext:value-type="float">
            <text:p>-0.366116170687506</text:p>
          </table:table-cell>
          <table:table-cell table:number-columns-repeated="16"/>
        </table:table-row>
        <table:table-row table:style-name="ro1">
          <table:table-cell office:value-type="float" office:value="8698.1445368264" calcext:value-type="float">
            <text:p>8698.1445368264</text:p>
          </table:table-cell>
          <table:table-cell table:number-columns-repeated="3"/>
          <table:table-cell table:formula="of:=[.$C$4] + ([.$C$5] - [.$C$4]) * (([.A2084] - [.$C$1]) / ([.$C$2] - [.$C$1]))" office:value-type="float" office:value="-0.358872684855211" calcext:value-type="float">
            <text:p>-0.358872684855211</text:p>
          </table:table-cell>
          <table:table-cell table:number-columns-repeated="16"/>
        </table:table-row>
        <table:table-row table:style-name="ro1">
          <table:table-cell office:value-type="float" office:value="8836.2496521451" calcext:value-type="float">
            <text:p>8836.2496521451</text:p>
          </table:table-cell>
          <table:table-cell table:number-columns-repeated="3"/>
          <table:table-cell table:formula="of:=[.$C$4] + ([.$C$5] - [.$C$4]) * (([.A2085] - [.$C$1]) / ([.$C$2] - [.$C$1]))" office:value-type="float" office:value="-0.356603604157489" calcext:value-type="float">
            <text:p>-0.356603604157489</text:p>
          </table:table-cell>
          <table:table-cell table:number-columns-repeated="16"/>
        </table:table-row>
        <table:table-row table:style-name="ro1">
          <table:table-cell office:value-type="float" office:value="9061.5935249702" calcext:value-type="float">
            <text:p>9061.5935249702</text:p>
          </table:table-cell>
          <table:table-cell table:number-columns-repeated="3"/>
          <table:table-cell table:formula="of:=[.$C$4] + ([.$C$5] - [.$C$4]) * (([.A2086] - [.$C$1]) / ([.$C$2] - [.$C$1]))" office:value-type="float" office:value="-0.352901182049537" calcext:value-type="float">
            <text:p>-0.352901182049537</text:p>
          </table:table-cell>
          <table:table-cell table:number-columns-repeated="16"/>
        </table:table-row>
        <table:table-row table:style-name="ro1">
          <table:table-cell office:value-type="float" office:value="9337.754058545" calcext:value-type="float">
            <text:p>9337.754058545</text:p>
          </table:table-cell>
          <table:table-cell table:number-columns-repeated="3"/>
          <table:table-cell table:formula="of:=[.$C$4] + ([.$C$5] - [.$C$4]) * (([.A2087] - [.$C$1]) / ([.$C$2] - [.$C$1]))" office:value-type="float" office:value="-0.348363837181744" calcext:value-type="float">
            <text:p>-0.348363837181744</text:p>
          </table:table-cell>
          <table:table-cell table:number-columns-repeated="16"/>
        </table:table-row>
        <table:table-row table:style-name="ro1">
          <table:table-cell office:value-type="float" office:value="9011.4696762403" calcext:value-type="float">
            <text:p>9011.4696762403</text:p>
          </table:table-cell>
          <table:table-cell table:number-columns-repeated="3"/>
          <table:table-cell table:formula="of:=[.$C$4] + ([.$C$5] - [.$C$4]) * (([.A2088] - [.$C$1]) / ([.$C$2] - [.$C$1]))" office:value-type="float" office:value="-0.3537247218394" calcext:value-type="float">
            <text:p>-0.3537247218394</text:p>
          </table:table-cell>
          <table:table-cell table:number-columns-repeated="16"/>
        </table:table-row>
        <table:table-row table:style-name="ro1">
          <table:table-cell office:value-type="float" office:value="9260.682723057" calcext:value-type="float">
            <text:p>9260.682723057</text:p>
          </table:table-cell>
          <table:table-cell table:number-columns-repeated="3"/>
          <table:table-cell table:formula="of:=[.$C$4] + ([.$C$5] - [.$C$4]) * (([.A2089] - [.$C$1]) / ([.$C$2] - [.$C$1]))" office:value-type="float" office:value="-0.349630126843064" calcext:value-type="float">
            <text:p>-0.349630126843064</text:p>
          </table:table-cell>
          <table:table-cell table:number-columns-repeated="16"/>
        </table:table-row>
        <table:table-row table:style-name="ro1">
          <table:table-cell office:value-type="float" office:value="9559.9006591147" calcext:value-type="float">
            <text:p>9559.9006591147</text:p>
          </table:table-cell>
          <table:table-cell table:number-columns-repeated="3"/>
          <table:table-cell table:formula="of:=[.$C$4] + ([.$C$5] - [.$C$4]) * (([.A2090] - [.$C$1]) / ([.$C$2] - [.$C$1]))" office:value-type="float" office:value="-0.344713946573029" calcext:value-type="float">
            <text:p>-0.344713946573029</text:p>
          </table:table-cell>
          <table:table-cell table:number-columns-repeated="16"/>
        </table:table-row>
        <table:table-row table:style-name="ro1">
          <table:table-cell office:value-type="float" office:value="10206.490342332" calcext:value-type="float">
            <text:p>10206.490342332</text:p>
          </table:table-cell>
          <table:table-cell table:number-columns-repeated="3"/>
          <table:table-cell table:formula="of:=[.$C$4] + ([.$C$5] - [.$C$4]) * (([.A2091] - [.$C$1]) / ([.$C$2] - [.$C$1]))" office:value-type="float" office:value="-0.334090414156082" calcext:value-type="float">
            <text:p>-0.334090414156082</text:p>
          </table:table-cell>
          <table:table-cell table:number-columns-repeated="16"/>
        </table:table-row>
        <table:table-row table:style-name="ro1">
          <table:table-cell office:value-type="float" office:value="10461.3904159387" calcext:value-type="float">
            <text:p>10461.3904159387</text:p>
          </table:table-cell>
          <table:table-cell table:number-columns-repeated="3"/>
          <table:table-cell table:formula="of:=[.$C$4] + ([.$C$5] - [.$C$4]) * (([.A2092] - [.$C$1]) / ([.$C$2] - [.$C$1]))" office:value-type="float" office:value="-0.329902380747369" calcext:value-type="float">
            <text:p>-0.329902380747369</text:p>
          </table:table-cell>
          <table:table-cell table:number-columns-repeated="16"/>
        </table:table-row>
        <table:table-row table:style-name="ro1">
          <table:table-cell office:value-type="float" office:value="10843.6017701213" calcext:value-type="float">
            <text:p>10843.6017701213</text:p>
          </table:table-cell>
          <table:table-cell table:number-columns-repeated="3"/>
          <table:table-cell table:formula="of:=[.$C$4] + ([.$C$5] - [.$C$4]) * (([.A2093] - [.$C$1]) / ([.$C$2] - [.$C$1]))" office:value-type="float" office:value="-0.323622610412834" calcext:value-type="float">
            <text:p>-0.323622610412834</text:p>
          </table:table-cell>
          <table:table-cell table:number-columns-repeated="16"/>
        </table:table-row>
        <table:table-row table:style-name="ro1">
          <table:table-cell office:value-type="float" office:value="10996.4532821709" calcext:value-type="float">
            <text:p>10996.4532821709</text:p>
          </table:table-cell>
          <table:table-cell table:number-columns-repeated="3"/>
          <table:table-cell table:formula="of:=[.$C$4] + ([.$C$5] - [.$C$4]) * (([.A2094] - [.$C$1]) / ([.$C$2] - [.$C$1]))" office:value-type="float" office:value="-0.321111244958999" calcext:value-type="float">
            <text:p>-0.321111244958999</text:p>
          </table:table-cell>
          <table:table-cell table:number-columns-repeated="16"/>
        </table:table-row>
        <table:table-row table:style-name="ro1">
          <table:table-cell office:value-type="float" office:value="11668.6658570188" calcext:value-type="float">
            <text:p>11668.6658570188</text:p>
          </table:table-cell>
          <table:table-cell table:number-columns-repeated="3"/>
          <table:table-cell table:formula="of:=[.$C$4] + ([.$C$5] - [.$C$4]) * (([.A2095] - [.$C$1]) / ([.$C$2] - [.$C$1]))" office:value-type="float" office:value="-0.310066725899488" calcext:value-type="float">
            <text:p>-0.310066725899488</text:p>
          </table:table-cell>
          <table:table-cell table:number-columns-repeated="16"/>
        </table:table-row>
        <table:table-row table:style-name="ro1">
          <table:table-cell office:value-type="float" office:value="12444.92234283" calcext:value-type="float">
            <text:p>12444.92234283</text:p>
          </table:table-cell>
          <table:table-cell table:number-columns-repeated="3"/>
          <table:table-cell table:formula="of:=[.$C$4] + ([.$C$5] - [.$C$4]) * (([.A2096] - [.$C$1]) / ([.$C$2] - [.$C$1]))" office:value-type="float" office:value="-0.297312755097096" calcext:value-type="float">
            <text:p>-0.297312755097096</text:p>
          </table:table-cell>
          <table:table-cell table:number-columns-repeated="16"/>
        </table:table-row>
        <table:table-row table:style-name="ro1">
          <table:table-cell office:value-type="float" office:value="11086.2357150219" calcext:value-type="float">
            <text:p>11086.2357150219</text:p>
          </table:table-cell>
          <table:table-cell table:number-columns-repeated="3"/>
          <table:table-cell table:formula="of:=[.$C$4] + ([.$C$5] - [.$C$4]) * (([.A2097] - [.$C$1]) / ([.$C$2] - [.$C$1]))" office:value-type="float" office:value="-0.319636110711389" calcext:value-type="float">
            <text:p>-0.319636110711389</text:p>
          </table:table-cell>
          <table:table-cell table:number-columns-repeated="16"/>
        </table:table-row>
        <table:table-row table:style-name="ro1">
          <table:table-cell office:value-type="float" office:value="12360.1870979135" calcext:value-type="float">
            <text:p>12360.1870979135</text:p>
          </table:table-cell>
          <table:table-cell table:number-columns-repeated="3"/>
          <table:table-cell table:formula="of:=[.$C$4] + ([.$C$5] - [.$C$4]) * (([.A2098] - [.$C$1]) / ([.$C$2] - [.$C$1]))" office:value-type="float" office:value="-0.298704963547978" calcext:value-type="float">
            <text:p>-0.298704963547978</text:p>
          </table:table-cell>
          <table:table-cell table:number-columns-repeated="16"/>
        </table:table-row>
        <table:table-row table:style-name="ro1">
          <table:table-cell office:value-type="float" office:value="12024.0945221636" calcext:value-type="float">
            <text:p>12024.0945221636</text:p>
          </table:table-cell>
          <table:table-cell table:number-columns-repeated="3"/>
          <table:table-cell table:formula="of:=[.$C$4] + ([.$C$5] - [.$C$4]) * (([.A2099] - [.$C$1]) / ([.$C$2] - [.$C$1]))" office:value-type="float" office:value="-0.304226997793574" calcext:value-type="float">
            <text:p>-0.304226997793574</text:p>
          </table:table-cell>
          <table:table-cell table:number-columns-repeated="16"/>
        </table:table-row>
        <table:table-row table:style-name="ro1">
          <table:table-cell office:value-type="float" office:value="10932.3074892823" calcext:value-type="float">
            <text:p>10932.3074892823</text:p>
          </table:table-cell>
          <table:table-cell table:number-columns-repeated="3"/>
          <table:table-cell table:formula="of:=[.$C$4] + ([.$C$5] - [.$C$4]) * (([.A2100] - [.$C$1]) / ([.$C$2] - [.$C$1]))" office:value-type="float" office:value="-0.322165166677595" calcext:value-type="float">
            <text:p>-0.322165166677595</text:p>
          </table:table-cell>
          <table:table-cell table:number-columns-repeated="16"/>
        </table:table-row>
        <table:table-row table:style-name="ro1">
          <table:table-cell office:value-type="float" office:value="10454.7118899557" calcext:value-type="float">
            <text:p>10454.7118899557</text:p>
          </table:table-cell>
          <table:table-cell table:number-columns-repeated="3"/>
          <table:table-cell table:formula="of:=[.$C$4] + ([.$C$5] - [.$C$4]) * (([.A2101] - [.$C$1]) / ([.$C$2] - [.$C$1]))" office:value-type="float" office:value="-0.330012109589507" calcext:value-type="float">
            <text:p>-0.330012109589507</text:p>
          </table:table-cell>
          <table:table-cell table:number-columns-repeated="16"/>
        </table:table-row>
        <table:table-row table:style-name="ro1">
          <table:table-cell office:value-type="float" office:value="10778.9100586114" calcext:value-type="float">
            <text:p>10778.9100586114</text:p>
          </table:table-cell>
          <table:table-cell table:number-columns-repeated="3"/>
          <table:table-cell table:formula="of:=[.$C$4] + ([.$C$5] - [.$C$4]) * (([.A2102] - [.$C$1]) / ([.$C$2] - [.$C$1]))" office:value-type="float" office:value="-0.324685501628347" calcext:value-type="float">
            <text:p>-0.324685501628347</text:p>
          </table:table-cell>
          <table:table-cell table:number-columns-repeated="16"/>
        </table:table-row>
        <table:table-row table:style-name="ro1">
          <table:table-cell office:value-type="float" office:value="11942.241317492" calcext:value-type="float">
            <text:p>11942.241317492</text:p>
          </table:table-cell>
          <table:table-cell table:number-columns-repeated="3"/>
          <table:table-cell table:formula="of:=[.$C$4] + ([.$C$5] - [.$C$4]) * (([.A2103] - [.$C$1]) / ([.$C$2] - [.$C$1]))" office:value-type="float" office:value="-0.305571854038315" calcext:value-type="float">
            <text:p>-0.305571854038315</text:p>
          </table:table-cell>
          <table:table-cell table:number-columns-repeated="16"/>
        </table:table-row>
        <table:table-row table:style-name="ro1">
          <table:table-cell office:value-type="float" office:value="11138.7710294887" calcext:value-type="float">
            <text:p>11138.7710294887</text:p>
          </table:table-cell>
          <table:table-cell table:number-columns-repeated="3"/>
          <table:table-cell table:formula="of:=[.$C$4] + ([.$C$5] - [.$C$4]) * (([.A2104] - [.$C$1]) / ([.$C$2] - [.$C$1]))" office:value-type="float" office:value="-0.318772950301072" calcext:value-type="float">
            <text:p>-0.318772950301072</text:p>
          </table:table-cell>
          <table:table-cell table:number-columns-repeated="16"/>
        </table:table-row>
        <table:table-row table:style-name="ro1">
          <table:table-cell office:value-type="float" office:value="10946.20856257" calcext:value-type="float">
            <text:p>10946.20856257</text:p>
          </table:table-cell>
          <table:table-cell table:number-columns-repeated="3"/>
          <table:table-cell table:formula="of:=[.$C$4] + ([.$C$5] - [.$C$4]) * (([.A2105] - [.$C$1]) / ([.$C$2] - [.$C$1]))" office:value-type="float" office:value="-0.321936770669221" calcext:value-type="float">
            <text:p>-0.321936770669221</text:p>
          </table:table-cell>
          <table:table-cell table:number-columns-repeated="16"/>
        </table:table-row>
        <table:table-row table:style-name="ro1">
          <table:table-cell office:value-type="float" office:value="11219.0495076997" calcext:value-type="float">
            <text:p>11219.0495076997</text:p>
          </table:table-cell>
          <table:table-cell table:number-columns-repeated="3"/>
          <table:table-cell table:formula="of:=[.$C$4] + ([.$C$5] - [.$C$4]) * (([.A2106] - [.$C$1]) / ([.$C$2] - [.$C$1]))" office:value-type="float" office:value="-0.317453966967756" calcext:value-type="float">
            <text:p>-0.317453966967756</text:p>
          </table:table-cell>
          <table:table-cell table:number-columns-repeated="16"/>
        </table:table-row>
        <table:table-row table:style-name="ro1">
          <table:table-cell office:value-type="float" office:value="11422.1411587568" calcext:value-type="float">
            <text:p>11422.1411587568</text:p>
          </table:table-cell>
          <table:table-cell table:number-columns-repeated="3"/>
          <table:table-cell table:formula="of:=[.$C$4] + ([.$C$5] - [.$C$4]) * (([.A2107] - [.$C$1]) / ([.$C$2] - [.$C$1]))" office:value-type="float" office:value="-0.3141171510633" calcext:value-type="float">
            <text:p>-0.3141171510633</text:p>
          </table:table-cell>
          <table:table-cell table:number-columns-repeated="16"/>
        </table:table-row>
        <table:table-row table:style-name="ro1">
          <table:table-cell office:value-type="float" office:value="12335.9915530625" calcext:value-type="float">
            <text:p>12335.9915530625</text:p>
          </table:table-cell>
          <table:table-cell table:number-columns-repeated="3"/>
          <table:table-cell table:formula="of:=[.$C$4] + ([.$C$5] - [.$C$4]) * (([.A2108] - [.$C$1]) / ([.$C$2] - [.$C$1]))" office:value-type="float" office:value="-0.299102498741846" calcext:value-type="float">
            <text:p>-0.299102498741846</text:p>
          </table:table-cell>
          <table:table-cell table:number-columns-repeated="16"/>
        </table:table-row>
        <table:table-row table:style-name="ro1">
          <table:table-cell office:value-type="float" office:value="12585.2419743944" calcext:value-type="float">
            <text:p>12585.2419743944</text:p>
          </table:table-cell>
          <table:table-cell table:number-columns-repeated="3"/>
          <table:table-cell table:formula="of:=[.$C$4] + ([.$C$5] - [.$C$4]) * (([.A2109] - [.$C$1]) / ([.$C$2] - [.$C$1]))" office:value-type="float" office:value="-0.295007289678531" calcext:value-type="float">
            <text:p>-0.295007289678531</text:p>
          </table:table-cell>
          <table:table-cell table:number-columns-repeated="16"/>
        </table:table-row>
        <table:table-row table:style-name="ro1">
          <table:table-cell office:value-type="float" office:value="12054.182805678" calcext:value-type="float">
            <text:p>12054.182805678</text:p>
          </table:table-cell>
          <table:table-cell table:number-columns-repeated="3"/>
          <table:table-cell table:formula="of:=[.$C$4] + ([.$C$5] - [.$C$4]) * (([.A2110] - [.$C$1]) / ([.$C$2] - [.$C$1]))" office:value-type="float" office:value="-0.303732644320912" calcext:value-type="float">
            <text:p>-0.303732644320912</text:p>
          </table:table-cell>
          <table:table-cell table:number-columns-repeated="16"/>
        </table:table-row>
        <table:table-row table:style-name="ro1">
          <table:table-cell office:value-type="float" office:value="11324.2018284256" calcext:value-type="float">
            <text:p>11324.2018284256</text:p>
          </table:table-cell>
          <table:table-cell table:number-columns-repeated="3"/>
          <table:table-cell table:formula="of:=[.$C$4] + ([.$C$5] - [.$C$4]) * (([.A2111] - [.$C$1]) / ([.$C$2] - [.$C$1]))" office:value-type="float" office:value="-0.315726303942898" calcext:value-type="float">
            <text:p>-0.315726303942898</text:p>
          </table:table-cell>
          <table:table-cell table:number-columns-repeated="16"/>
        </table:table-row>
        <table:table-row table:style-name="ro1">
          <table:table-cell office:value-type="float" office:value="11796.7721497272" calcext:value-type="float">
            <text:p>11796.7721497272</text:p>
          </table:table-cell>
          <table:table-cell table:number-columns-repeated="3"/>
          <table:table-cell table:formula="of:=[.$C$4] + ([.$C$5] - [.$C$4]) * (([.A2112] - [.$C$1]) / ([.$C$2] - [.$C$1]))" office:value-type="float" office:value="-0.307961926845734" calcext:value-type="float">
            <text:p>-0.307961926845734</text:p>
          </table:table-cell>
          <table:table-cell table:number-columns-repeated="16"/>
        </table:table-row>
        <table:table-row table:style-name="ro1">
          <table:table-cell office:value-type="float" office:value="11402.9673057725" calcext:value-type="float">
            <text:p>11402.9673057725</text:p>
          </table:table-cell>
          <table:table-cell table:number-columns-repeated="3"/>
          <table:table-cell table:formula="of:=[.$C$4] + ([.$C$5] - [.$C$4]) * (([.A2113] - [.$C$1]) / ([.$C$2] - [.$C$1]))" office:value-type="float" office:value="-0.314432179363354" calcext:value-type="float">
            <text:p>-0.314432179363354</text:p>
          </table:table-cell>
          <table:table-cell table:number-columns-repeated="16"/>
        </table:table-row>
        <table:table-row table:style-name="ro1">
          <table:table-cell office:value-type="float" office:value="10506.3482141274" calcext:value-type="float">
            <text:p>10506.3482141274</text:p>
          </table:table-cell>
          <table:table-cell table:number-columns-repeated="3"/>
          <table:table-cell table:formula="of:=[.$C$4] + ([.$C$5] - [.$C$4]) * (([.A2114] - [.$C$1]) / ([.$C$2] - [.$C$1]))" office:value-type="float" office:value="-0.329163719678612" calcext:value-type="float">
            <text:p>-0.329163719678612</text:p>
          </table:table-cell>
          <table:table-cell table:number-columns-repeated="16"/>
        </table:table-row>
        <table:table-row table:style-name="ro1">
          <table:table-cell office:value-type="float" office:value="10934.4726429778" calcext:value-type="float">
            <text:p>10934.4726429778</text:p>
          </table:table-cell>
          <table:table-cell table:number-columns-repeated="3"/>
          <table:table-cell table:formula="of:=[.$C$4] + ([.$C$5] - [.$C$4]) * (([.A2115] - [.$C$1]) / ([.$C$2] - [.$C$1]))" office:value-type="float" office:value="-0.322129592988331" calcext:value-type="float">
            <text:p>-0.322129592988331</text:p>
          </table:table-cell>
          <table:table-cell table:number-columns-repeated="16"/>
        </table:table-row>
        <table:table-row table:style-name="ro1">
          <table:table-cell office:value-type="float" office:value="9490.4381272323" calcext:value-type="float">
            <text:p>9490.4381272323</text:p>
          </table:table-cell>
          <table:table-cell table:number-columns-repeated="3"/>
          <table:table-cell table:formula="of:=[.$C$4] + ([.$C$5] - [.$C$4]) * (([.A2116] - [.$C$1]) / ([.$C$2] - [.$C$1]))" office:value-type="float" office:value="-0.345855222838905" calcext:value-type="float">
            <text:p>-0.345855222838905</text:p>
          </table:table-cell>
          <table:table-cell table:number-columns-repeated="16"/>
        </table:table-row>
        <table:table-row table:style-name="ro1">
          <table:table-cell office:value-type="float" office:value="9693.4865106171" calcext:value-type="float">
            <text:p>9693.4865106171</text:p>
          </table:table-cell>
          <table:table-cell table:number-columns-repeated="3"/>
          <table:table-cell table:formula="of:=[.$C$4] + ([.$C$5] - [.$C$4]) * (([.A2117] - [.$C$1]) / ([.$C$2] - [.$C$1]))" office:value-type="float" office:value="-0.342519117826582" calcext:value-type="float">
            <text:p>-0.342519117826582</text:p>
          </table:table-cell>
          <table:table-cell table:number-columns-repeated="16"/>
        </table:table-row>
        <table:table-row table:style-name="ro1">
          <table:table-cell office:value-type="float" office:value="10603.3431456849" calcext:value-type="float">
            <text:p>10603.3431456849</text:p>
          </table:table-cell>
          <table:table-cell table:number-columns-repeated="3"/>
          <table:table-cell table:formula="of:=[.$C$4] + ([.$C$5] - [.$C$4]) * (([.A2118] - [.$C$1]) / ([.$C$2] - [.$C$1]))" office:value-type="float" office:value="-0.327570083364229" calcext:value-type="float">
            <text:p>-0.327570083364229</text:p>
          </table:table-cell>
          <table:table-cell table:number-columns-repeated="16"/>
        </table:table-row>
        <table:table-row table:style-name="ro1">
          <table:table-cell office:value-type="float" office:value="10533.9632516606" calcext:value-type="float">
            <text:p>10533.9632516606</text:p>
          </table:table-cell>
          <table:table-cell table:number-columns-repeated="3"/>
          <table:table-cell table:formula="of:=[.$C$4] + ([.$C$5] - [.$C$4]) * (([.A2119] - [.$C$1]) / ([.$C$2] - [.$C$1]))" office:value-type="float" office:value="-0.328710001881926" calcext:value-type="float">
            <text:p>-0.328710001881926</text:p>
          </table:table-cell>
          <table:table-cell table:number-columns-repeated="16"/>
        </table:table-row>
        <table:table-row table:style-name="ro1">
          <table:table-cell office:value-type="float" office:value="11004.396573273" calcext:value-type="float">
            <text:p>11004.396573273</text:p>
          </table:table-cell>
          <table:table-cell table:number-columns-repeated="3"/>
          <table:table-cell table:formula="of:=[.$C$4] + ([.$C$5] - [.$C$4]) * (([.A2120] - [.$C$1]) / ([.$C$2] - [.$C$1]))" office:value-type="float" office:value="-0.320980735900919" calcext:value-type="float">
            <text:p>-0.320980735900919</text:p>
          </table:table-cell>
          <table:table-cell table:number-columns-repeated="16"/>
        </table:table-row>
        <table:table-row table:style-name="ro1">
          <table:table-cell office:value-type="float" office:value="10551.127853068" calcext:value-type="float">
            <text:p>10551.127853068</text:p>
          </table:table-cell>
          <table:table-cell table:number-columns-repeated="3"/>
          <table:table-cell table:formula="of:=[.$C$4] + ([.$C$5] - [.$C$4]) * (([.A2121] - [.$C$1]) / ([.$C$2] - [.$C$1]))" office:value-type="float" office:value="-0.328427985783915" calcext:value-type="float">
            <text:p>-0.328427985783915</text:p>
          </table:table-cell>
          <table:table-cell table:number-columns-repeated="16"/>
        </table:table-row>
        <table:table-row table:style-name="ro1">
          <table:table-cell office:value-type="float" office:value="10285.6348208302" calcext:value-type="float">
            <text:p>10285.6348208302</text:p>
          </table:table-cell>
          <table:table-cell table:number-columns-repeated="3"/>
          <table:table-cell table:formula="of:=[.$C$4] + ([.$C$5] - [.$C$4]) * (([.A2122] - [.$C$1]) / ([.$C$2] - [.$C$1]))" office:value-type="float" office:value="-0.332790062550154" calcext:value-type="float">
            <text:p>-0.332790062550154</text:p>
          </table:table-cell>
          <table:table-cell table:number-columns-repeated="16"/>
        </table:table-row>
        <table:table-row table:style-name="ro1">
          <table:table-cell office:value-type="float" office:value="9867.2650278599" calcext:value-type="float">
            <text:p>9867.2650278599</text:p>
          </table:table-cell>
          <table:table-cell table:number-columns-repeated="3"/>
          <table:table-cell table:formula="of:=[.$C$4] + ([.$C$5] - [.$C$4]) * (([.A2123] - [.$C$1]) / ([.$C$2] - [.$C$1]))" office:value-type="float" office:value="-0.339663919608584" calcext:value-type="float">
            <text:p>-0.339663919608584</text:p>
          </table:table-cell>
          <table:table-cell table:number-columns-repeated="16"/>
        </table:table-row>
        <table:table-row table:style-name="ro1">
          <table:table-cell office:value-type="float" office:value="9771.5048190312" calcext:value-type="float">
            <text:p>9771.5048190312</text:p>
          </table:table-cell>
          <table:table-cell table:number-columns-repeated="3"/>
          <table:table-cell table:formula="of:=[.$C$4] + ([.$C$5] - [.$C$4]) * (([.A2124] - [.$C$1]) / ([.$C$2] - [.$C$1]))" office:value-type="float" office:value="-0.341237269306469" calcext:value-type="float">
            <text:p>-0.341237269306469</text:p>
          </table:table-cell>
          <table:table-cell table:number-columns-repeated="16"/>
        </table:table-row>
        <table:table-row table:style-name="ro1">
          <table:table-cell office:value-type="float" office:value="9897.4134463384" calcext:value-type="float">
            <text:p>9897.4134463384</text:p>
          </table:table-cell>
          <table:table-cell table:number-columns-repeated="3"/>
          <table:table-cell table:formula="of:=[.$C$4] + ([.$C$5] - [.$C$4]) * (([.A2125] - [.$C$1]) / ([.$C$2] - [.$C$1]))" office:value-type="float" office:value="-0.339168578112518" calcext:value-type="float">
            <text:p>-0.339168578112518</text:p>
          </table:table-cell>
          <table:table-cell table:number-columns-repeated="16"/>
        </table:table-row>
        <table:table-row table:style-name="ro1">
          <table:table-cell office:value-type="float" office:value="9812.2066384441" calcext:value-type="float">
            <text:p>9812.2066384441</text:p>
          </table:table-cell>
          <table:table-cell table:number-columns-repeated="3"/>
          <table:table-cell table:formula="of:=[.$C$4] + ([.$C$5] - [.$C$4]) * (([.A2126] - [.$C$1]) / ([.$C$2] - [.$C$1]))" office:value-type="float" office:value="-0.340568534389744" calcext:value-type="float">
            <text:p>-0.340568534389744</text:p>
          </table:table-cell>
          <table:table-cell table:number-columns-repeated="16"/>
        </table:table-row>
        <table:table-row table:style-name="ro1">
          <table:table-cell office:value-type="float" office:value="9459.6742423727" calcext:value-type="float">
            <text:p>9459.6742423727</text:p>
          </table:table-cell>
          <table:table-cell table:number-columns-repeated="3"/>
          <table:table-cell table:formula="of:=[.$C$4] + ([.$C$5] - [.$C$4]) * (([.A2127] - [.$C$1]) / ([.$C$2] - [.$C$1]))" office:value-type="float" office:value="-0.346360676508458" calcext:value-type="float">
            <text:p>-0.346360676508458</text:p>
          </table:table-cell>
          <table:table-cell table:number-columns-repeated="16"/>
        </table:table-row>
        <table:table-row table:style-name="ro1">
          <table:table-cell office:value-type="float" office:value="9528.6934430847" calcext:value-type="float">
            <text:p>9528.6934430847</text:p>
          </table:table-cell>
          <table:table-cell table:number-columns-repeated="3"/>
          <table:table-cell table:formula="of:=[.$C$4] + ([.$C$5] - [.$C$4]) * (([.A2128] - [.$C$1]) / ([.$C$2] - [.$C$1]))" office:value-type="float" office:value="-0.345226684217539" calcext:value-type="float">
            <text:p>-0.345226684217539</text:p>
          </table:table-cell>
          <table:table-cell table:number-columns-repeated="16"/>
        </table:table-row>
        <table:table-row table:style-name="ro1">
          <table:table-cell office:value-type="float" office:value="9506.6980276749" calcext:value-type="float">
            <text:p>9506.6980276749</text:p>
          </table:table-cell>
          <table:table-cell table:number-columns-repeated="3"/>
          <table:table-cell table:formula="of:=[.$C$4] + ([.$C$5] - [.$C$4]) * (([.A2129] - [.$C$1]) / ([.$C$2] - [.$C$1]))" office:value-type="float" office:value="-0.345588071067183" calcext:value-type="float">
            <text:p>-0.345588071067183</text:p>
          </table:table-cell>
          <table:table-cell table:number-columns-repeated="16"/>
        </table:table-row>
        <table:table-row table:style-name="ro1">
          <table:table-cell office:value-type="float" office:value="9572.7384640587" calcext:value-type="float">
            <text:p>9572.7384640587</text:p>
          </table:table-cell>
          <table:table-cell table:number-columns-repeated="3"/>
          <table:table-cell table:formula="of:=[.$C$4] + ([.$C$5] - [.$C$4]) * (([.A2130] - [.$C$1]) / ([.$C$2] - [.$C$1]))" office:value-type="float" office:value="-0.344503020168657" calcext:value-type="float">
            <text:p>-0.344503020168657</text:p>
          </table:table-cell>
          <table:table-cell table:number-columns-repeated="16"/>
        </table:table-row>
        <table:table-row table:style-name="ro1">
          <table:table-cell office:value-type="float" office:value="10005.2892918685" calcext:value-type="float">
            <text:p>10005.2892918685</text:p>
          </table:table-cell>
          <table:table-cell table:number-columns-repeated="3"/>
          <table:table-cell table:formula="of:=[.$C$4] + ([.$C$5] - [.$C$4]) * (([.A2131] - [.$C$1]) / ([.$C$2] - [.$C$1]))" office:value-type="float" office:value="-0.33739616730588" calcext:value-type="float">
            <text:p>-0.33739616730588</text:p>
          </table:table-cell>
          <table:table-cell table:number-columns-repeated="16"/>
        </table:table-row>
        <table:table-row table:style-name="ro1">
          <table:table-cell office:value-type="float" office:value="10385.2129717491" calcext:value-type="float">
            <text:p>10385.2129717491</text:p>
          </table:table-cell>
          <table:table-cell table:number-columns-repeated="3"/>
          <table:table-cell table:formula="of:=[.$C$4] + ([.$C$5] - [.$C$4]) * (([.A2132] - [.$C$1]) / ([.$C$2] - [.$C$1]))" office:value-type="float" office:value="-0.331153983686286" calcext:value-type="float">
            <text:p>-0.331153983686286</text:p>
          </table:table-cell>
          <table:table-cell table:number-columns-repeated="16"/>
        </table:table-row>
        <table:table-row table:style-name="ro1">
          <table:table-cell office:value-type="float" office:value="10513.9147450743" calcext:value-type="float">
            <text:p>10513.9147450743</text:p>
          </table:table-cell>
          <table:table-cell table:number-columns-repeated="3"/>
          <table:table-cell table:formula="of:=[.$C$4] + ([.$C$5] - [.$C$4]) * (([.A2133] - [.$C$1]) / ([.$C$2] - [.$C$1]))" office:value-type="float" office:value="-0.329039400827129" calcext:value-type="float">
            <text:p>-0.329039400827129</text:p>
          </table:table-cell>
          <table:table-cell table:number-columns-repeated="16"/>
        </table:table-row>
        <table:table-row table:style-name="ro1">
          <table:table-cell office:value-type="float" office:value="10831.2503019415" calcext:value-type="float">
            <text:p>10831.2503019415</text:p>
          </table:table-cell>
          <table:table-cell table:number-columns-repeated="3"/>
          <table:table-cell table:formula="of:=[.$C$4] + ([.$C$5] - [.$C$4]) * (([.A2134] - [.$C$1]) / ([.$C$2] - [.$C$1]))" office:value-type="float" office:value="-0.323825546256091" calcext:value-type="float">
            <text:p>-0.323825546256091</text:p>
          </table:table-cell>
          <table:table-cell table:number-columns-repeated="16"/>
        </table:table-row>
        <table:table-row table:style-name="ro1">
          <table:table-cell office:value-type="float" office:value="10985.8308827386" calcext:value-type="float">
            <text:p>10985.8308827386</text:p>
          </table:table-cell>
          <table:table-cell table:number-columns-repeated="3"/>
          <table:table-cell table:formula="of:=[.$C$4] + ([.$C$5] - [.$C$4]) * (([.A2135] - [.$C$1]) / ([.$C$2] - [.$C$1]))" office:value-type="float" office:value="-0.321285772031799" calcext:value-type="float">
            <text:p>-0.321285772031799</text:p>
          </table:table-cell>
          <table:table-cell table:number-columns-repeated="16"/>
        </table:table-row>
        <table:table-row table:style-name="ro1">
          <table:table-cell office:value-type="float" office:value="11811.8035625011" calcext:value-type="float">
            <text:p>11811.8035625011</text:p>
          </table:table-cell>
          <table:table-cell table:number-columns-repeated="3"/>
          <table:table-cell table:formula="of:=[.$C$4] + ([.$C$5] - [.$C$4]) * (([.A2136] - [.$C$1]) / ([.$C$2] - [.$C$1]))" office:value-type="float" office:value="-0.307714959247857" calcext:value-type="float">
            <text:p>-0.307714959247857</text:p>
          </table:table-cell>
          <table:table-cell table:number-columns-repeated="16"/>
        </table:table-row>
        <table:table-row table:style-name="ro1">
          <table:table-cell office:value-type="float" office:value="11310.2216405931" calcext:value-type="float">
            <text:p>11310.2216405931</text:p>
          </table:table-cell>
          <table:table-cell table:number-columns-repeated="3"/>
          <table:table-cell table:formula="of:=[.$C$4] + ([.$C$5] - [.$C$4]) * (([.A2137] - [.$C$1]) / ([.$C$2] - [.$C$1]))" office:value-type="float" office:value="-0.315955999811064" calcext:value-type="float">
            <text:p>-0.315955999811064</text:p>
          </table:table-cell>
          <table:table-cell table:number-columns-repeated="16"/>
        </table:table-row>
        <table:table-row table:style-name="ro1">
          <table:table-cell office:value-type="float" office:value="11956.0228070619" calcext:value-type="float">
            <text:p>11956.0228070619</text:p>
          </table:table-cell>
          <table:table-cell table:number-columns-repeated="3"/>
          <table:table-cell table:formula="of:=[.$C$4] + ([.$C$5] - [.$C$4]) * (([.A2138] - [.$C$1]) / ([.$C$2] - [.$C$1]))" office:value-type="float" office:value="-0.305345422802247" calcext:value-type="float">
            <text:p>-0.305345422802247</text:p>
          </table:table-cell>
          <table:table-cell table:number-columns-repeated="16"/>
        </table:table-row>
        <table:table-row table:style-name="ro1">
          <table:table-cell office:value-type="float" office:value="11972.5929466786" calcext:value-type="float">
            <text:p>11972.5929466786</text:p>
          </table:table-cell>
          <table:table-cell table:number-columns-repeated="3"/>
          <table:table-cell table:formula="of:=[.$C$4] + ([.$C$5] - [.$C$4]) * (([.A2139] - [.$C$1]) / ([.$C$2] - [.$C$1]))" office:value-type="float" office:value="-0.305073173770225" calcext:value-type="float">
            <text:p>-0.305073173770225</text:p>
          </table:table-cell>
          <table:table-cell table:number-columns-repeated="16"/>
        </table:table-row>
        <table:table-row table:style-name="ro1">
          <table:table-cell office:value-type="float" office:value="11827.5745728427" calcext:value-type="float">
            <text:p>11827.5745728427</text:p>
          </table:table-cell>
          <table:table-cell table:number-columns-repeated="3"/>
          <table:table-cell table:formula="of:=[.$C$4] + ([.$C$5] - [.$C$4]) * (([.A2140] - [.$C$1]) / ([.$C$2] - [.$C$1]))" office:value-type="float" office:value="-0.307455839988827" calcext:value-type="float">
            <text:p>-0.307455839988827</text:p>
          </table:table-cell>
          <table:table-cell table:number-columns-repeated="16"/>
        </table:table-row>
        <table:table-row table:style-name="ro1">
          <table:table-cell office:value-type="float" office:value="11279.875538619" calcext:value-type="float">
            <text:p>11279.875538619</text:p>
          </table:table-cell>
          <table:table-cell table:number-columns-repeated="3"/>
          <table:table-cell table:formula="of:=[.$C$4] + ([.$C$5] - [.$C$4]) * (([.A2141] - [.$C$1]) / ([.$C$2] - [.$C$1]))" office:value-type="float" office:value="-0.316454589266506" calcext:value-type="float">
            <text:p>-0.316454589266506</text:p>
          </table:table-cell>
          <table:table-cell table:number-columns-repeated="16"/>
        </table:table-row>
        <table:table-row table:style-name="ro1">
          <table:table-cell office:value-type="float" office:value="11485.3640773925" calcext:value-type="float">
            <text:p>11485.3640773925</text:p>
          </table:table-cell>
          <table:table-cell table:number-columns-repeated="3"/>
          <table:table-cell table:formula="of:=[.$C$4] + ([.$C$5] - [.$C$4]) * (([.A2142] - [.$C$1]) / ([.$C$2] - [.$C$1]))" office:value-type="float" office:value="-0.313078392259914" calcext:value-type="float">
            <text:p>-0.313078392259914</text:p>
          </table:table-cell>
          <table:table-cell table:number-columns-repeated="16"/>
        </table:table-row>
        <table:table-row table:style-name="ro1">
          <table:table-cell office:value-type="float" office:value="11391.9638254355" calcext:value-type="float">
            <text:p>11391.9638254355</text:p>
          </table:table-cell>
          <table:table-cell table:number-columns-repeated="3"/>
          <table:table-cell table:formula="of:=[.$C$4] + ([.$C$5] - [.$C$4]) * (([.A2143] - [.$C$1]) / ([.$C$2] - [.$C$1]))" office:value-type="float" office:value="-0.314612967633092" calcext:value-type="float">
            <text:p>-0.314612967633092</text:p>
          </table:table-cell>
          <table:table-cell table:number-columns-repeated="16"/>
        </table:table-row>
        <table:table-row table:style-name="ro1">
          <table:table-cell office:value-type="float" office:value="10851.200469968" calcext:value-type="float">
            <text:p>10851.200469968</text:p>
          </table:table-cell>
          <table:table-cell table:number-columns-repeated="3"/>
          <table:table-cell table:formula="of:=[.$C$4] + ([.$C$5] - [.$C$4]) * (([.A2144] - [.$C$1]) / ([.$C$2] - [.$C$1]))" office:value-type="float" office:value="-0.323497763023147" calcext:value-type="float">
            <text:p>-0.323497763023147</text:p>
          </table:table-cell>
          <table:table-cell table:number-columns-repeated="16"/>
        </table:table-row>
        <table:table-row table:style-name="ro1">
          <table:table-cell office:value-type="float" office:value="10211.509511264" calcext:value-type="float">
            <text:p>10211.509511264</text:p>
          </table:table-cell>
          <table:table-cell table:number-columns-repeated="3"/>
          <table:table-cell table:formula="of:=[.$C$4] + ([.$C$5] - [.$C$4]) * (([.A2145] - [.$C$1]) / ([.$C$2] - [.$C$1]))" office:value-type="float" office:value="-0.334007948714335" calcext:value-type="float">
            <text:p>-0.334007948714335</text:p>
          </table:table-cell>
          <table:table-cell table:number-columns-repeated="16"/>
        </table:table-row>
        <table:table-row table:style-name="ro1">
          <table:table-cell office:value-type="float" office:value="10307.2597589846" calcext:value-type="float">
            <text:p>10307.2597589846</text:p>
          </table:table-cell>
          <table:table-cell table:number-columns-repeated="3"/>
          <table:table-cell table:formula="of:=[.$C$4] + ([.$C$5] - [.$C$4]) * (([.A2146] - [.$C$1]) / ([.$C$2] - [.$C$1]))" office:value-type="float" office:value="-0.332434762678441" calcext:value-type="float">
            <text:p>-0.332434762678441</text:p>
          </table:table-cell>
          <table:table-cell table:number-columns-repeated="16"/>
        </table:table-row>
        <table:table-row table:style-name="ro1">
          <table:table-cell office:value-type="float" office:value="10388.4580419409" calcext:value-type="float">
            <text:p>10388.4580419409</text:p>
          </table:table-cell>
          <table:table-cell table:number-columns-repeated="3"/>
          <table:table-cell table:formula="of:=[.$C$4] + ([.$C$5] - [.$C$4]) * (([.A2147] - [.$C$1]) / ([.$C$2] - [.$C$1]))" office:value-type="float" office:value="-0.331100666862228" calcext:value-type="float">
            <text:p>-0.331100666862228</text:p>
          </table:table-cell>
          <table:table-cell table:number-columns-repeated="16"/>
        </table:table-row>
        <table:table-row table:style-name="ro1">
          <table:table-cell office:value-type="float" office:value="10211.6709254074" calcext:value-type="float">
            <text:p>10211.6709254074</text:p>
          </table:table-cell>
          <table:table-cell table:number-columns-repeated="3"/>
          <table:table-cell table:formula="of:=[.$C$4] + ([.$C$5] - [.$C$4]) * (([.A2148] - [.$C$1]) / ([.$C$2] - [.$C$1]))" office:value-type="float" office:value="-0.334005296664002" calcext:value-type="float">
            <text:p>-0.334005296664002</text:p>
          </table:table-cell>
          <table:table-cell table:number-columns-repeated="16"/>
        </table:table-row>
        <table:table-row table:style-name="ro1">
          <table:table-cell office:value-type="float" office:value="10335.3744772756" calcext:value-type="float">
            <text:p>10335.3744772756</text:p>
          </table:table-cell>
          <table:table-cell table:number-columns-repeated="3"/>
          <table:table-cell table:formula="of:=[.$C$4] + ([.$C$5] - [.$C$4]) * (([.A2149] - [.$C$1]) / ([.$C$2] - [.$C$1]))" office:value-type="float" office:value="-0.331972835077506" calcext:value-type="float">
            <text:p>-0.331972835077506</text:p>
          </table:table-cell>
          <table:table-cell table:number-columns-repeated="16"/>
        </table:table-row>
        <table:table-row table:style-name="ro1">
          <table:table-cell office:value-type="float" office:value="10774.8242118954" calcext:value-type="float">
            <text:p>10774.8242118954</text:p>
          </table:table-cell>
          <table:table-cell table:number-columns-repeated="3"/>
          <table:table-cell table:formula="of:=[.$C$4] + ([.$C$5] - [.$C$4]) * (([.A2150] - [.$C$1]) / ([.$C$2] - [.$C$1]))" office:value-type="float" office:value="-0.324752632493817" calcext:value-type="float">
            <text:p>-0.324752632493817</text:p>
          </table:table-cell>
          <table:table-cell table:number-columns-repeated="16"/>
        </table:table-row>
        <table:table-row table:style-name="ro1">
          <table:table-cell office:value-type="float" office:value="10818.5226287878" calcext:value-type="float">
            <text:p>10818.5226287878</text:p>
          </table:table-cell>
          <table:table-cell table:number-columns-repeated="3"/>
          <table:table-cell table:formula="of:=[.$C$4] + ([.$C$5] - [.$C$4]) * (([.A2151] - [.$C$1]) / ([.$C$2] - [.$C$1]))" office:value-type="float" office:value="-0.324034663184261" calcext:value-type="float">
            <text:p>-0.324034663184261</text:p>
          </table:table-cell>
          <table:table-cell table:number-columns-repeated="16"/>
        </table:table-row>
        <table:table-row table:style-name="ro1">
          <table:table-cell office:value-type="float" office:value="10064.9310569138" calcext:value-type="float">
            <text:p>10064.9310569138</text:p>
          </table:table-cell>
          <table:table-cell table:number-columns-repeated="3"/>
          <table:table-cell table:formula="of:=[.$C$4] + ([.$C$5] - [.$C$4]) * (([.A2152] - [.$C$1]) / ([.$C$2] - [.$C$1]))" office:value-type="float" office:value="-0.336416247210017" calcext:value-type="float">
            <text:p>-0.336416247210017</text:p>
          </table:table-cell>
          <table:table-cell table:number-columns-repeated="16"/>
        </table:table-row>
        <table:table-row table:style-name="ro1">
          <table:table-cell office:value-type="float" office:value="10103.4428968157" calcext:value-type="float">
            <text:p>10103.4428968157</text:p>
          </table:table-cell>
          <table:table-cell table:number-columns-repeated="3"/>
          <table:table-cell table:formula="of:=[.$C$4] + ([.$C$5] - [.$C$4]) * (([.A2153] - [.$C$1]) / ([.$C$2] - [.$C$1]))" office:value-type="float" office:value="-0.335783493873158" calcext:value-type="float">
            <text:p>-0.335783493873158</text:p>
          </table:table-cell>
          <table:table-cell table:number-columns-repeated="16"/>
        </table:table-row>
        <table:table-row table:style-name="ro1">
          <table:table-cell office:value-type="float" office:value="10392.6163373387" calcext:value-type="float">
            <text:p>10392.6163373387</text:p>
          </table:table-cell>
          <table:table-cell table:number-columns-repeated="3"/>
          <table:table-cell table:formula="of:=[.$C$4] + ([.$C$5] - [.$C$4]) * (([.A2154] - [.$C$1]) / ([.$C$2] - [.$C$1]))" office:value-type="float" office:value="-0.331032345657754" calcext:value-type="float">
            <text:p>-0.331032345657754</text:p>
          </table:table-cell>
          <table:table-cell table:number-columns-repeated="16"/>
        </table:table-row>
        <table:table-row table:style-name="ro1">
          <table:table-cell office:value-type="float" office:value="10171.4901866522" calcext:value-type="float">
            <text:p>10171.4901866522</text:p>
          </table:table-cell>
          <table:table-cell table:number-columns-repeated="3"/>
          <table:table-cell table:formula="of:=[.$C$4] + ([.$C$5] - [.$C$4]) * (([.A2155] - [.$C$1]) / ([.$C$2] - [.$C$1]))" office:value-type="float" office:value="-0.334665470174007" calcext:value-type="float">
            <text:p>-0.334665470174007</text:p>
          </table:table-cell>
          <table:table-cell table:number-columns-repeated="16"/>
        </table:table-row>
        <table:table-row table:style-name="ro1">
          <table:table-cell office:value-type="float" office:value="10138.5708591703" calcext:value-type="float">
            <text:p>10138.5708591703</text:p>
          </table:table-cell>
          <table:table-cell table:number-columns-repeated="3"/>
          <table:table-cell table:formula="of:=[.$C$4] + ([.$C$5] - [.$C$4]) * (([.A2156] - [.$C$1]) / ([.$C$2] - [.$C$1]))" office:value-type="float" office:value="-0.335206337978931" calcext:value-type="float">
            <text:p>-0.335206337978931</text:p>
          </table:table-cell>
          <table:table-cell table:number-columns-repeated="16"/>
        </table:table-row>
        <table:table-row table:style-name="ro1">
          <table:table-cell office:value-type="float" office:value="10312.1968630254" calcext:value-type="float">
            <text:p>10312.1968630254</text:p>
          </table:table-cell>
          <table:table-cell table:number-columns-repeated="3"/>
          <table:table-cell table:formula="of:=[.$C$4] + ([.$C$5] - [.$C$4]) * (([.A2157] - [.$C$1]) / ([.$C$2] - [.$C$1]))" office:value-type="float" office:value="-0.33235364557097" calcext:value-type="float">
            <text:p>-0.33235364557097</text:p>
          </table:table-cell>
          <table:table-cell table:number-columns-repeated="16"/>
        </table:table-row>
        <table:table-row table:style-name="ro1">
          <table:table-cell office:value-type="float" office:value="10169.1427383499" calcext:value-type="float">
            <text:p>10169.1427383499</text:p>
          </table:table-cell>
          <table:table-cell table:number-columns-repeated="3"/>
          <table:table-cell table:formula="of:=[.$C$4] + ([.$C$5] - [.$C$4]) * (([.A2158] - [.$C$1]) / ([.$C$2] - [.$C$1]))" office:value-type="float" office:value="-0.334704038981682" calcext:value-type="float">
            <text:p>-0.334704038981682</text:p>
          </table:table-cell>
          <table:table-cell table:number-columns-repeated="16"/>
        </table:table-row>
        <table:table-row table:style-name="ro1">
          <table:table-cell office:value-type="float" office:value="9743.1587296904" calcext:value-type="float">
            <text:p>9743.1587296904</text:p>
          </table:table-cell>
          <table:table-cell table:number-columns-repeated="3"/>
          <table:table-cell table:formula="of:=[.$C$4] + ([.$C$5] - [.$C$4]) * (([.A2159] - [.$C$1]) / ([.$C$2] - [.$C$1]))" office:value-type="float" office:value="-0.341702998356626" calcext:value-type="float">
            <text:p>-0.341702998356626</text:p>
          </table:table-cell>
          <table:table-cell table:number-columns-repeated="16"/>
        </table:table-row>
        <table:table-row table:style-name="ro1">
          <table:table-cell office:value-type="float" office:value="9487.9600487016" calcext:value-type="float">
            <text:p>9487.9600487016</text:p>
          </table:table-cell>
          <table:table-cell table:number-columns-repeated="3"/>
          <table:table-cell table:formula="of:=[.$C$4] + ([.$C$5] - [.$C$4]) * (([.A2160] - [.$C$1]) / ([.$C$2] - [.$C$1]))" office:value-type="float" office:value="-0.345895937914146" calcext:value-type="float">
            <text:p>-0.345895937914146</text:p>
          </table:table-cell>
          <table:table-cell table:number-columns-repeated="16"/>
        </table:table-row>
        <table:table-row table:style-name="ro1">
          <table:table-cell office:value-type="float" office:value="9580.7613524785" calcext:value-type="float">
            <text:p>9580.7613524785</text:p>
          </table:table-cell>
          <table:table-cell table:number-columns-repeated="3"/>
          <table:table-cell table:formula="of:=[.$C$4] + ([.$C$5] - [.$C$4]) * (([.A2161] - [.$C$1]) / ([.$C$2] - [.$C$1]))" office:value-type="float" office:value="-0.344371203318779" calcext:value-type="float">
            <text:p>-0.344371203318779</text:p>
          </table:table-cell>
          <table:table-cell table:number-columns-repeated="16"/>
        </table:table-row>
        <table:table-row table:style-name="ro1">
          <table:table-cell office:value-type="float" office:value="9624.9799668178" calcext:value-type="float">
            <text:p>9624.9799668178</text:p>
          </table:table-cell>
          <table:table-cell table:number-columns-repeated="3"/>
          <table:table-cell table:formula="of:=[.$C$4] + ([.$C$5] - [.$C$4]) * (([.A2162] - [.$C$1]) / ([.$C$2] - [.$C$1]))" office:value-type="float" office:value="-0.343644687113744" calcext:value-type="float">
            <text:p>-0.343644687113744</text:p>
          </table:table-cell>
          <table:table-cell table:number-columns-repeated="16"/>
        </table:table-row>
        <table:table-row table:style-name="ro1">
          <table:table-cell office:value-type="float" office:value="9781.8643381081" calcext:value-type="float">
            <text:p>9781.8643381081</text:p>
          </table:table-cell>
          <table:table-cell table:number-columns-repeated="3"/>
          <table:table-cell table:formula="of:=[.$C$4] + ([.$C$5] - [.$C$4]) * (([.A2163] - [.$C$1]) / ([.$C$2] - [.$C$1]))" office:value-type="float" office:value="-0.341067061383896" calcext:value-type="float">
            <text:p>-0.341067061383896</text:p>
          </table:table-cell>
          <table:table-cell table:number-columns-repeated="16"/>
        </table:table-row>
        <table:table-row table:style-name="ro1">
          <table:table-cell office:value-type="float" office:value="10366.3738173131" calcext:value-type="float">
            <text:p>10366.3738173131</text:p>
          </table:table-cell>
          <table:table-cell table:number-columns-repeated="3"/>
          <table:table-cell table:formula="of:=[.$C$4] + ([.$C$5] - [.$C$4]) * (([.A2164] - [.$C$1]) / ([.$C$2] - [.$C$1]))" office:value-type="float" office:value="-0.331463512856104" calcext:value-type="float">
            <text:p>-0.331463512856104</text:p>
          </table:table-cell>
          <table:table-cell table:number-columns-repeated="16"/>
        </table:table-row>
        <table:table-row table:style-name="ro1">
          <table:table-cell office:value-type="float" office:value="10691.3185189859" calcext:value-type="float">
            <text:p>10691.3185189859</text:p>
          </table:table-cell>
          <table:table-cell table:number-columns-repeated="3"/>
          <table:table-cell table:formula="of:=[.$C$4] + ([.$C$5] - [.$C$4]) * (([.A2165] - [.$C$1]) / ([.$C$2] - [.$C$1]))" office:value-type="float" office:value="-0.326124639283671" calcext:value-type="float">
            <text:p>-0.326124639283671</text:p>
          </table:table-cell>
          <table:table-cell table:number-columns-repeated="16"/>
        </table:table-row>
        <table:table-row table:style-name="ro1">
          <table:table-cell office:value-type="float" office:value="10555.0623986939" calcext:value-type="float">
            <text:p>10555.0623986939</text:p>
          </table:table-cell>
          <table:table-cell table:number-columns-repeated="3"/>
          <table:table-cell table:formula="of:=[.$C$4] + ([.$C$5] - [.$C$4]) * (([.A2166] - [.$C$1]) / ([.$C$2] - [.$C$1]))" office:value-type="float" office:value="-0.328363340810313" calcext:value-type="float">
            <text:p>-0.328363340810313</text:p>
          </table:table-cell>
          <table:table-cell table:number-columns-repeated="16"/>
        </table:table-row>
        <table:table-row table:style-name="ro1">
          <table:table-cell office:value-type="float" office:value="10576.325191402" calcext:value-type="float">
            <text:p>10576.325191402</text:p>
          </table:table-cell>
          <table:table-cell table:number-columns-repeated="3"/>
          <table:table-cell table:formula="of:=[.$C$4] + ([.$C$5] - [.$C$4]) * (([.A2167] - [.$C$1]) / ([.$C$2] - [.$C$1]))" office:value-type="float" office:value="-0.328013991024085" calcext:value-type="float">
            <text:p>-0.328013991024085</text:p>
          </table:table-cell>
          <table:table-cell table:number-columns-repeated="16"/>
        </table:table-row>
        <table:table-row table:style-name="ro1">
          <table:table-cell office:value-type="float" office:value="10333.9990632916" calcext:value-type="float">
            <text:p>10333.9990632916</text:p>
          </table:table-cell>
          <table:table-cell table:number-columns-repeated="3"/>
          <table:table-cell table:formula="of:=[.$C$4] + ([.$C$5] - [.$C$4]) * (([.A2168] - [.$C$1]) / ([.$C$2] - [.$C$1]))" office:value-type="float" office:value="-0.331995433265237" calcext:value-type="float">
            <text:p>-0.331995433265237</text:p>
          </table:table-cell>
          <table:table-cell table:number-columns-repeated="16"/>
        </table:table-row>
        <table:table-row table:style-name="ro1">
          <table:table-cell office:value-type="float" office:value="10485.4097238908" calcext:value-type="float">
            <text:p>10485.4097238908</text:p>
          </table:table-cell>
          <table:table-cell table:number-columns-repeated="3"/>
          <table:table-cell table:formula="of:=[.$C$4] + ([.$C$5] - [.$C$4]) * (([.A2169] - [.$C$1]) / ([.$C$2] - [.$C$1]))" office:value-type="float" office:value="-0.329507741143173" calcext:value-type="float">
            <text:p>-0.329507741143173</text:p>
          </table:table-cell>
          <table:table-cell table:number-columns-repeated="16"/>
        </table:table-row>
        <table:table-row table:style-name="ro1">
          <table:table-cell office:value-type="float" office:value="10402.7679483575" calcext:value-type="float">
            <text:p>10402.7679483575</text:p>
          </table:table-cell>
          <table:table-cell table:number-columns-repeated="3"/>
          <table:table-cell table:formula="of:=[.$C$4] + ([.$C$5] - [.$C$4]) * (([.A2170] - [.$C$1]) / ([.$C$2] - [.$C$1]))" office:value-type="float" office:value="-0.33086555368513" calcext:value-type="float">
            <text:p>-0.33086555368513</text:p>
          </table:table-cell>
          <table:table-cell table:number-columns-repeated="16"/>
        </table:table-row>
        <table:table-row table:style-name="ro1">
          <table:table-cell office:value-type="float" office:value="10332.9372738617" calcext:value-type="float">
            <text:p>10332.9372738617</text:p>
          </table:table-cell>
          <table:table-cell table:number-columns-repeated="3"/>
          <table:table-cell table:formula="of:=[.$C$4] + ([.$C$5] - [.$C$4]) * (([.A2171] - [.$C$1]) / ([.$C$2] - [.$C$1]))" office:value-type="float" office:value="-0.332012878570538" calcext:value-type="float">
            <text:p>-0.332012878570538</text:p>
          </table:table-cell>
          <table:table-cell table:number-columns-repeated="16"/>
        </table:table-row>
        <table:table-row table:style-name="ro1">
          <table:table-cell office:value-type="float" office:value="10107.4950381242" calcext:value-type="float">
            <text:p>10107.4950381242</text:p>
          </table:table-cell>
          <table:table-cell table:number-columns-repeated="3"/>
          <table:table-cell table:formula="of:=[.$C$4] + ([.$C$5] - [.$C$4]) * (([.A2172] - [.$C$1]) / ([.$C$2] - [.$C$1]))" office:value-type="float" office:value="-0.335716916790866" calcext:value-type="float">
            <text:p>-0.335716916790866</text:p>
          </table:table-cell>
          <table:table-cell table:number-columns-repeated="16"/>
        </table:table-row>
        <table:table-row table:style-name="ro1">
          <table:table-cell office:value-type="float" office:value="10152.7606229694" calcext:value-type="float">
            <text:p>10152.7606229694</text:p>
          </table:table-cell>
          <table:table-cell table:number-columns-repeated="3"/>
          <table:table-cell table:formula="of:=[.$C$4] + ([.$C$5] - [.$C$4]) * (([.A2173] - [.$C$1]) / ([.$C$2] - [.$C$1]))" office:value-type="float" office:value="-0.334973198756915" calcext:value-type="float">
            <text:p>-0.334973198756915</text:p>
          </table:table-cell>
          <table:table-cell table:number-columns-repeated="16"/>
        </table:table-row>
        <table:table-row table:style-name="ro1">
          <table:table-cell office:value-type="float" office:value="10396.7622589643" calcext:value-type="float">
            <text:p>10396.7622589643</text:p>
          </table:table-cell>
          <table:table-cell table:number-columns-repeated="3"/>
          <table:table-cell table:formula="of:=[.$C$4] + ([.$C$5] - [.$C$4]) * (([.A2174] - [.$C$1]) / ([.$C$2] - [.$C$1]))" office:value-type="float" office:value="-0.330964227755581" calcext:value-type="float">
            <text:p>-0.330964227755581</text:p>
          </table:table-cell>
          <table:table-cell table:number-columns-repeated="16"/>
        </table:table-row>
        <table:table-row table:style-name="ro1">
          <table:table-cell office:value-type="float" office:value="10299.4945680727" calcext:value-type="float">
            <text:p>10299.4945680727</text:p>
          </table:table-cell>
          <table:table-cell table:number-columns-repeated="3"/>
          <table:table-cell table:formula="of:=[.$C$4] + ([.$C$5] - [.$C$4]) * (([.A2175] - [.$C$1]) / ([.$C$2] - [.$C$1]))" office:value-type="float" office:value="-0.332562345532788" calcext:value-type="float">
            <text:p>-0.332562345532788</text:p>
          </table:table-cell>
          <table:table-cell table:number-columns-repeated="16"/>
        </table:table-row>
        <table:table-row table:style-name="ro1">
          <table:table-cell office:value-type="float" office:value="10361.0856374306" calcext:value-type="float">
            <text:p>10361.0856374306</text:p>
          </table:table-cell>
          <table:table-cell table:number-columns-repeated="3"/>
          <table:table-cell table:formula="of:=[.$C$4] + ([.$C$5] - [.$C$4]) * (([.A2176] - [.$C$1]) / ([.$C$2] - [.$C$1]))" office:value-type="float" office:value="-0.331550398174361" calcext:value-type="float">
            <text:p>-0.331550398174361</text:p>
          </table:table-cell>
          <table:table-cell table:number-columns-repeated="16"/>
        </table:table-row>
        <table:table-row table:style-name="ro1">
          <table:table-cell office:value-type="float" office:value="10306.1484003644" calcext:value-type="float">
            <text:p>10306.1484003644</text:p>
          </table:table-cell>
          <table:table-cell table:number-columns-repeated="3"/>
          <table:table-cell table:formula="of:=[.$C$4] + ([.$C$5] - [.$C$4]) * (([.A2177] - [.$C$1]) / ([.$C$2] - [.$C$1]))" office:value-type="float" office:value="-0.33245302241044" calcext:value-type="float">
            <text:p>-0.33245302241044</text:p>
          </table:table-cell>
          <table:table-cell table:number-columns-repeated="16"/>
        </table:table-row>
        <table:table-row table:style-name="ro1">
          <table:table-cell office:value-type="float" office:value="10301.6612572095" calcext:value-type="float">
            <text:p>10301.6612572095</text:p>
          </table:table-cell>
          <table:table-cell table:number-columns-repeated="3"/>
          <table:table-cell table:formula="of:=[.$C$4] + ([.$C$5] - [.$C$4]) * (([.A2178] - [.$C$1]) / ([.$C$2] - [.$C$1]))" office:value-type="float" office:value="-0.332526746616073" calcext:value-type="float">
            <text:p>-0.332526746616073</text:p>
          </table:table-cell>
          <table:table-cell table:number-columns-repeated="16"/>
        </table:table-row>
        <table:table-row table:style-name="ro1">
          <table:table-cell office:value-type="float" office:value="10231.4130246146" calcext:value-type="float">
            <text:p>10231.4130246146</text:p>
          </table:table-cell>
          <table:table-cell table:number-columns-repeated="3"/>
          <table:table-cell table:formula="of:=[.$C$4] + ([.$C$5] - [.$C$4]) * (([.A2179] - [.$C$1]) / ([.$C$2] - [.$C$1]))" office:value-type="float" office:value="-0.333680932022329" calcext:value-type="float">
            <text:p>-0.333680932022329</text:p>
          </table:table-cell>
          <table:table-cell table:number-columns-repeated="16"/>
        </table:table-row>
        <table:table-row table:style-name="ro1">
          <table:table-cell office:value-type="float" office:value="10166.778772232" calcext:value-type="float">
            <text:p>10166.778772232</text:p>
          </table:table-cell>
          <table:table-cell table:number-columns-repeated="3"/>
          <table:table-cell table:formula="of:=[.$C$4] + ([.$C$5] - [.$C$4]) * (([.A2180] - [.$C$1]) / ([.$C$2] - [.$C$1]))" office:value-type="float" office:value="-0.3347428791787" calcext:value-type="float">
            <text:p>-0.3347428791787</text:p>
          </table:table-cell>
          <table:table-cell table:number-columns-repeated="16"/>
        </table:table-row>
        <table:table-row table:style-name="ro1">
          <table:table-cell office:value-type="float" office:value="10223.5070882201" calcext:value-type="float">
            <text:p>10223.5070882201</text:p>
          </table:table-cell>
          <table:table-cell table:number-columns-repeated="3"/>
          <table:table-cell table:formula="of:=[.$C$4] + ([.$C$5] - [.$C$4]) * (([.A2181] - [.$C$1]) / ([.$C$2] - [.$C$1]))" office:value-type="float" office:value="-0.333810827338869" calcext:value-type="float">
            <text:p>-0.333810827338869</text:p>
          </table:table-cell>
          <table:table-cell table:number-columns-repeated="16"/>
        </table:table-row>
        <table:table-row table:style-name="ro1">
          <table:table-cell office:value-type="float" office:value="10138.3575582109" calcext:value-type="float">
            <text:p>10138.3575582109</text:p>
          </table:table-cell>
          <table:table-cell table:number-columns-repeated="3"/>
          <table:table-cell table:formula="of:=[.$C$4] + ([.$C$5] - [.$C$4]) * (([.A2182] - [.$C$1]) / ([.$C$2] - [.$C$1]))" office:value-type="float" office:value="-0.335209842534781" calcext:value-type="float">
            <text:p>-0.335209842534781</text:p>
          </table:table-cell>
          <table:table-cell table:number-columns-repeated="16"/>
        </table:table-row>
        <table:table-row table:style-name="ro1">
          <table:table-cell office:value-type="float" office:value="9984.5188569016" calcext:value-type="float">
            <text:p>9984.5188569016</text:p>
          </table:table-cell>
          <table:table-cell table:number-columns-repeated="3"/>
          <table:table-cell table:formula="of:=[.$C$4] + ([.$C$5] - [.$C$4]) * (([.A2183] - [.$C$1]) / ([.$C$2] - [.$C$1]))" office:value-type="float" office:value="-0.337737427605746" calcext:value-type="float">
            <text:p>-0.337737427605746</text:p>
          </table:table-cell>
          <table:table-cell table:number-columns-repeated="16"/>
        </table:table-row>
        <table:table-row table:style-name="ro1">
          <table:table-cell office:value-type="float" office:value="10031.8668723599" calcext:value-type="float">
            <text:p>10031.8668723599</text:p>
          </table:table-cell>
          <table:table-cell table:number-columns-repeated="3"/>
          <table:table-cell table:formula="of:=[.$C$4] + ([.$C$5] - [.$C$4]) * (([.A2184] - [.$C$1]) / ([.$C$2] - [.$C$1]))" office:value-type="float" office:value="-0.336959495030954" calcext:value-type="float">
            <text:p>-0.336959495030954</text:p>
          </table:table-cell>
          <table:table-cell table:number-columns-repeated="16"/>
        </table:table-row>
        <table:table-row table:style-name="ro1">
          <table:table-cell office:value-type="float" office:value="9719.7042573091" calcext:value-type="float">
            <text:p>9719.7042573091</text:p>
          </table:table-cell>
          <table:table-cell table:number-columns-repeated="3"/>
          <table:table-cell table:formula="of:=[.$C$4] + ([.$C$5] - [.$C$4]) * (([.A2185] - [.$C$1]) / ([.$C$2] - [.$C$1]))" office:value-type="float" office:value="-0.342088357656553" calcext:value-type="float">
            <text:p>-0.342088357656553</text:p>
          </table:table-cell>
          <table:table-cell table:number-columns-repeated="16"/>
        </table:table-row>
        <table:table-row table:style-name="ro1">
          <table:table-cell office:value-type="float" office:value="8528.4647881237" calcext:value-type="float">
            <text:p>8528.4647881237</text:p>
          </table:table-cell>
          <table:table-cell table:number-columns-repeated="3"/>
          <table:table-cell table:formula="of:=[.$C$4] + ([.$C$5] - [.$C$4]) * (([.A2186] - [.$C$1]) / ([.$C$2] - [.$C$1]))" office:value-type="float" office:value="-0.361660539900892" calcext:value-type="float">
            <text:p>-0.361660539900892</text:p>
          </table:table-cell>
          <table:table-cell table:number-columns-repeated="16"/>
        </table:table-row>
        <table:table-row table:style-name="ro1">
          <table:table-cell office:value-type="float" office:value="8438.7164590239" calcext:value-type="float">
            <text:p>8438.7164590239</text:p>
          </table:table-cell>
          <table:table-cell table:number-columns-repeated="3"/>
          <table:table-cell table:formula="of:=[.$C$4] + ([.$C$5] - [.$C$4]) * (([.A2187] - [.$C$1]) / ([.$C$2] - [.$C$1]))" office:value-type="float" office:value="-0.363135113820499" calcext:value-type="float">
            <text:p>-0.363135113820499</text:p>
          </table:table-cell>
          <table:table-cell table:number-columns-repeated="16"/>
        </table:table-row>
        <table:table-row table:style-name="ro1">
          <table:table-cell office:value-type="float" office:value="8103.9015715921" calcext:value-type="float">
            <text:p>8103.9015715921</text:p>
          </table:table-cell>
          <table:table-cell table:number-columns-repeated="3"/>
          <table:table-cell table:formula="of:=[.$C$4] + ([.$C$5] - [.$C$4]) * (([.A2188] - [.$C$1]) / ([.$C$2] - [.$C$1]))" office:value-type="float" office:value="-0.368636155520715" calcext:value-type="float">
            <text:p>-0.368636155520715</text:p>
          </table:table-cell>
          <table:table-cell table:number-columns-repeated="16"/>
        </table:table-row>
        <table:table-row table:style-name="ro1">
          <table:table-cell office:value-type="float" office:value="8183.3160575171" calcext:value-type="float">
            <text:p>8183.3160575171</text:p>
          </table:table-cell>
          <table:table-cell table:number-columns-repeated="3"/>
          <table:table-cell table:formula="of:=[.$C$4] + ([.$C$5] - [.$C$4]) * (([.A2189] - [.$C$1]) / ([.$C$2] - [.$C$1]))" office:value-type="float" office:value="-0.367331367666072" calcext:value-type="float">
            <text:p>-0.367331367666072</text:p>
          </table:table-cell>
          <table:table-cell table:number-columns-repeated="16"/>
        </table:table-row>
        <table:table-row table:style-name="ro1">
          <table:table-cell office:value-type="float" office:value="8146.4229637683" calcext:value-type="float">
            <text:p>8146.4229637683</text:p>
          </table:table-cell>
          <table:table-cell table:number-columns-repeated="3"/>
          <table:table-cell table:formula="of:=[.$C$4] + ([.$C$5] - [.$C$4]) * (([.A2190] - [.$C$1]) / ([.$C$2] - [.$C$1]))" office:value-type="float" office:value="-0.367937524843607" calcext:value-type="float">
            <text:p>-0.367937524843607</text:p>
          </table:table-cell>
          <table:table-cell table:number-columns-repeated="16"/>
        </table:table-row>
        <table:table-row table:style-name="ro1">
          <table:table-cell office:value-type="float" office:value="8055.6941385794" calcext:value-type="float">
            <text:p>8055.6941385794</text:p>
          </table:table-cell>
          <table:table-cell table:number-columns-repeated="3"/>
          <table:table-cell table:formula="of:=[.$C$4] + ([.$C$5] - [.$C$4]) * (([.A2191] - [.$C$1]) / ([.$C$2] - [.$C$1]))" office:value-type="float" office:value="-0.369428208410888" calcext:value-type="float">
            <text:p>-0.369428208410888</text:p>
          </table:table-cell>
          <table:table-cell table:number-columns-repeated="16"/>
        </table:table-row>
        <table:table-row table:style-name="ro1">
          <table:table-cell office:value-type="float" office:value="8298.6247752408" calcext:value-type="float">
            <text:p>8298.6247752408</text:p>
          </table:table-cell>
          <table:table-cell table:number-columns-repeated="3"/>
          <table:table-cell table:formula="of:=[.$C$4] + ([.$C$5] - [.$C$4]) * (([.A2192] - [.$C$1]) / ([.$C$2] - [.$C$1]))" office:value-type="float" office:value="-0.365436834034482" calcext:value-type="float">
            <text:p>-0.365436834034482</text:p>
          </table:table-cell>
          <table:table-cell table:number-columns-repeated="16"/>
        </table:table-row>
        <table:table-row table:style-name="ro1">
          <table:table-cell office:value-type="float" office:value="8333.7102961953" calcext:value-type="float">
            <text:p>8333.7102961953</text:p>
          </table:table-cell>
          <table:table-cell table:number-columns-repeated="3"/>
          <table:table-cell table:formula="of:=[.$C$4] + ([.$C$5] - [.$C$4]) * (([.A2193] - [.$C$1]) / ([.$C$2] - [.$C$1]))" office:value-type="float" office:value="-0.364860375456654" calcext:value-type="float">
            <text:p>-0.364860375456654</text:p>
          </table:table-cell>
          <table:table-cell table:number-columns-repeated="16"/>
        </table:table-row>
        <table:table-row table:style-name="ro1">
          <table:table-cell office:value-type="float" office:value="8273.457418693" calcext:value-type="float">
            <text:p>8273.457418693</text:p>
          </table:table-cell>
          <table:table-cell table:number-columns-repeated="3"/>
          <table:table-cell table:formula="of:=[.$C$4] + ([.$C$5] - [.$C$4]) * (([.A2194] - [.$C$1]) / ([.$C$2] - [.$C$1]))" office:value-type="float" office:value="-0.365850336190601" calcext:value-type="float">
            <text:p>-0.365850336190601</text:p>
          </table:table-cell>
          <table:table-cell table:number-columns-repeated="16"/>
        </table:table-row>
        <table:table-row table:style-name="ro1">
          <table:table-cell office:value-type="float" office:value="8231.7862486842" calcext:value-type="float">
            <text:p>8231.7862486842</text:p>
          </table:table-cell>
          <table:table-cell table:number-columns-repeated="3"/>
          <table:table-cell table:formula="of:=[.$C$4] + ([.$C$5] - [.$C$4]) * (([.A2195] - [.$C$1]) / ([.$C$2] - [.$C$1]))" office:value-type="float" office:value="-0.366534997633446" calcext:value-type="float">
            <text:p>-0.366534997633446</text:p>
          </table:table-cell>
          <table:table-cell table:number-columns-repeated="16"/>
        </table:table-row>
        <table:table-row table:style-name="ro1">
          <table:table-cell office:value-type="float" office:value="8163.9014408188" calcext:value-type="float">
            <text:p>8163.9014408188</text:p>
          </table:table-cell>
          <table:table-cell table:number-columns-repeated="3"/>
          <table:table-cell table:formula="of:=[.$C$4] + ([.$C$5] - [.$C$4]) * (([.A2196] - [.$C$1]) / ([.$C$2] - [.$C$1]))" office:value-type="float" office:value="-0.367650351737749" calcext:value-type="float">
            <text:p>-0.367650351737749</text:p>
          </table:table-cell>
          <table:table-cell table:number-columns-repeated="16"/>
        </table:table-row>
        <table:table-row table:style-name="ro1">
          <table:table-cell office:value-type="float" office:value="8138.8334890181" calcext:value-type="float">
            <text:p>8138.8334890181</text:p>
          </table:table-cell>
          <table:table-cell table:number-columns-repeated="3"/>
          <table:table-cell table:formula="of:=[.$C$4] + ([.$C$5] - [.$C$4]) * (([.A2197] - [.$C$1]) / ([.$C$2] - [.$C$1]))" office:value-type="float" office:value="-0.368062220664046" calcext:value-type="float">
            <text:p>-0.368062220664046</text:p>
          </table:table-cell>
          <table:table-cell table:number-columns-repeated="16"/>
        </table:table-row>
        <table:table-row table:style-name="ro1">
          <table:table-cell office:value-type="float" office:value="7850.6845764281" calcext:value-type="float">
            <text:p>7850.6845764281</text:p>
          </table:table-cell>
          <table:table-cell table:number-columns-repeated="3"/>
          <table:table-cell table:formula="of:=[.$C$4] + ([.$C$5] - [.$C$4]) * (([.A2198] - [.$C$1]) / ([.$C$2] - [.$C$1]))" office:value-type="float" office:value="-0.372796535784226" calcext:value-type="float">
            <text:p>-0.372796535784226</text:p>
          </table:table-cell>
          <table:table-cell table:number-columns-repeated="16"/>
        </table:table-row>
        <table:table-row table:style-name="ro1">
          <table:table-cell office:value-type="float" office:value="8236.2058748116" calcext:value-type="float">
            <text:p>8236.2058748116</text:p>
          </table:table-cell>
          <table:table-cell table:number-columns-repeated="3"/>
          <table:table-cell table:formula="of:=[.$C$4] + ([.$C$5] - [.$C$4]) * (([.A2199] - [.$C$1]) / ([.$C$2] - [.$C$1]))" office:value-type="float" office:value="-0.36646238273925" calcext:value-type="float">
            <text:p>-0.36646238273925</text:p>
          </table:table-cell>
          <table:table-cell table:number-columns-repeated="16"/>
        </table:table-row>
        <table:table-row table:style-name="ro1">
          <table:table-cell office:value-type="float" office:value="8173.8388033611" calcext:value-type="float">
            <text:p>8173.8388033611</text:p>
          </table:table-cell>
          <table:table-cell table:number-columns-repeated="3"/>
          <table:table-cell table:formula="of:=[.$C$4] + ([.$C$5] - [.$C$4]) * (([.A2200] - [.$C$1]) / ([.$C$2] - [.$C$1]))" office:value-type="float" office:value="-0.367487079888774" calcext:value-type="float">
            <text:p>-0.367487079888774</text:p>
          </table:table-cell>
          <table:table-cell table:number-columns-repeated="16"/>
        </table:table-row>
        <table:table-row table:style-name="ro1">
          <table:table-cell office:value-type="float" office:value="8572.3823010202" calcext:value-type="float">
            <text:p>8572.3823010202</text:p>
          </table:table-cell>
          <table:table-cell table:number-columns-repeated="3"/>
          <table:table-cell table:formula="of:=[.$C$4] + ([.$C$5] - [.$C$4]) * (([.A2201] - [.$C$1]) / ([.$C$2] - [.$C$1]))" office:value-type="float" office:value="-0.360938970822329" calcext:value-type="float">
            <text:p>-0.360938970822329</text:p>
          </table:table-cell>
          <table:table-cell table:number-columns-repeated="16"/>
        </table:table-row>
        <table:table-row table:style-name="ro1">
          <table:table-cell office:value-type="float" office:value="8582.1481229343" calcext:value-type="float">
            <text:p>8582.1481229343</text:p>
          </table:table-cell>
          <table:table-cell table:number-columns-repeated="3"/>
          <table:table-cell table:formula="of:=[.$C$4] + ([.$C$5] - [.$C$4]) * (([.A2202] - [.$C$1]) / ([.$C$2] - [.$C$1]))" office:value-type="float" office:value="-0.360778517402834" calcext:value-type="float">
            <text:p>-0.360778517402834</text:p>
          </table:table-cell>
          <table:table-cell table:number-columns-repeated="16"/>
        </table:table-row>
        <table:table-row table:style-name="ro1">
          <table:table-cell office:value-type="float" office:value="8320.1681544832" calcext:value-type="float">
            <text:p>8320.1681544832</text:p>
          </table:table-cell>
          <table:table-cell table:number-columns-repeated="3"/>
          <table:table-cell table:formula="of:=[.$C$4] + ([.$C$5] - [.$C$4]) * (([.A2203] - [.$C$1]) / ([.$C$2] - [.$C$1]))" office:value-type="float" office:value="-0.365082874183757" calcext:value-type="float">
            <text:p>-0.365082874183757</text:p>
          </table:table-cell>
          <table:table-cell table:number-columns-repeated="16"/>
        </table:table-row>
        <table:table-row table:style-name="ro1">
          <table:table-cell office:value-type="float" office:value="8309.172912971" calcext:value-type="float">
            <text:p>8309.172912971</text:p>
          </table:table-cell>
          <table:table-cell table:number-columns-repeated="3"/>
          <table:table-cell table:formula="of:=[.$C$4] + ([.$C$5] - [.$C$4]) * (([.A2204] - [.$C$1]) / ([.$C$2] - [.$C$1]))" office:value-type="float" office:value="-0.365263527088789" calcext:value-type="float">
            <text:p>-0.365263527088789</text:p>
          </table:table-cell>
          <table:table-cell table:number-columns-repeated="16"/>
        </table:table-row>
        <table:table-row table:style-name="ro1">
          <table:table-cell office:value-type="float" office:value="8282.1815958386" calcext:value-type="float">
            <text:p>8282.1815958386</text:p>
          </table:table-cell>
          <table:table-cell table:number-columns-repeated="3"/>
          <table:table-cell table:formula="of:=[.$C$4] + ([.$C$5] - [.$C$4]) * (([.A2205] - [.$C$1]) / ([.$C$2] - [.$C$1]))" office:value-type="float" office:value="-0.365706997097629" calcext:value-type="float">
            <text:p>-0.365706997097629</text:p>
          </table:table-cell>
          <table:table-cell table:number-columns-repeated="16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3"/>
          <table:table-cell table:formula="of:=[.$C$4] + ([.$C$5] - [.$C$4]) * (([.A2206] - [.$C$1]) / ([.$C$2] - [.$C$1]))" office:value-type="float" office:value="-0.364510583518448" calcext:value-type="float">
            <text:p>-0.364510583518448</text:p>
          </table:table-cell>
          <table:table-cell table:number-columns-repeated="16"/>
        </table:table-row>
        <table:table-row table:style-name="ro1">
          <table:table-cell office:value-type="float" office:value="8166.3447732561" calcext:value-type="float">
            <text:p>8166.3447732561</text:p>
          </table:table-cell>
          <table:table-cell table:number-columns-repeated="3"/>
          <table:table-cell table:formula="of:=[.$C$4] + ([.$C$5] - [.$C$4]) * (([.A2207] - [.$C$1]) / ([.$C$2] - [.$C$1]))" office:value-type="float" office:value="-0.367610207544257" calcext:value-type="float">
            <text:p>-0.367610207544257</text:p>
          </table:table-cell>
          <table:table-cell table:number-columns-repeated="16"/>
        </table:table-row>
        <table:table-row table:style-name="ro1">
          <table:table-cell office:value-type="float" office:value="8003.8192612882" calcext:value-type="float">
            <text:p>8003.8192612882</text:p>
          </table:table-cell>
          <table:table-cell table:number-columns-repeated="3"/>
          <table:table-cell table:formula="of:=[.$C$4] + ([.$C$5] - [.$C$4]) * (([.A2208] - [.$C$1]) / ([.$C$2] - [.$C$1]))" office:value-type="float" office:value="-0.37028051777312" calcext:value-type="float">
            <text:p>-0.37028051777312</text:p>
          </table:table-cell>
          <table:table-cell table:number-columns-repeated="16"/>
        </table:table-row>
        <table:table-row table:style-name="ro1">
          <table:table-cell office:value-type="float" office:value="8058.0588747305" calcext:value-type="float">
            <text:p>8058.0588747305</text:p>
          </table:table-cell>
          <table:table-cell table:number-columns-repeated="3"/>
          <table:table-cell table:formula="of:=[.$C$4] + ([.$C$5] - [.$C$4]) * (([.A2209] - [.$C$1]) / ([.$C$2] - [.$C$1]))" office:value-type="float" office:value="-0.369389355562149" calcext:value-type="float">
            <text:p>-0.369389355562149</text:p>
          </table:table-cell>
          <table:table-cell table:number-columns-repeated="16"/>
        </table:table-row>
        <table:table-row table:style-name="ro1">
          <table:table-cell office:value-type="float" office:value="7956.8908024537" calcext:value-type="float">
            <text:p>7956.8908024537</text:p>
          </table:table-cell>
          <table:table-cell table:number-columns-repeated="3"/>
          <table:table-cell table:formula="of:=[.$C$4] + ([.$C$5] - [.$C$4]) * (([.A2210] - [.$C$1]) / ([.$C$2] - [.$C$1]))" office:value-type="float" office:value="-0.371051556991106" calcext:value-type="float">
            <text:p>-0.371051556991106</text:p>
          </table:table-cell>
          <table:table-cell table:number-columns-repeated="16"/>
        </table:table-row>
        <table:table-row table:style-name="ro1">
          <table:table-cell office:value-type="float" office:value="7943.3524118623" calcext:value-type="float">
            <text:p>7943.3524118623</text:p>
          </table:table-cell>
          <table:table-cell table:number-columns-repeated="3"/>
          <table:table-cell table:formula="of:=[.$C$4] + ([.$C$5] - [.$C$4]) * (([.A2211] - [.$C$1]) / ([.$C$2] - [.$C$1]))" office:value-type="float" office:value="-0.371273994086924" calcext:value-type="float">
            <text:p>-0.371273994086924</text:p>
          </table:table-cell>
          <table:table-cell table:number-columns-repeated="16"/>
        </table:table-row>
        <table:table-row table:style-name="ro1">
          <table:table-cell office:value-type="float" office:value="8233.7994675616" calcext:value-type="float">
            <text:p>8233.7994675616</text:p>
          </table:table-cell>
          <table:table-cell table:number-columns-repeated="3"/>
          <table:table-cell table:formula="of:=[.$C$4] + ([.$C$5] - [.$C$4]) * (([.A2212] - [.$C$1]) / ([.$C$2] - [.$C$1]))" office:value-type="float" office:value="-0.366501920248264" calcext:value-type="float">
            <text:p>-0.366501920248264</text:p>
          </table:table-cell>
          <table:table-cell table:number-columns-repeated="16"/>
        </table:table-row>
        <table:table-row table:style-name="ro1">
          <table:table-cell office:value-type="float" office:value="8200.2443815085" calcext:value-type="float">
            <text:p>8200.2443815085</text:p>
          </table:table-cell>
          <table:table-cell table:number-columns-repeated="3"/>
          <table:table-cell table:formula="of:=[.$C$4] + ([.$C$5] - [.$C$4]) * (([.A2213] - [.$C$1]) / ([.$C$2] - [.$C$1]))" office:value-type="float" office:value="-0.367053233629364" calcext:value-type="float">
            <text:p>-0.367053233629364</text:p>
          </table:table-cell>
          <table:table-cell table:number-columns-repeated="16"/>
        </table:table-row>
        <table:table-row table:style-name="ro1">
          <table:table-cell office:value-type="float" office:value="8027.2938149864" calcext:value-type="float">
            <text:p>8027.2938149864</text:p>
          </table:table-cell>
          <table:table-cell table:number-columns-repeated="3"/>
          <table:table-cell table:formula="of:=[.$C$4] + ([.$C$5] - [.$C$4]) * (([.A2214] - [.$C$1]) / ([.$C$2] - [.$C$1]))" office:value-type="float" office:value="-0.36989482853517" calcext:value-type="float">
            <text:p>-0.36989482853517</text:p>
          </table:table-cell>
          <table:table-cell table:number-columns-repeated="16"/>
        </table:table-row>
        <table:table-row table:style-name="ro1">
          <table:table-cell office:value-type="float" office:value="7420.4140343537" calcext:value-type="float">
            <text:p>7420.4140343537</text:p>
          </table:table-cell>
          <table:table-cell table:number-columns-repeated="3"/>
          <table:table-cell table:formula="of:=[.$C$4] + ([.$C$5] - [.$C$4]) * (([.A2215] - [.$C$1]) / ([.$C$2] - [.$C$1]))" office:value-type="float" office:value="-0.379865923326942" calcext:value-type="float">
            <text:p>-0.379865923326942</text:p>
          </table:table-cell>
          <table:table-cell table:number-columns-repeated="16"/>
        </table:table-row>
        <table:table-row table:style-name="ro1">
          <table:table-cell office:value-type="float" office:value="7421.5718045224" calcext:value-type="float">
            <text:p>7421.5718045224</text:p>
          </table:table-cell>
          <table:table-cell table:number-columns-repeated="3"/>
          <table:table-cell table:formula="of:=[.$C$4] + ([.$C$5] - [.$C$4]) * (([.A2216] - [.$C$1]) / ([.$C$2] - [.$C$1]))" office:value-type="float" office:value="-0.379846901048613" calcext:value-type="float">
            <text:p>-0.379846901048613</text:p>
          </table:table-cell>
          <table:table-cell table:number-columns-repeated="16"/>
        </table:table-row>
        <table:table-row table:style-name="ro1">
          <table:table-cell office:value-type="float" office:value="8591.236577377" calcext:value-type="float">
            <text:p>8591.236577377</text:p>
          </table:table-cell>
          <table:table-cell table:number-columns-repeated="3"/>
          <table:table-cell table:formula="of:=[.$C$4] + ([.$C$5] - [.$C$4]) * (([.A2217] - [.$C$1]) / ([.$C$2] - [.$C$1]))" office:value-type="float" office:value="-0.360629193197858" calcext:value-type="float">
            <text:p>-0.360629193197858</text:p>
          </table:table-cell>
          <table:table-cell table:number-columns-repeated="16"/>
        </table:table-row>
        <table:table-row table:style-name="ro1">
          <table:table-cell office:value-type="float" office:value="9259.5218725081" calcext:value-type="float">
            <text:p>9259.5218725081</text:p>
          </table:table-cell>
          <table:table-cell table:number-columns-repeated="3"/>
          <table:table-cell table:formula="of:=[.$C$4] + ([.$C$5] - [.$C$4]) * (([.A2218] - [.$C$1]) / ([.$C$2] - [.$C$1]))" office:value-type="float" office:value="-0.349649199732344" calcext:value-type="float">
            <text:p>-0.349649199732344</text:p>
          </table:table-cell>
          <table:table-cell table:number-columns-repeated="16"/>
        </table:table-row>
        <table:table-row table:style-name="ro1">
          <table:table-cell office:value-type="float" office:value="9578.3643867381" calcext:value-type="float">
            <text:p>9578.3643867381</text:p>
          </table:table-cell>
          <table:table-cell table:number-columns-repeated="3"/>
          <table:table-cell table:formula="of:=[.$C$4] + ([.$C$5] - [.$C$4]) * (([.A2219] - [.$C$1]) / ([.$C$2] - [.$C$1]))" office:value-type="float" office:value="-0.344410585702858" calcext:value-type="float">
            <text:p>-0.344410585702858</text:p>
          </table:table-cell>
          <table:table-cell table:number-columns-repeated="16"/>
        </table:table-row>
        <table:table-row table:style-name="ro1">
          <table:table-cell office:value-type="float" office:value="9228.0745024715" calcext:value-type="float">
            <text:p>9228.0745024715</text:p>
          </table:table-cell>
          <table:table-cell table:number-columns-repeated="3"/>
          <table:table-cell table:formula="of:=[.$C$4] + ([.$C$5] - [.$C$4]) * (([.A2220] - [.$C$1]) / ([.$C$2] - [.$C$1]))" office:value-type="float" office:value="-0.350165883130924" calcext:value-type="float">
            <text:p>-0.350165883130924</text:p>
          </table:table-cell>
          <table:table-cell table:number-columns-repeated="16"/>
        </table:table-row>
        <table:table-row table:style-name="ro1">
          <table:table-cell office:value-type="float" office:value="9455.7281976834" calcext:value-type="float">
            <text:p>9455.7281976834</text:p>
          </table:table-cell>
          <table:table-cell table:number-columns-repeated="3"/>
          <table:table-cell table:formula="of:=[.$C$4] + ([.$C$5] - [.$C$4]) * (([.A2221] - [.$C$1]) / ([.$C$2] - [.$C$1]))" office:value-type="float" office:value="-0.346425510412808" calcext:value-type="float">
            <text:p>-0.346425510412808</text:p>
          </table:table-cell>
          <table:table-cell table:number-columns-repeated="16"/>
        </table:table-row>
        <table:table-row table:style-name="ro1">
          <table:table-cell office:value-type="float" office:value="9225.9977687797" calcext:value-type="float">
            <text:p>9225.9977687797</text:p>
          </table:table-cell>
          <table:table-cell table:number-columns-repeated="3"/>
          <table:table-cell table:formula="of:=[.$C$4] + ([.$C$5] - [.$C$4]) * (([.A2222] - [.$C$1]) / ([.$C$2] - [.$C$1]))" office:value-type="float" office:value="-0.350200004070786" calcext:value-type="float">
            <text:p>-0.350200004070786</text:p>
          </table:table-cell>
          <table:table-cell table:number-columns-repeated="16"/>
        </table:table-row>
        <table:table-row table:style-name="ro1">
          <table:table-cell office:value-type="float" office:value="9131.417153149" calcext:value-type="float">
            <text:p>9131.417153149</text:p>
          </table:table-cell>
          <table:table-cell table:number-columns-repeated="3"/>
          <table:table-cell table:formula="of:=[.$C$4] + ([.$C$5] - [.$C$4]) * (([.A2223] - [.$C$1]) / ([.$C$2] - [.$C$1]))" office:value-type="float" office:value="-0.351753972935813" calcext:value-type="float">
            <text:p>-0.351753972935813</text:p>
          </table:table-cell>
          <table:table-cell table:number-columns-repeated="16"/>
        </table:table-row>
        <table:table-row table:style-name="ro1">
          <table:table-cell office:value-type="float" office:value="9230.4788579257" calcext:value-type="float">
            <text:p>9230.4788579257</text:p>
          </table:table-cell>
          <table:table-cell table:number-columns-repeated="3"/>
          <table:table-cell table:formula="of:=[.$C$4] + ([.$C$5] - [.$C$4]) * (([.A2224] - [.$C$1]) / ([.$C$2] - [.$C$1]))" office:value-type="float" office:value="-0.350126379333118" calcext:value-type="float">
            <text:p>-0.350126379333118</text:p>
          </table:table-cell>
          <table:table-cell table:number-columns-repeated="16"/>
        </table:table-row>
        <table:table-row table:style-name="ro1">
          <table:table-cell office:value-type="float" office:value="9290.8997939328" calcext:value-type="float">
            <text:p>9290.8997939328</text:p>
          </table:table-cell>
          <table:table-cell table:number-columns-repeated="3"/>
          <table:table-cell table:formula="of:=[.$C$4] + ([.$C$5] - [.$C$4]) * (([.A2225] - [.$C$1]) / ([.$C$2] - [.$C$1]))" office:value-type="float" office:value="-0.349133657381323" calcext:value-type="float">
            <text:p>-0.349133657381323</text:p>
          </table:table-cell>
          <table:table-cell table:number-columns-repeated="16"/>
        </table:table-row>
        <table:table-row table:style-name="ro1">
          <table:table-cell office:value-type="float" office:value="9203.82600676" calcext:value-type="float">
            <text:p>9203.82600676</text:p>
          </table:table-cell>
          <table:table-cell table:number-columns-repeated="3"/>
          <table:table-cell table:formula="of:=[.$C$4] + ([.$C$5] - [.$C$4]) * (([.A2226] - [.$C$1]) / ([.$C$2] - [.$C$1]))" office:value-type="float" office:value="-0.350564288312664" calcext:value-type="float">
            <text:p>-0.350564288312664</text:p>
          </table:table-cell>
          <table:table-cell table:number-columns-repeated="16"/>
        </table:table-row>
        <table:table-row table:style-name="ro1">
          <table:table-cell office:value-type="float" office:value="9404.3808704159" calcext:value-type="float">
            <text:p>9404.3808704159</text:p>
          </table:table-cell>
          <table:table-cell table:number-columns-repeated="3"/>
          <table:table-cell table:formula="of:=[.$C$4] + ([.$C$5] - [.$C$4]) * (([.A2227] - [.$C$1]) / ([.$C$2] - [.$C$1]))" office:value-type="float" office:value="-0.347269152075996" calcext:value-type="float">
            <text:p>-0.347269152075996</text:p>
          </table:table-cell>
          <table:table-cell table:number-columns-repeated="16"/>
        </table:table-row>
        <table:table-row table:style-name="ro1">
          <table:table-cell office:value-type="float" office:value="9326.5925312023" calcext:value-type="float">
            <text:p>9326.5925312023</text:p>
          </table:table-cell>
          <table:table-cell table:number-columns-repeated="3"/>
          <table:table-cell table:formula="of:=[.$C$4] + ([.$C$5] - [.$C$4]) * (([.A2228] - [.$C$1]) / ([.$C$2] - [.$C$1]))" office:value-type="float" office:value="-0.348547222179411" calcext:value-type="float">
            <text:p>-0.348547222179411</text:p>
          </table:table-cell>
          <table:table-cell table:number-columns-repeated="16"/>
        </table:table-row>
        <table:table-row table:style-name="ro1">
          <table:table-cell office:value-type="float" office:value="9331.2157964608" calcext:value-type="float">
            <text:p>9331.2157964608</text:p>
          </table:table-cell>
          <table:table-cell table:number-columns-repeated="3"/>
          <table:table-cell table:formula="of:=[.$C$4] + ([.$C$5] - [.$C$4]) * (([.A2229] - [.$C$1]) / ([.$C$2] - [.$C$1]))" office:value-type="float" office:value="-0.348471261474159" calcext:value-type="float">
            <text:p>-0.348471261474159</text:p>
          </table:table-cell>
          <table:table-cell table:number-columns-repeated="16"/>
        </table:table-row>
        <table:table-row table:style-name="ro1">
          <table:table-cell office:value-type="float" office:value="9205.6186057378" calcext:value-type="float">
            <text:p>9205.6186057378</text:p>
          </table:table-cell>
          <table:table-cell table:number-columns-repeated="3"/>
          <table:table-cell table:formula="of:=[.$C$4] + ([.$C$5] - [.$C$4]) * (([.A2230] - [.$C$1]) / ([.$C$2] - [.$C$1]))" office:value-type="float" office:value="-0.350534835734243" calcext:value-type="float">
            <text:p>-0.350534835734243</text:p>
          </table:table-cell>
          <table:table-cell table:number-columns-repeated="16"/>
        </table:table-row>
        <table:table-row table:style-name="ro1">
          <table:table-cell office:value-type="float" office:value="8794.3626098316" calcext:value-type="float">
            <text:p>8794.3626098316</text:p>
          </table:table-cell>
          <table:table-cell table:number-columns-repeated="3"/>
          <table:table-cell table:formula="of:=[.$C$4] + ([.$C$5] - [.$C$4]) * (([.A2231] - [.$C$1]) / ([.$C$2] - [.$C$1]))" office:value-type="float" office:value="-0.357291812403642" calcext:value-type="float">
            <text:p>-0.357291812403642</text:p>
          </table:table-cell>
          <table:table-cell table:number-columns-repeated="16"/>
        </table:table-row>
        <table:table-row table:style-name="ro1">
          <table:table-cell office:value-type="float" office:value="8798.0360673049" calcext:value-type="float">
            <text:p>8798.0360673049</text:p>
          </table:table-cell>
          <table:table-cell table:number-columns-repeated="3"/>
          <table:table-cell table:formula="of:=[.$C$4] + ([.$C$5] - [.$C$4]) * (([.A2232] - [.$C$1]) / ([.$C$2] - [.$C$1]))" office:value-type="float" office:value="-0.357231457134199" calcext:value-type="float">
            <text:p>-0.357231457134199</text:p>
          </table:table-cell>
          <table:table-cell table:number-columns-repeated="16"/>
        </table:table-row>
        <table:table-row table:style-name="ro1">
          <table:table-cell office:value-type="float" office:value="9081.1777328395" calcext:value-type="float">
            <text:p>9081.1777328395</text:p>
          </table:table-cell>
          <table:table-cell table:number-columns-repeated="3"/>
          <table:table-cell table:formula="of:=[.$C$4] + ([.$C$5] - [.$C$4]) * (([.A2233] - [.$C$1]) / ([.$C$2] - [.$C$1]))" office:value-type="float" office:value="-0.352579411578154" calcext:value-type="float">
            <text:p>-0.352579411578154</text:p>
          </table:table-cell>
          <table:table-cell table:number-columns-repeated="16"/>
        </table:table-row>
        <table:table-row table:style-name="ro1">
          <table:table-cell office:value-type="float" office:value="8711.5361529991" calcext:value-type="float">
            <text:p>8711.5361529991</text:p>
          </table:table-cell>
          <table:table-cell table:number-columns-repeated="3"/>
          <table:table-cell table:formula="of:=[.$C$4] + ([.$C$5] - [.$C$4]) * (([.A2234] - [.$C$1]) / ([.$C$2] - [.$C$1]))" office:value-type="float" office:value="-0.358652659277602" calcext:value-type="float">
            <text:p>-0.358652659277602</text:p>
          </table:table-cell>
          <table:table-cell table:number-columns-repeated="16"/>
        </table:table-row>
        <table:table-row table:style-name="ro1">
          <table:table-cell office:value-type="float" office:value="8760.8885463841" calcext:value-type="float">
            <text:p>8760.8885463841</text:p>
          </table:table-cell>
          <table:table-cell table:number-columns-repeated="3"/>
          <table:table-cell table:formula="of:=[.$C$4] + ([.$C$5] - [.$C$4]) * (([.A2235] - [.$C$1]) / ([.$C$2] - [.$C$1]))" office:value-type="float" office:value="-0.357841794575322" calcext:value-type="float">
            <text:p>-0.357841794575322</text:p>
          </table:table-cell>
          <table:table-cell table:number-columns-repeated="16"/>
        </table:table-row>
        <table:table-row table:style-name="ro1">
          <table:table-cell office:value-type="float" office:value="8758.5466419692" calcext:value-type="float">
            <text:p>8758.5466419692</text:p>
          </table:table-cell>
          <table:table-cell table:number-columns-repeated="3"/>
          <table:table-cell table:formula="of:=[.$C$4] + ([.$C$5] - [.$C$4]) * (([.A2236] - [.$C$1]) / ([.$C$2] - [.$C$1]))" office:value-type="float" office:value="-0.357880272296379" calcext:value-type="float">
            <text:p>-0.357880272296379</text:p>
          </table:table-cell>
          <table:table-cell table:number-columns-repeated="16"/>
        </table:table-row>
        <table:table-row table:style-name="ro1">
          <table:table-cell office:value-type="float" office:value="8656.9718583229" calcext:value-type="float">
            <text:p>8656.9718583229</text:p>
          </table:table-cell>
          <table:table-cell table:number-columns-repeated="3"/>
          <table:table-cell table:formula="of:=[.$C$4] + ([.$C$5] - [.$C$4]) * (([.A2237] - [.$C$1]) / ([.$C$2] - [.$C$1]))" office:value-type="float" office:value="-0.359549156033344" calcext:value-type="float">
            <text:p>-0.359549156033344</text:p>
          </table:table-cell>
          <table:table-cell table:number-columns-repeated="16"/>
        </table:table-row>
        <table:table-row table:style-name="ro1">
          <table:table-cell office:value-type="float" office:value="8500.6439356134" calcext:value-type="float">
            <text:p>8500.6439356134</text:p>
          </table:table-cell>
          <table:table-cell table:number-columns-repeated="3"/>
          <table:table-cell table:formula="of:=[.$C$4] + ([.$C$5] - [.$C$4]) * (([.A2238] - [.$C$1]) / ([.$C$2] - [.$C$1]))" office:value-type="float" office:value="-0.362117639257999" calcext:value-type="float">
            <text:p>-0.362117639257999</text:p>
          </table:table-cell>
          <table:table-cell table:number-columns-repeated="16"/>
        </table:table-row>
        <table:table-row table:style-name="ro1">
          <table:table-cell office:value-type="float" office:value="8469.2610145267" calcext:value-type="float">
            <text:p>8469.2610145267</text:p>
          </table:table-cell>
          <table:table-cell table:number-columns-repeated="3"/>
          <table:table-cell table:formula="of:=[.$C$4] + ([.$C$5] - [.$C$4]) * (([.A2239] - [.$C$1]) / ([.$C$2] - [.$C$1]))" office:value-type="float" office:value="-0.362633263753961" calcext:value-type="float">
            <text:p>-0.362633263753961</text:p>
          </table:table-cell>
          <table:table-cell table:number-columns-repeated="16"/>
        </table:table-row>
        <table:table-row table:style-name="ro1">
          <table:table-cell office:value-type="float" office:value="8500.6446029465" calcext:value-type="float">
            <text:p>8500.6446029465</text:p>
          </table:table-cell>
          <table:table-cell table:number-columns-repeated="3"/>
          <table:table-cell table:formula="of:=[.$C$4] + ([.$C$5] - [.$C$4]) * (([.A2240] - [.$C$1]) / ([.$C$2] - [.$C$1]))" office:value-type="float" office:value="-0.36211762829365" calcext:value-type="float">
            <text:p>-0.36211762829365</text:p>
          </table:table-cell>
          <table:table-cell table:number-columns-repeated="16"/>
        </table:table-row>
        <table:table-row table:style-name="ro1">
          <table:table-cell office:value-type="float" office:value="8205.8100433327" calcext:value-type="float">
            <text:p>8205.8100433327</text:p>
          </table:table-cell>
          <table:table-cell table:number-columns-repeated="3"/>
          <table:table-cell table:formula="of:=[.$C$4] + ([.$C$5] - [.$C$4]) * (([.A2241] - [.$C$1]) / ([.$C$2] - [.$C$1]))" office:value-type="float" office:value="-0.366961789255372" calcext:value-type="float">
            <text:p>-0.366961789255372</text:p>
          </table:table-cell>
          <table:table-cell table:number-columns-repeated="16"/>
        </table:table-row>
        <table:table-row table:style-name="ro1">
          <table:table-cell office:value-type="float" office:value="8119.4844439851" calcext:value-type="float">
            <text:p>8119.4844439851</text:p>
          </table:table-cell>
          <table:table-cell table:number-columns-repeated="3"/>
          <table:table-cell table:formula="of:=[.$C$4] + ([.$C$5] - [.$C$4]) * (([.A2242] - [.$C$1]) / ([.$C$2] - [.$C$1]))" office:value-type="float" office:value="-0.36838012738678" calcext:value-type="float">
            <text:p>-0.36838012738678</text:p>
          </table:table-cell>
          <table:table-cell table:number-columns-repeated="16"/>
        </table:table-row>
        <table:table-row table:style-name="ro1">
          <table:table-cell office:value-type="float" office:value="8074.8405612179" calcext:value-type="float">
            <text:p>8074.8405612179</text:p>
          </table:table-cell>
          <table:table-cell table:number-columns-repeated="3"/>
          <table:table-cell table:formula="of:=[.$C$4] + ([.$C$5] - [.$C$4]) * (([.A2243] - [.$C$1]) / ([.$C$2] - [.$C$1]))" office:value-type="float" office:value="-0.369113630794127" calcext:value-type="float">
            <text:p>-0.369113630794127</text:p>
          </table:table-cell>
          <table:table-cell table:number-columns-repeated="16"/>
        </table:table-row>
        <table:table-row table:style-name="ro1">
          <table:table-cell office:value-type="float" office:value="7618.5794132959" calcext:value-type="float">
            <text:p>7618.5794132959</text:p>
          </table:table-cell>
          <table:table-cell table:number-columns-repeated="3"/>
          <table:table-cell table:formula="of:=[.$C$4] + ([.$C$5] - [.$C$4]) * (([.A2244] - [.$C$1]) / ([.$C$2] - [.$C$1]))" office:value-type="float" office:value="-0.376610046560344" calcext:value-type="float">
            <text:p>-0.376610046560344</text:p>
          </table:table-cell>
          <table:table-cell table:number-columns-repeated="16"/>
        </table:table-row>
        <table:table-row table:style-name="ro1">
          <table:table-cell office:value-type="float" office:value="7262.127934238" calcext:value-type="float">
            <text:p>7262.127934238</text:p>
          </table:table-cell>
          <table:table-cell table:number-columns-repeated="3"/>
          <table:table-cell table:formula="of:=[.$C$4] + ([.$C$5] - [.$C$4]) * (([.A2245] - [.$C$1]) / ([.$C$2] - [.$C$1]))" office:value-type="float" office:value="-0.382466579599965" calcext:value-type="float">
            <text:p>-0.382466579599965</text:p>
          </table:table-cell>
          <table:table-cell table:number-columns-repeated="16"/>
        </table:table-row>
        <table:table-row table:style-name="ro1">
          <table:table-cell office:value-type="float" office:value="7303.4142651484" calcext:value-type="float">
            <text:p>7303.4142651484</text:p>
          </table:table-cell>
          <table:table-cell table:number-columns-repeated="3"/>
          <table:table-cell table:formula="of:=[.$C$4] + ([.$C$5] - [.$C$4]) * (([.A2246] - [.$C$1]) / ([.$C$2] - [.$C$1]))" office:value-type="float" office:value="-0.381788241101552" calcext:value-type="float">
            <text:p>-0.381788241101552</text:p>
          </table:table-cell>
          <table:table-cell table:number-columns-repeated="16"/>
        </table:table-row>
        <table:table-row table:style-name="ro1">
          <table:table-cell office:value-type="float" office:value="6894.6513544812" calcext:value-type="float">
            <text:p>6894.6513544812</text:p>
          </table:table-cell>
          <table:table-cell table:number-columns-repeated="3"/>
          <table:table-cell table:formula="of:=[.$C$4] + ([.$C$5] - [.$C$4]) * (([.A2247] - [.$C$1]) / ([.$C$2] - [.$C$1]))" office:value-type="float" office:value="-0.388504256134008" calcext:value-type="float">
            <text:p>-0.388504256134008</text:p>
          </table:table-cell>
          <table:table-cell table:number-columns-repeated="16"/>
        </table:table-row>
        <table:table-row table:style-name="ro1">
          <table:table-cell office:value-type="float" office:value="7211.8709827098" calcext:value-type="float">
            <text:p>7211.8709827098</text:p>
          </table:table-cell>
          <table:table-cell table:number-columns-repeated="3"/>
          <table:table-cell table:formula="of:=[.$C$4] + ([.$C$5] - [.$C$4]) * (([.A2248] - [.$C$1]) / ([.$C$2] - [.$C$1]))" office:value-type="float" office:value="-0.383292306281963" calcext:value-type="float">
            <text:p>-0.383292306281963</text:p>
          </table:table-cell>
          <table:table-cell table:number-columns-repeated="16"/>
        </table:table-row>
        <table:table-row table:style-name="ro1">
          <table:table-cell office:value-type="float" office:value="7141.0755085305" calcext:value-type="float">
            <text:p>7141.0755085305</text:p>
          </table:table-cell>
          <table:table-cell table:number-columns-repeated="3"/>
          <table:table-cell table:formula="of:=[.$C$4] + ([.$C$5] - [.$C$4]) * (([.A2249] - [.$C$1]) / ([.$C$2] - [.$C$1]))" office:value-type="float" office:value="-0.384455482921551" calcext:value-type="float">
            <text:p>-0.384455482921551</text:p>
          </table:table-cell>
          <table:table-cell table:number-columns-repeated="16"/>
        </table:table-row>
        <table:table-row table:style-name="ro1">
          <table:table-cell office:value-type="float" office:value="7523.4728866811" calcext:value-type="float">
            <text:p>7523.4728866811</text:p>
          </table:table-cell>
          <table:table-cell table:number-columns-repeated="3"/>
          <table:table-cell table:formula="of:=[.$C$4] + ([.$C$5] - [.$C$4]) * (([.A2250] - [.$C$1]) / ([.$C$2] - [.$C$1]))" office:value-type="float" office:value="-0.378172656194831" calcext:value-type="float">
            <text:p>-0.378172656194831</text:p>
          </table:table-cell>
          <table:table-cell table:number-columns-repeated="16"/>
        </table:table-row>
        <table:table-row table:style-name="ro1">
          <table:table-cell office:value-type="float" office:value="7390.2106561699" calcext:value-type="float">
            <text:p>7390.2106561699</text:p>
          </table:table-cell>
          <table:table-cell table:number-columns-repeated="3"/>
          <table:table-cell table:formula="of:=[.$C$4] + ([.$C$5] - [.$C$4]) * (([.A2251] - [.$C$1]) / ([.$C$2] - [.$C$1]))" office:value-type="float" office:value="-0.3803621678164" calcext:value-type="float">
            <text:p>-0.3803621678164</text:p>
          </table:table-cell>
          <table:table-cell table:number-columns-repeated="16"/>
        </table:table-row>
        <table:table-row table:style-name="ro1">
          <table:table-cell office:value-type="float" office:value="7748.3354868447" calcext:value-type="float">
            <text:p>7748.3354868447</text:p>
          </table:table-cell>
          <table:table-cell table:number-columns-repeated="3"/>
          <table:table-cell table:formula="of:=[.$C$4] + ([.$C$5] - [.$C$4]) * (([.A2252] - [.$C$1]) / ([.$C$2] - [.$C$1]))" office:value-type="float" office:value="-0.374478141444285" calcext:value-type="float">
            <text:p>-0.374478141444285</text:p>
          </table:table-cell>
          <table:table-cell table:number-columns-repeated="16"/>
        </table:table-row>
        <table:table-row table:style-name="ro1">
          <table:table-cell office:value-type="float" office:value="7542.2453443015" calcext:value-type="float">
            <text:p>7542.2453443015</text:p>
          </table:table-cell>
          <table:table-cell table:number-columns-repeated="3"/>
          <table:table-cell table:formula="of:=[.$C$4] + ([.$C$5] - [.$C$4]) * (([.A2253] - [.$C$1]) / ([.$C$2] - [.$C$1]))" office:value-type="float" office:value="-0.377864222860288" calcext:value-type="float">
            <text:p>-0.377864222860288</text:p>
          </table:table-cell>
          <table:table-cell table:number-columns-repeated="16"/>
        </table:table-row>
        <table:table-row table:style-name="ro1">
          <table:table-cell office:value-type="float" office:value="7381.9620050298" calcext:value-type="float">
            <text:p>7381.9620050298</text:p>
          </table:table-cell>
          <table:table-cell table:number-columns-repeated="3"/>
          <table:table-cell table:formula="of:=[.$C$4] + ([.$C$5] - [.$C$4]) * (([.A2254] - [.$C$1]) / ([.$C$2] - [.$C$1]))" office:value-type="float" office:value="-0.380497693970091" calcext:value-type="float">
            <text:p>-0.380497693970091</text:p>
          </table:table-cell>
          <table:table-cell table:number-columns-repeated="16"/>
        </table:table-row>
        <table:table-row table:style-name="ro1">
          <table:table-cell office:value-type="float" office:value="7315.4392033661" calcext:value-type="float">
            <text:p>7315.4392033661</text:p>
          </table:table-cell>
          <table:table-cell table:number-columns-repeated="3"/>
          <table:table-cell table:formula="of:=[.$C$4] + ([.$C$5] - [.$C$4]) * (([.A2255] - [.$C$1]) / ([.$C$2] - [.$C$1]))" office:value-type="float" office:value="-0.381590670177853" calcext:value-type="float">
            <text:p>-0.381590670177853</text:p>
          </table:table-cell>
          <table:table-cell table:number-columns-repeated="16"/>
        </table:table-row>
        <table:table-row table:style-name="ro1">
          <table:table-cell office:value-type="float" office:value="7315.3692744808" calcext:value-type="float">
            <text:p>7315.3692744808</text:p>
          </table:table-cell>
          <table:table-cell table:number-columns-repeated="3"/>
          <table:table-cell table:formula="of:=[.$C$4] + ([.$C$5] - [.$C$4]) * (([.A2256] - [.$C$1]) / ([.$C$2] - [.$C$1]))" office:value-type="float" office:value="-0.381591819116351" calcext:value-type="float">
            <text:p>-0.381591819116351</text:p>
          </table:table-cell>
          <table:table-cell table:number-columns-repeated="16"/>
        </table:table-row>
        <table:table-row table:style-name="ro1">
          <table:table-cell office:value-type="float" office:value="7213.7434159704" calcext:value-type="float">
            <text:p>7213.7434159704</text:p>
          </table:table-cell>
          <table:table-cell table:number-columns-repeated="3"/>
          <table:table-cell table:formula="of:=[.$C$4] + ([.$C$5] - [.$C$4]) * (([.A2257] - [.$C$1]) / ([.$C$2] - [.$C$1]))" office:value-type="float" office:value="-0.383261542018383" calcext:value-type="float">
            <text:p>-0.383261542018383</text:p>
          </table:table-cell>
          <table:table-cell table:number-columns-repeated="16"/>
        </table:table-row>
        <table:table-row table:style-name="ro1">
          <table:table-cell office:value-type="float" office:value="7392.9109372956" calcext:value-type="float">
            <text:p>7392.9109372956</text:p>
          </table:table-cell>
          <table:table-cell table:number-columns-repeated="3"/>
          <table:table-cell table:formula="of:=[.$C$4] + ([.$C$5] - [.$C$4]) * (([.A2258] - [.$C$1]) / ([.$C$2] - [.$C$1]))" office:value-type="float" office:value="-0.380317801930555" calcext:value-type="float">
            <text:p>-0.380317801930555</text:p>
          </table:table-cell>
          <table:table-cell table:number-columns-repeated="16"/>
        </table:table-row>
        <table:table-row table:style-name="ro1">
          <table:table-cell office:value-type="float" office:value="7511.8846051368" calcext:value-type="float">
            <text:p>7511.8846051368</text:p>
          </table:table-cell>
          <table:table-cell table:number-columns-repeated="3"/>
          <table:table-cell table:formula="of:=[.$C$4] + ([.$C$5] - [.$C$4]) * (([.A2259] - [.$C$1]) / ([.$C$2] - [.$C$1]))" office:value-type="float" office:value="-0.378363052806219" calcext:value-type="float">
            <text:p>-0.378363052806219</text:p>
          </table:table-cell>
          <table:table-cell table:number-columns-repeated="16"/>
        </table:table-row>
        <table:table-row table:style-name="ro1">
          <table:table-cell office:value-type="float" office:value="7532.1235130405" calcext:value-type="float">
            <text:p>7532.1235130405</text:p>
          </table:table-cell>
          <table:table-cell table:number-columns-repeated="3"/>
          <table:table-cell table:formula="of:=[.$C$4] + ([.$C$5] - [.$C$4]) * (([.A2260] - [.$C$1]) / ([.$C$2] - [.$C$1]))" office:value-type="float" office:value="-0.378030525548548" calcext:value-type="float">
            <text:p>-0.378030525548548</text:p>
          </table:table-cell>
          <table:table-cell table:number-columns-repeated="16"/>
        </table:table-row>
        <table:table-row table:style-name="ro1">
          <table:table-cell office:value-type="float" office:value="7550.2388152349" calcext:value-type="float">
            <text:p>7550.2388152349</text:p>
          </table:table-cell>
          <table:table-cell table:number-columns-repeated="3"/>
          <table:table-cell table:formula="of:=[.$C$4] + ([.$C$5] - [.$C$4]) * (([.A2261] - [.$C$1]) / ([.$C$2] - [.$C$1]))" office:value-type="float" office:value="-0.37773288934262" calcext:value-type="float">
            <text:p>-0.37773288934262</text:p>
          </table:table-cell>
          <table:table-cell table:number-columns-repeated="16"/>
        </table:table-row>
        <table:table-row table:style-name="ro1">
          <table:table-cell office:value-type="float" office:value="7333.0958889046" calcext:value-type="float">
            <text:p>7333.0958889046</text:p>
          </table:table-cell>
          <table:table-cell table:number-columns-repeated="3"/>
          <table:table-cell table:formula="of:=[.$C$4] + ([.$C$5] - [.$C$4]) * (([.A2262] - [.$C$1]) / ([.$C$2] - [.$C$1]))" office:value-type="float" office:value="-0.38130056908892" calcext:value-type="float">
            <text:p>-0.38130056908892</text:p>
          </table:table-cell>
          <table:table-cell table:number-columns-repeated="16"/>
        </table:table-row>
        <table:table-row table:style-name="ro1">
          <table:table-cell office:value-type="float" office:value="7240.0782270224" calcext:value-type="float">
            <text:p>7240.0782270224</text:p>
          </table:table-cell>
          <table:table-cell table:number-columns-repeated="3"/>
          <table:table-cell table:formula="of:=[.$C$4] + ([.$C$5] - [.$C$4]) * (([.A2263] - [.$C$1]) / ([.$C$2] - [.$C$1]))" office:value-type="float" office:value="-0.382828858469346" calcext:value-type="float">
            <text:p>-0.382828858469346</text:p>
          </table:table-cell>
          <table:table-cell table:number-columns-repeated="16"/>
        </table:table-row>
        <table:table-row table:style-name="ro1">
          <table:table-cell office:value-type="float" office:value="7203.9566063196" calcext:value-type="float">
            <text:p>7203.9566063196</text:p>
          </table:table-cell>
          <table:table-cell table:number-columns-repeated="3"/>
          <table:table-cell table:formula="of:=[.$C$4] + ([.$C$5] - [.$C$4]) * (([.A2264] - [.$C$1]) / ([.$C$2] - [.$C$1]))" office:value-type="float" office:value="-0.383422340268467" calcext:value-type="float">
            <text:p>-0.383422340268467</text:p>
          </table:table-cell>
          <table:table-cell table:number-columns-repeated="16"/>
        </table:table-row>
        <table:table-row table:style-name="ro1">
          <table:table-cell office:value-type="float" office:value="7188.0718951202" calcext:value-type="float">
            <text:p>7188.0718951202</text:p>
          </table:table-cell>
          <table:table-cell table:number-columns-repeated="3"/>
          <table:table-cell table:formula="of:=[.$C$4] + ([.$C$5] - [.$C$4]) * (([.A2265] - [.$C$1]) / ([.$C$2] - [.$C$1]))" office:value-type="float" office:value="-0.383683327643831" calcext:value-type="float">
            <text:p>-0.383683327643831</text:p>
          </table:table-cell>
          <table:table-cell table:number-columns-repeated="16"/>
        </table:table-row>
        <table:table-row table:style-name="ro1">
          <table:table-cell office:value-type="float" office:value="7238.9930894862" calcext:value-type="float">
            <text:p>7238.9930894862</text:p>
          </table:table-cell>
          <table:table-cell table:number-columns-repeated="3"/>
          <table:table-cell table:formula="of:=[.$C$4] + ([.$C$5] - [.$C$4]) * (([.A2266] - [.$C$1]) / ([.$C$2] - [.$C$1]))" office:value-type="float" office:value="-0.382846687386342" calcext:value-type="float">
            <text:p>-0.382846687386342</text:p>
          </table:table-cell>
          <table:table-cell table:number-columns-repeated="16"/>
        </table:table-row>
        <table:table-row table:style-name="ro1">
          <table:table-cell office:value-type="float" office:value="7087.0249577639" calcext:value-type="float">
            <text:p>7087.0249577639</text:p>
          </table:table-cell>
          <table:table-cell table:number-columns-repeated="3"/>
          <table:table-cell table:formula="of:=[.$C$4] + ([.$C$5] - [.$C$4]) * (([.A2267] - [.$C$1]) / ([.$C$2] - [.$C$1]))" office:value-type="float" office:value="-0.385343538814069" calcext:value-type="float">
            <text:p>-0.385343538814069</text:p>
          </table:table-cell>
          <table:table-cell table:number-columns-repeated="16"/>
        </table:table-row>
        <table:table-row table:style-name="ro1">
          <table:table-cell office:value-type="float" office:value="7112.5049767671" calcext:value-type="float">
            <text:p>7112.5049767671</text:p>
          </table:table-cell>
          <table:table-cell table:number-columns-repeated="3"/>
          <table:table-cell table:formula="of:=[.$C$4] + ([.$C$5] - [.$C$4]) * (([.A2268] - [.$C$1]) / ([.$C$2] - [.$C$1]))" office:value-type="float" office:value="-0.384924899582899" calcext:value-type="float">
            <text:p>-0.384924899582899</text:p>
          </table:table-cell>
          <table:table-cell table:number-columns-repeated="16"/>
        </table:table-row>
        <table:table-row table:style-name="ro1">
          <table:table-cell office:value-type="float" office:value="6884.6615535556" calcext:value-type="float">
            <text:p>6884.6615535556</text:p>
          </table:table-cell>
          <table:table-cell table:number-columns-repeated="3"/>
          <table:table-cell table:formula="of:=[.$C$4] + ([.$C$5] - [.$C$4]) * (([.A2269] - [.$C$1]) / ([.$C$2] - [.$C$1]))" office:value-type="float" office:value="-0.388668389550805" calcext:value-type="float">
            <text:p>-0.388668389550805</text:p>
          </table:table-cell>
          <table:table-cell table:number-columns-repeated="16"/>
        </table:table-row>
        <table:table-row table:style-name="ro1">
          <table:table-cell office:value-type="float" office:value="6584.0304242163" calcext:value-type="float">
            <text:p>6584.0304242163</text:p>
          </table:table-cell>
          <table:table-cell table:number-columns-repeated="3"/>
          <table:table-cell table:formula="of:=[.$C$4] + ([.$C$5] - [.$C$4]) * (([.A2270] - [.$C$1]) / ([.$C$2] - [.$C$1]))" office:value-type="float" office:value="-0.393607788726165" calcext:value-type="float">
            <text:p>-0.393607788726165</text:p>
          </table:table-cell>
          <table:table-cell table:number-columns-repeated="16"/>
        </table:table-row>
        <table:table-row table:style-name="ro1">
          <table:table-cell office:value-type="float" office:value="7285.1220444953" calcext:value-type="float">
            <text:p>7285.1220444953</text:p>
          </table:table-cell>
          <table:table-cell table:number-columns-repeated="3"/>
          <table:table-cell table:formula="of:=[.$C$4] + ([.$C$5] - [.$C$4]) * (([.A2271] - [.$C$1]) / ([.$C$2] - [.$C$1]))" office:value-type="float" office:value="-0.382088784095246" calcext:value-type="float">
            <text:p>-0.382088784095246</text:p>
          </table:table-cell>
          <table:table-cell table:number-columns-repeated="16"/>
        </table:table-row>
        <table:table-row table:style-name="ro1">
          <table:table-cell office:value-type="float" office:value="7147.5690010018" calcext:value-type="float">
            <text:p>7147.5690010018</text:p>
          </table:table-cell>
          <table:table-cell table:number-columns-repeated="3"/>
          <table:table-cell table:formula="of:=[.$C$4] + ([.$C$5] - [.$C$4]) * (([.A2272] - [.$C$1]) / ([.$C$2] - [.$C$1]))" office:value-type="float" office:value="-0.384348794198302" calcext:value-type="float">
            <text:p>-0.384348794198302</text:p>
          </table:table-cell>
          <table:table-cell table:number-columns-repeated="16"/>
        </table:table-row>
        <table:table-row table:style-name="ro1">
          <table:table-cell office:value-type="float" office:value="7155.2131745547" calcext:value-type="float">
            <text:p>7155.2131745547</text:p>
          </table:table-cell>
          <table:table-cell table:number-columns-repeated="3"/>
          <table:table-cell table:formula="of:=[.$C$4] + ([.$C$5] - [.$C$4]) * (([.A2273] - [.$C$1]) / ([.$C$2] - [.$C$1]))" office:value-type="float" office:value="-0.384223199671127" calcext:value-type="float">
            <text:p>-0.384223199671127</text:p>
          </table:table-cell>
          <table:table-cell table:number-columns-repeated="16"/>
        </table:table-row>
        <table:table-row table:style-name="ro1">
          <table:table-cell office:value-type="float" office:value="7286.3363101526" calcext:value-type="float">
            <text:p>7286.3363101526</text:p>
          </table:table-cell>
          <table:table-cell table:number-columns-repeated="3"/>
          <table:table-cell table:formula="of:=[.$C$4] + ([.$C$5] - [.$C$4]) * (([.A2274] - [.$C$1]) / ([.$C$2] - [.$C$1]))" office:value-type="float" office:value="-0.382068833590455" calcext:value-type="float">
            <text:p>-0.382068833590455</text:p>
          </table:table-cell>
          <table:table-cell table:number-columns-repeated="16"/>
        </table:table-row>
        <table:table-row table:style-name="ro1">
          <table:table-cell office:value-type="float" office:value="7236.9860862933" calcext:value-type="float">
            <text:p>7236.9860862933</text:p>
          </table:table-cell>
          <table:table-cell table:number-columns-repeated="3"/>
          <table:table-cell table:formula="of:=[.$C$4] + ([.$C$5] - [.$C$4]) * (([.A2275] - [.$C$1]) / ([.$C$2] - [.$C$1]))" office:value-type="float" office:value="-0.382879662647213" calcext:value-type="float">
            <text:p>-0.382879662647213</text:p>
          </table:table-cell>
          <table:table-cell table:number-columns-repeated="16"/>
        </table:table-row>
        <table:table-row table:style-name="ro1">
          <table:table-cell office:value-type="float" office:value="7166.1730451795" calcext:value-type="float">
            <text:p>7166.1730451795</text:p>
          </table:table-cell>
          <table:table-cell table:number-columns-repeated="3"/>
          <table:table-cell table:formula="of:=[.$C$4] + ([.$C$5] - [.$C$4]) * (([.A2276] - [.$C$1]) / ([.$C$2] - [.$C$1]))" office:value-type="float" office:value="-0.384043127913272" calcext:value-type="float">
            <text:p>-0.384043127913272</text:p>
          </table:table-cell>
          <table:table-cell table:number-columns-repeated="16"/>
        </table:table-row>
        <table:table-row table:style-name="ro1">
          <table:table-cell office:value-type="float" office:value="7235.6235815876" calcext:value-type="float">
            <text:p>7235.6235815876</text:p>
          </table:table-cell>
          <table:table-cell table:number-columns-repeated="3"/>
          <table:table-cell table:formula="of:=[.$C$4] + ([.$C$5] - [.$C$4]) * (([.A2277] - [.$C$1]) / ([.$C$2] - [.$C$1]))" office:value-type="float" office:value="-0.382902048734225" calcext:value-type="float">
            <text:p>-0.382902048734225</text:p>
          </table:table-cell>
          <table:table-cell table:number-columns-repeated="16"/>
        </table:table-row>
        <table:table-row table:style-name="ro1">
          <table:table-cell office:value-type="float" office:value="7212.8083613511" calcext:value-type="float">
            <text:p>7212.8083613511</text:p>
          </table:table-cell>
          <table:table-cell table:number-columns-repeated="3"/>
          <table:table-cell table:formula="of:=[.$C$4] + ([.$C$5] - [.$C$4]) * (([.A2278] - [.$C$1]) / ([.$C$2] - [.$C$1]))" office:value-type="float" office:value="-0.383276905058217" calcext:value-type="float">
            <text:p>-0.383276905058217</text:p>
          </table:table-cell>
          <table:table-cell table:number-columns-repeated="16"/>
        </table:table-row>
        <table:table-row table:style-name="ro1">
          <table:table-cell office:value-type="float" office:value="7183.7060825993" calcext:value-type="float">
            <text:p>7183.7060825993</text:p>
          </table:table-cell>
          <table:table-cell table:number-columns-repeated="3"/>
          <table:table-cell table:formula="of:=[.$C$4] + ([.$C$5] - [.$C$4]) * (([.A2279] - [.$C$1]) / ([.$C$2] - [.$C$1]))" office:value-type="float" office:value="-0.383755058375153" calcext:value-type="float">
            <text:p>-0.383755058375153</text:p>
          </table:table-cell>
          <table:table-cell table:number-columns-repeated="16"/>
        </table:table-row>
        <table:table-row table:style-name="ro1">
          <table:table-cell office:value-type="float" office:value="7227.2943882922" calcext:value-type="float">
            <text:p>7227.2943882922</text:p>
          </table:table-cell>
          <table:table-cell table:number-columns-repeated="3"/>
          <table:table-cell table:formula="of:=[.$C$4] + ([.$C$5] - [.$C$4]) * (([.A2280] - [.$C$1]) / ([.$C$2] - [.$C$1]))" office:value-type="float" office:value="-0.38303889820349" calcext:value-type="float">
            <text:p>-0.38303889820349</text:p>
          </table:table-cell>
          <table:table-cell table:number-columns-repeated="16"/>
        </table:table-row>
        <table:table-row table:style-name="ro1">
          <table:table-cell office:value-type="float" office:value="7315.1515481719" calcext:value-type="float">
            <text:p>7315.1515481719</text:p>
          </table:table-cell>
          <table:table-cell table:number-columns-repeated="3"/>
          <table:table-cell table:formula="of:=[.$C$4] + ([.$C$5] - [.$C$4]) * (([.A2281] - [.$C$1]) / ([.$C$2] - [.$C$1]))" office:value-type="float" office:value="-0.381595396381131" calcext:value-type="float">
            <text:p>-0.381595396381131</text:p>
          </table:table-cell>
          <table:table-cell table:number-columns-repeated="16"/>
        </table:table-row>
        <table:table-row table:style-name="ro1">
          <table:table-cell office:value-type="float" office:value="7379.1578812114" calcext:value-type="float">
            <text:p>7379.1578812114</text:p>
          </table:table-cell>
          <table:table-cell table:number-columns-repeated="3"/>
          <table:table-cell table:formula="of:=[.$C$4] + ([.$C$5] - [.$C$4]) * (([.A2282] - [.$C$1]) / ([.$C$2] - [.$C$1]))" office:value-type="float" office:value="-0.380543766001642" calcext:value-type="float">
            <text:p>-0.380543766001642</text:p>
          </table:table-cell>
          <table:table-cell table:number-columns-repeated="16"/>
        </table:table-row>
        <table:table-row table:style-name="ro1">
          <table:table-cell office:value-type="float" office:value="7251.2778875377" calcext:value-type="float">
            <text:p>7251.2778875377</text:p>
          </table:table-cell>
          <table:table-cell table:number-columns-repeated="3"/>
          <table:table-cell table:formula="of:=[.$C$4] + ([.$C$5] - [.$C$4]) * (([.A2283] - [.$C$1]) / ([.$C$2] - [.$C$1]))" office:value-type="float" office:value="-0.382644846939884" calcext:value-type="float">
            <text:p>-0.382644846939884</text:p>
          </table:table-cell>
          <table:table-cell table:number-columns-repeated="16"/>
        </table:table-row>
        <table:table-row table:style-name="ro1">
          <table:table-cell office:value-type="float" office:value="7179.9576886221" calcext:value-type="float">
            <text:p>7179.9576886221</text:p>
          </table:table-cell>
          <table:table-cell table:number-columns-repeated="3"/>
          <table:table-cell table:formula="of:=[.$C$4] + ([.$C$5] - [.$C$4]) * (([.A2284] - [.$C$1]) / ([.$C$2] - [.$C$1]))" office:value-type="float" office:value="-0.383816644858764" calcext:value-type="float">
            <text:p>-0.383816644858764</text:p>
          </table:table-cell>
          <table:table-cell table:number-columns-repeated="16"/>
        </table:table-row>
        <table:table-row table:style-name="ro1">
          <table:table-cell office:value-type="float" office:value="7174.712356544" calcext:value-type="float">
            <text:p>7174.712356544</text:p>
          </table:table-cell>
          <table:table-cell table:number-columns-repeated="3"/>
          <table:table-cell table:formula="of:=[.$C$4] + ([.$C$5] - [.$C$4]) * (([.A2285] - [.$C$1]) / ([.$C$2] - [.$C$1]))" office:value-type="float" office:value="-0.383902826183359" calcext:value-type="float">
            <text:p>-0.383902826183359</text:p>
          </table:table-cell>
          <table:table-cell table:number-columns-repeated="16"/>
        </table:table-row>
        <table:table-row table:style-name="ro1">
          <table:table-cell office:value-type="float" office:value="6955.4875796713" calcext:value-type="float">
            <text:p>6955.4875796713</text:p>
          </table:table-cell>
          <table:table-cell table:number-columns-repeated="3"/>
          <table:table-cell table:formula="of:=[.$C$4] + ([.$C$5] - [.$C$4]) * (([.A2286] - [.$C$1]) / ([.$C$2] - [.$C$1]))" office:value-type="float" office:value="-0.387504710939882" calcext:value-type="float">
            <text:p>-0.387504710939882</text:p>
          </table:table-cell>
          <table:table-cell table:number-columns-repeated="16"/>
        </table:table-row>
        <table:table-row table:style-name="ro1">
          <table:table-cell office:value-type="float" office:value="7291.2175035999" calcext:value-type="float">
            <text:p>7291.2175035999</text:p>
          </table:table-cell>
          <table:table-cell table:number-columns-repeated="3"/>
          <table:table-cell table:formula="of:=[.$C$4] + ([.$C$5] - [.$C$4]) * (([.A2287] - [.$C$1]) / ([.$C$2] - [.$C$1]))" office:value-type="float" office:value="-0.381988635099562" calcext:value-type="float">
            <text:p>-0.381988635099562</text:p>
          </table:table-cell>
          <table:table-cell table:number-columns-repeated="16"/>
        </table:table-row>
        <table:table-row table:style-name="ro1">
          <table:table-cell office:value-type="float" office:value="7337.421390676" calcext:value-type="float">
            <text:p>7337.421390676</text:p>
          </table:table-cell>
          <table:table-cell table:number-columns-repeated="3"/>
          <table:table-cell table:formula="of:=[.$C$4] + ([.$C$5] - [.$C$4]) * (([.A2288] - [.$C$1]) / ([.$C$2] - [.$C$1]))" office:value-type="float" office:value="-0.381229500667198" calcext:value-type="float">
            <text:p>-0.381229500667198</text:p>
          </table:table-cell>
          <table:table-cell table:number-columns-repeated="16"/>
        </table:table-row>
        <table:table-row table:style-name="ro1">
          <table:table-cell office:value-type="float" office:value="7351.5788898737" calcext:value-type="float">
            <text:p>7351.5788898737</text:p>
          </table:table-cell>
          <table:table-cell table:number-columns-repeated="3"/>
          <table:table-cell table:formula="of:=[.$C$4] + ([.$C$5] - [.$C$4]) * (([.A2289] - [.$C$1]) / ([.$C$2] - [.$C$1]))" office:value-type="float" office:value="-0.380996891555773" calcext:value-type="float">
            <text:p>-0.380996891555773</text:p>
          </table:table-cell>
          <table:table-cell table:number-columns-repeated="16"/>
        </table:table-row>
        <table:table-row table:style-name="ro1">
          <table:table-cell office:value-type="float" office:value="7714.9084837456" calcext:value-type="float">
            <text:p>7714.9084837456</text:p>
          </table:table-cell>
          <table:table-cell table:number-columns-repeated="3"/>
          <table:table-cell table:formula="of:=[.$C$4] + ([.$C$5] - [.$C$4]) * (([.A2290] - [.$C$1]) / ([.$C$2] - [.$C$1]))" office:value-type="float" office:value="-0.375027350409789" calcext:value-type="float">
            <text:p>-0.375027350409789</text:p>
          </table:table-cell>
          <table:table-cell table:number-columns-repeated="16"/>
        </table:table-row>
        <table:table-row table:style-name="ro1">
          <table:table-cell office:value-type="float" office:value="8046.8029434773" calcext:value-type="float">
            <text:p>8046.8029434773</text:p>
          </table:table-cell>
          <table:table-cell table:number-columns-repeated="3"/>
          <table:table-cell table:formula="of:=[.$C$4] + ([.$C$5] - [.$C$4]) * (([.A2291] - [.$C$1]) / ([.$C$2] - [.$C$1]))" office:value-type="float" office:value="-0.369574291625397" calcext:value-type="float">
            <text:p>-0.369574291625397</text:p>
          </table:table-cell>
          <table:table-cell table:number-columns-repeated="16"/>
        </table:table-row>
        <table:table-row table:style-name="ro1">
          <table:table-cell office:value-type="float" office:value="8046.1115292961" calcext:value-type="float">
            <text:p>8046.1115292961</text:p>
          </table:table-cell>
          <table:table-cell table:number-columns-repeated="3"/>
          <table:table-cell table:formula="of:=[.$C$4] + ([.$C$5] - [.$C$4]) * (([.A2292] - [.$C$1]) / ([.$C$2] - [.$C$1]))" office:value-type="float" office:value="-0.369585651628747" calcext:value-type="float">
            <text:p>-0.369585651628747</text:p>
          </table:table-cell>
          <table:table-cell table:number-columns-repeated="16"/>
        </table:table-row>
        <table:table-row table:style-name="ro1">
          <table:table-cell office:value-type="float" office:value="7808.7037326474" calcext:value-type="float">
            <text:p>7808.7037326474</text:p>
          </table:table-cell>
          <table:table-cell table:number-columns-repeated="3"/>
          <table:table-cell table:formula="of:=[.$C$4] + ([.$C$5] - [.$C$4]) * (([.A2293] - [.$C$1]) / ([.$C$2] - [.$C$1]))" office:value-type="float" office:value="-0.373486285197758" calcext:value-type="float">
            <text:p>-0.373486285197758</text:p>
          </table:table-cell>
          <table:table-cell table:number-columns-repeated="16"/>
        </table:table-row>
        <table:table-row table:style-name="ro1">
          <table:table-cell office:value-type="float" office:value="8195.4759992712" calcext:value-type="float">
            <text:p>8195.4759992712</text:p>
          </table:table-cell>
          <table:table-cell table:number-columns-repeated="3"/>
          <table:table-cell table:formula="of:=[.$C$4] + ([.$C$5] - [.$C$4]) * (([.A2294] - [.$C$1]) / ([.$C$2] - [.$C$1]))" office:value-type="float" office:value="-0.367131578620924" calcext:value-type="float">
            <text:p>-0.367131578620924</text:p>
          </table:table-cell>
          <table:table-cell table:number-columns-repeated="16"/>
        </table:table-row>
        <table:table-row table:style-name="ro1">
          <table:table-cell office:value-type="float" office:value="8080.2296143216" calcext:value-type="float">
            <text:p>8080.2296143216</text:p>
          </table:table-cell>
          <table:table-cell table:number-columns-repeated="3"/>
          <table:table-cell table:formula="of:=[.$C$4] + ([.$C$5] - [.$C$4]) * (([.A2295] - [.$C$1]) / ([.$C$2] - [.$C$1]))" office:value-type="float" office:value="-0.369025088118873" calcext:value-type="float">
            <text:p>-0.369025088118873</text:p>
          </table:table-cell>
          <table:table-cell table:number-columns-repeated="16"/>
        </table:table-row>
        <table:table-row table:style-name="ro1">
          <table:table-cell office:value-type="float" office:value="8150.8073363647" calcext:value-type="float">
            <text:p>8150.8073363647</text:p>
          </table:table-cell>
          <table:table-cell table:number-columns-repeated="3"/>
          <table:table-cell table:formula="of:=[.$C$4] + ([.$C$5] - [.$C$4]) * (([.A2296] - [.$C$1]) / ([.$C$2] - [.$C$1]))" office:value-type="float" office:value="-0.36786548916841" calcext:value-type="float">
            <text:p>-0.36786548916841</text:p>
          </table:table-cell>
          <table:table-cell table:number-columns-repeated="16"/>
        </table:table-row>
        <table:table-row table:style-name="ro1">
          <table:table-cell office:value-type="float" office:value="8110.5112347453" calcext:value-type="float">
            <text:p>8110.5112347453</text:p>
          </table:table-cell>
          <table:table-cell table:number-columns-repeated="3"/>
          <table:table-cell table:formula="of:=[.$C$4] + ([.$C$5] - [.$C$4]) * (([.A2297] - [.$C$1]) / ([.$C$2] - [.$C$1]))" office:value-type="float" office:value="-0.368527558101679" calcext:value-type="float">
            <text:p>-0.368527558101679</text:p>
          </table:table-cell>
          <table:table-cell table:number-columns-repeated="16"/>
        </table:table-row>
        <table:table-row table:style-name="ro1">
          <table:table-cell office:value-type="float" office:value="8735.1484173123" calcext:value-type="float">
            <text:p>8735.1484173123</text:p>
          </table:table-cell>
          <table:table-cell table:number-columns-repeated="3"/>
          <table:table-cell table:formula="of:=[.$C$4] + ([.$C$5] - [.$C$4]) * (([.A2298] - [.$C$1]) / ([.$C$2] - [.$C$1]))" office:value-type="float" office:value="-0.358264707440634" calcext:value-type="float">
            <text:p>-0.358264707440634</text:p>
          </table:table-cell>
          <table:table-cell table:number-columns-repeated="16"/>
        </table:table-row>
        <table:table-row table:style-name="ro1">
          <table:table-cell office:value-type="float" office:value="8825.385428024" calcext:value-type="float">
            <text:p>8825.385428024</text:p>
          </table:table-cell>
          <table:table-cell table:number-columns-repeated="3"/>
          <table:table-cell table:formula="of:=[.$C$4] + ([.$C$5] - [.$C$4]) * (([.A2299] - [.$C$1]) / ([.$C$2] - [.$C$1]))" office:value-type="float" office:value="-0.356782104433834" calcext:value-type="float">
            <text:p>-0.356782104433834</text:p>
          </table:table-cell>
          <table:table-cell table:number-columns-repeated="16"/>
        </table:table-row>
        <table:table-row table:style-name="ro1">
          <table:table-cell office:value-type="float" office:value="8711.6373107297" calcext:value-type="float">
            <text:p>8711.6373107297</text:p>
          </table:table-cell>
          <table:table-cell table:number-columns-repeated="3"/>
          <table:table-cell table:formula="of:=[.$C$4] + ([.$C$5] - [.$C$4]) * (([.A2300] - [.$C$1]) / ([.$C$2] - [.$C$1]))" office:value-type="float" office:value="-0.358650997246088" calcext:value-type="float">
            <text:p>-0.358650997246088</text:p>
          </table:table-cell>
          <table:table-cell table:number-columns-repeated="16"/>
        </table:table-row>
        <table:table-row table:style-name="ro1">
          <table:table-cell office:value-type="float" office:value="8925.3034863741" calcext:value-type="float">
            <text:p>8925.3034863741</text:p>
          </table:table-cell>
          <table:table-cell table:number-columns-repeated="3"/>
          <table:table-cell table:formula="of:=[.$C$4] + ([.$C$5] - [.$C$4]) * (([.A2301] - [.$C$1]) / ([.$C$2] - [.$C$1]))" office:value-type="float" office:value="-0.355140440857268" calcext:value-type="float">
            <text:p>-0.355140440857268</text:p>
          </table:table-cell>
          <table:table-cell table:number-columns-repeated="16"/>
        </table:table-row>
        <table:table-row table:style-name="ro1">
          <table:table-cell office:value-type="float" office:value="8939.8799944275" calcext:value-type="float">
            <text:p>8939.8799944275</text:p>
          </table:table-cell>
          <table:table-cell table:number-columns-repeated="3"/>
          <table:table-cell table:formula="of:=[.$C$4] + ([.$C$5] - [.$C$4]) * (([.A2302] - [.$C$1]) / ([.$C$2] - [.$C$1]))" office:value-type="float" office:value="-0.354900947388921" calcext:value-type="float">
            <text:p>-0.354900947388921</text:p>
          </table:table-cell>
          <table:table-cell table:number-columns-repeated="16"/>
        </table:table-row>
        <table:table-row table:style-name="ro1">
          <table:table-cell office:value-type="float" office:value="8638.1827126888" calcext:value-type="float">
            <text:p>8638.1827126888</text:p>
          </table:table-cell>
          <table:table-cell table:number-columns-repeated="3"/>
          <table:table-cell table:formula="of:=[.$C$4] + ([.$C$5] - [.$C$4]) * (([.A2303] - [.$C$1]) / ([.$C$2] - [.$C$1]))" office:value-type="float" office:value="-0.359857863553602" calcext:value-type="float">
            <text:p>-0.359857863553602</text:p>
          </table:table-cell>
          <table:table-cell table:number-columns-repeated="16"/>
        </table:table-row>
        <table:table-row table:style-name="ro1">
          <table:table-cell office:value-type="float" office:value="8652.6824688107" calcext:value-type="float">
            <text:p>8652.6824688107</text:p>
          </table:table-cell>
          <table:table-cell table:number-columns-repeated="3"/>
          <table:table-cell table:formula="of:=[.$C$4] + ([.$C$5] - [.$C$4]) * (([.A2304] - [.$C$1]) / ([.$C$2] - [.$C$1]))" office:value-type="float" office:value="-0.359619631127077" calcext:value-type="float">
            <text:p>-0.359619631127077</text:p>
          </table:table-cell>
          <table:table-cell table:number-columns-repeated="16"/>
        </table:table-row>
        <table:table-row table:style-name="ro1">
          <table:table-cell office:value-type="float" office:value="8708.8352221244" calcext:value-type="float">
            <text:p>8708.8352221244</text:p>
          </table:table-cell>
          <table:table-cell table:number-columns-repeated="3"/>
          <table:table-cell table:formula="of:=[.$C$4] + ([.$C$5] - [.$C$4]) * (([.A2305] - [.$C$1]) / ([.$C$2] - [.$C$1]))" office:value-type="float" office:value="-0.358697035838887" calcext:value-type="float">
            <text:p>-0.358697035838887</text:p>
          </table:table-cell>
          <table:table-cell table:number-columns-repeated="16"/>
        </table:table-row>
        <table:table-row table:style-name="ro1">
          <table:table-cell office:value-type="float" office:value="8635.074107528" calcext:value-type="float">
            <text:p>8635.074107528</text:p>
          </table:table-cell>
          <table:table-cell table:number-columns-repeated="3"/>
          <table:table-cell table:formula="of:=[.$C$4] + ([.$C$5] - [.$C$4]) * (([.A2306] - [.$C$1]) / ([.$C$2] - [.$C$1]))" office:value-type="float" office:value="-0.35990893824371" calcext:value-type="float">
            <text:p>-0.35990893824371</text:p>
          </table:table-cell>
          <table:table-cell table:number-columns-repeated="16"/>
        </table:table-row>
        <table:table-row table:style-name="ro1">
          <table:table-cell office:value-type="float" office:value="8381.5997737175" calcext:value-type="float">
            <text:p>8381.5997737175</text:p>
          </table:table-cell>
          <table:table-cell table:number-columns-repeated="3"/>
          <table:table-cell table:formula="of:=[.$C$4] + ([.$C$5] - [.$C$4]) * (([.A2307] - [.$C$1]) / ([.$C$2] - [.$C$1]))" office:value-type="float" office:value="-0.364073546606623" calcext:value-type="float">
            <text:p>-0.364073546606623</text:p>
          </table:table-cell>
          <table:table-cell table:number-columns-repeated="16"/>
        </table:table-row>
        <table:table-row table:style-name="ro1">
          <table:table-cell office:value-type="float" office:value="8451.2321285783" calcext:value-type="float">
            <text:p>8451.2321285783</text:p>
          </table:table-cell>
          <table:table-cell table:number-columns-repeated="3"/>
          <table:table-cell table:formula="of:=[.$C$4] + ([.$C$5] - [.$C$4]) * (([.A2308] - [.$C$1]) / ([.$C$2] - [.$C$1]))" office:value-type="float" office:value="-0.362929480132424" calcext:value-type="float">
            <text:p>-0.362929480132424</text:p>
          </table:table-cell>
          <table:table-cell table:number-columns-repeated="16"/>
        </table:table-row>
        <table:table-row table:style-name="ro1">
          <table:table-cell office:value-type="float" office:value="8347.5699512759" calcext:value-type="float">
            <text:p>8347.5699512759</text:p>
          </table:table-cell>
          <table:table-cell table:number-columns-repeated="3"/>
          <table:table-cell table:formula="of:=[.$C$4] + ([.$C$5] - [.$C$4]) * (([.A2309] - [.$C$1]) / ([.$C$2] - [.$C$1]))" office:value-type="float" office:value="-0.364632659953518" calcext:value-type="float">
            <text:p>-0.364632659953518</text:p>
          </table:table-cell>
          <table:table-cell table:number-columns-repeated="16"/>
        </table:table-row>
        <table:table-row table:style-name="ro1">
          <table:table-cell office:value-type="float" office:value="8562.307388095" calcext:value-type="float">
            <text:p>8562.307388095</text:p>
          </table:table-cell>
          <table:table-cell table:number-columns-repeated="3"/>
          <table:table-cell table:formula="of:=[.$C$4] + ([.$C$5] - [.$C$4]) * (([.A2310] - [.$C$1]) / ([.$C$2] - [.$C$1]))" office:value-type="float" office:value="-0.361104502637693" calcext:value-type="float">
            <text:p>-0.361104502637693</text:p>
          </table:table-cell>
          <table:table-cell table:number-columns-repeated="16"/>
        </table:table-row>
        <table:table-row table:style-name="ro1">
          <table:table-cell office:value-type="float" office:value="8877.7336172999" calcext:value-type="float">
            <text:p>8877.7336172999</text:p>
          </table:table-cell>
          <table:table-cell table:number-columns-repeated="3"/>
          <table:table-cell table:formula="of:=[.$C$4] + ([.$C$5] - [.$C$4]) * (([.A2311] - [.$C$1]) / ([.$C$2] - [.$C$1]))" office:value-type="float" office:value="-0.355922018508902" calcext:value-type="float">
            <text:p>-0.355922018508902</text:p>
          </table:table-cell>
          <table:table-cell table:number-columns-repeated="16"/>
        </table:table-row>
        <table:table-row table:style-name="ro1">
          <table:table-cell office:value-type="float" office:value="9131.1146528164" calcext:value-type="float">
            <text:p>9131.1146528164</text:p>
          </table:table-cell>
          <table:table-cell table:number-columns-repeated="3"/>
          <table:table-cell table:formula="of:=[.$C$4] + ([.$C$5] - [.$C$4]) * (([.A2312] - [.$C$1]) / ([.$C$2] - [.$C$1]))" office:value-type="float" office:value="-0.351758943046183" calcext:value-type="float">
            <text:p>-0.351758943046183</text:p>
          </table:table-cell>
          <table:table-cell table:number-columns-repeated="16"/>
        </table:table-row>
        <table:table-row table:style-name="ro1">
          <table:table-cell office:value-type="float" office:value="9288.5226462662" calcext:value-type="float">
            <text:p>9288.5226462662</text:p>
          </table:table-cell>
          <table:table-cell table:number-columns-repeated="3"/>
          <table:table-cell table:formula="of:=[.$C$4] + ([.$C$5] - [.$C$4]) * (([.A2313] - [.$C$1]) / ([.$C$2] - [.$C$1]))" office:value-type="float" office:value="-0.34917271415249" calcext:value-type="float">
            <text:p>-0.34917271415249</text:p>
          </table:table-cell>
          <table:table-cell table:number-columns-repeated="16"/>
        </table:table-row>
        <table:table-row table:style-name="ro1">
          <table:table-cell office:value-type="float" office:value="9548.5453758381" calcext:value-type="float">
            <text:p>9548.5453758381</text:p>
          </table:table-cell>
          <table:table-cell table:number-columns-repeated="3"/>
          <table:table-cell table:formula="of:=[.$C$4] + ([.$C$5] - [.$C$4]) * (([.A2314] - [.$C$1]) / ([.$C$2] - [.$C$1]))" office:value-type="float" office:value="-0.344900514999844" calcext:value-type="float">
            <text:p>-0.344900514999844</text:p>
          </table:table-cell>
          <table:table-cell table:number-columns-repeated="16"/>
        </table:table-row>
        <table:table-row table:style-name="ro1">
          <table:table-cell office:value-type="float" office:value="9388.8790704776" calcext:value-type="float">
            <text:p>9388.8790704776</text:p>
          </table:table-cell>
          <table:table-cell table:number-columns-repeated="3"/>
          <table:table-cell table:formula="of:=[.$C$4] + ([.$C$5] - [.$C$4]) * (([.A2315] - [.$C$1]) / ([.$C$2] - [.$C$1]))" office:value-type="float" office:value="-0.347523848181486" calcext:value-type="float">
            <text:p>-0.347523848181486</text:p>
          </table:table-cell>
          <table:table-cell table:number-columns-repeated="16"/>
        </table:table-row>
        <table:table-row table:style-name="ro1">
          <table:table-cell office:value-type="float" office:value="9375.2268312725" calcext:value-type="float">
            <text:p>9375.2268312725</text:p>
          </table:table-cell>
          <table:table-cell table:number-columns-repeated="3"/>
          <table:table-cell table:formula="of:=[.$C$4] + ([.$C$5] - [.$C$4]) * (([.A2316] - [.$C$1]) / ([.$C$2] - [.$C$1]))" office:value-type="float" office:value="-0.347748155821283" calcext:value-type="float">
            <text:p>-0.347748155821283</text:p>
          </table:table-cell>
          <table:table-cell table:number-columns-repeated="16"/>
        </table:table-row>
        <table:table-row table:style-name="ro1">
          <table:table-cell office:value-type="float" office:value="9385.2597687902" calcext:value-type="float">
            <text:p>9385.2597687902</text:p>
          </table:table-cell>
          <table:table-cell table:number-columns-repeated="3"/>
          <table:table-cell table:formula="of:=[.$C$4] + ([.$C$5] - [.$C$4]) * (([.A2317] - [.$C$1]) / ([.$C$2] - [.$C$1]))" office:value-type="float" office:value="-0.347583313666014" calcext:value-type="float">
            <text:p>-0.347583313666014</text:p>
          </table:table-cell>
          <table:table-cell table:number-columns-repeated="16"/>
        </table:table-row>
        <table:table-row table:style-name="ro1">
          <table:table-cell office:value-type="float" office:value="9286.2077761598" calcext:value-type="float">
            <text:p>9286.2077761598</text:p>
          </table:table-cell>
          <table:table-cell table:number-columns-repeated="3"/>
          <table:table-cell table:formula="of:=[.$C$4] + ([.$C$5] - [.$C$4]) * (([.A2318] - [.$C$1]) / ([.$C$2] - [.$C$1]))" office:value-type="float" office:value="-0.349210747697185" calcext:value-type="float">
            <text:p>-0.349210747697185</text:p>
          </table:table-cell>
          <table:table-cell table:number-columns-repeated="16"/>
        </table:table-row>
        <table:table-row table:style-name="ro1">
          <table:table-cell office:value-type="float" office:value="9177.8957937954" calcext:value-type="float">
            <text:p>9177.8957937954</text:p>
          </table:table-cell>
          <table:table-cell table:number-columns-repeated="3"/>
          <table:table-cell table:formula="of:=[.$C$4] + ([.$C$5] - [.$C$4]) * (([.A2319] - [.$C$1]) / ([.$C$2] - [.$C$1]))" office:value-type="float" office:value="-0.350990324275127" calcext:value-type="float">
            <text:p>-0.350990324275127</text:p>
          </table:table-cell>
          <table:table-cell table:number-columns-repeated="16"/>
        </table:table-row>
        <table:table-row table:style-name="ro1">
          <table:table-cell office:value-type="float" office:value="9600.4035851114" calcext:value-type="float">
            <text:p>9600.4035851114</text:p>
          </table:table-cell>
          <table:table-cell table:number-columns-repeated="3"/>
          <table:table-cell table:formula="of:=[.$C$4] + ([.$C$5] - [.$C$4]) * (([.A2320] - [.$C$1]) / ([.$C$2] - [.$C$1]))" office:value-type="float" office:value="-0.344048479494795" calcext:value-type="float">
            <text:p>-0.344048479494795</text:p>
          </table:table-cell>
          <table:table-cell table:number-columns-repeated="16"/>
        </table:table-row>
        <table:table-row table:style-name="ro1">
          <table:table-cell office:value-type="float" office:value="9681.3776995274" calcext:value-type="float">
            <text:p>9681.3776995274</text:p>
          </table:table-cell>
          <table:table-cell table:number-columns-repeated="3"/>
          <table:table-cell table:formula="of:=[.$C$4] + ([.$C$5] - [.$C$4]) * (([.A2321] - [.$C$1]) / ([.$C$2] - [.$C$1]))" office:value-type="float" office:value="-0.34271806678986" calcext:value-type="float">
            <text:p>-0.34271806678986</text:p>
          </table:table-cell>
          <table:table-cell table:number-columns-repeated="16"/>
        </table:table-row>
        <table:table-row table:style-name="ro1">
          <table:table-cell office:value-type="float" office:value="9795.343586045" calcext:value-type="float">
            <text:p>9795.343586045</text:p>
          </table:table-cell>
          <table:table-cell table:number-columns-repeated="3"/>
          <table:table-cell table:formula="of:=[.$C$4] + ([.$C$5] - [.$C$4]) * (([.A2322] - [.$C$1]) / ([.$C$2] - [.$C$1]))" office:value-type="float" office:value="-0.340845596007738" calcext:value-type="float">
            <text:p>-0.340845596007738</text:p>
          </table:table-cell>
          <table:table-cell table:number-columns-repeated="16"/>
        </table:table-row>
        <table:table-row table:style-name="ro1">
          <table:table-cell office:value-type="float" office:value="9900.6846345293" calcext:value-type="float">
            <text:p>9900.6846345293</text:p>
          </table:table-cell>
          <table:table-cell table:number-columns-repeated="3"/>
          <table:table-cell table:formula="of:=[.$C$4] + ([.$C$5] - [.$C$4]) * (([.A2323] - [.$C$1]) / ([.$C$2] - [.$C$1]))" office:value-type="float" office:value="-0.339114832167153" calcext:value-type="float">
            <text:p>-0.339114832167153</text:p>
          </table:table-cell>
          <table:table-cell table:number-columns-repeated="16"/>
        </table:table-row>
        <table:table-row table:style-name="ro1">
          <table:table-cell office:value-type="float" office:value="10132.7064787693" calcext:value-type="float">
            <text:p>10132.7064787693</text:p>
          </table:table-cell>
          <table:table-cell table:number-columns-repeated="3"/>
          <table:table-cell table:formula="of:=[.$C$4] + ([.$C$5] - [.$C$4]) * (([.A2324] - [.$C$1]) / ([.$C$2] - [.$C$1]))" office:value-type="float" office:value="-0.33530269032867" calcext:value-type="float">
            <text:p>-0.33530269032867</text:p>
          </table:table-cell>
          <table:table-cell table:number-columns-repeated="16"/>
        </table:table-row>
        <table:table-row table:style-name="ro1">
          <table:table-cell office:value-type="float" office:value="9851.6442542986" calcext:value-type="float">
            <text:p>9851.6442542986</text:p>
          </table:table-cell>
          <table:table-cell table:number-columns-repeated="3"/>
          <table:table-cell table:formula="of:=[.$C$4] + ([.$C$5] - [.$C$4]) * (([.A2325] - [.$C$1]) / ([.$C$2] - [.$C$1]))" office:value-type="float" office:value="-0.339920570462462" calcext:value-type="float">
            <text:p>-0.339920570462462</text:p>
          </table:table-cell>
          <table:table-cell table:number-columns-repeated="16"/>
        </table:table-row>
        <table:table-row table:style-name="ro1">
          <table:table-cell office:value-type="float" office:value="10236.7932647241" calcext:value-type="float">
            <text:p>10236.7932647241</text:p>
          </table:table-cell>
          <table:table-cell table:number-columns-repeated="3"/>
          <table:table-cell table:formula="of:=[.$C$4] + ([.$C$5] - [.$C$4]) * (([.A2326] - [.$C$1]) / ([.$C$2] - [.$C$1]))" office:value-type="float" office:value="-0.333592534145441" calcext:value-type="float">
            <text:p>-0.333592534145441</text:p>
          </table:table-cell>
          <table:table-cell table:number-columns-repeated="16"/>
        </table:table-row>
        <table:table-row table:style-name="ro1">
          <table:table-cell office:value-type="float" office:value="10364.2323800436" calcext:value-type="float">
            <text:p>10364.2323800436</text:p>
          </table:table-cell>
          <table:table-cell table:number-columns-repeated="3"/>
          <table:table-cell table:formula="of:=[.$C$4] + ([.$C$5] - [.$C$4]) * (([.A2327] - [.$C$1]) / ([.$C$2] - [.$C$1]))" office:value-type="float" office:value="-0.331498696882143" calcext:value-type="float">
            <text:p>-0.331498696882143</text:p>
          </table:table-cell>
          <table:table-cell table:number-columns-repeated="16"/>
        </table:table-row>
        <table:table-row table:style-name="ro1">
          <table:table-cell office:value-type="float" office:value="10234.467701605" calcext:value-type="float">
            <text:p>10234.467701605</text:p>
          </table:table-cell>
          <table:table-cell table:number-columns-repeated="3"/>
          <table:table-cell table:formula="of:=[.$C$4] + ([.$C$5] - [.$C$4]) * (([.A2328] - [.$C$1]) / ([.$C$2] - [.$C$1]))" office:value-type="float" office:value="-0.333630743377392" calcext:value-type="float">
            <text:p>-0.333630743377392</text:p>
          </table:table-cell>
          <table:table-cell table:number-columns-repeated="16"/>
        </table:table-row>
        <table:table-row table:style-name="ro1">
          <table:table-cell office:value-type="float" office:value="10367.5274787261" calcext:value-type="float">
            <text:p>10367.5274787261</text:p>
          </table:table-cell>
          <table:table-cell table:number-columns-repeated="3"/>
          <table:table-cell table:formula="of:=[.$C$4] + ([.$C$5] - [.$C$4]) * (([.A2329] - [.$C$1]) / ([.$C$2] - [.$C$1]))" office:value-type="float" office:value="-0.331444558085037" calcext:value-type="float">
            <text:p>-0.331444558085037</text:p>
          </table:table-cell>
          <table:table-cell table:number-columns-repeated="16"/>
        </table:table-row>
        <table:table-row table:style-name="ro1">
          <table:table-cell office:value-type="float" office:value="9926.3534545451" calcext:value-type="float">
            <text:p>9926.3534545451</text:p>
          </table:table-cell>
          <table:table-cell table:number-columns-repeated="3"/>
          <table:table-cell table:formula="of:=[.$C$4] + ([.$C$5] - [.$C$4]) * (([.A2330] - [.$C$1]) / ([.$C$2] - [.$C$1]))" office:value-type="float" office:value="-0.33869309091668" calcext:value-type="float">
            <text:p>-0.33869309091668</text:p>
          </table:table-cell>
          <table:table-cell table:number-columns-repeated="16"/>
        </table:table-row>
        <table:table-row table:style-name="ro1">
          <table:table-cell office:value-type="float" office:value="9933.9019334018" calcext:value-type="float">
            <text:p>9933.9019334018</text:p>
          </table:table-cell>
          <table:table-cell table:number-columns-repeated="3"/>
          <table:table-cell table:formula="of:=[.$C$4] + ([.$C$5] - [.$C$4]) * (([.A2331] - [.$C$1]) / ([.$C$2] - [.$C$1]))" office:value-type="float" office:value="-0.338569068662824" calcext:value-type="float">
            <text:p>-0.338569068662824</text:p>
          </table:table-cell>
          <table:table-cell table:number-columns-repeated="16"/>
        </table:table-row>
        <table:table-row table:style-name="ro1">
          <table:table-cell office:value-type="float" office:value="9636.6243453088" calcext:value-type="float">
            <text:p>9636.6243453088</text:p>
          </table:table-cell>
          <table:table-cell table:number-columns-repeated="3"/>
          <table:table-cell table:formula="of:=[.$C$4] + ([.$C$5] - [.$C$4]) * (([.A2332] - [.$C$1]) / ([.$C$2] - [.$C$1]))" office:value-type="float" office:value="-0.343453368823977" calcext:value-type="float">
            <text:p>-0.343453368823977</text:p>
          </table:table-cell>
          <table:table-cell table:number-columns-repeated="16"/>
        </table:table-row>
        <table:table-row table:style-name="ro1">
          <table:table-cell office:value-type="float" office:value="10190.007761341" calcext:value-type="float">
            <text:p>10190.007761341</text:p>
          </table:table-cell>
          <table:table-cell table:number-columns-repeated="3"/>
          <table:table-cell table:formula="of:=[.$C$4] + ([.$C$5] - [.$C$4]) * (([.A2333] - [.$C$1]) / ([.$C$2] - [.$C$1]))" office:value-type="float" office:value="-0.334361224591228" calcext:value-type="float">
            <text:p>-0.334361224591228</text:p>
          </table:table-cell>
          <table:table-cell table:number-columns-repeated="16"/>
        </table:table-row>
        <table:table-row table:style-name="ro1">
          <table:table-cell office:value-type="float" office:value="9608.9319696903" calcext:value-type="float">
            <text:p>9608.9319696903</text:p>
          </table:table-cell>
          <table:table-cell table:number-columns-repeated="3"/>
          <table:table-cell table:formula="of:=[.$C$4] + ([.$C$5] - [.$C$4]) * (([.A2334] - [.$C$1]) / ([.$C$2] - [.$C$1]))" office:value-type="float" office:value="-0.34390835729305" calcext:value-type="float">
            <text:p>-0.34390835729305</text:p>
          </table:table-cell>
          <table:table-cell table:number-columns-repeated="16"/>
        </table:table-row>
        <table:table-row table:style-name="ro1">
          <table:table-cell office:value-type="float" office:value="9631.4825593356" calcext:value-type="float">
            <text:p>9631.4825593356</text:p>
          </table:table-cell>
          <table:table-cell table:number-columns-repeated="3"/>
          <table:table-cell table:formula="of:=[.$C$4] + ([.$C$5] - [.$C$4]) * (([.A2335] - [.$C$1]) / ([.$C$2] - [.$C$1]))" office:value-type="float" office:value="-0.343537848875832" calcext:value-type="float">
            <text:p>-0.343537848875832</text:p>
          </table:table-cell>
          <table:table-cell table:number-columns-repeated="16"/>
        </table:table-row>
        <table:table-row table:style-name="ro1">
          <table:table-cell office:value-type="float" office:value="9696.5330638773" calcext:value-type="float">
            <text:p>9696.5330638773</text:p>
          </table:table-cell>
          <table:table-cell table:number-columns-repeated="3"/>
          <table:table-cell table:formula="of:=[.$C$4] + ([.$C$5] - [.$C$4]) * (([.A2336] - [.$C$1]) / ([.$C$2] - [.$C$1]))" office:value-type="float" office:value="-0.342469062655336" calcext:value-type="float">
            <text:p>-0.342469062655336</text:p>
          </table:table-cell>
          <table:table-cell table:number-columns-repeated="16"/>
        </table:table-row>
        <table:table-row table:style-name="ro1">
          <table:table-cell office:value-type="float" office:value="9689.0859922174" calcext:value-type="float">
            <text:p>9689.0859922174</text:p>
          </table:table-cell>
          <table:table-cell table:number-columns-repeated="3"/>
          <table:table-cell table:formula="of:=[.$C$4] + ([.$C$5] - [.$C$4]) * (([.A2337] - [.$C$1]) / ([.$C$2] - [.$C$1]))" office:value-type="float" office:value="-0.342591418778924" calcext:value-type="float">
            <text:p>-0.342591418778924</text:p>
          </table:table-cell>
          <table:table-cell table:number-columns-repeated="16"/>
        </table:table-row>
        <table:table-row table:style-name="ro1">
          <table:table-cell office:value-type="float" office:value="9921.0485615766" calcext:value-type="float">
            <text:p>9921.0485615766</text:p>
          </table:table-cell>
          <table:table-cell table:number-columns-repeated="3"/>
          <table:table-cell table:formula="of:=[.$C$4] + ([.$C$5] - [.$C$4]) * (([.A2338] - [.$C$1]) / ([.$C$2] - [.$C$1]))" office:value-type="float" office:value="-0.338780250832593" calcext:value-type="float">
            <text:p>-0.338780250832593</text:p>
          </table:table-cell>
          <table:table-cell table:number-columns-repeated="16"/>
        </table:table-row>
        <table:table-row table:style-name="ro1">
          <table:table-cell office:value-type="float" office:value="9640.4685621125" calcext:value-type="float">
            <text:p>9640.4685621125</text:p>
          </table:table-cell>
          <table:table-cell table:number-columns-repeated="3"/>
          <table:table-cell table:formula="of:=[.$C$4] + ([.$C$5] - [.$C$4]) * (([.A2339] - [.$C$1]) / ([.$C$2] - [.$C$1]))" office:value-type="float" office:value="-0.343390207961854" calcext:value-type="float">
            <text:p>-0.343390207961854</text:p>
          </table:table-cell>
          <table:table-cell table:number-columns-repeated="16"/>
        </table:table-row>
        <table:table-row table:style-name="ro1">
          <table:table-cell office:value-type="float" office:value="9392.868579469" calcext:value-type="float">
            <text:p>9392.868579469</text:p>
          </table:table-cell>
          <table:table-cell table:number-columns-repeated="3"/>
          <table:table-cell table:formula="of:=[.$C$4] + ([.$C$5] - [.$C$4]) * (([.A2340] - [.$C$1]) / ([.$C$2] - [.$C$1]))" office:value-type="float" office:value="-0.347458300154356" calcext:value-type="float">
            <text:p>-0.347458300154356</text:p>
          </table:table-cell>
          <table:table-cell table:number-columns-repeated="16"/>
        </table:table-row>
        <table:table-row table:style-name="ro1">
          <table:table-cell office:value-type="float" office:value="8790.3368531973" calcext:value-type="float">
            <text:p>8790.3368531973</text:p>
          </table:table-cell>
          <table:table-cell table:number-columns-repeated="3"/>
          <table:table-cell table:formula="of:=[.$C$4] + ([.$C$5] - [.$C$4]) * (([.A2341] - [.$C$1]) / ([.$C$2] - [.$C$1]))" office:value-type="float" office:value="-0.357357955983129" calcext:value-type="float">
            <text:p>-0.357357955983129</text:p>
          </table:table-cell>
          <table:table-cell table:number-columns-repeated="16"/>
        </table:table-row>
        <table:table-row table:style-name="ro1">
          <table:table-cell office:value-type="float" office:value="8818.1022690105" calcext:value-type="float">
            <text:p>8818.1022690105</text:p>
          </table:table-cell>
          <table:table-cell table:number-columns-repeated="3"/>
          <table:table-cell table:formula="of:=[.$C$4] + ([.$C$5] - [.$C$4]) * (([.A2342] - [.$C$1]) / ([.$C$2] - [.$C$1]))" office:value-type="float" office:value="-0.356901767456437" calcext:value-type="float">
            <text:p>-0.356901767456437</text:p>
          </table:table-cell>
          <table:table-cell table:number-columns-repeated="16"/>
        </table:table-row>
        <table:table-row table:style-name="ro1">
          <table:table-cell office:value-type="float" office:value="8778.4673162913" calcext:value-type="float">
            <text:p>8778.4673162913</text:p>
          </table:table-cell>
          <table:table-cell table:number-columns-repeated="3"/>
          <table:table-cell table:formula="of:=[.$C$4] + ([.$C$5] - [.$C$4]) * (([.A2343] - [.$C$1]) / ([.$C$2] - [.$C$1]))" office:value-type="float" office:value="-0.357552973647914" calcext:value-type="float">
            <text:p>-0.357552973647914</text:p>
          </table:table-cell>
          <table:table-cell table:number-columns-repeated="16"/>
        </table:table-row>
        <table:table-row table:style-name="ro1">
          <table:table-cell office:value-type="float" office:value="8639.5920809829" calcext:value-type="float">
            <text:p>8639.5920809829</text:p>
          </table:table-cell>
          <table:table-cell table:number-columns-repeated="3"/>
          <table:table-cell table:formula="of:=[.$C$4] + ([.$C$5] - [.$C$4]) * (([.A2344] - [.$C$1]) / ([.$C$2] - [.$C$1]))" office:value-type="float" office:value="-0.359834707493201" calcext:value-type="float">
            <text:p>-0.359834707493201</text:p>
          </table:table-cell>
          <table:table-cell table:number-columns-repeated="16"/>
        </table:table-row>
        <table:table-row table:style-name="ro1">
          <table:table-cell office:value-type="float" office:value="8549.0459988488" calcext:value-type="float">
            <text:p>8549.0459988488</text:p>
          </table:table-cell>
          <table:table-cell table:number-columns-repeated="3"/>
          <table:table-cell table:formula="of:=[.$C$4] + ([.$C$5] - [.$C$4]) * (([.A2345] - [.$C$1]) / ([.$C$2] - [.$C$1]))" office:value-type="float" office:value="-0.361322388574026" calcext:value-type="float">
            <text:p>-0.361322388574026</text:p>
          </table:table-cell>
          <table:table-cell table:number-columns-repeated="16"/>
        </table:table-row>
        <table:table-row table:style-name="ro1">
          <table:table-cell office:value-type="float" office:value="8916.7398900879" calcext:value-type="float">
            <text:p>8916.7398900879</text:p>
          </table:table-cell>
          <table:table-cell table:number-columns-repeated="3"/>
          <table:table-cell table:formula="of:=[.$C$4] + ([.$C$5] - [.$C$4]) * (([.A2346] - [.$C$1]) / ([.$C$2] - [.$C$1]))" office:value-type="float" office:value="-0.355281141590845" calcext:value-type="float">
            <text:p>-0.355281141590845</text:p>
          </table:table-cell>
          <table:table-cell table:number-columns-repeated="16"/>
        </table:table-row>
        <table:table-row table:style-name="ro1">
          <table:table-cell office:value-type="float" office:value="8791.112072677" calcext:value-type="float">
            <text:p>8791.112072677</text:p>
          </table:table-cell>
          <table:table-cell table:number-columns-repeated="3"/>
          <table:table-cell table:formula="of:=[.$C$4] + ([.$C$5] - [.$C$4]) * (([.A2347] - [.$C$1]) / ([.$C$2] - [.$C$1]))" office:value-type="float" office:value="-0.35734521905044" calcext:value-type="float">
            <text:p>-0.35734521905044</text:p>
          </table:table-cell>
          <table:table-cell table:number-columns-repeated="16"/>
        </table:table-row>
        <table:table-row table:style-name="ro1">
          <table:table-cell office:value-type="float" office:value="8756.9621160099" calcext:value-type="float">
            <text:p>8756.9621160099</text:p>
          </table:table-cell>
          <table:table-cell table:number-columns-repeated="3"/>
          <table:table-cell table:formula="of:=[.$C$4] + ([.$C$5] - [.$C$4]) * (([.A2348] - [.$C$1]) / ([.$C$2] - [.$C$1]))" office:value-type="float" office:value="-0.357906306214536" calcext:value-type="float">
            <text:p>-0.357906306214536</text:p>
          </table:table-cell>
          <table:table-cell table:number-columns-repeated="16"/>
        </table:table-row>
        <table:table-row table:style-name="ro1">
          <table:table-cell office:value-type="float" office:value="9073.1601342024" calcext:value-type="float">
            <text:p>9073.1601342024</text:p>
          </table:table-cell>
          <table:table-cell table:number-columns-repeated="3"/>
          <table:table-cell table:formula="of:=[.$C$4] + ([.$C$5] - [.$C$4]) * (([.A2349] - [.$C$1]) / ([.$C$2] - [.$C$1]))" office:value-type="float" office:value="-0.35271114151638" calcext:value-type="float">
            <text:p>-0.35271114151638</text:p>
          </table:table-cell>
          <table:table-cell table:number-columns-repeated="16"/>
        </table:table-row>
        <table:table-row table:style-name="ro1">
          <table:table-cell office:value-type="float" office:value="9126.8883175898" calcext:value-type="float">
            <text:p>9126.8883175898</text:p>
          </table:table-cell>
          <table:table-cell table:number-columns-repeated="3"/>
          <table:table-cell table:formula="of:=[.$C$4] + ([.$C$5] - [.$C$4]) * (([.A2350] - [.$C$1]) / ([.$C$2] - [.$C$1]))" office:value-type="float" office:value="-0.35182838215177" calcext:value-type="float">
            <text:p>-0.35182838215177</text:p>
          </table:table-cell>
          <table:table-cell table:number-columns-repeated="16"/>
        </table:table-row>
        <table:table-row table:style-name="ro1">
          <table:table-cell office:value-type="float" office:value="8925.217517945" calcext:value-type="float">
            <text:p>8925.217517945</text:p>
          </table:table-cell>
          <table:table-cell table:number-columns-repeated="3"/>
          <table:table-cell table:formula="of:=[.$C$4] + ([.$C$5] - [.$C$4]) * (([.A2351] - [.$C$1]) / ([.$C$2] - [.$C$1]))" office:value-type="float" office:value="-0.355141853327057" calcext:value-type="float">
            <text:p>-0.355141853327057</text:p>
          </table:table-cell>
          <table:table-cell table:number-columns-repeated="16"/>
        </table:table-row>
        <table:table-row table:style-name="ro1">
          <table:table-cell office:value-type="float" office:value="8166.313267607" calcext:value-type="float">
            <text:p>8166.313267607</text:p>
          </table:table-cell>
          <table:table-cell table:number-columns-repeated="3"/>
          <table:table-cell table:formula="of:=[.$C$4] + ([.$C$5] - [.$C$4]) * (([.A2352] - [.$C$1]) / ([.$C$2] - [.$C$1]))" office:value-type="float" office:value="-0.367610725185187" calcext:value-type="float">
            <text:p>-0.367610725185187</text:p>
          </table:table-cell>
          <table:table-cell table:number-columns-repeated="16"/>
        </table:table-row>
        <table:table-row table:style-name="ro1">
          <table:table-cell office:value-type="float" office:value="7939.2528230561" calcext:value-type="float">
            <text:p>7939.2528230561</text:p>
          </table:table-cell>
          <table:table-cell table:number-columns-repeated="3"/>
          <table:table-cell table:formula="of:=[.$C$4] + ([.$C$5] - [.$C$4]) * (([.A2353] - [.$C$1]) / ([.$C$2] - [.$C$1]))" office:value-type="float" office:value="-0.371341350736294" calcext:value-type="float">
            <text:p>-0.371341350736294</text:p>
          </table:table-cell>
          <table:table-cell table:number-columns-repeated="16"/>
        </table:table-row>
        <table:table-row table:style-name="ro1">
          <table:table-cell office:value-type="float" office:value="7959.2336539695" calcext:value-type="float">
            <text:p>7959.2336539695</text:p>
          </table:table-cell>
          <table:table-cell table:number-columns-repeated="3"/>
          <table:table-cell table:formula="of:=[.$C$4] + ([.$C$5] - [.$C$4]) * (([.A2354] - [.$C$1]) / ([.$C$2] - [.$C$1]))" office:value-type="float" office:value="-0.371013063709087" calcext:value-type="float">
            <text:p>-0.371013063709087</text:p>
          </table:table-cell>
          <table:table-cell table:number-columns-repeated="16"/>
        </table:table-row>
        <table:table-row table:style-name="ro1">
          <table:table-cell office:value-type="float" office:value="7954.4400079769" calcext:value-type="float">
            <text:p>7954.4400079769</text:p>
          </table:table-cell>
          <table:table-cell table:number-columns-repeated="3"/>
          <table:table-cell table:formula="of:=[.$C$4] + ([.$C$5] - [.$C$4]) * (([.A2355] - [.$C$1]) / ([.$C$2] - [.$C$1]))" office:value-type="float" office:value="-0.371091823786644" calcext:value-type="float">
            <text:p>-0.371091823786644</text:p>
          </table:table-cell>
          <table:table-cell table:number-columns-repeated="16"/>
        </table:table-row>
        <table:table-row table:style-name="ro1">
          <table:table-cell office:value-type="float" office:value="5803.7943141679" calcext:value-type="float">
            <text:p>5803.7943141679</text:p>
          </table:table-cell>
          <table:table-cell table:number-columns-repeated="3"/>
          <table:table-cell table:formula="of:=[.$C$4] + ([.$C$5] - [.$C$4]) * (([.A2356] - [.$C$1]) / ([.$C$2] - [.$C$1]))" office:value-type="float" office:value="-0.406427145148198" calcext:value-type="float">
            <text:p>-0.406427145148198</text:p>
          </table:table-cell>
          <table:table-cell table:number-columns-repeated="16"/>
        </table:table-row>
        <table:table-row table:style-name="ro1">
          <table:table-cell office:value-type="float" office:value="5672.6511129606" calcext:value-type="float">
            <text:p>5672.6511129606</text:p>
          </table:table-cell>
          <table:table-cell table:number-columns-repeated="3"/>
          <table:table-cell table:formula="of:=[.$C$4] + ([.$C$5] - [.$C$4]) * (([.A2357] - [.$C$1]) / ([.$C$2] - [.$C$1]))" office:value-type="float" office:value="-0.408581840908817" calcext:value-type="float">
            <text:p>-0.408581840908817</text:p>
          </table:table-cell>
          <table:table-cell table:number-columns-repeated="16"/>
        </table:table-row>
        <table:table-row table:style-name="ro1">
          <table:table-cell office:value-type="float" office:value="5304.1490746261" calcext:value-type="float">
            <text:p>5304.1490746261</text:p>
          </table:table-cell>
          <table:table-cell table:number-columns-repeated="3"/>
          <table:table-cell table:formula="of:=[.$C$4] + ([.$C$5] - [.$C$4]) * (([.A2358] - [.$C$1]) / ([.$C$2] - [.$C$1]))" office:value-type="float" office:value="-0.414636365828668" calcext:value-type="float">
            <text:p>-0.414636365828668</text:p>
          </table:table-cell>
          <table:table-cell table:number-columns-repeated="16"/>
        </table:table-row>
        <table:table-row table:style-name="ro1">
          <table:table-cell office:value-type="float" office:value="5359.5819953221" calcext:value-type="float">
            <text:p>5359.5819953221</text:p>
          </table:table-cell>
          <table:table-cell table:number-columns-repeated="3"/>
          <table:table-cell table:formula="of:=[.$C$4] + ([.$C$5] - [.$C$4]) * (([.A2359] - [.$C$1]) / ([.$C$2] - [.$C$1]))" office:value-type="float" office:value="-0.413725597461549" calcext:value-type="float">
            <text:p>-0.413725597461549</text:p>
          </table:table-cell>
          <table:table-cell table:number-columns-repeated="16"/>
        </table:table-row>
        <table:table-row table:style-name="ro1">
          <table:table-cell office:value-type="float" office:value="4944.6925087191" calcext:value-type="float">
            <text:p>4944.6925087191</text:p>
          </table:table-cell>
          <table:table-cell table:number-columns-repeated="3"/>
          <table:table-cell table:formula="of:=[.$C$4] + ([.$C$5] - [.$C$4]) * (([.A2360] - [.$C$1]) / ([.$C$2] - [.$C$1]))" office:value-type="float" office:value="-0.420542272742302" calcext:value-type="float">
            <text:p>-0.420542272742302</text:p>
          </table:table-cell>
          <table:table-cell table:number-columns-repeated="16"/>
        </table:table-row>
        <table:table-row table:style-name="ro1">
          <table:table-cell office:value-type="float" office:value="5465.555260981" calcext:value-type="float">
            <text:p>5465.555260981</text:p>
          </table:table-cell>
          <table:table-cell table:number-columns-repeated="3"/>
          <table:table-cell table:formula="of:=[.$C$4] + ([.$C$5] - [.$C$4]) * (([.A2361] - [.$C$1]) / ([.$C$2] - [.$C$1]))" office:value-type="float" office:value="-0.411984446230284" calcext:value-type="float">
            <text:p>-0.411984446230284</text:p>
          </table:table-cell>
          <table:table-cell table:number-columns-repeated="16"/>
        </table:table-row>
        <table:table-row table:style-name="ro1">
          <table:table-cell office:value-type="float" office:value="5363.8162302599" calcext:value-type="float">
            <text:p>5363.8162302599</text:p>
          </table:table-cell>
          <table:table-cell table:number-columns-repeated="3"/>
          <table:table-cell table:formula="of:=[.$C$4] + ([.$C$5] - [.$C$4]) * (([.A2362] - [.$C$1]) / ([.$C$2] - [.$C$1]))" office:value-type="float" office:value="-0.413656028562925" calcext:value-type="float">
            <text:p>-0.413656028562925</text:p>
          </table:table-cell>
          <table:table-cell table:number-columns-repeated="16"/>
        </table:table-row>
        <table:table-row table:style-name="ro1">
          <table:table-cell office:value-type="float" office:value="6301.1202913009" calcext:value-type="float">
            <text:p>6301.1202913009</text:p>
          </table:table-cell>
          <table:table-cell table:number-columns-repeated="3"/>
          <table:table-cell table:formula="of:=[.$C$4] + ([.$C$5] - [.$C$4]) * (([.A2363] - [.$C$1]) / ([.$C$2] - [.$C$1]))" office:value-type="float" office:value="-0.398256030178387" calcext:value-type="float">
            <text:p>-0.398256030178387</text:p>
          </table:table-cell>
          <table:table-cell table:number-columns-repeated="16"/>
        </table:table-row>
        <table:table-row table:style-name="ro1">
          <table:table-cell office:value-type="float" office:value="6176.205753566" calcext:value-type="float">
            <text:p>6176.205753566</text:p>
          </table:table-cell>
          <table:table-cell table:number-columns-repeated="3"/>
          <table:table-cell table:formula="of:=[.$C$4] + ([.$C$5] - [.$C$4]) * (([.A2364] - [.$C$1]) / ([.$C$2] - [.$C$1]))" office:value-type="float" office:value="-0.40030838838239" calcext:value-type="float">
            <text:p>-0.40030838838239</text:p>
          </table:table-cell>
          <table:table-cell table:number-columns-repeated="16"/>
        </table:table-row>
        <table:table-row table:style-name="ro1">
          <table:table-cell office:value-type="float" office:value="6187.042145894" calcext:value-type="float">
            <text:p>6187.042145894</text:p>
          </table:table-cell>
          <table:table-cell table:number-columns-repeated="3"/>
          <table:table-cell table:formula="of:=[.$C$4] + ([.$C$5] - [.$C$4]) * (([.A2365] - [.$C$1]) / ([.$C$2] - [.$C$1]))" office:value-type="float" office:value="-0.400130345385158" calcext:value-type="float">
            <text:p>-0.400130345385158</text:p>
          </table:table-cell>
          <table:table-cell table:number-columns-repeated="16"/>
        </table:table-row>
        <table:table-row table:style-name="ro1">
          <table:table-cell office:value-type="float" office:value="5829.352510533" calcext:value-type="float">
            <text:p>5829.352510533</text:p>
          </table:table-cell>
          <table:table-cell table:number-columns-repeated="3"/>
          <table:table-cell table:formula="of:=[.$C$4] + ([.$C$5] - [.$C$4]) * (([.A2366] - [.$C$1]) / ([.$C$2] - [.$C$1]))" office:value-type="float" office:value="-0.406007221455243" calcext:value-type="float">
            <text:p>-0.406007221455243</text:p>
          </table:table-cell>
          <table:table-cell table:number-columns-repeated="16"/>
        </table:table-row>
        <table:table-row table:style-name="ro1">
          <table:table-cell office:value-type="float" office:value="6455.4506497597" calcext:value-type="float">
            <text:p>6455.4506497597</text:p>
          </table:table-cell>
          <table:table-cell table:number-columns-repeated="3"/>
          <table:table-cell table:formula="of:=[.$C$4] + ([.$C$5] - [.$C$4]) * (([.A2367] - [.$C$1]) / ([.$C$2] - [.$C$1]))" office:value-type="float" office:value="-0.39572036713185" calcext:value-type="float">
            <text:p>-0.39572036713185</text:p>
          </table:table-cell>
          <table:table-cell table:number-columns-repeated="16"/>
        </table:table-row>
        <table:table-row table:style-name="ro1">
          <table:table-cell office:value-type="float" office:value="6784.3252039507" calcext:value-type="float">
            <text:p>6784.3252039507</text:p>
          </table:table-cell>
          <table:table-cell table:number-columns-repeated="3"/>
          <table:table-cell table:formula="of:=[.$C$4] + ([.$C$5] - [.$C$4]) * (([.A2368] - [.$C$1]) / ([.$C$2] - [.$C$1]))" office:value-type="float" office:value="-0.390316925694039" calcext:value-type="float">
            <text:p>-0.390316925694039</text:p>
          </table:table-cell>
          <table:table-cell table:number-columns-repeated="16"/>
        </table:table-row>
        <table:table-row table:style-name="ro1">
          <table:table-cell office:value-type="float" office:value="6697.9483199297" calcext:value-type="float">
            <text:p>6697.9483199297</text:p>
          </table:table-cell>
          <table:table-cell table:number-columns-repeated="3"/>
          <table:table-cell table:formula="of:=[.$C$4] + ([.$C$5] - [.$C$4]) * (([.A2369] - [.$C$1]) / ([.$C$2] - [.$C$1]))" office:value-type="float" office:value="-0.3917361064377" calcext:value-type="float">
            <text:p>-0.3917361064377</text:p>
          </table:table-cell>
          <table:table-cell table:number-columns-repeated="16"/>
        </table:table-row>
        <table:table-row table:style-name="ro1">
          <table:table-cell office:value-type="float" office:value="6718.0848719058" calcext:value-type="float">
            <text:p>6718.0848719058</text:p>
          </table:table-cell>
          <table:table-cell table:number-columns-repeated="3"/>
          <table:table-cell table:formula="of:=[.$C$4] + ([.$C$5] - [.$C$4]) * (([.A2370] - [.$C$1]) / ([.$C$2] - [.$C$1]))" office:value-type="float" office:value="-0.391405260898039" calcext:value-type="float">
            <text:p>-0.391405260898039</text:p>
          </table:table-cell>
          <table:table-cell table:number-columns-repeated="16"/>
        </table:table-row>
        <table:table-row table:style-name="ro1">
          <table:table-cell office:value-type="float" office:value="6682.780622083" calcext:value-type="float">
            <text:p>6682.780622083</text:p>
          </table:table-cell>
          <table:table-cell table:number-columns-repeated="3"/>
          <table:table-cell table:formula="of:=[.$C$4] + ([.$C$5] - [.$C$4]) * (([.A2371] - [.$C$1]) / ([.$C$2] - [.$C$1]))" office:value-type="float" office:value="-0.391985313212796" calcext:value-type="float">
            <text:p>-0.391985313212796</text:p>
          </table:table-cell>
          <table:table-cell table:number-columns-repeated="16"/>
        </table:table-row>
        <table:table-row table:style-name="ro1">
          <table:table-cell office:value-type="float" office:value="6229.4933199122" calcext:value-type="float">
            <text:p>6229.4933199122</text:p>
          </table:table-cell>
          <table:table-cell table:number-columns-repeated="3"/>
          <table:table-cell table:formula="of:=[.$C$4] + ([.$C$5] - [.$C$4]) * (([.A2372] - [.$C$1]) / ([.$C$2] - [.$C$1]))" office:value-type="float" office:value="-0.399432868399327" calcext:value-type="float">
            <text:p>-0.399432868399327</text:p>
          </table:table-cell>
          <table:table-cell table:number-columns-repeated="16"/>
        </table:table-row>
        <table:table-row table:style-name="ro1">
          <table:table-cell office:value-type="float" office:value="5879.8168356462" calcext:value-type="float">
            <text:p>5879.8168356462</text:p>
          </table:table-cell>
          <table:table-cell table:number-columns-repeated="3"/>
          <table:table-cell table:formula="of:=[.$C$4] + ([.$C$5] - [.$C$4]) * (([.A2373] - [.$C$1]) / ([.$C$2] - [.$C$1]))" office:value-type="float" office:value="-0.405178087604743" calcext:value-type="float">
            <text:p>-0.405178087604743</text:p>
          </table:table-cell>
          <table:table-cell table:number-columns-repeated="16"/>
        </table:table-row>
        <table:table-row table:style-name="ro1">
          <table:table-cell office:value-type="float" office:value="6483.6170416022" calcext:value-type="float">
            <text:p>6483.6170416022</text:p>
          </table:table-cell>
          <table:table-cell table:number-columns-repeated="3"/>
          <table:table-cell table:formula="of:=[.$C$4] + ([.$C$5] - [.$C$4]) * (([.A2374] - [.$C$1]) / ([.$C$2] - [.$C$1]))" office:value-type="float" office:value="-0.395257590529355" calcext:value-type="float">
            <text:p>-0.395257590529355</text:p>
          </table:table-cell>
          <table:table-cell table:number-columns-repeated="16"/>
        </table:table-row>
        <table:table-row table:style-name="ro1">
          <table:table-cell office:value-type="float" office:value="6446.4426671473" calcext:value-type="float">
            <text:p>6446.4426671473</text:p>
          </table:table-cell>
          <table:table-cell table:number-columns-repeated="3"/>
          <table:table-cell table:formula="of:=[.$C$4] + ([.$C$5] - [.$C$4]) * (([.A2375] - [.$C$1]) / ([.$C$2] - [.$C$1]))" office:value-type="float" office:value="-0.395868369176698" calcext:value-type="float">
            <text:p>-0.395868369176698</text:p>
          </table:table-cell>
          <table:table-cell table:number-columns-repeated="16"/>
        </table:table-row>
        <table:table-row table:style-name="ro1">
          <table:table-cell office:value-type="float" office:value="6537.6869903915" calcext:value-type="float">
            <text:p>6537.6869903915</text:p>
          </table:table-cell>
          <table:table-cell table:number-columns-repeated="3"/>
          <table:table-cell table:formula="of:=[.$C$4] + ([.$C$5] - [.$C$4]) * (([.A2376] - [.$C$1]) / ([.$C$2] - [.$C$1]))" office:value-type="float" office:value="-0.394369215925406" calcext:value-type="float">
            <text:p>-0.394369215925406</text:p>
          </table:table-cell>
          <table:table-cell table:number-columns-repeated="16"/>
        </table:table-row>
        <table:table-row table:style-name="ro1">
          <table:table-cell office:value-type="float" office:value="6796.9251957499" calcext:value-type="float">
            <text:p>6796.9251957499</text:p>
          </table:table-cell>
          <table:table-cell table:number-columns-repeated="3"/>
          <table:table-cell table:formula="of:=[.$C$4] + ([.$C$5] - [.$C$4]) * (([.A2377] - [.$C$1]) / ([.$C$2] - [.$C$1]))" office:value-type="float" office:value="-0.390109906583146" calcext:value-type="float">
            <text:p>-0.390109906583146</text:p>
          </table:table-cell>
          <table:table-cell table:number-columns-repeated="16"/>
        </table:table-row>
        <table:table-row table:style-name="ro1">
          <table:table-cell office:value-type="float" office:value="6772.0073009494" calcext:value-type="float">
            <text:p>6772.0073009494</text:p>
          </table:table-cell>
          <table:table-cell table:number-columns-repeated="3"/>
          <table:table-cell table:formula="of:=[.$C$4] + ([.$C$5] - [.$C$4]) * (([.A2378] - [.$C$1]) / ([.$C$2] - [.$C$1]))" office:value-type="float" office:value="-0.390519310058095" calcext:value-type="float">
            <text:p>-0.390519310058095</text:p>
          </table:table-cell>
          <table:table-cell table:number-columns-repeated="16"/>
        </table:table-row>
        <table:table-row table:style-name="ro1">
          <table:table-cell office:value-type="float" office:value="6873.720047521" calcext:value-type="float">
            <text:p>6873.720047521</text:p>
          </table:table-cell>
          <table:table-cell table:number-columns-repeated="3"/>
          <table:table-cell table:formula="of:=[.$C$4] + ([.$C$5] - [.$C$4]) * (([.A2379] - [.$C$1]) / ([.$C$2] - [.$C$1]))" office:value-type="float" office:value="-0.388848159576628" calcext:value-type="float">
            <text:p>-0.388848159576628</text:p>
          </table:table-cell>
          <table:table-cell table:number-columns-repeated="16"/>
        </table:table-row>
        <table:table-row table:style-name="ro1">
          <table:table-cell office:value-type="float" office:value="6809.0045677517" calcext:value-type="float">
            <text:p>6809.0045677517</text:p>
          </table:table-cell>
          <table:table-cell table:number-columns-repeated="3"/>
          <table:table-cell table:formula="of:=[.$C$4] + ([.$C$5] - [.$C$4]) * (([.A2380] - [.$C$1]) / ([.$C$2] - [.$C$1]))" office:value-type="float" office:value="-0.389911441306993" calcext:value-type="float">
            <text:p>-0.389911441306993</text:p>
          </table:table-cell>
          <table:table-cell table:number-columns-repeated="16"/>
        </table:table-row>
        <table:table-row table:style-name="ro1">
          <table:table-cell office:value-type="float" office:value="7277.7042816172" calcext:value-type="float">
            <text:p>7277.7042816172</text:p>
          </table:table-cell>
          <table:table-cell table:number-columns-repeated="3"/>
          <table:table-cell table:formula="of:=[.$C$4] + ([.$C$5] - [.$C$4]) * (([.A2381] - [.$C$1]) / ([.$C$2] - [.$C$1]))" office:value-type="float" office:value="-0.382210658672651" calcext:value-type="float">
            <text:p>-0.382210658672651</text:p>
          </table:table-cell>
          <table:table-cell table:number-columns-repeated="16"/>
        </table:table-row>
        <table:table-row table:style-name="ro1">
          <table:table-cell office:value-type="float" office:value="7175.6694181696" calcext:value-type="float">
            <text:p>7175.6694181696</text:p>
          </table:table-cell>
          <table:table-cell table:number-columns-repeated="3"/>
          <table:table-cell table:formula="of:=[.$C$4] + ([.$C$5] - [.$C$4]) * (([.A2382] - [.$C$1]) / ([.$C$2] - [.$C$1]))" office:value-type="float" office:value="-0.383887101566235" calcext:value-type="float">
            <text:p>-0.383887101566235</text:p>
          </table:table-cell>
          <table:table-cell table:number-columns-repeated="16"/>
        </table:table-row>
        <table:table-row table:style-name="ro1">
          <table:table-cell office:value-type="float" office:value="7366.9009606414" calcext:value-type="float">
            <text:p>7366.9009606414</text:p>
          </table:table-cell>
          <table:table-cell table:number-columns-repeated="3"/>
          <table:table-cell table:formula="of:=[.$C$4] + ([.$C$5] - [.$C$4]) * (([.A2383] - [.$C$1]) / ([.$C$2] - [.$C$1]))" office:value-type="float" office:value="-0.380745148418323" calcext:value-type="float">
            <text:p>-0.380745148418323</text:p>
          </table:table-cell>
          <table:table-cell table:number-columns-repeated="16"/>
        </table:table-row>
        <table:table-row table:style-name="ro1">
          <table:table-cell office:value-type="float" office:value="7321.8157461222" calcext:value-type="float">
            <text:p>7321.8157461222</text:p>
          </table:table-cell>
          <table:table-cell table:number-columns-repeated="3"/>
          <table:table-cell table:formula="of:=[.$C$4] + ([.$C$5] - [.$C$4]) * (([.A2384] - [.$C$1]) / ([.$C$2] - [.$C$1]))" office:value-type="float" office:value="-0.381485902949986" calcext:value-type="float">
            <text:p>-0.381485902949986</text:p>
          </table:table-cell>
          <table:table-cell table:number-columns-repeated="16"/>
        </table:table-row>
        <table:table-row table:style-name="ro1">
          <table:table-cell office:value-type="float" office:value="6872.1372659497" calcext:value-type="float">
            <text:p>6872.1372659497</text:p>
          </table:table-cell>
          <table:table-cell table:number-columns-repeated="3"/>
          <table:table-cell table:formula="of:=[.$C$4] + ([.$C$5] - [.$C$4]) * (([.A2385] - [.$C$1]) / ([.$C$2] - [.$C$1]))" office:value-type="float" office:value="-0.388874164834318" calcext:value-type="float">
            <text:p>-0.388874164834318</text:p>
          </table:table-cell>
          <table:table-cell table:number-columns-repeated="16"/>
        </table:table-row>
        <table:table-row table:style-name="ro1">
          <table:table-cell office:value-type="float" office:value="6873.8485549066" calcext:value-type="float">
            <text:p>6873.8485549066</text:p>
          </table:table-cell>
          <table:table-cell table:number-columns-repeated="3"/>
          <table:table-cell table:formula="of:=[.$C$4] + ([.$C$5] - [.$C$4]) * (([.A2386] - [.$C$1]) / ([.$C$2] - [.$C$1]))" office:value-type="float" office:value="-0.388846048187578" calcext:value-type="float">
            <text:p>-0.388846048187578</text:p>
          </table:table-cell>
          <table:table-cell table:number-columns-repeated="16"/>
        </table:table-row>
        <table:table-row table:style-name="ro1">
          <table:table-cell office:value-type="float" office:value="7043.4388929919" calcext:value-type="float">
            <text:p>7043.4388929919</text:p>
          </table:table-cell>
          <table:table-cell table:number-columns-repeated="3"/>
          <table:table-cell table:formula="of:=[.$C$4] + ([.$C$5] - [.$C$4]) * (([.A2387] - [.$C$1]) / ([.$C$2] - [.$C$1]))" office:value-type="float" office:value="-0.38605966216718" calcext:value-type="float">
            <text:p>-0.38605966216718</text:p>
          </table:table-cell>
          <table:table-cell table:number-columns-repeated="16"/>
        </table:table-row>
        <table:table-row table:style-name="ro1">
          <table:table-cell office:value-type="float" office:value="6889.8639781647" calcext:value-type="float">
            <text:p>6889.8639781647</text:p>
          </table:table-cell>
          <table:table-cell table:number-columns-repeated="3"/>
          <table:table-cell table:formula="of:=[.$C$4] + ([.$C$5] - [.$C$4]) * (([.A2388] - [.$C$1]) / ([.$C$2] - [.$C$1]))" office:value-type="float" office:value="-0.388582913200167" calcext:value-type="float">
            <text:p>-0.388582913200167</text:p>
          </table:table-cell>
          <table:table-cell table:number-columns-repeated="16"/>
        </table:table-row>
        <table:table-row table:style-name="ro1">
          <table:table-cell office:value-type="float" office:value="6887.5488979254" calcext:value-type="float">
            <text:p>6887.5488979254</text:p>
          </table:table-cell>
          <table:table-cell table:number-columns-repeated="3"/>
          <table:table-cell table:formula="of:=[.$C$4] + ([.$C$5] - [.$C$4]) * (([.A2389] - [.$C$1]) / ([.$C$2] - [.$C$1]))" office:value-type="float" office:value="-0.388620950197367" calcext:value-type="float">
            <text:p>-0.388620950197367</text:p>
          </table:table-cell>
          <table:table-cell table:number-columns-repeated="16"/>
        </table:table-row>
        <table:table-row table:style-name="ro1">
          <table:table-cell office:value-type="float" office:value="6628.9752825049" calcext:value-type="float">
            <text:p>6628.9752825049</text:p>
          </table:table-cell>
          <table:table-cell table:number-columns-repeated="3"/>
          <table:table-cell table:formula="of:=[.$C$4] + ([.$C$5] - [.$C$4]) * (([.A2390] - [.$C$1]) / ([.$C$2] - [.$C$1]))" office:value-type="float" office:value="-0.392869340261246" calcext:value-type="float">
            <text:p>-0.392869340261246</text:p>
          </table:table-cell>
          <table:table-cell table:number-columns-repeated="16"/>
        </table:table-row>
        <table:table-row table:style-name="ro1">
          <table:table-cell office:value-type="float" office:value="7162.5272306278" calcext:value-type="float">
            <text:p>7162.5272306278</text:p>
          </table:table-cell>
          <table:table-cell table:number-columns-repeated="3"/>
          <table:table-cell table:formula="of:=[.$C$4] + ([.$C$5] - [.$C$4]) * (([.A2391] - [.$C$1]) / ([.$C$2] - [.$C$1]))" office:value-type="float" office:value="-0.38410302900678" calcext:value-type="float">
            <text:p>-0.38410302900678</text:p>
          </table:table-cell>
          <table:table-cell table:number-columns-repeated="16"/>
        </table:table-row>
        <table:table-row table:style-name="ro1">
          <table:table-cell office:value-type="float" office:value="7065.0660857569" calcext:value-type="float">
            <text:p>7065.0660857569</text:p>
          </table:table-cell>
          <table:table-cell table:number-columns-repeated="3"/>
          <table:table-cell table:formula="of:=[.$C$4] + ([.$C$5] - [.$C$4]) * (([.A2392] - [.$C$1]) / ([.$C$2] - [.$C$1]))" office:value-type="float" office:value="-0.385704325251993" calcext:value-type="float">
            <text:p>-0.385704325251993</text:p>
          </table:table-cell>
          <table:table-cell table:number-columns-repeated="16"/>
        </table:table-row>
        <table:table-row table:style-name="ro1">
          <table:table-cell office:value-type="float" office:value="7277.1406537464" calcext:value-type="float">
            <text:p>7277.1406537464</text:p>
          </table:table-cell>
          <table:table-cell table:number-columns-repeated="3"/>
          <table:table-cell table:formula="of:=[.$C$4] + ([.$C$5] - [.$C$4]) * (([.A2393] - [.$C$1]) / ([.$C$2] - [.$C$1]))" office:value-type="float" office:value="-0.382219919134289" calcext:value-type="float">
            <text:p>-0.382219919134289</text:p>
          </table:table-cell>
          <table:table-cell table:number-columns-repeated="16"/>
        </table:table-row>
        <table:table-row table:style-name="ro1">
          <table:table-cell office:value-type="float" office:value="7185.8708309939" calcext:value-type="float">
            <text:p>7185.8708309939</text:p>
          </table:table-cell>
          <table:table-cell table:number-columns-repeated="3"/>
          <table:table-cell table:formula="of:=[.$C$4] + ([.$C$5] - [.$C$4]) * (([.A2394] - [.$C$1]) / ([.$C$2] - [.$C$1]))" office:value-type="float" office:value="-0.383719491345023" calcext:value-type="float">
            <text:p>-0.383719491345023</text:p>
          </table:table-cell>
          <table:table-cell table:number-columns-repeated="16"/>
        </table:table-row>
        <table:table-row table:style-name="ro1">
          <table:table-cell office:value-type="float" office:value="6856.1464256671" calcext:value-type="float">
            <text:p>6856.1464256671</text:p>
          </table:table-cell>
          <table:table-cell table:number-columns-repeated="3"/>
          <table:table-cell table:formula="of:=[.$C$4] + ([.$C$5] - [.$C$4]) * (([.A2395] - [.$C$1]) / ([.$C$2] - [.$C$1]))" office:value-type="float" office:value="-0.389136895921011" calcext:value-type="float">
            <text:p>-0.389136895921011</text:p>
          </table:table-cell>
          <table:table-cell table:number-columns-repeated="16"/>
        </table:table-row>
        <table:table-row table:style-name="ro1">
          <table:table-cell office:value-type="float" office:value="6904.4762213559" calcext:value-type="float">
            <text:p>6904.4762213559</text:p>
          </table:table-cell>
          <table:table-cell table:number-columns-repeated="3"/>
          <table:table-cell table:formula="of:=[.$C$4] + ([.$C$5] - [.$C$4]) * (([.A2396] - [.$C$1]) / ([.$C$2] - [.$C$1]))" office:value-type="float" office:value="-0.388342832599973" calcext:value-type="float">
            <text:p>-0.388342832599973</text:p>
          </table:table-cell>
          <table:table-cell table:number-columns-repeated="16"/>
        </table:table-row>
        <table:table-row table:style-name="ro1">
          <table:table-cell office:value-type="float" office:value="7118.3889150784" calcext:value-type="float">
            <text:p>7118.3889150784</text:p>
          </table:table-cell>
          <table:table-cell table:number-columns-repeated="3"/>
          <table:table-cell table:formula="of:=[.$C$4] + ([.$C$5] - [.$C$4]) * (([.A2397] - [.$C$1]) / ([.$C$2] - [.$C$1]))" office:value-type="float" office:value="-0.38482822589476" calcext:value-type="float">
            <text:p>-0.38482822589476</text:p>
          </table:table-cell>
          <table:table-cell table:number-columns-repeated="16"/>
        </table:table-row>
        <table:table-row table:style-name="ro1">
          <table:table-cell office:value-type="float" office:value="7556.0192600486" calcext:value-type="float">
            <text:p>7556.0192600486</text:p>
          </table:table-cell>
          <table:table-cell table:number-columns-repeated="3"/>
          <table:table-cell table:formula="of:=[.$C$4] + ([.$C$5] - [.$C$4]) * (([.A2398] - [.$C$1]) / ([.$C$2] - [.$C$1]))" office:value-type="float" office:value="-0.377637916062877" calcext:value-type="float">
            <text:p>-0.377637916062877</text:p>
          </table:table-cell>
          <table:table-cell table:number-columns-repeated="16"/>
        </table:table-row>
        <table:table-row table:style-name="ro1">
          <table:table-cell office:value-type="float" office:value="7497.8598814457" calcext:value-type="float">
            <text:p>7497.8598814457</text:p>
          </table:table-cell>
          <table:table-cell table:number-columns-repeated="3"/>
          <table:table-cell table:formula="of:=[.$C$4] + ([.$C$5] - [.$C$4]) * (([.A2399] - [.$C$1]) / ([.$C$2] - [.$C$1]))" office:value-type="float" office:value="-0.378593480402944" calcext:value-type="float">
            <text:p>-0.378593480402944</text:p>
          </table:table-cell>
          <table:table-cell table:number-columns-repeated="16"/>
        </table:table-row>
        <table:table-row table:style-name="ro1">
          <table:table-cell office:value-type="float" office:value="7542.3031009324" calcext:value-type="float">
            <text:p>7542.3031009324</text:p>
          </table:table-cell>
          <table:table-cell table:number-columns-repeated="3"/>
          <table:table-cell table:formula="of:=[.$C$4] + ([.$C$5] - [.$C$4]) * (([.A2400] - [.$C$1]) / ([.$C$2] - [.$C$1]))" office:value-type="float" office:value="-0.377863273913132" calcext:value-type="float">
            <text:p>-0.377863273913132</text:p>
          </table:table-cell>
          <table:table-cell table:number-columns-repeated="16"/>
        </table:table-row>
        <table:table-row table:style-name="ro1">
          <table:table-cell office:value-type="float" office:value="7624.8543379743" calcext:value-type="float">
            <text:p>7624.8543379743</text:p>
          </table:table-cell>
          <table:table-cell table:number-columns-repeated="3"/>
          <table:table-cell table:formula="of:=[.$C$4] + ([.$C$5] - [.$C$4]) * (([.A2401] - [.$C$1]) / ([.$C$2] - [.$C$1]))" office:value-type="float" office:value="-0.37650694892754" calcext:value-type="float">
            <text:p>-0.37650694892754</text:p>
          </table:table-cell>
          <table:table-cell table:number-columns-repeated="16"/>
        </table:table-row>
        <table:table-row table:style-name="ro1">
          <table:table-cell office:value-type="float" office:value="7788.5742294836" calcext:value-type="float">
            <text:p>7788.5742294836</text:p>
          </table:table-cell>
          <table:table-cell table:number-columns-repeated="3"/>
          <table:table-cell table:formula="of:=[.$C$4] + ([.$C$5] - [.$C$4]) * (([.A2402] - [.$C$1]) / ([.$C$2] - [.$C$1]))" office:value-type="float" office:value="-0.373817014924737" calcext:value-type="float">
            <text:p>-0.373817014924737</text:p>
          </table:table-cell>
          <table:table-cell table:number-columns-repeated="16"/>
        </table:table-row>
        <table:table-row table:style-name="ro1">
          <table:table-cell office:value-type="float" office:value="7761.7586189955" calcext:value-type="float">
            <text:p>7761.7586189955</text:p>
          </table:table-cell>
          <table:table-cell table:number-columns-repeated="3"/>
          <table:table-cell table:formula="of:=[.$C$4] + ([.$C$5] - [.$C$4]) * (([.A2403] - [.$C$1]) / ([.$C$2] - [.$C$1]))" office:value-type="float" office:value="-0.374257598056041" calcext:value-type="float">
            <text:p>-0.374257598056041</text:p>
          </table:table-cell>
          <table:table-cell table:number-columns-repeated="16"/>
        </table:table-row>
        <table:table-row table:style-name="ro1">
          <table:table-cell office:value-type="float" office:value="8768.0471796589" calcext:value-type="float">
            <text:p>8768.0471796589</text:p>
          </table:table-cell>
          <table:table-cell table:number-columns-repeated="3"/>
          <table:table-cell table:formula="of:=[.$C$4] + ([.$C$5] - [.$C$4]) * (([.A2404] - [.$C$1]) / ([.$C$2] - [.$C$1]))" office:value-type="float" office:value="-0.357724177522916" calcext:value-type="float">
            <text:p>-0.357724177522916</text:p>
          </table:table-cell>
          <table:table-cell table:number-columns-repeated="16"/>
        </table:table-row>
        <table:table-row table:style-name="ro1">
          <table:table-cell office:value-type="float" office:value="8767.6721431836" calcext:value-type="float">
            <text:p>8767.6721431836</text:p>
          </table:table-cell>
          <table:table-cell table:number-columns-repeated="3"/>
          <table:table-cell table:formula="of:=[.$C$4] + ([.$C$5] - [.$C$4]) * (([.A2405] - [.$C$1]) / ([.$C$2] - [.$C$1]))" office:value-type="float" office:value="-0.357730339409282" calcext:value-type="float">
            <text:p>-0.357730339409282</text:p>
          </table:table-cell>
          <table:table-cell table:number-columns-repeated="16"/>
        </table:table-row>
        <table:table-row table:style-name="ro1">
          <table:table-cell office:value-type="float" office:value="8850.7887561659" calcext:value-type="float">
            <text:p>8850.7887561659</text:p>
          </table:table-cell>
          <table:table-cell table:number-columns-repeated="3"/>
          <table:table-cell table:formula="of:=[.$C$4] + ([.$C$5] - [.$C$4]) * (([.A2406] - [.$C$1]) / ([.$C$2] - [.$C$1]))" office:value-type="float" office:value="-0.356364725241096" calcext:value-type="float">
            <text:p>-0.356364725241096</text:p>
          </table:table-cell>
          <table:table-cell table:number-columns-repeated="16"/>
        </table:table-row>
        <table:table-row table:style-name="ro1">
          <table:table-cell office:value-type="float" office:value="9002.3969164711" calcext:value-type="float">
            <text:p>9002.3969164711</text:p>
          </table:table-cell>
          <table:table-cell table:number-columns-repeated="3"/>
          <table:table-cell table:formula="of:=[.$C$4] + ([.$C$5] - [.$C$4]) * (([.A2407] - [.$C$1]) / ([.$C$2] - [.$C$1]))" office:value-type="float" office:value="-0.353873788179338" calcext:value-type="float">
            <text:p>-0.353873788179338</text:p>
          </table:table-cell>
          <table:table-cell table:number-columns-repeated="16"/>
        </table:table-row>
        <table:table-row table:style-name="ro1">
          <table:table-cell office:value-type="float" office:value="8904.5593937405" calcext:value-type="float">
            <text:p>8904.5593937405</text:p>
          </table:table-cell>
          <table:table-cell table:number-columns-repeated="3"/>
          <table:table-cell table:formula="of:=[.$C$4] + ([.$C$5] - [.$C$4]) * (([.A2408] - [.$C$1]) / ([.$C$2] - [.$C$1]))" office:value-type="float" office:value="-0.355481268349994" calcext:value-type="float">
            <text:p>-0.355481268349994</text:p>
          </table:table-cell>
          <table:table-cell table:number-columns-repeated="16"/>
        </table:table-row>
        <table:table-row table:style-name="ro1">
          <table:table-cell office:value-type="float" office:value="8887.5074730474" calcext:value-type="float">
            <text:p>8887.5074730474</text:p>
          </table:table-cell>
          <table:table-cell table:number-columns-repeated="3"/>
          <table:table-cell table:formula="of:=[.$C$4] + ([.$C$5] - [.$C$4]) * (([.A2409] - [.$C$1]) / ([.$C$2] - [.$C$1]))" office:value-type="float" office:value="-0.35576143309273" calcext:value-type="float">
            <text:p>-0.35576143309273</text:p>
          </table:table-cell>
          <table:table-cell table:number-columns-repeated="16"/>
        </table:table-row>
        <table:table-row table:style-name="ro1">
          <table:table-cell office:value-type="float" office:value="9032.1832265712" calcext:value-type="float">
            <text:p>9032.1832265712</text:p>
          </table:table-cell>
          <table:table-cell table:number-columns-repeated="3"/>
          <table:table-cell table:formula="of:=[.$C$4] + ([.$C$5] - [.$C$4]) * (([.A2410] - [.$C$1]) / ([.$C$2] - [.$C$1]))" office:value-type="float" office:value="-0.353384396159727" calcext:value-type="float">
            <text:p>-0.353384396159727</text:p>
          </table:table-cell>
          <table:table-cell table:number-columns-repeated="16"/>
        </table:table-row>
        <table:table-row table:style-name="ro1">
          <table:table-cell office:value-type="float" office:value="9371.6799704477" calcext:value-type="float">
            <text:p>9371.6799704477</text:p>
          </table:table-cell>
          <table:table-cell table:number-columns-repeated="3"/>
          <table:table-cell table:formula="of:=[.$C$4] + ([.$C$5] - [.$C$4]) * (([.A2411] - [.$C$1]) / ([.$C$2] - [.$C$1]))" office:value-type="float" office:value="-0.347806431095276" calcext:value-type="float">
            <text:p>-0.347806431095276</text:p>
          </table:table-cell>
          <table:table-cell table:number-columns-repeated="16"/>
        </table:table-row>
        <table:table-row table:style-name="ro1">
          <table:table-cell office:value-type="float" office:value="9903.8307542943" calcext:value-type="float">
            <text:p>9903.8307542943</text:p>
          </table:table-cell>
          <table:table-cell table:number-columns-repeated="3"/>
          <table:table-cell table:formula="of:=[.$C$4] + ([.$C$5] - [.$C$4]) * (([.A2412] - [.$C$1]) / ([.$C$2] - [.$C$1]))" office:value-type="float" office:value="-0.339063141108389" calcext:value-type="float">
            <text:p>-0.339063141108389</text:p>
          </table:table-cell>
          <table:table-cell table:number-columns-repeated="16"/>
        </table:table-row>
        <table:table-row table:style-name="ro1">
          <table:table-cell office:value-type="float" office:value="9917.2531744633" calcext:value-type="float">
            <text:p>9917.2531744633</text:p>
          </table:table-cell>
          <table:table-cell table:number-columns-repeated="3"/>
          <table:table-cell table:formula="of:=[.$C$4] + ([.$C$5] - [.$C$4]) * (([.A2413] - [.$C$1]) / ([.$C$2] - [.$C$1]))" office:value-type="float" office:value="-0.338842609418075" calcext:value-type="float">
            <text:p>-0.338842609418075</text:p>
          </table:table-cell>
          <table:table-cell table:number-columns-repeated="16"/>
        </table:table-row>
        <table:table-row table:style-name="ro1">
          <table:table-cell office:value-type="float" office:value="9616.3770636512" calcext:value-type="float">
            <text:p>9616.3770636512</text:p>
          </table:table-cell>
          <table:table-cell table:number-columns-repeated="3"/>
          <table:table-cell table:formula="of:=[.$C$4] + ([.$C$5] - [.$C$4]) * (([.A2414] - [.$C$1]) / ([.$C$2] - [.$C$1]))" office:value-type="float" office:value="-0.343786033663252" calcext:value-type="float">
            <text:p>-0.343786033663252</text:p>
          </table:table-cell>
          <table:table-cell table:number-columns-repeated="16"/>
        </table:table-row>
        <table:table-row table:style-name="ro1">
          <table:table-cell office:value-type="float" office:value="8733.6379434978" calcext:value-type="float">
            <text:p>8733.6379434978</text:p>
          </table:table-cell>
          <table:table-cell table:number-columns-repeated="3"/>
          <table:table-cell table:formula="of:=[.$C$4] + ([.$C$5] - [.$C$4]) * (([.A2415] - [.$C$1]) / ([.$C$2] - [.$C$1]))" office:value-type="float" office:value="-0.358289524674731" calcext:value-type="float">
            <text:p>-0.358289524674731</text:p>
          </table:table-cell>
          <table:table-cell table:number-columns-repeated="16"/>
        </table:table-row>
        <table:table-row table:style-name="ro1">
          <table:table-cell office:value-type="float" office:value="8608.1199369808" calcext:value-type="float">
            <text:p>8608.1199369808</text:p>
          </table:table-cell>
          <table:table-cell table:number-columns-repeated="3"/>
          <table:table-cell table:formula="of:=[.$C$4] + ([.$C$5] - [.$C$4]) * (([.A2416] - [.$C$1]) / ([.$C$2] - [.$C$1]))" office:value-type="float" office:value="-0.360351797930483" calcext:value-type="float">
            <text:p>-0.360351797930483</text:p>
          </table:table-cell>
          <table:table-cell table:number-columns-repeated="16"/>
        </table:table-row>
        <table:table-row table:style-name="ro1">
          <table:table-cell office:value-type="float" office:value="8823.7808313463" calcext:value-type="float">
            <text:p>8823.7808313463</text:p>
          </table:table-cell>
          <table:table-cell table:number-columns-repeated="3"/>
          <table:table-cell table:formula="of:=[.$C$4] + ([.$C$5] - [.$C$4]) * (([.A2417] - [.$C$1]) / ([.$C$2] - [.$C$1]))" office:value-type="float" office:value="-0.356808468115878" calcext:value-type="float">
            <text:p>-0.356808468115878</text:p>
          </table:table-cell>
          <table:table-cell table:number-columns-repeated="16"/>
        </table:table-row>
        <table:table-row table:style-name="ro1">
          <table:table-cell office:value-type="float" office:value="9330.9852680521" calcext:value-type="float">
            <text:p>9330.9852680521</text:p>
          </table:table-cell>
          <table:table-cell table:number-columns-repeated="3"/>
          <table:table-cell table:formula="of:=[.$C$4] + ([.$C$5] - [.$C$4]) * (([.A2418] - [.$C$1]) / ([.$C$2] - [.$C$1]))" office:value-type="float" office:value="-0.348475049078704" calcext:value-type="float">
            <text:p>-0.348475049078704</text:p>
          </table:table-cell>
          <table:table-cell table:number-columns-repeated="16"/>
        </table:table-row>
        <table:table-row table:style-name="ro1">
          <table:table-cell office:value-type="float" office:value="9795.2825564091" calcext:value-type="float">
            <text:p>9795.2825564091</text:p>
          </table:table-cell>
          <table:table-cell table:number-columns-repeated="3"/>
          <table:table-cell table:formula="of:=[.$C$4] + ([.$C$5] - [.$C$4]) * (([.A2419] - [.$C$1]) / ([.$C$2] - [.$C$1]))" office:value-type="float" office:value="-0.340846598730689" calcext:value-type="float">
            <text:p>-0.340846598730689</text:p>
          </table:table-cell>
          <table:table-cell table:number-columns-repeated="16"/>
        </table:table-row>
        <table:table-row table:style-name="ro1">
          <table:table-cell office:value-type="float" office:value="9362.6366461472" calcext:value-type="float">
            <text:p>9362.6366461472</text:p>
          </table:table-cell>
          <table:table-cell table:number-columns-repeated="3"/>
          <table:table-cell table:formula="of:=[.$C$4] + ([.$C$5] - [.$C$4]) * (([.A2420] - [.$C$1]) / ([.$C$2] - [.$C$1]))" office:value-type="float" office:value="-0.347955013807554" calcext:value-type="float">
            <text:p>-0.347955013807554</text:p>
          </table:table-cell>
          <table:table-cell table:number-columns-repeated="16"/>
        </table:table-row>
        <table:table-row table:style-name="ro1">
          <table:table-cell office:value-type="float" office:value="9418.913715302" calcext:value-type="float">
            <text:p>9418.913715302</text:p>
          </table:table-cell>
          <table:table-cell table:number-columns-repeated="3"/>
          <table:table-cell table:formula="of:=[.$C$4] + ([.$C$5] - [.$C$4]) * (([.A2421] - [.$C$1]) / ([.$C$2] - [.$C$1]))" office:value-type="float" office:value="-0.347030375997804" calcext:value-type="float">
            <text:p>-0.347030375997804</text:p>
          </table:table-cell>
          <table:table-cell table:number-columns-repeated="16"/>
        </table:table-row>
        <table:table-row table:style-name="ro1">
          <table:table-cell office:value-type="float" office:value="9673.8366316087" calcext:value-type="float">
            <text:p>9673.8366316087</text:p>
          </table:table-cell>
          <table:table-cell table:number-columns-repeated="3"/>
          <table:table-cell table:formula="of:=[.$C$4] + ([.$C$5] - [.$C$4]) * (([.A2422] - [.$C$1]) / ([.$C$2] - [.$C$1]))" office:value-type="float" office:value="-0.342841967281272" calcext:value-type="float">
            <text:p>-0.342841967281272</text:p>
          </table:table-cell>
          <table:table-cell table:number-columns-repeated="16"/>
        </table:table-row>
        <table:table-row table:style-name="ro1">
          <table:table-cell office:value-type="float" office:value="9723.3169934073" calcext:value-type="float">
            <text:p>9723.3169934073</text:p>
          </table:table-cell>
          <table:table-cell table:number-columns-repeated="3"/>
          <table:table-cell table:formula="of:=[.$C$4] + ([.$C$5] - [.$C$4]) * (([.A2423] - [.$C$1]) / ([.$C$2] - [.$C$1]))" office:value-type="float" office:value="-0.342029000045306" calcext:value-type="float">
            <text:p>-0.342029000045306</text:p>
          </table:table-cell>
          <table:table-cell table:number-columns-repeated="16"/>
        </table:table-row>
        <table:table-row table:style-name="ro1">
          <table:table-cell office:value-type="float" office:value="9719.2544893493" calcext:value-type="float">
            <text:p>9719.2544893493</text:p>
          </table:table-cell>
          <table:table-cell table:number-columns-repeated="3"/>
          <table:table-cell table:formula="of:=[.$C$4] + ([.$C$5] - [.$C$4]) * (([.A2424] - [.$C$1]) / ([.$C$2] - [.$C$1]))" office:value-type="float" office:value="-0.342095747388597" calcext:value-type="float">
            <text:p>-0.342095747388597</text:p>
          </table:table-cell>
          <table:table-cell table:number-columns-repeated="16"/>
        </table:table-row>
        <table:table-row table:style-name="ro1">
          <table:table-cell office:value-type="float" office:value="9540.2089222634" calcext:value-type="float">
            <text:p>9540.2089222634</text:p>
          </table:table-cell>
          <table:table-cell table:number-columns-repeated="3"/>
          <table:table-cell table:formula="of:=[.$C$4] + ([.$C$5] - [.$C$4]) * (([.A2425] - [.$C$1]) / ([.$C$2] - [.$C$1]))" office:value-type="float" office:value="-0.345037483756216" calcext:value-type="float">
            <text:p>-0.345037483756216</text:p>
          </table:table-cell>
          <table:table-cell table:number-columns-repeated="16"/>
        </table:table-row>
        <table:table-row table:style-name="ro1">
          <table:table-cell office:value-type="float" office:value="9139.8904009519" calcext:value-type="float">
            <text:p>9139.8904009519</text:p>
          </table:table-cell>
          <table:table-cell table:number-columns-repeated="3"/>
          <table:table-cell table:formula="of:=[.$C$4] + ([.$C$5] - [.$C$4]) * (([.A2426] - [.$C$1]) / ([.$C$2] - [.$C$1]))" office:value-type="float" office:value="-0.351614756636749" calcext:value-type="float">
            <text:p>-0.351614756636749</text:p>
          </table:table-cell>
          <table:table-cell table:number-columns-repeated="16"/>
        </table:table-row>
        <table:table-row table:style-name="ro1">
          <table:table-cell office:value-type="float" office:value="9192.8452548062" calcext:value-type="float">
            <text:p>9192.8452548062</text:p>
          </table:table-cell>
          <table:table-cell table:number-columns-repeated="3"/>
          <table:table-cell table:formula="of:=[.$C$4] + ([.$C$5] - [.$C$4]) * (([.A2427] - [.$C$1]) / ([.$C$2] - [.$C$1]))" office:value-type="float" office:value="-0.350744703152819" calcext:value-type="float">
            <text:p>-0.350744703152819</text:p>
          </table:table-cell>
          <table:table-cell table:number-columns-repeated="16"/>
        </table:table-row>
        <table:table-row table:style-name="ro1">
          <table:table-cell office:value-type="float" office:value="9219.7460361167" calcext:value-type="float">
            <text:p>9219.7460361167</text:p>
          </table:table-cell>
          <table:table-cell table:number-columns-repeated="3"/>
          <table:table-cell table:formula="of:=[.$C$4] + ([.$C$5] - [.$C$4]) * (([.A2428] - [.$C$1]) / ([.$C$2] - [.$C$1]))" office:value-type="float" office:value="-0.350302720656484" calcext:value-type="float">
            <text:p>-0.350302720656484</text:p>
          </table:table-cell>
          <table:table-cell table:number-columns-repeated="16"/>
        </table:table-row>
        <table:table-row table:style-name="ro1">
          <table:table-cell office:value-type="float" office:value="9048.6923718826" calcext:value-type="float">
            <text:p>9048.6923718826</text:p>
          </table:table-cell>
          <table:table-cell table:number-columns-repeated="3"/>
          <table:table-cell table:formula="of:=[.$C$4] + ([.$C$5] - [.$C$4]) * (([.A2429] - [.$C$1]) / ([.$C$2] - [.$C$1]))" office:value-type="float" office:value="-0.353113149270171" calcext:value-type="float">
            <text:p>-0.353113149270171</text:p>
          </table:table-cell>
          <table:table-cell table:number-columns-repeated="16"/>
        </table:table-row>
        <table:table-row table:style-name="ro1">
          <table:table-cell office:value-type="float" office:value="8905.7469216755" calcext:value-type="float">
            <text:p>8905.7469216755</text:p>
          </table:table-cell>
          <table:table-cell table:number-columns-repeated="3"/>
          <table:table-cell table:formula="of:=[.$C$4] + ([.$C$5] - [.$C$4]) * (([.A2430] - [.$C$1]) / ([.$C$2] - [.$C$1]))" office:value-type="float" office:value="-0.355461757148623" calcext:value-type="float">
            <text:p>-0.355461757148623</text:p>
          </table:table-cell>
          <table:table-cell table:number-columns-repeated="16"/>
        </table:table-row>
        <table:table-row table:style-name="ro1">
          <table:table-cell office:value-type="float" office:value="8835.7272237508" calcext:value-type="float">
            <text:p>8835.7272237508</text:p>
          </table:table-cell>
          <table:table-cell table:number-columns-repeated="3"/>
          <table:table-cell table:formula="of:=[.$C$4] + ([.$C$5] - [.$C$4]) * (([.A2431] - [.$C$1]) / ([.$C$2] - [.$C$1]))" office:value-type="float" office:value="-0.356612187707655" calcext:value-type="float">
            <text:p>-0.356612187707655</text:p>
          </table:table-cell>
          <table:table-cell table:number-columns-repeated="16"/>
        </table:table-row>
        <table:table-row table:style-name="ro1">
          <table:table-cell office:value-type="float" office:value="9113.1778359026" calcext:value-type="float">
            <text:p>9113.1778359026</text:p>
          </table:table-cell>
          <table:table-cell table:number-columns-repeated="3"/>
          <table:table-cell table:formula="of:=[.$C$4] + ([.$C$5] - [.$C$4]) * (([.A2432] - [.$C$1]) / ([.$C$2] - [.$C$1]))" office:value-type="float" office:value="-0.352053646721306" calcext:value-type="float">
            <text:p>-0.352053646721306</text:p>
          </table:table-cell>
          <table:table-cell table:number-columns-repeated="16"/>
        </table:table-row>
        <table:table-row table:style-name="ro1">
          <table:table-cell office:value-type="float" office:value="9507.5637917984" calcext:value-type="float">
            <text:p>9507.5637917984</text:p>
          </table:table-cell>
          <table:table-cell table:number-columns-repeated="3"/>
          <table:table-cell table:formula="of:=[.$C$4] + ([.$C$5] - [.$C$4]) * (([.A2433] - [.$C$1]) / ([.$C$2] - [.$C$1]))" office:value-type="float" office:value="-0.345573846477045" calcext:value-type="float">
            <text:p>-0.345573846477045</text:p>
          </table:table-cell>
          <table:table-cell table:number-columns-repeated="16"/>
        </table:table-row>
        <table:table-row table:style-name="ro1">
          <table:table-cell office:value-type="float" office:value="9434.033791627" calcext:value-type="float">
            <text:p>9434.033791627</text:p>
          </table:table-cell>
          <table:table-cell table:number-columns-repeated="3"/>
          <table:table-cell table:formula="of:=[.$C$4] + ([.$C$5] - [.$C$4]) * (([.A2434] - [.$C$1]) / ([.$C$2] - [.$C$1]))" office:value-type="float" office:value="-0.346781951649018" calcext:value-type="float">
            <text:p>-0.346781951649018</text:p>
          </table:table-cell>
          <table:table-cell table:number-columns-repeated="16"/>
        </table:table-row>
        <table:table-row table:style-name="ro1">
          <table:table-cell office:value-type="float" office:value="9688.5399317488" calcext:value-type="float">
            <text:p>9688.5399317488</text:p>
          </table:table-cell>
          <table:table-cell table:number-columns-repeated="3"/>
          <table:table-cell table:formula="of:=[.$C$4] + ([.$C$5] - [.$C$4]) * (([.A2435] - [.$C$1]) / ([.$C$2] - [.$C$1]))" office:value-type="float" office:value="-0.342600390606406" calcext:value-type="float">
            <text:p>-0.342600390606406</text:p>
          </table:table-cell>
          <table:table-cell table:number-columns-repeated="16"/>
        </table:table-row>
        <table:table-row table:style-name="ro1">
          <table:table-cell office:value-type="float" office:value="9427.2325353578" calcext:value-type="float">
            <text:p>9427.2325353578</text:p>
          </table:table-cell>
          <table:table-cell table:number-columns-repeated="3"/>
          <table:table-cell table:formula="of:=[.$C$4] + ([.$C$5] - [.$C$4]) * (([.A2436] - [.$C$1]) / ([.$C$2] - [.$C$1]))" office:value-type="float" office:value="-0.346893696961891" calcext:value-type="float">
            <text:p>-0.346893696961891</text:p>
          </table:table-cell>
          <table:table-cell table:number-columns-repeated="16"/>
        </table:table-row>
        <table:table-row table:style-name="ro1">
          <table:table-cell office:value-type="float" office:value="10268.231876664" calcext:value-type="float">
            <text:p>10268.231876664</text:p>
          </table:table-cell>
          <table:table-cell table:number-columns-repeated="3"/>
          <table:table-cell table:formula="of:=[.$C$4] + ([.$C$5] - [.$C$4]) * (([.A2437] - [.$C$1]) / ([.$C$2] - [.$C$1]))" office:value-type="float" office:value="-0.333075994643255" calcext:value-type="float">
            <text:p>-0.333075994643255</text:p>
          </table:table-cell>
          <table:table-cell table:number-columns-repeated="16"/>
        </table:table-row>
        <table:table-row table:style-name="ro1">
          <table:table-cell office:value-type="float" office:value="9516.3798280647" calcext:value-type="float">
            <text:p>9516.3798280647</text:p>
          </table:table-cell>
          <table:table-cell table:number-columns-repeated="3"/>
          <table:table-cell table:formula="of:=[.$C$4] + ([.$C$5] - [.$C$4]) * (([.A2438] - [.$C$1]) / ([.$C$2] - [.$C$1]))" office:value-type="float" office:value="-0.345428998129639" calcext:value-type="float">
            <text:p>-0.345428998129639</text:p>
          </table:table-cell>
          <table:table-cell table:number-columns-repeated="16"/>
        </table:table-row>
        <table:table-row table:style-name="ro1">
          <table:table-cell office:value-type="float" office:value="9667.0854019559" calcext:value-type="float">
            <text:p>9667.0854019559</text:p>
          </table:table-cell>
          <table:table-cell table:number-columns-repeated="3"/>
          <table:table-cell table:formula="of:=[.$C$4] + ([.$C$5] - [.$C$4]) * (([.A2439] - [.$C$1]) / ([.$C$2] - [.$C$1]))" office:value-type="float" office:value="-0.342952890651893" calcext:value-type="float">
            <text:p>-0.342952890651893</text:p>
          </table:table-cell>
          <table:table-cell table:number-columns-repeated="16"/>
        </table:table-row>
        <table:table-row table:style-name="ro1">
          <table:table-cell office:value-type="float" office:value="9811.8293775976" calcext:value-type="float">
            <text:p>9811.8293775976</text:p>
          </table:table-cell>
          <table:table-cell table:number-columns-repeated="3"/>
          <table:table-cell table:formula="of:=[.$C$4] + ([.$C$5] - [.$C$4]) * (([.A2440] - [.$C$1]) / ([.$C$2] - [.$C$1]))" office:value-type="float" office:value="-0.340574732822748" calcext:value-type="float">
            <text:p>-0.340574732822748</text:p>
          </table:table-cell>
          <table:table-cell table:number-columns-repeated="16"/>
        </table:table-row>
        <table:table-row table:style-name="ro1">
          <table:table-cell office:value-type="float" office:value="9659.0531176385" calcext:value-type="float">
            <text:p>9659.0531176385</text:p>
          </table:table-cell>
          <table:table-cell table:number-columns-repeated="3"/>
          <table:table-cell table:formula="of:=[.$C$4] + ([.$C$5] - [.$C$4]) * (([.A2441] - [.$C$1]) / ([.$C$2] - [.$C$1]))" office:value-type="float" office:value="-0.343084861877297" calcext:value-type="float">
            <text:p>-0.343084861877297</text:p>
          </table:table-cell>
          <table:table-cell table:number-columns-repeated="16"/>
        </table:table-row>
        <table:table-row table:style-name="ro1">
          <table:table-cell office:value-type="float" office:value="9677.050683736" calcext:value-type="float">
            <text:p>9677.050683736</text:p>
          </table:table-cell>
          <table:table-cell table:number-columns-repeated="3"/>
          <table:table-cell table:formula="of:=[.$C$4] + ([.$C$5] - [.$C$4]) * (([.A2442] - [.$C$1]) / ([.$C$2] - [.$C$1]))" office:value-type="float" office:value="-0.34278916008708" calcext:value-type="float">
            <text:p>-0.34278916008708</text:p>
          </table:table-cell>
          <table:table-cell table:number-columns-repeated="16"/>
        </table:table-row>
        <table:table-row table:style-name="ro1">
          <table:table-cell office:value-type="float" office:value="9737.4574466497" calcext:value-type="float">
            <text:p>9737.4574466497</text:p>
          </table:table-cell>
          <table:table-cell table:number-columns-repeated="3"/>
          <table:table-cell table:formula="of:=[.$C$4] + ([.$C$5] - [.$C$4]) * (([.A2443] - [.$C$1]) / ([.$C$2] - [.$C$1]))" office:value-type="float" office:value="-0.341796671000612" calcext:value-type="float">
            <text:p>-0.341796671000612</text:p>
          </table:table-cell>
          <table:table-cell table:number-columns-repeated="16"/>
        </table:table-row>
        <table:table-row table:style-name="ro1">
          <table:table-cell office:value-type="float" office:value="9790.073884068" calcext:value-type="float">
            <text:p>9790.073884068</text:p>
          </table:table-cell>
          <table:table-cell table:number-columns-repeated="3"/>
          <table:table-cell table:formula="of:=[.$C$4] + ([.$C$5] - [.$C$4]) * (([.A2444] - [.$C$1]) / ([.$C$2] - [.$C$1]))" office:value-type="float" office:value="-0.340932177732182" calcext:value-type="float">
            <text:p>-0.340932177732182</text:p>
          </table:table-cell>
          <table:table-cell table:number-columns-repeated="16"/>
        </table:table-row>
        <table:table-row table:style-name="ro1">
          <table:table-cell office:value-type="float" office:value="9787.914130709" calcext:value-type="float">
            <text:p>9787.914130709</text:p>
          </table:table-cell>
          <table:table-cell table:number-columns-repeated="3"/>
          <table:table-cell table:formula="of:=[.$C$4] + ([.$C$5] - [.$C$4]) * (([.A2445] - [.$C$1]) / ([.$C$2] - [.$C$1]))" office:value-type="float" office:value="-0.340967662693383" calcext:value-type="float">
            <text:p>-0.340967662693383</text:p>
          </table:table-cell>
          <table:table-cell table:number-columns-repeated="16"/>
        </table:table-row>
        <table:table-row table:style-name="ro1">
          <table:table-cell office:value-type="float" office:value="9875.0142135212" calcext:value-type="float">
            <text:p>9875.0142135212</text:p>
          </table:table-cell>
          <table:table-cell table:number-columns-repeated="3"/>
          <table:table-cell table:formula="of:=[.$C$4] + ([.$C$5] - [.$C$4]) * (([.A2446] - [.$C$1]) / ([.$C$2] - [.$C$1]))" office:value-type="float" office:value="-0.339536599722087" calcext:value-type="float">
            <text:p>-0.339536599722087</text:p>
          </table:table-cell>
          <table:table-cell table:number-columns-repeated="16"/>
        </table:table-row>
        <table:table-row table:style-name="ro1">
          <table:table-cell office:value-type="float" office:value="9261.4814437625" calcext:value-type="float">
            <text:p>9261.4814437625</text:p>
          </table:table-cell>
          <table:table-cell table:number-columns-repeated="3"/>
          <table:table-cell table:formula="of:=[.$C$4] + ([.$C$5] - [.$C$4]) * (([.A2447] - [.$C$1]) / ([.$C$2] - [.$C$1]))" office:value-type="float" office:value="-0.349617003782912" calcext:value-type="float">
            <text:p>-0.349617003782912</text:p>
          </table:table-cell>
          <table:table-cell table:number-columns-repeated="16"/>
        </table:table-row>
        <table:table-row table:style-name="ro1">
          <table:table-cell office:value-type="float" office:value="9464.0860788641" calcext:value-type="float">
            <text:p>9464.0860788641</text:p>
          </table:table-cell>
          <table:table-cell table:number-columns-repeated="3"/>
          <table:table-cell table:formula="of:=[.$C$4] + ([.$C$5] - [.$C$4]) * (([.A2448] - [.$C$1]) / ([.$C$2] - [.$C$1]))" office:value-type="float" office:value="-0.346288189598751" calcext:value-type="float">
            <text:p>-0.346288189598751</text:p>
          </table:table-cell>
          <table:table-cell table:number-columns-repeated="16"/>
        </table:table-row>
        <table:table-row table:style-name="ro1">
          <table:table-cell office:value-type="float" office:value="9458.6597530336" calcext:value-type="float">
            <text:p>9458.6597530336</text:p>
          </table:table-cell>
          <table:table-cell table:number-columns-repeated="3"/>
          <table:table-cell table:formula="of:=[.$C$4] + ([.$C$5] - [.$C$4]) * (([.A2449] - [.$C$1]) / ([.$C$2] - [.$C$1]))" office:value-type="float" office:value="-0.346377344668591" calcext:value-type="float">
            <text:p>-0.346377344668591</text:p>
          </table:table-cell>
          <table:table-cell table:number-columns-repeated="16"/>
        </table:table-row>
        <table:table-row table:style-name="ro1">
          <table:table-cell office:value-type="float" office:value="9351.6054773864" calcext:value-type="float">
            <text:p>9351.6054773864</text:p>
          </table:table-cell>
          <table:table-cell table:number-columns-repeated="3"/>
          <table:table-cell table:formula="of:=[.$C$4] + ([.$C$5] - [.$C$4]) * (([.A2450] - [.$C$1]) / ([.$C$2] - [.$C$1]))" office:value-type="float" office:value="-0.348136257000833" calcext:value-type="float">
            <text:p>-0.348136257000833</text:p>
          </table:table-cell>
          <table:table-cell table:number-columns-repeated="16"/>
        </table:table-row>
        <table:table-row table:style-name="ro1">
          <table:table-cell office:value-type="float" office:value="9442.0169879651" calcext:value-type="float">
            <text:p>9442.0169879651</text:p>
          </table:table-cell>
          <table:table-cell table:number-columns-repeated="3"/>
          <table:table-cell table:formula="of:=[.$C$4] + ([.$C$5] - [.$C$4]) * (([.A2451] - [.$C$1]) / ([.$C$2] - [.$C$1]))" office:value-type="float" office:value="-0.346650786943966" calcext:value-type="float">
            <text:p>-0.346650786943966</text:p>
          </table:table-cell>
          <table:table-cell table:number-columns-repeated="16"/>
        </table:table-row>
        <table:table-row table:style-name="ro1">
          <table:table-cell office:value-type="float" office:value="9510.6412664837" calcext:value-type="float">
            <text:p>9510.6412664837</text:p>
          </table:table-cell>
          <table:table-cell table:number-columns-repeated="3"/>
          <table:table-cell table:formula="of:=[.$C$4] + ([.$C$5] - [.$C$4]) * (([.A2452] - [.$C$1]) / ([.$C$2] - [.$C$1]))" office:value-type="float" office:value="-0.345523283263727" calcext:value-type="float">
            <text:p>-0.345523283263727</text:p>
          </table:table-cell>
          <table:table-cell table:number-columns-repeated="16"/>
        </table:table-row>
        <table:table-row table:style-name="ro1">
          <table:table-cell office:value-type="float" office:value="9457.4648370114" calcext:value-type="float">
            <text:p>9457.4648370114</text:p>
          </table:table-cell>
          <table:table-cell table:number-columns-repeated="3"/>
          <table:table-cell table:formula="of:=[.$C$4] + ([.$C$5] - [.$C$4]) * (([.A2453] - [.$C$1]) / ([.$C$2] - [.$C$1]))" office:value-type="float" office:value="-0.346396977256965" calcext:value-type="float">
            <text:p>-0.346396977256965</text:p>
          </table:table-cell>
          <table:table-cell table:number-columns-repeated="16"/>
        </table:table-row>
        <table:table-row table:style-name="ro1">
          <table:table-cell office:value-type="float" office:value="9398.6856028871" calcext:value-type="float">
            <text:p>9398.6856028871</text:p>
          </table:table-cell>
          <table:table-cell table:number-columns-repeated="3"/>
          <table:table-cell table:formula="of:=[.$C$4] + ([.$C$5] - [.$C$4]) * (([.A2454] - [.$C$1]) / ([.$C$2] - [.$C$1]))" office:value-type="float" office:value="-0.347362725884527" calcext:value-type="float">
            <text:p>-0.347362725884527</text:p>
          </table:table-cell>
          <table:table-cell table:number-columns-repeated="16"/>
        </table:table-row>
        <table:table-row table:style-name="ro1">
          <table:table-cell office:value-type="float" office:value="9278.4691460412" calcext:value-type="float">
            <text:p>9278.4691460412</text:p>
          </table:table-cell>
          <table:table-cell table:number-columns-repeated="3"/>
          <table:table-cell table:formula="of:=[.$C$4] + ([.$C$5] - [.$C$4]) * (([.A2455] - [.$C$1]) / ([.$C$2] - [.$C$1]))" office:value-type="float" office:value="-0.349337894155073" calcext:value-type="float">
            <text:p>-0.349337894155073</text:p>
          </table:table-cell>
          <table:table-cell table:number-columns-repeated="16"/>
        </table:table-row>
        <table:table-row table:style-name="ro1">
          <table:table-cell office:value-type="float" office:value="9353.0781871345" calcext:value-type="float">
            <text:p>9353.0781871345</text:p>
          </table:table-cell>
          <table:table-cell table:number-columns-repeated="3"/>
          <table:table-cell table:formula="of:=[.$C$4] + ([.$C$5] - [.$C$4]) * (([.A2456] - [.$C$1]) / ([.$C$2] - [.$C$1]))" office:value-type="float" office:value="-0.34811206023408" calcext:value-type="float">
            <text:p>-0.34811206023408</text:p>
          </table:table-cell>
          <table:table-cell table:number-columns-repeated="16"/>
        </table:table-row>
        <table:table-row table:style-name="ro1">
          <table:table-cell office:value-type="float" office:value="9288.603159701" calcext:value-type="float">
            <text:p>9288.603159701</text:p>
          </table:table-cell>
          <table:table-cell table:number-columns-repeated="3"/>
          <table:table-cell table:formula="of:=[.$C$4] + ([.$C$5] - [.$C$4]) * (([.A2457] - [.$C$1]) / ([.$C$2] - [.$C$1]))" office:value-type="float" office:value="-0.349171391308796" calcext:value-type="float">
            <text:p>-0.349171391308796</text:p>
          </table:table-cell>
          <table:table-cell table:number-columns-repeated="16"/>
        </table:table-row>
        <table:table-row table:style-name="ro1">
          <table:table-cell office:value-type="float" office:value="9680.9471289833" calcext:value-type="float">
            <text:p>9680.9471289833</text:p>
          </table:table-cell>
          <table:table-cell table:number-columns-repeated="3"/>
          <table:table-cell table:formula="of:=[.$C$4] + ([.$C$5] - [.$C$4]) * (([.A2458] - [.$C$1]) / ([.$C$2] - [.$C$1]))" office:value-type="float" office:value="-0.342725141106466" calcext:value-type="float">
            <text:p>-0.342725141106466</text:p>
          </table:table-cell>
          <table:table-cell table:number-columns-repeated="16"/>
        </table:table-row>
        <table:table-row table:style-name="ro1">
          <table:table-cell office:value-type="float" office:value="9609.680245524" calcext:value-type="float">
            <text:p>9609.680245524</text:p>
          </table:table-cell>
          <table:table-cell table:number-columns-repeated="3"/>
          <table:table-cell table:formula="of:=[.$C$4] + ([.$C$5] - [.$C$4]) * (([.A2459] - [.$C$1]) / ([.$C$2] - [.$C$1]))" office:value-type="float" office:value="-0.343896063047128" calcext:value-type="float">
            <text:p>-0.343896063047128</text:p>
          </table:table-cell>
          <table:table-cell table:number-columns-repeated="16"/>
        </table:table-row>
        <table:table-row table:style-name="ro1">
          <table:table-cell office:value-type="float" office:value="9310.9896455256" calcext:value-type="float">
            <text:p>9310.9896455256</text:p>
          </table:table-cell>
          <table:table-cell table:number-columns-repeated="3"/>
          <table:table-cell table:formula="of:=[.$C$4] + ([.$C$5] - [.$C$4]) * (([.A2460] - [.$C$1]) / ([.$C$2] - [.$C$1]))" office:value-type="float" office:value="-0.348803579133576" calcext:value-type="float">
            <text:p>-0.348803579133576</text:p>
          </table:table-cell>
          <table:table-cell table:number-columns-repeated="16"/>
        </table:table-row>
        <table:table-row table:style-name="ro1">
          <table:table-cell office:value-type="float" office:value="9252.6847128695" calcext:value-type="float">
            <text:p>9252.6847128695</text:p>
          </table:table-cell>
          <table:table-cell table:number-columns-repeated="3"/>
          <table:table-cell table:formula="of:=[.$C$4] + ([.$C$5] - [.$C$4]) * (([.A2461] - [.$C$1]) / ([.$C$2] - [.$C$1]))" office:value-type="float" office:value="-0.349761534941126" calcext:value-type="float">
            <text:p>-0.349761534941126</text:p>
          </table:table-cell>
          <table:table-cell table:number-columns-repeated="16"/>
        </table:table-row>
        <table:table-row table:style-name="ro1">
          <table:table-cell office:value-type="float" office:value="9171.5540124669" calcext:value-type="float">
            <text:p>9171.5540124669</text:p>
          </table:table-cell>
          <table:table-cell table:number-columns-repeated="3"/>
          <table:table-cell table:formula="of:=[.$C$4] + ([.$C$5] - [.$C$4]) * (([.A2462] - [.$C$1]) / ([.$C$2] - [.$C$1]))" office:value-type="float" office:value="-0.351094520369301" calcext:value-type="float">
            <text:p>-0.351094520369301</text:p>
          </table:table-cell>
          <table:table-cell table:number-columns-repeated="16"/>
        </table:table-row>
        <table:table-row table:style-name="ro1">
          <table:table-cell office:value-type="float" office:value="9022.0121258159" calcext:value-type="float">
            <text:p>9022.0121258159</text:p>
          </table:table-cell>
          <table:table-cell table:number-columns-repeated="3"/>
          <table:table-cell table:formula="of:=[.$C$4] + ([.$C$5] - [.$C$4]) * (([.A2463] - [.$C$1]) / ([.$C$2] - [.$C$1]))" office:value-type="float" office:value="-0.353551508350649" calcext:value-type="float">
            <text:p>-0.353551508350649</text:p>
          </table:table-cell>
          <table:table-cell table:number-columns-repeated="16"/>
        </table:table-row>
        <table:table-row table:style-name="ro1">
          <table:table-cell office:value-type="float" office:value="9101.8777027488" calcext:value-type="float">
            <text:p>9101.8777027488</text:p>
          </table:table-cell>
          <table:table-cell table:number-columns-repeated="3"/>
          <table:table-cell table:formula="of:=[.$C$4] + ([.$C$5] - [.$C$4]) * (([.A2464] - [.$C$1]) / ([.$C$2] - [.$C$1]))" office:value-type="float" office:value="-0.352239309026151" calcext:value-type="float">
            <text:p>-0.352239309026151</text:p>
          </table:table-cell>
          <table:table-cell table:number-columns-repeated="16"/>
        </table:table-row>
        <table:table-row table:style-name="ro1">
          <table:table-cell office:value-type="float" office:value="9188.0374007629" calcext:value-type="float">
            <text:p>9188.0374007629</text:p>
          </table:table-cell>
          <table:table-cell table:number-columns-repeated="3"/>
          <table:table-cell table:formula="of:=[.$C$4] + ([.$C$5] - [.$C$4]) * (([.A2465] - [.$C$1]) / ([.$C$2] - [.$C$1]))" office:value-type="float" office:value="-0.350823696670054" calcext:value-type="float">
            <text:p>-0.350823696670054</text:p>
          </table:table-cell>
          <table:table-cell table:number-columns-repeated="16"/>
        </table:table-row>
        <table:table-row table:style-name="ro1">
          <table:table-cell office:value-type="float" office:value="9141.3482599688" calcext:value-type="float">
            <text:p>9141.3482599688</text:p>
          </table:table-cell>
          <table:table-cell table:number-columns-repeated="3"/>
          <table:table-cell table:formula="of:=[.$C$4] + ([.$C$5] - [.$C$4]) * (([.A2466] - [.$C$1]) / ([.$C$2] - [.$C$1]))" office:value-type="float" office:value="-0.351590803868977" calcext:value-type="float">
            <text:p>-0.351590803868977</text:p>
          </table:table-cell>
          <table:table-cell table:number-columns-repeated="16"/>
        </table:table-row>
        <table:table-row table:style-name="ro1">
          <table:table-cell office:value-type="float" office:value="9240.1696284865" calcext:value-type="float">
            <text:p>9240.1696284865</text:p>
          </table:table-cell>
          <table:table-cell table:number-columns-repeated="3"/>
          <table:table-cell table:formula="of:=[.$C$4] + ([.$C$5] - [.$C$4]) * (([.A2467] - [.$C$1]) / ([.$C$2] - [.$C$1]))" office:value-type="float" office:value="-0.349967159014777" calcext:value-type="float">
            <text:p>-0.349967159014777</text:p>
          </table:table-cell>
          <table:table-cell table:number-columns-repeated="16"/>
        </table:table-row>
        <table:table-row table:style-name="ro1">
          <table:table-cell office:value-type="float" office:value="9097.6836278241" calcext:value-type="float">
            <text:p>9097.6836278241</text:p>
          </table:table-cell>
          <table:table-cell table:number-columns-repeated="3"/>
          <table:table-cell table:formula="of:=[.$C$4] + ([.$C$5] - [.$C$4]) * (([.A2468] - [.$C$1]) / ([.$C$2] - [.$C$1]))" office:value-type="float" office:value="-0.352308218091789" calcext:value-type="float">
            <text:p>-0.352308218091789</text:p>
          </table:table-cell>
          <table:table-cell table:number-columns-repeated="16"/>
        </table:table-row>
        <table:table-row table:style-name="ro1">
          <table:table-cell office:value-type="float" office:value="9067.9374872454" calcext:value-type="float">
            <text:p>9067.9374872454</text:p>
          </table:table-cell>
          <table:table-cell table:number-columns-repeated="3"/>
          <table:table-cell table:formula="of:=[.$C$4] + ([.$C$5] - [.$C$4]) * (([.A2469] - [.$C$1]) / ([.$C$2] - [.$C$1]))" office:value-type="float" office:value="-0.352796950122193" calcext:value-type="float">
            <text:p>-0.352796950122193</text:p>
          </table:table-cell>
          <table:table-cell table:number-columns-repeated="16"/>
        </table:table-row>
        <table:table-row table:style-name="ro1">
          <table:table-cell office:value-type="float" office:value="9141.0750702453" calcext:value-type="float">
            <text:p>9141.0750702453</text:p>
          </table:table-cell>
          <table:table-cell table:number-columns-repeated="3"/>
          <table:table-cell table:formula="of:=[.$C$4] + ([.$C$5] - [.$C$4]) * (([.A2470] - [.$C$1]) / ([.$C$2] - [.$C$1]))" office:value-type="float" office:value="-0.351595292403142" calcext:value-type="float">
            <text:p>-0.351595292403142</text:p>
          </table:table-cell>
          <table:table-cell table:number-columns-repeated="16"/>
        </table:table-row>
        <table:table-row table:style-name="ro1">
          <table:table-cell office:value-type="float" office:value="9078.6141268178" calcext:value-type="float">
            <text:p>9078.6141268178</text:p>
          </table:table-cell>
          <table:table-cell table:number-columns-repeated="3"/>
          <table:table-cell table:formula="of:=[.$C$4] + ([.$C$5] - [.$C$4]) * (([.A2471] - [.$C$1]) / ([.$C$2] - [.$C$1]))" office:value-type="float" office:value="-0.352621531878528" calcext:value-type="float">
            <text:p>-0.352621531878528</text:p>
          </table:table-cell>
          <table:table-cell table:number-columns-repeated="16"/>
        </table:table-row>
        <table:table-row table:style-name="ro1">
          <table:table-cell office:value-type="float" office:value="9344.9876259665" calcext:value-type="float">
            <text:p>9344.9876259665</text:p>
          </table:table-cell>
          <table:table-cell table:number-columns-repeated="3"/>
          <table:table-cell table:formula="of:=[.$C$4] + ([.$C$5] - [.$C$4]) * (([.A2472] - [.$C$1]) / ([.$C$2] - [.$C$1]))" office:value-type="float" office:value="-0.348244988953901" calcext:value-type="float">
            <text:p>-0.348244988953901</text:p>
          </table:table-cell>
          <table:table-cell table:number-columns-repeated="16"/>
        </table:table-row>
        <table:table-row table:style-name="ro1">
          <table:table-cell office:value-type="float" office:value="9262.8052511081" calcext:value-type="float">
            <text:p>9262.8052511081</text:p>
          </table:table-cell>
          <table:table-cell table:number-columns-repeated="3"/>
          <table:table-cell table:formula="of:=[.$C$4] + ([.$C$5] - [.$C$4]) * (([.A2473] - [.$C$1]) / ([.$C$2] - [.$C$1]))" office:value-type="float" office:value="-0.349595253497352" calcext:value-type="float">
            <text:p>-0.349595253497352</text:p>
          </table:table-cell>
          <table:table-cell table:number-columns-repeated="16"/>
        </table:table-row>
        <table:table-row table:style-name="ro1">
          <table:table-cell office:value-type="float" office:value="9444.7281118768" calcext:value-type="float">
            <text:p>9444.7281118768</text:p>
          </table:table-cell>
          <table:table-cell table:number-columns-repeated="3"/>
          <table:table-cell table:formula="of:=[.$C$4] + ([.$C$5] - [.$C$4]) * (([.A2474] - [.$C$1]) / ([.$C$2] - [.$C$1]))" office:value-type="float" office:value="-0.346606242910076" calcext:value-type="float">
            <text:p>-0.346606242910076</text:p>
          </table:table-cell>
          <table:table-cell table:number-columns-repeated="16"/>
        </table:table-row>
        <table:table-row table:style-name="ro1">
          <table:table-cell office:value-type="float" office:value="9239.4733507852" calcext:value-type="float">
            <text:p>9239.4733507852</text:p>
          </table:table-cell>
          <table:table-cell table:number-columns-repeated="3"/>
          <table:table-cell table:formula="of:=[.$C$4] + ([.$C$5] - [.$C$4]) * (([.A2475] - [.$C$1]) / ([.$C$2] - [.$C$1]))" office:value-type="float" office:value="-0.349978598926243" calcext:value-type="float">
            <text:p>-0.349978598926243</text:p>
          </table:table-cell>
          <table:table-cell table:number-columns-repeated="16"/>
        </table:table-row>
        <table:table-row table:style-name="ro1">
          <table:table-cell office:value-type="float" office:value="9289.5800289992" calcext:value-type="float">
            <text:p>9289.5800289992</text:p>
          </table:table-cell>
          <table:table-cell table:number-columns-repeated="3"/>
          <table:table-cell table:formula="of:=[.$C$4] + ([.$C$5] - [.$C$4]) * (([.A2476] - [.$C$1]) / ([.$C$2] - [.$C$1]))" office:value-type="float" office:value="-0.349155341249654" calcext:value-type="float">
            <text:p>-0.349155341249654</text:p>
          </table:table-cell>
          <table:table-cell table:number-columns-repeated="16"/>
        </table:table-row>
        <table:table-row table:style-name="ro1">
          <table:table-cell office:value-type="float" office:value="9243.7662534181" calcext:value-type="float">
            <text:p>9243.7662534181</text:p>
          </table:table-cell>
          <table:table-cell table:number-columns-repeated="3"/>
          <table:table-cell table:formula="of:=[.$C$4] + ([.$C$5] - [.$C$4]) * (([.A2477] - [.$C$1]) / ([.$C$2] - [.$C$1]))" office:value-type="float" office:value="-0.349908066111589" calcext:value-type="float">
            <text:p>-0.349908066111589</text:p>
          </table:table-cell>
          <table:table-cell table:number-columns-repeated="16"/>
        </table:table-row>
        <table:table-row table:style-name="ro1">
          <table:table-cell office:value-type="float" office:value="9310.3950688791" calcext:value-type="float">
            <text:p>9310.3950688791</text:p>
          </table:table-cell>
          <table:table-cell table:number-columns-repeated="3"/>
          <table:table-cell table:formula="of:=[.$C$4] + ([.$C$5] - [.$C$4]) * (([.A2478] - [.$C$1]) / ([.$C$2] - [.$C$1]))" office:value-type="float" office:value="-0.348813348086658" calcext:value-type="float">
            <text:p>-0.348813348086658</text:p>
          </table:table-cell>
          <table:table-cell table:number-columns-repeated="16"/>
        </table:table-row>
        <table:table-row table:style-name="ro1">
          <table:table-cell office:value-type="float" office:value="9241.7637243217" calcext:value-type="float">
            <text:p>9241.7637243217</text:p>
          </table:table-cell>
          <table:table-cell table:number-columns-repeated="3"/>
          <table:table-cell table:formula="of:=[.$C$4] + ([.$C$5] - [.$C$4]) * (([.A2479] - [.$C$1]) / ([.$C$2] - [.$C$1]))" office:value-type="float" office:value="-0.349940967862613" calcext:value-type="float">
            <text:p>-0.349940967862613</text:p>
          </table:table-cell>
          <table:table-cell table:number-columns-repeated="16"/>
        </table:table-row>
        <table:table-row table:style-name="ro1">
          <table:table-cell office:value-type="float" office:value="9261.5114252243" calcext:value-type="float">
            <text:p>9261.5114252243</text:p>
          </table:table-cell>
          <table:table-cell table:number-columns-repeated="3"/>
          <table:table-cell table:formula="of:=[.$C$4] + ([.$C$5] - [.$C$4]) * (([.A2480] - [.$C$1]) / ([.$C$2] - [.$C$1]))" office:value-type="float" office:value="-0.34961651118453" calcext:value-type="float">
            <text:p>-0.34961651118453</text:p>
          </table:table-cell>
          <table:table-cell table:number-columns-repeated="16"/>
        </table:table-row>
        <table:table-row table:style-name="ro1">
          <table:table-cell office:value-type="float" office:value="9192.6236656576" calcext:value-type="float">
            <text:p>9192.6236656576</text:p>
          </table:table-cell>
          <table:table-cell table:number-columns-repeated="3"/>
          <table:table-cell table:formula="of:=[.$C$4] + ([.$C$5] - [.$C$4]) * (([.A2481] - [.$C$1]) / ([.$C$2] - [.$C$1]))" office:value-type="float" office:value="-0.350748343884437" calcext:value-type="float">
            <text:p>-0.350748343884437</text:p>
          </table:table-cell>
          <table:table-cell table:number-columns-repeated="16"/>
        </table:table-row>
        <table:table-row table:style-name="ro1">
          <table:table-cell office:value-type="float" office:value="9132.4547469077" calcext:value-type="float">
            <text:p>9132.4547469077</text:p>
          </table:table-cell>
          <table:table-cell table:number-columns-repeated="3"/>
          <table:table-cell table:formula="of:=[.$C$4] + ([.$C$5] - [.$C$4]) * (([.A2482] - [.$C$1]) / ([.$C$2] - [.$C$1]))" office:value-type="float" office:value="-0.351736925167782" calcext:value-type="float">
            <text:p>-0.351736925167782</text:p>
          </table:table-cell>
          <table:table-cell table:number-columns-repeated="16"/>
        </table:table-row>
        <table:table-row table:style-name="ro1">
          <table:table-cell office:value-type="float" office:value="9159.3692809037" calcext:value-type="float">
            <text:p>9159.3692809037</text:p>
          </table:table-cell>
          <table:table-cell table:number-columns-repeated="3"/>
          <table:table-cell table:formula="of:=[.$C$4] + ([.$C$5] - [.$C$4]) * (([.A2483] - [.$C$1]) / ([.$C$2] - [.$C$1]))" office:value-type="float" office:value="-0.351294716713464" calcext:value-type="float">
            <text:p>-0.351294716713464</text:p>
          </table:table-cell>
          <table:table-cell table:number-columns-repeated="16"/>
        </table:table-row>
        <table:table-row table:style-name="ro1">
          <table:table-cell office:value-type="float" office:value="9182.9144185743" calcext:value-type="float">
            <text:p>9182.9144185743</text:p>
          </table:table-cell>
          <table:table-cell table:number-columns-repeated="3"/>
          <table:table-cell table:formula="of:=[.$C$4] + ([.$C$5] - [.$C$4]) * (([.A2484] - [.$C$1]) / ([.$C$2] - [.$C$1]))" office:value-type="float" office:value="-0.350907867773869" calcext:value-type="float">
            <text:p>-0.350907867773869</text:p>
          </table:table-cell>
          <table:table-cell table:number-columns-repeated="16"/>
        </table:table-row>
        <table:table-row table:style-name="ro1">
          <table:table-cell office:value-type="float" office:value="9213.3585655462" calcext:value-type="float">
            <text:p>9213.3585655462</text:p>
          </table:table-cell>
          <table:table-cell table:number-columns-repeated="3"/>
          <table:table-cell table:formula="of:=[.$C$4] + ([.$C$5] - [.$C$4]) * (([.A2485] - [.$C$1]) / ([.$C$2] - [.$C$1]))" office:value-type="float" office:value="-0.350407667429421" calcext:value-type="float">
            <text:p>-0.350407667429421</text:p>
          </table:table-cell>
          <table:table-cell table:number-columns-repeated="16"/>
        </table:table-row>
        <table:table-row table:style-name="ro1">
          <table:table-cell office:value-type="float" office:value="9166.2982305916" calcext:value-type="float">
            <text:p>9166.2982305916</text:p>
          </table:table-cell>
          <table:table-cell table:number-columns-repeated="3"/>
          <table:table-cell table:formula="of:=[.$C$4] + ([.$C$5] - [.$C$4]) * (([.A2486] - [.$C$1]) / ([.$C$2] - [.$C$1]))" office:value-type="float" office:value="-0.351180873385097" calcext:value-type="float">
            <text:p>-0.351180873385097</text:p>
          </table:table-cell>
          <table:table-cell table:number-columns-repeated="16"/>
        </table:table-row>
        <table:table-row table:style-name="ro1">
          <table:table-cell office:value-type="float" office:value="9399.7302384002" calcext:value-type="float">
            <text:p>9399.7302384002</text:p>
          </table:table-cell>
          <table:table-cell table:number-columns-repeated="3"/>
          <table:table-cell table:formula="of:=[.$C$4] + ([.$C$5] - [.$C$4]) * (([.A2487] - [.$C$1]) / ([.$C$2] - [.$C$1]))" office:value-type="float" office:value="-0.347345562419775" calcext:value-type="float">
            <text:p>-0.347345562419775</text:p>
          </table:table-cell>
          <table:table-cell table:number-columns-repeated="16"/>
        </table:table-row>
        <table:table-row table:style-name="ro1">
          <table:table-cell office:value-type="float" office:value="9534.1162687428" calcext:value-type="float">
            <text:p>9534.1162687428</text:p>
          </table:table-cell>
          <table:table-cell table:number-columns-repeated="3"/>
          <table:table-cell table:formula="of:=[.$C$4] + ([.$C$5] - [.$C$4]) * (([.A2488] - [.$C$1]) / ([.$C$2] - [.$C$1]))" office:value-type="float" office:value="-0.345137586655878" calcext:value-type="float">
            <text:p>-0.345137586655878</text:p>
          </table:table-cell>
          <table:table-cell table:number-columns-repeated="16"/>
        </table:table-row>
        <table:table-row table:style-name="ro1">
          <table:table-cell office:value-type="float" office:value="9617.3894591667" calcext:value-type="float">
            <text:p>9617.3894591667</text:p>
          </table:table-cell>
          <table:table-cell table:number-columns-repeated="3"/>
          <table:table-cell table:formula="of:=[.$C$4] + ([.$C$5] - [.$C$4]) * (([.A2489] - [.$C$1]) / ([.$C$2] - [.$C$1]))" office:value-type="float" office:value="-0.343769399904847" calcext:value-type="float">
            <text:p>-0.343769399904847</text:p>
          </table:table-cell>
          <table:table-cell table:number-columns-repeated="16"/>
        </table:table-row>
        <table:table-row table:style-name="ro1">
          <table:table-cell office:value-type="float" office:value="9557.0653141715" calcext:value-type="float">
            <text:p>9557.0653141715</text:p>
          </table:table-cell>
          <table:table-cell table:number-columns-repeated="3"/>
          <table:table-cell table:formula="of:=[.$C$4] + ([.$C$5] - [.$C$4]) * (([.A2490] - [.$C$1]) / ([.$C$2] - [.$C$1]))" office:value-type="float" office:value="-0.344760531570747" calcext:value-type="float">
            <text:p>-0.344760531570747</text:p>
          </table:table-cell>
          <table:table-cell table:number-columns-repeated="16"/>
        </table:table-row>
        <table:table-row table:style-name="ro1">
          <table:table-cell office:value-type="float" office:value="9714.6851230125" calcext:value-type="float">
            <text:p>9714.6851230125</text:p>
          </table:table-cell>
          <table:table-cell table:number-columns-repeated="3"/>
          <table:table-cell table:formula="of:=[.$C$4] + ([.$C$5] - [.$C$4]) * (([.A2491] - [.$C$1]) / ([.$C$2] - [.$C$1]))" office:value-type="float" office:value="-0.342170822529237" calcext:value-type="float">
            <text:p>-0.342170822529237</text:p>
          </table:table-cell>
          <table:table-cell table:number-columns-repeated="16"/>
        </table:table-row>
        <table:table-row table:style-name="ro1">
          <table:table-cell office:value-type="float" office:value="9940.1115733741" calcext:value-type="float">
            <text:p>9940.1115733741</text:p>
          </table:table-cell>
          <table:table-cell table:number-columns-repeated="3"/>
          <table:table-cell table:formula="of:=[.$C$4] + ([.$C$5] - [.$C$4]) * (([.A2492] - [.$C$1]) / ([.$C$2] - [.$C$1]))" office:value-type="float" office:value="-0.338467043664196" calcext:value-type="float">
            <text:p>-0.338467043664196</text:p>
          </table:table-cell>
          <table:table-cell table:number-columns-repeated="16"/>
        </table:table-row>
        <table:table-row table:style-name="ro1">
          <table:table-cell office:value-type="float" office:value="11040.7904712931" calcext:value-type="float">
            <text:p>11040.7904712931</text:p>
          </table:table-cell>
          <table:table-cell table:number-columns-repeated="3"/>
          <table:table-cell table:formula="of:=[.$C$4] + ([.$C$5] - [.$C$4]) * (([.A2493] - [.$C$1]) / ([.$C$2] - [.$C$1]))" office:value-type="float" office:value="-0.320382780558558" calcext:value-type="float">
            <text:p>-0.320382780558558</text:p>
          </table:table-cell>
          <table:table-cell table:number-columns-repeated="16"/>
        </table:table-row>
        <table:table-row table:style-name="ro1">
          <table:table-cell office:value-type="float" office:value="10930.4527755009" calcext:value-type="float">
            <text:p>10930.4527755009</text:p>
          </table:table-cell>
          <table:table-cell table:number-columns-repeated="3"/>
          <table:table-cell table:formula="of:=[.$C$4] + ([.$C$5] - [.$C$4]) * (([.A2494] - [.$C$1]) / ([.$C$2] - [.$C$1]))" office:value-type="float" office:value="-0.322195639808379" calcext:value-type="float">
            <text:p>-0.322195639808379</text:p>
          </table:table-cell>
          <table:table-cell table:number-columns-repeated="16"/>
        </table:table-row>
        <table:table-row table:style-name="ro1">
          <table:table-cell office:value-type="float" office:value="11118.8885842583" calcext:value-type="float">
            <text:p>11118.8885842583</text:p>
          </table:table-cell>
          <table:table-cell table:number-columns-repeated="3"/>
          <table:table-cell table:formula="of:=[.$C$4] + ([.$C$5] - [.$C$4]) * (([.A2495] - [.$C$1]) / ([.$C$2] - [.$C$1]))" office:value-type="float" office:value="-0.319099620841781" calcext:value-type="float">
            <text:p>-0.319099620841781</text:p>
          </table:table-cell>
          <table:table-cell table:number-columns-repeated="16"/>
        </table:table-row>
        <table:table-row table:style-name="ro1">
          <table:table-cell office:value-type="float" office:value="11112.4211580953" calcext:value-type="float">
            <text:p>11112.4211580953</text:p>
          </table:table-cell>
          <table:table-cell table:number-columns-repeated="3"/>
          <table:table-cell table:formula="of:=[.$C$4] + ([.$C$5] - [.$C$4]) * (([.A2496] - [.$C$1]) / ([.$C$2] - [.$C$1]))" office:value-type="float" office:value="-0.319205881293007" calcext:value-type="float">
            <text:p>-0.319205881293007</text:p>
          </table:table-cell>
          <table:table-cell table:number-columns-repeated="16"/>
        </table:table-row>
        <table:table-row table:style-name="ro1">
          <table:table-cell office:value-type="float" office:value="11352.7150357317" calcext:value-type="float">
            <text:p>11352.7150357317</text:p>
          </table:table-cell>
          <table:table-cell table:number-columns-repeated="3"/>
          <table:table-cell table:formula="of:=[.$C$4] + ([.$C$5] - [.$C$4]) * (([.A2497] - [.$C$1]) / ([.$C$2] - [.$C$1]))" office:value-type="float" office:value="-0.315257829128051" calcext:value-type="float">
            <text:p>-0.315257829128051</text:p>
          </table:table-cell>
          <table:table-cell table:number-columns-repeated="16"/>
        </table:table-row>
        <table:table-row table:style-name="ro1">
          <table:table-cell office:value-type="float" office:value="11820.5129134748" calcext:value-type="float">
            <text:p>11820.5129134748</text:p>
          </table:table-cell>
          <table:table-cell table:number-columns-repeated="3"/>
          <table:table-cell table:formula="of:=[.$C$4] + ([.$C$5] - [.$C$4]) * (([.A2498] - [.$C$1]) / ([.$C$2] - [.$C$1]))" office:value-type="float" office:value="-0.307571863750355" calcext:value-type="float">
            <text:p>-0.307571863750355</text:p>
          </table:table-cell>
          <table:table-cell table:number-columns-repeated="16"/>
        </table:table-row>
        <table:table-row table:style-name="ro1">
          <table:table-cell office:value-type="float" office:value="11071.2671075218" calcext:value-type="float">
            <text:p>11071.2671075218</text:p>
          </table:table-cell>
          <table:table-cell table:number-columns-repeated="3"/>
          <table:table-cell table:formula="of:=[.$C$4] + ([.$C$5] - [.$C$4]) * (([.A2499] - [.$C$1]) / ([.$C$2] - [.$C$1]))" office:value-type="float" office:value="-0.319882046412408" calcext:value-type="float">
            <text:p>-0.319882046412408</text:p>
          </table:table-cell>
          <table:table-cell table:number-columns-repeated="16"/>
        </table:table-row>
        <table:table-row table:style-name="ro1">
          <table:table-cell office:value-type="float" office:value="11237.224514327" calcext:value-type="float">
            <text:p>11237.224514327</text:p>
          </table:table-cell>
          <table:table-cell table:number-columns-repeated="3"/>
          <table:table-cell table:formula="of:=[.$C$4] + ([.$C$5] - [.$C$4]) * (([.A2500] - [.$C$1]) / ([.$C$2] - [.$C$1]))" office:value-type="float" office:value="-0.317155349812093" calcext:value-type="float">
            <text:p>-0.317155349812093</text:p>
          </table:table-cell>
          <table:table-cell table:number-columns-repeated="16"/>
        </table:table-row>
        <table:table-row table:style-name="ro1">
          <table:table-cell office:value-type="float" office:value="11196.2874567594" calcext:value-type="float">
            <text:p>11196.2874567594</text:p>
          </table:table-cell>
          <table:table-cell table:number-columns-repeated="3"/>
          <table:table-cell table:formula="of:=[.$C$4] + ([.$C$5] - [.$C$4]) * (([.A2501] - [.$C$1]) / ([.$C$2] - [.$C$1]))" office:value-type="float" office:value="-0.317827949714955" calcext:value-type="float">
            <text:p>-0.317827949714955</text:p>
          </table:table-cell>
          <table:table-cell table:number-columns-repeated="16"/>
        </table:table-row>
        <table:table-row table:style-name="ro1">
          <table:table-cell office:value-type="float" office:value="11756.8948577037" calcext:value-type="float">
            <text:p>11756.8948577037</text:p>
          </table:table-cell>
          <table:table-cell table:number-columns-repeated="3"/>
          <table:table-cell table:formula="of:=[.$C$4] + ([.$C$5] - [.$C$4]) * (([.A2502] - [.$C$1]) / ([.$C$2] - [.$C$1]))" office:value-type="float" office:value="-0.308617114695939" calcext:value-type="float">
            <text:p>-0.308617114695939</text:p>
          </table:table-cell>
          <table:table-cell table:number-columns-repeated="16"/>
        </table:table-row>
        <table:table-row table:style-name="ro1">
          <table:table-cell office:value-type="float" office:value="11780.0440057381" calcext:value-type="float">
            <text:p>11780.0440057381</text:p>
          </table:table-cell>
          <table:table-cell table:number-columns-repeated="3"/>
          <table:table-cell table:formula="of:=[.$C$4] + ([.$C$5] - [.$C$4]) * (([.A2503] - [.$C$1]) / ([.$C$2] - [.$C$1]))" office:value-type="float" office:value="-0.308236771905215" calcext:value-type="float">
            <text:p>-0.308236771905215</text:p>
          </table:table-cell>
          <table:table-cell table:number-columns-repeated="16"/>
        </table:table-row>
        <table:table-row table:style-name="ro1">
          <table:table-cell office:value-type="float" office:value="11610.9086952199" calcext:value-type="float">
            <text:p>11610.9086952199</text:p>
          </table:table-cell>
          <table:table-cell table:number-columns-repeated="3"/>
          <table:table-cell table:formula="of:=[.$C$4] + ([.$C$5] - [.$C$4]) * (([.A2504] - [.$C$1]) / ([.$C$2] - [.$C$1]))" office:value-type="float" office:value="-0.311015681777702" calcext:value-type="float">
            <text:p>-0.311015681777702</text:p>
          </table:table-cell>
          <table:table-cell table:number-columns-repeated="16"/>
        </table:table-row>
        <table:table-row table:style-name="ro1">
          <table:table-cell office:value-type="float" office:value="11770.4509749131" calcext:value-type="float">
            <text:p>11770.4509749131</text:p>
          </table:table-cell>
          <table:table-cell table:number-columns-repeated="3"/>
          <table:table-cell table:formula="of:=[.$C$4] + ([.$C$5] - [.$C$4]) * (([.A2505] - [.$C$1]) / ([.$C$2] - [.$C$1]))" office:value-type="float" office:value="-0.308394386350034" calcext:value-type="float">
            <text:p>-0.308394386350034</text:p>
          </table:table-cell>
          <table:table-cell table:number-columns-repeated="16"/>
        </table:table-row>
        <table:table-row table:style-name="ro1">
          <table:table-cell office:value-type="float" office:value="11693.179446991" calcext:value-type="float">
            <text:p>11693.179446991</text:p>
          </table:table-cell>
          <table:table-cell table:number-columns-repeated="3"/>
          <table:table-cell table:formula="of:=[.$C$4] + ([.$C$5] - [.$C$4]) * (([.A2506] - [.$C$1]) / ([.$C$2] - [.$C$1]))" office:value-type="float" office:value="-0.309663965192837" calcext:value-type="float">
            <text:p>-0.309663965192837</text:p>
          </table:table-cell>
          <table:table-cell table:number-columns-repeated="16"/>
        </table:table-row>
        <table:table-row table:style-name="ro1">
          <table:table-cell office:value-type="float" office:value="11903.3334960484" calcext:value-type="float">
            <text:p>11903.3334960484</text:p>
          </table:table-cell>
          <table:table-cell table:number-columns-repeated="3"/>
          <table:table-cell table:formula="of:=[.$C$4] + ([.$C$5] - [.$C$4]) * (([.A2507] - [.$C$1]) / ([.$C$2] - [.$C$1]))" office:value-type="float" office:value="-0.30621111339105" calcext:value-type="float">
            <text:p>-0.30621111339105</text:p>
          </table:table-cell>
          <table:table-cell table:number-columns-repeated="16"/>
        </table:table-row>
        <table:table-row table:style-name="ro1">
          <table:table-cell office:value-type="float" office:value="11399.0684836049" calcext:value-type="float">
            <text:p>11399.0684836049</text:p>
          </table:table-cell>
          <table:table-cell table:number-columns-repeated="3"/>
          <table:table-cell table:formula="of:=[.$C$4] + ([.$C$5] - [.$C$4]) * (([.A2508] - [.$C$1]) / ([.$C$2] - [.$C$1]))" office:value-type="float" office:value="-0.314496237397004" calcext:value-type="float">
            <text:p>-0.314496237397004</text:p>
          </table:table-cell>
          <table:table-cell table:number-columns-repeated="16"/>
        </table:table-row>
        <table:table-row table:style-name="ro1">
          <table:table-cell office:value-type="float" office:value="11571.1026297982" calcext:value-type="float">
            <text:p>11571.1026297982</text:p>
          </table:table-cell>
          <table:table-cell table:number-columns-repeated="3"/>
          <table:table-cell table:formula="of:=[.$C$4] + ([.$C$5] - [.$C$4]) * (([.A2509] - [.$C$1]) / ([.$C$2] - [.$C$1]))" office:value-type="float" office:value="-0.311669699367797" calcext:value-type="float">
            <text:p>-0.311669699367797</text:p>
          </table:table-cell>
          <table:table-cell table:number-columns-repeated="16"/>
        </table:table-row>
        <table:table-row table:style-name="ro1">
          <table:table-cell office:value-type="float" office:value="11789.9595335822" calcext:value-type="float">
            <text:p>11789.9595335822</text:p>
          </table:table-cell>
          <table:table-cell table:number-columns-repeated="3"/>
          <table:table-cell table:formula="of:=[.$C$4] + ([.$C$5] - [.$C$4]) * (([.A2510] - [.$C$1]) / ([.$C$2] - [.$C$1]))" office:value-type="float" office:value="-0.30807385880249" calcext:value-type="float">
            <text:p>-0.30807385880249</text:p>
          </table:table-cell>
          <table:table-cell table:number-columns-repeated="16"/>
        </table:table-row>
        <table:table-row table:style-name="ro1">
          <table:table-cell office:value-type="float" office:value="11782.7855891469" calcext:value-type="float">
            <text:p>11782.7855891469</text:p>
          </table:table-cell>
          <table:table-cell table:number-columns-repeated="3"/>
          <table:table-cell table:formula="of:=[.$C$4] + ([.$C$5] - [.$C$4]) * (([.A2511] - [.$C$1]) / ([.$C$2] - [.$C$1]))" office:value-type="float" office:value="-0.308191727418776" calcext:value-type="float">
            <text:p>-0.308191727418776</text:p>
          </table:table-cell>
          <table:table-cell table:number-columns-repeated="16"/>
        </table:table-row>
        <table:table-row table:style-name="ro1">
          <table:table-cell office:value-type="float" office:value="11862.3874192118" calcext:value-type="float">
            <text:p>11862.3874192118</text:p>
          </table:table-cell>
          <table:table-cell table:number-columns-repeated="3"/>
          <table:table-cell table:formula="of:=[.$C$4] + ([.$C$5] - [.$C$4]) * (([.A2512] - [.$C$1]) / ([.$C$2] - [.$C$1]))" office:value-type="float" office:value="-0.306883861481394" calcext:value-type="float">
            <text:p>-0.306883861481394</text:p>
          </table:table-cell>
          <table:table-cell table:number-columns-repeated="16"/>
        </table:table-row>
        <table:table-row table:style-name="ro1">
          <table:table-cell office:value-type="float" office:value="11916.5802233749" calcext:value-type="float">
            <text:p>11916.5802233749</text:p>
          </table:table-cell>
          <table:table-cell table:number-columns-repeated="3"/>
          <table:table-cell table:formula="of:=[.$C$4] + ([.$C$5] - [.$C$4]) * (([.A2513] - [.$C$1]) / ([.$C$2] - [.$C$1]))" office:value-type="float" office:value="-0.305993468351508" calcext:value-type="float">
            <text:p>-0.305993468351508</text:p>
          </table:table-cell>
          <table:table-cell table:number-columns-repeated="16"/>
        </table:table-row>
        <table:table-row table:style-name="ro1">
          <table:table-cell office:value-type="float" office:value="12299.816206832" calcext:value-type="float">
            <text:p>12299.816206832</text:p>
          </table:table-cell>
          <table:table-cell table:number-columns-repeated="3"/>
          <table:table-cell table:formula="of:=[.$C$4] + ([.$C$5] - [.$C$4]) * (([.A2514] - [.$C$1]) / ([.$C$2] - [.$C$1]))" office:value-type="float" office:value="-0.299696863256698" calcext:value-type="float">
            <text:p>-0.299696863256698</text:p>
          </table:table-cell>
          <table:table-cell table:number-columns-repeated="16"/>
        </table:table-row>
        <table:table-row table:style-name="ro1">
          <table:table-cell office:value-type="float" office:value="11959.0293875851" calcext:value-type="float">
            <text:p>11959.0293875851</text:p>
          </table:table-cell>
          <table:table-cell table:number-columns-repeated="3"/>
          <table:table-cell table:formula="of:=[.$C$4] + ([.$C$5] - [.$C$4]) * (([.A2515] - [.$C$1]) / ([.$C$2] - [.$C$1]))" office:value-type="float" office:value="-0.305296024387021" calcext:value-type="float">
            <text:p>-0.305296024387021</text:p>
          </table:table-cell>
          <table:table-cell table:number-columns-repeated="16"/>
        </table:table-row>
        <table:table-row table:style-name="ro1">
          <table:table-cell office:value-type="float" office:value="11766.1831250181" calcext:value-type="float">
            <text:p>11766.1831250181</text:p>
          </table:table-cell>
          <table:table-cell table:number-columns-repeated="3"/>
          <table:table-cell table:formula="of:=[.$C$4] + ([.$C$5] - [.$C$4]) * (([.A2516] - [.$C$1]) / ([.$C$2] - [.$C$1]))" office:value-type="float" office:value="-0.308464507545728" calcext:value-type="float">
            <text:p>-0.308464507545728</text:p>
          </table:table-cell>
          <table:table-cell table:number-columns-repeated="16"/>
        </table:table-row>
        <table:table-row table:style-name="ro1">
          <table:table-cell office:value-type="float" office:value="11866.284009762" calcext:value-type="float">
            <text:p>11866.284009762</text:p>
          </table:table-cell>
          <table:table-cell table:number-columns-repeated="3"/>
          <table:table-cell table:formula="of:=[.$C$4] + ([.$C$5] - [.$C$4]) * (([.A2517] - [.$C$1]) / ([.$C$2] - [.$C$1]))" office:value-type="float" office:value="-0.306819840113438" calcext:value-type="float">
            <text:p>-0.306819840113438</text:p>
          </table:table-cell>
          <table:table-cell table:number-columns-repeated="16"/>
        </table:table-row>
        <table:table-row table:style-name="ro1">
          <table:table-cell office:value-type="float" office:value="11539.7172880236" calcext:value-type="float">
            <text:p>11539.7172880236</text:p>
          </table:table-cell>
          <table:table-cell table:number-columns-repeated="3"/>
          <table:table-cell table:formula="of:=[.$C$4] + ([.$C$5] - [.$C$4]) * (([.A2518] - [.$C$1]) / ([.$C$2] - [.$C$1]))" office:value-type="float" office:value="-0.312185363635901" calcext:value-type="float">
            <text:p>-0.312185363635901</text:p>
          </table:table-cell>
          <table:table-cell table:number-columns-repeated="16"/>
        </table:table-row>
        <table:table-row table:style-name="ro1">
          <table:table-cell office:value-type="float" office:value="11677.0582433558" calcext:value-type="float">
            <text:p>11677.0582433558</text:p>
          </table:table-cell>
          <table:table-cell table:number-columns-repeated="3"/>
          <table:table-cell table:formula="of:=[.$C$4] + ([.$C$5] - [.$C$4]) * (([.A2519] - [.$C$1]) / ([.$C$2] - [.$C$1]))" office:value-type="float" office:value="-0.309928838162302" calcext:value-type="float">
            <text:p>-0.309928838162302</text:p>
          </table:table-cell>
          <table:table-cell table:number-columns-repeated="16"/>
        </table:table-row>
        <table:table-row table:style-name="ro1">
          <table:table-cell office:value-type="float" office:value="11660.3968241197" calcext:value-type="float">
            <text:p>11660.3968241197</text:p>
          </table:table-cell>
          <table:table-cell table:number-columns-repeated="3"/>
          <table:table-cell table:formula="of:=[.$C$4] + ([.$C$5] - [.$C$4]) * (([.A2520] - [.$C$1]) / ([.$C$2] - [.$C$1]))" office:value-type="float" office:value="-0.310202586927494" calcext:value-type="float">
            <text:p>-0.310202586927494</text:p>
          </table:table-cell>
          <table:table-cell table:number-columns-repeated="16"/>
        </table:table-row>
        <table:table-row table:style-name="ro1">
          <table:table-cell office:value-type="float" office:value="11759.3613990679" calcext:value-type="float">
            <text:p>11759.3613990679</text:p>
          </table:table-cell>
          <table:table-cell table:number-columns-repeated="3"/>
          <table:table-cell table:formula="of:=[.$C$4] + ([.$C$5] - [.$C$4]) * (([.A2521] - [.$C$1]) / ([.$C$2] - [.$C$1]))" office:value-type="float" office:value="-0.308576589177483" calcext:value-type="float">
            <text:p>-0.308576589177483</text:p>
          </table:table-cell>
          <table:table-cell table:number-columns-repeated="16"/>
        </table:table-row>
        <table:table-row table:style-name="ro1">
          <table:table-cell office:value-type="float" office:value="11334.0357287587" calcext:value-type="float">
            <text:p>11334.0357287587</text:p>
          </table:table-cell>
          <table:table-cell table:number-columns-repeated="3"/>
          <table:table-cell table:formula="of:=[.$C$4] + ([.$C$5] - [.$C$4]) * (([.A2522] - [.$C$1]) / ([.$C$2] - [.$C$1]))" office:value-type="float" office:value="-0.315564731988248" calcext:value-type="float">
            <text:p>-0.315564731988248</text:p>
          </table:table-cell>
          <table:table-cell table:number-columns-repeated="16"/>
        </table:table-row>
        <table:table-row table:style-name="ro1">
          <table:table-cell office:value-type="float" office:value="11467.2906543538" calcext:value-type="float">
            <text:p>11467.2906543538</text:p>
          </table:table-cell>
          <table:table-cell table:number-columns-repeated="3"/>
          <table:table-cell table:formula="of:=[.$C$4] + ([.$C$5] - [.$C$4]) * (([.A2523] - [.$C$1]) / ([.$C$2] - [.$C$1]))" office:value-type="float" office:value="-0.313375340387174" calcext:value-type="float">
            <text:p>-0.313375340387174</text:p>
          </table:table-cell>
          <table:table-cell table:number-columns-repeated="16"/>
        </table:table-row>
        <table:table-row table:style-name="ro1">
          <table:table-cell office:value-type="float" office:value="11339.7480170355" calcext:value-type="float">
            <text:p>11339.7480170355</text:p>
          </table:table-cell>
          <table:table-cell table:number-columns-repeated="3"/>
          <table:table-cell table:formula="of:=[.$C$4] + ([.$C$5] - [.$C$4]) * (([.A2524] - [.$C$1]) / ([.$C$2] - [.$C$1]))" office:value-type="float" office:value="-0.315470878527145" calcext:value-type="float">
            <text:p>-0.315470878527145</text:p>
          </table:table-cell>
          <table:table-cell table:number-columns-repeated="16"/>
        </table:table-row>
        <table:table-row table:style-name="ro1">
          <table:table-cell office:value-type="float" office:value="11540.7286407004" calcext:value-type="float">
            <text:p>11540.7286407004</text:p>
          </table:table-cell>
          <table:table-cell table:number-columns-repeated="3"/>
          <table:table-cell table:formula="of:=[.$C$4] + ([.$C$5] - [.$C$4]) * (([.A2525] - [.$C$1]) / ([.$C$2] - [.$C$1]))" office:value-type="float" office:value="-0.312168747011439" calcext:value-type="float">
            <text:p>-0.312168747011439</text:p>
          </table:table-cell>
          <table:table-cell table:number-columns-repeated="16"/>
        </table:table-row>
        <table:table-row table:style-name="ro1">
          <table:table-cell office:value-type="float" office:value="11483.1287455262" calcext:value-type="float">
            <text:p>11483.1287455262</text:p>
          </table:table-cell>
          <table:table-cell table:number-columns-repeated="3"/>
          <table:table-cell table:formula="of:=[.$C$4] + ([.$C$5] - [.$C$4]) * (([.A2526] - [.$C$1]) / ([.$C$2] - [.$C$1]))" office:value-type="float" office:value="-0.313115118983462" calcext:value-type="float">
            <text:p>-0.313115118983462</text:p>
          </table:table-cell>
          <table:table-cell table:number-columns-repeated="16"/>
        </table:table-row>
        <table:table-row table:style-name="ro1">
          <table:table-cell office:value-type="float" office:value="11712.9726181329" calcext:value-type="float">
            <text:p>11712.9726181329</text:p>
          </table:table-cell>
          <table:table-cell table:number-columns-repeated="3"/>
          <table:table-cell table:formula="of:=[.$C$4] + ([.$C$5] - [.$C$4]) * (([.A2527] - [.$C$1]) / ([.$C$2] - [.$C$1]))" office:value-type="float" office:value="-0.309338761434228" calcext:value-type="float">
            <text:p>-0.309338761434228</text:p>
          </table:table-cell>
          <table:table-cell table:number-columns-repeated="16"/>
        </table:table-row>
        <table:table-row table:style-name="ro1">
          <table:table-cell office:value-type="float" office:value="11661.4273392082" calcext:value-type="float">
            <text:p>11661.4273392082</text:p>
          </table:table-cell>
          <table:table-cell table:number-columns-repeated="3"/>
          <table:table-cell table:formula="of:=[.$C$4] + ([.$C$5] - [.$C$4]) * (([.A2528] - [.$C$1]) / ([.$C$2] - [.$C$1]))" office:value-type="float" office:value="-0.310185655462714" calcext:value-type="float">
            <text:p>-0.310185655462714</text:p>
          </table:table-cell>
          <table:table-cell table:number-columns-repeated="16"/>
        </table:table-row>
        <table:table-row table:style-name="ro1">
          <table:table-cell office:value-type="float" office:value="11923.1996398265" calcext:value-type="float">
            <text:p>11923.1996398265</text:p>
          </table:table-cell>
          <table:table-cell table:number-columns-repeated="3"/>
          <table:table-cell table:formula="of:=[.$C$4] + ([.$C$5] - [.$C$4]) * (([.A2529] - [.$C$1]) / ([.$C$2] - [.$C$1]))" office:value-type="float" office:value="-0.305884710684814" calcext:value-type="float">
            <text:p>-0.305884710684814</text:p>
          </table:table-cell>
          <table:table-cell table:number-columns-repeated="16"/>
        </table:table-row>
        <table:table-row table:style-name="ro1">
          <table:table-cell office:value-type="float" office:value="11409.7263346148" calcext:value-type="float">
            <text:p>11409.7263346148</text:p>
          </table:table-cell>
          <table:table-cell table:number-columns-repeated="3"/>
          <table:table-cell table:formula="of:=[.$C$4] + ([.$C$5] - [.$C$4]) * (([.A2530] - [.$C$1]) / ([.$C$2] - [.$C$1]))" office:value-type="float" office:value="-0.314321127851279" calcext:value-type="float">
            <text:p>-0.314321127851279</text:p>
          </table:table-cell>
          <table:table-cell table:number-columns-repeated="16"/>
        </table:table-row>
        <table:table-row table:style-name="ro1">
          <table:table-cell office:value-type="float" office:value="10177.7216415213" calcext:value-type="float">
            <text:p>10177.7216415213</text:p>
          </table:table-cell>
          <table:table-cell table:number-columns-repeated="3"/>
          <table:table-cell table:formula="of:=[.$C$4] + ([.$C$5] - [.$C$4]) * (([.A2531] - [.$C$1]) / ([.$C$2] - [.$C$1]))" office:value-type="float" office:value="-0.334563086754468" calcext:value-type="float">
            <text:p>-0.334563086754468</text:p>
          </table:table-cell>
          <table:table-cell table:number-columns-repeated="16"/>
        </table:table-row>
        <table:table-row table:style-name="ro1">
          <table:table-cell office:value-type="float" office:value="10470.0266856065" calcext:value-type="float">
            <text:p>10470.0266856065</text:p>
          </table:table-cell>
          <table:table-cell table:number-columns-repeated="3"/>
          <table:table-cell table:formula="of:=[.$C$4] + ([.$C$5] - [.$C$4]) * (([.A2532] - [.$C$1]) / ([.$C$2] - [.$C$1]))" office:value-type="float" office:value="-0.329760485982948" calcext:value-type="float">
            <text:p>-0.329760485982948</text:p>
          </table:table-cell>
          <table:table-cell table:number-columns-repeated="16"/>
        </table:table-row>
        <table:table-row table:style-name="ro1">
          <table:table-cell office:value-type="float" office:value="10174.8634317217" calcext:value-type="float">
            <text:p>10174.8634317217</text:p>
          </table:table-cell>
          <table:table-cell table:number-columns-repeated="3"/>
          <table:table-cell table:formula="of:=[.$C$4] + ([.$C$5] - [.$C$4]) * (([.A2533] - [.$C$1]) / ([.$C$2] - [.$C$1]))" office:value-type="float" office:value="-0.334610047424037" calcext:value-type="float">
            <text:p>-0.334610047424037</text:p>
          </table:table-cell>
          <table:table-cell table:number-columns-repeated="16"/>
        </table:table-row>
        <table:table-row table:style-name="ro1">
          <table:table-cell office:value-type="float" office:value="10265.742989012" calcext:value-type="float">
            <text:p>10265.742989012</text:p>
          </table:table-cell>
          <table:table-cell table:number-columns-repeated="3"/>
          <table:table-cell table:formula="of:=[.$C$4] + ([.$C$5] - [.$C$4]) * (([.A2534] - [.$C$1]) / ([.$C$2] - [.$C$1]))" office:value-type="float" office:value="-0.333116887313428" calcext:value-type="float">
            <text:p>-0.333116887313428</text:p>
          </table:table-cell>
          <table:table-cell table:number-columns-repeated="16"/>
        </table:table-row>
        <table:table-row table:style-name="ro1">
          <table:table-cell office:value-type="float" office:value="10381.6768155354" calcext:value-type="float">
            <text:p>10381.6768155354</text:p>
          </table:table-cell>
          <table:table-cell table:number-columns-repeated="3"/>
          <table:table-cell table:formula="of:=[.$C$4] + ([.$C$5] - [.$C$4]) * (([.A2535] - [.$C$1]) / ([.$C$2] - [.$C$1]))" office:value-type="float" office:value="-0.331212083082461" calcext:value-type="float">
            <text:p>-0.331212083082461</text:p>
          </table:table-cell>
          <table:table-cell table:number-columns-repeated="16"/>
        </table:table-row>
        <table:table-row table:style-name="ro1">
          <table:table-cell office:value-type="float" office:value="10136.5608354675" calcext:value-type="float">
            <text:p>10136.5608354675</text:p>
          </table:table-cell>
          <table:table-cell table:number-columns-repeated="3"/>
          <table:table-cell table:formula="of:=[.$C$4] + ([.$C$5] - [.$C$4]) * (([.A2536] - [.$C$1]) / ([.$C$2] - [.$C$1]))" office:value-type="float" office:value="-0.335239362867078" calcext:value-type="float">
            <text:p>-0.335239362867078</text:p>
          </table:table-cell>
          <table:table-cell table:number-columns-repeated="16"/>
        </table:table-row>
        <table:table-row table:style-name="ro1">
          <table:table-cell office:value-type="float" office:value="10230.6355279248" calcext:value-type="float">
            <text:p>10230.6355279248</text:p>
          </table:table-cell>
          <table:table-cell table:number-columns-repeated="3"/>
          <table:table-cell table:formula="of:=[.$C$4] + ([.$C$5] - [.$C$4]) * (([.A2537] - [.$C$1]) / ([.$C$2] - [.$C$1]))" office:value-type="float" office:value="-0.333693706369805" calcext:value-type="float">
            <text:p>-0.333693706369805</text:p>
          </table:table-cell>
          <table:table-cell table:number-columns-repeated="16"/>
        </table:table-row>
        <table:table-row table:style-name="ro1">
          <table:table-cell office:value-type="float" office:value="10347.6612052229" calcext:value-type="float">
            <text:p>10347.6612052229</text:p>
          </table:table-cell>
          <table:table-cell table:number-columns-repeated="3"/>
          <table:table-cell table:formula="of:=[.$C$4] + ([.$C$5] - [.$C$4]) * (([.A2538] - [.$C$1]) / ([.$C$2] - [.$C$1]))" office:value-type="float" office:value="-0.33177096292267" calcext:value-type="float">
            <text:p>-0.33177096292267</text:p>
          </table:table-cell>
          <table:table-cell table:number-columns-repeated="16"/>
        </table:table-row>
        <table:table-row table:style-name="ro1">
          <table:table-cell office:value-type="float" office:value="10400.8554489956" calcext:value-type="float">
            <text:p>10400.8554489956</text:p>
          </table:table-cell>
          <table:table-cell table:number-columns-repeated="3"/>
          <table:table-cell table:formula="of:=[.$C$4] + ([.$C$5] - [.$C$4]) * (([.A2539] - [.$C$1]) / ([.$C$2] - [.$C$1]))" office:value-type="float" office:value="-0.330896976238715" calcext:value-type="float">
            <text:p>-0.330896976238715</text:p>
          </table:table-cell>
          <table:table-cell table:number-columns-repeated="16"/>
        </table:table-row>
        <table:table-row table:style-name="ro1">
          <table:table-cell office:value-type="float" office:value="10450.9495202941" calcext:value-type="float">
            <text:p>10450.9495202941</text:p>
          </table:table-cell>
          <table:table-cell table:number-columns-repeated="3"/>
          <table:table-cell table:formula="of:=[.$C$4] + ([.$C$5] - [.$C$4]) * (([.A2540] - [.$C$1]) / ([.$C$2] - [.$C$1]))" office:value-type="float" office:value="-0.330073925694994" calcext:value-type="float">
            <text:p>-0.330073925694994</text:p>
          </table:table-cell>
          <table:table-cell table:number-columns-repeated="16"/>
        </table:table-row>
        <table:table-row table:style-name="ro1">
          <table:table-cell office:value-type="float" office:value="10337.7125787577" calcext:value-type="float">
            <text:p>10337.7125787577</text:p>
          </table:table-cell>
          <table:table-cell table:number-columns-repeated="3"/>
          <table:table-cell table:formula="of:=[.$C$4] + ([.$C$5] - [.$C$4]) * (([.A2541] - [.$C$1]) / ([.$C$2] - [.$C$1]))" office:value-type="float" office:value="-0.331934419839011" calcext:value-type="float">
            <text:p>-0.331934419839011</text:p>
          </table:table-cell>
          <table:table-cell table:number-columns-repeated="16"/>
        </table:table-row>
        <table:table-row table:style-name="ro1">
          <table:table-cell office:value-type="float" office:value="10683.0029092306" calcext:value-type="float">
            <text:p>10683.0029092306</text:p>
          </table:table-cell>
          <table:table-cell table:number-columns-repeated="3"/>
          <table:table-cell table:formula="of:=[.$C$4] + ([.$C$5] - [.$C$4]) * (([.A2542] - [.$C$1]) / ([.$C$2] - [.$C$1]))" office:value-type="float" office:value="-0.32626126557403" calcext:value-type="float">
            <text:p>-0.32626126557403</text:p>
          </table:table-cell>
          <table:table-cell table:number-columns-repeated="16"/>
        </table:table-row>
        <table:table-row table:style-name="ro1">
          <table:table-cell office:value-type="float" office:value="10792.310232955" calcext:value-type="float">
            <text:p>10792.310232955</text:p>
          </table:table-cell>
          <table:table-cell table:number-columns-repeated="3"/>
          <table:table-cell table:formula="of:=[.$C$4] + ([.$C$5] - [.$C$4]) * (([.A2543] - [.$C$1]) / ([.$C$2] - [.$C$1]))" office:value-type="float" office:value="-0.324465335439144" calcext:value-type="float">
            <text:p>-0.324465335439144</text:p>
          </table:table-cell>
          <table:table-cell table:number-columns-repeated="16"/>
        </table:table-row>
        <table:table-row table:style-name="ro1">
          <table:table-cell office:value-type="float" office:value="10966.3864837182" calcext:value-type="float">
            <text:p>10966.3864837182</text:p>
          </table:table-cell>
          <table:table-cell table:number-columns-repeated="3"/>
          <table:table-cell table:formula="of:=[.$C$4] + ([.$C$5] - [.$C$4]) * (([.A2544] - [.$C$1]) / ([.$C$2] - [.$C$1]))" office:value-type="float" office:value="-0.321605245429972" calcext:value-type="float">
            <text:p>-0.321605245429972</text:p>
          </table:table-cell>
          <table:table-cell table:number-columns-repeated="16"/>
        </table:table-row>
        <table:table-row table:style-name="ro1">
          <table:table-cell office:value-type="float" office:value="10947.2313749917" calcext:value-type="float">
            <text:p>10947.2313749917</text:p>
          </table:table-cell>
          <table:table-cell table:number-columns-repeated="3"/>
          <table:table-cell table:formula="of:=[.$C$4] + ([.$C$5] - [.$C$4]) * (([.A2545] - [.$C$1]) / ([.$C$2] - [.$C$1]))" office:value-type="float" office:value="-0.321919965760018" calcext:value-type="float">
            <text:p>-0.321919965760018</text:p>
          </table:table-cell>
          <table:table-cell table:number-columns-repeated="16"/>
        </table:table-row>
        <table:table-row table:style-name="ro1">
          <table:table-cell office:value-type="float" office:value="10940.1344713816" calcext:value-type="float">
            <text:p>10940.1344713816</text:p>
          </table:table-cell>
          <table:table-cell table:number-columns-repeated="3"/>
          <table:table-cell table:formula="of:=[.$C$4] + ([.$C$5] - [.$C$4]) * (([.A2546] - [.$C$1]) / ([.$C$2] - [.$C$1]))" office:value-type="float" office:value="-0.32203656858793" calcext:value-type="float">
            <text:p>-0.32203656858793</text:p>
          </table:table-cell>
          <table:table-cell table:number-columns-repeated="16"/>
        </table:table-row>
        <table:table-row table:style-name="ro1">
          <table:table-cell office:value-type="float" office:value="11085.4290035282" calcext:value-type="float">
            <text:p>11085.4290035282</text:p>
          </table:table-cell>
          <table:table-cell table:number-columns-repeated="3"/>
          <table:table-cell table:formula="of:=[.$C$4] + ([.$C$5] - [.$C$4]) * (([.A2547] - [.$C$1]) / ([.$C$2] - [.$C$1]))" office:value-type="float" office:value="-0.319649365060982" calcext:value-type="float">
            <text:p>-0.319649365060982</text:p>
          </table:table-cell>
          <table:table-cell table:number-columns-repeated="16"/>
        </table:table-row>
        <table:table-row table:style-name="ro1">
          <table:table-cell office:value-type="float" office:value="10925.5107857605" calcext:value-type="float">
            <text:p>10925.5107857605</text:p>
          </table:table-cell>
          <table:table-cell table:number-columns-repeated="3"/>
          <table:table-cell table:formula="of:=[.$C$4] + ([.$C$5] - [.$C$4]) * (([.A2548] - [.$C$1]) / ([.$C$2] - [.$C$1]))" office:value-type="float" office:value="-0.322276837188378" calcext:value-type="float">
            <text:p>-0.322276837188378</text:p>
          </table:table-cell>
          <table:table-cell table:number-columns-repeated="16"/>
        </table:table-row>
        <table:table-row table:style-name="ro1">
          <table:table-cell office:value-type="float" office:value="10423.2715453539" calcext:value-type="float">
            <text:p>10423.2715453539</text:p>
          </table:table-cell>
          <table:table-cell table:number-columns-repeated="3"/>
          <table:table-cell table:formula="of:=[.$C$4] + ([.$C$5] - [.$C$4]) * (([.A2549] - [.$C$1]) / ([.$C$2] - [.$C$1]))" office:value-type="float" office:value="-0.330528677559499" calcext:value-type="float">
            <text:p>-0.330528677559499</text:p>
          </table:table-cell>
          <table:table-cell table:number-columns-repeated="16"/>
        </table:table-row>
        <table:table-row table:style-name="ro1">
          <table:table-cell office:value-type="float" office:value="10536.3172190874" calcext:value-type="float">
            <text:p>10536.3172190874</text:p>
          </table:table-cell>
          <table:table-cell table:number-columns-repeated="3"/>
          <table:table-cell table:formula="of:=[.$C$4] + ([.$C$5] - [.$C$4]) * (([.A2550] - [.$C$1]) / ([.$C$2] - [.$C$1]))" office:value-type="float" office:value="-0.328671325964391" calcext:value-type="float">
            <text:p>-0.328671325964391</text:p>
          </table:table-cell>
          <table:table-cell table:number-columns-repeated="16"/>
        </table:table-row>
        <table:table-row table:style-name="ro1">
          <table:table-cell office:value-type="float" office:value="10241.1658885228" calcext:value-type="float">
            <text:p>10241.1658885228</text:p>
          </table:table-cell>
          <table:table-cell table:number-columns-repeated="3"/>
          <table:table-cell table:formula="of:=[.$C$4] + ([.$C$5] - [.$C$4]) * (([.A2551] - [.$C$1]) / ([.$C$2] - [.$C$1]))" office:value-type="float" office:value="-0.333520691504151" calcext:value-type="float">
            <text:p>-0.333520691504151</text:p>
          </table:table-cell>
          <table:table-cell table:number-columns-repeated="16"/>
        </table:table-row>
        <table:table-row table:style-name="ro1">
          <table:table-cell office:value-type="float" office:value="10736.6523400888" calcext:value-type="float">
            <text:p>10736.6523400888</text:p>
          </table:table-cell>
          <table:table-cell table:number-columns-repeated="3"/>
          <table:table-cell table:formula="of:=[.$C$4] + ([.$C$5] - [.$C$4]) * (([.A2552] - [.$C$1]) / ([.$C$2] - [.$C$1]))" office:value-type="float" office:value="-0.325379800121261" calcext:value-type="float">
            <text:p>-0.325379800121261</text:p>
          </table:table-cell>
          <table:table-cell table:number-columns-repeated="16"/>
        </table:table-row>
        <table:table-row table:style-name="ro1">
          <table:table-cell office:value-type="float" office:value="10692.4642665144" calcext:value-type="float">
            <text:p>10692.4642665144</text:p>
          </table:table-cell>
          <table:table-cell table:number-columns-repeated="3"/>
          <table:table-cell table:formula="of:=[.$C$4] + ([.$C$5] - [.$C$4]) * (([.A2553] - [.$C$1]) / ([.$C$2] - [.$C$1]))" office:value-type="float" office:value="-0.32610581453851" calcext:value-type="float">
            <text:p>-0.32610581453851</text:p>
          </table:table-cell>
          <table:table-cell table:number-columns-repeated="16"/>
        </table:table-row>
        <table:table-row table:style-name="ro1">
          <table:table-cell office:value-type="float" office:value="10734.5012351537" calcext:value-type="float">
            <text:p>10734.5012351537</text:p>
          </table:table-cell>
          <table:table-cell table:number-columns-repeated="3"/>
          <table:table-cell table:formula="of:=[.$C$4] + ([.$C$5] - [.$C$4]) * (([.A2554] - [.$C$1]) / ([.$C$2] - [.$C$1]))" office:value-type="float" office:value="-0.325415142988002" calcext:value-type="float">
            <text:p>-0.325415142988002</text:p>
          </table:table-cell>
          <table:table-cell table:number-columns-repeated="16"/>
        </table:table-row>
        <table:table-row table:style-name="ro1">
          <table:table-cell office:value-type="float" office:value="10776.304357975" calcext:value-type="float">
            <text:p>10776.304357975</text:p>
          </table:table-cell>
          <table:table-cell table:number-columns-repeated="3"/>
          <table:table-cell table:formula="of:=[.$C$4] + ([.$C$5] - [.$C$4]) * (([.A2555] - [.$C$1]) / ([.$C$2] - [.$C$1]))" office:value-type="float" office:value="-0.324728313547402" calcext:value-type="float">
            <text:p>-0.324728313547402</text:p>
          </table:table-cell>
          <table:table-cell table:number-columns-repeated="16"/>
        </table:table-row>
        <table:table-row table:style-name="ro1">
          <table:table-cell office:value-type="float" office:value="10691.9785592244" calcext:value-type="float">
            <text:p>10691.9785592244</text:p>
          </table:table-cell>
          <table:table-cell table:number-columns-repeated="3"/>
          <table:table-cell table:formula="of:=[.$C$4] + ([.$C$5] - [.$C$4]) * (([.A2556] - [.$C$1]) / ([.$C$2] - [.$C$1]))" office:value-type="float" office:value="-0.326113794757301" calcext:value-type="float">
            <text:p>-0.326113794757301</text:p>
          </table:table-cell>
          <table:table-cell table:number-columns-repeated="16"/>
        </table:table-row>
        <table:table-row table:style-name="ro1">
          <table:table-cell office:value-type="float" office:value="10843.3882629583" calcext:value-type="float">
            <text:p>10843.3882629583</text:p>
          </table:table-cell>
          <table:table-cell table:number-columns-repeated="3"/>
          <table:table-cell table:formula="of:=[.$C$4] + ([.$C$5] - [.$C$4]) * (([.A2557] - [.$C$1]) / ([.$C$2] - [.$C$1]))" office:value-type="float" office:value="-0.323626118356629" calcext:value-type="float">
            <text:p>-0.323626118356629</text:p>
          </table:table-cell>
          <table:table-cell table:number-columns-repeated="16"/>
        </table:table-row>
        <table:table-row table:style-name="ro1">
          <table:table-cell office:value-type="float" office:value="10778.8984931299" calcext:value-type="float">
            <text:p>10778.8984931299</text:p>
          </table:table-cell>
          <table:table-cell table:number-columns-repeated="3"/>
          <table:table-cell table:formula="of:=[.$C$4] + ([.$C$5] - [.$C$4]) * (([.A2558] - [.$C$1]) / ([.$C$2] - [.$C$1]))" office:value-type="float" office:value="-0.324685691650352" calcext:value-type="float">
            <text:p>-0.324685691650352</text:p>
          </table:table-cell>
          <table:table-cell table:number-columns-repeated="16"/>
        </table:table-row>
        <table:table-row table:style-name="ro1">
          <table:table-cell office:value-type="float" office:value="10624.9107244657" calcext:value-type="float">
            <text:p>10624.9107244657</text:p>
          </table:table-cell>
          <table:table-cell table:number-columns-repeated="3"/>
          <table:table-cell table:formula="of:=[.$C$4] + ([.$C$5] - [.$C$4]) * (([.A2559] - [.$C$1]) / ([.$C$2] - [.$C$1]))" office:value-type="float" office:value="-0.327215725912695" calcext:value-type="float">
            <text:p>-0.327215725912695</text:p>
          </table:table-cell>
          <table:table-cell table:number-columns-repeated="16"/>
        </table:table-row>
        <table:table-row table:style-name="ro1">
          <table:table-cell office:value-type="float" office:value="10578.9195698628" calcext:value-type="float">
            <text:p>10578.9195698628</text:p>
          </table:table-cell>
          <table:table-cell table:number-columns-repeated="3"/>
          <table:table-cell table:formula="of:=[.$C$4] + ([.$C$5] - [.$C$4]) * (([.A2560] - [.$C$1]) / ([.$C$2] - [.$C$1]))" office:value-type="float" office:value="-0.327971365129494" calcext:value-type="float">
            <text:p>-0.327971365129494</text:p>
          </table:table-cell>
          <table:table-cell table:number-columns-repeated="16"/>
        </table:table-row>
        <table:table-row table:style-name="ro1">
          <table:table-cell office:value-type="float" office:value="10559.3146596647" calcext:value-type="float">
            <text:p>10559.3146596647</text:p>
          </table:table-cell>
          <table:table-cell table:number-columns-repeated="3"/>
          <table:table-cell table:formula="of:=[.$C$4] + ([.$C$5] - [.$C$4]) * (([.A2561] - [.$C$1]) / ([.$C$2] - [.$C$1]))" office:value-type="float" office:value="-0.328293475742185" calcext:value-type="float">
            <text:p>-0.328293475742185</text:p>
          </table:table-cell>
          <table:table-cell table:number-columns-repeated="16"/>
        </table:table-row>
        <table:table-row table:style-name="ro1">
          <table:table-cell office:value-type="float" office:value="10672.1654447003" calcext:value-type="float">
            <text:p>10672.1654447003</text:p>
          </table:table-cell>
          <table:table-cell table:number-columns-repeated="3"/>
          <table:table-cell table:formula="of:=[.$C$4] + ([.$C$5] - [.$C$4]) * (([.A2562] - [.$C$1]) / ([.$C$2] - [.$C$1]))" office:value-type="float" office:value="-0.326439326187651" calcext:value-type="float">
            <text:p>-0.326439326187651</text:p>
          </table:table-cell>
          <table:table-cell table:number-columns-repeated="16"/>
        </table:table-row>
        <table:table-row table:style-name="ro1">
          <table:table-cell office:value-type="float" office:value="10793.1520609928" calcext:value-type="float">
            <text:p>10793.1520609928</text:p>
          </table:table-cell>
          <table:table-cell table:number-columns-repeated="3"/>
          <table:table-cell table:formula="of:=[.$C$4] + ([.$C$5] - [.$C$4]) * (([.A2563] - [.$C$1]) / ([.$C$2] - [.$C$1]))" office:value-type="float" office:value="-0.32445150412126" calcext:value-type="float">
            <text:p>-0.32445150412126</text:p>
          </table:table-cell>
          <table:table-cell table:number-columns-repeated="16"/>
        </table:table-row>
        <table:table-row table:style-name="ro1">
          <table:table-cell office:value-type="float" office:value="10600.6607792141" calcext:value-type="float">
            <text:p>10600.6607792141</text:p>
          </table:table-cell>
          <table:table-cell table:number-columns-repeated="3"/>
          <table:table-cell table:formula="of:=[.$C$4] + ([.$C$5] - [.$C$4]) * (([.A2564] - [.$C$1]) / ([.$C$2] - [.$C$1]))" office:value-type="float" office:value="-0.327614154910522" calcext:value-type="float">
            <text:p>-0.327614154910522</text:p>
          </table:table-cell>
          <table:table-cell table:number-columns-repeated="16"/>
        </table:table-row>
        <table:table-row table:style-name="ro1">
          <table:table-cell office:value-type="float" office:value="10669.0700425233" calcext:value-type="float">
            <text:p>10669.0700425233</text:p>
          </table:table-cell>
          <table:table-cell table:number-columns-repeated="3"/>
          <table:table-cell table:formula="of:=[.$C$4] + ([.$C$5] - [.$C$4]) * (([.A2565] - [.$C$1]) / ([.$C$2] - [.$C$1]))" office:value-type="float" office:value="-0.32649018395143" calcext:value-type="float">
            <text:p>-0.32649018395143</text:p>
          </table:table-cell>
          <table:table-cell table:number-columns-repeated="16"/>
        </table:table-row>
        <table:table-row table:style-name="ro1">
          <table:table-cell office:value-type="float" office:value="10929.5926190082" calcext:value-type="float">
            <text:p>10929.5926190082</text:p>
          </table:table-cell>
          <table:table-cell table:number-columns-repeated="3"/>
          <table:table-cell table:formula="of:=[.$C$4] + ([.$C$5] - [.$C$4]) * (([.A2566] - [.$C$1]) / ([.$C$2] - [.$C$1]))" office:value-type="float" office:value="-0.322209772264589" calcext:value-type="float">
            <text:p>-0.322209772264589</text:p>
          </table:table-cell>
          <table:table-cell table:number-columns-repeated="16"/>
        </table:table-row>
        <table:table-row table:style-name="ro1">
          <table:table-cell office:value-type="float" office:value="11059.8135659572" calcext:value-type="float">
            <text:p>11059.8135659572</text:p>
          </table:table-cell>
          <table:table-cell table:number-columns-repeated="3"/>
          <table:table-cell table:formula="of:=[.$C$4] + ([.$C$5] - [.$C$4]) * (([.A2567] - [.$C$1]) / ([.$C$2] - [.$C$1]))" office:value-type="float" office:value="-0.320070229232609" calcext:value-type="float">
            <text:p>-0.320070229232609</text:p>
          </table:table-cell>
          <table:table-cell table:number-columns-repeated="16"/>
        </table:table-row>
        <table:table-row table:style-name="ro1">
          <table:table-cell office:value-type="float" office:value="11293.2070111851" calcext:value-type="float">
            <text:p>11293.2070111851</text:p>
          </table:table-cell>
          <table:table-cell table:number-columns-repeated="3"/>
          <table:table-cell table:formula="of:=[.$C$4] + ([.$C$5] - [.$C$4]) * (([.A2568] - [.$C$1]) / ([.$C$2] - [.$C$1]))" office:value-type="float" office:value="-0.316235551854299" calcext:value-type="float">
            <text:p>-0.316235551854299</text:p>
          </table:table-cell>
          <table:table-cell table:number-columns-repeated="16"/>
        </table:table-row>
        <table:table-row table:style-name="ro1">
          <table:table-cell office:value-type="float" office:value="11372.1099580183" calcext:value-type="float">
            <text:p>11372.1099580183</text:p>
          </table:table-cell>
          <table:table-cell table:number-columns-repeated="3"/>
          <table:table-cell table:formula="of:=[.$C$4] + ([.$C$5] - [.$C$4]) * (([.A2569] - [.$C$1]) / ([.$C$2] - [.$C$1]))" office:value-type="float" office:value="-0.314939168637505" calcext:value-type="float">
            <text:p>-0.314939168637505</text:p>
          </table:table-cell>
          <table:table-cell table:number-columns-repeated="16"/>
        </table:table-row>
        <table:table-row table:style-name="ro1">
          <table:table-cell office:value-type="float" office:value="11534.6095670768" calcext:value-type="float">
            <text:p>11534.6095670768</text:p>
          </table:table-cell>
          <table:table-cell table:number-columns-repeated="3"/>
          <table:table-cell table:formula="of:=[.$C$4] + ([.$C$5] - [.$C$4]) * (([.A2570] - [.$C$1]) / ([.$C$2] - [.$C$1]))" office:value-type="float" office:value="-0.312269283996005" calcext:value-type="float">
            <text:p>-0.312269283996005</text:p>
          </table:table-cell>
          <table:table-cell table:number-columns-repeated="16"/>
        </table:table-row>
        <table:table-row table:style-name="ro1">
          <table:table-cell office:value-type="float" office:value="11431.094043731" calcext:value-type="float">
            <text:p>11431.094043731</text:p>
          </table:table-cell>
          <table:table-cell table:number-columns-repeated="3"/>
          <table:table-cell table:formula="of:=[.$C$4] + ([.$C$5] - [.$C$4]) * (([.A2571] - [.$C$1]) / ([.$C$2] - [.$C$1]))" office:value-type="float" office:value="-0.313970054278094" calcext:value-type="float">
            <text:p>-0.313970054278094</text:p>
          </table:table-cell>
          <table:table-cell table:number-columns-repeated="16"/>
        </table:table-row>
        <table:table-row table:style-name="ro1">
          <table:table-cell office:value-type="float" office:value="11433.4575377533" calcext:value-type="float">
            <text:p>11433.4575377533</text:p>
          </table:table-cell>
          <table:table-cell table:number-columns-repeated="3"/>
          <table:table-cell table:formula="of:=[.$C$4] + ([.$C$5] - [.$C$4]) * (([.A2572] - [.$C$1]) / ([.$C$2] - [.$C$1]))" office:value-type="float" office:value="-0.313931221837653" calcext:value-type="float">
            <text:p>-0.313931221837653</text:p>
          </table:table-cell>
          <table:table-cell table:number-columns-repeated="16"/>
        </table:table-row>
        <table:table-row table:style-name="ro1">
          <table:table-cell office:value-type="float" office:value="11511.9021994873" calcext:value-type="float">
            <text:p>11511.9021994873</text:p>
          </table:table-cell>
          <table:table-cell table:number-columns-repeated="3"/>
          <table:table-cell table:formula="of:=[.$C$4] + ([.$C$5] - [.$C$4]) * (([.A2573] - [.$C$1]) / ([.$C$2] - [.$C$1]))" office:value-type="float" office:value="-0.312642368290345" calcext:value-type="float">
            <text:p>-0.312642368290345</text:p>
          </table:table-cell>
          <table:table-cell table:number-columns-repeated="16"/>
        </table:table-row>
        <table:table-row table:style-name="ro1">
          <table:table-cell office:value-type="float" office:value="11329.9947283176" calcext:value-type="float">
            <text:p>11329.9947283176</text:p>
          </table:table-cell>
          <table:table-cell table:number-columns-repeated="3"/>
          <table:table-cell table:formula="of:=[.$C$4] + ([.$C$5] - [.$C$4]) * (([.A2574] - [.$C$1]) / ([.$C$2] - [.$C$1]))" office:value-type="float" office:value="-0.315631126024988" calcext:value-type="float">
            <text:p>-0.315631126024988</text:p>
          </table:table-cell>
          <table:table-cell table:number-columns-repeated="16"/>
        </table:table-row>
        <table:table-row table:style-name="ro1">
          <table:table-cell office:value-type="float" office:value="11368.4123458737" calcext:value-type="float">
            <text:p>11368.4123458737</text:p>
          </table:table-cell>
          <table:table-cell table:number-columns-repeated="3"/>
          <table:table-cell table:formula="of:=[.$C$4] + ([.$C$5] - [.$C$4]) * (([.A2575] - [.$C$1]) / ([.$C$2] - [.$C$1]))" office:value-type="float" office:value="-0.314999920770586" calcext:value-type="float">
            <text:p>-0.314999920770586</text:p>
          </table:table-cell>
          <table:table-cell table:number-columns-repeated="16"/>
        </table:table-row>
        <table:table-row table:style-name="ro1">
          <table:table-cell office:value-type="float" office:value="11514.6450997633" calcext:value-type="float">
            <text:p>11514.6450997633</text:p>
          </table:table-cell>
          <table:table-cell table:number-columns-repeated="3"/>
          <table:table-cell table:formula="of:=[.$C$4] + ([.$C$5] - [.$C$4]) * (([.A2576] - [.$C$1]) / ([.$C$2] - [.$C$1]))" office:value-type="float" office:value="-0.312597302167648" calcext:value-type="float">
            <text:p>-0.312597302167648</text:p>
          </table:table-cell>
          <table:table-cell table:number-columns-repeated="16"/>
        </table:table-row>
        <table:table-row table:style-name="ro1">
          <table:table-cell office:value-type="float" office:value="11754.182025232" calcext:value-type="float">
            <text:p>11754.182025232</text:p>
          </table:table-cell>
          <table:table-cell table:number-columns-repeated="3"/>
          <table:table-cell table:formula="of:=[.$C$4] + ([.$C$5] - [.$C$4]) * (([.A2577] - [.$C$1]) / ([.$C$2] - [.$C$1]))" office:value-type="float" office:value="-0.308661686801639" calcext:value-type="float">
            <text:p>-0.308661686801639</text:p>
          </table:table-cell>
          <table:table-cell table:number-columns-repeated="16"/>
        </table:table-row>
        <table:table-row table:style-name="ro1">
          <table:table-cell office:value-type="float" office:value="11920.4113894318" calcext:value-type="float">
            <text:p>11920.4113894318</text:p>
          </table:table-cell>
          <table:table-cell table:number-columns-repeated="3"/>
          <table:table-cell table:formula="of:=[.$C$4] + ([.$C$5] - [.$C$4]) * (([.A2578] - [.$C$1]) / ([.$C$2] - [.$C$1]))" office:value-type="float" office:value="-0.305930521914445" calcext:value-type="float">
            <text:p>-0.305930521914445</text:p>
          </table:table-cell>
          <table:table-cell table:number-columns-repeated="16"/>
        </table:table-row>
        <table:table-row table:style-name="ro1">
          <table:table-cell office:value-type="float" office:value="12801.6880683713" calcext:value-type="float">
            <text:p>12801.6880683713</text:p>
          </table:table-cell>
          <table:table-cell table:number-columns-repeated="3"/>
          <table:table-cell table:formula="of:=[.$C$4] + ([.$C$5] - [.$C$4]) * (([.A2579] - [.$C$1]) / ([.$C$2] - [.$C$1]))" office:value-type="float" office:value="-0.291451058956686" calcext:value-type="float">
            <text:p>-0.291451058956686</text:p>
          </table:table-cell>
          <table:table-cell table:number-columns-repeated="16"/>
        </table:table-row>
        <table:table-row table:style-name="ro1">
          <table:table-cell office:value-type="float" office:value="12980.8801029984" calcext:value-type="float">
            <text:p>12980.8801029984</text:p>
          </table:table-cell>
          <table:table-cell table:number-columns-repeated="3"/>
          <table:table-cell table:formula="of:=[.$C$4] + ([.$C$5] - [.$C$4]) * (([.A2580] - [.$C$1]) / ([.$C$2] - [.$C$1]))" office:value-type="float" office:value="-0.288506916112885" calcext:value-type="float">
            <text:p>-0.288506916112885</text:p>
          </table:table-cell>
          <table:table-cell table:number-columns-repeated="16"/>
        </table:table-row>
        <table:table-row table:style-name="ro1">
          <table:table-cell office:value-type="float" office:value="12929.849401313" calcext:value-type="float">
            <text:p>12929.849401313</text:p>
          </table:table-cell>
          <table:table-cell table:number-columns-repeated="3"/>
          <table:table-cell table:formula="of:=[.$C$4] + ([.$C$5] - [.$C$4]) * (([.A2581] - [.$C$1]) / ([.$C$2] - [.$C$1]))" office:value-type="float" office:value="-0.289345355586458" calcext:value-type="float">
            <text:p>-0.289345355586458</text:p>
          </table:table-cell>
          <table:table-cell table:number-columns-repeated="16"/>
        </table:table-row>
        <table:table-row table:style-name="ro1">
          <table:table-cell office:value-type="float" office:value="13115.8335202351" calcext:value-type="float">
            <text:p>13115.8335202351</text:p>
          </table:table-cell>
          <table:table-cell table:number-columns-repeated="3"/>
          <table:table-cell table:formula="of:=[.$C$4] + ([.$C$5] - [.$C$4]) * (([.A2582] - [.$C$1]) / ([.$C$2] - [.$C$1]))" office:value-type="float" office:value="-0.286289618126227" calcext:value-type="float">
            <text:p>-0.286289618126227</text:p>
          </table:table-cell>
          <table:table-cell table:number-columns-repeated="16"/>
        </table:table-row>
        <table:table-row table:style-name="ro1">
          <table:table-cell office:value-type="float" office:value="13038.9155413432" calcext:value-type="float">
            <text:p>13038.9155413432</text:p>
          </table:table-cell>
          <table:table-cell table:number-columns-repeated="3"/>
          <table:table-cell table:formula="of:=[.$C$4] + ([.$C$5] - [.$C$4]) * (([.A2583] - [.$C$1]) / ([.$C$2] - [.$C$1]))" office:value-type="float" office:value="-0.287553388123512" calcext:value-type="float">
            <text:p>-0.287553388123512</text:p>
          </table:table-cell>
          <table:table-cell table:number-columns-repeated="16"/>
        </table:table-row>
        <table:table-row table:style-name="ro1">
          <table:table-cell office:value-type="float" office:value="13069.2361375308" calcext:value-type="float">
            <text:p>13069.2361375308</text:p>
          </table:table-cell>
          <table:table-cell table:number-columns-repeated="3"/>
          <table:table-cell table:formula="of:=[.$C$4] + ([.$C$5] - [.$C$4]) * (([.A2584] - [.$C$1]) / ([.$C$2] - [.$C$1]))" office:value-type="float" office:value="-0.287055217730663" calcext:value-type="float">
            <text:p>-0.287055217730663</text:p>
          </table:table-cell>
          <table:table-cell table:number-columns-repeated="16"/>
        </table:table-row>
        <table:table-row table:style-name="ro1">
          <table:table-cell office:value-type="float" office:value="13647.5729161687" calcext:value-type="float">
            <text:p>13647.5729161687</text:p>
          </table:table-cell>
          <table:table-cell table:number-columns-repeated="3"/>
          <table:table-cell table:formula="of:=[.$C$4] + ([.$C$5] - [.$C$4]) * (([.A2585] - [.$C$1]) / ([.$C$2] - [.$C$1]))" office:value-type="float" office:value="-0.27755308728342" calcext:value-type="float">
            <text:p>-0.27755308728342</text:p>
          </table:table-cell>
          <table:table-cell table:number-columns-repeated="16"/>
        </table:table-row>
        <table:table-row table:style-name="ro1">
          <table:table-cell office:value-type="float" office:value="13280.3655897563" calcext:value-type="float">
            <text:p>13280.3655897563</text:p>
          </table:table-cell>
          <table:table-cell table:number-columns-repeated="3"/>
          <table:table-cell table:formula="of:=[.$C$4] + ([.$C$5] - [.$C$4]) * (([.A2586] - [.$C$1]) / ([.$C$2] - [.$C$1]))" office:value-type="float" office:value="-0.283586339958396" calcext:value-type="float">
            <text:p>-0.283586339958396</text:p>
          </table:table-cell>
          <table:table-cell table:number-columns-repeated="16"/>
        </table:table-row>
        <table:table-row table:style-name="ro1">
          <table:table-cell office:value-type="float" office:value="13461.3835155182" calcext:value-type="float">
            <text:p>13461.3835155182</text:p>
          </table:table-cell>
          <table:table-cell table:number-columns-repeated="3"/>
          <table:table-cell table:formula="of:=[.$C$4] + ([.$C$5] - [.$C$4]) * (([.A2587] - [.$C$1]) / ([.$C$2] - [.$C$1]))" office:value-type="float" office:value="-0.280612197542743" calcext:value-type="float">
            <text:p>-0.280612197542743</text:p>
          </table:table-cell>
          <table:table-cell table:number-columns-repeated="16"/>
        </table:table-row>
        <table:table-row table:style-name="ro1">
          <table:table-cell office:value-type="float" office:value="13574.9272175126" calcext:value-type="float">
            <text:p>13574.9272175126</text:p>
          </table:table-cell>
          <table:table-cell table:number-columns-repeated="3"/>
          <table:table-cell table:formula="of:=[.$C$4] + ([.$C$5] - [.$C$4]) * (([.A2588] - [.$C$1]) / ([.$C$2] - [.$C$1]))" office:value-type="float" office:value="-0.278746663294074" calcext:value-type="float">
            <text:p>-0.278746663294074</text:p>
          </table:table-cell>
          <table:table-cell table:number-columns-repeated="16"/>
        </table:table-row>
        <table:table-row table:style-name="ro1">
          <table:table-cell office:value-type="float" office:value="13810.6419810949" calcext:value-type="float">
            <text:p>13810.6419810949</text:p>
          </table:table-cell>
          <table:table-cell table:number-columns-repeated="3"/>
          <table:table-cell table:formula="of:=[.$C$4] + ([.$C$5] - [.$C$4]) * (([.A2589] - [.$C$1]) / ([.$C$2] - [.$C$1]))" office:value-type="float" office:value="-0.274873846425717" calcext:value-type="float">
            <text:p>-0.274873846425717</text:p>
          </table:table-cell>
          <table:table-cell table:number-columns-repeated="16"/>
        </table:table-row>
        <table:table-row table:style-name="ro1">
          <table:table-cell office:value-type="float" office:value="13768.9567647471" calcext:value-type="float">
            <text:p>13768.9567647471</text:p>
          </table:table-cell>
          <table:table-cell table:number-columns-repeated="3"/>
          <table:table-cell table:formula="of:=[.$C$4] + ([.$C$5] - [.$C$4]) * (([.A2590] - [.$C$1]) / ([.$C$2] - [.$C$1]))" office:value-type="float" office:value="-0.275558738651301" calcext:value-type="float">
            <text:p>-0.275558738651301</text:p>
          </table:table-cell>
          <table:table-cell table:number-columns-repeated="16"/>
        </table:table-row>
        <table:table-row table:style-name="ro1">
          <table:table-cell office:value-type="float" office:value="13565.1306758904" calcext:value-type="float">
            <text:p>13565.1306758904</text:p>
          </table:table-cell>
          <table:table-cell table:number-columns-repeated="3"/>
          <table:table-cell table:formula="of:=[.$C$4] + ([.$C$5] - [.$C$4]) * (([.A2591] - [.$C$1]) / ([.$C$2] - [.$C$1]))" office:value-type="float" office:value="-0.27890762144141" calcext:value-type="float">
            <text:p>-0.27890762144141</text:p>
          </table:table-cell>
          <table:table-cell table:number-columns-repeated="16"/>
        </table:table-row>
        <table:table-row table:style-name="ro1">
          <table:table-cell office:value-type="float" office:value="14014.7348817962" calcext:value-type="float">
            <text:p>14014.7348817962</text:p>
          </table:table-cell>
          <table:table-cell table:number-columns-repeated="3"/>
          <table:table-cell table:formula="of:=[.$C$4] + ([.$C$5] - [.$C$4]) * (([.A2592] - [.$C$1]) / ([.$C$2] - [.$C$1]))" office:value-type="float" office:value="-0.271520579890624" calcext:value-type="float">
            <text:p>-0.271520579890624</text:p>
          </table:table-cell>
          <table:table-cell table:number-columns-repeated="16"/>
        </table:table-row>
        <table:table-row table:style-name="ro1">
          <table:table-cell office:value-type="float" office:value="14156.6086373512" calcext:value-type="float">
            <text:p>14156.6086373512</text:p>
          </table:table-cell>
          <table:table-cell table:number-columns-repeated="3"/>
          <table:table-cell table:formula="of:=[.$C$4] + ([.$C$5] - [.$C$4]) * (([.A2593] - [.$C$1]) / ([.$C$2] - [.$C$1]))" office:value-type="float" office:value="-0.269189580061253" calcext:value-type="float">
            <text:p>-0.269189580061253</text:p>
          </table:table-cell>
          <table:table-cell table:number-columns-repeated="16"/>
        </table:table-row>
        <table:table-row table:style-name="ro1">
          <table:table-cell office:value-type="float" office:value="15607.5054966298" calcext:value-type="float">
            <text:p>15607.5054966298</text:p>
          </table:table-cell>
          <table:table-cell table:number-columns-repeated="3"/>
          <table:table-cell table:formula="of:=[.$C$4] + ([.$C$5] - [.$C$4]) * (([.A2594] - [.$C$1]) / ([.$C$2] - [.$C$1]))" office:value-type="float" office:value="-0.24535120122802" calcext:value-type="float">
            <text:p>-0.24535120122802</text:p>
          </table:table-cell>
          <table:table-cell table:number-columns-repeated="16"/>
        </table:table-row>
        <table:table-row table:style-name="ro1">
          <table:table-cell office:value-type="float" office:value="15603.2585399726" calcext:value-type="float">
            <text:p>15603.2585399726</text:p>
          </table:table-cell>
          <table:table-cell table:number-columns-repeated="3"/>
          <table:table-cell table:formula="of:=[.$C$4] + ([.$C$5] - [.$C$4]) * (([.A2595] - [.$C$1]) / ([.$C$2] - [.$C$1]))" office:value-type="float" office:value="-0.245420979145751" calcext:value-type="float">
            <text:p>-0.245420979145751</text:p>
          </table:table-cell>
          <table:table-cell table:number-columns-repeated="16"/>
        </table:table-row>
        <table:table-row table:style-name="ro1">
          <table:table-cell office:value-type="float" office:value="14820.4364683332" calcext:value-type="float">
            <text:p>14820.4364683332</text:p>
          </table:table-cell>
          <table:table-cell table:number-columns-repeated="3"/>
          <table:table-cell table:formula="of:=[.$C$4] + ([.$C$5] - [.$C$4]) * (([.A2596] - [.$C$1]) / ([.$C$2] - [.$C$1]))" office:value-type="float" office:value="-0.258282823172372" calcext:value-type="float">
            <text:p>-0.258282823172372</text:p>
          </table:table-cell>
          <table:table-cell table:number-columns-repeated="16"/>
        </table:table-row>
        <table:table-row table:style-name="ro1">
          <table:table-cell office:value-type="float" office:value="15481.90607704" calcext:value-type="float">
            <text:p>15481.90607704</text:p>
          </table:table-cell>
          <table:table-cell table:number-columns-repeated="3"/>
          <table:table-cell table:formula="of:=[.$C$4] + ([.$C$5] - [.$C$4]) * (([.A2597] - [.$C$1]) / ([.$C$2] - [.$C$1]))" office:value-type="float" office:value="-0.247414812108607" calcext:value-type="float">
            <text:p>-0.247414812108607</text:p>
          </table:table-cell>
          <table:table-cell table:number-columns-repeated="16"/>
        </table:table-row>
        <table:table-row table:style-name="ro1">
          <table:table-cell office:value-type="float" office:value="15327.5883894758" calcext:value-type="float">
            <text:p>15327.5883894758</text:p>
          </table:table-cell>
          <table:table-cell table:number-columns-repeated="3"/>
          <table:table-cell table:formula="of:=[.$C$4] + ([.$C$5] - [.$C$4]) * (([.A2598] - [.$C$1]) / ([.$C$2] - [.$C$1]))" office:value-type="float" office:value="-0.249950266971093" calcext:value-type="float">
            <text:p>-0.249950266971093</text:p>
          </table:table-cell>
          <table:table-cell table:number-columns-repeated="16"/>
        </table:table-row>
        <table:table-row table:style-name="ro1">
          <table:table-cell office:value-type="float" office:value="15316.7490120132" calcext:value-type="float">
            <text:p>15316.7490120132</text:p>
          </table:table-cell>
          <table:table-cell table:number-columns-repeated="3"/>
          <table:table-cell table:formula="of:=[.$C$4] + ([.$C$5] - [.$C$4]) * (([.A2599] - [.$C$1]) / ([.$C$2] - [.$C$1]))" office:value-type="float" office:value="-0.250128359014381" calcext:value-type="float">
            <text:p>-0.250128359014381</text:p>
          </table:table-cell>
          <table:table-cell table:number-columns-repeated="16"/>
        </table:table-row>
        <table:table-row table:style-name="ro1">
          <table:table-cell office:value-type="float" office:value="15701.8651040755" calcext:value-type="float">
            <text:p>15701.8651040755</text:p>
          </table:table-cell>
          <table:table-cell table:number-columns-repeated="3"/>
          <table:table-cell table:formula="of:=[.$C$4] + ([.$C$5] - [.$C$4]) * (([.A2600] - [.$C$1]) / ([.$C$2] - [.$C$1]))" office:value-type="float" office:value="-0.243800863549321" calcext:value-type="float">
            <text:p>-0.243800863549321</text:p>
          </table:table-cell>
          <table:table-cell table:number-columns-repeated="16"/>
        </table:table-row>
        <table:table-row table:style-name="ro1">
          <table:table-cell office:value-type="float" office:value="16302.8428022629" calcext:value-type="float">
            <text:p>16302.8428022629</text:p>
          </table:table-cell>
          <table:table-cell table:number-columns-repeated="3"/>
          <table:table-cell table:formula="of:=[.$C$4] + ([.$C$5] - [.$C$4]) * (([.A2601] - [.$C$1]) / ([.$C$2] - [.$C$1]))" office:value-type="float" office:value="-0.233926740555604" calcext:value-type="float">
            <text:p>-0.233926740555604</text:p>
          </table:table-cell>
          <table:table-cell table:number-columns-repeated="16"/>
        </table:table-row>
        <table:table-row table:style-name="ro1">
          <table:table-cell office:value-type="float" office:value="16329.7988908906" calcext:value-type="float">
            <text:p>16329.7988908906</text:p>
          </table:table-cell>
          <table:table-cell table:number-columns-repeated="3"/>
          <table:table-cell table:formula="of:=[.$C$4] + ([.$C$5] - [.$C$4]) * (([.A2602] - [.$C$1]) / ([.$C$2] - [.$C$1]))" office:value-type="float" office:value="-0.233483849354579" calcext:value-type="float">
            <text:p>-0.233483849354579</text:p>
          </table:table-cell>
          <table:table-cell table:number-columns-repeated="16"/>
        </table:table-row>
        <table:table-row table:style-name="ro1">
          <table:table-cell office:value-type="float" office:value="16078.9700118578" calcext:value-type="float">
            <text:p>16078.9700118578</text:p>
          </table:table-cell>
          <table:table-cell table:number-columns-repeated="3"/>
          <table:table-cell table:formula="of:=[.$C$4] + ([.$C$5] - [.$C$4]) * (([.A2603] - [.$C$1]) / ([.$C$2] - [.$C$1]))" office:value-type="float" office:value="-0.237604992633965" calcext:value-type="float">
            <text:p>-0.237604992633965</text:p>
          </table:table-cell>
          <table:table-cell table:number-columns-repeated="16"/>
        </table:table-row>
        <table:table-row table:style-name="ro1">
          <table:table-cell office:value-type="float" office:value="15969.5160057601" calcext:value-type="float">
            <text:p>15969.5160057601</text:p>
          </table:table-cell>
          <table:table-cell table:number-columns-repeated="3"/>
          <table:table-cell table:formula="of:=[.$C$4] + ([.$C$5] - [.$C$4]) * (([.A2604] - [.$C$1]) / ([.$C$2] - [.$C$1]))" office:value-type="float" office:value="-0.239403332774745" calcext:value-type="float">
            <text:p>-0.239403332774745</text:p>
          </table:table-cell>
          <table:table-cell table:number-columns-repeated="16"/>
        </table:table-row>
        <table:table-row table:style-name="ro1">
          <table:table-cell office:value-type="float" office:value="16718.599655511" calcext:value-type="float">
            <text:p>16718.599655511</text:p>
          </table:table-cell>
          <table:table-cell table:number-columns-repeated="3"/>
          <table:table-cell table:formula="of:=[.$C$4] + ([.$C$5] - [.$C$4]) * (([.A2605] - [.$C$1]) / ([.$C$2] - [.$C$1]))" office:value-type="float" office:value="-0.227095814355124" calcext:value-type="float">
            <text:p>-0.227095814355124</text:p>
          </table:table-cell>
          <table:table-cell table:number-columns-repeated="16"/>
        </table:table-row>
        <table:table-row table:style-name="ro1">
          <table:table-cell office:value-type="float" office:value="17672.6528364115" calcext:value-type="float">
            <text:p>17672.6528364115</text:p>
          </table:table-cell>
          <table:table-cell table:number-columns-repeated="3"/>
          <table:table-cell table:formula="of:=[.$C$4] + ([.$C$5] - [.$C$4]) * (([.A2606] - [.$C$1]) / ([.$C$2] - [.$C$1]))" office:value-type="float" office:value="-0.21142062627548" calcext:value-type="float">
            <text:p>-0.21142062627548</text:p>
          </table:table-cell>
          <table:table-cell table:number-columns-repeated="16"/>
        </table:table-row>
        <table:table-row table:style-name="ro1">
          <table:table-cell office:value-type="float" office:value="17786.2125755205" calcext:value-type="float">
            <text:p>17786.2125755205</text:p>
          </table:table-cell>
          <table:table-cell table:number-columns-repeated="3"/>
          <table:table-cell table:formula="of:=[.$C$4] + ([.$C$5] - [.$C$4]) * (([.A2607] - [.$C$1]) / ([.$C$2] - [.$C$1]))" office:value-type="float" office:value="-0.209554828535433" calcext:value-type="float">
            <text:p>-0.209554828535433</text:p>
          </table:table-cell>
          <table:table-cell table:number-columns-repeated="16"/>
        </table:table-row>
        <table:table-row table:style-name="ro1">
          <table:table-cell office:value-type="float" office:value="17823.3433048082" calcext:value-type="float">
            <text:p>17823.3433048082</text:p>
          </table:table-cell>
          <table:table-cell table:number-columns-repeated="3"/>
          <table:table-cell table:formula="of:=[.$C$4] + ([.$C$5] - [.$C$4]) * (([.A2608] - [.$C$1]) / ([.$C$2] - [.$C$1]))" office:value-type="float" office:value="-0.208944766982502" calcext:value-type="float">
            <text:p>-0.208944766982502</text:p>
          </table:table-cell>
          <table:table-cell table:number-columns-repeated="16"/>
        </table:table-row>
        <table:table-row table:style-name="ro1">
          <table:table-cell office:value-type="float" office:value="18666.5802245562" calcext:value-type="float">
            <text:p>18666.5802245562</text:p>
          </table:table-cell>
          <table:table-cell table:number-columns-repeated="3"/>
          <table:table-cell table:formula="of:=[.$C$4] + ([.$C$5] - [.$C$4]) * (([.A2609] - [.$C$1]) / ([.$C$2] - [.$C$1]))" office:value-type="float" office:value="-0.19509030102886" calcext:value-type="float">
            <text:p>-0.19509030102886</text:p>
          </table:table-cell>
          <table:table-cell table:number-columns-repeated="16"/>
        </table:table-row>
        <table:table-row table:style-name="ro1">
          <table:table-cell office:value-type="float" office:value="18683.8472010104" calcext:value-type="float">
            <text:p>18683.8472010104</text:p>
          </table:table-cell>
          <table:table-cell table:number-columns-repeated="3"/>
          <table:table-cell table:formula="of:=[.$C$4] + ([.$C$5] - [.$C$4]) * (([.A2610] - [.$C$1]) / ([.$C$2] - [.$C$1]))" office:value-type="float" office:value="-0.194806602898709" calcext:value-type="float">
            <text:p>-0.194806602898709</text:p>
          </table:table-cell>
          <table:table-cell table:number-columns-repeated="16"/>
        </table:table-row>
        <table:table-row table:style-name="ro1">
          <table:table-cell office:value-type="float" office:value="18405.5557000806" calcext:value-type="float">
            <text:p>18405.5557000806</text:p>
          </table:table-cell>
          <table:table-cell table:number-columns-repeated="3"/>
          <table:table-cell table:formula="of:=[.$C$4] + ([.$C$5] - [.$C$4]) * (([.A2611] - [.$C$1]) / ([.$C$2] - [.$C$1]))" office:value-type="float" office:value="-0.199378959770811" calcext:value-type="float">
            <text:p>-0.199378959770811</text:p>
          </table:table-cell>
          <table:table-cell table:number-columns-repeated="16"/>
        </table:table-row>
        <table:table-row table:style-name="ro1">
          <table:table-cell office:value-type="float" office:value="18370.2196087254" calcext:value-type="float">
            <text:p>18370.2196087254</text:p>
          </table:table-cell>
          <table:table-cell table:number-columns-repeated="3"/>
          <table:table-cell table:formula="of:=[.$C$4] + ([.$C$5] - [.$C$4]) * (([.A2612] - [.$C$1]) / ([.$C$2] - [.$C$1]))" office:value-type="float" office:value="-0.199959535245094" calcext:value-type="float">
            <text:p>-0.199959535245094</text:p>
          </table:table-cell>
          <table:table-cell table:number-columns-repeated="16"/>
        </table:table-row>
        <table:table-row table:style-name="ro1">
          <table:table-cell office:value-type="float" office:value="19136.0829674867" calcext:value-type="float">
            <text:p>19136.0829674867</text:p>
          </table:table-cell>
          <table:table-cell table:number-columns-repeated="3"/>
          <table:table-cell table:formula="of:=[.$C$4] + ([.$C$5] - [.$C$4]) * (([.A2613] - [.$C$1]) / ([.$C$2] - [.$C$1]))" office:value-type="float" office:value="-0.187376324547594" calcext:value-type="float">
            <text:p>-0.187376324547594</text:p>
          </table:table-cell>
          <table:table-cell table:number-columns-repeated="16"/>
        </table:table-row>
        <table:table-row table:style-name="ro1">
          <table:table-cell office:value-type="float" office:value="18719.207158875" calcext:value-type="float">
            <text:p>18719.207158875</text:p>
          </table:table-cell>
          <table:table-cell table:number-columns-repeated="3"/>
          <table:table-cell table:formula="of:=[.$C$4] + ([.$C$5] - [.$C$4]) * (([.A2614] - [.$C$1]) / ([.$C$2] - [.$C$1]))" office:value-type="float" office:value="-0.194225635295317" calcext:value-type="float">
            <text:p>-0.194225635295317</text:p>
          </table:table-cell>
          <table:table-cell table:number-columns-repeated="16"/>
        </table:table-row>
        <table:table-row table:style-name="ro1">
          <table:table-cell office:value-type="float" office:value="17180.7187297796" calcext:value-type="float">
            <text:p>17180.7187297796</text:p>
          </table:table-cell>
          <table:table-cell table:number-columns-repeated="3"/>
          <table:table-cell table:formula="of:=[.$C$4] + ([.$C$5] - [.$C$4]) * (([.A2615] - [.$C$1]) / ([.$C$2] - [.$C$1]))" office:value-type="float" office:value="-0.219503152279919" calcext:value-type="float">
            <text:p>-0.219503152279919</text:p>
          </table:table-cell>
          <table:table-cell table:number-columns-repeated="16"/>
        </table:table-row>
        <table:table-row table:style-name="ro1">
          <table:table-cell office:value-type="float" office:value="17159.1094973637" calcext:value-type="float">
            <text:p>17159.1094973637</text:p>
          </table:table-cell>
          <table:table-cell table:number-columns-repeated="3"/>
          <table:table-cell table:formula="of:=[.$C$4] + ([.$C$5] - [.$C$4]) * (([.A2616] - [.$C$1]) / ([.$C$2] - [.$C$1]))" office:value-type="float" office:value="-0.219858194104796" calcext:value-type="float">
            <text:p>-0.219858194104796</text:p>
          </table:table-cell>
          <table:table-cell table:number-columns-repeated="16"/>
        </table:table-row>
        <table:table-row table:style-name="ro1">
          <table:table-cell office:value-type="float" office:value="17742.8230386514" calcext:value-type="float">
            <text:p>17742.8230386514</text:p>
          </table:table-cell>
          <table:table-cell table:number-columns-repeated="3"/>
          <table:table-cell table:formula="of:=[.$C$4] + ([.$C$5] - [.$C$4]) * (([.A2617] - [.$C$1]) / ([.$C$2] - [.$C$1]))" office:value-type="float" office:value="-0.21026772291567" calcext:value-type="float">
            <text:p>-0.21026772291567</text:p>
          </table:table-cell>
          <table:table-cell table:number-columns-repeated="16"/>
        </table:table-row>
        <table:table-row table:style-name="ro1">
          <table:table-cell office:value-type="float" office:value="18201.2772477534" calcext:value-type="float">
            <text:p>18201.2772477534</text:p>
          </table:table-cell>
          <table:table-cell table:number-columns-repeated="3"/>
          <table:table-cell table:formula="of:=[.$C$4] + ([.$C$5] - [.$C$4]) * (([.A2618] - [.$C$1]) / ([.$C$2] - [.$C$1]))" office:value-type="float" office:value="-0.202735274937461" calcext:value-type="float">
            <text:p>-0.202735274937461</text:p>
          </table:table-cell>
          <table:table-cell table:number-columns-repeated="16"/>
        </table:table-row>
        <table:table-row table:style-name="ro1">
          <table:table-cell office:value-type="float" office:value="19677.9898439462" calcext:value-type="float">
            <text:p>19677.9898439462</text:p>
          </table:table-cell>
          <table:table-cell table:number-columns-repeated="3"/>
          <table:table-cell table:formula="of:=[.$C$4] + ([.$C$5] - [.$C$4]) * (([.A2619] - [.$C$1]) / ([.$C$2] - [.$C$1]))" office:value-type="float" office:value="-0.178472740994592" calcext:value-type="float">
            <text:p>-0.178472740994592</text:p>
          </table:table-cell>
          <table:table-cell table:number-columns-repeated="16"/>
        </table:table-row>
        <table:table-row table:style-name="ro1">
          <table:table-cell office:value-type="float" office:value="18796.748641923" calcext:value-type="float">
            <text:p>18796.748641923</text:p>
          </table:table-cell>
          <table:table-cell table:number-columns-repeated="3"/>
          <table:table-cell table:formula="of:=[.$C$4] + ([.$C$5] - [.$C$4]) * (([.A2620] - [.$C$1]) / ([.$C$2] - [.$C$1]))" office:value-type="float" office:value="-0.192951621063108" calcext:value-type="float">
            <text:p>-0.192951621063108</text:p>
          </table:table-cell>
          <table:table-cell table:number-columns-repeated="16"/>
        </table:table-row>
        <table:table-row table:style-name="ro1">
          <table:table-cell office:value-type="float" office:value="19220.5901486291" calcext:value-type="float">
            <text:p>19220.5901486291</text:p>
          </table:table-cell>
          <table:table-cell table:number-columns-repeated="3"/>
          <table:table-cell table:formula="of:=[.$C$4] + ([.$C$5] - [.$C$4]) * (([.A2621] - [.$C$1]) / ([.$C$2] - [.$C$1]))" office:value-type="float" office:value="-0.185987863207066" calcext:value-type="float">
            <text:p>-0.185987863207066</text:p>
          </table:table-cell>
          <table:table-cell table:number-columns-repeated="16"/>
        </table:table-row>
        <table:table-row table:style-name="ro1">
          <table:table-cell office:value-type="float" office:value="19441.558803722" calcext:value-type="float">
            <text:p>19441.558803722</text:p>
          </table:table-cell>
          <table:table-cell table:number-columns-repeated="3"/>
          <table:table-cell table:formula="of:=[.$C$4] + ([.$C$5] - [.$C$4]) * (([.A2622] - [.$C$1]) / ([.$C$2] - [.$C$1]))" office:value-type="float" office:value="-0.182357326358986" calcext:value-type="float">
            <text:p>-0.182357326358986</text:p>
          </table:table-cell>
          <table:table-cell table:number-columns-repeated="16"/>
        </table:table-row>
        <table:table-row table:style-name="ro1">
          <table:table-cell office:value-type="float" office:value="18668.1585497632" calcext:value-type="float">
            <text:p>18668.1585497632</text:p>
          </table:table-cell>
          <table:table-cell table:number-columns-repeated="3"/>
          <table:table-cell table:formula="of:=[.$C$4] + ([.$C$5] - [.$C$4]) * (([.A2623] - [.$C$1]) / ([.$C$2] - [.$C$1]))" office:value-type="float" office:value="-0.195064368989677" calcext:value-type="float">
            <text:p>-0.195064368989677</text:p>
          </table:table-cell>
          <table:table-cell table:number-columns-repeated="16"/>
        </table:table-row>
        <table:table-row table:style-name="ro1">
          <table:table-cell office:value-type="float" office:value="19162.264456097" calcext:value-type="float">
            <text:p>19162.264456097</text:p>
          </table:table-cell>
          <table:table-cell table:number-columns-repeated="3"/>
          <table:table-cell table:formula="of:=[.$C$4] + ([.$C$5] - [.$C$4]) * (([.A2624] - [.$C$1]) / ([.$C$2] - [.$C$1]))" office:value-type="float" office:value="-0.186946160101431" calcext:value-type="float">
            <text:p>-0.186946160101431</text:p>
          </table:table-cell>
          <table:table-cell table:number-columns-repeated="16"/>
        </table:table-row>
        <table:table-row table:style-name="ro1">
          <table:table-cell office:value-type="float" office:value="19373.4452349264" calcext:value-type="float">
            <text:p>19373.4452349264</text:p>
          </table:table-cell>
          <table:table-cell table:number-columns-repeated="3"/>
          <table:table-cell table:formula="of:=[.$C$4] + ([.$C$5] - [.$C$4]) * (([.A2625] - [.$C$1]) / ([.$C$2] - [.$C$1]))" office:value-type="float" office:value="-0.183476439027988" calcext:value-type="float">
            <text:p>-0.183476439027988</text:p>
          </table:table-cell>
          <table:table-cell table:number-columns-repeated="16"/>
        </table:table-row>
        <table:table-row table:style-name="ro1">
          <table:table-cell office:value-type="float" office:value="19177.9261726507" calcext:value-type="float">
            <text:p>19177.9261726507</text:p>
          </table:table-cell>
          <table:table-cell table:number-columns-repeated="3"/>
          <table:table-cell table:formula="of:=[.$C$4] + ([.$C$5] - [.$C$4]) * (([.A2626] - [.$C$1]) / ([.$C$2] - [.$C$1]))" office:value-type="float" office:value="-0.186688836550141" calcext:value-type="float">
            <text:p>-0.186688836550141</text:p>
          </table:table-cell>
          <table:table-cell table:number-columns-repeated="16"/>
        </table:table-row>
        <table:table-row table:style-name="ro1">
          <table:table-cell office:value-type="float" office:value="18320.2331279773" calcext:value-type="float">
            <text:p>18320.2331279773</text:p>
          </table:table-cell>
          <table:table-cell table:number-columns-repeated="3"/>
          <table:table-cell table:formula="of:=[.$C$4] + ([.$C$5] - [.$C$4]) * (([.A2627] - [.$C$1]) / ([.$C$2] - [.$C$1]))" office:value-type="float" office:value="-0.200780818065435" calcext:value-type="float">
            <text:p>-0.200780818065435</text:p>
          </table:table-cell>
          <table:table-cell table:number-columns-repeated="16"/>
        </table:table-row>
        <table:table-row table:style-name="ro1">
          <table:table-cell office:value-type="float" office:value="18557.4529087425" calcext:value-type="float">
            <text:p>18557.4529087425</text:p>
          </table:table-cell>
          <table:table-cell table:number-columns-repeated="3"/>
          <table:table-cell table:formula="of:=[.$C$4] + ([.$C$5] - [.$C$4]) * (([.A2628] - [.$C$1]) / ([.$C$2] - [.$C$1]))" office:value-type="float" office:value="-0.196883273615977" calcext:value-type="float">
            <text:p>-0.196883273615977</text:p>
          </table:table-cell>
          <table:table-cell table:number-columns-repeated="16"/>
        </table:table-row>
        <table:table-row table:style-name="ro1">
          <table:table-cell office:value-type="float" office:value="18255.7737538125" calcext:value-type="float">
            <text:p>18255.7737538125</text:p>
          </table:table-cell>
          <table:table-cell table:number-columns-repeated="3"/>
          <table:table-cell table:formula="of:=[.$C$4] + ([.$C$5] - [.$C$4]) * (([.A2629] - [.$C$1]) / ([.$C$2] - [.$C$1]))" office:value-type="float" office:value="-0.2018398919554" calcext:value-type="float">
            <text:p>-0.2018398919554</text:p>
          </table:table-cell>
          <table:table-cell table:number-columns-repeated="16"/>
        </table:table-row>
        <table:table-row table:style-name="ro1">
          <table:table-cell office:value-type="float" office:value="18040.1706203685" calcext:value-type="float">
            <text:p>18040.1706203685</text:p>
          </table:table-cell>
          <table:table-cell table:number-columns-repeated="3"/>
          <table:table-cell table:formula="of:=[.$C$4] + ([.$C$5] - [.$C$4]) * (([.A2630] - [.$C$1]) / ([.$C$2] - [.$C$1]))" office:value-type="float" office:value="-0.205382272752354" calcext:value-type="float">
            <text:p>-0.205382272752354</text:p>
          </table:table-cell>
          <table:table-cell table:number-columns-repeated="16"/>
        </table:table-row>
        <table:table-row table:style-name="ro1">
          <table:table-cell office:value-type="float" office:value="18822.5099387013" calcext:value-type="float">
            <text:p>18822.5099387013</text:p>
          </table:table-cell>
          <table:table-cell table:number-columns-repeated="3"/>
          <table:table-cell table:formula="of:=[.$C$4] + ([.$C$5] - [.$C$4]) * (([.A2631] - [.$C$1]) / ([.$C$2] - [.$C$1]))" office:value-type="float" office:value="-0.192528360410286" calcext:value-type="float">
            <text:p>-0.192528360410286</text:p>
          </table:table-cell>
          <table:table-cell table:number-columns-repeated="16"/>
        </table:table-row>
        <table:table-row table:style-name="ro1">
          <table:table-cell office:value-type="float" office:value="19161.1384661758" calcext:value-type="float">
            <text:p>19161.1384661758</text:p>
          </table:table-cell>
          <table:table-cell table:number-columns-repeated="3"/>
          <table:table-cell table:formula="of:=[.$C$4] + ([.$C$5] - [.$C$4]) * (([.A2632] - [.$C$1]) / ([.$C$2] - [.$C$1]))" office:value-type="float" office:value="-0.186964660227152" calcext:value-type="float">
            <text:p>-0.186964660227152</text:p>
          </table:table-cell>
          <table:table-cell table:number-columns-repeated="16"/>
        </table:table-row>
        <table:table-row table:style-name="ro1">
          <table:table-cell office:value-type="float" office:value="19264.6703009515" calcext:value-type="float">
            <text:p>19264.6703009515</text:p>
          </table:table-cell>
          <table:table-cell table:number-columns-repeated="3"/>
          <table:table-cell table:formula="of:=[.$C$4] + ([.$C$5] - [.$C$4]) * (([.A2633] - [.$C$1]) / ([.$C$2] - [.$C$1]))" office:value-type="float" office:value="-0.185263621946657" calcext:value-type="float">
            <text:p>-0.185263621946657</text:p>
          </table:table-cell>
          <table:table-cell table:number-columns-repeated="16"/>
        </table:table-row>
        <table:table-row table:style-name="ro1">
          <table:table-cell office:value-type="float" office:value="19433.1413677812" calcext:value-type="float">
            <text:p>19433.1413677812</text:p>
          </table:table-cell>
          <table:table-cell table:number-columns-repeated="3"/>
          <table:table-cell table:formula="of:=[.$C$4] + ([.$C$5] - [.$C$4]) * (([.A2634] - [.$C$1]) / ([.$C$2] - [.$C$1]))" office:value-type="float" office:value="-0.182495625663639" calcext:value-type="float">
            <text:p>-0.182495625663639</text:p>
          </table:table-cell>
          <table:table-cell table:number-columns-repeated="16"/>
        </table:table-row>
        <table:table-row table:style-name="ro1">
          <table:table-cell office:value-type="float" office:value="21351.2548089696" calcext:value-type="float">
            <text:p>21351.2548089696</text:p>
          </table:table-cell>
          <table:table-cell table:number-columns-repeated="3"/>
          <table:table-cell table:formula="of:=[.$C$4] + ([.$C$5] - [.$C$4]) * (([.A2635] - [.$C$1]) / ([.$C$2] - [.$C$1]))" office:value-type="float" office:value="-0.150980832200719" calcext:value-type="float">
            <text:p>-0.150980832200719</text:p>
          </table:table-cell>
          <table:table-cell table:number-columns-repeated="16"/>
        </table:table-row>
        <table:table-row table:style-name="ro1">
          <table:table-cell office:value-type="float" office:value="22819.558895542" calcext:value-type="float">
            <text:p>22819.558895542</text:p>
          </table:table-cell>
          <table:table-cell table:number-columns-repeated="3"/>
          <table:table-cell table:formula="of:=[.$C$4] + ([.$C$5] - [.$C$4]) * (([.A2636] - [.$C$1]) / ([.$C$2] - [.$C$1]))" office:value-type="float" office:value="-0.126856450902176" calcext:value-type="float">
            <text:p>-0.126856450902176</text:p>
          </table:table-cell>
          <table:table-cell table:number-columns-repeated="16"/>
        </table:table-row>
        <table:table-row table:style-name="ro1">
          <table:table-cell office:value-type="float" office:value="23126.6067653983" calcext:value-type="float">
            <text:p>23126.6067653983</text:p>
          </table:table-cell>
          <table:table-cell table:number-columns-repeated="3"/>
          <table:table-cell table:formula="of:=[.$C$4] + ([.$C$5] - [.$C$4]) * (([.A2637] - [.$C$1]) / ([.$C$2] - [.$C$1]))" office:value-type="float" office:value="-0.121811624045765" calcext:value-type="float">
            <text:p>-0.121811624045765</text:p>
          </table:table-cell>
          <table:table-cell table:number-columns-repeated="16"/>
        </table:table-row>
        <table:table-row table:style-name="ro1">
          <table:table-cell office:value-type="float" office:value="23829.2848041264" calcext:value-type="float">
            <text:p>23829.2848041264</text:p>
          </table:table-cell>
          <table:table-cell table:number-columns-repeated="3"/>
          <table:table-cell table:formula="of:=[.$C$4] + ([.$C$5] - [.$C$4]) * (([.A2638] - [.$C$1]) / ([.$C$2] - [.$C$1]))" office:value-type="float" office:value="-0.110266554402895" calcext:value-type="float">
            <text:p>-0.110266554402895</text:p>
          </table:table-cell>
          <table:table-cell table:number-columns-repeated="16"/>
        </table:table-row>
        <table:table-row table:style-name="ro1">
          <table:table-cell office:value-type="float" office:value="23476.0874997189" calcext:value-type="float">
            <text:p>23476.0874997189</text:p>
          </table:table-cell>
          <table:table-cell table:number-columns-repeated="3"/>
          <table:table-cell table:formula="of:=[.$C$4] + ([.$C$5] - [.$C$4]) * (([.A2639] - [.$C$1]) / ([.$C$2] - [.$C$1]))" office:value-type="float" office:value="-0.116069621031303" calcext:value-type="float">
            <text:p>-0.116069621031303</text:p>
          </table:table-cell>
          <table:table-cell table:number-columns-repeated="16"/>
        </table:table-row>
        <table:table-row table:style-name="ro1">
          <table:table-cell office:value-type="float" office:value="22729.6592907496" calcext:value-type="float">
            <text:p>22729.6592907496</text:p>
          </table:table-cell>
          <table:table-cell table:number-columns-repeated="3"/>
          <table:table-cell table:formula="of:=[.$C$4] + ([.$C$5] - [.$C$4]) * (([.A2640] - [.$C$1]) / ([.$C$2] - [.$C$1]))" office:value-type="float" office:value="-0.128333510296367" calcext:value-type="float">
            <text:p>-0.128333510296367</text:p>
          </table:table-cell>
          <table:table-cell table:number-columns-repeated="16"/>
        </table:table-row>
        <table:table-row table:style-name="ro1">
          <table:table-cell office:value-type="float" office:value="23791.5652944679" calcext:value-type="float">
            <text:p>23791.5652944679</text:p>
          </table:table-cell>
          <table:table-cell table:number-columns-repeated="3"/>
          <table:table-cell table:formula="of:=[.$C$4] + ([.$C$5] - [.$C$4]) * (([.A2641] - [.$C$1]) / ([.$C$2] - [.$C$1]))" office:value-type="float" office:value="-0.110886289675525" calcext:value-type="float">
            <text:p>-0.110886289675525</text:p>
          </table:table-cell>
          <table:table-cell table:number-columns-repeated="16"/>
        </table:table-row>
        <table:table-row table:style-name="ro1">
          <table:table-cell office:value-type="float" office:value="23228.9090871597" calcext:value-type="float">
            <text:p>23228.9090871597</text:p>
          </table:table-cell>
          <table:table-cell table:number-columns-repeated="3"/>
          <table:table-cell table:formula="of:=[.$C$4] + ([.$C$5] - [.$C$4]) * (([.A2642] - [.$C$1]) / ([.$C$2] - [.$C$1]))" office:value-type="float" office:value="-0.120130786785644" calcext:value-type="float">
            <text:p>-0.120130786785644</text:p>
          </table:table-cell>
          <table:table-cell table:number-columns-repeated="16"/>
        </table:table-row>
        <table:table-row table:style-name="ro1">
          <table:table-cell office:value-type="float" office:value="23726.1909988895" calcext:value-type="float">
            <text:p>23726.1909988895</text:p>
          </table:table-cell>
          <table:table-cell table:number-columns-repeated="3"/>
          <table:table-cell table:formula="of:=[.$C$4] + ([.$C$5] - [.$C$4]) * (([.A2643] - [.$C$1]) / ([.$C$2] - [.$C$1]))" office:value-type="float" office:value="-0.111960395814764" calcext:value-type="float">
            <text:p>-0.111960395814764</text:p>
          </table:table-cell>
          <table:table-cell table:number-columns-repeated="16"/>
        </table:table-row>
        <table:table-row table:style-name="ro1">
          <table:table-cell office:value-type="float" office:value="24708.2067842365" calcext:value-type="float">
            <text:p>24708.2067842365</text:p>
          </table:table-cell>
          <table:table-cell table:number-columns-repeated="3"/>
          <table:table-cell table:formula="of:=[.$C$4] + ([.$C$5] - [.$C$4]) * (([.A2644] - [.$C$1]) / ([.$C$2] - [.$C$1]))" office:value-type="float" office:value="-0.0958257793796881" calcext:value-type="float">
            <text:p>-0.095825779379688</text:p>
          </table:table-cell>
          <table:table-cell table:number-columns-repeated="16"/>
        </table:table-row>
        <table:table-row table:style-name="ro1">
          <table:table-cell office:value-type="float" office:value="26447.7080723867" calcext:value-type="float">
            <text:p>26447.7080723867</text:p>
          </table:table-cell>
          <table:table-cell table:number-columns-repeated="3"/>
          <table:table-cell table:formula="of:=[.$C$4] + ([.$C$5] - [.$C$4]) * (([.A2645] - [.$C$1]) / ([.$C$2] - [.$C$1]))" office:value-type="float" office:value="-0.067245601248737" calcext:value-type="float">
            <text:p>-0.067245601248737</text:p>
          </table:table-cell>
          <table:table-cell table:number-columns-repeated="16"/>
        </table:table-row>
        <table:table-row table:style-name="ro1">
          <table:table-cell office:value-type="float" office:value="26226.0661304597" calcext:value-type="float">
            <text:p>26226.0661304597</text:p>
          </table:table-cell>
          <table:table-cell table:number-columns-repeated="3"/>
          <table:table-cell table:formula="of:=[.$C$4] + ([.$C$5] - [.$C$4]) * (([.A2646] - [.$C$1]) / ([.$C$2] - [.$C$1]))" office:value-type="float" office:value="-0.0708872002660621" calcext:value-type="float">
            <text:p>-0.070887200266062</text:p>
          </table:table-cell>
          <table:table-cell table:number-columns-repeated="16"/>
        </table:table-row>
        <table:table-row table:style-name="ro1">
          <table:table-cell office:value-type="float" office:value="27038.7356756303" calcext:value-type="float">
            <text:p>27038.7356756303</text:p>
          </table:table-cell>
          <table:table-cell table:number-columns-repeated="3"/>
          <table:table-cell table:formula="of:=[.$C$4] + ([.$C$5] - [.$C$4]) * (([.A2647] - [.$C$1]) / ([.$C$2] - [.$C$1]))" office:value-type="float" office:value="-0.05753495929861" calcext:value-type="float">
            <text:p>-0.05753495929861</text:p>
          </table:table-cell>
          <table:table-cell table:number-columns-repeated="16"/>
        </table:table-row>
        <table:table-row table:style-name="ro1">
          <table:table-cell office:value-type="float" office:value="27349.3272325944" calcext:value-type="float">
            <text:p>27349.3272325944</text:p>
          </table:table-cell>
          <table:table-cell table:number-columns-repeated="3"/>
          <table:table-cell table:formula="of:=[.$C$4] + ([.$C$5] - [.$C$4]) * (([.A2648] - [.$C$1]) / ([.$C$2] - [.$C$1]))" office:value-type="float" office:value="-0.0524319093126896" calcext:value-type="float">
            <text:p>-0.05243190931269</text:p>
          </table:table-cell>
          <table:table-cell table:number-columns-repeated="16"/>
        </table:table-row>
        <table:table-row table:style-name="ro1">
          <table:table-cell office:value-type="float" office:value="28872.8297746092" calcext:value-type="float">
            <text:p>28872.8297746092</text:p>
          </table:table-cell>
          <table:table-cell table:number-columns-repeated="3"/>
          <table:table-cell table:formula="of:=[.$C$4] + ([.$C$5] - [.$C$4]) * (([.A2649] - [.$C$1]) / ([.$C$2] - [.$C$1]))" office:value-type="float" office:value="-0.0274006119343227" calcext:value-type="float">
            <text:p>-0.027400611934323</text:p>
          </table:table-cell>
          <table:table-cell table:number-columns-repeated="16"/>
        </table:table-row>
        <table:table-row table:style-name="ro1">
          <table:table-cell office:value-type="float" office:value="28935.8109810492" calcext:value-type="float">
            <text:p>28935.8109810492</text:p>
          </table:table-cell>
          <table:table-cell table:number-columns-repeated="3"/>
          <table:table-cell table:formula="of:=[.$C$4] + ([.$C$5] - [.$C$4]) * (([.A2650] - [.$C$1]) / ([.$C$2] - [.$C$1]))" office:value-type="float" office:value="-0.0263658244862079" calcext:value-type="float">
            <text:p>-0.026365824486208</text:p>
          </table:table-cell>
          <table:table-cell table:number-columns-repeated="16"/>
        </table:table-row>
        <table:table-row table:style-name="ro1">
          <table:table-cell office:value-type="float" office:value="29353.6406079891" calcext:value-type="float">
            <text:p>29353.6406079891</text:p>
          </table:table-cell>
          <table:table-cell table:number-columns-repeated="3"/>
          <table:table-cell table:formula="of:=[.$C$4] + ([.$C$5] - [.$C$4]) * (([.A2651] - [.$C$1]) / ([.$C$2] - [.$C$1]))" office:value-type="float" office:value="-0.0195008424090575" calcext:value-type="float">
            <text:p>-0.019500842409058</text:p>
          </table:table-cell>
          <table:table-cell table:number-columns-repeated="16"/>
        </table:table-row>
        <table:table-row table:style-name="ro1">
          <table:table-cell office:value-type="float" office:value="32074.1066108681" calcext:value-type="float">
            <text:p>32074.1066108681</text:p>
          </table:table-cell>
          <table:table-cell table:number-columns-repeated="3"/>
          <table:table-cell table:formula="of:=[.$C$4] + ([.$C$5] - [.$C$4]) * (([.A2652] - [.$C$1]) / ([.$C$2] - [.$C$1]))" office:value-type="float" office:value="0.0251966829628035" calcext:value-type="float">
            <text:p>0.025196682962804</text:p>
          </table:table-cell>
          <table:table-cell table:number-columns-repeated="16"/>
        </table:table-row>
        <table:table-row table:style-name="ro1">
          <table:table-cell office:value-type="float" office:value="32788.5834526939" calcext:value-type="float">
            <text:p>32788.5834526939</text:p>
          </table:table-cell>
          <table:table-cell table:number-columns-repeated="3"/>
          <table:table-cell table:formula="of:=[.$C$4] + ([.$C$5] - [.$C$4]) * (([.A2653] - [.$C$1]) / ([.$C$2] - [.$C$1]))" office:value-type="float" office:value="0.0369356081069955" calcext:value-type="float">
            <text:p>0.036935608106996</text:p>
          </table:table-cell>
          <table:table-cell table:number-columns-repeated="16"/>
        </table:table-row>
        <table:table-row table:style-name="ro1">
          <table:table-cell office:value-type="float" office:value="31991.9268648971" calcext:value-type="float">
            <text:p>31991.9268648971</text:p>
          </table:table-cell>
          <table:table-cell table:number-columns-repeated="3"/>
          <table:table-cell table:formula="of:=[.$C$4] + ([.$C$5] - [.$C$4]) * (([.A2654] - [.$C$1]) / ([.$C$2] - [.$C$1]))" office:value-type="float" office:value="0.0238464616122317" calcext:value-type="float">
            <text:p>0.023846461612232</text:p>
          </table:table-cell>
          <table:table-cell table:number-columns-repeated="16"/>
        </table:table-row>
        <table:table-row table:style-name="ro1">
          <table:table-cell office:value-type="float" office:value="34001.3447644318" calcext:value-type="float">
            <text:p>34001.3447644318</text:p>
          </table:table-cell>
          <table:table-cell table:number-columns-repeated="3"/>
          <table:table-cell table:formula="of:=[.$C$4] + ([.$C$5] - [.$C$4]) * (([.A2655] - [.$C$1]) / ([.$C$2] - [.$C$1]))" office:value-type="float" office:value="0.056861396352116" calcext:value-type="float">
            <text:p>0.056861396352116</text:p>
          </table:table-cell>
          <table:table-cell table:number-columns-repeated="16"/>
        </table:table-row>
        <table:table-row table:style-name="ro1">
          <table:table-cell office:value-type="float" office:value="36806.4197553652" calcext:value-type="float">
            <text:p>36806.4197553652</text:p>
          </table:table-cell>
          <table:table-cell table:number-columns-repeated="3"/>
          <table:table-cell table:formula="of:=[.$C$4] + ([.$C$5] - [.$C$4]) * (([.A2656] - [.$C$1]) / ([.$C$2] - [.$C$1]))" office:value-type="float" office:value="0.102949055762133" calcext:value-type="float">
            <text:p>0.102949055762133</text:p>
          </table:table-cell>
          <table:table-cell table:number-columns-repeated="16"/>
        </table:table-row>
        <table:table-row table:style-name="ro1">
          <table:table-cell office:value-type="float" office:value="39420.800696056" calcext:value-type="float">
            <text:p>39420.800696056</text:p>
          </table:table-cell>
          <table:table-cell table:number-columns-repeated="3"/>
          <table:table-cell table:formula="of:=[.$C$4] + ([.$C$5] - [.$C$4]) * (([.A2657] - [.$C$1]) / ([.$C$2] - [.$C$1]))" office:value-type="float" office:value="0.145903593074701" calcext:value-type="float">
            <text:p>0.145903593074701</text:p>
          </table:table-cell>
          <table:table-cell table:number-columns-repeated="16"/>
        </table:table-row>
        <table:table-row table:style-name="ro1">
          <table:table-cell office:value-type="float" office:value="40558.1021230592" calcext:value-type="float">
            <text:p>40558.1021230592</text:p>
          </table:table-cell>
          <table:table-cell table:number-columns-repeated="3"/>
          <table:table-cell table:formula="of:=[.$C$4] + ([.$C$5] - [.$C$4]) * (([.A2658] - [.$C$1]) / ([.$C$2] - [.$C$1]))" office:value-type="float" office:value="0.164589567953685" calcext:value-type="float">
            <text:p>0.164589567953685</text:p>
          </table:table-cell>
          <table:table-cell table:number-columns-repeated="16"/>
        </table:table-row>
        <table:table-row table:style-name="ro1">
          <table:table-cell office:value-type="float" office:value="40096.333201718" calcext:value-type="float">
            <text:p>40096.333201718</text:p>
          </table:table-cell>
          <table:table-cell table:number-columns-repeated="3"/>
          <table:table-cell table:formula="of:=[.$C$4] + ([.$C$5] - [.$C$4]) * (([.A2659] - [.$C$1]) / ([.$C$2] - [.$C$1]))" office:value-type="float" office:value="0.157002658925694" calcext:value-type="float">
            <text:p>0.157002658925694</text:p>
          </table:table-cell>
          <table:table-cell table:number-columns-repeated="16"/>
        </table:table-row>
        <table:table-row table:style-name="ro1">
          <table:table-cell office:value-type="float" office:value="38132.535793776" calcext:value-type="float">
            <text:p>38132.535793776</text:p>
          </table:table-cell>
          <table:table-cell table:number-columns-repeated="3"/>
          <table:table-cell table:formula="of:=[.$C$4] + ([.$C$5] - [.$C$4]) * (([.A2660] - [.$C$1]) / ([.$C$2] - [.$C$1]))" office:value-type="float" office:value="0.124737273372708" calcext:value-type="float">
            <text:p>0.124737273372708</text:p>
          </table:table-cell>
          <table:table-cell table:number-columns-repeated="16"/>
        </table:table-row>
        <table:table-row table:style-name="ro1">
          <table:table-cell office:value-type="float" office:value="35432.8591449362" calcext:value-type="float">
            <text:p>35432.8591449362</text:p>
          </table:table-cell>
          <table:table-cell table:number-columns-repeated="3"/>
          <table:table-cell table:formula="of:=[.$C$4] + ([.$C$5] - [.$C$4]) * (([.A2661] - [.$C$1]) / ([.$C$2] - [.$C$1]))" office:value-type="float" office:value="0.0803813191429413" calcext:value-type="float">
            <text:p>0.080381319142941</text:p>
          </table:table-cell>
          <table:table-cell table:number-columns-repeated="16"/>
        </table:table-row>
        <table:table-row table:style-name="ro1">
          <table:table-cell office:value-type="float" office:value="34070.3256221573" calcext:value-type="float">
            <text:p>34070.3256221573</text:p>
          </table:table-cell>
          <table:table-cell table:number-columns-repeated="3"/>
          <table:table-cell table:formula="of:=[.$C$4] + ([.$C$5] - [.$C$4]) * (([.A2662] - [.$C$1]) / ([.$C$2] - [.$C$1]))" office:value-type="float" office:value="0.0579947586639755" calcext:value-type="float">
            <text:p>0.057994758663976</text:p>
          </table:table-cell>
          <table:table-cell table:number-columns-repeated="16"/>
        </table:table-row>
        <table:table-row table:style-name="ro1">
          <table:table-cell office:value-type="float" office:value="37373.1619606947" calcext:value-type="float">
            <text:p>37373.1619606947</text:p>
          </table:table-cell>
          <table:table-cell table:number-columns-repeated="3"/>
          <table:table-cell table:formula="of:=[.$C$4] + ([.$C$5] - [.$C$4]) * (([.A2663] - [.$C$1]) / ([.$C$2] - [.$C$1]))" office:value-type="float" office:value="0.112260686223683" calcext:value-type="float">
            <text:p>0.112260686223683</text:p>
          </table:table-cell>
          <table:table-cell table:number-columns-repeated="16"/>
        </table:table-row>
        <table:table-row table:style-name="ro1">
          <table:table-cell office:value-type="float" office:value="39127.6785205561" calcext:value-type="float">
            <text:p>39127.6785205561</text:p>
          </table:table-cell>
          <table:table-cell table:number-columns-repeated="3"/>
          <table:table-cell table:formula="of:=[.$C$4] + ([.$C$5] - [.$C$4]) * (([.A2664] - [.$C$1]) / ([.$C$2] - [.$C$1]))" office:value-type="float" office:value="0.141087566753256" calcext:value-type="float">
            <text:p>0.141087566753256</text:p>
          </table:table-cell>
          <table:table-cell table:number-columns-repeated="16"/>
        </table:table-row>
        <table:table-row table:style-name="ro1">
          <table:table-cell office:value-type="float" office:value="36752.7711846477" calcext:value-type="float">
            <text:p>36752.7711846477</text:p>
          </table:table-cell>
          <table:table-cell table:number-columns-repeated="3"/>
          <table:table-cell table:formula="of:=[.$C$4] + ([.$C$5] - [.$C$4]) * (([.A2665] - [.$C$1]) / ([.$C$2] - [.$C$1]))" office:value-type="float" office:value="0.102067604441561" calcext:value-type="float">
            <text:p>0.102067604441561</text:p>
          </table:table-cell>
          <table:table-cell table:number-columns-repeated="16"/>
        </table:table-row>
        <table:table-row table:style-name="ro1">
          <table:table-cell office:value-type="float" office:value="36016.7530890736" calcext:value-type="float">
            <text:p>36016.7530890736</text:p>
          </table:table-cell>
          <table:table-cell table:number-columns-repeated="3"/>
          <table:table-cell table:formula="of:=[.$C$4] + ([.$C$5] - [.$C$4]) * (([.A2666] - [.$C$1]) / ([.$C$2] - [.$C$1]))" office:value-type="float" office:value="0.0899747543687217" calcext:value-type="float">
            <text:p>0.089974754368722</text:p>
          </table:table-cell>
          <table:table-cell table:number-columns-repeated="16"/>
        </table:table-row>
        <table:table-row table:style-name="ro1">
          <table:table-cell office:value-type="float" office:value="35847.8334246585" calcext:value-type="float">
            <text:p>35847.8334246585</text:p>
          </table:table-cell>
          <table:table-cell table:number-columns-repeated="3"/>
          <table:table-cell table:formula="of:=[.$C$4] + ([.$C$5] - [.$C$4]) * (([.A2667] - [.$C$1]) / ([.$C$2] - [.$C$1]))" office:value-type="float" office:value="0.0871993875830277" calcext:value-type="float">
            <text:p>0.087199387583028</text:p>
          </table:table-cell>
          <table:table-cell table:number-columns-repeated="16"/>
        </table:table-row>
        <table:table-row table:style-name="ro1">
          <table:table-cell office:value-type="float" office:value="36639.9859124177" calcext:value-type="float">
            <text:p>36639.9859124177</text:p>
          </table:table-cell>
          <table:table-cell table:number-columns-repeated="3"/>
          <table:table-cell table:formula="of:=[.$C$4] + ([.$C$5] - [.$C$4]) * (([.A2668] - [.$C$1]) / ([.$C$2] - [.$C$1]))" office:value-type="float" office:value="0.1002145312689" calcext:value-type="float">
            <text:p>0.1002145312689</text:p>
          </table:table-cell>
          <table:table-cell table:number-columns-repeated="16"/>
        </table:table-row>
        <table:table-row table:style-name="ro1">
          <table:table-cell office:value-type="float" office:value="35909.4322470885" calcext:value-type="float">
            <text:p>35909.4322470885</text:p>
          </table:table-cell>
          <table:table-cell table:number-columns-repeated="3"/>
          <table:table-cell table:formula="of:=[.$C$4] + ([.$C$5] - [.$C$4]) * (([.A2669] - [.$C$1]) / ([.$C$2] - [.$C$1]))" office:value-type="float" office:value="0.0882114623251962" calcext:value-type="float">
            <text:p>0.088211462325196</text:p>
          </table:table-cell>
          <table:table-cell table:number-columns-repeated="16"/>
        </table:table-row>
        <table:table-row table:style-name="ro1">
          <table:table-cell office:value-type="float" office:value="35491.4239211366" calcext:value-type="float">
            <text:p>35491.4239211366</text:p>
          </table:table-cell>
          <table:table-cell table:number-columns-repeated="3"/>
          <table:table-cell table:formula="of:=[.$C$4] + ([.$C$5] - [.$C$4]) * (([.A2670] - [.$C$1]) / ([.$C$2] - [.$C$1]))" office:value-type="float" office:value="0.0813435442056124" calcext:value-type="float">
            <text:p>0.081343544205612</text:p>
          </table:table-cell>
          <table:table-cell table:number-columns-repeated="16"/>
        </table:table-row>
        <table:table-row table:style-name="ro1">
          <table:table-cell office:value-type="float" office:value="30844.8331515336" calcext:value-type="float">
            <text:p>30844.8331515336</text:p>
          </table:table-cell>
          <table:table-cell table:number-columns-repeated="3"/>
          <table:table-cell table:formula="of:=[.$C$4] + ([.$C$5] - [.$C$4]) * (([.A2671] - [.$C$1]) / ([.$C$2] - [.$C$1]))" office:value-type="float" office:value="0.00499959850028431" calcext:value-type="float">
            <text:p>0.004999598500284</text:p>
          </table:table-cell>
          <table:table-cell table:number-columns-repeated="16"/>
        </table:table-row>
        <table:table-row table:style-name="ro1">
          <table:table-cell office:value-type="float" office:value="33000.4466440014" calcext:value-type="float">
            <text:p>33000.4466440014</text:p>
          </table:table-cell>
          <table:table-cell table:number-columns-repeated="3"/>
          <table:table-cell table:formula="of:=[.$C$4] + ([.$C$5] - [.$C$4]) * (([.A2672] - [.$C$1]) / ([.$C$2] - [.$C$1]))" office:value-type="float" office:value="0.0404165412849176" calcext:value-type="float">
            <text:p>0.040416541284918</text:p>
          </table:table-cell>
          <table:table-cell table:number-columns-repeated="16"/>
        </table:table-row>
        <table:table-row table:style-name="ro1">
          <table:table-cell office:value-type="float" office:value="32107.3918172586" calcext:value-type="float">
            <text:p>32107.3918172586</text:p>
          </table:table-cell>
          <table:table-cell table:number-columns-repeated="3"/>
          <table:table-cell table:formula="of:=[.$C$4] + ([.$C$5] - [.$C$4]) * (([.A2673] - [.$C$1]) / ([.$C$2] - [.$C$1]))" office:value-type="float" office:value="0.0257435621943662" calcext:value-type="float">
            <text:p>0.025743562194366</text:p>
          </table:table-cell>
          <table:table-cell table:number-columns-repeated="16"/>
        </table:table-row>
        <table:table-row table:style-name="ro1">
          <table:table-cell office:value-type="float" office:value="32297.5041671983" calcext:value-type="float">
            <text:p>32297.5041671983</text:p>
          </table:table-cell>
          <table:table-cell table:number-columns-repeated="3"/>
          <table:table-cell table:formula="of:=[.$C$4] + ([.$C$5] - [.$C$4]) * (([.A2674] - [.$C$1]) / ([.$C$2] - [.$C$1]))" office:value-type="float" office:value="0.0288671268983328" calcext:value-type="float">
            <text:p>0.028867126898333</text:p>
          </table:table-cell>
          <table:table-cell table:number-columns-repeated="16"/>
        </table:table-row>
        <table:table-row table:style-name="ro1">
          <table:table-cell office:value-type="float" office:value="32270.825619776" calcext:value-type="float">
            <text:p>32270.825619776</text:p>
          </table:table-cell>
          <table:table-cell table:number-columns-repeated="3"/>
          <table:table-cell table:formula="of:=[.$C$4] + ([.$C$5] - [.$C$4]) * (([.A2675] - [.$C$1]) / ([.$C$2] - [.$C$1]))" office:value-type="float" office:value="0.0284287957267502" calcext:value-type="float">
            <text:p>0.02842879572675</text:p>
          </table:table-cell>
          <table:table-cell table:number-columns-repeated="16"/>
        </table:table-row>
        <table:table-row table:style-name="ro1">
          <table:table-cell office:value-type="float" office:value="32497.8484610587" calcext:value-type="float">
            <text:p>32497.8484610587</text:p>
          </table:table-cell>
          <table:table-cell table:number-columns-repeated="3"/>
          <table:table-cell table:formula="of:=[.$C$4] + ([.$C$5] - [.$C$4]) * (([.A2676] - [.$C$1]) / ([.$C$2] - [.$C$1]))" office:value-type="float" office:value="0.0321588034524438" calcext:value-type="float">
            <text:p>0.032158803452444</text:p>
          </table:table-cell>
          <table:table-cell table:number-columns-repeated="16"/>
        </table:table-row>
        <table:table-row table:style-name="ro1">
          <table:table-cell office:value-type="float" office:value="30426.0844006272" calcext:value-type="float">
            <text:p>30426.0844006272</text:p>
          </table:table-cell>
          <table:table-cell table:number-columns-repeated="3"/>
          <table:table-cell table:formula="of:=[.$C$4] + ([.$C$5] - [.$C$4]) * (([.A2677] - [.$C$1]) / ([.$C$2] - [.$C$1]))" office:value-type="float" office:value="-0.0018804848745001" calcext:value-type="float">
            <text:p>-0.0018804848745</text:p>
          </table:table-cell>
          <table:table-cell table:number-columns-repeated="16"/>
        </table:table-row>
        <table:table-row table:style-name="ro1">
          <table:table-cell office:value-type="float" office:value="33424.5955911396" calcext:value-type="float">
            <text:p>33424.5955911396</text:p>
          </table:table-cell>
          <table:table-cell table:number-columns-repeated="3"/>
          <table:table-cell table:formula="of:=[.$C$4] + ([.$C$5] - [.$C$4]) * (([.A2678] - [.$C$1]) / ([.$C$2] - [.$C$1]))" office:value-type="float" office:value="0.0473853504176523" calcext:value-type="float">
            <text:p>0.047385350417652</text:p>
          </table:table-cell>
          <table:table-cell table:number-columns-repeated="16"/>
        </table:table-row>
        <table:table-row table:style-name="ro1">
          <table:table-cell office:value-type="float" office:value="34265.3766577343" calcext:value-type="float">
            <text:p>34265.3766577343</text:p>
          </table:table-cell>
          <table:table-cell table:number-columns-repeated="3"/>
          <table:table-cell table:formula="of:=[.$C$4] + ([.$C$5] - [.$C$4]) * (([.A2679] - [.$C$1]) / ([.$C$2] - [.$C$1]))" office:value-type="float" office:value="0.0611994664612001" calcext:value-type="float">
            <text:p>0.0611994664612</text:p>
          </table:table-cell>
          <table:table-cell table:number-columns-repeated="16"/>
        </table:table-row>
        <table:table-row table:style-name="ro1">
          <table:table-cell office:value-type="float" office:value="34304.2345090189" calcext:value-type="float">
            <text:p>34304.2345090189</text:p>
          </table:table-cell>
          <table:table-cell table:number-columns-repeated="3"/>
          <table:table-cell table:formula="of:=[.$C$4] + ([.$C$5] - [.$C$4]) * (([.A2680] - [.$C$1]) / ([.$C$2] - [.$C$1]))" office:value-type="float" office:value="0.0618379047992831" calcext:value-type="float">
            <text:p>0.061837904799283</text:p>
          </table:table-cell>
          <table:table-cell table:number-columns-repeated="16"/>
        </table:table-row>
        <table:table-row table:style-name="ro1">
          <table:table-cell office:value-type="float" office:value="33138.7765051813" calcext:value-type="float">
            <text:p>33138.7765051813</text:p>
          </table:table-cell>
          <table:table-cell table:number-columns-repeated="3"/>
          <table:table-cell table:formula="of:=[.$C$4] + ([.$C$5] - [.$C$4]) * (([.A2681] - [.$C$1]) / ([.$C$2] - [.$C$1]))" office:value-type="float" office:value="0.0426893145793572" calcext:value-type="float">
            <text:p>0.042689314579357</text:p>
          </table:table-cell>
          <table:table-cell table:number-columns-repeated="16"/>
        </table:table-row>
        <table:table-row table:style-name="ro1">
          <table:table-cell office:value-type="float" office:value="33525.2882463337" calcext:value-type="float">
            <text:p>33525.2882463337</text:p>
          </table:table-cell>
          <table:table-cell table:number-columns-repeated="3"/>
          <table:table-cell table:formula="of:=[.$C$4] + ([.$C$5] - [.$C$4]) * (([.A2682] - [.$C$1]) / ([.$C$2] - [.$C$1]))" office:value-type="float" office:value="0.0490397406969411" calcext:value-type="float">
            <text:p>0.049039740696941</text:p>
          </table:table-cell>
          <table:table-cell table:number-columns-repeated="16"/>
        </table:table-row>
        <table:table-row table:style-name="ro1">
          <table:table-cell office:value-type="float" office:value="35519.7077694716" calcext:value-type="float">
            <text:p>35519.7077694716</text:p>
          </table:table-cell>
          <table:table-cell table:number-columns-repeated="3"/>
          <table:table-cell table:formula="of:=[.$C$4] + ([.$C$5] - [.$C$4]) * (([.A2683] - [.$C$1]) / ([.$C$2] - [.$C$1]))" office:value-type="float" office:value="0.0818082506298903" calcext:value-type="float">
            <text:p>0.08180825062989</text:p>
          </table:table-cell>
          <table:table-cell table:number-columns-repeated="16"/>
        </table:table-row>
        <table:table-row table:style-name="ro1">
          <table:table-cell office:value-type="float" office:value="37645.9456401468" calcext:value-type="float">
            <text:p>37645.9456401468</text:p>
          </table:table-cell>
          <table:table-cell table:number-columns-repeated="3"/>
          <table:table-cell table:formula="of:=[.$C$4] + ([.$C$5] - [.$C$4]) * (([.A2684] - [.$C$1]) / ([.$C$2] - [.$C$1]))" office:value-type="float" office:value="0.116742549044405" calcext:value-type="float">
            <text:p>0.116742549044405</text:p>
          </table:table-cell>
          <table:table-cell table:number-columns-repeated="16"/>
        </table:table-row>
        <table:table-row table:style-name="ro1">
          <table:table-cell office:value-type="float" office:value="36970.8122685505" calcext:value-type="float">
            <text:p>36970.8122685505</text:p>
          </table:table-cell>
          <table:table-cell table:number-columns-repeated="3"/>
          <table:table-cell table:formula="of:=[.$C$4] + ([.$C$5] - [.$C$4]) * (([.A2685] - [.$C$1]) / ([.$C$2] - [.$C$1]))" office:value-type="float" office:value="0.105650041005569" calcext:value-type="float">
            <text:p>0.105650041005569</text:p>
          </table:table-cell>
          <table:table-cell table:number-columns-repeated="16"/>
        </table:table-row>
        <table:table-row table:style-name="ro1">
          <table:table-cell office:value-type="float" office:value="38305.2753898303" calcext:value-type="float">
            <text:p>38305.2753898303</text:p>
          </table:table-cell>
          <table:table-cell table:number-columns-repeated="3"/>
          <table:table-cell table:formula="of:=[.$C$4] + ([.$C$5] - [.$C$4]) * (([.A2686] - [.$C$1]) / ([.$C$2] - [.$C$1]))" office:value-type="float" office:value="0.127575402012872" calcext:value-type="float">
            <text:p>0.127575402012872</text:p>
          </table:table-cell>
          <table:table-cell table:number-columns-repeated="16"/>
        </table:table-row>
        <table:table-row table:style-name="ro1">
          <table:table-cell office:value-type="float" office:value="39253.2277333162" calcext:value-type="float">
            <text:p>39253.2277333162</text:p>
          </table:table-cell>
          <table:table-cell table:number-columns-repeated="3"/>
          <table:table-cell table:formula="of:=[.$C$4] + ([.$C$5] - [.$C$4]) * (([.A2687] - [.$C$1]) / ([.$C$2] - [.$C$1]))" office:value-type="float" office:value="0.143150352730666" calcext:value-type="float">
            <text:p>0.143150352730666</text:p>
          </table:table-cell>
          <table:table-cell table:number-columns-repeated="16"/>
        </table:table-row>
        <table:table-row table:style-name="ro1">
          <table:table-cell office:value-type="float" office:value="38853.2994536403" calcext:value-type="float">
            <text:p>38853.2994536403</text:p>
          </table:table-cell>
          <table:table-cell table:number-columns-repeated="3"/>
          <table:table-cell table:formula="of:=[.$C$4] + ([.$C$5] - [.$C$4]) * (([.A2688] - [.$C$1]) / ([.$C$2] - [.$C$1]))" office:value-type="float" office:value="0.136579491558786" calcext:value-type="float">
            <text:p>0.136579491558786</text:p>
          </table:table-cell>
          <table:table-cell table:number-columns-repeated="16"/>
        </table:table-row>
        <table:table-row table:style-name="ro1">
          <table:table-cell office:value-type="float" office:value="46433.4896361302" calcext:value-type="float">
            <text:p>46433.4896361302</text:p>
          </table:table-cell>
          <table:table-cell table:number-columns-repeated="3"/>
          <table:table-cell table:formula="of:=[.$C$4] + ([.$C$5] - [.$C$4]) * (([.A2689] - [.$C$1]) / ([.$C$2] - [.$C$1]))" office:value-type="float" office:value="0.261122765632718" calcext:value-type="float">
            <text:p>0.261122765632718</text:p>
          </table:table-cell>
          <table:table-cell table:number-columns-repeated="16"/>
        </table:table-row>
        <table:table-row table:style-name="ro1">
          <table:table-cell office:value-type="float" office:value="46512.9905626574" calcext:value-type="float">
            <text:p>46512.9905626574</text:p>
          </table:table-cell>
          <table:table-cell table:number-columns-repeated="3"/>
          <table:table-cell table:formula="of:=[.$C$4] + ([.$C$5] - [.$C$4]) * (([.A2690] - [.$C$1]) / ([.$C$2] - [.$C$1]))" office:value-type="float" office:value="0.262428973715001" calcext:value-type="float">
            <text:p>0.262428973715001</text:p>
          </table:table-cell>
          <table:table-cell table:number-columns-repeated="16"/>
        </table:table-row>
        <table:table-row table:style-name="ro1">
          <table:table-cell office:value-type="float" office:value="44859.8476721646" calcext:value-type="float">
            <text:p>44859.8476721646</text:p>
          </table:table-cell>
          <table:table-cell table:number-columns-repeated="3"/>
          <table:table-cell table:formula="of:=[.$C$4] + ([.$C$5] - [.$C$4]) * (([.A2691] - [.$C$1]) / ([.$C$2] - [.$C$1]))" office:value-type="float" office:value="0.235267672594929" calcext:value-type="float">
            <text:p>0.235267672594929</text:p>
          </table:table-cell>
          <table:table-cell table:number-columns-repeated="16"/>
        </table:table-row>
        <table:table-row table:style-name="ro1">
          <table:table-cell office:value-type="float" office:value="47992.6229090107" calcext:value-type="float">
            <text:p>47992.6229090107</text:p>
          </table:table-cell>
          <table:table-cell table:number-columns-repeated="3"/>
          <table:table-cell table:formula="of:=[.$C$4] + ([.$C$5] - [.$C$4]) * (([.A2692] - [.$C$1]) / ([.$C$2] - [.$C$1]))" office:value-type="float" office:value="0.286739479441653" calcext:value-type="float">
            <text:p>0.286739479441653</text:p>
          </table:table-cell>
          <table:table-cell table:number-columns-repeated="16"/>
        </table:table-row>
        <table:table-row table:style-name="ro1">
          <table:table-cell office:value-type="float" office:value="47405.5571536702" calcext:value-type="float">
            <text:p>47405.5571536702</text:p>
          </table:table-cell>
          <table:table-cell table:number-columns-repeated="3"/>
          <table:table-cell table:formula="of:=[.$C$4] + ([.$C$5] - [.$C$4]) * (([.A2693] - [.$C$1]) / ([.$C$2] - [.$C$1]))" office:value-type="float" office:value="0.277093931044241" calcext:value-type="float">
            <text:p>0.277093931044241</text:p>
          </table:table-cell>
          <table:table-cell table:number-columns-repeated="16"/>
        </table:table-row>
        <table:table-row table:style-name="ro1">
          <table:table-cell office:value-type="float" office:value="47231.1333397211" calcext:value-type="float">
            <text:p>47231.1333397211</text:p>
          </table:table-cell>
          <table:table-cell table:number-columns-repeated="3"/>
          <table:table-cell table:formula="of:=[.$C$4] + ([.$C$5] - [.$C$4]) * (([.A2694] - [.$C$1]) / ([.$C$2] - [.$C$1]))" office:value-type="float" office:value="0.274228130537565" calcext:value-type="float">
            <text:p>0.274228130537565</text:p>
          </table:table-cell>
          <table:table-cell table:number-columns-repeated="16"/>
        </table:table-row>
        <table:table-row table:style-name="ro1">
          <table:table-cell office:value-type="float" office:value="48654.8307175884" calcext:value-type="float">
            <text:p>48654.8307175884</text:p>
          </table:table-cell>
          <table:table-cell table:number-columns-repeated="3"/>
          <table:table-cell table:formula="of:=[.$C$4] + ([.$C$5] - [.$C$4]) * (([.A2695] - [.$C$1]) / ([.$C$2] - [.$C$1]))" office:value-type="float" office:value="0.297619619202276" calcext:value-type="float">
            <text:p>0.297619619202276</text:p>
          </table:table-cell>
          <table:table-cell table:number-columns-repeated="16"/>
        </table:table-row>
        <table:table-row table:style-name="ro1">
          <table:table-cell office:value-type="float" office:value="47944.4849703385" calcext:value-type="float">
            <text:p>47944.4849703385</text:p>
          </table:table-cell>
          <table:table-cell table:number-columns-repeated="3"/>
          <table:table-cell table:formula="of:=[.$C$4] + ([.$C$5] - [.$C$4]) * (([.A2696] - [.$C$1]) / ([.$C$2] - [.$C$1]))" office:value-type="float" office:value="0.285948568350365" calcext:value-type="float">
            <text:p>0.285948568350365</text:p>
          </table:table-cell>
          <table:table-cell table:number-columns-repeated="16"/>
        </table:table-row>
        <table:table-row table:style-name="ro1">
          <table:table-cell office:value-type="float" office:value="49186.3338669074" calcext:value-type="float">
            <text:p>49186.3338669074</text:p>
          </table:table-cell>
          <table:table-cell table:number-columns-repeated="3"/>
          <table:table-cell table:formula="of:=[.$C$4] + ([.$C$5] - [.$C$4]) * (([.A2697] - [.$C$1]) / ([.$C$2] - [.$C$1]))" office:value-type="float" office:value="0.30635226848985" calcext:value-type="float">
            <text:p>0.30635226848985</text:p>
          </table:table-cell>
          <table:table-cell table:number-columns-repeated="16"/>
        </table:table-row>
        <table:table-row table:style-name="ro1">
          <table:table-cell office:value-type="float" office:value="52146.0033853347" calcext:value-type="float">
            <text:p>52146.0033853347</text:p>
          </table:table-cell>
          <table:table-cell table:number-columns-repeated="3"/>
          <table:table-cell table:formula="of:=[.$C$4] + ([.$C$5] - [.$C$4]) * (([.A2698] - [.$C$1]) / ([.$C$2] - [.$C$1]))" office:value-type="float" office:value="0.354979931269766" calcext:value-type="float">
            <text:p>0.354979931269766</text:p>
          </table:table-cell>
          <table:table-cell table:number-columns-repeated="16"/>
        </table:table-row>
        <table:table-row table:style-name="ro1">
          <table:table-cell office:value-type="float" office:value="51598.1437142228" calcext:value-type="float">
            <text:p>51598.1437142228</text:p>
          </table:table-cell>
          <table:table-cell table:number-columns-repeated="3"/>
          <table:table-cell table:formula="of:=[.$C$4] + ([.$C$5] - [.$C$4]) * (([.A2699] - [.$C$1]) / ([.$C$2] - [.$C$1]))" office:value-type="float" office:value="0.345978542712134" calcext:value-type="float">
            <text:p>0.345978542712134</text:p>
          </table:table-cell>
          <table:table-cell table:number-columns-repeated="16"/>
        </table:table-row>
        <table:table-row table:style-name="ro1">
          <table:table-cell office:value-type="float" office:value="55917.0391830706" calcext:value-type="float">
            <text:p>55917.0391830706</text:p>
          </table:table-cell>
          <table:table-cell table:number-columns-repeated="3"/>
          <table:table-cell table:formula="of:=[.$C$4] + ([.$C$5] - [.$C$4]) * (([.A2700] - [.$C$1]) / ([.$C$2] - [.$C$1]))" office:value-type="float" office:value="0.416938422230182" calcext:value-type="float">
            <text:p>0.416938422230182</text:p>
          </table:table-cell>
          <table:table-cell table:number-columns-repeated="16"/>
        </table:table-row>
        <table:table-row table:style-name="ro1">
          <table:table-cell office:value-type="float" office:value="55913.3514450919" calcext:value-type="float">
            <text:p>55913.3514450919</text:p>
          </table:table-cell>
          <table:table-cell table:number-columns-repeated="3"/>
          <table:table-cell table:formula="of:=[.$C$4] + ([.$C$5] - [.$C$4]) * (([.A2701] - [.$C$1]) / ([.$C$2] - [.$C$1]))" office:value-type="float" office:value="0.416877832330623" calcext:value-type="float">
            <text:p>0.416877832330623</text:p>
          </table:table-cell>
          <table:table-cell table:number-columns-repeated="16"/>
        </table:table-row>
        <table:table-row table:style-name="ro1">
          <table:table-cell office:value-type="float" office:value="57453.3580092292" calcext:value-type="float">
            <text:p>57453.3580092292</text:p>
          </table:table-cell>
          <table:table-cell table:number-columns-repeated="3"/>
          <table:table-cell table:formula="of:=[.$C$4] + ([.$C$5] - [.$C$4]) * (([.A2702] - [.$C$1]) / ([.$C$2] - [.$C$1]))" office:value-type="float" office:value="0.442180292424046" calcext:value-type="float">
            <text:p>0.442180292424046</text:p>
          </table:table-cell>
          <table:table-cell table:number-columns-repeated="16"/>
        </table:table-row>
        <table:table-row table:style-name="ro1">
          <table:table-cell office:value-type="float" office:value="54124.5390943883" calcext:value-type="float">
            <text:p>54124.5390943883</text:p>
          </table:table-cell>
          <table:table-cell table:number-columns-repeated="3"/>
          <table:table-cell table:formula="of:=[.$C$4] + ([.$C$5] - [.$C$4]) * (([.A2703] - [.$C$1]) / ([.$C$2] - [.$C$1]))" office:value-type="float" office:value="0.387487468567041" calcext:value-type="float">
            <text:p>0.387487468567041</text:p>
          </table:table-cell>
          <table:table-cell table:number-columns-repeated="16"/>
        </table:table-row>
        <table:table-row table:style-name="ro1">
          <table:table-cell office:value-type="float" office:value="48923.0350805835" calcext:value-type="float">
            <text:p>48923.0350805835</text:p>
          </table:table-cell>
          <table:table-cell table:number-columns-repeated="3"/>
          <table:table-cell table:formula="of:=[.$C$4] + ([.$C$5] - [.$C$4]) * (([.A2704] - [.$C$1]) / ([.$C$2] - [.$C$1]))" office:value-type="float" office:value="0.302026243400899" calcext:value-type="float">
            <text:p>0.302026243400899</text:p>
          </table:table-cell>
          <table:table-cell table:number-columns-repeated="16"/>
        </table:table-row>
        <table:table-row table:style-name="ro1">
          <table:table-cell office:value-type="float" office:value="49746.6516311104" calcext:value-type="float">
            <text:p>49746.6516311104</text:p>
          </table:table-cell>
          <table:table-cell table:number-columns-repeated="3"/>
          <table:table-cell table:formula="of:=[.$C$4] + ([.$C$5] - [.$C$4]) * (([.A2705] - [.$C$1]) / ([.$C$2] - [.$C$1]))" office:value-type="float" office:value="0.315558344748573" calcext:value-type="float">
            <text:p>0.315558344748573</text:p>
          </table:table-cell>
          <table:table-cell table:number-columns-repeated="16"/>
        </table:table-row>
        <table:table-row table:style-name="ro1">
          <table:table-cell office:value-type="float" office:value="47135.5517277445" calcext:value-type="float">
            <text:p>47135.5517277445</text:p>
          </table:table-cell>
          <table:table-cell table:number-columns-repeated="3"/>
          <table:table-cell table:formula="of:=[.$C$4] + ([.$C$5] - [.$C$4]) * (([.A2706] - [.$C$1]) / ([.$C$2] - [.$C$1]))" office:value-type="float" office:value="0.272657715203616" calcext:value-type="float">
            <text:p>0.272657715203616</text:p>
          </table:table-cell>
          <table:table-cell table:number-columns-repeated="16"/>
        </table:table-row>
        <table:table-row table:style-name="ro1">
          <table:table-cell office:value-type="float" office:value="46326.8240662604" calcext:value-type="float">
            <text:p>46326.8240662604</text:p>
          </table:table-cell>
          <table:table-cell table:number-columns-repeated="3"/>
          <table:table-cell table:formula="of:=[.$C$4] + ([.$C$5] - [.$C$4]) * (([.A2707] - [.$C$1]) / ([.$C$2] - [.$C$1]))" office:value-type="float" office:value="0.259370239774827" calcext:value-type="float">
            <text:p>0.259370239774827</text:p>
          </table:table-cell>
          <table:table-cell table:number-columns-repeated="16"/>
        </table:table-row>
        <table:table-row table:style-name="ro1">
          <table:table-cell office:value-type="float" office:value="46204.0585644331" calcext:value-type="float">
            <text:p>46204.0585644331</text:p>
          </table:table-cell>
          <table:table-cell table:number-columns-repeated="3"/>
          <table:table-cell table:formula="of:=[.$C$4] + ([.$C$5] - [.$C$4]) * (([.A2708] - [.$C$1]) / ([.$C$2] - [.$C$1]))" office:value-type="float" office:value="0.257353190443239" calcext:value-type="float">
            <text:p>0.257353190443239</text:p>
          </table:table-cell>
          <table:table-cell table:number-columns-repeated="16"/>
        </table:table-row>
        <table:table-row table:style-name="ro1">
          <table:table-cell office:value-type="float" office:value="45234.3687569565" calcext:value-type="float">
            <text:p>45234.3687569565</text:p>
          </table:table-cell>
          <table:table-cell table:number-columns-repeated="3"/>
          <table:table-cell table:formula="of:=[.$C$4] + ([.$C$5] - [.$C$4]) * (([.A2709] - [.$C$1]) / ([.$C$2] - [.$C$1]))" office:value-type="float" office:value="0.241421091043117" calcext:value-type="float">
            <text:p>0.241421091043117</text:p>
          </table:table-cell>
          <table:table-cell table:number-columns-repeated="16"/>
        </table:table-row>
        <table:table-row table:style-name="ro1">
          <table:table-cell office:value-type="float" office:value="49636.0214648134" calcext:value-type="float">
            <text:p>49636.0214648134</text:p>
          </table:table-cell>
          <table:table-cell table:number-columns-repeated="3"/>
          <table:table-cell table:formula="of:=[.$C$4] + ([.$C$5] - [.$C$4]) * (([.A2710] - [.$C$1]) / ([.$C$2] - [.$C$1]))" office:value-type="float" office:value="0.313740680179444" calcext:value-type="float">
            <text:p>0.313740680179444</text:p>
          </table:table-cell>
          <table:table-cell table:number-columns-repeated="16"/>
        </table:table-row>
        <table:table-row table:style-name="ro1">
          <table:table-cell office:value-type="float" office:value="48526.9903619638" calcext:value-type="float">
            <text:p>48526.9903619638</text:p>
          </table:table-cell>
          <table:table-cell table:number-columns-repeated="3"/>
          <table:table-cell table:formula="of:=[.$C$4] + ([.$C$5] - [.$C$4]) * (([.A2711] - [.$C$1]) / ([.$C$2] - [.$C$1]))" office:value-type="float" office:value="0.295519189521099" calcext:value-type="float">
            <text:p>0.295519189521099</text:p>
          </table:table-cell>
          <table:table-cell table:number-columns-repeated="16"/>
        </table:table-row>
        <table:table-row table:style-name="ro1">
          <table:table-cell office:value-type="float" office:value="50433.43614725" calcext:value-type="float">
            <text:p>50433.43614725</text:p>
          </table:table-cell>
          <table:table-cell table:number-columns-repeated="3"/>
          <table:table-cell table:formula="of:=[.$C$4] + ([.$C$5] - [.$C$4]) * (([.A2712] - [.$C$1]) / ([.$C$2] - [.$C$1]))" office:value-type="float" office:value="0.326842282244084" calcext:value-type="float">
            <text:p>0.326842282244084</text:p>
          </table:table-cell>
          <table:table-cell table:number-columns-repeated="16"/>
        </table:table-row>
        <table:table-row table:style-name="ro1">
          <table:table-cell office:value-type="float" office:value="48404.2136268243" calcext:value-type="float">
            <text:p>48404.2136268243</text:p>
          </table:table-cell>
          <table:table-cell table:number-columns-repeated="3"/>
          <table:table-cell table:formula="of:=[.$C$4] + ([.$C$5] - [.$C$4]) * (([.A2713] - [.$C$1]) / ([.$C$2] - [.$C$1]))" office:value-type="float" office:value="0.293501955625081" calcext:value-type="float">
            <text:p>0.293501955625081</text:p>
          </table:table-cell>
          <table:table-cell table:number-columns-repeated="16"/>
        </table:table-row>
        <table:table-row table:style-name="ro1">
          <table:table-cell office:value-type="float" office:value="48791.7905089441" calcext:value-type="float">
            <text:p>48791.7905089441</text:p>
          </table:table-cell>
          <table:table-cell table:number-columns-repeated="3"/>
          <table:table-cell table:formula="of:=[.$C$4] + ([.$C$5] - [.$C$4]) * (([.A2714] - [.$C$1]) / ([.$C$2] - [.$C$1]))" office:value-type="float" office:value="0.299869882114059" calcext:value-type="float">
            <text:p>0.299869882114059</text:p>
          </table:table-cell>
          <table:table-cell table:number-columns-repeated="16"/>
        </table:table-row>
        <table:table-row table:style-name="ro1">
          <table:table-cell office:value-type="float" office:value="48887.566413132" calcext:value-type="float">
            <text:p>48887.566413132</text:p>
          </table:table-cell>
          <table:table-cell table:number-columns-repeated="3"/>
          <table:table-cell table:formula="of:=[.$C$4] + ([.$C$5] - [.$C$4]) * (([.A2715] - [.$C$1]) / ([.$C$2] - [.$C$1]))" office:value-type="float" office:value="0.301443489688247" calcext:value-type="float">
            <text:p>0.301443489688247</text:p>
          </table:table-cell>
          <table:table-cell table:number-columns-repeated="16"/>
        </table:table-row>
        <table:table-row table:style-name="ro1">
          <table:table-cell office:value-type="float" office:value="50948.8807074493" calcext:value-type="float">
            <text:p>50948.8807074493</text:p>
          </table:table-cell>
          <table:table-cell table:number-columns-repeated="3"/>
          <table:table-cell table:formula="of:=[.$C$4] + ([.$C$5] - [.$C$4]) * (([.A2716] - [.$C$1]) / ([.$C$2] - [.$C$1]))" office:value-type="float" office:value="0.335311087324874" calcext:value-type="float">
            <text:p>0.335311087324874</text:p>
          </table:table-cell>
          <table:table-cell table:number-columns-repeated="16"/>
        </table:table-row>
        <table:table-row table:style-name="ro1">
          <table:table-cell office:value-type="float" office:value="52360.7481633466" calcext:value-type="float">
            <text:p>52360.7481633466</text:p>
          </table:table-cell>
          <table:table-cell table:number-columns-repeated="3"/>
          <table:table-cell table:formula="of:=[.$C$4] + ([.$C$5] - [.$C$4]) * (([.A2717] - [.$C$1]) / ([.$C$2] - [.$C$1]))" office:value-type="float" office:value="0.358508209202115" calcext:value-type="float">
            <text:p>0.358508209202115</text:p>
          </table:table-cell>
          <table:table-cell table:number-columns-repeated="16"/>
        </table:table-row>
        <table:table-row table:style-name="ro1">
          <table:table-cell office:value-type="float" office:value="54924.6865322271" calcext:value-type="float">
            <text:p>54924.6865322271</text:p>
          </table:table-cell>
          <table:table-cell table:number-columns-repeated="3"/>
          <table:table-cell table:formula="of:=[.$C$4] + ([.$C$5] - [.$C$4]) * (([.A2718] - [.$C$1]) / ([.$C$2] - [.$C$1]))" office:value-type="float" office:value="0.400633970073099" calcext:value-type="float">
            <text:p>0.400633970073099</text:p>
          </table:table-cell>
          <table:table-cell table:number-columns-repeated="16"/>
        </table:table-row>
        <table:table-row table:style-name="ro1">
          <table:table-cell office:value-type="float" office:value="55898.8648164963" calcext:value-type="float">
            <text:p>55898.8648164963</text:p>
          </table:table-cell>
          <table:table-cell table:number-columns-repeated="3"/>
          <table:table-cell table:formula="of:=[.$C$4] + ([.$C$5] - [.$C$4]) * (([.A2719] - [.$C$1]) / ([.$C$2] - [.$C$1]))" office:value-type="float" office:value="0.416639815590653" calcext:value-type="float">
            <text:p>0.416639815590653</text:p>
          </table:table-cell>
          <table:table-cell table:number-columns-repeated="16"/>
        </table:table-row>
        <table:table-row table:style-name="ro1">
          <table:table-cell office:value-type="float" office:value="57817.2702106193" calcext:value-type="float">
            <text:p>57817.2702106193</text:p>
          </table:table-cell>
          <table:table-cell table:number-columns-repeated="3"/>
          <table:table-cell table:formula="of:=[.$C$4] + ([.$C$5] - [.$C$4]) * (([.A2720] - [.$C$1]) / ([.$C$2] - [.$C$1]))" office:value-type="float" office:value="0.448159405869151" calcext:value-type="float">
            <text:p>0.448159405869151</text:p>
          </table:table-cell>
          <table:table-cell table:number-columns-repeated="16"/>
        </table:table-row>
        <table:table-row table:style-name="ro1">
          <table:table-cell office:value-type="float" office:value="57227.2334504064" calcext:value-type="float">
            <text:p>57227.2334504064</text:p>
          </table:table-cell>
          <table:table-cell table:number-columns-repeated="3"/>
          <table:table-cell table:formula="of:=[.$C$4] + ([.$C$5] - [.$C$4]) * (([.A2721] - [.$C$1]) / ([.$C$2] - [.$C$1]))" office:value-type="float" office:value="0.438465043567972" calcext:value-type="float">
            <text:p>0.438465043567972</text:p>
          </table:table-cell>
          <table:table-cell table:number-columns-repeated="16"/>
        </table:table-row>
        <table:table-row table:style-name="ro1">
          <table:table-cell office:value-type="float" office:value="60972.4912822272" calcext:value-type="float">
            <text:p>60972.4912822272</text:p>
          </table:table-cell>
          <table:table-cell table:number-columns-repeated="3"/>
          <table:table-cell table:formula="of:=[.$C$4] + ([.$C$5] - [.$C$4]) * (([.A2722] - [.$C$1]) / ([.$C$2] - [.$C$1]))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float" office:value="58962.4884645416" calcext:value-type="float">
            <text:p>58962.4884645416</text:p>
          </table:table-cell>
          <table:table-cell table:number-columns-repeated="3"/>
          <table:table-cell table:formula="of:=[.$C$4] + ([.$C$5] - [.$C$4]) * (([.A2723] - [.$C$1]) / ([.$C$2] - [.$C$1]))" office:value-type="float" office:value="0.466975454997072" calcext:value-type="float">
            <text:p>0.466975454997072</text:p>
          </table:table-cell>
          <table:table-cell table:number-columns-repeated="16"/>
        </table:table-row>
        <table:table-row table:style-name="ro1">
          <table:table-cell office:value-type="float" office:value="55668.6235320123" calcext:value-type="float">
            <text:p>55668.6235320123</text:p>
          </table:table-cell>
          <table:table-cell table:number-columns-repeated="3"/>
          <table:table-cell table:formula="of:=[.$C$4] + ([.$C$5] - [.$C$4]) * (([.A2724] - [.$C$1]) / ([.$C$2] - [.$C$1]))" office:value-type="float" office:value="0.412856928524988" calcext:value-type="float">
            <text:p>0.412856928524988</text:p>
          </table:table-cell>
          <table:table-cell table:number-columns-repeated="16"/>
        </table:table-row>
        <table:table-row table:style-name="ro1">
          <table:table-cell office:value-type="float" office:value="56908.5650181465" calcext:value-type="float">
            <text:p>56908.5650181465</text:p>
          </table:table-cell>
          <table:table-cell table:number-columns-repeated="3"/>
          <table:table-cell table:formula="of:=[.$C$4] + ([.$C$5] - [.$C$4]) * (([.A2725] - [.$C$1]) / ([.$C$2] - [.$C$1]))" office:value-type="float" office:value="0.433229289722464" calcext:value-type="float">
            <text:p>0.433229289722464</text:p>
          </table:table-cell>
          <table:table-cell table:number-columns-repeated="16"/>
        </table:table-row>
        <table:table-row table:style-name="ro1">
          <table:table-cell office:value-type="float" office:value="58883.0183569279" calcext:value-type="float">
            <text:p>58883.0183569279</text:p>
          </table:table-cell>
          <table:table-cell table:number-columns-repeated="3"/>
          <table:table-cell table:formula="of:=[.$C$4] + ([.$C$5] - [.$C$4]) * (([.A2726] - [.$C$1]) / ([.$C$2] - [.$C$1]))" office:value-type="float" office:value="0.465669753272584" calcext:value-type="float">
            <text:p>0.465669753272584</text:p>
          </table:table-cell>
          <table:table-cell table:number-columns-repeated="16"/>
        </table:table-row>
        <table:table-row table:style-name="ro1">
          <table:table-cell office:value-type="float" office:value="57661.4151760071" calcext:value-type="float">
            <text:p>57661.4151760071</text:p>
          </table:table-cell>
          <table:table-cell table:number-columns-repeated="3"/>
          <table:table-cell table:formula="of:=[.$C$4] + ([.$C$5] - [.$C$4]) * (([.A2727] - [.$C$1]) / ([.$C$2] - [.$C$1]))" office:value-type="float" office:value="0.445598692242684" calcext:value-type="float">
            <text:p>0.445598692242684</text:p>
          </table:table-cell>
          <table:table-cell table:number-columns-repeated="16"/>
        </table:table-row>
        <table:table-row table:style-name="ro1" table:number-rows-repeated="1045848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bg" fo:country="BG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7:27:26.777951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1-03-20T15:01:36.121051026</meta:creation-date>
    <meta:generator>LibreOffice/7.0.5.2$MacOSX_X86_64 LibreOffice_project/64390860c6cd0aca4beafafcfd84613dd9dfb63a</meta:generator>
    <dc:date>2021-03-22T17:27:32.157156934</dc:date>
    <dc:creator>Todor Balabanov</dc:creator>
    <meta:editing-duration>PT3H4M56S</meta:editing-duration>
    <meta:editing-cycles>86</meta:editing-cycles>
    <meta:document-statistic meta:table-count="1" meta:cell-count="6154" meta:object-count="0"/>
  </office:meta>
</office:document-meta>
</file>